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1.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9211e"/>
    </style:style>
    <style:style style:name="ce8" style:family="table-cell" style:parent-style-name="Default">
      <style:text-properties fo:color="#999999" fo:font-style="italic" style:font-style-asian="italic" style:font-style-complex="italic"/>
    </style:style>
    <style:style style:name="ce9" style:family="table-cell" style:parent-style-name="Default">
      <style:table-cell-properties fo:background-color="#ffff00" style:text-align-source="fix" style:repeat-content="false" fo:border="2.24pt solid #2a6099" fo:padding="0.085cm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 style:data-style-name="N0"/>
    <style:style style:name="ce11" style:family="table-cell" style:parent-style-name="Default" style:data-style-name="N99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14" style:family="table-cell" style:parent-style-name="Default">
      <style:text-properties fo:color="#c9211e"/>
    </style:style>
    <style:style style:name="ce23" style:family="table-cell" style:parent-style-name="Default">
      <style:table-cell-properties fo:border-bottom="none" fo:border-left="0.74pt solid #000000" fo:border-right="none" fo:border-top="0.74pt solid #000000"/>
      <style:text-properties fo:color="#c9211e"/>
    </style:style>
    <style:style style:name="ce24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25" style:family="table-cell" style:parent-style-name="Default">
      <style:table-cell-properties fo:border-bottom="0.74pt solid #000000" fo:border-left="0.74pt solid #000000" fo:border-right="none" fo:border-top="none"/>
      <style:text-properties fo:color="#c9211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7" style:family="table-cell" style:parent-style-name="Default">
      <style:table-cell-properties fo:border-bottom="none" fo:border-left="0.74pt solid #000000" fo:border-right="none" fo:border-top="0.74pt solid #000000"/>
    </style:style>
    <style:style style:name="ce30" style:family="table-cell" style:parent-style-name="Default">
      <style:table-cell-properties fo:border-bottom="none" fo:border-left="none" fo:border-right="0.74pt solid #000000" fo:border-top="0.74pt solid #000000"/>
      <style:text-properties fo:color="#c9211e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  <style:text-properties fo:color="#c9211e"/>
    </style:style>
    <style:style style:name="ce15" style:family="table-cell" style:parent-style-name="Default" style:data-style-name="N0">
      <style:text-properties fo:color="#c9211e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55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51" style:family="table-cell" style:parent-style-name="Default">
      <style:table-cell-properties fo:border="none"/>
      <style:text-properties fo:color="#c9211e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53" style:family="table-cell" style:parent-style-name="Default" style:data-style-name="N0">
      <style:table-cell-properties fo:border-bottom="none" fo:border-left="none" fo:border-right="0.74pt solid #000000" fo:border-top="0.74pt solid #000000"/>
      <style:text-properties fo:color="#c9211e"/>
    </style:style>
    <style:style style:name="ce58" style:family="table-cell" style:parent-style-name="Default" style:data-style-name="N0">
      <style:table-cell-properties fo:border-bottom="none" fo:border-left="0.74pt solid #000000" fo:border-right="none" fo:border-top="0.74pt solid #000000"/>
      <style:text-properties fo:color="#c9211e"/>
    </style:style>
    <style:style style:name="ce26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67" style:family="table-cell" style:parent-style-name="Default">
      <style:table-cell-properties fo:border-bottom="none" fo:background-color="#ffffd7" style:text-align-source="fix" style:repeat-content="false" fo:border-left="none" fo:border-right="none" fo:border-top="0.74pt solid #000000"/>
      <style:paragraph-properties fo:text-align="center" fo:margin-left="0cm"/>
    </style:style>
    <style:style style:name="ce68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ce77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  <style:text-properties fo:color="#c9211e"/>
    </style:style>
    <style:style style:name="ce79" style:family="table-cell" style:parent-style-name="Default" style:data-style-name="N2">
      <style:table-cell-properties fo:background-color="#ffffd7" style:text-align-source="fix" style:repeat-content="false"/>
      <style:paragraph-properties fo:text-align="center" fo:margin-left="0cm"/>
    </style:style>
    <style:style style:name="ce8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35">
      <style:table-cell-properties fo:background-color="#ffffd7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gr1" style:family="graphic">
      <style:graphic-properties draw:textarea-horizontal-align="justify" draw:textarea-vertical-align="middle" draw:auto-grow-height="false" fo:min-height="1.175cm" fo:min-width="4.086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R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ce1"/>
        <table:table-row table:style-name="ro1">
          <table:table-cell table:number-columns-repeated="3"/>
          <table:table-cell table:formula="of:=MAX([.D4:.D406])" office:value-type="float" office:value="179" calcext:value-type="float">
            <text:p>179</text:p>
          </table:table-cell>
          <table:table-cell table:formula="of:=MAX([.E4:.E406])" office:value-type="float" office:value="98" calcext:value-type="float">
            <text:p>98</text:p>
          </table:table-cell>
          <table:table-cell table:formula="of:=MAX([.F4:.F406])" office:value-type="float" office:value="197" calcext:value-type="float">
            <text:p>197</text:p>
          </table:table-cell>
          <table:table-cell table:formula="of:=MAX([.G4:.G406])"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5"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98" calcext:value-type="float">
            <text:p>98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/>
          <table:table-cell table:number-columns-repeated="2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1" calcext:value-type="float">
            <text:p>101</text:p>
          </table:table-cell>
          <table:table-cell/>
          <table:table-cell table:number-columns-repeated="2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2" calcext:value-type="float">
            <text:p>102</text:p>
          </table:table-cell>
          <table:table-cell/>
          <table:table-cell table:number-columns-repeated="2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3" calcext:value-type="float">
            <text:p>103</text:p>
          </table:table-cell>
          <table:table-cell/>
          <table:table-cell table:number-columns-repeated="2"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4" calcext:value-type="float">
            <text:p>104</text:p>
          </table:table-cell>
          <table:table-cell/>
          <table:table-cell table:number-columns-repeated="2"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5" calcext:value-type="float">
            <text:p>105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6" calcext:value-type="float">
            <text:p>106</text:p>
          </table:table-cell>
          <table:table-cell/>
          <table:table-cell table:number-columns-repeated="2"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7" calcext:value-type="float">
            <text:p>107</text:p>
          </table:table-cell>
          <table:table-cell/>
          <table:table-cell table:number-columns-repeated="2"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8" calcext:value-type="float">
            <text:p>108</text:p>
          </table:table-cell>
          <table:table-cell/>
          <table:table-cell table:number-columns-repeated="2"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09" calcext:value-type="float">
            <text:p>109</text:p>
          </table:table-cell>
          <table:table-cell/>
          <table:table-cell table:number-columns-repeated="2"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0" calcext:value-type="float">
            <text:p>110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1" calcext:value-type="float">
            <text:p>111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2" calcext:value-type="float">
            <text:p>112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3" calcext:value-type="float">
            <text:p>113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4" calcext:value-type="float">
            <text:p>114</text:p>
          </table:table-cell>
          <table:table-cell/>
          <table:table-cell table:number-columns-repeated="2"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5" calcext:value-type="float">
            <text:p>115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6" calcext:value-type="float">
            <text:p>116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7" calcext:value-type="float">
            <text:p>117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8" calcext:value-type="float">
            <text:p>118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19" calcext:value-type="float">
            <text:p>119</text:p>
          </table:table-cell>
          <table:table-cell/>
          <table:table-cell table:number-columns-repeated="2"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0" calcext:value-type="float">
            <text:p>120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1" calcext:value-type="float">
            <text:p>121</text:p>
          </table:table-cell>
          <table:table-cell/>
          <table:table-cell table:number-columns-repeated="2"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2" calcext:value-type="float">
            <text:p>122</text:p>
          </table:table-cell>
          <table:table-cell/>
          <table:table-cell table:number-columns-repeated="2"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3" calcext:value-type="float">
            <text:p>123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4" calcext:value-type="float">
            <text:p>124</text:p>
          </table:table-cell>
          <table:table-cell/>
          <table:table-cell table:number-columns-repeated="2"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5" calcext:value-type="float">
            <text:p>125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6" calcext:value-type="float">
            <text:p>126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7" calcext:value-type="float">
            <text:p>127</text:p>
          </table:table-cell>
          <table:table-cell/>
          <table:table-cell table:number-columns-repeated="2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29" calcext:value-type="float">
            <text:p>129</text:p>
          </table:table-cell>
          <table:table-cell/>
          <table:table-cell table:number-columns-repeated="2"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0" calcext:value-type="float">
            <text:p>130</text:p>
          </table:table-cell>
          <table:table-cell/>
          <table:table-cell table:number-columns-repeated="2"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1" calcext:value-type="float">
            <text:p>131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2" calcext:value-type="float">
            <text:p>132</text:p>
          </table:table-cell>
          <table:table-cell/>
          <table:table-cell table:number-columns-repeated="2"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3" calcext:value-type="float">
            <text:p>133</text:p>
          </table:table-cell>
          <table:table-cell/>
          <table:table-cell table:number-columns-repeated="2"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4" calcext:value-type="float">
            <text:p>134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5" calcext:value-type="float">
            <text:p>135</text:p>
          </table:table-cell>
          <table:table-cell/>
          <table:table-cell table:number-columns-repeated="2"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6" calcext:value-type="float">
            <text:p>136</text:p>
          </table:table-cell>
          <table:table-cell/>
          <table:table-cell table:number-columns-repeated="2"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7" calcext:value-type="float">
            <text:p>137</text:p>
          </table:table-cell>
          <table:table-cell/>
          <table:table-cell table:number-columns-repeated="2"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8" calcext:value-type="float">
            <text:p>138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39" calcext:value-type="float">
            <text:p>139</text:p>
          </table:table-cell>
          <table:table-cell/>
          <table:table-cell table:number-columns-repeated="2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0" calcext:value-type="float">
            <text:p>140</text:p>
          </table:table-cell>
          <table:table-cell/>
          <table:table-cell table:number-columns-repeated="2"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1" calcext:value-type="float">
            <text:p>141</text:p>
          </table:table-cell>
          <table:table-cell/>
          <table:table-cell table:number-columns-repeated="2"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2" calcext:value-type="float">
            <text:p>142</text:p>
          </table:table-cell>
          <table:table-cell/>
          <table:table-cell table:number-columns-repeated="2"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3" calcext:value-type="float">
            <text:p>143</text:p>
          </table:table-cell>
          <table:table-cell/>
          <table:table-cell table:number-columns-repeated="2"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4" calcext:value-type="float">
            <text:p>144</text:p>
          </table:table-cell>
          <table:table-cell/>
          <table:table-cell table:number-columns-repeated="2"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5" calcext:value-type="float">
            <text:p>145</text:p>
          </table:table-cell>
          <table:table-cell/>
          <table:table-cell table:number-columns-repeated="2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6" calcext:value-type="float">
            <text:p>146</text:p>
          </table:table-cell>
          <table:table-cell/>
          <table:table-cell table:number-columns-repeated="2"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7" calcext:value-type="float">
            <text:p>147</text:p>
          </table:table-cell>
          <table:table-cell/>
          <table:table-cell table:number-columns-repeated="2"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8" calcext:value-type="float">
            <text:p>148</text:p>
          </table:table-cell>
          <table:table-cell/>
          <table:table-cell table:number-columns-repeated="2"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49" calcext:value-type="float">
            <text:p>149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0" calcext:value-type="float">
            <text:p>150</text:p>
          </table:table-cell>
          <table:table-cell/>
          <table:table-cell table:number-columns-repeated="2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1" calcext:value-type="float">
            <text:p>151</text:p>
          </table:table-cell>
          <table:table-cell/>
          <table:table-cell table:number-columns-repeated="2"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2" calcext:value-type="float">
            <text:p>152</text:p>
          </table:table-cell>
          <table:table-cell/>
          <table:table-cell table:number-columns-repeated="2"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3" calcext:value-type="float">
            <text:p>153</text:p>
          </table:table-cell>
          <table:table-cell/>
          <table:table-cell table:number-columns-repeated="2"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4" calcext:value-type="float">
            <text:p>154</text:p>
          </table:table-cell>
          <table:table-cell/>
          <table:table-cell table:number-columns-repeated="2"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5" calcext:value-type="float">
            <text:p>155</text:p>
          </table:table-cell>
          <table:table-cell/>
          <table:table-cell table:number-columns-repeated="2"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6" calcext:value-type="float">
            <text:p>156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7" calcext:value-type="float">
            <text:p>157</text:p>
          </table:table-cell>
          <table:table-cell/>
          <table:table-cell table:number-columns-repeated="2"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8" calcext:value-type="float">
            <text:p>158</text:p>
          </table:table-cell>
          <table:table-cell/>
          <table:table-cell table:number-columns-repeated="2"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59" calcext:value-type="float">
            <text:p>159</text:p>
          </table:table-cell>
          <table:table-cell/>
          <table:table-cell table:number-columns-repeated="2"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0" calcext:value-type="float">
            <text:p>160</text:p>
          </table:table-cell>
          <table:table-cell/>
          <table:table-cell table:number-columns-repeated="2"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1" calcext:value-type="float">
            <text:p>161</text:p>
          </table:table-cell>
          <table:table-cell/>
          <table:table-cell table:number-columns-repeated="2"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2" calcext:value-type="float">
            <text:p>162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3" calcext:value-type="float">
            <text:p>163</text:p>
          </table:table-cell>
          <table:table-cell/>
          <table:table-cell table:number-columns-repeated="2"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4" calcext:value-type="float">
            <text:p>164</text:p>
          </table:table-cell>
          <table:table-cell/>
          <table:table-cell table:number-columns-repeated="2"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5" calcext:value-type="float">
            <text:p>165</text:p>
          </table:table-cell>
          <table:table-cell/>
          <table:table-cell table:number-columns-repeated="2"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6" calcext:value-type="float">
            <text:p>166</text:p>
          </table:table-cell>
          <table:table-cell/>
          <table:table-cell table:number-columns-repeated="2"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7" calcext:value-type="float">
            <text:p>167</text:p>
          </table:table-cell>
          <table:table-cell/>
          <table:table-cell table:number-columns-repeated="2"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8" calcext:value-type="float">
            <text:p>168</text:p>
          </table:table-cell>
          <table:table-cell/>
          <table:table-cell table:number-columns-repeated="2"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69" calcext:value-type="float">
            <text:p>169</text:p>
          </table:table-cell>
          <table:table-cell/>
          <table:table-cell table:number-columns-repeated="2"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0" calcext:value-type="float">
            <text:p>170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1" calcext:value-type="float">
            <text:p>171</text:p>
          </table:table-cell>
          <table:table-cell/>
          <table:table-cell table:number-columns-repeated="2"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2" calcext:value-type="float">
            <text:p>172</text:p>
          </table:table-cell>
          <table:table-cell/>
          <table:table-cell table:number-columns-repeated="2"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3" calcext:value-type="float">
            <text:p>173</text:p>
          </table:table-cell>
          <table:table-cell/>
          <table:table-cell table:number-columns-repeated="2"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4" calcext:value-type="float">
            <text:p>174</text:p>
          </table:table-cell>
          <table:table-cell/>
          <table:table-cell table:number-columns-repeated="2"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5" calcext:value-type="float">
            <text:p>175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6" calcext:value-type="float">
            <text:p>176</text:p>
          </table:table-cell>
          <table:table-cell/>
          <table:table-cell table:number-columns-repeated="2"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7" calcext:value-type="float">
            <text:p>177</text:p>
          </table:table-cell>
          <table:table-cell/>
          <table:table-cell table:number-columns-repeated="2"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float" office:value="178" calcext:value-type="float">
            <text:p>178</text:p>
          </table:table-cell>
          <table:table-cell/>
          <table:table-cell table:number-columns-repeated="2"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style-name="ce2" office:value-type="float" office:value="179" calcext:value-type="float">
            <text:p>179</text:p>
          </table:table-cell>
          <table:table-cell/>
          <table:table-cell table:number-columns-repeated="2"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2"/>
          <table:table-cell table:number-columns-repeated="2"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table:number-columns-repeated="2"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2"/>
          <table:table-cell table:number-columns-repeated="2"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number-columns-repeated="2"/>
          <table:table-cell table:number-columns-repeated="2"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2"/>
          <table:table-cell table:number-columns-repeated="2"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2"/>
          <table:table-cell table:number-columns-repeated="2"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2"/>
          <table:table-cell table:number-columns-repeated="2"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2"/>
          <table:table-cell table:number-columns-repeated="2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table:number-columns-repeated="2"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2"/>
          <table:table-cell table:number-columns-repeated="2"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2"/>
          <table:table-cell table:number-columns-repeated="2"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/>
          <table:table-cell table:number-columns-repeated="2"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number-columns-repeated="2"/>
          <table:table-cell table:number-columns-repeated="2"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2"/>
          <table:table-cell table:number-columns-repeated="2"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table:number-columns-repeated="2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2"/>
          <table:table-cell table:number-columns-repeated="2"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2"/>
          <table:table-cell table:number-columns-repeated="2"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number-columns-repeated="2"/>
          <table:table-cell table:style-name="ce2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number-columns-repeated="3"/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3"/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number-columns-repeated="3"/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number-columns-repeated="3"/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number-columns-repeated="3"/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3"/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3"/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3"/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3"/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3"/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number-columns-repeated="3"/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3"/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number-columns-repeated="3"/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3"/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3"/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3"/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303" calcext:value-type="float">
            <text:p>30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304" calcext:value-type="float">
            <text:p>30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308" calcext:value-type="float">
            <text:p>30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3"/>
          <table:table-cell office:value-type="float" office:value="309" calcext:value-type="float">
            <text:p>30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311" calcext:value-type="float">
            <text:p>31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314" calcext:value-type="float">
            <text:p>31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17" calcext:value-type="float">
            <text:p>31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323" calcext:value-type="float">
            <text:p>32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326" calcext:value-type="float">
            <text:p>32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329" calcext:value-type="float">
            <text:p>32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number-columns-repeated="3"/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337" calcext:value-type="float">
            <text:p>33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341" calcext:value-type="float">
            <text:p>3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342" calcext:value-type="float">
            <text:p>34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343" calcext:value-type="float">
            <text:p>3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345" calcext:value-type="float">
            <text:p>3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347" calcext:value-type="float">
            <text:p>3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348" calcext:value-type="float">
            <text:p>34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349" calcext:value-type="float">
            <text:p>34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number-columns-repeated="3"/>
          <table:table-cell office:value-type="float" office:value="351" calcext:value-type="float">
            <text:p>35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number-columns-repeated="3"/>
          <table:table-cell office:value-type="float" office:value="352" calcext:value-type="float">
            <text:p>35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353" calcext:value-type="float">
            <text:p>35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358" calcext:value-type="float">
            <text:p>35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360" calcext:value-type="float">
            <text:p>36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number-columns-repeated="3"/>
          <table:table-cell office:value-type="float" office:value="362" calcext:value-type="float">
            <text:p>36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364" calcext:value-type="float">
            <text:p>3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365" calcext:value-type="float">
            <text:p>3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367" calcext:value-type="float">
            <text:p>3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3"/>
          <table:table-cell office:value-type="float" office:value="368" calcext:value-type="float">
            <text:p>36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369" calcext:value-type="float">
            <text:p>36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372" calcext:value-type="float">
            <text:p>3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373" calcext:value-type="float">
            <text:p>37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375" calcext:value-type="float">
            <text:p>37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3"/>
          <table:table-cell office:value-type="float" office:value="376" calcext:value-type="float">
            <text:p>37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table:number-columns-repeated="3"/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table:number-columns-repeated="3"/>
          <table:table-cell office:value-type="float" office:value="381" calcext:value-type="float">
            <text:p>38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382" calcext:value-type="float">
            <text:p>38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3"/>
          <table:table-cell table:style-name="ce2"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table:number-columns-repeated="16"/>
        </table:table-row>
        <table:table-row table:style-name="ro1" table:number-rows-repeated="104816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FORMAT" table:style-name="ta1">
        <office:forms form:automatic-focus="false" form:apply-design-mode="false"/>
        <table:shapes>
          <draw:custom-shape draw:z-index="0" draw:name="Export 1" draw:style-name="gr1" draw:text-style-name="P1" svg:width="4.212cm" svg:height="1.301cm" svg:x="1.198cm" svg:y="0.453cm">
            <office:event-listeners>
              <script:event-listener script:language="ooo:script" script:event-name="dom:click" xlink:href="vnd.sun.star.script:Standard.Module2.BtnExport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4" table:number-columns-repeated="8" table:default-cell-style-name="Default"/>
        <table:table-column table:style-name="co5" table:default-cell-style-name="ce4"/>
        <table:table-column table:style-name="co4" table:number-columns-repeated="250" table:default-cell-style-name="Default"/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226"/>
        </table:table-row>
        <table:table-row table:style-name="ro1">
          <table:table-cell table:number-columns-repeated="8"/>
          <table:table-cell table:style-name="Default"/>
          <table:table-cell table:number-columns-repeated="250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formula="of:=&quot;Voix&quot;&amp;[.B7]" office:value-type="string" office:string-value="Voix3" calcext:value-type="string">
            <text:p>Voix3</text:p>
          </table:table-cell>
          <table:table-cell table:number-columns-repeated="23"/>
          <table:table-cell office:value-type="string" calcext:value-type="string">
            <text:p>Voix1</text:p>
          </table:table-cell>
          <table:table-cell table:number-columns-repeated="19"/>
          <table:table-cell office:value-type="string" calcext:value-type="string">
            <text:p>Voix2</text:p>
          </table:table-cell>
          <table:table-cell table:number-columns-repeated="19"/>
          <table:table-cell office:value-type="string" calcext:value-type="string">
            <text:p>Voix3</text:p>
          </table:table-cell>
          <table:table-cell table:number-columns-repeated="19"/>
          <table:table-cell office:value-type="string" calcext:value-type="string">
            <text:p>Voix4</text:p>
          </table:table-cell>
          <table:table-cell table:number-columns-repeated="162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3" table:formula="of:=IF(INDEX([.$AK4:.$DK4];MATCH([.$M$3];[.$AK$3:.$DK$3];0)+[.M$1])=&quot;&quot;;&quot;&quot;;INDEX([.$AK4:.$DK4];MATCH([.$M$3];[.$AK$3:.$DK$3];0)+[.M$1]))" office:value-type="float" office:value="0" calcext:value-type="float">
            <text:p>0</text:p>
          </table:table-cell>
          <table:table-cell table:style-name="ce30" table:formula="of:=IF(INDEX([.AK4:.DK4];MATCH([.$M$3];[.$AK$3:.$DK$3];0)+[.N$1])=&quot;&quot;;&quot;&quot;;INDEX([.$AK4:.$DK4];MATCH([.$M$3];[.$AK$3:.$DK$3];0)+[.N$1]))" office:value-type="string" office:string-value="s1" calcext:value-type="string">
            <text:p>s1</text:p>
          </table:table-cell>
          <table:table-cell table:number-columns-repeated="3"/>
          <table:table-cell table:style-name="ce23" table:formula="of:=IF(INDEX([.$AK4:.$DK4];MATCH([.$M$3];[.$AK$3:.$DK$3];0)+[.R$1])=&quot;&quot;;&quot;&quot;;INDEX([.$AK4:.$DK4];MATCH([.$M$3];[.$AK$3:.$DK$3];0)+[.R$1]))" office:value-type="float" office:value="0" calcext:value-type="float">
            <text:p>0</text:p>
          </table:table-cell>
          <table:table-cell table:style-name="ce30" table:formula="of:=IF(INDEX([.AP4:.DP4];MATCH([.$M$3];[.$AK$3:.$DK$3];0)+[.S$1])=&quot;&quot;;&quot;&quot;;INDEX([.$AK4:.$DK4];MATCH([.$M$3];[.$AK$3:.$DK$3];0)+[.S$1]))" office:value-type="string" office:string-value="s2." calcext:value-type="string">
            <text:p>s2.</text:p>
          </table:table-cell>
          <table:table-cell table:number-columns-repeated="3"/>
          <table:table-cell table:style-name="ce23" table:formula="of:=IF(INDEX([.$AK4:.$DK4];MATCH([.$M$3];[.$AK$3:.$DK$3];0)+[.W$1])=&quot;&quot;;&quot;&quot;;INDEX([.$AK4:.$DK4];MATCH([.$M$3];[.$AK$3:.$DK$3];0)+[.W$1]))" office:value-type="float" office:value="0" calcext:value-type="float">
            <text:p>0</text:p>
          </table:table-cell>
          <table:table-cell table:style-name="ce30" table:formula="of:=IF(INDEX([.AU4:.DT4];MATCH([.$M$3];[.$AK$3:.$DK$3];0)+[.X$1])=&quot;&quot;;&quot;&quot;;INDEX([.$AK4:.$DK4];MATCH([.$M$3];[.$AK$3:.$DK$3];0)+[.X$1]))" office:value-type="string" office:string-value="s2." calcext:value-type="string">
            <text:p>s2.</text:p>
          </table:table-cell>
          <table:table-cell table:number-columns-repeated="3"/>
          <table:table-cell table:style-name="ce23" table:formula="of:=IF(INDEX([.$AK4:.$DK4];MATCH([.$M$3];[.$AK$3:.$DK$3];0)+[.AB$1])=&quot;&quot;;&quot;&quot;;INDEX([.$AK4:.$DK4];MATCH([.$M$3];[.$AK$3:.$DK$3];0)+[.AB$1]))" office:value-type="float" office:value="0" calcext:value-type="float">
            <text:p>0</text:p>
          </table:table-cell>
          <table:table-cell table:style-name="ce30" table:formula="of:=IF(INDEX([.AK4:.DK4];MATCH([.$M$3];[.$AK$3:.$DK$3];0)+[.AC$1])=&quot;&quot;;&quot;&quot;;INDEX([.$AK4:.$DK4];MATCH([.$M$3];[.$AK$3:.$DK$3];0)+[.AC$1]))" office:value-type="string" office:string-value="s2" calcext:value-type="string">
            <text:p>s2</text:p>
          </table:table-cell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1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.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s2</text:p>
          </table:table-cell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5:.$DK5];MATCH([.$M$3];[.$AK$3:.$DK$3];0)+[.M$1])=&quot;&quot;;&quot;&quot;;INDEX([.$AK5:.$DK5];MATCH([.$M$3];[.$AK$3:.$DK$3];0)+[.M$1]))" office:value-type="float" office:value="179" calcext:value-type="float">
            <text:p>179</text:p>
          </table:table-cell>
          <table:table-cell table:style-name="ce37" table:formula="of:=IF(INDEX([.AK5:.DK5];MATCH([.$M$3];[.$AK$3:.$DK$3];0)+[.N$1])=&quot;&quot;;&quot;&quot;;INDEX([.$AK5:.$DK5];MATCH([.$M$3];[.$AK$3:.$DK$3];0)+[.N$1]))" office:value-type="string" office:string-value="s1" calcext:value-type="string">
            <text:p>s1</text:p>
          </table:table-cell>
          <table:table-cell table:number-columns-repeated="3"/>
          <table:table-cell table:style-name="ce24" table:formula="of:=IF(INDEX([.$AK5:.$DK5];MATCH([.$M$3];[.$AK$3:.$DK$3];0)+[.R$1])=&quot;&quot;;&quot;&quot;;INDEX([.$AK5:.$DK5];MATCH([.$M$3];[.$AK$3:.$DK$3];0)+[.R$1]))" office:value-type="float" office:value="98" calcext:value-type="float">
            <text:p>98</text:p>
          </table:table-cell>
          <table:table-cell table:style-name="ce37" table:formula="of:=IF(INDEX([.AP5:.DP5];MATCH([.$M$3];[.$AK$3:.$DK$3];0)+[.S$1])=&quot;&quot;;&quot;&quot;;INDEX([.$AK5:.$DK5];MATCH([.$M$3];[.$AK$3:.$DK$3];0)+[.S$1]))" office:value-type="string" office:string-value="s2." calcext:value-type="string">
            <text:p>s2.</text:p>
          </table:table-cell>
          <table:table-cell table:number-columns-repeated="3"/>
          <table:table-cell table:style-name="ce24" table:formula="of:=IF(INDEX([.$AK5:.$DK5];MATCH([.$M$3];[.$AK$3:.$DK$3];0)+[.W$1])=&quot;&quot;;&quot;&quot;;INDEX([.$AK5:.$DK5];MATCH([.$M$3];[.$AK$3:.$DK$3];0)+[.W$1]))" office:value-type="float" office:value="197" calcext:value-type="float">
            <text:p>197</text:p>
          </table:table-cell>
          <table:table-cell table:style-name="ce37" table:formula="of:=IF(INDEX([.AU5:.DT5];MATCH([.$M$3];[.$AK$3:.$DK$3];0)+[.X$1])=&quot;&quot;;&quot;&quot;;INDEX([.$AK5:.$DK5];MATCH([.$M$3];[.$AK$3:.$DK$3];0)+[.X$1]))" office:value-type="string" office:string-value="s2." calcext:value-type="string">
            <text:p>s2.</text:p>
          </table:table-cell>
          <table:table-cell table:number-columns-repeated="3"/>
          <table:table-cell table:style-name="ce24" table:formula="of:=IF(INDEX([.$AK5:.$DK5];MATCH([.$M$3];[.$AK$3:.$DK$3];0)+[.AB$1])=&quot;&quot;;&quot;&quot;;INDEX([.$AK5:.$DK5];MATCH([.$M$3];[.$AK$3:.$DK$3];0)+[.AB$1]))" office:value-type="float" office:value="383" calcext:value-type="float">
            <text:p>383</text:p>
          </table:table-cell>
          <table:table-cell table:style-name="ce37" table:formula="of:=IF(INDEX([.AK5:.DK5];MATCH([.$M$3];[.$AK$3:.$DK$3];0)+[.AC$1])=&quot;&quot;;&quot;&quot;;INDEX([.$AK5:.$DK5];MATCH([.$M$3];[.$AK$3:.$DK$3];0)+[.AC$1]))" office:value-type="string" office:string-value="s2" calcext:value-type="string">
            <text:p>s2</text:p>
          </table:table-cell>
          <table:table-cell table:number-columns-repeated="7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3"/>
          <table:table-cell table:style-name="ce27" office:value-type="float" office:value="179" calcext:value-type="float">
            <text:p>179</text:p>
          </table:table-cell>
          <table:table-cell table:style-name="ce35" office:value-type="string" calcext:value-type="string">
            <text:p>s1</text:p>
          </table:table-cell>
          <table:table-cell table:number-columns-repeated="3"/>
          <table:table-cell table:style-name="ce27" office:value-type="float" office:value="98" calcext:value-type="float">
            <text:p>98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197" calcext:value-type="float">
            <text:p>197</text:p>
          </table:table-cell>
          <table:table-cell table:style-name="ce35" office:value-type="string" calcext:value-type="string">
            <text:p>s2.</text:p>
          </table:table-cell>
          <table:table-cell table:number-columns-repeated="3"/>
          <table:table-cell table:style-name="ce27" office:value-type="float" office:value="383" calcext:value-type="float">
            <text:p>383</text:p>
          </table:table-cell>
          <table:table-cell table:style-name="ce35" office:value-type="string" calcext:value-type="string">
            <text:p>s2</text:p>
          </table:table-cell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6:.$DK6];MATCH([.$M$3];[.$AK$3:.$DK$3];0)+[.M$1])=&quot;&quot;;&quot;&quot;;INDEX([.$AK6:.$DK6];MATCH([.$M$3];[.$AK$3:.$DK$3];0)+[.M$1]))">
            <text:p/>
          </table:table-cell>
          <table:table-cell table:style-name="ce37" table:formula="of:=IF(INDEX([.AK6:.DK6];MATCH([.$M$3];[.$AK$3:.$DK$3];0)+[.N$1])=&quot;&quot;;&quot;&quot;;INDEX([.$AK6:.$DK6];MATCH([.$M$3];[.$AK$3:.$DK$3];0)+[.N$1]))">
            <text:p/>
          </table:table-cell>
          <table:table-cell table:number-columns-repeated="3"/>
          <table:table-cell table:style-name="ce24" table:formula="of:=IF(INDEX([.$AK6:.$DK6];MATCH([.$M$3];[.$AK$3:.$DK$3];0)+[.R$1])=&quot;&quot;;&quot;&quot;;INDEX([.$AK6:.$DK6];MATCH([.$M$3];[.$AK$3:.$DK$3];0)+[.R$1]))">
            <text:p/>
          </table:table-cell>
          <table:table-cell table:style-name="ce37" table:formula="of:=IF(INDEX([.AP6:.DP6];MATCH([.$M$3];[.$AK$3:.$DK$3];0)+[.S$1])=&quot;&quot;;&quot;&quot;;INDEX([.$AK6:.$DK6];MATCH([.$M$3];[.$AK$3:.$DK$3];0)+[.S$1]))">
            <text:p/>
          </table:table-cell>
          <table:table-cell table:number-columns-repeated="3"/>
          <table:table-cell table:style-name="ce24" table:formula="of:=IF(INDEX([.$AK6:.$DK6];MATCH([.$M$3];[.$AK$3:.$DK$3];0)+[.W$1])=&quot;&quot;;&quot;&quot;;INDEX([.$AK6:.$DK6];MATCH([.$M$3];[.$AK$3:.$DK$3];0)+[.W$1]))">
            <text:p/>
          </table:table-cell>
          <table:table-cell table:style-name="ce37" table:formula="of:=IF(INDEX([.AU6:.DT6];MATCH([.$M$3];[.$AK$3:.$DK$3];0)+[.X$1])=&quot;&quot;;&quot;&quot;;INDEX([.$AK6:.$DK6];MATCH([.$M$3];[.$AK$3:.$DK$3];0)+[.X$1]))">
            <text:p/>
          </table:table-cell>
          <table:table-cell table:number-columns-repeated="3"/>
          <table:table-cell table:style-name="ce24" table:formula="of:=IF(INDEX([.$AK6:.$DK6];MATCH([.$M$3];[.$AK$3:.$DK$3];0)+[.AB$1])=&quot;&quot;;&quot;&quot;;INDEX([.$AK6:.$DK6];MATCH([.$M$3];[.$AK$3:.$DK$3];0)+[.AB$1]))">
            <text:p/>
          </table:table-cell>
          <table:table-cell table:style-name="ce37" table:formula="of:=IF(INDEX([.AK6:.DK6];MATCH([.$M$3];[.$AK$3:.$DK$3];0)+[.AC$1])=&quot;&quot;;&quot;&quot;;INDEX([.$AK6:.$DK6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2">
          <table:table-cell office:value-type="string" calcext:value-type="string">
            <text:p>Voix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7:.$DK7];MATCH([.$M$3];[.$AK$3:.$DK$3];0)+[.M$1])=&quot;&quot;;&quot;&quot;;INDEX([.$AK7:.$DK7];MATCH([.$M$3];[.$AK$3:.$DK$3];0)+[.M$1]))">
            <text:p/>
          </table:table-cell>
          <table:table-cell table:style-name="ce37" table:formula="of:=IF(INDEX([.AK7:.DK7];MATCH([.$M$3];[.$AK$3:.$DK$3];0)+[.N$1])=&quot;&quot;;&quot;&quot;;INDEX([.$AK7:.$DK7];MATCH([.$M$3];[.$AK$3:.$DK$3];0)+[.N$1]))">
            <text:p/>
          </table:table-cell>
          <table:table-cell table:number-columns-repeated="3"/>
          <table:table-cell table:style-name="ce24" table:formula="of:=IF(INDEX([.$AK7:.$DK7];MATCH([.$M$3];[.$AK$3:.$DK$3];0)+[.R$1])=&quot;&quot;;&quot;&quot;;INDEX([.$AK7:.$DK7];MATCH([.$M$3];[.$AK$3:.$DK$3];0)+[.R$1]))">
            <text:p/>
          </table:table-cell>
          <table:table-cell table:style-name="ce37" table:formula="of:=IF(INDEX([.AP7:.DP7];MATCH([.$M$3];[.$AK$3:.$DK$3];0)+[.S$1])=&quot;&quot;;&quot;&quot;;INDEX([.$AK7:.$DK7];MATCH([.$M$3];[.$AK$3:.$DK$3];0)+[.S$1]))">
            <text:p/>
          </table:table-cell>
          <table:table-cell table:number-columns-repeated="3"/>
          <table:table-cell table:style-name="ce24" table:formula="of:=IF(INDEX([.$AK7:.$DK7];MATCH([.$M$3];[.$AK$3:.$DK$3];0)+[.W$1])=&quot;&quot;;&quot;&quot;;INDEX([.$AK7:.$DK7];MATCH([.$M$3];[.$AK$3:.$DK$3];0)+[.W$1]))">
            <text:p/>
          </table:table-cell>
          <table:table-cell table:style-name="ce37" table:formula="of:=IF(INDEX([.AU7:.DT7];MATCH([.$M$3];[.$AK$3:.$DK$3];0)+[.X$1])=&quot;&quot;;&quot;&quot;;INDEX([.$AK7:.$DK7];MATCH([.$M$3];[.$AK$3:.$DK$3];0)+[.X$1]))">
            <text:p/>
          </table:table-cell>
          <table:table-cell table:number-columns-repeated="3"/>
          <table:table-cell table:style-name="ce24" table:formula="of:=IF(INDEX([.$AK7:.$DK7];MATCH([.$M$3];[.$AK$3:.$DK$3];0)+[.AB$1])=&quot;&quot;;&quot;&quot;;INDEX([.$AK7:.$DK7];MATCH([.$M$3];[.$AK$3:.$DK$3];0)+[.AB$1]))">
            <text:p/>
          </table:table-cell>
          <table:table-cell table:style-name="ce37" table:formula="of:=IF(INDEX([.AK7:.DK7];MATCH([.$M$3];[.$AK$3:.$DK$3];0)+[.AC$1])=&quot;&quot;;&quot;&quot;;INDEX([.$AK7:.$DK7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4" table:formula="of:=IF(INDEX([.$AK8:.$DK8];MATCH([.$M$3];[.$AK$3:.$DK$3];0)+[.M$1])=&quot;&quot;;&quot;&quot;;INDEX([.$AK8:.$DK8];MATCH([.$M$3];[.$AK$3:.$DK$3];0)+[.M$1]))">
            <text:p/>
          </table:table-cell>
          <table:table-cell table:style-name="ce37" table:formula="of:=IF(INDEX([.AK8:.DK8];MATCH([.$M$3];[.$AK$3:.$DK$3];0)+[.N$1])=&quot;&quot;;&quot;&quot;;INDEX([.$AK8:.$DK8];MATCH([.$M$3];[.$AK$3:.$DK$3];0)+[.N$1]))">
            <text:p/>
          </table:table-cell>
          <table:table-cell table:number-columns-repeated="3"/>
          <table:table-cell table:style-name="ce24" table:formula="of:=IF(INDEX([.$AK8:.$DK8];MATCH([.$M$3];[.$AK$3:.$DK$3];0)+[.R$1])=&quot;&quot;;&quot;&quot;;INDEX([.$AK8:.$DK8];MATCH([.$M$3];[.$AK$3:.$DK$3];0)+[.R$1]))">
            <text:p/>
          </table:table-cell>
          <table:table-cell table:style-name="ce37" table:formula="of:=IF(INDEX([.AP8:.DP8];MATCH([.$M$3];[.$AK$3:.$DK$3];0)+[.S$1])=&quot;&quot;;&quot;&quot;;INDEX([.$AK8:.$DK8];MATCH([.$M$3];[.$AK$3:.$DK$3];0)+[.S$1]))">
            <text:p/>
          </table:table-cell>
          <table:table-cell table:number-columns-repeated="3"/>
          <table:table-cell table:style-name="ce24" table:formula="of:=IF(INDEX([.$AK8:.$DK8];MATCH([.$M$3];[.$AK$3:.$DK$3];0)+[.W$1])=&quot;&quot;;&quot;&quot;;INDEX([.$AK8:.$DK8];MATCH([.$M$3];[.$AK$3:.$DK$3];0)+[.W$1]))">
            <text:p/>
          </table:table-cell>
          <table:table-cell table:style-name="ce37" table:formula="of:=IF(INDEX([.AU8:.DT8];MATCH([.$M$3];[.$AK$3:.$DK$3];0)+[.X$1])=&quot;&quot;;&quot;&quot;;INDEX([.$AK8:.$DK8];MATCH([.$M$3];[.$AK$3:.$DK$3];0)+[.X$1]))">
            <text:p/>
          </table:table-cell>
          <table:table-cell table:number-columns-repeated="3"/>
          <table:table-cell table:style-name="ce24" table:formula="of:=IF(INDEX([.$AK8:.$DK8];MATCH([.$M$3];[.$AK$3:.$DK$3];0)+[.AB$1])=&quot;&quot;;&quot;&quot;;INDEX([.$AK8:.$DK8];MATCH([.$M$3];[.$AK$3:.$DK$3];0)+[.AB$1]))">
            <text:p/>
          </table:table-cell>
          <table:table-cell table:style-name="ce37" table:formula="of:=IF(INDEX([.AK8:.DK8];MATCH([.$M$3];[.$AK$3:.$DK$3];0)+[.AC$1])=&quot;&quot;;&quot;&quot;;INDEX([.$AK8:.$DK8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style-name="ce8" office:value-type="string" calcext:value-type="string">
            <text:p>Path</text:p>
          </table:table-cell>
          <table:table-cell table:style-name="ce8" office:value-type="string" calcext:value-type="string">
            <text:p>/media/Documents/Partitions/lilypond/01-Piatti/00-Common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9:.$DK9];MATCH([.$M$3];[.$AK$3:.$DK$3];0)+[.M$1])=&quot;&quot;;&quot;&quot;;INDEX([.$AK9:.$DK9];MATCH([.$M$3];[.$AK$3:.$DK$3];0)+[.M$1]))">
            <text:p/>
          </table:table-cell>
          <table:table-cell table:style-name="ce37" table:formula="of:=IF(INDEX([.AK9:.DK9];MATCH([.$M$3];[.$AK$3:.$DK$3];0)+[.N$1])=&quot;&quot;;&quot;&quot;;INDEX([.$AK9:.$DK9];MATCH([.$M$3];[.$AK$3:.$DK$3];0)+[.N$1]))">
            <text:p/>
          </table:table-cell>
          <table:table-cell table:number-columns-repeated="3"/>
          <table:table-cell table:style-name="ce24" table:formula="of:=IF(INDEX([.$AK9:.$DK9];MATCH([.$M$3];[.$AK$3:.$DK$3];0)+[.R$1])=&quot;&quot;;&quot;&quot;;INDEX([.$AK9:.$DK9];MATCH([.$M$3];[.$AK$3:.$DK$3];0)+[.R$1]))">
            <text:p/>
          </table:table-cell>
          <table:table-cell table:style-name="ce37" table:formula="of:=IF(INDEX([.AP9:.DP9];MATCH([.$M$3];[.$AK$3:.$DK$3];0)+[.S$1])=&quot;&quot;;&quot;&quot;;INDEX([.$AK9:.$DK9];MATCH([.$M$3];[.$AK$3:.$DK$3];0)+[.S$1]))">
            <text:p/>
          </table:table-cell>
          <table:table-cell table:number-columns-repeated="3"/>
          <table:table-cell table:style-name="ce24" table:formula="of:=IF(INDEX([.$AK9:.$DK9];MATCH([.$M$3];[.$AK$3:.$DK$3];0)+[.W$1])=&quot;&quot;;&quot;&quot;;INDEX([.$AK9:.$DK9];MATCH([.$M$3];[.$AK$3:.$DK$3];0)+[.W$1]))">
            <text:p/>
          </table:table-cell>
          <table:table-cell table:style-name="ce37" table:formula="of:=IF(INDEX([.AU9:.DT9];MATCH([.$M$3];[.$AK$3:.$DK$3];0)+[.X$1])=&quot;&quot;;&quot;&quot;;INDEX([.$AK9:.$DK9];MATCH([.$M$3];[.$AK$3:.$DK$3];0)+[.X$1]))">
            <text:p/>
          </table:table-cell>
          <table:table-cell table:number-columns-repeated="3"/>
          <table:table-cell table:style-name="ce24" table:formula="of:=IF(INDEX([.$AK9:.$DK9];MATCH([.$M$3];[.$AK$3:.$DK$3];0)+[.AB$1])=&quot;&quot;;&quot;&quot;;INDEX([.$AK9:.$DK9];MATCH([.$M$3];[.$AK$3:.$DK$3];0)+[.AB$1]))">
            <text:p/>
          </table:table-cell>
          <table:table-cell table:style-name="ce37" table:formula="of:=IF(INDEX([.AK9:.DK9];MATCH([.$M$3];[.$AK$3:.$DK$3];0)+[.AC$1])=&quot;&quot;;&quot;&quot;;INDEX([.$AK9:.$DK9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style-name="ce8" office:value-type="string" calcext:value-type="string">
            <text:p>File</text:p>
          </table:table-cell>
          <table:table-cell table:style-name="ce8" office:value-type="string" calcext:value-type="string">
            <text:p>PiattiCaprice_Format_temp.ily</text:p>
          </table:table-cell>
          <table:table-cell table:number-columns-repeated="6"/>
          <table:table-cell table:style-name="Default"/>
          <table:table-cell table:number-columns-repeated="3"/>
          <table:table-cell table:style-name="ce24" table:formula="of:=IF(INDEX([.$AK10:.$DK10];MATCH([.$M$3];[.$AK$3:.$DK$3];0)+[.M$1])=&quot;&quot;;&quot;&quot;;INDEX([.$AK10:.$DK10];MATCH([.$M$3];[.$AK$3:.$DK$3];0)+[.M$1]))">
            <text:p/>
          </table:table-cell>
          <table:table-cell table:style-name="ce37" table:formula="of:=IF(INDEX([.AK10:.DK10];MATCH([.$M$3];[.$AK$3:.$DK$3];0)+[.N$1])=&quot;&quot;;&quot;&quot;;INDEX([.$AK10:.$DK10];MATCH([.$M$3];[.$AK$3:.$DK$3];0)+[.N$1]))">
            <text:p/>
          </table:table-cell>
          <table:table-cell table:number-columns-repeated="3"/>
          <table:table-cell table:style-name="ce24" table:formula="of:=IF(INDEX([.$AK10:.$DK10];MATCH([.$M$3];[.$AK$3:.$DK$3];0)+[.R$1])=&quot;&quot;;&quot;&quot;;INDEX([.$AK10:.$DK10];MATCH([.$M$3];[.$AK$3:.$DK$3];0)+[.R$1]))">
            <text:p/>
          </table:table-cell>
          <table:table-cell table:style-name="ce37" table:formula="of:=IF(INDEX([.AP10:.DP10];MATCH([.$M$3];[.$AK$3:.$DK$3];0)+[.S$1])=&quot;&quot;;&quot;&quot;;INDEX([.$AK10:.$DK10];MATCH([.$M$3];[.$AK$3:.$DK$3];0)+[.S$1]))">
            <text:p/>
          </table:table-cell>
          <table:table-cell table:number-columns-repeated="3"/>
          <table:table-cell table:style-name="ce24" table:formula="of:=IF(INDEX([.$AK10:.$DK10];MATCH([.$M$3];[.$AK$3:.$DK$3];0)+[.W$1])=&quot;&quot;;&quot;&quot;;INDEX([.$AK10:.$DK10];MATCH([.$M$3];[.$AK$3:.$DK$3];0)+[.W$1]))">
            <text:p/>
          </table:table-cell>
          <table:table-cell table:style-name="ce37" table:formula="of:=IF(INDEX([.AU10:.DT10];MATCH([.$M$3];[.$AK$3:.$DK$3];0)+[.X$1])=&quot;&quot;;&quot;&quot;;INDEX([.$AK10:.$DK10];MATCH([.$M$3];[.$AK$3:.$DK$3];0)+[.X$1]))">
            <text:p/>
          </table:table-cell>
          <table:table-cell table:number-columns-repeated="3"/>
          <table:table-cell table:style-name="ce24" table:formula="of:=IF(INDEX([.$AK10:.$DK10];MATCH([.$M$3];[.$AK$3:.$DK$3];0)+[.AB$1])=&quot;&quot;;&quot;&quot;;INDEX([.$AK10:.$DK10];MATCH([.$M$3];[.$AK$3:.$DK$3];0)+[.AB$1]))">
            <text:p/>
          </table:table-cell>
          <table:table-cell table:style-name="ce37" table:formula="of:=IF(INDEX([.AK10:.DK10];MATCH([.$M$3];[.$AK$3:.$DK$3];0)+[.AC$1])=&quot;&quot;;&quot;&quot;;INDEX([.$AK10:.$DK10];MATCH([.$M$3];[.$AK$3:.$DK$3];0)+[.AC$1]))">
            <text:p/>
          </table:table-cell>
          <table:table-cell table:number-columns-repeated="7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3"/>
          <table:table-cell table:style-name="ce27"/>
          <table:table-cell table:style-name="ce35"/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25" table:formula="of:=IF(INDEX([.$AK11:.$DK11];MATCH([.$M$3];[.$AK$3:.$DK$3];0)+[.M$1])=&quot;&quot;;&quot;&quot;;INDEX([.$AK11:.$DK11];MATCH([.$M$3];[.$AK$3:.$DK$3];0)+[.M$1]))">
            <text:p/>
          </table:table-cell>
          <table:table-cell table:style-name="ce38" table:formula="of:=IF(INDEX([.AK11:.DK11];MATCH([.$M$3];[.$AK$3:.$DK$3];0)+[.N$1])=&quot;&quot;;&quot;&quot;;INDEX([.$AK11:.$DK11];MATCH([.$M$3];[.$AK$3:.$DK$3];0)+[.N$1]))">
            <text:p/>
          </table:table-cell>
          <table:table-cell table:number-columns-repeated="3"/>
          <table:table-cell table:style-name="ce25" table:formula="of:=IF(INDEX([.$AK11:.$DK11];MATCH([.$M$3];[.$AK$3:.$DK$3];0)+[.R$1])=&quot;&quot;;&quot;&quot;;INDEX([.$AK11:.$DK11];MATCH([.$M$3];[.$AK$3:.$DK$3];0)+[.R$1]))">
            <text:p/>
          </table:table-cell>
          <table:table-cell table:style-name="ce38" table:formula="of:=IF(INDEX([.AP11:.DP11];MATCH([.$M$3];[.$AK$3:.$DK$3];0)+[.S$1])=&quot;&quot;;&quot;&quot;;INDEX([.$AK11:.$DK11];MATCH([.$M$3];[.$AK$3:.$DK$3];0)+[.S$1]))">
            <text:p/>
          </table:table-cell>
          <table:table-cell table:number-columns-repeated="3"/>
          <table:table-cell table:style-name="ce25" table:formula="of:=IF(INDEX([.$AK11:.$DK11];MATCH([.$M$3];[.$AK$3:.$DK$3];0)+[.W$1])=&quot;&quot;;&quot;&quot;;INDEX([.$AK11:.$DK11];MATCH([.$M$3];[.$AK$3:.$DK$3];0)+[.W$1]))">
            <text:p/>
          </table:table-cell>
          <table:table-cell table:style-name="ce38" table:formula="of:=IF(INDEX([.AU11:.DT11];MATCH([.$M$3];[.$AK$3:.$DK$3];0)+[.X$1])=&quot;&quot;;&quot;&quot;;INDEX([.$AK11:.$DK11];MATCH([.$M$3];[.$AK$3:.$DK$3];0)+[.X$1]))">
            <text:p/>
          </table:table-cell>
          <table:table-cell table:number-columns-repeated="3"/>
          <table:table-cell table:style-name="ce25" table:formula="of:=IF(INDEX([.$AK11:.$DK11];MATCH([.$M$3];[.$AK$3:.$DK$3];0)+[.AB$1])=&quot;&quot;;&quot;&quot;;INDEX([.$AK11:.$DK11];MATCH([.$M$3];[.$AK$3:.$DK$3];0)+[.AB$1]))">
            <text:p/>
          </table:table-cell>
          <table:table-cell table:style-name="ce38" table:formula="of:=IF(INDEX([.AK11:.DK11];MATCH([.$M$3];[.$AK$3:.$DK$3];0)+[.AC$1])=&quot;&quot;;&quot;&quot;;INDEX([.$AK11:.$DK11];MATCH([.$M$3];[.$AK$3:.$DK$3];0)+[.AC$1]))">
            <text:p/>
          </table:table-cell>
          <table:table-cell table:number-columns-repeated="7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3"/>
          <table:table-cell table:style-name="ce28"/>
          <table:table-cell table:style-name="ce36"/>
          <table:table-cell table:number-columns-repeated="146"/>
        </table:table-row>
        <table:table-row table:style-name="ro1">
          <table:table-cell table:number-columns-repeated="8"/>
          <table:table-cell table:style-name="Default"/>
          <table:table-cell table:number-columns-repeated="250"/>
        </table:table-row>
        <table:table-row table:style-name="ro1">
          <table:table-cell table:number-columns-repeated="8"/>
          <table:table-cell table:style-name="Default"/>
          <table:table-cell table:number-columns-repeated="27"/>
          <table:table-cell office:value-type="string" calcext:value-type="string">
            <text:p>ViolinI</text:p>
          </table:table-cell>
          <table:table-cell table:number-columns-repeated="19"/>
          <table:table-cell office:value-type="string" calcext:value-type="string">
            <text:p>ViolinII</text:p>
          </table:table-cell>
          <table:table-cell table:number-columns-repeated="19"/>
          <table:table-cell office:value-type="string" calcext:value-type="string">
            <text:p>Viola</text:p>
          </table:table-cell>
          <table:table-cell table:number-columns-repeated="19"/>
          <table:table-cell office:value-type="string" calcext:value-type="string">
            <text:p>Cello</text:p>
          </table:table-cell>
          <table:table-cell table:number-columns-repeated="162"/>
        </table:table-row>
        <table:table-row table:style-name="ro1">
          <table:table-cell table:number-columns-repeated="6"/>
          <table:table-cell table:style-name="ce11"/>
          <table:table-cell/>
          <table:table-cell table:style-name="Default" table:formula="of:=(107-6)/8" office:value-type="float" office:value="12.625" calcext:value-type="float">
            <text:p>12.625</text:p>
          </table:table-cell>
          <table:table-cell table:number-columns-repeated="32"/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216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4" office:value-type="string" calcext:value-type="string">
            <text:p>Active</text:p>
          </table:table-cell>
          <table:table-cell table:style-name="ce14"/>
          <table:table-cell table:number-columns-repeated="2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3"/>
          <table:table-cell table:number-columns-repeated="2" office:value-type="float" office:value="15" calcext:value-type="float">
            <text:p>15</text:p>
          </table:table-cell>
          <table:table-cell table:number-columns-repeated="11"/>
          <table:table-cell table:formula="of:=(147-10)/10" office:value-type="float" office:value="13.7" calcext:value-type="float">
            <text:p>13.7</text:p>
          </table:table-cell>
          <table:table-cell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3"/>
          <table:table-cell office:value-type="string" calcext:value-type="string">
            <text:p>moi</text:p>
          </table:table-cell>
          <table:table-cell office:value-type="string" calcext:value-type="string">
            <text:p>ref</text:p>
          </table:table-cell>
          <table:table-cell table:number-columns-repeated="13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18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16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6:.DK16];MATCH([.M$3];[.$AK$3:.$DK$3];0))" office:value-type="string" office:string-value="Y" calcext:value-type="string">
            <text:p>Y</text:p>
          </table:table-cell>
          <table:table-cell table:style-name="ce15" table:formula="of:=INDEX([.AK16:.DK16];MATCH([.M$3];[.$AK$3:.$DK$3];0)+1)" office:value-type="string" office:string-value="formatViolaMvtI" calcext:value-type="string">
            <text:p>formatViolaMvt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&quot;" office:value-type="string" office:string-value="formatViolinIMvtI" calcext:value-type="string">
            <text:p>formatViolinIMvtI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formula="of:=(147-10)/11" office:value-type="float" office:value="12.4545454545455" calcext:value-type="float">
            <text:p>12.4545454545455</text:p>
          </table:table-cell>
          <table:table-cell table:number-columns-repeated="3"/>
          <table:table-cell table:formula="of:=(147-5)/11" office:value-type="float" office:value="12.9090909090909" calcext:value-type="float">
            <text:p>12.9090909090909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E$13]&amp;&quot;MvtI&quot;" office:value-type="string" office:string-value="formatViolinIIMvtI" calcext:value-type="string">
            <text:p>formatViolinIIMvtI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11"/>
          <table:table-cell table:formula="of:=(148-10)/11" office:value-type="float" office:value="12.5454545454545" calcext:value-type="float">
            <text:p>12.5454545454545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Y$13]&amp;&quot;MvtI&quot;" office:value-type="string" office:string-value="formatViolaMvtI" calcext:value-type="string">
            <text:p>formatViolaMvtI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15"/>
          <table:table-cell table:style-name="ce1" office:value-type="string" calcext:value-type="string">
            <text:p>Y</text:p>
          </table:table-cell>
          <table:table-cell table:formula="of:=&quot;format&quot;&amp;[.$CS$13]&amp;&quot;MvtI&quot;" office:value-type="string" office:string-value="formatCelloMvtI" calcext:value-type="string">
            <text:p>formatCelloMvtI</text:p>
          </table:table-cell>
          <table:table-cell table:number-columns-repeated="16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7:.DK17];MATCH([.M$3];[.$AK$3:.$DK$3];0))" office:value-type="string" office:string-value="Y" calcext:value-type="string">
            <text:p>Y</text:p>
          </table:table-cell>
          <table:table-cell table:style-name="ce15" table:formula="of:=INDEX([.AK17:.DK17];MATCH([.M$3];[.$AK$3:.$DK$3];0)+1)" office:value-type="string" office:string-value="formatViolaMvtII" calcext:value-type="string">
            <text:p>formatViolaMvtI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I&quot;" office:value-type="string" office:string-value="formatViolinIMvtII" calcext:value-type="string">
            <text:p>formatViolinIMvtII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formula="of:=(147-6)/11" office:value-type="float" office:value="12.8181818181818" calcext:value-type="float">
            <text:p>12.8181818181818</text:p>
          </table:table-cell>
          <table:table-cell table:number-columns-repeated="5"/>
          <table:table-cell table:style-name="ce1" office:value-type="string" calcext:value-type="string">
            <text:p>Y</text:p>
          </table:table-cell>
          <table:table-cell table:formula="of:=&quot;format&quot;&amp;[.$BE$13]&amp;&quot;MvtII&quot;" office:value-type="string" office:string-value="formatViolinIIMvtII" calcext:value-type="string">
            <text:p>formatViolinIIMvtII</text:p>
          </table:table-cell>
          <table:table-cell table:number-columns-repeated="2"/>
          <table:table-cell table:formula="of:=(147-5)/12" office:value-type="float" office:value="11.8333333333333" calcext:value-type="float">
            <text:p>11.833333333333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10)/11" office:value-type="float" office:value="12.5454545454545" calcext:value-type="float">
            <text:p>12.5454545454545</text:p>
          </table:table-cell>
          <table:table-cell table:number-columns-repeated="3"/>
          <table:table-cell table:formula="of:=(148-5)/11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Y</text:p>
          </table:table-cell>
          <table:table-cell table:formula="of:=&quot;format&quot;&amp;[.$BY$13]&amp;&quot;MvtII&quot;" office:value-type="string" office:string-value="formatViolaMvtII" calcext:value-type="string">
            <text:p>formatViolaMvtII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(148-5)/11" office:value-type="float" office:value="13" calcext:value-type="float">
            <text:p>13</text:p>
          </table:table-cell>
          <table:table-cell table:number-columns-repeated="4"/>
          <table:table-cell table:formula="of:=(148-116)/3" office:value-type="float" office:value="10.6666666666667" calcext:value-type="float">
            <text:p>10.6666666666667</text:p>
          </table:table-cell>
          <table:table-cell table:number-columns-repeated="10"/>
          <table:table-cell table:style-name="ce1" office:value-type="string" calcext:value-type="string">
            <text:p>Y</text:p>
          </table:table-cell>
          <table:table-cell table:formula="of:=&quot;format&quot;&amp;[.$CS$13]&amp;&quot;MvtII&quot;" office:value-type="string" office:string-value="formatCelloMvtII" calcext:value-type="string">
            <text:p>formatCelloMvtII</text:p>
          </table:table-cell>
          <table:table-cell table:number-columns-repeated="161"/>
        </table:table-row>
        <table:table-row table:style-name="ro1">
          <table:table-cell table:number-columns-repeated="5"/>
          <table:table-cell table:style-name="ce5"/>
          <table:table-cell table:number-columns-repeated="2"/>
          <table:table-cell table:style-name="Default"/>
          <table:table-cell table:number-columns-repeated="3"/>
          <table:table-cell table:style-name="ce48" table:formula="of:=INDEX([.AK18:.DK18];MATCH([.M$3];[.$AK$3:.$DK$3];0))" office:value-type="string" office:string-value="Y" calcext:value-type="string">
            <text:p>Y</text:p>
          </table:table-cell>
          <table:table-cell table:style-name="ce15" table:formula="of:=INDEX([.AK18:.DK18];MATCH([.M$3];[.$AK$3:.$DK$3];0)+1)" office:value-type="string" office:string-value="formatViolaMvtIII" calcext:value-type="string">
            <text:p>formatViolaMvtIII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II&quot;" office:value-type="string" office:string-value="formatViolinIMvtIII" calcext:value-type="string">
            <text:p>formatViolinIMvtIII</text:p>
          </table:table-cell>
          <table:table-cell table:number-columns-repeated="18"/>
          <table:table-cell table:style-name="ce1" office:value-type="string" calcext:value-type="string">
            <text:p>Y</text:p>
          </table:table-cell>
          <table:table-cell table:formula="of:=&quot;format&quot;&amp;[.$BE$13]&amp;&quot;MvtIII&quot;" office:value-type="string" office:string-value="formatViolinIIMvtIII" calcext:value-type="string">
            <text:p>formatViolinIIMvtIII</text:p>
          </table:table-cell>
          <table:table-cell table:number-columns-repeated="2"/>
          <table:table-cell table:formula="of:=(148-5)/1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formula="of:=(148-5)/11" office:value-type="float" office:value="13" calcext:value-type="float">
            <text:p>13</text:p>
          </table:table-cell>
          <table:table-cell table:number-columns-repeated="5"/>
          <table:table-cell table:style-name="ce1" office:value-type="string" calcext:value-type="string">
            <text:p>Y</text:p>
          </table:table-cell>
          <table:table-cell table:formula="of:=&quot;format&quot;&amp;[.$BY$13]&amp;&quot;MvtIII&quot;" office:value-type="string" office:string-value="formatViolaMvtIII" calcext:value-type="string">
            <text:p>formatViolaMvtIII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(148-5)/12" office:value-type="float" office:value="11.9166666666667" calcext:value-type="float">
            <text:p>11.9166666666667</text:p>
          </table:table-cell>
          <table:table-cell table:number-columns-repeated="4"/>
          <table:table-cell table:formula="of:=(148-5)/13" office:value-type="float" office:value="11" calcext:value-type="float">
            <text:p>11</text:p>
          </table:table-cell>
          <table:table-cell table:number-columns-repeated="10"/>
          <table:table-cell table:style-name="ce1" office:value-type="string" calcext:value-type="string">
            <text:p>Y</text:p>
          </table:table-cell>
          <table:table-cell table:formula="of:=&quot;format&quot;&amp;[.$CS$13]&amp;&quot;MvtIII&quot;" office:value-type="string" office:string-value="formatCelloMvtIII" calcext:value-type="string">
            <text:p>formatCelloMvtIII</text:p>
          </table:table-cell>
          <table:table-cell table:number-columns-repeated="16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48" table:formula="of:=INDEX([.AK19:.DK19];MATCH([.M$3];[.$AK$3:.$DK$3];0))" office:value-type="string" office:string-value="N" calcext:value-type="string">
            <text:p>N</text:p>
          </table:table-cell>
          <table:table-cell table:style-name="ce15" table:formula="of:=INDEX([.AK19:.DK19];MATCH([.M$3];[.$AK$3:.$DK$3];0)+1)" office:value-type="string" office:string-value="formatViolaMvtIV" calcext:value-type="string">
            <text:p>formatViolaMvtIV</text:p>
          </table:table-cell>
          <table:table-cell table:number-columns-repeated="22"/>
          <table:table-cell table:style-name="ce1" office:value-type="string" calcext:value-type="string">
            <text:p>Y</text:p>
          </table:table-cell>
          <table:table-cell table:formula="of:=&quot;format&quot;&amp;[.$AK$13]&amp;&quot;MvtIV&quot;" office:value-type="string" office:string-value="formatViolinIMvtIV" calcext:value-type="string">
            <text:p>formatViolinIMvtIV</text:p>
          </table:table-cell>
          <table:table-cell table:number-columns-repeated="3"/>
          <table:table-cell table:formula="of:=122/11" office:value-type="float" office:value="11.0909090909091" calcext:value-type="float">
            <text:p>11.0909090909091</text:p>
          </table:table-cell>
          <table:table-cell table:number-columns-repeated="2"/>
          <table:table-cell table:formula="of:=142/11" office:value-type="float" office:value="12.9090909090909" calcext:value-type="float">
            <text:p>12.9090909090909</text:p>
          </table:table-cell>
          <table:table-cell table:number-columns-repeated="11"/>
          <table:table-cell table:style-name="ce1" office:value-type="string" calcext:value-type="string">
            <text:p>Y</text:p>
          </table:table-cell>
          <table:table-cell table:formula="of:=&quot;format&quot;&amp;[.$BE$13]&amp;&quot;MvtIV&quot;" office:value-type="string" office:string-value="formatViolinIIMvtIV" calcext:value-type="string">
            <text:p>formatViolinIIMvtIV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13"/>
          <table:table-cell table:style-name="ce1" office:value-type="string" calcext:value-type="string">
            <text:p>N</text:p>
          </table:table-cell>
          <table:table-cell table:formula="of:=&quot;format&quot;&amp;[.$BY$13]&amp;&quot;MvtIV&quot;" office:value-type="string" office:string-value="formatViolaMvtIV" calcext:value-type="string">
            <text:p>formatViolaMvtIV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number-columns-repeated="16"/>
          <table:table-cell table:style-name="ce1" office:value-type="string" calcext:value-type="string">
            <text:p>Y</text:p>
          </table:table-cell>
          <table:table-cell table:formula="of:=&quot;format&quot;&amp;[.$CS$13]&amp;&quot;MvtIV&quot;" office:value-type="string" office:string-value="formatCelloMvtIV" calcext:value-type="string">
            <text:p>formatCelloMvtIV</text:p>
          </table:table-cell>
          <table:table-cell table:number-columns-repeated="161"/>
        </table:table-row>
        <table:table-row table:style-name="ro1">
          <table:table-cell table:number-columns-repeated="8"/>
          <table:table-cell table:style-name="Default"/>
          <table:table-cell table:number-columns-repeated="250"/>
        </table:table-row>
        <table:table-row table:style-name="ro1">
          <table:table-cell table:number-columns-repeated="8"/>
          <table:table-cell table:style-name="Default" office:value-type="string" calcext:value-type="string">
            <text:p>final</text:p>
          </table:table-cell>
          <table:table-cell table:number-columns-repeated="3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style-name="ce17"/>
          <table:table-cell table:style-name="ce19" table:number-columns-repeated="3"/>
          <table:table-cell table:style-name="ce21"/>
          <table:table-cell table:number-columns-repeated="4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II</text:p>
          </table:table-cell>
          <table:table-cell table:style-name="ce19" table:number-columns-repeated="3"/>
          <table:table-cell table:style-name="ce21"/>
          <table:table-cell table:style-name="ce17" office:value-type="string" calcext:value-type="string">
            <text:p>MvtIV</text:p>
          </table:table-cell>
          <table:table-cell table:style-name="ce19" table:number-columns-repeated="3"/>
          <table:table-cell table:style-name="ce21"/>
          <table:table-cell table:number-columns-repeated="3"/>
          <table:table-cell office:value-type="string" calcext:value-type="string">
            <text:p>Mvt</text:p>
          </table:table-cell>
          <table:table-cell table:number-columns-repeated="139"/>
        </table:table-row>
        <table:table-row table:style-name="ro1">
          <table:table-cell table:number-columns-repeated="8"/>
          <table:table-cell table:style-name="Default" table:formula="of:=[.N16]&amp;&quot; = {&quot;" office:value-type="string" office:string-value="formatViolaMvtI = {" calcext:value-type="string">
            <text:p>formatViolaMvtI = {</text:p>
          </table:table-cell>
          <table:table-cell table:number-columns-repeated="2"/>
          <table:table-cell table:style-name="ce14"/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style-name="ce25" office:value-type="string" calcext:value-type="string">
            <text:p>mes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grace</text:p>
          </table:table-cell>
          <table:table-cell table:style-name="ce55" office:value-type="string" calcext:value-type="string">
            <text:p>rep</text:p>
          </table:table-cell>
          <table:table-cell table:style-name="ce38" office:value-type="string" calcext:value-type="string">
            <text:p>pos</text:p>
          </table:table-cell>
          <table:table-cell table:number-columns-repeated="4"/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style-name="ce18" office:value-type="string" calcext:value-type="string">
            <text:p>mes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grace</text:p>
          </table:table-cell>
          <table:table-cell table:style-name="ce20" office:value-type="string" calcext:value-type="string">
            <text:p>rep</text:p>
          </table:table-cell>
          <table:table-cell table:style-name="ce22" office:value-type="string" calcext:value-type="string">
            <text:p>pos</text:p>
          </table:table-cell>
          <table:table-cell table:number-columns-repeated="3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II</text:p>
          </table:table-cell>
          <table:table-cell table:style-name="ce1" office:value-type="string" calcext:value-type="string">
            <text:p>IV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M$4:.$M$79];[.A23]));&quot;&quot;;SMALL([.$M$4:.$M$79];[.A23]))" office:value-type="float" office:value="0" calcext:value-type="float">
            <text:p>0</text:p>
          </table:table-cell>
          <table:table-cell table:number-columns-repeated="6"/>
          <table:table-cell table:style-name="ce3" table:formula="of:=IF([.M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23" table:formula="of:=IF(INDEX([.$AK23:.$DK23];MATCH([.$M$3];[.$AK$3:.$DK$3];0)+[.$M$1])=&quot;&quot;;&quot;&quot;;INDEX([.$DO$23:.$DO$422];MATCH(INDEX([.$AK23:.$DK23];MATCH([.$M$3];[.$AK$3:.$DK$3];0)+[.$M$1])&amp;IF([.P23]=&quot;&quot;;&quot;&quot;;&quot;_&quot;&amp;[.P23]);[.$DP$23:.$DP$422];0)))" office:value-type="float" office:value="1" calcext:value-type="float">
            <text:p>1</text:p>
          </table:table-cell>
          <table:table-cell table:style-name="ce56" table:formula="of:=IF(INDEX([.$AK23:.$DK23];MATCH([.$M$3];[.$AK$3:.$DK$3];0)+[.N$1])=&quot;&quot;;&quot;&quot;;INDEX([.$AK23:.$DK23];MATCH([.$M$3];[.$AK$3:.$DK$3];0)+[.N$1]))">
            <text:p/>
          </table:table-cell>
          <table:table-cell table:style-name="ce56" table:formula="of:=IF(INDEX([.$AK23:.$DK23];MATCH([.$M$3];[.$AK$3:.$DK$3];0)+[.O$1])=&quot;&quot;;&quot;&quot;;INDEX([.$AK23:.$DK23];MATCH([.$M$3];[.$AK$3:.$DK$3];0)+[.O$1]))">
            <text:p/>
          </table:table-cell>
          <table:table-cell table:style-name="ce56" table:formula="of:=IF(INDEX([.$AK23:.$DK23];MATCH([.$M$3];[.$AK$3:.$DK$3];0)+[.P$1])=&quot;&quot;;&quot;&quot;;INDEX([.$AK23:.$DK23];MATCH([.$M$3];[.$AK$3:.$DK$3];0)+[.P$1]))">
            <text:p/>
          </table:table-cell>
          <table:table-cell table:style-name="ce30" table:formula="of:=IF(INDEX([.$AK23:.$DK23];MATCH([.$M$3];[.$AK$3:.$DK$3];0)+[.Q$1])=&quot;&quot;;&quot;&quot;;INDEX([.$AK23:.$DK23];MATCH([.$M$3];[.$AK$3:.$DK$3];0)+[.Q$1]))" office:value-type="float" office:value="10" calcext:value-type="float">
            <text:p>10</text:p>
          </table:table-cell>
          <table:table-cell table:style-name="ce23" table:formula="of:=IF(INDEX([.$AK23:.$DK23];MATCH([.$M$3];[.$AK$3:.$DK$3];0)+[.R$1])=&quot;&quot;;&quot;&quot;;INDEX([.$DO$23:.$DO$422];MATCH(INDEX([.$AK23:.$DK23];MATCH([.$M$3];[.$AK$3:.$DK$3];0)+[.R$1])&amp;IF([.U23]=&quot;&quot;;&quot;&quot;;&quot;_&quot;&amp;[.U23]);[.$DQ$23:.$DQ$422];0)))" office:value-type="float" office:value="1" calcext:value-type="float">
            <text:p>1</text:p>
          </table:table-cell>
          <table:table-cell table:style-name="ce56" table:formula="of:=IF(INDEX([.$AK23:.$DK23];MATCH([.$M$3];[.$AK$3:.$DK$3];0)+[.S$1])=&quot;&quot;;&quot;&quot;;INDEX([.$AK23:.$DK23];MATCH([.$M$3];[.$AK$3:.$DK$3];0)+[.S$1]))">
            <text:p/>
          </table:table-cell>
          <table:table-cell table:style-name="ce56" table:formula="of:=IF(INDEX([.$AK23:.$DK23];MATCH([.$M$3];[.$AK$3:.$DK$3];0)+[.T$1])=&quot;&quot;;&quot;&quot;;INDEX([.$AK23:.$DK23];MATCH([.$M$3];[.$AK$3:.$DK$3];0)+[.T$1]))">
            <text:p/>
          </table:table-cell>
          <table:table-cell table:style-name="ce56" table:formula="of:=IF(INDEX([.$AK23:.$DK23];MATCH([.$M$3];[.$AK$3:.$DK$3];0)+[.U$1])=&quot;&quot;;&quot;&quot;;INDEX([.$AK23:.$DK23];MATCH([.$M$3];[.$AK$3:.$DK$3];0)+[.U$1]))">
            <text:p/>
          </table:table-cell>
          <table:table-cell table:style-name="ce30" table:formula="of:=IF(INDEX([.$AK23:.$DK23];MATCH([.$M$3];[.$AK$3:.$DK$3];0)+[.V$1])=&quot;&quot;;&quot;&quot;;INDEX([.$AK23:.$DK23];MATCH([.$M$3];[.$AK$3:.$DK$3];0)+[.V$1]))" office:value-type="float" office:value="116" calcext:value-type="float">
            <text:p>116</text:p>
          </table:table-cell>
          <table:table-cell table:style-name="ce23" table:formula="of:=IF(INDEX([.$AK23:.$DK23];MATCH([.$M$3];[.$AK$3:.$DK$3];0)+[.W$1])=&quot;&quot;;&quot;&quot;;INDEX([.$DO$23:.$DO$422];MATCH(INDEX([.$AK23:.$DK23];MATCH([.$M$3];[.$AK$3:.$DK$3];0)+[.W$1])&amp;IF([.Z23]=&quot;&quot;;&quot;&quot;;&quot;_&quot;&amp;[.Z23]);[.$DR$23:.$DR$422];0)))" office:value-type="float" office:value="1" calcext:value-type="float">
            <text:p>1</text:p>
          </table:table-cell>
          <table:table-cell table:style-name="ce56" table:formula="of:=IF(INDEX([.$AK23:.$DK23];MATCH([.$M$3];[.$AK$3:.$DK$3];0)+[.X$1])=&quot;&quot;;&quot;&quot;;INDEX([.$AK23:.$DK23];MATCH([.$M$3];[.$AK$3:.$DK$3];0)+[.X$1]))">
            <text:p/>
          </table:table-cell>
          <table:table-cell table:style-name="ce56" table:formula="of:=IF(INDEX([.$AK23:.$DK23];MATCH([.$M$3];[.$AK$3:.$DK$3];0)+[.Y$1])=&quot;&quot;;&quot;&quot;;INDEX([.$AK23:.$DK23];MATCH([.$M$3];[.$AK$3:.$DK$3];0)+[.Y$1]))">
            <text:p/>
          </table:table-cell>
          <table:table-cell table:style-name="ce56" table:formula="of:=IF(INDEX([.$AK23:.$DK23];MATCH([.$M$3];[.$AK$3:.$DK$3];0)+[.Z$1])=&quot;&quot;;&quot;&quot;;INDEX([.$AK23:.$DK23];MATCH([.$M$3];[.$AK$3:.$DK$3];0)+[.Z$1]))">
            <text:p/>
          </table:table-cell>
          <table:table-cell table:style-name="ce53" table:formula="of:=IF(INDEX([.$AK23:.$DK23];MATCH([.$M$3];[.$AK$3:.$DK$3];0)+[.AA$1])=&quot;&quot;;&quot;&quot;;INDEX([.$AK23:.$DK23];MATCH([.$M$3];[.$AK$3:.$DK$3];0)+[.AA$1]))">
            <text:p/>
          </table:table-cell>
          <table:table-cell table:style-name="ce58" table:formula="of:=IF(INDEX([.$AK23:.$DK23];MATCH([.$M$3];[.$AK$3:.$DK$3];0)+[.AB$1])=&quot;&quot;;&quot;&quot;;INDEX([.$DO$23:.$DO$422];MATCH(INDEX([.$AK23:.$DK23];MATCH([.$M$3];[.$AK$3:.$DK$3];0)+[.AB$1])&amp;IF([.AE23]=&quot;&quot;;&quot;&quot;;&quot;_&quot;&amp;[.AE23]);[.$DS$23:.$DS$422];0)))">
            <text:p/>
          </table:table-cell>
          <table:table-cell table:style-name="ce56" table:formula="of:=IF(INDEX([.$AK23:.$DK23];MATCH([.$M$3];[.$AK$3:.$DK$3];0)+[.AC$1])=&quot;&quot;;&quot;&quot;;INDEX([.$AK23:.$DK23];MATCH([.$M$3];[.$AK$3:.$DK$3];0)+[.AC$1]))">
            <text:p/>
          </table:table-cell>
          <table:table-cell table:style-name="ce56" table:formula="of:=IF(INDEX([.$AK23:.$DK23];MATCH([.$M$3];[.$AK$3:.$DK$3];0)+[.AD$1])=&quot;&quot;;&quot;&quot;;INDEX([.$AK23:.$DK23];MATCH([.$M$3];[.$AK$3:.$DK$3];0)+[.AD$1]))">
            <text:p/>
          </table:table-cell>
          <table:table-cell table:style-name="ce56" table:formula="of:=IF(INDEX([.$AK23:.$DK23];MATCH([.$M$3];[.$AK$3:.$DK$3];0)+[.AE$1])=&quot;&quot;;&quot;&quot;;INDEX([.$AK23:.$DK23];MATCH([.$M$3];[.$AK$3:.$DK$3];0)+[.AE$1]))">
            <text:p/>
          </table:table-cell>
          <table:table-cell table:style-name="ce30" table:formula="of:=IF(INDEX([.$AK23:.$DK23];MATCH([.$M$3];[.$AK$3:.$DK$3];0)+[.AF$1])=&quot;&quot;;&quot;&quot;;INDEX([.$AK23:.$DK23];MATCH([.$M$3];[.$AK$3:.$DK$3];0)+[.AF$1]))">
            <text:p/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32" calcext:value-type="float">
            <text:p>132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25" calcext:value-type="float">
            <text:p>125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 office:value-type="float" office:value="116" calcext:value-type="float">
            <text:p>116</text:p>
          </table:table-cell>
          <table:table-cell table:style-name="ce26" office:value-type="float" office:value="1" calcext:value-type="float">
            <text:p>1</text:p>
          </table:table-cell>
          <table:table-cell table:style-name="ce67" table:number-columns-repeated="3"/>
          <table:table-cell table:style-name="ce34"/>
          <table:table-cell table:style-name="ce26"/>
          <table:table-cell table:style-name="ce67" table:number-columns-repeated="3"/>
          <table:table-cell table:style-name="ce34"/>
          <table:table-cell table:style-name="ce26"/>
          <table:table-cell table:style-name="ce67" table:number-columns-repeated="3"/>
          <table:table-cell table:style-name="ce34"/>
          <table:table-cell table:style-name="ce26"/>
          <table:table-cell table:style-name="ce67" table:number-columns-repeated="3"/>
          <table:table-cell table:style-name="ce34"/>
          <table:table-cell table:style-name="ce26"/>
          <table:table-cell table:style-name="ce67" table:number-columns-repeated="3"/>
          <table:table-cell table:style-name="ce34"/>
          <table:table-cell table:style-name="ce26"/>
          <table:table-cell table:style-name="ce67" table:number-columns-repeated="3"/>
          <table:table-cell table:style-name="ce34"/>
          <table:table-cell table:number-columns-repeated="2"/>
          <table:table-cell office:value-type="float" office:value="1" calcext:value-type="float">
            <text:p>1</text:p>
          </table:table-cell>
          <table:table-cell table:formula="of:=IF([$BARS.D4]=&quot;&quot;;&quot;&quot;;[$BARS.D4])" office:value-type="float" office:value="1" calcext:value-type="float">
            <text:p>1</text:p>
          </table:table-cell>
          <table:table-cell table:formula="of:=IF([$BARS.E4]=&quot;&quot;;&quot;&quot;;[$BARS.E4])" office:value-type="float" office:value="1" calcext:value-type="float">
            <text:p>1</text:p>
          </table:table-cell>
          <table:table-cell table:formula="of:=IF([$BARS.F4]=&quot;&quot;;&quot;&quot;;[$BARS.F4])" office:value-type="float" office:value="1" calcext:value-type="float">
            <text:p>1</text:p>
          </table:table-cell>
          <table:table-cell table:formula="of:=IF([$BARS.G4]=&quot;&quot;;&quot;&quot;;[$BARS.G4])" office:value-type="float" office:value="1" calcext:value-type="float">
            <text:p>1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M$4:.$M$79];[.A24]));&quot;&quot;;SMALL([.$M$4:.$M$79];[.A24]))" office:value-type="float" office:value="1" calcext:value-type="float">
            <text:p>1</text:p>
          </table:table-cell>
          <table:table-cell table:formula="of:=IF([.B24]=&quot;&quot;;&quot;&quot;;IF(OR([.D23]=&quot;pb&quot;;[.D23]=&quot;b&quot;;[.D23]=&quot;&quot;);[.B24]-[.B23];[.B24]-[.B23]-1))" office:value-type="float" office:value="1" calcext:value-type="float">
            <text:p>1</text:p>
          </table:table-cell>
          <table:table-cell table:formula="of:=IF([.B24]=&quot;&quot;;&quot;&quot;;IF(ISNUMBER(MATCH([.B24];[.$M$4:.$M$11];0));&quot;&quot;;INDEX([.$N$23:.$N$79];MATCH([.B24];[.$M$23:.$M$79];0))))">
            <text:p/>
          </table:table-cell>
          <table:table-cell table:formula="of:=IF([.B24]=&quot;&quot;;&quot;&quot;;IF([.B23]&lt;[.$M$4];INDEX([.$N$4:.$N$11];MATCH([.B23];[.$M$4:.$M$11];-1));INDEX([.$N$4:.$N$11];MATCH([.B23];[.$M$4:.$M$11];1))))" office:value-type="string" office:string-value="s1" calcext:value-type="string">
            <text:p>s1</text:p>
          </table:table-cell>
          <table:table-cell table:number-columns-repeated="3"/>
          <table:table-cell table:style-name="ce3" table:formula="of:=IF([.M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24" table:formula="of:=IF(INDEX([.$AK24:.$DK24];MATCH([.$M$3];[.$AK$3:.$DK$3];0)+[.$M$1])=&quot;&quot;;&quot;&quot;;INDEX([.$DO$23:.$DO$422];MATCH(INDEX([.$AK24:.$DK24];MATCH([.$M$3];[.$AK$3:.$DK$3];0)+[.$M$1])&amp;IF([.P24]=&quot;&quot;;&quot;&quot;;&quot;_&quot;&amp;[.P24]);[.$DP$23:.$DP$422];0)))" office:value-type="float" office:value="6" calcext:value-type="float">
            <text:p>6</text:p>
          </table:table-cell>
          <table:table-cell table:style-name="ce14" table:formula="of:=IF(INDEX([.$AK24:.$DK24];MATCH([.$M$3];[.$AK$3:.$DK$3];0)+[.N$1])=&quot;&quot;;&quot;&quot;;INDEX([.$AK24:.$DK24];MATCH([.$M$3];[.$AK$3:.$DK$3];0)+[.N$1]))" office:value-type="string" office:string-value="b" calcext:value-type="string">
            <text:p>b</text:p>
          </table:table-cell>
          <table:table-cell table:style-name="ce51" table:formula="of:=IF(INDEX([.$AK24:.$DK24];MATCH([.$M$3];[.$AK$3:.$DK$3];0)+[.O$1])=&quot;&quot;;&quot;&quot;;INDEX([.$AK24:.$DK24];MATCH([.$M$3];[.$AK$3:.$DK$3];0)+[.O$1]))">
            <text:p/>
          </table:table-cell>
          <table:table-cell table:style-name="ce51" table:formula="of:=IF(INDEX([.$AK24:.$DK24];MATCH([.$M$3];[.$AK$3:.$DK$3];0)+[.P$1])=&quot;&quot;;&quot;&quot;;INDEX([.$AK24:.$DK24];MATCH([.$M$3];[.$AK$3:.$DK$3];0)+[.P$1]))">
            <text:p/>
          </table:table-cell>
          <table:table-cell table:style-name="ce37" table:formula="of:=IF(INDEX([.$AK24:.$DK24];MATCH([.$M$3];[.$AK$3:.$DK$3];0)+[.Q$1])=&quot;&quot;;&quot;&quot;;INDEX([.$AK24:.$DK24];MATCH([.$M$3];[.$AK$3:.$DK$3];0)+[.Q$1]))" office:value-type="float" office:value="25.8" calcext:value-type="float">
            <text:p>25.8</text:p>
          </table:table-cell>
          <table:table-cell table:style-name="ce24" table:formula="of:=IF(INDEX([.$AK24:.$DK24];MATCH([.$M$3];[.$AK$3:.$DK$3];0)+[.R$1])=&quot;&quot;;&quot;&quot;;INDEX([.$DO$23:.$DO$422];MATCH(INDEX([.$AK24:.$DK24];MATCH([.$M$3];[.$AK$3:.$DK$3];0)+[.R$1])&amp;IF([.U24]=&quot;&quot;;&quot;&quot;;&quot;_&quot;&amp;[.U24]);[.$DQ$23:.$DQ$422];0)))" office:value-type="float" office:value="5" calcext:value-type="float">
            <text:p>5</text:p>
          </table:table-cell>
          <table:table-cell table:style-name="ce14" table:formula="of:=IF(INDEX([.$AK24:.$DK24];MATCH([.$M$3];[.$AK$3:.$DK$3];0)+[.S$1])=&quot;&quot;;&quot;&quot;;INDEX([.$AK24:.$DK24];MATCH([.$M$3];[.$AK$3:.$DK$3];0)+[.S$1]))" office:value-type="string" office:string-value="b" calcext:value-type="string">
            <text:p>b</text:p>
          </table:table-cell>
          <table:table-cell table:style-name="ce14" table:formula="of:=IF(INDEX([.$AK24:.$DK24];MATCH([.$M$3];[.$AK$3:.$DK$3];0)+[.T$1])=&quot;&quot;;&quot;&quot;;INDEX([.$AK24:.$DK24];MATCH([.$M$3];[.$AK$3:.$DK$3];0)+[.T$1]))">
            <text:p/>
          </table:table-cell>
          <table:table-cell table:style-name="ce51" table:formula="of:=IF(INDEX([.$AK24:.$DK24];MATCH([.$M$3];[.$AK$3:.$DK$3];0)+[.U$1])=&quot;&quot;;&quot;&quot;;INDEX([.$AK24:.$DK24];MATCH([.$M$3];[.$AK$3:.$DK$3];0)+[.U$1]))">
            <text:p/>
          </table:table-cell>
          <table:table-cell table:style-name="ce37" table:formula="of:=IF(INDEX([.$AK24:.$DK24];MATCH([.$M$3];[.$AK$3:.$DK$3];0)+[.V$1])=&quot;&quot;;&quot;&quot;;INDEX([.$AK24:.$DK24];MATCH([.$M$3];[.$AK$3:.$DK$3];0)+[.V$1]))" office:value-type="float" office:value="128" calcext:value-type="float">
            <text:p>128</text:p>
          </table:table-cell>
          <table:table-cell table:style-name="ce24" table:formula="of:=IF(INDEX([.$AK24:.$DK24];MATCH([.$M$3];[.$AK$3:.$DK$3];0)+[.W$1])=&quot;&quot;;&quot;&quot;;INDEX([.$DO$23:.$DO$422];MATCH(INDEX([.$AK24:.$DK24];MATCH([.$M$3];[.$AK$3:.$DK$3];0)+[.W$1])&amp;IF([.Z24]=&quot;&quot;;&quot;&quot;;&quot;_&quot;&amp;[.Z24]);[.$DR$23:.$DR$422];0)))" office:value-type="float" office:value="12" calcext:value-type="float">
            <text:p>12</text:p>
          </table:table-cell>
          <table:table-cell table:style-name="ce14" table:formula="of:=IF(INDEX([.$AK24:.$DK24];MATCH([.$M$3];[.$AK$3:.$DK$3];0)+[.X$1])=&quot;&quot;;&quot;&quot;;INDEX([.$AK24:.$DK24];MATCH([.$M$3];[.$AK$3:.$DK$3];0)+[.X$1]))" office:value-type="string" office:string-value="b" calcext:value-type="string">
            <text:p>b</text:p>
          </table:table-cell>
          <table:table-cell table:style-name="ce14" table:formula="of:=IF(INDEX([.$AK24:.$DK24];MATCH([.$M$3];[.$AK$3:.$DK$3];0)+[.Y$1])=&quot;&quot;;&quot;&quot;;INDEX([.$AK24:.$DK24];MATCH([.$M$3];[.$AK$3:.$DK$3];0)+[.Y$1]))">
            <text:p/>
          </table:table-cell>
          <table:table-cell table:style-name="ce51" table:formula="of:=IF(INDEX([.$AK24:.$DK24];MATCH([.$M$3];[.$AK$3:.$DK$3];0)+[.Z$1])=&quot;&quot;;&quot;&quot;;INDEX([.$AK24:.$DK24];MATCH([.$M$3];[.$AK$3:.$DK$3];0)+[.Z$1]))">
            <text:p/>
          </table:table-cell>
          <table:table-cell table:style-name="ce37" table:formula="of:=IF(INDEX([.$AK24:.$DK24];MATCH([.$M$3];[.$AK$3:.$DK$3];0)+[.AA$1])=&quot;&quot;;&quot;&quot;;INDEX([.$AK24:.$DK24];MATCH([.$M$3];[.$AK$3:.$DK$3];0)+[.AA$1]))">
            <text:p/>
          </table:table-cell>
          <table:table-cell table:style-name="ce24" table:formula="of:=IF(INDEX([.$AK24:.$DK24];MATCH([.$M$3];[.$AK$3:.$DK$3];0)+[.AB$1])=&quot;&quot;;&quot;&quot;;INDEX([.$DO$23:.$DO$422];MATCH(INDEX([.$AK24:.$DK24];MATCH([.$M$3];[.$AK$3:.$DK$3];0)+[.AB$1])&amp;IF([.AE24]=&quot;&quot;;&quot;&quot;;&quot;_&quot;&amp;[.AE24]);[.$DS$23:.$DS$422];0)))">
            <text:p/>
          </table:table-cell>
          <table:table-cell table:style-name="ce14" table:formula="of:=IF(INDEX([.$AK24:.$DK24];MATCH([.$M$3];[.$AK$3:.$DK$3];0)+[.AC$1])=&quot;&quot;;&quot;&quot;;INDEX([.$AK24:.$DK24];MATCH([.$M$3];[.$AK$3:.$DK$3];0)+[.AC$1]))">
            <text:p/>
          </table:table-cell>
          <table:table-cell table:style-name="ce14" table:formula="of:=IF(INDEX([.$AK24:.$DK24];MATCH([.$M$3];[.$AK$3:.$DK$3];0)+[.AD$1])=&quot;&quot;;&quot;&quot;;INDEX([.$AK24:.$DK24];MATCH([.$M$3];[.$AK$3:.$DK$3];0)+[.AD$1]))">
            <text:p/>
          </table:table-cell>
          <table:table-cell table:style-name="ce51" table:formula="of:=IF(INDEX([.$AK24:.$DK24];MATCH([.$M$3];[.$AK$3:.$DK$3];0)+[.AE$1])=&quot;&quot;;&quot;&quot;;INDEX([.$AK24:.$DK24];MATCH([.$M$3];[.$AK$3:.$DK$3];0)+[.AE$1]))">
            <text:p/>
          </table:table-cell>
          <table:table-cell table:style-name="ce37" table:formula="of:=IF(INDEX([.$AK24:.$DK24];MATCH([.$M$3];[.$AK$3:.$DK$3];0)+[.AF$1])=&quot;&quot;;&quot;&quot;;INDEX([.$AK24:.$DK24];MATCH([.$M$3];[.$AK$3:.$DK$3];0)+[.AF$1]))">
            <text:p/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7" office:value-type="float" office:value="7" calcext:value-type="float">
            <text:p>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2.5" calcext:value-type="float">
            <text:p>22.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3" calcext:value-type="float">
            <text:p>1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2.45" calcext:value-type="float">
            <text:p>22.45</text:p>
          </table:table-cell>
          <table:table-cell table:style-name="ce27" office:value-type="float" office:value="11" calcext:value-type="float">
            <text:p>1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5" calcext:value-type="float">
            <text:p>25</text:p>
          </table:table-cell>
          <table:table-cell table:style-name="ce27" office:value-type="float" office:value="7" calcext:value-type="float">
            <text:p>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1.5" calcext:value-type="float">
            <text:p>21.5</text:p>
          </table:table-cell>
          <table:table-cell table:style-name="ce27" office:value-type="float" office:value="6" calcext:value-type="float">
            <text:p>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5" calcext:value-type="float">
            <text:p>136.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3.5" calcext:value-type="float">
            <text:p>23.5</text:p>
          </table:table-cell>
          <table:table-cell table:style-name="ce27" office:value-type="float" office:value="8" calcext:value-type="float">
            <text:p>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5" calcext:value-type="float">
            <text:p>25</text:p>
          </table:table-cell>
          <table:table-cell table:style-name="ce27" office:value-type="float" office:value="6" calcext:value-type="float">
            <text:p>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5.8" calcext:value-type="float">
            <text:p>25.8</text:p>
          </table:table-cell>
          <table:table-cell table:style-name="ce27" office:value-type="float" office:value="5" calcext:value-type="float">
            <text:p>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8" calcext:value-type="float">
            <text:p>128</text:p>
          </table:table-cell>
          <table:table-cell table:style-name="ce27" office:value-type="float" office:value="12" calcext:value-type="float">
            <text:p>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2" calcext:value-type="float">
            <text:p>2</text:p>
          </table:table-cell>
          <table:table-cell table:formula="of:=IF([$BARS.D5]=&quot;&quot;;&quot;&quot;;[$BARS.D5])" office:value-type="float" office:value="2" calcext:value-type="float">
            <text:p>2</text:p>
          </table:table-cell>
          <table:table-cell table:formula="of:=IF([$BARS.E5]=&quot;&quot;;&quot;&quot;;[$BARS.E5])" office:value-type="float" office:value="2" calcext:value-type="float">
            <text:p>2</text:p>
          </table:table-cell>
          <table:table-cell table:formula="of:=IF([$BARS.F5]=&quot;&quot;;&quot;&quot;;[$BARS.F5])" office:value-type="float" office:value="2" calcext:value-type="float">
            <text:p>2</text:p>
          </table:table-cell>
          <table:table-cell table:formula="of:=IF([$BARS.G5]=&quot;&quot;;&quot;&quot;;[$BARS.G5])" office:value-type="float" office:value="2" calcext:value-type="float">
            <text:p>2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M$4:.$M$79];[.A25]));&quot;&quot;;SMALL([.$M$4:.$M$79];[.A25]))" office:value-type="float" office:value="6" calcext:value-type="float">
            <text:p>6</text:p>
          </table:table-cell>
          <table:table-cell table:formula="of:=IF([.B25]=&quot;&quot;;&quot;&quot;;IF(OR([.D24]=&quot;pb&quot;;[.D24]=&quot;b&quot;;[.D24]=&quot;&quot;;[.D24]=&quot;p&quot;);[.B25]-[.B24];[.B25]-[.B24]-1))" office:value-type="float" office:value="5" calcext:value-type="float">
            <text:p>5</text:p>
          </table:table-cell>
          <table:table-cell table:formula="of:=IF([.B25]=&quot;&quot;;&quot;&quot;;IF(ISNUMBER(MATCH([.B25];[.$M$4:.$M$11];0));&quot;&quot;;INDEX([.$N$23:.$N$79];MATCH([.B25];[.$M$23:.$M$79];0))))" office:value-type="string" office:string-value="b" calcext:value-type="string">
            <text:p>b</text:p>
          </table:table-cell>
          <table:table-cell table:formula="of:=IF([.B25]=&quot;&quot;;&quot;&quot;;IF([.B24]&lt;[.$M$4];INDEX([.$N$4:.$N$11];MATCH([.B24];[.$M$4:.$M$11];-1));INDEX([.$N$4:.$N$11];MATCH([.B24];[.$M$4:.$M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&quot;&quot;))" office:value-type="string" office:string-value="\break" calcext:value-type="string">
            <text:p>\break</text:p>
          </table:table-cell>
          <table:table-cell table:formula="of:=IF(ISERROR(MATCH([.B25];[.$M$24:.$M$79];0));&quot;&quot;;IF(INDEX([.$O$24:.$O$79];MATCH([.B25];[.$M$24:.$M$79];0))=&quot;&quot;;&quot;&quot;;&quot;\grace {&quot;&amp;INDEX([.$O$24:.$O$79];MATCH([.B25];[.$M$24:.$M$79];0))&amp;&quot;}&quot;))">
            <text:p/>
          </table:table-cell>
          <table:table-cell/>
          <table:table-cell table:formula="of:=IF([.B25]=&quot;&quot;;&quot;&quot;;IF([.$M$16]=&quot;Y&quot;;IF([.D24]=&quot;p&quot;;&quot;\partial &quot;&amp;SUBSTITUTE([.O23];&quot;s&quot;;&quot;&quot;)&amp;&quot; &quot;&amp;[.O23]&amp;&quot; &quot;;&quot;&quot;)&amp;IF([.C25]=0;&quot; &quot;&amp;[.F25];[.E25]&amp;&quot;*&quot;&amp;[.C25]&amp;&quot; &quot;&amp;[.F25]&amp;&quot; &quot;&amp;[.G25]);&quot;&quot;))" office:value-type="string" office:string-value="s1*5 \break " calcext:value-type="string">
            <text:p>s1*5 \break </text:p>
          </table:table-cell>
          <table:table-cell table:formula="of:=IF([.Q23]=&quot;&quot;;&quot;&quot;;&quot;\overrideProperty Score.NonMusicalPaperColumn.line-break-system-details #'((Y-offset . &quot;&amp;[.Q23]&amp;&quot;))&quot;)" office:value-type="string" office:string-value="\overrideProperty Score.NonMusicalPaperColumn.line-break-system-details #'((Y-offset . 10))" calcext:value-type="string">
            <text:p>\overrideProperty Score.NonMusicalPaperColumn.line-break-system-details #'((Y-offset . 10))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24" table:formula="of:=IF(INDEX([.$AK25:.$DK25];MATCH([.$M$3];[.$AK$3:.$DK$3];0)+[.$M$1])=&quot;&quot;;&quot;&quot;;INDEX([.$DO$23:.$DO$422];MATCH(INDEX([.$AK25:.$DK25];MATCH([.$M$3];[.$AK$3:.$DK$3];0)+[.$M$1])&amp;IF([.P25]=&quot;&quot;;&quot;&quot;;&quot;_&quot;&amp;[.P25]);[.$DP$23:.$DP$422];0)))" office:value-type="float" office:value="11" calcext:value-type="float">
            <text:p>11</text:p>
          </table:table-cell>
          <table:table-cell table:style-name="ce14" table:formula="of:=IF(INDEX([.$AK25:.$DK25];MATCH([.$M$3];[.$AK$3:.$DK$3];0)+[.N$1])=&quot;&quot;;&quot;&quot;;INDEX([.$AK25:.$DK25];MATCH([.$M$3];[.$AK$3:.$DK$3];0)+[.N$1]))" office:value-type="string" office:string-value="b" calcext:value-type="string">
            <text:p>b</text:p>
          </table:table-cell>
          <table:table-cell table:style-name="ce51" table:formula="of:=IF(INDEX([.$AK25:.$DK25];MATCH([.$M$3];[.$AK$3:.$DK$3];0)+[.O$1])=&quot;&quot;;&quot;&quot;;INDEX([.$AK25:.$DK25];MATCH([.$M$3];[.$AK$3:.$DK$3];0)+[.O$1]))">
            <text:p/>
          </table:table-cell>
          <table:table-cell table:style-name="ce51" table:formula="of:=IF(INDEX([.$AK25:.$DK25];MATCH([.$M$3];[.$AK$3:.$DK$3];0)+[.P$1])=&quot;&quot;;&quot;&quot;;INDEX([.$AK25:.$DK25];MATCH([.$M$3];[.$AK$3:.$DK$3];0)+[.P$1]))">
            <text:p/>
          </table:table-cell>
          <table:table-cell table:style-name="ce37" table:formula="of:=IF(INDEX([.$AK25:.$DK25];MATCH([.$M$3];[.$AK$3:.$DK$3];0)+[.Q$1])=&quot;&quot;;&quot;&quot;;INDEX([.$AK25:.$DK25];MATCH([.$M$3];[.$AK$3:.$DK$3];0)+[.Q$1]))" office:value-type="float" office:value="38.2" calcext:value-type="float">
            <text:p>38.2</text:p>
          </table:table-cell>
          <table:table-cell table:style-name="ce24" table:formula="of:=IF(INDEX([.$AK25:.$DK25];MATCH([.$M$3];[.$AK$3:.$DK$3];0)+[.R$1])=&quot;&quot;;&quot;&quot;;INDEX([.$DO$23:.$DO$422];MATCH(INDEX([.$AK25:.$DK25];MATCH([.$M$3];[.$AK$3:.$DK$3];0)+[.R$1])&amp;IF([.U25]=&quot;&quot;;&quot;&quot;;&quot;_&quot;&amp;[.U25]);[.$DQ$23:.$DQ$422];0)))" office:value-type="float" office:value="10" calcext:value-type="float">
            <text:p>10</text:p>
          </table:table-cell>
          <table:table-cell table:style-name="ce14" table:formula="of:=IF(INDEX([.$AK25:.$DK25];MATCH([.$M$3];[.$AK$3:.$DK$3];0)+[.S$1])=&quot;&quot;;&quot;&quot;;INDEX([.$AK25:.$DK25];MATCH([.$M$3];[.$AK$3:.$DK$3];0)+[.S$1]))" office:value-type="string" office:string-value="b" calcext:value-type="string">
            <text:p>b</text:p>
          </table:table-cell>
          <table:table-cell table:style-name="ce14" table:formula="of:=IF(INDEX([.$AK25:.$DK25];MATCH([.$M$3];[.$AK$3:.$DK$3];0)+[.T$1])=&quot;&quot;;&quot;&quot;;INDEX([.$AK25:.$DK25];MATCH([.$M$3];[.$AK$3:.$DK$3];0)+[.T$1]))">
            <text:p/>
          </table:table-cell>
          <table:table-cell table:style-name="ce51" table:formula="of:=IF(INDEX([.$AK25:.$DK25];MATCH([.$M$3];[.$AK$3:.$DK$3];0)+[.U$1])=&quot;&quot;;&quot;&quot;;INDEX([.$AK25:.$DK25];MATCH([.$M$3];[.$AK$3:.$DK$3];0)+[.U$1]))">
            <text:p/>
          </table:table-cell>
          <table:table-cell table:style-name="ce37" table:formula="of:=IF(INDEX([.$AK25:.$DK25];MATCH([.$M$3];[.$AK$3:.$DK$3];0)+[.V$1])=&quot;&quot;;&quot;&quot;;INDEX([.$AK25:.$DK25];MATCH([.$M$3];[.$AK$3:.$DK$3];0)+[.V$1]))" office:value-type="float" office:value="137.2" calcext:value-type="float">
            <text:p>137.2</text:p>
          </table:table-cell>
          <table:table-cell table:style-name="ce24" table:formula="of:=IF(INDEX([.$AK25:.$DK25];MATCH([.$M$3];[.$AK$3:.$DK$3];0)+[.W$1])=&quot;&quot;;&quot;&quot;;INDEX([.$DO$23:.$DO$422];MATCH(INDEX([.$AK25:.$DK25];MATCH([.$M$3];[.$AK$3:.$DK$3];0)+[.W$1])&amp;IF([.Z25]=&quot;&quot;;&quot;&quot;;&quot;_&quot;&amp;[.Z25]);[.$DR$23:.$DR$422];0)))" office:value-type="float" office:value="21" calcext:value-type="float">
            <text:p>21</text:p>
          </table:table-cell>
          <table:table-cell table:style-name="ce14" table:formula="of:=IF(INDEX([.$AK25:.$DK25];MATCH([.$M$3];[.$AK$3:.$DK$3];0)+[.X$1])=&quot;&quot;;&quot;&quot;;INDEX([.$AK25:.$DK25];MATCH([.$M$3];[.$AK$3:.$DK$3];0)+[.X$1]))" office:value-type="string" office:string-value="b" calcext:value-type="string">
            <text:p>b</text:p>
          </table:table-cell>
          <table:table-cell table:style-name="ce14" table:formula="of:=IF(INDEX([.$AK25:.$DK25];MATCH([.$M$3];[.$AK$3:.$DK$3];0)+[.Y$1])=&quot;&quot;;&quot;&quot;;INDEX([.$AK25:.$DK25];MATCH([.$M$3];[.$AK$3:.$DK$3];0)+[.Y$1]))">
            <text:p/>
          </table:table-cell>
          <table:table-cell table:style-name="ce51" table:formula="of:=IF(INDEX([.$AK25:.$DK25];MATCH([.$M$3];[.$AK$3:.$DK$3];0)+[.Z$1])=&quot;&quot;;&quot;&quot;;INDEX([.$AK25:.$DK25];MATCH([.$M$3];[.$AK$3:.$DK$3];0)+[.Z$1]))">
            <text:p/>
          </table:table-cell>
          <table:table-cell table:style-name="ce37" table:formula="of:=IF(INDEX([.$AK25:.$DK25];MATCH([.$M$3];[.$AK$3:.$DK$3];0)+[.AA$1])=&quot;&quot;;&quot;&quot;;INDEX([.$AK25:.$DK25];MATCH([.$M$3];[.$AK$3:.$DK$3];0)+[.AA$1]))">
            <text:p/>
          </table:table-cell>
          <table:table-cell table:style-name="ce24" table:formula="of:=IF(INDEX([.$AK25:.$DK25];MATCH([.$M$3];[.$AK$3:.$DK$3];0)+[.AB$1])=&quot;&quot;;&quot;&quot;;INDEX([.$DO$23:.$DO$422];MATCH(INDEX([.$AK25:.$DK25];MATCH([.$M$3];[.$AK$3:.$DK$3];0)+[.AB$1])&amp;IF([.AE25]=&quot;&quot;;&quot;&quot;;&quot;_&quot;&amp;[.AE25]);[.$DS$23:.$DS$422];0)))">
            <text:p/>
          </table:table-cell>
          <table:table-cell table:style-name="ce14" table:formula="of:=IF(INDEX([.$AK25:.$DK25];MATCH([.$M$3];[.$AK$3:.$DK$3];0)+[.AC$1])=&quot;&quot;;&quot;&quot;;INDEX([.$AK25:.$DK25];MATCH([.$M$3];[.$AK$3:.$DK$3];0)+[.AC$1]))">
            <text:p/>
          </table:table-cell>
          <table:table-cell table:style-name="ce14" table:formula="of:=IF(INDEX([.$AK25:.$DK25];MATCH([.$M$3];[.$AK$3:.$DK$3];0)+[.AD$1])=&quot;&quot;;&quot;&quot;;INDEX([.$AK25:.$DK25];MATCH([.$M$3];[.$AK$3:.$DK$3];0)+[.AD$1]))">
            <text:p/>
          </table:table-cell>
          <table:table-cell table:style-name="ce51" table:formula="of:=IF(INDEX([.$AK25:.$DK25];MATCH([.$M$3];[.$AK$3:.$DK$3];0)+[.AE$1])=&quot;&quot;;&quot;&quot;;INDEX([.$AK25:.$DK25];MATCH([.$M$3];[.$AK$3:.$DK$3];0)+[.AE$1]))">
            <text:p/>
          </table:table-cell>
          <table:table-cell table:style-name="ce37" table:formula="of:=IF(INDEX([.$AK25:.$DK25];MATCH([.$M$3];[.$AK$3:.$DK$3];0)+[.AF$1])=&quot;&quot;;&quot;&quot;;INDEX([.$AK25:.$DK25];MATCH([.$M$3];[.$AK$3:.$DK$3];0)+[.AF$1]))">
            <text:p/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7" office:value-type="float" office:value="12" calcext:value-type="float">
            <text:p>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6" calcext:value-type="float">
            <text:p>36</text:p>
          </table:table-cell>
          <table:table-cell table:style-name="ce27" office:value-type="float" office:value="14" calcext:value-type="float">
            <text:p>14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4.9" calcext:value-type="float">
            <text:p>34.9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7.4" calcext:value-type="float">
            <text:p>37.4</text:p>
          </table:table-cell>
          <table:table-cell table:style-name="ce27" office:value-type="float" office:value="13" calcext:value-type="float">
            <text:p>1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3" calcext:value-type="float">
            <text:p>33</text:p>
          </table:table-cell>
          <table:table-cell table:style-name="ce27" office:value-type="float" office:value="11" calcext:value-type="float">
            <text:p>1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5" calcext:value-type="float">
            <text:p>35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6.5" calcext:value-type="float">
            <text:p>36.5</text:p>
          </table:table-cell>
          <table:table-cell table:style-name="ce27" office:value-type="float" office:value="11" calcext:value-type="float">
            <text:p>1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8.2" calcext:value-type="float">
            <text:p>38.2</text:p>
          </table:table-cell>
          <table:table-cell table:style-name="ce27" office:value-type="float" office:value="10" calcext:value-type="float">
            <text:p>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.2" calcext:value-type="float">
            <text:p>137.2</text:p>
          </table:table-cell>
          <table:table-cell table:style-name="ce27" office:value-type="float" office:value="21" calcext:value-type="float">
            <text:p>2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3" calcext:value-type="float">
            <text:p>3</text:p>
          </table:table-cell>
          <table:table-cell table:formula="of:=IF([$BARS.D6]=&quot;&quot;;&quot;&quot;;[$BARS.D6])" office:value-type="float" office:value="3" calcext:value-type="float">
            <text:p>3</text:p>
          </table:table-cell>
          <table:table-cell table:formula="of:=IF([$BARS.E6]=&quot;&quot;;&quot;&quot;;[$BARS.E6])" office:value-type="float" office:value="3" calcext:value-type="float">
            <text:p>3</text:p>
          </table:table-cell>
          <table:table-cell table:formula="of:=IF([$BARS.F6]=&quot;&quot;;&quot;&quot;;[$BARS.F6])" office:value-type="float" office:value="3" calcext:value-type="float">
            <text:p>3</text:p>
          </table:table-cell>
          <table:table-cell table:formula="of:=IF([$BARS.G6]=&quot;&quot;;&quot;&quot;;[$BARS.G6])" office:value-type="float" office:value="3" calcext:value-type="float">
            <text:p>3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OR(SMALL([.$M$4:.$M$79];[.A26]));&quot;&quot;;SMALL([.$M$4:.$M$79];[.A26]))" office:value-type="float" office:value="11" calcext:value-type="float">
            <text:p>11</text:p>
          </table:table-cell>
          <table:table-cell table:formula="of:=IF([.B26]=&quot;&quot;;&quot;&quot;;IF(OR([.D25]=&quot;pb&quot;;[.D25]=&quot;b&quot;;[.D25]=&quot;&quot;;[.D25]=&quot;p&quot;);[.B26]-[.B25];[.B26]-[.B25]-1))" office:value-type="float" office:value="5" calcext:value-type="float">
            <text:p>5</text:p>
          </table:table-cell>
          <table:table-cell table:formula="of:=IF([.B26]=&quot;&quot;;&quot;&quot;;IF(ISNUMBER(MATCH([.B26];[.$M$4:.$M$11];0));&quot;&quot;;INDEX([.$N$23:.$N$79];MATCH([.B26];[.$M$23:.$M$79];0))))" office:value-type="string" office:string-value="b" calcext:value-type="string">
            <text:p>b</text:p>
          </table:table-cell>
          <table:table-cell table:formula="of:=IF([.B26]=&quot;&quot;;&quot;&quot;;IF([.B25]&lt;[.$M$4];INDEX([.$N$4:.$N$11];MATCH([.B25];[.$M$4:.$M$11];-1));INDEX([.$N$4:.$N$11];MATCH([.B25];[.$M$4:.$M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&quot;&quot;))" office:value-type="string" office:string-value="\break" calcext:value-type="string">
            <text:p>\break</text:p>
          </table:table-cell>
          <table:table-cell table:formula="of:=IF(ISERROR(MATCH([.B26];[.$M$24:.$M$79];0));&quot;&quot;;IF(INDEX([.$O$24:.$O$79];MATCH([.B26];[.$M$24:.$M$79];0))=&quot;&quot;;&quot;&quot;;&quot;\grace {&quot;&amp;INDEX([.$O$24:.$O$79];MATCH([.B26];[.$M$24:.$M$79];0))&amp;&quot;}&quot;))">
            <text:p/>
          </table:table-cell>
          <table:table-cell/>
          <table:table-cell table:formula="of:=IF([.B26]=&quot;&quot;;&quot;&quot;;IF([.$M$16]=&quot;Y&quot;;IF([.C26]=0;&quot; &quot;&amp;[.F26];IF(OR([.D26]=&quot;b&quot;;[.D26]=&quot;pb&quot;);[.E26]&amp;&quot;*&quot;&amp;[.C26]&amp;&quot; &quot;&amp;[.F26]&amp;&quot; &quot;&amp;[.G26];[.E26]&amp;&quot;*&quot;&amp;[.C26]&amp;&quot; &quot;&amp;SUBSTITUTE(SUBSTITUTE([.D26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24]=&quot;&quot;;&quot;&quot;;&quot;\overrideProperty Score.NonMusicalPaperColumn.line-break-system-details #'((Y-offset . &quot;&amp;[.Q24]&amp;&quot;))&quot;)" office:value-type="string" office:string-value="\overrideProperty Score.NonMusicalPaperColumn.line-break-system-details #'((Y-offset . 25.8))" calcext:value-type="string">
            <text:p>\overrideProperty Score.NonMusicalPaperColumn.line-break-system-details #'((Y-offset . 25.8))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4" table:formula="of:=IF(INDEX([.$AK26:.$DK26];MATCH([.$M$3];[.$AK$3:.$DK$3];0)+[.$M$1])=&quot;&quot;;&quot;&quot;;INDEX([.$DO$23:.$DO$422];MATCH(INDEX([.$AK26:.$DK26];MATCH([.$M$3];[.$AK$3:.$DK$3];0)+[.$M$1])&amp;IF([.P26]=&quot;&quot;;&quot;&quot;;&quot;_&quot;&amp;[.P26]);[.$DP$23:.$DP$422];0)))" office:value-type="float" office:value="15" calcext:value-type="float">
            <text:p>15</text:p>
          </table:table-cell>
          <table:table-cell table:style-name="ce14" table:formula="of:=IF(INDEX([.$AK26:.$DK26];MATCH([.$M$3];[.$AK$3:.$DK$3];0)+[.N$1])=&quot;&quot;;&quot;&quot;;INDEX([.$AK26:.$DK26];MATCH([.$M$3];[.$AK$3:.$DK$3];0)+[.N$1]))" office:value-type="string" office:string-value="b" calcext:value-type="string">
            <text:p>b</text:p>
          </table:table-cell>
          <table:table-cell table:style-name="ce51" table:formula="of:=IF(INDEX([.$AK26:.$DK26];MATCH([.$M$3];[.$AK$3:.$DK$3];0)+[.O$1])=&quot;&quot;;&quot;&quot;;INDEX([.$AK26:.$DK26];MATCH([.$M$3];[.$AK$3:.$DK$3];0)+[.O$1]))">
            <text:p/>
          </table:table-cell>
          <table:table-cell table:style-name="ce51" table:formula="of:=IF(INDEX([.$AK26:.$DK26];MATCH([.$M$3];[.$AK$3:.$DK$3];0)+[.P$1])=&quot;&quot;;&quot;&quot;;INDEX([.$AK26:.$DK26];MATCH([.$M$3];[.$AK$3:.$DK$3];0)+[.P$1]))">
            <text:p/>
          </table:table-cell>
          <table:table-cell table:style-name="ce37" table:formula="of:=IF(INDEX([.$AK26:.$DK26];MATCH([.$M$3];[.$AK$3:.$DK$3];0)+[.Q$1])=&quot;&quot;;&quot;&quot;;INDEX([.$AK26:.$DK26];MATCH([.$M$3];[.$AK$3:.$DK$3];0)+[.Q$1]))" office:value-type="float" office:value="49.03" calcext:value-type="float">
            <text:p>49.03</text:p>
          </table:table-cell>
          <table:table-cell table:style-name="ce24" table:formula="of:=IF(INDEX([.$AK26:.$DK26];MATCH([.$M$3];[.$AK$3:.$DK$3];0)+[.R$1])=&quot;&quot;;&quot;&quot;;INDEX([.$DO$23:.$DO$422];MATCH(INDEX([.$AK26:.$DK26];MATCH([.$M$3];[.$AK$3:.$DK$3];0)+[.R$1])&amp;IF([.U26]=&quot;&quot;;&quot;&quot;;&quot;_&quot;&amp;[.U26]);[.$DQ$23:.$DQ$422];0)))" office:value-type="float" office:value="17" calcext:value-type="float">
            <text:p>17</text:p>
          </table:table-cell>
          <table:table-cell table:style-name="ce14" table:formula="of:=IF(INDEX([.$AK26:.$DK26];MATCH([.$M$3];[.$AK$3:.$DK$3];0)+[.S$1])=&quot;&quot;;&quot;&quot;;INDEX([.$AK26:.$DK26];MATCH([.$M$3];[.$AK$3:.$DK$3];0)+[.S$1]))" office:value-type="string" office:string-value="b" calcext:value-type="string">
            <text:p>b</text:p>
          </table:table-cell>
          <table:table-cell table:style-name="ce14" table:formula="of:=IF(INDEX([.$AK26:.$DK26];MATCH([.$M$3];[.$AK$3:.$DK$3];0)+[.T$1])=&quot;&quot;;&quot;&quot;;INDEX([.$AK26:.$DK26];MATCH([.$M$3];[.$AK$3:.$DK$3];0)+[.T$1]))">
            <text:p/>
          </table:table-cell>
          <table:table-cell table:style-name="ce51" table:formula="of:=IF(INDEX([.$AK26:.$DK26];MATCH([.$M$3];[.$AK$3:.$DK$3];0)+[.U$1])=&quot;&quot;;&quot;&quot;;INDEX([.$AK26:.$DK26];MATCH([.$M$3];[.$AK$3:.$DK$3];0)+[.U$1]))">
            <text:p/>
          </table:table-cell>
          <table:table-cell table:style-name="ce37" table:formula="of:=IF(INDEX([.$AK26:.$DK26];MATCH([.$M$3];[.$AK$3:.$DK$3];0)+[.V$1])=&quot;&quot;;&quot;&quot;;INDEX([.$AK26:.$DK26];MATCH([.$M$3];[.$AK$3:.$DK$3];0)+[.V$1]))" office:value-type="float" office:value="148" calcext:value-type="float">
            <text:p>148</text:p>
          </table:table-cell>
          <table:table-cell table:style-name="ce24" table:formula="of:=IF(INDEX([.$AK26:.$DK26];MATCH([.$M$3];[.$AK$3:.$DK$3];0)+[.W$1])=&quot;&quot;;&quot;&quot;;INDEX([.$DO$23:.$DO$422];MATCH(INDEX([.$AK26:.$DK26];MATCH([.$M$3];[.$AK$3:.$DK$3];0)+[.W$1])&amp;IF([.Z26]=&quot;&quot;;&quot;&quot;;&quot;_&quot;&amp;[.Z26]);[.$DR$23:.$DR$422];0)))" office:value-type="float" office:value="27" calcext:value-type="float">
            <text:p>27</text:p>
          </table:table-cell>
          <table:table-cell table:style-name="ce14" table:formula="of:=IF(INDEX([.$AK26:.$DK26];MATCH([.$M$3];[.$AK$3:.$DK$3];0)+[.X$1])=&quot;&quot;;&quot;&quot;;INDEX([.$AK26:.$DK26];MATCH([.$M$3];[.$AK$3:.$DK$3];0)+[.X$1]))" office:value-type="string" office:string-value="b" calcext:value-type="string">
            <text:p>b</text:p>
          </table:table-cell>
          <table:table-cell table:style-name="ce14" table:formula="of:=IF(INDEX([.$AK26:.$DK26];MATCH([.$M$3];[.$AK$3:.$DK$3];0)+[.Y$1])=&quot;&quot;;&quot;&quot;;INDEX([.$AK26:.$DK26];MATCH([.$M$3];[.$AK$3:.$DK$3];0)+[.Y$1]))">
            <text:p/>
          </table:table-cell>
          <table:table-cell table:style-name="ce51" table:formula="of:=IF(INDEX([.$AK26:.$DK26];MATCH([.$M$3];[.$AK$3:.$DK$3];0)+[.Z$1])=&quot;&quot;;&quot;&quot;;INDEX([.$AK26:.$DK26];MATCH([.$M$3];[.$AK$3:.$DK$3];0)+[.Z$1]))">
            <text:p/>
          </table:table-cell>
          <table:table-cell table:style-name="ce37" table:formula="of:=IF(INDEX([.$AK26:.$DK26];MATCH([.$M$3];[.$AK$3:.$DK$3];0)+[.AA$1])=&quot;&quot;;&quot;&quot;;INDEX([.$AK26:.$DK26];MATCH([.$M$3];[.$AK$3:.$DK$3];0)+[.AA$1]))">
            <text:p/>
          </table:table-cell>
          <table:table-cell table:style-name="ce24" table:formula="of:=IF(INDEX([.$AK26:.$DK26];MATCH([.$M$3];[.$AK$3:.$DK$3];0)+[.AB$1])=&quot;&quot;;&quot;&quot;;INDEX([.$DO$23:.$DO$422];MATCH(INDEX([.$AK26:.$DK26];MATCH([.$M$3];[.$AK$3:.$DK$3];0)+[.AB$1])&amp;IF([.AE26]=&quot;&quot;;&quot;&quot;;&quot;_&quot;&amp;[.AE26]);[.$DS$23:.$DS$422];0)))">
            <text:p/>
          </table:table-cell>
          <table:table-cell table:style-name="ce14" table:formula="of:=IF(INDEX([.$AK26:.$DK26];MATCH([.$M$3];[.$AK$3:.$DK$3];0)+[.AC$1])=&quot;&quot;;&quot;&quot;;INDEX([.$AK26:.$DK26];MATCH([.$M$3];[.$AK$3:.$DK$3];0)+[.AC$1]))">
            <text:p/>
          </table:table-cell>
          <table:table-cell table:style-name="ce14" table:formula="of:=IF(INDEX([.$AK26:.$DK26];MATCH([.$M$3];[.$AK$3:.$DK$3];0)+[.AD$1])=&quot;&quot;;&quot;&quot;;INDEX([.$AK26:.$DK26];MATCH([.$M$3];[.$AK$3:.$DK$3];0)+[.AD$1]))">
            <text:p/>
          </table:table-cell>
          <table:table-cell table:style-name="ce51" table:formula="of:=IF(INDEX([.$AK26:.$DK26];MATCH([.$M$3];[.$AK$3:.$DK$3];0)+[.AE$1])=&quot;&quot;;&quot;&quot;;INDEX([.$AK26:.$DK26];MATCH([.$M$3];[.$AK$3:.$DK$3];0)+[.AE$1]))">
            <text:p/>
          </table:table-cell>
          <table:table-cell table:style-name="ce37" table:formula="of:=IF(INDEX([.$AK26:.$DK26];MATCH([.$M$3];[.$AK$3:.$DK$3];0)+[.AF$1])=&quot;&quot;;&quot;&quot;;INDEX([.$AK26:.$DK26];MATCH([.$M$3];[.$AK$3:.$DK$3];0)+[.AF$1]))">
            <text:p/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7" calcext:value-type="float">
            <text:p>47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.5" calcext:value-type="float">
            <text:p>14.5</text:p>
          </table:table-cell>
          <table:table-cell table:style-name="ce27" office:value-type="float" office:value="30" calcext:value-type="float">
            <text:p>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35" calcext:value-type="float">
            <text:p>47.35</text:p>
          </table:table-cell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0" calcext:value-type="float">
            <text:p>50</text:p>
          </table:table-cell>
          <table:table-cell table:style-name="ce27" office:value-type="float" office:value="17" calcext:value-type="float">
            <text:p>1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15" calcext:value-type="float">
            <text:p>15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5" calcext:value-type="float">
            <text:p>47.5</text:p>
          </table:table-cell>
          <table:table-cell table:style-name="ce27" office:value-type="float" office:value="22" calcext:value-type="float">
            <text:p>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65" calcext:value-type="float">
            <text:p>47.65</text:p>
          </table:table-cell>
          <table:table-cell table:style-name="ce27" office:value-type="float" office:value="15" calcext:value-type="float">
            <text:p>1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9.03" calcext:value-type="float">
            <text:p>49.03</text:p>
          </table:table-cell>
          <table:table-cell table:style-name="ce27" office:value-type="float" office:value="17" calcext:value-type="float">
            <text:p>1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27" calcext:value-type="float">
            <text:p>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" calcext:value-type="float">
            <text:p>4</text:p>
          </table:table-cell>
          <table:table-cell table:formula="of:=IF([$BARS.D7]=&quot;&quot;;&quot;&quot;;[$BARS.D7])" office:value-type="float" office:value="4" calcext:value-type="float">
            <text:p>4</text:p>
          </table:table-cell>
          <table:table-cell table:formula="of:=IF([$BARS.E7]=&quot;&quot;;&quot;&quot;;[$BARS.E7])" office:value-type="float" office:value="4" calcext:value-type="float">
            <text:p>4</text:p>
          </table:table-cell>
          <table:table-cell table:formula="of:=IF([$BARS.F7]=&quot;&quot;;&quot;&quot;;[$BARS.F7])" office:value-type="float" office:value="4" calcext:value-type="float">
            <text:p>4</text:p>
          </table:table-cell>
          <table:table-cell table:formula="of:=IF([$BARS.G7]=&quot;&quot;;&quot;&quot;;[$BARS.G7])" office:value-type="float" office:value="4" calcext:value-type="float">
            <text:p>4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OR(SMALL([.$M$4:.$M$79];[.A27]));&quot;&quot;;SMALL([.$M$4:.$M$79];[.A27]))" office:value-type="float" office:value="15" calcext:value-type="float">
            <text:p>15</text:p>
          </table:table-cell>
          <table:table-cell table:formula="of:=IF([.B27]=&quot;&quot;;&quot;&quot;;IF(OR([.D26]=&quot;pb&quot;;[.D26]=&quot;b&quot;;[.D26]=&quot;&quot;;[.D26]=&quot;p&quot;);[.B27]-[.B26];[.B27]-[.B26]-1))" office:value-type="float" office:value="4" calcext:value-type="float">
            <text:p>4</text:p>
          </table:table-cell>
          <table:table-cell table:formula="of:=IF([.B27]=&quot;&quot;;&quot;&quot;;IF(ISNUMBER(MATCH([.B27];[.$M$4:.$M$11];0));&quot;&quot;;INDEX([.$N$23:.$N$79];MATCH([.B27];[.$M$23:.$M$79];0))))" office:value-type="string" office:string-value="b" calcext:value-type="string">
            <text:p>b</text:p>
          </table:table-cell>
          <table:table-cell table:formula="of:=IF([.B27]=&quot;&quot;;&quot;&quot;;IF([.B26]&lt;[.$M$4];INDEX([.$N$4:.$N$11];MATCH([.B26];[.$M$4:.$M$11];-1));INDEX([.$N$4:.$N$11];MATCH([.B26];[.$M$4:.$M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&quot;&quot;))" office:value-type="string" office:string-value="\break" calcext:value-type="string">
            <text:p>\break</text:p>
          </table:table-cell>
          <table:table-cell table:formula="of:=IF(ISERROR(MATCH([.B27];[.$M$24:.$M$79];0));&quot;&quot;;IF(INDEX([.$O$24:.$O$79];MATCH([.B27];[.$M$24:.$M$79];0))=&quot;&quot;;&quot;&quot;;&quot;\grace {&quot;&amp;INDEX([.$O$24:.$O$79];MATCH([.B27];[.$M$24:.$M$79];0))&amp;&quot;}&quot;))">
            <text:p/>
          </table:table-cell>
          <table:table-cell/>
          <table:table-cell table:formula="of:=IF([.B27]=&quot;&quot;;&quot;&quot;;IF([.$M$16]=&quot;Y&quot;;IF([.C27]=0;&quot; &quot;&amp;[.F27];IF(OR([.D27]=&quot;b&quot;;[.D27]=&quot;pb&quot;);[.E27]&amp;&quot;*&quot;&amp;[.C27]&amp;&quot; &quot;&amp;[.F27]&amp;&quot; &quot;&amp;[.G27];[.E27]&amp;&quot;*&quot;&amp;[.C27]&amp;&quot; &quot;&amp;SUBSTITUTE(SUBSTITUTE([.D27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25]=&quot;&quot;;&quot;&quot;;&quot;\overrideProperty Score.NonMusicalPaperColumn.line-break-system-details #'((Y-offset . &quot;&amp;[.Q25]&amp;&quot;))&quot;)" office:value-type="string" office:string-value="\overrideProperty Score.NonMusicalPaperColumn.line-break-system-details #'((Y-offset . 38.2))" calcext:value-type="string">
            <text:p>\overrideProperty Score.NonMusicalPaperColumn.line-break-system-details #'((Y-offset . 38.2))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24" table:formula="of:=IF(INDEX([.$AK27:.$DK27];MATCH([.$M$3];[.$AK$3:.$DK$3];0)+[.$M$1])=&quot;&quot;;&quot;&quot;;INDEX([.$DO$23:.$DO$422];MATCH(INDEX([.$AK27:.$DK27];MATCH([.$M$3];[.$AK$3:.$DK$3];0)+[.$M$1])&amp;IF([.P27]=&quot;&quot;;&quot;&quot;;&quot;_&quot;&amp;[.P27]);[.$DP$23:.$DP$422];0)))" office:value-type="float" office:value="19" calcext:value-type="float">
            <text:p>19</text:p>
          </table:table-cell>
          <table:table-cell table:style-name="ce14" table:formula="of:=IF(INDEX([.$AK27:.$DK27];MATCH([.$M$3];[.$AK$3:.$DK$3];0)+[.N$1])=&quot;&quot;;&quot;&quot;;INDEX([.$AK27:.$DK27];MATCH([.$M$3];[.$AK$3:.$DK$3];0)+[.N$1]))" office:value-type="string" office:string-value="b" calcext:value-type="string">
            <text:p>b</text:p>
          </table:table-cell>
          <table:table-cell table:style-name="ce51" table:formula="of:=IF(INDEX([.$AK27:.$DK27];MATCH([.$M$3];[.$AK$3:.$DK$3];0)+[.O$1])=&quot;&quot;;&quot;&quot;;INDEX([.$AK27:.$DK27];MATCH([.$M$3];[.$AK$3:.$DK$3];0)+[.O$1]))">
            <text:p/>
          </table:table-cell>
          <table:table-cell table:style-name="ce51" table:formula="of:=IF(INDEX([.$AK27:.$DK27];MATCH([.$M$3];[.$AK$3:.$DK$3];0)+[.P$1])=&quot;&quot;;&quot;&quot;;INDEX([.$AK27:.$DK27];MATCH([.$M$3];[.$AK$3:.$DK$3];0)+[.P$1]))">
            <text:p/>
          </table:table-cell>
          <table:table-cell table:style-name="ce37" table:formula="of:=IF(INDEX([.$AK27:.$DK27];MATCH([.$M$3];[.$AK$3:.$DK$3];0)+[.Q$1])=&quot;&quot;;&quot;&quot;;INDEX([.$AK27:.$DK27];MATCH([.$M$3];[.$AK$3:.$DK$3];0)+[.Q$1]))" office:value-type="float" office:value="62.91" calcext:value-type="float">
            <text:p>62.91</text:p>
          </table:table-cell>
          <table:table-cell table:style-name="ce24" table:formula="of:=IF(INDEX([.$AK27:.$DK27];MATCH([.$M$3];[.$AK$3:.$DK$3];0)+[.R$1])=&quot;&quot;;&quot;&quot;;INDEX([.$DO$23:.$DO$422];MATCH(INDEX([.$AK27:.$DK27];MATCH([.$M$3];[.$AK$3:.$DK$3];0)+[.R$1])&amp;IF([.U27]=&quot;&quot;;&quot;&quot;;&quot;_&quot;&amp;[.U27]);[.$DQ$23:.$DQ$422];0)))" office:value-type="float" office:value="22" calcext:value-type="float">
            <text:p>22</text:p>
          </table:table-cell>
          <table:table-cell table:style-name="ce14" table:formula="of:=IF(INDEX([.$AK27:.$DK27];MATCH([.$M$3];[.$AK$3:.$DK$3];0)+[.S$1])=&quot;&quot;;&quot;&quot;;INDEX([.$AK27:.$DK27];MATCH([.$M$3];[.$AK$3:.$DK$3];0)+[.S$1]))" office:value-type="string" office:string-value="pb" calcext:value-type="string">
            <text:p>pb</text:p>
          </table:table-cell>
          <table:table-cell table:style-name="ce14" table:formula="of:=IF(INDEX([.$AK27:.$DK27];MATCH([.$M$3];[.$AK$3:.$DK$3];0)+[.T$1])=&quot;&quot;;&quot;&quot;;INDEX([.$AK27:.$DK27];MATCH([.$M$3];[.$AK$3:.$DK$3];0)+[.T$1]))">
            <text:p/>
          </table:table-cell>
          <table:table-cell table:style-name="ce51" table:formula="of:=IF(INDEX([.$AK27:.$DK27];MATCH([.$M$3];[.$AK$3:.$DK$3];0)+[.U$1])=&quot;&quot;;&quot;&quot;;INDEX([.$AK27:.$DK27];MATCH([.$M$3];[.$AK$3:.$DK$3];0)+[.U$1]))">
            <text:p/>
          </table:table-cell>
          <table:table-cell table:style-name="ce37" table:formula="of:=IF(INDEX([.$AK27:.$DK27];MATCH([.$M$3];[.$AK$3:.$DK$3];0)+[.V$1])=&quot;&quot;;&quot;&quot;;INDEX([.$AK27:.$DK27];MATCH([.$M$3];[.$AK$3:.$DK$3];0)+[.V$1]))" office:value-type="float" office:value="5" calcext:value-type="float">
            <text:p>5</text:p>
          </table:table-cell>
          <table:table-cell table:style-name="ce24" table:formula="of:=IF(INDEX([.$AK27:.$DK27];MATCH([.$M$3];[.$AK$3:.$DK$3];0)+[.W$1])=&quot;&quot;;&quot;&quot;;INDEX([.$DO$23:.$DO$422];MATCH(INDEX([.$AK27:.$DK27];MATCH([.$M$3];[.$AK$3:.$DK$3];0)+[.W$1])&amp;IF([.Z27]=&quot;&quot;;&quot;&quot;;&quot;_&quot;&amp;[.Z27]);[.$DR$23:.$DR$422];0)))" office:value-type="float" office:value="34" calcext:value-type="float">
            <text:p>34</text:p>
          </table:table-cell>
          <table:table-cell table:style-name="ce14" table:formula="of:=IF(INDEX([.$AK27:.$DK27];MATCH([.$M$3];[.$AK$3:.$DK$3];0)+[.X$1])=&quot;&quot;;&quot;&quot;;INDEX([.$AK27:.$DK27];MATCH([.$M$3];[.$AK$3:.$DK$3];0)+[.X$1]))" office:value-type="string" office:string-value="b" calcext:value-type="string">
            <text:p>b</text:p>
          </table:table-cell>
          <table:table-cell table:style-name="ce14" table:formula="of:=IF(INDEX([.$AK27:.$DK27];MATCH([.$M$3];[.$AK$3:.$DK$3];0)+[.Y$1])=&quot;&quot;;&quot;&quot;;INDEX([.$AK27:.$DK27];MATCH([.$M$3];[.$AK$3:.$DK$3];0)+[.Y$1]))">
            <text:p/>
          </table:table-cell>
          <table:table-cell table:style-name="ce51" table:formula="of:=IF(INDEX([.$AK27:.$DK27];MATCH([.$M$3];[.$AK$3:.$DK$3];0)+[.Z$1])=&quot;&quot;;&quot;&quot;;INDEX([.$AK27:.$DK27];MATCH([.$M$3];[.$AK$3:.$DK$3];0)+[.Z$1]))">
            <text:p/>
          </table:table-cell>
          <table:table-cell table:style-name="ce37" table:formula="of:=IF(INDEX([.$AK27:.$DK27];MATCH([.$M$3];[.$AK$3:.$DK$3];0)+[.AA$1])=&quot;&quot;;&quot;&quot;;INDEX([.$AK27:.$DK27];MATCH([.$M$3];[.$AK$3:.$DK$3];0)+[.AA$1]))">
            <text:p/>
          </table:table-cell>
          <table:table-cell table:style-name="ce24" table:formula="of:=IF(INDEX([.$AK27:.$DK27];MATCH([.$M$3];[.$AK$3:.$DK$3];0)+[.AB$1])=&quot;&quot;;&quot;&quot;;INDEX([.$DO$23:.$DO$422];MATCH(INDEX([.$AK27:.$DK27];MATCH([.$M$3];[.$AK$3:.$DK$3];0)+[.AB$1])&amp;IF([.AE27]=&quot;&quot;;&quot;&quot;;&quot;_&quot;&amp;[.AE27]);[.$DS$23:.$DS$422];0)))">
            <text:p/>
          </table:table-cell>
          <table:table-cell table:style-name="ce14" table:formula="of:=IF(INDEX([.$AK27:.$DK27];MATCH([.$M$3];[.$AK$3:.$DK$3];0)+[.AC$1])=&quot;&quot;;&quot;&quot;;INDEX([.$AK27:.$DK27];MATCH([.$M$3];[.$AK$3:.$DK$3];0)+[.AC$1]))">
            <text:p/>
          </table:table-cell>
          <table:table-cell table:style-name="ce14" table:formula="of:=IF(INDEX([.$AK27:.$DK27];MATCH([.$M$3];[.$AK$3:.$DK$3];0)+[.AD$1])=&quot;&quot;;&quot;&quot;;INDEX([.$AK27:.$DK27];MATCH([.$M$3];[.$AK$3:.$DK$3];0)+[.AD$1]))">
            <text:p/>
          </table:table-cell>
          <table:table-cell table:style-name="ce51" table:formula="of:=IF(INDEX([.$AK27:.$DK27];MATCH([.$M$3];[.$AK$3:.$DK$3];0)+[.AE$1])=&quot;&quot;;&quot;&quot;;INDEX([.$AK27:.$DK27];MATCH([.$M$3];[.$AK$3:.$DK$3];0)+[.AE$1]))">
            <text:p/>
          </table:table-cell>
          <table:table-cell table:style-name="ce37" table:formula="of:=IF(INDEX([.$AK27:.$DK27];MATCH([.$M$3];[.$AK$3:.$DK$3];0)+[.AF$1])=&quot;&quot;;&quot;&quot;;INDEX([.$AK27:.$DK27];MATCH([.$M$3];[.$AK$3:.$DK$3];0)+[.AF$1]))">
            <text:p/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7" office:value-type="float" office:value="23" calcext:value-type="float">
            <text:p>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0" calcext:value-type="float">
            <text:p>60</text:p>
          </table:table-cell>
          <table:table-cell table:style-name="ce27" office:value-type="float" office:value="25" calcext:value-type="float">
            <text:p>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9.5" calcext:value-type="float">
            <text:p>29.5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9.8" calcext:value-type="float">
            <text:p>59.8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4.8" calcext:value-type="float">
            <text:p>64.8</text:p>
          </table:table-cell>
          <table:table-cell table:style-name="ce27" office:value-type="float" office:value="23" calcext:value-type="float">
            <text:p>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" calcext:value-type="float">
            <text:p>56</text:p>
          </table:table-cell>
          <table:table-cell table:style-name="ce27" office:value-type="float" office:value="19" calcext:value-type="float">
            <text:p>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6" calcext:value-type="float">
            <text:p>16</text:p>
          </table:table-cell>
          <table:table-cell table:style-name="ce27" office:value-type="float" office:value="30" calcext:value-type="float">
            <text:p>3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0" calcext:value-type="float">
            <text:p>60</text:p>
          </table:table-cell>
          <table:table-cell table:style-name="ce27" office:value-type="float" office:value="29" calcext:value-type="float">
            <text:p>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1" calcext:value-type="float">
            <text:p>61</text:p>
          </table:table-cell>
          <table:table-cell table:style-name="ce27" office:value-type="float" office:value="19" calcext:value-type="float">
            <text:p>1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2.91" calcext:value-type="float">
            <text:p>62.91</text:p>
          </table:table-cell>
          <table:table-cell table:style-name="ce27" office:value-type="float" office:value="22" calcext:value-type="float">
            <text:p>22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34" calcext:value-type="float">
            <text:p>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5" calcext:value-type="float">
            <text:p>5</text:p>
          </table:table-cell>
          <table:table-cell table:formula="of:=IF([$BARS.D8]=&quot;&quot;;&quot;&quot;;[$BARS.D8])" office:value-type="float" office:value="5" calcext:value-type="float">
            <text:p>5</text:p>
          </table:table-cell>
          <table:table-cell table:formula="of:=IF([$BARS.E8]=&quot;&quot;;&quot;&quot;;[$BARS.E8])" office:value-type="float" office:value="5" calcext:value-type="float">
            <text:p>5</text:p>
          </table:table-cell>
          <table:table-cell table:formula="of:=IF([$BARS.F8]=&quot;&quot;;&quot;&quot;;[$BARS.F8])" office:value-type="float" office:value="5" calcext:value-type="float">
            <text:p>5</text:p>
          </table:table-cell>
          <table:table-cell table:formula="of:=IF([$BARS.G8]=&quot;&quot;;&quot;&quot;;[$BARS.G8])" office:value-type="float" office:value="5" calcext:value-type="float">
            <text:p>5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OR(SMALL([.$M$4:.$M$79];[.A28]));&quot;&quot;;SMALL([.$M$4:.$M$79];[.A28]))" office:value-type="float" office:value="19" calcext:value-type="float">
            <text:p>19</text:p>
          </table:table-cell>
          <table:table-cell table:formula="of:=IF([.B28]=&quot;&quot;;&quot;&quot;;IF(OR([.D27]=&quot;pb&quot;;[.D27]=&quot;b&quot;;[.D27]=&quot;&quot;;[.D27]=&quot;p&quot;);[.B28]-[.B27];[.B28]-[.B27]-1))" office:value-type="float" office:value="4" calcext:value-type="float">
            <text:p>4</text:p>
          </table:table-cell>
          <table:table-cell table:formula="of:=IF([.B28]=&quot;&quot;;&quot;&quot;;IF(ISNUMBER(MATCH([.B28];[.$M$4:.$M$11];0));&quot;&quot;;INDEX([.$N$23:.$N$79];MATCH([.B28];[.$M$23:.$M$79];0))))" office:value-type="string" office:string-value="b" calcext:value-type="string">
            <text:p>b</text:p>
          </table:table-cell>
          <table:table-cell table:formula="of:=IF([.B28]=&quot;&quot;;&quot;&quot;;IF([.B27]&lt;[.$M$4];INDEX([.$N$4:.$N$11];MATCH([.B27];[.$M$4:.$M$11];-1));INDEX([.$N$4:.$N$11];MATCH([.B27];[.$M$4:.$M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&quot;&quot;))" office:value-type="string" office:string-value="\break" calcext:value-type="string">
            <text:p>\break</text:p>
          </table:table-cell>
          <table:table-cell table:formula="of:=IF(ISERROR(MATCH([.B28];[.$M$24:.$M$79];0));&quot;&quot;;IF(INDEX([.$O$24:.$O$79];MATCH([.B28];[.$M$24:.$M$79];0))=&quot;&quot;;&quot;&quot;;&quot;\grace {&quot;&amp;INDEX([.$O$24:.$O$79];MATCH([.B28];[.$M$24:.$M$79];0))&amp;&quot;}&quot;))">
            <text:p/>
          </table:table-cell>
          <table:table-cell/>
          <table:table-cell table:formula="of:=IF([.B28]=&quot;&quot;;&quot;&quot;;IF([.$M$16]=&quot;Y&quot;;IF([.C28]=0;&quot; &quot;&amp;[.F28];IF(OR([.D28]=&quot;b&quot;;[.D28]=&quot;pb&quot;);[.E28]&amp;&quot;*&quot;&amp;[.C28]&amp;&quot; &quot;&amp;[.F28]&amp;&quot; &quot;&amp;[.G28];[.E28]&amp;&quot;*&quot;&amp;[.C28]&amp;&quot; &quot;&amp;SUBSTITUTE(SUBSTITUTE([.D28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26]=&quot;&quot;;&quot;&quot;;&quot;\overrideProperty Score.NonMusicalPaperColumn.line-break-system-details #'((Y-offset . &quot;&amp;[.Q26]&amp;&quot;))&quot;)" office:value-type="string" office:string-value="\overrideProperty Score.NonMusicalPaperColumn.line-break-system-details #'((Y-offset . 49.03))" calcext:value-type="string">
            <text:p>\overrideProperty Score.NonMusicalPaperColumn.line-break-system-details #'((Y-offset . 49.03))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24" table:formula="of:=IF(INDEX([.$AK28:.$DK28];MATCH([.$M$3];[.$AK$3:.$DK$3];0)+[.$M$1])=&quot;&quot;;&quot;&quot;;INDEX([.$DO$23:.$DO$422];MATCH(INDEX([.$AK28:.$DK28];MATCH([.$M$3];[.$AK$3:.$DK$3];0)+[.$M$1])&amp;IF([.P28]=&quot;&quot;;&quot;&quot;;&quot;_&quot;&amp;[.P28]);[.$DP$23:.$DP$422];0)))" office:value-type="float" office:value="24" calcext:value-type="float">
            <text:p>24</text:p>
          </table:table-cell>
          <table:table-cell table:style-name="ce14" table:formula="of:=IF(INDEX([.$AK28:.$DK28];MATCH([.$M$3];[.$AK$3:.$DK$3];0)+[.N$1])=&quot;&quot;;&quot;&quot;;INDEX([.$AK28:.$DK28];MATCH([.$M$3];[.$AK$3:.$DK$3];0)+[.N$1]))" office:value-type="string" office:string-value="b" calcext:value-type="string">
            <text:p>b</text:p>
          </table:table-cell>
          <table:table-cell table:style-name="ce51" table:formula="of:=IF(INDEX([.$AK28:.$DK28];MATCH([.$M$3];[.$AK$3:.$DK$3];0)+[.O$1])=&quot;&quot;;&quot;&quot;;INDEX([.$AK28:.$DK28];MATCH([.$M$3];[.$AK$3:.$DK$3];0)+[.O$1]))">
            <text:p/>
          </table:table-cell>
          <table:table-cell table:style-name="ce51" table:formula="of:=IF(INDEX([.$AK28:.$DK28];MATCH([.$M$3];[.$AK$3:.$DK$3];0)+[.P$1])=&quot;&quot;;&quot;&quot;;INDEX([.$AK28:.$DK28];MATCH([.$M$3];[.$AK$3:.$DK$3];0)+[.P$1]))">
            <text:p/>
          </table:table-cell>
          <table:table-cell table:style-name="ce37" table:formula="of:=IF(INDEX([.$AK28:.$DK28];MATCH([.$M$3];[.$AK$3:.$DK$3];0)+[.Q$1])=&quot;&quot;;&quot;&quot;;INDEX([.$AK28:.$DK28];MATCH([.$M$3];[.$AK$3:.$DK$3];0)+[.Q$1]))" office:value-type="float" office:value="73.76" calcext:value-type="float">
            <text:p>73.76</text:p>
          </table:table-cell>
          <table:table-cell table:style-name="ce24" table:formula="of:=IF(INDEX([.$AK28:.$DK28];MATCH([.$M$3];[.$AK$3:.$DK$3];0)+[.R$1])=&quot;&quot;;&quot;&quot;;INDEX([.$DO$23:.$DO$422];MATCH(INDEX([.$AK28:.$DK28];MATCH([.$M$3];[.$AK$3:.$DK$3];0)+[.R$1])&amp;IF([.U28]=&quot;&quot;;&quot;&quot;;&quot;_&quot;&amp;[.U28]);[.$DQ$23:.$DQ$422];0)))" office:value-type="float" office:value="27" calcext:value-type="float">
            <text:p>27</text:p>
          </table:table-cell>
          <table:table-cell table:style-name="ce14" table:formula="of:=IF(INDEX([.$AK28:.$DK28];MATCH([.$M$3];[.$AK$3:.$DK$3];0)+[.S$1])=&quot;&quot;;&quot;&quot;;INDEX([.$AK28:.$DK28];MATCH([.$M$3];[.$AK$3:.$DK$3];0)+[.S$1]))" office:value-type="string" office:string-value="b" calcext:value-type="string">
            <text:p>b</text:p>
          </table:table-cell>
          <table:table-cell table:style-name="ce14" table:formula="of:=IF(INDEX([.$AK28:.$DK28];MATCH([.$M$3];[.$AK$3:.$DK$3];0)+[.T$1])=&quot;&quot;;&quot;&quot;;INDEX([.$AK28:.$DK28];MATCH([.$M$3];[.$AK$3:.$DK$3];0)+[.T$1]))">
            <text:p/>
          </table:table-cell>
          <table:table-cell table:style-name="ce51" table:formula="of:=IF(INDEX([.$AK28:.$DK28];MATCH([.$M$3];[.$AK$3:.$DK$3];0)+[.U$1])=&quot;&quot;;&quot;&quot;;INDEX([.$AK28:.$DK28];MATCH([.$M$3];[.$AK$3:.$DK$3];0)+[.U$1]))">
            <text:p/>
          </table:table-cell>
          <table:table-cell table:style-name="ce37" table:formula="of:=IF(INDEX([.$AK28:.$DK28];MATCH([.$M$3];[.$AK$3:.$DK$3];0)+[.V$1])=&quot;&quot;;&quot;&quot;;INDEX([.$AK28:.$DK28];MATCH([.$M$3];[.$AK$3:.$DK$3];0)+[.V$1]))" office:value-type="float" office:value="15.5" calcext:value-type="float">
            <text:p>15.5</text:p>
          </table:table-cell>
          <table:table-cell table:style-name="ce24" table:formula="of:=IF(INDEX([.$AK28:.$DK28];MATCH([.$M$3];[.$AK$3:.$DK$3];0)+[.W$1])=&quot;&quot;;&quot;&quot;;INDEX([.$DO$23:.$DO$422];MATCH(INDEX([.$AK28:.$DK28];MATCH([.$M$3];[.$AK$3:.$DK$3];0)+[.W$1])&amp;IF([.Z28]=&quot;&quot;;&quot;&quot;;&quot;_&quot;&amp;[.Z28]);[.$DR$23:.$DR$422];0)))" office:value-type="float" office:value="40" calcext:value-type="float">
            <text:p>40</text:p>
          </table:table-cell>
          <table:table-cell table:style-name="ce14" table:formula="of:=IF(INDEX([.$AK28:.$DK28];MATCH([.$M$3];[.$AK$3:.$DK$3];0)+[.X$1])=&quot;&quot;;&quot;&quot;;INDEX([.$AK28:.$DK28];MATCH([.$M$3];[.$AK$3:.$DK$3];0)+[.X$1]))" office:value-type="string" office:string-value="b" calcext:value-type="string">
            <text:p>b</text:p>
          </table:table-cell>
          <table:table-cell table:style-name="ce14" table:formula="of:=IF(INDEX([.$AK28:.$DK28];MATCH([.$M$3];[.$AK$3:.$DK$3];0)+[.Y$1])=&quot;&quot;;&quot;&quot;;INDEX([.$AK28:.$DK28];MATCH([.$M$3];[.$AK$3:.$DK$3];0)+[.Y$1]))">
            <text:p/>
          </table:table-cell>
          <table:table-cell table:style-name="ce51" table:formula="of:=IF(INDEX([.$AK28:.$DK28];MATCH([.$M$3];[.$AK$3:.$DK$3];0)+[.Z$1])=&quot;&quot;;&quot;&quot;;INDEX([.$AK28:.$DK28];MATCH([.$M$3];[.$AK$3:.$DK$3];0)+[.Z$1]))">
            <text:p/>
          </table:table-cell>
          <table:table-cell table:style-name="ce37" table:formula="of:=IF(INDEX([.$AK28:.$DK28];MATCH([.$M$3];[.$AK$3:.$DK$3];0)+[.AA$1])=&quot;&quot;;&quot;&quot;;INDEX([.$AK28:.$DK28];MATCH([.$M$3];[.$AK$3:.$DK$3];0)+[.AA$1]))">
            <text:p/>
          </table:table-cell>
          <table:table-cell table:style-name="ce24" table:formula="of:=IF(INDEX([.$AK28:.$DK28];MATCH([.$M$3];[.$AK$3:.$DK$3];0)+[.AB$1])=&quot;&quot;;&quot;&quot;;INDEX([.$DO$23:.$DO$422];MATCH(INDEX([.$AK28:.$DK28];MATCH([.$M$3];[.$AK$3:.$DK$3];0)+[.AB$1])&amp;IF([.AE28]=&quot;&quot;;&quot;&quot;;&quot;_&quot;&amp;[.AE28]);[.$DS$23:.$DS$422];0)))">
            <text:p/>
          </table:table-cell>
          <table:table-cell table:style-name="ce14" table:formula="of:=IF(INDEX([.$AK28:.$DK28];MATCH([.$M$3];[.$AK$3:.$DK$3];0)+[.AC$1])=&quot;&quot;;&quot;&quot;;INDEX([.$AK28:.$DK28];MATCH([.$M$3];[.$AK$3:.$DK$3];0)+[.AC$1]))">
            <text:p/>
          </table:table-cell>
          <table:table-cell table:style-name="ce14" table:formula="of:=IF(INDEX([.$AK28:.$DK28];MATCH([.$M$3];[.$AK$3:.$DK$3];0)+[.AD$1])=&quot;&quot;;&quot;&quot;;INDEX([.$AK28:.$DK28];MATCH([.$M$3];[.$AK$3:.$DK$3];0)+[.AD$1]))">
            <text:p/>
          </table:table-cell>
          <table:table-cell table:style-name="ce51" table:formula="of:=IF(INDEX([.$AK28:.$DK28];MATCH([.$M$3];[.$AK$3:.$DK$3];0)+[.AE$1])=&quot;&quot;;&quot;&quot;;INDEX([.$AK28:.$DK28];MATCH([.$M$3];[.$AK$3:.$DK$3];0)+[.AE$1]))">
            <text:p/>
          </table:table-cell>
          <table:table-cell table:style-name="ce37" table:formula="of:=IF(INDEX([.$AK28:.$DK28];MATCH([.$M$3];[.$AK$3:.$DK$3];0)+[.AF$1])=&quot;&quot;;&quot;&quot;;INDEX([.$AK28:.$DK28];MATCH([.$M$3];[.$AK$3:.$DK$3];0)+[.AF$1]))">
            <text:p/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27" office:value-type="float" office:value="28" calcext:value-type="float">
            <text:p>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3.5" calcext:value-type="float">
            <text:p>73.5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" calcext:value-type="float">
            <text:p>43</text:p>
          </table:table-cell>
          <table:table-cell table:style-name="ce27" office:value-type="float" office:value="45" calcext:value-type="float">
            <text:p>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2.25" calcext:value-type="float">
            <text:p>72.25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8.5" calcext:value-type="float">
            <text:p>78.5</text:p>
          </table:table-cell>
          <table:table-cell table:style-name="ce27" office:value-type="float" office:value="27" calcext:value-type="float">
            <text:p>2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.5" calcext:value-type="float">
            <text:p>68.5</text:p>
          </table:table-cell>
          <table:table-cell table:style-name="ce27" office:value-type="float" office:value="26" calcext:value-type="float">
            <text:p>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8.8" calcext:value-type="float">
            <text:p>28.8</text:p>
          </table:table-cell>
          <table:table-cell table:style-name="ce27" office:value-type="float" office:value="38" calcext:value-type="float">
            <text:p>3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.5" calcext:value-type="float">
            <text:p>71.5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4" calcext:value-type="float">
            <text:p>74</text:p>
          </table:table-cell>
          <table:table-cell table:style-name="ce27" office:value-type="float" office:value="24" calcext:value-type="float">
            <text:p>2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3.76" calcext:value-type="float">
            <text:p>73.76</text:p>
          </table:table-cell>
          <table:table-cell table:style-name="ce27" office:value-type="float" office:value="27" calcext:value-type="float">
            <text:p>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5.5" calcext:value-type="float">
            <text:p>15.5</text:p>
          </table:table-cell>
          <table:table-cell table:style-name="ce27" office:value-type="float" office:value="40" calcext:value-type="float">
            <text:p>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6" calcext:value-type="float">
            <text:p>6</text:p>
          </table:table-cell>
          <table:table-cell table:formula="of:=IF([$BARS.D9]=&quot;&quot;;&quot;&quot;;[$BARS.D9])" office:value-type="float" office:value="6" calcext:value-type="float">
            <text:p>6</text:p>
          </table:table-cell>
          <table:table-cell table:formula="of:=IF([$BARS.E9]=&quot;&quot;;&quot;&quot;;[$BARS.E9])" office:value-type="float" office:value="6" calcext:value-type="float">
            <text:p>6</text:p>
          </table:table-cell>
          <table:table-cell table:formula="of:=IF([$BARS.F9]=&quot;&quot;;&quot;&quot;;[$BARS.F9])" office:value-type="float" office:value="6" calcext:value-type="float">
            <text:p>6</text:p>
          </table:table-cell>
          <table:table-cell table:formula="of:=IF([$BARS.G9]=&quot;&quot;;&quot;&quot;;[$BARS.G9])" office:value-type="float" office:value="6" calcext:value-type="float">
            <text:p>6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OR(SMALL([.$M$4:.$M$79];[.A29]));&quot;&quot;;SMALL([.$M$4:.$M$79];[.A29]))" office:value-type="float" office:value="24" calcext:value-type="float">
            <text:p>24</text:p>
          </table:table-cell>
          <table:table-cell table:formula="of:=IF([.B29]=&quot;&quot;;&quot;&quot;;IF(OR([.D28]=&quot;pb&quot;;[.D28]=&quot;b&quot;;[.D28]=&quot;&quot;;[.D28]=&quot;p&quot;);[.B29]-[.B28];[.B29]-[.B28]-1))" office:value-type="float" office:value="5" calcext:value-type="float">
            <text:p>5</text:p>
          </table:table-cell>
          <table:table-cell table:formula="of:=IF([.B29]=&quot;&quot;;&quot;&quot;;IF(ISNUMBER(MATCH([.B29];[.$M$4:.$M$11];0));&quot;&quot;;INDEX([.$N$23:.$N$79];MATCH([.B29];[.$M$23:.$M$79];0))))" office:value-type="string" office:string-value="b" calcext:value-type="string">
            <text:p>b</text:p>
          </table:table-cell>
          <table:table-cell table:formula="of:=IF([.B29]=&quot;&quot;;&quot;&quot;;IF([.B28]&lt;[.$M$4];INDEX([.$N$4:.$N$11];MATCH([.B28];[.$M$4:.$M$11];-1));INDEX([.$N$4:.$N$11];MATCH([.B28];[.$M$4:.$M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&quot;&quot;))" office:value-type="string" office:string-value="\break" calcext:value-type="string">
            <text:p>\break</text:p>
          </table:table-cell>
          <table:table-cell table:formula="of:=IF(ISERROR(MATCH([.B29];[.$M$24:.$M$79];0));&quot;&quot;;IF(INDEX([.$O$24:.$O$79];MATCH([.B29];[.$M$24:.$M$79];0))=&quot;&quot;;&quot;&quot;;&quot;\grace {&quot;&amp;INDEX([.$O$24:.$O$79];MATCH([.B29];[.$M$24:.$M$79];0))&amp;&quot;}&quot;))">
            <text:p/>
          </table:table-cell>
          <table:table-cell/>
          <table:table-cell table:formula="of:=IF([.B29]=&quot;&quot;;&quot;&quot;;IF([.$M$16]=&quot;Y&quot;;IF([.C29]=0;&quot; &quot;&amp;[.F29];IF(OR([.D29]=&quot;b&quot;;[.D29]=&quot;pb&quot;);[.E29]&amp;&quot;*&quot;&amp;[.C29]&amp;&quot; &quot;&amp;[.F29]&amp;&quot; &quot;&amp;[.G29];[.E29]&amp;&quot;*&quot;&amp;[.C29]&amp;&quot; &quot;&amp;SUBSTITUTE(SUBSTITUTE([.D29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27]=&quot;&quot;;&quot;&quot;;&quot;\overrideProperty Score.NonMusicalPaperColumn.line-break-system-details #'((Y-offset . &quot;&amp;[.Q27]&amp;&quot;))&quot;)" office:value-type="string" office:string-value="\overrideProperty Score.NonMusicalPaperColumn.line-break-system-details #'((Y-offset . 62.91))" calcext:value-type="string">
            <text:p>\overrideProperty Score.NonMusicalPaperColumn.line-break-system-details #'((Y-offset . 62.91))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24" table:formula="of:=IF(INDEX([.$AK29:.$DK29];MATCH([.$M$3];[.$AK$3:.$DK$3];0)+[.$M$1])=&quot;&quot;;&quot;&quot;;INDEX([.$DO$23:.$DO$422];MATCH(INDEX([.$AK29:.$DK29];MATCH([.$M$3];[.$AK$3:.$DK$3];0)+[.$M$1])&amp;IF([.P29]=&quot;&quot;;&quot;&quot;;&quot;_&quot;&amp;[.P29]);[.$DP$23:.$DP$422];0)))" office:value-type="float" office:value="28" calcext:value-type="float">
            <text:p>28</text:p>
          </table:table-cell>
          <table:table-cell table:style-name="ce14" table:formula="of:=IF(INDEX([.$AK29:.$DK29];MATCH([.$M$3];[.$AK$3:.$DK$3];0)+[.N$1])=&quot;&quot;;&quot;&quot;;INDEX([.$AK29:.$DK29];MATCH([.$M$3];[.$AK$3:.$DK$3];0)+[.N$1]))" office:value-type="string" office:string-value="b" calcext:value-type="string">
            <text:p>b</text:p>
          </table:table-cell>
          <table:table-cell table:style-name="ce51" table:formula="of:=IF(INDEX([.$AK29:.$DK29];MATCH([.$M$3];[.$AK$3:.$DK$3];0)+[.O$1])=&quot;&quot;;&quot;&quot;;INDEX([.$AK29:.$DK29];MATCH([.$M$3];[.$AK$3:.$DK$3];0)+[.O$1]))">
            <text:p/>
          </table:table-cell>
          <table:table-cell table:style-name="ce51" table:formula="of:=IF(INDEX([.$AK29:.$DK29];MATCH([.$M$3];[.$AK$3:.$DK$3];0)+[.P$1])=&quot;&quot;;&quot;&quot;;INDEX([.$AK29:.$DK29];MATCH([.$M$3];[.$AK$3:.$DK$3];0)+[.P$1]))">
            <text:p/>
          </table:table-cell>
          <table:table-cell table:style-name="ce37" table:formula="of:=IF(INDEX([.$AK29:.$DK29];MATCH([.$M$3];[.$AK$3:.$DK$3];0)+[.Q$1])=&quot;&quot;;&quot;&quot;;INDEX([.$AK29:.$DK29];MATCH([.$M$3];[.$AK$3:.$DK$3];0)+[.Q$1]))" office:value-type="float" office:value="87.28" calcext:value-type="float">
            <text:p>87.28</text:p>
          </table:table-cell>
          <table:table-cell table:style-name="ce24" table:formula="of:=IF(INDEX([.$AK29:.$DK29];MATCH([.$M$3];[.$AK$3:.$DK$3];0)+[.R$1])=&quot;&quot;;&quot;&quot;;INDEX([.$DO$23:.$DO$422];MATCH(INDEX([.$AK29:.$DK29];MATCH([.$M$3];[.$AK$3:.$DK$3];0)+[.R$1])&amp;IF([.U29]=&quot;&quot;;&quot;&quot;;&quot;_&quot;&amp;[.U29]);[.$DQ$23:.$DQ$422];0)))" office:value-type="float" office:value="32" calcext:value-type="float">
            <text:p>32</text:p>
          </table:table-cell>
          <table:table-cell table:style-name="ce14" table:formula="of:=IF(INDEX([.$AK29:.$DK29];MATCH([.$M$3];[.$AK$3:.$DK$3];0)+[.S$1])=&quot;&quot;;&quot;&quot;;INDEX([.$AK29:.$DK29];MATCH([.$M$3];[.$AK$3:.$DK$3];0)+[.S$1]))" office:value-type="string" office:string-value="b" calcext:value-type="string">
            <text:p>b</text:p>
          </table:table-cell>
          <table:table-cell table:style-name="ce14" table:formula="of:=IF(INDEX([.$AK29:.$DK29];MATCH([.$M$3];[.$AK$3:.$DK$3];0)+[.T$1])=&quot;&quot;;&quot;&quot;;INDEX([.$AK29:.$DK29];MATCH([.$M$3];[.$AK$3:.$DK$3];0)+[.T$1]))">
            <text:p/>
          </table:table-cell>
          <table:table-cell table:style-name="ce51" table:formula="of:=IF(INDEX([.$AK29:.$DK29];MATCH([.$M$3];[.$AK$3:.$DK$3];0)+[.U$1])=&quot;&quot;;&quot;&quot;;INDEX([.$AK29:.$DK29];MATCH([.$M$3];[.$AK$3:.$DK$3];0)+[.U$1]))">
            <text:p/>
          </table:table-cell>
          <table:table-cell table:style-name="ce37" table:formula="of:=IF(INDEX([.$AK29:.$DK29];MATCH([.$M$3];[.$AK$3:.$DK$3];0)+[.V$1])=&quot;&quot;;&quot;&quot;;INDEX([.$AK29:.$DK29];MATCH([.$M$3];[.$AK$3:.$DK$3];0)+[.V$1]))" office:value-type="float" office:value="27" calcext:value-type="float">
            <text:p>27</text:p>
          </table:table-cell>
          <table:table-cell table:style-name="ce24" table:formula="of:=IF(INDEX([.$AK29:.$DK29];MATCH([.$M$3];[.$AK$3:.$DK$3];0)+[.W$1])=&quot;&quot;;&quot;&quot;;INDEX([.$DO$23:.$DO$422];MATCH(INDEX([.$AK29:.$DK29];MATCH([.$M$3];[.$AK$3:.$DK$3];0)+[.W$1])&amp;IF([.Z29]=&quot;&quot;;&quot;&quot;;&quot;_&quot;&amp;[.Z29]);[.$DR$23:.$DR$422];0)))" office:value-type="float" office:value="49" calcext:value-type="float">
            <text:p>49</text:p>
          </table:table-cell>
          <table:table-cell table:style-name="ce14" table:formula="of:=IF(INDEX([.$AK29:.$DK29];MATCH([.$M$3];[.$AK$3:.$DK$3];0)+[.X$1])=&quot;&quot;;&quot;&quot;;INDEX([.$AK29:.$DK29];MATCH([.$M$3];[.$AK$3:.$DK$3];0)+[.X$1]))" office:value-type="string" office:string-value="b" calcext:value-type="string">
            <text:p>b</text:p>
          </table:table-cell>
          <table:table-cell table:style-name="ce14" table:formula="of:=IF(INDEX([.$AK29:.$DK29];MATCH([.$M$3];[.$AK$3:.$DK$3];0)+[.Y$1])=&quot;&quot;;&quot;&quot;;INDEX([.$AK29:.$DK29];MATCH([.$M$3];[.$AK$3:.$DK$3];0)+[.Y$1]))">
            <text:p/>
          </table:table-cell>
          <table:table-cell table:style-name="ce51" table:formula="of:=IF(INDEX([.$AK29:.$DK29];MATCH([.$M$3];[.$AK$3:.$DK$3];0)+[.Z$1])=&quot;&quot;;&quot;&quot;;INDEX([.$AK29:.$DK29];MATCH([.$M$3];[.$AK$3:.$DK$3];0)+[.Z$1]))">
            <text:p/>
          </table:table-cell>
          <table:table-cell table:style-name="ce37" table:formula="of:=IF(INDEX([.$AK29:.$DK29];MATCH([.$M$3];[.$AK$3:.$DK$3];0)+[.AA$1])=&quot;&quot;;&quot;&quot;;INDEX([.$AK29:.$DK29];MATCH([.$M$3];[.$AK$3:.$DK$3];0)+[.AA$1]))">
            <text:p/>
          </table:table-cell>
          <table:table-cell table:style-name="ce24" table:formula="of:=IF(INDEX([.$AK29:.$DK29];MATCH([.$M$3];[.$AK$3:.$DK$3];0)+[.AB$1])=&quot;&quot;;&quot;&quot;;INDEX([.$DO$23:.$DO$422];MATCH(INDEX([.$AK29:.$DK29];MATCH([.$M$3];[.$AK$3:.$DK$3];0)+[.AB$1])&amp;IF([.AE29]=&quot;&quot;;&quot;&quot;;&quot;_&quot;&amp;[.AE29]);[.$DS$23:.$DS$422];0)))">
            <text:p/>
          </table:table-cell>
          <table:table-cell table:style-name="ce14" table:formula="of:=IF(INDEX([.$AK29:.$DK29];MATCH([.$M$3];[.$AK$3:.$DK$3];0)+[.AC$1])=&quot;&quot;;&quot;&quot;;INDEX([.$AK29:.$DK29];MATCH([.$M$3];[.$AK$3:.$DK$3];0)+[.AC$1]))">
            <text:p/>
          </table:table-cell>
          <table:table-cell table:style-name="ce14" table:formula="of:=IF(INDEX([.$AK29:.$DK29];MATCH([.$M$3];[.$AK$3:.$DK$3];0)+[.AD$1])=&quot;&quot;;&quot;&quot;;INDEX([.$AK29:.$DK29];MATCH([.$M$3];[.$AK$3:.$DK$3];0)+[.AD$1]))">
            <text:p/>
          </table:table-cell>
          <table:table-cell table:style-name="ce51" table:formula="of:=IF(INDEX([.$AK29:.$DK29];MATCH([.$M$3];[.$AK$3:.$DK$3];0)+[.AE$1])=&quot;&quot;;&quot;&quot;;INDEX([.$AK29:.$DK29];MATCH([.$M$3];[.$AK$3:.$DK$3];0)+[.AE$1]))">
            <text:p/>
          </table:table-cell>
          <table:table-cell table:style-name="ce37" table:formula="of:=IF(INDEX([.$AK29:.$DK29];MATCH([.$M$3];[.$AK$3:.$DK$3];0)+[.AF$1])=&quot;&quot;;&quot;&quot;;INDEX([.$AK29:.$DK29];MATCH([.$M$3];[.$AK$3:.$DK$3];0)+[.AF$1]))">
            <text:p/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5" calcext:value-type="float">
            <text:p>85</text:p>
          </table:table-cell>
          <table:table-cell table:style-name="ce27" office:value-type="float" office:value="39" calcext:value-type="float">
            <text:p>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5.2" calcext:value-type="float">
            <text:p>85.2</text:p>
          </table:table-cell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2.2" calcext:value-type="float">
            <text:p>92.2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0" calcext:value-type="float">
            <text:p>80</text:p>
          </table:table-cell>
          <table:table-cell table:style-name="ce27" office:value-type="float" office:value="33" calcext:value-type="float">
            <text:p>3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1.5" calcext:value-type="float">
            <text:p>41.5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4.5" calcext:value-type="float">
            <text:p>84.5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4.3" calcext:value-type="float">
            <text:p>84.3</text:p>
          </table:table-cell>
          <table:table-cell table:style-name="ce27" office:value-type="float" office:value="28" calcext:value-type="float">
            <text:p>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7.28" calcext:value-type="float">
            <text:p>87.28</text:p>
          </table:table-cell>
          <table:table-cell table:style-name="ce27" office:value-type="float" office:value="32" calcext:value-type="float">
            <text:p>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7" calcext:value-type="float">
            <text:p>27</text:p>
          </table:table-cell>
          <table:table-cell table:style-name="ce27" office:value-type="float" office:value="49" calcext:value-type="float">
            <text:p>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7" calcext:value-type="float">
            <text:p>7</text:p>
          </table:table-cell>
          <table:table-cell table:formula="of:=IF([$BARS.D10]=&quot;&quot;;&quot;&quot;;[$BARS.D10])" office:value-type="float" office:value="7" calcext:value-type="float">
            <text:p>7</text:p>
          </table:table-cell>
          <table:table-cell table:formula="of:=IF([$BARS.E10]=&quot;&quot;;&quot;&quot;;[$BARS.E10])" office:value-type="float" office:value="7" calcext:value-type="float">
            <text:p>7</text:p>
          </table:table-cell>
          <table:table-cell table:formula="of:=IF([$BARS.F10]=&quot;&quot;;&quot;&quot;;[$BARS.F10])" office:value-type="float" office:value="7" calcext:value-type="float">
            <text:p>7</text:p>
          </table:table-cell>
          <table:table-cell table:formula="of:=IF([$BARS.G10]=&quot;&quot;;&quot;&quot;;[$BARS.G10])" office:value-type="float" office:value="7" calcext:value-type="float">
            <text:p>7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OR(SMALL([.$M$4:.$M$79];[.A30]));&quot;&quot;;SMALL([.$M$4:.$M$79];[.A30]))" office:value-type="float" office:value="28" calcext:value-type="float">
            <text:p>28</text:p>
          </table:table-cell>
          <table:table-cell table:formula="of:=IF([.B30]=&quot;&quot;;&quot;&quot;;IF(OR([.D29]=&quot;pb&quot;;[.D29]=&quot;b&quot;;[.D29]=&quot;&quot;;[.D29]=&quot;p&quot;);[.B30]-[.B29];[.B30]-[.B29]-1))" office:value-type="float" office:value="4" calcext:value-type="float">
            <text:p>4</text:p>
          </table:table-cell>
          <table:table-cell table:formula="of:=IF([.B30]=&quot;&quot;;&quot;&quot;;IF(ISNUMBER(MATCH([.B30];[.$M$4:.$M$11];0));&quot;&quot;;INDEX([.$N$23:.$N$79];MATCH([.B30];[.$M$23:.$M$79];0))))" office:value-type="string" office:string-value="b" calcext:value-type="string">
            <text:p>b</text:p>
          </table:table-cell>
          <table:table-cell table:formula="of:=IF([.B30]=&quot;&quot;;&quot;&quot;;IF([.B29]&lt;[.$M$4];INDEX([.$N$4:.$N$11];MATCH([.B29];[.$M$4:.$M$11];-1));INDEX([.$N$4:.$N$11];MATCH([.B29];[.$M$4:.$M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&quot;&quot;))" office:value-type="string" office:string-value="\break" calcext:value-type="string">
            <text:p>\break</text:p>
          </table:table-cell>
          <table:table-cell table:formula="of:=IF(ISERROR(MATCH([.B30];[.$M$24:.$M$79];0));&quot;&quot;;IF(INDEX([.$O$24:.$O$79];MATCH([.B30];[.$M$24:.$M$79];0))=&quot;&quot;;&quot;&quot;;&quot;\grace {&quot;&amp;INDEX([.$O$24:.$O$79];MATCH([.B30];[.$M$24:.$M$79];0))&amp;&quot;}&quot;))">
            <text:p/>
          </table:table-cell>
          <table:table-cell/>
          <table:table-cell table:formula="of:=IF([.B30]=&quot;&quot;;&quot;&quot;;IF([.$M$16]=&quot;Y&quot;;IF([.C30]=0;&quot; &quot;&amp;[.F30];IF(OR([.D30]=&quot;b&quot;;[.D30]=&quot;pb&quot;);[.E30]&amp;&quot;*&quot;&amp;[.C30]&amp;&quot; &quot;&amp;[.F30]&amp;&quot; &quot;&amp;[.G30];[.E30]&amp;&quot;*&quot;&amp;[.C30]&amp;&quot; &quot;&amp;SUBSTITUTE(SUBSTITUTE([.D30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28]=&quot;&quot;;&quot;&quot;;&quot;\overrideProperty Score.NonMusicalPaperColumn.line-break-system-details #'((Y-offset . &quot;&amp;[.Q28]&amp;&quot;))&quot;)" office:value-type="string" office:string-value="\overrideProperty Score.NonMusicalPaperColumn.line-break-system-details #'((Y-offset . 73.76))" calcext:value-type="string">
            <text:p>\overrideProperty Score.NonMusicalPaperColumn.line-break-system-details #'((Y-offset . 73.76))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24" table:formula="of:=IF(INDEX([.$AK30:.$DK30];MATCH([.$M$3];[.$AK$3:.$DK$3];0)+[.$M$1])=&quot;&quot;;&quot;&quot;;INDEX([.$DO$23:.$DO$422];MATCH(INDEX([.$AK30:.$DK30];MATCH([.$M$3];[.$AK$3:.$DK$3];0)+[.$M$1])&amp;IF([.P30]=&quot;&quot;;&quot;&quot;;&quot;_&quot;&amp;[.P30]);[.$DP$23:.$DP$422];0)))" office:value-type="float" office:value="32" calcext:value-type="float">
            <text:p>32</text:p>
          </table:table-cell>
          <table:table-cell table:style-name="ce14" table:formula="of:=IF(INDEX([.$AK30:.$DK30];MATCH([.$M$3];[.$AK$3:.$DK$3];0)+[.N$1])=&quot;&quot;;&quot;&quot;;INDEX([.$AK30:.$DK30];MATCH([.$M$3];[.$AK$3:.$DK$3];0)+[.N$1]))" office:value-type="string" office:string-value="b" calcext:value-type="string">
            <text:p>b</text:p>
          </table:table-cell>
          <table:table-cell table:style-name="ce51" table:formula="of:=IF(INDEX([.$AK30:.$DK30];MATCH([.$M$3];[.$AK$3:.$DK$3];0)+[.O$1])=&quot;&quot;;&quot;&quot;;INDEX([.$AK30:.$DK30];MATCH([.$M$3];[.$AK$3:.$DK$3];0)+[.O$1]))">
            <text:p/>
          </table:table-cell>
          <table:table-cell table:style-name="ce51" table:formula="of:=IF(INDEX([.$AK30:.$DK30];MATCH([.$M$3];[.$AK$3:.$DK$3];0)+[.P$1])=&quot;&quot;;&quot;&quot;;INDEX([.$AK30:.$DK30];MATCH([.$M$3];[.$AK$3:.$DK$3];0)+[.P$1]))">
            <text:p/>
          </table:table-cell>
          <table:table-cell table:style-name="ce37" table:formula="of:=IF(INDEX([.$AK30:.$DK30];MATCH([.$M$3];[.$AK$3:.$DK$3];0)+[.Q$1])=&quot;&quot;;&quot;&quot;;INDEX([.$AK30:.$DK30];MATCH([.$M$3];[.$AK$3:.$DK$3];0)+[.Q$1]))" office:value-type="float" office:value="100.02" calcext:value-type="float">
            <text:p>100.02</text:p>
          </table:table-cell>
          <table:table-cell table:style-name="ce24" table:formula="of:=IF(INDEX([.$AK30:.$DK30];MATCH([.$M$3];[.$AK$3:.$DK$3];0)+[.R$1])=&quot;&quot;;&quot;&quot;;INDEX([.$DO$23:.$DO$422];MATCH(INDEX([.$AK30:.$DK30];MATCH([.$M$3];[.$AK$3:.$DK$3];0)+[.R$1])&amp;IF([.U30]=&quot;&quot;;&quot;&quot;;&quot;_&quot;&amp;[.U30]);[.$DQ$23:.$DQ$422];0)))" office:value-type="float" office:value="37" calcext:value-type="float">
            <text:p>37</text:p>
          </table:table-cell>
          <table:table-cell table:style-name="ce14" table:formula="of:=IF(INDEX([.$AK30:.$DK30];MATCH([.$M$3];[.$AK$3:.$DK$3];0)+[.S$1])=&quot;&quot;;&quot;&quot;;INDEX([.$AK30:.$DK30];MATCH([.$M$3];[.$AK$3:.$DK$3];0)+[.S$1]))" office:value-type="string" office:string-value="b" calcext:value-type="string">
            <text:p>b</text:p>
          </table:table-cell>
          <table:table-cell table:style-name="ce14" table:formula="of:=IF(INDEX([.$AK30:.$DK30];MATCH([.$M$3];[.$AK$3:.$DK$3];0)+[.T$1])=&quot;&quot;;&quot;&quot;;INDEX([.$AK30:.$DK30];MATCH([.$M$3];[.$AK$3:.$DK$3];0)+[.T$1]))">
            <text:p/>
          </table:table-cell>
          <table:table-cell table:style-name="ce51" table:formula="of:=IF(INDEX([.$AK30:.$DK30];MATCH([.$M$3];[.$AK$3:.$DK$3];0)+[.U$1])=&quot;&quot;;&quot;&quot;;INDEX([.$AK30:.$DK30];MATCH([.$M$3];[.$AK$3:.$DK$3];0)+[.U$1]))">
            <text:p/>
          </table:table-cell>
          <table:table-cell table:style-name="ce37" table:formula="of:=IF(INDEX([.$AK30:.$DK30];MATCH([.$M$3];[.$AK$3:.$DK$3];0)+[.V$1])=&quot;&quot;;&quot;&quot;;INDEX([.$AK30:.$DK30];MATCH([.$M$3];[.$AK$3:.$DK$3];0)+[.V$1]))" office:value-type="float" office:value="38" calcext:value-type="float">
            <text:p>38</text:p>
          </table:table-cell>
          <table:table-cell table:style-name="ce24" table:formula="of:=IF(INDEX([.$AK30:.$DK30];MATCH([.$M$3];[.$AK$3:.$DK$3];0)+[.W$1])=&quot;&quot;;&quot;&quot;;INDEX([.$DO$23:.$DO$422];MATCH(INDEX([.$AK30:.$DK30];MATCH([.$M$3];[.$AK$3:.$DK$3];0)+[.W$1])&amp;IF([.Z30]=&quot;&quot;;&quot;&quot;;&quot;_&quot;&amp;[.Z30]);[.$DR$23:.$DR$422];0)))" office:value-type="float" office:value="64" calcext:value-type="float">
            <text:p>64</text:p>
          </table:table-cell>
          <table:table-cell table:style-name="ce14" table:formula="of:=IF(INDEX([.$AK30:.$DK30];MATCH([.$M$3];[.$AK$3:.$DK$3];0)+[.X$1])=&quot;&quot;;&quot;&quot;;INDEX([.$AK30:.$DK30];MATCH([.$M$3];[.$AK$3:.$DK$3];0)+[.X$1]))" office:value-type="string" office:string-value="b" calcext:value-type="string">
            <text:p>b</text:p>
          </table:table-cell>
          <table:table-cell table:style-name="ce14" table:formula="of:=IF(INDEX([.$AK30:.$DK30];MATCH([.$M$3];[.$AK$3:.$DK$3];0)+[.Y$1])=&quot;&quot;;&quot;&quot;;INDEX([.$AK30:.$DK30];MATCH([.$M$3];[.$AK$3:.$DK$3];0)+[.Y$1]))">
            <text:p/>
          </table:table-cell>
          <table:table-cell table:style-name="ce51" table:formula="of:=IF(INDEX([.$AK30:.$DK30];MATCH([.$M$3];[.$AK$3:.$DK$3];0)+[.Z$1])=&quot;&quot;;&quot;&quot;;INDEX([.$AK30:.$DK30];MATCH([.$M$3];[.$AK$3:.$DK$3];0)+[.Z$1]))">
            <text:p/>
          </table:table-cell>
          <table:table-cell table:style-name="ce37" table:formula="of:=IF(INDEX([.$AK30:.$DK30];MATCH([.$M$3];[.$AK$3:.$DK$3];0)+[.AA$1])=&quot;&quot;;&quot;&quot;;INDEX([.$AK30:.$DK30];MATCH([.$M$3];[.$AK$3:.$DK$3];0)+[.AA$1]))">
            <text:p/>
          </table:table-cell>
          <table:table-cell table:style-name="ce24" table:formula="of:=IF(INDEX([.$AK30:.$DK30];MATCH([.$M$3];[.$AK$3:.$DK$3];0)+[.AB$1])=&quot;&quot;;&quot;&quot;;INDEX([.$DO$23:.$DO$422];MATCH(INDEX([.$AK30:.$DK30];MATCH([.$M$3];[.$AK$3:.$DK$3];0)+[.AB$1])&amp;IF([.AE30]=&quot;&quot;;&quot;&quot;;&quot;_&quot;&amp;[.AE30]);[.$DS$23:.$DS$422];0)))">
            <text:p/>
          </table:table-cell>
          <table:table-cell table:style-name="ce14" table:formula="of:=IF(INDEX([.$AK30:.$DK30];MATCH([.$M$3];[.$AK$3:.$DK$3];0)+[.AC$1])=&quot;&quot;;&quot;&quot;;INDEX([.$AK30:.$DK30];MATCH([.$M$3];[.$AK$3:.$DK$3];0)+[.AC$1]))">
            <text:p/>
          </table:table-cell>
          <table:table-cell table:style-name="ce14" table:formula="of:=IF(INDEX([.$AK30:.$DK30];MATCH([.$M$3];[.$AK$3:.$DK$3];0)+[.AD$1])=&quot;&quot;;&quot;&quot;;INDEX([.$AK30:.$DK30];MATCH([.$M$3];[.$AK$3:.$DK$3];0)+[.AD$1]))">
            <text:p/>
          </table:table-cell>
          <table:table-cell table:style-name="ce51" table:formula="of:=IF(INDEX([.$AK30:.$DK30];MATCH([.$M$3];[.$AK$3:.$DK$3];0)+[.AE$1])=&quot;&quot;;&quot;&quot;;INDEX([.$AK30:.$DK30];MATCH([.$M$3];[.$AK$3:.$DK$3];0)+[.AE$1]))">
            <text:p/>
          </table:table-cell>
          <table:table-cell table:style-name="ce37" table:formula="of:=IF(INDEX([.$AK30:.$DK30];MATCH([.$M$3];[.$AK$3:.$DK$3];0)+[.AF$1])=&quot;&quot;;&quot;&quot;;INDEX([.$AK30:.$DK30];MATCH([.$M$3];[.$AK$3:.$DK$3];0)+[.AF$1]))">
            <text:p/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7" office:value-type="float" office:value="37" calcext:value-type="float">
            <text:p>3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46" calcext:value-type="float">
            <text:p>4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60" calcext:value-type="float">
            <text:p>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8.1" calcext:value-type="float">
            <text:p>98.1</text:p>
          </table:table-cell>
          <table:table-cell table:style-name="ce27" office:value-type="float" office:value="62" calcext:value-type="float">
            <text:p>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5.9" calcext:value-type="float">
            <text:p>105.9</text:p>
          </table:table-cell>
          <table:table-cell table:style-name="ce27" office:value-type="float" office:value="35" calcext:value-type="float">
            <text:p>3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0" calcext:value-type="float">
            <text:p>90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3.5" calcext:value-type="float">
            <text:p>53.5</text:p>
          </table:table-cell>
          <table:table-cell table:style-name="ce27" office:value-type="float" office:value="57" calcext:value-type="float">
            <text:p>5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" calcext:value-type="float">
            <text:p>99</text:p>
          </table:table-cell>
          <table:table-cell table:style-name="ce27" office:value-type="float" office:value="54" calcext:value-type="float">
            <text:p>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.5" calcext:value-type="float">
            <text:p>99.5</text:p>
          </table:table-cell>
          <table:table-cell table:style-name="ce27" office:value-type="float" office:value="32" calcext:value-type="float">
            <text:p>3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0.02" calcext:value-type="float">
            <text:p>100.02</text:p>
          </table:table-cell>
          <table:table-cell table:style-name="ce27" office:value-type="float" office:value="37" calcext:value-type="float">
            <text:p>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8" calcext:value-type="float">
            <text:p>38</text:p>
          </table:table-cell>
          <table:table-cell table:style-name="ce27" office:value-type="float" office:value="64" calcext:value-type="float">
            <text:p>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8" calcext:value-type="float">
            <text:p>8</text:p>
          </table:table-cell>
          <table:table-cell table:formula="of:=IF([$BARS.D11]=&quot;&quot;;&quot;&quot;;[$BARS.D11])" office:value-type="float" office:value="8" calcext:value-type="float">
            <text:p>8</text:p>
          </table:table-cell>
          <table:table-cell table:formula="of:=IF([$BARS.E11]=&quot;&quot;;&quot;&quot;;[$BARS.E11])" office:value-type="float" office:value="8" calcext:value-type="float">
            <text:p>8</text:p>
          </table:table-cell>
          <table:table-cell table:formula="of:=IF([$BARS.F11]=&quot;&quot;;&quot;&quot;;[$BARS.F11])" office:value-type="float" office:value="8" calcext:value-type="float">
            <text:p>8</text:p>
          </table:table-cell>
          <table:table-cell table:formula="of:=IF([$BARS.G11]=&quot;&quot;;&quot;&quot;;[$BARS.G11])" office:value-type="float" office:value="8" calcext:value-type="float">
            <text:p>8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OR(SMALL([.$M$4:.$M$79];[.A31]));&quot;&quot;;SMALL([.$M$4:.$M$79];[.A31]))" office:value-type="float" office:value="32" calcext:value-type="float">
            <text:p>32</text:p>
          </table:table-cell>
          <table:table-cell table:formula="of:=IF([.B31]=&quot;&quot;;&quot;&quot;;IF(OR([.D30]=&quot;pb&quot;;[.D30]=&quot;b&quot;;[.D30]=&quot;&quot;;[.D30]=&quot;p&quot;);[.B31]-[.B30];[.B31]-[.B30]-1))" office:value-type="float" office:value="4" calcext:value-type="float">
            <text:p>4</text:p>
          </table:table-cell>
          <table:table-cell table:formula="of:=IF([.B31]=&quot;&quot;;&quot;&quot;;IF(ISNUMBER(MATCH([.B31];[.$M$4:.$M$11];0));&quot;&quot;;INDEX([.$N$23:.$N$79];MATCH([.B31];[.$M$23:.$M$79];0))))" office:value-type="string" office:string-value="b" calcext:value-type="string">
            <text:p>b</text:p>
          </table:table-cell>
          <table:table-cell table:formula="of:=IF([.B31]=&quot;&quot;;&quot;&quot;;IF([.B30]&lt;[.$M$4];INDEX([.$N$4:.$N$11];MATCH([.B30];[.$M$4:.$M$11];-1));INDEX([.$N$4:.$N$11];MATCH([.B30];[.$M$4:.$M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&quot;&quot;))" office:value-type="string" office:string-value="\break" calcext:value-type="string">
            <text:p>\break</text:p>
          </table:table-cell>
          <table:table-cell table:formula="of:=IF(ISERROR(MATCH([.B31];[.$M$24:.$M$79];0));&quot;&quot;;IF(INDEX([.$O$24:.$O$79];MATCH([.B31];[.$M$24:.$M$79];0))=&quot;&quot;;&quot;&quot;;&quot;\grace {&quot;&amp;INDEX([.$O$24:.$O$79];MATCH([.B31];[.$M$24:.$M$79];0))&amp;&quot;}&quot;))">
            <text:p/>
          </table:table-cell>
          <table:table-cell/>
          <table:table-cell table:formula="of:=IF([.B31]=&quot;&quot;;&quot;&quot;;IF([.$M$16]=&quot;Y&quot;;IF([.C31]=0;&quot; &quot;&amp;[.F31];IF(OR([.D31]=&quot;b&quot;;[.D31]=&quot;pb&quot;);[.E31]&amp;&quot;*&quot;&amp;[.C31]&amp;&quot; &quot;&amp;[.F31]&amp;&quot; &quot;&amp;[.G31];[.E31]&amp;&quot;*&quot;&amp;[.C31]&amp;&quot; &quot;&amp;SUBSTITUTE(SUBSTITUTE([.D31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29]=&quot;&quot;;&quot;&quot;;&quot;\overrideProperty Score.NonMusicalPaperColumn.line-break-system-details #'((Y-offset . &quot;&amp;[.Q29]&amp;&quot;))&quot;)" office:value-type="string" office:string-value="\overrideProperty Score.NonMusicalPaperColumn.line-break-system-details #'((Y-offset . 87.28))" calcext:value-type="string">
            <text:p>\overrideProperty Score.NonMusicalPaperColumn.line-break-system-details #'((Y-offset . 87.28))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style-name="ce24" table:formula="of:=IF(INDEX([.$AK31:.$DK31];MATCH([.$M$3];[.$AK$3:.$DK$3];0)+[.$M$1])=&quot;&quot;;&quot;&quot;;INDEX([.$DO$23:.$DO$422];MATCH(INDEX([.$AK31:.$DK31];MATCH([.$M$3];[.$AK$3:.$DK$3];0)+[.$M$1])&amp;IF([.P31]=&quot;&quot;;&quot;&quot;;&quot;_&quot;&amp;[.P31]);[.$DP$23:.$DP$422];0)))" office:value-type="float" office:value="35" calcext:value-type="float">
            <text:p>35</text:p>
          </table:table-cell>
          <table:table-cell table:style-name="ce14" table:formula="of:=IF(INDEX([.$AK31:.$DK31];MATCH([.$M$3];[.$AK$3:.$DK$3];0)+[.N$1])=&quot;&quot;;&quot;&quot;;INDEX([.$AK31:.$DK31];MATCH([.$M$3];[.$AK$3:.$DK$3];0)+[.N$1]))" office:value-type="string" office:string-value="b" calcext:value-type="string">
            <text:p>b</text:p>
          </table:table-cell>
          <table:table-cell table:style-name="ce51" table:formula="of:=IF(INDEX([.$AK31:.$DK31];MATCH([.$M$3];[.$AK$3:.$DK$3];0)+[.O$1])=&quot;&quot;;&quot;&quot;;INDEX([.$AK31:.$DK31];MATCH([.$M$3];[.$AK$3:.$DK$3];0)+[.O$1]))">
            <text:p/>
          </table:table-cell>
          <table:table-cell table:style-name="ce51" table:formula="of:=IF(INDEX([.$AK31:.$DK31];MATCH([.$M$3];[.$AK$3:.$DK$3];0)+[.P$1])=&quot;&quot;;&quot;&quot;;INDEX([.$AK31:.$DK31];MATCH([.$M$3];[.$AK$3:.$DK$3];0)+[.P$1]))">
            <text:p/>
          </table:table-cell>
          <table:table-cell table:style-name="ce37" table:formula="of:=IF(INDEX([.$AK31:.$DK31];MATCH([.$M$3];[.$AK$3:.$DK$3];0)+[.Q$1])=&quot;&quot;;&quot;&quot;;INDEX([.$AK31:.$DK31];MATCH([.$M$3];[.$AK$3:.$DK$3];0)+[.Q$1]))" office:value-type="float" office:value="110.8" calcext:value-type="float">
            <text:p>110.8</text:p>
          </table:table-cell>
          <table:table-cell table:style-name="ce24" table:formula="of:=IF(INDEX([.$AK31:.$DK31];MATCH([.$M$3];[.$AK$3:.$DK$3];0)+[.R$1])=&quot;&quot;;&quot;&quot;;INDEX([.$DO$23:.$DO$422];MATCH(INDEX([.$AK31:.$DK31];MATCH([.$M$3];[.$AK$3:.$DK$3];0)+[.R$1])&amp;IF([.U31]=&quot;&quot;;&quot;&quot;;&quot;_&quot;&amp;[.U31]);[.$DQ$23:.$DQ$422];0)))" office:value-type="float" office:value="43" calcext:value-type="float">
            <text:p>43</text:p>
          </table:table-cell>
          <table:table-cell table:style-name="ce14" table:formula="of:=IF(INDEX([.$AK31:.$DK31];MATCH([.$M$3];[.$AK$3:.$DK$3];0)+[.S$1])=&quot;&quot;;&quot;&quot;;INDEX([.$AK31:.$DK31];MATCH([.$M$3];[.$AK$3:.$DK$3];0)+[.S$1]))" office:value-type="string" office:string-value="b" calcext:value-type="string">
            <text:p>b</text:p>
          </table:table-cell>
          <table:table-cell table:style-name="ce14" table:formula="of:=IF(INDEX([.$AK31:.$DK31];MATCH([.$M$3];[.$AK$3:.$DK$3];0)+[.T$1])=&quot;&quot;;&quot;&quot;;INDEX([.$AK31:.$DK31];MATCH([.$M$3];[.$AK$3:.$DK$3];0)+[.T$1]))">
            <text:p/>
          </table:table-cell>
          <table:table-cell table:style-name="ce51" table:formula="of:=IF(INDEX([.$AK31:.$DK31];MATCH([.$M$3];[.$AK$3:.$DK$3];0)+[.U$1])=&quot;&quot;;&quot;&quot;;INDEX([.$AK31:.$DK31];MATCH([.$M$3];[.$AK$3:.$DK$3];0)+[.U$1]))">
            <text:p/>
          </table:table-cell>
          <table:table-cell table:style-name="ce37" table:formula="of:=IF(INDEX([.$AK31:.$DK31];MATCH([.$M$3];[.$AK$3:.$DK$3];0)+[.V$1])=&quot;&quot;;&quot;&quot;;INDEX([.$AK31:.$DK31];MATCH([.$M$3];[.$AK$3:.$DK$3];0)+[.V$1]))" office:value-type="float" office:value="47.5" calcext:value-type="float">
            <text:p>47.5</text:p>
          </table:table-cell>
          <table:table-cell table:style-name="ce24" table:formula="of:=IF(INDEX([.$AK31:.$DK31];MATCH([.$M$3];[.$AK$3:.$DK$3];0)+[.W$1])=&quot;&quot;;&quot;&quot;;INDEX([.$DO$23:.$DO$422];MATCH(INDEX([.$AK31:.$DK31];MATCH([.$M$3];[.$AK$3:.$DK$3];0)+[.W$1])&amp;IF([.Z31]=&quot;&quot;;&quot;&quot;;&quot;_&quot;&amp;[.Z31]);[.$DR$23:.$DR$422];0)))" office:value-type="float" office:value="72" calcext:value-type="float">
            <text:p>72</text:p>
          </table:table-cell>
          <table:table-cell table:style-name="ce14" table:formula="of:=IF(INDEX([.$AK31:.$DK31];MATCH([.$M$3];[.$AK$3:.$DK$3];0)+[.X$1])=&quot;&quot;;&quot;&quot;;INDEX([.$AK31:.$DK31];MATCH([.$M$3];[.$AK$3:.$DK$3];0)+[.X$1]))" office:value-type="string" office:string-value="b" calcext:value-type="string">
            <text:p>b</text:p>
          </table:table-cell>
          <table:table-cell table:style-name="ce14" table:formula="of:=IF(INDEX([.$AK31:.$DK31];MATCH([.$M$3];[.$AK$3:.$DK$3];0)+[.Y$1])=&quot;&quot;;&quot;&quot;;INDEX([.$AK31:.$DK31];MATCH([.$M$3];[.$AK$3:.$DK$3];0)+[.Y$1]))">
            <text:p/>
          </table:table-cell>
          <table:table-cell table:style-name="ce51" table:formula="of:=IF(INDEX([.$AK31:.$DK31];MATCH([.$M$3];[.$AK$3:.$DK$3];0)+[.Z$1])=&quot;&quot;;&quot;&quot;;INDEX([.$AK31:.$DK31];MATCH([.$M$3];[.$AK$3:.$DK$3];0)+[.Z$1]))">
            <text:p/>
          </table:table-cell>
          <table:table-cell table:style-name="ce37" table:formula="of:=IF(INDEX([.$AK31:.$DK31];MATCH([.$M$3];[.$AK$3:.$DK$3];0)+[.AA$1])=&quot;&quot;;&quot;&quot;;INDEX([.$AK31:.$DK31];MATCH([.$M$3];[.$AK$3:.$DK$3];0)+[.AA$1]))">
            <text:p/>
          </table:table-cell>
          <table:table-cell table:style-name="ce24" table:formula="of:=IF(INDEX([.$AK31:.$DK31];MATCH([.$M$3];[.$AK$3:.$DK$3];0)+[.AB$1])=&quot;&quot;;&quot;&quot;;INDEX([.$DO$23:.$DO$422];MATCH(INDEX([.$AK31:.$DK31];MATCH([.$M$3];[.$AK$3:.$DK$3];0)+[.AB$1])&amp;IF([.AE31]=&quot;&quot;;&quot;&quot;;&quot;_&quot;&amp;[.AE31]);[.$DS$23:.$DS$422];0)))">
            <text:p/>
          </table:table-cell>
          <table:table-cell table:style-name="ce14" table:formula="of:=IF(INDEX([.$AK31:.$DK31];MATCH([.$M$3];[.$AK$3:.$DK$3];0)+[.AC$1])=&quot;&quot;;&quot;&quot;;INDEX([.$AK31:.$DK31];MATCH([.$M$3];[.$AK$3:.$DK$3];0)+[.AC$1]))">
            <text:p/>
          </table:table-cell>
          <table:table-cell table:style-name="ce14" table:formula="of:=IF(INDEX([.$AK31:.$DK31];MATCH([.$M$3];[.$AK$3:.$DK$3];0)+[.AD$1])=&quot;&quot;;&quot;&quot;;INDEX([.$AK31:.$DK31];MATCH([.$M$3];[.$AK$3:.$DK$3];0)+[.AD$1]))">
            <text:p/>
          </table:table-cell>
          <table:table-cell table:style-name="ce51" table:formula="of:=IF(INDEX([.$AK31:.$DK31];MATCH([.$M$3];[.$AK$3:.$DK$3];0)+[.AE$1])=&quot;&quot;;&quot;&quot;;INDEX([.$AK31:.$DK31];MATCH([.$M$3];[.$AK$3:.$DK$3];0)+[.AE$1]))">
            <text:p/>
          </table:table-cell>
          <table:table-cell table:style-name="ce37" table:formula="of:=IF(INDEX([.$AK31:.$DK31];MATCH([.$M$3];[.$AK$3:.$DK$3];0)+[.AF$1])=&quot;&quot;;&quot;&quot;;INDEX([.$AK31:.$DK31];MATCH([.$M$3];[.$AK$3:.$DK$3];0)+[.AF$1]))">
            <text:p/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27" office:value-type="float" office:value="45" calcext:value-type="float">
            <text:p>4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1" calcext:value-type="float">
            <text:p>111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1" calcext:value-type="float">
            <text:p>81</text:p>
          </table:table-cell>
          <table:table-cell table:style-name="ce27" office:value-type="float" office:value="66" calcext:value-type="float">
            <text:p>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1.5" calcext:value-type="float">
            <text:p>111.5</text:p>
          </table:table-cell>
          <table:table-cell table:style-name="ce27" office:value-type="float" office:value="70" calcext:value-type="float">
            <text:p>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9.6" calcext:value-type="float">
            <text:p>119.6</text:p>
          </table:table-cell>
          <table:table-cell table:style-name="ce27" office:value-type="float" office:value="41" calcext:value-type="float">
            <text:p>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1" calcext:value-type="float">
            <text:p>101</text:p>
          </table:table-cell>
          <table:table-cell table:style-name="ce27" office:value-type="float" office:value="41" calcext:value-type="float">
            <text:p>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3.9" calcext:value-type="float">
            <text:p>63.9</text:p>
          </table:table-cell>
          <table:table-cell table:style-name="ce27" office:value-type="float" office:value="63" calcext:value-type="float">
            <text:p>6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" calcext:value-type="float">
            <text:p>110</text:p>
          </table:table-cell>
          <table:table-cell table:style-name="ce27" office:value-type="float" office:value="63" calcext:value-type="float">
            <text:p>6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4" calcext:value-type="float">
            <text:p>110.4</text:p>
          </table:table-cell>
          <table:table-cell table:style-name="ce27" office:value-type="float" office:value="35" calcext:value-type="float">
            <text:p>3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0.8" calcext:value-type="float">
            <text:p>110.8</text:p>
          </table:table-cell>
          <table:table-cell table:style-name="ce27" office:value-type="float" office:value="43" calcext:value-type="float">
            <text:p>4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7.5" calcext:value-type="float">
            <text:p>47.5</text:p>
          </table:table-cell>
          <table:table-cell table:style-name="ce27" office:value-type="float" office:value="72" calcext:value-type="float">
            <text:p>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9" calcext:value-type="float">
            <text:p>9</text:p>
          </table:table-cell>
          <table:table-cell table:formula="of:=IF([$BARS.D12]=&quot;&quot;;&quot;&quot;;[$BARS.D12])" office:value-type="float" office:value="9" calcext:value-type="float">
            <text:p>9</text:p>
          </table:table-cell>
          <table:table-cell table:formula="of:=IF([$BARS.E12]=&quot;&quot;;&quot;&quot;;[$BARS.E12])" office:value-type="float" office:value="9" calcext:value-type="float">
            <text:p>9</text:p>
          </table:table-cell>
          <table:table-cell table:formula="of:=IF([$BARS.F12]=&quot;&quot;;&quot;&quot;;[$BARS.F12])" office:value-type="float" office:value="9" calcext:value-type="float">
            <text:p>9</text:p>
          </table:table-cell>
          <table:table-cell table:formula="of:=IF([$BARS.G12]=&quot;&quot;;&quot;&quot;;[$BARS.G12])" office:value-type="float" office:value="9" calcext:value-type="float">
            <text:p>9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OR(SMALL([.$M$4:.$M$79];[.A32]));&quot;&quot;;SMALL([.$M$4:.$M$79];[.A32]))" office:value-type="float" office:value="35" calcext:value-type="float">
            <text:p>35</text:p>
          </table:table-cell>
          <table:table-cell table:formula="of:=IF([.B32]=&quot;&quot;;&quot;&quot;;IF(OR([.D31]=&quot;pb&quot;;[.D31]=&quot;b&quot;;[.D31]=&quot;&quot;;[.D31]=&quot;p&quot;);[.B32]-[.B31];[.B32]-[.B31]-1))" office:value-type="float" office:value="3" calcext:value-type="float">
            <text:p>3</text:p>
          </table:table-cell>
          <table:table-cell table:formula="of:=IF([.B32]=&quot;&quot;;&quot;&quot;;IF(ISNUMBER(MATCH([.B32];[.$M$4:.$M$11];0));&quot;&quot;;INDEX([.$N$23:.$N$79];MATCH([.B32];[.$M$23:.$M$79];0))))" office:value-type="string" office:string-value="b" calcext:value-type="string">
            <text:p>b</text:p>
          </table:table-cell>
          <table:table-cell table:formula="of:=IF([.B32]=&quot;&quot;;&quot;&quot;;IF([.B31]&lt;[.$M$4];INDEX([.$N$4:.$N$11];MATCH([.B31];[.$M$4:.$M$11];-1));INDEX([.$N$4:.$N$11];MATCH([.B31];[.$M$4:.$M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&quot;&quot;))" office:value-type="string" office:string-value="\break" calcext:value-type="string">
            <text:p>\break</text:p>
          </table:table-cell>
          <table:table-cell table:formula="of:=IF(ISERROR(MATCH([.B32];[.$M$24:.$M$79];0));&quot;&quot;;IF(INDEX([.$O$24:.$O$79];MATCH([.B32];[.$M$24:.$M$79];0))=&quot;&quot;;&quot;&quot;;&quot;\grace {&quot;&amp;INDEX([.$O$24:.$O$79];MATCH([.B32];[.$M$24:.$M$79];0))&amp;&quot;}&quot;))">
            <text:p/>
          </table:table-cell>
          <table:table-cell/>
          <table:table-cell table:formula="of:=IF([.B32]=&quot;&quot;;&quot;&quot;;IF([.$M$16]=&quot;Y&quot;;IF([.C32]=0;&quot; &quot;&amp;[.F32];IF(OR([.D32]=&quot;b&quot;;[.D32]=&quot;pb&quot;);[.E32]&amp;&quot;*&quot;&amp;[.C32]&amp;&quot; &quot;&amp;[.F32]&amp;&quot; &quot;&amp;[.G32];[.E32]&amp;&quot;*&quot;&amp;[.C32]&amp;&quot; &quot;&amp;SUBSTITUTE(SUBSTITUTE([.D32];&quot;-pb-&quot;;&quot; \bar &quot;&quot;&quot;&quot; \pageBreak &quot;);&quot;-b-&quot;;&quot; \bar &quot;&quot;&quot;&quot; \break &quot;)));&quot;&quot;))" office:value-type="string" office:string-value="s1*3 \break " calcext:value-type="string">
            <text:p>s1*3 \break </text:p>
          </table:table-cell>
          <table:table-cell table:formula="of:=IF([.Q30]=&quot;&quot;;&quot;&quot;;&quot;\overrideProperty Score.NonMusicalPaperColumn.line-break-system-details #'((Y-offset . &quot;&amp;[.Q30]&amp;&quot;))&quot;)" office:value-type="string" office:string-value="\overrideProperty Score.NonMusicalPaperColumn.line-break-system-details #'((Y-offset . 100.02))" calcext:value-type="string">
            <text:p>\overrideProperty Score.NonMusicalPaperColumn.line-break-system-details #'((Y-offset . 100.02))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24" table:formula="of:=IF(INDEX([.$AK32:.$DK32];MATCH([.$M$3];[.$AK$3:.$DK$3];0)+[.$M$1])=&quot;&quot;;&quot;&quot;;INDEX([.$DO$23:.$DO$422];MATCH(INDEX([.$AK32:.$DK32];MATCH([.$M$3];[.$AK$3:.$DK$3];0)+[.$M$1])&amp;IF([.P32]=&quot;&quot;;&quot;&quot;;&quot;_&quot;&amp;[.P32]);[.$DP$23:.$DP$422];0)))" office:value-type="float" office:value="41" calcext:value-type="float">
            <text:p>41</text:p>
          </table:table-cell>
          <table:table-cell table:style-name="ce14" table:formula="of:=IF(INDEX([.$AK32:.$DK32];MATCH([.$M$3];[.$AK$3:.$DK$3];0)+[.N$1])=&quot;&quot;;&quot;&quot;;INDEX([.$AK32:.$DK32];MATCH([.$M$3];[.$AK$3:.$DK$3];0)+[.N$1]))" office:value-type="string" office:string-value="b" calcext:value-type="string">
            <text:p>b</text:p>
          </table:table-cell>
          <table:table-cell table:style-name="ce51" table:formula="of:=IF(INDEX([.$AK32:.$DK32];MATCH([.$M$3];[.$AK$3:.$DK$3];0)+[.O$1])=&quot;&quot;;&quot;&quot;;INDEX([.$AK32:.$DK32];MATCH([.$M$3];[.$AK$3:.$DK$3];0)+[.O$1]))">
            <text:p/>
          </table:table-cell>
          <table:table-cell table:style-name="ce51" table:formula="of:=IF(INDEX([.$AK32:.$DK32];MATCH([.$M$3];[.$AK$3:.$DK$3];0)+[.P$1])=&quot;&quot;;&quot;&quot;;INDEX([.$AK32:.$DK32];MATCH([.$M$3];[.$AK$3:.$DK$3];0)+[.P$1]))">
            <text:p/>
          </table:table-cell>
          <table:table-cell table:style-name="ce37" table:formula="of:=IF(INDEX([.$AK32:.$DK32];MATCH([.$M$3];[.$AK$3:.$DK$3];0)+[.Q$1])=&quot;&quot;;&quot;&quot;;INDEX([.$AK32:.$DK32];MATCH([.$M$3];[.$AK$3:.$DK$3];0)+[.Q$1]))" office:value-type="float" office:value="123.25" calcext:value-type="float">
            <text:p>123.25</text:p>
          </table:table-cell>
          <table:table-cell table:style-name="ce24" table:formula="of:=IF(INDEX([.$AK32:.$DK32];MATCH([.$M$3];[.$AK$3:.$DK$3];0)+[.R$1])=&quot;&quot;;&quot;&quot;;INDEX([.$DO$23:.$DO$422];MATCH(INDEX([.$AK32:.$DK32];MATCH([.$M$3];[.$AK$3:.$DK$3];0)+[.R$1])&amp;IF([.U32]=&quot;&quot;;&quot;&quot;;&quot;_&quot;&amp;[.U32]);[.$DQ$23:.$DQ$422];0)))" office:value-type="float" office:value="47" calcext:value-type="float">
            <text:p>47</text:p>
          </table:table-cell>
          <table:table-cell table:style-name="ce14" table:formula="of:=IF(INDEX([.$AK32:.$DK32];MATCH([.$M$3];[.$AK$3:.$DK$3];0)+[.S$1])=&quot;&quot;;&quot;&quot;;INDEX([.$AK32:.$DK32];MATCH([.$M$3];[.$AK$3:.$DK$3];0)+[.S$1]))" office:value-type="string" office:string-value="b" calcext:value-type="string">
            <text:p>b</text:p>
          </table:table-cell>
          <table:table-cell table:style-name="ce14" table:formula="of:=IF(INDEX([.$AK32:.$DK32];MATCH([.$M$3];[.$AK$3:.$DK$3];0)+[.T$1])=&quot;&quot;;&quot;&quot;;INDEX([.$AK32:.$DK32];MATCH([.$M$3];[.$AK$3:.$DK$3];0)+[.T$1]))">
            <text:p/>
          </table:table-cell>
          <table:table-cell table:style-name="ce51" table:formula="of:=IF(INDEX([.$AK32:.$DK32];MATCH([.$M$3];[.$AK$3:.$DK$3];0)+[.U$1])=&quot;&quot;;&quot;&quot;;INDEX([.$AK32:.$DK32];MATCH([.$M$3];[.$AK$3:.$DK$3];0)+[.U$1]))">
            <text:p/>
          </table:table-cell>
          <table:table-cell table:style-name="ce37" table:formula="of:=IF(INDEX([.$AK32:.$DK32];MATCH([.$M$3];[.$AK$3:.$DK$3];0)+[.V$1])=&quot;&quot;;&quot;&quot;;INDEX([.$AK32:.$DK32];MATCH([.$M$3];[.$AK$3:.$DK$3];0)+[.V$1]))" office:value-type="float" office:value="59.5" calcext:value-type="float">
            <text:p>59.5</text:p>
          </table:table-cell>
          <table:table-cell table:style-name="ce24" table:formula="of:=IF(INDEX([.$AK32:.$DK32];MATCH([.$M$3];[.$AK$3:.$DK$3];0)+[.W$1])=&quot;&quot;;&quot;&quot;;INDEX([.$DO$23:.$DO$422];MATCH(INDEX([.$AK32:.$DK32];MATCH([.$M$3];[.$AK$3:.$DK$3];0)+[.W$1])&amp;IF([.Z32]=&quot;&quot;;&quot;&quot;;&quot;_&quot;&amp;[.Z32]);[.$DR$23:.$DR$422];0)))" office:value-type="float" office:value="80" calcext:value-type="float">
            <text:p>80</text:p>
          </table:table-cell>
          <table:table-cell table:style-name="ce14" table:formula="of:=IF(INDEX([.$AK32:.$DK32];MATCH([.$M$3];[.$AK$3:.$DK$3];0)+[.X$1])=&quot;&quot;;&quot;&quot;;INDEX([.$AK32:.$DK32];MATCH([.$M$3];[.$AK$3:.$DK$3];0)+[.X$1]))" office:value-type="string" office:string-value="b" calcext:value-type="string">
            <text:p>b</text:p>
          </table:table-cell>
          <table:table-cell table:style-name="ce14" table:formula="of:=IF(INDEX([.$AK32:.$DK32];MATCH([.$M$3];[.$AK$3:.$DK$3];0)+[.Y$1])=&quot;&quot;;&quot;&quot;;INDEX([.$AK32:.$DK32];MATCH([.$M$3];[.$AK$3:.$DK$3];0)+[.Y$1]))">
            <text:p/>
          </table:table-cell>
          <table:table-cell table:style-name="ce51" table:formula="of:=IF(INDEX([.$AK32:.$DK32];MATCH([.$M$3];[.$AK$3:.$DK$3];0)+[.Z$1])=&quot;&quot;;&quot;&quot;;INDEX([.$AK32:.$DK32];MATCH([.$M$3];[.$AK$3:.$DK$3];0)+[.Z$1]))">
            <text:p/>
          </table:table-cell>
          <table:table-cell table:style-name="ce37" table:formula="of:=IF(INDEX([.$AK32:.$DK32];MATCH([.$M$3];[.$AK$3:.$DK$3];0)+[.AA$1])=&quot;&quot;;&quot;&quot;;INDEX([.$AK32:.$DK32];MATCH([.$M$3];[.$AK$3:.$DK$3];0)+[.AA$1]))">
            <text:p/>
          </table:table-cell>
          <table:table-cell table:style-name="ce24" table:formula="of:=IF(INDEX([.$AK32:.$DK32];MATCH([.$M$3];[.$AK$3:.$DK$3];0)+[.AB$1])=&quot;&quot;;&quot;&quot;;INDEX([.$DO$23:.$DO$422];MATCH(INDEX([.$AK32:.$DK32];MATCH([.$M$3];[.$AK$3:.$DK$3];0)+[.AB$1])&amp;IF([.AE32]=&quot;&quot;;&quot;&quot;;&quot;_&quot;&amp;[.AE32]);[.$DS$23:.$DS$422];0)))">
            <text:p/>
          </table:table-cell>
          <table:table-cell table:style-name="ce14" table:formula="of:=IF(INDEX([.$AK32:.$DK32];MATCH([.$M$3];[.$AK$3:.$DK$3];0)+[.AC$1])=&quot;&quot;;&quot;&quot;;INDEX([.$AK32:.$DK32];MATCH([.$M$3];[.$AK$3:.$DK$3];0)+[.AC$1]))">
            <text:p/>
          </table:table-cell>
          <table:table-cell table:style-name="ce14" table:formula="of:=IF(INDEX([.$AK32:.$DK32];MATCH([.$M$3];[.$AK$3:.$DK$3];0)+[.AD$1])=&quot;&quot;;&quot;&quot;;INDEX([.$AK32:.$DK32];MATCH([.$M$3];[.$AK$3:.$DK$3];0)+[.AD$1]))">
            <text:p/>
          </table:table-cell>
          <table:table-cell table:style-name="ce51" table:formula="of:=IF(INDEX([.$AK32:.$DK32];MATCH([.$M$3];[.$AK$3:.$DK$3];0)+[.AE$1])=&quot;&quot;;&quot;&quot;;INDEX([.$AK32:.$DK32];MATCH([.$M$3];[.$AK$3:.$DK$3];0)+[.AE$1]))">
            <text:p/>
          </table:table-cell>
          <table:table-cell table:style-name="ce37" table:formula="of:=IF(INDEX([.$AK32:.$DK32];MATCH([.$M$3];[.$AK$3:.$DK$3];0)+[.AF$1])=&quot;&quot;;&quot;&quot;;INDEX([.$AK32:.$DK32];MATCH([.$M$3];[.$AK$3:.$DK$3];0)+[.AF$1]))">
            <text:p/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27" office:value-type="float" office:value="50" calcext:value-type="float">
            <text:p>5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2.5" calcext:value-type="float">
            <text:p>122.5</text:p>
          </table:table-cell>
          <table:table-cell table:style-name="ce27" office:value-type="float" office:value="60" calcext:value-type="float">
            <text:p>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05" calcext:value-type="float">
            <text:p>122.05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3" calcext:value-type="float">
            <text:p>133.3</text:p>
          </table:table-cell>
          <table:table-cell table:style-name="ce27" office:value-type="float" office:value="51" calcext:value-type="float">
            <text:p>5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3" calcext:value-type="float">
            <text:p>113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6.4" calcext:value-type="float">
            <text:p>76.4</text:p>
          </table:table-cell>
          <table:table-cell table:style-name="ce27" office:value-type="float" office:value="81" calcext:value-type="float">
            <text:p>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4" calcext:value-type="float">
            <text:p>124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.95" calcext:value-type="float">
            <text:p>122.95</text:p>
          </table:table-cell>
          <table:table-cell table:style-name="ce27" office:value-type="float" office:value="41" calcext:value-type="float">
            <text:p>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3.25" calcext:value-type="float">
            <text:p>123.25</text:p>
          </table:table-cell>
          <table:table-cell table:style-name="ce27" office:value-type="float" office:value="47" calcext:value-type="float">
            <text:p>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9.5" calcext:value-type="float">
            <text:p>59.5</text:p>
          </table:table-cell>
          <table:table-cell table:style-name="ce27" office:value-type="float" office:value="80" calcext:value-type="float">
            <text:p>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10" calcext:value-type="float">
            <text:p>10</text:p>
          </table:table-cell>
          <table:table-cell table:formula="of:=IF([$BARS.D13]=&quot;&quot;;&quot;&quot;;[$BARS.D13])" office:value-type="float" office:value="10" calcext:value-type="float">
            <text:p>10</text:p>
          </table:table-cell>
          <table:table-cell table:formula="of:=IF([$BARS.E13]=&quot;&quot;;&quot;&quot;;[$BARS.E13])" office:value-type="float" office:value="10" calcext:value-type="float">
            <text:p>10</text:p>
          </table:table-cell>
          <table:table-cell table:formula="of:=IF([$BARS.F13]=&quot;&quot;;&quot;&quot;;[$BARS.F13])" office:value-type="float" office:value="10" calcext:value-type="float">
            <text:p>10</text:p>
          </table:table-cell>
          <table:table-cell table:formula="of:=IF([$BARS.G13]=&quot;&quot;;&quot;&quot;;[$BARS.G13])" office:value-type="float" office:value="10" calcext:value-type="float">
            <text:p>10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OR(SMALL([.$M$4:.$M$79];[.A33]));&quot;&quot;;SMALL([.$M$4:.$M$79];[.A33]))" office:value-type="float" office:value="41" calcext:value-type="float">
            <text:p>41</text:p>
          </table:table-cell>
          <table:table-cell table:formula="of:=IF([.B33]=&quot;&quot;;&quot;&quot;;IF(OR([.D32]=&quot;pb&quot;;[.D32]=&quot;b&quot;;[.D32]=&quot;&quot;;[.D32]=&quot;p&quot;);[.B33]-[.B32];[.B33]-[.B32]-1))" office:value-type="float" office:value="6" calcext:value-type="float">
            <text:p>6</text:p>
          </table:table-cell>
          <table:table-cell table:formula="of:=IF([.B33]=&quot;&quot;;&quot;&quot;;IF(ISNUMBER(MATCH([.B33];[.$M$4:.$M$11];0));&quot;&quot;;INDEX([.$N$23:.$N$79];MATCH([.B33];[.$M$23:.$M$79];0))))" office:value-type="string" office:string-value="b" calcext:value-type="string">
            <text:p>b</text:p>
          </table:table-cell>
          <table:table-cell table:formula="of:=IF([.B33]=&quot;&quot;;&quot;&quot;;IF([.B32]&lt;[.$M$4];INDEX([.$N$4:.$N$11];MATCH([.B32];[.$M$4:.$M$11];-1));INDEX([.$N$4:.$N$11];MATCH([.B32];[.$M$4:.$M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&quot;&quot;))" office:value-type="string" office:string-value="\break" calcext:value-type="string">
            <text:p>\break</text:p>
          </table:table-cell>
          <table:table-cell table:formula="of:=IF(ISERROR(MATCH([.B33];[.$M$24:.$M$79];0));&quot;&quot;;IF(INDEX([.$O$24:.$O$79];MATCH([.B33];[.$M$24:.$M$79];0))=&quot;&quot;;&quot;&quot;;&quot;\grace {&quot;&amp;INDEX([.$O$24:.$O$79];MATCH([.B33];[.$M$24:.$M$79];0))&amp;&quot;}&quot;))">
            <text:p/>
          </table:table-cell>
          <table:table-cell/>
          <table:table-cell table:formula="of:=IF([.B33]=&quot;&quot;;&quot;&quot;;IF([.$M$16]=&quot;Y&quot;;IF([.C33]=0;&quot; &quot;&amp;[.F33];IF(OR([.D33]=&quot;b&quot;;[.D33]=&quot;pb&quot;);[.E33]&amp;&quot;*&quot;&amp;[.C33]&amp;&quot; &quot;&amp;[.F33]&amp;&quot; &quot;&amp;[.G33];[.E33]&amp;&quot;*&quot;&amp;[.C33]&amp;&quot; &quot;&amp;SUBSTITUTE(SUBSTITUTE([.D33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31]=&quot;&quot;;&quot;&quot;;&quot;\overrideProperty Score.NonMusicalPaperColumn.line-break-system-details #'((Y-offset . &quot;&amp;[.Q31]&amp;&quot;))&quot;)" office:value-type="string" office:string-value="\overrideProperty Score.NonMusicalPaperColumn.line-break-system-details #'((Y-offset . 110.8))" calcext:value-type="string">
            <text:p>\overrideProperty Score.NonMusicalPaperColumn.line-break-system-details #'((Y-offset . 110.8))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style-name="ce24" table:formula="of:=IF(INDEX([.$AK33:.$DK33];MATCH([.$M$3];[.$AK$3:.$DK$3];0)+[.$M$1])=&quot;&quot;;&quot;&quot;;INDEX([.$DO$23:.$DO$422];MATCH(INDEX([.$AK33:.$DK33];MATCH([.$M$3];[.$AK$3:.$DK$3];0)+[.$M$1])&amp;IF([.P33]=&quot;&quot;;&quot;&quot;;&quot;_&quot;&amp;[.P33]);[.$DP$23:.$DP$422];0)))" office:value-type="float" office:value="48" calcext:value-type="float">
            <text:p>48</text:p>
          </table:table-cell>
          <table:table-cell table:style-name="ce14" table:formula="of:=IF(INDEX([.$AK33:.$DK33];MATCH([.$M$3];[.$AK$3:.$DK$3];0)+[.N$1])=&quot;&quot;;&quot;&quot;;INDEX([.$AK33:.$DK33];MATCH([.$M$3];[.$AK$3:.$DK$3];0)+[.N$1]))" office:value-type="string" office:string-value="b" calcext:value-type="string">
            <text:p>b</text:p>
          </table:table-cell>
          <table:table-cell table:style-name="ce51" table:formula="of:=IF(INDEX([.$AK33:.$DK33];MATCH([.$M$3];[.$AK$3:.$DK$3];0)+[.O$1])=&quot;&quot;;&quot;&quot;;INDEX([.$AK33:.$DK33];MATCH([.$M$3];[.$AK$3:.$DK$3];0)+[.O$1]))">
            <text:p/>
          </table:table-cell>
          <table:table-cell table:style-name="ce51" table:formula="of:=IF(INDEX([.$AK33:.$DK33];MATCH([.$M$3];[.$AK$3:.$DK$3];0)+[.P$1])=&quot;&quot;;&quot;&quot;;INDEX([.$AK33:.$DK33];MATCH([.$M$3];[.$AK$3:.$DK$3];0)+[.P$1]))">
            <text:p/>
          </table:table-cell>
          <table:table-cell table:style-name="ce37" table:formula="of:=IF(INDEX([.$AK33:.$DK33];MATCH([.$M$3];[.$AK$3:.$DK$3];0)+[.Q$1])=&quot;&quot;;&quot;&quot;;INDEX([.$AK33:.$DK33];MATCH([.$M$3];[.$AK$3:.$DK$3];0)+[.Q$1]))" office:value-type="float" office:value="135.57" calcext:value-type="float">
            <text:p>135.57</text:p>
          </table:table-cell>
          <table:table-cell table:style-name="ce24" table:formula="of:=IF(INDEX([.$AK33:.$DK33];MATCH([.$M$3];[.$AK$3:.$DK$3];0)+[.R$1])=&quot;&quot;;&quot;&quot;;INDEX([.$DO$23:.$DO$422];MATCH(INDEX([.$AK33:.$DK33];MATCH([.$M$3];[.$AK$3:.$DK$3];0)+[.R$1])&amp;IF([.U33]=&quot;&quot;;&quot;&quot;;&quot;_&quot;&amp;[.U33]);[.$DQ$23:.$DQ$422];0)))" office:value-type="float" office:value="52" calcext:value-type="float">
            <text:p>52</text:p>
          </table:table-cell>
          <table:table-cell table:style-name="ce14" table:formula="of:=IF(INDEX([.$AK33:.$DK33];MATCH([.$M$3];[.$AK$3:.$DK$3];0)+[.S$1])=&quot;&quot;;&quot;&quot;;INDEX([.$AK33:.$DK33];MATCH([.$M$3];[.$AK$3:.$DK$3];0)+[.S$1]))" office:value-type="string" office:string-value="b" calcext:value-type="string">
            <text:p>b</text:p>
          </table:table-cell>
          <table:table-cell table:style-name="ce14" table:formula="of:=IF(INDEX([.$AK33:.$DK33];MATCH([.$M$3];[.$AK$3:.$DK$3];0)+[.T$1])=&quot;&quot;;&quot;&quot;;INDEX([.$AK33:.$DK33];MATCH([.$M$3];[.$AK$3:.$DK$3];0)+[.T$1]))">
            <text:p/>
          </table:table-cell>
          <table:table-cell table:style-name="ce51" table:formula="of:=IF(INDEX([.$AK33:.$DK33];MATCH([.$M$3];[.$AK$3:.$DK$3];0)+[.U$1])=&quot;&quot;;&quot;&quot;;INDEX([.$AK33:.$DK33];MATCH([.$M$3];[.$AK$3:.$DK$3];0)+[.U$1]))">
            <text:p/>
          </table:table-cell>
          <table:table-cell table:style-name="ce37" table:formula="of:=IF(INDEX([.$AK33:.$DK33];MATCH([.$M$3];[.$AK$3:.$DK$3];0)+[.V$1])=&quot;&quot;;&quot;&quot;;INDEX([.$AK33:.$DK33];MATCH([.$M$3];[.$AK$3:.$DK$3];0)+[.V$1]))" office:value-type="float" office:value="71.5" calcext:value-type="float">
            <text:p>71.5</text:p>
          </table:table-cell>
          <table:table-cell table:style-name="ce24" table:formula="of:=IF(INDEX([.$AK33:.$DK33];MATCH([.$M$3];[.$AK$3:.$DK$3];0)+[.W$1])=&quot;&quot;;&quot;&quot;;INDEX([.$DO$23:.$DO$422];MATCH(INDEX([.$AK33:.$DK33];MATCH([.$M$3];[.$AK$3:.$DK$3];0)+[.W$1])&amp;IF([.Z33]=&quot;&quot;;&quot;&quot;;&quot;_&quot;&amp;[.Z33]);[.$DR$23:.$DR$422];0)))" office:value-type="float" office:value="86" calcext:value-type="float">
            <text:p>86</text:p>
          </table:table-cell>
          <table:table-cell table:style-name="ce14" table:formula="of:=IF(INDEX([.$AK33:.$DK33];MATCH([.$M$3];[.$AK$3:.$DK$3];0)+[.X$1])=&quot;&quot;;&quot;&quot;;INDEX([.$AK33:.$DK33];MATCH([.$M$3];[.$AK$3:.$DK$3];0)+[.X$1]))" office:value-type="string" office:string-value="b" calcext:value-type="string">
            <text:p>b</text:p>
          </table:table-cell>
          <table:table-cell table:style-name="ce14" table:formula="of:=IF(INDEX([.$AK33:.$DK33];MATCH([.$M$3];[.$AK$3:.$DK$3];0)+[.Y$1])=&quot;&quot;;&quot;&quot;;INDEX([.$AK33:.$DK33];MATCH([.$M$3];[.$AK$3:.$DK$3];0)+[.Y$1]))">
            <text:p/>
          </table:table-cell>
          <table:table-cell table:style-name="ce51" table:formula="of:=IF(INDEX([.$AK33:.$DK33];MATCH([.$M$3];[.$AK$3:.$DK$3];0)+[.Z$1])=&quot;&quot;;&quot;&quot;;INDEX([.$AK33:.$DK33];MATCH([.$M$3];[.$AK$3:.$DK$3];0)+[.Z$1]))">
            <text:p/>
          </table:table-cell>
          <table:table-cell table:style-name="ce37" table:formula="of:=IF(INDEX([.$AK33:.$DK33];MATCH([.$M$3];[.$AK$3:.$DK$3];0)+[.AA$1])=&quot;&quot;;&quot;&quot;;INDEX([.$AK33:.$DK33];MATCH([.$M$3];[.$AK$3:.$DK$3];0)+[.AA$1]))">
            <text:p/>
          </table:table-cell>
          <table:table-cell table:style-name="ce24" table:formula="of:=IF(INDEX([.$AK33:.$DK33];MATCH([.$M$3];[.$AK$3:.$DK$3];0)+[.AB$1])=&quot;&quot;;&quot;&quot;;INDEX([.$DO$23:.$DO$422];MATCH(INDEX([.$AK33:.$DK33];MATCH([.$M$3];[.$AK$3:.$DK$3];0)+[.AB$1])&amp;IF([.AE33]=&quot;&quot;;&quot;&quot;;&quot;_&quot;&amp;[.AE33]);[.$DS$23:.$DS$422];0)))">
            <text:p/>
          </table:table-cell>
          <table:table-cell table:style-name="ce14" table:formula="of:=IF(INDEX([.$AK33:.$DK33];MATCH([.$M$3];[.$AK$3:.$DK$3];0)+[.AC$1])=&quot;&quot;;&quot;&quot;;INDEX([.$AK33:.$DK33];MATCH([.$M$3];[.$AK$3:.$DK$3];0)+[.AC$1]))">
            <text:p/>
          </table:table-cell>
          <table:table-cell table:style-name="ce14" table:formula="of:=IF(INDEX([.$AK33:.$DK33];MATCH([.$M$3];[.$AK$3:.$DK$3];0)+[.AD$1])=&quot;&quot;;&quot;&quot;;INDEX([.$AK33:.$DK33];MATCH([.$M$3];[.$AK$3:.$DK$3];0)+[.AD$1]))">
            <text:p/>
          </table:table-cell>
          <table:table-cell table:style-name="ce51" table:formula="of:=IF(INDEX([.$AK33:.$DK33];MATCH([.$M$3];[.$AK$3:.$DK$3];0)+[.AE$1])=&quot;&quot;;&quot;&quot;;INDEX([.$AK33:.$DK33];MATCH([.$M$3];[.$AK$3:.$DK$3];0)+[.AE$1]))">
            <text:p/>
          </table:table-cell>
          <table:table-cell table:style-name="ce37" table:formula="of:=IF(INDEX([.$AK33:.$DK33];MATCH([.$M$3];[.$AK$3:.$DK$3];0)+[.AF$1])=&quot;&quot;;&quot;&quot;;INDEX([.$AK33:.$DK33];MATCH([.$M$3];[.$AK$3:.$DK$3];0)+[.AF$1]))">
            <text:p/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27" office:value-type="float" office:value="56" calcext:value-type="float">
            <text:p>5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" calcext:value-type="float">
            <text:p>135</text:p>
          </table:table-cell>
          <table:table-cell table:style-name="ce27" office:value-type="float" office:value="67" calcext:value-type="float">
            <text:p>6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2" calcext:value-type="float">
            <text:p>108.2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5" calcext:value-type="float">
            <text:p>134.5</text:p>
          </table:table-cell>
          <table:table-cell table:style-name="ce27" office:value-type="float" office:value="88" calcext:value-type="float">
            <text:p>8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57" calcext:value-type="float">
            <text:p>5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5.5" calcext:value-type="float">
            <text:p>125.5</text:p>
          </table:table-cell>
          <table:table-cell table:style-name="ce27" office:value-type="float" office:value="53" calcext:value-type="float">
            <text:p>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8.8" calcext:value-type="float">
            <text:p>88.8</text:p>
          </table:table-cell>
          <table:table-cell table:style-name="ce27" office:value-type="float" office:value="87" calcext:value-type="float">
            <text:p>8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7" calcext:value-type="float">
            <text:p>137</text:p>
          </table:table-cell>
          <table:table-cell table:style-name="ce27" office:value-type="float" office:value="79" calcext:value-type="float">
            <text:p>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.5" calcext:value-type="float">
            <text:p>135.5</text:p>
          </table:table-cell>
          <table:table-cell table:style-name="ce27" office:value-type="float" office:value="48" calcext:value-type="float">
            <text:p>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.57" calcext:value-type="float">
            <text:p>135.57</text:p>
          </table:table-cell>
          <table:table-cell table:style-name="ce27" office:value-type="float" office:value="52" calcext:value-type="float">
            <text:p>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.5" calcext:value-type="float">
            <text:p>71.5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11" calcext:value-type="float">
            <text:p>11</text:p>
          </table:table-cell>
          <table:table-cell table:formula="of:=IF([$BARS.D14]=&quot;&quot;;&quot;&quot;;[$BARS.D14])" office:value-type="float" office:value="11" calcext:value-type="float">
            <text:p>11</text:p>
          </table:table-cell>
          <table:table-cell table:formula="of:=IF([$BARS.E14]=&quot;&quot;;&quot;&quot;;[$BARS.E14])" office:value-type="float" office:value="11" calcext:value-type="float">
            <text:p>11</text:p>
          </table:table-cell>
          <table:table-cell table:formula="of:=IF([$BARS.F14]=&quot;&quot;;&quot;&quot;;[$BARS.F14])" office:value-type="float" office:value="11" calcext:value-type="float">
            <text:p>11</text:p>
          </table:table-cell>
          <table:table-cell table:formula="of:=IF([$BARS.G14]=&quot;&quot;;&quot;&quot;;[$BARS.G14])" office:value-type="float" office:value="11" calcext:value-type="float">
            <text:p>11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OR(SMALL([.$M$4:.$M$79];[.A34]));&quot;&quot;;SMALL([.$M$4:.$M$79];[.A34]))" office:value-type="float" office:value="48" calcext:value-type="float">
            <text:p>48</text:p>
          </table:table-cell>
          <table:table-cell table:formula="of:=IF([.B34]=&quot;&quot;;&quot;&quot;;IF(OR([.D33]=&quot;pb&quot;;[.D33]=&quot;b&quot;;[.D33]=&quot;&quot;;[.D33]=&quot;p&quot;);[.B34]-[.B33];[.B34]-[.B33]-1))" office:value-type="float" office:value="7" calcext:value-type="float">
            <text:p>7</text:p>
          </table:table-cell>
          <table:table-cell table:formula="of:=IF([.B34]=&quot;&quot;;&quot;&quot;;IF(ISNUMBER(MATCH([.B34];[.$M$4:.$M$11];0));&quot;&quot;;INDEX([.$N$23:.$N$79];MATCH([.B34];[.$M$23:.$M$79];0))))" office:value-type="string" office:string-value="b" calcext:value-type="string">
            <text:p>b</text:p>
          </table:table-cell>
          <table:table-cell table:formula="of:=IF([.B34]=&quot;&quot;;&quot;&quot;;IF([.B33]&lt;[.$M$4];INDEX([.$N$4:.$N$11];MATCH([.B33];[.$M$4:.$M$11];-1));INDEX([.$N$4:.$N$11];MATCH([.B33];[.$M$4:.$M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&quot;&quot;))" office:value-type="string" office:string-value="\break" calcext:value-type="string">
            <text:p>\break</text:p>
          </table:table-cell>
          <table:table-cell table:formula="of:=IF(ISERROR(MATCH([.B34];[.$M$24:.$M$79];0));&quot;&quot;;IF(INDEX([.$O$24:.$O$79];MATCH([.B34];[.$M$24:.$M$79];0))=&quot;&quot;;&quot;&quot;;&quot;\grace {&quot;&amp;INDEX([.$O$24:.$O$79];MATCH([.B34];[.$M$24:.$M$79];0))&amp;&quot;}&quot;))">
            <text:p/>
          </table:table-cell>
          <table:table-cell/>
          <table:table-cell table:formula="of:=IF([.B34]=&quot;&quot;;&quot;&quot;;IF([.$M$16]=&quot;Y&quot;;IF([.C34]=0;&quot; &quot;&amp;[.F34];IF(OR([.D34]=&quot;b&quot;;[.D34]=&quot;pb&quot;);[.E34]&amp;&quot;*&quot;&amp;[.C34]&amp;&quot; &quot;&amp;[.F34]&amp;&quot; &quot;&amp;[.G34];[.E34]&amp;&quot;*&quot;&amp;[.C34]&amp;&quot; &quot;&amp;SUBSTITUTE(SUBSTITUTE([.D34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32]=&quot;&quot;;&quot;&quot;;&quot;\overrideProperty Score.NonMusicalPaperColumn.line-break-system-details #'((Y-offset . &quot;&amp;[.Q32]&amp;&quot;))&quot;)" office:value-type="string" office:string-value="\overrideProperty Score.NonMusicalPaperColumn.line-break-system-details #'((Y-offset . 123.25))" calcext:value-type="string">
            <text:p>\overrideProperty Score.NonMusicalPaperColumn.line-break-system-details #'((Y-offset . 123.25))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24" table:formula="of:=IF(INDEX([.$AK34:.$DK34];MATCH([.$M$3];[.$AK$3:.$DK$3];0)+[.$M$1])=&quot;&quot;;&quot;&quot;;INDEX([.$DO$23:.$DO$422];MATCH(INDEX([.$AK34:.$DK34];MATCH([.$M$3];[.$AK$3:.$DK$3];0)+[.$M$1])&amp;IF([.P34]=&quot;&quot;;&quot;&quot;;&quot;_&quot;&amp;[.P34]);[.$DP$23:.$DP$422];0)))" office:value-type="float" office:value="55" calcext:value-type="float">
            <text:p>55</text:p>
          </table:table-cell>
          <table:table-cell table:style-name="ce14" table:formula="of:=IF(INDEX([.$AK34:.$DK34];MATCH([.$M$3];[.$AK$3:.$DK$3];0)+[.N$1])=&quot;&quot;;&quot;&quot;;INDEX([.$AK34:.$DK34];MATCH([.$M$3];[.$AK$3:.$DK$3];0)+[.N$1]))" office:value-type="string" office:string-value="b" calcext:value-type="string">
            <text:p>b</text:p>
          </table:table-cell>
          <table:table-cell table:style-name="ce51" table:formula="of:=IF(INDEX([.$AK34:.$DK34];MATCH([.$M$3];[.$AK$3:.$DK$3];0)+[.O$1])=&quot;&quot;;&quot;&quot;;INDEX([.$AK34:.$DK34];MATCH([.$M$3];[.$AK$3:.$DK$3];0)+[.O$1]))">
            <text:p/>
          </table:table-cell>
          <table:table-cell table:style-name="ce51" table:formula="of:=IF(INDEX([.$AK34:.$DK34];MATCH([.$M$3];[.$AK$3:.$DK$3];0)+[.P$1])=&quot;&quot;;&quot;&quot;;INDEX([.$AK34:.$DK34];MATCH([.$M$3];[.$AK$3:.$DK$3];0)+[.P$1]))">
            <text:p/>
          </table:table-cell>
          <table:table-cell table:style-name="ce37" table:formula="of:=IF(INDEX([.$AK34:.$DK34];MATCH([.$M$3];[.$AK$3:.$DK$3];0)+[.Q$1])=&quot;&quot;;&quot;&quot;;INDEX([.$AK34:.$DK34];MATCH([.$M$3];[.$AK$3:.$DK$3];0)+[.Q$1]))" office:value-type="float" office:value="149.5" calcext:value-type="float">
            <text:p>149.5</text:p>
          </table:table-cell>
          <table:table-cell table:style-name="ce24" table:formula="of:=IF(INDEX([.$AK34:.$DK34];MATCH([.$M$3];[.$AK$3:.$DK$3];0)+[.R$1])=&quot;&quot;;&quot;&quot;;INDEX([.$DO$23:.$DO$422];MATCH(INDEX([.$AK34:.$DK34];MATCH([.$M$3];[.$AK$3:.$DK$3];0)+[.R$1])&amp;IF([.U34]=&quot;&quot;;&quot;&quot;;&quot;_&quot;&amp;[.U34]);[.$DQ$23:.$DQ$422];0)))" office:value-type="float" office:value="57" calcext:value-type="float">
            <text:p>57</text:p>
          </table:table-cell>
          <table:table-cell table:style-name="ce14" table:formula="of:=IF(INDEX([.$AK34:.$DK34];MATCH([.$M$3];[.$AK$3:.$DK$3];0)+[.S$1])=&quot;&quot;;&quot;&quot;;INDEX([.$AK34:.$DK34];MATCH([.$M$3];[.$AK$3:.$DK$3];0)+[.S$1]))" office:value-type="string" office:string-value="b" calcext:value-type="string">
            <text:p>b</text:p>
          </table:table-cell>
          <table:table-cell table:style-name="ce14" table:formula="of:=IF(INDEX([.$AK34:.$DK34];MATCH([.$M$3];[.$AK$3:.$DK$3];0)+[.T$1])=&quot;&quot;;&quot;&quot;;INDEX([.$AK34:.$DK34];MATCH([.$M$3];[.$AK$3:.$DK$3];0)+[.T$1]))">
            <text:p/>
          </table:table-cell>
          <table:table-cell table:style-name="ce51" table:formula="of:=IF(INDEX([.$AK34:.$DK34];MATCH([.$M$3];[.$AK$3:.$DK$3];0)+[.U$1])=&quot;&quot;;&quot;&quot;;INDEX([.$AK34:.$DK34];MATCH([.$M$3];[.$AK$3:.$DK$3];0)+[.U$1]))">
            <text:p/>
          </table:table-cell>
          <table:table-cell table:style-name="ce37" table:formula="of:=IF(INDEX([.$AK34:.$DK34];MATCH([.$M$3];[.$AK$3:.$DK$3];0)+[.V$1])=&quot;&quot;;&quot;&quot;;INDEX([.$AK34:.$DK34];MATCH([.$M$3];[.$AK$3:.$DK$3];0)+[.V$1]))" office:value-type="float" office:value="82" calcext:value-type="float">
            <text:p>82</text:p>
          </table:table-cell>
          <table:table-cell table:style-name="ce24" table:formula="of:=IF(INDEX([.$AK34:.$DK34];MATCH([.$M$3];[.$AK$3:.$DK$3];0)+[.W$1])=&quot;&quot;;&quot;&quot;;INDEX([.$DO$23:.$DO$422];MATCH(INDEX([.$AK34:.$DK34];MATCH([.$M$3];[.$AK$3:.$DK$3];0)+[.W$1])&amp;IF([.Z34]=&quot;&quot;;&quot;&quot;;&quot;_&quot;&amp;[.Z34]);[.$DR$23:.$DR$422];0)))" office:value-type="float" office:value="92" calcext:value-type="float">
            <text:p>92</text:p>
          </table:table-cell>
          <table:table-cell table:style-name="ce14" table:formula="of:=IF(INDEX([.$AK34:.$DK34];MATCH([.$M$3];[.$AK$3:.$DK$3];0)+[.X$1])=&quot;&quot;;&quot;&quot;;INDEX([.$AK34:.$DK34];MATCH([.$M$3];[.$AK$3:.$DK$3];0)+[.X$1]))" office:value-type="string" office:string-value="b" calcext:value-type="string">
            <text:p>b</text:p>
          </table:table-cell>
          <table:table-cell table:style-name="ce14" table:formula="of:=IF(INDEX([.$AK34:.$DK34];MATCH([.$M$3];[.$AK$3:.$DK$3];0)+[.Y$1])=&quot;&quot;;&quot;&quot;;INDEX([.$AK34:.$DK34];MATCH([.$M$3];[.$AK$3:.$DK$3];0)+[.Y$1]))">
            <text:p/>
          </table:table-cell>
          <table:table-cell table:style-name="ce51" table:formula="of:=IF(INDEX([.$AK34:.$DK34];MATCH([.$M$3];[.$AK$3:.$DK$3];0)+[.Z$1])=&quot;&quot;;&quot;&quot;;INDEX([.$AK34:.$DK34];MATCH([.$M$3];[.$AK$3:.$DK$3];0)+[.Z$1]))">
            <text:p/>
          </table:table-cell>
          <table:table-cell table:style-name="ce37" table:formula="of:=IF(INDEX([.$AK34:.$DK34];MATCH([.$M$3];[.$AK$3:.$DK$3];0)+[.AA$1])=&quot;&quot;;&quot;&quot;;INDEX([.$AK34:.$DK34];MATCH([.$M$3];[.$AK$3:.$DK$3];0)+[.AA$1]))">
            <text:p/>
          </table:table-cell>
          <table:table-cell table:style-name="ce24" table:formula="of:=IF(INDEX([.$AK34:.$DK34];MATCH([.$M$3];[.$AK$3:.$DK$3];0)+[.AB$1])=&quot;&quot;;&quot;&quot;;INDEX([.$DO$23:.$DO$422];MATCH(INDEX([.$AK34:.$DK34];MATCH([.$M$3];[.$AK$3:.$DK$3];0)+[.AB$1])&amp;IF([.AE34]=&quot;&quot;;&quot;&quot;;&quot;_&quot;&amp;[.AE34]);[.$DS$23:.$DS$422];0)))">
            <text:p/>
          </table:table-cell>
          <table:table-cell table:style-name="ce14" table:formula="of:=IF(INDEX([.$AK34:.$DK34];MATCH([.$M$3];[.$AK$3:.$DK$3];0)+[.AC$1])=&quot;&quot;;&quot;&quot;;INDEX([.$AK34:.$DK34];MATCH([.$M$3];[.$AK$3:.$DK$3];0)+[.AC$1]))">
            <text:p/>
          </table:table-cell>
          <table:table-cell table:style-name="ce14" table:formula="of:=IF(INDEX([.$AK34:.$DK34];MATCH([.$M$3];[.$AK$3:.$DK$3];0)+[.AD$1])=&quot;&quot;;&quot;&quot;;INDEX([.$AK34:.$DK34];MATCH([.$M$3];[.$AK$3:.$DK$3];0)+[.AD$1]))">
            <text:p/>
          </table:table-cell>
          <table:table-cell table:style-name="ce51" table:formula="of:=IF(INDEX([.$AK34:.$DK34];MATCH([.$M$3];[.$AK$3:.$DK$3];0)+[.AE$1])=&quot;&quot;;&quot;&quot;;INDEX([.$AK34:.$DK34];MATCH([.$M$3];[.$AK$3:.$DK$3];0)+[.AE$1]))">
            <text:p/>
          </table:table-cell>
          <table:table-cell table:style-name="ce37" table:formula="of:=IF(INDEX([.$AK34:.$DK34];MATCH([.$M$3];[.$AK$3:.$DK$3];0)+[.AF$1])=&quot;&quot;;&quot;&quot;;INDEX([.$AK34:.$DK34];MATCH([.$M$3];[.$AK$3:.$DK$3];0)+[.AF$1]))">
            <text:p/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7.5" calcext:value-type="float">
            <text:p>147.5</text:p>
          </table:table-cell>
          <table:table-cell table:style-name="ce27" office:value-type="float" office:value="74" calcext:value-type="float">
            <text:p>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96" calcext:value-type="float">
            <text:p>9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6.95" calcext:value-type="float">
            <text:p>146.95</text:p>
          </table:table-cell>
          <table:table-cell table:style-name="ce27" office:value-type="float" office:value="97" calcext:value-type="float">
            <text:p>9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3" calcext:value-type="float">
            <text:p>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6.5" calcext:value-type="float">
            <text:p>136.5</text:p>
          </table:table-cell>
          <table:table-cell table:style-name="ce27" office:value-type="float" office:value="61" calcext:value-type="float">
            <text:p>6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9" calcext:value-type="float">
            <text:p>99</text:p>
          </table:table-cell>
          <table:table-cell table:style-name="ce27" office:value-type="float" office:value="93" calcext:value-type="float">
            <text:p>9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86" calcext:value-type="float">
            <text:p>8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55" calcext:value-type="float">
            <text:p>5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9.5" calcext:value-type="float">
            <text:p>149.5</text:p>
          </table:table-cell>
          <table:table-cell table:style-name="ce27" office:value-type="float" office:value="57" calcext:value-type="float">
            <text:p>5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" calcext:value-type="float">
            <text:p>82</text:p>
          </table:table-cell>
          <table:table-cell table:style-name="ce27" office:value-type="float" office:value="92" calcext:value-type="float">
            <text:p>9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12" calcext:value-type="float">
            <text:p>12</text:p>
          </table:table-cell>
          <table:table-cell table:formula="of:=IF([$BARS.D15]=&quot;&quot;;&quot;&quot;;[$BARS.D15])" office:value-type="float" office:value="12" calcext:value-type="float">
            <text:p>12</text:p>
          </table:table-cell>
          <table:table-cell table:formula="of:=IF([$BARS.E15]=&quot;&quot;;&quot;&quot;;[$BARS.E15])" office:value-type="float" office:value="12" calcext:value-type="float">
            <text:p>12</text:p>
          </table:table-cell>
          <table:table-cell table:formula="of:=IF([$BARS.F15]=&quot;&quot;;&quot;&quot;;[$BARS.F15])" office:value-type="float" office:value="12" calcext:value-type="float">
            <text:p>12</text:p>
          </table:table-cell>
          <table:table-cell table:formula="of:=IF([$BARS.G15]=&quot;&quot;;&quot;&quot;;[$BARS.G15])" office:value-type="float" office:value="12" calcext:value-type="float">
            <text:p>12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OR(SMALL([.$M$4:.$M$79];[.A35]));&quot;&quot;;SMALL([.$M$4:.$M$79];[.A35]))" office:value-type="float" office:value="55" calcext:value-type="float">
            <text:p>55</text:p>
          </table:table-cell>
          <table:table-cell table:formula="of:=IF([.B35]=&quot;&quot;;&quot;&quot;;IF(OR([.D34]=&quot;pb&quot;;[.D34]=&quot;b&quot;;[.D34]=&quot;&quot;;[.D34]=&quot;p&quot;);[.B35]-[.B34];[.B35]-[.B34]-1))" office:value-type="float" office:value="7" calcext:value-type="float">
            <text:p>7</text:p>
          </table:table-cell>
          <table:table-cell table:formula="of:=IF([.B35]=&quot;&quot;;&quot;&quot;;IF(ISNUMBER(MATCH([.B35];[.$M$4:.$M$11];0));&quot;&quot;;INDEX([.$N$23:.$N$79];MATCH([.B35];[.$M$23:.$M$79];0))))" office:value-type="string" office:string-value="b" calcext:value-type="string">
            <text:p>b</text:p>
          </table:table-cell>
          <table:table-cell table:formula="of:=IF([.B35]=&quot;&quot;;&quot;&quot;;IF([.B34]&lt;[.$M$4];INDEX([.$N$4:.$N$11];MATCH([.B34];[.$M$4:.$M$11];-1));INDEX([.$N$4:.$N$11];MATCH([.B34];[.$M$4:.$M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&quot;&quot;))" office:value-type="string" office:string-value="\break" calcext:value-type="string">
            <text:p>\break</text:p>
          </table:table-cell>
          <table:table-cell table:formula="of:=IF(ISERROR(MATCH([.B35];[.$M$24:.$M$79];0));&quot;&quot;;IF(INDEX([.$O$24:.$O$79];MATCH([.B35];[.$M$24:.$M$79];0))=&quot;&quot;;&quot;&quot;;&quot;\grace {&quot;&amp;INDEX([.$O$24:.$O$79];MATCH([.B35];[.$M$24:.$M$79];0))&amp;&quot;}&quot;))">
            <text:p/>
          </table:table-cell>
          <table:table-cell/>
          <table:table-cell table:formula="of:=IF([.B35]=&quot;&quot;;&quot;&quot;;IF([.$M$16]=&quot;Y&quot;;IF([.C35]=0;&quot; &quot;&amp;[.F35];IF(OR([.D35]=&quot;b&quot;;[.D35]=&quot;pb&quot;);[.E35]&amp;&quot;*&quot;&amp;[.C35]&amp;&quot; &quot;&amp;[.F35]&amp;&quot; &quot;&amp;[.G35];[.E35]&amp;&quot;*&quot;&amp;[.C35]&amp;&quot; &quot;&amp;SUBSTITUTE(SUBSTITUTE([.D35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33]=&quot;&quot;;&quot;&quot;;&quot;\overrideProperty Score.NonMusicalPaperColumn.line-break-system-details #'((Y-offset . &quot;&amp;[.Q33]&amp;&quot;))&quot;)" office:value-type="string" office:string-value="\overrideProperty Score.NonMusicalPaperColumn.line-break-system-details #'((Y-offset . 135.57))" calcext:value-type="string">
            <text:p>\overrideProperty Score.NonMusicalPaperColumn.line-break-system-details #'((Y-offset . 135.57))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24" table:formula="of:=IF(INDEX([.$AK35:.$DK35];MATCH([.$M$3];[.$AK$3:.$DK$3];0)+[.$M$1])=&quot;&quot;;&quot;&quot;;INDEX([.$DO$23:.$DO$422];MATCH(INDEX([.$AK35:.$DK35];MATCH([.$M$3];[.$AK$3:.$DK$3];0)+[.$M$1])&amp;IF([.P35]=&quot;&quot;;&quot;&quot;;&quot;_&quot;&amp;[.P35]);[.$DP$23:.$DP$422];0)))" office:value-type="float" office:value="60" calcext:value-type="float">
            <text:p>60</text:p>
          </table:table-cell>
          <table:table-cell table:style-name="ce14" table:formula="of:=IF(INDEX([.$AK35:.$DK35];MATCH([.$M$3];[.$AK$3:.$DK$3];0)+[.N$1])=&quot;&quot;;&quot;&quot;;INDEX([.$AK35:.$DK35];MATCH([.$M$3];[.$AK$3:.$DK$3];0)+[.N$1]))" office:value-type="string" office:string-value="pb" calcext:value-type="string">
            <text:p>pb</text:p>
          </table:table-cell>
          <table:table-cell table:style-name="ce51" table:formula="of:=IF(INDEX([.$AK35:.$DK35];MATCH([.$M$3];[.$AK$3:.$DK$3];0)+[.O$1])=&quot;&quot;;&quot;&quot;;INDEX([.$AK35:.$DK35];MATCH([.$M$3];[.$AK$3:.$DK$3];0)+[.O$1]))">
            <text:p/>
          </table:table-cell>
          <table:table-cell table:style-name="ce51" table:formula="of:=IF(INDEX([.$AK35:.$DK35];MATCH([.$M$3];[.$AK$3:.$DK$3];0)+[.P$1])=&quot;&quot;;&quot;&quot;;INDEX([.$AK35:.$DK35];MATCH([.$M$3];[.$AK$3:.$DK$3];0)+[.P$1]))">
            <text:p/>
          </table:table-cell>
          <table:table-cell table:style-name="ce37" table:formula="of:=IF(INDEX([.$AK35:.$DK35];MATCH([.$M$3];[.$AK$3:.$DK$3];0)+[.Q$1])=&quot;&quot;;&quot;&quot;;INDEX([.$AK35:.$DK35];MATCH([.$M$3];[.$AK$3:.$DK$3];0)+[.Q$1]))" office:value-type="float" office:value="5" calcext:value-type="float">
            <text:p>5</text:p>
          </table:table-cell>
          <table:table-cell table:style-name="ce24" table:formula="of:=IF(INDEX([.$AK35:.$DK35];MATCH([.$M$3];[.$AK$3:.$DK$3];0)+[.R$1])=&quot;&quot;;&quot;&quot;;INDEX([.$DO$23:.$DO$422];MATCH(INDEX([.$AK35:.$DK35];MATCH([.$M$3];[.$AK$3:.$DK$3];0)+[.R$1])&amp;IF([.U35]=&quot;&quot;;&quot;&quot;;&quot;_&quot;&amp;[.U35]);[.$DQ$23:.$DQ$422];0)))" office:value-type="float" office:value="62" calcext:value-type="float">
            <text:p>62</text:p>
          </table:table-cell>
          <table:table-cell table:style-name="ce14" table:formula="of:=IF(INDEX([.$AK35:.$DK35];MATCH([.$M$3];[.$AK$3:.$DK$3];0)+[.S$1])=&quot;&quot;;&quot;&quot;;INDEX([.$AK35:.$DK35];MATCH([.$M$3];[.$AK$3:.$DK$3];0)+[.S$1]))" office:value-type="string" office:string-value="b" calcext:value-type="string">
            <text:p>b</text:p>
          </table:table-cell>
          <table:table-cell table:style-name="ce14" table:formula="of:=IF(INDEX([.$AK35:.$DK35];MATCH([.$M$3];[.$AK$3:.$DK$3];0)+[.T$1])=&quot;&quot;;&quot;&quot;;INDEX([.$AK35:.$DK35];MATCH([.$M$3];[.$AK$3:.$DK$3];0)+[.T$1]))">
            <text:p/>
          </table:table-cell>
          <table:table-cell table:style-name="ce51" table:formula="of:=IF(INDEX([.$AK35:.$DK35];MATCH([.$M$3];[.$AK$3:.$DK$3];0)+[.U$1])=&quot;&quot;;&quot;&quot;;INDEX([.$AK35:.$DK35];MATCH([.$M$3];[.$AK$3:.$DK$3];0)+[.U$1]))">
            <text:p/>
          </table:table-cell>
          <table:table-cell table:style-name="ce37" table:formula="of:=IF(INDEX([.$AK35:.$DK35];MATCH([.$M$3];[.$AK$3:.$DK$3];0)+[.V$1])=&quot;&quot;;&quot;&quot;;INDEX([.$AK35:.$DK35];MATCH([.$M$3];[.$AK$3:.$DK$3];0)+[.V$1]))" office:value-type="float" office:value="91.5" calcext:value-type="float">
            <text:p>91.5</text:p>
          </table:table-cell>
          <table:table-cell table:style-name="ce24" table:formula="of:=IF(INDEX([.$AK35:.$DK35];MATCH([.$M$3];[.$AK$3:.$DK$3];0)+[.W$1])=&quot;&quot;;&quot;&quot;;INDEX([.$DO$23:.$DO$422];MATCH(INDEX([.$AK35:.$DK35];MATCH([.$M$3];[.$AK$3:.$DK$3];0)+[.W$1])&amp;IF([.Z35]=&quot;&quot;;&quot;&quot;;&quot;_&quot;&amp;[.Z35]);[.$DR$23:.$DR$422];0)))" office:value-type="float" office:value="100" calcext:value-type="float">
            <text:p>100</text:p>
          </table:table-cell>
          <table:table-cell table:style-name="ce14" table:formula="of:=IF(INDEX([.$AK35:.$DK35];MATCH([.$M$3];[.$AK$3:.$DK$3];0)+[.X$1])=&quot;&quot;;&quot;&quot;;INDEX([.$AK35:.$DK35];MATCH([.$M$3];[.$AK$3:.$DK$3];0)+[.X$1]))" office:value-type="string" office:string-value="pb" calcext:value-type="string">
            <text:p>pb</text:p>
          </table:table-cell>
          <table:table-cell table:style-name="ce14" table:formula="of:=IF(INDEX([.$AK35:.$DK35];MATCH([.$M$3];[.$AK$3:.$DK$3];0)+[.Y$1])=&quot;&quot;;&quot;&quot;;INDEX([.$AK35:.$DK35];MATCH([.$M$3];[.$AK$3:.$DK$3];0)+[.Y$1]))">
            <text:p/>
          </table:table-cell>
          <table:table-cell table:style-name="ce51" table:formula="of:=IF(INDEX([.$AK35:.$DK35];MATCH([.$M$3];[.$AK$3:.$DK$3];0)+[.Z$1])=&quot;&quot;;&quot;&quot;;INDEX([.$AK35:.$DK35];MATCH([.$M$3];[.$AK$3:.$DK$3];0)+[.Z$1]))">
            <text:p/>
          </table:table-cell>
          <table:table-cell table:style-name="ce37" table:formula="of:=IF(INDEX([.$AK35:.$DK35];MATCH([.$M$3];[.$AK$3:.$DK$3];0)+[.AA$1])=&quot;&quot;;&quot;&quot;;INDEX([.$AK35:.$DK35];MATCH([.$M$3];[.$AK$3:.$DK$3];0)+[.AA$1]))">
            <text:p/>
          </table:table-cell>
          <table:table-cell table:style-name="ce24" table:formula="of:=IF(INDEX([.$AK35:.$DK35];MATCH([.$M$3];[.$AK$3:.$DK$3];0)+[.AB$1])=&quot;&quot;;&quot;&quot;;INDEX([.$DO$23:.$DO$422];MATCH(INDEX([.$AK35:.$DK35];MATCH([.$M$3];[.$AK$3:.$DK$3];0)+[.AB$1])&amp;IF([.AE35]=&quot;&quot;;&quot;&quot;;&quot;_&quot;&amp;[.AE35]);[.$DS$23:.$DS$422];0)))">
            <text:p/>
          </table:table-cell>
          <table:table-cell table:style-name="ce14" table:formula="of:=IF(INDEX([.$AK35:.$DK35];MATCH([.$M$3];[.$AK$3:.$DK$3];0)+[.AC$1])=&quot;&quot;;&quot;&quot;;INDEX([.$AK35:.$DK35];MATCH([.$M$3];[.$AK$3:.$DK$3];0)+[.AC$1]))">
            <text:p/>
          </table:table-cell>
          <table:table-cell table:style-name="ce14" table:formula="of:=IF(INDEX([.$AK35:.$DK35];MATCH([.$M$3];[.$AK$3:.$DK$3];0)+[.AD$1])=&quot;&quot;;&quot;&quot;;INDEX([.$AK35:.$DK35];MATCH([.$M$3];[.$AK$3:.$DK$3];0)+[.AD$1]))">
            <text:p/>
          </table:table-cell>
          <table:table-cell table:style-name="ce51" table:formula="of:=IF(INDEX([.$AK35:.$DK35];MATCH([.$M$3];[.$AK$3:.$DK$3];0)+[.AE$1])=&quot;&quot;;&quot;&quot;;INDEX([.$AK35:.$DK35];MATCH([.$M$3];[.$AK$3:.$DK$3];0)+[.AE$1]))">
            <text:p/>
          </table:table-cell>
          <table:table-cell table:style-name="ce37" table:formula="of:=IF(INDEX([.$AK35:.$DK35];MATCH([.$M$3];[.$AK$3:.$DK$3];0)+[.AF$1])=&quot;&quot;;&quot;&quot;;INDEX([.$AK35:.$DK35];MATCH([.$M$3];[.$AK$3:.$DK$3];0)+[.AF$1]))">
            <text:p/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27" office:value-type="float" office:value="70" calcext:value-type="float">
            <text:p>70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7" calcext:value-type="float">
            <text:p>7</text:p>
          </table:table-cell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07" calcext:value-type="float">
            <text:p>10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6" calcext:value-type="float">
            <text:p>6</text:p>
          </table:table-cell>
          <table:table-cell table:style-name="ce27" office:value-type="float" office:value="104" calcext:value-type="float">
            <text:p>10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7.9" calcext:value-type="float">
            <text:p>17.9</text:p>
          </table:table-cell>
          <table:table-cell table:style-name="ce27" office:value-type="float" office:value="68" calcext:value-type="float">
            <text:p>6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9" calcext:value-type="float">
            <text:p>149</text:p>
          </table:table-cell>
          <table:table-cell table:style-name="ce27" office:value-type="float" office:value="68" calcext:value-type="float">
            <text:p>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5" calcext:value-type="float">
            <text:p>110.5</text:p>
          </table:table-cell>
          <table:table-cell table:style-name="ce27" office:value-type="float" office:value="101" calcext:value-type="float">
            <text:p>101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93" calcext:value-type="float">
            <text:p>93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0" calcext:value-type="float">
            <text:p>60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62" calcext:value-type="float">
            <text:p>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1.5" calcext:value-type="float">
            <text:p>91.5</text:p>
          </table:table-cell>
          <table:table-cell table:style-name="ce27" office:value-type="float" office:value="100" calcext:value-type="float">
            <text:p>100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13" calcext:value-type="float">
            <text:p>13</text:p>
          </table:table-cell>
          <table:table-cell table:formula="of:=IF([$BARS.D16]=&quot;&quot;;&quot;&quot;;[$BARS.D16])" office:value-type="float" office:value="13" calcext:value-type="float">
            <text:p>13</text:p>
          </table:table-cell>
          <table:table-cell table:formula="of:=IF([$BARS.E16]=&quot;&quot;;&quot;&quot;;[$BARS.E16])" office:value-type="float" office:value="13" calcext:value-type="float">
            <text:p>13</text:p>
          </table:table-cell>
          <table:table-cell table:formula="of:=IF([$BARS.F16]=&quot;&quot;;&quot;&quot;;[$BARS.F16])" office:value-type="float" office:value="13" calcext:value-type="float">
            <text:p>13</text:p>
          </table:table-cell>
          <table:table-cell table:formula="of:=IF([$BARS.G16]=&quot;&quot;;&quot;&quot;;[$BARS.G16])" office:value-type="float" office:value="13" calcext:value-type="float">
            <text:p>13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OR(SMALL([.$M$4:.$M$79];[.A36]));&quot;&quot;;SMALL([.$M$4:.$M$79];[.A36]))" office:value-type="float" office:value="60" calcext:value-type="float">
            <text:p>60</text:p>
          </table:table-cell>
          <table:table-cell table:formula="of:=IF([.B36]=&quot;&quot;;&quot;&quot;;IF(OR([.D35]=&quot;pb&quot;;[.D35]=&quot;b&quot;;[.D35]=&quot;&quot;;[.D35]=&quot;p&quot;);[.B36]-[.B35];[.B36]-[.B35]-1))" office:value-type="float" office:value="5" calcext:value-type="float">
            <text:p>5</text:p>
          </table:table-cell>
          <table:table-cell table:formula="of:=IF([.B36]=&quot;&quot;;&quot;&quot;;IF(ISNUMBER(MATCH([.B36];[.$M$4:.$M$11];0));&quot;&quot;;INDEX([.$N$23:.$N$79];MATCH([.B36];[.$M$23:.$M$79];0))))" office:value-type="string" office:string-value="pb" calcext:value-type="string">
            <text:p>pb</text:p>
          </table:table-cell>
          <table:table-cell table:formula="of:=IF([.B36]=&quot;&quot;;&quot;&quot;;IF([.B35]&lt;[.$M$4];INDEX([.$N$4:.$N$11];MATCH([.B35];[.$M$4:.$M$11];-1));INDEX([.$N$4:.$N$11];MATCH([.B35];[.$M$4:.$M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36];[.$M$24:.$M$79];0));&quot;&quot;;IF(INDEX([.$O$24:.$O$79];MATCH([.B36];[.$M$24:.$M$79];0))=&quot;&quot;;&quot;&quot;;&quot;\grace {&quot;&amp;INDEX([.$O$24:.$O$79];MATCH([.B36];[.$M$24:.$M$79];0))&amp;&quot;}&quot;))">
            <text:p/>
          </table:table-cell>
          <table:table-cell/>
          <table:table-cell table:formula="of:=IF([.B36]=&quot;&quot;;&quot;&quot;;IF([.$M$16]=&quot;Y&quot;;IF([.C36]=0;&quot; &quot;&amp;[.F36];IF(OR([.D36]=&quot;b&quot;;[.D36]=&quot;pb&quot;);[.E36]&amp;&quot;*&quot;&amp;[.C36]&amp;&quot; &quot;&amp;[.F36]&amp;&quot; &quot;&amp;[.G36];[.E36]&amp;&quot;*&quot;&amp;[.C36]&amp;&quot; &quot;&amp;SUBSTITUTE(SUBSTITUTE([.D36];&quot;-pb-&quot;;&quot; \bar &quot;&quot;&quot;&quot; \pageBreak &quot;);&quot;-b-&quot;;&quot; \bar &quot;&quot;&quot;&quot; \break &quot;)));&quot;&quot;))" office:value-type="string" office:string-value="s1*5 \pageBreak " calcext:value-type="string">
            <text:p>s1*5 \pageBreak </text:p>
          </table:table-cell>
          <table:table-cell table:formula="of:=IF([.Q34]=&quot;&quot;;&quot;&quot;;&quot;\overrideProperty Score.NonMusicalPaperColumn.line-break-system-details #'((Y-offset . &quot;&amp;[.Q34]&amp;&quot;))&quot;)" office:value-type="string" office:string-value="\overrideProperty Score.NonMusicalPaperColumn.line-break-system-details #'((Y-offset . 149.5))" calcext:value-type="string">
            <text:p>\overrideProperty Score.NonMusicalPaperColumn.line-break-system-details #'((Y-offset . 149.5))</text:p>
          </table:table-cell>
          <table:table-cell/>
          <table:table-cell table:style-name="ce14" office:value-type="float" office:value="14" calcext:value-type="float">
            <text:p>14</text:p>
          </table:table-cell>
          <table:table-cell table:style-name="ce24" table:formula="of:=IF(INDEX([.$AK36:.$DK36];MATCH([.$M$3];[.$AK$3:.$DK$3];0)+[.$M$1])=&quot;&quot;;&quot;&quot;;INDEX([.$DO$23:.$DO$422];MATCH(INDEX([.$AK36:.$DK36];MATCH([.$M$3];[.$AK$3:.$DK$3];0)+[.$M$1])&amp;IF([.P36]=&quot;&quot;;&quot;&quot;;&quot;_&quot;&amp;[.P36]);[.$DP$23:.$DP$422];0)))" office:value-type="float" office:value="65" calcext:value-type="float">
            <text:p>65</text:p>
          </table:table-cell>
          <table:table-cell table:style-name="ce14" table:formula="of:=IF(INDEX([.$AK36:.$DK36];MATCH([.$M$3];[.$AK$3:.$DK$3];0)+[.N$1])=&quot;&quot;;&quot;&quot;;INDEX([.$AK36:.$DK36];MATCH([.$M$3];[.$AK$3:.$DK$3];0)+[.N$1]))" office:value-type="string" office:string-value="b" calcext:value-type="string">
            <text:p>b</text:p>
          </table:table-cell>
          <table:table-cell table:style-name="ce51" table:formula="of:=IF(INDEX([.$AK36:.$DK36];MATCH([.$M$3];[.$AK$3:.$DK$3];0)+[.O$1])=&quot;&quot;;&quot;&quot;;INDEX([.$AK36:.$DK36];MATCH([.$M$3];[.$AK$3:.$DK$3];0)+[.O$1]))">
            <text:p/>
          </table:table-cell>
          <table:table-cell table:style-name="ce51" table:formula="of:=IF(INDEX([.$AK36:.$DK36];MATCH([.$M$3];[.$AK$3:.$DK$3];0)+[.P$1])=&quot;&quot;;&quot;&quot;;INDEX([.$AK36:.$DK36];MATCH([.$M$3];[.$AK$3:.$DK$3];0)+[.P$1]))">
            <text:p/>
          </table:table-cell>
          <table:table-cell table:style-name="ce37" table:formula="of:=IF(INDEX([.$AK36:.$DK36];MATCH([.$M$3];[.$AK$3:.$DK$3];0)+[.Q$1])=&quot;&quot;;&quot;&quot;;INDEX([.$AK36:.$DK36];MATCH([.$M$3];[.$AK$3:.$DK$3];0)+[.Q$1]))" office:value-type="float" office:value="19.5" calcext:value-type="float">
            <text:p>19.5</text:p>
          </table:table-cell>
          <table:table-cell table:style-name="ce24" table:formula="of:=IF(INDEX([.$AK36:.$DK36];MATCH([.$M$3];[.$AK$3:.$DK$3];0)+[.R$1])=&quot;&quot;;&quot;&quot;;INDEX([.$DO$23:.$DO$422];MATCH(INDEX([.$AK36:.$DK36];MATCH([.$M$3];[.$AK$3:.$DK$3];0)+[.R$1])&amp;IF([.U36]=&quot;&quot;;&quot;&quot;;&quot;_&quot;&amp;[.U36]);[.$DQ$23:.$DQ$422];0)))" office:value-type="float" office:value="66" calcext:value-type="float">
            <text:p>66</text:p>
          </table:table-cell>
          <table:table-cell table:style-name="ce14" table:formula="of:=IF(INDEX([.$AK36:.$DK36];MATCH([.$M$3];[.$AK$3:.$DK$3];0)+[.S$1])=&quot;&quot;;&quot;&quot;;INDEX([.$AK36:.$DK36];MATCH([.$M$3];[.$AK$3:.$DK$3];0)+[.S$1]))" office:value-type="string" office:string-value="b" calcext:value-type="string">
            <text:p>b</text:p>
          </table:table-cell>
          <table:table-cell table:style-name="ce14" table:formula="of:=IF(INDEX([.$AK36:.$DK36];MATCH([.$M$3];[.$AK$3:.$DK$3];0)+[.T$1])=&quot;&quot;;&quot;&quot;;INDEX([.$AK36:.$DK36];MATCH([.$M$3];[.$AK$3:.$DK$3];0)+[.T$1]))">
            <text:p/>
          </table:table-cell>
          <table:table-cell table:style-name="ce51" table:formula="of:=IF(INDEX([.$AK36:.$DK36];MATCH([.$M$3];[.$AK$3:.$DK$3];0)+[.U$1])=&quot;&quot;;&quot;&quot;;INDEX([.$AK36:.$DK36];MATCH([.$M$3];[.$AK$3:.$DK$3];0)+[.U$1]))">
            <text:p/>
          </table:table-cell>
          <table:table-cell table:style-name="ce37" table:formula="of:=IF(INDEX([.$AK36:.$DK36];MATCH([.$M$3];[.$AK$3:.$DK$3];0)+[.V$1])=&quot;&quot;;&quot;&quot;;INDEX([.$AK36:.$DK36];MATCH([.$M$3];[.$AK$3:.$DK$3];0)+[.V$1]))" office:value-type="float" office:value="103" calcext:value-type="float">
            <text:p>103</text:p>
          </table:table-cell>
          <table:table-cell table:style-name="ce24" table:formula="of:=IF(INDEX([.$AK36:.$DK36];MATCH([.$M$3];[.$AK$3:.$DK$3];0)+[.W$1])=&quot;&quot;;&quot;&quot;;INDEX([.$DO$23:.$DO$422];MATCH(INDEX([.$AK36:.$DK36];MATCH([.$M$3];[.$AK$3:.$DK$3];0)+[.W$1])&amp;IF([.Z36]=&quot;&quot;;&quot;&quot;;&quot;_&quot;&amp;[.Z36]);[.$DR$23:.$DR$422];0)))" office:value-type="float" office:value="109" calcext:value-type="float">
            <text:p>109</text:p>
          </table:table-cell>
          <table:table-cell table:style-name="ce14" table:formula="of:=IF(INDEX([.$AK36:.$DK36];MATCH([.$M$3];[.$AK$3:.$DK$3];0)+[.X$1])=&quot;&quot;;&quot;&quot;;INDEX([.$AK36:.$DK36];MATCH([.$M$3];[.$AK$3:.$DK$3];0)+[.X$1]))" office:value-type="string" office:string-value="b" calcext:value-type="string">
            <text:p>b</text:p>
          </table:table-cell>
          <table:table-cell table:style-name="ce14" table:formula="of:=IF(INDEX([.$AK36:.$DK36];MATCH([.$M$3];[.$AK$3:.$DK$3];0)+[.Y$1])=&quot;&quot;;&quot;&quot;;INDEX([.$AK36:.$DK36];MATCH([.$M$3];[.$AK$3:.$DK$3];0)+[.Y$1]))">
            <text:p/>
          </table:table-cell>
          <table:table-cell table:style-name="ce51" table:formula="of:=IF(INDEX([.$AK36:.$DK36];MATCH([.$M$3];[.$AK$3:.$DK$3];0)+[.Z$1])=&quot;&quot;;&quot;&quot;;INDEX([.$AK36:.$DK36];MATCH([.$M$3];[.$AK$3:.$DK$3];0)+[.Z$1]))">
            <text:p/>
          </table:table-cell>
          <table:table-cell table:style-name="ce37" table:formula="of:=IF(INDEX([.$AK36:.$DK36];MATCH([.$M$3];[.$AK$3:.$DK$3];0)+[.AA$1])=&quot;&quot;;&quot;&quot;;INDEX([.$AK36:.$DK36];MATCH([.$M$3];[.$AK$3:.$DK$3];0)+[.AA$1]))">
            <text:p/>
          </table:table-cell>
          <table:table-cell table:style-name="ce24" table:formula="of:=IF(INDEX([.$AK36:.$DK36];MATCH([.$M$3];[.$AK$3:.$DK$3];0)+[.AB$1])=&quot;&quot;;&quot;&quot;;INDEX([.$DO$23:.$DO$422];MATCH(INDEX([.$AK36:.$DK36];MATCH([.$M$3];[.$AK$3:.$DK$3];0)+[.AB$1])&amp;IF([.AE36]=&quot;&quot;;&quot;&quot;;&quot;_&quot;&amp;[.AE36]);[.$DS$23:.$DS$422];0)))">
            <text:p/>
          </table:table-cell>
          <table:table-cell table:style-name="ce14" table:formula="of:=IF(INDEX([.$AK36:.$DK36];MATCH([.$M$3];[.$AK$3:.$DK$3];0)+[.AC$1])=&quot;&quot;;&quot;&quot;;INDEX([.$AK36:.$DK36];MATCH([.$M$3];[.$AK$3:.$DK$3];0)+[.AC$1]))">
            <text:p/>
          </table:table-cell>
          <table:table-cell table:style-name="ce14" table:formula="of:=IF(INDEX([.$AK36:.$DK36];MATCH([.$M$3];[.$AK$3:.$DK$3];0)+[.AD$1])=&quot;&quot;;&quot;&quot;;INDEX([.$AK36:.$DK36];MATCH([.$M$3];[.$AK$3:.$DK$3];0)+[.AD$1]))">
            <text:p/>
          </table:table-cell>
          <table:table-cell table:style-name="ce51" table:formula="of:=IF(INDEX([.$AK36:.$DK36];MATCH([.$M$3];[.$AK$3:.$DK$3];0)+[.AE$1])=&quot;&quot;;&quot;&quot;;INDEX([.$AK36:.$DK36];MATCH([.$M$3];[.$AK$3:.$DK$3];0)+[.AE$1]))">
            <text:p/>
          </table:table-cell>
          <table:table-cell table:style-name="ce37" table:formula="of:=IF(INDEX([.$AK36:.$DK36];MATCH([.$M$3];[.$AK$3:.$DK$3];0)+[.AF$1])=&quot;&quot;;&quot;&quot;;INDEX([.$AK36:.$DK36];MATCH([.$M$3];[.$AK$3:.$DK$3];0)+[.AF$1]))">
            <text:p/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27" office:value-type="float" office:value="74" calcext:value-type="float">
            <text:p>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9.5" calcext:value-type="float">
            <text:p>19.5</text:p>
          </table:table-cell>
          <table:table-cell table:style-name="ce27" office:value-type="float" office:value="90" calcext:value-type="float">
            <text:p>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6.9" calcext:value-type="float">
            <text:p>146.9</text:p>
          </table:table-cell>
          <table:table-cell table:style-name="ce27" office:value-type="float" office:value="115" calcext:value-type="float">
            <text:p>1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8" calcext:value-type="float">
            <text:p>18.8</text:p>
          </table:table-cell>
          <table:table-cell table:style-name="ce27" office:value-type="float" office:value="112" calcext:value-type="float">
            <text:p>1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2" calcext:value-type="float">
            <text:p>32</text:p>
          </table:table-cell>
          <table:table-cell table:style-name="ce27" office:value-type="float" office:value="72" calcext:value-type="float">
            <text:p>72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74" calcext:value-type="float">
            <text:p>7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3.5" calcext:value-type="float">
            <text:p>123.5</text:p>
          </table:table-cell>
          <table:table-cell table:style-name="ce27" office:value-type="float" office:value="110" calcext:value-type="float">
            <text:p>1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" calcext:value-type="float">
            <text:p>18</text:p>
          </table:table-cell>
          <table:table-cell table:style-name="ce27" office:value-type="float" office:value="100" calcext:value-type="float">
            <text:p>10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" calcext:value-type="float">
            <text:p>19</text:p>
          </table:table-cell>
          <table:table-cell table:style-name="ce27" office:value-type="float" office:value="65" calcext:value-type="float">
            <text:p>6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9.5" calcext:value-type="float">
            <text:p>19.5</text:p>
          </table:table-cell>
          <table:table-cell table:style-name="ce27" office:value-type="float" office:value="66" calcext:value-type="float">
            <text:p>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3" calcext:value-type="float">
            <text:p>103</text:p>
          </table:table-cell>
          <table:table-cell table:style-name="ce27" office:value-type="float" office:value="109" calcext:value-type="float">
            <text:p>10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14" calcext:value-type="float">
            <text:p>14</text:p>
          </table:table-cell>
          <table:table-cell table:formula="of:=IF([$BARS.D17]=&quot;&quot;;&quot;&quot;;[$BARS.D17])" office:value-type="float" office:value="14" calcext:value-type="float">
            <text:p>14</text:p>
          </table:table-cell>
          <table:table-cell table:formula="of:=IF([$BARS.E17]=&quot;&quot;;&quot;&quot;;[$BARS.E17])" office:value-type="float" office:value="14" calcext:value-type="float">
            <text:p>14</text:p>
          </table:table-cell>
          <table:table-cell table:formula="of:=IF([$BARS.F17]=&quot;&quot;;&quot;&quot;;[$BARS.F17])" office:value-type="float" office:value="14" calcext:value-type="float">
            <text:p>14</text:p>
          </table:table-cell>
          <table:table-cell table:formula="of:=IF([$BARS.G17]=&quot;&quot;;&quot;&quot;;[$BARS.G17])" office:value-type="float" office:value="14" calcext:value-type="float">
            <text:p>14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M$4:.$M$79];[.A37]));&quot;&quot;;SMALL([.$M$4:.$M$79];[.A37]))" office:value-type="float" office:value="65" calcext:value-type="float">
            <text:p>65</text:p>
          </table:table-cell>
          <table:table-cell table:formula="of:=IF([.B37]=&quot;&quot;;&quot;&quot;;IF(OR([.D36]=&quot;pb&quot;;[.D36]=&quot;b&quot;;[.D36]=&quot;&quot;;[.D36]=&quot;p&quot;);[.B37]-[.B36];[.B37]-[.B36]-1))" office:value-type="float" office:value="5" calcext:value-type="float">
            <text:p>5</text:p>
          </table:table-cell>
          <table:table-cell table:formula="of:=IF([.B37]=&quot;&quot;;&quot;&quot;;IF(ISNUMBER(MATCH([.B37];[.$M$4:.$M$11];0));&quot;&quot;;INDEX([.$N$23:.$N$79];MATCH([.B37];[.$M$23:.$M$79];0))))" office:value-type="string" office:string-value="b" calcext:value-type="string">
            <text:p>b</text:p>
          </table:table-cell>
          <table:table-cell table:formula="of:=IF([.B37]=&quot;&quot;;&quot;&quot;;IF([.B36]&lt;[.$M$4];INDEX([.$N$4:.$N$11];MATCH([.B36];[.$M$4:.$M$11];-1));INDEX([.$N$4:.$N$11];MATCH([.B36];[.$M$4:.$M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&quot;&quot;))" office:value-type="string" office:string-value="\break" calcext:value-type="string">
            <text:p>\break</text:p>
          </table:table-cell>
          <table:table-cell table:formula="of:=IF(ISERROR(MATCH([.B37];[.$M$24:.$M$79];0));&quot;&quot;;IF(INDEX([.$O$24:.$O$79];MATCH([.B37];[.$M$24:.$M$79];0))=&quot;&quot;;&quot;&quot;;&quot;\grace {&quot;&amp;INDEX([.$O$24:.$O$79];MATCH([.B37];[.$M$24:.$M$79];0))&amp;&quot;}&quot;))">
            <text:p/>
          </table:table-cell>
          <table:table-cell/>
          <table:table-cell table:formula="of:=IF([.B37]=&quot;&quot;;&quot;&quot;;IF([.$M$16]=&quot;Y&quot;;IF([.C37]=0;&quot; &quot;&amp;[.F37];IF(OR([.D37]=&quot;b&quot;;[.D37]=&quot;pb&quot;);[.E37]&amp;&quot;*&quot;&amp;[.C37]&amp;&quot; &quot;&amp;[.F37]&amp;&quot; &quot;&amp;[.G37];[.E37]&amp;&quot;*&quot;&amp;[.C37]&amp;&quot; &quot;&amp;SUBSTITUTE(SUBSTITUTE([.D37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35]=&quot;&quot;;&quot;&quot;;&quot;\overrideProperty Score.NonMusicalPaperColumn.line-break-system-details #'((Y-offset . &quot;&amp;[.Q35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/>
          <table:table-cell table:style-name="ce14" office:value-type="float" office:value="15" calcext:value-type="float">
            <text:p>15</text:p>
          </table:table-cell>
          <table:table-cell table:style-name="ce24" table:formula="of:=IF(INDEX([.$AK37:.$DK37];MATCH([.$M$3];[.$AK$3:.$DK$3];0)+[.$M$1])=&quot;&quot;;&quot;&quot;;INDEX([.$DO$23:.$DO$422];MATCH(INDEX([.$AK37:.$DK37];MATCH([.$M$3];[.$AK$3:.$DK$3];0)+[.$M$1])&amp;IF([.P37]=&quot;&quot;;&quot;&quot;;&quot;_&quot;&amp;[.P37]);[.$DP$23:.$DP$422];0)))" office:value-type="float" office:value="69" calcext:value-type="float">
            <text:p>69</text:p>
          </table:table-cell>
          <table:table-cell table:style-name="ce14" table:formula="of:=IF(INDEX([.$AK37:.$DK37];MATCH([.$M$3];[.$AK$3:.$DK$3];0)+[.N$1])=&quot;&quot;;&quot;&quot;;INDEX([.$AK37:.$DK37];MATCH([.$M$3];[.$AK$3:.$DK$3];0)+[.N$1]))" office:value-type="string" office:string-value="b" calcext:value-type="string">
            <text:p>b</text:p>
          </table:table-cell>
          <table:table-cell table:style-name="ce51" table:formula="of:=IF(INDEX([.$AK37:.$DK37];MATCH([.$M$3];[.$AK$3:.$DK$3];0)+[.O$1])=&quot;&quot;;&quot;&quot;;INDEX([.$AK37:.$DK37];MATCH([.$M$3];[.$AK$3:.$DK$3];0)+[.O$1]))">
            <text:p/>
          </table:table-cell>
          <table:table-cell table:style-name="ce51" table:formula="of:=IF(INDEX([.$AK37:.$DK37];MATCH([.$M$3];[.$AK$3:.$DK$3];0)+[.P$1])=&quot;&quot;;&quot;&quot;;INDEX([.$AK37:.$DK37];MATCH([.$M$3];[.$AK$3:.$DK$3];0)+[.P$1]))">
            <text:p/>
          </table:table-cell>
          <table:table-cell table:style-name="ce37" table:formula="of:=IF(INDEX([.$AK37:.$DK37];MATCH([.$M$3];[.$AK$3:.$DK$3];0)+[.Q$1])=&quot;&quot;;&quot;&quot;;INDEX([.$AK37:.$DK37];MATCH([.$M$3];[.$AK$3:.$DK$3];0)+[.Q$1]))" office:value-type="float" office:value="32" calcext:value-type="float">
            <text:p>32</text:p>
          </table:table-cell>
          <table:table-cell table:style-name="ce24" table:formula="of:=IF(INDEX([.$AK37:.$DK37];MATCH([.$M$3];[.$AK$3:.$DK$3];0)+[.R$1])=&quot;&quot;;&quot;&quot;;INDEX([.$DO$23:.$DO$422];MATCH(INDEX([.$AK37:.$DK37];MATCH([.$M$3];[.$AK$3:.$DK$3];0)+[.R$1])&amp;IF([.U37]=&quot;&quot;;&quot;&quot;;&quot;_&quot;&amp;[.U37]);[.$DQ$23:.$DQ$422];0)))" office:value-type="float" office:value="71" calcext:value-type="float">
            <text:p>71</text:p>
          </table:table-cell>
          <table:table-cell table:style-name="ce14" table:formula="of:=IF(INDEX([.$AK37:.$DK37];MATCH([.$M$3];[.$AK$3:.$DK$3];0)+[.S$1])=&quot;&quot;;&quot;&quot;;INDEX([.$AK37:.$DK37];MATCH([.$M$3];[.$AK$3:.$DK$3];0)+[.S$1]))" office:value-type="string" office:string-value="b" calcext:value-type="string">
            <text:p>b</text:p>
          </table:table-cell>
          <table:table-cell table:style-name="ce14" table:formula="of:=IF(INDEX([.$AK37:.$DK37];MATCH([.$M$3];[.$AK$3:.$DK$3];0)+[.T$1])=&quot;&quot;;&quot;&quot;;INDEX([.$AK37:.$DK37];MATCH([.$M$3];[.$AK$3:.$DK$3];0)+[.T$1]))">
            <text:p/>
          </table:table-cell>
          <table:table-cell table:style-name="ce51" table:formula="of:=IF(INDEX([.$AK37:.$DK37];MATCH([.$M$3];[.$AK$3:.$DK$3];0)+[.U$1])=&quot;&quot;;&quot;&quot;;INDEX([.$AK37:.$DK37];MATCH([.$M$3];[.$AK$3:.$DK$3];0)+[.U$1]))">
            <text:p/>
          </table:table-cell>
          <table:table-cell table:style-name="ce37" table:formula="of:=IF(INDEX([.$AK37:.$DK37];MATCH([.$M$3];[.$AK$3:.$DK$3];0)+[.V$1])=&quot;&quot;;&quot;&quot;;INDEX([.$AK37:.$DK37];MATCH([.$M$3];[.$AK$3:.$DK$3];0)+[.V$1]))" office:value-type="float" office:value="115" calcext:value-type="float">
            <text:p>115</text:p>
          </table:table-cell>
          <table:table-cell table:style-name="ce24" table:formula="of:=IF(INDEX([.$AK37:.$DK37];MATCH([.$M$3];[.$AK$3:.$DK$3];0)+[.W$1])=&quot;&quot;;&quot;&quot;;INDEX([.$DO$23:.$DO$422];MATCH(INDEX([.$AK37:.$DK37];MATCH([.$M$3];[.$AK$3:.$DK$3];0)+[.W$1])&amp;IF([.Z37]=&quot;&quot;;&quot;&quot;;&quot;_&quot;&amp;[.Z37]);[.$DR$23:.$DR$422];0)))" office:value-type="float" office:value="118" calcext:value-type="float">
            <text:p>118</text:p>
          </table:table-cell>
          <table:table-cell table:style-name="ce14" table:formula="of:=IF(INDEX([.$AK37:.$DK37];MATCH([.$M$3];[.$AK$3:.$DK$3];0)+[.X$1])=&quot;&quot;;&quot;&quot;;INDEX([.$AK37:.$DK37];MATCH([.$M$3];[.$AK$3:.$DK$3];0)+[.X$1]))" office:value-type="string" office:string-value="b" calcext:value-type="string">
            <text:p>b</text:p>
          </table:table-cell>
          <table:table-cell table:style-name="ce14" table:formula="of:=IF(INDEX([.$AK37:.$DK37];MATCH([.$M$3];[.$AK$3:.$DK$3];0)+[.Y$1])=&quot;&quot;;&quot;&quot;;INDEX([.$AK37:.$DK37];MATCH([.$M$3];[.$AK$3:.$DK$3];0)+[.Y$1]))">
            <text:p/>
          </table:table-cell>
          <table:table-cell table:style-name="ce51" table:formula="of:=IF(INDEX([.$AK37:.$DK37];MATCH([.$M$3];[.$AK$3:.$DK$3];0)+[.Z$1])=&quot;&quot;;&quot;&quot;;INDEX([.$AK37:.$DK37];MATCH([.$M$3];[.$AK$3:.$DK$3];0)+[.Z$1]))">
            <text:p/>
          </table:table-cell>
          <table:table-cell table:style-name="ce37" table:formula="of:=IF(INDEX([.$AK37:.$DK37];MATCH([.$M$3];[.$AK$3:.$DK$3];0)+[.AA$1])=&quot;&quot;;&quot;&quot;;INDEX([.$AK37:.$DK37];MATCH([.$M$3];[.$AK$3:.$DK$3];0)+[.AA$1]))">
            <text:p/>
          </table:table-cell>
          <table:table-cell table:style-name="ce24" table:formula="of:=IF(INDEX([.$AK37:.$DK37];MATCH([.$M$3];[.$AK$3:.$DK$3];0)+[.AB$1])=&quot;&quot;;&quot;&quot;;INDEX([.$DO$23:.$DO$422];MATCH(INDEX([.$AK37:.$DK37];MATCH([.$M$3];[.$AK$3:.$DK$3];0)+[.AB$1])&amp;IF([.AE37]=&quot;&quot;;&quot;&quot;;&quot;_&quot;&amp;[.AE37]);[.$DS$23:.$DS$422];0)))">
            <text:p/>
          </table:table-cell>
          <table:table-cell table:style-name="ce14" table:formula="of:=IF(INDEX([.$AK37:.$DK37];MATCH([.$M$3];[.$AK$3:.$DK$3];0)+[.AC$1])=&quot;&quot;;&quot;&quot;;INDEX([.$AK37:.$DK37];MATCH([.$M$3];[.$AK$3:.$DK$3];0)+[.AC$1]))">
            <text:p/>
          </table:table-cell>
          <table:table-cell table:style-name="ce14" table:formula="of:=IF(INDEX([.$AK37:.$DK37];MATCH([.$M$3];[.$AK$3:.$DK$3];0)+[.AD$1])=&quot;&quot;;&quot;&quot;;INDEX([.$AK37:.$DK37];MATCH([.$M$3];[.$AK$3:.$DK$3];0)+[.AD$1]))">
            <text:p/>
          </table:table-cell>
          <table:table-cell table:style-name="ce51" table:formula="of:=IF(INDEX([.$AK37:.$DK37];MATCH([.$M$3];[.$AK$3:.$DK$3];0)+[.AE$1])=&quot;&quot;;&quot;&quot;;INDEX([.$AK37:.$DK37];MATCH([.$M$3];[.$AK$3:.$DK$3];0)+[.AE$1]))">
            <text:p/>
          </table:table-cell>
          <table:table-cell table:style-name="ce37" table:formula="of:=IF(INDEX([.$AK37:.$DK37];MATCH([.$M$3];[.$AK$3:.$DK$3];0)+[.AF$1])=&quot;&quot;;&quot;&quot;;INDEX([.$AK37:.$DK37];MATCH([.$M$3];[.$AK$3:.$DK$3];0)+[.AF$1]))">
            <text:p/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27" office:value-type="float" office:value="81" calcext:value-type="float">
            <text:p>8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3" calcext:value-type="float">
            <text:p>3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22" calcext:value-type="float">
            <text:p>1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.6" calcext:value-type="float">
            <text:p>31.6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.7" calcext:value-type="float">
            <text:p>43.7</text:p>
          </table:table-cell>
          <table:table-cell table:style-name="ce27" office:value-type="float" office:value="78" calcext:value-type="float">
            <text:p>7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8" calcext:value-type="float">
            <text:p>18</text:p>
          </table:table-cell>
          <table:table-cell table:style-name="ce27" office:value-type="float" office:value="82" calcext:value-type="float">
            <text:p>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.5" calcext:value-type="float">
            <text:p>134.5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 office:value-type="float" office:value="110" calcext:value-type="float">
            <text:p>11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0" calcext:value-type="float">
            <text:p>30</text:p>
          </table:table-cell>
          <table:table-cell table:style-name="ce27" office:value-type="float" office:value="69" calcext:value-type="float">
            <text:p>6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2" calcext:value-type="float">
            <text:p>32</text:p>
          </table:table-cell>
          <table:table-cell table:style-name="ce27" office:value-type="float" office:value="71" calcext:value-type="float">
            <text:p>7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5" calcext:value-type="float">
            <text:p>115</text:p>
          </table:table-cell>
          <table:table-cell table:style-name="ce27" office:value-type="float" office:value="118" calcext:value-type="float">
            <text:p>11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15" calcext:value-type="float">
            <text:p>15</text:p>
          </table:table-cell>
          <table:table-cell table:formula="of:=IF([$BARS.D18]=&quot;&quot;;&quot;&quot;;[$BARS.D18])" office:value-type="float" office:value="15" calcext:value-type="float">
            <text:p>15</text:p>
          </table:table-cell>
          <table:table-cell table:formula="of:=IF([$BARS.E18]=&quot;&quot;;&quot;&quot;;[$BARS.E18])" office:value-type="float" office:value="15" calcext:value-type="float">
            <text:p>15</text:p>
          </table:table-cell>
          <table:table-cell table:formula="of:=IF([$BARS.F18]=&quot;&quot;;&quot;&quot;;[$BARS.F18])" office:value-type="float" office:value="15" calcext:value-type="float">
            <text:p>15</text:p>
          </table:table-cell>
          <table:table-cell table:formula="of:=IF([$BARS.G18]=&quot;&quot;;&quot;&quot;;[$BARS.G18])" office:value-type="float" office:value="15" calcext:value-type="float">
            <text:p>15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M$4:.$M$79];[.A38]));&quot;&quot;;SMALL([.$M$4:.$M$79];[.A38]))" office:value-type="float" office:value="69" calcext:value-type="float">
            <text:p>69</text:p>
          </table:table-cell>
          <table:table-cell table:formula="of:=IF([.B38]=&quot;&quot;;&quot;&quot;;IF(OR([.D37]=&quot;pb&quot;;[.D37]=&quot;b&quot;;[.D37]=&quot;&quot;;[.D37]=&quot;p&quot;);[.B38]-[.B37];[.B38]-[.B37]-1))" office:value-type="float" office:value="4" calcext:value-type="float">
            <text:p>4</text:p>
          </table:table-cell>
          <table:table-cell table:formula="of:=IF([.B38]=&quot;&quot;;&quot;&quot;;IF(ISNUMBER(MATCH([.B38];[.$M$4:.$M$11];0));&quot;&quot;;INDEX([.$N$23:.$N$79];MATCH([.B38];[.$M$23:.$M$79];0))))" office:value-type="string" office:string-value="b" calcext:value-type="string">
            <text:p>b</text:p>
          </table:table-cell>
          <table:table-cell table:formula="of:=IF([.B38]=&quot;&quot;;&quot;&quot;;IF([.B37]&lt;[.$M$4];INDEX([.$N$4:.$N$11];MATCH([.B37];[.$M$4:.$M$11];-1));INDEX([.$N$4:.$N$11];MATCH([.B37];[.$M$4:.$M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&quot;&quot;))" office:value-type="string" office:string-value="\break" calcext:value-type="string">
            <text:p>\break</text:p>
          </table:table-cell>
          <table:table-cell table:formula="of:=IF(ISERROR(MATCH([.B38];[.$M$24:.$M$79];0));&quot;&quot;;IF(INDEX([.$O$24:.$O$79];MATCH([.B38];[.$M$24:.$M$79];0))=&quot;&quot;;&quot;&quot;;&quot;\grace {&quot;&amp;INDEX([.$O$24:.$O$79];MATCH([.B38];[.$M$24:.$M$79];0))&amp;&quot;}&quot;))">
            <text:p/>
          </table:table-cell>
          <table:table-cell/>
          <table:table-cell table:formula="of:=IF([.B38]=&quot;&quot;;&quot;&quot;;IF([.$M$16]=&quot;Y&quot;;IF([.C38]=0;&quot; &quot;&amp;[.F38];IF(OR([.D38]=&quot;b&quot;;[.D38]=&quot;pb&quot;);[.E38]&amp;&quot;*&quot;&amp;[.C38]&amp;&quot; &quot;&amp;[.F38]&amp;&quot; &quot;&amp;[.G38];[.E38]&amp;&quot;*&quot;&amp;[.C38]&amp;&quot; &quot;&amp;SUBSTITUTE(SUBSTITUTE([.D38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36]=&quot;&quot;;&quot;&quot;;&quot;\overrideProperty Score.NonMusicalPaperColumn.line-break-system-details #'((Y-offset . &quot;&amp;[.Q36]&amp;&quot;))&quot;)" office:value-type="string" office:string-value="\overrideProperty Score.NonMusicalPaperColumn.line-break-system-details #'((Y-offset . 19.5))" calcext:value-type="string">
            <text:p>\overrideProperty Score.NonMusicalPaperColumn.line-break-system-details #'((Y-offset . 19.5))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24" table:formula="of:=IF(INDEX([.$AK38:.$DK38];MATCH([.$M$3];[.$AK$3:.$DK$3];0)+[.$M$1])=&quot;&quot;;&quot;&quot;;INDEX([.$DO$23:.$DO$422];MATCH(INDEX([.$AK38:.$DK38];MATCH([.$M$3];[.$AK$3:.$DK$3];0)+[.$M$1])&amp;IF([.P38]=&quot;&quot;;&quot;&quot;;&quot;_&quot;&amp;[.P38]);[.$DP$23:.$DP$422];0)))" office:value-type="float" office:value="71" calcext:value-type="float">
            <text:p>71</text:p>
          </table:table-cell>
          <table:table-cell table:style-name="ce14" table:formula="of:=IF(INDEX([.$AK38:.$DK38];MATCH([.$M$3];[.$AK$3:.$DK$3];0)+[.N$1])=&quot;&quot;;&quot;&quot;;INDEX([.$AK38:.$DK38];MATCH([.$M$3];[.$AK$3:.$DK$3];0)+[.N$1]))" office:value-type="string" office:string-value="b" calcext:value-type="string">
            <text:p>b</text:p>
          </table:table-cell>
          <table:table-cell table:style-name="ce51" table:formula="of:=IF(INDEX([.$AK38:.$DK38];MATCH([.$M$3];[.$AK$3:.$DK$3];0)+[.O$1])=&quot;&quot;;&quot;&quot;;INDEX([.$AK38:.$DK38];MATCH([.$M$3];[.$AK$3:.$DK$3];0)+[.O$1]))">
            <text:p/>
          </table:table-cell>
          <table:table-cell table:style-name="ce51" table:formula="of:=IF(INDEX([.$AK38:.$DK38];MATCH([.$M$3];[.$AK$3:.$DK$3];0)+[.P$1])=&quot;&quot;;&quot;&quot;;INDEX([.$AK38:.$DK38];MATCH([.$M$3];[.$AK$3:.$DK$3];0)+[.P$1]))">
            <text:p/>
          </table:table-cell>
          <table:table-cell table:style-name="ce37" table:formula="of:=IF(INDEX([.$AK38:.$DK38];MATCH([.$M$3];[.$AK$3:.$DK$3];0)+[.Q$1])=&quot;&quot;;&quot;&quot;;INDEX([.$AK38:.$DK38];MATCH([.$M$3];[.$AK$3:.$DK$3];0)+[.Q$1]))" office:value-type="float" office:value="43.5" calcext:value-type="float">
            <text:p>43.5</text:p>
          </table:table-cell>
          <table:table-cell table:style-name="ce24" table:formula="of:=IF(INDEX([.$AK38:.$DK38];MATCH([.$M$3];[.$AK$3:.$DK$3];0)+[.R$1])=&quot;&quot;;&quot;&quot;;INDEX([.$DO$23:.$DO$422];MATCH(INDEX([.$AK38:.$DK38];MATCH([.$M$3];[.$AK$3:.$DK$3];0)+[.R$1])&amp;IF([.U38]=&quot;&quot;;&quot;&quot;;&quot;_&quot;&amp;[.U38]);[.$DQ$23:.$DQ$422];0)))" office:value-type="float" office:value="76" calcext:value-type="float">
            <text:p>76</text:p>
          </table:table-cell>
          <table:table-cell table:style-name="ce14" table:formula="of:=IF(INDEX([.$AK38:.$DK38];MATCH([.$M$3];[.$AK$3:.$DK$3];0)+[.S$1])=&quot;&quot;;&quot;&quot;;INDEX([.$AK38:.$DK38];MATCH([.$M$3];[.$AK$3:.$DK$3];0)+[.S$1]))" office:value-type="string" office:string-value="b" calcext:value-type="string">
            <text:p>b</text:p>
          </table:table-cell>
          <table:table-cell table:style-name="ce14" table:formula="of:=IF(INDEX([.$AK38:.$DK38];MATCH([.$M$3];[.$AK$3:.$DK$3];0)+[.T$1])=&quot;&quot;;&quot;&quot;;INDEX([.$AK38:.$DK38];MATCH([.$M$3];[.$AK$3:.$DK$3];0)+[.T$1]))">
            <text:p/>
          </table:table-cell>
          <table:table-cell table:style-name="ce51" table:formula="of:=IF(INDEX([.$AK38:.$DK38];MATCH([.$M$3];[.$AK$3:.$DK$3];0)+[.U$1])=&quot;&quot;;&quot;&quot;;INDEX([.$AK38:.$DK38];MATCH([.$M$3];[.$AK$3:.$DK$3];0)+[.U$1]))">
            <text:p/>
          </table:table-cell>
          <table:table-cell table:style-name="ce37" table:formula="of:=IF(INDEX([.$AK38:.$DK38];MATCH([.$M$3];[.$AK$3:.$DK$3];0)+[.V$1])=&quot;&quot;;&quot;&quot;;INDEX([.$AK38:.$DK38];MATCH([.$M$3];[.$AK$3:.$DK$3];0)+[.V$1]))" office:value-type="float" office:value="125" calcext:value-type="float">
            <text:p>125</text:p>
          </table:table-cell>
          <table:table-cell table:style-name="ce24" table:formula="of:=IF(INDEX([.$AK38:.$DK38];MATCH([.$M$3];[.$AK$3:.$DK$3];0)+[.W$1])=&quot;&quot;;&quot;&quot;;INDEX([.$DO$23:.$DO$422];MATCH(INDEX([.$AK38:.$DK38];MATCH([.$M$3];[.$AK$3:.$DK$3];0)+[.W$1])&amp;IF([.Z38]=&quot;&quot;;&quot;&quot;;&quot;_&quot;&amp;[.Z38]);[.$DR$23:.$DR$422];0)))" office:value-type="float" office:value="125" calcext:value-type="float">
            <text:p>125</text:p>
          </table:table-cell>
          <table:table-cell table:style-name="ce14" table:formula="of:=IF(INDEX([.$AK38:.$DK38];MATCH([.$M$3];[.$AK$3:.$DK$3];0)+[.X$1])=&quot;&quot;;&quot;&quot;;INDEX([.$AK38:.$DK38];MATCH([.$M$3];[.$AK$3:.$DK$3];0)+[.X$1]))" office:value-type="string" office:string-value="b" calcext:value-type="string">
            <text:p>b</text:p>
          </table:table-cell>
          <table:table-cell table:style-name="ce14" table:formula="of:=IF(INDEX([.$AK38:.$DK38];MATCH([.$M$3];[.$AK$3:.$DK$3];0)+[.Y$1])=&quot;&quot;;&quot;&quot;;INDEX([.$AK38:.$DK38];MATCH([.$M$3];[.$AK$3:.$DK$3];0)+[.Y$1]))">
            <text:p/>
          </table:table-cell>
          <table:table-cell table:style-name="ce51" table:formula="of:=IF(INDEX([.$AK38:.$DK38];MATCH([.$M$3];[.$AK$3:.$DK$3];0)+[.Z$1])=&quot;&quot;;&quot;&quot;;INDEX([.$AK38:.$DK38];MATCH([.$M$3];[.$AK$3:.$DK$3];0)+[.Z$1]))">
            <text:p/>
          </table:table-cell>
          <table:table-cell table:style-name="ce37" table:formula="of:=IF(INDEX([.$AK38:.$DK38];MATCH([.$M$3];[.$AK$3:.$DK$3];0)+[.AA$1])=&quot;&quot;;&quot;&quot;;INDEX([.$AK38:.$DK38];MATCH([.$M$3];[.$AK$3:.$DK$3];0)+[.AA$1]))">
            <text:p/>
          </table:table-cell>
          <table:table-cell table:style-name="ce24" table:formula="of:=IF(INDEX([.$AK38:.$DK38];MATCH([.$M$3];[.$AK$3:.$DK$3];0)+[.AB$1])=&quot;&quot;;&quot;&quot;;INDEX([.$DO$23:.$DO$422];MATCH(INDEX([.$AK38:.$DK38];MATCH([.$M$3];[.$AK$3:.$DK$3];0)+[.AB$1])&amp;IF([.AE38]=&quot;&quot;;&quot;&quot;;&quot;_&quot;&amp;[.AE38]);[.$DS$23:.$DS$422];0)))">
            <text:p/>
          </table:table-cell>
          <table:table-cell table:style-name="ce14" table:formula="of:=IF(INDEX([.$AK38:.$DK38];MATCH([.$M$3];[.$AK$3:.$DK$3];0)+[.AC$1])=&quot;&quot;;&quot;&quot;;INDEX([.$AK38:.$DK38];MATCH([.$M$3];[.$AK$3:.$DK$3];0)+[.AC$1]))">
            <text:p/>
          </table:table-cell>
          <table:table-cell table:style-name="ce14" table:formula="of:=IF(INDEX([.$AK38:.$DK38];MATCH([.$M$3];[.$AK$3:.$DK$3];0)+[.AD$1])=&quot;&quot;;&quot;&quot;;INDEX([.$AK38:.$DK38];MATCH([.$M$3];[.$AK$3:.$DK$3];0)+[.AD$1]))">
            <text:p/>
          </table:table-cell>
          <table:table-cell table:style-name="ce51" table:formula="of:=IF(INDEX([.$AK38:.$DK38];MATCH([.$M$3];[.$AK$3:.$DK$3];0)+[.AE$1])=&quot;&quot;;&quot;&quot;;INDEX([.$AK38:.$DK38];MATCH([.$M$3];[.$AK$3:.$DK$3];0)+[.AE$1]))">
            <text:p/>
          </table:table-cell>
          <table:table-cell table:style-name="ce37" table:formula="of:=IF(INDEX([.$AK38:.$DK38];MATCH([.$M$3];[.$AK$3:.$DK$3];0)+[.AF$1])=&quot;&quot;;&quot;&quot;;INDEX([.$AK38:.$DK38];MATCH([.$M$3];[.$AK$3:.$DK$3];0)+[.AF$1]))">
            <text:p/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27" office:value-type="float" office:value="86" calcext:value-type="float">
            <text:p>8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4" calcext:value-type="float">
            <text:p>4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29" calcext:value-type="float">
            <text:p>1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4" calcext:value-type="float">
            <text:p>44.4</text:p>
          </table:table-cell>
          <table:table-cell table:style-name="ce27" office:value-type="float" office:value="128" calcext:value-type="float">
            <text:p>12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6" calcext:value-type="float">
            <text:p>56.6</text:p>
          </table:table-cell>
          <table:table-cell table:style-name="ce27" office:value-type="float" office:value="83" calcext:value-type="float">
            <text:p>8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0" calcext:value-type="float">
            <text:p>30</text:p>
          </table:table-cell>
          <table:table-cell table:style-name="ce27" office:value-type="float" office:value="90" calcext:value-type="float">
            <text:p>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.8" calcext:value-type="float">
            <text:p>147.8</text:p>
          </table:table-cell>
          <table:table-cell table:style-name="ce27" office:value-type="float" office:value="126" calcext:value-type="float">
            <text:p>1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117" calcext:value-type="float">
            <text:p>11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3" calcext:value-type="float">
            <text:p>43</text:p>
          </table:table-cell>
          <table:table-cell table:style-name="ce27" office:value-type="float" office:value="71" calcext:value-type="float">
            <text:p>7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3.5" calcext:value-type="float">
            <text:p>43.5</text:p>
          </table:table-cell>
          <table:table-cell table:style-name="ce27" office:value-type="float" office:value="76" calcext:value-type="float">
            <text:p>7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5" calcext:value-type="float">
            <text:p>125</text:p>
          </table:table-cell>
          <table:table-cell table:style-name="ce27" office:value-type="float" office:value="125" calcext:value-type="float">
            <text:p>12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16" calcext:value-type="float">
            <text:p>16</text:p>
          </table:table-cell>
          <table:table-cell table:formula="of:=IF([$BARS.D19]=&quot;&quot;;&quot;&quot;;[$BARS.D19])" office:value-type="float" office:value="16" calcext:value-type="float">
            <text:p>16</text:p>
          </table:table-cell>
          <table:table-cell table:formula="of:=IF([$BARS.E19]=&quot;&quot;;&quot;&quot;;[$BARS.E19])" office:value-type="float" office:value="16" calcext:value-type="float">
            <text:p>16</text:p>
          </table:table-cell>
          <table:table-cell table:formula="of:=IF([$BARS.F19]=&quot;&quot;;&quot;&quot;;[$BARS.F19])" office:value-type="float" office:value="16" calcext:value-type="float">
            <text:p>16</text:p>
          </table:table-cell>
          <table:table-cell table:formula="of:=IF([$BARS.G19]=&quot;&quot;;&quot;&quot;;[$BARS.G19])" office:value-type="float" office:value="16" calcext:value-type="float">
            <text:p>16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M$4:.$M$79];[.A39]));&quot;&quot;;SMALL([.$M$4:.$M$79];[.A39]))" office:value-type="float" office:value="71" calcext:value-type="float">
            <text:p>71</text:p>
          </table:table-cell>
          <table:table-cell table:formula="of:=IF([.B39]=&quot;&quot;;&quot;&quot;;IF(OR([.D38]=&quot;pb&quot;;[.D38]=&quot;b&quot;;[.D38]=&quot;&quot;;[.D38]=&quot;p&quot;);[.B39]-[.B38];[.B39]-[.B38]-1))" office:value-type="float" office:value="2" calcext:value-type="float">
            <text:p>2</text:p>
          </table:table-cell>
          <table:table-cell table:formula="of:=IF([.B39]=&quot;&quot;;&quot;&quot;;IF(ISNUMBER(MATCH([.B39];[.$M$4:.$M$11];0));&quot;&quot;;INDEX([.$N$23:.$N$79];MATCH([.B39];[.$M$23:.$M$79];0))))" office:value-type="string" office:string-value="b" calcext:value-type="string">
            <text:p>b</text:p>
          </table:table-cell>
          <table:table-cell table:formula="of:=IF([.B39]=&quot;&quot;;&quot;&quot;;IF([.B38]&lt;[.$M$4];INDEX([.$N$4:.$N$11];MATCH([.B38];[.$M$4:.$M$11];-1));INDEX([.$N$4:.$N$11];MATCH([.B38];[.$M$4:.$M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&quot;&quot;))" office:value-type="string" office:string-value="\break" calcext:value-type="string">
            <text:p>\break</text:p>
          </table:table-cell>
          <table:table-cell table:formula="of:=IF(ISERROR(MATCH([.B39];[.$M$24:.$M$79];0));&quot;&quot;;IF(INDEX([.$O$24:.$O$79];MATCH([.B39];[.$M$24:.$M$79];0))=&quot;&quot;;&quot;&quot;;&quot;\grace {&quot;&amp;INDEX([.$O$24:.$O$79];MATCH([.B39];[.$M$24:.$M$79];0))&amp;&quot;}&quot;))">
            <text:p/>
          </table:table-cell>
          <table:table-cell/>
          <table:table-cell table:formula="of:=IF([.B39]=&quot;&quot;;&quot;&quot;;IF([.$M$16]=&quot;Y&quot;;IF([.C39]=0;&quot; &quot;&amp;[.F39];IF(OR([.D39]=&quot;b&quot;;[.D39]=&quot;pb&quot;);[.E39]&amp;&quot;*&quot;&amp;[.C39]&amp;&quot; &quot;&amp;[.F39]&amp;&quot; &quot;&amp;[.G39];[.E39]&amp;&quot;*&quot;&amp;[.C39]&amp;&quot; &quot;&amp;SUBSTITUTE(SUBSTITUTE([.D39];&quot;-pb-&quot;;&quot; \bar &quot;&quot;&quot;&quot; \pageBreak &quot;);&quot;-b-&quot;;&quot; \bar &quot;&quot;&quot;&quot; \break &quot;)));&quot;&quot;))" office:value-type="string" office:string-value="s1*2 \break " calcext:value-type="string">
            <text:p>s1*2 \break </text:p>
          </table:table-cell>
          <table:table-cell table:formula="of:=IF([.Q37]=&quot;&quot;;&quot;&quot;;&quot;\overrideProperty Score.NonMusicalPaperColumn.line-break-system-details #'((Y-offset . &quot;&amp;[.Q37]&amp;&quot;))&quot;)" office:value-type="string" office:string-value="\overrideProperty Score.NonMusicalPaperColumn.line-break-system-details #'((Y-offset . 32))" calcext:value-type="string">
            <text:p>\overrideProperty Score.NonMusicalPaperColumn.line-break-system-details #'((Y-offset . 32))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style-name="ce24" table:formula="of:=IF(INDEX([.$AK39:.$DK39];MATCH([.$M$3];[.$AK$3:.$DK$3];0)+[.$M$1])=&quot;&quot;;&quot;&quot;;INDEX([.$DO$23:.$DO$422];MATCH(INDEX([.$AK39:.$DK39];MATCH([.$M$3];[.$AK$3:.$DK$3];0)+[.$M$1])&amp;IF([.P39]=&quot;&quot;;&quot;&quot;;&quot;_&quot;&amp;[.P39]);[.$DP$23:.$DP$422];0)))" office:value-type="float" office:value="78" calcext:value-type="float">
            <text:p>78</text:p>
          </table:table-cell>
          <table:table-cell table:style-name="ce14" table:formula="of:=IF(INDEX([.$AK39:.$DK39];MATCH([.$M$3];[.$AK$3:.$DK$3];0)+[.N$1])=&quot;&quot;;&quot;&quot;;INDEX([.$AK39:.$DK39];MATCH([.$M$3];[.$AK$3:.$DK$3];0)+[.N$1]))" office:value-type="string" office:string-value="b" calcext:value-type="string">
            <text:p>b</text:p>
          </table:table-cell>
          <table:table-cell table:style-name="ce51" table:formula="of:=IF(INDEX([.$AK39:.$DK39];MATCH([.$M$3];[.$AK$3:.$DK$3];0)+[.O$1])=&quot;&quot;;&quot;&quot;;INDEX([.$AK39:.$DK39];MATCH([.$M$3];[.$AK$3:.$DK$3];0)+[.O$1]))">
            <text:p/>
          </table:table-cell>
          <table:table-cell table:style-name="ce51" table:formula="of:=IF(INDEX([.$AK39:.$DK39];MATCH([.$M$3];[.$AK$3:.$DK$3];0)+[.P$1])=&quot;&quot;;&quot;&quot;;INDEX([.$AK39:.$DK39];MATCH([.$M$3];[.$AK$3:.$DK$3];0)+[.P$1]))">
            <text:p/>
          </table:table-cell>
          <table:table-cell table:style-name="ce37" table:formula="of:=IF(INDEX([.$AK39:.$DK39];MATCH([.$M$3];[.$AK$3:.$DK$3];0)+[.Q$1])=&quot;&quot;;&quot;&quot;;INDEX([.$AK39:.$DK39];MATCH([.$M$3];[.$AK$3:.$DK$3];0)+[.Q$1]))" office:value-type="float" office:value="56.5" calcext:value-type="float">
            <text:p>56.5</text:p>
          </table:table-cell>
          <table:table-cell table:style-name="ce24" table:formula="of:=IF(INDEX([.$AK39:.$DK39];MATCH([.$M$3];[.$AK$3:.$DK$3];0)+[.R$1])=&quot;&quot;;&quot;&quot;;INDEX([.$DO$23:.$DO$422];MATCH(INDEX([.$AK39:.$DK39];MATCH([.$M$3];[.$AK$3:.$DK$3];0)+[.R$1])&amp;IF([.U39]=&quot;&quot;;&quot;&quot;;&quot;_&quot;&amp;[.U39]);[.$DQ$23:.$DQ$422];0)))" office:value-type="float" office:value="81" calcext:value-type="float">
            <text:p>81</text:p>
          </table:table-cell>
          <table:table-cell table:style-name="ce14" table:formula="of:=IF(INDEX([.$AK39:.$DK39];MATCH([.$M$3];[.$AK$3:.$DK$3];0)+[.S$1])=&quot;&quot;;&quot;&quot;;INDEX([.$AK39:.$DK39];MATCH([.$M$3];[.$AK$3:.$DK$3];0)+[.S$1]))" office:value-type="string" office:string-value="b" calcext:value-type="string">
            <text:p>b</text:p>
          </table:table-cell>
          <table:table-cell table:style-name="ce14" table:formula="of:=IF(INDEX([.$AK39:.$DK39];MATCH([.$M$3];[.$AK$3:.$DK$3];0)+[.T$1])=&quot;&quot;;&quot;&quot;;INDEX([.$AK39:.$DK39];MATCH([.$M$3];[.$AK$3:.$DK$3];0)+[.T$1]))">
            <text:p/>
          </table:table-cell>
          <table:table-cell table:style-name="ce51" table:formula="of:=IF(INDEX([.$AK39:.$DK39];MATCH([.$M$3];[.$AK$3:.$DK$3];0)+[.U$1])=&quot;&quot;;&quot;&quot;;INDEX([.$AK39:.$DK39];MATCH([.$M$3];[.$AK$3:.$DK$3];0)+[.U$1]))">
            <text:p/>
          </table:table-cell>
          <table:table-cell table:style-name="ce37" table:formula="of:=IF(INDEX([.$AK39:.$DK39];MATCH([.$M$3];[.$AK$3:.$DK$3];0)+[.V$1])=&quot;&quot;;&quot;&quot;;INDEX([.$AK39:.$DK39];MATCH([.$M$3];[.$AK$3:.$DK$3];0)+[.V$1]))" office:value-type="float" office:value="134" calcext:value-type="float">
            <text:p>134</text:p>
          </table:table-cell>
          <table:table-cell table:style-name="ce24" table:formula="of:=IF(INDEX([.$AK39:.$DK39];MATCH([.$M$3];[.$AK$3:.$DK$3];0)+[.W$1])=&quot;&quot;;&quot;&quot;;INDEX([.$DO$23:.$DO$422];MATCH(INDEX([.$AK39:.$DK39];MATCH([.$M$3];[.$AK$3:.$DK$3];0)+[.W$1])&amp;IF([.Z39]=&quot;&quot;;&quot;&quot;;&quot;_&quot;&amp;[.Z39]);[.$DR$23:.$DR$422];0)))" office:value-type="float" office:value="132" calcext:value-type="float">
            <text:p>132</text:p>
          </table:table-cell>
          <table:table-cell table:style-name="ce14" table:formula="of:=IF(INDEX([.$AK39:.$DK39];MATCH([.$M$3];[.$AK$3:.$DK$3];0)+[.X$1])=&quot;&quot;;&quot;&quot;;INDEX([.$AK39:.$DK39];MATCH([.$M$3];[.$AK$3:.$DK$3];0)+[.X$1]))" office:value-type="string" office:string-value="b" calcext:value-type="string">
            <text:p>b</text:p>
          </table:table-cell>
          <table:table-cell table:style-name="ce14" table:formula="of:=IF(INDEX([.$AK39:.$DK39];MATCH([.$M$3];[.$AK$3:.$DK$3];0)+[.Y$1])=&quot;&quot;;&quot;&quot;;INDEX([.$AK39:.$DK39];MATCH([.$M$3];[.$AK$3:.$DK$3];0)+[.Y$1]))">
            <text:p/>
          </table:table-cell>
          <table:table-cell table:style-name="ce51" table:formula="of:=IF(INDEX([.$AK39:.$DK39];MATCH([.$M$3];[.$AK$3:.$DK$3];0)+[.Z$1])=&quot;&quot;;&quot;&quot;;INDEX([.$AK39:.$DK39];MATCH([.$M$3];[.$AK$3:.$DK$3];0)+[.Z$1]))">
            <text:p/>
          </table:table-cell>
          <table:table-cell table:style-name="ce37" table:formula="of:=IF(INDEX([.$AK39:.$DK39];MATCH([.$M$3];[.$AK$3:.$DK$3];0)+[.AA$1])=&quot;&quot;;&quot;&quot;;INDEX([.$AK39:.$DK39];MATCH([.$M$3];[.$AK$3:.$DK$3];0)+[.AA$1]))">
            <text:p/>
          </table:table-cell>
          <table:table-cell table:style-name="ce24" table:formula="of:=IF(INDEX([.$AK39:.$DK39];MATCH([.$M$3];[.$AK$3:.$DK$3];0)+[.AB$1])=&quot;&quot;;&quot;&quot;;INDEX([.$DO$23:.$DO$422];MATCH(INDEX([.$AK39:.$DK39];MATCH([.$M$3];[.$AK$3:.$DK$3];0)+[.AB$1])&amp;IF([.AE39]=&quot;&quot;;&quot;&quot;;&quot;_&quot;&amp;[.AE39]);[.$DS$23:.$DS$422];0)))">
            <text:p/>
          </table:table-cell>
          <table:table-cell table:style-name="ce14" table:formula="of:=IF(INDEX([.$AK39:.$DK39];MATCH([.$M$3];[.$AK$3:.$DK$3];0)+[.AC$1])=&quot;&quot;;&quot;&quot;;INDEX([.$AK39:.$DK39];MATCH([.$M$3];[.$AK$3:.$DK$3];0)+[.AC$1]))">
            <text:p/>
          </table:table-cell>
          <table:table-cell table:style-name="ce14" table:formula="of:=IF(INDEX([.$AK39:.$DK39];MATCH([.$M$3];[.$AK$3:.$DK$3];0)+[.AD$1])=&quot;&quot;;&quot;&quot;;INDEX([.$AK39:.$DK39];MATCH([.$M$3];[.$AK$3:.$DK$3];0)+[.AD$1]))">
            <text:p/>
          </table:table-cell>
          <table:table-cell table:style-name="ce51" table:formula="of:=IF(INDEX([.$AK39:.$DK39];MATCH([.$M$3];[.$AK$3:.$DK$3];0)+[.AE$1])=&quot;&quot;;&quot;&quot;;INDEX([.$AK39:.$DK39];MATCH([.$M$3];[.$AK$3:.$DK$3];0)+[.AE$1]))">
            <text:p/>
          </table:table-cell>
          <table:table-cell table:style-name="ce37" table:formula="of:=IF(INDEX([.$AK39:.$DK39];MATCH([.$M$3];[.$AK$3:.$DK$3];0)+[.AF$1])=&quot;&quot;;&quot;&quot;;INDEX([.$AK39:.$DK39];MATCH([.$M$3];[.$AK$3:.$DK$3];0)+[.AF$1]))">
            <text:p/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27" office:value-type="float" office:value="93" calcext:value-type="float">
            <text:p>9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36" calcext:value-type="float">
            <text:p>1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" calcext:value-type="float">
            <text:p>56</text:p>
          </table:table-cell>
          <table:table-cell table:style-name="ce27" office:value-type="float" office:value="137" calcext:value-type="float">
            <text:p>13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87" calcext:value-type="float">
            <text:p>8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0.4" calcext:value-type="float">
            <text:p>40.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34" calcext:value-type="float">
            <text:p>1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" calcext:value-type="float">
            <text:p>57</text:p>
          </table:table-cell>
          <table:table-cell table:style-name="ce27" office:value-type="float" office:value="127" calcext:value-type="float">
            <text:p>12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7.5" calcext:value-type="float">
            <text:p>57.5</text:p>
          </table:table-cell>
          <table:table-cell table:style-name="ce27" office:value-type="float" office:value="78" calcext:value-type="float">
            <text:p>7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.5" calcext:value-type="float">
            <text:p>56.5</text:p>
          </table:table-cell>
          <table:table-cell table:style-name="ce27" office:value-type="float" office:value="81" calcext:value-type="float">
            <text:p>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32" calcext:value-type="float">
            <text:p>13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17" calcext:value-type="float">
            <text:p>17</text:p>
          </table:table-cell>
          <table:table-cell table:formula="of:=IF([$BARS.D20]=&quot;&quot;;&quot;&quot;;[$BARS.D20])" office:value-type="float" office:value="17" calcext:value-type="float">
            <text:p>17</text:p>
          </table:table-cell>
          <table:table-cell table:formula="of:=IF([$BARS.E20]=&quot;&quot;;&quot;&quot;;[$BARS.E20])" office:value-type="float" office:value="17" calcext:value-type="float">
            <text:p>17</text:p>
          </table:table-cell>
          <table:table-cell table:formula="of:=IF([$BARS.F20]=&quot;&quot;;&quot;&quot;;[$BARS.F20])" office:value-type="float" office:value="17" calcext:value-type="float">
            <text:p>17</text:p>
          </table:table-cell>
          <table:table-cell table:formula="of:=IF([$BARS.G20]=&quot;&quot;;&quot;&quot;;[$BARS.G20])" office:value-type="float" office:value="17" calcext:value-type="float">
            <text:p>17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M$4:.$M$79];[.A40]));&quot;&quot;;SMALL([.$M$4:.$M$79];[.A40]))" office:value-type="float" office:value="78" calcext:value-type="float">
            <text:p>78</text:p>
          </table:table-cell>
          <table:table-cell table:formula="of:=IF([.B40]=&quot;&quot;;&quot;&quot;;IF(OR([.D39]=&quot;pb&quot;;[.D39]=&quot;b&quot;;[.D39]=&quot;&quot;;[.D39]=&quot;p&quot;);[.B40]-[.B39];[.B40]-[.B39]-1))" office:value-type="float" office:value="7" calcext:value-type="float">
            <text:p>7</text:p>
          </table:table-cell>
          <table:table-cell table:formula="of:=IF([.B40]=&quot;&quot;;&quot;&quot;;IF(ISNUMBER(MATCH([.B40];[.$M$4:.$M$11];0));&quot;&quot;;INDEX([.$N$23:.$N$79];MATCH([.B40];[.$M$23:.$M$79];0))))" office:value-type="string" office:string-value="b" calcext:value-type="string">
            <text:p>b</text:p>
          </table:table-cell>
          <table:table-cell table:formula="of:=IF([.B40]=&quot;&quot;;&quot;&quot;;IF([.B39]&lt;[.$M$4];INDEX([.$N$4:.$N$11];MATCH([.B39];[.$M$4:.$M$11];-1));INDEX([.$N$4:.$N$11];MATCH([.B39];[.$M$4:.$M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&quot;&quot;))" office:value-type="string" office:string-value="\break" calcext:value-type="string">
            <text:p>\break</text:p>
          </table:table-cell>
          <table:table-cell table:formula="of:=IF(ISERROR(MATCH([.B40];[.$M$24:.$M$79];0));&quot;&quot;;IF(INDEX([.$O$24:.$O$79];MATCH([.B40];[.$M$24:.$M$79];0))=&quot;&quot;;&quot;&quot;;&quot;\grace {&quot;&amp;INDEX([.$O$24:.$O$79];MATCH([.B40];[.$M$24:.$M$79];0))&amp;&quot;}&quot;))">
            <text:p/>
          </table:table-cell>
          <table:table-cell/>
          <table:table-cell table:formula="of:=IF([.B40]=&quot;&quot;;&quot;&quot;;IF([.$M$16]=&quot;Y&quot;;IF([.C40]=0;&quot; &quot;&amp;[.F40];IF(OR([.D40]=&quot;b&quot;;[.D40]=&quot;pb&quot;);[.E40]&amp;&quot;*&quot;&amp;[.C40]&amp;&quot; &quot;&amp;[.F40]&amp;&quot; &quot;&amp;[.G40];[.E40]&amp;&quot;*&quot;&amp;[.C40]&amp;&quot; &quot;&amp;SUBSTITUTE(SUBSTITUTE([.D40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38]=&quot;&quot;;&quot;&quot;;&quot;\overrideProperty Score.NonMusicalPaperColumn.line-break-system-details #'((Y-offset . &quot;&amp;[.Q38]&amp;&quot;))&quot;)" office:value-type="string" office:string-value="\overrideProperty Score.NonMusicalPaperColumn.line-break-system-details #'((Y-offset . 43.5))" calcext:value-type="string">
            <text:p>\overrideProperty Score.NonMusicalPaperColumn.line-break-system-details #'((Y-offset . 43.5))</text:p>
          </table:table-cell>
          <table:table-cell/>
          <table:table-cell table:style-name="ce14" office:value-type="float" office:value="18" calcext:value-type="float">
            <text:p>18</text:p>
          </table:table-cell>
          <table:table-cell table:style-name="ce24" table:formula="of:=IF(INDEX([.$AK40:.$DK40];MATCH([.$M$3];[.$AK$3:.$DK$3];0)+[.$M$1])=&quot;&quot;;&quot;&quot;;INDEX([.$DO$23:.$DO$422];MATCH(INDEX([.$AK40:.$DK40];MATCH([.$M$3];[.$AK$3:.$DK$3];0)+[.$M$1])&amp;IF([.P40]=&quot;&quot;;&quot;&quot;;&quot;_&quot;&amp;[.P40]);[.$DP$23:.$DP$422];0)))" office:value-type="float" office:value="83" calcext:value-type="float">
            <text:p>83</text:p>
          </table:table-cell>
          <table:table-cell table:style-name="ce14" table:formula="of:=IF(INDEX([.$AK40:.$DK40];MATCH([.$M$3];[.$AK$3:.$DK$3];0)+[.N$1])=&quot;&quot;;&quot;&quot;;INDEX([.$AK40:.$DK40];MATCH([.$M$3];[.$AK$3:.$DK$3];0)+[.N$1]))" office:value-type="string" office:string-value="b" calcext:value-type="string">
            <text:p>b</text:p>
          </table:table-cell>
          <table:table-cell table:style-name="ce51" table:formula="of:=IF(INDEX([.$AK40:.$DK40];MATCH([.$M$3];[.$AK$3:.$DK$3];0)+[.O$1])=&quot;&quot;;&quot;&quot;;INDEX([.$AK40:.$DK40];MATCH([.$M$3];[.$AK$3:.$DK$3];0)+[.O$1]))">
            <text:p/>
          </table:table-cell>
          <table:table-cell table:style-name="ce51" table:formula="of:=IF(INDEX([.$AK40:.$DK40];MATCH([.$M$3];[.$AK$3:.$DK$3];0)+[.P$1])=&quot;&quot;;&quot;&quot;;INDEX([.$AK40:.$DK40];MATCH([.$M$3];[.$AK$3:.$DK$3];0)+[.P$1]))">
            <text:p/>
          </table:table-cell>
          <table:table-cell table:style-name="ce37" table:formula="of:=IF(INDEX([.$AK40:.$DK40];MATCH([.$M$3];[.$AK$3:.$DK$3];0)+[.Q$1])=&quot;&quot;;&quot;&quot;;INDEX([.$AK40:.$DK40];MATCH([.$M$3];[.$AK$3:.$DK$3];0)+[.Q$1]))" office:value-type="float" office:value="71" calcext:value-type="float">
            <text:p>71</text:p>
          </table:table-cell>
          <table:table-cell table:style-name="ce24" table:formula="of:=IF(INDEX([.$AK40:.$DK40];MATCH([.$M$3];[.$AK$3:.$DK$3];0)+[.R$1])=&quot;&quot;;&quot;&quot;;INDEX([.$DO$23:.$DO$422];MATCH(INDEX([.$AK40:.$DK40];MATCH([.$M$3];[.$AK$3:.$DK$3];0)+[.R$1])&amp;IF([.U40]=&quot;&quot;;&quot;&quot;;&quot;_&quot;&amp;[.U40]);[.$DQ$23:.$DQ$422];0)))" office:value-type="float" office:value="88" calcext:value-type="float">
            <text:p>88</text:p>
          </table:table-cell>
          <table:table-cell table:style-name="ce14" table:formula="of:=IF(INDEX([.$AK40:.$DK40];MATCH([.$M$3];[.$AK$3:.$DK$3];0)+[.S$1])=&quot;&quot;;&quot;&quot;;INDEX([.$AK40:.$DK40];MATCH([.$M$3];[.$AK$3:.$DK$3];0)+[.S$1]))" office:value-type="string" office:string-value="b" calcext:value-type="string">
            <text:p>b</text:p>
          </table:table-cell>
          <table:table-cell table:style-name="ce14" table:formula="of:=IF(INDEX([.$AK40:.$DK40];MATCH([.$M$3];[.$AK$3:.$DK$3];0)+[.T$1])=&quot;&quot;;&quot;&quot;;INDEX([.$AK40:.$DK40];MATCH([.$M$3];[.$AK$3:.$DK$3];0)+[.T$1]))">
            <text:p/>
          </table:table-cell>
          <table:table-cell table:style-name="ce51" table:formula="of:=IF(INDEX([.$AK40:.$DK40];MATCH([.$M$3];[.$AK$3:.$DK$3];0)+[.U$1])=&quot;&quot;;&quot;&quot;;INDEX([.$AK40:.$DK40];MATCH([.$M$3];[.$AK$3:.$DK$3];0)+[.U$1]))">
            <text:p/>
          </table:table-cell>
          <table:table-cell table:style-name="ce37" table:formula="of:=IF(INDEX([.$AK40:.$DK40];MATCH([.$M$3];[.$AK$3:.$DK$3];0)+[.V$1])=&quot;&quot;;&quot;&quot;;INDEX([.$AK40:.$DK40];MATCH([.$M$3];[.$AK$3:.$DK$3];0)+[.V$1]))" office:value-type="float" office:value="148" calcext:value-type="float">
            <text:p>148</text:p>
          </table:table-cell>
          <table:table-cell table:style-name="ce24" table:formula="of:=IF(INDEX([.$AK40:.$DK40];MATCH([.$M$3];[.$AK$3:.$DK$3];0)+[.W$1])=&quot;&quot;;&quot;&quot;;INDEX([.$DO$23:.$DO$422];MATCH(INDEX([.$AK40:.$DK40];MATCH([.$M$3];[.$AK$3:.$DK$3];0)+[.W$1])&amp;IF([.Z40]=&quot;&quot;;&quot;&quot;;&quot;_&quot;&amp;[.Z40]);[.$DR$23:.$DR$422];0)))" office:value-type="float" office:value="139" calcext:value-type="float">
            <text:p>139</text:p>
          </table:table-cell>
          <table:table-cell table:style-name="ce14" table:formula="of:=IF(INDEX([.$AK40:.$DK40];MATCH([.$M$3];[.$AK$3:.$DK$3];0)+[.X$1])=&quot;&quot;;&quot;&quot;;INDEX([.$AK40:.$DK40];MATCH([.$M$3];[.$AK$3:.$DK$3];0)+[.X$1]))" office:value-type="string" office:string-value="b" calcext:value-type="string">
            <text:p>b</text:p>
          </table:table-cell>
          <table:table-cell table:style-name="ce14" table:formula="of:=IF(INDEX([.$AK40:.$DK40];MATCH([.$M$3];[.$AK$3:.$DK$3];0)+[.Y$1])=&quot;&quot;;&quot;&quot;;INDEX([.$AK40:.$DK40];MATCH([.$M$3];[.$AK$3:.$DK$3];0)+[.Y$1]))">
            <text:p/>
          </table:table-cell>
          <table:table-cell table:style-name="ce51" table:formula="of:=IF(INDEX([.$AK40:.$DK40];MATCH([.$M$3];[.$AK$3:.$DK$3];0)+[.Z$1])=&quot;&quot;;&quot;&quot;;INDEX([.$AK40:.$DK40];MATCH([.$M$3];[.$AK$3:.$DK$3];0)+[.Z$1]))">
            <text:p/>
          </table:table-cell>
          <table:table-cell table:style-name="ce37" table:formula="of:=IF(INDEX([.$AK40:.$DK40];MATCH([.$M$3];[.$AK$3:.$DK$3];0)+[.AA$1])=&quot;&quot;;&quot;&quot;;INDEX([.$AK40:.$DK40];MATCH([.$M$3];[.$AK$3:.$DK$3];0)+[.AA$1]))">
            <text:p/>
          </table:table-cell>
          <table:table-cell table:style-name="ce24" table:formula="of:=IF(INDEX([.$AK40:.$DK40];MATCH([.$M$3];[.$AK$3:.$DK$3];0)+[.AB$1])=&quot;&quot;;&quot;&quot;;INDEX([.$DO$23:.$DO$422];MATCH(INDEX([.$AK40:.$DK40];MATCH([.$M$3];[.$AK$3:.$DK$3];0)+[.AB$1])&amp;IF([.AE40]=&quot;&quot;;&quot;&quot;;&quot;_&quot;&amp;[.AE40]);[.$DS$23:.$DS$422];0)))">
            <text:p/>
          </table:table-cell>
          <table:table-cell table:style-name="ce14" table:formula="of:=IF(INDEX([.$AK40:.$DK40];MATCH([.$M$3];[.$AK$3:.$DK$3];0)+[.AC$1])=&quot;&quot;;&quot;&quot;;INDEX([.$AK40:.$DK40];MATCH([.$M$3];[.$AK$3:.$DK$3];0)+[.AC$1]))">
            <text:p/>
          </table:table-cell>
          <table:table-cell table:style-name="ce14" table:formula="of:=IF(INDEX([.$AK40:.$DK40];MATCH([.$M$3];[.$AK$3:.$DK$3];0)+[.AD$1])=&quot;&quot;;&quot;&quot;;INDEX([.$AK40:.$DK40];MATCH([.$M$3];[.$AK$3:.$DK$3];0)+[.AD$1]))">
            <text:p/>
          </table:table-cell>
          <table:table-cell table:style-name="ce51" table:formula="of:=IF(INDEX([.$AK40:.$DK40];MATCH([.$M$3];[.$AK$3:.$DK$3];0)+[.AE$1])=&quot;&quot;;&quot;&quot;;INDEX([.$AK40:.$DK40];MATCH([.$M$3];[.$AK$3:.$DK$3];0)+[.AE$1]))">
            <text:p/>
          </table:table-cell>
          <table:table-cell table:style-name="ce37" table:formula="of:=IF(INDEX([.$AK40:.$DK40];MATCH([.$M$3];[.$AK$3:.$DK$3];0)+[.AF$1])=&quot;&quot;;&quot;&quot;;INDEX([.$AK40:.$DK40];MATCH([.$M$3];[.$AK$3:.$DK$3];0)+[.AF$1]))">
            <text:p/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ce27" office:value-type="float" office:value="100" calcext:value-type="float">
            <text:p>10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.5" calcext:value-type="float">
            <text:p>68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4" calcext:value-type="float">
            <text:p>14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" calcext:value-type="float">
            <text:p>69</text:p>
          </table:table-cell>
          <table:table-cell table:style-name="ce27" office:value-type="float" office:value="145" calcext:value-type="float">
            <text:p>1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4" calcext:value-type="float">
            <text:p>82.4</text:p>
          </table:table-cell>
          <table:table-cell table:style-name="ce27" office:value-type="float" office:value="91" calcext:value-type="float">
            <text:p>9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2.2" calcext:value-type="float">
            <text:p>52.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2" calcext:value-type="float">
            <text:p>14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8.5" calcext:value-type="float">
            <text:p>68.5</text:p>
          </table:table-cell>
          <table:table-cell table:style-name="ce27" office:value-type="float" office:value="134" calcext:value-type="float">
            <text:p>1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1" calcext:value-type="float">
            <text:p>71</text:p>
          </table:table-cell>
          <table:table-cell table:style-name="ce27" office:value-type="float" office:value="83" calcext:value-type="float">
            <text:p>8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1" calcext:value-type="float">
            <text:p>71</text:p>
          </table:table-cell>
          <table:table-cell table:style-name="ce27" office:value-type="float" office:value="88" calcext:value-type="float">
            <text:p>8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39" calcext:value-type="float">
            <text:p>1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18" calcext:value-type="float">
            <text:p>18</text:p>
          </table:table-cell>
          <table:table-cell table:formula="of:=IF([$BARS.D21]=&quot;&quot;;&quot;&quot;;[$BARS.D21])" office:value-type="float" office:value="18" calcext:value-type="float">
            <text:p>18</text:p>
          </table:table-cell>
          <table:table-cell table:formula="of:=IF([$BARS.E21]=&quot;&quot;;&quot;&quot;;[$BARS.E21])" office:value-type="float" office:value="18" calcext:value-type="float">
            <text:p>18</text:p>
          </table:table-cell>
          <table:table-cell table:formula="of:=IF([$BARS.F21]=&quot;&quot;;&quot;&quot;;[$BARS.F21])" office:value-type="float" office:value="18" calcext:value-type="float">
            <text:p>18</text:p>
          </table:table-cell>
          <table:table-cell table:formula="of:=IF([$BARS.G21]=&quot;&quot;;&quot;&quot;;[$BARS.G21])" office:value-type="float" office:value="18" calcext:value-type="float">
            <text:p>18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M$4:.$M$79];[.A41]));&quot;&quot;;SMALL([.$M$4:.$M$79];[.A41]))" office:value-type="float" office:value="83" calcext:value-type="float">
            <text:p>83</text:p>
          </table:table-cell>
          <table:table-cell table:formula="of:=IF([.B41]=&quot;&quot;;&quot;&quot;;IF(OR([.D40]=&quot;pb&quot;;[.D40]=&quot;b&quot;;[.D40]=&quot;&quot;;[.D40]=&quot;p&quot;);[.B41]-[.B40];[.B41]-[.B40]-1))" office:value-type="float" office:value="5" calcext:value-type="float">
            <text:p>5</text:p>
          </table:table-cell>
          <table:table-cell table:formula="of:=IF([.B41]=&quot;&quot;;&quot;&quot;;IF(ISNUMBER(MATCH([.B41];[.$M$4:.$M$11];0));&quot;&quot;;INDEX([.$N$23:.$N$79];MATCH([.B41];[.$M$23:.$M$79];0))))" office:value-type="string" office:string-value="b" calcext:value-type="string">
            <text:p>b</text:p>
          </table:table-cell>
          <table:table-cell table:formula="of:=IF([.B41]=&quot;&quot;;&quot;&quot;;IF([.B40]&lt;[.$M$4];INDEX([.$N$4:.$N$11];MATCH([.B40];[.$M$4:.$M$11];-1));INDEX([.$N$4:.$N$11];MATCH([.B40];[.$M$4:.$M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&quot;&quot;))" office:value-type="string" office:string-value="\break" calcext:value-type="string">
            <text:p>\break</text:p>
          </table:table-cell>
          <table:table-cell table:formula="of:=IF(ISERROR(MATCH([.B41];[.$M$24:.$M$79];0));&quot;&quot;;IF(INDEX([.$O$24:.$O$79];MATCH([.B41];[.$M$24:.$M$79];0))=&quot;&quot;;&quot;&quot;;&quot;\grace {&quot;&amp;INDEX([.$O$24:.$O$79];MATCH([.B41];[.$M$24:.$M$79];0))&amp;&quot;}&quot;))">
            <text:p/>
          </table:table-cell>
          <table:table-cell/>
          <table:table-cell table:formula="of:=IF([.B41]=&quot;&quot;;&quot;&quot;;IF([.$M$16]=&quot;Y&quot;;IF([.C41]=0;&quot; &quot;&amp;[.F41];IF(OR([.D41]=&quot;b&quot;;[.D41]=&quot;pb&quot;);[.E41]&amp;&quot;*&quot;&amp;[.C41]&amp;&quot; &quot;&amp;[.F41]&amp;&quot; &quot;&amp;[.G41];[.E41]&amp;&quot;*&quot;&amp;[.C41]&amp;&quot; &quot;&amp;SUBSTITUTE(SUBSTITUTE([.D41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39]=&quot;&quot;;&quot;&quot;;&quot;\overrideProperty Score.NonMusicalPaperColumn.line-break-system-details #'((Y-offset . &quot;&amp;[.Q39]&amp;&quot;))&quot;)" office:value-type="string" office:string-value="\overrideProperty Score.NonMusicalPaperColumn.line-break-system-details #'((Y-offset . 56.5))" calcext:value-type="string">
            <text:p>\overrideProperty Score.NonMusicalPaperColumn.line-break-system-details #'((Y-offset . 56.5))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style-name="ce24" table:formula="of:=IF(INDEX([.$AK41:.$DK41];MATCH([.$M$3];[.$AK$3:.$DK$3];0)+[.$M$1])=&quot;&quot;;&quot;&quot;;INDEX([.$DO$23:.$DO$422];MATCH(INDEX([.$AK41:.$DK41];MATCH([.$M$3];[.$AK$3:.$DK$3];0)+[.$M$1])&amp;IF([.P41]=&quot;&quot;;&quot;&quot;;&quot;_&quot;&amp;[.P41]);[.$DP$23:.$DP$422];0)))" office:value-type="float" office:value="87" calcext:value-type="float">
            <text:p>87</text:p>
          </table:table-cell>
          <table:table-cell table:style-name="ce14" table:formula="of:=IF(INDEX([.$AK41:.$DK41];MATCH([.$M$3];[.$AK$3:.$DK$3];0)+[.N$1])=&quot;&quot;;&quot;&quot;;INDEX([.$AK41:.$DK41];MATCH([.$M$3];[.$AK$3:.$DK$3];0)+[.N$1]))" office:value-type="string" office:string-value="b" calcext:value-type="string">
            <text:p>b</text:p>
          </table:table-cell>
          <table:table-cell table:style-name="ce51" table:formula="of:=IF(INDEX([.$AK41:.$DK41];MATCH([.$M$3];[.$AK$3:.$DK$3];0)+[.O$1])=&quot;&quot;;&quot;&quot;;INDEX([.$AK41:.$DK41];MATCH([.$M$3];[.$AK$3:.$DK$3];0)+[.O$1]))">
            <text:p/>
          </table:table-cell>
          <table:table-cell table:style-name="ce51" table:formula="of:=IF(INDEX([.$AK41:.$DK41];MATCH([.$M$3];[.$AK$3:.$DK$3];0)+[.P$1])=&quot;&quot;;&quot;&quot;;INDEX([.$AK41:.$DK41];MATCH([.$M$3];[.$AK$3:.$DK$3];0)+[.P$1]))">
            <text:p/>
          </table:table-cell>
          <table:table-cell table:style-name="ce37" table:formula="of:=IF(INDEX([.$AK41:.$DK41];MATCH([.$M$3];[.$AK$3:.$DK$3];0)+[.Q$1])=&quot;&quot;;&quot;&quot;;INDEX([.$AK41:.$DK41];MATCH([.$M$3];[.$AK$3:.$DK$3];0)+[.Q$1]))" office:value-type="float" office:value="83" calcext:value-type="float">
            <text:p>83</text:p>
          </table:table-cell>
          <table:table-cell table:style-name="ce24" table:formula="of:=IF(INDEX([.$AK41:.$DK41];MATCH([.$M$3];[.$AK$3:.$DK$3];0)+[.R$1])=&quot;&quot;;&quot;&quot;;INDEX([.$DO$23:.$DO$422];MATCH(INDEX([.$AK41:.$DK41];MATCH([.$M$3];[.$AK$3:.$DK$3];0)+[.R$1])&amp;IF([.U41]=&quot;&quot;;&quot;&quot;;&quot;_&quot;&amp;[.U41]);[.$DQ$23:.$DQ$422];0)))">
            <text:p/>
          </table:table-cell>
          <table:table-cell table:style-name="ce14" table:formula="of:=IF(INDEX([.$AK41:.$DK41];MATCH([.$M$3];[.$AK$3:.$DK$3];0)+[.S$1])=&quot;&quot;;&quot;&quot;;INDEX([.$AK41:.$DK41];MATCH([.$M$3];[.$AK$3:.$DK$3];0)+[.S$1]))">
            <text:p/>
          </table:table-cell>
          <table:table-cell table:style-name="ce14" table:formula="of:=IF(INDEX([.$AK41:.$DK41];MATCH([.$M$3];[.$AK$3:.$DK$3];0)+[.T$1])=&quot;&quot;;&quot;&quot;;INDEX([.$AK41:.$DK41];MATCH([.$M$3];[.$AK$3:.$DK$3];0)+[.T$1]))">
            <text:p/>
          </table:table-cell>
          <table:table-cell table:style-name="ce51" table:formula="of:=IF(INDEX([.$AK41:.$DK41];MATCH([.$M$3];[.$AK$3:.$DK$3];0)+[.U$1])=&quot;&quot;;&quot;&quot;;INDEX([.$AK41:.$DK41];MATCH([.$M$3];[.$AK$3:.$DK$3];0)+[.U$1]))">
            <text:p/>
          </table:table-cell>
          <table:table-cell table:style-name="ce37" table:formula="of:=IF(INDEX([.$AK41:.$DK41];MATCH([.$M$3];[.$AK$3:.$DK$3];0)+[.V$1])=&quot;&quot;;&quot;&quot;;INDEX([.$AK41:.$DK41];MATCH([.$M$3];[.$AK$3:.$DK$3];0)+[.V$1]))">
            <text:p/>
          </table:table-cell>
          <table:table-cell table:style-name="ce24" table:formula="of:=IF(INDEX([.$AK41:.$DK41];MATCH([.$M$3];[.$AK$3:.$DK$3];0)+[.W$1])=&quot;&quot;;&quot;&quot;;INDEX([.$DO$23:.$DO$422];MATCH(INDEX([.$AK41:.$DK41];MATCH([.$M$3];[.$AK$3:.$DK$3];0)+[.W$1])&amp;IF([.Z41]=&quot;&quot;;&quot;&quot;;&quot;_&quot;&amp;[.Z41]);[.$DR$23:.$DR$422];0)))" office:value-type="float" office:value="147" calcext:value-type="float">
            <text:p>147</text:p>
          </table:table-cell>
          <table:table-cell table:style-name="ce14" table:formula="of:=IF(INDEX([.$AK41:.$DK41];MATCH([.$M$3];[.$AK$3:.$DK$3];0)+[.X$1])=&quot;&quot;;&quot;&quot;;INDEX([.$AK41:.$DK41];MATCH([.$M$3];[.$AK$3:.$DK$3];0)+[.X$1]))" office:value-type="string" office:string-value="b" calcext:value-type="string">
            <text:p>b</text:p>
          </table:table-cell>
          <table:table-cell table:style-name="ce14" table:formula="of:=IF(INDEX([.$AK41:.$DK41];MATCH([.$M$3];[.$AK$3:.$DK$3];0)+[.Y$1])=&quot;&quot;;&quot;&quot;;INDEX([.$AK41:.$DK41];MATCH([.$M$3];[.$AK$3:.$DK$3];0)+[.Y$1]))">
            <text:p/>
          </table:table-cell>
          <table:table-cell table:style-name="ce51" table:formula="of:=IF(INDEX([.$AK41:.$DK41];MATCH([.$M$3];[.$AK$3:.$DK$3];0)+[.Z$1])=&quot;&quot;;&quot;&quot;;INDEX([.$AK41:.$DK41];MATCH([.$M$3];[.$AK$3:.$DK$3];0)+[.Z$1]))">
            <text:p/>
          </table:table-cell>
          <table:table-cell table:style-name="ce37" table:formula="of:=IF(INDEX([.$AK41:.$DK41];MATCH([.$M$3];[.$AK$3:.$DK$3];0)+[.AA$1])=&quot;&quot;;&quot;&quot;;INDEX([.$AK41:.$DK41];MATCH([.$M$3];[.$AK$3:.$DK$3];0)+[.AA$1]))">
            <text:p/>
          </table:table-cell>
          <table:table-cell table:style-name="ce24" table:formula="of:=IF(INDEX([.$AK41:.$DK41];MATCH([.$M$3];[.$AK$3:.$DK$3];0)+[.AB$1])=&quot;&quot;;&quot;&quot;;INDEX([.$DO$23:.$DO$422];MATCH(INDEX([.$AK41:.$DK41];MATCH([.$M$3];[.$AK$3:.$DK$3];0)+[.AB$1])&amp;IF([.AE41]=&quot;&quot;;&quot;&quot;;&quot;_&quot;&amp;[.AE41]);[.$DS$23:.$DS$422];0)))">
            <text:p/>
          </table:table-cell>
          <table:table-cell table:style-name="ce14" table:formula="of:=IF(INDEX([.$AK41:.$DK41];MATCH([.$M$3];[.$AK$3:.$DK$3];0)+[.AC$1])=&quot;&quot;;&quot;&quot;;INDEX([.$AK41:.$DK41];MATCH([.$M$3];[.$AK$3:.$DK$3];0)+[.AC$1]))">
            <text:p/>
          </table:table-cell>
          <table:table-cell table:style-name="ce14" table:formula="of:=IF(INDEX([.$AK41:.$DK41];MATCH([.$M$3];[.$AK$3:.$DK$3];0)+[.AD$1])=&quot;&quot;;&quot;&quot;;INDEX([.$AK41:.$DK41];MATCH([.$M$3];[.$AK$3:.$DK$3];0)+[.AD$1]))">
            <text:p/>
          </table:table-cell>
          <table:table-cell table:style-name="ce51" table:formula="of:=IF(INDEX([.$AK41:.$DK41];MATCH([.$M$3];[.$AK$3:.$DK$3];0)+[.AE$1])=&quot;&quot;;&quot;&quot;;INDEX([.$AK41:.$DK41];MATCH([.$M$3];[.$AK$3:.$DK$3];0)+[.AE$1]))">
            <text:p/>
          </table:table-cell>
          <table:table-cell table:style-name="ce37" table:formula="of:=IF(INDEX([.$AK41:.$DK41];MATCH([.$M$3];[.$AK$3:.$DK$3];0)+[.AF$1])=&quot;&quot;;&quot;&quot;;INDEX([.$AK41:.$DK41];MATCH([.$M$3];[.$AK$3:.$DK$3];0)+[.AF$1]))">
            <text:p/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27" office:value-type="float" office:value="104" calcext:value-type="float">
            <text:p>10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5" calcext:value-type="float">
            <text:p>8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3" calcext:value-type="float">
            <text:p>1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.5" calcext:value-type="float">
            <text:p>83.5</text:p>
          </table:table-cell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97" calcext:value-type="float">
            <text:p>9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5.5" calcext:value-type="float">
            <text:p>65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2" calcext:value-type="float">
            <text:p>1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5" calcext:value-type="float">
            <text:p>82.5</text:p>
          </table:table-cell>
          <table:table-cell table:style-name="ce27" office:value-type="float" office:value="141" calcext:value-type="float">
            <text:p>1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87" calcext:value-type="float">
            <text:p>8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3" calcext:value-type="float">
            <text:p>8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47" calcext:value-type="float">
            <text:p>1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19" calcext:value-type="float">
            <text:p>19</text:p>
          </table:table-cell>
          <table:table-cell table:formula="of:=IF([$BARS.D22]=&quot;&quot;;&quot;&quot;;[$BARS.D22])" office:value-type="float" office:value="19" calcext:value-type="float">
            <text:p>19</text:p>
          </table:table-cell>
          <table:table-cell table:formula="of:=IF([$BARS.E22]=&quot;&quot;;&quot;&quot;;[$BARS.E22])" office:value-type="float" office:value="19" calcext:value-type="float">
            <text:p>19</text:p>
          </table:table-cell>
          <table:table-cell table:formula="of:=IF([$BARS.F22]=&quot;&quot;;&quot;&quot;;[$BARS.F22])" office:value-type="float" office:value="19" calcext:value-type="float">
            <text:p>19</text:p>
          </table:table-cell>
          <table:table-cell table:formula="of:=IF([$BARS.G22]=&quot;&quot;;&quot;&quot;;[$BARS.G22])" office:value-type="float" office:value="19" calcext:value-type="float">
            <text:p>19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M$4:.$M$79];[.A42]));&quot;&quot;;SMALL([.$M$4:.$M$79];[.A42]))" office:value-type="float" office:value="87" calcext:value-type="float">
            <text:p>87</text:p>
          </table:table-cell>
          <table:table-cell table:formula="of:=IF([.B42]=&quot;&quot;;&quot;&quot;;IF(OR([.D41]=&quot;pb&quot;;[.D41]=&quot;b&quot;;[.D41]=&quot;&quot;;[.D41]=&quot;p&quot;);[.B42]-[.B41];[.B42]-[.B41]-1))" office:value-type="float" office:value="4" calcext:value-type="float">
            <text:p>4</text:p>
          </table:table-cell>
          <table:table-cell table:formula="of:=IF([.B42]=&quot;&quot;;&quot;&quot;;IF(ISNUMBER(MATCH([.B42];[.$M$4:.$M$11];0));&quot;&quot;;INDEX([.$N$23:.$N$79];MATCH([.B42];[.$M$23:.$M$79];0))))" office:value-type="string" office:string-value="b" calcext:value-type="string">
            <text:p>b</text:p>
          </table:table-cell>
          <table:table-cell table:formula="of:=IF([.B42]=&quot;&quot;;&quot;&quot;;IF([.B41]&lt;[.$M$4];INDEX([.$N$4:.$N$11];MATCH([.B41];[.$M$4:.$M$11];-1));INDEX([.$N$4:.$N$11];MATCH([.B41];[.$M$4:.$M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&quot;&quot;))" office:value-type="string" office:string-value="\break" calcext:value-type="string">
            <text:p>\break</text:p>
          </table:table-cell>
          <table:table-cell table:formula="of:=IF(ISERROR(MATCH([.B42];[.$M$24:.$M$79];0));&quot;&quot;;IF(INDEX([.$O$24:.$O$79];MATCH([.B42];[.$M$24:.$M$79];0))=&quot;&quot;;&quot;&quot;;&quot;\grace {&quot;&amp;INDEX([.$O$24:.$O$79];MATCH([.B42];[.$M$24:.$M$79];0))&amp;&quot;}&quot;))">
            <text:p/>
          </table:table-cell>
          <table:table-cell/>
          <table:table-cell table:formula="of:=IF([.B42]=&quot;&quot;;&quot;&quot;;IF([.$M$16]=&quot;Y&quot;;IF([.C42]=0;&quot; &quot;&amp;[.F42];IF(OR([.D42]=&quot;b&quot;;[.D42]=&quot;pb&quot;);[.E42]&amp;&quot;*&quot;&amp;[.C42]&amp;&quot; &quot;&amp;[.F42]&amp;&quot; &quot;&amp;[.G42];[.E42]&amp;&quot;*&quot;&amp;[.C42]&amp;&quot; &quot;&amp;SUBSTITUTE(SUBSTITUTE([.D42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40]=&quot;&quot;;&quot;&quot;;&quot;\overrideProperty Score.NonMusicalPaperColumn.line-break-system-details #'((Y-offset . &quot;&amp;[.Q40]&amp;&quot;))&quot;)" office:value-type="string" office:string-value="\overrideProperty Score.NonMusicalPaperColumn.line-break-system-details #'((Y-offset . 71))" calcext:value-type="string">
            <text:p>\overrideProperty Score.NonMusicalPaperColumn.line-break-system-details #'((Y-offset . 71))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24" table:formula="of:=IF(INDEX([.$AK42:.$DK42];MATCH([.$M$3];[.$AK$3:.$DK$3];0)+[.$M$1])=&quot;&quot;;&quot;&quot;;INDEX([.$DO$23:.$DO$422];MATCH(INDEX([.$AK42:.$DK42];MATCH([.$M$3];[.$AK$3:.$DK$3];0)+[.$M$1])&amp;IF([.P42]=&quot;&quot;;&quot;&quot;;&quot;_&quot;&amp;[.P42]);[.$DP$23:.$DP$422];0)))" office:value-type="float" office:value="92" calcext:value-type="float">
            <text:p>92</text:p>
          </table:table-cell>
          <table:table-cell table:style-name="ce14" table:formula="of:=IF(INDEX([.$AK42:.$DK42];MATCH([.$M$3];[.$AK$3:.$DK$3];0)+[.N$1])=&quot;&quot;;&quot;&quot;;INDEX([.$AK42:.$DK42];MATCH([.$M$3];[.$AK$3:.$DK$3];0)+[.N$1]))" office:value-type="string" office:string-value="b" calcext:value-type="string">
            <text:p>b</text:p>
          </table:table-cell>
          <table:table-cell table:style-name="ce51" table:formula="of:=IF(INDEX([.$AK42:.$DK42];MATCH([.$M$3];[.$AK$3:.$DK$3];0)+[.O$1])=&quot;&quot;;&quot;&quot;;INDEX([.$AK42:.$DK42];MATCH([.$M$3];[.$AK$3:.$DK$3];0)+[.O$1]))">
            <text:p/>
          </table:table-cell>
          <table:table-cell table:style-name="ce51" table:formula="of:=IF(INDEX([.$AK42:.$DK42];MATCH([.$M$3];[.$AK$3:.$DK$3];0)+[.P$1])=&quot;&quot;;&quot;&quot;;INDEX([.$AK42:.$DK42];MATCH([.$M$3];[.$AK$3:.$DK$3];0)+[.P$1]))">
            <text:p/>
          </table:table-cell>
          <table:table-cell table:style-name="ce37" table:formula="of:=IF(INDEX([.$AK42:.$DK42];MATCH([.$M$3];[.$AK$3:.$DK$3];0)+[.Q$1])=&quot;&quot;;&quot;&quot;;INDEX([.$AK42:.$DK42];MATCH([.$M$3];[.$AK$3:.$DK$3];0)+[.Q$1]))" office:value-type="float" office:value="97" calcext:value-type="float">
            <text:p>97</text:p>
          </table:table-cell>
          <table:table-cell table:style-name="ce24" table:formula="of:=IF(INDEX([.$AK42:.$DK42];MATCH([.$M$3];[.$AK$3:.$DK$3];0)+[.R$1])=&quot;&quot;;&quot;&quot;;INDEX([.$DO$23:.$DO$422];MATCH(INDEX([.$AK42:.$DK42];MATCH([.$M$3];[.$AK$3:.$DK$3];0)+[.R$1])&amp;IF([.U42]=&quot;&quot;;&quot;&quot;;&quot;_&quot;&amp;[.U42]);[.$DQ$23:.$DQ$422];0)))">
            <text:p/>
          </table:table-cell>
          <table:table-cell table:style-name="ce14" table:formula="of:=IF(INDEX([.$AK42:.$DK42];MATCH([.$M$3];[.$AK$3:.$DK$3];0)+[.S$1])=&quot;&quot;;&quot;&quot;;INDEX([.$AK42:.$DK42];MATCH([.$M$3];[.$AK$3:.$DK$3];0)+[.S$1]))">
            <text:p/>
          </table:table-cell>
          <table:table-cell table:style-name="ce14" table:formula="of:=IF(INDEX([.$AK42:.$DK42];MATCH([.$M$3];[.$AK$3:.$DK$3];0)+[.T$1])=&quot;&quot;;&quot;&quot;;INDEX([.$AK42:.$DK42];MATCH([.$M$3];[.$AK$3:.$DK$3];0)+[.T$1]))">
            <text:p/>
          </table:table-cell>
          <table:table-cell table:style-name="ce51" table:formula="of:=IF(INDEX([.$AK42:.$DK42];MATCH([.$M$3];[.$AK$3:.$DK$3];0)+[.U$1])=&quot;&quot;;&quot;&quot;;INDEX([.$AK42:.$DK42];MATCH([.$M$3];[.$AK$3:.$DK$3];0)+[.U$1]))">
            <text:p/>
          </table:table-cell>
          <table:table-cell table:style-name="ce37" table:formula="of:=IF(INDEX([.$AK42:.$DK42];MATCH([.$M$3];[.$AK$3:.$DK$3];0)+[.V$1])=&quot;&quot;;&quot;&quot;;INDEX([.$AK42:.$DK42];MATCH([.$M$3];[.$AK$3:.$DK$3];0)+[.V$1]))">
            <text:p/>
          </table:table-cell>
          <table:table-cell table:style-name="ce24" table:formula="of:=IF(INDEX([.$AK42:.$DK42];MATCH([.$M$3];[.$AK$3:.$DK$3];0)+[.W$1])=&quot;&quot;;&quot;&quot;;INDEX([.$DO$23:.$DO$422];MATCH(INDEX([.$AK42:.$DK42];MATCH([.$M$3];[.$AK$3:.$DK$3];0)+[.W$1])&amp;IF([.Z42]=&quot;&quot;;&quot;&quot;;&quot;_&quot;&amp;[.Z42]);[.$DR$23:.$DR$422];0)))" office:value-type="float" office:value="156" calcext:value-type="float">
            <text:p>156</text:p>
          </table:table-cell>
          <table:table-cell table:style-name="ce14" table:formula="of:=IF(INDEX([.$AK42:.$DK42];MATCH([.$M$3];[.$AK$3:.$DK$3];0)+[.X$1])=&quot;&quot;;&quot;&quot;;INDEX([.$AK42:.$DK42];MATCH([.$M$3];[.$AK$3:.$DK$3];0)+[.X$1]))" office:value-type="string" office:string-value="b" calcext:value-type="string">
            <text:p>b</text:p>
          </table:table-cell>
          <table:table-cell table:style-name="ce14" table:formula="of:=IF(INDEX([.$AK42:.$DK42];MATCH([.$M$3];[.$AK$3:.$DK$3];0)+[.Y$1])=&quot;&quot;;&quot;&quot;;INDEX([.$AK42:.$DK42];MATCH([.$M$3];[.$AK$3:.$DK$3];0)+[.Y$1]))">
            <text:p/>
          </table:table-cell>
          <table:table-cell table:style-name="ce51" table:formula="of:=IF(INDEX([.$AK42:.$DK42];MATCH([.$M$3];[.$AK$3:.$DK$3];0)+[.Z$1])=&quot;&quot;;&quot;&quot;;INDEX([.$AK42:.$DK42];MATCH([.$M$3];[.$AK$3:.$DK$3];0)+[.Z$1]))">
            <text:p/>
          </table:table-cell>
          <table:table-cell table:style-name="ce37" table:formula="of:=IF(INDEX([.$AK42:.$DK42];MATCH([.$M$3];[.$AK$3:.$DK$3];0)+[.AA$1])=&quot;&quot;;&quot;&quot;;INDEX([.$AK42:.$DK42];MATCH([.$M$3];[.$AK$3:.$DK$3];0)+[.AA$1]))">
            <text:p/>
          </table:table-cell>
          <table:table-cell table:style-name="ce24" table:formula="of:=IF(INDEX([.$AK42:.$DK42];MATCH([.$M$3];[.$AK$3:.$DK$3];0)+[.AB$1])=&quot;&quot;;&quot;&quot;;INDEX([.$DO$23:.$DO$422];MATCH(INDEX([.$AK42:.$DK42];MATCH([.$M$3];[.$AK$3:.$DK$3];0)+[.AB$1])&amp;IF([.AE42]=&quot;&quot;;&quot;&quot;;&quot;_&quot;&amp;[.AE42]);[.$DS$23:.$DS$422];0)))">
            <text:p/>
          </table:table-cell>
          <table:table-cell table:style-name="ce14" table:formula="of:=IF(INDEX([.$AK42:.$DK42];MATCH([.$M$3];[.$AK$3:.$DK$3];0)+[.AC$1])=&quot;&quot;;&quot;&quot;;INDEX([.$AK42:.$DK42];MATCH([.$M$3];[.$AK$3:.$DK$3];0)+[.AC$1]))">
            <text:p/>
          </table:table-cell>
          <table:table-cell table:style-name="ce14" table:formula="of:=IF(INDEX([.$AK42:.$DK42];MATCH([.$M$3];[.$AK$3:.$DK$3];0)+[.AD$1])=&quot;&quot;;&quot;&quot;;INDEX([.$AK42:.$DK42];MATCH([.$M$3];[.$AK$3:.$DK$3];0)+[.AD$1]))">
            <text:p/>
          </table:table-cell>
          <table:table-cell table:style-name="ce51" table:formula="of:=IF(INDEX([.$AK42:.$DK42];MATCH([.$M$3];[.$AK$3:.$DK$3];0)+[.AE$1])=&quot;&quot;;&quot;&quot;;INDEX([.$AK42:.$DK42];MATCH([.$M$3];[.$AK$3:.$DK$3];0)+[.AE$1]))">
            <text:p/>
          </table:table-cell>
          <table:table-cell table:style-name="ce37" table:formula="of:=IF(INDEX([.$AK42:.$DK42];MATCH([.$M$3];[.$AK$3:.$DK$3];0)+[.AF$1])=&quot;&quot;;&quot;&quot;;INDEX([.$AK42:.$DK42];MATCH([.$M$3];[.$AK$3:.$DK$3];0)+[.AF$1]))">
            <text:p/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27" office:value-type="float" office:value="109" calcext:value-type="float">
            <text:p>10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7.5" calcext:value-type="float">
            <text:p>9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.5" calcext:value-type="float">
            <text:p>97.5</text:p>
          </table:table-cell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" calcext:value-type="float">
            <text:p>110</text:p>
          </table:table-cell>
          <table:table-cell table:style-name="ce27" office:value-type="float" office:value="100" calcext:value-type="float">
            <text:p>10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5.8" calcext:value-type="float">
            <text:p>75.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2" calcext:value-type="float">
            <text:p>1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149" calcext:value-type="float">
            <text:p>1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7" calcext:value-type="float">
            <text:p>97</text:p>
          </table:table-cell>
          <table:table-cell table:style-name="ce27" office:value-type="float" office:value="92" calcext:value-type="float">
            <text:p>9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7" calcext:value-type="float">
            <text:p>9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56" calcext:value-type="float">
            <text:p>15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20" calcext:value-type="float">
            <text:p>20</text:p>
          </table:table-cell>
          <table:table-cell table:formula="of:=IF([$BARS.D23]=&quot;&quot;;&quot;&quot;;[$BARS.D23])" office:value-type="float" office:value="20" calcext:value-type="float">
            <text:p>20</text:p>
          </table:table-cell>
          <table:table-cell table:formula="of:=IF([$BARS.E23]=&quot;&quot;;&quot;&quot;;[$BARS.E23])" office:value-type="float" office:value="20" calcext:value-type="float">
            <text:p>20</text:p>
          </table:table-cell>
          <table:table-cell table:formula="of:=IF([$BARS.F23]=&quot;&quot;;&quot;&quot;;[$BARS.F23])" office:value-type="float" office:value="20" calcext:value-type="float">
            <text:p>20</text:p>
          </table:table-cell>
          <table:table-cell table:formula="of:=IF([$BARS.G23]=&quot;&quot;;&quot;&quot;;[$BARS.G23])" office:value-type="float" office:value="20" calcext:value-type="float">
            <text:p>20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M$4:.$M$79];[.A43]));&quot;&quot;;SMALL([.$M$4:.$M$79];[.A43]))" office:value-type="float" office:value="92" calcext:value-type="float">
            <text:p>92</text:p>
          </table:table-cell>
          <table:table-cell table:formula="of:=IF([.B43]=&quot;&quot;;&quot;&quot;;IF(OR([.D42]=&quot;pb&quot;;[.D42]=&quot;b&quot;;[.D42]=&quot;&quot;;[.D42]=&quot;p&quot;);[.B43]-[.B42];[.B43]-[.B42]-1))" office:value-type="float" office:value="5" calcext:value-type="float">
            <text:p>5</text:p>
          </table:table-cell>
          <table:table-cell table:formula="of:=IF([.B43]=&quot;&quot;;&quot;&quot;;IF(ISNUMBER(MATCH([.B43];[.$M$4:.$M$11];0));&quot;&quot;;INDEX([.$N$23:.$N$79];MATCH([.B43];[.$M$23:.$M$79];0))))" office:value-type="string" office:string-value="b" calcext:value-type="string">
            <text:p>b</text:p>
          </table:table-cell>
          <table:table-cell table:formula="of:=IF([.B43]=&quot;&quot;;&quot;&quot;;IF([.B42]&lt;[.$M$4];INDEX([.$N$4:.$N$11];MATCH([.B42];[.$M$4:.$M$11];-1));INDEX([.$N$4:.$N$11];MATCH([.B42];[.$M$4:.$M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&quot;&quot;))" office:value-type="string" office:string-value="\break" calcext:value-type="string">
            <text:p>\break</text:p>
          </table:table-cell>
          <table:table-cell table:formula="of:=IF(ISERROR(MATCH([.B43];[.$M$24:.$M$79];0));&quot;&quot;;IF(INDEX([.$O$24:.$O$79];MATCH([.B43];[.$M$24:.$M$79];0))=&quot;&quot;;&quot;&quot;;&quot;\grace {&quot;&amp;INDEX([.$O$24:.$O$79];MATCH([.B43];[.$M$24:.$M$79];0))&amp;&quot;}&quot;))">
            <text:p/>
          </table:table-cell>
          <table:table-cell/>
          <table:table-cell table:formula="of:=IF([.B43]=&quot;&quot;;&quot;&quot;;IF([.$M$16]=&quot;Y&quot;;IF([.C43]=0;&quot; &quot;&amp;[.F43];IF(OR([.D43]=&quot;b&quot;;[.D43]=&quot;pb&quot;);[.E43]&amp;&quot;*&quot;&amp;[.C43]&amp;&quot; &quot;&amp;[.F43]&amp;&quot; &quot;&amp;[.G43];[.E43]&amp;&quot;*&quot;&amp;[.C43]&amp;&quot; &quot;&amp;SUBSTITUTE(SUBSTITUTE([.D43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1]=&quot;&quot;;&quot;&quot;;&quot;\overrideProperty Score.NonMusicalPaperColumn.line-break-system-details #'((Y-offset . &quot;&amp;[.Q41]&amp;&quot;))&quot;)" office:value-type="string" office:string-value="\overrideProperty Score.NonMusicalPaperColumn.line-break-system-details #'((Y-offset . 83))" calcext:value-type="string">
            <text:p>\overrideProperty Score.NonMusicalPaperColumn.line-break-system-details #'((Y-offset . 83))</text:p>
          </table:table-cell>
          <table:table-cell/>
          <table:table-cell table:style-name="ce14" office:value-type="float" office:value="21" calcext:value-type="float">
            <text:p>21</text:p>
          </table:table-cell>
          <table:table-cell table:style-name="ce24" table:formula="of:=IF(INDEX([.$AK43:.$DK43];MATCH([.$M$3];[.$AK$3:.$DK$3];0)+[.$M$1])=&quot;&quot;;&quot;&quot;;INDEX([.$DO$23:.$DO$422];MATCH(INDEX([.$AK43:.$DK43];MATCH([.$M$3];[.$AK$3:.$DK$3];0)+[.$M$1])&amp;IF([.P43]=&quot;&quot;;&quot;&quot;;&quot;_&quot;&amp;[.P43]);[.$DP$23:.$DP$422];0)))" office:value-type="float" office:value="96" calcext:value-type="float">
            <text:p>96</text:p>
          </table:table-cell>
          <table:table-cell table:style-name="ce14" table:formula="of:=IF(INDEX([.$AK43:.$DK43];MATCH([.$M$3];[.$AK$3:.$DK$3];0)+[.N$1])=&quot;&quot;;&quot;&quot;;INDEX([.$AK43:.$DK43];MATCH([.$M$3];[.$AK$3:.$DK$3];0)+[.N$1]))" office:value-type="string" office:string-value="b" calcext:value-type="string">
            <text:p>b</text:p>
          </table:table-cell>
          <table:table-cell table:style-name="ce51" table:formula="of:=IF(INDEX([.$AK43:.$DK43];MATCH([.$M$3];[.$AK$3:.$DK$3];0)+[.O$1])=&quot;&quot;;&quot;&quot;;INDEX([.$AK43:.$DK43];MATCH([.$M$3];[.$AK$3:.$DK$3];0)+[.O$1]))">
            <text:p/>
          </table:table-cell>
          <table:table-cell table:style-name="ce51" table:formula="of:=IF(INDEX([.$AK43:.$DK43];MATCH([.$M$3];[.$AK$3:.$DK$3];0)+[.P$1])=&quot;&quot;;&quot;&quot;;INDEX([.$AK43:.$DK43];MATCH([.$M$3];[.$AK$3:.$DK$3];0)+[.P$1]))">
            <text:p/>
          </table:table-cell>
          <table:table-cell table:style-name="ce37" table:formula="of:=IF(INDEX([.$AK43:.$DK43];MATCH([.$M$3];[.$AK$3:.$DK$3];0)+[.Q$1])=&quot;&quot;;&quot;&quot;;INDEX([.$AK43:.$DK43];MATCH([.$M$3];[.$AK$3:.$DK$3];0)+[.Q$1]))" office:value-type="float" office:value="110" calcext:value-type="float">
            <text:p>110</text:p>
          </table:table-cell>
          <table:table-cell table:style-name="ce24" table:formula="of:=IF(INDEX([.$AK43:.$DK43];MATCH([.$M$3];[.$AK$3:.$DK$3];0)+[.R$1])=&quot;&quot;;&quot;&quot;;INDEX([.$DO$23:.$DO$422];MATCH(INDEX([.$AK43:.$DK43];MATCH([.$M$3];[.$AK$3:.$DK$3];0)+[.R$1])&amp;IF([.U43]=&quot;&quot;;&quot;&quot;;&quot;_&quot;&amp;[.U43]);[.$DQ$23:.$DQ$422];0)))">
            <text:p/>
          </table:table-cell>
          <table:table-cell table:style-name="ce14" table:formula="of:=IF(INDEX([.$AK43:.$DK43];MATCH([.$M$3];[.$AK$3:.$DK$3];0)+[.S$1])=&quot;&quot;;&quot;&quot;;INDEX([.$AK43:.$DK43];MATCH([.$M$3];[.$AK$3:.$DK$3];0)+[.S$1]))">
            <text:p/>
          </table:table-cell>
          <table:table-cell table:style-name="ce14" table:formula="of:=IF(INDEX([.$AK43:.$DK43];MATCH([.$M$3];[.$AK$3:.$DK$3];0)+[.T$1])=&quot;&quot;;&quot;&quot;;INDEX([.$AK43:.$DK43];MATCH([.$M$3];[.$AK$3:.$DK$3];0)+[.T$1]))">
            <text:p/>
          </table:table-cell>
          <table:table-cell table:style-name="ce51" table:formula="of:=IF(INDEX([.$AK43:.$DK43];MATCH([.$M$3];[.$AK$3:.$DK$3];0)+[.U$1])=&quot;&quot;;&quot;&quot;;INDEX([.$AK43:.$DK43];MATCH([.$M$3];[.$AK$3:.$DK$3];0)+[.U$1]))">
            <text:p/>
          </table:table-cell>
          <table:table-cell table:style-name="ce37" table:formula="of:=IF(INDEX([.$AK43:.$DK43];MATCH([.$M$3];[.$AK$3:.$DK$3];0)+[.V$1])=&quot;&quot;;&quot;&quot;;INDEX([.$AK43:.$DK43];MATCH([.$M$3];[.$AK$3:.$DK$3];0)+[.V$1]))">
            <text:p/>
          </table:table-cell>
          <table:table-cell table:style-name="ce24" table:formula="of:=IF(INDEX([.$AK43:.$DK43];MATCH([.$M$3];[.$AK$3:.$DK$3];0)+[.W$1])=&quot;&quot;;&quot;&quot;;INDEX([.$DO$23:.$DO$422];MATCH(INDEX([.$AK43:.$DK43];MATCH([.$M$3];[.$AK$3:.$DK$3];0)+[.W$1])&amp;IF([.Z43]=&quot;&quot;;&quot;&quot;;&quot;_&quot;&amp;[.Z43]);[.$DR$23:.$DR$422];0)))" office:value-type="float" office:value="164" calcext:value-type="float">
            <text:p>164</text:p>
          </table:table-cell>
          <table:table-cell table:style-name="ce14" table:formula="of:=IF(INDEX([.$AK43:.$DK43];MATCH([.$M$3];[.$AK$3:.$DK$3];0)+[.X$1])=&quot;&quot;;&quot;&quot;;INDEX([.$AK43:.$DK43];MATCH([.$M$3];[.$AK$3:.$DK$3];0)+[.X$1]))" office:value-type="string" office:string-value="b" calcext:value-type="string">
            <text:p>b</text:p>
          </table:table-cell>
          <table:table-cell table:style-name="ce14" table:formula="of:=IF(INDEX([.$AK43:.$DK43];MATCH([.$M$3];[.$AK$3:.$DK$3];0)+[.Y$1])=&quot;&quot;;&quot;&quot;;INDEX([.$AK43:.$DK43];MATCH([.$M$3];[.$AK$3:.$DK$3];0)+[.Y$1]))">
            <text:p/>
          </table:table-cell>
          <table:table-cell table:style-name="ce51" table:formula="of:=IF(INDEX([.$AK43:.$DK43];MATCH([.$M$3];[.$AK$3:.$DK$3];0)+[.Z$1])=&quot;&quot;;&quot;&quot;;INDEX([.$AK43:.$DK43];MATCH([.$M$3];[.$AK$3:.$DK$3];0)+[.Z$1]))">
            <text:p/>
          </table:table-cell>
          <table:table-cell table:style-name="ce37" table:formula="of:=IF(INDEX([.$AK43:.$DK43];MATCH([.$M$3];[.$AK$3:.$DK$3];0)+[.AA$1])=&quot;&quot;;&quot;&quot;;INDEX([.$AK43:.$DK43];MATCH([.$M$3];[.$AK$3:.$DK$3];0)+[.AA$1]))">
            <text:p/>
          </table:table-cell>
          <table:table-cell table:style-name="ce24" table:formula="of:=IF(INDEX([.$AK43:.$DK43];MATCH([.$M$3];[.$AK$3:.$DK$3];0)+[.AB$1])=&quot;&quot;;&quot;&quot;;INDEX([.$DO$23:.$DO$422];MATCH(INDEX([.$AK43:.$DK43];MATCH([.$M$3];[.$AK$3:.$DK$3];0)+[.AB$1])&amp;IF([.AE43]=&quot;&quot;;&quot;&quot;;&quot;_&quot;&amp;[.AE43]);[.$DS$23:.$DS$422];0)))">
            <text:p/>
          </table:table-cell>
          <table:table-cell table:style-name="ce14" table:formula="of:=IF(INDEX([.$AK43:.$DK43];MATCH([.$M$3];[.$AK$3:.$DK$3];0)+[.AC$1])=&quot;&quot;;&quot;&quot;;INDEX([.$AK43:.$DK43];MATCH([.$M$3];[.$AK$3:.$DK$3];0)+[.AC$1]))">
            <text:p/>
          </table:table-cell>
          <table:table-cell table:style-name="ce14" table:formula="of:=IF(INDEX([.$AK43:.$DK43];MATCH([.$M$3];[.$AK$3:.$DK$3];0)+[.AD$1])=&quot;&quot;;&quot;&quot;;INDEX([.$AK43:.$DK43];MATCH([.$M$3];[.$AK$3:.$DK$3];0)+[.AD$1]))">
            <text:p/>
          </table:table-cell>
          <table:table-cell table:style-name="ce51" table:formula="of:=IF(INDEX([.$AK43:.$DK43];MATCH([.$M$3];[.$AK$3:.$DK$3];0)+[.AE$1])=&quot;&quot;;&quot;&quot;;INDEX([.$AK43:.$DK43];MATCH([.$M$3];[.$AK$3:.$DK$3];0)+[.AE$1]))">
            <text:p/>
          </table:table-cell>
          <table:table-cell table:style-name="ce37" table:formula="of:=IF(INDEX([.$AK43:.$DK43];MATCH([.$M$3];[.$AK$3:.$DK$3];0)+[.AF$1])=&quot;&quot;;&quot;&quot;;INDEX([.$AK43:.$DK43];MATCH([.$M$3];[.$AK$3:.$DK$3];0)+[.AF$1]))">
            <text:p/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style-name="ce27" office:value-type="float" office:value="114" calcext:value-type="float">
            <text:p>11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0" calcext:value-type="float">
            <text:p>110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.5" calcext:value-type="float">
            <text:p>109.5</text:p>
          </table:table-cell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103" calcext:value-type="float">
            <text:p>10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8" calcext:value-type="float">
            <text:p>8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0" calcext:value-type="float">
            <text:p>17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.5" calcext:value-type="float">
            <text:p>110.5</text:p>
          </table:table-cell>
          <table:table-cell table:style-name="ce27" office:value-type="float" office:value="159" calcext:value-type="float">
            <text:p>15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10" calcext:value-type="float">
            <text:p>110</text:p>
          </table:table-cell>
          <table:table-cell table:style-name="ce27" office:value-type="float" office:value="96" calcext:value-type="float">
            <text:p>9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0" calcext:value-type="float">
            <text:p>110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64" calcext:value-type="float">
            <text:p>16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21" calcext:value-type="float">
            <text:p>21</text:p>
          </table:table-cell>
          <table:table-cell table:formula="of:=IF([$BARS.D24]=&quot;&quot;;&quot;&quot;;[$BARS.D24])" office:value-type="float" office:value="21" calcext:value-type="float">
            <text:p>21</text:p>
          </table:table-cell>
          <table:table-cell table:formula="of:=IF([$BARS.E24]=&quot;&quot;;&quot;&quot;;[$BARS.E24])" office:value-type="float" office:value="21" calcext:value-type="float">
            <text:p>21</text:p>
          </table:table-cell>
          <table:table-cell table:formula="of:=IF([$BARS.F24]=&quot;&quot;;&quot;&quot;;[$BARS.F24])" office:value-type="float" office:value="21" calcext:value-type="float">
            <text:p>21</text:p>
          </table:table-cell>
          <table:table-cell table:formula="of:=IF([$BARS.G24]=&quot;&quot;;&quot;&quot;;[$BARS.G24])" office:value-type="float" office:value="21" calcext:value-type="float">
            <text:p>21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M$4:.$M$79];[.A44]));&quot;&quot;;SMALL([.$M$4:.$M$79];[.A44]))" office:value-type="float" office:value="96" calcext:value-type="float">
            <text:p>96</text:p>
          </table:table-cell>
          <table:table-cell table:formula="of:=IF([.B44]=&quot;&quot;;&quot;&quot;;IF(OR([.D43]=&quot;pb&quot;;[.D43]=&quot;b&quot;;[.D43]=&quot;&quot;;[.D43]=&quot;p&quot;);[.B44]-[.B43];[.B44]-[.B43]-1))" office:value-type="float" office:value="4" calcext:value-type="float">
            <text:p>4</text:p>
          </table:table-cell>
          <table:table-cell table:formula="of:=IF([.B44]=&quot;&quot;;&quot;&quot;;IF(ISNUMBER(MATCH([.B44];[.$M$4:.$M$11];0));&quot;&quot;;INDEX([.$N$23:.$N$79];MATCH([.B44];[.$M$23:.$M$79];0))))" office:value-type="string" office:string-value="b" calcext:value-type="string">
            <text:p>b</text:p>
          </table:table-cell>
          <table:table-cell table:formula="of:=IF([.B44]=&quot;&quot;;&quot;&quot;;IF([.B43]&lt;[.$M$4];INDEX([.$N$4:.$N$11];MATCH([.B43];[.$M$4:.$M$11];-1));INDEX([.$N$4:.$N$11];MATCH([.B43];[.$M$4:.$M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&quot;&quot;))" office:value-type="string" office:string-value="\break" calcext:value-type="string">
            <text:p>\break</text:p>
          </table:table-cell>
          <table:table-cell table:formula="of:=IF(ISERROR(MATCH([.B44];[.$M$24:.$M$79];0));&quot;&quot;;IF(INDEX([.$O$24:.$O$79];MATCH([.B44];[.$M$24:.$M$79];0))=&quot;&quot;;&quot;&quot;;&quot;\grace {&quot;&amp;INDEX([.$O$24:.$O$79];MATCH([.B44];[.$M$24:.$M$79];0))&amp;&quot;}&quot;))">
            <text:p/>
          </table:table-cell>
          <table:table-cell/>
          <table:table-cell table:formula="of:=IF([.B44]=&quot;&quot;;&quot;&quot;;IF([.$M$16]=&quot;Y&quot;;IF([.C44]=0;&quot; &quot;&amp;[.F44];IF(OR([.D44]=&quot;b&quot;;[.D44]=&quot;pb&quot;);[.E44]&amp;&quot;*&quot;&amp;[.C44]&amp;&quot; &quot;&amp;[.F44]&amp;&quot; &quot;&amp;[.G44];[.E44]&amp;&quot;*&quot;&amp;[.C44]&amp;&quot; &quot;&amp;SUBSTITUTE(SUBSTITUTE([.D44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42]=&quot;&quot;;&quot;&quot;;&quot;\overrideProperty Score.NonMusicalPaperColumn.line-break-system-details #'((Y-offset . &quot;&amp;[.Q42]&amp;&quot;))&quot;)" office:value-type="string" office:string-value="\overrideProperty Score.NonMusicalPaperColumn.line-break-system-details #'((Y-offset . 97))" calcext:value-type="string">
            <text:p>\overrideProperty Score.NonMusicalPaperColumn.line-break-system-details #'((Y-offset . 97))</text:p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24" table:formula="of:=IF(INDEX([.$AK44:.$DK44];MATCH([.$M$3];[.$AK$3:.$DK$3];0)+[.$M$1])=&quot;&quot;;&quot;&quot;;INDEX([.$DO$23:.$DO$422];MATCH(INDEX([.$AK44:.$DK44];MATCH([.$M$3];[.$AK$3:.$DK$3];0)+[.$M$1])&amp;IF([.P44]=&quot;&quot;;&quot;&quot;;&quot;_&quot;&amp;[.P44]);[.$DP$23:.$DP$422];0)))" office:value-type="float" office:value="103" calcext:value-type="float">
            <text:p>103</text:p>
          </table:table-cell>
          <table:table-cell table:style-name="ce14" table:formula="of:=IF(INDEX([.$AK44:.$DK44];MATCH([.$M$3];[.$AK$3:.$DK$3];0)+[.N$1])=&quot;&quot;;&quot;&quot;;INDEX([.$AK44:.$DK44];MATCH([.$M$3];[.$AK$3:.$DK$3];0)+[.N$1]))" office:value-type="string" office:string-value="b" calcext:value-type="string">
            <text:p>b</text:p>
          </table:table-cell>
          <table:table-cell table:style-name="ce51" table:formula="of:=IF(INDEX([.$AK44:.$DK44];MATCH([.$M$3];[.$AK$3:.$DK$3];0)+[.O$1])=&quot;&quot;;&quot;&quot;;INDEX([.$AK44:.$DK44];MATCH([.$M$3];[.$AK$3:.$DK$3];0)+[.O$1]))">
            <text:p/>
          </table:table-cell>
          <table:table-cell table:style-name="ce51" table:formula="of:=IF(INDEX([.$AK44:.$DK44];MATCH([.$M$3];[.$AK$3:.$DK$3];0)+[.P$1])=&quot;&quot;;&quot;&quot;;INDEX([.$AK44:.$DK44];MATCH([.$M$3];[.$AK$3:.$DK$3];0)+[.P$1]))">
            <text:p/>
          </table:table-cell>
          <table:table-cell table:style-name="ce37" table:formula="of:=IF(INDEX([.$AK44:.$DK44];MATCH([.$M$3];[.$AK$3:.$DK$3];0)+[.Q$1])=&quot;&quot;;&quot;&quot;;INDEX([.$AK44:.$DK44];MATCH([.$M$3];[.$AK$3:.$DK$3];0)+[.Q$1]))" office:value-type="float" office:value="124" calcext:value-type="float">
            <text:p>124</text:p>
          </table:table-cell>
          <table:table-cell table:style-name="ce24" table:formula="of:=IF(INDEX([.$AK44:.$DK44];MATCH([.$M$3];[.$AK$3:.$DK$3];0)+[.R$1])=&quot;&quot;;&quot;&quot;;INDEX([.$DO$23:.$DO$422];MATCH(INDEX([.$AK44:.$DK44];MATCH([.$M$3];[.$AK$3:.$DK$3];0)+[.R$1])&amp;IF([.U44]=&quot;&quot;;&quot;&quot;;&quot;_&quot;&amp;[.U44]);[.$DQ$23:.$DQ$422];0)))">
            <text:p/>
          </table:table-cell>
          <table:table-cell table:style-name="ce14" table:formula="of:=IF(INDEX([.$AK44:.$DK44];MATCH([.$M$3];[.$AK$3:.$DK$3];0)+[.S$1])=&quot;&quot;;&quot;&quot;;INDEX([.$AK44:.$DK44];MATCH([.$M$3];[.$AK$3:.$DK$3];0)+[.S$1]))">
            <text:p/>
          </table:table-cell>
          <table:table-cell table:style-name="ce14" table:formula="of:=IF(INDEX([.$AK44:.$DK44];MATCH([.$M$3];[.$AK$3:.$DK$3];0)+[.T$1])=&quot;&quot;;&quot;&quot;;INDEX([.$AK44:.$DK44];MATCH([.$M$3];[.$AK$3:.$DK$3];0)+[.T$1]))">
            <text:p/>
          </table:table-cell>
          <table:table-cell table:style-name="ce51" table:formula="of:=IF(INDEX([.$AK44:.$DK44];MATCH([.$M$3];[.$AK$3:.$DK$3];0)+[.U$1])=&quot;&quot;;&quot;&quot;;INDEX([.$AK44:.$DK44];MATCH([.$M$3];[.$AK$3:.$DK$3];0)+[.U$1]))">
            <text:p/>
          </table:table-cell>
          <table:table-cell table:style-name="ce37" table:formula="of:=IF(INDEX([.$AK44:.$DK44];MATCH([.$M$3];[.$AK$3:.$DK$3];0)+[.V$1])=&quot;&quot;;&quot;&quot;;INDEX([.$AK44:.$DK44];MATCH([.$M$3];[.$AK$3:.$DK$3];0)+[.V$1]))">
            <text:p/>
          </table:table-cell>
          <table:table-cell table:style-name="ce24" table:formula="of:=IF(INDEX([.$AK44:.$DK44];MATCH([.$M$3];[.$AK$3:.$DK$3];0)+[.W$1])=&quot;&quot;;&quot;&quot;;INDEX([.$DO$23:.$DO$422];MATCH(INDEX([.$AK44:.$DK44];MATCH([.$M$3];[.$AK$3:.$DK$3];0)+[.W$1])&amp;IF([.Z44]=&quot;&quot;;&quot;&quot;;&quot;_&quot;&amp;[.Z44]);[.$DR$23:.$DR$422];0)))" office:value-type="float" office:value="172" calcext:value-type="float">
            <text:p>172</text:p>
          </table:table-cell>
          <table:table-cell table:style-name="ce14" table:formula="of:=IF(INDEX([.$AK44:.$DK44];MATCH([.$M$3];[.$AK$3:.$DK$3];0)+[.X$1])=&quot;&quot;;&quot;&quot;;INDEX([.$AK44:.$DK44];MATCH([.$M$3];[.$AK$3:.$DK$3];0)+[.X$1]))" office:value-type="string" office:string-value="b" calcext:value-type="string">
            <text:p>b</text:p>
          </table:table-cell>
          <table:table-cell table:style-name="ce14" table:formula="of:=IF(INDEX([.$AK44:.$DK44];MATCH([.$M$3];[.$AK$3:.$DK$3];0)+[.Y$1])=&quot;&quot;;&quot;&quot;;INDEX([.$AK44:.$DK44];MATCH([.$M$3];[.$AK$3:.$DK$3];0)+[.Y$1]))">
            <text:p/>
          </table:table-cell>
          <table:table-cell table:style-name="ce51" table:formula="of:=IF(INDEX([.$AK44:.$DK44];MATCH([.$M$3];[.$AK$3:.$DK$3];0)+[.Z$1])=&quot;&quot;;&quot;&quot;;INDEX([.$AK44:.$DK44];MATCH([.$M$3];[.$AK$3:.$DK$3];0)+[.Z$1]))">
            <text:p/>
          </table:table-cell>
          <table:table-cell table:style-name="ce37" table:formula="of:=IF(INDEX([.$AK44:.$DK44];MATCH([.$M$3];[.$AK$3:.$DK$3];0)+[.AA$1])=&quot;&quot;;&quot;&quot;;INDEX([.$AK44:.$DK44];MATCH([.$M$3];[.$AK$3:.$DK$3];0)+[.AA$1]))">
            <text:p/>
          </table:table-cell>
          <table:table-cell table:style-name="ce24" table:formula="of:=IF(INDEX([.$AK44:.$DK44];MATCH([.$M$3];[.$AK$3:.$DK$3];0)+[.AB$1])=&quot;&quot;;&quot;&quot;;INDEX([.$DO$23:.$DO$422];MATCH(INDEX([.$AK44:.$DK44];MATCH([.$M$3];[.$AK$3:.$DK$3];0)+[.AB$1])&amp;IF([.AE44]=&quot;&quot;;&quot;&quot;;&quot;_&quot;&amp;[.AE44]);[.$DS$23:.$DS$422];0)))">
            <text:p/>
          </table:table-cell>
          <table:table-cell table:style-name="ce14" table:formula="of:=IF(INDEX([.$AK44:.$DK44];MATCH([.$M$3];[.$AK$3:.$DK$3];0)+[.AC$1])=&quot;&quot;;&quot;&quot;;INDEX([.$AK44:.$DK44];MATCH([.$M$3];[.$AK$3:.$DK$3];0)+[.AC$1]))">
            <text:p/>
          </table:table-cell>
          <table:table-cell table:style-name="ce14" table:formula="of:=IF(INDEX([.$AK44:.$DK44];MATCH([.$M$3];[.$AK$3:.$DK$3];0)+[.AD$1])=&quot;&quot;;&quot;&quot;;INDEX([.$AK44:.$DK44];MATCH([.$M$3];[.$AK$3:.$DK$3];0)+[.AD$1]))">
            <text:p/>
          </table:table-cell>
          <table:table-cell table:style-name="ce51" table:formula="of:=IF(INDEX([.$AK44:.$DK44];MATCH([.$M$3];[.$AK$3:.$DK$3];0)+[.AE$1])=&quot;&quot;;&quot;&quot;;INDEX([.$AK44:.$DK44];MATCH([.$M$3];[.$AK$3:.$DK$3];0)+[.AE$1]))">
            <text:p/>
          </table:table-cell>
          <table:table-cell table:style-name="ce37" table:formula="of:=IF(INDEX([.$AK44:.$DK44];MATCH([.$M$3];[.$AK$3:.$DK$3];0)+[.AF$1])=&quot;&quot;;&quot;&quot;;INDEX([.$AK44:.$DK44];MATCH([.$M$3];[.$AK$3:.$DK$3];0)+[.AF$1]))">
            <text:p/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style-name="ce27" office:value-type="float" office:value="118" calcext:value-type="float">
            <text:p>11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2.5" calcext:value-type="float">
            <text:p>122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9" calcext:value-type="float">
            <text:p>17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3" calcext:value-type="float">
            <text:p>123</text:p>
          </table:table-cell>
          <table:table-cell table:style-name="ce27" office:value-type="float" office:value="181" calcext:value-type="float">
            <text:p>1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06" calcext:value-type="float">
            <text:p>10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9.4" calcext:value-type="float">
            <text:p>99.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8" calcext:value-type="float">
            <text:p>17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4" calcext:value-type="float">
            <text:p>124</text:p>
          </table:table-cell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 office:value-type="float" office:value="103" calcext:value-type="float">
            <text:p>10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4" calcext:value-type="float">
            <text:p>12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72" calcext:value-type="float">
            <text:p>17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22" calcext:value-type="float">
            <text:p>22</text:p>
          </table:table-cell>
          <table:table-cell table:formula="of:=IF([$BARS.D25]=&quot;&quot;;&quot;&quot;;[$BARS.D25])" office:value-type="float" office:value="22" calcext:value-type="float">
            <text:p>22</text:p>
          </table:table-cell>
          <table:table-cell table:formula="of:=IF([$BARS.E25]=&quot;&quot;;&quot;&quot;;[$BARS.E25])" office:value-type="float" office:value="22" calcext:value-type="float">
            <text:p>22</text:p>
          </table:table-cell>
          <table:table-cell table:formula="of:=IF([$BARS.F25]=&quot;&quot;;&quot;&quot;;[$BARS.F25])" office:value-type="float" office:value="22" calcext:value-type="float">
            <text:p>22</text:p>
          </table:table-cell>
          <table:table-cell table:formula="of:=IF([$BARS.G25]=&quot;&quot;;&quot;&quot;;[$BARS.G25])" office:value-type="float" office:value="22" calcext:value-type="float">
            <text:p>22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M$4:.$M$79];[.A45]));&quot;&quot;;SMALL([.$M$4:.$M$79];[.A45]))" office:value-type="float" office:value="103" calcext:value-type="float">
            <text:p>103</text:p>
          </table:table-cell>
          <table:table-cell table:formula="of:=IF([.B45]=&quot;&quot;;&quot;&quot;;IF(OR([.D44]=&quot;pb&quot;;[.D44]=&quot;b&quot;;[.D44]=&quot;&quot;;[.D44]=&quot;p&quot;);[.B45]-[.B44];[.B45]-[.B44]-1))" office:value-type="float" office:value="7" calcext:value-type="float">
            <text:p>7</text:p>
          </table:table-cell>
          <table:table-cell table:formula="of:=IF([.B45]=&quot;&quot;;&quot;&quot;;IF(ISNUMBER(MATCH([.B45];[.$M$4:.$M$11];0));&quot;&quot;;INDEX([.$N$23:.$N$79];MATCH([.B45];[.$M$23:.$M$79];0))))" office:value-type="string" office:string-value="b" calcext:value-type="string">
            <text:p>b</text:p>
          </table:table-cell>
          <table:table-cell table:formula="of:=IF([.B45]=&quot;&quot;;&quot;&quot;;IF([.B44]&lt;[.$M$4];INDEX([.$N$4:.$N$11];MATCH([.B44];[.$M$4:.$M$11];-1));INDEX([.$N$4:.$N$11];MATCH([.B44];[.$M$4:.$M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&quot;&quot;))" office:value-type="string" office:string-value="\break" calcext:value-type="string">
            <text:p>\break</text:p>
          </table:table-cell>
          <table:table-cell table:formula="of:=IF(ISERROR(MATCH([.B45];[.$M$24:.$M$79];0));&quot;&quot;;IF(INDEX([.$O$24:.$O$79];MATCH([.B45];[.$M$24:.$M$79];0))=&quot;&quot;;&quot;&quot;;&quot;\grace {&quot;&amp;INDEX([.$O$24:.$O$79];MATCH([.B45];[.$M$24:.$M$79];0))&amp;&quot;}&quot;))">
            <text:p/>
          </table:table-cell>
          <table:table-cell/>
          <table:table-cell table:formula="of:=IF([.B45]=&quot;&quot;;&quot;&quot;;IF([.$M$16]=&quot;Y&quot;;IF([.C45]=0;&quot; &quot;&amp;[.F45];IF(OR([.D45]=&quot;b&quot;;[.D45]=&quot;pb&quot;);[.E45]&amp;&quot;*&quot;&amp;[.C45]&amp;&quot; &quot;&amp;[.F45]&amp;&quot; &quot;&amp;[.G45];[.E45]&amp;&quot;*&quot;&amp;[.C45]&amp;&quot; &quot;&amp;SUBSTITUTE(SUBSTITUTE([.D45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43]=&quot;&quot;;&quot;&quot;;&quot;\overrideProperty Score.NonMusicalPaperColumn.line-break-system-details #'((Y-offset . &quot;&amp;[.Q43]&amp;&quot;))&quot;)" office:value-type="string" office:string-value="\overrideProperty Score.NonMusicalPaperColumn.line-break-system-details #'((Y-offset . 110))" calcext:value-type="string">
            <text:p>\overrideProperty Score.NonMusicalPaperColumn.line-break-system-details #'((Y-offset . 110))</text:p>
          </table:table-cell>
          <table:table-cell/>
          <table:table-cell table:style-name="ce14" office:value-type="float" office:value="23" calcext:value-type="float">
            <text:p>23</text:p>
          </table:table-cell>
          <table:table-cell table:style-name="ce24" table:formula="of:=IF(INDEX([.$AK45:.$DK45];MATCH([.$M$3];[.$AK$3:.$DK$3];0)+[.$M$1])=&quot;&quot;;&quot;&quot;;INDEX([.$DO$23:.$DO$422];MATCH(INDEX([.$AK45:.$DK45];MATCH([.$M$3];[.$AK$3:.$DK$3];0)+[.$M$1])&amp;IF([.P45]=&quot;&quot;;&quot;&quot;;&quot;_&quot;&amp;[.P45]);[.$DP$23:.$DP$422];0)))" office:value-type="float" office:value="107" calcext:value-type="float">
            <text:p>107</text:p>
          </table:table-cell>
          <table:table-cell table:style-name="ce14" table:formula="of:=IF(INDEX([.$AK45:.$DK45];MATCH([.$M$3];[.$AK$3:.$DK$3];0)+[.N$1])=&quot;&quot;;&quot;&quot;;INDEX([.$AK45:.$DK45];MATCH([.$M$3];[.$AK$3:.$DK$3];0)+[.N$1]))" office:value-type="string" office:string-value="b" calcext:value-type="string">
            <text:p>b</text:p>
          </table:table-cell>
          <table:table-cell table:style-name="ce51" table:formula="of:=IF(INDEX([.$AK45:.$DK45];MATCH([.$M$3];[.$AK$3:.$DK$3];0)+[.O$1])=&quot;&quot;;&quot;&quot;;INDEX([.$AK45:.$DK45];MATCH([.$M$3];[.$AK$3:.$DK$3];0)+[.O$1]))">
            <text:p/>
          </table:table-cell>
          <table:table-cell table:style-name="ce51" table:formula="of:=IF(INDEX([.$AK45:.$DK45];MATCH([.$M$3];[.$AK$3:.$DK$3];0)+[.P$1])=&quot;&quot;;&quot;&quot;;INDEX([.$AK45:.$DK45];MATCH([.$M$3];[.$AK$3:.$DK$3];0)+[.P$1]))">
            <text:p/>
          </table:table-cell>
          <table:table-cell table:style-name="ce37" table:formula="of:=IF(INDEX([.$AK45:.$DK45];MATCH([.$M$3];[.$AK$3:.$DK$3];0)+[.Q$1])=&quot;&quot;;&quot;&quot;;INDEX([.$AK45:.$DK45];MATCH([.$M$3];[.$AK$3:.$DK$3];0)+[.Q$1]))" office:value-type="float" office:value="136" calcext:value-type="float">
            <text:p>136</text:p>
          </table:table-cell>
          <table:table-cell table:style-name="ce24" table:formula="of:=IF(INDEX([.$AK45:.$DK45];MATCH([.$M$3];[.$AK$3:.$DK$3];0)+[.R$1])=&quot;&quot;;&quot;&quot;;INDEX([.$DO$23:.$DO$422];MATCH(INDEX([.$AK45:.$DK45];MATCH([.$M$3];[.$AK$3:.$DK$3];0)+[.R$1])&amp;IF([.U45]=&quot;&quot;;&quot;&quot;;&quot;_&quot;&amp;[.U45]);[.$DQ$23:.$DQ$422];0)))">
            <text:p/>
          </table:table-cell>
          <table:table-cell table:style-name="ce14" table:formula="of:=IF(INDEX([.$AK45:.$DK45];MATCH([.$M$3];[.$AK$3:.$DK$3];0)+[.S$1])=&quot;&quot;;&quot;&quot;;INDEX([.$AK45:.$DK45];MATCH([.$M$3];[.$AK$3:.$DK$3];0)+[.S$1]))">
            <text:p/>
          </table:table-cell>
          <table:table-cell table:style-name="ce14" table:formula="of:=IF(INDEX([.$AK45:.$DK45];MATCH([.$M$3];[.$AK$3:.$DK$3];0)+[.T$1])=&quot;&quot;;&quot;&quot;;INDEX([.$AK45:.$DK45];MATCH([.$M$3];[.$AK$3:.$DK$3];0)+[.T$1]))">
            <text:p/>
          </table:table-cell>
          <table:table-cell table:style-name="ce51" table:formula="of:=IF(INDEX([.$AK45:.$DK45];MATCH([.$M$3];[.$AK$3:.$DK$3];0)+[.U$1])=&quot;&quot;;&quot;&quot;;INDEX([.$AK45:.$DK45];MATCH([.$M$3];[.$AK$3:.$DK$3];0)+[.U$1]))">
            <text:p/>
          </table:table-cell>
          <table:table-cell table:style-name="ce37" table:formula="of:=IF(INDEX([.$AK45:.$DK45];MATCH([.$M$3];[.$AK$3:.$DK$3];0)+[.V$1])=&quot;&quot;;&quot;&quot;;INDEX([.$AK45:.$DK45];MATCH([.$M$3];[.$AK$3:.$DK$3];0)+[.V$1]))">
            <text:p/>
          </table:table-cell>
          <table:table-cell table:style-name="ce24" table:formula="of:=IF(INDEX([.$AK45:.$DK45];MATCH([.$M$3];[.$AK$3:.$DK$3];0)+[.W$1])=&quot;&quot;;&quot;&quot;;INDEX([.$DO$23:.$DO$422];MATCH(INDEX([.$AK45:.$DK45];MATCH([.$M$3];[.$AK$3:.$DK$3];0)+[.W$1])&amp;IF([.Z45]=&quot;&quot;;&quot;&quot;;&quot;_&quot;&amp;[.Z45]);[.$DR$23:.$DR$422];0)))" office:value-type="float" office:value="180" calcext:value-type="float">
            <text:p>180</text:p>
          </table:table-cell>
          <table:table-cell table:style-name="ce14" table:formula="of:=IF(INDEX([.$AK45:.$DK45];MATCH([.$M$3];[.$AK$3:.$DK$3];0)+[.X$1])=&quot;&quot;;&quot;&quot;;INDEX([.$AK45:.$DK45];MATCH([.$M$3];[.$AK$3:.$DK$3];0)+[.X$1]))" office:value-type="string" office:string-value="b" calcext:value-type="string">
            <text:p>b</text:p>
          </table:table-cell>
          <table:table-cell table:style-name="ce14" table:formula="of:=IF(INDEX([.$AK45:.$DK45];MATCH([.$M$3];[.$AK$3:.$DK$3];0)+[.Y$1])=&quot;&quot;;&quot;&quot;;INDEX([.$AK45:.$DK45];MATCH([.$M$3];[.$AK$3:.$DK$3];0)+[.Y$1]))">
            <text:p/>
          </table:table-cell>
          <table:table-cell table:style-name="ce51" table:formula="of:=IF(INDEX([.$AK45:.$DK45];MATCH([.$M$3];[.$AK$3:.$DK$3];0)+[.Z$1])=&quot;&quot;;&quot;&quot;;INDEX([.$AK45:.$DK45];MATCH([.$M$3];[.$AK$3:.$DK$3];0)+[.Z$1]))">
            <text:p/>
          </table:table-cell>
          <table:table-cell table:style-name="ce37" table:formula="of:=IF(INDEX([.$AK45:.$DK45];MATCH([.$M$3];[.$AK$3:.$DK$3];0)+[.AA$1])=&quot;&quot;;&quot;&quot;;INDEX([.$AK45:.$DK45];MATCH([.$M$3];[.$AK$3:.$DK$3];0)+[.AA$1]))">
            <text:p/>
          </table:table-cell>
          <table:table-cell table:style-name="ce24" table:formula="of:=IF(INDEX([.$AK45:.$DK45];MATCH([.$M$3];[.$AK$3:.$DK$3];0)+[.AB$1])=&quot;&quot;;&quot;&quot;;INDEX([.$DO$23:.$DO$422];MATCH(INDEX([.$AK45:.$DK45];MATCH([.$M$3];[.$AK$3:.$DK$3];0)+[.AB$1])&amp;IF([.AE45]=&quot;&quot;;&quot;&quot;;&quot;_&quot;&amp;[.AE45]);[.$DS$23:.$DS$422];0)))">
            <text:p/>
          </table:table-cell>
          <table:table-cell table:style-name="ce14" table:formula="of:=IF(INDEX([.$AK45:.$DK45];MATCH([.$M$3];[.$AK$3:.$DK$3];0)+[.AC$1])=&quot;&quot;;&quot;&quot;;INDEX([.$AK45:.$DK45];MATCH([.$M$3];[.$AK$3:.$DK$3];0)+[.AC$1]))">
            <text:p/>
          </table:table-cell>
          <table:table-cell table:style-name="ce14" table:formula="of:=IF(INDEX([.$AK45:.$DK45];MATCH([.$M$3];[.$AK$3:.$DK$3];0)+[.AD$1])=&quot;&quot;;&quot;&quot;;INDEX([.$AK45:.$DK45];MATCH([.$M$3];[.$AK$3:.$DK$3];0)+[.AD$1]))">
            <text:p/>
          </table:table-cell>
          <table:table-cell table:style-name="ce51" table:formula="of:=IF(INDEX([.$AK45:.$DK45];MATCH([.$M$3];[.$AK$3:.$DK$3];0)+[.AE$1])=&quot;&quot;;&quot;&quot;;INDEX([.$AK45:.$DK45];MATCH([.$M$3];[.$AK$3:.$DK$3];0)+[.AE$1]))">
            <text:p/>
          </table:table-cell>
          <table:table-cell table:style-name="ce37" table:formula="of:=IF(INDEX([.$AK45:.$DK45];MATCH([.$M$3];[.$AK$3:.$DK$3];0)+[.AF$1])=&quot;&quot;;&quot;&quot;;INDEX([.$AK45:.$DK45];MATCH([.$M$3];[.$AK$3:.$DK$3];0)+[.AF$1]))">
            <text:p/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style-name="ce27" office:value-type="float" office:value="123" calcext:value-type="float">
            <text:p>1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5" calcext:value-type="float">
            <text:p>13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5" calcext:value-type="float">
            <text:p>1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 office:value-type="float" office:value="190" calcext:value-type="float">
            <text:p>19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12" calcext:value-type="float">
            <text:p>1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11.2" calcext:value-type="float">
            <text:p>111.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5" calcext:value-type="float">
            <text:p>1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.5" calcext:value-type="float">
            <text:p>136.5</text:p>
          </table:table-cell>
          <table:table-cell table:style-name="ce27" office:value-type="float" office:value="181" calcext:value-type="float">
            <text:p>18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6" calcext:value-type="float">
            <text:p>136</text:p>
          </table:table-cell>
          <table:table-cell table:style-name="ce27" office:value-type="float" office:value="107" calcext:value-type="float">
            <text:p>10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6" calcext:value-type="float">
            <text:p>13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0" calcext:value-type="float">
            <text:p>18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23" calcext:value-type="float">
            <text:p>23</text:p>
          </table:table-cell>
          <table:table-cell table:formula="of:=IF([$BARS.D26]=&quot;&quot;;&quot;&quot;;[$BARS.D26])" office:value-type="float" office:value="23" calcext:value-type="float">
            <text:p>23</text:p>
          </table:table-cell>
          <table:table-cell table:formula="of:=IF([$BARS.E26]=&quot;&quot;;&quot;&quot;;[$BARS.E26])" office:value-type="float" office:value="23" calcext:value-type="float">
            <text:p>23</text:p>
          </table:table-cell>
          <table:table-cell table:formula="of:=IF([$BARS.F26]=&quot;&quot;;&quot;&quot;;[$BARS.F26])" office:value-type="float" office:value="23" calcext:value-type="float">
            <text:p>23</text:p>
          </table:table-cell>
          <table:table-cell table:formula="of:=IF([$BARS.G26]=&quot;&quot;;&quot;&quot;;[$BARS.G26])" office:value-type="float" office:value="23" calcext:value-type="float">
            <text:p>23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M$4:.$M$79];[.A46]));&quot;&quot;;SMALL([.$M$4:.$M$79];[.A46]))" office:value-type="float" office:value="107" calcext:value-type="float">
            <text:p>107</text:p>
          </table:table-cell>
          <table:table-cell table:formula="of:=IF([.B46]=&quot;&quot;;&quot;&quot;;IF(OR([.D45]=&quot;pb&quot;;[.D45]=&quot;b&quot;;[.D45]=&quot;&quot;;[.D45]=&quot;p&quot;);[.B46]-[.B45];[.B46]-[.B45]-1))" office:value-type="float" office:value="4" calcext:value-type="float">
            <text:p>4</text:p>
          </table:table-cell>
          <table:table-cell table:formula="of:=IF([.B46]=&quot;&quot;;&quot;&quot;;IF(ISNUMBER(MATCH([.B46];[.$M$4:.$M$11];0));&quot;&quot;;INDEX([.$N$23:.$N$79];MATCH([.B46];[.$M$23:.$M$79];0))))" office:value-type="string" office:string-value="b" calcext:value-type="string">
            <text:p>b</text:p>
          </table:table-cell>
          <table:table-cell table:formula="of:=IF([.B46]=&quot;&quot;;&quot;&quot;;IF([.B45]&lt;[.$M$4];INDEX([.$N$4:.$N$11];MATCH([.B45];[.$M$4:.$M$11];-1));INDEX([.$N$4:.$N$11];MATCH([.B45];[.$M$4:.$M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&quot;&quot;))" office:value-type="string" office:string-value="\break" calcext:value-type="string">
            <text:p>\break</text:p>
          </table:table-cell>
          <table:table-cell table:formula="of:=IF(ISERROR(MATCH([.B46];[.$M$24:.$M$79];0));&quot;&quot;;IF(INDEX([.$O$24:.$O$79];MATCH([.B46];[.$M$24:.$M$79];0))=&quot;&quot;;&quot;&quot;;&quot;\grace {&quot;&amp;INDEX([.$O$24:.$O$79];MATCH([.B46];[.$M$24:.$M$79];0))&amp;&quot;}&quot;))">
            <text:p/>
          </table:table-cell>
          <table:table-cell/>
          <table:table-cell table:formula="of:=IF([.B46]=&quot;&quot;;&quot;&quot;;IF([.$M$16]=&quot;Y&quot;;IF([.C46]=0;&quot; &quot;&amp;[.F46];IF(OR([.D46]=&quot;b&quot;;[.D46]=&quot;pb&quot;);[.E46]&amp;&quot;*&quot;&amp;[.C46]&amp;&quot; &quot;&amp;[.F46]&amp;&quot; &quot;&amp;[.G46];[.E46]&amp;&quot;*&quot;&amp;[.C46]&amp;&quot; &quot;&amp;SUBSTITUTE(SUBSTITUTE([.D46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44]=&quot;&quot;;&quot;&quot;;&quot;\overrideProperty Score.NonMusicalPaperColumn.line-break-system-details #'((Y-offset . &quot;&amp;[.Q44]&amp;&quot;))&quot;)" office:value-type="string" office:string-value="\overrideProperty Score.NonMusicalPaperColumn.line-break-system-details #'((Y-offset . 124))" calcext:value-type="string">
            <text:p>\overrideProperty Score.NonMusicalPaperColumn.line-break-system-details #'((Y-offset . 124))</text:p>
          </table:table-cell>
          <table:table-cell/>
          <table:table-cell table:style-name="ce14" office:value-type="float" office:value="24" calcext:value-type="float">
            <text:p>24</text:p>
          </table:table-cell>
          <table:table-cell table:style-name="ce24" table:formula="of:=IF(INDEX([.$AK46:.$DK46];MATCH([.$M$3];[.$AK$3:.$DK$3];0)+[.$M$1])=&quot;&quot;;&quot;&quot;;INDEX([.$DO$23:.$DO$422];MATCH(INDEX([.$AK46:.$DK46];MATCH([.$M$3];[.$AK$3:.$DK$3];0)+[.$M$1])&amp;IF([.P46]=&quot;&quot;;&quot;&quot;;&quot;_&quot;&amp;[.P46]);[.$DP$23:.$DP$422];0)))" office:value-type="float" office:value="112" calcext:value-type="float">
            <text:p>112</text:p>
          </table:table-cell>
          <table:table-cell table:style-name="ce14" table:formula="of:=IF(INDEX([.$AK46:.$DK46];MATCH([.$M$3];[.$AK$3:.$DK$3];0)+[.N$1])=&quot;&quot;;&quot;&quot;;INDEX([.$AK46:.$DK46];MATCH([.$M$3];[.$AK$3:.$DK$3];0)+[.N$1]))" office:value-type="string" office:string-value="b" calcext:value-type="string">
            <text:p>b</text:p>
          </table:table-cell>
          <table:table-cell table:style-name="ce51" table:formula="of:=IF(INDEX([.$AK46:.$DK46];MATCH([.$M$3];[.$AK$3:.$DK$3];0)+[.O$1])=&quot;&quot;;&quot;&quot;;INDEX([.$AK46:.$DK46];MATCH([.$M$3];[.$AK$3:.$DK$3];0)+[.O$1]))">
            <text:p/>
          </table:table-cell>
          <table:table-cell table:style-name="ce51" table:formula="of:=IF(INDEX([.$AK46:.$DK46];MATCH([.$M$3];[.$AK$3:.$DK$3];0)+[.P$1])=&quot;&quot;;&quot;&quot;;INDEX([.$AK46:.$DK46];MATCH([.$M$3];[.$AK$3:.$DK$3];0)+[.P$1]))">
            <text:p/>
          </table:table-cell>
          <table:table-cell table:style-name="ce37" table:formula="of:=IF(INDEX([.$AK46:.$DK46];MATCH([.$M$3];[.$AK$3:.$DK$3];0)+[.Q$1])=&quot;&quot;;&quot;&quot;;INDEX([.$AK46:.$DK46];MATCH([.$M$3];[.$AK$3:.$DK$3];0)+[.Q$1]))" office:value-type="float" office:value="148" calcext:value-type="float">
            <text:p>148</text:p>
          </table:table-cell>
          <table:table-cell table:style-name="ce24" table:formula="of:=IF(INDEX([.$AK46:.$DK46];MATCH([.$M$3];[.$AK$3:.$DK$3];0)+[.R$1])=&quot;&quot;;&quot;&quot;;INDEX([.$DO$23:.$DO$422];MATCH(INDEX([.$AK46:.$DK46];MATCH([.$M$3];[.$AK$3:.$DK$3];0)+[.R$1])&amp;IF([.U46]=&quot;&quot;;&quot;&quot;;&quot;_&quot;&amp;[.U46]);[.$DQ$23:.$DQ$422];0)))">
            <text:p/>
          </table:table-cell>
          <table:table-cell table:style-name="ce14" table:formula="of:=IF(INDEX([.$AK46:.$DK46];MATCH([.$M$3];[.$AK$3:.$DK$3];0)+[.S$1])=&quot;&quot;;&quot;&quot;;INDEX([.$AK46:.$DK46];MATCH([.$M$3];[.$AK$3:.$DK$3];0)+[.S$1]))">
            <text:p/>
          </table:table-cell>
          <table:table-cell table:style-name="ce14" table:formula="of:=IF(INDEX([.$AK46:.$DK46];MATCH([.$M$3];[.$AK$3:.$DK$3];0)+[.T$1])=&quot;&quot;;&quot;&quot;;INDEX([.$AK46:.$DK46];MATCH([.$M$3];[.$AK$3:.$DK$3];0)+[.T$1]))">
            <text:p/>
          </table:table-cell>
          <table:table-cell table:style-name="ce51" table:formula="of:=IF(INDEX([.$AK46:.$DK46];MATCH([.$M$3];[.$AK$3:.$DK$3];0)+[.U$1])=&quot;&quot;;&quot;&quot;;INDEX([.$AK46:.$DK46];MATCH([.$M$3];[.$AK$3:.$DK$3];0)+[.U$1]))">
            <text:p/>
          </table:table-cell>
          <table:table-cell table:style-name="ce37" table:formula="of:=IF(INDEX([.$AK46:.$DK46];MATCH([.$M$3];[.$AK$3:.$DK$3];0)+[.V$1])=&quot;&quot;;&quot;&quot;;INDEX([.$AK46:.$DK46];MATCH([.$M$3];[.$AK$3:.$DK$3];0)+[.V$1]))">
            <text:p/>
          </table:table-cell>
          <table:table-cell table:style-name="ce24" table:formula="of:=IF(INDEX([.$AK46:.$DK46];MATCH([.$M$3];[.$AK$3:.$DK$3];0)+[.W$1])=&quot;&quot;;&quot;&quot;;INDEX([.$DO$23:.$DO$422];MATCH(INDEX([.$AK46:.$DK46];MATCH([.$M$3];[.$AK$3:.$DK$3];0)+[.W$1])&amp;IF([.Z46]=&quot;&quot;;&quot;&quot;;&quot;_&quot;&amp;[.Z46]);[.$DR$23:.$DR$422];0)))" office:value-type="float" office:value="189" calcext:value-type="float">
            <text:p>189</text:p>
          </table:table-cell>
          <table:table-cell table:style-name="ce14" table:formula="of:=IF(INDEX([.$AK46:.$DK46];MATCH([.$M$3];[.$AK$3:.$DK$3];0)+[.X$1])=&quot;&quot;;&quot;&quot;;INDEX([.$AK46:.$DK46];MATCH([.$M$3];[.$AK$3:.$DK$3];0)+[.X$1]))" office:value-type="string" office:string-value="b" calcext:value-type="string">
            <text:p>b</text:p>
          </table:table-cell>
          <table:table-cell table:style-name="ce14" table:formula="of:=IF(INDEX([.$AK46:.$DK46];MATCH([.$M$3];[.$AK$3:.$DK$3];0)+[.Y$1])=&quot;&quot;;&quot;&quot;;INDEX([.$AK46:.$DK46];MATCH([.$M$3];[.$AK$3:.$DK$3];0)+[.Y$1]))">
            <text:p/>
          </table:table-cell>
          <table:table-cell table:style-name="ce51" table:formula="of:=IF(INDEX([.$AK46:.$DK46];MATCH([.$M$3];[.$AK$3:.$DK$3];0)+[.Z$1])=&quot;&quot;;&quot;&quot;;INDEX([.$AK46:.$DK46];MATCH([.$M$3];[.$AK$3:.$DK$3];0)+[.Z$1]))">
            <text:p/>
          </table:table-cell>
          <table:table-cell table:style-name="ce37" table:formula="of:=IF(INDEX([.$AK46:.$DK46];MATCH([.$M$3];[.$AK$3:.$DK$3];0)+[.AA$1])=&quot;&quot;;&quot;&quot;;INDEX([.$AK46:.$DK46];MATCH([.$M$3];[.$AK$3:.$DK$3];0)+[.AA$1]))">
            <text:p/>
          </table:table-cell>
          <table:table-cell table:style-name="ce24" table:formula="of:=IF(INDEX([.$AK46:.$DK46];MATCH([.$M$3];[.$AK$3:.$DK$3];0)+[.AB$1])=&quot;&quot;;&quot;&quot;;INDEX([.$DO$23:.$DO$422];MATCH(INDEX([.$AK46:.$DK46];MATCH([.$M$3];[.$AK$3:.$DK$3];0)+[.AB$1])&amp;IF([.AE46]=&quot;&quot;;&quot;&quot;;&quot;_&quot;&amp;[.AE46]);[.$DS$23:.$DS$422];0)))">
            <text:p/>
          </table:table-cell>
          <table:table-cell table:style-name="ce14" table:formula="of:=IF(INDEX([.$AK46:.$DK46];MATCH([.$M$3];[.$AK$3:.$DK$3];0)+[.AC$1])=&quot;&quot;;&quot;&quot;;INDEX([.$AK46:.$DK46];MATCH([.$M$3];[.$AK$3:.$DK$3];0)+[.AC$1]))">
            <text:p/>
          </table:table-cell>
          <table:table-cell table:style-name="ce14" table:formula="of:=IF(INDEX([.$AK46:.$DK46];MATCH([.$M$3];[.$AK$3:.$DK$3];0)+[.AD$1])=&quot;&quot;;&quot;&quot;;INDEX([.$AK46:.$DK46];MATCH([.$M$3];[.$AK$3:.$DK$3];0)+[.AD$1]))">
            <text:p/>
          </table:table-cell>
          <table:table-cell table:style-name="ce51" table:formula="of:=IF(INDEX([.$AK46:.$DK46];MATCH([.$M$3];[.$AK$3:.$DK$3];0)+[.AE$1])=&quot;&quot;;&quot;&quot;;INDEX([.$AK46:.$DK46];MATCH([.$M$3];[.$AK$3:.$DK$3];0)+[.AE$1]))">
            <text:p/>
          </table:table-cell>
          <table:table-cell table:style-name="ce37" table:formula="of:=IF(INDEX([.$AK46:.$DK46];MATCH([.$M$3];[.$AK$3:.$DK$3];0)+[.AF$1])=&quot;&quot;;&quot;&quot;;INDEX([.$AK46:.$DK46];MATCH([.$M$3];[.$AK$3:.$DK$3];0)+[.AF$1]))">
            <text:p/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27" office:value-type="float" office:value="126" calcext:value-type="float">
            <text:p>12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7.5" calcext:value-type="float">
            <text:p>14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99" calcext:value-type="float">
            <text:p>199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119" calcext:value-type="float">
            <text:p>119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23" calcext:value-type="float">
            <text:p>123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91" calcext:value-type="float">
            <text:p>19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9" calcext:value-type="float">
            <text:p>149</text:p>
          </table:table-cell>
          <table:table-cell table:style-name="ce27" office:value-type="float" office:value="192" calcext:value-type="float">
            <text:p>19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 office:value-type="float" office:value="112" calcext:value-type="float">
            <text:p>11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189" calcext:value-type="float">
            <text:p>18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24" calcext:value-type="float">
            <text:p>24</text:p>
          </table:table-cell>
          <table:table-cell table:formula="of:=IF([$BARS.D27]=&quot;&quot;;&quot;&quot;;[$BARS.D27])" office:value-type="float" office:value="24" calcext:value-type="float">
            <text:p>24</text:p>
          </table:table-cell>
          <table:table-cell table:formula="of:=IF([$BARS.E27]=&quot;&quot;;&quot;&quot;;[$BARS.E27])" office:value-type="float" office:value="24" calcext:value-type="float">
            <text:p>24</text:p>
          </table:table-cell>
          <table:table-cell table:formula="of:=IF([$BARS.F27]=&quot;&quot;;&quot;&quot;;[$BARS.F27])" office:value-type="float" office:value="24" calcext:value-type="float">
            <text:p>24</text:p>
          </table:table-cell>
          <table:table-cell table:formula="of:=IF([$BARS.G27]=&quot;&quot;;&quot;&quot;;[$BARS.G27])" office:value-type="float" office:value="24" calcext:value-type="float">
            <text:p>24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M$4:.$M$79];[.A47]));&quot;&quot;;SMALL([.$M$4:.$M$79];[.A47]))" office:value-type="float" office:value="112" calcext:value-type="float">
            <text:p>112</text:p>
          </table:table-cell>
          <table:table-cell table:formula="of:=IF([.B47]=&quot;&quot;;&quot;&quot;;IF(OR([.D46]=&quot;pb&quot;;[.D46]=&quot;b&quot;;[.D46]=&quot;&quot;;[.D46]=&quot;p&quot;);[.B47]-[.B46];[.B47]-[.B46]-1))" office:value-type="float" office:value="5" calcext:value-type="float">
            <text:p>5</text:p>
          </table:table-cell>
          <table:table-cell table:formula="of:=IF([.B47]=&quot;&quot;;&quot;&quot;;IF(ISNUMBER(MATCH([.B47];[.$M$4:.$M$11];0));&quot;&quot;;INDEX([.$N$23:.$N$79];MATCH([.B47];[.$M$23:.$M$79];0))))" office:value-type="string" office:string-value="b" calcext:value-type="string">
            <text:p>b</text:p>
          </table:table-cell>
          <table:table-cell table:formula="of:=IF([.B47]=&quot;&quot;;&quot;&quot;;IF([.B46]&lt;[.$M$4];INDEX([.$N$4:.$N$11];MATCH([.B46];[.$M$4:.$M$11];-1));INDEX([.$N$4:.$N$11];MATCH([.B46];[.$M$4:.$M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&quot;&quot;))" office:value-type="string" office:string-value="\break" calcext:value-type="string">
            <text:p>\break</text:p>
          </table:table-cell>
          <table:table-cell table:formula="of:=IF(ISERROR(MATCH([.B47];[.$M$24:.$M$79];0));&quot;&quot;;IF(INDEX([.$O$24:.$O$79];MATCH([.B47];[.$M$24:.$M$79];0))=&quot;&quot;;&quot;&quot;;&quot;\grace {&quot;&amp;INDEX([.$O$24:.$O$79];MATCH([.B47];[.$M$24:.$M$79];0))&amp;&quot;}&quot;))">
            <text:p/>
          </table:table-cell>
          <table:table-cell/>
          <table:table-cell table:formula="of:=IF([.B47]=&quot;&quot;;&quot;&quot;;IF([.$M$16]=&quot;Y&quot;;IF([.C47]=0;&quot; &quot;&amp;[.F47];IF(OR([.D47]=&quot;b&quot;;[.D47]=&quot;pb&quot;);[.E47]&amp;&quot;*&quot;&amp;[.C47]&amp;&quot; &quot;&amp;[.F47]&amp;&quot; &quot;&amp;[.G47];[.E47]&amp;&quot;*&quot;&amp;[.C47]&amp;&quot; &quot;&amp;SUBSTITUTE(SUBSTITUTE([.D47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5]=&quot;&quot;;&quot;&quot;;&quot;\overrideProperty Score.NonMusicalPaperColumn.line-break-system-details #'((Y-offset . &quot;&amp;[.Q45]&amp;&quot;))&quot;)" office:value-type="string" office:string-value="\overrideProperty Score.NonMusicalPaperColumn.line-break-system-details #'((Y-offset . 136))" calcext:value-type="string">
            <text:p>\overrideProperty Score.NonMusicalPaperColumn.line-break-system-details #'((Y-offset . 136))</text:p>
          </table:table-cell>
          <table:table-cell/>
          <table:table-cell table:style-name="ce14" office:value-type="float" office:value="25" calcext:value-type="float">
            <text:p>25</text:p>
          </table:table-cell>
          <table:table-cell table:style-name="ce24" table:formula="of:=IF(INDEX([.$AK47:.$DK47];MATCH([.$M$3];[.$AK$3:.$DK$3];0)+[.$M$1])=&quot;&quot;;&quot;&quot;;INDEX([.$DO$23:.$DO$422];MATCH(INDEX([.$AK47:.$DK47];MATCH([.$M$3];[.$AK$3:.$DK$3];0)+[.$M$1])&amp;IF([.P47]=&quot;&quot;;&quot;&quot;;&quot;_&quot;&amp;[.P47]);[.$DP$23:.$DP$422];0)))" office:value-type="float" office:value="119" calcext:value-type="float">
            <text:p>119</text:p>
          </table:table-cell>
          <table:table-cell table:style-name="ce14" table:formula="of:=IF(INDEX([.$AK47:.$DK47];MATCH([.$M$3];[.$AK$3:.$DK$3];0)+[.N$1])=&quot;&quot;;&quot;&quot;;INDEX([.$AK47:.$DK47];MATCH([.$M$3];[.$AK$3:.$DK$3];0)+[.N$1]))" office:value-type="string" office:string-value="pb" calcext:value-type="string">
            <text:p>pb</text:p>
          </table:table-cell>
          <table:table-cell table:style-name="ce51" table:formula="of:=IF(INDEX([.$AK47:.$DK47];MATCH([.$M$3];[.$AK$3:.$DK$3];0)+[.O$1])=&quot;&quot;;&quot;&quot;;INDEX([.$AK47:.$DK47];MATCH([.$M$3];[.$AK$3:.$DK$3];0)+[.O$1]))">
            <text:p/>
          </table:table-cell>
          <table:table-cell table:style-name="ce51" table:formula="of:=IF(INDEX([.$AK47:.$DK47];MATCH([.$M$3];[.$AK$3:.$DK$3];0)+[.P$1])=&quot;&quot;;&quot;&quot;;INDEX([.$AK47:.$DK47];MATCH([.$M$3];[.$AK$3:.$DK$3];0)+[.P$1]))">
            <text:p/>
          </table:table-cell>
          <table:table-cell table:style-name="ce37" table:formula="of:=IF(INDEX([.$AK47:.$DK47];MATCH([.$M$3];[.$AK$3:.$DK$3];0)+[.Q$1])=&quot;&quot;;&quot;&quot;;INDEX([.$AK47:.$DK47];MATCH([.$M$3];[.$AK$3:.$DK$3];0)+[.Q$1]))" office:value-type="float" office:value="3.5" calcext:value-type="float">
            <text:p>3.5</text:p>
          </table:table-cell>
          <table:table-cell table:style-name="ce24" table:formula="of:=IF(INDEX([.$AK47:.$DK47];MATCH([.$M$3];[.$AK$3:.$DK$3];0)+[.R$1])=&quot;&quot;;&quot;&quot;;INDEX([.$DO$23:.$DO$422];MATCH(INDEX([.$AK47:.$DK47];MATCH([.$M$3];[.$AK$3:.$DK$3];0)+[.R$1])&amp;IF([.U47]=&quot;&quot;;&quot;&quot;;&quot;_&quot;&amp;[.U47]);[.$DQ$23:.$DQ$422];0)))">
            <text:p/>
          </table:table-cell>
          <table:table-cell table:style-name="ce14" table:formula="of:=IF(INDEX([.$AK47:.$DK47];MATCH([.$M$3];[.$AK$3:.$DK$3];0)+[.S$1])=&quot;&quot;;&quot;&quot;;INDEX([.$AK47:.$DK47];MATCH([.$M$3];[.$AK$3:.$DK$3];0)+[.S$1]))">
            <text:p/>
          </table:table-cell>
          <table:table-cell table:style-name="ce14" table:formula="of:=IF(INDEX([.$AK47:.$DK47];MATCH([.$M$3];[.$AK$3:.$DK$3];0)+[.T$1])=&quot;&quot;;&quot;&quot;;INDEX([.$AK47:.$DK47];MATCH([.$M$3];[.$AK$3:.$DK$3];0)+[.T$1]))">
            <text:p/>
          </table:table-cell>
          <table:table-cell table:style-name="ce51" table:formula="of:=IF(INDEX([.$AK47:.$DK47];MATCH([.$M$3];[.$AK$3:.$DK$3];0)+[.U$1])=&quot;&quot;;&quot;&quot;;INDEX([.$AK47:.$DK47];MATCH([.$M$3];[.$AK$3:.$DK$3];0)+[.U$1]))">
            <text:p/>
          </table:table-cell>
          <table:table-cell table:style-name="ce37" table:formula="of:=IF(INDEX([.$AK47:.$DK47];MATCH([.$M$3];[.$AK$3:.$DK$3];0)+[.V$1])=&quot;&quot;;&quot;&quot;;INDEX([.$AK47:.$DK47];MATCH([.$M$3];[.$AK$3:.$DK$3];0)+[.V$1]))">
            <text:p/>
          </table:table-cell>
          <table:table-cell table:style-name="ce24" table:formula="of:=IF(INDEX([.$AK47:.$DK47];MATCH([.$M$3];[.$AK$3:.$DK$3];0)+[.W$1])=&quot;&quot;;&quot;&quot;;INDEX([.$DO$23:.$DO$422];MATCH(INDEX([.$AK47:.$DK47];MATCH([.$M$3];[.$AK$3:.$DK$3];0)+[.W$1])&amp;IF([.Z47]=&quot;&quot;;&quot;&quot;;&quot;_&quot;&amp;[.Z47]);[.$DR$23:.$DR$422];0)))">
            <text:p/>
          </table:table-cell>
          <table:table-cell table:style-name="ce14" table:formula="of:=IF(INDEX([.$AK47:.$DK47];MATCH([.$M$3];[.$AK$3:.$DK$3];0)+[.X$1])=&quot;&quot;;&quot;&quot;;INDEX([.$AK47:.$DK47];MATCH([.$M$3];[.$AK$3:.$DK$3];0)+[.X$1]))">
            <text:p/>
          </table:table-cell>
          <table:table-cell table:style-name="ce14" table:formula="of:=IF(INDEX([.$AK47:.$DK47];MATCH([.$M$3];[.$AK$3:.$DK$3];0)+[.Y$1])=&quot;&quot;;&quot;&quot;;INDEX([.$AK47:.$DK47];MATCH([.$M$3];[.$AK$3:.$DK$3];0)+[.Y$1]))">
            <text:p/>
          </table:table-cell>
          <table:table-cell table:style-name="ce51" table:formula="of:=IF(INDEX([.$AK47:.$DK47];MATCH([.$M$3];[.$AK$3:.$DK$3];0)+[.Z$1])=&quot;&quot;;&quot;&quot;;INDEX([.$AK47:.$DK47];MATCH([.$M$3];[.$AK$3:.$DK$3];0)+[.Z$1]))">
            <text:p/>
          </table:table-cell>
          <table:table-cell table:style-name="ce37" table:formula="of:=IF(INDEX([.$AK47:.$DK47];MATCH([.$M$3];[.$AK$3:.$DK$3];0)+[.AA$1])=&quot;&quot;;&quot;&quot;;INDEX([.$AK47:.$DK47];MATCH([.$M$3];[.$AK$3:.$DK$3];0)+[.AA$1]))">
            <text:p/>
          </table:table-cell>
          <table:table-cell table:style-name="ce24" table:formula="of:=IF(INDEX([.$AK47:.$DK47];MATCH([.$M$3];[.$AK$3:.$DK$3];0)+[.AB$1])=&quot;&quot;;&quot;&quot;;INDEX([.$DO$23:.$DO$422];MATCH(INDEX([.$AK47:.$DK47];MATCH([.$M$3];[.$AK$3:.$DK$3];0)+[.AB$1])&amp;IF([.AE47]=&quot;&quot;;&quot;&quot;;&quot;_&quot;&amp;[.AE47]);[.$DS$23:.$DS$422];0)))">
            <text:p/>
          </table:table-cell>
          <table:table-cell table:style-name="ce14" table:formula="of:=IF(INDEX([.$AK47:.$DK47];MATCH([.$M$3];[.$AK$3:.$DK$3];0)+[.AC$1])=&quot;&quot;;&quot;&quot;;INDEX([.$AK47:.$DK47];MATCH([.$M$3];[.$AK$3:.$DK$3];0)+[.AC$1]))">
            <text:p/>
          </table:table-cell>
          <table:table-cell table:style-name="ce14" table:formula="of:=IF(INDEX([.$AK47:.$DK47];MATCH([.$M$3];[.$AK$3:.$DK$3];0)+[.AD$1])=&quot;&quot;;&quot;&quot;;INDEX([.$AK47:.$DK47];MATCH([.$M$3];[.$AK$3:.$DK$3];0)+[.AD$1]))">
            <text:p/>
          </table:table-cell>
          <table:table-cell table:style-name="ce51" table:formula="of:=IF(INDEX([.$AK47:.$DK47];MATCH([.$M$3];[.$AK$3:.$DK$3];0)+[.AE$1])=&quot;&quot;;&quot;&quot;;INDEX([.$AK47:.$DK47];MATCH([.$M$3];[.$AK$3:.$DK$3];0)+[.AE$1]))">
            <text:p/>
          </table:table-cell>
          <table:table-cell table:style-name="ce37" table:formula="of:=IF(INDEX([.$AK47:.$DK47];MATCH([.$M$3];[.$AK$3:.$DK$3];0)+[.AF$1])=&quot;&quot;;&quot;&quot;;INDEX([.$AK47:.$DK47];MATCH([.$M$3];[.$AK$3:.$DK$3];0)+[.AF$1]))">
            <text:p/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27" office:value-type="float" office:value="132" calcext:value-type="float">
            <text:p>132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07" calcext:value-type="float">
            <text:p>20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.5" calcext:value-type="float">
            <text:p>18.5</text:p>
          </table:table-cell>
          <table:table-cell table:style-name="ce27" office:value-type="float" office:value="123" calcext:value-type="float">
            <text:p>12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36.5" calcext:value-type="float">
            <text:p>136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07" calcext:value-type="float">
            <text:p>207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 office:value-type="float" office:value="119" calcext:value-type="float">
            <text:p>119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35" office:value-type="float" office:value="3.5" calcext:value-type="float">
            <text:p>3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25" calcext:value-type="float">
            <text:p>25</text:p>
          </table:table-cell>
          <table:table-cell table:formula="of:=IF([$BARS.D28]=&quot;&quot;;&quot;&quot;;[$BARS.D28])" office:value-type="float" office:value="25" calcext:value-type="float">
            <text:p>25</text:p>
          </table:table-cell>
          <table:table-cell table:formula="of:=IF([$BARS.E28]=&quot;&quot;;&quot;&quot;;[$BARS.E28])" office:value-type="float" office:value="25" calcext:value-type="float">
            <text:p>25</text:p>
          </table:table-cell>
          <table:table-cell table:formula="of:=IF([$BARS.F28]=&quot;&quot;;&quot;&quot;;[$BARS.F28])" office:value-type="float" office:value="25" calcext:value-type="float">
            <text:p>25</text:p>
          </table:table-cell>
          <table:table-cell table:formula="of:=IF([$BARS.G28]=&quot;&quot;;&quot;&quot;;[$BARS.G28])" office:value-type="float" office:value="25" calcext:value-type="float">
            <text:p>25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M$4:.$M$79];[.A48]));&quot;&quot;;SMALL([.$M$4:.$M$79];[.A48]))" office:value-type="float" office:value="119" calcext:value-type="float">
            <text:p>119</text:p>
          </table:table-cell>
          <table:table-cell table:formula="of:=IF([.B48]=&quot;&quot;;&quot;&quot;;IF(OR([.D47]=&quot;pb&quot;;[.D47]=&quot;b&quot;;[.D47]=&quot;&quot;;[.D47]=&quot;p&quot;);[.B48]-[.B47];[.B48]-[.B47]-1))" office:value-type="float" office:value="7" calcext:value-type="float">
            <text:p>7</text:p>
          </table:table-cell>
          <table:table-cell table:formula="of:=IF([.B48]=&quot;&quot;;&quot;&quot;;IF(ISNUMBER(MATCH([.B48];[.$M$4:.$M$11];0));&quot;&quot;;INDEX([.$N$23:.$N$79];MATCH([.B48];[.$M$23:.$M$79];0))))" office:value-type="string" office:string-value="pb" calcext:value-type="string">
            <text:p>pb</text:p>
          </table:table-cell>
          <table:table-cell table:formula="of:=IF([.B48]=&quot;&quot;;&quot;&quot;;IF([.B47]&lt;[.$M$4];INDEX([.$N$4:.$N$11];MATCH([.B47];[.$M$4:.$M$11];-1));INDEX([.$N$4:.$N$11];MATCH([.B47];[.$M$4:.$M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48];[.$M$24:.$M$79];0));&quot;&quot;;IF(INDEX([.$O$24:.$O$79];MATCH([.B48];[.$M$24:.$M$79];0))=&quot;&quot;;&quot;&quot;;&quot;\grace {&quot;&amp;INDEX([.$O$24:.$O$79];MATCH([.B48];[.$M$24:.$M$79];0))&amp;&quot;}&quot;))">
            <text:p/>
          </table:table-cell>
          <table:table-cell/>
          <table:table-cell table:formula="of:=IF([.B48]=&quot;&quot;;&quot;&quot;;IF([.$M$16]=&quot;Y&quot;;IF([.C48]=0;&quot; &quot;&amp;[.F48];IF(OR([.D48]=&quot;b&quot;;[.D48]=&quot;pb&quot;);[.E48]&amp;&quot;*&quot;&amp;[.C48]&amp;&quot; &quot;&amp;[.F48]&amp;&quot; &quot;&amp;[.G48];[.E48]&amp;&quot;*&quot;&amp;[.C48]&amp;&quot; &quot;&amp;SUBSTITUTE(SUBSTITUTE([.D48];&quot;-pb-&quot;;&quot; \bar &quot;&quot;&quot;&quot; \pageBreak &quot;);&quot;-b-&quot;;&quot; \bar &quot;&quot;&quot;&quot; \break &quot;)));&quot;&quot;))" office:value-type="string" office:string-value="s1*7 \pageBreak " calcext:value-type="string">
            <text:p>s1*7 \pageBreak </text:p>
          </table:table-cell>
          <table:table-cell table:formula="of:=IF([.Q46]=&quot;&quot;;&quot;&quot;;&quot;\overrideProperty Score.NonMusicalPaperColumn.line-break-system-details #'((Y-offset . &quot;&amp;[.Q46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/>
          <table:table-cell table:style-name="ce14" office:value-type="float" office:value="26" calcext:value-type="float">
            <text:p>26</text:p>
          </table:table-cell>
          <table:table-cell table:style-name="ce24" table:formula="of:=IF(INDEX([.$AK48:.$DK48];MATCH([.$M$3];[.$AK$3:.$DK$3];0)+[.$M$1])=&quot;&quot;;&quot;&quot;;INDEX([.$DO$23:.$DO$422];MATCH(INDEX([.$AK48:.$DK48];MATCH([.$M$3];[.$AK$3:.$DK$3];0)+[.$M$1])&amp;IF([.P48]=&quot;&quot;;&quot;&quot;;&quot;_&quot;&amp;[.P48]);[.$DP$23:.$DP$422];0)))" office:value-type="float" office:value="127" calcext:value-type="float">
            <text:p>127</text:p>
          </table:table-cell>
          <table:table-cell table:style-name="ce14" table:formula="of:=IF(INDEX([.$AK48:.$DK48];MATCH([.$M$3];[.$AK$3:.$DK$3];0)+[.N$1])=&quot;&quot;;&quot;&quot;;INDEX([.$AK48:.$DK48];MATCH([.$M$3];[.$AK$3:.$DK$3];0)+[.N$1]))" office:value-type="string" office:string-value="b" calcext:value-type="string">
            <text:p>b</text:p>
          </table:table-cell>
          <table:table-cell table:style-name="ce51" table:formula="of:=IF(INDEX([.$AK48:.$DK48];MATCH([.$M$3];[.$AK$3:.$DK$3];0)+[.O$1])=&quot;&quot;;&quot;&quot;;INDEX([.$AK48:.$DK48];MATCH([.$M$3];[.$AK$3:.$DK$3];0)+[.O$1]))">
            <text:p/>
          </table:table-cell>
          <table:table-cell table:style-name="ce51" table:formula="of:=IF(INDEX([.$AK48:.$DK48];MATCH([.$M$3];[.$AK$3:.$DK$3];0)+[.P$1])=&quot;&quot;;&quot;&quot;;INDEX([.$AK48:.$DK48];MATCH([.$M$3];[.$AK$3:.$DK$3];0)+[.P$1]))">
            <text:p/>
          </table:table-cell>
          <table:table-cell table:style-name="ce37" table:formula="of:=IF(INDEX([.$AK48:.$DK48];MATCH([.$M$3];[.$AK$3:.$DK$3];0)+[.Q$1])=&quot;&quot;;&quot;&quot;;INDEX([.$AK48:.$DK48];MATCH([.$M$3];[.$AK$3:.$DK$3];0)+[.Q$1]))" office:value-type="float" office:value="14" calcext:value-type="float">
            <text:p>14</text:p>
          </table:table-cell>
          <table:table-cell table:style-name="ce24" table:formula="of:=IF(INDEX([.$AK48:.$DK48];MATCH([.$M$3];[.$AK$3:.$DK$3];0)+[.R$1])=&quot;&quot;;&quot;&quot;;INDEX([.$DO$23:.$DO$422];MATCH(INDEX([.$AK48:.$DK48];MATCH([.$M$3];[.$AK$3:.$DK$3];0)+[.R$1])&amp;IF([.U48]=&quot;&quot;;&quot;&quot;;&quot;_&quot;&amp;[.U48]);[.$DQ$23:.$DQ$422];0)))">
            <text:p/>
          </table:table-cell>
          <table:table-cell table:style-name="ce14" table:formula="of:=IF(INDEX([.$AK48:.$DK48];MATCH([.$M$3];[.$AK$3:.$DK$3];0)+[.S$1])=&quot;&quot;;&quot;&quot;;INDEX([.$AK48:.$DK48];MATCH([.$M$3];[.$AK$3:.$DK$3];0)+[.S$1]))">
            <text:p/>
          </table:table-cell>
          <table:table-cell table:style-name="ce14" table:formula="of:=IF(INDEX([.$AK48:.$DK48];MATCH([.$M$3];[.$AK$3:.$DK$3];0)+[.T$1])=&quot;&quot;;&quot;&quot;;INDEX([.$AK48:.$DK48];MATCH([.$M$3];[.$AK$3:.$DK$3];0)+[.T$1]))">
            <text:p/>
          </table:table-cell>
          <table:table-cell table:style-name="ce51" table:formula="of:=IF(INDEX([.$AK48:.$DK48];MATCH([.$M$3];[.$AK$3:.$DK$3];0)+[.U$1])=&quot;&quot;;&quot;&quot;;INDEX([.$AK48:.$DK48];MATCH([.$M$3];[.$AK$3:.$DK$3];0)+[.U$1]))">
            <text:p/>
          </table:table-cell>
          <table:table-cell table:style-name="ce37" table:formula="of:=IF(INDEX([.$AK48:.$DK48];MATCH([.$M$3];[.$AK$3:.$DK$3];0)+[.V$1])=&quot;&quot;;&quot;&quot;;INDEX([.$AK48:.$DK48];MATCH([.$M$3];[.$AK$3:.$DK$3];0)+[.V$1]))">
            <text:p/>
          </table:table-cell>
          <table:table-cell table:style-name="ce24" table:formula="of:=IF(INDEX([.$AK48:.$DK48];MATCH([.$M$3];[.$AK$3:.$DK$3];0)+[.W$1])=&quot;&quot;;&quot;&quot;;INDEX([.$DO$23:.$DO$422];MATCH(INDEX([.$AK48:.$DK48];MATCH([.$M$3];[.$AK$3:.$DK$3];0)+[.W$1])&amp;IF([.Z48]=&quot;&quot;;&quot;&quot;;&quot;_&quot;&amp;[.Z48]);[.$DR$23:.$DR$422];0)))">
            <text:p/>
          </table:table-cell>
          <table:table-cell table:style-name="ce14" table:formula="of:=IF(INDEX([.$AK48:.$DK48];MATCH([.$M$3];[.$AK$3:.$DK$3];0)+[.X$1])=&quot;&quot;;&quot;&quot;;INDEX([.$AK48:.$DK48];MATCH([.$M$3];[.$AK$3:.$DK$3];0)+[.X$1]))">
            <text:p/>
          </table:table-cell>
          <table:table-cell table:style-name="ce14" table:formula="of:=IF(INDEX([.$AK48:.$DK48];MATCH([.$M$3];[.$AK$3:.$DK$3];0)+[.Y$1])=&quot;&quot;;&quot;&quot;;INDEX([.$AK48:.$DK48];MATCH([.$M$3];[.$AK$3:.$DK$3];0)+[.Y$1]))">
            <text:p/>
          </table:table-cell>
          <table:table-cell table:style-name="ce51" table:formula="of:=IF(INDEX([.$AK48:.$DK48];MATCH([.$M$3];[.$AK$3:.$DK$3];0)+[.Z$1])=&quot;&quot;;&quot;&quot;;INDEX([.$AK48:.$DK48];MATCH([.$M$3];[.$AK$3:.$DK$3];0)+[.Z$1]))">
            <text:p/>
          </table:table-cell>
          <table:table-cell table:style-name="ce37" table:formula="of:=IF(INDEX([.$AK48:.$DK48];MATCH([.$M$3];[.$AK$3:.$DK$3];0)+[.AA$1])=&quot;&quot;;&quot;&quot;;INDEX([.$AK48:.$DK48];MATCH([.$M$3];[.$AK$3:.$DK$3];0)+[.AA$1]))">
            <text:p/>
          </table:table-cell>
          <table:table-cell table:style-name="ce24" table:formula="of:=IF(INDEX([.$AK48:.$DK48];MATCH([.$M$3];[.$AK$3:.$DK$3];0)+[.AB$1])=&quot;&quot;;&quot;&quot;;INDEX([.$DO$23:.$DO$422];MATCH(INDEX([.$AK48:.$DK48];MATCH([.$M$3];[.$AK$3:.$DK$3];0)+[.AB$1])&amp;IF([.AE48]=&quot;&quot;;&quot;&quot;;&quot;_&quot;&amp;[.AE48]);[.$DS$23:.$DS$422];0)))">
            <text:p/>
          </table:table-cell>
          <table:table-cell table:style-name="ce14" table:formula="of:=IF(INDEX([.$AK48:.$DK48];MATCH([.$M$3];[.$AK$3:.$DK$3];0)+[.AC$1])=&quot;&quot;;&quot;&quot;;INDEX([.$AK48:.$DK48];MATCH([.$M$3];[.$AK$3:.$DK$3];0)+[.AC$1]))">
            <text:p/>
          </table:table-cell>
          <table:table-cell table:style-name="ce14" table:formula="of:=IF(INDEX([.$AK48:.$DK48];MATCH([.$M$3];[.$AK$3:.$DK$3];0)+[.AD$1])=&quot;&quot;;&quot;&quot;;INDEX([.$AK48:.$DK48];MATCH([.$M$3];[.$AK$3:.$DK$3];0)+[.AD$1]))">
            <text:p/>
          </table:table-cell>
          <table:table-cell table:style-name="ce51" table:formula="of:=IF(INDEX([.$AK48:.$DK48];MATCH([.$M$3];[.$AK$3:.$DK$3];0)+[.AE$1])=&quot;&quot;;&quot;&quot;;INDEX([.$AK48:.$DK48];MATCH([.$M$3];[.$AK$3:.$DK$3];0)+[.AE$1]))">
            <text:p/>
          </table:table-cell>
          <table:table-cell table:style-name="ce37" table:formula="of:=IF(INDEX([.$AK48:.$DK48];MATCH([.$M$3];[.$AK$3:.$DK$3];0)+[.AF$1])=&quot;&quot;;&quot;&quot;;INDEX([.$AK48:.$DK48];MATCH([.$M$3];[.$AK$3:.$DK$3];0)+[.AF$1]))">
            <text:p/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style-name="ce27" office:value-type="float" office:value="136" calcext:value-type="float">
            <text:p>13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7.75" calcext:value-type="float">
            <text:p>17.7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4" calcext:value-type="float">
            <text:p>21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29" calcext:value-type="float">
            <text:p>29</text:p>
          </table:table-cell>
          <table:table-cell table:style-name="ce27" office:value-type="float" office:value="128" calcext:value-type="float">
            <text:p>12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16" calcext:value-type="float">
            <text:p>21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5.5" calcext:value-type="float">
            <text:p>15.5</text:p>
          </table:table-cell>
          <table:table-cell table:style-name="ce27" office:value-type="float" office:value="127" calcext:value-type="float">
            <text:p>12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4" calcext:value-type="float">
            <text:p>1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26" calcext:value-type="float">
            <text:p>26</text:p>
          </table:table-cell>
          <table:table-cell table:formula="of:=IF([$BARS.D29]=&quot;&quot;;&quot;&quot;;[$BARS.D29])" office:value-type="float" office:value="26" calcext:value-type="float">
            <text:p>26</text:p>
          </table:table-cell>
          <table:table-cell table:formula="of:=IF([$BARS.E29]=&quot;&quot;;&quot;&quot;;[$BARS.E29])" office:value-type="float" office:value="26" calcext:value-type="float">
            <text:p>26</text:p>
          </table:table-cell>
          <table:table-cell table:formula="of:=IF([$BARS.F29]=&quot;&quot;;&quot;&quot;;[$BARS.F29])" office:value-type="float" office:value="26" calcext:value-type="float">
            <text:p>26</text:p>
          </table:table-cell>
          <table:table-cell table:formula="of:=IF([$BARS.G29]=&quot;&quot;;&quot;&quot;;[$BARS.G29])" office:value-type="float" office:value="26" calcext:value-type="float">
            <text:p>26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M$4:.$M$79];[.A49]));&quot;&quot;;SMALL([.$M$4:.$M$79];[.A49]))" office:value-type="float" office:value="127" calcext:value-type="float">
            <text:p>127</text:p>
          </table:table-cell>
          <table:table-cell table:formula="of:=IF([.B49]=&quot;&quot;;&quot;&quot;;IF(OR([.D48]=&quot;pb&quot;;[.D48]=&quot;b&quot;;[.D48]=&quot;&quot;;[.D48]=&quot;p&quot;);[.B49]-[.B48];[.B49]-[.B48]-1))" office:value-type="float" office:value="8" calcext:value-type="float">
            <text:p>8</text:p>
          </table:table-cell>
          <table:table-cell table:formula="of:=IF([.B49]=&quot;&quot;;&quot;&quot;;IF(ISNUMBER(MATCH([.B49];[.$M$4:.$M$11];0));&quot;&quot;;INDEX([.$N$23:.$N$79];MATCH([.B49];[.$M$23:.$M$79];0))))" office:value-type="string" office:string-value="b" calcext:value-type="string">
            <text:p>b</text:p>
          </table:table-cell>
          <table:table-cell table:formula="of:=IF([.B49]=&quot;&quot;;&quot;&quot;;IF([.B48]&lt;[.$M$4];INDEX([.$N$4:.$N$11];MATCH([.B48];[.$M$4:.$M$11];-1));INDEX([.$N$4:.$N$11];MATCH([.B48];[.$M$4:.$M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&quot;&quot;))" office:value-type="string" office:string-value="\break" calcext:value-type="string">
            <text:p>\break</text:p>
          </table:table-cell>
          <table:table-cell table:formula="of:=IF(ISERROR(MATCH([.B49];[.$M$24:.$M$79];0));&quot;&quot;;IF(INDEX([.$O$24:.$O$79];MATCH([.B49];[.$M$24:.$M$79];0))=&quot;&quot;;&quot;&quot;;&quot;\grace {&quot;&amp;INDEX([.$O$24:.$O$79];MATCH([.B49];[.$M$24:.$M$79];0))&amp;&quot;}&quot;))">
            <text:p/>
          </table:table-cell>
          <table:table-cell/>
          <table:table-cell table:formula="of:=IF([.B49]=&quot;&quot;;&quot;&quot;;IF([.$M$16]=&quot;Y&quot;;IF([.C49]=0;&quot; &quot;&amp;[.F49];IF(OR([.D49]=&quot;b&quot;;[.D49]=&quot;pb&quot;);[.E49]&amp;&quot;*&quot;&amp;[.C49]&amp;&quot; &quot;&amp;[.F49]&amp;&quot; &quot;&amp;[.G49];[.E49]&amp;&quot;*&quot;&amp;[.C49]&amp;&quot; &quot;&amp;SUBSTITUTE(SUBSTITUTE([.D49];&quot;-pb-&quot;;&quot; \bar &quot;&quot;&quot;&quot; \pageBreak &quot;);&quot;-b-&quot;;&quot; \bar &quot;&quot;&quot;&quot; \break &quot;)));&quot;&quot;))" office:value-type="string" office:string-value="s1*8 \break " calcext:value-type="string">
            <text:p>s1*8 \break </text:p>
          </table:table-cell>
          <table:table-cell table:formula="of:=IF([.Q47]=&quot;&quot;;&quot;&quot;;&quot;\overrideProperty Score.NonMusicalPaperColumn.line-break-system-details #'((Y-offset . &quot;&amp;[.Q47]&amp;&quot;))&quot;)" office:value-type="string" office:string-value="\overrideProperty Score.NonMusicalPaperColumn.line-break-system-details #'((Y-offset . 3.5))" calcext:value-type="string">
            <text:p>\overrideProperty Score.NonMusicalPaperColumn.line-break-system-details #'((Y-offset . 3.5))</text:p>
          </table:table-cell>
          <table:table-cell/>
          <table:table-cell table:style-name="ce14" office:value-type="float" office:value="27" calcext:value-type="float">
            <text:p>27</text:p>
          </table:table-cell>
          <table:table-cell table:style-name="ce24" table:formula="of:=IF(INDEX([.$AK49:.$DK49];MATCH([.$M$3];[.$AK$3:.$DK$3];0)+[.$M$1])=&quot;&quot;;&quot;&quot;;INDEX([.$DO$23:.$DO$422];MATCH(INDEX([.$AK49:.$DK49];MATCH([.$M$3];[.$AK$3:.$DK$3];0)+[.$M$1])&amp;IF([.P49]=&quot;&quot;;&quot;&quot;;&quot;_&quot;&amp;[.P49]);[.$DP$23:.$DP$422];0)))" office:value-type="float" office:value="133" calcext:value-type="float">
            <text:p>133</text:p>
          </table:table-cell>
          <table:table-cell table:style-name="ce14" table:formula="of:=IF(INDEX([.$AK49:.$DK49];MATCH([.$M$3];[.$AK$3:.$DK$3];0)+[.N$1])=&quot;&quot;;&quot;&quot;;INDEX([.$AK49:.$DK49];MATCH([.$M$3];[.$AK$3:.$DK$3];0)+[.N$1]))" office:value-type="string" office:string-value="b" calcext:value-type="string">
            <text:p>b</text:p>
          </table:table-cell>
          <table:table-cell table:style-name="ce51" table:formula="of:=IF(INDEX([.$AK49:.$DK49];MATCH([.$M$3];[.$AK$3:.$DK$3];0)+[.O$1])=&quot;&quot;;&quot;&quot;;INDEX([.$AK49:.$DK49];MATCH([.$M$3];[.$AK$3:.$DK$3];0)+[.O$1]))">
            <text:p/>
          </table:table-cell>
          <table:table-cell table:style-name="ce51" table:formula="of:=IF(INDEX([.$AK49:.$DK49];MATCH([.$M$3];[.$AK$3:.$DK$3];0)+[.P$1])=&quot;&quot;;&quot;&quot;;INDEX([.$AK49:.$DK49];MATCH([.$M$3];[.$AK$3:.$DK$3];0)+[.P$1]))">
            <text:p/>
          </table:table-cell>
          <table:table-cell table:style-name="ce37" table:formula="of:=IF(INDEX([.$AK49:.$DK49];MATCH([.$M$3];[.$AK$3:.$DK$3];0)+[.Q$1])=&quot;&quot;;&quot;&quot;;INDEX([.$AK49:.$DK49];MATCH([.$M$3];[.$AK$3:.$DK$3];0)+[.Q$1]))" office:value-type="float" office:value="26.5" calcext:value-type="float">
            <text:p>26.5</text:p>
          </table:table-cell>
          <table:table-cell table:style-name="ce24" table:formula="of:=IF(INDEX([.$AK49:.$DK49];MATCH([.$M$3];[.$AK$3:.$DK$3];0)+[.R$1])=&quot;&quot;;&quot;&quot;;INDEX([.$DO$23:.$DO$422];MATCH(INDEX([.$AK49:.$DK49];MATCH([.$M$3];[.$AK$3:.$DK$3];0)+[.R$1])&amp;IF([.U49]=&quot;&quot;;&quot;&quot;;&quot;_&quot;&amp;[.U49]);[.$DQ$23:.$DQ$422];0)))">
            <text:p/>
          </table:table-cell>
          <table:table-cell table:style-name="ce14" table:formula="of:=IF(INDEX([.$AK49:.$DK49];MATCH([.$M$3];[.$AK$3:.$DK$3];0)+[.S$1])=&quot;&quot;;&quot;&quot;;INDEX([.$AK49:.$DK49];MATCH([.$M$3];[.$AK$3:.$DK$3];0)+[.S$1]))">
            <text:p/>
          </table:table-cell>
          <table:table-cell table:style-name="ce14" table:formula="of:=IF(INDEX([.$AK49:.$DK49];MATCH([.$M$3];[.$AK$3:.$DK$3];0)+[.T$1])=&quot;&quot;;&quot;&quot;;INDEX([.$AK49:.$DK49];MATCH([.$M$3];[.$AK$3:.$DK$3];0)+[.T$1]))">
            <text:p/>
          </table:table-cell>
          <table:table-cell table:style-name="ce51" table:formula="of:=IF(INDEX([.$AK49:.$DK49];MATCH([.$M$3];[.$AK$3:.$DK$3];0)+[.U$1])=&quot;&quot;;&quot;&quot;;INDEX([.$AK49:.$DK49];MATCH([.$M$3];[.$AK$3:.$DK$3];0)+[.U$1]))">
            <text:p/>
          </table:table-cell>
          <table:table-cell table:style-name="ce37" table:formula="of:=IF(INDEX([.$AK49:.$DK49];MATCH([.$M$3];[.$AK$3:.$DK$3];0)+[.V$1])=&quot;&quot;;&quot;&quot;;INDEX([.$AK49:.$DK49];MATCH([.$M$3];[.$AK$3:.$DK$3];0)+[.V$1]))">
            <text:p/>
          </table:table-cell>
          <table:table-cell table:style-name="ce24" table:formula="of:=IF(INDEX([.$AK49:.$DK49];MATCH([.$M$3];[.$AK$3:.$DK$3];0)+[.W$1])=&quot;&quot;;&quot;&quot;;INDEX([.$DO$23:.$DO$422];MATCH(INDEX([.$AK49:.$DK49];MATCH([.$M$3];[.$AK$3:.$DK$3];0)+[.W$1])&amp;IF([.Z49]=&quot;&quot;;&quot;&quot;;&quot;_&quot;&amp;[.Z49]);[.$DR$23:.$DR$422];0)))">
            <text:p/>
          </table:table-cell>
          <table:table-cell table:style-name="ce14" table:formula="of:=IF(INDEX([.$AK49:.$DK49];MATCH([.$M$3];[.$AK$3:.$DK$3];0)+[.X$1])=&quot;&quot;;&quot;&quot;;INDEX([.$AK49:.$DK49];MATCH([.$M$3];[.$AK$3:.$DK$3];0)+[.X$1]))">
            <text:p/>
          </table:table-cell>
          <table:table-cell table:style-name="ce14" table:formula="of:=IF(INDEX([.$AK49:.$DK49];MATCH([.$M$3];[.$AK$3:.$DK$3];0)+[.Y$1])=&quot;&quot;;&quot;&quot;;INDEX([.$AK49:.$DK49];MATCH([.$M$3];[.$AK$3:.$DK$3];0)+[.Y$1]))">
            <text:p/>
          </table:table-cell>
          <table:table-cell table:style-name="ce51" table:formula="of:=IF(INDEX([.$AK49:.$DK49];MATCH([.$M$3];[.$AK$3:.$DK$3];0)+[.Z$1])=&quot;&quot;;&quot;&quot;;INDEX([.$AK49:.$DK49];MATCH([.$M$3];[.$AK$3:.$DK$3];0)+[.Z$1]))">
            <text:p/>
          </table:table-cell>
          <table:table-cell table:style-name="ce37" table:formula="of:=IF(INDEX([.$AK49:.$DK49];MATCH([.$M$3];[.$AK$3:.$DK$3];0)+[.AA$1])=&quot;&quot;;&quot;&quot;;INDEX([.$AK49:.$DK49];MATCH([.$M$3];[.$AK$3:.$DK$3];0)+[.AA$1]))">
            <text:p/>
          </table:table-cell>
          <table:table-cell table:style-name="ce24" table:formula="of:=IF(INDEX([.$AK49:.$DK49];MATCH([.$M$3];[.$AK$3:.$DK$3];0)+[.AB$1])=&quot;&quot;;&quot;&quot;;INDEX([.$DO$23:.$DO$422];MATCH(INDEX([.$AK49:.$DK49];MATCH([.$M$3];[.$AK$3:.$DK$3];0)+[.AB$1])&amp;IF([.AE49]=&quot;&quot;;&quot;&quot;;&quot;_&quot;&amp;[.AE49]);[.$DS$23:.$DS$422];0)))">
            <text:p/>
          </table:table-cell>
          <table:table-cell table:style-name="ce14" table:formula="of:=IF(INDEX([.$AK49:.$DK49];MATCH([.$M$3];[.$AK$3:.$DK$3];0)+[.AC$1])=&quot;&quot;;&quot;&quot;;INDEX([.$AK49:.$DK49];MATCH([.$M$3];[.$AK$3:.$DK$3];0)+[.AC$1]))">
            <text:p/>
          </table:table-cell>
          <table:table-cell table:style-name="ce14" table:formula="of:=IF(INDEX([.$AK49:.$DK49];MATCH([.$M$3];[.$AK$3:.$DK$3];0)+[.AD$1])=&quot;&quot;;&quot;&quot;;INDEX([.$AK49:.$DK49];MATCH([.$M$3];[.$AK$3:.$DK$3];0)+[.AD$1]))">
            <text:p/>
          </table:table-cell>
          <table:table-cell table:style-name="ce51" table:formula="of:=IF(INDEX([.$AK49:.$DK49];MATCH([.$M$3];[.$AK$3:.$DK$3];0)+[.AE$1])=&quot;&quot;;&quot;&quot;;INDEX([.$AK49:.$DK49];MATCH([.$M$3];[.$AK$3:.$DK$3];0)+[.AE$1]))">
            <text:p/>
          </table:table-cell>
          <table:table-cell table:style-name="ce37" table:formula="of:=IF(INDEX([.$AK49:.$DK49];MATCH([.$M$3];[.$AK$3:.$DK$3];0)+[.AF$1])=&quot;&quot;;&quot;&quot;;INDEX([.$AK49:.$DK49];MATCH([.$M$3];[.$AK$3:.$DK$3];0)+[.AF$1]))">
            <text:p/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style-name="ce27" office:value-type="float" office:value="141" calcext:value-type="float">
            <text:p>14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0.5" calcext:value-type="float">
            <text:p>30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.5" calcext:value-type="float">
            <text:p>44.5</text:p>
          </table:table-cell>
          <table:table-cell table:style-name="ce27" office:value-type="float" office:value="133" calcext:value-type="float">
            <text:p>133</text:p>
          </table:table-cell>
          <table:table-cell table:style-name="ce68" office:value-type="string" calcext:value-type="string">
            <text:p>pb</text:p>
          </table:table-cell>
          <table:table-cell table:style-name="ce68"/>
          <table:table-cell table:style-name="ce71"/>
          <table:table-cell table:style-name="ce77" office:value-type="float" office:value="5" calcext:value-type="float">
            <text:p>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2" calcext:value-type="float">
            <text:p>22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 office:value-type="float" office:value="133" calcext:value-type="float">
            <text:p>13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26.5" calcext:value-type="float">
            <text:p>26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27" calcext:value-type="float">
            <text:p>27</text:p>
          </table:table-cell>
          <table:table-cell table:formula="of:=IF([$BARS.D30]=&quot;&quot;;&quot;&quot;;[$BARS.D30])" office:value-type="float" office:value="27" calcext:value-type="float">
            <text:p>27</text:p>
          </table:table-cell>
          <table:table-cell table:formula="of:=IF([$BARS.E30]=&quot;&quot;;&quot;&quot;;[$BARS.E30])" office:value-type="float" office:value="27" calcext:value-type="float">
            <text:p>27</text:p>
          </table:table-cell>
          <table:table-cell table:formula="of:=IF([$BARS.F30]=&quot;&quot;;&quot;&quot;;[$BARS.F30])" office:value-type="float" office:value="27" calcext:value-type="float">
            <text:p>27</text:p>
          </table:table-cell>
          <table:table-cell table:formula="of:=IF([$BARS.G30]=&quot;&quot;;&quot;&quot;;[$BARS.G30])" office:value-type="float" office:value="27" calcext:value-type="float">
            <text:p>27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IF(ISERROR(SMALL([.$M$4:.$M$79];[.A50]));&quot;&quot;;SMALL([.$M$4:.$M$79];[.A50]))" office:value-type="float" office:value="133" calcext:value-type="float">
            <text:p>133</text:p>
          </table:table-cell>
          <table:table-cell table:formula="of:=IF([.B50]=&quot;&quot;;&quot;&quot;;IF(OR([.D49]=&quot;pb&quot;;[.D49]=&quot;b&quot;;[.D49]=&quot;&quot;;[.D49]=&quot;p&quot;);[.B50]-[.B49];[.B50]-[.B49]-1))" office:value-type="float" office:value="6" calcext:value-type="float">
            <text:p>6</text:p>
          </table:table-cell>
          <table:table-cell table:formula="of:=IF([.B50]=&quot;&quot;;&quot;&quot;;IF(ISNUMBER(MATCH([.B50];[.$M$4:.$M$11];0));&quot;&quot;;INDEX([.$N$23:.$N$79];MATCH([.B50];[.$M$23:.$M$79];0))))" office:value-type="string" office:string-value="b" calcext:value-type="string">
            <text:p>b</text:p>
          </table:table-cell>
          <table:table-cell table:formula="of:=IF([.B50]=&quot;&quot;;&quot;&quot;;IF([.B49]&lt;[.$M$4];INDEX([.$N$4:.$N$11];MATCH([.B49];[.$M$4:.$M$11];-1));INDEX([.$N$4:.$N$11];MATCH([.B49];[.$M$4:.$M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&quot;&quot;))" office:value-type="string" office:string-value="\break" calcext:value-type="string">
            <text:p>\break</text:p>
          </table:table-cell>
          <table:table-cell table:formula="of:=IF(ISERROR(MATCH([.B50];[.$M$24:.$M$79];0));&quot;&quot;;IF(INDEX([.$O$24:.$O$79];MATCH([.B50];[.$M$24:.$M$79];0))=&quot;&quot;;&quot;&quot;;&quot;\grace {&quot;&amp;INDEX([.$O$24:.$O$79];MATCH([.B50];[.$M$24:.$M$79];0))&amp;&quot;}&quot;))">
            <text:p/>
          </table:table-cell>
          <table:table-cell/>
          <table:table-cell table:formula="of:=IF([.B50]=&quot;&quot;;&quot;&quot;;IF([.$M$16]=&quot;Y&quot;;IF([.C50]=0;&quot; &quot;&amp;[.F50];IF(OR([.D50]=&quot;b&quot;;[.D50]=&quot;pb&quot;);[.E50]&amp;&quot;*&quot;&amp;[.C50]&amp;&quot; &quot;&amp;[.F50]&amp;&quot; &quot;&amp;[.G50];[.E50]&amp;&quot;*&quot;&amp;[.C50]&amp;&quot; &quot;&amp;SUBSTITUTE(SUBSTITUTE([.D50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48]=&quot;&quot;;&quot;&quot;;&quot;\overrideProperty Score.NonMusicalPaperColumn.line-break-system-details #'((Y-offset . &quot;&amp;[.Q48]&amp;&quot;))&quot;)" office:value-type="string" office:string-value="\overrideProperty Score.NonMusicalPaperColumn.line-break-system-details #'((Y-offset . 14))" calcext:value-type="string">
            <text:p>\overrideProperty Score.NonMusicalPaperColumn.line-break-system-details #'((Y-offset . 14))</text:p>
          </table:table-cell>
          <table:table-cell/>
          <table:table-cell table:style-name="ce14" office:value-type="float" office:value="28" calcext:value-type="float">
            <text:p>28</text:p>
          </table:table-cell>
          <table:table-cell table:style-name="ce24" table:formula="of:=IF(INDEX([.$AK50:.$DK50];MATCH([.$M$3];[.$AK$3:.$DK$3];0)+[.$M$1])=&quot;&quot;;&quot;&quot;;INDEX([.$DO$23:.$DO$422];MATCH(INDEX([.$AK50:.$DK50];MATCH([.$M$3];[.$AK$3:.$DK$3];0)+[.$M$1])&amp;IF([.P50]=&quot;&quot;;&quot;&quot;;&quot;_&quot;&amp;[.P50]);[.$DP$23:.$DP$422];0)))" office:value-type="float" office:value="138" calcext:value-type="float">
            <text:p>138</text:p>
          </table:table-cell>
          <table:table-cell table:style-name="ce14" table:formula="of:=IF(INDEX([.$AK50:.$DK50];MATCH([.$M$3];[.$AK$3:.$DK$3];0)+[.N$1])=&quot;&quot;;&quot;&quot;;INDEX([.$AK50:.$DK50];MATCH([.$M$3];[.$AK$3:.$DK$3];0)+[.N$1]))" office:value-type="string" office:string-value="b" calcext:value-type="string">
            <text:p>b</text:p>
          </table:table-cell>
          <table:table-cell table:style-name="ce51" table:formula="of:=IF(INDEX([.$AK50:.$DK50];MATCH([.$M$3];[.$AK$3:.$DK$3];0)+[.O$1])=&quot;&quot;;&quot;&quot;;INDEX([.$AK50:.$DK50];MATCH([.$M$3];[.$AK$3:.$DK$3];0)+[.O$1]))">
            <text:p/>
          </table:table-cell>
          <table:table-cell table:style-name="ce51" table:formula="of:=IF(INDEX([.$AK50:.$DK50];MATCH([.$M$3];[.$AK$3:.$DK$3];0)+[.P$1])=&quot;&quot;;&quot;&quot;;INDEX([.$AK50:.$DK50];MATCH([.$M$3];[.$AK$3:.$DK$3];0)+[.P$1]))">
            <text:p/>
          </table:table-cell>
          <table:table-cell table:style-name="ce37" table:formula="of:=IF(INDEX([.$AK50:.$DK50];MATCH([.$M$3];[.$AK$3:.$DK$3];0)+[.Q$1])=&quot;&quot;;&quot;&quot;;INDEX([.$AK50:.$DK50];MATCH([.$M$3];[.$AK$3:.$DK$3];0)+[.Q$1]))" office:value-type="float" office:value="36" calcext:value-type="float">
            <text:p>36</text:p>
          </table:table-cell>
          <table:table-cell table:style-name="ce24" table:formula="of:=IF(INDEX([.$AK50:.$DK50];MATCH([.$M$3];[.$AK$3:.$DK$3];0)+[.R$1])=&quot;&quot;;&quot;&quot;;INDEX([.$DO$23:.$DO$422];MATCH(INDEX([.$AK50:.$DK50];MATCH([.$M$3];[.$AK$3:.$DK$3];0)+[.R$1])&amp;IF([.U50]=&quot;&quot;;&quot;&quot;;&quot;_&quot;&amp;[.U50]);[.$DQ$23:.$DQ$422];0)))">
            <text:p/>
          </table:table-cell>
          <table:table-cell table:style-name="ce14" table:formula="of:=IF(INDEX([.$AK50:.$DK50];MATCH([.$M$3];[.$AK$3:.$DK$3];0)+[.S$1])=&quot;&quot;;&quot;&quot;;INDEX([.$AK50:.$DK50];MATCH([.$M$3];[.$AK$3:.$DK$3];0)+[.S$1]))">
            <text:p/>
          </table:table-cell>
          <table:table-cell table:style-name="ce14" table:formula="of:=IF(INDEX([.$AK50:.$DK50];MATCH([.$M$3];[.$AK$3:.$DK$3];0)+[.T$1])=&quot;&quot;;&quot;&quot;;INDEX([.$AK50:.$DK50];MATCH([.$M$3];[.$AK$3:.$DK$3];0)+[.T$1]))">
            <text:p/>
          </table:table-cell>
          <table:table-cell table:style-name="ce51" table:formula="of:=IF(INDEX([.$AK50:.$DK50];MATCH([.$M$3];[.$AK$3:.$DK$3];0)+[.U$1])=&quot;&quot;;&quot;&quot;;INDEX([.$AK50:.$DK50];MATCH([.$M$3];[.$AK$3:.$DK$3];0)+[.U$1]))">
            <text:p/>
          </table:table-cell>
          <table:table-cell table:style-name="ce37" table:formula="of:=IF(INDEX([.$AK50:.$DK50];MATCH([.$M$3];[.$AK$3:.$DK$3];0)+[.V$1])=&quot;&quot;;&quot;&quot;;INDEX([.$AK50:.$DK50];MATCH([.$M$3];[.$AK$3:.$DK$3];0)+[.V$1]))">
            <text:p/>
          </table:table-cell>
          <table:table-cell table:style-name="ce24" table:formula="of:=IF(INDEX([.$AK50:.$DK50];MATCH([.$M$3];[.$AK$3:.$DK$3];0)+[.W$1])=&quot;&quot;;&quot;&quot;;INDEX([.$DO$23:.$DO$422];MATCH(INDEX([.$AK50:.$DK50];MATCH([.$M$3];[.$AK$3:.$DK$3];0)+[.W$1])&amp;IF([.Z50]=&quot;&quot;;&quot;&quot;;&quot;_&quot;&amp;[.Z50]);[.$DR$23:.$DR$422];0)))">
            <text:p/>
          </table:table-cell>
          <table:table-cell table:style-name="ce14" table:formula="of:=IF(INDEX([.$AK50:.$DK50];MATCH([.$M$3];[.$AK$3:.$DK$3];0)+[.X$1])=&quot;&quot;;&quot;&quot;;INDEX([.$AK50:.$DK50];MATCH([.$M$3];[.$AK$3:.$DK$3];0)+[.X$1]))">
            <text:p/>
          </table:table-cell>
          <table:table-cell table:style-name="ce14" table:formula="of:=IF(INDEX([.$AK50:.$DK50];MATCH([.$M$3];[.$AK$3:.$DK$3];0)+[.Y$1])=&quot;&quot;;&quot;&quot;;INDEX([.$AK50:.$DK50];MATCH([.$M$3];[.$AK$3:.$DK$3];0)+[.Y$1]))">
            <text:p/>
          </table:table-cell>
          <table:table-cell table:style-name="ce51" table:formula="of:=IF(INDEX([.$AK50:.$DK50];MATCH([.$M$3];[.$AK$3:.$DK$3];0)+[.Z$1])=&quot;&quot;;&quot;&quot;;INDEX([.$AK50:.$DK50];MATCH([.$M$3];[.$AK$3:.$DK$3];0)+[.Z$1]))">
            <text:p/>
          </table:table-cell>
          <table:table-cell table:style-name="ce37" table:formula="of:=IF(INDEX([.$AK50:.$DK50];MATCH([.$M$3];[.$AK$3:.$DK$3];0)+[.AA$1])=&quot;&quot;;&quot;&quot;;INDEX([.$AK50:.$DK50];MATCH([.$M$3];[.$AK$3:.$DK$3];0)+[.AA$1]))">
            <text:p/>
          </table:table-cell>
          <table:table-cell table:style-name="ce24" table:formula="of:=IF(INDEX([.$AK50:.$DK50];MATCH([.$M$3];[.$AK$3:.$DK$3];0)+[.AB$1])=&quot;&quot;;&quot;&quot;;INDEX([.$DO$23:.$DO$422];MATCH(INDEX([.$AK50:.$DK50];MATCH([.$M$3];[.$AK$3:.$DK$3];0)+[.AB$1])&amp;IF([.AE50]=&quot;&quot;;&quot;&quot;;&quot;_&quot;&amp;[.AE50]);[.$DS$23:.$DS$422];0)))">
            <text:p/>
          </table:table-cell>
          <table:table-cell table:style-name="ce14" table:formula="of:=IF(INDEX([.$AK50:.$DK50];MATCH([.$M$3];[.$AK$3:.$DK$3];0)+[.AC$1])=&quot;&quot;;&quot;&quot;;INDEX([.$AK50:.$DK50];MATCH([.$M$3];[.$AK$3:.$DK$3];0)+[.AC$1]))">
            <text:p/>
          </table:table-cell>
          <table:table-cell table:style-name="ce14" table:formula="of:=IF(INDEX([.$AK50:.$DK50];MATCH([.$M$3];[.$AK$3:.$DK$3];0)+[.AD$1])=&quot;&quot;;&quot;&quot;;INDEX([.$AK50:.$DK50];MATCH([.$M$3];[.$AK$3:.$DK$3];0)+[.AD$1]))">
            <text:p/>
          </table:table-cell>
          <table:table-cell table:style-name="ce51" table:formula="of:=IF(INDEX([.$AK50:.$DK50];MATCH([.$M$3];[.$AK$3:.$DK$3];0)+[.AE$1])=&quot;&quot;;&quot;&quot;;INDEX([.$AK50:.$DK50];MATCH([.$M$3];[.$AK$3:.$DK$3];0)+[.AE$1]))">
            <text:p/>
          </table:table-cell>
          <table:table-cell table:style-name="ce37" table:formula="of:=IF(INDEX([.$AK50:.$DK50];MATCH([.$M$3];[.$AK$3:.$DK$3];0)+[.AF$1])=&quot;&quot;;&quot;&quot;;INDEX([.$AK50:.$DK50];MATCH([.$M$3];[.$AK$3:.$DK$3];0)+[.AF$1]))">
            <text:p/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style-name="ce27" office:value-type="float" office:value="144" calcext:value-type="float">
            <text:p>14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3.25" calcext:value-type="float">
            <text:p>43.2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9" calcext:value-type="float">
            <text:p>2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6" calcext:value-type="float">
            <text:p>56.6</text:p>
          </table:table-cell>
          <table:table-cell table:style-name="ce27" office:value-type="float" office:value="138" calcext:value-type="float">
            <text:p>13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16.5" calcext:value-type="float">
            <text:p>16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29" calcext:value-type="float">
            <text:p>22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 office:value-type="float" office:value="138" calcext:value-type="float">
            <text:p>13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36" calcext:value-type="float">
            <text:p>3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28" calcext:value-type="float">
            <text:p>28</text:p>
          </table:table-cell>
          <table:table-cell table:formula="of:=IF([$BARS.D31]=&quot;&quot;;&quot;&quot;;[$BARS.D31])" office:value-type="float" office:value="28" calcext:value-type="float">
            <text:p>28</text:p>
          </table:table-cell>
          <table:table-cell table:formula="of:=IF([$BARS.E31]=&quot;&quot;;&quot;&quot;;[$BARS.E31])" office:value-type="float" office:value="28" calcext:value-type="float">
            <text:p>28</text:p>
          </table:table-cell>
          <table:table-cell table:formula="of:=IF([$BARS.F31]=&quot;&quot;;&quot;&quot;;[$BARS.F31])" office:value-type="float" office:value="28" calcext:value-type="float">
            <text:p>28</text:p>
          </table:table-cell>
          <table:table-cell table:formula="of:=IF([$BARS.G31]=&quot;&quot;;&quot;&quot;;[$BARS.G31])" office:value-type="float" office:value="28" calcext:value-type="float">
            <text:p>28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IF(ISERROR(SMALL([.$M$4:.$M$79];[.A51]));&quot;&quot;;SMALL([.$M$4:.$M$79];[.A51]))" office:value-type="float" office:value="138" calcext:value-type="float">
            <text:p>138</text:p>
          </table:table-cell>
          <table:table-cell table:formula="of:=IF([.B51]=&quot;&quot;;&quot;&quot;;IF(OR([.D50]=&quot;pb&quot;;[.D50]=&quot;b&quot;;[.D50]=&quot;&quot;;[.D50]=&quot;p&quot;);[.B51]-[.B50];[.B51]-[.B50]-1))" office:value-type="float" office:value="5" calcext:value-type="float">
            <text:p>5</text:p>
          </table:table-cell>
          <table:table-cell table:formula="of:=IF([.B51]=&quot;&quot;;&quot;&quot;;IF(ISNUMBER(MATCH([.B51];[.$M$4:.$M$11];0));&quot;&quot;;INDEX([.$N$23:.$N$79];MATCH([.B51];[.$M$23:.$M$79];0))))" office:value-type="string" office:string-value="b" calcext:value-type="string">
            <text:p>b</text:p>
          </table:table-cell>
          <table:table-cell table:formula="of:=IF([.B51]=&quot;&quot;;&quot;&quot;;IF([.B50]&lt;[.$M$4];INDEX([.$N$4:.$N$11];MATCH([.B50];[.$M$4:.$M$11];-1));INDEX([.$N$4:.$N$11];MATCH([.B50];[.$M$4:.$M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&quot;&quot;))" office:value-type="string" office:string-value="\break" calcext:value-type="string">
            <text:p>\break</text:p>
          </table:table-cell>
          <table:table-cell table:formula="of:=IF(ISERROR(MATCH([.B51];[.$M$24:.$M$79];0));&quot;&quot;;IF(INDEX([.$O$24:.$O$79];MATCH([.B51];[.$M$24:.$M$79];0))=&quot;&quot;;&quot;&quot;;&quot;\grace {&quot;&amp;INDEX([.$O$24:.$O$79];MATCH([.B51];[.$M$24:.$M$79];0))&amp;&quot;}&quot;))">
            <text:p/>
          </table:table-cell>
          <table:table-cell/>
          <table:table-cell table:formula="of:=IF([.B51]=&quot;&quot;;&quot;&quot;;IF([.$M$16]=&quot;Y&quot;;IF([.C51]=0;&quot; &quot;&amp;[.F51];IF(OR([.D51]=&quot;b&quot;;[.D51]=&quot;pb&quot;);[.E51]&amp;&quot;*&quot;&amp;[.C51]&amp;&quot; &quot;&amp;[.F51]&amp;&quot; &quot;&amp;[.G51];[.E51]&amp;&quot;*&quot;&amp;[.C51]&amp;&quot; &quot;&amp;SUBSTITUTE(SUBSTITUTE([.D51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49]=&quot;&quot;;&quot;&quot;;&quot;\overrideProperty Score.NonMusicalPaperColumn.line-break-system-details #'((Y-offset . &quot;&amp;[.Q49]&amp;&quot;))&quot;)" office:value-type="string" office:string-value="\overrideProperty Score.NonMusicalPaperColumn.line-break-system-details #'((Y-offset . 26.5))" calcext:value-type="string">
            <text:p>\overrideProperty Score.NonMusicalPaperColumn.line-break-system-details #'((Y-offset . 26.5))</text:p>
          </table:table-cell>
          <table:table-cell/>
          <table:table-cell table:style-name="ce14" office:value-type="float" office:value="29" calcext:value-type="float">
            <text:p>29</text:p>
          </table:table-cell>
          <table:table-cell table:style-name="ce24" table:formula="of:=IF(INDEX([.$AK51:.$DK51];MATCH([.$M$3];[.$AK$3:.$DK$3];0)+[.$M$1])=&quot;&quot;;&quot;&quot;;INDEX([.$DO$23:.$DO$422];MATCH(INDEX([.$AK51:.$DK51];MATCH([.$M$3];[.$AK$3:.$DK$3];0)+[.$M$1])&amp;IF([.P51]=&quot;&quot;;&quot;&quot;;&quot;_&quot;&amp;[.P51]);[.$DP$23:.$DP$422];0)))" office:value-type="float" office:value="144" calcext:value-type="float">
            <text:p>144</text:p>
          </table:table-cell>
          <table:table-cell table:style-name="ce14" table:formula="of:=IF(INDEX([.$AK51:.$DK51];MATCH([.$M$3];[.$AK$3:.$DK$3];0)+[.N$1])=&quot;&quot;;&quot;&quot;;INDEX([.$AK51:.$DK51];MATCH([.$M$3];[.$AK$3:.$DK$3];0)+[.N$1]))" office:value-type="string" office:string-value="b" calcext:value-type="string">
            <text:p>b</text:p>
          </table:table-cell>
          <table:table-cell table:style-name="ce51" table:formula="of:=IF(INDEX([.$AK51:.$DK51];MATCH([.$M$3];[.$AK$3:.$DK$3];0)+[.O$1])=&quot;&quot;;&quot;&quot;;INDEX([.$AK51:.$DK51];MATCH([.$M$3];[.$AK$3:.$DK$3];0)+[.O$1]))">
            <text:p/>
          </table:table-cell>
          <table:table-cell table:style-name="ce51" table:formula="of:=IF(INDEX([.$AK51:.$DK51];MATCH([.$M$3];[.$AK$3:.$DK$3];0)+[.P$1])=&quot;&quot;;&quot;&quot;;INDEX([.$AK51:.$DK51];MATCH([.$M$3];[.$AK$3:.$DK$3];0)+[.P$1]))">
            <text:p/>
          </table:table-cell>
          <table:table-cell table:style-name="ce37" table:formula="of:=IF(INDEX([.$AK51:.$DK51];MATCH([.$M$3];[.$AK$3:.$DK$3];0)+[.Q$1])=&quot;&quot;;&quot;&quot;;INDEX([.$AK51:.$DK51];MATCH([.$M$3];[.$AK$3:.$DK$3];0)+[.Q$1]))" office:value-type="float" office:value="47" calcext:value-type="float">
            <text:p>47</text:p>
          </table:table-cell>
          <table:table-cell table:style-name="ce24" table:formula="of:=IF(INDEX([.$AK51:.$DK51];MATCH([.$M$3];[.$AK$3:.$DK$3];0)+[.R$1])=&quot;&quot;;&quot;&quot;;INDEX([.$DO$23:.$DO$422];MATCH(INDEX([.$AK51:.$DK51];MATCH([.$M$3];[.$AK$3:.$DK$3];0)+[.R$1])&amp;IF([.U51]=&quot;&quot;;&quot;&quot;;&quot;_&quot;&amp;[.U51]);[.$DQ$23:.$DQ$422];0)))">
            <text:p/>
          </table:table-cell>
          <table:table-cell table:style-name="ce14" table:formula="of:=IF(INDEX([.$AK51:.$DK51];MATCH([.$M$3];[.$AK$3:.$DK$3];0)+[.S$1])=&quot;&quot;;&quot;&quot;;INDEX([.$AK51:.$DK51];MATCH([.$M$3];[.$AK$3:.$DK$3];0)+[.S$1]))">
            <text:p/>
          </table:table-cell>
          <table:table-cell table:style-name="ce14" table:formula="of:=IF(INDEX([.$AK51:.$DK51];MATCH([.$M$3];[.$AK$3:.$DK$3];0)+[.T$1])=&quot;&quot;;&quot;&quot;;INDEX([.$AK51:.$DK51];MATCH([.$M$3];[.$AK$3:.$DK$3];0)+[.T$1]))">
            <text:p/>
          </table:table-cell>
          <table:table-cell table:style-name="ce51" table:formula="of:=IF(INDEX([.$AK51:.$DK51];MATCH([.$M$3];[.$AK$3:.$DK$3];0)+[.U$1])=&quot;&quot;;&quot;&quot;;INDEX([.$AK51:.$DK51];MATCH([.$M$3];[.$AK$3:.$DK$3];0)+[.U$1]))">
            <text:p/>
          </table:table-cell>
          <table:table-cell table:style-name="ce37" table:formula="of:=IF(INDEX([.$AK51:.$DK51];MATCH([.$M$3];[.$AK$3:.$DK$3];0)+[.V$1])=&quot;&quot;;&quot;&quot;;INDEX([.$AK51:.$DK51];MATCH([.$M$3];[.$AK$3:.$DK$3];0)+[.V$1]))">
            <text:p/>
          </table:table-cell>
          <table:table-cell table:style-name="ce24" table:formula="of:=IF(INDEX([.$AK51:.$DK51];MATCH([.$M$3];[.$AK$3:.$DK$3];0)+[.W$1])=&quot;&quot;;&quot;&quot;;INDEX([.$DO$23:.$DO$422];MATCH(INDEX([.$AK51:.$DK51];MATCH([.$M$3];[.$AK$3:.$DK$3];0)+[.W$1])&amp;IF([.Z51]=&quot;&quot;;&quot;&quot;;&quot;_&quot;&amp;[.Z51]);[.$DR$23:.$DR$422];0)))">
            <text:p/>
          </table:table-cell>
          <table:table-cell table:style-name="ce14" table:formula="of:=IF(INDEX([.$AK51:.$DK51];MATCH([.$M$3];[.$AK$3:.$DK$3];0)+[.X$1])=&quot;&quot;;&quot;&quot;;INDEX([.$AK51:.$DK51];MATCH([.$M$3];[.$AK$3:.$DK$3];0)+[.X$1]))">
            <text:p/>
          </table:table-cell>
          <table:table-cell table:style-name="ce14" table:formula="of:=IF(INDEX([.$AK51:.$DK51];MATCH([.$M$3];[.$AK$3:.$DK$3];0)+[.Y$1])=&quot;&quot;;&quot;&quot;;INDEX([.$AK51:.$DK51];MATCH([.$M$3];[.$AK$3:.$DK$3];0)+[.Y$1]))">
            <text:p/>
          </table:table-cell>
          <table:table-cell table:style-name="ce51" table:formula="of:=IF(INDEX([.$AK51:.$DK51];MATCH([.$M$3];[.$AK$3:.$DK$3];0)+[.Z$1])=&quot;&quot;;&quot;&quot;;INDEX([.$AK51:.$DK51];MATCH([.$M$3];[.$AK$3:.$DK$3];0)+[.Z$1]))">
            <text:p/>
          </table:table-cell>
          <table:table-cell table:style-name="ce37" table:formula="of:=IF(INDEX([.$AK51:.$DK51];MATCH([.$M$3];[.$AK$3:.$DK$3];0)+[.AA$1])=&quot;&quot;;&quot;&quot;;INDEX([.$AK51:.$DK51];MATCH([.$M$3];[.$AK$3:.$DK$3];0)+[.AA$1]))">
            <text:p/>
          </table:table-cell>
          <table:table-cell table:style-name="ce24" table:formula="of:=IF(INDEX([.$AK51:.$DK51];MATCH([.$M$3];[.$AK$3:.$DK$3];0)+[.AB$1])=&quot;&quot;;&quot;&quot;;INDEX([.$DO$23:.$DO$422];MATCH(INDEX([.$AK51:.$DK51];MATCH([.$M$3];[.$AK$3:.$DK$3];0)+[.AB$1])&amp;IF([.AE51]=&quot;&quot;;&quot;&quot;;&quot;_&quot;&amp;[.AE51]);[.$DS$23:.$DS$422];0)))">
            <text:p/>
          </table:table-cell>
          <table:table-cell table:style-name="ce14" table:formula="of:=IF(INDEX([.$AK51:.$DK51];MATCH([.$M$3];[.$AK$3:.$DK$3];0)+[.AC$1])=&quot;&quot;;&quot;&quot;;INDEX([.$AK51:.$DK51];MATCH([.$M$3];[.$AK$3:.$DK$3];0)+[.AC$1]))">
            <text:p/>
          </table:table-cell>
          <table:table-cell table:style-name="ce14" table:formula="of:=IF(INDEX([.$AK51:.$DK51];MATCH([.$M$3];[.$AK$3:.$DK$3];0)+[.AD$1])=&quot;&quot;;&quot;&quot;;INDEX([.$AK51:.$DK51];MATCH([.$M$3];[.$AK$3:.$DK$3];0)+[.AD$1]))">
            <text:p/>
          </table:table-cell>
          <table:table-cell table:style-name="ce51" table:formula="of:=IF(INDEX([.$AK51:.$DK51];MATCH([.$M$3];[.$AK$3:.$DK$3];0)+[.AE$1])=&quot;&quot;;&quot;&quot;;INDEX([.$AK51:.$DK51];MATCH([.$M$3];[.$AK$3:.$DK$3];0)+[.AE$1]))">
            <text:p/>
          </table:table-cell>
          <table:table-cell table:style-name="ce37" table:formula="of:=IF(INDEX([.$AK51:.$DK51];MATCH([.$M$3];[.$AK$3:.$DK$3];0)+[.AF$1])=&quot;&quot;;&quot;&quot;;INDEX([.$AK51:.$DK51];MATCH([.$M$3];[.$AK$3:.$DK$3];0)+[.AF$1]))">
            <text:p/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style-name="ce27" office:value-type="float" office:value="148" calcext:value-type="float">
            <text:p>1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6" calcext:value-type="float">
            <text:p>23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 office:value-type="float" office:value="142" calcext:value-type="float">
            <text:p>14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30.5" calcext:value-type="float">
            <text:p>30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34" calcext:value-type="float">
            <text:p>23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" calcext:value-type="float">
            <text:p>56</text:p>
          </table:table-cell>
          <table:table-cell table:style-name="ce27" office:value-type="float" office:value="144" calcext:value-type="float">
            <text:p>14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47" calcext:value-type="float">
            <text:p>4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29" calcext:value-type="float">
            <text:p>29</text:p>
          </table:table-cell>
          <table:table-cell table:formula="of:=IF([$BARS.D32]=&quot;&quot;;&quot;&quot;;[$BARS.D32])" office:value-type="float" office:value="29" calcext:value-type="float">
            <text:p>29</text:p>
          </table:table-cell>
          <table:table-cell table:formula="of:=IF([$BARS.E32]=&quot;&quot;;&quot;&quot;;[$BARS.E32])" office:value-type="float" office:value="29" calcext:value-type="float">
            <text:p>29</text:p>
          </table:table-cell>
          <table:table-cell table:formula="of:=IF([$BARS.F32]=&quot;&quot;;&quot;&quot;;[$BARS.F32])" office:value-type="float" office:value="29" calcext:value-type="float">
            <text:p>29</text:p>
          </table:table-cell>
          <table:table-cell table:formula="of:=IF([$BARS.G32]=&quot;&quot;;&quot;&quot;;[$BARS.G32])" office:value-type="float" office:value="29" calcext:value-type="float">
            <text:p>29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IF(ISERROR(SMALL([.$M$4:.$M$79];[.A52]));&quot;&quot;;SMALL([.$M$4:.$M$79];[.A52]))" office:value-type="float" office:value="144" calcext:value-type="float">
            <text:p>144</text:p>
          </table:table-cell>
          <table:table-cell table:formula="of:=IF([.B52]=&quot;&quot;;&quot;&quot;;IF(OR([.D51]=&quot;pb&quot;;[.D51]=&quot;b&quot;;[.D51]=&quot;&quot;;[.D51]=&quot;p&quot;);[.B52]-[.B51];[.B52]-[.B51]-1))" office:value-type="float" office:value="6" calcext:value-type="float">
            <text:p>6</text:p>
          </table:table-cell>
          <table:table-cell table:formula="of:=IF([.B52]=&quot;&quot;;&quot;&quot;;IF(ISNUMBER(MATCH([.B52];[.$M$4:.$M$11];0));&quot;&quot;;INDEX([.$N$23:.$N$79];MATCH([.B52];[.$M$23:.$M$79];0))))" office:value-type="string" office:string-value="b" calcext:value-type="string">
            <text:p>b</text:p>
          </table:table-cell>
          <table:table-cell table:formula="of:=IF([.B52]=&quot;&quot;;&quot;&quot;;IF([.B51]&lt;[.$M$4];INDEX([.$N$4:.$N$11];MATCH([.B51];[.$M$4:.$M$11];-1));INDEX([.$N$4:.$N$11];MATCH([.B51];[.$M$4:.$M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&quot;&quot;))" office:value-type="string" office:string-value="\break" calcext:value-type="string">
            <text:p>\break</text:p>
          </table:table-cell>
          <table:table-cell table:formula="of:=IF(ISERROR(MATCH([.B52];[.$M$24:.$M$79];0));&quot;&quot;;IF(INDEX([.$O$24:.$O$79];MATCH([.B52];[.$M$24:.$M$79];0))=&quot;&quot;;&quot;&quot;;&quot;\grace {&quot;&amp;INDEX([.$O$24:.$O$79];MATCH([.B52];[.$M$24:.$M$79];0))&amp;&quot;}&quot;))">
            <text:p/>
          </table:table-cell>
          <table:table-cell/>
          <table:table-cell table:formula="of:=IF([.B52]=&quot;&quot;;&quot;&quot;;IF([.$M$16]=&quot;Y&quot;;IF([.C52]=0;&quot; &quot;&amp;[.F52];IF(OR([.D52]=&quot;b&quot;;[.D52]=&quot;pb&quot;);[.E52]&amp;&quot;*&quot;&amp;[.C52]&amp;&quot; &quot;&amp;[.F52]&amp;&quot; &quot;&amp;[.G52];[.E52]&amp;&quot;*&quot;&amp;[.C52]&amp;&quot; &quot;&amp;SUBSTITUTE(SUBSTITUTE([.D52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50]=&quot;&quot;;&quot;&quot;;&quot;\overrideProperty Score.NonMusicalPaperColumn.line-break-system-details #'((Y-offset . &quot;&amp;[.Q50]&amp;&quot;))&quot;)" office:value-type="string" office:string-value="\overrideProperty Score.NonMusicalPaperColumn.line-break-system-details #'((Y-offset . 36))" calcext:value-type="string">
            <text:p>\overrideProperty Score.NonMusicalPaperColumn.line-break-system-details #'((Y-offset . 36))</text:p>
          </table:table-cell>
          <table:table-cell/>
          <table:table-cell table:style-name="ce14" office:value-type="float" office:value="30" calcext:value-type="float">
            <text:p>30</text:p>
          </table:table-cell>
          <table:table-cell table:style-name="ce24" table:formula="of:=IF(INDEX([.$AK52:.$DK52];MATCH([.$M$3];[.$AK$3:.$DK$3];0)+[.$M$1])=&quot;&quot;;&quot;&quot;;INDEX([.$DO$23:.$DO$422];MATCH(INDEX([.$AK52:.$DK52];MATCH([.$M$3];[.$AK$3:.$DK$3];0)+[.$M$1])&amp;IF([.P52]=&quot;&quot;;&quot;&quot;;&quot;_&quot;&amp;[.P52]);[.$DP$23:.$DP$422];0)))" office:value-type="float" office:value="148" calcext:value-type="float">
            <text:p>148</text:p>
          </table:table-cell>
          <table:table-cell table:style-name="ce14" table:formula="of:=IF(INDEX([.$AK52:.$DK52];MATCH([.$M$3];[.$AK$3:.$DK$3];0)+[.N$1])=&quot;&quot;;&quot;&quot;;INDEX([.$AK52:.$DK52];MATCH([.$M$3];[.$AK$3:.$DK$3];0)+[.N$1]))" office:value-type="string" office:string-value="b" calcext:value-type="string">
            <text:p>b</text:p>
          </table:table-cell>
          <table:table-cell table:style-name="ce51" table:formula="of:=IF(INDEX([.$AK52:.$DK52];MATCH([.$M$3];[.$AK$3:.$DK$3];0)+[.O$1])=&quot;&quot;;&quot;&quot;;INDEX([.$AK52:.$DK52];MATCH([.$M$3];[.$AK$3:.$DK$3];0)+[.O$1]))">
            <text:p/>
          </table:table-cell>
          <table:table-cell table:style-name="ce51" table:formula="of:=IF(INDEX([.$AK52:.$DK52];MATCH([.$M$3];[.$AK$3:.$DK$3];0)+[.P$1])=&quot;&quot;;&quot;&quot;;INDEX([.$AK52:.$DK52];MATCH([.$M$3];[.$AK$3:.$DK$3];0)+[.P$1]))">
            <text:p/>
          </table:table-cell>
          <table:table-cell table:style-name="ce37" table:formula="of:=IF(INDEX([.$AK52:.$DK52];MATCH([.$M$3];[.$AK$3:.$DK$3];0)+[.Q$1])=&quot;&quot;;&quot;&quot;;INDEX([.$AK52:.$DK52];MATCH([.$M$3];[.$AK$3:.$DK$3];0)+[.Q$1]))" office:value-type="float" office:value="57.5" calcext:value-type="float">
            <text:p>57.5</text:p>
          </table:table-cell>
          <table:table-cell table:style-name="ce24" table:formula="of:=IF(INDEX([.$AK52:.$DK52];MATCH([.$M$3];[.$AK$3:.$DK$3];0)+[.R$1])=&quot;&quot;;&quot;&quot;;INDEX([.$DO$23:.$DO$422];MATCH(INDEX([.$AK52:.$DK52];MATCH([.$M$3];[.$AK$3:.$DK$3];0)+[.R$1])&amp;IF([.U52]=&quot;&quot;;&quot;&quot;;&quot;_&quot;&amp;[.U52]);[.$DQ$23:.$DQ$422];0)))">
            <text:p/>
          </table:table-cell>
          <table:table-cell table:style-name="ce14" table:formula="of:=IF(INDEX([.$AK52:.$DK52];MATCH([.$M$3];[.$AK$3:.$DK$3];0)+[.S$1])=&quot;&quot;;&quot;&quot;;INDEX([.$AK52:.$DK52];MATCH([.$M$3];[.$AK$3:.$DK$3];0)+[.S$1]))">
            <text:p/>
          </table:table-cell>
          <table:table-cell table:style-name="ce14" table:formula="of:=IF(INDEX([.$AK52:.$DK52];MATCH([.$M$3];[.$AK$3:.$DK$3];0)+[.T$1])=&quot;&quot;;&quot;&quot;;INDEX([.$AK52:.$DK52];MATCH([.$M$3];[.$AK$3:.$DK$3];0)+[.T$1]))">
            <text:p/>
          </table:table-cell>
          <table:table-cell table:style-name="ce51" table:formula="of:=IF(INDEX([.$AK52:.$DK52];MATCH([.$M$3];[.$AK$3:.$DK$3];0)+[.U$1])=&quot;&quot;;&quot;&quot;;INDEX([.$AK52:.$DK52];MATCH([.$M$3];[.$AK$3:.$DK$3];0)+[.U$1]))">
            <text:p/>
          </table:table-cell>
          <table:table-cell table:style-name="ce37" table:formula="of:=IF(INDEX([.$AK52:.$DK52];MATCH([.$M$3];[.$AK$3:.$DK$3];0)+[.V$1])=&quot;&quot;;&quot;&quot;;INDEX([.$AK52:.$DK52];MATCH([.$M$3];[.$AK$3:.$DK$3];0)+[.V$1]))">
            <text:p/>
          </table:table-cell>
          <table:table-cell table:style-name="ce24" table:formula="of:=IF(INDEX([.$AK52:.$DK52];MATCH([.$M$3];[.$AK$3:.$DK$3];0)+[.W$1])=&quot;&quot;;&quot;&quot;;INDEX([.$DO$23:.$DO$422];MATCH(INDEX([.$AK52:.$DK52];MATCH([.$M$3];[.$AK$3:.$DK$3];0)+[.W$1])&amp;IF([.Z52]=&quot;&quot;;&quot;&quot;;&quot;_&quot;&amp;[.Z52]);[.$DR$23:.$DR$422];0)))">
            <text:p/>
          </table:table-cell>
          <table:table-cell table:style-name="ce14" table:formula="of:=IF(INDEX([.$AK52:.$DK52];MATCH([.$M$3];[.$AK$3:.$DK$3];0)+[.X$1])=&quot;&quot;;&quot;&quot;;INDEX([.$AK52:.$DK52];MATCH([.$M$3];[.$AK$3:.$DK$3];0)+[.X$1]))">
            <text:p/>
          </table:table-cell>
          <table:table-cell table:style-name="ce14" table:formula="of:=IF(INDEX([.$AK52:.$DK52];MATCH([.$M$3];[.$AK$3:.$DK$3];0)+[.Y$1])=&quot;&quot;;&quot;&quot;;INDEX([.$AK52:.$DK52];MATCH([.$M$3];[.$AK$3:.$DK$3];0)+[.Y$1]))">
            <text:p/>
          </table:table-cell>
          <table:table-cell table:style-name="ce51" table:formula="of:=IF(INDEX([.$AK52:.$DK52];MATCH([.$M$3];[.$AK$3:.$DK$3];0)+[.Z$1])=&quot;&quot;;&quot;&quot;;INDEX([.$AK52:.$DK52];MATCH([.$M$3];[.$AK$3:.$DK$3];0)+[.Z$1]))">
            <text:p/>
          </table:table-cell>
          <table:table-cell table:style-name="ce37" table:formula="of:=IF(INDEX([.$AK52:.$DK52];MATCH([.$M$3];[.$AK$3:.$DK$3];0)+[.AA$1])=&quot;&quot;;&quot;&quot;;INDEX([.$AK52:.$DK52];MATCH([.$M$3];[.$AK$3:.$DK$3];0)+[.AA$1]))">
            <text:p/>
          </table:table-cell>
          <table:table-cell table:style-name="ce24" table:formula="of:=IF(INDEX([.$AK52:.$DK52];MATCH([.$M$3];[.$AK$3:.$DK$3];0)+[.AB$1])=&quot;&quot;;&quot;&quot;;INDEX([.$DO$23:.$DO$422];MATCH(INDEX([.$AK52:.$DK52];MATCH([.$M$3];[.$AK$3:.$DK$3];0)+[.AB$1])&amp;IF([.AE52]=&quot;&quot;;&quot;&quot;;&quot;_&quot;&amp;[.AE52]);[.$DS$23:.$DS$422];0)))">
            <text:p/>
          </table:table-cell>
          <table:table-cell table:style-name="ce14" table:formula="of:=IF(INDEX([.$AK52:.$DK52];MATCH([.$M$3];[.$AK$3:.$DK$3];0)+[.AC$1])=&quot;&quot;;&quot;&quot;;INDEX([.$AK52:.$DK52];MATCH([.$M$3];[.$AK$3:.$DK$3];0)+[.AC$1]))">
            <text:p/>
          </table:table-cell>
          <table:table-cell table:style-name="ce14" table:formula="of:=IF(INDEX([.$AK52:.$DK52];MATCH([.$M$3];[.$AK$3:.$DK$3];0)+[.AD$1])=&quot;&quot;;&quot;&quot;;INDEX([.$AK52:.$DK52];MATCH([.$M$3];[.$AK$3:.$DK$3];0)+[.AD$1]))">
            <text:p/>
          </table:table-cell>
          <table:table-cell table:style-name="ce51" table:formula="of:=IF(INDEX([.$AK52:.$DK52];MATCH([.$M$3];[.$AK$3:.$DK$3];0)+[.AE$1])=&quot;&quot;;&quot;&quot;;INDEX([.$AK52:.$DK52];MATCH([.$M$3];[.$AK$3:.$DK$3];0)+[.AE$1]))">
            <text:p/>
          </table:table-cell>
          <table:table-cell table:style-name="ce37" table:formula="of:=IF(INDEX([.$AK52:.$DK52];MATCH([.$M$3];[.$AK$3:.$DK$3];0)+[.AF$1])=&quot;&quot;;&quot;&quot;;INDEX([.$AK52:.$DK52];MATCH([.$M$3];[.$AK$3:.$DK$3];0)+[.AF$1]))">
            <text:p/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style-name="ce27" office:value-type="float" office:value="155" calcext:value-type="float">
            <text:p>155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.75" calcext:value-type="float">
            <text:p>68.7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4" calcext:value-type="float">
            <text:p>24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146" calcext:value-type="float">
            <text:p>14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42" calcext:value-type="float">
            <text:p>42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0" calcext:value-type="float">
            <text:p>24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" calcext:value-type="float">
            <text:p>70</text:p>
          </table:table-cell>
          <table:table-cell table:style-name="ce27" office:value-type="float" office:value="148" calcext:value-type="float">
            <text:p>14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57.5" calcext:value-type="float">
            <text:p>5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30" calcext:value-type="float">
            <text:p>30</text:p>
          </table:table-cell>
          <table:table-cell table:formula="of:=IF([$BARS.D33]=&quot;&quot;;&quot;&quot;;[$BARS.D33])" office:value-type="float" office:value="30" calcext:value-type="float">
            <text:p>30</text:p>
          </table:table-cell>
          <table:table-cell table:formula="of:=IF([$BARS.E33]=&quot;&quot;;&quot;&quot;;[$BARS.E33])" office:value-type="float" office:value="30" calcext:value-type="float">
            <text:p>30</text:p>
          </table:table-cell>
          <table:table-cell table:formula="of:=IF([$BARS.F33]=&quot;&quot;;&quot;&quot;;[$BARS.F33])" office:value-type="float" office:value="30" calcext:value-type="float">
            <text:p>30</text:p>
          </table:table-cell>
          <table:table-cell table:formula="of:=IF([$BARS.G33]=&quot;&quot;;&quot;&quot;;[$BARS.G33])" office:value-type="float" office:value="30" calcext:value-type="float">
            <text:p>30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formula="of:=IF(ISERROR(SMALL([.$M$4:.$M$79];[.A53]));&quot;&quot;;SMALL([.$M$4:.$M$79];[.A53]))" office:value-type="float" office:value="148" calcext:value-type="float">
            <text:p>148</text:p>
          </table:table-cell>
          <table:table-cell table:formula="of:=IF([.B53]=&quot;&quot;;&quot;&quot;;IF(OR([.D52]=&quot;pb&quot;;[.D52]=&quot;b&quot;;[.D52]=&quot;&quot;;[.D52]=&quot;p&quot;);[.B53]-[.B52];[.B53]-[.B52]-1))" office:value-type="float" office:value="4" calcext:value-type="float">
            <text:p>4</text:p>
          </table:table-cell>
          <table:table-cell table:formula="of:=IF([.B53]=&quot;&quot;;&quot;&quot;;IF(ISNUMBER(MATCH([.B53];[.$M$4:.$M$11];0));&quot;&quot;;INDEX([.$N$23:.$N$79];MATCH([.B53];[.$M$23:.$M$79];0))))" office:value-type="string" office:string-value="b" calcext:value-type="string">
            <text:p>b</text:p>
          </table:table-cell>
          <table:table-cell table:formula="of:=IF([.B53]=&quot;&quot;;&quot;&quot;;IF([.B52]&lt;[.$M$4];INDEX([.$N$4:.$N$11];MATCH([.B52];[.$M$4:.$M$11];-1));INDEX([.$N$4:.$N$11];MATCH([.B52];[.$M$4:.$M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&quot;&quot;))" office:value-type="string" office:string-value="\break" calcext:value-type="string">
            <text:p>\break</text:p>
          </table:table-cell>
          <table:table-cell table:formula="of:=IF(ISERROR(MATCH([.B53];[.$M$24:.$M$79];0));&quot;&quot;;IF(INDEX([.$O$24:.$O$79];MATCH([.B53];[.$M$24:.$M$79];0))=&quot;&quot;;&quot;&quot;;&quot;\grace {&quot;&amp;INDEX([.$O$24:.$O$79];MATCH([.B53];[.$M$24:.$M$79];0))&amp;&quot;}&quot;))">
            <text:p/>
          </table:table-cell>
          <table:table-cell/>
          <table:table-cell table:formula="of:=IF([.B53]=&quot;&quot;;&quot;&quot;;IF([.$M$16]=&quot;Y&quot;;IF([.C53]=0;&quot; &quot;&amp;[.F53];IF(OR([.D53]=&quot;b&quot;;[.D53]=&quot;pb&quot;);[.E53]&amp;&quot;*&quot;&amp;[.C53]&amp;&quot; &quot;&amp;[.F53]&amp;&quot; &quot;&amp;[.G53];[.E53]&amp;&quot;*&quot;&amp;[.C53]&amp;&quot; &quot;&amp;SUBSTITUTE(SUBSTITUTE([.D53];&quot;-pb-&quot;;&quot; \bar &quot;&quot;&quot;&quot; \pageBreak &quot;);&quot;-b-&quot;;&quot; \bar &quot;&quot;&quot;&quot; \break &quot;)));&quot;&quot;))" office:value-type="string" office:string-value="s1*4 \break " calcext:value-type="string">
            <text:p>s1*4 \break </text:p>
          </table:table-cell>
          <table:table-cell table:formula="of:=IF([.Q51]=&quot;&quot;;&quot;&quot;;&quot;\overrideProperty Score.NonMusicalPaperColumn.line-break-system-details #'((Y-offset . &quot;&amp;[.Q51]&amp;&quot;))&quot;)" office:value-type="string" office:string-value="\overrideProperty Score.NonMusicalPaperColumn.line-break-system-details #'((Y-offset . 47))" calcext:value-type="string">
            <text:p>\overrideProperty Score.NonMusicalPaperColumn.line-break-system-details #'((Y-offset . 47))</text:p>
          </table:table-cell>
          <table:table-cell/>
          <table:table-cell table:style-name="ce14" office:value-type="float" office:value="31" calcext:value-type="float">
            <text:p>31</text:p>
          </table:table-cell>
          <table:table-cell table:style-name="ce24" table:formula="of:=IF(INDEX([.$AK53:.$DK53];MATCH([.$M$3];[.$AK$3:.$DK$3];0)+[.$M$1])=&quot;&quot;;&quot;&quot;;INDEX([.$DO$23:.$DO$422];MATCH(INDEX([.$AK53:.$DK53];MATCH([.$M$3];[.$AK$3:.$DK$3];0)+[.$M$1])&amp;IF([.P53]=&quot;&quot;;&quot;&quot;;&quot;_&quot;&amp;[.P53]);[.$DP$23:.$DP$422];0)))" office:value-type="float" office:value="156" calcext:value-type="float">
            <text:p>156</text:p>
          </table:table-cell>
          <table:table-cell table:style-name="ce14" table:formula="of:=IF(INDEX([.$AK53:.$DK53];MATCH([.$M$3];[.$AK$3:.$DK$3];0)+[.N$1])=&quot;&quot;;&quot;&quot;;INDEX([.$AK53:.$DK53];MATCH([.$M$3];[.$AK$3:.$DK$3];0)+[.N$1]))" office:value-type="string" office:string-value="b" calcext:value-type="string">
            <text:p>b</text:p>
          </table:table-cell>
          <table:table-cell table:style-name="ce51" table:formula="of:=IF(INDEX([.$AK53:.$DK53];MATCH([.$M$3];[.$AK$3:.$DK$3];0)+[.O$1])=&quot;&quot;;&quot;&quot;;INDEX([.$AK53:.$DK53];MATCH([.$M$3];[.$AK$3:.$DK$3];0)+[.O$1]))">
            <text:p/>
          </table:table-cell>
          <table:table-cell table:style-name="ce51" table:formula="of:=IF(INDEX([.$AK53:.$DK53];MATCH([.$M$3];[.$AK$3:.$DK$3];0)+[.P$1])=&quot;&quot;;&quot;&quot;;INDEX([.$AK53:.$DK53];MATCH([.$M$3];[.$AK$3:.$DK$3];0)+[.P$1]))">
            <text:p/>
          </table:table-cell>
          <table:table-cell table:style-name="ce37" table:formula="of:=IF(INDEX([.$AK53:.$DK53];MATCH([.$M$3];[.$AK$3:.$DK$3];0)+[.Q$1])=&quot;&quot;;&quot;&quot;;INDEX([.$AK53:.$DK53];MATCH([.$M$3];[.$AK$3:.$DK$3];0)+[.Q$1]))" office:value-type="float" office:value="68" calcext:value-type="float">
            <text:p>68</text:p>
          </table:table-cell>
          <table:table-cell table:style-name="ce24" table:formula="of:=IF(INDEX([.$AK53:.$DK53];MATCH([.$M$3];[.$AK$3:.$DK$3];0)+[.R$1])=&quot;&quot;;&quot;&quot;;INDEX([.$DO$23:.$DO$422];MATCH(INDEX([.$AK53:.$DK53];MATCH([.$M$3];[.$AK$3:.$DK$3];0)+[.R$1])&amp;IF([.U53]=&quot;&quot;;&quot;&quot;;&quot;_&quot;&amp;[.U53]);[.$DQ$23:.$DQ$422];0)))">
            <text:p/>
          </table:table-cell>
          <table:table-cell table:style-name="ce14" table:formula="of:=IF(INDEX([.$AK53:.$DK53];MATCH([.$M$3];[.$AK$3:.$DK$3];0)+[.S$1])=&quot;&quot;;&quot;&quot;;INDEX([.$AK53:.$DK53];MATCH([.$M$3];[.$AK$3:.$DK$3];0)+[.S$1]))">
            <text:p/>
          </table:table-cell>
          <table:table-cell table:style-name="ce14" table:formula="of:=IF(INDEX([.$AK53:.$DK53];MATCH([.$M$3];[.$AK$3:.$DK$3];0)+[.T$1])=&quot;&quot;;&quot;&quot;;INDEX([.$AK53:.$DK53];MATCH([.$M$3];[.$AK$3:.$DK$3];0)+[.T$1]))">
            <text:p/>
          </table:table-cell>
          <table:table-cell table:style-name="ce51" table:formula="of:=IF(INDEX([.$AK53:.$DK53];MATCH([.$M$3];[.$AK$3:.$DK$3];0)+[.U$1])=&quot;&quot;;&quot;&quot;;INDEX([.$AK53:.$DK53];MATCH([.$M$3];[.$AK$3:.$DK$3];0)+[.U$1]))">
            <text:p/>
          </table:table-cell>
          <table:table-cell table:style-name="ce37" table:formula="of:=IF(INDEX([.$AK53:.$DK53];MATCH([.$M$3];[.$AK$3:.$DK$3];0)+[.V$1])=&quot;&quot;;&quot;&quot;;INDEX([.$AK53:.$DK53];MATCH([.$M$3];[.$AK$3:.$DK$3];0)+[.V$1]))">
            <text:p/>
          </table:table-cell>
          <table:table-cell table:style-name="ce24" table:formula="of:=IF(INDEX([.$AK53:.$DK53];MATCH([.$M$3];[.$AK$3:.$DK$3];0)+[.W$1])=&quot;&quot;;&quot;&quot;;INDEX([.$DO$23:.$DO$422];MATCH(INDEX([.$AK53:.$DK53];MATCH([.$M$3];[.$AK$3:.$DK$3];0)+[.W$1])&amp;IF([.Z53]=&quot;&quot;;&quot;&quot;;&quot;_&quot;&amp;[.Z53]);[.$DR$23:.$DR$422];0)))">
            <text:p/>
          </table:table-cell>
          <table:table-cell table:style-name="ce14" table:formula="of:=IF(INDEX([.$AK53:.$DK53];MATCH([.$M$3];[.$AK$3:.$DK$3];0)+[.X$1])=&quot;&quot;;&quot;&quot;;INDEX([.$AK53:.$DK53];MATCH([.$M$3];[.$AK$3:.$DK$3];0)+[.X$1]))">
            <text:p/>
          </table:table-cell>
          <table:table-cell table:style-name="ce14" table:formula="of:=IF(INDEX([.$AK53:.$DK53];MATCH([.$M$3];[.$AK$3:.$DK$3];0)+[.Y$1])=&quot;&quot;;&quot;&quot;;INDEX([.$AK53:.$DK53];MATCH([.$M$3];[.$AK$3:.$DK$3];0)+[.Y$1]))">
            <text:p/>
          </table:table-cell>
          <table:table-cell table:style-name="ce51" table:formula="of:=IF(INDEX([.$AK53:.$DK53];MATCH([.$M$3];[.$AK$3:.$DK$3];0)+[.Z$1])=&quot;&quot;;&quot;&quot;;INDEX([.$AK53:.$DK53];MATCH([.$M$3];[.$AK$3:.$DK$3];0)+[.Z$1]))">
            <text:p/>
          </table:table-cell>
          <table:table-cell table:style-name="ce37" table:formula="of:=IF(INDEX([.$AK53:.$DK53];MATCH([.$M$3];[.$AK$3:.$DK$3];0)+[.AA$1])=&quot;&quot;;&quot;&quot;;INDEX([.$AK53:.$DK53];MATCH([.$M$3];[.$AK$3:.$DK$3];0)+[.AA$1]))">
            <text:p/>
          </table:table-cell>
          <table:table-cell table:style-name="ce24" table:formula="of:=IF(INDEX([.$AK53:.$DK53];MATCH([.$M$3];[.$AK$3:.$DK$3];0)+[.AB$1])=&quot;&quot;;&quot;&quot;;INDEX([.$DO$23:.$DO$422];MATCH(INDEX([.$AK53:.$DK53];MATCH([.$M$3];[.$AK$3:.$DK$3];0)+[.AB$1])&amp;IF([.AE53]=&quot;&quot;;&quot;&quot;;&quot;_&quot;&amp;[.AE53]);[.$DS$23:.$DS$422];0)))">
            <text:p/>
          </table:table-cell>
          <table:table-cell table:style-name="ce14" table:formula="of:=IF(INDEX([.$AK53:.$DK53];MATCH([.$M$3];[.$AK$3:.$DK$3];0)+[.AC$1])=&quot;&quot;;&quot;&quot;;INDEX([.$AK53:.$DK53];MATCH([.$M$3];[.$AK$3:.$DK$3];0)+[.AC$1]))">
            <text:p/>
          </table:table-cell>
          <table:table-cell table:style-name="ce14" table:formula="of:=IF(INDEX([.$AK53:.$DK53];MATCH([.$M$3];[.$AK$3:.$DK$3];0)+[.AD$1])=&quot;&quot;;&quot;&quot;;INDEX([.$AK53:.$DK53];MATCH([.$M$3];[.$AK$3:.$DK$3];0)+[.AD$1]))">
            <text:p/>
          </table:table-cell>
          <table:table-cell table:style-name="ce51" table:formula="of:=IF(INDEX([.$AK53:.$DK53];MATCH([.$M$3];[.$AK$3:.$DK$3];0)+[.AE$1])=&quot;&quot;;&quot;&quot;;INDEX([.$AK53:.$DK53];MATCH([.$M$3];[.$AK$3:.$DK$3];0)+[.AE$1]))">
            <text:p/>
          </table:table-cell>
          <table:table-cell table:style-name="ce37" table:formula="of:=IF(INDEX([.$AK53:.$DK53];MATCH([.$M$3];[.$AK$3:.$DK$3];0)+[.AF$1])=&quot;&quot;;&quot;&quot;;INDEX([.$AK53:.$DK53];MATCH([.$M$3];[.$AK$3:.$DK$3];0)+[.AF$1]))">
            <text:p/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style-name="ce27" office:value-type="float" office:value="161" calcext:value-type="float">
            <text:p>161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1.5" calcext:value-type="float">
            <text:p>81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2" calcext:value-type="float">
            <text:p>25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3" calcext:value-type="float">
            <text:p>95.3</text:p>
          </table:table-cell>
          <table:table-cell table:style-name="ce27" office:value-type="float" office:value="150" calcext:value-type="float">
            <text:p>150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54" calcext:value-type="float">
            <text:p>54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47" calcext:value-type="float">
            <text:p>247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 office:value-type="float" office:value="156" calcext:value-type="float">
            <text:p>15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68" calcext:value-type="float">
            <text:p>6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31" calcext:value-type="float">
            <text:p>31</text:p>
          </table:table-cell>
          <table:table-cell table:formula="of:=IF([$BARS.D34]=&quot;&quot;;&quot;&quot;;[$BARS.D34])" office:value-type="float" office:value="31" calcext:value-type="float">
            <text:p>31</text:p>
          </table:table-cell>
          <table:table-cell table:formula="of:=IF([$BARS.E34]=&quot;&quot;;&quot;&quot;;[$BARS.E34])" office:value-type="float" office:value="31" calcext:value-type="float">
            <text:p>31</text:p>
          </table:table-cell>
          <table:table-cell table:formula="of:=IF([$BARS.F34]=&quot;&quot;;&quot;&quot;;[$BARS.F34])" office:value-type="float" office:value="31" calcext:value-type="float">
            <text:p>31</text:p>
          </table:table-cell>
          <table:table-cell table:formula="of:=IF([$BARS.G34]=&quot;&quot;;&quot;&quot;;[$BARS.G34])" office:value-type="float" office:value="31" calcext:value-type="float">
            <text:p>31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IF(ISERROR(SMALL([.$M$4:.$M$79];[.A54]));&quot;&quot;;SMALL([.$M$4:.$M$79];[.A54]))" office:value-type="float" office:value="156" calcext:value-type="float">
            <text:p>156</text:p>
          </table:table-cell>
          <table:table-cell table:formula="of:=IF([.B54]=&quot;&quot;;&quot;&quot;;IF(OR([.D53]=&quot;pb&quot;;[.D53]=&quot;b&quot;;[.D53]=&quot;&quot;;[.D53]=&quot;p&quot;);[.B54]-[.B53];[.B54]-[.B53]-1))" office:value-type="float" office:value="8" calcext:value-type="float">
            <text:p>8</text:p>
          </table:table-cell>
          <table:table-cell table:formula="of:=IF([.B54]=&quot;&quot;;&quot;&quot;;IF(ISNUMBER(MATCH([.B54];[.$M$4:.$M$11];0));&quot;&quot;;INDEX([.$N$23:.$N$79];MATCH([.B54];[.$M$23:.$M$79];0))))" office:value-type="string" office:string-value="b" calcext:value-type="string">
            <text:p>b</text:p>
          </table:table-cell>
          <table:table-cell table:formula="of:=IF([.B54]=&quot;&quot;;&quot;&quot;;IF([.B53]&lt;[.$M$4];INDEX([.$N$4:.$N$11];MATCH([.B53];[.$M$4:.$M$11];-1));INDEX([.$N$4:.$N$11];MATCH([.B53];[.$M$4:.$M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&quot;&quot;))" office:value-type="string" office:string-value="\break" calcext:value-type="string">
            <text:p>\break</text:p>
          </table:table-cell>
          <table:table-cell table:formula="of:=IF(ISERROR(MATCH([.B54];[.$M$24:.$M$79];0));&quot;&quot;;IF(INDEX([.$O$24:.$O$79];MATCH([.B54];[.$M$24:.$M$79];0))=&quot;&quot;;&quot;&quot;;&quot;\grace {&quot;&amp;INDEX([.$O$24:.$O$79];MATCH([.B54];[.$M$24:.$M$79];0))&amp;&quot;}&quot;))">
            <text:p/>
          </table:table-cell>
          <table:table-cell/>
          <table:table-cell table:formula="of:=IF([.B54]=&quot;&quot;;&quot;&quot;;IF([.$M$16]=&quot;Y&quot;;IF([.C54]=0;&quot; &quot;&amp;[.F54];IF(OR([.D54]=&quot;b&quot;;[.D54]=&quot;pb&quot;);[.E54]&amp;&quot;*&quot;&amp;[.C54]&amp;&quot; &quot;&amp;[.F54]&amp;&quot; &quot;&amp;[.G54];[.E54]&amp;&quot;*&quot;&amp;[.C54]&amp;&quot; &quot;&amp;SUBSTITUTE(SUBSTITUTE([.D54];&quot;-pb-&quot;;&quot; \bar &quot;&quot;&quot;&quot; \pageBreak &quot;);&quot;-b-&quot;;&quot; \bar &quot;&quot;&quot;&quot; \break &quot;)));&quot;&quot;))" office:value-type="string" office:string-value="s1*8 \break " calcext:value-type="string">
            <text:p>s1*8 \break </text:p>
          </table:table-cell>
          <table:table-cell table:formula="of:=IF([.Q52]=&quot;&quot;;&quot;&quot;;&quot;\overrideProperty Score.NonMusicalPaperColumn.line-break-system-details #'((Y-offset . &quot;&amp;[.Q52]&amp;&quot;))&quot;)" office:value-type="string" office:string-value="\overrideProperty Score.NonMusicalPaperColumn.line-break-system-details #'((Y-offset . 57.5))" calcext:value-type="string">
            <text:p>\overrideProperty Score.NonMusicalPaperColumn.line-break-system-details #'((Y-offset . 57.5))</text:p>
          </table:table-cell>
          <table:table-cell/>
          <table:table-cell table:style-name="ce14" office:value-type="float" office:value="32" calcext:value-type="float">
            <text:p>32</text:p>
          </table:table-cell>
          <table:table-cell table:style-name="ce24" table:formula="of:=IF(INDEX([.$AK54:.$DK54];MATCH([.$M$3];[.$AK$3:.$DK$3];0)+[.$M$1])=&quot;&quot;;&quot;&quot;;INDEX([.$DO$23:.$DO$422];MATCH(INDEX([.$AK54:.$DK54];MATCH([.$M$3];[.$AK$3:.$DK$3];0)+[.$M$1])&amp;IF([.P54]=&quot;&quot;;&quot;&quot;;&quot;_&quot;&amp;[.P54]);[.$DP$23:.$DP$422];0)))" office:value-type="float" office:value="163" calcext:value-type="float">
            <text:p>163</text:p>
          </table:table-cell>
          <table:table-cell table:style-name="ce14" table:formula="of:=IF(INDEX([.$AK54:.$DK54];MATCH([.$M$3];[.$AK$3:.$DK$3];0)+[.N$1])=&quot;&quot;;&quot;&quot;;INDEX([.$AK54:.$DK54];MATCH([.$M$3];[.$AK$3:.$DK$3];0)+[.N$1]))" office:value-type="string" office:string-value="b" calcext:value-type="string">
            <text:p>b</text:p>
          </table:table-cell>
          <table:table-cell table:style-name="ce51" table:formula="of:=IF(INDEX([.$AK54:.$DK54];MATCH([.$M$3];[.$AK$3:.$DK$3];0)+[.O$1])=&quot;&quot;;&quot;&quot;;INDEX([.$AK54:.$DK54];MATCH([.$M$3];[.$AK$3:.$DK$3];0)+[.O$1]))">
            <text:p/>
          </table:table-cell>
          <table:table-cell table:style-name="ce51" table:formula="of:=IF(INDEX([.$AK54:.$DK54];MATCH([.$M$3];[.$AK$3:.$DK$3];0)+[.P$1])=&quot;&quot;;&quot;&quot;;INDEX([.$AK54:.$DK54];MATCH([.$M$3];[.$AK$3:.$DK$3];0)+[.P$1]))">
            <text:p/>
          </table:table-cell>
          <table:table-cell table:style-name="ce37" table:formula="of:=IF(INDEX([.$AK54:.$DK54];MATCH([.$M$3];[.$AK$3:.$DK$3];0)+[.Q$1])=&quot;&quot;;&quot;&quot;;INDEX([.$AK54:.$DK54];MATCH([.$M$3];[.$AK$3:.$DK$3];0)+[.Q$1]))" office:value-type="float" office:value="78.5" calcext:value-type="float">
            <text:p>78.5</text:p>
          </table:table-cell>
          <table:table-cell table:style-name="ce24" table:formula="of:=IF(INDEX([.$AK54:.$DK54];MATCH([.$M$3];[.$AK$3:.$DK$3];0)+[.R$1])=&quot;&quot;;&quot;&quot;;INDEX([.$DO$23:.$DO$422];MATCH(INDEX([.$AK54:.$DK54];MATCH([.$M$3];[.$AK$3:.$DK$3];0)+[.R$1])&amp;IF([.U54]=&quot;&quot;;&quot;&quot;;&quot;_&quot;&amp;[.U54]);[.$DQ$23:.$DQ$422];0)))">
            <text:p/>
          </table:table-cell>
          <table:table-cell table:style-name="ce14" table:formula="of:=IF(INDEX([.$AK54:.$DK54];MATCH([.$M$3];[.$AK$3:.$DK$3];0)+[.S$1])=&quot;&quot;;&quot;&quot;;INDEX([.$AK54:.$DK54];MATCH([.$M$3];[.$AK$3:.$DK$3];0)+[.S$1]))">
            <text:p/>
          </table:table-cell>
          <table:table-cell table:style-name="ce14" table:formula="of:=IF(INDEX([.$AK54:.$DK54];MATCH([.$M$3];[.$AK$3:.$DK$3];0)+[.T$1])=&quot;&quot;;&quot;&quot;;INDEX([.$AK54:.$DK54];MATCH([.$M$3];[.$AK$3:.$DK$3];0)+[.T$1]))">
            <text:p/>
          </table:table-cell>
          <table:table-cell table:style-name="ce51" table:formula="of:=IF(INDEX([.$AK54:.$DK54];MATCH([.$M$3];[.$AK$3:.$DK$3];0)+[.U$1])=&quot;&quot;;&quot;&quot;;INDEX([.$AK54:.$DK54];MATCH([.$M$3];[.$AK$3:.$DK$3];0)+[.U$1]))">
            <text:p/>
          </table:table-cell>
          <table:table-cell table:style-name="ce37" table:formula="of:=IF(INDEX([.$AK54:.$DK54];MATCH([.$M$3];[.$AK$3:.$DK$3];0)+[.V$1])=&quot;&quot;;&quot;&quot;;INDEX([.$AK54:.$DK54];MATCH([.$M$3];[.$AK$3:.$DK$3];0)+[.V$1]))">
            <text:p/>
          </table:table-cell>
          <table:table-cell table:style-name="ce24" table:formula="of:=IF(INDEX([.$AK54:.$DK54];MATCH([.$M$3];[.$AK$3:.$DK$3];0)+[.W$1])=&quot;&quot;;&quot;&quot;;INDEX([.$DO$23:.$DO$422];MATCH(INDEX([.$AK54:.$DK54];MATCH([.$M$3];[.$AK$3:.$DK$3];0)+[.W$1])&amp;IF([.Z54]=&quot;&quot;;&quot;&quot;;&quot;_&quot;&amp;[.Z54]);[.$DR$23:.$DR$422];0)))">
            <text:p/>
          </table:table-cell>
          <table:table-cell table:style-name="ce14" table:formula="of:=IF(INDEX([.$AK54:.$DK54];MATCH([.$M$3];[.$AK$3:.$DK$3];0)+[.X$1])=&quot;&quot;;&quot;&quot;;INDEX([.$AK54:.$DK54];MATCH([.$M$3];[.$AK$3:.$DK$3];0)+[.X$1]))">
            <text:p/>
          </table:table-cell>
          <table:table-cell table:style-name="ce14" table:formula="of:=IF(INDEX([.$AK54:.$DK54];MATCH([.$M$3];[.$AK$3:.$DK$3];0)+[.Y$1])=&quot;&quot;;&quot;&quot;;INDEX([.$AK54:.$DK54];MATCH([.$M$3];[.$AK$3:.$DK$3];0)+[.Y$1]))">
            <text:p/>
          </table:table-cell>
          <table:table-cell table:style-name="ce51" table:formula="of:=IF(INDEX([.$AK54:.$DK54];MATCH([.$M$3];[.$AK$3:.$DK$3];0)+[.Z$1])=&quot;&quot;;&quot;&quot;;INDEX([.$AK54:.$DK54];MATCH([.$M$3];[.$AK$3:.$DK$3];0)+[.Z$1]))">
            <text:p/>
          </table:table-cell>
          <table:table-cell table:style-name="ce37" table:formula="of:=IF(INDEX([.$AK54:.$DK54];MATCH([.$M$3];[.$AK$3:.$DK$3];0)+[.AA$1])=&quot;&quot;;&quot;&quot;;INDEX([.$AK54:.$DK54];MATCH([.$M$3];[.$AK$3:.$DK$3];0)+[.AA$1]))">
            <text:p/>
          </table:table-cell>
          <table:table-cell table:style-name="ce24" table:formula="of:=IF(INDEX([.$AK54:.$DK54];MATCH([.$M$3];[.$AK$3:.$DK$3];0)+[.AB$1])=&quot;&quot;;&quot;&quot;;INDEX([.$DO$23:.$DO$422];MATCH(INDEX([.$AK54:.$DK54];MATCH([.$M$3];[.$AK$3:.$DK$3];0)+[.AB$1])&amp;IF([.AE54]=&quot;&quot;;&quot;&quot;;&quot;_&quot;&amp;[.AE54]);[.$DS$23:.$DS$422];0)))">
            <text:p/>
          </table:table-cell>
          <table:table-cell table:style-name="ce14" table:formula="of:=IF(INDEX([.$AK54:.$DK54];MATCH([.$M$3];[.$AK$3:.$DK$3];0)+[.AC$1])=&quot;&quot;;&quot;&quot;;INDEX([.$AK54:.$DK54];MATCH([.$M$3];[.$AK$3:.$DK$3];0)+[.AC$1]))">
            <text:p/>
          </table:table-cell>
          <table:table-cell table:style-name="ce14" table:formula="of:=IF(INDEX([.$AK54:.$DK54];MATCH([.$M$3];[.$AK$3:.$DK$3];0)+[.AD$1])=&quot;&quot;;&quot;&quot;;INDEX([.$AK54:.$DK54];MATCH([.$M$3];[.$AK$3:.$DK$3];0)+[.AD$1]))">
            <text:p/>
          </table:table-cell>
          <table:table-cell table:style-name="ce51" table:formula="of:=IF(INDEX([.$AK54:.$DK54];MATCH([.$M$3];[.$AK$3:.$DK$3];0)+[.AE$1])=&quot;&quot;;&quot;&quot;;INDEX([.$AK54:.$DK54];MATCH([.$M$3];[.$AK$3:.$DK$3];0)+[.AE$1]))">
            <text:p/>
          </table:table-cell>
          <table:table-cell table:style-name="ce37" table:formula="of:=IF(INDEX([.$AK54:.$DK54];MATCH([.$M$3];[.$AK$3:.$DK$3];0)+[.AF$1])=&quot;&quot;;&quot;&quot;;INDEX([.$AK54:.$DK54];MATCH([.$M$3];[.$AK$3:.$DK$3];0)+[.AF$1]))">
            <text:p/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style-name="ce27" office:value-type="float" office:value="166" calcext:value-type="float">
            <text:p>166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1" calcext:value-type="float">
            <text:p>9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7" calcext:value-type="float">
            <text:p>108.7</text:p>
          </table:table-cell>
          <table:table-cell table:style-name="ce27" office:value-type="float" office:value="158" calcext:value-type="float">
            <text:p>15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67.5" calcext:value-type="float">
            <text:p>67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54" calcext:value-type="float">
            <text:p>25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6" calcext:value-type="float">
            <text:p>96</text:p>
          </table:table-cell>
          <table:table-cell table:style-name="ce27" office:value-type="float" office:value="163" calcext:value-type="float">
            <text:p>1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78.5" calcext:value-type="float">
            <text:p>78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32" calcext:value-type="float">
            <text:p>32</text:p>
          </table:table-cell>
          <table:table-cell table:formula="of:=IF([$BARS.D35]=&quot;&quot;;&quot;&quot;;[$BARS.D35])" office:value-type="float" office:value="32" calcext:value-type="float">
            <text:p>32</text:p>
          </table:table-cell>
          <table:table-cell table:formula="of:=IF([$BARS.E35]=&quot;&quot;;&quot;&quot;;[$BARS.E35])" office:value-type="float" office:value="32" calcext:value-type="float">
            <text:p>32</text:p>
          </table:table-cell>
          <table:table-cell table:formula="of:=IF([$BARS.F35]=&quot;&quot;;&quot;&quot;;[$BARS.F35])" office:value-type="float" office:value="32" calcext:value-type="float">
            <text:p>32</text:p>
          </table:table-cell>
          <table:table-cell table:formula="of:=IF([$BARS.G35]=&quot;&quot;;&quot;&quot;;[$BARS.G35])" office:value-type="float" office:value="32" calcext:value-type="float">
            <text:p>32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IF(ISERROR(SMALL([.$M$4:.$M$79];[.A55]));&quot;&quot;;SMALL([.$M$4:.$M$79];[.A55]))" office:value-type="float" office:value="163" calcext:value-type="float">
            <text:p>163</text:p>
          </table:table-cell>
          <table:table-cell table:formula="of:=IF([.B55]=&quot;&quot;;&quot;&quot;;IF(OR([.D54]=&quot;pb&quot;;[.D54]=&quot;b&quot;;[.D54]=&quot;&quot;;[.D54]=&quot;p&quot;);[.B55]-[.B54];[.B55]-[.B54]-1))" office:value-type="float" office:value="7" calcext:value-type="float">
            <text:p>7</text:p>
          </table:table-cell>
          <table:table-cell table:formula="of:=IF([.B55]=&quot;&quot;;&quot;&quot;;IF(ISNUMBER(MATCH([.B55];[.$M$4:.$M$11];0));&quot;&quot;;INDEX([.$N$23:.$N$79];MATCH([.B55];[.$M$23:.$M$79];0))))" office:value-type="string" office:string-value="b" calcext:value-type="string">
            <text:p>b</text:p>
          </table:table-cell>
          <table:table-cell table:formula="of:=IF([.B55]=&quot;&quot;;&quot;&quot;;IF([.B54]&lt;[.$M$4];INDEX([.$N$4:.$N$11];MATCH([.B54];[.$M$4:.$M$11];-1));INDEX([.$N$4:.$N$11];MATCH([.B54];[.$M$4:.$M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&quot;&quot;))" office:value-type="string" office:string-value="\break" calcext:value-type="string">
            <text:p>\break</text:p>
          </table:table-cell>
          <table:table-cell table:formula="of:=IF(ISERROR(MATCH([.B55];[.$M$24:.$M$79];0));&quot;&quot;;IF(INDEX([.$O$24:.$O$79];MATCH([.B55];[.$M$24:.$M$79];0))=&quot;&quot;;&quot;&quot;;&quot;\grace {&quot;&amp;INDEX([.$O$24:.$O$79];MATCH([.B55];[.$M$24:.$M$79];0))&amp;&quot;}&quot;))">
            <text:p/>
          </table:table-cell>
          <table:table-cell/>
          <table:table-cell table:formula="of:=IF([.B55]=&quot;&quot;;&quot;&quot;;IF([.$M$16]=&quot;Y&quot;;IF([.C55]=0;&quot; &quot;&amp;[.F55];IF(OR([.D55]=&quot;b&quot;;[.D55]=&quot;pb&quot;);[.E55]&amp;&quot;*&quot;&amp;[.C55]&amp;&quot; &quot;&amp;[.F55]&amp;&quot; &quot;&amp;[.G55];[.E55]&amp;&quot;*&quot;&amp;[.C55]&amp;&quot; &quot;&amp;SUBSTITUTE(SUBSTITUTE([.D55];&quot;-pb-&quot;;&quot; \bar &quot;&quot;&quot;&quot; \pageBreak &quot;);&quot;-b-&quot;;&quot; \bar &quot;&quot;&quot;&quot; \break &quot;)));&quot;&quot;))" office:value-type="string" office:string-value="s1*7 \break " calcext:value-type="string">
            <text:p>s1*7 \break </text:p>
          </table:table-cell>
          <table:table-cell table:formula="of:=IF([.Q53]=&quot;&quot;;&quot;&quot;;&quot;\overrideProperty Score.NonMusicalPaperColumn.line-break-system-details #'((Y-offset . &quot;&amp;[.Q53]&amp;&quot;))&quot;)" office:value-type="string" office:string-value="\overrideProperty Score.NonMusicalPaperColumn.line-break-system-details #'((Y-offset . 68))" calcext:value-type="string">
            <text:p>\overrideProperty Score.NonMusicalPaperColumn.line-break-system-details #'((Y-offset . 68))</text:p>
          </table:table-cell>
          <table:table-cell/>
          <table:table-cell table:style-name="ce14" office:value-type="float" office:value="33" calcext:value-type="float">
            <text:p>33</text:p>
          </table:table-cell>
          <table:table-cell table:style-name="ce24" table:formula="of:=IF(INDEX([.$AK55:.$DK55];MATCH([.$M$3];[.$AK$3:.$DK$3];0)+[.$M$1])=&quot;&quot;;&quot;&quot;;INDEX([.$DO$23:.$DO$422];MATCH(INDEX([.$AK55:.$DK55];MATCH([.$M$3];[.$AK$3:.$DK$3];0)+[.$M$1])&amp;IF([.P55]=&quot;&quot;;&quot;&quot;;&quot;_&quot;&amp;[.P55]);[.$DP$23:.$DP$422];0)))" office:value-type="float" office:value="168" calcext:value-type="float">
            <text:p>168</text:p>
          </table:table-cell>
          <table:table-cell table:style-name="ce14" table:formula="of:=IF(INDEX([.$AK55:.$DK55];MATCH([.$M$3];[.$AK$3:.$DK$3];0)+[.N$1])=&quot;&quot;;&quot;&quot;;INDEX([.$AK55:.$DK55];MATCH([.$M$3];[.$AK$3:.$DK$3];0)+[.N$1]))" office:value-type="string" office:string-value="b" calcext:value-type="string">
            <text:p>b</text:p>
          </table:table-cell>
          <table:table-cell table:style-name="ce51" table:formula="of:=IF(INDEX([.$AK55:.$DK55];MATCH([.$M$3];[.$AK$3:.$DK$3];0)+[.O$1])=&quot;&quot;;&quot;&quot;;INDEX([.$AK55:.$DK55];MATCH([.$M$3];[.$AK$3:.$DK$3];0)+[.O$1]))">
            <text:p/>
          </table:table-cell>
          <table:table-cell table:style-name="ce51" table:formula="of:=IF(INDEX([.$AK55:.$DK55];MATCH([.$M$3];[.$AK$3:.$DK$3];0)+[.P$1])=&quot;&quot;;&quot;&quot;;INDEX([.$AK55:.$DK55];MATCH([.$M$3];[.$AK$3:.$DK$3];0)+[.P$1]))">
            <text:p/>
          </table:table-cell>
          <table:table-cell table:style-name="ce37" table:formula="of:=IF(INDEX([.$AK55:.$DK55];MATCH([.$M$3];[.$AK$3:.$DK$3];0)+[.Q$1])=&quot;&quot;;&quot;&quot;;INDEX([.$AK55:.$DK55];MATCH([.$M$3];[.$AK$3:.$DK$3];0)+[.Q$1]))" office:value-type="float" office:value="88" calcext:value-type="float">
            <text:p>88</text:p>
          </table:table-cell>
          <table:table-cell table:style-name="ce24" table:formula="of:=IF(INDEX([.$AK55:.$DK55];MATCH([.$M$3];[.$AK$3:.$DK$3];0)+[.R$1])=&quot;&quot;;&quot;&quot;;INDEX([.$DO$23:.$DO$422];MATCH(INDEX([.$AK55:.$DK55];MATCH([.$M$3];[.$AK$3:.$DK$3];0)+[.R$1])&amp;IF([.U55]=&quot;&quot;;&quot;&quot;;&quot;_&quot;&amp;[.U55]);[.$DQ$23:.$DQ$422];0)))">
            <text:p/>
          </table:table-cell>
          <table:table-cell table:style-name="ce14" table:formula="of:=IF(INDEX([.$AK55:.$DK55];MATCH([.$M$3];[.$AK$3:.$DK$3];0)+[.S$1])=&quot;&quot;;&quot;&quot;;INDEX([.$AK55:.$DK55];MATCH([.$M$3];[.$AK$3:.$DK$3];0)+[.S$1]))">
            <text:p/>
          </table:table-cell>
          <table:table-cell table:style-name="ce14" table:formula="of:=IF(INDEX([.$AK55:.$DK55];MATCH([.$M$3];[.$AK$3:.$DK$3];0)+[.T$1])=&quot;&quot;;&quot;&quot;;INDEX([.$AK55:.$DK55];MATCH([.$M$3];[.$AK$3:.$DK$3];0)+[.T$1]))">
            <text:p/>
          </table:table-cell>
          <table:table-cell table:style-name="ce51" table:formula="of:=IF(INDEX([.$AK55:.$DK55];MATCH([.$M$3];[.$AK$3:.$DK$3];0)+[.U$1])=&quot;&quot;;&quot;&quot;;INDEX([.$AK55:.$DK55];MATCH([.$M$3];[.$AK$3:.$DK$3];0)+[.U$1]))">
            <text:p/>
          </table:table-cell>
          <table:table-cell table:style-name="ce37" table:formula="of:=IF(INDEX([.$AK55:.$DK55];MATCH([.$M$3];[.$AK$3:.$DK$3];0)+[.V$1])=&quot;&quot;;&quot;&quot;;INDEX([.$AK55:.$DK55];MATCH([.$M$3];[.$AK$3:.$DK$3];0)+[.V$1]))">
            <text:p/>
          </table:table-cell>
          <table:table-cell table:style-name="ce24" table:formula="of:=IF(INDEX([.$AK55:.$DK55];MATCH([.$M$3];[.$AK$3:.$DK$3];0)+[.W$1])=&quot;&quot;;&quot;&quot;;INDEX([.$DO$23:.$DO$422];MATCH(INDEX([.$AK55:.$DK55];MATCH([.$M$3];[.$AK$3:.$DK$3];0)+[.W$1])&amp;IF([.Z55]=&quot;&quot;;&quot;&quot;;&quot;_&quot;&amp;[.Z55]);[.$DR$23:.$DR$422];0)))">
            <text:p/>
          </table:table-cell>
          <table:table-cell table:style-name="ce14" table:formula="of:=IF(INDEX([.$AK55:.$DK55];MATCH([.$M$3];[.$AK$3:.$DK$3];0)+[.X$1])=&quot;&quot;;&quot;&quot;;INDEX([.$AK55:.$DK55];MATCH([.$M$3];[.$AK$3:.$DK$3];0)+[.X$1]))">
            <text:p/>
          </table:table-cell>
          <table:table-cell table:style-name="ce14" table:formula="of:=IF(INDEX([.$AK55:.$DK55];MATCH([.$M$3];[.$AK$3:.$DK$3];0)+[.Y$1])=&quot;&quot;;&quot;&quot;;INDEX([.$AK55:.$DK55];MATCH([.$M$3];[.$AK$3:.$DK$3];0)+[.Y$1]))">
            <text:p/>
          </table:table-cell>
          <table:table-cell table:style-name="ce51" table:formula="of:=IF(INDEX([.$AK55:.$DK55];MATCH([.$M$3];[.$AK$3:.$DK$3];0)+[.Z$1])=&quot;&quot;;&quot;&quot;;INDEX([.$AK55:.$DK55];MATCH([.$M$3];[.$AK$3:.$DK$3];0)+[.Z$1]))">
            <text:p/>
          </table:table-cell>
          <table:table-cell table:style-name="ce37" table:formula="of:=IF(INDEX([.$AK55:.$DK55];MATCH([.$M$3];[.$AK$3:.$DK$3];0)+[.AA$1])=&quot;&quot;;&quot;&quot;;INDEX([.$AK55:.$DK55];MATCH([.$M$3];[.$AK$3:.$DK$3];0)+[.AA$1]))">
            <text:p/>
          </table:table-cell>
          <table:table-cell table:style-name="ce24" table:formula="of:=IF(INDEX([.$AK55:.$DK55];MATCH([.$M$3];[.$AK$3:.$DK$3];0)+[.AB$1])=&quot;&quot;;&quot;&quot;;INDEX([.$DO$23:.$DO$422];MATCH(INDEX([.$AK55:.$DK55];MATCH([.$M$3];[.$AK$3:.$DK$3];0)+[.AB$1])&amp;IF([.AE55]=&quot;&quot;;&quot;&quot;;&quot;_&quot;&amp;[.AE55]);[.$DS$23:.$DS$422];0)))">
            <text:p/>
          </table:table-cell>
          <table:table-cell table:style-name="ce14" table:formula="of:=IF(INDEX([.$AK55:.$DK55];MATCH([.$M$3];[.$AK$3:.$DK$3];0)+[.AC$1])=&quot;&quot;;&quot;&quot;;INDEX([.$AK55:.$DK55];MATCH([.$M$3];[.$AK$3:.$DK$3];0)+[.AC$1]))">
            <text:p/>
          </table:table-cell>
          <table:table-cell table:style-name="ce14" table:formula="of:=IF(INDEX([.$AK55:.$DK55];MATCH([.$M$3];[.$AK$3:.$DK$3];0)+[.AD$1])=&quot;&quot;;&quot;&quot;;INDEX([.$AK55:.$DK55];MATCH([.$M$3];[.$AK$3:.$DK$3];0)+[.AD$1]))">
            <text:p/>
          </table:table-cell>
          <table:table-cell table:style-name="ce51" table:formula="of:=IF(INDEX([.$AK55:.$DK55];MATCH([.$M$3];[.$AK$3:.$DK$3];0)+[.AE$1])=&quot;&quot;;&quot;&quot;;INDEX([.$AK55:.$DK55];MATCH([.$M$3];[.$AK$3:.$DK$3];0)+[.AE$1]))">
            <text:p/>
          </table:table-cell>
          <table:table-cell table:style-name="ce37" table:formula="of:=IF(INDEX([.$AK55:.$DK55];MATCH([.$M$3];[.$AK$3:.$DK$3];0)+[.AF$1])=&quot;&quot;;&quot;&quot;;INDEX([.$AK55:.$DK55];MATCH([.$M$3];[.$AK$3:.$DK$3];0)+[.AF$1]))">
            <text:p/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style-name="ce27" office:value-type="float" office:value="172" calcext:value-type="float">
            <text:p>172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107" calcext:value-type="float">
            <text:p>107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8" calcext:value-type="float">
            <text:p>2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 office:value-type="float" office:value="163" calcext:value-type="float">
            <text:p>163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80" calcext:value-type="float">
            <text:p>80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0" calcext:value-type="float">
            <text:p>260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" calcext:value-type="float">
            <text:p>109</text:p>
          </table:table-cell>
          <table:table-cell table:style-name="ce27" office:value-type="float" office:value="168" calcext:value-type="float">
            <text:p>168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88" calcext:value-type="float">
            <text:p>88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33" calcext:value-type="float">
            <text:p>33</text:p>
          </table:table-cell>
          <table:table-cell table:formula="of:=IF([$BARS.D36]=&quot;&quot;;&quot;&quot;;[$BARS.D36])" office:value-type="float" office:value="33" calcext:value-type="float">
            <text:p>33</text:p>
          </table:table-cell>
          <table:table-cell table:formula="of:=IF([$BARS.E36]=&quot;&quot;;&quot;&quot;;[$BARS.E36])" office:value-type="float" office:value="33" calcext:value-type="float">
            <text:p>33</text:p>
          </table:table-cell>
          <table:table-cell table:formula="of:=IF([$BARS.F36]=&quot;&quot;;&quot;&quot;;[$BARS.F36])" office:value-type="float" office:value="33" calcext:value-type="float">
            <text:p>33</text:p>
          </table:table-cell>
          <table:table-cell table:formula="of:=IF([$BARS.G36]=&quot;&quot;;&quot;&quot;;[$BARS.G36])" office:value-type="float" office:value="33" calcext:value-type="float">
            <text:p>33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formula="of:=IF(ISERROR(SMALL([.$M$4:.$M$79];[.A56]));&quot;&quot;;SMALL([.$M$4:.$M$79];[.A56]))" office:value-type="float" office:value="168" calcext:value-type="float">
            <text:p>168</text:p>
          </table:table-cell>
          <table:table-cell table:formula="of:=IF([.B56]=&quot;&quot;;&quot;&quot;;IF(OR([.D55]=&quot;pb&quot;;[.D55]=&quot;b&quot;;[.D55]=&quot;&quot;;[.D55]=&quot;p&quot;);[.B56]-[.B55];[.B56]-[.B55]-1))" office:value-type="float" office:value="5" calcext:value-type="float">
            <text:p>5</text:p>
          </table:table-cell>
          <table:table-cell table:formula="of:=IF([.B56]=&quot;&quot;;&quot;&quot;;IF(ISNUMBER(MATCH([.B56];[.$M$4:.$M$11];0));&quot;&quot;;INDEX([.$N$23:.$N$79];MATCH([.B56];[.$M$23:.$M$79];0))))" office:value-type="string" office:string-value="b" calcext:value-type="string">
            <text:p>b</text:p>
          </table:table-cell>
          <table:table-cell table:formula="of:=IF([.B56]=&quot;&quot;;&quot;&quot;;IF([.B55]&lt;[.$M$4];INDEX([.$N$4:.$N$11];MATCH([.B55];[.$M$4:.$M$11];-1));INDEX([.$N$4:.$N$11];MATCH([.B55];[.$M$4:.$M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&quot;&quot;))" office:value-type="string" office:string-value="\break" calcext:value-type="string">
            <text:p>\break</text:p>
          </table:table-cell>
          <table:table-cell table:formula="of:=IF(ISERROR(MATCH([.B56];[.$M$24:.$M$79];0));&quot;&quot;;IF(INDEX([.$O$24:.$O$79];MATCH([.B56];[.$M$24:.$M$79];0))=&quot;&quot;;&quot;&quot;;&quot;\grace {&quot;&amp;INDEX([.$O$24:.$O$79];MATCH([.B56];[.$M$24:.$M$79];0))&amp;&quot;}&quot;))">
            <text:p/>
          </table:table-cell>
          <table:table-cell/>
          <table:table-cell table:formula="of:=IF([.B56]=&quot;&quot;;&quot;&quot;;IF([.$M$16]=&quot;Y&quot;;IF([.C56]=0;&quot; &quot;&amp;[.F56];IF(OR([.D56]=&quot;b&quot;;[.D56]=&quot;pb&quot;);[.E56]&amp;&quot;*&quot;&amp;[.C56]&amp;&quot; &quot;&amp;[.F56]&amp;&quot; &quot;&amp;[.G56];[.E56]&amp;&quot;*&quot;&amp;[.C56]&amp;&quot; &quot;&amp;SUBSTITUTE(SUBSTITUTE([.D56];&quot;-pb-&quot;;&quot; \bar &quot;&quot;&quot;&quot; \pageBreak &quot;);&quot;-b-&quot;;&quot; \bar &quot;&quot;&quot;&quot; \break &quot;)));&quot;&quot;))" office:value-type="string" office:string-value="s1*5 \break " calcext:value-type="string">
            <text:p>s1*5 \break </text:p>
          </table:table-cell>
          <table:table-cell table:formula="of:=IF([.Q54]=&quot;&quot;;&quot;&quot;;&quot;\overrideProperty Score.NonMusicalPaperColumn.line-break-system-details #'((Y-offset . &quot;&amp;[.Q54]&amp;&quot;))&quot;)" office:value-type="string" office:string-value="\overrideProperty Score.NonMusicalPaperColumn.line-break-system-details #'((Y-offset . 78.5))" calcext:value-type="string">
            <text:p>\overrideProperty Score.NonMusicalPaperColumn.line-break-system-details #'((Y-offset . 78.5))</text:p>
          </table:table-cell>
          <table:table-cell/>
          <table:table-cell table:style-name="ce14" office:value-type="float" office:value="34" calcext:value-type="float">
            <text:p>34</text:p>
          </table:table-cell>
          <table:table-cell table:style-name="ce24" table:formula="of:=IF(INDEX([.$AK56:.$DK56];MATCH([.$M$3];[.$AK$3:.$DK$3];0)+[.$M$1])=&quot;&quot;;&quot;&quot;;INDEX([.$DO$23:.$DO$422];MATCH(INDEX([.$AK56:.$DK56];MATCH([.$M$3];[.$AK$3:.$DK$3];0)+[.$M$1])&amp;IF([.P56]=&quot;&quot;;&quot;&quot;;&quot;_&quot;&amp;[.P56]);[.$DP$23:.$DP$422];0)))" office:value-type="float" office:value="174" calcext:value-type="float">
            <text:p>174</text:p>
          </table:table-cell>
          <table:table-cell table:style-name="ce14" table:formula="of:=IF(INDEX([.$AK56:.$DK56];MATCH([.$M$3];[.$AK$3:.$DK$3];0)+[.N$1])=&quot;&quot;;&quot;&quot;;INDEX([.$AK56:.$DK56];MATCH([.$M$3];[.$AK$3:.$DK$3];0)+[.N$1]))" office:value-type="string" office:string-value="b" calcext:value-type="string">
            <text:p>b</text:p>
          </table:table-cell>
          <table:table-cell table:style-name="ce51" table:formula="of:=IF(INDEX([.$AK56:.$DK56];MATCH([.$M$3];[.$AK$3:.$DK$3];0)+[.O$1])=&quot;&quot;;&quot;&quot;;INDEX([.$AK56:.$DK56];MATCH([.$M$3];[.$AK$3:.$DK$3];0)+[.O$1]))">
            <text:p/>
          </table:table-cell>
          <table:table-cell table:style-name="ce51" table:formula="of:=IF(INDEX([.$AK56:.$DK56];MATCH([.$M$3];[.$AK$3:.$DK$3];0)+[.P$1])=&quot;&quot;;&quot;&quot;;INDEX([.$AK56:.$DK56];MATCH([.$M$3];[.$AK$3:.$DK$3];0)+[.P$1]))">
            <text:p/>
          </table:table-cell>
          <table:table-cell table:style-name="ce37" table:formula="of:=IF(INDEX([.$AK56:.$DK56];MATCH([.$M$3];[.$AK$3:.$DK$3];0)+[.Q$1])=&quot;&quot;;&quot;&quot;;INDEX([.$AK56:.$DK56];MATCH([.$M$3];[.$AK$3:.$DK$3];0)+[.Q$1]))" office:value-type="float" office:value="99.5" calcext:value-type="float">
            <text:p>99.5</text:p>
          </table:table-cell>
          <table:table-cell table:style-name="ce24" table:formula="of:=IF(INDEX([.$AK56:.$DK56];MATCH([.$M$3];[.$AK$3:.$DK$3];0)+[.R$1])=&quot;&quot;;&quot;&quot;;INDEX([.$DO$23:.$DO$422];MATCH(INDEX([.$AK56:.$DK56];MATCH([.$M$3];[.$AK$3:.$DK$3];0)+[.R$1])&amp;IF([.U56]=&quot;&quot;;&quot;&quot;;&quot;_&quot;&amp;[.U56]);[.$DQ$23:.$DQ$422];0)))">
            <text:p/>
          </table:table-cell>
          <table:table-cell table:style-name="ce14" table:formula="of:=IF(INDEX([.$AK56:.$DK56];MATCH([.$M$3];[.$AK$3:.$DK$3];0)+[.S$1])=&quot;&quot;;&quot;&quot;;INDEX([.$AK56:.$DK56];MATCH([.$M$3];[.$AK$3:.$DK$3];0)+[.S$1]))">
            <text:p/>
          </table:table-cell>
          <table:table-cell table:style-name="ce14" table:formula="of:=IF(INDEX([.$AK56:.$DK56];MATCH([.$M$3];[.$AK$3:.$DK$3];0)+[.T$1])=&quot;&quot;;&quot;&quot;;INDEX([.$AK56:.$DK56];MATCH([.$M$3];[.$AK$3:.$DK$3];0)+[.T$1]))">
            <text:p/>
          </table:table-cell>
          <table:table-cell table:style-name="ce51" table:formula="of:=IF(INDEX([.$AK56:.$DK56];MATCH([.$M$3];[.$AK$3:.$DK$3];0)+[.U$1])=&quot;&quot;;&quot;&quot;;INDEX([.$AK56:.$DK56];MATCH([.$M$3];[.$AK$3:.$DK$3];0)+[.U$1]))">
            <text:p/>
          </table:table-cell>
          <table:table-cell table:style-name="ce37" table:formula="of:=IF(INDEX([.$AK56:.$DK56];MATCH([.$M$3];[.$AK$3:.$DK$3];0)+[.V$1])=&quot;&quot;;&quot;&quot;;INDEX([.$AK56:.$DK56];MATCH([.$M$3];[.$AK$3:.$DK$3];0)+[.V$1]))">
            <text:p/>
          </table:table-cell>
          <table:table-cell table:style-name="ce24" table:formula="of:=IF(INDEX([.$AK56:.$DK56];MATCH([.$M$3];[.$AK$3:.$DK$3];0)+[.W$1])=&quot;&quot;;&quot;&quot;;INDEX([.$DO$23:.$DO$422];MATCH(INDEX([.$AK56:.$DK56];MATCH([.$M$3];[.$AK$3:.$DK$3];0)+[.W$1])&amp;IF([.Z56]=&quot;&quot;;&quot;&quot;;&quot;_&quot;&amp;[.Z56]);[.$DR$23:.$DR$422];0)))">
            <text:p/>
          </table:table-cell>
          <table:table-cell table:style-name="ce14" table:formula="of:=IF(INDEX([.$AK56:.$DK56];MATCH([.$M$3];[.$AK$3:.$DK$3];0)+[.X$1])=&quot;&quot;;&quot;&quot;;INDEX([.$AK56:.$DK56];MATCH([.$M$3];[.$AK$3:.$DK$3];0)+[.X$1]))">
            <text:p/>
          </table:table-cell>
          <table:table-cell table:style-name="ce14" table:formula="of:=IF(INDEX([.$AK56:.$DK56];MATCH([.$M$3];[.$AK$3:.$DK$3];0)+[.Y$1])=&quot;&quot;;&quot;&quot;;INDEX([.$AK56:.$DK56];MATCH([.$M$3];[.$AK$3:.$DK$3];0)+[.Y$1]))">
            <text:p/>
          </table:table-cell>
          <table:table-cell table:style-name="ce51" table:formula="of:=IF(INDEX([.$AK56:.$DK56];MATCH([.$M$3];[.$AK$3:.$DK$3];0)+[.Z$1])=&quot;&quot;;&quot;&quot;;INDEX([.$AK56:.$DK56];MATCH([.$M$3];[.$AK$3:.$DK$3];0)+[.Z$1]))">
            <text:p/>
          </table:table-cell>
          <table:table-cell table:style-name="ce37" table:formula="of:=IF(INDEX([.$AK56:.$DK56];MATCH([.$M$3];[.$AK$3:.$DK$3];0)+[.AA$1])=&quot;&quot;;&quot;&quot;;INDEX([.$AK56:.$DK56];MATCH([.$M$3];[.$AK$3:.$DK$3];0)+[.AA$1]))">
            <text:p/>
          </table:table-cell>
          <table:table-cell table:style-name="ce24" table:formula="of:=IF(INDEX([.$AK56:.$DK56];MATCH([.$M$3];[.$AK$3:.$DK$3];0)+[.AB$1])=&quot;&quot;;&quot;&quot;;INDEX([.$DO$23:.$DO$422];MATCH(INDEX([.$AK56:.$DK56];MATCH([.$M$3];[.$AK$3:.$DK$3];0)+[.AB$1])&amp;IF([.AE56]=&quot;&quot;;&quot;&quot;;&quot;_&quot;&amp;[.AE56]);[.$DS$23:.$DS$422];0)))">
            <text:p/>
          </table:table-cell>
          <table:table-cell table:style-name="ce14" table:formula="of:=IF(INDEX([.$AK56:.$DK56];MATCH([.$M$3];[.$AK$3:.$DK$3];0)+[.AC$1])=&quot;&quot;;&quot;&quot;;INDEX([.$AK56:.$DK56];MATCH([.$M$3];[.$AK$3:.$DK$3];0)+[.AC$1]))">
            <text:p/>
          </table:table-cell>
          <table:table-cell table:style-name="ce14" table:formula="of:=IF(INDEX([.$AK56:.$DK56];MATCH([.$M$3];[.$AK$3:.$DK$3];0)+[.AD$1])=&quot;&quot;;&quot;&quot;;INDEX([.$AK56:.$DK56];MATCH([.$M$3];[.$AK$3:.$DK$3];0)+[.AD$1]))">
            <text:p/>
          </table:table-cell>
          <table:table-cell table:style-name="ce51" table:formula="of:=IF(INDEX([.$AK56:.$DK56];MATCH([.$M$3];[.$AK$3:.$DK$3];0)+[.AE$1])=&quot;&quot;;&quot;&quot;;INDEX([.$AK56:.$DK56];MATCH([.$M$3];[.$AK$3:.$DK$3];0)+[.AE$1]))">
            <text:p/>
          </table:table-cell>
          <table:table-cell table:style-name="ce37" table:formula="of:=IF(INDEX([.$AK56:.$DK56];MATCH([.$M$3];[.$AK$3:.$DK$3];0)+[.AF$1])=&quot;&quot;;&quot;&quot;;INDEX([.$AK56:.$DK56];MATCH([.$M$3];[.$AK$3:.$DK$3];0)+[.AF$1]))">
            <text:p/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5" calcext:value-type="float">
            <text:p>2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 office:value-type="float" office:value="167" calcext:value-type="float">
            <text:p>167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91" calcext:value-type="float">
            <text:p>91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68" calcext:value-type="float">
            <text:p>2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 office:value-type="float" office:value="174" calcext:value-type="float">
            <text:p>1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35" office:value-type="float" office:value="99.5" calcext:value-type="float">
            <text:p>99.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34" calcext:value-type="float">
            <text:p>34</text:p>
          </table:table-cell>
          <table:table-cell table:formula="of:=IF([$BARS.D37]=&quot;&quot;;&quot;&quot;;[$BARS.D37])" office:value-type="float" office:value="34" calcext:value-type="float">
            <text:p>34</text:p>
          </table:table-cell>
          <table:table-cell table:formula="of:=IF([$BARS.E37]=&quot;&quot;;&quot;&quot;;[$BARS.E37])" office:value-type="float" office:value="34" calcext:value-type="float">
            <text:p>34</text:p>
          </table:table-cell>
          <table:table-cell table:formula="of:=IF([$BARS.F37]=&quot;&quot;;&quot;&quot;;[$BARS.F37])" office:value-type="float" office:value="34" calcext:value-type="float">
            <text:p>34</text:p>
          </table:table-cell>
          <table:table-cell table:formula="of:=IF([$BARS.G37]=&quot;&quot;;&quot;&quot;;[$BARS.G37])" office:value-type="float" office:value="34" calcext:value-type="float">
            <text:p>34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IF(ISERROR(SMALL([.$M$4:.$M$79];[.A57]));&quot;&quot;;SMALL([.$M$4:.$M$79];[.A57]))" office:value-type="float" office:value="174" calcext:value-type="float">
            <text:p>174</text:p>
          </table:table-cell>
          <table:table-cell table:style-name="ce5" table:formula="of:=IF([.B57]=&quot;&quot;;&quot;&quot;;IF(OR([.D56]=&quot;pb&quot;;[.D56]=&quot;b&quot;;[.D56]=&quot;&quot;;[.D56]=&quot;p&quot;);[.B57]-[.B56];[.B57]-[.B56]-1))" office:value-type="float" office:value="6" calcext:value-type="float">
            <text:p>6</text:p>
          </table:table-cell>
          <table:table-cell table:formula="of:=IF([.B57]=&quot;&quot;;&quot;&quot;;IF(ISNUMBER(MATCH([.B57];[.$M$4:.$M$11];0));&quot;&quot;;INDEX([.$N$23:.$N$79];MATCH([.B57];[.$M$23:.$M$79];0))))" office:value-type="string" office:string-value="b" calcext:value-type="string">
            <text:p>b</text:p>
          </table:table-cell>
          <table:table-cell table:formula="of:=IF([.B57]=&quot;&quot;;&quot;&quot;;IF([.B56]&lt;[.$M$4];INDEX([.$N$4:.$N$11];MATCH([.B56];[.$M$4:.$M$11];-1));INDEX([.$N$4:.$N$11];MATCH([.B56];[.$M$4:.$M$11];1))))" office:value-type="string" office:string-value="s1" calcext:value-type="string">
            <text:p>s1</text:p>
          </table:table-cell>
          <table:table-cell table:formula="of:=IF([.D57]=&quot;b&quot;;&quot;\break&quot;;IF([.D57]=&quot;pb&quot;;&quot;\pageBreak&quot;;&quot;&quot;))" office:value-type="string" office:string-value="\break" calcext:value-type="string">
            <text:p>\break</text:p>
          </table:table-cell>
          <table:table-cell table:formula="of:=IF(ISERROR(MATCH([.B57];[.$M$24:.$M$79];0));&quot;&quot;;IF(INDEX([.$O$24:.$O$79];MATCH([.B57];[.$M$24:.$M$79];0))=&quot;&quot;;&quot;&quot;;&quot;\grace {&quot;&amp;INDEX([.$O$24:.$O$79];MATCH([.B57];[.$M$24:.$M$79];0))&amp;&quot;}&quot;))">
            <text:p/>
          </table:table-cell>
          <table:table-cell/>
          <table:table-cell table:formula="of:=IF([.B57]=&quot;&quot;;&quot;&quot;;IF([.$M$16]=&quot;Y&quot;;IF([.C57]=0;&quot; &quot;&amp;[.F57];IF(OR([.D57]=&quot;b&quot;;[.D57]=&quot;pb&quot;);[.E57]&amp;&quot;*&quot;&amp;[.C57]&amp;&quot; &quot;&amp;[.F57]&amp;&quot; &quot;&amp;[.G57];[.E57]&amp;&quot;*&quot;&amp;[.C57]&amp;&quot; &quot;&amp;SUBSTITUTE(SUBSTITUTE([.D57];&quot;-pb-&quot;;&quot; \bar &quot;&quot;&quot;&quot; \pageBreak &quot;);&quot;-b-&quot;;&quot; \bar &quot;&quot;&quot;&quot; \break &quot;)));&quot;&quot;))" office:value-type="string" office:string-value="s1*6 \break " calcext:value-type="string">
            <text:p>s1*6 \break </text:p>
          </table:table-cell>
          <table:table-cell table:formula="of:=IF([.Q55]=&quot;&quot;;&quot;&quot;;&quot;\overrideProperty Score.NonMusicalPaperColumn.line-break-system-details #'((Y-offset . &quot;&amp;[.Q55]&amp;&quot;))&quot;)" office:value-type="string" office:string-value="\overrideProperty Score.NonMusicalPaperColumn.line-break-system-details #'((Y-offset . 88))" calcext:value-type="string">
            <text:p>\overrideProperty Score.NonMusicalPaperColumn.line-break-system-details #'((Y-offset . 88))</text:p>
          </table:table-cell>
          <table:table-cell/>
          <table:table-cell table:style-name="ce14" office:value-type="float" office:value="35" calcext:value-type="float">
            <text:p>35</text:p>
          </table:table-cell>
          <table:table-cell table:style-name="ce24" table:formula="of:=IF(INDEX([.$AK57:.$DK57];MATCH([.$M$3];[.$AK$3:.$DK$3];0)+[.$M$1])=&quot;&quot;;&quot;&quot;;INDEX([.$DO$23:.$DO$422];MATCH(INDEX([.$AK57:.$DK57];MATCH([.$M$3];[.$AK$3:.$DK$3];0)+[.$M$1])&amp;IF([.P57]=&quot;&quot;;&quot;&quot;;&quot;_&quot;&amp;[.P57]);[.$DP$23:.$DP$422];0)))">
            <text:p/>
          </table:table-cell>
          <table:table-cell table:style-name="ce14" table:formula="of:=IF(INDEX([.$AK57:.$DK57];MATCH([.$M$3];[.$AK$3:.$DK$3];0)+[.N$1])=&quot;&quot;;&quot;&quot;;INDEX([.$AK57:.$DK57];MATCH([.$M$3];[.$AK$3:.$DK$3];0)+[.N$1]))">
            <text:p/>
          </table:table-cell>
          <table:table-cell table:style-name="ce51" table:formula="of:=IF(INDEX([.$AK57:.$DK57];MATCH([.$M$3];[.$AK$3:.$DK$3];0)+[.O$1])=&quot;&quot;;&quot;&quot;;INDEX([.$AK57:.$DK57];MATCH([.$M$3];[.$AK$3:.$DK$3];0)+[.O$1]))">
            <text:p/>
          </table:table-cell>
          <table:table-cell table:style-name="ce51" table:formula="of:=IF(INDEX([.$AK57:.$DK57];MATCH([.$M$3];[.$AK$3:.$DK$3];0)+[.P$1])=&quot;&quot;;&quot;&quot;;INDEX([.$AK57:.$DK57];MATCH([.$M$3];[.$AK$3:.$DK$3];0)+[.P$1]))">
            <text:p/>
          </table:table-cell>
          <table:table-cell table:style-name="ce37" table:formula="of:=IF(INDEX([.$AK57:.$DK57];MATCH([.$M$3];[.$AK$3:.$DK$3];0)+[.Q$1])=&quot;&quot;;&quot;&quot;;INDEX([.$AK57:.$DK57];MATCH([.$M$3];[.$AK$3:.$DK$3];0)+[.Q$1]))">
            <text:p/>
          </table:table-cell>
          <table:table-cell table:style-name="ce24" table:formula="of:=IF(INDEX([.$AK57:.$DK57];MATCH([.$M$3];[.$AK$3:.$DK$3];0)+[.R$1])=&quot;&quot;;&quot;&quot;;INDEX([.$DO$23:.$DO$422];MATCH(INDEX([.$AK57:.$DK57];MATCH([.$M$3];[.$AK$3:.$DK$3];0)+[.R$1])&amp;IF([.U57]=&quot;&quot;;&quot;&quot;;&quot;_&quot;&amp;[.U57]);[.$DQ$23:.$DQ$422];0)))">
            <text:p/>
          </table:table-cell>
          <table:table-cell table:style-name="ce14" table:formula="of:=IF(INDEX([.$AK57:.$DK57];MATCH([.$M$3];[.$AK$3:.$DK$3];0)+[.S$1])=&quot;&quot;;&quot;&quot;;INDEX([.$AK57:.$DK57];MATCH([.$M$3];[.$AK$3:.$DK$3];0)+[.S$1]))">
            <text:p/>
          </table:table-cell>
          <table:table-cell table:style-name="ce14" table:formula="of:=IF(INDEX([.$AK57:.$DK57];MATCH([.$M$3];[.$AK$3:.$DK$3];0)+[.T$1])=&quot;&quot;;&quot;&quot;;INDEX([.$AK57:.$DK57];MATCH([.$M$3];[.$AK$3:.$DK$3];0)+[.T$1]))">
            <text:p/>
          </table:table-cell>
          <table:table-cell table:style-name="ce51" table:formula="of:=IF(INDEX([.$AK57:.$DK57];MATCH([.$M$3];[.$AK$3:.$DK$3];0)+[.U$1])=&quot;&quot;;&quot;&quot;;INDEX([.$AK57:.$DK57];MATCH([.$M$3];[.$AK$3:.$DK$3];0)+[.U$1]))">
            <text:p/>
          </table:table-cell>
          <table:table-cell table:style-name="ce37" table:formula="of:=IF(INDEX([.$AK57:.$DK57];MATCH([.$M$3];[.$AK$3:.$DK$3];0)+[.V$1])=&quot;&quot;;&quot;&quot;;INDEX([.$AK57:.$DK57];MATCH([.$M$3];[.$AK$3:.$DK$3];0)+[.V$1]))">
            <text:p/>
          </table:table-cell>
          <table:table-cell table:style-name="ce24" table:formula="of:=IF(INDEX([.$AK57:.$DK57];MATCH([.$M$3];[.$AK$3:.$DK$3];0)+[.W$1])=&quot;&quot;;&quot;&quot;;INDEX([.$DO$23:.$DO$422];MATCH(INDEX([.$AK57:.$DK57];MATCH([.$M$3];[.$AK$3:.$DK$3];0)+[.W$1])&amp;IF([.Z57]=&quot;&quot;;&quot;&quot;;&quot;_&quot;&amp;[.Z57]);[.$DR$23:.$DR$422];0)))">
            <text:p/>
          </table:table-cell>
          <table:table-cell table:style-name="ce14" table:formula="of:=IF(INDEX([.$AK57:.$DK57];MATCH([.$M$3];[.$AK$3:.$DK$3];0)+[.X$1])=&quot;&quot;;&quot;&quot;;INDEX([.$AK57:.$DK57];MATCH([.$M$3];[.$AK$3:.$DK$3];0)+[.X$1]))">
            <text:p/>
          </table:table-cell>
          <table:table-cell table:style-name="ce14" table:formula="of:=IF(INDEX([.$AK57:.$DK57];MATCH([.$M$3];[.$AK$3:.$DK$3];0)+[.Y$1])=&quot;&quot;;&quot;&quot;;INDEX([.$AK57:.$DK57];MATCH([.$M$3];[.$AK$3:.$DK$3];0)+[.Y$1]))">
            <text:p/>
          </table:table-cell>
          <table:table-cell table:style-name="ce51" table:formula="of:=IF(INDEX([.$AK57:.$DK57];MATCH([.$M$3];[.$AK$3:.$DK$3];0)+[.Z$1])=&quot;&quot;;&quot;&quot;;INDEX([.$AK57:.$DK57];MATCH([.$M$3];[.$AK$3:.$DK$3];0)+[.Z$1]))">
            <text:p/>
          </table:table-cell>
          <table:table-cell table:style-name="ce37" table:formula="of:=IF(INDEX([.$AK57:.$DK57];MATCH([.$M$3];[.$AK$3:.$DK$3];0)+[.AA$1])=&quot;&quot;;&quot;&quot;;INDEX([.$AK57:.$DK57];MATCH([.$M$3];[.$AK$3:.$DK$3];0)+[.AA$1]))">
            <text:p/>
          </table:table-cell>
          <table:table-cell table:style-name="ce24" table:formula="of:=IF(INDEX([.$AK57:.$DK57];MATCH([.$M$3];[.$AK$3:.$DK$3];0)+[.AB$1])=&quot;&quot;;&quot;&quot;;INDEX([.$DO$23:.$DO$422];MATCH(INDEX([.$AK57:.$DK57];MATCH([.$M$3];[.$AK$3:.$DK$3];0)+[.AB$1])&amp;IF([.AE57]=&quot;&quot;;&quot;&quot;;&quot;_&quot;&amp;[.AE57]);[.$DS$23:.$DS$422];0)))">
            <text:p/>
          </table:table-cell>
          <table:table-cell table:style-name="ce14" table:formula="of:=IF(INDEX([.$AK57:.$DK57];MATCH([.$M$3];[.$AK$3:.$DK$3];0)+[.AC$1])=&quot;&quot;;&quot;&quot;;INDEX([.$AK57:.$DK57];MATCH([.$M$3];[.$AK$3:.$DK$3];0)+[.AC$1]))">
            <text:p/>
          </table:table-cell>
          <table:table-cell table:style-name="ce14" table:formula="of:=IF(INDEX([.$AK57:.$DK57];MATCH([.$M$3];[.$AK$3:.$DK$3];0)+[.AD$1])=&quot;&quot;;&quot;&quot;;INDEX([.$AK57:.$DK57];MATCH([.$M$3];[.$AK$3:.$DK$3];0)+[.AD$1]))">
            <text:p/>
          </table:table-cell>
          <table:table-cell table:style-name="ce51" table:formula="of:=IF(INDEX([.$AK57:.$DK57];MATCH([.$M$3];[.$AK$3:.$DK$3];0)+[.AE$1])=&quot;&quot;;&quot;&quot;;INDEX([.$AK57:.$DK57];MATCH([.$M$3];[.$AK$3:.$DK$3];0)+[.AE$1]))">
            <text:p/>
          </table:table-cell>
          <table:table-cell table:style-name="ce37" table:formula="of:=IF(INDEX([.$AK57:.$DK57];MATCH([.$M$3];[.$AK$3:.$DK$3];0)+[.AF$1])=&quot;&quot;;&quot;&quot;;INDEX([.$AK57:.$DK57];MATCH([.$M$3];[.$AK$3:.$DK$3];0)+[.AF$1]))">
            <text:p/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5" calcext:value-type="float">
            <text:p>28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 office:value-type="float" office:value="174" calcext:value-type="float">
            <text:p>174</text:p>
          </table:table-cell>
          <table:table-cell table:style-name="ce68" office:value-type="string" calcext:value-type="string">
            <text:p>b</text:p>
          </table:table-cell>
          <table:table-cell table:style-name="ce68"/>
          <table:table-cell table:style-name="ce71"/>
          <table:table-cell table:style-name="ce77" office:value-type="float" office:value="105" calcext:value-type="float">
            <text:p>105</text:p>
          </table:table-cell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75" calcext:value-type="float">
            <text:p>2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3.5" calcext:value-type="float">
            <text:p>133.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35" calcext:value-type="float">
            <text:p>35</text:p>
          </table:table-cell>
          <table:table-cell table:formula="of:=IF([$BARS.D38]=&quot;&quot;;&quot;&quot;;[$BARS.D38])" office:value-type="float" office:value="35" calcext:value-type="float">
            <text:p>35</text:p>
          </table:table-cell>
          <table:table-cell table:formula="of:=IF([$BARS.E38]=&quot;&quot;;&quot;&quot;;[$BARS.E38])" office:value-type="float" office:value="35" calcext:value-type="float">
            <text:p>35</text:p>
          </table:table-cell>
          <table:table-cell table:formula="of:=IF([$BARS.F38]=&quot;&quot;;&quot;&quot;;[$BARS.F38])" office:value-type="float" office:value="35" calcext:value-type="float">
            <text:p>35</text:p>
          </table:table-cell>
          <table:table-cell table:formula="of:=IF([$BARS.G38]=&quot;&quot;;&quot;&quot;;[$BARS.G38])" office:value-type="float" office:value="35" calcext:value-type="float">
            <text:p>35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formula="of:=IF(ISERROR(SMALL([.$M$4:.$M$79];[.A58]));&quot;&quot;;SMALL([.$M$4:.$M$79];[.A58]))" office:value-type="float" office:value="179" calcext:value-type="float">
            <text:p>179</text:p>
          </table:table-cell>
          <table:table-cell table:formula="of:=IF([.B58]=&quot;&quot;;&quot;&quot;;IF(OR([.D57]=&quot;pb&quot;;[.D57]=&quot;b&quot;;[.D57]=&quot;&quot;;[.D57]=&quot;p&quot;);[.B58]-[.B57];[.B58]-[.B57]-1))" office:value-type="float" office:value="5" calcext:value-type="float">
            <text:p>5</text:p>
          </table:table-cell>
          <table:table-cell table:formula="of:=IF([.B58]=&quot;&quot;;&quot;&quot;;IF(ISNUMBER(MATCH([.B58];[.$M$4:.$M$11];0));&quot;&quot;;INDEX([.$N$23:.$N$79];MATCH([.B58];[.$M$23:.$M$79];0))))">
            <text:p/>
          </table:table-cell>
          <table:table-cell table:formula="of:=IF([.B58]=&quot;&quot;;&quot;&quot;;IF([.B57]&lt;[.$M$4];INDEX([.$N$4:.$N$11];MATCH([.B57];[.$M$4:.$M$11];-1));INDEX([.$N$4:.$N$11];MATCH([.B57];[.$M$4:.$M$11];1))))" office:value-type="string" office:string-value="s1" calcext:value-type="string">
            <text:p>s1</text:p>
          </table:table-cell>
          <table:table-cell table:formula="of:=IF([.D58]=&quot;b&quot;;&quot;\break&quot;;IF([.D58]=&quot;pb&quot;;&quot;\pageBreak&quot;;&quot;&quot;))">
            <text:p/>
          </table:table-cell>
          <table:table-cell table:formula="of:=IF(ISERROR(MATCH([.B58];[.$M$24:.$M$79];0));&quot;&quot;;IF(INDEX([.$O$24:.$O$79];MATCH([.B58];[.$M$24:.$M$79];0))=&quot;&quot;;&quot;&quot;;&quot;\grace {&quot;&amp;INDEX([.$O$24:.$O$79];MATCH([.B58];[.$M$24:.$M$79];0))&amp;&quot;}&quot;))">
            <text:p/>
          </table:table-cell>
          <table:table-cell/>
          <table:table-cell table:formula="of:=IF([.B58]=&quot;&quot;;&quot;&quot;;IF([.$M$16]=&quot;Y&quot;;IF([.C58]=0;&quot; &quot;&amp;[.F58];IF(OR([.D58]=&quot;b&quot;;[.D58]=&quot;pb&quot;);[.E58]&amp;&quot;*&quot;&amp;[.C58]&amp;&quot; &quot;&amp;[.F58]&amp;&quot; &quot;&amp;[.G58];[.E58]&amp;&quot;*&quot;&amp;[.C58]&amp;&quot; &quot;&amp;SUBSTITUTE(SUBSTITUTE([.D58];&quot;-pb-&quot;;&quot; \bar &quot;&quot;&quot;&quot; \pageBreak &quot;);&quot;-b-&quot;;&quot; \bar &quot;&quot;&quot;&quot; \break &quot;)));&quot;&quot;))" office:value-type="string" office:string-value="s1*5 " calcext:value-type="string">
            <text:p>s1*5 </text:p>
          </table:table-cell>
          <table:table-cell table:formula="of:=IF([.Q56]=&quot;&quot;;&quot;&quot;;&quot;\overrideProperty Score.NonMusicalPaperColumn.line-break-system-details #'((Y-offset . &quot;&amp;[.Q56]&amp;&quot;))&quot;)" office:value-type="string" office:string-value="\overrideProperty Score.NonMusicalPaperColumn.line-break-system-details #'((Y-offset . 99.5))" calcext:value-type="string">
            <text:p>\overrideProperty Score.NonMusicalPaperColumn.line-break-system-details #'((Y-offset . 99.5))</text:p>
          </table:table-cell>
          <table:table-cell/>
          <table:table-cell table:style-name="ce14" office:value-type="float" office:value="36" calcext:value-type="float">
            <text:p>36</text:p>
          </table:table-cell>
          <table:table-cell table:style-name="ce24" table:formula="of:=IF(INDEX([.$AK58:.$DK58];MATCH([.$M$3];[.$AK$3:.$DK$3];0)+[.$M$1])=&quot;&quot;;&quot;&quot;;INDEX([.$DO$23:.$DO$422];MATCH(INDEX([.$AK58:.$DK58];MATCH([.$M$3];[.$AK$3:.$DK$3];0)+[.$M$1])&amp;IF([.P58]=&quot;&quot;;&quot;&quot;;&quot;_&quot;&amp;[.P58]);[.$DP$23:.$DP$422];0)))">
            <text:p/>
          </table:table-cell>
          <table:table-cell table:style-name="ce14" table:formula="of:=IF(INDEX([.$AK58:.$DK58];MATCH([.$M$3];[.$AK$3:.$DK$3];0)+[.N$1])=&quot;&quot;;&quot;&quot;;INDEX([.$AK58:.$DK58];MATCH([.$M$3];[.$AK$3:.$DK$3];0)+[.N$1]))">
            <text:p/>
          </table:table-cell>
          <table:table-cell table:style-name="ce51" table:formula="of:=IF(INDEX([.$AK58:.$DK58];MATCH([.$M$3];[.$AK$3:.$DK$3];0)+[.O$1])=&quot;&quot;;&quot;&quot;;INDEX([.$AK58:.$DK58];MATCH([.$M$3];[.$AK$3:.$DK$3];0)+[.O$1]))">
            <text:p/>
          </table:table-cell>
          <table:table-cell table:style-name="ce51" table:formula="of:=IF(INDEX([.$AK58:.$DK58];MATCH([.$M$3];[.$AK$3:.$DK$3];0)+[.P$1])=&quot;&quot;;&quot;&quot;;INDEX([.$AK58:.$DK58];MATCH([.$M$3];[.$AK$3:.$DK$3];0)+[.P$1]))">
            <text:p/>
          </table:table-cell>
          <table:table-cell table:style-name="ce37" table:formula="of:=IF(INDEX([.$AK58:.$DK58];MATCH([.$M$3];[.$AK$3:.$DK$3];0)+[.Q$1])=&quot;&quot;;&quot;&quot;;INDEX([.$AK58:.$DK58];MATCH([.$M$3];[.$AK$3:.$DK$3];0)+[.Q$1]))">
            <text:p/>
          </table:table-cell>
          <table:table-cell table:style-name="ce24" table:formula="of:=IF(INDEX([.$AK58:.$DK58];MATCH([.$M$3];[.$AK$3:.$DK$3];0)+[.R$1])=&quot;&quot;;&quot;&quot;;INDEX([.$DO$23:.$DO$422];MATCH(INDEX([.$AK58:.$DK58];MATCH([.$M$3];[.$AK$3:.$DK$3];0)+[.R$1])&amp;IF([.U58]=&quot;&quot;;&quot;&quot;;&quot;_&quot;&amp;[.U58]);[.$DQ$23:.$DQ$422];0)))">
            <text:p/>
          </table:table-cell>
          <table:table-cell table:style-name="ce14" table:formula="of:=IF(INDEX([.$AK58:.$DK58];MATCH([.$M$3];[.$AK$3:.$DK$3];0)+[.S$1])=&quot;&quot;;&quot;&quot;;INDEX([.$AK58:.$DK58];MATCH([.$M$3];[.$AK$3:.$DK$3];0)+[.S$1]))">
            <text:p/>
          </table:table-cell>
          <table:table-cell table:style-name="ce14" table:formula="of:=IF(INDEX([.$AK58:.$DK58];MATCH([.$M$3];[.$AK$3:.$DK$3];0)+[.T$1])=&quot;&quot;;&quot;&quot;;INDEX([.$AK58:.$DK58];MATCH([.$M$3];[.$AK$3:.$DK$3];0)+[.T$1]))">
            <text:p/>
          </table:table-cell>
          <table:table-cell table:style-name="ce51" table:formula="of:=IF(INDEX([.$AK58:.$DK58];MATCH([.$M$3];[.$AK$3:.$DK$3];0)+[.U$1])=&quot;&quot;;&quot;&quot;;INDEX([.$AK58:.$DK58];MATCH([.$M$3];[.$AK$3:.$DK$3];0)+[.U$1]))">
            <text:p/>
          </table:table-cell>
          <table:table-cell table:style-name="ce37" table:formula="of:=IF(INDEX([.$AK58:.$DK58];MATCH([.$M$3];[.$AK$3:.$DK$3];0)+[.V$1])=&quot;&quot;;&quot;&quot;;INDEX([.$AK58:.$DK58];MATCH([.$M$3];[.$AK$3:.$DK$3];0)+[.V$1]))">
            <text:p/>
          </table:table-cell>
          <table:table-cell table:style-name="ce24" table:formula="of:=IF(INDEX([.$AK58:.$DK58];MATCH([.$M$3];[.$AK$3:.$DK$3];0)+[.W$1])=&quot;&quot;;&quot;&quot;;INDEX([.$DO$23:.$DO$422];MATCH(INDEX([.$AK58:.$DK58];MATCH([.$M$3];[.$AK$3:.$DK$3];0)+[.W$1])&amp;IF([.Z58]=&quot;&quot;;&quot;&quot;;&quot;_&quot;&amp;[.Z58]);[.$DR$23:.$DR$422];0)))">
            <text:p/>
          </table:table-cell>
          <table:table-cell table:style-name="ce14" table:formula="of:=IF(INDEX([.$AK58:.$DK58];MATCH([.$M$3];[.$AK$3:.$DK$3];0)+[.X$1])=&quot;&quot;;&quot;&quot;;INDEX([.$AK58:.$DK58];MATCH([.$M$3];[.$AK$3:.$DK$3];0)+[.X$1]))">
            <text:p/>
          </table:table-cell>
          <table:table-cell table:style-name="ce14" table:formula="of:=IF(INDEX([.$AK58:.$DK58];MATCH([.$M$3];[.$AK$3:.$DK$3];0)+[.Y$1])=&quot;&quot;;&quot;&quot;;INDEX([.$AK58:.$DK58];MATCH([.$M$3];[.$AK$3:.$DK$3];0)+[.Y$1]))">
            <text:p/>
          </table:table-cell>
          <table:table-cell table:style-name="ce51" table:formula="of:=IF(INDEX([.$AK58:.$DK58];MATCH([.$M$3];[.$AK$3:.$DK$3];0)+[.Z$1])=&quot;&quot;;&quot;&quot;;INDEX([.$AK58:.$DK58];MATCH([.$M$3];[.$AK$3:.$DK$3];0)+[.Z$1]))">
            <text:p/>
          </table:table-cell>
          <table:table-cell table:style-name="ce37" table:formula="of:=IF(INDEX([.$AK58:.$DK58];MATCH([.$M$3];[.$AK$3:.$DK$3];0)+[.AA$1])=&quot;&quot;;&quot;&quot;;INDEX([.$AK58:.$DK58];MATCH([.$M$3];[.$AK$3:.$DK$3];0)+[.AA$1]))">
            <text:p/>
          </table:table-cell>
          <table:table-cell table:style-name="ce24" table:formula="of:=IF(INDEX([.$AK58:.$DK58];MATCH([.$M$3];[.$AK$3:.$DK$3];0)+[.AB$1])=&quot;&quot;;&quot;&quot;;INDEX([.$DO$23:.$DO$422];MATCH(INDEX([.$AK58:.$DK58];MATCH([.$M$3];[.$AK$3:.$DK$3];0)+[.AB$1])&amp;IF([.AE58]=&quot;&quot;;&quot;&quot;;&quot;_&quot;&amp;[.AE58]);[.$DS$23:.$DS$422];0)))">
            <text:p/>
          </table:table-cell>
          <table:table-cell table:style-name="ce14" table:formula="of:=IF(INDEX([.$AK58:.$DK58];MATCH([.$M$3];[.$AK$3:.$DK$3];0)+[.AC$1])=&quot;&quot;;&quot;&quot;;INDEX([.$AK58:.$DK58];MATCH([.$M$3];[.$AK$3:.$DK$3];0)+[.AC$1]))">
            <text:p/>
          </table:table-cell>
          <table:table-cell table:style-name="ce14" table:formula="of:=IF(INDEX([.$AK58:.$DK58];MATCH([.$M$3];[.$AK$3:.$DK$3];0)+[.AD$1])=&quot;&quot;;&quot;&quot;;INDEX([.$AK58:.$DK58];MATCH([.$M$3];[.$AK$3:.$DK$3];0)+[.AD$1]))">
            <text:p/>
          </table:table-cell>
          <table:table-cell table:style-name="ce51" table:formula="of:=IF(INDEX([.$AK58:.$DK58];MATCH([.$M$3];[.$AK$3:.$DK$3];0)+[.AE$1])=&quot;&quot;;&quot;&quot;;INDEX([.$AK58:.$DK58];MATCH([.$M$3];[.$AK$3:.$DK$3];0)+[.AE$1]))">
            <text:p/>
          </table:table-cell>
          <table:table-cell table:style-name="ce37" table:formula="of:=IF(INDEX([.$AK58:.$DK58];MATCH([.$M$3];[.$AK$3:.$DK$3];0)+[.AF$1])=&quot;&quot;;&quot;&quot;;INDEX([.$AK58:.$DK58];MATCH([.$M$3];[.$AK$3:.$DK$3];0)+[.AF$1]))">
            <text:p/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5" calcext:value-type="float">
            <text:p>295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82" calcext:value-type="float">
            <text:p>28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36" calcext:value-type="float">
            <text:p>36</text:p>
          </table:table-cell>
          <table:table-cell table:formula="of:=IF([$BARS.D39]=&quot;&quot;;&quot;&quot;;[$BARS.D39])" office:value-type="float" office:value="36" calcext:value-type="float">
            <text:p>36</text:p>
          </table:table-cell>
          <table:table-cell table:formula="of:=IF([$BARS.E39]=&quot;&quot;;&quot;&quot;;[$BARS.E39])" office:value-type="float" office:value="36" calcext:value-type="float">
            <text:p>36</text:p>
          </table:table-cell>
          <table:table-cell table:formula="of:=IF([$BARS.F39]=&quot;&quot;;&quot;&quot;;[$BARS.F39])" office:value-type="float" office:value="36" calcext:value-type="float">
            <text:p>36</text:p>
          </table:table-cell>
          <table:table-cell table:formula="of:=IF([$BARS.G39]=&quot;&quot;;&quot;&quot;;[$BARS.G39])" office:value-type="float" office:value="36" calcext:value-type="float">
            <text:p>36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formula="of:=IF(ISERROR(SMALL([.$M$4:.$M$79];[.A59]));&quot;&quot;;SMALL([.$M$4:.$M$79];[.A59]))">
            <text:p/>
          </table:table-cell>
          <table:table-cell table:formula="of:=IF([.B59]=&quot;&quot;;&quot;&quot;;IF(OR([.D58]=&quot;pb&quot;;[.D58]=&quot;b&quot;;[.D58]=&quot;&quot;;[.D58]=&quot;p&quot;);[.B59]-[.B58];[.B59]-[.B58]-1))">
            <text:p/>
          </table:table-cell>
          <table:table-cell table:formula="of:=IF([.B59]=&quot;&quot;;&quot;&quot;;IF(ISNUMBER(MATCH([.B59];[.$M$4:.$M$11];0));&quot;&quot;;INDEX([.$N$23:.$N$79];MATCH([.B59];[.$M$23:.$M$79];0))))">
            <text:p/>
          </table:table-cell>
          <table:table-cell table:formula="of:=IF([.B59]=&quot;&quot;;&quot;&quot;;IF([.B58]&lt;[.$M$4];INDEX([.$N$4:.$N$11];MATCH([.B58];[.$M$4:.$M$11];-1));INDEX([.$N$4:.$N$11];MATCH([.B58];[.$M$4:.$M$11];1))))">
            <text:p/>
          </table:table-cell>
          <table:table-cell table:formula="of:=IF([.D59]=&quot;b&quot;;&quot;\break&quot;;IF([.D59]=&quot;pb&quot;;&quot;\pageBreak&quot;;&quot;&quot;))">
            <text:p/>
          </table:table-cell>
          <table:table-cell table:formula="of:=IF(ISERROR(MATCH([.B59];[.$M$24:.$M$79];0));&quot;&quot;;IF(INDEX([.$O$24:.$O$79];MATCH([.B59];[.$M$24:.$M$79];0))=&quot;&quot;;&quot;&quot;;&quot;\grace {&quot;&amp;INDEX([.$O$24:.$O$79];MATCH([.B59];[.$M$24:.$M$79];0))&amp;&quot;}&quot;))">
            <text:p/>
          </table:table-cell>
          <table:table-cell/>
          <table:table-cell table:formula="of:=IF([.B59]=&quot;&quot;;&quot;&quot;;IF([.$M$16]=&quot;Y&quot;;IF([.C59]=0;&quot; &quot;&amp;[.F59];IF(OR([.D59]=&quot;b&quot;;[.D59]=&quot;pb&quot;);[.E59]&amp;&quot;*&quot;&amp;[.C59]&amp;&quot; &quot;&amp;[.F59]&amp;&quot; &quot;&amp;[.G59];[.E59]&amp;&quot;*&quot;&amp;[.C59]&amp;&quot; &quot;&amp;SUBSTITUTE(SUBSTITUTE([.D59];&quot;-pb-&quot;;&quot; \bar &quot;&quot;&quot;&quot; \pageBreak &quot;);&quot;-b-&quot;;&quot; \bar &quot;&quot;&quot;&quot; \break &quot;)));&quot;&quot;))">
            <text:p/>
          </table:table-cell>
          <table:table-cell table:formula="of:=IF([.Q57]=&quot;&quot;;&quot;&quot;;&quot;\overrideProperty Score.NonMusicalPaperColumn.line-break-system-details #'((Y-offset . &quot;&amp;[.Q57]&amp;&quot;))&quot;)">
            <text:p/>
          </table:table-cell>
          <table:table-cell/>
          <table:table-cell table:style-name="ce14" office:value-type="float" office:value="37" calcext:value-type="float">
            <text:p>37</text:p>
          </table:table-cell>
          <table:table-cell table:style-name="ce24" table:formula="of:=IF(INDEX([.$AK59:.$DK59];MATCH([.$M$3];[.$AK$3:.$DK$3];0)+[.$M$1])=&quot;&quot;;&quot;&quot;;INDEX([.$DO$23:.$DO$422];MATCH(INDEX([.$AK59:.$DK59];MATCH([.$M$3];[.$AK$3:.$DK$3];0)+[.$M$1])&amp;IF([.P59]=&quot;&quot;;&quot;&quot;;&quot;_&quot;&amp;[.P59]);[.$DP$23:.$DP$422];0)))">
            <text:p/>
          </table:table-cell>
          <table:table-cell table:style-name="ce14" table:formula="of:=IF(INDEX([.$AK59:.$DK59];MATCH([.$M$3];[.$AK$3:.$DK$3];0)+[.N$1])=&quot;&quot;;&quot;&quot;;INDEX([.$AK59:.$DK59];MATCH([.$M$3];[.$AK$3:.$DK$3];0)+[.N$1]))">
            <text:p/>
          </table:table-cell>
          <table:table-cell table:style-name="ce51" table:formula="of:=IF(INDEX([.$AK59:.$DK59];MATCH([.$M$3];[.$AK$3:.$DK$3];0)+[.O$1])=&quot;&quot;;&quot;&quot;;INDEX([.$AK59:.$DK59];MATCH([.$M$3];[.$AK$3:.$DK$3];0)+[.O$1]))">
            <text:p/>
          </table:table-cell>
          <table:table-cell table:style-name="ce51" table:formula="of:=IF(INDEX([.$AK59:.$DK59];MATCH([.$M$3];[.$AK$3:.$DK$3];0)+[.P$1])=&quot;&quot;;&quot;&quot;;INDEX([.$AK59:.$DK59];MATCH([.$M$3];[.$AK$3:.$DK$3];0)+[.P$1]))">
            <text:p/>
          </table:table-cell>
          <table:table-cell table:style-name="ce37" table:formula="of:=IF(INDEX([.$AK59:.$DK59];MATCH([.$M$3];[.$AK$3:.$DK$3];0)+[.Q$1])=&quot;&quot;;&quot;&quot;;INDEX([.$AK59:.$DK59];MATCH([.$M$3];[.$AK$3:.$DK$3];0)+[.Q$1]))">
            <text:p/>
          </table:table-cell>
          <table:table-cell table:style-name="ce24" table:formula="of:=IF(INDEX([.$AK59:.$DK59];MATCH([.$M$3];[.$AK$3:.$DK$3];0)+[.R$1])=&quot;&quot;;&quot;&quot;;INDEX([.$DO$23:.$DO$422];MATCH(INDEX([.$AK59:.$DK59];MATCH([.$M$3];[.$AK$3:.$DK$3];0)+[.R$1])&amp;IF([.U59]=&quot;&quot;;&quot;&quot;;&quot;_&quot;&amp;[.U59]);[.$DQ$23:.$DQ$422];0)))">
            <text:p/>
          </table:table-cell>
          <table:table-cell table:style-name="ce14" table:formula="of:=IF(INDEX([.$AK59:.$DK59];MATCH([.$M$3];[.$AK$3:.$DK$3];0)+[.S$1])=&quot;&quot;;&quot;&quot;;INDEX([.$AK59:.$DK59];MATCH([.$M$3];[.$AK$3:.$DK$3];0)+[.S$1]))">
            <text:p/>
          </table:table-cell>
          <table:table-cell table:style-name="ce14" table:formula="of:=IF(INDEX([.$AK59:.$DK59];MATCH([.$M$3];[.$AK$3:.$DK$3];0)+[.T$1])=&quot;&quot;;&quot;&quot;;INDEX([.$AK59:.$DK59];MATCH([.$M$3];[.$AK$3:.$DK$3];0)+[.T$1]))">
            <text:p/>
          </table:table-cell>
          <table:table-cell table:style-name="ce51" table:formula="of:=IF(INDEX([.$AK59:.$DK59];MATCH([.$M$3];[.$AK$3:.$DK$3];0)+[.U$1])=&quot;&quot;;&quot;&quot;;INDEX([.$AK59:.$DK59];MATCH([.$M$3];[.$AK$3:.$DK$3];0)+[.U$1]))">
            <text:p/>
          </table:table-cell>
          <table:table-cell table:style-name="ce37" table:formula="of:=IF(INDEX([.$AK59:.$DK59];MATCH([.$M$3];[.$AK$3:.$DK$3];0)+[.V$1])=&quot;&quot;;&quot;&quot;;INDEX([.$AK59:.$DK59];MATCH([.$M$3];[.$AK$3:.$DK$3];0)+[.V$1]))">
            <text:p/>
          </table:table-cell>
          <table:table-cell table:style-name="ce24" table:formula="of:=IF(INDEX([.$AK59:.$DK59];MATCH([.$M$3];[.$AK$3:.$DK$3];0)+[.W$1])=&quot;&quot;;&quot;&quot;;INDEX([.$DO$23:.$DO$422];MATCH(INDEX([.$AK59:.$DK59];MATCH([.$M$3];[.$AK$3:.$DK$3];0)+[.W$1])&amp;IF([.Z59]=&quot;&quot;;&quot;&quot;;&quot;_&quot;&amp;[.Z59]);[.$DR$23:.$DR$422];0)))">
            <text:p/>
          </table:table-cell>
          <table:table-cell table:style-name="ce14" table:formula="of:=IF(INDEX([.$AK59:.$DK59];MATCH([.$M$3];[.$AK$3:.$DK$3];0)+[.X$1])=&quot;&quot;;&quot;&quot;;INDEX([.$AK59:.$DK59];MATCH([.$M$3];[.$AK$3:.$DK$3];0)+[.X$1]))">
            <text:p/>
          </table:table-cell>
          <table:table-cell table:style-name="ce14" table:formula="of:=IF(INDEX([.$AK59:.$DK59];MATCH([.$M$3];[.$AK$3:.$DK$3];0)+[.Y$1])=&quot;&quot;;&quot;&quot;;INDEX([.$AK59:.$DK59];MATCH([.$M$3];[.$AK$3:.$DK$3];0)+[.Y$1]))">
            <text:p/>
          </table:table-cell>
          <table:table-cell table:style-name="ce51" table:formula="of:=IF(INDEX([.$AK59:.$DK59];MATCH([.$M$3];[.$AK$3:.$DK$3];0)+[.Z$1])=&quot;&quot;;&quot;&quot;;INDEX([.$AK59:.$DK59];MATCH([.$M$3];[.$AK$3:.$DK$3];0)+[.Z$1]))">
            <text:p/>
          </table:table-cell>
          <table:table-cell table:style-name="ce37" table:formula="of:=IF(INDEX([.$AK59:.$DK59];MATCH([.$M$3];[.$AK$3:.$DK$3];0)+[.AA$1])=&quot;&quot;;&quot;&quot;;INDEX([.$AK59:.$DK59];MATCH([.$M$3];[.$AK$3:.$DK$3];0)+[.AA$1]))">
            <text:p/>
          </table:table-cell>
          <table:table-cell table:style-name="ce24" table:formula="of:=IF(INDEX([.$AK59:.$DK59];MATCH([.$M$3];[.$AK$3:.$DK$3];0)+[.AB$1])=&quot;&quot;;&quot;&quot;;INDEX([.$DO$23:.$DO$422];MATCH(INDEX([.$AK59:.$DK59];MATCH([.$M$3];[.$AK$3:.$DK$3];0)+[.AB$1])&amp;IF([.AE59]=&quot;&quot;;&quot;&quot;;&quot;_&quot;&amp;[.AE59]);[.$DS$23:.$DS$422];0)))">
            <text:p/>
          </table:table-cell>
          <table:table-cell table:style-name="ce14" table:formula="of:=IF(INDEX([.$AK59:.$DK59];MATCH([.$M$3];[.$AK$3:.$DK$3];0)+[.AC$1])=&quot;&quot;;&quot;&quot;;INDEX([.$AK59:.$DK59];MATCH([.$M$3];[.$AK$3:.$DK$3];0)+[.AC$1]))">
            <text:p/>
          </table:table-cell>
          <table:table-cell table:style-name="ce14" table:formula="of:=IF(INDEX([.$AK59:.$DK59];MATCH([.$M$3];[.$AK$3:.$DK$3];0)+[.AD$1])=&quot;&quot;;&quot;&quot;;INDEX([.$AK59:.$DK59];MATCH([.$M$3];[.$AK$3:.$DK$3];0)+[.AD$1]))">
            <text:p/>
          </table:table-cell>
          <table:table-cell table:style-name="ce51" table:formula="of:=IF(INDEX([.$AK59:.$DK59];MATCH([.$M$3];[.$AK$3:.$DK$3];0)+[.AE$1])=&quot;&quot;;&quot;&quot;;INDEX([.$AK59:.$DK59];MATCH([.$M$3];[.$AK$3:.$DK$3];0)+[.AE$1]))">
            <text:p/>
          </table:table-cell>
          <table:table-cell table:style-name="ce37" table:formula="of:=IF(INDEX([.$AK59:.$DK59];MATCH([.$M$3];[.$AK$3:.$DK$3];0)+[.AF$1])=&quot;&quot;;&quot;&quot;;INDEX([.$AK59:.$DK59];MATCH([.$M$3];[.$AK$3:.$DK$3];0)+[.AF$1]))">
            <text:p/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4" calcext:value-type="float">
            <text:p>304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8" calcext:value-type="float">
            <text:p>1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292" calcext:value-type="float">
            <text:p>292</text:p>
          </table:table-cell>
          <table:table-cell table:style-name="ce71" office:value-type="string" calcext:value-type="string">
            <text:p>pb</text:p>
          </table:table-cell>
          <table:table-cell table:style-name="ce71" table:number-columns-repeated="2"/>
          <table:table-cell table:style-name="ce35" office:value-type="float" office:value="5" calcext:value-type="float">
            <text:p>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37" calcext:value-type="float">
            <text:p>37</text:p>
          </table:table-cell>
          <table:table-cell table:formula="of:=IF([$BARS.D40]=&quot;&quot;;&quot;&quot;;[$BARS.D40])" office:value-type="float" office:value="37" calcext:value-type="float">
            <text:p>37</text:p>
          </table:table-cell>
          <table:table-cell table:formula="of:=IF([$BARS.E40]=&quot;&quot;;&quot;&quot;;[$BARS.E40])" office:value-type="float" office:value="37" calcext:value-type="float">
            <text:p>37</text:p>
          </table:table-cell>
          <table:table-cell table:formula="of:=IF([$BARS.F40]=&quot;&quot;;&quot;&quot;;[$BARS.F40])" office:value-type="float" office:value="37" calcext:value-type="float">
            <text:p>37</text:p>
          </table:table-cell>
          <table:table-cell table:formula="of:=IF([$BARS.G40]=&quot;&quot;;&quot;&quot;;[$BARS.G40])" office:value-type="float" office:value="37" calcext:value-type="float">
            <text:p>37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formula="of:=IF(ISERROR(SMALL([.$M$4:.$M$79];[.A60]));&quot;&quot;;SMALL([.$M$4:.$M$79];[.A60]))">
            <text:p/>
          </table:table-cell>
          <table:table-cell table:formula="of:=IF([.B60]=&quot;&quot;;&quot;&quot;;IF(OR([.D59]=&quot;pb&quot;;[.D59]=&quot;b&quot;;[.D59]=&quot;&quot;;[.D59]=&quot;p&quot;);[.B60]-[.B59];[.B60]-[.B59]-1))">
            <text:p/>
          </table:table-cell>
          <table:table-cell table:formula="of:=IF([.B60]=&quot;&quot;;&quot;&quot;;IF(ISNUMBER(MATCH([.B60];[.$M$4:.$M$11];0));&quot;&quot;;INDEX([.$N$23:.$N$79];MATCH([.B60];[.$M$23:.$M$79];0))))">
            <text:p/>
          </table:table-cell>
          <table:table-cell table:formula="of:=IF([.B60]=&quot;&quot;;&quot;&quot;;IF([.B59]&lt;[.$M$4];INDEX([.$N$4:.$N$11];MATCH([.B59];[.$M$4:.$M$11];-1));INDEX([.$N$4:.$N$11];MATCH([.B59];[.$M$4:.$M$11];1))))">
            <text:p/>
          </table:table-cell>
          <table:table-cell table:formula="of:=IF([.D60]=&quot;b&quot;;&quot;\break&quot;;IF([.D60]=&quot;pb&quot;;&quot;\pageBreak&quot;;&quot;&quot;))">
            <text:p/>
          </table:table-cell>
          <table:table-cell table:formula="of:=IF(ISERROR(MATCH([.B60];[.$M$24:.$M$79];0));&quot;&quot;;IF(INDEX([.$O$24:.$O$79];MATCH([.B60];[.$M$24:.$M$79];0))=&quot;&quot;;&quot;&quot;;&quot;\grace {&quot;&amp;INDEX([.$O$24:.$O$79];MATCH([.B60];[.$M$24:.$M$79];0))&amp;&quot;}&quot;))">
            <text:p/>
          </table:table-cell>
          <table:table-cell/>
          <table:table-cell table:formula="of:=IF([.B60]=&quot;&quot;;&quot;&quot;;IF([.$M$16]=&quot;Y&quot;;IF([.C60]=0;&quot; &quot;&amp;[.F60];IF(OR([.D60]=&quot;b&quot;;[.D60]=&quot;pb&quot;);[.E60]&amp;&quot;*&quot;&amp;[.C60]&amp;&quot; &quot;&amp;[.F60]&amp;&quot; &quot;&amp;[.G60];[.E60]&amp;&quot;*&quot;&amp;[.C60]&amp;&quot; &quot;&amp;SUBSTITUTE(SUBSTITUTE([.D60];&quot;-pb-&quot;;&quot; \bar &quot;&quot;&quot;&quot; \pageBreak &quot;);&quot;-b-&quot;;&quot; \bar &quot;&quot;&quot;&quot; \break &quot;)));&quot;&quot;))">
            <text:p/>
          </table:table-cell>
          <table:table-cell table:formula="of:=IF([.Q58]=&quot;&quot;;&quot;&quot;;&quot;\overrideProperty Score.NonMusicalPaperColumn.line-break-system-details #'((Y-offset . &quot;&amp;[.Q58]&amp;&quot;))&quot;)">
            <text:p/>
          </table:table-cell>
          <table:table-cell/>
          <table:table-cell table:style-name="ce14" office:value-type="float" office:value="38" calcext:value-type="float">
            <text:p>38</text:p>
          </table:table-cell>
          <table:table-cell table:style-name="ce24" table:formula="of:=IF(INDEX([.$AK60:.$DK60];MATCH([.$M$3];[.$AK$3:.$DK$3];0)+[.$M$1])=&quot;&quot;;&quot;&quot;;INDEX([.$DO$23:.$DO$422];MATCH(INDEX([.$AK60:.$DK60];MATCH([.$M$3];[.$AK$3:.$DK$3];0)+[.$M$1])&amp;IF([.P60]=&quot;&quot;;&quot;&quot;;&quot;_&quot;&amp;[.P60]);[.$DP$23:.$DP$422];0)))">
            <text:p/>
          </table:table-cell>
          <table:table-cell table:style-name="ce14" table:formula="of:=IF(INDEX([.$AK60:.$DK60];MATCH([.$M$3];[.$AK$3:.$DK$3];0)+[.N$1])=&quot;&quot;;&quot;&quot;;INDEX([.$AK60:.$DK60];MATCH([.$M$3];[.$AK$3:.$DK$3];0)+[.N$1]))">
            <text:p/>
          </table:table-cell>
          <table:table-cell table:style-name="ce51" table:formula="of:=IF(INDEX([.$AK60:.$DK60];MATCH([.$M$3];[.$AK$3:.$DK$3];0)+[.O$1])=&quot;&quot;;&quot;&quot;;INDEX([.$AK60:.$DK60];MATCH([.$M$3];[.$AK$3:.$DK$3];0)+[.O$1]))">
            <text:p/>
          </table:table-cell>
          <table:table-cell table:style-name="ce51" table:formula="of:=IF(INDEX([.$AK60:.$DK60];MATCH([.$M$3];[.$AK$3:.$DK$3];0)+[.P$1])=&quot;&quot;;&quot;&quot;;INDEX([.$AK60:.$DK60];MATCH([.$M$3];[.$AK$3:.$DK$3];0)+[.P$1]))">
            <text:p/>
          </table:table-cell>
          <table:table-cell table:style-name="ce37" table:formula="of:=IF(INDEX([.$AK60:.$DK60];MATCH([.$M$3];[.$AK$3:.$DK$3];0)+[.Q$1])=&quot;&quot;;&quot;&quot;;INDEX([.$AK60:.$DK60];MATCH([.$M$3];[.$AK$3:.$DK$3];0)+[.Q$1]))">
            <text:p/>
          </table:table-cell>
          <table:table-cell table:style-name="ce24" table:formula="of:=IF(INDEX([.$AK60:.$DK60];MATCH([.$M$3];[.$AK$3:.$DK$3];0)+[.R$1])=&quot;&quot;;&quot;&quot;;INDEX([.$DO$23:.$DO$422];MATCH(INDEX([.$AK60:.$DK60];MATCH([.$M$3];[.$AK$3:.$DK$3];0)+[.R$1])&amp;IF([.U60]=&quot;&quot;;&quot;&quot;;&quot;_&quot;&amp;[.U60]);[.$DQ$23:.$DQ$422];0)))">
            <text:p/>
          </table:table-cell>
          <table:table-cell table:style-name="ce14" table:formula="of:=IF(INDEX([.$AK60:.$DK60];MATCH([.$M$3];[.$AK$3:.$DK$3];0)+[.S$1])=&quot;&quot;;&quot;&quot;;INDEX([.$AK60:.$DK60];MATCH([.$M$3];[.$AK$3:.$DK$3];0)+[.S$1]))">
            <text:p/>
          </table:table-cell>
          <table:table-cell table:style-name="ce14" table:formula="of:=IF(INDEX([.$AK60:.$DK60];MATCH([.$M$3];[.$AK$3:.$DK$3];0)+[.T$1])=&quot;&quot;;&quot;&quot;;INDEX([.$AK60:.$DK60];MATCH([.$M$3];[.$AK$3:.$DK$3];0)+[.T$1]))">
            <text:p/>
          </table:table-cell>
          <table:table-cell table:style-name="ce51" table:formula="of:=IF(INDEX([.$AK60:.$DK60];MATCH([.$M$3];[.$AK$3:.$DK$3];0)+[.U$1])=&quot;&quot;;&quot;&quot;;INDEX([.$AK60:.$DK60];MATCH([.$M$3];[.$AK$3:.$DK$3];0)+[.U$1]))">
            <text:p/>
          </table:table-cell>
          <table:table-cell table:style-name="ce37" table:formula="of:=IF(INDEX([.$AK60:.$DK60];MATCH([.$M$3];[.$AK$3:.$DK$3];0)+[.V$1])=&quot;&quot;;&quot;&quot;;INDEX([.$AK60:.$DK60];MATCH([.$M$3];[.$AK$3:.$DK$3];0)+[.V$1]))">
            <text:p/>
          </table:table-cell>
          <table:table-cell table:style-name="ce24" table:formula="of:=IF(INDEX([.$AK60:.$DK60];MATCH([.$M$3];[.$AK$3:.$DK$3];0)+[.W$1])=&quot;&quot;;&quot;&quot;;INDEX([.$DO$23:.$DO$422];MATCH(INDEX([.$AK60:.$DK60];MATCH([.$M$3];[.$AK$3:.$DK$3];0)+[.W$1])&amp;IF([.Z60]=&quot;&quot;;&quot;&quot;;&quot;_&quot;&amp;[.Z60]);[.$DR$23:.$DR$422];0)))">
            <text:p/>
          </table:table-cell>
          <table:table-cell table:style-name="ce14" table:formula="of:=IF(INDEX([.$AK60:.$DK60];MATCH([.$M$3];[.$AK$3:.$DK$3];0)+[.X$1])=&quot;&quot;;&quot;&quot;;INDEX([.$AK60:.$DK60];MATCH([.$M$3];[.$AK$3:.$DK$3];0)+[.X$1]))">
            <text:p/>
          </table:table-cell>
          <table:table-cell table:style-name="ce14" table:formula="of:=IF(INDEX([.$AK60:.$DK60];MATCH([.$M$3];[.$AK$3:.$DK$3];0)+[.Y$1])=&quot;&quot;;&quot;&quot;;INDEX([.$AK60:.$DK60];MATCH([.$M$3];[.$AK$3:.$DK$3];0)+[.Y$1]))">
            <text:p/>
          </table:table-cell>
          <table:table-cell table:style-name="ce51" table:formula="of:=IF(INDEX([.$AK60:.$DK60];MATCH([.$M$3];[.$AK$3:.$DK$3];0)+[.Z$1])=&quot;&quot;;&quot;&quot;;INDEX([.$AK60:.$DK60];MATCH([.$M$3];[.$AK$3:.$DK$3];0)+[.Z$1]))">
            <text:p/>
          </table:table-cell>
          <table:table-cell table:style-name="ce37" table:formula="of:=IF(INDEX([.$AK60:.$DK60];MATCH([.$M$3];[.$AK$3:.$DK$3];0)+[.AA$1])=&quot;&quot;;&quot;&quot;;INDEX([.$AK60:.$DK60];MATCH([.$M$3];[.$AK$3:.$DK$3];0)+[.AA$1]))">
            <text:p/>
          </table:table-cell>
          <table:table-cell table:style-name="ce24" table:formula="of:=IF(INDEX([.$AK60:.$DK60];MATCH([.$M$3];[.$AK$3:.$DK$3];0)+[.AB$1])=&quot;&quot;;&quot;&quot;;INDEX([.$DO$23:.$DO$422];MATCH(INDEX([.$AK60:.$DK60];MATCH([.$M$3];[.$AK$3:.$DK$3];0)+[.AB$1])&amp;IF([.AE60]=&quot;&quot;;&quot;&quot;;&quot;_&quot;&amp;[.AE60]);[.$DS$23:.$DS$422];0)))">
            <text:p/>
          </table:table-cell>
          <table:table-cell table:style-name="ce14" table:formula="of:=IF(INDEX([.$AK60:.$DK60];MATCH([.$M$3];[.$AK$3:.$DK$3];0)+[.AC$1])=&quot;&quot;;&quot;&quot;;INDEX([.$AK60:.$DK60];MATCH([.$M$3];[.$AK$3:.$DK$3];0)+[.AC$1]))">
            <text:p/>
          </table:table-cell>
          <table:table-cell table:style-name="ce14" table:formula="of:=IF(INDEX([.$AK60:.$DK60];MATCH([.$M$3];[.$AK$3:.$DK$3];0)+[.AD$1])=&quot;&quot;;&quot;&quot;;INDEX([.$AK60:.$DK60];MATCH([.$M$3];[.$AK$3:.$DK$3];0)+[.AD$1]))">
            <text:p/>
          </table:table-cell>
          <table:table-cell table:style-name="ce51" table:formula="of:=IF(INDEX([.$AK60:.$DK60];MATCH([.$M$3];[.$AK$3:.$DK$3];0)+[.AE$1])=&quot;&quot;;&quot;&quot;;INDEX([.$AK60:.$DK60];MATCH([.$M$3];[.$AK$3:.$DK$3];0)+[.AE$1]))">
            <text:p/>
          </table:table-cell>
          <table:table-cell table:style-name="ce37" table:formula="of:=IF(INDEX([.$AK60:.$DK60];MATCH([.$M$3];[.$AK$3:.$DK$3];0)+[.AF$1])=&quot;&quot;;&quot;&quot;;INDEX([.$AK60:.$DK60];MATCH([.$M$3];[.$AK$3:.$DK$3];0)+[.AF$1]))">
            <text:p/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2" calcext:value-type="float">
            <text:p>31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1" calcext:value-type="float">
            <text:p>30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9" calcext:value-type="float">
            <text:p>1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38" calcext:value-type="float">
            <text:p>38</text:p>
          </table:table-cell>
          <table:table-cell table:formula="of:=IF([$BARS.D41]=&quot;&quot;;&quot;&quot;;[$BARS.D41])" office:value-type="float" office:value="38" calcext:value-type="float">
            <text:p>38</text:p>
          </table:table-cell>
          <table:table-cell table:formula="of:=IF([$BARS.E41]=&quot;&quot;;&quot;&quot;;[$BARS.E41])" office:value-type="float" office:value="38" calcext:value-type="float">
            <text:p>38</text:p>
          </table:table-cell>
          <table:table-cell table:formula="of:=IF([$BARS.F41]=&quot;&quot;;&quot;&quot;;[$BARS.F41])" office:value-type="float" office:value="38" calcext:value-type="float">
            <text:p>38</text:p>
          </table:table-cell>
          <table:table-cell table:formula="of:=IF([$BARS.G41]=&quot;&quot;;&quot;&quot;;[$BARS.G41])" office:value-type="float" office:value="38" calcext:value-type="float">
            <text:p>38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formula="of:=IF(ISERROR(SMALL([.$M$4:.$M$79];[.A61]));&quot;&quot;;SMALL([.$M$4:.$M$79];[.A61]))">
            <text:p/>
          </table:table-cell>
          <table:table-cell table:formula="of:=IF([.B61]=&quot;&quot;;&quot;&quot;;IF(OR([.D60]=&quot;pb&quot;;[.D60]=&quot;b&quot;;[.D60]=&quot;&quot;;[.D60]=&quot;p&quot;);[.B61]-[.B60];[.B61]-[.B60]-1))">
            <text:p/>
          </table:table-cell>
          <table:table-cell table:formula="of:=IF([.B61]=&quot;&quot;;&quot;&quot;;IF(ISNUMBER(MATCH([.B61];[.$M$4:.$M$11];0));&quot;&quot;;INDEX([.$N$23:.$N$79];MATCH([.B61];[.$M$23:.$M$79];0))))">
            <text:p/>
          </table:table-cell>
          <table:table-cell table:formula="of:=IF([.B61]=&quot;&quot;;&quot;&quot;;IF([.B60]&lt;[.$M$4];INDEX([.$N$4:.$N$11];MATCH([.B60];[.$M$4:.$M$11];-1));INDEX([.$N$4:.$N$11];MATCH([.B60];[.$M$4:.$M$11];1))))">
            <text:p/>
          </table:table-cell>
          <table:table-cell table:formula="of:=IF([.D61]=&quot;b&quot;;&quot;\break&quot;;IF([.D61]=&quot;pb&quot;;&quot;\pageBreak&quot;;&quot;&quot;))">
            <text:p/>
          </table:table-cell>
          <table:table-cell table:formula="of:=IF(ISERROR(MATCH([.B61];[.$M$24:.$M$79];0));&quot;&quot;;IF(INDEX([.$O$24:.$O$79];MATCH([.B61];[.$M$24:.$M$79];0))=&quot;&quot;;&quot;&quot;;&quot;\grace {&quot;&amp;INDEX([.$O$24:.$O$79];MATCH([.B61];[.$M$24:.$M$79];0))&amp;&quot;}&quot;))">
            <text:p/>
          </table:table-cell>
          <table:table-cell/>
          <table:table-cell table:formula="of:=IF([.B61]=&quot;&quot;;&quot;&quot;;IF([.$M$16]=&quot;Y&quot;;IF([.C61]=0;&quot; &quot;&amp;[.F61];IF(OR([.D61]=&quot;b&quot;;[.D61]=&quot;pb&quot;);[.E61]&amp;&quot;*&quot;&amp;[.C61]&amp;&quot; &quot;&amp;[.F61]&amp;&quot; &quot;&amp;[.G61];[.E61]&amp;&quot;*&quot;&amp;[.C61]&amp;&quot; &quot;&amp;SUBSTITUTE(SUBSTITUTE([.D61];&quot;-pb-&quot;;&quot; \bar &quot;&quot;&quot;&quot; \pageBreak &quot;);&quot;-b-&quot;;&quot; \bar &quot;&quot;&quot;&quot; \break &quot;)));&quot;&quot;))">
            <text:p/>
          </table:table-cell>
          <table:table-cell table:formula="of:=IF([.Q59]=&quot;&quot;;&quot;&quot;;&quot;\overrideProperty Score.NonMusicalPaperColumn.line-break-system-details #'((Y-offset . &quot;&amp;[.Q59]&amp;&quot;))&quot;)">
            <text:p/>
          </table:table-cell>
          <table:table-cell/>
          <table:table-cell table:style-name="ce14" office:value-type="float" office:value="39" calcext:value-type="float">
            <text:p>39</text:p>
          </table:table-cell>
          <table:table-cell table:style-name="ce24" table:formula="of:=IF(INDEX([.$AK61:.$DK61];MATCH([.$M$3];[.$AK$3:.$DK$3];0)+[.$M$1])=&quot;&quot;;&quot;&quot;;INDEX([.$DO$23:.$DO$422];MATCH(INDEX([.$AK61:.$DK61];MATCH([.$M$3];[.$AK$3:.$DK$3];0)+[.$M$1])&amp;IF([.P61]=&quot;&quot;;&quot;&quot;;&quot;_&quot;&amp;[.P61]);[.$DP$23:.$DP$422];0)))">
            <text:p/>
          </table:table-cell>
          <table:table-cell table:style-name="ce14" table:formula="of:=IF(INDEX([.$AK61:.$DK61];MATCH([.$M$3];[.$AK$3:.$DK$3];0)+[.N$1])=&quot;&quot;;&quot;&quot;;INDEX([.$AK61:.$DK61];MATCH([.$M$3];[.$AK$3:.$DK$3];0)+[.N$1]))">
            <text:p/>
          </table:table-cell>
          <table:table-cell table:style-name="ce51" table:formula="of:=IF(INDEX([.$AK61:.$DK61];MATCH([.$M$3];[.$AK$3:.$DK$3];0)+[.O$1])=&quot;&quot;;&quot;&quot;;INDEX([.$AK61:.$DK61];MATCH([.$M$3];[.$AK$3:.$DK$3];0)+[.O$1]))">
            <text:p/>
          </table:table-cell>
          <table:table-cell table:style-name="ce51" table:formula="of:=IF(INDEX([.$AK61:.$DK61];MATCH([.$M$3];[.$AK$3:.$DK$3];0)+[.P$1])=&quot;&quot;;&quot;&quot;;INDEX([.$AK61:.$DK61];MATCH([.$M$3];[.$AK$3:.$DK$3];0)+[.P$1]))">
            <text:p/>
          </table:table-cell>
          <table:table-cell table:style-name="ce37" table:formula="of:=IF(INDEX([.$AK61:.$DK61];MATCH([.$M$3];[.$AK$3:.$DK$3];0)+[.Q$1])=&quot;&quot;;&quot;&quot;;INDEX([.$AK61:.$DK61];MATCH([.$M$3];[.$AK$3:.$DK$3];0)+[.Q$1]))">
            <text:p/>
          </table:table-cell>
          <table:table-cell table:style-name="ce24" table:formula="of:=IF(INDEX([.$AK61:.$DK61];MATCH([.$M$3];[.$AK$3:.$DK$3];0)+[.R$1])=&quot;&quot;;&quot;&quot;;INDEX([.$DO$23:.$DO$422];MATCH(INDEX([.$AK61:.$DK61];MATCH([.$M$3];[.$AK$3:.$DK$3];0)+[.R$1])&amp;IF([.U61]=&quot;&quot;;&quot;&quot;;&quot;_&quot;&amp;[.U61]);[.$DQ$23:.$DQ$422];0)))">
            <text:p/>
          </table:table-cell>
          <table:table-cell table:style-name="ce14" table:formula="of:=IF(INDEX([.$AK61:.$DK61];MATCH([.$M$3];[.$AK$3:.$DK$3];0)+[.S$1])=&quot;&quot;;&quot;&quot;;INDEX([.$AK61:.$DK61];MATCH([.$M$3];[.$AK$3:.$DK$3];0)+[.S$1]))">
            <text:p/>
          </table:table-cell>
          <table:table-cell table:style-name="ce14" table:formula="of:=IF(INDEX([.$AK61:.$DK61];MATCH([.$M$3];[.$AK$3:.$DK$3];0)+[.T$1])=&quot;&quot;;&quot;&quot;;INDEX([.$AK61:.$DK61];MATCH([.$M$3];[.$AK$3:.$DK$3];0)+[.T$1]))">
            <text:p/>
          </table:table-cell>
          <table:table-cell table:style-name="ce51" table:formula="of:=IF(INDEX([.$AK61:.$DK61];MATCH([.$M$3];[.$AK$3:.$DK$3];0)+[.U$1])=&quot;&quot;;&quot;&quot;;INDEX([.$AK61:.$DK61];MATCH([.$M$3];[.$AK$3:.$DK$3];0)+[.U$1]))">
            <text:p/>
          </table:table-cell>
          <table:table-cell table:style-name="ce37" table:formula="of:=IF(INDEX([.$AK61:.$DK61];MATCH([.$M$3];[.$AK$3:.$DK$3];0)+[.V$1])=&quot;&quot;;&quot;&quot;;INDEX([.$AK61:.$DK61];MATCH([.$M$3];[.$AK$3:.$DK$3];0)+[.V$1]))">
            <text:p/>
          </table:table-cell>
          <table:table-cell table:style-name="ce24" table:formula="of:=IF(INDEX([.$AK61:.$DK61];MATCH([.$M$3];[.$AK$3:.$DK$3];0)+[.W$1])=&quot;&quot;;&quot;&quot;;INDEX([.$DO$23:.$DO$422];MATCH(INDEX([.$AK61:.$DK61];MATCH([.$M$3];[.$AK$3:.$DK$3];0)+[.W$1])&amp;IF([.Z61]=&quot;&quot;;&quot;&quot;;&quot;_&quot;&amp;[.Z61]);[.$DR$23:.$DR$422];0)))">
            <text:p/>
          </table:table-cell>
          <table:table-cell table:style-name="ce14" table:formula="of:=IF(INDEX([.$AK61:.$DK61];MATCH([.$M$3];[.$AK$3:.$DK$3];0)+[.X$1])=&quot;&quot;;&quot;&quot;;INDEX([.$AK61:.$DK61];MATCH([.$M$3];[.$AK$3:.$DK$3];0)+[.X$1]))">
            <text:p/>
          </table:table-cell>
          <table:table-cell table:style-name="ce14" table:formula="of:=IF(INDEX([.$AK61:.$DK61];MATCH([.$M$3];[.$AK$3:.$DK$3];0)+[.Y$1])=&quot;&quot;;&quot;&quot;;INDEX([.$AK61:.$DK61];MATCH([.$M$3];[.$AK$3:.$DK$3];0)+[.Y$1]))">
            <text:p/>
          </table:table-cell>
          <table:table-cell table:style-name="ce51" table:formula="of:=IF(INDEX([.$AK61:.$DK61];MATCH([.$M$3];[.$AK$3:.$DK$3];0)+[.Z$1])=&quot;&quot;;&quot;&quot;;INDEX([.$AK61:.$DK61];MATCH([.$M$3];[.$AK$3:.$DK$3];0)+[.Z$1]))">
            <text:p/>
          </table:table-cell>
          <table:table-cell table:style-name="ce37" table:formula="of:=IF(INDEX([.$AK61:.$DK61];MATCH([.$M$3];[.$AK$3:.$DK$3];0)+[.AA$1])=&quot;&quot;;&quot;&quot;;INDEX([.$AK61:.$DK61];MATCH([.$M$3];[.$AK$3:.$DK$3];0)+[.AA$1]))">
            <text:p/>
          </table:table-cell>
          <table:table-cell table:style-name="ce24" table:formula="of:=IF(INDEX([.$AK61:.$DK61];MATCH([.$M$3];[.$AK$3:.$DK$3];0)+[.AB$1])=&quot;&quot;;&quot;&quot;;INDEX([.$DO$23:.$DO$422];MATCH(INDEX([.$AK61:.$DK61];MATCH([.$M$3];[.$AK$3:.$DK$3];0)+[.AB$1])&amp;IF([.AE61]=&quot;&quot;;&quot;&quot;;&quot;_&quot;&amp;[.AE61]);[.$DS$23:.$DS$422];0)))">
            <text:p/>
          </table:table-cell>
          <table:table-cell table:style-name="ce14" table:formula="of:=IF(INDEX([.$AK61:.$DK61];MATCH([.$M$3];[.$AK$3:.$DK$3];0)+[.AC$1])=&quot;&quot;;&quot;&quot;;INDEX([.$AK61:.$DK61];MATCH([.$M$3];[.$AK$3:.$DK$3];0)+[.AC$1]))">
            <text:p/>
          </table:table-cell>
          <table:table-cell table:style-name="ce14" table:formula="of:=IF(INDEX([.$AK61:.$DK61];MATCH([.$M$3];[.$AK$3:.$DK$3];0)+[.AD$1])=&quot;&quot;;&quot;&quot;;INDEX([.$AK61:.$DK61];MATCH([.$M$3];[.$AK$3:.$DK$3];0)+[.AD$1]))">
            <text:p/>
          </table:table-cell>
          <table:table-cell table:style-name="ce51" table:formula="of:=IF(INDEX([.$AK61:.$DK61];MATCH([.$M$3];[.$AK$3:.$DK$3];0)+[.AE$1])=&quot;&quot;;&quot;&quot;;INDEX([.$AK61:.$DK61];MATCH([.$M$3];[.$AK$3:.$DK$3];0)+[.AE$1]))">
            <text:p/>
          </table:table-cell>
          <table:table-cell table:style-name="ce37" table:formula="of:=IF(INDEX([.$AK61:.$DK61];MATCH([.$M$3];[.$AK$3:.$DK$3];0)+[.AF$1])=&quot;&quot;;&quot;&quot;;INDEX([.$AK61:.$DK61];MATCH([.$M$3];[.$AK$3:.$DK$3];0)+[.AF$1]))">
            <text:p/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9" calcext:value-type="float">
            <text:p>31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2" calcext:value-type="float">
            <text:p>4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08" calcext:value-type="float">
            <text:p>30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31" calcext:value-type="float">
            <text:p>3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39" calcext:value-type="float">
            <text:p>39</text:p>
          </table:table-cell>
          <table:table-cell table:formula="of:=IF([$BARS.D42]=&quot;&quot;;&quot;&quot;;[$BARS.D42])" office:value-type="float" office:value="39" calcext:value-type="float">
            <text:p>39</text:p>
          </table:table-cell>
          <table:table-cell table:formula="of:=IF([$BARS.E42]=&quot;&quot;;&quot;&quot;;[$BARS.E42])" office:value-type="float" office:value="39" calcext:value-type="float">
            <text:p>39</text:p>
          </table:table-cell>
          <table:table-cell table:formula="of:=IF([$BARS.F42]=&quot;&quot;;&quot;&quot;;[$BARS.F42])" office:value-type="float" office:value="39" calcext:value-type="float">
            <text:p>39</text:p>
          </table:table-cell>
          <table:table-cell table:formula="of:=IF([$BARS.G42]=&quot;&quot;;&quot;&quot;;[$BARS.G42])" office:value-type="float" office:value="39" calcext:value-type="float">
            <text:p>39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IF(ISERROR(SMALL([.$M$4:.$M$79];[.A62]));&quot;&quot;;SMALL([.$M$4:.$M$79];[.A62]))">
            <text:p/>
          </table:table-cell>
          <table:table-cell table:formula="of:=IF([.B62]=&quot;&quot;;&quot;&quot;;IF(OR([.D61]=&quot;pb&quot;;[.D61]=&quot;b&quot;;[.D61]=&quot;&quot;;[.D61]=&quot;p&quot;);[.B62]-[.B61];[.B62]-[.B61]-1))">
            <text:p/>
          </table:table-cell>
          <table:table-cell table:formula="of:=IF([.B62]=&quot;&quot;;&quot;&quot;;IF(ISNUMBER(MATCH([.B62];[.$M$4:.$M$11];0));&quot;&quot;;INDEX([.$N$23:.$N$79];MATCH([.B62];[.$M$23:.$M$79];0))))">
            <text:p/>
          </table:table-cell>
          <table:table-cell table:formula="of:=IF([.B62]=&quot;&quot;;&quot;&quot;;IF([.B61]&lt;[.$M$4];INDEX([.$N$4:.$N$11];MATCH([.B61];[.$M$4:.$M$11];-1));INDEX([.$N$4:.$N$11];MATCH([.B61];[.$M$4:.$M$11];1))))">
            <text:p/>
          </table:table-cell>
          <table:table-cell table:formula="of:=IF([.D62]=&quot;b&quot;;&quot;\break&quot;;IF([.D62]=&quot;pb&quot;;&quot;\pageBreak&quot;;&quot;&quot;))">
            <text:p/>
          </table:table-cell>
          <table:table-cell table:formula="of:=IF(ISERROR(MATCH([.B62];[.$M$24:.$M$79];0));&quot;&quot;;IF(INDEX([.$O$24:.$O$79];MATCH([.B62];[.$M$24:.$M$79];0))=&quot;&quot;;&quot;&quot;;&quot;\grace {&quot;&amp;INDEX([.$O$24:.$O$79];MATCH([.B62];[.$M$24:.$M$79];0))&amp;&quot;}&quot;))">
            <text:p/>
          </table:table-cell>
          <table:table-cell/>
          <table:table-cell table:formula="of:=IF([.B62]=&quot;&quot;;&quot;&quot;;IF([.$M$16]=&quot;Y&quot;;IF([.C62]=0;&quot; &quot;&amp;[.F62];IF(OR([.D62]=&quot;b&quot;;[.D62]=&quot;pb&quot;);[.E62]&amp;&quot;*&quot;&amp;[.C62]&amp;&quot; &quot;&amp;[.F62]&amp;&quot; &quot;&amp;[.G62];[.E62]&amp;&quot;*&quot;&amp;[.C62]&amp;&quot; &quot;&amp;SUBSTITUTE(SUBSTITUTE([.D62];&quot;-pb-&quot;;&quot; \bar &quot;&quot;&quot;&quot; \pageBreak &quot;);&quot;-b-&quot;;&quot; \bar &quot;&quot;&quot;&quot; \break &quot;)));&quot;&quot;))">
            <text:p/>
          </table:table-cell>
          <table:table-cell table:formula="of:=IF([.Q60]=&quot;&quot;;&quot;&quot;;&quot;\overrideProperty Score.NonMusicalPaperColumn.line-break-system-details #'((Y-offset . &quot;&amp;[.Q60]&amp;&quot;))&quot;)">
            <text:p/>
          </table:table-cell>
          <table:table-cell/>
          <table:table-cell table:style-name="ce14" office:value-type="float" office:value="40" calcext:value-type="float">
            <text:p>40</text:p>
          </table:table-cell>
          <table:table-cell table:style-name="ce24" table:formula="of:=IF(INDEX([.$AK62:.$DK62];MATCH([.$M$3];[.$AK$3:.$DK$3];0)+[.$M$1])=&quot;&quot;;&quot;&quot;;INDEX([.$DO$23:.$DO$422];MATCH(INDEX([.$AK62:.$DK62];MATCH([.$M$3];[.$AK$3:.$DK$3];0)+[.$M$1])&amp;IF([.P62]=&quot;&quot;;&quot;&quot;;&quot;_&quot;&amp;[.P62]);[.$DP$23:.$DP$422];0)))">
            <text:p/>
          </table:table-cell>
          <table:table-cell table:style-name="ce14" table:formula="of:=IF(INDEX([.$AK62:.$DK62];MATCH([.$M$3];[.$AK$3:.$DK$3];0)+[.N$1])=&quot;&quot;;&quot;&quot;;INDEX([.$AK62:.$DK62];MATCH([.$M$3];[.$AK$3:.$DK$3];0)+[.N$1]))">
            <text:p/>
          </table:table-cell>
          <table:table-cell table:style-name="ce51" table:formula="of:=IF(INDEX([.$AK62:.$DK62];MATCH([.$M$3];[.$AK$3:.$DK$3];0)+[.O$1])=&quot;&quot;;&quot;&quot;;INDEX([.$AK62:.$DK62];MATCH([.$M$3];[.$AK$3:.$DK$3];0)+[.O$1]))">
            <text:p/>
          </table:table-cell>
          <table:table-cell table:style-name="ce51" table:formula="of:=IF(INDEX([.$AK62:.$DK62];MATCH([.$M$3];[.$AK$3:.$DK$3];0)+[.P$1])=&quot;&quot;;&quot;&quot;;INDEX([.$AK62:.$DK62];MATCH([.$M$3];[.$AK$3:.$DK$3];0)+[.P$1]))">
            <text:p/>
          </table:table-cell>
          <table:table-cell table:style-name="ce37" table:formula="of:=IF(INDEX([.$AK62:.$DK62];MATCH([.$M$3];[.$AK$3:.$DK$3];0)+[.Q$1])=&quot;&quot;;&quot;&quot;;INDEX([.$AK62:.$DK62];MATCH([.$M$3];[.$AK$3:.$DK$3];0)+[.Q$1]))">
            <text:p/>
          </table:table-cell>
          <table:table-cell table:style-name="ce24" table:formula="of:=IF(INDEX([.$AK62:.$DK62];MATCH([.$M$3];[.$AK$3:.$DK$3];0)+[.R$1])=&quot;&quot;;&quot;&quot;;INDEX([.$DO$23:.$DO$422];MATCH(INDEX([.$AK62:.$DK62];MATCH([.$M$3];[.$AK$3:.$DK$3];0)+[.R$1])&amp;IF([.U62]=&quot;&quot;;&quot;&quot;;&quot;_&quot;&amp;[.U62]);[.$DQ$23:.$DQ$422];0)))">
            <text:p/>
          </table:table-cell>
          <table:table-cell table:style-name="ce14" table:formula="of:=IF(INDEX([.$AK62:.$DK62];MATCH([.$M$3];[.$AK$3:.$DK$3];0)+[.S$1])=&quot;&quot;;&quot;&quot;;INDEX([.$AK62:.$DK62];MATCH([.$M$3];[.$AK$3:.$DK$3];0)+[.S$1]))">
            <text:p/>
          </table:table-cell>
          <table:table-cell table:style-name="ce14" table:formula="of:=IF(INDEX([.$AK62:.$DK62];MATCH([.$M$3];[.$AK$3:.$DK$3];0)+[.T$1])=&quot;&quot;;&quot;&quot;;INDEX([.$AK62:.$DK62];MATCH([.$M$3];[.$AK$3:.$DK$3];0)+[.T$1]))">
            <text:p/>
          </table:table-cell>
          <table:table-cell table:style-name="ce51" table:formula="of:=IF(INDEX([.$AK62:.$DK62];MATCH([.$M$3];[.$AK$3:.$DK$3];0)+[.U$1])=&quot;&quot;;&quot;&quot;;INDEX([.$AK62:.$DK62];MATCH([.$M$3];[.$AK$3:.$DK$3];0)+[.U$1]))">
            <text:p/>
          </table:table-cell>
          <table:table-cell table:style-name="ce37" table:formula="of:=IF(INDEX([.$AK62:.$DK62];MATCH([.$M$3];[.$AK$3:.$DK$3];0)+[.V$1])=&quot;&quot;;&quot;&quot;;INDEX([.$AK62:.$DK62];MATCH([.$M$3];[.$AK$3:.$DK$3];0)+[.V$1]))">
            <text:p/>
          </table:table-cell>
          <table:table-cell table:style-name="ce24" table:formula="of:=IF(INDEX([.$AK62:.$DK62];MATCH([.$M$3];[.$AK$3:.$DK$3];0)+[.W$1])=&quot;&quot;;&quot;&quot;;INDEX([.$DO$23:.$DO$422];MATCH(INDEX([.$AK62:.$DK62];MATCH([.$M$3];[.$AK$3:.$DK$3];0)+[.W$1])&amp;IF([.Z62]=&quot;&quot;;&quot;&quot;;&quot;_&quot;&amp;[.Z62]);[.$DR$23:.$DR$422];0)))">
            <text:p/>
          </table:table-cell>
          <table:table-cell table:style-name="ce14" table:formula="of:=IF(INDEX([.$AK62:.$DK62];MATCH([.$M$3];[.$AK$3:.$DK$3];0)+[.X$1])=&quot;&quot;;&quot;&quot;;INDEX([.$AK62:.$DK62];MATCH([.$M$3];[.$AK$3:.$DK$3];0)+[.X$1]))">
            <text:p/>
          </table:table-cell>
          <table:table-cell table:style-name="ce14" table:formula="of:=IF(INDEX([.$AK62:.$DK62];MATCH([.$M$3];[.$AK$3:.$DK$3];0)+[.Y$1])=&quot;&quot;;&quot;&quot;;INDEX([.$AK62:.$DK62];MATCH([.$M$3];[.$AK$3:.$DK$3];0)+[.Y$1]))">
            <text:p/>
          </table:table-cell>
          <table:table-cell table:style-name="ce51" table:formula="of:=IF(INDEX([.$AK62:.$DK62];MATCH([.$M$3];[.$AK$3:.$DK$3];0)+[.Z$1])=&quot;&quot;;&quot;&quot;;INDEX([.$AK62:.$DK62];MATCH([.$M$3];[.$AK$3:.$DK$3];0)+[.Z$1]))">
            <text:p/>
          </table:table-cell>
          <table:table-cell table:style-name="ce37" table:formula="of:=IF(INDEX([.$AK62:.$DK62];MATCH([.$M$3];[.$AK$3:.$DK$3];0)+[.AA$1])=&quot;&quot;;&quot;&quot;;INDEX([.$AK62:.$DK62];MATCH([.$M$3];[.$AK$3:.$DK$3];0)+[.AA$1]))">
            <text:p/>
          </table:table-cell>
          <table:table-cell table:style-name="ce24" table:formula="of:=IF(INDEX([.$AK62:.$DK62];MATCH([.$M$3];[.$AK$3:.$DK$3];0)+[.AB$1])=&quot;&quot;;&quot;&quot;;INDEX([.$DO$23:.$DO$422];MATCH(INDEX([.$AK62:.$DK62];MATCH([.$M$3];[.$AK$3:.$DK$3];0)+[.AB$1])&amp;IF([.AE62]=&quot;&quot;;&quot;&quot;;&quot;_&quot;&amp;[.AE62]);[.$DS$23:.$DS$422];0)))">
            <text:p/>
          </table:table-cell>
          <table:table-cell table:style-name="ce14" table:formula="of:=IF(INDEX([.$AK62:.$DK62];MATCH([.$M$3];[.$AK$3:.$DK$3];0)+[.AC$1])=&quot;&quot;;&quot;&quot;;INDEX([.$AK62:.$DK62];MATCH([.$M$3];[.$AK$3:.$DK$3];0)+[.AC$1]))">
            <text:p/>
          </table:table-cell>
          <table:table-cell table:style-name="ce14" table:formula="of:=IF(INDEX([.$AK62:.$DK62];MATCH([.$M$3];[.$AK$3:.$DK$3];0)+[.AD$1])=&quot;&quot;;&quot;&quot;;INDEX([.$AK62:.$DK62];MATCH([.$M$3];[.$AK$3:.$DK$3];0)+[.AD$1]))">
            <text:p/>
          </table:table-cell>
          <table:table-cell table:style-name="ce51" table:formula="of:=IF(INDEX([.$AK62:.$DK62];MATCH([.$M$3];[.$AK$3:.$DK$3];0)+[.AE$1])=&quot;&quot;;&quot;&quot;;INDEX([.$AK62:.$DK62];MATCH([.$M$3];[.$AK$3:.$DK$3];0)+[.AE$1]))">
            <text:p/>
          </table:table-cell>
          <table:table-cell table:style-name="ce37" table:formula="of:=IF(INDEX([.$AK62:.$DK62];MATCH([.$M$3];[.$AK$3:.$DK$3];0)+[.AF$1])=&quot;&quot;;&quot;&quot;;INDEX([.$AK62:.$DK62];MATCH([.$M$3];[.$AK$3:.$DK$3];0)+[.AF$1]))">
            <text:p/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6" calcext:value-type="float">
            <text:p>32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" calcext:value-type="float">
            <text:p>5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15" calcext:value-type="float">
            <text:p>31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44" calcext:value-type="float">
            <text:p>4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0" calcext:value-type="float">
            <text:p>40</text:p>
          </table:table-cell>
          <table:table-cell table:formula="of:=IF([$BARS.D43]=&quot;&quot;;&quot;&quot;;[$BARS.D43])" office:value-type="float" office:value="40" calcext:value-type="float">
            <text:p>40</text:p>
          </table:table-cell>
          <table:table-cell table:formula="of:=IF([$BARS.E43]=&quot;&quot;;&quot;&quot;;[$BARS.E43])" office:value-type="float" office:value="40" calcext:value-type="float">
            <text:p>40</text:p>
          </table:table-cell>
          <table:table-cell table:formula="of:=IF([$BARS.F43]=&quot;&quot;;&quot;&quot;;[$BARS.F43])" office:value-type="float" office:value="40" calcext:value-type="float">
            <text:p>40</text:p>
          </table:table-cell>
          <table:table-cell table:formula="of:=IF([$BARS.G43]=&quot;&quot;;&quot;&quot;;[$BARS.G43])" office:value-type="float" office:value="40" calcext:value-type="float">
            <text:p>40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table:formula="of:=IF(ISERROR(SMALL([.$M$4:.$M$79];[.A63]));&quot;&quot;;SMALL([.$M$4:.$M$79];[.A63]))">
            <text:p/>
          </table:table-cell>
          <table:table-cell table:formula="of:=IF([.B63]=&quot;&quot;;&quot;&quot;;IF(OR([.D62]=&quot;pb&quot;;[.D62]=&quot;b&quot;;[.D62]=&quot;&quot;;[.D62]=&quot;p&quot;);[.B63]-[.B62];[.B63]-[.B62]-1))">
            <text:p/>
          </table:table-cell>
          <table:table-cell table:formula="of:=IF([.B63]=&quot;&quot;;&quot;&quot;;IF(ISNUMBER(MATCH([.B63];[.$M$4:.$M$11];0));&quot;&quot;;INDEX([.$N$23:.$N$79];MATCH([.B63];[.$M$23:.$M$79];0))))">
            <text:p/>
          </table:table-cell>
          <table:table-cell table:formula="of:=IF([.B63]=&quot;&quot;;&quot;&quot;;IF([.B62]&lt;[.$M$4];INDEX([.$N$4:.$N$11];MATCH([.B62];[.$M$4:.$M$11];-1));INDEX([.$N$4:.$N$11];MATCH([.B62];[.$M$4:.$M$11];1))))">
            <text:p/>
          </table:table-cell>
          <table:table-cell table:formula="of:=IF([.D63]=&quot;b&quot;;&quot;\break&quot;;IF([.D63]=&quot;pb&quot;;&quot;\pageBreak&quot;;&quot;&quot;))">
            <text:p/>
          </table:table-cell>
          <table:table-cell table:formula="of:=IF(ISERROR(MATCH([.B63];[.$M$24:.$M$79];0));&quot;&quot;;IF(INDEX([.$O$24:.$O$79];MATCH([.B63];[.$M$24:.$M$79];0))=&quot;&quot;;&quot;&quot;;&quot;\grace {&quot;&amp;INDEX([.$O$24:.$O$79];MATCH([.B63];[.$M$24:.$M$79];0))&amp;&quot;}&quot;))">
            <text:p/>
          </table:table-cell>
          <table:table-cell/>
          <table:table-cell table:formula="of:=IF([.B63]=&quot;&quot;;&quot;&quot;;IF([.$M$16]=&quot;Y&quot;;IF([.C63]=0;&quot; &quot;&amp;[.F63];IF(OR([.D63]=&quot;b&quot;;[.D63]=&quot;pb&quot;);[.E63]&amp;&quot;*&quot;&amp;[.C63]&amp;&quot; &quot;&amp;[.F63]&amp;&quot; &quot;&amp;[.G63];[.E63]&amp;&quot;*&quot;&amp;[.C63]&amp;&quot; &quot;&amp;SUBSTITUTE(SUBSTITUTE([.D63];&quot;-pb-&quot;;&quot; \bar &quot;&quot;&quot;&quot; \pageBreak &quot;);&quot;-b-&quot;;&quot; \bar &quot;&quot;&quot;&quot; \break &quot;)));&quot;&quot;))">
            <text:p/>
          </table:table-cell>
          <table:table-cell table:formula="of:=IF([.Q61]=&quot;&quot;;&quot;&quot;;&quot;\overrideProperty Score.NonMusicalPaperColumn.line-break-system-details #'((Y-offset . &quot;&amp;[.Q61]&amp;&quot;))&quot;)">
            <text:p/>
          </table:table-cell>
          <table:table-cell/>
          <table:table-cell table:style-name="ce14" office:value-type="float" office:value="41" calcext:value-type="float">
            <text:p>41</text:p>
          </table:table-cell>
          <table:table-cell table:style-name="ce24" table:formula="of:=IF(INDEX([.$AK63:.$DK63];MATCH([.$M$3];[.$AK$3:.$DK$3];0)+[.$M$1])=&quot;&quot;;&quot;&quot;;INDEX([.$DO$23:.$DO$422];MATCH(INDEX([.$AK63:.$DK63];MATCH([.$M$3];[.$AK$3:.$DK$3];0)+[.$M$1])&amp;IF([.P63]=&quot;&quot;;&quot;&quot;;&quot;_&quot;&amp;[.P63]);[.$DP$23:.$DP$422];0)))">
            <text:p/>
          </table:table-cell>
          <table:table-cell table:style-name="ce14" table:formula="of:=IF(INDEX([.$AK63:.$DK63];MATCH([.$M$3];[.$AK$3:.$DK$3];0)+[.N$1])=&quot;&quot;;&quot;&quot;;INDEX([.$AK63:.$DK63];MATCH([.$M$3];[.$AK$3:.$DK$3];0)+[.N$1]))">
            <text:p/>
          </table:table-cell>
          <table:table-cell table:style-name="ce51" table:formula="of:=IF(INDEX([.$AK63:.$DK63];MATCH([.$M$3];[.$AK$3:.$DK$3];0)+[.O$1])=&quot;&quot;;&quot;&quot;;INDEX([.$AK63:.$DK63];MATCH([.$M$3];[.$AK$3:.$DK$3];0)+[.O$1]))">
            <text:p/>
          </table:table-cell>
          <table:table-cell table:style-name="ce51" table:formula="of:=IF(INDEX([.$AK63:.$DK63];MATCH([.$M$3];[.$AK$3:.$DK$3];0)+[.P$1])=&quot;&quot;;&quot;&quot;;INDEX([.$AK63:.$DK63];MATCH([.$M$3];[.$AK$3:.$DK$3];0)+[.P$1]))">
            <text:p/>
          </table:table-cell>
          <table:table-cell table:style-name="ce37" table:formula="of:=IF(INDEX([.$AK63:.$DK63];MATCH([.$M$3];[.$AK$3:.$DK$3];0)+[.Q$1])=&quot;&quot;;&quot;&quot;;INDEX([.$AK63:.$DK63];MATCH([.$M$3];[.$AK$3:.$DK$3];0)+[.Q$1]))">
            <text:p/>
          </table:table-cell>
          <table:table-cell table:style-name="ce24" table:formula="of:=IF(INDEX([.$AK63:.$DK63];MATCH([.$M$3];[.$AK$3:.$DK$3];0)+[.R$1])=&quot;&quot;;&quot;&quot;;INDEX([.$DO$23:.$DO$422];MATCH(INDEX([.$AK63:.$DK63];MATCH([.$M$3];[.$AK$3:.$DK$3];0)+[.R$1])&amp;IF([.U63]=&quot;&quot;;&quot;&quot;;&quot;_&quot;&amp;[.U63]);[.$DQ$23:.$DQ$422];0)))">
            <text:p/>
          </table:table-cell>
          <table:table-cell table:style-name="ce14" table:formula="of:=IF(INDEX([.$AK63:.$DK63];MATCH([.$M$3];[.$AK$3:.$DK$3];0)+[.S$1])=&quot;&quot;;&quot;&quot;;INDEX([.$AK63:.$DK63];MATCH([.$M$3];[.$AK$3:.$DK$3];0)+[.S$1]))">
            <text:p/>
          </table:table-cell>
          <table:table-cell table:style-name="ce14" table:formula="of:=IF(INDEX([.$AK63:.$DK63];MATCH([.$M$3];[.$AK$3:.$DK$3];0)+[.T$1])=&quot;&quot;;&quot;&quot;;INDEX([.$AK63:.$DK63];MATCH([.$M$3];[.$AK$3:.$DK$3];0)+[.T$1]))">
            <text:p/>
          </table:table-cell>
          <table:table-cell table:style-name="ce51" table:formula="of:=IF(INDEX([.$AK63:.$DK63];MATCH([.$M$3];[.$AK$3:.$DK$3];0)+[.U$1])=&quot;&quot;;&quot;&quot;;INDEX([.$AK63:.$DK63];MATCH([.$M$3];[.$AK$3:.$DK$3];0)+[.U$1]))">
            <text:p/>
          </table:table-cell>
          <table:table-cell table:style-name="ce37" table:formula="of:=IF(INDEX([.$AK63:.$DK63];MATCH([.$M$3];[.$AK$3:.$DK$3];0)+[.V$1])=&quot;&quot;;&quot;&quot;;INDEX([.$AK63:.$DK63];MATCH([.$M$3];[.$AK$3:.$DK$3];0)+[.V$1]))">
            <text:p/>
          </table:table-cell>
          <table:table-cell table:style-name="ce24" table:formula="of:=IF(INDEX([.$AK63:.$DK63];MATCH([.$M$3];[.$AK$3:.$DK$3];0)+[.W$1])=&quot;&quot;;&quot;&quot;;INDEX([.$DO$23:.$DO$422];MATCH(INDEX([.$AK63:.$DK63];MATCH([.$M$3];[.$AK$3:.$DK$3];0)+[.W$1])&amp;IF([.Z63]=&quot;&quot;;&quot;&quot;;&quot;_&quot;&amp;[.Z63]);[.$DR$23:.$DR$422];0)))">
            <text:p/>
          </table:table-cell>
          <table:table-cell table:style-name="ce14" table:formula="of:=IF(INDEX([.$AK63:.$DK63];MATCH([.$M$3];[.$AK$3:.$DK$3];0)+[.X$1])=&quot;&quot;;&quot;&quot;;INDEX([.$AK63:.$DK63];MATCH([.$M$3];[.$AK$3:.$DK$3];0)+[.X$1]))">
            <text:p/>
          </table:table-cell>
          <table:table-cell table:style-name="ce14" table:formula="of:=IF(INDEX([.$AK63:.$DK63];MATCH([.$M$3];[.$AK$3:.$DK$3];0)+[.Y$1])=&quot;&quot;;&quot;&quot;;INDEX([.$AK63:.$DK63];MATCH([.$M$3];[.$AK$3:.$DK$3];0)+[.Y$1]))">
            <text:p/>
          </table:table-cell>
          <table:table-cell table:style-name="ce51" table:formula="of:=IF(INDEX([.$AK63:.$DK63];MATCH([.$M$3];[.$AK$3:.$DK$3];0)+[.Z$1])=&quot;&quot;;&quot;&quot;;INDEX([.$AK63:.$DK63];MATCH([.$M$3];[.$AK$3:.$DK$3];0)+[.Z$1]))">
            <text:p/>
          </table:table-cell>
          <table:table-cell table:style-name="ce37" table:formula="of:=IF(INDEX([.$AK63:.$DK63];MATCH([.$M$3];[.$AK$3:.$DK$3];0)+[.AA$1])=&quot;&quot;;&quot;&quot;;INDEX([.$AK63:.$DK63];MATCH([.$M$3];[.$AK$3:.$DK$3];0)+[.AA$1]))">
            <text:p/>
          </table:table-cell>
          <table:table-cell table:style-name="ce24" table:formula="of:=IF(INDEX([.$AK63:.$DK63];MATCH([.$M$3];[.$AK$3:.$DK$3];0)+[.AB$1])=&quot;&quot;;&quot;&quot;;INDEX([.$DO$23:.$DO$422];MATCH(INDEX([.$AK63:.$DK63];MATCH([.$M$3];[.$AK$3:.$DK$3];0)+[.AB$1])&amp;IF([.AE63]=&quot;&quot;;&quot;&quot;;&quot;_&quot;&amp;[.AE63]);[.$DS$23:.$DS$422];0)))">
            <text:p/>
          </table:table-cell>
          <table:table-cell table:style-name="ce14" table:formula="of:=IF(INDEX([.$AK63:.$DK63];MATCH([.$M$3];[.$AK$3:.$DK$3];0)+[.AC$1])=&quot;&quot;;&quot;&quot;;INDEX([.$AK63:.$DK63];MATCH([.$M$3];[.$AK$3:.$DK$3];0)+[.AC$1]))">
            <text:p/>
          </table:table-cell>
          <table:table-cell table:style-name="ce14" table:formula="of:=IF(INDEX([.$AK63:.$DK63];MATCH([.$M$3];[.$AK$3:.$DK$3];0)+[.AD$1])=&quot;&quot;;&quot;&quot;;INDEX([.$AK63:.$DK63];MATCH([.$M$3];[.$AK$3:.$DK$3];0)+[.AD$1]))">
            <text:p/>
          </table:table-cell>
          <table:table-cell table:style-name="ce51" table:formula="of:=IF(INDEX([.$AK63:.$DK63];MATCH([.$M$3];[.$AK$3:.$DK$3];0)+[.AE$1])=&quot;&quot;;&quot;&quot;;INDEX([.$AK63:.$DK63];MATCH([.$M$3];[.$AK$3:.$DK$3];0)+[.AE$1]))">
            <text:p/>
          </table:table-cell>
          <table:table-cell table:style-name="ce37" table:formula="of:=IF(INDEX([.$AK63:.$DK63];MATCH([.$M$3];[.$AK$3:.$DK$3];0)+[.AF$1])=&quot;&quot;;&quot;&quot;;INDEX([.$AK63:.$DK63];MATCH([.$M$3];[.$AK$3:.$DK$3];0)+[.AF$1]))">
            <text:p/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3" calcext:value-type="float">
            <text:p>33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69.5" calcext:value-type="float">
            <text:p>69.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1" calcext:value-type="float">
            <text:p>32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56.5" calcext:value-type="float">
            <text:p>56.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1" calcext:value-type="float">
            <text:p>41</text:p>
          </table:table-cell>
          <table:table-cell table:formula="of:=IF([$BARS.D44]=&quot;&quot;;&quot;&quot;;[$BARS.D44])" office:value-type="float" office:value="41" calcext:value-type="float">
            <text:p>41</text:p>
          </table:table-cell>
          <table:table-cell table:formula="of:=IF([$BARS.E44]=&quot;&quot;;&quot;&quot;;[$BARS.E44])" office:value-type="float" office:value="41" calcext:value-type="float">
            <text:p>41</text:p>
          </table:table-cell>
          <table:table-cell table:formula="of:=IF([$BARS.F44]=&quot;&quot;;&quot;&quot;;[$BARS.F44])" office:value-type="float" office:value="41" calcext:value-type="float">
            <text:p>41</text:p>
          </table:table-cell>
          <table:table-cell table:formula="of:=IF([$BARS.G44]=&quot;&quot;;&quot;&quot;;[$BARS.G44])" office:value-type="float" office:value="41" calcext:value-type="float">
            <text:p>41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formula="of:=IF(ISERROR(SMALL([.$M$4:.$M$79];[.A64]));&quot;&quot;;SMALL([.$M$4:.$M$79];[.A64]))">
            <text:p/>
          </table:table-cell>
          <table:table-cell table:formula="of:=IF([.B64]=&quot;&quot;;&quot;&quot;;IF(OR([.D63]=&quot;pb&quot;;[.D63]=&quot;b&quot;;[.D63]=&quot;&quot;;[.D63]=&quot;p&quot;);[.B64]-[.B63];[.B64]-[.B63]-1))">
            <text:p/>
          </table:table-cell>
          <table:table-cell table:formula="of:=IF([.B64]=&quot;&quot;;&quot;&quot;;IF(ISNUMBER(MATCH([.B64];[.$M$4:.$M$11];0));&quot;&quot;;INDEX([.$N$23:.$N$79];MATCH([.B64];[.$M$23:.$M$79];0))))">
            <text:p/>
          </table:table-cell>
          <table:table-cell table:formula="of:=IF([.B64]=&quot;&quot;;&quot;&quot;;IF([.B63]&lt;[.$M$4];INDEX([.$N$4:.$N$11];MATCH([.B63];[.$M$4:.$M$11];-1));INDEX([.$N$4:.$N$11];MATCH([.B63];[.$M$4:.$M$11];1))))">
            <text:p/>
          </table:table-cell>
          <table:table-cell table:formula="of:=IF([.D64]=&quot;b&quot;;&quot;\break&quot;;IF([.D64]=&quot;pb&quot;;&quot;\pageBreak&quot;;&quot;&quot;))">
            <text:p/>
          </table:table-cell>
          <table:table-cell table:formula="of:=IF(ISERROR(MATCH([.B64];[.$M$24:.$M$79];0));&quot;&quot;;IF(INDEX([.$O$24:.$O$79];MATCH([.B64];[.$M$24:.$M$79];0))=&quot;&quot;;&quot;&quot;;&quot;\grace {&quot;&amp;INDEX([.$O$24:.$O$79];MATCH([.B64];[.$M$24:.$M$79];0))&amp;&quot;}&quot;))">
            <text:p/>
          </table:table-cell>
          <table:table-cell/>
          <table:table-cell table:formula="of:=IF([.B64]=&quot;&quot;;&quot;&quot;;IF([.$M$16]=&quot;Y&quot;;IF([.C64]=0;&quot; &quot;&amp;[.F64];IF(OR([.D64]=&quot;b&quot;;[.D64]=&quot;pb&quot;);[.E64]&amp;&quot;*&quot;&amp;[.C64]&amp;&quot; &quot;&amp;[.F64]&amp;&quot; &quot;&amp;[.G64];[.E64]&amp;&quot;*&quot;&amp;[.C64]&amp;&quot; &quot;&amp;SUBSTITUTE(SUBSTITUTE([.D64];&quot;-pb-&quot;;&quot; \bar &quot;&quot;&quot;&quot; \pageBreak &quot;);&quot;-b-&quot;;&quot; \bar &quot;&quot;&quot;&quot; \break &quot;)));&quot;&quot;))">
            <text:p/>
          </table:table-cell>
          <table:table-cell table:formula="of:=IF([.Q62]=&quot;&quot;;&quot;&quot;;&quot;\overrideProperty Score.NonMusicalPaperColumn.line-break-system-details #'((Y-offset . &quot;&amp;[.Q62]&amp;&quot;))&quot;)">
            <text:p/>
          </table:table-cell>
          <table:table-cell/>
          <table:table-cell table:style-name="ce14" office:value-type="float" office:value="42" calcext:value-type="float">
            <text:p>42</text:p>
          </table:table-cell>
          <table:table-cell table:style-name="ce24" table:formula="of:=IF(INDEX([.$AK64:.$DK64];MATCH([.$M$3];[.$AK$3:.$DK$3];0)+[.$M$1])=&quot;&quot;;&quot;&quot;;INDEX([.$DO$23:.$DO$422];MATCH(INDEX([.$AK64:.$DK64];MATCH([.$M$3];[.$AK$3:.$DK$3];0)+[.$M$1])&amp;IF([.P64]=&quot;&quot;;&quot;&quot;;&quot;_&quot;&amp;[.P64]);[.$DP$23:.$DP$422];0)))">
            <text:p/>
          </table:table-cell>
          <table:table-cell table:style-name="ce14" table:formula="of:=IF(INDEX([.$AK64:.$DK64];MATCH([.$M$3];[.$AK$3:.$DK$3];0)+[.N$1])=&quot;&quot;;&quot;&quot;;INDEX([.$AK64:.$DK64];MATCH([.$M$3];[.$AK$3:.$DK$3];0)+[.N$1]))">
            <text:p/>
          </table:table-cell>
          <table:table-cell table:style-name="ce51" table:formula="of:=IF(INDEX([.$AK64:.$DK64];MATCH([.$M$3];[.$AK$3:.$DK$3];0)+[.O$1])=&quot;&quot;;&quot;&quot;;INDEX([.$AK64:.$DK64];MATCH([.$M$3];[.$AK$3:.$DK$3];0)+[.O$1]))">
            <text:p/>
          </table:table-cell>
          <table:table-cell table:style-name="ce51" table:formula="of:=IF(INDEX([.$AK64:.$DK64];MATCH([.$M$3];[.$AK$3:.$DK$3];0)+[.P$1])=&quot;&quot;;&quot;&quot;;INDEX([.$AK64:.$DK64];MATCH([.$M$3];[.$AK$3:.$DK$3];0)+[.P$1]))">
            <text:p/>
          </table:table-cell>
          <table:table-cell table:style-name="ce37" table:formula="of:=IF(INDEX([.$AK64:.$DK64];MATCH([.$M$3];[.$AK$3:.$DK$3];0)+[.Q$1])=&quot;&quot;;&quot;&quot;;INDEX([.$AK64:.$DK64];MATCH([.$M$3];[.$AK$3:.$DK$3];0)+[.Q$1]))">
            <text:p/>
          </table:table-cell>
          <table:table-cell table:style-name="ce24" table:formula="of:=IF(INDEX([.$AK64:.$DK64];MATCH([.$M$3];[.$AK$3:.$DK$3];0)+[.R$1])=&quot;&quot;;&quot;&quot;;INDEX([.$DO$23:.$DO$422];MATCH(INDEX([.$AK64:.$DK64];MATCH([.$M$3];[.$AK$3:.$DK$3];0)+[.R$1])&amp;IF([.U64]=&quot;&quot;;&quot;&quot;;&quot;_&quot;&amp;[.U64]);[.$DQ$23:.$DQ$422];0)))">
            <text:p/>
          </table:table-cell>
          <table:table-cell table:style-name="ce14" table:formula="of:=IF(INDEX([.$AK64:.$DK64];MATCH([.$M$3];[.$AK$3:.$DK$3];0)+[.S$1])=&quot;&quot;;&quot;&quot;;INDEX([.$AK64:.$DK64];MATCH([.$M$3];[.$AK$3:.$DK$3];0)+[.S$1]))">
            <text:p/>
          </table:table-cell>
          <table:table-cell table:style-name="ce14" table:formula="of:=IF(INDEX([.$AK64:.$DK64];MATCH([.$M$3];[.$AK$3:.$DK$3];0)+[.T$1])=&quot;&quot;;&quot;&quot;;INDEX([.$AK64:.$DK64];MATCH([.$M$3];[.$AK$3:.$DK$3];0)+[.T$1]))">
            <text:p/>
          </table:table-cell>
          <table:table-cell table:style-name="ce51" table:formula="of:=IF(INDEX([.$AK64:.$DK64];MATCH([.$M$3];[.$AK$3:.$DK$3];0)+[.U$1])=&quot;&quot;;&quot;&quot;;INDEX([.$AK64:.$DK64];MATCH([.$M$3];[.$AK$3:.$DK$3];0)+[.U$1]))">
            <text:p/>
          </table:table-cell>
          <table:table-cell table:style-name="ce37" table:formula="of:=IF(INDEX([.$AK64:.$DK64];MATCH([.$M$3];[.$AK$3:.$DK$3];0)+[.V$1])=&quot;&quot;;&quot;&quot;;INDEX([.$AK64:.$DK64];MATCH([.$M$3];[.$AK$3:.$DK$3];0)+[.V$1]))">
            <text:p/>
          </table:table-cell>
          <table:table-cell table:style-name="ce24" table:formula="of:=IF(INDEX([.$AK64:.$DK64];MATCH([.$M$3];[.$AK$3:.$DK$3];0)+[.W$1])=&quot;&quot;;&quot;&quot;;INDEX([.$DO$23:.$DO$422];MATCH(INDEX([.$AK64:.$DK64];MATCH([.$M$3];[.$AK$3:.$DK$3];0)+[.W$1])&amp;IF([.Z64]=&quot;&quot;;&quot;&quot;;&quot;_&quot;&amp;[.Z64]);[.$DR$23:.$DR$422];0)))">
            <text:p/>
          </table:table-cell>
          <table:table-cell table:style-name="ce14" table:formula="of:=IF(INDEX([.$AK64:.$DK64];MATCH([.$M$3];[.$AK$3:.$DK$3];0)+[.X$1])=&quot;&quot;;&quot;&quot;;INDEX([.$AK64:.$DK64];MATCH([.$M$3];[.$AK$3:.$DK$3];0)+[.X$1]))">
            <text:p/>
          </table:table-cell>
          <table:table-cell table:style-name="ce14" table:formula="of:=IF(INDEX([.$AK64:.$DK64];MATCH([.$M$3];[.$AK$3:.$DK$3];0)+[.Y$1])=&quot;&quot;;&quot;&quot;;INDEX([.$AK64:.$DK64];MATCH([.$M$3];[.$AK$3:.$DK$3];0)+[.Y$1]))">
            <text:p/>
          </table:table-cell>
          <table:table-cell table:style-name="ce51" table:formula="of:=IF(INDEX([.$AK64:.$DK64];MATCH([.$M$3];[.$AK$3:.$DK$3];0)+[.Z$1])=&quot;&quot;;&quot;&quot;;INDEX([.$AK64:.$DK64];MATCH([.$M$3];[.$AK$3:.$DK$3];0)+[.Z$1]))">
            <text:p/>
          </table:table-cell>
          <table:table-cell table:style-name="ce37" table:formula="of:=IF(INDEX([.$AK64:.$DK64];MATCH([.$M$3];[.$AK$3:.$DK$3];0)+[.AA$1])=&quot;&quot;;&quot;&quot;;INDEX([.$AK64:.$DK64];MATCH([.$M$3];[.$AK$3:.$DK$3];0)+[.AA$1]))">
            <text:p/>
          </table:table-cell>
          <table:table-cell table:style-name="ce24" table:formula="of:=IF(INDEX([.$AK64:.$DK64];MATCH([.$M$3];[.$AK$3:.$DK$3];0)+[.AB$1])=&quot;&quot;;&quot;&quot;;INDEX([.$DO$23:.$DO$422];MATCH(INDEX([.$AK64:.$DK64];MATCH([.$M$3];[.$AK$3:.$DK$3];0)+[.AB$1])&amp;IF([.AE64]=&quot;&quot;;&quot;&quot;;&quot;_&quot;&amp;[.AE64]);[.$DS$23:.$DS$422];0)))">
            <text:p/>
          </table:table-cell>
          <table:table-cell table:style-name="ce14" table:formula="of:=IF(INDEX([.$AK64:.$DK64];MATCH([.$M$3];[.$AK$3:.$DK$3];0)+[.AC$1])=&quot;&quot;;&quot;&quot;;INDEX([.$AK64:.$DK64];MATCH([.$M$3];[.$AK$3:.$DK$3];0)+[.AC$1]))">
            <text:p/>
          </table:table-cell>
          <table:table-cell table:style-name="ce14" table:formula="of:=IF(INDEX([.$AK64:.$DK64];MATCH([.$M$3];[.$AK$3:.$DK$3];0)+[.AD$1])=&quot;&quot;;&quot;&quot;;INDEX([.$AK64:.$DK64];MATCH([.$M$3];[.$AK$3:.$DK$3];0)+[.AD$1]))">
            <text:p/>
          </table:table-cell>
          <table:table-cell table:style-name="ce51" table:formula="of:=IF(INDEX([.$AK64:.$DK64];MATCH([.$M$3];[.$AK$3:.$DK$3];0)+[.AE$1])=&quot;&quot;;&quot;&quot;;INDEX([.$AK64:.$DK64];MATCH([.$M$3];[.$AK$3:.$DK$3];0)+[.AE$1]))">
            <text:p/>
          </table:table-cell>
          <table:table-cell table:style-name="ce37" table:formula="of:=IF(INDEX([.$AK64:.$DK64];MATCH([.$M$3];[.$AK$3:.$DK$3];0)+[.AF$1])=&quot;&quot;;&quot;&quot;;INDEX([.$AK64:.$DK64];MATCH([.$M$3];[.$AK$3:.$DK$3];0)+[.AF$1]))">
            <text:p/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9" calcext:value-type="float">
            <text:p>33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2.4" calcext:value-type="float">
            <text:p>82.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28" calcext:value-type="float">
            <text:p>32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70" calcext:value-type="float">
            <text:p>70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2" calcext:value-type="float">
            <text:p>42</text:p>
          </table:table-cell>
          <table:table-cell table:formula="of:=IF([$BARS.D45]=&quot;&quot;;&quot;&quot;;[$BARS.D45])" office:value-type="float" office:value="42" calcext:value-type="float">
            <text:p>42</text:p>
          </table:table-cell>
          <table:table-cell table:formula="of:=IF([$BARS.E45]=&quot;&quot;;&quot;&quot;;[$BARS.E45])" office:value-type="float" office:value="42" calcext:value-type="float">
            <text:p>42</text:p>
          </table:table-cell>
          <table:table-cell table:formula="of:=IF([$BARS.F45]=&quot;&quot;;&quot;&quot;;[$BARS.F45])" office:value-type="float" office:value="42" calcext:value-type="float">
            <text:p>42</text:p>
          </table:table-cell>
          <table:table-cell table:formula="of:=IF([$BARS.G45]=&quot;&quot;;&quot;&quot;;[$BARS.G45])" office:value-type="float" office:value="42" calcext:value-type="float">
            <text:p>42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formula="of:=IF(ISERROR(SMALL([.$M$4:.$M$79];[.A65]));&quot;&quot;;SMALL([.$M$4:.$M$79];[.A65]))">
            <text:p/>
          </table:table-cell>
          <table:table-cell table:formula="of:=IF([.B65]=&quot;&quot;;&quot;&quot;;IF(OR([.D64]=&quot;pb&quot;;[.D64]=&quot;b&quot;;[.D64]=&quot;&quot;;[.D64]=&quot;p&quot;);[.B65]-[.B64];[.B65]-[.B64]-1))">
            <text:p/>
          </table:table-cell>
          <table:table-cell table:formula="of:=IF([.B65]=&quot;&quot;;&quot;&quot;;IF(ISNUMBER(MATCH([.B65];[.$M$4:.$M$11];0));&quot;&quot;;INDEX([.$N$23:.$N$79];MATCH([.B65];[.$M$23:.$M$79];0))))">
            <text:p/>
          </table:table-cell>
          <table:table-cell table:formula="of:=IF([.B65]=&quot;&quot;;&quot;&quot;;IF([.B64]&lt;[.$M$4];INDEX([.$N$4:.$N$11];MATCH([.B64];[.$M$4:.$M$11];-1));INDEX([.$N$4:.$N$11];MATCH([.B64];[.$M$4:.$M$11];1))))">
            <text:p/>
          </table:table-cell>
          <table:table-cell table:formula="of:=IF([.D65]=&quot;b&quot;;&quot;\break&quot;;IF([.D65]=&quot;pb&quot;;&quot;\pageBreak&quot;;&quot;&quot;))">
            <text:p/>
          </table:table-cell>
          <table:table-cell table:formula="of:=IF(ISERROR(MATCH([.B65];[.$M$24:.$M$79];0));&quot;&quot;;IF(INDEX([.$O$24:.$O$79];MATCH([.B65];[.$M$24:.$M$79];0))=&quot;&quot;;&quot;&quot;;&quot;\grace {&quot;&amp;INDEX([.$O$24:.$O$79];MATCH([.B65];[.$M$24:.$M$79];0))&amp;&quot;}&quot;))">
            <text:p/>
          </table:table-cell>
          <table:table-cell/>
          <table:table-cell table:formula="of:=IF([.B65]=&quot;&quot;;&quot;&quot;;IF([.$M$16]=&quot;Y&quot;;IF([.C65]=0;&quot; &quot;&amp;[.F65];IF(OR([.D65]=&quot;b&quot;;[.D65]=&quot;pb&quot;);[.E65]&amp;&quot;*&quot;&amp;[.C65]&amp;&quot; &quot;&amp;[.F65]&amp;&quot; &quot;&amp;[.G65];[.E65]&amp;&quot;*&quot;&amp;[.C65]&amp;&quot; &quot;&amp;SUBSTITUTE(SUBSTITUTE([.D65];&quot;-pb-&quot;;&quot; \bar &quot;&quot;&quot;&quot; \pageBreak &quot;);&quot;-b-&quot;;&quot; \bar &quot;&quot;&quot;&quot; \break &quot;)));&quot;&quot;))">
            <text:p/>
          </table:table-cell>
          <table:table-cell table:formula="of:=IF([.Q63]=&quot;&quot;;&quot;&quot;;&quot;\overrideProperty Score.NonMusicalPaperColumn.line-break-system-details #'((Y-offset . &quot;&amp;[.Q63]&amp;&quot;))&quot;)">
            <text:p/>
          </table:table-cell>
          <table:table-cell/>
          <table:table-cell table:style-name="ce14" office:value-type="float" office:value="43" calcext:value-type="float">
            <text:p>43</text:p>
          </table:table-cell>
          <table:table-cell table:style-name="ce24" table:formula="of:=IF(INDEX([.$AK65:.$DK65];MATCH([.$M$3];[.$AK$3:.$DK$3];0)+[.$M$1])=&quot;&quot;;&quot;&quot;;INDEX([.$DO$23:.$DO$422];MATCH(INDEX([.$AK65:.$DK65];MATCH([.$M$3];[.$AK$3:.$DK$3];0)+[.$M$1])&amp;IF([.P65]=&quot;&quot;;&quot;&quot;;&quot;_&quot;&amp;[.P65]);[.$DP$23:.$DP$422];0)))">
            <text:p/>
          </table:table-cell>
          <table:table-cell table:style-name="ce14" table:formula="of:=IF(INDEX([.$AK65:.$DK65];MATCH([.$M$3];[.$AK$3:.$DK$3];0)+[.N$1])=&quot;&quot;;&quot;&quot;;INDEX([.$AK65:.$DK65];MATCH([.$M$3];[.$AK$3:.$DK$3];0)+[.N$1]))">
            <text:p/>
          </table:table-cell>
          <table:table-cell table:style-name="ce51" table:formula="of:=IF(INDEX([.$AK65:.$DK65];MATCH([.$M$3];[.$AK$3:.$DK$3];0)+[.O$1])=&quot;&quot;;&quot;&quot;;INDEX([.$AK65:.$DK65];MATCH([.$M$3];[.$AK$3:.$DK$3];0)+[.O$1]))">
            <text:p/>
          </table:table-cell>
          <table:table-cell table:style-name="ce51" table:formula="of:=IF(INDEX([.$AK65:.$DK65];MATCH([.$M$3];[.$AK$3:.$DK$3];0)+[.P$1])=&quot;&quot;;&quot;&quot;;INDEX([.$AK65:.$DK65];MATCH([.$M$3];[.$AK$3:.$DK$3];0)+[.P$1]))">
            <text:p/>
          </table:table-cell>
          <table:table-cell table:style-name="ce37" table:formula="of:=IF(INDEX([.$AK65:.$DK65];MATCH([.$M$3];[.$AK$3:.$DK$3];0)+[.Q$1])=&quot;&quot;;&quot;&quot;;INDEX([.$AK65:.$DK65];MATCH([.$M$3];[.$AK$3:.$DK$3];0)+[.Q$1]))">
            <text:p/>
          </table:table-cell>
          <table:table-cell table:style-name="ce24" table:formula="of:=IF(INDEX([.$AK65:.$DK65];MATCH([.$M$3];[.$AK$3:.$DK$3];0)+[.R$1])=&quot;&quot;;&quot;&quot;;INDEX([.$DO$23:.$DO$422];MATCH(INDEX([.$AK65:.$DK65];MATCH([.$M$3];[.$AK$3:.$DK$3];0)+[.R$1])&amp;IF([.U65]=&quot;&quot;;&quot;&quot;;&quot;_&quot;&amp;[.U65]);[.$DQ$23:.$DQ$422];0)))">
            <text:p/>
          </table:table-cell>
          <table:table-cell table:style-name="ce14" table:formula="of:=IF(INDEX([.$AK65:.$DK65];MATCH([.$M$3];[.$AK$3:.$DK$3];0)+[.S$1])=&quot;&quot;;&quot;&quot;;INDEX([.$AK65:.$DK65];MATCH([.$M$3];[.$AK$3:.$DK$3];0)+[.S$1]))">
            <text:p/>
          </table:table-cell>
          <table:table-cell table:style-name="ce14" table:formula="of:=IF(INDEX([.$AK65:.$DK65];MATCH([.$M$3];[.$AK$3:.$DK$3];0)+[.T$1])=&quot;&quot;;&quot;&quot;;INDEX([.$AK65:.$DK65];MATCH([.$M$3];[.$AK$3:.$DK$3];0)+[.T$1]))">
            <text:p/>
          </table:table-cell>
          <table:table-cell table:style-name="ce51" table:formula="of:=IF(INDEX([.$AK65:.$DK65];MATCH([.$M$3];[.$AK$3:.$DK$3];0)+[.U$1])=&quot;&quot;;&quot;&quot;;INDEX([.$AK65:.$DK65];MATCH([.$M$3];[.$AK$3:.$DK$3];0)+[.U$1]))">
            <text:p/>
          </table:table-cell>
          <table:table-cell table:style-name="ce37" table:formula="of:=IF(INDEX([.$AK65:.$DK65];MATCH([.$M$3];[.$AK$3:.$DK$3];0)+[.V$1])=&quot;&quot;;&quot;&quot;;INDEX([.$AK65:.$DK65];MATCH([.$M$3];[.$AK$3:.$DK$3];0)+[.V$1]))">
            <text:p/>
          </table:table-cell>
          <table:table-cell table:style-name="ce24" table:formula="of:=IF(INDEX([.$AK65:.$DK65];MATCH([.$M$3];[.$AK$3:.$DK$3];0)+[.W$1])=&quot;&quot;;&quot;&quot;;INDEX([.$DO$23:.$DO$422];MATCH(INDEX([.$AK65:.$DK65];MATCH([.$M$3];[.$AK$3:.$DK$3];0)+[.W$1])&amp;IF([.Z65]=&quot;&quot;;&quot;&quot;;&quot;_&quot;&amp;[.Z65]);[.$DR$23:.$DR$422];0)))">
            <text:p/>
          </table:table-cell>
          <table:table-cell table:style-name="ce14" table:formula="of:=IF(INDEX([.$AK65:.$DK65];MATCH([.$M$3];[.$AK$3:.$DK$3];0)+[.X$1])=&quot;&quot;;&quot;&quot;;INDEX([.$AK65:.$DK65];MATCH([.$M$3];[.$AK$3:.$DK$3];0)+[.X$1]))">
            <text:p/>
          </table:table-cell>
          <table:table-cell table:style-name="ce14" table:formula="of:=IF(INDEX([.$AK65:.$DK65];MATCH([.$M$3];[.$AK$3:.$DK$3];0)+[.Y$1])=&quot;&quot;;&quot;&quot;;INDEX([.$AK65:.$DK65];MATCH([.$M$3];[.$AK$3:.$DK$3];0)+[.Y$1]))">
            <text:p/>
          </table:table-cell>
          <table:table-cell table:style-name="ce51" table:formula="of:=IF(INDEX([.$AK65:.$DK65];MATCH([.$M$3];[.$AK$3:.$DK$3];0)+[.Z$1])=&quot;&quot;;&quot;&quot;;INDEX([.$AK65:.$DK65];MATCH([.$M$3];[.$AK$3:.$DK$3];0)+[.Z$1]))">
            <text:p/>
          </table:table-cell>
          <table:table-cell table:style-name="ce37" table:formula="of:=IF(INDEX([.$AK65:.$DK65];MATCH([.$M$3];[.$AK$3:.$DK$3];0)+[.AA$1])=&quot;&quot;;&quot;&quot;;INDEX([.$AK65:.$DK65];MATCH([.$M$3];[.$AK$3:.$DK$3];0)+[.AA$1]))">
            <text:p/>
          </table:table-cell>
          <table:table-cell table:style-name="ce24" table:formula="of:=IF(INDEX([.$AK65:.$DK65];MATCH([.$M$3];[.$AK$3:.$DK$3];0)+[.AB$1])=&quot;&quot;;&quot;&quot;;INDEX([.$DO$23:.$DO$422];MATCH(INDEX([.$AK65:.$DK65];MATCH([.$M$3];[.$AK$3:.$DK$3];0)+[.AB$1])&amp;IF([.AE65]=&quot;&quot;;&quot;&quot;;&quot;_&quot;&amp;[.AE65]);[.$DS$23:.$DS$422];0)))">
            <text:p/>
          </table:table-cell>
          <table:table-cell table:style-name="ce14" table:formula="of:=IF(INDEX([.$AK65:.$DK65];MATCH([.$M$3];[.$AK$3:.$DK$3];0)+[.AC$1])=&quot;&quot;;&quot;&quot;;INDEX([.$AK65:.$DK65];MATCH([.$M$3];[.$AK$3:.$DK$3];0)+[.AC$1]))">
            <text:p/>
          </table:table-cell>
          <table:table-cell table:style-name="ce14" table:formula="of:=IF(INDEX([.$AK65:.$DK65];MATCH([.$M$3];[.$AK$3:.$DK$3];0)+[.AD$1])=&quot;&quot;;&quot;&quot;;INDEX([.$AK65:.$DK65];MATCH([.$M$3];[.$AK$3:.$DK$3];0)+[.AD$1]))">
            <text:p/>
          </table:table-cell>
          <table:table-cell table:style-name="ce51" table:formula="of:=IF(INDEX([.$AK65:.$DK65];MATCH([.$M$3];[.$AK$3:.$DK$3];0)+[.AE$1])=&quot;&quot;;&quot;&quot;;INDEX([.$AK65:.$DK65];MATCH([.$M$3];[.$AK$3:.$DK$3];0)+[.AE$1]))">
            <text:p/>
          </table:table-cell>
          <table:table-cell table:style-name="ce37" table:formula="of:=IF(INDEX([.$AK65:.$DK65];MATCH([.$M$3];[.$AK$3:.$DK$3];0)+[.AF$1])=&quot;&quot;;&quot;&quot;;INDEX([.$AK65:.$DK65];MATCH([.$M$3];[.$AK$3:.$DK$3];0)+[.AF$1]))">
            <text:p/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5" calcext:value-type="float">
            <text:p>34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.3" calcext:value-type="float">
            <text:p>95.3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35" calcext:value-type="float">
            <text:p>33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83" calcext:value-type="float">
            <text:p>83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3" calcext:value-type="float">
            <text:p>43</text:p>
          </table:table-cell>
          <table:table-cell table:formula="of:=IF([$BARS.D46]=&quot;&quot;;&quot;&quot;;[$BARS.D46])" office:value-type="float" office:value="43" calcext:value-type="float">
            <text:p>43</text:p>
          </table:table-cell>
          <table:table-cell table:formula="of:=IF([$BARS.E46]=&quot;&quot;;&quot;&quot;;[$BARS.E46])" office:value-type="float" office:value="43" calcext:value-type="float">
            <text:p>43</text:p>
          </table:table-cell>
          <table:table-cell table:formula="of:=IF([$BARS.F46]=&quot;&quot;;&quot;&quot;;[$BARS.F46])" office:value-type="float" office:value="43" calcext:value-type="float">
            <text:p>43</text:p>
          </table:table-cell>
          <table:table-cell table:formula="of:=IF([$BARS.G46]=&quot;&quot;;&quot;&quot;;[$BARS.G46])" office:value-type="float" office:value="43" calcext:value-type="float">
            <text:p>43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M$4:.$M$79];[.A66]));&quot;&quot;;SMALL([.$M$4:.$M$79];[.A66]))">
            <text:p/>
          </table:table-cell>
          <table:table-cell table:formula="of:=IF([.B66]=&quot;&quot;;&quot;&quot;;IF(OR([.D65]=&quot;pb&quot;;[.D65]=&quot;b&quot;;[.D65]=&quot;&quot;;[.D65]=&quot;p&quot;);[.B66]-[.B65];[.B66]-[.B65]-1))">
            <text:p/>
          </table:table-cell>
          <table:table-cell table:formula="of:=IF([.B66]=&quot;&quot;;&quot;&quot;;IF(ISNUMBER(MATCH([.B66];[.$M$4:.$M$11];0));&quot;&quot;;INDEX([.$N$23:.$N$79];MATCH([.B66];[.$M$23:.$M$79];0))))">
            <text:p/>
          </table:table-cell>
          <table:table-cell table:formula="of:=IF([.B66]=&quot;&quot;;&quot;&quot;;IF([.B65]&lt;[.$M$4];INDEX([.$N$4:.$N$11];MATCH([.B65];[.$M$4:.$M$11];-1));INDEX([.$N$4:.$N$11];MATCH([.B65];[.$M$4:.$M$11];1))))">
            <text:p/>
          </table:table-cell>
          <table:table-cell table:formula="of:=IF([.D66]=&quot;b&quot;;&quot;\break&quot;;IF([.D66]=&quot;pb&quot;;&quot;\pageBreak&quot;;&quot;&quot;))">
            <text:p/>
          </table:table-cell>
          <table:table-cell table:formula="of:=IF(ISERROR(MATCH([.B66];[.$M$24:.$M$79];0));&quot;&quot;;IF(INDEX([.$O$24:.$O$79];MATCH([.B66];[.$M$24:.$M$79];0))=&quot;&quot;;&quot;&quot;;&quot;\grace {&quot;&amp;INDEX([.$O$24:.$O$79];MATCH([.B66];[.$M$24:.$M$79];0))&amp;&quot;}&quot;))">
            <text:p/>
          </table:table-cell>
          <table:table-cell/>
          <table:table-cell table:formula="of:=IF([.B66]=&quot;&quot;;&quot;&quot;;IF([.$M$16]=&quot;Y&quot;;IF([.C66]=0;&quot; &quot;&amp;[.F66];IF(OR([.D66]=&quot;b&quot;;[.D66]=&quot;pb&quot;);[.E66]&amp;&quot;*&quot;&amp;[.C66]&amp;&quot; &quot;&amp;[.F66]&amp;&quot; &quot;&amp;[.G66];[.E66]&amp;&quot;*&quot;&amp;[.C66]&amp;&quot; &quot;&amp;SUBSTITUTE(SUBSTITUTE([.D66];&quot;-pb-&quot;;&quot; \bar &quot;&quot;&quot;&quot; \pageBreak &quot;);&quot;-b-&quot;;&quot; \bar &quot;&quot;&quot;&quot; \break &quot;)));&quot;&quot;))">
            <text:p/>
          </table:table-cell>
          <table:table-cell table:formula="of:=IF([.Q64]=&quot;&quot;;&quot;&quot;;&quot;\overrideProperty Score.NonMusicalPaperColumn.line-break-system-details #'((Y-offset . &quot;&amp;[.Q64]&amp;&quot;))&quot;)">
            <text:p/>
          </table:table-cell>
          <table:table-cell/>
          <table:table-cell table:style-name="ce14" office:value-type="float" office:value="44" calcext:value-type="float">
            <text:p>44</text:p>
          </table:table-cell>
          <table:table-cell table:style-name="ce24" table:formula="of:=IF(INDEX([.$AK66:.$DK66];MATCH([.$M$3];[.$AK$3:.$DK$3];0)+[.$M$1])=&quot;&quot;;&quot;&quot;;INDEX([.$DO$23:.$DO$422];MATCH(INDEX([.$AK66:.$DK66];MATCH([.$M$3];[.$AK$3:.$DK$3];0)+[.$M$1])&amp;IF([.P66]=&quot;&quot;;&quot;&quot;;&quot;_&quot;&amp;[.P66]);[.$DP$23:.$DP$422];0)))">
            <text:p/>
          </table:table-cell>
          <table:table-cell table:style-name="ce14" table:formula="of:=IF(INDEX([.$AK66:.$DK66];MATCH([.$M$3];[.$AK$3:.$DK$3];0)+[.N$1])=&quot;&quot;;&quot;&quot;;INDEX([.$AK66:.$DK66];MATCH([.$M$3];[.$AK$3:.$DK$3];0)+[.N$1]))">
            <text:p/>
          </table:table-cell>
          <table:table-cell table:style-name="ce51" table:formula="of:=IF(INDEX([.$AK66:.$DK66];MATCH([.$M$3];[.$AK$3:.$DK$3];0)+[.O$1])=&quot;&quot;;&quot;&quot;;INDEX([.$AK66:.$DK66];MATCH([.$M$3];[.$AK$3:.$DK$3];0)+[.O$1]))">
            <text:p/>
          </table:table-cell>
          <table:table-cell table:style-name="ce51" table:formula="of:=IF(INDEX([.$AK66:.$DK66];MATCH([.$M$3];[.$AK$3:.$DK$3];0)+[.P$1])=&quot;&quot;;&quot;&quot;;INDEX([.$AK66:.$DK66];MATCH([.$M$3];[.$AK$3:.$DK$3];0)+[.P$1]))">
            <text:p/>
          </table:table-cell>
          <table:table-cell table:style-name="ce37" table:formula="of:=IF(INDEX([.$AK66:.$DK66];MATCH([.$M$3];[.$AK$3:.$DK$3];0)+[.Q$1])=&quot;&quot;;&quot;&quot;;INDEX([.$AK66:.$DK66];MATCH([.$M$3];[.$AK$3:.$DK$3];0)+[.Q$1]))">
            <text:p/>
          </table:table-cell>
          <table:table-cell table:style-name="ce24" table:formula="of:=IF(INDEX([.$AK66:.$DK66];MATCH([.$M$3];[.$AK$3:.$DK$3];0)+[.R$1])=&quot;&quot;;&quot;&quot;;INDEX([.$DO$23:.$DO$422];MATCH(INDEX([.$AK66:.$DK66];MATCH([.$M$3];[.$AK$3:.$DK$3];0)+[.R$1])&amp;IF([.U66]=&quot;&quot;;&quot;&quot;;&quot;_&quot;&amp;[.U66]);[.$DQ$23:.$DQ$422];0)))">
            <text:p/>
          </table:table-cell>
          <table:table-cell table:style-name="ce14" table:formula="of:=IF(INDEX([.$AK66:.$DK66];MATCH([.$M$3];[.$AK$3:.$DK$3];0)+[.S$1])=&quot;&quot;;&quot;&quot;;INDEX([.$AK66:.$DK66];MATCH([.$M$3];[.$AK$3:.$DK$3];0)+[.S$1]))">
            <text:p/>
          </table:table-cell>
          <table:table-cell table:style-name="ce14" table:formula="of:=IF(INDEX([.$AK66:.$DK66];MATCH([.$M$3];[.$AK$3:.$DK$3];0)+[.T$1])=&quot;&quot;;&quot;&quot;;INDEX([.$AK66:.$DK66];MATCH([.$M$3];[.$AK$3:.$DK$3];0)+[.T$1]))">
            <text:p/>
          </table:table-cell>
          <table:table-cell table:style-name="ce51" table:formula="of:=IF(INDEX([.$AK66:.$DK66];MATCH([.$M$3];[.$AK$3:.$DK$3];0)+[.U$1])=&quot;&quot;;&quot;&quot;;INDEX([.$AK66:.$DK66];MATCH([.$M$3];[.$AK$3:.$DK$3];0)+[.U$1]))">
            <text:p/>
          </table:table-cell>
          <table:table-cell table:style-name="ce37" table:formula="of:=IF(INDEX([.$AK66:.$DK66];MATCH([.$M$3];[.$AK$3:.$DK$3];0)+[.V$1])=&quot;&quot;;&quot;&quot;;INDEX([.$AK66:.$DK66];MATCH([.$M$3];[.$AK$3:.$DK$3];0)+[.V$1]))">
            <text:p/>
          </table:table-cell>
          <table:table-cell table:style-name="ce24" table:formula="of:=IF(INDEX([.$AK66:.$DK66];MATCH([.$M$3];[.$AK$3:.$DK$3];0)+[.W$1])=&quot;&quot;;&quot;&quot;;INDEX([.$DO$23:.$DO$422];MATCH(INDEX([.$AK66:.$DK66];MATCH([.$M$3];[.$AK$3:.$DK$3];0)+[.W$1])&amp;IF([.Z66]=&quot;&quot;;&quot;&quot;;&quot;_&quot;&amp;[.Z66]);[.$DR$23:.$DR$422];0)))">
            <text:p/>
          </table:table-cell>
          <table:table-cell table:style-name="ce14" table:formula="of:=IF(INDEX([.$AK66:.$DK66];MATCH([.$M$3];[.$AK$3:.$DK$3];0)+[.X$1])=&quot;&quot;;&quot;&quot;;INDEX([.$AK66:.$DK66];MATCH([.$M$3];[.$AK$3:.$DK$3];0)+[.X$1]))">
            <text:p/>
          </table:table-cell>
          <table:table-cell table:style-name="ce14" table:formula="of:=IF(INDEX([.$AK66:.$DK66];MATCH([.$M$3];[.$AK$3:.$DK$3];0)+[.Y$1])=&quot;&quot;;&quot;&quot;;INDEX([.$AK66:.$DK66];MATCH([.$M$3];[.$AK$3:.$DK$3];0)+[.Y$1]))">
            <text:p/>
          </table:table-cell>
          <table:table-cell table:style-name="ce51" table:formula="of:=IF(INDEX([.$AK66:.$DK66];MATCH([.$M$3];[.$AK$3:.$DK$3];0)+[.Z$1])=&quot;&quot;;&quot;&quot;;INDEX([.$AK66:.$DK66];MATCH([.$M$3];[.$AK$3:.$DK$3];0)+[.Z$1]))">
            <text:p/>
          </table:table-cell>
          <table:table-cell table:style-name="ce37" table:formula="of:=IF(INDEX([.$AK66:.$DK66];MATCH([.$M$3];[.$AK$3:.$DK$3];0)+[.AA$1])=&quot;&quot;;&quot;&quot;;INDEX([.$AK66:.$DK66];MATCH([.$M$3];[.$AK$3:.$DK$3];0)+[.AA$1]))">
            <text:p/>
          </table:table-cell>
          <table:table-cell table:style-name="ce24" table:formula="of:=IF(INDEX([.$AK66:.$DK66];MATCH([.$M$3];[.$AK$3:.$DK$3];0)+[.AB$1])=&quot;&quot;;&quot;&quot;;INDEX([.$DO$23:.$DO$422];MATCH(INDEX([.$AK66:.$DK66];MATCH([.$M$3];[.$AK$3:.$DK$3];0)+[.AB$1])&amp;IF([.AE66]=&quot;&quot;;&quot;&quot;;&quot;_&quot;&amp;[.AE66]);[.$DS$23:.$DS$422];0)))">
            <text:p/>
          </table:table-cell>
          <table:table-cell table:style-name="ce14" table:formula="of:=IF(INDEX([.$AK66:.$DK66];MATCH([.$M$3];[.$AK$3:.$DK$3];0)+[.AC$1])=&quot;&quot;;&quot;&quot;;INDEX([.$AK66:.$DK66];MATCH([.$M$3];[.$AK$3:.$DK$3];0)+[.AC$1]))">
            <text:p/>
          </table:table-cell>
          <table:table-cell table:style-name="ce14" table:formula="of:=IF(INDEX([.$AK66:.$DK66];MATCH([.$M$3];[.$AK$3:.$DK$3];0)+[.AD$1])=&quot;&quot;;&quot;&quot;;INDEX([.$AK66:.$DK66];MATCH([.$M$3];[.$AK$3:.$DK$3];0)+[.AD$1]))">
            <text:p/>
          </table:table-cell>
          <table:table-cell table:style-name="ce51" table:formula="of:=IF(INDEX([.$AK66:.$DK66];MATCH([.$M$3];[.$AK$3:.$DK$3];0)+[.AE$1])=&quot;&quot;;&quot;&quot;;INDEX([.$AK66:.$DK66];MATCH([.$M$3];[.$AK$3:.$DK$3];0)+[.AE$1]))">
            <text:p/>
          </table:table-cell>
          <table:table-cell table:style-name="ce37" table:formula="of:=IF(INDEX([.$AK66:.$DK66];MATCH([.$M$3];[.$AK$3:.$DK$3];0)+[.AF$1])=&quot;&quot;;&quot;&quot;;INDEX([.$AK66:.$DK66];MATCH([.$M$3];[.$AK$3:.$DK$3];0)+[.AF$1]))">
            <text:p/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3" calcext:value-type="float">
            <text:p>35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8.2" calcext:value-type="float">
            <text:p>108.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1" calcext:value-type="float">
            <text:p>341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95" calcext:value-type="float">
            <text:p>9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4" calcext:value-type="float">
            <text:p>44</text:p>
          </table:table-cell>
          <table:table-cell table:formula="of:=IF([$BARS.D47]=&quot;&quot;;&quot;&quot;;[$BARS.D47])" office:value-type="float" office:value="44" calcext:value-type="float">
            <text:p>44</text:p>
          </table:table-cell>
          <table:table-cell table:formula="of:=IF([$BARS.E47]=&quot;&quot;;&quot;&quot;;[$BARS.E47])" office:value-type="float" office:value="44" calcext:value-type="float">
            <text:p>44</text:p>
          </table:table-cell>
          <table:table-cell table:formula="of:=IF([$BARS.F47]=&quot;&quot;;&quot;&quot;;[$BARS.F47])" office:value-type="float" office:value="44" calcext:value-type="float">
            <text:p>44</text:p>
          </table:table-cell>
          <table:table-cell table:formula="of:=IF([$BARS.G47]=&quot;&quot;;&quot;&quot;;[$BARS.G47])" office:value-type="float" office:value="44" calcext:value-type="float">
            <text:p>44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M$4:.$M$79];[.A67]));&quot;&quot;;SMALL([.$M$4:.$M$79];[.A67]))">
            <text:p/>
          </table:table-cell>
          <table:table-cell table:formula="of:=IF([.B67]=&quot;&quot;;&quot;&quot;;IF(OR([.D66]=&quot;pb&quot;;[.D66]=&quot;b&quot;;[.D66]=&quot;&quot;;[.D66]=&quot;p&quot;);[.B67]-[.B66];[.B67]-[.B66]-1))">
            <text:p/>
          </table:table-cell>
          <table:table-cell table:formula="of:=IF([.B67]=&quot;&quot;;&quot;&quot;;IF(ISNUMBER(MATCH([.B67];[.$M$4:.$M$11];0));&quot;&quot;;INDEX([.$N$23:.$N$79];MATCH([.B67];[.$M$23:.$M$79];0))))">
            <text:p/>
          </table:table-cell>
          <table:table-cell table:formula="of:=IF([.B67]=&quot;&quot;;&quot;&quot;;IF([.B66]&lt;[.$M$4];INDEX([.$N$4:.$N$11];MATCH([.B66];[.$M$4:.$M$11];-1));INDEX([.$N$4:.$N$11];MATCH([.B66];[.$M$4:.$M$11];1))))">
            <text:p/>
          </table:table-cell>
          <table:table-cell table:formula="of:=IF([.D67]=&quot;b&quot;;&quot;\break&quot;;IF([.D67]=&quot;pb&quot;;&quot;\pageBreak&quot;;&quot;&quot;))">
            <text:p/>
          </table:table-cell>
          <table:table-cell table:formula="of:=IF(ISERROR(MATCH([.B67];[.$M$24:.$M$79];0));&quot;&quot;;IF(INDEX([.$O$24:.$O$79];MATCH([.B67];[.$M$24:.$M$79];0))=&quot;&quot;;&quot;&quot;;&quot;\grace {&quot;&amp;INDEX([.$O$24:.$O$79];MATCH([.B67];[.$M$24:.$M$79];0))&amp;&quot;}&quot;))">
            <text:p/>
          </table:table-cell>
          <table:table-cell/>
          <table:table-cell table:formula="of:=IF([.B67]=&quot;&quot;;&quot;&quot;;IF([.$M$16]=&quot;Y&quot;;IF([.C67]=0;&quot; &quot;&amp;[.F67];IF(OR([.D67]=&quot;b&quot;;[.D67]=&quot;pb&quot;);[.E67]&amp;&quot;*&quot;&amp;[.C67]&amp;&quot; &quot;&amp;[.F67]&amp;&quot; &quot;&amp;[.G67];[.E67]&amp;&quot;*&quot;&amp;[.C67]&amp;&quot; &quot;&amp;SUBSTITUTE(SUBSTITUTE([.D67];&quot;-pb-&quot;;&quot; \bar &quot;&quot;&quot;&quot; \pageBreak &quot;);&quot;-b-&quot;;&quot; \bar &quot;&quot;&quot;&quot; \break &quot;)));&quot;&quot;))">
            <text:p/>
          </table:table-cell>
          <table:table-cell table:formula="of:=IF([.Q65]=&quot;&quot;;&quot;&quot;;&quot;\overrideProperty Score.NonMusicalPaperColumn.line-break-system-details #'((Y-offset . &quot;&amp;[.Q65]&amp;&quot;))&quot;)">
            <text:p/>
          </table:table-cell>
          <table:table-cell/>
          <table:table-cell table:style-name="ce14" office:value-type="float" office:value="45" calcext:value-type="float">
            <text:p>45</text:p>
          </table:table-cell>
          <table:table-cell table:style-name="ce24" table:formula="of:=IF(INDEX([.$AK67:.$DK67];MATCH([.$M$3];[.$AK$3:.$DK$3];0)+[.$M$1])=&quot;&quot;;&quot;&quot;;INDEX([.$DO$23:.$DO$422];MATCH(INDEX([.$AK67:.$DK67];MATCH([.$M$3];[.$AK$3:.$DK$3];0)+[.$M$1])&amp;IF([.P67]=&quot;&quot;;&quot;&quot;;&quot;_&quot;&amp;[.P67]);[.$DP$23:.$DP$422];0)))">
            <text:p/>
          </table:table-cell>
          <table:table-cell table:style-name="ce14" table:formula="of:=IF(INDEX([.$AK67:.$DK67];MATCH([.$M$3];[.$AK$3:.$DK$3];0)+[.N$1])=&quot;&quot;;&quot;&quot;;INDEX([.$AK67:.$DK67];MATCH([.$M$3];[.$AK$3:.$DK$3];0)+[.N$1]))">
            <text:p/>
          </table:table-cell>
          <table:table-cell table:style-name="ce51" table:formula="of:=IF(INDEX([.$AK67:.$DK67];MATCH([.$M$3];[.$AK$3:.$DK$3];0)+[.O$1])=&quot;&quot;;&quot;&quot;;INDEX([.$AK67:.$DK67];MATCH([.$M$3];[.$AK$3:.$DK$3];0)+[.O$1]))">
            <text:p/>
          </table:table-cell>
          <table:table-cell table:style-name="ce51" table:formula="of:=IF(INDEX([.$AK67:.$DK67];MATCH([.$M$3];[.$AK$3:.$DK$3];0)+[.P$1])=&quot;&quot;;&quot;&quot;;INDEX([.$AK67:.$DK67];MATCH([.$M$3];[.$AK$3:.$DK$3];0)+[.P$1]))">
            <text:p/>
          </table:table-cell>
          <table:table-cell table:style-name="ce37" table:formula="of:=IF(INDEX([.$AK67:.$DK67];MATCH([.$M$3];[.$AK$3:.$DK$3];0)+[.Q$1])=&quot;&quot;;&quot;&quot;;INDEX([.$AK67:.$DK67];MATCH([.$M$3];[.$AK$3:.$DK$3];0)+[.Q$1]))">
            <text:p/>
          </table:table-cell>
          <table:table-cell table:style-name="ce24" table:formula="of:=IF(INDEX([.$AK67:.$DK67];MATCH([.$M$3];[.$AK$3:.$DK$3];0)+[.R$1])=&quot;&quot;;&quot;&quot;;INDEX([.$DO$23:.$DO$422];MATCH(INDEX([.$AK67:.$DK67];MATCH([.$M$3];[.$AK$3:.$DK$3];0)+[.R$1])&amp;IF([.U67]=&quot;&quot;;&quot;&quot;;&quot;_&quot;&amp;[.U67]);[.$DQ$23:.$DQ$422];0)))">
            <text:p/>
          </table:table-cell>
          <table:table-cell table:style-name="ce14" table:formula="of:=IF(INDEX([.$AK67:.$DK67];MATCH([.$M$3];[.$AK$3:.$DK$3];0)+[.S$1])=&quot;&quot;;&quot;&quot;;INDEX([.$AK67:.$DK67];MATCH([.$M$3];[.$AK$3:.$DK$3];0)+[.S$1]))">
            <text:p/>
          </table:table-cell>
          <table:table-cell table:style-name="ce14" table:formula="of:=IF(INDEX([.$AK67:.$DK67];MATCH([.$M$3];[.$AK$3:.$DK$3];0)+[.T$1])=&quot;&quot;;&quot;&quot;;INDEX([.$AK67:.$DK67];MATCH([.$M$3];[.$AK$3:.$DK$3];0)+[.T$1]))">
            <text:p/>
          </table:table-cell>
          <table:table-cell table:style-name="ce51" table:formula="of:=IF(INDEX([.$AK67:.$DK67];MATCH([.$M$3];[.$AK$3:.$DK$3];0)+[.U$1])=&quot;&quot;;&quot;&quot;;INDEX([.$AK67:.$DK67];MATCH([.$M$3];[.$AK$3:.$DK$3];0)+[.U$1]))">
            <text:p/>
          </table:table-cell>
          <table:table-cell table:style-name="ce37" table:formula="of:=IF(INDEX([.$AK67:.$DK67];MATCH([.$M$3];[.$AK$3:.$DK$3];0)+[.V$1])=&quot;&quot;;&quot;&quot;;INDEX([.$AK67:.$DK67];MATCH([.$M$3];[.$AK$3:.$DK$3];0)+[.V$1]))">
            <text:p/>
          </table:table-cell>
          <table:table-cell table:style-name="ce24" table:formula="of:=IF(INDEX([.$AK67:.$DK67];MATCH([.$M$3];[.$AK$3:.$DK$3];0)+[.W$1])=&quot;&quot;;&quot;&quot;;INDEX([.$DO$23:.$DO$422];MATCH(INDEX([.$AK67:.$DK67];MATCH([.$M$3];[.$AK$3:.$DK$3];0)+[.W$1])&amp;IF([.Z67]=&quot;&quot;;&quot;&quot;;&quot;_&quot;&amp;[.Z67]);[.$DR$23:.$DR$422];0)))">
            <text:p/>
          </table:table-cell>
          <table:table-cell table:style-name="ce14" table:formula="of:=IF(INDEX([.$AK67:.$DK67];MATCH([.$M$3];[.$AK$3:.$DK$3];0)+[.X$1])=&quot;&quot;;&quot;&quot;;INDEX([.$AK67:.$DK67];MATCH([.$M$3];[.$AK$3:.$DK$3];0)+[.X$1]))">
            <text:p/>
          </table:table-cell>
          <table:table-cell table:style-name="ce14" table:formula="of:=IF(INDEX([.$AK67:.$DK67];MATCH([.$M$3];[.$AK$3:.$DK$3];0)+[.Y$1])=&quot;&quot;;&quot;&quot;;INDEX([.$AK67:.$DK67];MATCH([.$M$3];[.$AK$3:.$DK$3];0)+[.Y$1]))">
            <text:p/>
          </table:table-cell>
          <table:table-cell table:style-name="ce51" table:formula="of:=IF(INDEX([.$AK67:.$DK67];MATCH([.$M$3];[.$AK$3:.$DK$3];0)+[.Z$1])=&quot;&quot;;&quot;&quot;;INDEX([.$AK67:.$DK67];MATCH([.$M$3];[.$AK$3:.$DK$3];0)+[.Z$1]))">
            <text:p/>
          </table:table-cell>
          <table:table-cell table:style-name="ce37" table:formula="of:=IF(INDEX([.$AK67:.$DK67];MATCH([.$M$3];[.$AK$3:.$DK$3];0)+[.AA$1])=&quot;&quot;;&quot;&quot;;INDEX([.$AK67:.$DK67];MATCH([.$M$3];[.$AK$3:.$DK$3];0)+[.AA$1]))">
            <text:p/>
          </table:table-cell>
          <table:table-cell table:style-name="ce24" table:formula="of:=IF(INDEX([.$AK67:.$DK67];MATCH([.$M$3];[.$AK$3:.$DK$3];0)+[.AB$1])=&quot;&quot;;&quot;&quot;;INDEX([.$DO$23:.$DO$422];MATCH(INDEX([.$AK67:.$DK67];MATCH([.$M$3];[.$AK$3:.$DK$3];0)+[.AB$1])&amp;IF([.AE67]=&quot;&quot;;&quot;&quot;;&quot;_&quot;&amp;[.AE67]);[.$DS$23:.$DS$422];0)))">
            <text:p/>
          </table:table-cell>
          <table:table-cell table:style-name="ce14" table:formula="of:=IF(INDEX([.$AK67:.$DK67];MATCH([.$M$3];[.$AK$3:.$DK$3];0)+[.AC$1])=&quot;&quot;;&quot;&quot;;INDEX([.$AK67:.$DK67];MATCH([.$M$3];[.$AK$3:.$DK$3];0)+[.AC$1]))">
            <text:p/>
          </table:table-cell>
          <table:table-cell table:style-name="ce14" table:formula="of:=IF(INDEX([.$AK67:.$DK67];MATCH([.$M$3];[.$AK$3:.$DK$3];0)+[.AD$1])=&quot;&quot;;&quot;&quot;;INDEX([.$AK67:.$DK67];MATCH([.$M$3];[.$AK$3:.$DK$3];0)+[.AD$1]))">
            <text:p/>
          </table:table-cell>
          <table:table-cell table:style-name="ce51" table:formula="of:=IF(INDEX([.$AK67:.$DK67];MATCH([.$M$3];[.$AK$3:.$DK$3];0)+[.AE$1])=&quot;&quot;;&quot;&quot;;INDEX([.$AK67:.$DK67];MATCH([.$M$3];[.$AK$3:.$DK$3];0)+[.AE$1]))">
            <text:p/>
          </table:table-cell>
          <table:table-cell table:style-name="ce37" table:formula="of:=IF(INDEX([.$AK67:.$DK67];MATCH([.$M$3];[.$AK$3:.$DK$3];0)+[.AF$1])=&quot;&quot;;&quot;&quot;;INDEX([.$AK67:.$DK67];MATCH([.$M$3];[.$AK$3:.$DK$3];0)+[.AF$1]))">
            <text:p/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2" calcext:value-type="float">
            <text:p>362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1.1" calcext:value-type="float">
            <text:p>121.1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49" calcext:value-type="float">
            <text:p>349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09" calcext:value-type="float">
            <text:p>10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5" calcext:value-type="float">
            <text:p>45</text:p>
          </table:table-cell>
          <table:table-cell table:formula="of:=IF([$BARS.D48]=&quot;&quot;;&quot;&quot;;[$BARS.D48])" office:value-type="float" office:value="45" calcext:value-type="float">
            <text:p>45</text:p>
          </table:table-cell>
          <table:table-cell table:formula="of:=IF([$BARS.E48]=&quot;&quot;;&quot;&quot;;[$BARS.E48])" office:value-type="float" office:value="45" calcext:value-type="float">
            <text:p>45</text:p>
          </table:table-cell>
          <table:table-cell table:formula="of:=IF([$BARS.F48]=&quot;&quot;;&quot;&quot;;[$BARS.F48])" office:value-type="float" office:value="45" calcext:value-type="float">
            <text:p>45</text:p>
          </table:table-cell>
          <table:table-cell table:formula="of:=IF([$BARS.G48]=&quot;&quot;;&quot;&quot;;[$BARS.G48])" office:value-type="float" office:value="45" calcext:value-type="float">
            <text:p>45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M$4:.$M$79];[.A68]));&quot;&quot;;SMALL([.$M$4:.$M$79];[.A68]))">
            <text:p/>
          </table:table-cell>
          <table:table-cell table:formula="of:=IF([.B68]=&quot;&quot;;&quot;&quot;;IF(OR([.D67]=&quot;pb&quot;;[.D67]=&quot;b&quot;;[.D67]=&quot;&quot;;[.D67]=&quot;p&quot;);[.B68]-[.B67];[.B68]-[.B67]-1))">
            <text:p/>
          </table:table-cell>
          <table:table-cell table:formula="of:=IF([.B68]=&quot;&quot;;&quot;&quot;;IF(ISNUMBER(MATCH([.B68];[.$M$4:.$M$11];0));&quot;&quot;;INDEX([.$N$23:.$N$79];MATCH([.B68];[.$M$23:.$M$79];0))))">
            <text:p/>
          </table:table-cell>
          <table:table-cell table:formula="of:=IF([.B68]=&quot;&quot;;&quot;&quot;;IF([.B67]&lt;[.$M$4];INDEX([.$N$4:.$N$11];MATCH([.B67];[.$M$4:.$M$11];-1));INDEX([.$N$4:.$N$11];MATCH([.B67];[.$M$4:.$M$11];1))))">
            <text:p/>
          </table:table-cell>
          <table:table-cell table:formula="of:=IF([.D68]=&quot;b&quot;;&quot;\break&quot;;IF([.D68]=&quot;pb&quot;;&quot;\pageBreak&quot;;&quot;&quot;))">
            <text:p/>
          </table:table-cell>
          <table:table-cell table:formula="of:=IF(ISERROR(MATCH([.B68];[.$M$24:.$M$79];0));&quot;&quot;;IF(INDEX([.$O$24:.$O$79];MATCH([.B68];[.$M$24:.$M$79];0))=&quot;&quot;;&quot;&quot;;&quot;\grace {&quot;&amp;INDEX([.$O$24:.$O$79];MATCH([.B68];[.$M$24:.$M$79];0))&amp;&quot;}&quot;))">
            <text:p/>
          </table:table-cell>
          <table:table-cell/>
          <table:table-cell table:formula="of:=IF([.B68]=&quot;&quot;;&quot;&quot;;IF([.$M$16]=&quot;Y&quot;;IF([.C68]=0;&quot; &quot;&amp;[.F68];IF(OR([.D68]=&quot;b&quot;;[.D68]=&quot;pb&quot;);[.E68]&amp;&quot;*&quot;&amp;[.C68]&amp;&quot; &quot;&amp;[.F68]&amp;&quot; &quot;&amp;[.G68];[.E68]&amp;&quot;*&quot;&amp;[.C68]&amp;&quot; &quot;&amp;SUBSTITUTE(SUBSTITUTE([.D68];&quot;-pb-&quot;;&quot; \bar &quot;&quot;&quot;&quot; \pageBreak &quot;);&quot;-b-&quot;;&quot; \bar &quot;&quot;&quot;&quot; \break &quot;)));&quot;&quot;))">
            <text:p/>
          </table:table-cell>
          <table:table-cell table:formula="of:=IF([.Q66]=&quot;&quot;;&quot;&quot;;&quot;\overrideProperty Score.NonMusicalPaperColumn.line-break-system-details #'((Y-offset . &quot;&amp;[.Q66]&amp;&quot;))&quot;)">
            <text:p/>
          </table:table-cell>
          <table:table-cell/>
          <table:table-cell table:style-name="ce14" office:value-type="float" office:value="46" calcext:value-type="float">
            <text:p>46</text:p>
          </table:table-cell>
          <table:table-cell table:style-name="ce24" table:formula="of:=IF(INDEX([.$AK68:.$DK68];MATCH([.$M$3];[.$AK$3:.$DK$3];0)+[.$M$1])=&quot;&quot;;&quot;&quot;;INDEX([.$DO$23:.$DO$422];MATCH(INDEX([.$AK68:.$DK68];MATCH([.$M$3];[.$AK$3:.$DK$3];0)+[.$M$1])&amp;IF([.P68]=&quot;&quot;;&quot;&quot;;&quot;_&quot;&amp;[.P68]);[.$DP$23:.$DP$422];0)))">
            <text:p/>
          </table:table-cell>
          <table:table-cell table:style-name="ce14" table:formula="of:=IF(INDEX([.$AK68:.$DK68];MATCH([.$M$3];[.$AK$3:.$DK$3];0)+[.N$1])=&quot;&quot;;&quot;&quot;;INDEX([.$AK68:.$DK68];MATCH([.$M$3];[.$AK$3:.$DK$3];0)+[.N$1]))">
            <text:p/>
          </table:table-cell>
          <table:table-cell table:style-name="ce51" table:formula="of:=IF(INDEX([.$AK68:.$DK68];MATCH([.$M$3];[.$AK$3:.$DK$3];0)+[.O$1])=&quot;&quot;;&quot;&quot;;INDEX([.$AK68:.$DK68];MATCH([.$M$3];[.$AK$3:.$DK$3];0)+[.O$1]))">
            <text:p/>
          </table:table-cell>
          <table:table-cell table:style-name="ce51" table:formula="of:=IF(INDEX([.$AK68:.$DK68];MATCH([.$M$3];[.$AK$3:.$DK$3];0)+[.P$1])=&quot;&quot;;&quot;&quot;;INDEX([.$AK68:.$DK68];MATCH([.$M$3];[.$AK$3:.$DK$3];0)+[.P$1]))">
            <text:p/>
          </table:table-cell>
          <table:table-cell table:style-name="ce37" table:formula="of:=IF(INDEX([.$AK68:.$DK68];MATCH([.$M$3];[.$AK$3:.$DK$3];0)+[.Q$1])=&quot;&quot;;&quot;&quot;;INDEX([.$AK68:.$DK68];MATCH([.$M$3];[.$AK$3:.$DK$3];0)+[.Q$1]))">
            <text:p/>
          </table:table-cell>
          <table:table-cell table:style-name="ce24" table:formula="of:=IF(INDEX([.$AK68:.$DK68];MATCH([.$M$3];[.$AK$3:.$DK$3];0)+[.R$1])=&quot;&quot;;&quot;&quot;;INDEX([.$DO$23:.$DO$422];MATCH(INDEX([.$AK68:.$DK68];MATCH([.$M$3];[.$AK$3:.$DK$3];0)+[.R$1])&amp;IF([.U68]=&quot;&quot;;&quot;&quot;;&quot;_&quot;&amp;[.U68]);[.$DQ$23:.$DQ$422];0)))">
            <text:p/>
          </table:table-cell>
          <table:table-cell table:style-name="ce14" table:formula="of:=IF(INDEX([.$AK68:.$DK68];MATCH([.$M$3];[.$AK$3:.$DK$3];0)+[.S$1])=&quot;&quot;;&quot;&quot;;INDEX([.$AK68:.$DK68];MATCH([.$M$3];[.$AK$3:.$DK$3];0)+[.S$1]))">
            <text:p/>
          </table:table-cell>
          <table:table-cell table:style-name="ce14" table:formula="of:=IF(INDEX([.$AK68:.$DK68];MATCH([.$M$3];[.$AK$3:.$DK$3];0)+[.T$1])=&quot;&quot;;&quot;&quot;;INDEX([.$AK68:.$DK68];MATCH([.$M$3];[.$AK$3:.$DK$3];0)+[.T$1]))">
            <text:p/>
          </table:table-cell>
          <table:table-cell table:style-name="ce51" table:formula="of:=IF(INDEX([.$AK68:.$DK68];MATCH([.$M$3];[.$AK$3:.$DK$3];0)+[.U$1])=&quot;&quot;;&quot;&quot;;INDEX([.$AK68:.$DK68];MATCH([.$M$3];[.$AK$3:.$DK$3];0)+[.U$1]))">
            <text:p/>
          </table:table-cell>
          <table:table-cell table:style-name="ce37" table:formula="of:=IF(INDEX([.$AK68:.$DK68];MATCH([.$M$3];[.$AK$3:.$DK$3];0)+[.V$1])=&quot;&quot;;&quot;&quot;;INDEX([.$AK68:.$DK68];MATCH([.$M$3];[.$AK$3:.$DK$3];0)+[.V$1]))">
            <text:p/>
          </table:table-cell>
          <table:table-cell table:style-name="ce24" table:formula="of:=IF(INDEX([.$AK68:.$DK68];MATCH([.$M$3];[.$AK$3:.$DK$3];0)+[.W$1])=&quot;&quot;;&quot;&quot;;INDEX([.$DO$23:.$DO$422];MATCH(INDEX([.$AK68:.$DK68];MATCH([.$M$3];[.$AK$3:.$DK$3];0)+[.W$1])&amp;IF([.Z68]=&quot;&quot;;&quot;&quot;;&quot;_&quot;&amp;[.Z68]);[.$DR$23:.$DR$422];0)))">
            <text:p/>
          </table:table-cell>
          <table:table-cell table:style-name="ce14" table:formula="of:=IF(INDEX([.$AK68:.$DK68];MATCH([.$M$3];[.$AK$3:.$DK$3];0)+[.X$1])=&quot;&quot;;&quot;&quot;;INDEX([.$AK68:.$DK68];MATCH([.$M$3];[.$AK$3:.$DK$3];0)+[.X$1]))">
            <text:p/>
          </table:table-cell>
          <table:table-cell table:style-name="ce14" table:formula="of:=IF(INDEX([.$AK68:.$DK68];MATCH([.$M$3];[.$AK$3:.$DK$3];0)+[.Y$1])=&quot;&quot;;&quot;&quot;;INDEX([.$AK68:.$DK68];MATCH([.$M$3];[.$AK$3:.$DK$3];0)+[.Y$1]))">
            <text:p/>
          </table:table-cell>
          <table:table-cell table:style-name="ce51" table:formula="of:=IF(INDEX([.$AK68:.$DK68];MATCH([.$M$3];[.$AK$3:.$DK$3];0)+[.Z$1])=&quot;&quot;;&quot;&quot;;INDEX([.$AK68:.$DK68];MATCH([.$M$3];[.$AK$3:.$DK$3];0)+[.Z$1]))">
            <text:p/>
          </table:table-cell>
          <table:table-cell table:style-name="ce37" table:formula="of:=IF(INDEX([.$AK68:.$DK68];MATCH([.$M$3];[.$AK$3:.$DK$3];0)+[.AA$1])=&quot;&quot;;&quot;&quot;;INDEX([.$AK68:.$DK68];MATCH([.$M$3];[.$AK$3:.$DK$3];0)+[.AA$1]))">
            <text:p/>
          </table:table-cell>
          <table:table-cell table:style-name="ce24" table:formula="of:=IF(INDEX([.$AK68:.$DK68];MATCH([.$M$3];[.$AK$3:.$DK$3];0)+[.AB$1])=&quot;&quot;;&quot;&quot;;INDEX([.$DO$23:.$DO$422];MATCH(INDEX([.$AK68:.$DK68];MATCH([.$M$3];[.$AK$3:.$DK$3];0)+[.AB$1])&amp;IF([.AE68]=&quot;&quot;;&quot;&quot;;&quot;_&quot;&amp;[.AE68]);[.$DS$23:.$DS$422];0)))">
            <text:p/>
          </table:table-cell>
          <table:table-cell table:style-name="ce14" table:formula="of:=IF(INDEX([.$AK68:.$DK68];MATCH([.$M$3];[.$AK$3:.$DK$3];0)+[.AC$1])=&quot;&quot;;&quot;&quot;;INDEX([.$AK68:.$DK68];MATCH([.$M$3];[.$AK$3:.$DK$3];0)+[.AC$1]))">
            <text:p/>
          </table:table-cell>
          <table:table-cell table:style-name="ce14" table:formula="of:=IF(INDEX([.$AK68:.$DK68];MATCH([.$M$3];[.$AK$3:.$DK$3];0)+[.AD$1])=&quot;&quot;;&quot;&quot;;INDEX([.$AK68:.$DK68];MATCH([.$M$3];[.$AK$3:.$DK$3];0)+[.AD$1]))">
            <text:p/>
          </table:table-cell>
          <table:table-cell table:style-name="ce51" table:formula="of:=IF(INDEX([.$AK68:.$DK68];MATCH([.$M$3];[.$AK$3:.$DK$3];0)+[.AE$1])=&quot;&quot;;&quot;&quot;;INDEX([.$AK68:.$DK68];MATCH([.$M$3];[.$AK$3:.$DK$3];0)+[.AE$1]))">
            <text:p/>
          </table:table-cell>
          <table:table-cell table:style-name="ce37" table:formula="of:=IF(INDEX([.$AK68:.$DK68];MATCH([.$M$3];[.$AK$3:.$DK$3];0)+[.AF$1])=&quot;&quot;;&quot;&quot;;INDEX([.$AK68:.$DK68];MATCH([.$M$3];[.$AK$3:.$DK$3];0)+[.AF$1]))">
            <text:p/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8" calcext:value-type="float">
            <text:p>36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4" calcext:value-type="float">
            <text:p>134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58" calcext:value-type="float">
            <text:p>358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22" calcext:value-type="float">
            <text:p>122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6" calcext:value-type="float">
            <text:p>46</text:p>
          </table:table-cell>
          <table:table-cell table:formula="of:=IF([$BARS.D49]=&quot;&quot;;&quot;&quot;;[$BARS.D49])" office:value-type="float" office:value="46" calcext:value-type="float">
            <text:p>46</text:p>
          </table:table-cell>
          <table:table-cell table:formula="of:=IF([$BARS.E49]=&quot;&quot;;&quot;&quot;;[$BARS.E49])" office:value-type="float" office:value="46" calcext:value-type="float">
            <text:p>46</text:p>
          </table:table-cell>
          <table:table-cell table:formula="of:=IF([$BARS.F49]=&quot;&quot;;&quot;&quot;;[$BARS.F49])" office:value-type="float" office:value="46" calcext:value-type="float">
            <text:p>46</text:p>
          </table:table-cell>
          <table:table-cell table:formula="of:=IF([$BARS.G49]=&quot;&quot;;&quot;&quot;;[$BARS.G49])" office:value-type="float" office:value="46" calcext:value-type="float">
            <text:p>46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M$4:.$M$79];[.A69]));&quot;&quot;;SMALL([.$M$4:.$M$79];[.A69]))">
            <text:p/>
          </table:table-cell>
          <table:table-cell table:formula="of:=IF([.B69]=&quot;&quot;;&quot;&quot;;IF(OR([.D68]=&quot;pb&quot;;[.D68]=&quot;b&quot;;[.D68]=&quot;&quot;;[.D68]=&quot;p&quot;);[.B69]-[.B68];[.B69]-[.B68]-1))">
            <text:p/>
          </table:table-cell>
          <table:table-cell table:formula="of:=IF([.B69]=&quot;&quot;;&quot;&quot;;IF(ISNUMBER(MATCH([.B69];[.$M$4:.$M$11];0));&quot;&quot;;INDEX([.$N$23:.$N$79];MATCH([.B69];[.$M$23:.$M$79];0))))">
            <text:p/>
          </table:table-cell>
          <table:table-cell table:formula="of:=IF([.B69]=&quot;&quot;;&quot;&quot;;IF([.B68]&lt;[.$M$4];INDEX([.$N$4:.$N$11];MATCH([.B68];[.$M$4:.$M$11];-1));INDEX([.$N$4:.$N$11];MATCH([.B68];[.$M$4:.$M$11];1))))">
            <text:p/>
          </table:table-cell>
          <table:table-cell table:formula="of:=IF([.D69]=&quot;b&quot;;&quot;\break&quot;;IF([.D69]=&quot;pb&quot;;&quot;\pageBreak&quot;;&quot;&quot;))">
            <text:p/>
          </table:table-cell>
          <table:table-cell table:formula="of:=IF(ISERROR(MATCH([.B69];[.$M$24:.$M$79];0));&quot;&quot;;IF(INDEX([.$O$24:.$O$79];MATCH([.B69];[.$M$24:.$M$79];0))=&quot;&quot;;&quot;&quot;;&quot;\grace {&quot;&amp;INDEX([.$O$24:.$O$79];MATCH([.B69];[.$M$24:.$M$79];0))&amp;&quot;}&quot;))">
            <text:p/>
          </table:table-cell>
          <table:table-cell/>
          <table:table-cell table:formula="of:=IF([.B69]=&quot;&quot;;&quot;&quot;;IF([.$M$16]=&quot;Y&quot;;IF([.C69]=0;&quot; &quot;&amp;[.F69];IF(OR([.D69]=&quot;b&quot;;[.D69]=&quot;pb&quot;);[.E69]&amp;&quot;*&quot;&amp;[.C69]&amp;&quot; &quot;&amp;[.F69]&amp;&quot; &quot;&amp;[.G69];[.E69]&amp;&quot;*&quot;&amp;[.C69]&amp;&quot; &quot;&amp;SUBSTITUTE(SUBSTITUTE([.D69];&quot;-pb-&quot;;&quot; \bar &quot;&quot;&quot;&quot; \pageBreak &quot;);&quot;-b-&quot;;&quot; \bar &quot;&quot;&quot;&quot; \break &quot;)));&quot;&quot;))">
            <text:p/>
          </table:table-cell>
          <table:table-cell table:formula="of:=IF([.Q67]=&quot;&quot;;&quot;&quot;;&quot;\overrideProperty Score.NonMusicalPaperColumn.line-break-system-details #'((Y-offset . &quot;&amp;[.Q67]&amp;&quot;))&quot;)">
            <text:p/>
          </table:table-cell>
          <table:table-cell/>
          <table:table-cell table:style-name="ce14" office:value-type="float" office:value="47" calcext:value-type="float">
            <text:p>47</text:p>
          </table:table-cell>
          <table:table-cell table:style-name="ce24" table:formula="of:=IF(INDEX([.$AK69:.$DK69];MATCH([.$M$3];[.$AK$3:.$DK$3];0)+[.$M$1])=&quot;&quot;;&quot;&quot;;INDEX([.$DO$23:.$DO$422];MATCH(INDEX([.$AK69:.$DK69];MATCH([.$M$3];[.$AK$3:.$DK$3];0)+[.$M$1])&amp;IF([.P69]=&quot;&quot;;&quot;&quot;;&quot;_&quot;&amp;[.P69]);[.$DP$23:.$DP$422];0)))">
            <text:p/>
          </table:table-cell>
          <table:table-cell table:style-name="ce14" table:formula="of:=IF(INDEX([.$AK69:.$DK69];MATCH([.$M$3];[.$AK$3:.$DK$3];0)+[.N$1])=&quot;&quot;;&quot;&quot;;INDEX([.$AK69:.$DK69];MATCH([.$M$3];[.$AK$3:.$DK$3];0)+[.N$1]))">
            <text:p/>
          </table:table-cell>
          <table:table-cell table:style-name="ce51" table:formula="of:=IF(INDEX([.$AK69:.$DK69];MATCH([.$M$3];[.$AK$3:.$DK$3];0)+[.O$1])=&quot;&quot;;&quot;&quot;;INDEX([.$AK69:.$DK69];MATCH([.$M$3];[.$AK$3:.$DK$3];0)+[.O$1]))">
            <text:p/>
          </table:table-cell>
          <table:table-cell table:style-name="ce51" table:formula="of:=IF(INDEX([.$AK69:.$DK69];MATCH([.$M$3];[.$AK$3:.$DK$3];0)+[.P$1])=&quot;&quot;;&quot;&quot;;INDEX([.$AK69:.$DK69];MATCH([.$M$3];[.$AK$3:.$DK$3];0)+[.P$1]))">
            <text:p/>
          </table:table-cell>
          <table:table-cell table:style-name="ce37" table:formula="of:=IF(INDEX([.$AK69:.$DK69];MATCH([.$M$3];[.$AK$3:.$DK$3];0)+[.Q$1])=&quot;&quot;;&quot;&quot;;INDEX([.$AK69:.$DK69];MATCH([.$M$3];[.$AK$3:.$DK$3];0)+[.Q$1]))">
            <text:p/>
          </table:table-cell>
          <table:table-cell table:style-name="ce24" table:formula="of:=IF(INDEX([.$AK69:.$DK69];MATCH([.$M$3];[.$AK$3:.$DK$3];0)+[.R$1])=&quot;&quot;;&quot;&quot;;INDEX([.$DO$23:.$DO$422];MATCH(INDEX([.$AK69:.$DK69];MATCH([.$M$3];[.$AK$3:.$DK$3];0)+[.R$1])&amp;IF([.U69]=&quot;&quot;;&quot;&quot;;&quot;_&quot;&amp;[.U69]);[.$DQ$23:.$DQ$422];0)))">
            <text:p/>
          </table:table-cell>
          <table:table-cell table:style-name="ce14" table:formula="of:=IF(INDEX([.$AK69:.$DK69];MATCH([.$M$3];[.$AK$3:.$DK$3];0)+[.S$1])=&quot;&quot;;&quot;&quot;;INDEX([.$AK69:.$DK69];MATCH([.$M$3];[.$AK$3:.$DK$3];0)+[.S$1]))">
            <text:p/>
          </table:table-cell>
          <table:table-cell table:style-name="ce14" table:formula="of:=IF(INDEX([.$AK69:.$DK69];MATCH([.$M$3];[.$AK$3:.$DK$3];0)+[.T$1])=&quot;&quot;;&quot;&quot;;INDEX([.$AK69:.$DK69];MATCH([.$M$3];[.$AK$3:.$DK$3];0)+[.T$1]))">
            <text:p/>
          </table:table-cell>
          <table:table-cell table:style-name="ce51" table:formula="of:=IF(INDEX([.$AK69:.$DK69];MATCH([.$M$3];[.$AK$3:.$DK$3];0)+[.U$1])=&quot;&quot;;&quot;&quot;;INDEX([.$AK69:.$DK69];MATCH([.$M$3];[.$AK$3:.$DK$3];0)+[.U$1]))">
            <text:p/>
          </table:table-cell>
          <table:table-cell table:style-name="ce37" table:formula="of:=IF(INDEX([.$AK69:.$DK69];MATCH([.$M$3];[.$AK$3:.$DK$3];0)+[.V$1])=&quot;&quot;;&quot;&quot;;INDEX([.$AK69:.$DK69];MATCH([.$M$3];[.$AK$3:.$DK$3];0)+[.V$1]))">
            <text:p/>
          </table:table-cell>
          <table:table-cell table:style-name="ce24" table:formula="of:=IF(INDEX([.$AK69:.$DK69];MATCH([.$M$3];[.$AK$3:.$DK$3];0)+[.W$1])=&quot;&quot;;&quot;&quot;;INDEX([.$DO$23:.$DO$422];MATCH(INDEX([.$AK69:.$DK69];MATCH([.$M$3];[.$AK$3:.$DK$3];0)+[.W$1])&amp;IF([.Z69]=&quot;&quot;;&quot;&quot;;&quot;_&quot;&amp;[.Z69]);[.$DR$23:.$DR$422];0)))">
            <text:p/>
          </table:table-cell>
          <table:table-cell table:style-name="ce14" table:formula="of:=IF(INDEX([.$AK69:.$DK69];MATCH([.$M$3];[.$AK$3:.$DK$3];0)+[.X$1])=&quot;&quot;;&quot;&quot;;INDEX([.$AK69:.$DK69];MATCH([.$M$3];[.$AK$3:.$DK$3];0)+[.X$1]))">
            <text:p/>
          </table:table-cell>
          <table:table-cell table:style-name="ce14" table:formula="of:=IF(INDEX([.$AK69:.$DK69];MATCH([.$M$3];[.$AK$3:.$DK$3];0)+[.Y$1])=&quot;&quot;;&quot;&quot;;INDEX([.$AK69:.$DK69];MATCH([.$M$3];[.$AK$3:.$DK$3];0)+[.Y$1]))">
            <text:p/>
          </table:table-cell>
          <table:table-cell table:style-name="ce51" table:formula="of:=IF(INDEX([.$AK69:.$DK69];MATCH([.$M$3];[.$AK$3:.$DK$3];0)+[.Z$1])=&quot;&quot;;&quot;&quot;;INDEX([.$AK69:.$DK69];MATCH([.$M$3];[.$AK$3:.$DK$3];0)+[.Z$1]))">
            <text:p/>
          </table:table-cell>
          <table:table-cell table:style-name="ce37" table:formula="of:=IF(INDEX([.$AK69:.$DK69];MATCH([.$M$3];[.$AK$3:.$DK$3];0)+[.AA$1])=&quot;&quot;;&quot;&quot;;INDEX([.$AK69:.$DK69];MATCH([.$M$3];[.$AK$3:.$DK$3];0)+[.AA$1]))">
            <text:p/>
          </table:table-cell>
          <table:table-cell table:style-name="ce24" table:formula="of:=IF(INDEX([.$AK69:.$DK69];MATCH([.$M$3];[.$AK$3:.$DK$3];0)+[.AB$1])=&quot;&quot;;&quot;&quot;;INDEX([.$DO$23:.$DO$422];MATCH(INDEX([.$AK69:.$DK69];MATCH([.$M$3];[.$AK$3:.$DK$3];0)+[.AB$1])&amp;IF([.AE69]=&quot;&quot;;&quot;&quot;;&quot;_&quot;&amp;[.AE69]);[.$DS$23:.$DS$422];0)))">
            <text:p/>
          </table:table-cell>
          <table:table-cell table:style-name="ce14" table:formula="of:=IF(INDEX([.$AK69:.$DK69];MATCH([.$M$3];[.$AK$3:.$DK$3];0)+[.AC$1])=&quot;&quot;;&quot;&quot;;INDEX([.$AK69:.$DK69];MATCH([.$M$3];[.$AK$3:.$DK$3];0)+[.AC$1]))">
            <text:p/>
          </table:table-cell>
          <table:table-cell table:style-name="ce14" table:formula="of:=IF(INDEX([.$AK69:.$DK69];MATCH([.$M$3];[.$AK$3:.$DK$3];0)+[.AD$1])=&quot;&quot;;&quot;&quot;;INDEX([.$AK69:.$DK69];MATCH([.$M$3];[.$AK$3:.$DK$3];0)+[.AD$1]))">
            <text:p/>
          </table:table-cell>
          <table:table-cell table:style-name="ce51" table:formula="of:=IF(INDEX([.$AK69:.$DK69];MATCH([.$M$3];[.$AK$3:.$DK$3];0)+[.AE$1])=&quot;&quot;;&quot;&quot;;INDEX([.$AK69:.$DK69];MATCH([.$M$3];[.$AK$3:.$DK$3];0)+[.AE$1]))">
            <text:p/>
          </table:table-cell>
          <table:table-cell table:style-name="ce37" table:formula="of:=IF(INDEX([.$AK69:.$DK69];MATCH([.$M$3];[.$AK$3:.$DK$3];0)+[.AF$1])=&quot;&quot;;&quot;&quot;;INDEX([.$AK69:.$DK69];MATCH([.$M$3];[.$AK$3:.$DK$3];0)+[.AF$1]))">
            <text:p/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5" calcext:value-type="float">
            <text:p>375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7" calcext:value-type="float">
            <text:p>147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66" calcext:value-type="float">
            <text:p>366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35" calcext:value-type="float">
            <text:p>135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7" calcext:value-type="float">
            <text:p>47</text:p>
          </table:table-cell>
          <table:table-cell table:formula="of:=IF([$BARS.D50]=&quot;&quot;;&quot;&quot;;[$BARS.D50])" office:value-type="float" office:value="47" calcext:value-type="float">
            <text:p>47</text:p>
          </table:table-cell>
          <table:table-cell table:formula="of:=IF([$BARS.E50]=&quot;&quot;;&quot;&quot;;[$BARS.E50])" office:value-type="float" office:value="47" calcext:value-type="float">
            <text:p>47</text:p>
          </table:table-cell>
          <table:table-cell table:formula="of:=IF([$BARS.F50]=&quot;&quot;;&quot;&quot;;[$BARS.F50])" office:value-type="float" office:value="47" calcext:value-type="float">
            <text:p>47</text:p>
          </table:table-cell>
          <table:table-cell table:formula="of:=IF([$BARS.G50]=&quot;&quot;;&quot;&quot;;[$BARS.G50])" office:value-type="float" office:value="47" calcext:value-type="float">
            <text:p>47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M$4:.$M$79];[.A70]));&quot;&quot;;SMALL([.$M$4:.$M$79];[.A70]))">
            <text:p/>
          </table:table-cell>
          <table:table-cell table:formula="of:=IF([.B70]=&quot;&quot;;&quot;&quot;;IF(OR([.D69]=&quot;pb&quot;;[.D69]=&quot;b&quot;;[.D69]=&quot;&quot;;[.D69]=&quot;p&quot;);[.B70]-[.B69];[.B70]-[.B69]-1))">
            <text:p/>
          </table:table-cell>
          <table:table-cell table:formula="of:=IF([.B70]=&quot;&quot;;&quot;&quot;;IF(ISNUMBER(MATCH([.B70];[.$M$4:.$M$11];0));&quot;&quot;;INDEX([.$N$23:.$N$79];MATCH([.B70];[.$M$23:.$M$79];0))))">
            <text:p/>
          </table:table-cell>
          <table:table-cell table:formula="of:=IF([.B70]=&quot;&quot;;&quot;&quot;;IF([.B69]&lt;[.$M$4];INDEX([.$N$4:.$N$11];MATCH([.B69];[.$M$4:.$M$11];-1));INDEX([.$N$4:.$N$11];MATCH([.B69];[.$M$4:.$M$11];1))))">
            <text:p/>
          </table:table-cell>
          <table:table-cell table:formula="of:=IF([.D70]=&quot;b&quot;;&quot;\break&quot;;IF([.D70]=&quot;pb&quot;;&quot;\pageBreak&quot;;&quot;&quot;))">
            <text:p/>
          </table:table-cell>
          <table:table-cell table:formula="of:=IF(ISERROR(MATCH([.B70];[.$M$24:.$M$79];0));&quot;&quot;;IF(INDEX([.$O$24:.$O$79];MATCH([.B70];[.$M$24:.$M$79];0))=&quot;&quot;;&quot;&quot;;&quot;\grace {&quot;&amp;INDEX([.$O$24:.$O$79];MATCH([.B70];[.$M$24:.$M$79];0))&amp;&quot;}&quot;))">
            <text:p/>
          </table:table-cell>
          <table:table-cell/>
          <table:table-cell table:formula="of:=IF([.B70]=&quot;&quot;;&quot;&quot;;IF([.$M$16]=&quot;Y&quot;;IF([.C70]=0;&quot; &quot;&amp;[.F70];IF(OR([.D70]=&quot;b&quot;;[.D70]=&quot;pb&quot;);[.E70]&amp;&quot;*&quot;&amp;[.C70]&amp;&quot; &quot;&amp;[.F70]&amp;&quot; &quot;&amp;[.G70];[.E70]&amp;&quot;*&quot;&amp;[.C70]&amp;&quot; &quot;&amp;SUBSTITUTE(SUBSTITUTE([.D70];&quot;-pb-&quot;;&quot; \bar &quot;&quot;&quot;&quot; \pageBreak &quot;);&quot;-b-&quot;;&quot; \bar &quot;&quot;&quot;&quot; \break &quot;)));&quot;&quot;))">
            <text:p/>
          </table:table-cell>
          <table:table-cell table:formula="of:=IF([.Q68]=&quot;&quot;;&quot;&quot;;&quot;\overrideProperty Score.NonMusicalPaperColumn.line-break-system-details #'((Y-offset . &quot;&amp;[.Q68]&amp;&quot;))&quot;)">
            <text:p/>
          </table:table-cell>
          <table:table-cell/>
          <table:table-cell table:style-name="ce14" office:value-type="float" office:value="48" calcext:value-type="float">
            <text:p>48</text:p>
          </table:table-cell>
          <table:table-cell table:style-name="ce24" table:formula="of:=IF(INDEX([.$AK70:.$DK70];MATCH([.$M$3];[.$AK$3:.$DK$3];0)+[.$M$1])=&quot;&quot;;&quot;&quot;;INDEX([.$DO$23:.$DO$422];MATCH(INDEX([.$AK70:.$DK70];MATCH([.$M$3];[.$AK$3:.$DK$3];0)+[.$M$1])&amp;IF([.P70]=&quot;&quot;;&quot;&quot;;&quot;_&quot;&amp;[.P70]);[.$DP$23:.$DP$422];0)))">
            <text:p/>
          </table:table-cell>
          <table:table-cell table:style-name="ce14" table:formula="of:=IF(INDEX([.$AK70:.$DK70];MATCH([.$M$3];[.$AK$3:.$DK$3];0)+[.N$1])=&quot;&quot;;&quot;&quot;;INDEX([.$AK70:.$DK70];MATCH([.$M$3];[.$AK$3:.$DK$3];0)+[.N$1]))">
            <text:p/>
          </table:table-cell>
          <table:table-cell table:style-name="ce51" table:formula="of:=IF(INDEX([.$AK70:.$DK70];MATCH([.$M$3];[.$AK$3:.$DK$3];0)+[.O$1])=&quot;&quot;;&quot;&quot;;INDEX([.$AK70:.$DK70];MATCH([.$M$3];[.$AK$3:.$DK$3];0)+[.O$1]))">
            <text:p/>
          </table:table-cell>
          <table:table-cell table:style-name="ce51" table:formula="of:=IF(INDEX([.$AK70:.$DK70];MATCH([.$M$3];[.$AK$3:.$DK$3];0)+[.P$1])=&quot;&quot;;&quot;&quot;;INDEX([.$AK70:.$DK70];MATCH([.$M$3];[.$AK$3:.$DK$3];0)+[.P$1]))">
            <text:p/>
          </table:table-cell>
          <table:table-cell table:style-name="ce37" table:formula="of:=IF(INDEX([.$AK70:.$DK70];MATCH([.$M$3];[.$AK$3:.$DK$3];0)+[.Q$1])=&quot;&quot;;&quot;&quot;;INDEX([.$AK70:.$DK70];MATCH([.$M$3];[.$AK$3:.$DK$3];0)+[.Q$1]))">
            <text:p/>
          </table:table-cell>
          <table:table-cell table:style-name="ce24" table:formula="of:=IF(INDEX([.$AK70:.$DK70];MATCH([.$M$3];[.$AK$3:.$DK$3];0)+[.R$1])=&quot;&quot;;&quot;&quot;;INDEX([.$DO$23:.$DO$422];MATCH(INDEX([.$AK70:.$DK70];MATCH([.$M$3];[.$AK$3:.$DK$3];0)+[.R$1])&amp;IF([.U70]=&quot;&quot;;&quot;&quot;;&quot;_&quot;&amp;[.U70]);[.$DQ$23:.$DQ$422];0)))">
            <text:p/>
          </table:table-cell>
          <table:table-cell table:style-name="ce14" table:formula="of:=IF(INDEX([.$AK70:.$DK70];MATCH([.$M$3];[.$AK$3:.$DK$3];0)+[.S$1])=&quot;&quot;;&quot;&quot;;INDEX([.$AK70:.$DK70];MATCH([.$M$3];[.$AK$3:.$DK$3];0)+[.S$1]))">
            <text:p/>
          </table:table-cell>
          <table:table-cell table:style-name="ce14" table:formula="of:=IF(INDEX([.$AK70:.$DK70];MATCH([.$M$3];[.$AK$3:.$DK$3];0)+[.T$1])=&quot;&quot;;&quot;&quot;;INDEX([.$AK70:.$DK70];MATCH([.$M$3];[.$AK$3:.$DK$3];0)+[.T$1]))">
            <text:p/>
          </table:table-cell>
          <table:table-cell table:style-name="ce51" table:formula="of:=IF(INDEX([.$AK70:.$DK70];MATCH([.$M$3];[.$AK$3:.$DK$3];0)+[.U$1])=&quot;&quot;;&quot;&quot;;INDEX([.$AK70:.$DK70];MATCH([.$M$3];[.$AK$3:.$DK$3];0)+[.U$1]))">
            <text:p/>
          </table:table-cell>
          <table:table-cell table:style-name="ce37" table:formula="of:=IF(INDEX([.$AK70:.$DK70];MATCH([.$M$3];[.$AK$3:.$DK$3];0)+[.V$1])=&quot;&quot;;&quot;&quot;;INDEX([.$AK70:.$DK70];MATCH([.$M$3];[.$AK$3:.$DK$3];0)+[.V$1]))">
            <text:p/>
          </table:table-cell>
          <table:table-cell table:style-name="ce24" table:formula="of:=IF(INDEX([.$AK70:.$DK70];MATCH([.$M$3];[.$AK$3:.$DK$3];0)+[.W$1])=&quot;&quot;;&quot;&quot;;INDEX([.$DO$23:.$DO$422];MATCH(INDEX([.$AK70:.$DK70];MATCH([.$M$3];[.$AK$3:.$DK$3];0)+[.W$1])&amp;IF([.Z70]=&quot;&quot;;&quot;&quot;;&quot;_&quot;&amp;[.Z70]);[.$DR$23:.$DR$422];0)))">
            <text:p/>
          </table:table-cell>
          <table:table-cell table:style-name="ce14" table:formula="of:=IF(INDEX([.$AK70:.$DK70];MATCH([.$M$3];[.$AK$3:.$DK$3];0)+[.X$1])=&quot;&quot;;&quot;&quot;;INDEX([.$AK70:.$DK70];MATCH([.$M$3];[.$AK$3:.$DK$3];0)+[.X$1]))">
            <text:p/>
          </table:table-cell>
          <table:table-cell table:style-name="ce14" table:formula="of:=IF(INDEX([.$AK70:.$DK70];MATCH([.$M$3];[.$AK$3:.$DK$3];0)+[.Y$1])=&quot;&quot;;&quot;&quot;;INDEX([.$AK70:.$DK70];MATCH([.$M$3];[.$AK$3:.$DK$3];0)+[.Y$1]))">
            <text:p/>
          </table:table-cell>
          <table:table-cell table:style-name="ce51" table:formula="of:=IF(INDEX([.$AK70:.$DK70];MATCH([.$M$3];[.$AK$3:.$DK$3];0)+[.Z$1])=&quot;&quot;;&quot;&quot;;INDEX([.$AK70:.$DK70];MATCH([.$M$3];[.$AK$3:.$DK$3];0)+[.Z$1]))">
            <text:p/>
          </table:table-cell>
          <table:table-cell table:style-name="ce37" table:formula="of:=IF(INDEX([.$AK70:.$DK70];MATCH([.$M$3];[.$AK$3:.$DK$3];0)+[.AA$1])=&quot;&quot;;&quot;&quot;;INDEX([.$AK70:.$DK70];MATCH([.$M$3];[.$AK$3:.$DK$3];0)+[.AA$1]))">
            <text:p/>
          </table:table-cell>
          <table:table-cell table:style-name="ce24" table:formula="of:=IF(INDEX([.$AK70:.$DK70];MATCH([.$M$3];[.$AK$3:.$DK$3];0)+[.AB$1])=&quot;&quot;;&quot;&quot;;INDEX([.$DO$23:.$DO$422];MATCH(INDEX([.$AK70:.$DK70];MATCH([.$M$3];[.$AK$3:.$DK$3];0)+[.AB$1])&amp;IF([.AE70]=&quot;&quot;;&quot;&quot;;&quot;_&quot;&amp;[.AE70]);[.$DS$23:.$DS$422];0)))">
            <text:p/>
          </table:table-cell>
          <table:table-cell table:style-name="ce14" table:formula="of:=IF(INDEX([.$AK70:.$DK70];MATCH([.$M$3];[.$AK$3:.$DK$3];0)+[.AC$1])=&quot;&quot;;&quot;&quot;;INDEX([.$AK70:.$DK70];MATCH([.$M$3];[.$AK$3:.$DK$3];0)+[.AC$1]))">
            <text:p/>
          </table:table-cell>
          <table:table-cell table:style-name="ce14" table:formula="of:=IF(INDEX([.$AK70:.$DK70];MATCH([.$M$3];[.$AK$3:.$DK$3];0)+[.AD$1])=&quot;&quot;;&quot;&quot;;INDEX([.$AK70:.$DK70];MATCH([.$M$3];[.$AK$3:.$DK$3];0)+[.AD$1]))">
            <text:p/>
          </table:table-cell>
          <table:table-cell table:style-name="ce51" table:formula="of:=IF(INDEX([.$AK70:.$DK70];MATCH([.$M$3];[.$AK$3:.$DK$3];0)+[.AE$1])=&quot;&quot;;&quot;&quot;;INDEX([.$AK70:.$DK70];MATCH([.$M$3];[.$AK$3:.$DK$3];0)+[.AE$1]))">
            <text:p/>
          </table:table-cell>
          <table:table-cell table:style-name="ce37" table:formula="of:=IF(INDEX([.$AK70:.$DK70];MATCH([.$M$3];[.$AK$3:.$DK$3];0)+[.AF$1])=&quot;&quot;;&quot;&quot;;INDEX([.$AK70:.$DK70];MATCH([.$M$3];[.$AK$3:.$DK$3];0)+[.AF$1]))">
            <text:p/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 office:value-type="float" office:value="373" calcext:value-type="float">
            <text:p>373</text:p>
          </table:table-cell>
          <table:table-cell table:style-name="ce71" office:value-type="string" calcext:value-type="string">
            <text:p>b</text:p>
          </table:table-cell>
          <table:table-cell table:style-name="ce71" table:number-columns-repeated="2"/>
          <table:table-cell table:style-name="ce35" office:value-type="float" office:value="148" calcext:value-type="float">
            <text:p>148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8" calcext:value-type="float">
            <text:p>48</text:p>
          </table:table-cell>
          <table:table-cell table:formula="of:=IF([$BARS.D51]=&quot;&quot;;&quot;&quot;;[$BARS.D51])" office:value-type="float" office:value="48" calcext:value-type="float">
            <text:p>48</text:p>
          </table:table-cell>
          <table:table-cell table:formula="of:=IF([$BARS.E51]=&quot;&quot;;&quot;&quot;;[$BARS.E51])" office:value-type="float" office:value="48" calcext:value-type="float">
            <text:p>48</text:p>
          </table:table-cell>
          <table:table-cell table:formula="of:=IF([$BARS.F51]=&quot;&quot;;&quot;&quot;;[$BARS.F51])" office:value-type="float" office:value="48" calcext:value-type="float">
            <text:p>48</text:p>
          </table:table-cell>
          <table:table-cell table:formula="of:=IF([$BARS.G51]=&quot;&quot;;&quot;&quot;;[$BARS.G51])" office:value-type="float" office:value="48" calcext:value-type="float">
            <text:p>48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M$4:.$M$79];[.A71]));&quot;&quot;;SMALL([.$M$4:.$M$79];[.A71]))">
            <text:p/>
          </table:table-cell>
          <table:table-cell table:formula="of:=IF([.B71]=&quot;&quot;;&quot;&quot;;IF(OR([.D70]=&quot;pb&quot;;[.D70]=&quot;b&quot;;[.D70]=&quot;&quot;;[.D70]=&quot;p&quot;);[.B71]-[.B70];[.B71]-[.B70]-1))">
            <text:p/>
          </table:table-cell>
          <table:table-cell table:formula="of:=IF([.B71]=&quot;&quot;;&quot;&quot;;IF(ISNUMBER(MATCH([.B71];[.$M$4:.$M$11];0));&quot;&quot;;INDEX([.$N$23:.$N$79];MATCH([.B71];[.$M$23:.$M$79];0))))">
            <text:p/>
          </table:table-cell>
          <table:table-cell table:formula="of:=IF([.B71]=&quot;&quot;;&quot;&quot;;IF([.B70]&lt;[.$M$4];INDEX([.$N$4:.$N$11];MATCH([.B70];[.$M$4:.$M$11];-1));INDEX([.$N$4:.$N$11];MATCH([.B70];[.$M$4:.$M$11];1))))">
            <text:p/>
          </table:table-cell>
          <table:table-cell table:formula="of:=IF([.D71]=&quot;b&quot;;&quot;\break&quot;;IF([.D71]=&quot;pb&quot;;&quot;\pageBreak&quot;;&quot;&quot;))">
            <text:p/>
          </table:table-cell>
          <table:table-cell table:formula="of:=IF(ISERROR(MATCH([.B71];[.$M$24:.$M$79];0));&quot;&quot;;IF(INDEX([.$O$24:.$O$79];MATCH([.B71];[.$M$24:.$M$79];0))=&quot;&quot;;&quot;&quot;;&quot;\grace {&quot;&amp;INDEX([.$O$24:.$O$79];MATCH([.B71];[.$M$24:.$M$79];0))&amp;&quot;}&quot;))">
            <text:p/>
          </table:table-cell>
          <table:table-cell/>
          <table:table-cell table:formula="of:=IF([.B71]=&quot;&quot;;&quot;&quot;;IF([.$M$16]=&quot;Y&quot;;IF([.C71]=0;&quot; &quot;&amp;[.F71];IF(OR([.D71]=&quot;b&quot;;[.D71]=&quot;pb&quot;);[.E71]&amp;&quot;*&quot;&amp;[.C71]&amp;&quot; &quot;&amp;[.F71]&amp;&quot; &quot;&amp;[.G71];[.E71]&amp;&quot;*&quot;&amp;[.C71]&amp;&quot; &quot;&amp;SUBSTITUTE(SUBSTITUTE([.D71];&quot;-pb-&quot;;&quot; \bar &quot;&quot;&quot;&quot; \pageBreak &quot;);&quot;-b-&quot;;&quot; \bar &quot;&quot;&quot;&quot; \break &quot;)));&quot;&quot;))">
            <text:p/>
          </table:table-cell>
          <table:table-cell table:formula="of:=IF([.Q69]=&quot;&quot;;&quot;&quot;;&quot;\overrideProperty Score.NonMusicalPaperColumn.line-break-system-details #'((Y-offset . &quot;&amp;[.Q69]&amp;&quot;))&quot;)">
            <text:p/>
          </table:table-cell>
          <table:table-cell/>
          <table:table-cell table:style-name="ce14" office:value-type="float" office:value="49" calcext:value-type="float">
            <text:p>49</text:p>
          </table:table-cell>
          <table:table-cell table:style-name="ce24" table:formula="of:=IF(INDEX([.$AK71:.$DK71];MATCH([.$M$3];[.$AK$3:.$DK$3];0)+[.$M$1])=&quot;&quot;;&quot;&quot;;INDEX([.$DO$23:.$DO$422];MATCH(INDEX([.$AK71:.$DK71];MATCH([.$M$3];[.$AK$3:.$DK$3];0)+[.$M$1])&amp;IF([.P71]=&quot;&quot;;&quot;&quot;;&quot;_&quot;&amp;[.P71]);[.$DP$23:.$DP$422];0)))">
            <text:p/>
          </table:table-cell>
          <table:table-cell table:style-name="ce14" table:formula="of:=IF(INDEX([.$AK71:.$DK71];MATCH([.$M$3];[.$AK$3:.$DK$3];0)+[.N$1])=&quot;&quot;;&quot;&quot;;INDEX([.$AK71:.$DK71];MATCH([.$M$3];[.$AK$3:.$DK$3];0)+[.N$1]))">
            <text:p/>
          </table:table-cell>
          <table:table-cell table:style-name="ce51" table:formula="of:=IF(INDEX([.$AK71:.$DK71];MATCH([.$M$3];[.$AK$3:.$DK$3];0)+[.O$1])=&quot;&quot;;&quot;&quot;;INDEX([.$AK71:.$DK71];MATCH([.$M$3];[.$AK$3:.$DK$3];0)+[.O$1]))">
            <text:p/>
          </table:table-cell>
          <table:table-cell table:style-name="ce51" table:formula="of:=IF(INDEX([.$AK71:.$DK71];MATCH([.$M$3];[.$AK$3:.$DK$3];0)+[.P$1])=&quot;&quot;;&quot;&quot;;INDEX([.$AK71:.$DK71];MATCH([.$M$3];[.$AK$3:.$DK$3];0)+[.P$1]))">
            <text:p/>
          </table:table-cell>
          <table:table-cell table:style-name="ce37" table:formula="of:=IF(INDEX([.$AK71:.$DK71];MATCH([.$M$3];[.$AK$3:.$DK$3];0)+[.Q$1])=&quot;&quot;;&quot;&quot;;INDEX([.$AK71:.$DK71];MATCH([.$M$3];[.$AK$3:.$DK$3];0)+[.Q$1]))">
            <text:p/>
          </table:table-cell>
          <table:table-cell table:style-name="ce24" table:formula="of:=IF(INDEX([.$AK71:.$DK71];MATCH([.$M$3];[.$AK$3:.$DK$3];0)+[.R$1])=&quot;&quot;;&quot;&quot;;INDEX([.$DO$23:.$DO$422];MATCH(INDEX([.$AK71:.$DK71];MATCH([.$M$3];[.$AK$3:.$DK$3];0)+[.R$1])&amp;IF([.U71]=&quot;&quot;;&quot;&quot;;&quot;_&quot;&amp;[.U71]);[.$DQ$23:.$DQ$422];0)))">
            <text:p/>
          </table:table-cell>
          <table:table-cell table:style-name="ce14" table:formula="of:=IF(INDEX([.$AK71:.$DK71];MATCH([.$M$3];[.$AK$3:.$DK$3];0)+[.S$1])=&quot;&quot;;&quot;&quot;;INDEX([.$AK71:.$DK71];MATCH([.$M$3];[.$AK$3:.$DK$3];0)+[.S$1]))">
            <text:p/>
          </table:table-cell>
          <table:table-cell table:style-name="ce14" table:formula="of:=IF(INDEX([.$AK71:.$DK71];MATCH([.$M$3];[.$AK$3:.$DK$3];0)+[.T$1])=&quot;&quot;;&quot;&quot;;INDEX([.$AK71:.$DK71];MATCH([.$M$3];[.$AK$3:.$DK$3];0)+[.T$1]))">
            <text:p/>
          </table:table-cell>
          <table:table-cell table:style-name="ce51" table:formula="of:=IF(INDEX([.$AK71:.$DK71];MATCH([.$M$3];[.$AK$3:.$DK$3];0)+[.U$1])=&quot;&quot;;&quot;&quot;;INDEX([.$AK71:.$DK71];MATCH([.$M$3];[.$AK$3:.$DK$3];0)+[.U$1]))">
            <text:p/>
          </table:table-cell>
          <table:table-cell table:style-name="ce37" table:formula="of:=IF(INDEX([.$AK71:.$DK71];MATCH([.$M$3];[.$AK$3:.$DK$3];0)+[.V$1])=&quot;&quot;;&quot;&quot;;INDEX([.$AK71:.$DK71];MATCH([.$M$3];[.$AK$3:.$DK$3];0)+[.V$1]))">
            <text:p/>
          </table:table-cell>
          <table:table-cell table:style-name="ce24" table:formula="of:=IF(INDEX([.$AK71:.$DK71];MATCH([.$M$3];[.$AK$3:.$DK$3];0)+[.W$1])=&quot;&quot;;&quot;&quot;;INDEX([.$DO$23:.$DO$422];MATCH(INDEX([.$AK71:.$DK71];MATCH([.$M$3];[.$AK$3:.$DK$3];0)+[.W$1])&amp;IF([.Z71]=&quot;&quot;;&quot;&quot;;&quot;_&quot;&amp;[.Z71]);[.$DR$23:.$DR$422];0)))">
            <text:p/>
          </table:table-cell>
          <table:table-cell table:style-name="ce14" table:formula="of:=IF(INDEX([.$AK71:.$DK71];MATCH([.$M$3];[.$AK$3:.$DK$3];0)+[.X$1])=&quot;&quot;;&quot;&quot;;INDEX([.$AK71:.$DK71];MATCH([.$M$3];[.$AK$3:.$DK$3];0)+[.X$1]))">
            <text:p/>
          </table:table-cell>
          <table:table-cell table:style-name="ce14" table:formula="of:=IF(INDEX([.$AK71:.$DK71];MATCH([.$M$3];[.$AK$3:.$DK$3];0)+[.Y$1])=&quot;&quot;;&quot;&quot;;INDEX([.$AK71:.$DK71];MATCH([.$M$3];[.$AK$3:.$DK$3];0)+[.Y$1]))">
            <text:p/>
          </table:table-cell>
          <table:table-cell table:style-name="ce51" table:formula="of:=IF(INDEX([.$AK71:.$DK71];MATCH([.$M$3];[.$AK$3:.$DK$3];0)+[.Z$1])=&quot;&quot;;&quot;&quot;;INDEX([.$AK71:.$DK71];MATCH([.$M$3];[.$AK$3:.$DK$3];0)+[.Z$1]))">
            <text:p/>
          </table:table-cell>
          <table:table-cell table:style-name="ce37" table:formula="of:=IF(INDEX([.$AK71:.$DK71];MATCH([.$M$3];[.$AK$3:.$DK$3];0)+[.AA$1])=&quot;&quot;;&quot;&quot;;INDEX([.$AK71:.$DK71];MATCH([.$M$3];[.$AK$3:.$DK$3];0)+[.AA$1]))">
            <text:p/>
          </table:table-cell>
          <table:table-cell table:style-name="ce24" table:formula="of:=IF(INDEX([.$AK71:.$DK71];MATCH([.$M$3];[.$AK$3:.$DK$3];0)+[.AB$1])=&quot;&quot;;&quot;&quot;;INDEX([.$DO$23:.$DO$422];MATCH(INDEX([.$AK71:.$DK71];MATCH([.$M$3];[.$AK$3:.$DK$3];0)+[.AB$1])&amp;IF([.AE71]=&quot;&quot;;&quot;&quot;;&quot;_&quot;&amp;[.AE71]);[.$DS$23:.$DS$422];0)))">
            <text:p/>
          </table:table-cell>
          <table:table-cell table:style-name="ce14" table:formula="of:=IF(INDEX([.$AK71:.$DK71];MATCH([.$M$3];[.$AK$3:.$DK$3];0)+[.AC$1])=&quot;&quot;;&quot;&quot;;INDEX([.$AK71:.$DK71];MATCH([.$M$3];[.$AK$3:.$DK$3];0)+[.AC$1]))">
            <text:p/>
          </table:table-cell>
          <table:table-cell table:style-name="ce14" table:formula="of:=IF(INDEX([.$AK71:.$DK71];MATCH([.$M$3];[.$AK$3:.$DK$3];0)+[.AD$1])=&quot;&quot;;&quot;&quot;;INDEX([.$AK71:.$DK71];MATCH([.$M$3];[.$AK$3:.$DK$3];0)+[.AD$1]))">
            <text:p/>
          </table:table-cell>
          <table:table-cell table:style-name="ce51" table:formula="of:=IF(INDEX([.$AK71:.$DK71];MATCH([.$M$3];[.$AK$3:.$DK$3];0)+[.AE$1])=&quot;&quot;;&quot;&quot;;INDEX([.$AK71:.$DK71];MATCH([.$M$3];[.$AK$3:.$DK$3];0)+[.AE$1]))">
            <text:p/>
          </table:table-cell>
          <table:table-cell table:style-name="ce37" table:formula="of:=IF(INDEX([.$AK71:.$DK71];MATCH([.$M$3];[.$AK$3:.$DK$3];0)+[.AF$1])=&quot;&quot;;&quot;&quot;;INDEX([.$AK71:.$DK71];MATCH([.$M$3];[.$AK$3:.$DK$3];0)+[.AF$1]))">
            <text:p/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68" table:number-columns-repeated="2"/>
          <table:table-cell table:style-name="ce71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style-name="ce27"/>
          <table:table-cell table:style-name="ce71" table:number-columns-repeated="3"/>
          <table:table-cell table:style-name="ce35"/>
          <table:table-cell table:number-columns-repeated="2"/>
          <table:table-cell office:value-type="float" office:value="49" calcext:value-type="float">
            <text:p>49</text:p>
          </table:table-cell>
          <table:table-cell table:formula="of:=IF([$BARS.D52]=&quot;&quot;;&quot;&quot;;[$BARS.D52])" office:value-type="float" office:value="49" calcext:value-type="float">
            <text:p>49</text:p>
          </table:table-cell>
          <table:table-cell table:formula="of:=IF([$BARS.E52]=&quot;&quot;;&quot;&quot;;[$BARS.E52])" office:value-type="float" office:value="49" calcext:value-type="float">
            <text:p>49</text:p>
          </table:table-cell>
          <table:table-cell table:formula="of:=IF([$BARS.F52]=&quot;&quot;;&quot;&quot;;[$BARS.F52])" office:value-type="float" office:value="49" calcext:value-type="float">
            <text:p>49</text:p>
          </table:table-cell>
          <table:table-cell table:formula="of:=IF([$BARS.G52]=&quot;&quot;;&quot;&quot;;[$BARS.G52])" office:value-type="float" office:value="49" calcext:value-type="float">
            <text:p>49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M$4:.$M$79];[.A72]));&quot;&quot;;SMALL([.$M$4:.$M$79];[.A72]))">
            <text:p/>
          </table:table-cell>
          <table:table-cell table:formula="of:=IF([.B72]=&quot;&quot;;&quot;&quot;;IF(OR([.D71]=&quot;pb&quot;;[.D71]=&quot;b&quot;;[.D71]=&quot;&quot;;[.D71]=&quot;p&quot;);[.B72]-[.B71];[.B72]-[.B71]-1))">
            <text:p/>
          </table:table-cell>
          <table:table-cell table:formula="of:=IF([.B72]=&quot;&quot;;&quot;&quot;;IF(ISNUMBER(MATCH([.B72];[.$M$4:.$M$11];0));&quot;&quot;;INDEX([.$N$23:.$N$79];MATCH([.B72];[.$M$23:.$M$79];0))))">
            <text:p/>
          </table:table-cell>
          <table:table-cell table:formula="of:=IF([.B72]=&quot;&quot;;&quot;&quot;;IF([.B71]&lt;[.$M$4];INDEX([.$N$4:.$N$11];MATCH([.B71];[.$M$4:.$M$11];-1));INDEX([.$N$4:.$N$11];MATCH([.B71];[.$M$4:.$M$11];1))))">
            <text:p/>
          </table:table-cell>
          <table:table-cell table:formula="of:=IF([.D72]=&quot;b&quot;;&quot;\break&quot;;IF([.D72]=&quot;pb&quot;;&quot;\pageBreak&quot;;&quot;&quot;))">
            <text:p/>
          </table:table-cell>
          <table:table-cell table:formula="of:=IF(ISERROR(MATCH([.B72];[.$M$24:.$M$79];0));&quot;&quot;;IF(INDEX([.$O$24:.$O$79];MATCH([.B72];[.$M$24:.$M$79];0))=&quot;&quot;;&quot;&quot;;&quot;\grace {&quot;&amp;INDEX([.$O$24:.$O$79];MATCH([.B72];[.$M$24:.$M$79];0))&amp;&quot;}&quot;))">
            <text:p/>
          </table:table-cell>
          <table:table-cell/>
          <table:table-cell table:formula="of:=IF([.B72]=&quot;&quot;;&quot;&quot;;IF([.$M$16]=&quot;Y&quot;;IF([.C72]=0;&quot; &quot;&amp;[.F72];IF(OR([.D72]=&quot;b&quot;;[.D72]=&quot;pb&quot;);[.E72]&amp;&quot;*&quot;&amp;[.C72]&amp;&quot; &quot;&amp;[.F72]&amp;&quot; &quot;&amp;[.G72];[.E72]&amp;&quot;*&quot;&amp;[.C72]&amp;&quot; &quot;&amp;SUBSTITUTE(SUBSTITUTE([.D72];&quot;-pb-&quot;;&quot; \bar &quot;&quot;&quot;&quot; \pageBreak &quot;);&quot;-b-&quot;;&quot; \bar &quot;&quot;&quot;&quot; \break &quot;)));&quot;&quot;))">
            <text:p/>
          </table:table-cell>
          <table:table-cell table:formula="of:=IF([.Q70]=&quot;&quot;;&quot;&quot;;&quot;\overrideProperty Score.NonMusicalPaperColumn.line-break-system-details #'((Y-offset . &quot;&amp;[.Q70]&amp;&quot;))&quot;)">
            <text:p/>
          </table:table-cell>
          <table:table-cell/>
          <table:table-cell table:style-name="ce14" office:value-type="float" office:value="50" calcext:value-type="float">
            <text:p>50</text:p>
          </table:table-cell>
          <table:table-cell table:style-name="ce24" table:formula="of:=IF(INDEX([.$AK72:.$DK72];MATCH([.$M$3];[.$AK$3:.$DK$3];0)+[.$M$1])=&quot;&quot;;&quot;&quot;;INDEX([.$DO$23:.$DO$422];MATCH(INDEX([.$AK72:.$DK72];MATCH([.$M$3];[.$AK$3:.$DK$3];0)+[.$M$1])&amp;IF([.P72]=&quot;&quot;;&quot;&quot;;&quot;_&quot;&amp;[.P72]);[.$DP$23:.$DP$422];0)))">
            <text:p/>
          </table:table-cell>
          <table:table-cell table:style-name="ce14" table:formula="of:=IF(INDEX([.$AK72:.$DK72];MATCH([.$M$3];[.$AK$3:.$DK$3];0)+[.N$1])=&quot;&quot;;&quot;&quot;;INDEX([.$AK72:.$DK72];MATCH([.$M$3];[.$AK$3:.$DK$3];0)+[.N$1]))">
            <text:p/>
          </table:table-cell>
          <table:table-cell table:style-name="ce51" table:formula="of:=IF(INDEX([.$AK72:.$DK72];MATCH([.$M$3];[.$AK$3:.$DK$3];0)+[.O$1])=&quot;&quot;;&quot;&quot;;INDEX([.$AK72:.$DK72];MATCH([.$M$3];[.$AK$3:.$DK$3];0)+[.O$1]))">
            <text:p/>
          </table:table-cell>
          <table:table-cell table:style-name="ce51" table:formula="of:=IF(INDEX([.$AK72:.$DK72];MATCH([.$M$3];[.$AK$3:.$DK$3];0)+[.P$1])=&quot;&quot;;&quot;&quot;;INDEX([.$AK72:.$DK72];MATCH([.$M$3];[.$AK$3:.$DK$3];0)+[.P$1]))">
            <text:p/>
          </table:table-cell>
          <table:table-cell table:style-name="ce37" table:formula="of:=IF(INDEX([.$AK72:.$DK72];MATCH([.$M$3];[.$AK$3:.$DK$3];0)+[.Q$1])=&quot;&quot;;&quot;&quot;;INDEX([.$AK72:.$DK72];MATCH([.$M$3];[.$AK$3:.$DK$3];0)+[.Q$1]))">
            <text:p/>
          </table:table-cell>
          <table:table-cell table:style-name="ce24" table:formula="of:=IF(INDEX([.$AK72:.$DK72];MATCH([.$M$3];[.$AK$3:.$DK$3];0)+[.R$1])=&quot;&quot;;&quot;&quot;;INDEX([.$DO$23:.$DO$422];MATCH(INDEX([.$AK72:.$DK72];MATCH([.$M$3];[.$AK$3:.$DK$3];0)+[.R$1])&amp;IF([.U72]=&quot;&quot;;&quot;&quot;;&quot;_&quot;&amp;[.U72]);[.$DQ$23:.$DQ$422];0)))">
            <text:p/>
          </table:table-cell>
          <table:table-cell table:style-name="ce14" table:formula="of:=IF(INDEX([.$AK72:.$DK72];MATCH([.$M$3];[.$AK$3:.$DK$3];0)+[.S$1])=&quot;&quot;;&quot;&quot;;INDEX([.$AK72:.$DK72];MATCH([.$M$3];[.$AK$3:.$DK$3];0)+[.S$1]))">
            <text:p/>
          </table:table-cell>
          <table:table-cell table:style-name="ce14" table:formula="of:=IF(INDEX([.$AK72:.$DK72];MATCH([.$M$3];[.$AK$3:.$DK$3];0)+[.T$1])=&quot;&quot;;&quot;&quot;;INDEX([.$AK72:.$DK72];MATCH([.$M$3];[.$AK$3:.$DK$3];0)+[.T$1]))">
            <text:p/>
          </table:table-cell>
          <table:table-cell table:style-name="ce51" table:formula="of:=IF(INDEX([.$AK72:.$DK72];MATCH([.$M$3];[.$AK$3:.$DK$3];0)+[.U$1])=&quot;&quot;;&quot;&quot;;INDEX([.$AK72:.$DK72];MATCH([.$M$3];[.$AK$3:.$DK$3];0)+[.U$1]))">
            <text:p/>
          </table:table-cell>
          <table:table-cell table:style-name="ce37" table:formula="of:=IF(INDEX([.$AK72:.$DK72];MATCH([.$M$3];[.$AK$3:.$DK$3];0)+[.V$1])=&quot;&quot;;&quot;&quot;;INDEX([.$AK72:.$DK72];MATCH([.$M$3];[.$AK$3:.$DK$3];0)+[.V$1]))">
            <text:p/>
          </table:table-cell>
          <table:table-cell table:style-name="ce24" table:formula="of:=IF(INDEX([.$AK72:.$DK72];MATCH([.$M$3];[.$AK$3:.$DK$3];0)+[.W$1])=&quot;&quot;;&quot;&quot;;INDEX([.$DO$23:.$DO$422];MATCH(INDEX([.$AK72:.$DK72];MATCH([.$M$3];[.$AK$3:.$DK$3];0)+[.W$1])&amp;IF([.Z72]=&quot;&quot;;&quot;&quot;;&quot;_&quot;&amp;[.Z72]);[.$DR$23:.$DR$422];0)))">
            <text:p/>
          </table:table-cell>
          <table:table-cell table:style-name="ce14" table:formula="of:=IF(INDEX([.$AK72:.$DK72];MATCH([.$M$3];[.$AK$3:.$DK$3];0)+[.X$1])=&quot;&quot;;&quot;&quot;;INDEX([.$AK72:.$DK72];MATCH([.$M$3];[.$AK$3:.$DK$3];0)+[.X$1]))">
            <text:p/>
          </table:table-cell>
          <table:table-cell table:style-name="ce14" table:formula="of:=IF(INDEX([.$AK72:.$DK72];MATCH([.$M$3];[.$AK$3:.$DK$3];0)+[.Y$1])=&quot;&quot;;&quot;&quot;;INDEX([.$AK72:.$DK72];MATCH([.$M$3];[.$AK$3:.$DK$3];0)+[.Y$1]))">
            <text:p/>
          </table:table-cell>
          <table:table-cell table:style-name="ce51" table:formula="of:=IF(INDEX([.$AK72:.$DK72];MATCH([.$M$3];[.$AK$3:.$DK$3];0)+[.Z$1])=&quot;&quot;;&quot;&quot;;INDEX([.$AK72:.$DK72];MATCH([.$M$3];[.$AK$3:.$DK$3];0)+[.Z$1]))">
            <text:p/>
          </table:table-cell>
          <table:table-cell table:style-name="ce37" table:formula="of:=IF(INDEX([.$AK72:.$DK72];MATCH([.$M$3];[.$AK$3:.$DK$3];0)+[.AA$1])=&quot;&quot;;&quot;&quot;;INDEX([.$AK72:.$DK72];MATCH([.$M$3];[.$AK$3:.$DK$3];0)+[.AA$1]))">
            <text:p/>
          </table:table-cell>
          <table:table-cell table:style-name="ce24" table:formula="of:=IF(INDEX([.$AK72:.$DK72];MATCH([.$M$3];[.$AK$3:.$DK$3];0)+[.AB$1])=&quot;&quot;;&quot;&quot;;INDEX([.$DO$23:.$DO$422];MATCH(INDEX([.$AK72:.$DK72];MATCH([.$M$3];[.$AK$3:.$DK$3];0)+[.AB$1])&amp;IF([.AE72]=&quot;&quot;;&quot;&quot;;&quot;_&quot;&amp;[.AE72]);[.$DS$23:.$DS$422];0)))">
            <text:p/>
          </table:table-cell>
          <table:table-cell table:style-name="ce14" table:formula="of:=IF(INDEX([.$AK72:.$DK72];MATCH([.$M$3];[.$AK$3:.$DK$3];0)+[.AC$1])=&quot;&quot;;&quot;&quot;;INDEX([.$AK72:.$DK72];MATCH([.$M$3];[.$AK$3:.$DK$3];0)+[.AC$1]))">
            <text:p/>
          </table:table-cell>
          <table:table-cell table:style-name="ce14" table:formula="of:=IF(INDEX([.$AK72:.$DK72];MATCH([.$M$3];[.$AK$3:.$DK$3];0)+[.AD$1])=&quot;&quot;;&quot;&quot;;INDEX([.$AK72:.$DK72];MATCH([.$M$3];[.$AK$3:.$DK$3];0)+[.AD$1]))">
            <text:p/>
          </table:table-cell>
          <table:table-cell table:style-name="ce51" table:formula="of:=IF(INDEX([.$AK72:.$DK72];MATCH([.$M$3];[.$AK$3:.$DK$3];0)+[.AE$1])=&quot;&quot;;&quot;&quot;;INDEX([.$AK72:.$DK72];MATCH([.$M$3];[.$AK$3:.$DK$3];0)+[.AE$1]))">
            <text:p/>
          </table:table-cell>
          <table:table-cell table:style-name="ce37" table:formula="of:=IF(INDEX([.$AK72:.$DK72];MATCH([.$M$3];[.$AK$3:.$DK$3];0)+[.AF$1])=&quot;&quot;;&quot;&quot;;INDEX([.$AK72:.$DK72];MATCH([.$M$3];[.$AK$3:.$DK$3];0)+[.AF$1]))">
            <text:p/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style-name="ce28"/>
          <table:table-cell table:style-name="ce69" table:number-columns-repeated="3"/>
          <table:table-cell table:style-name="ce36"/>
          <table:table-cell table:number-columns-repeated="2"/>
          <table:table-cell office:value-type="float" office:value="50" calcext:value-type="float">
            <text:p>50</text:p>
          </table:table-cell>
          <table:table-cell table:formula="of:=IF([$BARS.D53]=&quot;&quot;;&quot;&quot;;[$BARS.D53])" office:value-type="float" office:value="50" calcext:value-type="float">
            <text:p>50</text:p>
          </table:table-cell>
          <table:table-cell table:formula="of:=IF([$BARS.E53]=&quot;&quot;;&quot;&quot;;[$BARS.E53])" office:value-type="float" office:value="50" calcext:value-type="float">
            <text:p>50</text:p>
          </table:table-cell>
          <table:table-cell table:formula="of:=IF([$BARS.F53]=&quot;&quot;;&quot;&quot;;[$BARS.F53])" office:value-type="float" office:value="50" calcext:value-type="float">
            <text:p>50</text:p>
          </table:table-cell>
          <table:table-cell table:formula="of:=IF([$BARS.G53]=&quot;&quot;;&quot;&quot;;[$BARS.G53])" office:value-type="float" office:value="50" calcext:value-type="float">
            <text:p>50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M$4:.$M$79];[.A73]));&quot;&quot;;SMALL([.$M$4:.$M$79];[.A73]))">
            <text:p/>
          </table:table-cell>
          <table:table-cell table:formula="of:=IF([.B73]=&quot;&quot;;&quot;&quot;;IF(OR([.D72]=&quot;pb&quot;;[.D72]=&quot;b&quot;;[.D72]=&quot;&quot;;[.D72]=&quot;p&quot;);[.B73]-[.B72];[.B73]-[.B72]-1))">
            <text:p/>
          </table:table-cell>
          <table:table-cell table:formula="of:=IF([.B73]=&quot;&quot;;&quot;&quot;;IF(ISNUMBER(MATCH([.B73];[.$M$4:.$M$11];0));&quot;&quot;;INDEX([.$N$23:.$N$79];MATCH([.B73];[.$M$23:.$M$79];0))))">
            <text:p/>
          </table:table-cell>
          <table:table-cell table:formula="of:=IF([.B73]=&quot;&quot;;&quot;&quot;;IF([.B72]&lt;[.$M$4];INDEX([.$N$4:.$N$11];MATCH([.B72];[.$M$4:.$M$11];-1));INDEX([.$N$4:.$N$11];MATCH([.B72];[.$M$4:.$M$11];1))))">
            <text:p/>
          </table:table-cell>
          <table:table-cell table:formula="of:=IF([.D73]=&quot;b&quot;;&quot;\break&quot;;IF([.D73]=&quot;pb&quot;;&quot;\pageBreak&quot;;&quot;&quot;))">
            <text:p/>
          </table:table-cell>
          <table:table-cell table:formula="of:=IF(ISERROR(MATCH([.B73];[.$M$24:.$M$79];0));&quot;&quot;;IF(INDEX([.$O$24:.$O$79];MATCH([.B73];[.$M$24:.$M$79];0))=&quot;&quot;;&quot;&quot;;&quot;\grace {&quot;&amp;INDEX([.$O$24:.$O$79];MATCH([.B73];[.$M$24:.$M$79];0))&amp;&quot;}&quot;))">
            <text:p/>
          </table:table-cell>
          <table:table-cell/>
          <table:table-cell table:formula="of:=IF([.B73]=&quot;&quot;;&quot;&quot;;IF([.$M$16]=&quot;Y&quot;;IF([.C73]=0;&quot; &quot;&amp;[.F73];IF(OR([.D73]=&quot;b&quot;;[.D73]=&quot;pb&quot;);[.E73]&amp;&quot;*&quot;&amp;[.C73]&amp;&quot; &quot;&amp;[.F73]&amp;&quot; &quot;&amp;[.G73];[.E73]&amp;&quot;*&quot;&amp;[.C73]&amp;&quot; &quot;&amp;SUBSTITUTE(SUBSTITUTE([.D73];&quot;-pb-&quot;;&quot; \bar &quot;&quot;&quot;&quot; \pageBreak &quot;);&quot;-b-&quot;;&quot; \bar &quot;&quot;&quot;&quot; \break &quot;)));&quot;&quot;))">
            <text:p/>
          </table:table-cell>
          <table:table-cell table:formula="of:=IF([.Q71]=&quot;&quot;;&quot;&quot;;&quot;\overrideProperty Score.NonMusicalPaperColumn.line-break-system-details #'((Y-offset . &quot;&amp;[.Q71]&amp;&quot;))&quot;)">
            <text:p/>
          </table:table-cell>
          <table:table-cell/>
          <table:table-cell table:style-name="ce14" office:value-type="float" office:value="51" calcext:value-type="float">
            <text:p>51</text:p>
          </table:table-cell>
          <table:table-cell table:style-name="ce24" table:formula="of:=IF(INDEX([.$AK73:.$DK73];MATCH([.$M$3];[.$AK$3:.$DK$3];0)+[.$M$1])=&quot;&quot;;&quot;&quot;;INDEX([.$DO$23:.$DO$422];MATCH(INDEX([.$AK73:.$DK73];MATCH([.$M$3];[.$AK$3:.$DK$3];0)+[.$M$1])&amp;IF([.P73]=&quot;&quot;;&quot;&quot;;&quot;_&quot;&amp;[.P73]);[.$DP$23:.$DP$422];0)))">
            <text:p/>
          </table:table-cell>
          <table:table-cell table:style-name="ce14" table:formula="of:=IF(INDEX([.$AK73:.$DK73];MATCH([.$M$3];[.$AK$3:.$DK$3];0)+[.N$1])=&quot;&quot;;&quot;&quot;;INDEX([.$AK73:.$DK73];MATCH([.$M$3];[.$AK$3:.$DK$3];0)+[.N$1]))">
            <text:p/>
          </table:table-cell>
          <table:table-cell table:style-name="ce51" table:formula="of:=IF(INDEX([.$AK73:.$DK73];MATCH([.$M$3];[.$AK$3:.$DK$3];0)+[.O$1])=&quot;&quot;;&quot;&quot;;INDEX([.$AK73:.$DK73];MATCH([.$M$3];[.$AK$3:.$DK$3];0)+[.O$1]))">
            <text:p/>
          </table:table-cell>
          <table:table-cell table:style-name="ce51" table:formula="of:=IF(INDEX([.$AK73:.$DK73];MATCH([.$M$3];[.$AK$3:.$DK$3];0)+[.P$1])=&quot;&quot;;&quot;&quot;;INDEX([.$AK73:.$DK73];MATCH([.$M$3];[.$AK$3:.$DK$3];0)+[.P$1]))">
            <text:p/>
          </table:table-cell>
          <table:table-cell table:style-name="ce37" table:formula="of:=IF(INDEX([.$AK73:.$DK73];MATCH([.$M$3];[.$AK$3:.$DK$3];0)+[.Q$1])=&quot;&quot;;&quot;&quot;;INDEX([.$AK73:.$DK73];MATCH([.$M$3];[.$AK$3:.$DK$3];0)+[.Q$1]))">
            <text:p/>
          </table:table-cell>
          <table:table-cell table:style-name="ce24" table:formula="of:=IF(INDEX([.$AK73:.$DK73];MATCH([.$M$3];[.$AK$3:.$DK$3];0)+[.R$1])=&quot;&quot;;&quot;&quot;;INDEX([.$DO$23:.$DO$422];MATCH(INDEX([.$AK73:.$DK73];MATCH([.$M$3];[.$AK$3:.$DK$3];0)+[.R$1])&amp;IF([.U73]=&quot;&quot;;&quot;&quot;;&quot;_&quot;&amp;[.U73]);[.$DQ$23:.$DQ$422];0)))">
            <text:p/>
          </table:table-cell>
          <table:table-cell table:style-name="ce14" table:formula="of:=IF(INDEX([.$AK73:.$DK73];MATCH([.$M$3];[.$AK$3:.$DK$3];0)+[.S$1])=&quot;&quot;;&quot;&quot;;INDEX([.$AK73:.$DK73];MATCH([.$M$3];[.$AK$3:.$DK$3];0)+[.S$1]))">
            <text:p/>
          </table:table-cell>
          <table:table-cell table:style-name="ce14" table:formula="of:=IF(INDEX([.$AK73:.$DK73];MATCH([.$M$3];[.$AK$3:.$DK$3];0)+[.T$1])=&quot;&quot;;&quot;&quot;;INDEX([.$AK73:.$DK73];MATCH([.$M$3];[.$AK$3:.$DK$3];0)+[.T$1]))">
            <text:p/>
          </table:table-cell>
          <table:table-cell table:style-name="ce51" table:formula="of:=IF(INDEX([.$AK73:.$DK73];MATCH([.$M$3];[.$AK$3:.$DK$3];0)+[.U$1])=&quot;&quot;;&quot;&quot;;INDEX([.$AK73:.$DK73];MATCH([.$M$3];[.$AK$3:.$DK$3];0)+[.U$1]))">
            <text:p/>
          </table:table-cell>
          <table:table-cell table:style-name="ce37" table:formula="of:=IF(INDEX([.$AK73:.$DK73];MATCH([.$M$3];[.$AK$3:.$DK$3];0)+[.V$1])=&quot;&quot;;&quot;&quot;;INDEX([.$AK73:.$DK73];MATCH([.$M$3];[.$AK$3:.$DK$3];0)+[.V$1]))">
            <text:p/>
          </table:table-cell>
          <table:table-cell table:style-name="ce24" table:formula="of:=IF(INDEX([.$AK73:.$DK73];MATCH([.$M$3];[.$AK$3:.$DK$3];0)+[.W$1])=&quot;&quot;;&quot;&quot;;INDEX([.$DO$23:.$DO$422];MATCH(INDEX([.$AK73:.$DK73];MATCH([.$M$3];[.$AK$3:.$DK$3];0)+[.W$1])&amp;IF([.Z73]=&quot;&quot;;&quot;&quot;;&quot;_&quot;&amp;[.Z73]);[.$DR$23:.$DR$422];0)))">
            <text:p/>
          </table:table-cell>
          <table:table-cell table:style-name="ce14" table:formula="of:=IF(INDEX([.$AK73:.$DK73];MATCH([.$M$3];[.$AK$3:.$DK$3];0)+[.X$1])=&quot;&quot;;&quot;&quot;;INDEX([.$AK73:.$DK73];MATCH([.$M$3];[.$AK$3:.$DK$3];0)+[.X$1]))">
            <text:p/>
          </table:table-cell>
          <table:table-cell table:style-name="ce14" table:formula="of:=IF(INDEX([.$AK73:.$DK73];MATCH([.$M$3];[.$AK$3:.$DK$3];0)+[.Y$1])=&quot;&quot;;&quot;&quot;;INDEX([.$AK73:.$DK73];MATCH([.$M$3];[.$AK$3:.$DK$3];0)+[.Y$1]))">
            <text:p/>
          </table:table-cell>
          <table:table-cell table:style-name="ce51" table:formula="of:=IF(INDEX([.$AK73:.$DK73];MATCH([.$M$3];[.$AK$3:.$DK$3];0)+[.Z$1])=&quot;&quot;;&quot;&quot;;INDEX([.$AK73:.$DK73];MATCH([.$M$3];[.$AK$3:.$DK$3];0)+[.Z$1]))">
            <text:p/>
          </table:table-cell>
          <table:table-cell table:style-name="ce37" table:formula="of:=IF(INDEX([.$AK73:.$DK73];MATCH([.$M$3];[.$AK$3:.$DK$3];0)+[.AA$1])=&quot;&quot;;&quot;&quot;;INDEX([.$AK73:.$DK73];MATCH([.$M$3];[.$AK$3:.$DK$3];0)+[.AA$1]))">
            <text:p/>
          </table:table-cell>
          <table:table-cell table:style-name="ce24" table:formula="of:=IF(INDEX([.$AK73:.$DK73];MATCH([.$M$3];[.$AK$3:.$DK$3];0)+[.AB$1])=&quot;&quot;;&quot;&quot;;INDEX([.$DO$23:.$DO$422];MATCH(INDEX([.$AK73:.$DK73];MATCH([.$M$3];[.$AK$3:.$DK$3];0)+[.AB$1])&amp;IF([.AE73]=&quot;&quot;;&quot;&quot;;&quot;_&quot;&amp;[.AE73]);[.$DS$23:.$DS$422];0)))">
            <text:p/>
          </table:table-cell>
          <table:table-cell table:style-name="ce14" table:formula="of:=IF(INDEX([.$AK73:.$DK73];MATCH([.$M$3];[.$AK$3:.$DK$3];0)+[.AC$1])=&quot;&quot;;&quot;&quot;;INDEX([.$AK73:.$DK73];MATCH([.$M$3];[.$AK$3:.$DK$3];0)+[.AC$1]))">
            <text:p/>
          </table:table-cell>
          <table:table-cell table:style-name="ce14" table:formula="of:=IF(INDEX([.$AK73:.$DK73];MATCH([.$M$3];[.$AK$3:.$DK$3];0)+[.AD$1])=&quot;&quot;;&quot;&quot;;INDEX([.$AK73:.$DK73];MATCH([.$M$3];[.$AK$3:.$DK$3];0)+[.AD$1]))">
            <text:p/>
          </table:table-cell>
          <table:table-cell table:style-name="ce51" table:formula="of:=IF(INDEX([.$AK73:.$DK73];MATCH([.$M$3];[.$AK$3:.$DK$3];0)+[.AE$1])=&quot;&quot;;&quot;&quot;;INDEX([.$AK73:.$DK73];MATCH([.$M$3];[.$AK$3:.$DK$3];0)+[.AE$1]))">
            <text:p/>
          </table:table-cell>
          <table:table-cell table:style-name="ce37" table:formula="of:=IF(INDEX([.$AK73:.$DK73];MATCH([.$M$3];[.$AK$3:.$DK$3];0)+[.AF$1])=&quot;&quot;;&quot;&quot;;INDEX([.$AK73:.$DK73];MATCH([.$M$3];[.$AK$3:.$DK$3];0)+[.AF$1]))">
            <text:p/>
          </table:table-cell>
          <table:table-cell table:number-columns-repeated="86"/>
          <table:table-cell office:value-type="float" office:value="51" calcext:value-type="float">
            <text:p>51</text:p>
          </table:table-cell>
          <table:table-cell table:formula="of:=IF([$BARS.D54]=&quot;&quot;;&quot;&quot;;[$BARS.D54])" office:value-type="float" office:value="51" calcext:value-type="float">
            <text:p>51</text:p>
          </table:table-cell>
          <table:table-cell table:formula="of:=IF([$BARS.E54]=&quot;&quot;;&quot;&quot;;[$BARS.E54])" office:value-type="float" office:value="51" calcext:value-type="float">
            <text:p>51</text:p>
          </table:table-cell>
          <table:table-cell table:formula="of:=IF([$BARS.F54]=&quot;&quot;;&quot;&quot;;[$BARS.F54])" office:value-type="float" office:value="51" calcext:value-type="float">
            <text:p>51</text:p>
          </table:table-cell>
          <table:table-cell table:formula="of:=IF([$BARS.G54]=&quot;&quot;;&quot;&quot;;[$BARS.G54])" office:value-type="float" office:value="51" calcext:value-type="float">
            <text:p>51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M$4:.$M$79];[.A74]));&quot;&quot;;SMALL([.$M$4:.$M$79];[.A74]))">
            <text:p/>
          </table:table-cell>
          <table:table-cell table:formula="of:=IF([.B74]=&quot;&quot;;&quot;&quot;;IF(OR([.D73]=&quot;pb&quot;;[.D73]=&quot;b&quot;;[.D73]=&quot;&quot;;[.D73]=&quot;p&quot;);[.B74]-[.B73];[.B74]-[.B73]-1))">
            <text:p/>
          </table:table-cell>
          <table:table-cell table:formula="of:=IF([.B74]=&quot;&quot;;&quot;&quot;;IF(ISNUMBER(MATCH([.B74];[.$M$4:.$M$11];0));&quot;&quot;;INDEX([.$N$23:.$N$79];MATCH([.B74];[.$M$23:.$M$79];0))))">
            <text:p/>
          </table:table-cell>
          <table:table-cell table:formula="of:=IF([.B74]=&quot;&quot;;&quot;&quot;;IF([.B73]&lt;[.$M$4];INDEX([.$N$4:.$N$11];MATCH([.B73];[.$M$4:.$M$11];-1));INDEX([.$N$4:.$N$11];MATCH([.B73];[.$M$4:.$M$11];1))))">
            <text:p/>
          </table:table-cell>
          <table:table-cell table:formula="of:=IF([.D74]=&quot;b&quot;;&quot;\break&quot;;IF([.D74]=&quot;pb&quot;;&quot;\pageBreak&quot;;&quot;&quot;))">
            <text:p/>
          </table:table-cell>
          <table:table-cell table:formula="of:=IF(ISERROR(MATCH([.B74];[.$M$24:.$M$79];0));&quot;&quot;;IF(INDEX([.$O$24:.$O$79];MATCH([.B74];[.$M$24:.$M$79];0))=&quot;&quot;;&quot;&quot;;&quot;\grace {&quot;&amp;INDEX([.$O$24:.$O$79];MATCH([.B74];[.$M$24:.$M$79];0))&amp;&quot;}&quot;))">
            <text:p/>
          </table:table-cell>
          <table:table-cell/>
          <table:table-cell table:formula="of:=IF([.B74]=&quot;&quot;;&quot;&quot;;IF([.$M$16]=&quot;Y&quot;;IF([.C74]=0;&quot; &quot;&amp;[.F74];IF(OR([.D74]=&quot;b&quot;;[.D74]=&quot;pb&quot;);[.E74]&amp;&quot;*&quot;&amp;[.C74]&amp;&quot; &quot;&amp;[.F74]&amp;&quot; &quot;&amp;[.G74];[.E74]&amp;&quot;*&quot;&amp;[.C74]&amp;&quot; &quot;&amp;SUBSTITUTE(SUBSTITUTE([.D74];&quot;-pb-&quot;;&quot; \bar &quot;&quot;&quot;&quot; \pageBreak &quot;);&quot;-b-&quot;;&quot; \bar &quot;&quot;&quot;&quot; \break &quot;)));&quot;&quot;))">
            <text:p/>
          </table:table-cell>
          <table:table-cell table:formula="of:=IF([.Q72]=&quot;&quot;;&quot;&quot;;&quot;\overrideProperty Score.NonMusicalPaperColumn.line-break-system-details #'((Y-offset . &quot;&amp;[.Q72]&amp;&quot;))&quot;)">
            <text:p/>
          </table:table-cell>
          <table:table-cell/>
          <table:table-cell table:style-name="ce14" office:value-type="float" office:value="52" calcext:value-type="float">
            <text:p>52</text:p>
          </table:table-cell>
          <table:table-cell table:style-name="ce24" table:formula="of:=IF(INDEX([.$AK74:.$DK74];MATCH([.$M$3];[.$AK$3:.$DK$3];0)+[.$M$1])=&quot;&quot;;&quot;&quot;;INDEX([.$DO$23:.$DO$422];MATCH(INDEX([.$AK74:.$DK74];MATCH([.$M$3];[.$AK$3:.$DK$3];0)+[.$M$1])&amp;IF([.P74]=&quot;&quot;;&quot;&quot;;&quot;_&quot;&amp;[.P74]);[.$DP$23:.$DP$422];0)))">
            <text:p/>
          </table:table-cell>
          <table:table-cell table:style-name="ce14" table:formula="of:=IF(INDEX([.$AK74:.$DK74];MATCH([.$M$3];[.$AK$3:.$DK$3];0)+[.N$1])=&quot;&quot;;&quot;&quot;;INDEX([.$AK74:.$DK74];MATCH([.$M$3];[.$AK$3:.$DK$3];0)+[.N$1]))">
            <text:p/>
          </table:table-cell>
          <table:table-cell table:style-name="ce51" table:formula="of:=IF(INDEX([.$AK74:.$DK74];MATCH([.$M$3];[.$AK$3:.$DK$3];0)+[.O$1])=&quot;&quot;;&quot;&quot;;INDEX([.$AK74:.$DK74];MATCH([.$M$3];[.$AK$3:.$DK$3];0)+[.O$1]))">
            <text:p/>
          </table:table-cell>
          <table:table-cell table:style-name="ce51" table:formula="of:=IF(INDEX([.$AK74:.$DK74];MATCH([.$M$3];[.$AK$3:.$DK$3];0)+[.P$1])=&quot;&quot;;&quot;&quot;;INDEX([.$AK74:.$DK74];MATCH([.$M$3];[.$AK$3:.$DK$3];0)+[.P$1]))">
            <text:p/>
          </table:table-cell>
          <table:table-cell table:style-name="ce37" table:formula="of:=IF(INDEX([.$AK74:.$DK74];MATCH([.$M$3];[.$AK$3:.$DK$3];0)+[.Q$1])=&quot;&quot;;&quot;&quot;;INDEX([.$AK74:.$DK74];MATCH([.$M$3];[.$AK$3:.$DK$3];0)+[.Q$1]))">
            <text:p/>
          </table:table-cell>
          <table:table-cell table:style-name="ce24" table:formula="of:=IF(INDEX([.$AK74:.$DK74];MATCH([.$M$3];[.$AK$3:.$DK$3];0)+[.R$1])=&quot;&quot;;&quot;&quot;;INDEX([.$DO$23:.$DO$422];MATCH(INDEX([.$AK74:.$DK74];MATCH([.$M$3];[.$AK$3:.$DK$3];0)+[.R$1])&amp;IF([.U74]=&quot;&quot;;&quot;&quot;;&quot;_&quot;&amp;[.U74]);[.$DQ$23:.$DQ$422];0)))">
            <text:p/>
          </table:table-cell>
          <table:table-cell table:style-name="ce14" table:formula="of:=IF(INDEX([.$AK74:.$DK74];MATCH([.$M$3];[.$AK$3:.$DK$3];0)+[.S$1])=&quot;&quot;;&quot;&quot;;INDEX([.$AK74:.$DK74];MATCH([.$M$3];[.$AK$3:.$DK$3];0)+[.S$1]))">
            <text:p/>
          </table:table-cell>
          <table:table-cell table:style-name="ce14" table:formula="of:=IF(INDEX([.$AK74:.$DK74];MATCH([.$M$3];[.$AK$3:.$DK$3];0)+[.T$1])=&quot;&quot;;&quot;&quot;;INDEX([.$AK74:.$DK74];MATCH([.$M$3];[.$AK$3:.$DK$3];0)+[.T$1]))">
            <text:p/>
          </table:table-cell>
          <table:table-cell table:style-name="ce51" table:formula="of:=IF(INDEX([.$AK74:.$DK74];MATCH([.$M$3];[.$AK$3:.$DK$3];0)+[.U$1])=&quot;&quot;;&quot;&quot;;INDEX([.$AK74:.$DK74];MATCH([.$M$3];[.$AK$3:.$DK$3];0)+[.U$1]))">
            <text:p/>
          </table:table-cell>
          <table:table-cell table:style-name="ce37" table:formula="of:=IF(INDEX([.$AK74:.$DK74];MATCH([.$M$3];[.$AK$3:.$DK$3];0)+[.V$1])=&quot;&quot;;&quot;&quot;;INDEX([.$AK74:.$DK74];MATCH([.$M$3];[.$AK$3:.$DK$3];0)+[.V$1]))">
            <text:p/>
          </table:table-cell>
          <table:table-cell table:style-name="ce24" table:formula="of:=IF(INDEX([.$AK74:.$DK74];MATCH([.$M$3];[.$AK$3:.$DK$3];0)+[.W$1])=&quot;&quot;;&quot;&quot;;INDEX([.$DO$23:.$DO$422];MATCH(INDEX([.$AK74:.$DK74];MATCH([.$M$3];[.$AK$3:.$DK$3];0)+[.W$1])&amp;IF([.Z74]=&quot;&quot;;&quot;&quot;;&quot;_&quot;&amp;[.Z74]);[.$DR$23:.$DR$422];0)))">
            <text:p/>
          </table:table-cell>
          <table:table-cell table:style-name="ce14" table:formula="of:=IF(INDEX([.$AK74:.$DK74];MATCH([.$M$3];[.$AK$3:.$DK$3];0)+[.X$1])=&quot;&quot;;&quot;&quot;;INDEX([.$AK74:.$DK74];MATCH([.$M$3];[.$AK$3:.$DK$3];0)+[.X$1]))">
            <text:p/>
          </table:table-cell>
          <table:table-cell table:style-name="ce14" table:formula="of:=IF(INDEX([.$AK74:.$DK74];MATCH([.$M$3];[.$AK$3:.$DK$3];0)+[.Y$1])=&quot;&quot;;&quot;&quot;;INDEX([.$AK74:.$DK74];MATCH([.$M$3];[.$AK$3:.$DK$3];0)+[.Y$1]))">
            <text:p/>
          </table:table-cell>
          <table:table-cell table:style-name="ce51" table:formula="of:=IF(INDEX([.$AK74:.$DK74];MATCH([.$M$3];[.$AK$3:.$DK$3];0)+[.Z$1])=&quot;&quot;;&quot;&quot;;INDEX([.$AK74:.$DK74];MATCH([.$M$3];[.$AK$3:.$DK$3];0)+[.Z$1]))">
            <text:p/>
          </table:table-cell>
          <table:table-cell table:style-name="ce37" table:formula="of:=IF(INDEX([.$AK74:.$DK74];MATCH([.$M$3];[.$AK$3:.$DK$3];0)+[.AA$1])=&quot;&quot;;&quot;&quot;;INDEX([.$AK74:.$DK74];MATCH([.$M$3];[.$AK$3:.$DK$3];0)+[.AA$1]))">
            <text:p/>
          </table:table-cell>
          <table:table-cell table:style-name="ce24" table:formula="of:=IF(INDEX([.$AK74:.$DK74];MATCH([.$M$3];[.$AK$3:.$DK$3];0)+[.AB$1])=&quot;&quot;;&quot;&quot;;INDEX([.$DO$23:.$DO$422];MATCH(INDEX([.$AK74:.$DK74];MATCH([.$M$3];[.$AK$3:.$DK$3];0)+[.AB$1])&amp;IF([.AE74]=&quot;&quot;;&quot;&quot;;&quot;_&quot;&amp;[.AE74]);[.$DS$23:.$DS$422];0)))">
            <text:p/>
          </table:table-cell>
          <table:table-cell table:style-name="ce14" table:formula="of:=IF(INDEX([.$AK74:.$DK74];MATCH([.$M$3];[.$AK$3:.$DK$3];0)+[.AC$1])=&quot;&quot;;&quot;&quot;;INDEX([.$AK74:.$DK74];MATCH([.$M$3];[.$AK$3:.$DK$3];0)+[.AC$1]))">
            <text:p/>
          </table:table-cell>
          <table:table-cell table:style-name="ce14" table:formula="of:=IF(INDEX([.$AK74:.$DK74];MATCH([.$M$3];[.$AK$3:.$DK$3];0)+[.AD$1])=&quot;&quot;;&quot;&quot;;INDEX([.$AK74:.$DK74];MATCH([.$M$3];[.$AK$3:.$DK$3];0)+[.AD$1]))">
            <text:p/>
          </table:table-cell>
          <table:table-cell table:style-name="ce51" table:formula="of:=IF(INDEX([.$AK74:.$DK74];MATCH([.$M$3];[.$AK$3:.$DK$3];0)+[.AE$1])=&quot;&quot;;&quot;&quot;;INDEX([.$AK74:.$DK74];MATCH([.$M$3];[.$AK$3:.$DK$3];0)+[.AE$1]))">
            <text:p/>
          </table:table-cell>
          <table:table-cell table:style-name="ce37" table:formula="of:=IF(INDEX([.$AK74:.$DK74];MATCH([.$M$3];[.$AK$3:.$DK$3];0)+[.AF$1])=&quot;&quot;;&quot;&quot;;INDEX([.$AK74:.$DK74];MATCH([.$M$3];[.$AK$3:.$DK$3];0)+[.AF$1]))">
            <text:p/>
          </table:table-cell>
          <table:table-cell table:number-columns-repeated="86"/>
          <table:table-cell office:value-type="float" office:value="52" calcext:value-type="float">
            <text:p>52</text:p>
          </table:table-cell>
          <table:table-cell table:formula="of:=IF([$BARS.D55]=&quot;&quot;;&quot;&quot;;[$BARS.D55])" office:value-type="float" office:value="52" calcext:value-type="float">
            <text:p>52</text:p>
          </table:table-cell>
          <table:table-cell table:formula="of:=IF([$BARS.E55]=&quot;&quot;;&quot;&quot;;[$BARS.E55])" office:value-type="float" office:value="52" calcext:value-type="float">
            <text:p>52</text:p>
          </table:table-cell>
          <table:table-cell table:formula="of:=IF([$BARS.F55]=&quot;&quot;;&quot;&quot;;[$BARS.F55])" office:value-type="float" office:value="52" calcext:value-type="float">
            <text:p>52</text:p>
          </table:table-cell>
          <table:table-cell table:formula="of:=IF([$BARS.G55]=&quot;&quot;;&quot;&quot;;[$BARS.G55])" office:value-type="float" office:value="52" calcext:value-type="float">
            <text:p>52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M$4:.$M$79];[.A75]));&quot;&quot;;SMALL([.$M$4:.$M$79];[.A75]))">
            <text:p/>
          </table:table-cell>
          <table:table-cell table:formula="of:=IF([.B75]=&quot;&quot;;&quot;&quot;;IF(OR([.D74]=&quot;pb&quot;;[.D74]=&quot;b&quot;;[.D74]=&quot;&quot;;[.D74]=&quot;p&quot;);[.B75]-[.B74];[.B75]-[.B74]-1))">
            <text:p/>
          </table:table-cell>
          <table:table-cell table:formula="of:=IF([.B75]=&quot;&quot;;&quot;&quot;;IF(ISNUMBER(MATCH([.B75];[.$M$4:.$M$11];0));&quot;&quot;;INDEX([.$N$23:.$N$79];MATCH([.B75];[.$M$23:.$M$79];0))))">
            <text:p/>
          </table:table-cell>
          <table:table-cell table:formula="of:=IF([.B75]=&quot;&quot;;&quot;&quot;;IF([.B74]&lt;[.$M$4];INDEX([.$N$4:.$N$11];MATCH([.B74];[.$M$4:.$M$11];-1));INDEX([.$N$4:.$N$11];MATCH([.B74];[.$M$4:.$M$11];1))))">
            <text:p/>
          </table:table-cell>
          <table:table-cell table:formula="of:=IF([.D75]=&quot;b&quot;;&quot;\break&quot;;IF([.D75]=&quot;pb&quot;;&quot;\pageBreak&quot;;&quot;&quot;))">
            <text:p/>
          </table:table-cell>
          <table:table-cell table:formula="of:=IF(ISERROR(MATCH([.B75];[.$M$24:.$M$79];0));&quot;&quot;;IF(INDEX([.$O$24:.$O$79];MATCH([.B75];[.$M$24:.$M$79];0))=&quot;&quot;;&quot;&quot;;&quot;\grace {&quot;&amp;INDEX([.$O$24:.$O$79];MATCH([.B75];[.$M$24:.$M$79];0))&amp;&quot;}&quot;))">
            <text:p/>
          </table:table-cell>
          <table:table-cell/>
          <table:table-cell table:formula="of:=IF([.B75]=&quot;&quot;;&quot;&quot;;IF([.$M$16]=&quot;Y&quot;;IF([.C75]=0;&quot; &quot;&amp;[.F75];IF(OR([.D75]=&quot;b&quot;;[.D75]=&quot;pb&quot;);[.E75]&amp;&quot;*&quot;&amp;[.C75]&amp;&quot; &quot;&amp;[.F75]&amp;&quot; &quot;&amp;[.G75];[.E75]&amp;&quot;*&quot;&amp;[.C75]&amp;&quot; &quot;&amp;SUBSTITUTE(SUBSTITUTE([.D75];&quot;-pb-&quot;;&quot; \bar &quot;&quot;&quot;&quot; \pageBreak &quot;);&quot;-b-&quot;;&quot; \bar &quot;&quot;&quot;&quot; \break &quot;)));&quot;&quot;))">
            <text:p/>
          </table:table-cell>
          <table:table-cell table:formula="of:=IF([.Q73]=&quot;&quot;;&quot;&quot;;&quot;\overrideProperty Score.NonMusicalPaperColumn.line-break-system-details #'((Y-offset . &quot;&amp;[.Q73]&amp;&quot;))&quot;)">
            <text:p/>
          </table:table-cell>
          <table:table-cell/>
          <table:table-cell table:style-name="ce14" office:value-type="float" office:value="53" calcext:value-type="float">
            <text:p>53</text:p>
          </table:table-cell>
          <table:table-cell table:style-name="ce24" table:formula="of:=IF(INDEX([.$AK75:.$DK75];MATCH([.$M$3];[.$AK$3:.$DK$3];0)+[.$M$1])=&quot;&quot;;&quot;&quot;;INDEX([.$DO$23:.$DO$422];MATCH(INDEX([.$AK75:.$DK75];MATCH([.$M$3];[.$AK$3:.$DK$3];0)+[.$M$1])&amp;IF([.P75]=&quot;&quot;;&quot;&quot;;&quot;_&quot;&amp;[.P75]);[.$DP$23:.$DP$422];0)))">
            <text:p/>
          </table:table-cell>
          <table:table-cell table:style-name="ce14" table:formula="of:=IF(INDEX([.$AK75:.$DK75];MATCH([.$M$3];[.$AK$3:.$DK$3];0)+[.N$1])=&quot;&quot;;&quot;&quot;;INDEX([.$AK75:.$DK75];MATCH([.$M$3];[.$AK$3:.$DK$3];0)+[.N$1]))">
            <text:p/>
          </table:table-cell>
          <table:table-cell table:style-name="ce51" table:formula="of:=IF(INDEX([.$AK75:.$DK75];MATCH([.$M$3];[.$AK$3:.$DK$3];0)+[.O$1])=&quot;&quot;;&quot;&quot;;INDEX([.$AK75:.$DK75];MATCH([.$M$3];[.$AK$3:.$DK$3];0)+[.O$1]))">
            <text:p/>
          </table:table-cell>
          <table:table-cell table:style-name="ce51" table:formula="of:=IF(INDEX([.$AK75:.$DK75];MATCH([.$M$3];[.$AK$3:.$DK$3];0)+[.P$1])=&quot;&quot;;&quot;&quot;;INDEX([.$AK75:.$DK75];MATCH([.$M$3];[.$AK$3:.$DK$3];0)+[.P$1]))">
            <text:p/>
          </table:table-cell>
          <table:table-cell table:style-name="ce37" table:formula="of:=IF(INDEX([.$AK75:.$DK75];MATCH([.$M$3];[.$AK$3:.$DK$3];0)+[.Q$1])=&quot;&quot;;&quot;&quot;;INDEX([.$AK75:.$DK75];MATCH([.$M$3];[.$AK$3:.$DK$3];0)+[.Q$1]))">
            <text:p/>
          </table:table-cell>
          <table:table-cell table:style-name="ce24" table:formula="of:=IF(INDEX([.$AK75:.$DK75];MATCH([.$M$3];[.$AK$3:.$DK$3];0)+[.R$1])=&quot;&quot;;&quot;&quot;;INDEX([.$DO$23:.$DO$422];MATCH(INDEX([.$AK75:.$DK75];MATCH([.$M$3];[.$AK$3:.$DK$3];0)+[.R$1])&amp;IF([.U75]=&quot;&quot;;&quot;&quot;;&quot;_&quot;&amp;[.U75]);[.$DQ$23:.$DQ$422];0)))">
            <text:p/>
          </table:table-cell>
          <table:table-cell table:style-name="ce14" table:formula="of:=IF(INDEX([.$AK75:.$DK75];MATCH([.$M$3];[.$AK$3:.$DK$3];0)+[.S$1])=&quot;&quot;;&quot;&quot;;INDEX([.$AK75:.$DK75];MATCH([.$M$3];[.$AK$3:.$DK$3];0)+[.S$1]))">
            <text:p/>
          </table:table-cell>
          <table:table-cell table:style-name="ce14" table:formula="of:=IF(INDEX([.$AK75:.$DK75];MATCH([.$M$3];[.$AK$3:.$DK$3];0)+[.T$1])=&quot;&quot;;&quot;&quot;;INDEX([.$AK75:.$DK75];MATCH([.$M$3];[.$AK$3:.$DK$3];0)+[.T$1]))">
            <text:p/>
          </table:table-cell>
          <table:table-cell table:style-name="ce51" table:formula="of:=IF(INDEX([.$AK75:.$DK75];MATCH([.$M$3];[.$AK$3:.$DK$3];0)+[.U$1])=&quot;&quot;;&quot;&quot;;INDEX([.$AK75:.$DK75];MATCH([.$M$3];[.$AK$3:.$DK$3];0)+[.U$1]))">
            <text:p/>
          </table:table-cell>
          <table:table-cell table:style-name="ce37" table:formula="of:=IF(INDEX([.$AK75:.$DK75];MATCH([.$M$3];[.$AK$3:.$DK$3];0)+[.V$1])=&quot;&quot;;&quot;&quot;;INDEX([.$AK75:.$DK75];MATCH([.$M$3];[.$AK$3:.$DK$3];0)+[.V$1]))">
            <text:p/>
          </table:table-cell>
          <table:table-cell table:style-name="ce24" table:formula="of:=IF(INDEX([.$AK75:.$DK75];MATCH([.$M$3];[.$AK$3:.$DK$3];0)+[.W$1])=&quot;&quot;;&quot;&quot;;INDEX([.$DO$23:.$DO$422];MATCH(INDEX([.$AK75:.$DK75];MATCH([.$M$3];[.$AK$3:.$DK$3];0)+[.W$1])&amp;IF([.Z75]=&quot;&quot;;&quot;&quot;;&quot;_&quot;&amp;[.Z75]);[.$DR$23:.$DR$422];0)))">
            <text:p/>
          </table:table-cell>
          <table:table-cell table:style-name="ce14" table:formula="of:=IF(INDEX([.$AK75:.$DK75];MATCH([.$M$3];[.$AK$3:.$DK$3];0)+[.X$1])=&quot;&quot;;&quot;&quot;;INDEX([.$AK75:.$DK75];MATCH([.$M$3];[.$AK$3:.$DK$3];0)+[.X$1]))">
            <text:p/>
          </table:table-cell>
          <table:table-cell table:style-name="ce14" table:formula="of:=IF(INDEX([.$AK75:.$DK75];MATCH([.$M$3];[.$AK$3:.$DK$3];0)+[.Y$1])=&quot;&quot;;&quot;&quot;;INDEX([.$AK75:.$DK75];MATCH([.$M$3];[.$AK$3:.$DK$3];0)+[.Y$1]))">
            <text:p/>
          </table:table-cell>
          <table:table-cell table:style-name="ce51" table:formula="of:=IF(INDEX([.$AK75:.$DK75];MATCH([.$M$3];[.$AK$3:.$DK$3];0)+[.Z$1])=&quot;&quot;;&quot;&quot;;INDEX([.$AK75:.$DK75];MATCH([.$M$3];[.$AK$3:.$DK$3];0)+[.Z$1]))">
            <text:p/>
          </table:table-cell>
          <table:table-cell table:style-name="ce37" table:formula="of:=IF(INDEX([.$AK75:.$DK75];MATCH([.$M$3];[.$AK$3:.$DK$3];0)+[.AA$1])=&quot;&quot;;&quot;&quot;;INDEX([.$AK75:.$DK75];MATCH([.$M$3];[.$AK$3:.$DK$3];0)+[.AA$1]))">
            <text:p/>
          </table:table-cell>
          <table:table-cell table:style-name="ce24" table:formula="of:=IF(INDEX([.$AK75:.$DK75];MATCH([.$M$3];[.$AK$3:.$DK$3];0)+[.AB$1])=&quot;&quot;;&quot;&quot;;INDEX([.$DO$23:.$DO$422];MATCH(INDEX([.$AK75:.$DK75];MATCH([.$M$3];[.$AK$3:.$DK$3];0)+[.AB$1])&amp;IF([.AE75]=&quot;&quot;;&quot;&quot;;&quot;_&quot;&amp;[.AE75]);[.$DS$23:.$DS$422];0)))">
            <text:p/>
          </table:table-cell>
          <table:table-cell table:style-name="ce14" table:formula="of:=IF(INDEX([.$AK75:.$DK75];MATCH([.$M$3];[.$AK$3:.$DK$3];0)+[.AC$1])=&quot;&quot;;&quot;&quot;;INDEX([.$AK75:.$DK75];MATCH([.$M$3];[.$AK$3:.$DK$3];0)+[.AC$1]))">
            <text:p/>
          </table:table-cell>
          <table:table-cell table:style-name="ce14" table:formula="of:=IF(INDEX([.$AK75:.$DK75];MATCH([.$M$3];[.$AK$3:.$DK$3];0)+[.AD$1])=&quot;&quot;;&quot;&quot;;INDEX([.$AK75:.$DK75];MATCH([.$M$3];[.$AK$3:.$DK$3];0)+[.AD$1]))">
            <text:p/>
          </table:table-cell>
          <table:table-cell table:style-name="ce51" table:formula="of:=IF(INDEX([.$AK75:.$DK75];MATCH([.$M$3];[.$AK$3:.$DK$3];0)+[.AE$1])=&quot;&quot;;&quot;&quot;;INDEX([.$AK75:.$DK75];MATCH([.$M$3];[.$AK$3:.$DK$3];0)+[.AE$1]))">
            <text:p/>
          </table:table-cell>
          <table:table-cell table:style-name="ce37" table:formula="of:=IF(INDEX([.$AK75:.$DK75];MATCH([.$M$3];[.$AK$3:.$DK$3];0)+[.AF$1])=&quot;&quot;;&quot;&quot;;INDEX([.$AK75:.$DK75];MATCH([.$M$3];[.$AK$3:.$DK$3];0)+[.AF$1]))">
            <text:p/>
          </table:table-cell>
          <table:table-cell table:number-columns-repeated="86"/>
          <table:table-cell office:value-type="float" office:value="53" calcext:value-type="float">
            <text:p>53</text:p>
          </table:table-cell>
          <table:table-cell table:formula="of:=IF([$BARS.D56]=&quot;&quot;;&quot;&quot;;[$BARS.D56])" office:value-type="float" office:value="53" calcext:value-type="float">
            <text:p>53</text:p>
          </table:table-cell>
          <table:table-cell table:formula="of:=IF([$BARS.E56]=&quot;&quot;;&quot;&quot;;[$BARS.E56])" office:value-type="float" office:value="53" calcext:value-type="float">
            <text:p>53</text:p>
          </table:table-cell>
          <table:table-cell table:formula="of:=IF([$BARS.F56]=&quot;&quot;;&quot;&quot;;[$BARS.F56])" office:value-type="float" office:value="53" calcext:value-type="float">
            <text:p>53</text:p>
          </table:table-cell>
          <table:table-cell table:formula="of:=IF([$BARS.G56]=&quot;&quot;;&quot;&quot;;[$BARS.G56])" office:value-type="float" office:value="53" calcext:value-type="float">
            <text:p>53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M$4:.$M$79];[.A76]));&quot;&quot;;SMALL([.$M$4:.$M$79];[.A76]))">
            <text:p/>
          </table:table-cell>
          <table:table-cell table:formula="of:=IF([.B76]=&quot;&quot;;&quot;&quot;;IF(OR([.D75]=&quot;pb&quot;;[.D75]=&quot;b&quot;;[.D75]=&quot;&quot;;[.D75]=&quot;p&quot;);[.B76]-[.B75];[.B76]-[.B75]-1))">
            <text:p/>
          </table:table-cell>
          <table:table-cell table:formula="of:=IF([.B76]=&quot;&quot;;&quot;&quot;;IF(ISNUMBER(MATCH([.B76];[.$M$4:.$M$11];0));&quot;&quot;;INDEX([.$N$23:.$N$79];MATCH([.B76];[.$M$23:.$M$79];0))))">
            <text:p/>
          </table:table-cell>
          <table:table-cell table:formula="of:=IF([.B76]=&quot;&quot;;&quot;&quot;;IF([.B75]&lt;[.$M$4];INDEX([.$N$4:.$N$11];MATCH([.B75];[.$M$4:.$M$11];-1));INDEX([.$N$4:.$N$11];MATCH([.B75];[.$M$4:.$M$11];1))))">
            <text:p/>
          </table:table-cell>
          <table:table-cell table:formula="of:=IF([.D76]=&quot;b&quot;;&quot;\break&quot;;IF([.D76]=&quot;pb&quot;;&quot;\pageBreak&quot;;&quot;&quot;))">
            <text:p/>
          </table:table-cell>
          <table:table-cell table:formula="of:=IF(ISERROR(MATCH([.B76];[.$M$24:.$M$79];0));&quot;&quot;;IF(INDEX([.$O$24:.$O$79];MATCH([.B76];[.$M$24:.$M$79];0))=&quot;&quot;;&quot;&quot;;&quot;\grace {&quot;&amp;INDEX([.$O$24:.$O$79];MATCH([.B76];[.$M$24:.$M$79];0))&amp;&quot;}&quot;))">
            <text:p/>
          </table:table-cell>
          <table:table-cell/>
          <table:table-cell table:formula="of:=IF([.B76]=&quot;&quot;;&quot;&quot;;IF([.$M$16]=&quot;Y&quot;;IF([.C76]=0;&quot; &quot;&amp;[.F76];IF(OR([.D76]=&quot;b&quot;;[.D76]=&quot;pb&quot;);[.E76]&amp;&quot;*&quot;&amp;[.C76]&amp;&quot; &quot;&amp;[.F76]&amp;&quot; &quot;&amp;[.G76];[.E76]&amp;&quot;*&quot;&amp;[.C76]&amp;&quot; &quot;&amp;SUBSTITUTE(SUBSTITUTE([.D76];&quot;-pb-&quot;;&quot; \bar &quot;&quot;&quot;&quot; \pageBreak &quot;);&quot;-b-&quot;;&quot; \bar &quot;&quot;&quot;&quot; \break &quot;)));&quot;&quot;))">
            <text:p/>
          </table:table-cell>
          <table:table-cell table:formula="of:=IF([.Q74]=&quot;&quot;;&quot;&quot;;&quot;\overrideProperty Score.NonMusicalPaperColumn.line-break-system-details #'((Y-offset . &quot;&amp;[.Q74]&amp;&quot;))&quot;)">
            <text:p/>
          </table:table-cell>
          <table:table-cell/>
          <table:table-cell table:style-name="ce14" office:value-type="float" office:value="54" calcext:value-type="float">
            <text:p>54</text:p>
          </table:table-cell>
          <table:table-cell table:style-name="ce24" table:formula="of:=IF(INDEX([.$AK76:.$DK76];MATCH([.$M$3];[.$AK$3:.$DK$3];0)+[.$M$1])=&quot;&quot;;&quot;&quot;;INDEX([.$DO$23:.$DO$422];MATCH(INDEX([.$AK76:.$DK76];MATCH([.$M$3];[.$AK$3:.$DK$3];0)+[.$M$1])&amp;IF([.P76]=&quot;&quot;;&quot;&quot;;&quot;_&quot;&amp;[.P76]);[.$DP$23:.$DP$422];0)))">
            <text:p/>
          </table:table-cell>
          <table:table-cell table:style-name="ce14" table:formula="of:=IF(INDEX([.$AK76:.$DK76];MATCH([.$M$3];[.$AK$3:.$DK$3];0)+[.N$1])=&quot;&quot;;&quot;&quot;;INDEX([.$AK76:.$DK76];MATCH([.$M$3];[.$AK$3:.$DK$3];0)+[.N$1]))">
            <text:p/>
          </table:table-cell>
          <table:table-cell table:style-name="ce51" table:formula="of:=IF(INDEX([.$AK76:.$DK76];MATCH([.$M$3];[.$AK$3:.$DK$3];0)+[.O$1])=&quot;&quot;;&quot;&quot;;INDEX([.$AK76:.$DK76];MATCH([.$M$3];[.$AK$3:.$DK$3];0)+[.O$1]))">
            <text:p/>
          </table:table-cell>
          <table:table-cell table:style-name="ce51" table:formula="of:=IF(INDEX([.$AK76:.$DK76];MATCH([.$M$3];[.$AK$3:.$DK$3];0)+[.P$1])=&quot;&quot;;&quot;&quot;;INDEX([.$AK76:.$DK76];MATCH([.$M$3];[.$AK$3:.$DK$3];0)+[.P$1]))">
            <text:p/>
          </table:table-cell>
          <table:table-cell table:style-name="ce37" table:formula="of:=IF(INDEX([.$AK76:.$DK76];MATCH([.$M$3];[.$AK$3:.$DK$3];0)+[.Q$1])=&quot;&quot;;&quot;&quot;;INDEX([.$AK76:.$DK76];MATCH([.$M$3];[.$AK$3:.$DK$3];0)+[.Q$1]))">
            <text:p/>
          </table:table-cell>
          <table:table-cell table:style-name="ce24" table:formula="of:=IF(INDEX([.$AK76:.$DK76];MATCH([.$M$3];[.$AK$3:.$DK$3];0)+[.R$1])=&quot;&quot;;&quot;&quot;;INDEX([.$DO$23:.$DO$422];MATCH(INDEX([.$AK76:.$DK76];MATCH([.$M$3];[.$AK$3:.$DK$3];0)+[.R$1])&amp;IF([.U76]=&quot;&quot;;&quot;&quot;;&quot;_&quot;&amp;[.U76]);[.$DQ$23:.$DQ$422];0)))">
            <text:p/>
          </table:table-cell>
          <table:table-cell table:style-name="ce14" table:formula="of:=IF(INDEX([.$AK76:.$DK76];MATCH([.$M$3];[.$AK$3:.$DK$3];0)+[.S$1])=&quot;&quot;;&quot;&quot;;INDEX([.$AK76:.$DK76];MATCH([.$M$3];[.$AK$3:.$DK$3];0)+[.S$1]))">
            <text:p/>
          </table:table-cell>
          <table:table-cell table:style-name="ce14" table:formula="of:=IF(INDEX([.$AK76:.$DK76];MATCH([.$M$3];[.$AK$3:.$DK$3];0)+[.T$1])=&quot;&quot;;&quot;&quot;;INDEX([.$AK76:.$DK76];MATCH([.$M$3];[.$AK$3:.$DK$3];0)+[.T$1]))">
            <text:p/>
          </table:table-cell>
          <table:table-cell table:style-name="ce51" table:formula="of:=IF(INDEX([.$AK76:.$DK76];MATCH([.$M$3];[.$AK$3:.$DK$3];0)+[.U$1])=&quot;&quot;;&quot;&quot;;INDEX([.$AK76:.$DK76];MATCH([.$M$3];[.$AK$3:.$DK$3];0)+[.U$1]))">
            <text:p/>
          </table:table-cell>
          <table:table-cell table:style-name="ce37" table:formula="of:=IF(INDEX([.$AK76:.$DK76];MATCH([.$M$3];[.$AK$3:.$DK$3];0)+[.V$1])=&quot;&quot;;&quot;&quot;;INDEX([.$AK76:.$DK76];MATCH([.$M$3];[.$AK$3:.$DK$3];0)+[.V$1]))">
            <text:p/>
          </table:table-cell>
          <table:table-cell table:style-name="ce24" table:formula="of:=IF(INDEX([.$AK76:.$DK76];MATCH([.$M$3];[.$AK$3:.$DK$3];0)+[.W$1])=&quot;&quot;;&quot;&quot;;INDEX([.$DO$23:.$DO$422];MATCH(INDEX([.$AK76:.$DK76];MATCH([.$M$3];[.$AK$3:.$DK$3];0)+[.W$1])&amp;IF([.Z76]=&quot;&quot;;&quot;&quot;;&quot;_&quot;&amp;[.Z76]);[.$DR$23:.$DR$422];0)))">
            <text:p/>
          </table:table-cell>
          <table:table-cell table:style-name="ce14" table:formula="of:=IF(INDEX([.$AK76:.$DK76];MATCH([.$M$3];[.$AK$3:.$DK$3];0)+[.X$1])=&quot;&quot;;&quot;&quot;;INDEX([.$AK76:.$DK76];MATCH([.$M$3];[.$AK$3:.$DK$3];0)+[.X$1]))">
            <text:p/>
          </table:table-cell>
          <table:table-cell table:style-name="ce14" table:formula="of:=IF(INDEX([.$AK76:.$DK76];MATCH([.$M$3];[.$AK$3:.$DK$3];0)+[.Y$1])=&quot;&quot;;&quot;&quot;;INDEX([.$AK76:.$DK76];MATCH([.$M$3];[.$AK$3:.$DK$3];0)+[.Y$1]))">
            <text:p/>
          </table:table-cell>
          <table:table-cell table:style-name="ce51" table:formula="of:=IF(INDEX([.$AK76:.$DK76];MATCH([.$M$3];[.$AK$3:.$DK$3];0)+[.Z$1])=&quot;&quot;;&quot;&quot;;INDEX([.$AK76:.$DK76];MATCH([.$M$3];[.$AK$3:.$DK$3];0)+[.Z$1]))">
            <text:p/>
          </table:table-cell>
          <table:table-cell table:style-name="ce37" table:formula="of:=IF(INDEX([.$AK76:.$DK76];MATCH([.$M$3];[.$AK$3:.$DK$3];0)+[.AA$1])=&quot;&quot;;&quot;&quot;;INDEX([.$AK76:.$DK76];MATCH([.$M$3];[.$AK$3:.$DK$3];0)+[.AA$1]))">
            <text:p/>
          </table:table-cell>
          <table:table-cell table:style-name="ce24" table:formula="of:=IF(INDEX([.$AK76:.$DK76];MATCH([.$M$3];[.$AK$3:.$DK$3];0)+[.AB$1])=&quot;&quot;;&quot;&quot;;INDEX([.$DO$23:.$DO$422];MATCH(INDEX([.$AK76:.$DK76];MATCH([.$M$3];[.$AK$3:.$DK$3];0)+[.AB$1])&amp;IF([.AE76]=&quot;&quot;;&quot;&quot;;&quot;_&quot;&amp;[.AE76]);[.$DS$23:.$DS$422];0)))">
            <text:p/>
          </table:table-cell>
          <table:table-cell table:style-name="ce14" table:formula="of:=IF(INDEX([.$AK76:.$DK76];MATCH([.$M$3];[.$AK$3:.$DK$3];0)+[.AC$1])=&quot;&quot;;&quot;&quot;;INDEX([.$AK76:.$DK76];MATCH([.$M$3];[.$AK$3:.$DK$3];0)+[.AC$1]))">
            <text:p/>
          </table:table-cell>
          <table:table-cell table:style-name="ce14" table:formula="of:=IF(INDEX([.$AK76:.$DK76];MATCH([.$M$3];[.$AK$3:.$DK$3];0)+[.AD$1])=&quot;&quot;;&quot;&quot;;INDEX([.$AK76:.$DK76];MATCH([.$M$3];[.$AK$3:.$DK$3];0)+[.AD$1]))">
            <text:p/>
          </table:table-cell>
          <table:table-cell table:style-name="ce51" table:formula="of:=IF(INDEX([.$AK76:.$DK76];MATCH([.$M$3];[.$AK$3:.$DK$3];0)+[.AE$1])=&quot;&quot;;&quot;&quot;;INDEX([.$AK76:.$DK76];MATCH([.$M$3];[.$AK$3:.$DK$3];0)+[.AE$1]))">
            <text:p/>
          </table:table-cell>
          <table:table-cell table:style-name="ce37" table:formula="of:=IF(INDEX([.$AK76:.$DK76];MATCH([.$M$3];[.$AK$3:.$DK$3];0)+[.AF$1])=&quot;&quot;;&quot;&quot;;INDEX([.$AK76:.$DK76];MATCH([.$M$3];[.$AK$3:.$DK$3];0)+[.AF$1]))">
            <text:p/>
          </table:table-cell>
          <table:table-cell table:number-columns-repeated="86"/>
          <table:table-cell office:value-type="float" office:value="54" calcext:value-type="float">
            <text:p>54</text:p>
          </table:table-cell>
          <table:table-cell table:formula="of:=IF([$BARS.D57]=&quot;&quot;;&quot;&quot;;[$BARS.D57])" office:value-type="float" office:value="54" calcext:value-type="float">
            <text:p>54</text:p>
          </table:table-cell>
          <table:table-cell table:formula="of:=IF([$BARS.E57]=&quot;&quot;;&quot;&quot;;[$BARS.E57])" office:value-type="float" office:value="54" calcext:value-type="float">
            <text:p>54</text:p>
          </table:table-cell>
          <table:table-cell table:formula="of:=IF([$BARS.F57]=&quot;&quot;;&quot;&quot;;[$BARS.F57])" office:value-type="float" office:value="54" calcext:value-type="float">
            <text:p>54</text:p>
          </table:table-cell>
          <table:table-cell table:formula="of:=IF([$BARS.G57]=&quot;&quot;;&quot;&quot;;[$BARS.G57])" office:value-type="float" office:value="54" calcext:value-type="float">
            <text:p>54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M$4:.$M$79];[.A77]));&quot;&quot;;SMALL([.$M$4:.$M$79];[.A77]))">
            <text:p/>
          </table:table-cell>
          <table:table-cell table:formula="of:=IF([.B77]=&quot;&quot;;&quot;&quot;;IF(OR([.D76]=&quot;pb&quot;;[.D76]=&quot;b&quot;;[.D76]=&quot;&quot;;[.D76]=&quot;p&quot;);[.B77]-[.B76];[.B77]-[.B76]-1))">
            <text:p/>
          </table:table-cell>
          <table:table-cell table:formula="of:=IF([.B77]=&quot;&quot;;&quot;&quot;;IF(ISNUMBER(MATCH([.B77];[.$M$4:.$M$11];0));&quot;&quot;;INDEX([.$N$23:.$N$79];MATCH([.B77];[.$M$23:.$M$79];0))))">
            <text:p/>
          </table:table-cell>
          <table:table-cell table:formula="of:=IF([.B77]=&quot;&quot;;&quot;&quot;;IF([.B76]&lt;[.$M$4];INDEX([.$N$4:.$N$11];MATCH([.B76];[.$M$4:.$M$11];-1));INDEX([.$N$4:.$N$11];MATCH([.B76];[.$M$4:.$M$11];1))))">
            <text:p/>
          </table:table-cell>
          <table:table-cell table:formula="of:=IF([.D77]=&quot;b&quot;;&quot;\break&quot;;IF([.D77]=&quot;pb&quot;;&quot;\pageBreak&quot;;&quot;&quot;))">
            <text:p/>
          </table:table-cell>
          <table:table-cell table:formula="of:=IF(ISERROR(MATCH([.B77];[.$M$24:.$M$79];0));&quot;&quot;;IF(INDEX([.$O$24:.$O$79];MATCH([.B77];[.$M$24:.$M$79];0))=&quot;&quot;;&quot;&quot;;&quot;\grace {&quot;&amp;INDEX([.$O$24:.$O$79];MATCH([.B77];[.$M$24:.$M$79];0))&amp;&quot;}&quot;))">
            <text:p/>
          </table:table-cell>
          <table:table-cell/>
          <table:table-cell table:formula="of:=IF([.B77]=&quot;&quot;;&quot;&quot;;IF([.$M$16]=&quot;Y&quot;;IF([.C77]=0;&quot; &quot;&amp;[.F77];IF(OR([.D77]=&quot;b&quot;;[.D77]=&quot;pb&quot;);[.E77]&amp;&quot;*&quot;&amp;[.C77]&amp;&quot; &quot;&amp;[.F77]&amp;&quot; &quot;&amp;[.G77];[.E77]&amp;&quot;*&quot;&amp;[.C77]&amp;&quot; &quot;&amp;SUBSTITUTE(SUBSTITUTE([.D77];&quot;-pb-&quot;;&quot; \bar &quot;&quot;&quot;&quot; \pageBreak &quot;);&quot;-b-&quot;;&quot; \bar &quot;&quot;&quot;&quot; \break &quot;)));&quot;&quot;))">
            <text:p/>
          </table:table-cell>
          <table:table-cell table:formula="of:=IF([.Q75]=&quot;&quot;;&quot;&quot;;&quot;\overrideProperty Score.NonMusicalPaperColumn.line-break-system-details #'((Y-offset . &quot;&amp;[.Q75]&amp;&quot;))&quot;)">
            <text:p/>
          </table:table-cell>
          <table:table-cell/>
          <table:table-cell table:style-name="ce14" office:value-type="float" office:value="55" calcext:value-type="float">
            <text:p>55</text:p>
          </table:table-cell>
          <table:table-cell table:style-name="ce24" table:formula="of:=IF(INDEX([.$AK77:.$DK77];MATCH([.$M$3];[.$AK$3:.$DK$3];0)+[.$M$1])=&quot;&quot;;&quot;&quot;;INDEX([.$DO$23:.$DO$422];MATCH(INDEX([.$AK77:.$DK77];MATCH([.$M$3];[.$AK$3:.$DK$3];0)+[.$M$1])&amp;IF([.P77]=&quot;&quot;;&quot;&quot;;&quot;_&quot;&amp;[.P77]);[.$DP$23:.$DP$422];0)))">
            <text:p/>
          </table:table-cell>
          <table:table-cell table:style-name="ce14" table:formula="of:=IF(INDEX([.$AK77:.$DK77];MATCH([.$M$3];[.$AK$3:.$DK$3];0)+[.N$1])=&quot;&quot;;&quot;&quot;;INDEX([.$AK77:.$DK77];MATCH([.$M$3];[.$AK$3:.$DK$3];0)+[.N$1]))">
            <text:p/>
          </table:table-cell>
          <table:table-cell table:style-name="ce51" table:formula="of:=IF(INDEX([.$AK77:.$DK77];MATCH([.$M$3];[.$AK$3:.$DK$3];0)+[.O$1])=&quot;&quot;;&quot;&quot;;INDEX([.$AK77:.$DK77];MATCH([.$M$3];[.$AK$3:.$DK$3];0)+[.O$1]))">
            <text:p/>
          </table:table-cell>
          <table:table-cell table:style-name="ce51" table:formula="of:=IF(INDEX([.$AK77:.$DK77];MATCH([.$M$3];[.$AK$3:.$DK$3];0)+[.P$1])=&quot;&quot;;&quot;&quot;;INDEX([.$AK77:.$DK77];MATCH([.$M$3];[.$AK$3:.$DK$3];0)+[.P$1]))">
            <text:p/>
          </table:table-cell>
          <table:table-cell table:style-name="ce37" table:formula="of:=IF(INDEX([.$AK77:.$DK77];MATCH([.$M$3];[.$AK$3:.$DK$3];0)+[.Q$1])=&quot;&quot;;&quot;&quot;;INDEX([.$AK77:.$DK77];MATCH([.$M$3];[.$AK$3:.$DK$3];0)+[.Q$1]))">
            <text:p/>
          </table:table-cell>
          <table:table-cell table:style-name="ce24" table:formula="of:=IF(INDEX([.$AK77:.$DK77];MATCH([.$M$3];[.$AK$3:.$DK$3];0)+[.R$1])=&quot;&quot;;&quot;&quot;;INDEX([.$DO$23:.$DO$422];MATCH(INDEX([.$AK77:.$DK77];MATCH([.$M$3];[.$AK$3:.$DK$3];0)+[.R$1])&amp;IF([.U77]=&quot;&quot;;&quot;&quot;;&quot;_&quot;&amp;[.U77]);[.$DQ$23:.$DQ$422];0)))">
            <text:p/>
          </table:table-cell>
          <table:table-cell table:style-name="ce14" table:formula="of:=IF(INDEX([.$AK77:.$DK77];MATCH([.$M$3];[.$AK$3:.$DK$3];0)+[.S$1])=&quot;&quot;;&quot;&quot;;INDEX([.$AK77:.$DK77];MATCH([.$M$3];[.$AK$3:.$DK$3];0)+[.S$1]))">
            <text:p/>
          </table:table-cell>
          <table:table-cell table:style-name="ce14" table:formula="of:=IF(INDEX([.$AK77:.$DK77];MATCH([.$M$3];[.$AK$3:.$DK$3];0)+[.T$1])=&quot;&quot;;&quot;&quot;;INDEX([.$AK77:.$DK77];MATCH([.$M$3];[.$AK$3:.$DK$3];0)+[.T$1]))">
            <text:p/>
          </table:table-cell>
          <table:table-cell table:style-name="ce51" table:formula="of:=IF(INDEX([.$AK77:.$DK77];MATCH([.$M$3];[.$AK$3:.$DK$3];0)+[.U$1])=&quot;&quot;;&quot;&quot;;INDEX([.$AK77:.$DK77];MATCH([.$M$3];[.$AK$3:.$DK$3];0)+[.U$1]))">
            <text:p/>
          </table:table-cell>
          <table:table-cell table:style-name="ce37" table:formula="of:=IF(INDEX([.$AK77:.$DK77];MATCH([.$M$3];[.$AK$3:.$DK$3];0)+[.V$1])=&quot;&quot;;&quot;&quot;;INDEX([.$AK77:.$DK77];MATCH([.$M$3];[.$AK$3:.$DK$3];0)+[.V$1]))">
            <text:p/>
          </table:table-cell>
          <table:table-cell table:style-name="ce24" table:formula="of:=IF(INDEX([.$AK77:.$DK77];MATCH([.$M$3];[.$AK$3:.$DK$3];0)+[.W$1])=&quot;&quot;;&quot;&quot;;INDEX([.$DO$23:.$DO$422];MATCH(INDEX([.$AK77:.$DK77];MATCH([.$M$3];[.$AK$3:.$DK$3];0)+[.W$1])&amp;IF([.Z77]=&quot;&quot;;&quot;&quot;;&quot;_&quot;&amp;[.Z77]);[.$DR$23:.$DR$422];0)))">
            <text:p/>
          </table:table-cell>
          <table:table-cell table:style-name="ce14" table:formula="of:=IF(INDEX([.$AK77:.$DK77];MATCH([.$M$3];[.$AK$3:.$DK$3];0)+[.X$1])=&quot;&quot;;&quot;&quot;;INDEX([.$AK77:.$DK77];MATCH([.$M$3];[.$AK$3:.$DK$3];0)+[.X$1]))">
            <text:p/>
          </table:table-cell>
          <table:table-cell table:style-name="ce14" table:formula="of:=IF(INDEX([.$AK77:.$DK77];MATCH([.$M$3];[.$AK$3:.$DK$3];0)+[.Y$1])=&quot;&quot;;&quot;&quot;;INDEX([.$AK77:.$DK77];MATCH([.$M$3];[.$AK$3:.$DK$3];0)+[.Y$1]))">
            <text:p/>
          </table:table-cell>
          <table:table-cell table:style-name="ce51" table:formula="of:=IF(INDEX([.$AK77:.$DK77];MATCH([.$M$3];[.$AK$3:.$DK$3];0)+[.Z$1])=&quot;&quot;;&quot;&quot;;INDEX([.$AK77:.$DK77];MATCH([.$M$3];[.$AK$3:.$DK$3];0)+[.Z$1]))">
            <text:p/>
          </table:table-cell>
          <table:table-cell table:style-name="ce37" table:formula="of:=IF(INDEX([.$AK77:.$DK77];MATCH([.$M$3];[.$AK$3:.$DK$3];0)+[.AA$1])=&quot;&quot;;&quot;&quot;;INDEX([.$AK77:.$DK77];MATCH([.$M$3];[.$AK$3:.$DK$3];0)+[.AA$1]))">
            <text:p/>
          </table:table-cell>
          <table:table-cell table:style-name="ce24" table:formula="of:=IF(INDEX([.$AK77:.$DK77];MATCH([.$M$3];[.$AK$3:.$DK$3];0)+[.AB$1])=&quot;&quot;;&quot;&quot;;INDEX([.$DO$23:.$DO$422];MATCH(INDEX([.$AK77:.$DK77];MATCH([.$M$3];[.$AK$3:.$DK$3];0)+[.AB$1])&amp;IF([.AE77]=&quot;&quot;;&quot;&quot;;&quot;_&quot;&amp;[.AE77]);[.$DS$23:.$DS$422];0)))">
            <text:p/>
          </table:table-cell>
          <table:table-cell table:style-name="ce14" table:formula="of:=IF(INDEX([.$AK77:.$DK77];MATCH([.$M$3];[.$AK$3:.$DK$3];0)+[.AC$1])=&quot;&quot;;&quot;&quot;;INDEX([.$AK77:.$DK77];MATCH([.$M$3];[.$AK$3:.$DK$3];0)+[.AC$1]))">
            <text:p/>
          </table:table-cell>
          <table:table-cell table:style-name="ce14" table:formula="of:=IF(INDEX([.$AK77:.$DK77];MATCH([.$M$3];[.$AK$3:.$DK$3];0)+[.AD$1])=&quot;&quot;;&quot;&quot;;INDEX([.$AK77:.$DK77];MATCH([.$M$3];[.$AK$3:.$DK$3];0)+[.AD$1]))">
            <text:p/>
          </table:table-cell>
          <table:table-cell table:style-name="ce51" table:formula="of:=IF(INDEX([.$AK77:.$DK77];MATCH([.$M$3];[.$AK$3:.$DK$3];0)+[.AE$1])=&quot;&quot;;&quot;&quot;;INDEX([.$AK77:.$DK77];MATCH([.$M$3];[.$AK$3:.$DK$3];0)+[.AE$1]))">
            <text:p/>
          </table:table-cell>
          <table:table-cell table:style-name="ce37" table:formula="of:=IF(INDEX([.$AK77:.$DK77];MATCH([.$M$3];[.$AK$3:.$DK$3];0)+[.AF$1])=&quot;&quot;;&quot;&quot;;INDEX([.$AK77:.$DK77];MATCH([.$M$3];[.$AK$3:.$DK$3];0)+[.AF$1]))">
            <text:p/>
          </table:table-cell>
          <table:table-cell table:number-columns-repeated="86"/>
          <table:table-cell office:value-type="float" office:value="55" calcext:value-type="float">
            <text:p>55</text:p>
          </table:table-cell>
          <table:table-cell table:formula="of:=IF([$BARS.D58]=&quot;&quot;;&quot;&quot;;[$BARS.D58])" office:value-type="float" office:value="55" calcext:value-type="float">
            <text:p>55</text:p>
          </table:table-cell>
          <table:table-cell table:formula="of:=IF([$BARS.E58]=&quot;&quot;;&quot;&quot;;[$BARS.E58])" office:value-type="float" office:value="55" calcext:value-type="float">
            <text:p>55</text:p>
          </table:table-cell>
          <table:table-cell table:formula="of:=IF([$BARS.F58]=&quot;&quot;;&quot;&quot;;[$BARS.F58])" office:value-type="float" office:value="55" calcext:value-type="float">
            <text:p>55</text:p>
          </table:table-cell>
          <table:table-cell table:formula="of:=IF([$BARS.G58]=&quot;&quot;;&quot;&quot;;[$BARS.G58])" office:value-type="float" office:value="55" calcext:value-type="float">
            <text:p>55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M$4:.$M$79];[.A78]));&quot;&quot;;SMALL([.$M$4:.$M$79];[.A78]))">
            <text:p/>
          </table:table-cell>
          <table:table-cell table:formula="of:=IF([.B78]=&quot;&quot;;&quot;&quot;;IF(OR([.D77]=&quot;pb&quot;;[.D77]=&quot;b&quot;;[.D77]=&quot;&quot;;[.D77]=&quot;p&quot;);[.B78]-[.B77];[.B78]-[.B77]-1))">
            <text:p/>
          </table:table-cell>
          <table:table-cell table:formula="of:=IF([.B78]=&quot;&quot;;&quot;&quot;;IF(ISNUMBER(MATCH([.B78];[.$M$4:.$M$11];0));&quot;&quot;;INDEX([.$N$23:.$N$79];MATCH([.B78];[.$M$23:.$M$79];0))))">
            <text:p/>
          </table:table-cell>
          <table:table-cell table:formula="of:=IF([.B78]=&quot;&quot;;&quot;&quot;;IF([.B77]&lt;[.$M$4];INDEX([.$N$4:.$N$11];MATCH([.B77];[.$M$4:.$M$11];-1));INDEX([.$N$4:.$N$11];MATCH([.B77];[.$M$4:.$M$11];1))))">
            <text:p/>
          </table:table-cell>
          <table:table-cell table:formula="of:=IF([.D78]=&quot;b&quot;;&quot;\break&quot;;IF([.D78]=&quot;pb&quot;;&quot;\pageBreak&quot;;&quot;&quot;))">
            <text:p/>
          </table:table-cell>
          <table:table-cell table:formula="of:=IF(ISERROR(MATCH([.B78];[.$M$24:.$M$79];0));&quot;&quot;;IF(INDEX([.$O$24:.$O$79];MATCH([.B78];[.$M$24:.$M$79];0))=&quot;&quot;;&quot;&quot;;&quot;\grace {&quot;&amp;INDEX([.$O$24:.$O$79];MATCH([.B78];[.$M$24:.$M$79];0))&amp;&quot;}&quot;))">
            <text:p/>
          </table:table-cell>
          <table:table-cell/>
          <table:table-cell table:formula="of:=IF([.B78]=&quot;&quot;;&quot;&quot;;IF([.$M$16]=&quot;Y&quot;;IF([.C78]=0;&quot; &quot;&amp;[.F78];IF(OR([.D78]=&quot;b&quot;;[.D78]=&quot;pb&quot;);[.E78]&amp;&quot;*&quot;&amp;[.C78]&amp;&quot; &quot;&amp;[.F78]&amp;&quot; &quot;&amp;[.G78];[.E78]&amp;&quot;*&quot;&amp;[.C78]&amp;&quot; &quot;&amp;SUBSTITUTE(SUBSTITUTE([.D78];&quot;-pb-&quot;;&quot; \bar &quot;&quot;&quot;&quot; \pageBreak &quot;);&quot;-b-&quot;;&quot; \bar &quot;&quot;&quot;&quot; \break &quot;)));&quot;&quot;))">
            <text:p/>
          </table:table-cell>
          <table:table-cell table:formula="of:=IF([.Q76]=&quot;&quot;;&quot;&quot;;&quot;\overrideProperty Score.NonMusicalPaperColumn.line-break-system-details #'((Y-offset . &quot;&amp;[.Q76]&amp;&quot;))&quot;)">
            <text:p/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24" table:formula="of:=IF(INDEX([.$AK78:.$DK78];MATCH([.$M$3];[.$AK$3:.$DK$3];0)+[.$M$1])=&quot;&quot;;&quot;&quot;;INDEX([.$DO$23:.$DO$422];MATCH(INDEX([.$AK78:.$DK78];MATCH([.$M$3];[.$AK$3:.$DK$3];0)+[.$M$1])&amp;IF([.P78]=&quot;&quot;;&quot;&quot;;&quot;_&quot;&amp;[.P78]);[.$DP$23:.$DP$422];0)))">
            <text:p/>
          </table:table-cell>
          <table:table-cell table:style-name="ce14" table:formula="of:=IF(INDEX([.$AK78:.$DK78];MATCH([.$M$3];[.$AK$3:.$DK$3];0)+[.N$1])=&quot;&quot;;&quot;&quot;;INDEX([.$AK78:.$DK78];MATCH([.$M$3];[.$AK$3:.$DK$3];0)+[.N$1]))">
            <text:p/>
          </table:table-cell>
          <table:table-cell table:style-name="ce51" table:formula="of:=IF(INDEX([.$AK78:.$DK78];MATCH([.$M$3];[.$AK$3:.$DK$3];0)+[.O$1])=&quot;&quot;;&quot;&quot;;INDEX([.$AK78:.$DK78];MATCH([.$M$3];[.$AK$3:.$DK$3];0)+[.O$1]))">
            <text:p/>
          </table:table-cell>
          <table:table-cell table:style-name="ce51" table:formula="of:=IF(INDEX([.$AK78:.$DK78];MATCH([.$M$3];[.$AK$3:.$DK$3];0)+[.P$1])=&quot;&quot;;&quot;&quot;;INDEX([.$AK78:.$DK78];MATCH([.$M$3];[.$AK$3:.$DK$3];0)+[.P$1]))">
            <text:p/>
          </table:table-cell>
          <table:table-cell table:style-name="ce37" table:formula="of:=IF(INDEX([.$AK78:.$DK78];MATCH([.$M$3];[.$AK$3:.$DK$3];0)+[.Q$1])=&quot;&quot;;&quot;&quot;;INDEX([.$AK78:.$DK78];MATCH([.$M$3];[.$AK$3:.$DK$3];0)+[.Q$1]))">
            <text:p/>
          </table:table-cell>
          <table:table-cell table:style-name="ce24" table:formula="of:=IF(INDEX([.$AK78:.$DK78];MATCH([.$M$3];[.$AK$3:.$DK$3];0)+[.R$1])=&quot;&quot;;&quot;&quot;;INDEX([.$DO$23:.$DO$422];MATCH(INDEX([.$AK78:.$DK78];MATCH([.$M$3];[.$AK$3:.$DK$3];0)+[.R$1])&amp;IF([.U78]=&quot;&quot;;&quot;&quot;;&quot;_&quot;&amp;[.U78]);[.$DQ$23:.$DQ$422];0)))">
            <text:p/>
          </table:table-cell>
          <table:table-cell table:style-name="ce14" table:formula="of:=IF(INDEX([.$AK78:.$DK78];MATCH([.$M$3];[.$AK$3:.$DK$3];0)+[.S$1])=&quot;&quot;;&quot;&quot;;INDEX([.$AK78:.$DK78];MATCH([.$M$3];[.$AK$3:.$DK$3];0)+[.S$1]))">
            <text:p/>
          </table:table-cell>
          <table:table-cell table:style-name="ce14" table:formula="of:=IF(INDEX([.$AK78:.$DK78];MATCH([.$M$3];[.$AK$3:.$DK$3];0)+[.T$1])=&quot;&quot;;&quot;&quot;;INDEX([.$AK78:.$DK78];MATCH([.$M$3];[.$AK$3:.$DK$3];0)+[.T$1]))">
            <text:p/>
          </table:table-cell>
          <table:table-cell table:style-name="ce51" table:formula="of:=IF(INDEX([.$AK78:.$DK78];MATCH([.$M$3];[.$AK$3:.$DK$3];0)+[.U$1])=&quot;&quot;;&quot;&quot;;INDEX([.$AK78:.$DK78];MATCH([.$M$3];[.$AK$3:.$DK$3];0)+[.U$1]))">
            <text:p/>
          </table:table-cell>
          <table:table-cell table:style-name="ce37" table:formula="of:=IF(INDEX([.$AK78:.$DK78];MATCH([.$M$3];[.$AK$3:.$DK$3];0)+[.V$1])=&quot;&quot;;&quot;&quot;;INDEX([.$AK78:.$DK78];MATCH([.$M$3];[.$AK$3:.$DK$3];0)+[.V$1]))">
            <text:p/>
          </table:table-cell>
          <table:table-cell table:style-name="ce24" table:formula="of:=IF(INDEX([.$AK78:.$DK78];MATCH([.$M$3];[.$AK$3:.$DK$3];0)+[.W$1])=&quot;&quot;;&quot;&quot;;INDEX([.$DO$23:.$DO$422];MATCH(INDEX([.$AK78:.$DK78];MATCH([.$M$3];[.$AK$3:.$DK$3];0)+[.W$1])&amp;IF([.Z78]=&quot;&quot;;&quot;&quot;;&quot;_&quot;&amp;[.Z78]);[.$DR$23:.$DR$422];0)))">
            <text:p/>
          </table:table-cell>
          <table:table-cell table:style-name="ce14" table:formula="of:=IF(INDEX([.$AK78:.$DK78];MATCH([.$M$3];[.$AK$3:.$DK$3];0)+[.X$1])=&quot;&quot;;&quot;&quot;;INDEX([.$AK78:.$DK78];MATCH([.$M$3];[.$AK$3:.$DK$3];0)+[.X$1]))">
            <text:p/>
          </table:table-cell>
          <table:table-cell table:style-name="ce14" table:formula="of:=IF(INDEX([.$AK78:.$DK78];MATCH([.$M$3];[.$AK$3:.$DK$3];0)+[.Y$1])=&quot;&quot;;&quot;&quot;;INDEX([.$AK78:.$DK78];MATCH([.$M$3];[.$AK$3:.$DK$3];0)+[.Y$1]))">
            <text:p/>
          </table:table-cell>
          <table:table-cell table:style-name="ce51" table:formula="of:=IF(INDEX([.$AK78:.$DK78];MATCH([.$M$3];[.$AK$3:.$DK$3];0)+[.Z$1])=&quot;&quot;;&quot;&quot;;INDEX([.$AK78:.$DK78];MATCH([.$M$3];[.$AK$3:.$DK$3];0)+[.Z$1]))">
            <text:p/>
          </table:table-cell>
          <table:table-cell table:style-name="ce37" table:formula="of:=IF(INDEX([.$AK78:.$DK78];MATCH([.$M$3];[.$AK$3:.$DK$3];0)+[.AA$1])=&quot;&quot;;&quot;&quot;;INDEX([.$AK78:.$DK78];MATCH([.$M$3];[.$AK$3:.$DK$3];0)+[.AA$1]))">
            <text:p/>
          </table:table-cell>
          <table:table-cell table:style-name="ce24" table:formula="of:=IF(INDEX([.$AK78:.$DK78];MATCH([.$M$3];[.$AK$3:.$DK$3];0)+[.AB$1])=&quot;&quot;;&quot;&quot;;INDEX([.$DO$23:.$DO$422];MATCH(INDEX([.$AK78:.$DK78];MATCH([.$M$3];[.$AK$3:.$DK$3];0)+[.AB$1])&amp;IF([.AE78]=&quot;&quot;;&quot;&quot;;&quot;_&quot;&amp;[.AE78]);[.$DS$23:.$DS$422];0)))">
            <text:p/>
          </table:table-cell>
          <table:table-cell table:style-name="ce14" table:formula="of:=IF(INDEX([.$AK78:.$DK78];MATCH([.$M$3];[.$AK$3:.$DK$3];0)+[.AC$1])=&quot;&quot;;&quot;&quot;;INDEX([.$AK78:.$DK78];MATCH([.$M$3];[.$AK$3:.$DK$3];0)+[.AC$1]))">
            <text:p/>
          </table:table-cell>
          <table:table-cell table:style-name="ce14" table:formula="of:=IF(INDEX([.$AK78:.$DK78];MATCH([.$M$3];[.$AK$3:.$DK$3];0)+[.AD$1])=&quot;&quot;;&quot;&quot;;INDEX([.$AK78:.$DK78];MATCH([.$M$3];[.$AK$3:.$DK$3];0)+[.AD$1]))">
            <text:p/>
          </table:table-cell>
          <table:table-cell table:style-name="ce51" table:formula="of:=IF(INDEX([.$AK78:.$DK78];MATCH([.$M$3];[.$AK$3:.$DK$3];0)+[.AE$1])=&quot;&quot;;&quot;&quot;;INDEX([.$AK78:.$DK78];MATCH([.$M$3];[.$AK$3:.$DK$3];0)+[.AE$1]))">
            <text:p/>
          </table:table-cell>
          <table:table-cell table:style-name="ce37" table:formula="of:=IF(INDEX([.$AK78:.$DK78];MATCH([.$M$3];[.$AK$3:.$DK$3];0)+[.AF$1])=&quot;&quot;;&quot;&quot;;INDEX([.$AK78:.$DK78];MATCH([.$M$3];[.$AK$3:.$DK$3];0)+[.AF$1]))">
            <text:p/>
          </table:table-cell>
          <table:table-cell table:number-columns-repeated="86"/>
          <table:table-cell office:value-type="float" office:value="56" calcext:value-type="float">
            <text:p>56</text:p>
          </table:table-cell>
          <table:table-cell table:formula="of:=IF([$BARS.D59]=&quot;&quot;;&quot;&quot;;[$BARS.D59])" office:value-type="float" office:value="56" calcext:value-type="float">
            <text:p>56</text:p>
          </table:table-cell>
          <table:table-cell table:formula="of:=IF([$BARS.E59]=&quot;&quot;;&quot;&quot;;[$BARS.E59])" office:value-type="float" office:value="56" calcext:value-type="float">
            <text:p>56</text:p>
          </table:table-cell>
          <table:table-cell table:formula="of:=IF([$BARS.F59]=&quot;&quot;;&quot;&quot;;[$BARS.F59])" office:value-type="float" office:value="56" calcext:value-type="float">
            <text:p>56</text:p>
          </table:table-cell>
          <table:table-cell table:formula="of:=IF([$BARS.G59]=&quot;&quot;;&quot;&quot;;[$BARS.G59])" office:value-type="float" office:value="56" calcext:value-type="float">
            <text:p>56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M$4:.$M$79];[.A79]));&quot;&quot;;SMALL([.$M$4:.$M$79];[.A79]))">
            <text:p/>
          </table:table-cell>
          <table:table-cell table:formula="of:=IF([.B79]=&quot;&quot;;&quot;&quot;;IF(OR([.D78]=&quot;pb&quot;;[.D78]=&quot;b&quot;;[.D78]=&quot;&quot;;[.D78]=&quot;p&quot;);[.B79]-[.B78];[.B79]-[.B78]-1))">
            <text:p/>
          </table:table-cell>
          <table:table-cell table:formula="of:=IF([.B79]=&quot;&quot;;&quot;&quot;;IF(ISNUMBER(MATCH([.B79];[.$M$4:.$M$11];0));&quot;&quot;;INDEX([.$N$23:.$N$79];MATCH([.B79];[.$M$23:.$M$79];0))))">
            <text:p/>
          </table:table-cell>
          <table:table-cell table:formula="of:=IF([.B79]=&quot;&quot;;&quot;&quot;;IF([.B78]&lt;[.$M$4];INDEX([.$N$4:.$N$11];MATCH([.B78];[.$M$4:.$M$11];-1));INDEX([.$N$4:.$N$11];MATCH([.B78];[.$M$4:.$M$11];1))))">
            <text:p/>
          </table:table-cell>
          <table:table-cell table:formula="of:=IF([.D79]=&quot;b&quot;;&quot;\break&quot;;IF([.D79]=&quot;pb&quot;;&quot;\pageBreak&quot;;&quot;&quot;))">
            <text:p/>
          </table:table-cell>
          <table:table-cell table:formula="of:=IF(ISERROR(MATCH([.B79];[.$M$24:.$M$79];0));&quot;&quot;;IF(INDEX([.$O$24:.$O$79];MATCH([.B79];[.$M$24:.$M$79];0))=&quot;&quot;;&quot;&quot;;&quot;\grace {&quot;&amp;INDEX([.$O$24:.$O$79];MATCH([.B79];[.$M$24:.$M$79];0))&amp;&quot;}&quot;))">
            <text:p/>
          </table:table-cell>
          <table:table-cell/>
          <table:table-cell table:formula="of:=IF([.B79]=&quot;&quot;;&quot;&quot;;IF([.$M$16]=&quot;Y&quot;;IF([.C79]=0;&quot; &quot;&amp;[.F79];IF(OR([.D79]=&quot;b&quot;;[.D79]=&quot;pb&quot;);[.E79]&amp;&quot;*&quot;&amp;[.C79]&amp;&quot; &quot;&amp;[.F79]&amp;&quot; &quot;&amp;[.G79];[.E79]&amp;&quot;*&quot;&amp;[.C79]&amp;&quot; &quot;&amp;SUBSTITUTE(SUBSTITUTE([.D79];&quot;-pb-&quot;;&quot; \bar &quot;&quot;&quot;&quot; \pageBreak &quot;);&quot;-b-&quot;;&quot; \bar &quot;&quot;&quot;&quot; \break &quot;)));&quot;&quot;))">
            <text:p/>
          </table:table-cell>
          <table:table-cell table:formula="of:=IF([.Q77]=&quot;&quot;;&quot;&quot;;&quot;\overrideProperty Score.NonMusicalPaperColumn.line-break-system-details #'((Y-offset . &quot;&amp;[.Q77]&amp;&quot;))&quot;)">
            <text:p/>
          </table:table-cell>
          <table:table-cell/>
          <table:table-cell table:style-name="ce14" office:value-type="float" office:value="57" calcext:value-type="float">
            <text:p>57</text:p>
          </table:table-cell>
          <table:table-cell table:style-name="ce25" table:formula="of:=IF(INDEX([.$AK79:.$DK79];MATCH([.$M$3];[.$AK$3:.$DK$3];0)+[.$M$1])=&quot;&quot;;&quot;&quot;;INDEX([.$DO$23:.$DO$422];MATCH(INDEX([.$AK79:.$DK79];MATCH([.$M$3];[.$AK$3:.$DK$3];0)+[.$M$1])&amp;IF([.P79]=&quot;&quot;;&quot;&quot;;&quot;_&quot;&amp;[.P79]);[.$DP$23:.$DP$422];0)))">
            <text:p/>
          </table:table-cell>
          <table:table-cell table:style-name="ce55" table:formula="of:=IF(INDEX([.$AK79:.$DK79];MATCH([.$M$3];[.$AK$3:.$DK$3];0)+[.N$1])=&quot;&quot;;&quot;&quot;;INDEX([.$AK79:.$DK79];MATCH([.$M$3];[.$AK$3:.$DK$3];0)+[.N$1]))">
            <text:p/>
          </table:table-cell>
          <table:table-cell table:style-name="ce55" table:formula="of:=IF(INDEX([.$AK79:.$DK79];MATCH([.$M$3];[.$AK$3:.$DK$3];0)+[.O$1])=&quot;&quot;;&quot;&quot;;INDEX([.$AK79:.$DK79];MATCH([.$M$3];[.$AK$3:.$DK$3];0)+[.O$1]))">
            <text:p/>
          </table:table-cell>
          <table:table-cell table:style-name="ce55" table:formula="of:=IF(INDEX([.$AK79:.$DK79];MATCH([.$M$3];[.$AK$3:.$DK$3];0)+[.P$1])=&quot;&quot;;&quot;&quot;;INDEX([.$AK79:.$DK79];MATCH([.$M$3];[.$AK$3:.$DK$3];0)+[.P$1]))">
            <text:p/>
          </table:table-cell>
          <table:table-cell table:style-name="ce38" table:formula="of:=IF(INDEX([.$AK79:.$DK79];MATCH([.$M$3];[.$AK$3:.$DK$3];0)+[.Q$1])=&quot;&quot;;&quot;&quot;;INDEX([.$AK79:.$DK79];MATCH([.$M$3];[.$AK$3:.$DK$3];0)+[.Q$1]))">
            <text:p/>
          </table:table-cell>
          <table:table-cell table:style-name="ce25" table:formula="of:=IF(INDEX([.$AK79:.$DK79];MATCH([.$M$3];[.$AK$3:.$DK$3];0)+[.R$1])=&quot;&quot;;&quot;&quot;;INDEX([.$DO$23:.$DO$422];MATCH(INDEX([.$AK79:.$DK79];MATCH([.$M$3];[.$AK$3:.$DK$3];0)+[.R$1])&amp;IF([.U79]=&quot;&quot;;&quot;&quot;;&quot;_&quot;&amp;[.U79]);[.$DQ$23:.$DQ$422];0)))">
            <text:p/>
          </table:table-cell>
          <table:table-cell table:style-name="ce55" table:formula="of:=IF(INDEX([.$AK79:.$DK79];MATCH([.$M$3];[.$AK$3:.$DK$3];0)+[.S$1])=&quot;&quot;;&quot;&quot;;INDEX([.$AK79:.$DK79];MATCH([.$M$3];[.$AK$3:.$DK$3];0)+[.S$1]))">
            <text:p/>
          </table:table-cell>
          <table:table-cell table:style-name="ce55" table:formula="of:=IF(INDEX([.$AK79:.$DK79];MATCH([.$M$3];[.$AK$3:.$DK$3];0)+[.T$1])=&quot;&quot;;&quot;&quot;;INDEX([.$AK79:.$DK79];MATCH([.$M$3];[.$AK$3:.$DK$3];0)+[.T$1]))">
            <text:p/>
          </table:table-cell>
          <table:table-cell table:style-name="ce55" table:formula="of:=IF(INDEX([.$AK79:.$DK79];MATCH([.$M$3];[.$AK$3:.$DK$3];0)+[.U$1])=&quot;&quot;;&quot;&quot;;INDEX([.$AK79:.$DK79];MATCH([.$M$3];[.$AK$3:.$DK$3];0)+[.U$1]))">
            <text:p/>
          </table:table-cell>
          <table:table-cell table:style-name="ce38" table:formula="of:=IF(INDEX([.$AK79:.$DK79];MATCH([.$M$3];[.$AK$3:.$DK$3];0)+[.V$1])=&quot;&quot;;&quot;&quot;;INDEX([.$AK79:.$DK79];MATCH([.$M$3];[.$AK$3:.$DK$3];0)+[.V$1]))">
            <text:p/>
          </table:table-cell>
          <table:table-cell table:style-name="ce25" table:formula="of:=IF(INDEX([.$AK79:.$DK79];MATCH([.$M$3];[.$AK$3:.$DK$3];0)+[.W$1])=&quot;&quot;;&quot;&quot;;INDEX([.$DO$23:.$DO$422];MATCH(INDEX([.$AK79:.$DK79];MATCH([.$M$3];[.$AK$3:.$DK$3];0)+[.W$1])&amp;IF([.Z79]=&quot;&quot;;&quot;&quot;;&quot;_&quot;&amp;[.Z79]);[.$DR$23:.$DR$422];0)))">
            <text:p/>
          </table:table-cell>
          <table:table-cell table:style-name="ce55" table:formula="of:=IF(INDEX([.$AK79:.$DK79];MATCH([.$M$3];[.$AK$3:.$DK$3];0)+[.X$1])=&quot;&quot;;&quot;&quot;;INDEX([.$AK79:.$DK79];MATCH([.$M$3];[.$AK$3:.$DK$3];0)+[.X$1]))">
            <text:p/>
          </table:table-cell>
          <table:table-cell table:style-name="ce55" table:formula="of:=IF(INDEX([.$AK79:.$DK79];MATCH([.$M$3];[.$AK$3:.$DK$3];0)+[.Y$1])=&quot;&quot;;&quot;&quot;;INDEX([.$AK79:.$DK79];MATCH([.$M$3];[.$AK$3:.$DK$3];0)+[.Y$1]))">
            <text:p/>
          </table:table-cell>
          <table:table-cell table:style-name="ce55" table:formula="of:=IF(INDEX([.$AK79:.$DK79];MATCH([.$M$3];[.$AK$3:.$DK$3];0)+[.Z$1])=&quot;&quot;;&quot;&quot;;INDEX([.$AK79:.$DK79];MATCH([.$M$3];[.$AK$3:.$DK$3];0)+[.Z$1]))">
            <text:p/>
          </table:table-cell>
          <table:table-cell table:style-name="ce38" table:formula="of:=IF(INDEX([.$AK79:.$DK79];MATCH([.$M$3];[.$AK$3:.$DK$3];0)+[.AA$1])=&quot;&quot;;&quot;&quot;;INDEX([.$AK79:.$DK79];MATCH([.$M$3];[.$AK$3:.$DK$3];0)+[.AA$1]))">
            <text:p/>
          </table:table-cell>
          <table:table-cell table:style-name="ce25" table:formula="of:=IF(INDEX([.$AK79:.$DK79];MATCH([.$M$3];[.$AK$3:.$DK$3];0)+[.AB$1])=&quot;&quot;;&quot;&quot;;INDEX([.$DO$23:.$DO$422];MATCH(INDEX([.$AK79:.$DK79];MATCH([.$M$3];[.$AK$3:.$DK$3];0)+[.AB$1])&amp;IF([.AE79]=&quot;&quot;;&quot;&quot;;&quot;_&quot;&amp;[.AE79]);[.$DS$23:.$DS$422];0)))">
            <text:p/>
          </table:table-cell>
          <table:table-cell table:style-name="ce55" table:formula="of:=IF(INDEX([.$AK79:.$DK79];MATCH([.$M$3];[.$AK$3:.$DK$3];0)+[.AC$1])=&quot;&quot;;&quot;&quot;;INDEX([.$AK79:.$DK79];MATCH([.$M$3];[.$AK$3:.$DK$3];0)+[.AC$1]))">
            <text:p/>
          </table:table-cell>
          <table:table-cell table:style-name="ce55" table:formula="of:=IF(INDEX([.$AK79:.$DK79];MATCH([.$M$3];[.$AK$3:.$DK$3];0)+[.AD$1])=&quot;&quot;;&quot;&quot;;INDEX([.$AK79:.$DK79];MATCH([.$M$3];[.$AK$3:.$DK$3];0)+[.AD$1]))">
            <text:p/>
          </table:table-cell>
          <table:table-cell table:style-name="ce55" table:formula="of:=IF(INDEX([.$AK79:.$DK79];MATCH([.$M$3];[.$AK$3:.$DK$3];0)+[.AE$1])=&quot;&quot;;&quot;&quot;;INDEX([.$AK79:.$DK79];MATCH([.$M$3];[.$AK$3:.$DK$3];0)+[.AE$1]))">
            <text:p/>
          </table:table-cell>
          <table:table-cell table:style-name="ce38" table:formula="of:=IF(INDEX([.$AK79:.$DK79];MATCH([.$M$3];[.$AK$3:.$DK$3];0)+[.AF$1])=&quot;&quot;;&quot;&quot;;INDEX([.$AK79:.$DK79];MATCH([.$M$3];[.$AK$3:.$DK$3];0)+[.AF$1]))">
            <text:p/>
          </table:table-cell>
          <table:table-cell table:number-columns-repeated="86"/>
          <table:table-cell office:value-type="float" office:value="57" calcext:value-type="float">
            <text:p>57</text:p>
          </table:table-cell>
          <table:table-cell table:formula="of:=IF([$BARS.D60]=&quot;&quot;;&quot;&quot;;[$BARS.D60])" office:value-type="float" office:value="57" calcext:value-type="float">
            <text:p>57</text:p>
          </table:table-cell>
          <table:table-cell table:formula="of:=IF([$BARS.E60]=&quot;&quot;;&quot;&quot;;[$BARS.E60])" office:value-type="float" office:value="57" calcext:value-type="float">
            <text:p>57</text:p>
          </table:table-cell>
          <table:table-cell table:formula="of:=IF([$BARS.F60]=&quot;&quot;;&quot;&quot;;[$BARS.F60])" office:value-type="float" office:value="57" calcext:value-type="float">
            <text:p>57</text:p>
          </table:table-cell>
          <table:table-cell table:formula="of:=IF([$BARS.G60]=&quot;&quot;;&quot;&quot;;[$BARS.G60])" office:value-type="float" office:value="57" calcext:value-type="float">
            <text:p>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58" calcext:value-type="float">
            <text:p>58</text:p>
          </table:table-cell>
          <table:table-cell table:formula="of:=IF([$BARS.D61]=&quot;&quot;;&quot;&quot;;[$BARS.D61])" office:value-type="float" office:value="58" calcext:value-type="float">
            <text:p>58</text:p>
          </table:table-cell>
          <table:table-cell table:formula="of:=IF([$BARS.E61]=&quot;&quot;;&quot;&quot;;[$BARS.E61])" office:value-type="float" office:value="58" calcext:value-type="float">
            <text:p>58</text:p>
          </table:table-cell>
          <table:table-cell table:formula="of:=IF([$BARS.F61]=&quot;&quot;;&quot;&quot;;[$BARS.F61])" office:value-type="float" office:value="58" calcext:value-type="float">
            <text:p>58</text:p>
          </table:table-cell>
          <table:table-cell table:formula="of:=IF([$BARS.G61]=&quot;&quot;;&quot;&quot;;[$BARS.G61])" office:value-type="float" office:value="58" calcext:value-type="float">
            <text:p>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59" calcext:value-type="float">
            <text:p>59</text:p>
          </table:table-cell>
          <table:table-cell table:formula="of:=IF([$BARS.D62]=&quot;&quot;;&quot;&quot;;[$BARS.D62])" office:value-type="float" office:value="59" calcext:value-type="float">
            <text:p>59</text:p>
          </table:table-cell>
          <table:table-cell table:formula="of:=IF([$BARS.E62]=&quot;&quot;;&quot;&quot;;[$BARS.E62])" office:value-type="float" office:value="59" calcext:value-type="float">
            <text:p>59</text:p>
          </table:table-cell>
          <table:table-cell table:formula="of:=IF([$BARS.F62]=&quot;&quot;;&quot;&quot;;[$BARS.F62])" office:value-type="float" office:value="59" calcext:value-type="float">
            <text:p>59</text:p>
          </table:table-cell>
          <table:table-cell table:formula="of:=IF([$BARS.G62]=&quot;&quot;;&quot;&quot;;[$BARS.G62])" office:value-type="float" office:value="59" calcext:value-type="float">
            <text:p>59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I</text:p>
          </table:table-cell>
          <table:table-cell table:number-columns-repeated="7"/>
          <table:table-cell table:style-name="Default"/>
          <table:table-cell table:number-columns-repeated="109"/>
          <table:table-cell office:value-type="float" office:value="60" calcext:value-type="float">
            <text:p>60</text:p>
          </table:table-cell>
          <table:table-cell table:formula="of:=IF([$BARS.D63]=&quot;&quot;;&quot;&quot;;[$BARS.D63])" office:value-type="float" office:value="60" calcext:value-type="float">
            <text:p>60</text:p>
          </table:table-cell>
          <table:table-cell table:formula="of:=IF([$BARS.E63]=&quot;&quot;;&quot;&quot;;[$BARS.E63])" office:value-type="float" office:value="60" calcext:value-type="float">
            <text:p>60</text:p>
          </table:table-cell>
          <table:table-cell table:formula="of:=IF([$BARS.F63]=&quot;&quot;;&quot;&quot;;[$BARS.F63])" office:value-type="float" office:value="60" calcext:value-type="float">
            <text:p>60</text:p>
          </table:table-cell>
          <table:table-cell table:formula="of:=IF([$BARS.G63]=&quot;&quot;;&quot;&quot;;[$BARS.G63])" office:value-type="float" office:value="60" calcext:value-type="float">
            <text:p>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7]&amp;&quot; = {&quot;" office:value-type="string" office:string-value="formatViolaMvtII = {" calcext:value-type="string">
            <text:p>formatViolaMvtII = {</text:p>
          </table:table-cell>
          <table:table-cell table:number-columns-repeated="109"/>
          <table:table-cell office:value-type="float" office:value="61" calcext:value-type="float">
            <text:p>61</text:p>
          </table:table-cell>
          <table:table-cell table:formula="of:=IF([$BARS.D64]=&quot;&quot;;&quot;&quot;;[$BARS.D64])" office:value-type="float" office:value="61" calcext:value-type="float">
            <text:p>61</text:p>
          </table:table-cell>
          <table:table-cell table:formula="of:=IF([$BARS.E64]=&quot;&quot;;&quot;&quot;;[$BARS.E64])" office:value-type="float" office:value="61" calcext:value-type="float">
            <text:p>61</text:p>
          </table:table-cell>
          <table:table-cell table:formula="of:=IF([$BARS.F64]=&quot;&quot;;&quot;&quot;;[$BARS.F64])" office:value-type="float" office:value="61" calcext:value-type="float">
            <text:p>61</text:p>
          </table:table-cell>
          <table:table-cell table:formula="of:=IF([$BARS.G64]=&quot;&quot;;&quot;&quot;;[$BARS.G64])" office:value-type="float" office:value="61" calcext:value-type="float">
            <text:p>61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R$4:.$R$79];[.A84]));&quot;&quot;;SMALL([.$R$4:.$R$79];[.A84]))" office:value-type="float" office:value="0" calcext:value-type="float">
            <text:p>0</text:p>
          </table:table-cell>
          <table:table-cell table:number-columns-repeated="6"/>
          <table:table-cell table:style-name="ce3" table:formula="of:=IF([.M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9"/>
          <table:table-cell office:value-type="float" office:value="62" calcext:value-type="float">
            <text:p>62</text:p>
          </table:table-cell>
          <table:table-cell table:formula="of:=IF([$BARS.D65]=&quot;&quot;;&quot;&quot;;[$BARS.D65])" office:value-type="float" office:value="62" calcext:value-type="float">
            <text:p>62</text:p>
          </table:table-cell>
          <table:table-cell table:formula="of:=IF([$BARS.E65]=&quot;&quot;;&quot;&quot;;[$BARS.E65])" office:value-type="float" office:value="62" calcext:value-type="float">
            <text:p>62</text:p>
          </table:table-cell>
          <table:table-cell table:formula="of:=IF([$BARS.F65]=&quot;&quot;;&quot;&quot;;[$BARS.F65])" office:value-type="float" office:value="62" calcext:value-type="float">
            <text:p>62</text:p>
          </table:table-cell>
          <table:table-cell table:formula="of:=IF([$BARS.G65]=&quot;&quot;;&quot;&quot;;[$BARS.G65])" office:value-type="float" office:value="62" calcext:value-type="float">
            <text:p>62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R$4:.$R$79];[.A85]));&quot;&quot;;SMALL([.$R$4:.$R$79];[.A85]))" office:value-type="float" office:value="1" calcext:value-type="float">
            <text:p>1</text:p>
          </table:table-cell>
          <table:table-cell table:formula="of:=IF([.B85]=&quot;&quot;;&quot;&quot;;IF(OR([.D84]=&quot;pb&quot;;[.D84]=&quot;b&quot;;[.D84]=&quot;&quot;);[.B85]-[.B84];[.B85]-[.B84]-1))" office:value-type="float" office:value="1" calcext:value-type="float">
            <text:p>1</text:p>
          </table:table-cell>
          <table:table-cell table:formula="of:=IF([.B85]=&quot;&quot;;&quot;&quot;;IF(ISNUMBER(MATCH([.B85];[.$R$4:.$R$11];0));&quot;&quot;;INDEX([.$S$23:.$S$79];MATCH([.B85];[.$R$23:.$R$79];0))))">
            <text:p/>
          </table:table-cell>
          <table:table-cell table:formula="of:=IF([.B85]=&quot;&quot;;&quot;&quot;;IF([.B84]&lt;[.$R$4];INDEX([.$S$4:.$S$11];MATCH([.B84];[.$R$4:.$R$11];-1));INDEX([.$S$4:.$S$11];MATCH([.B84];[.$R$4:.$R$11];1))))" office:value-type="string" office:string-value="s2." calcext:value-type="string">
            <text:p>s2.</text:p>
          </table:table-cell>
          <table:table-cell table:number-columns-repeated="3"/>
          <table:table-cell table:style-name="ce3" table:formula="of:=IF([.M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9"/>
          <table:table-cell office:value-type="float" office:value="63" calcext:value-type="float">
            <text:p>63</text:p>
          </table:table-cell>
          <table:table-cell table:formula="of:=IF([$BARS.D66]=&quot;&quot;;&quot;&quot;;[$BARS.D66])" office:value-type="float" office:value="63" calcext:value-type="float">
            <text:p>63</text:p>
          </table:table-cell>
          <table:table-cell table:formula="of:=IF([$BARS.E66]=&quot;&quot;;&quot;&quot;;[$BARS.E66])" office:value-type="float" office:value="63" calcext:value-type="float">
            <text:p>63</text:p>
          </table:table-cell>
          <table:table-cell table:formula="of:=IF([$BARS.F66]=&quot;&quot;;&quot;&quot;;[$BARS.F66])" office:value-type="float" office:value="63" calcext:value-type="float">
            <text:p>63</text:p>
          </table:table-cell>
          <table:table-cell table:formula="of:=IF([$BARS.G66]=&quot;&quot;;&quot;&quot;;[$BARS.G66])" office:value-type="float" office:value="63" calcext:value-type="float">
            <text:p>63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R$4:.$R$79];[.A86]));&quot;&quot;;SMALL([.$R$4:.$R$79];[.A86]))" office:value-type="float" office:value="5" calcext:value-type="float">
            <text:p>5</text:p>
          </table:table-cell>
          <table:table-cell table:formula="of:=IF([.B86]=&quot;&quot;;&quot;&quot;;IF(OR([.D85]=&quot;pb&quot;;[.D85]=&quot;b&quot;;[.D85]=&quot;&quot;);[.B86]-[.B85];[.B86]-[.B85]-1))" office:value-type="float" office:value="4" calcext:value-type="float">
            <text:p>4</text:p>
          </table:table-cell>
          <table:table-cell table:formula="of:=IF([.B86]=&quot;&quot;;&quot;&quot;;IF(ISNUMBER(MATCH([.B86];[.$R$4:.$R$11];0));&quot;&quot;;INDEX([.$S$23:.$S$79];MATCH([.B86];[.$R$23:.$R$79];0))))" office:value-type="string" office:string-value="b" calcext:value-type="string">
            <text:p>b</text:p>
          </table:table-cell>
          <table:table-cell table:formula="of:=IF([.B86]=&quot;&quot;;&quot;&quot;;IF([.B85]&lt;[.$R$4];INDEX([.$S$4:.$S$11];MATCH([.B85];[.$R$4:.$R$11];-1));INDEX([.$S$4:.$S$11];MATCH([.B85];[.$R$4:.$R$11];1))))" office:value-type="string" office:string-value="s2." calcext:value-type="string">
            <text:p>s2.</text:p>
          </table:table-cell>
          <table:table-cell table:formula="of:=IF([.D86]=&quot;b&quot;;&quot;\break&quot;;IF([.D86]=&quot;pb&quot;;&quot;\pageBreak&quot;;&quot;&quot;))" office:value-type="string" office:string-value="\break" calcext:value-type="string">
            <text:p>\break</text:p>
          </table:table-cell>
          <table:table-cell table:formula="of:=IF(ISERROR(MATCH([.B86];[.$R$24:.$R$79];0));&quot;&quot;;IF(INDEX([.$T$24:.$T$79];MATCH([.B86];[.$R$24:.$R$79];0))=&quot;&quot;;&quot;&quot;;&quot;\grace {&quot;&amp;INDEX([.$T$24:.$T$79];MATCH([.B86];[.$R$24:.$R$79];0))&amp;&quot;}&quot;))">
            <text:p/>
          </table:table-cell>
          <table:table-cell/>
          <table:table-cell table:formula="of:=IF([.B86]=&quot;&quot;;&quot;&quot;;IF([.$M$17]=&quot;Y&quot;;IF([.D85]=&quot;p&quot;;&quot;\partial &quot;&amp;SUBSTITUTE([.T23];&quot;s&quot;;&quot;&quot;)&amp;&quot; &quot;&amp;[.T23]&amp;&quot; &quot;;&quot;&quot;)&amp;IF([.C86]=0;&quot; &quot;&amp;[.F86];[.E86]&amp;&quot;*&quot;&amp;[.C86]&amp;&quot; &quot;&amp;[.F86]&amp;&quot; &quot;&amp;[.G86]);&quot;&quot;))" office:value-type="string" office:string-value="s2.*4 \break " calcext:value-type="string">
            <text:p>s2.*4 \break </text:p>
          </table:table-cell>
          <table:table-cell table:formula="of:=IF([.V23]=&quot;&quot;;&quot;&quot;;&quot;\overrideProperty Score.NonMusicalPaperColumn.line-break-system-details #'((Y-offset . &quot;&amp;[.V23]&amp;&quot;))&quot;)" office:value-type="string" office:string-value="\overrideProperty Score.NonMusicalPaperColumn.line-break-system-details #'((Y-offset . 116))" calcext:value-type="string">
            <text:p>\overrideProperty Score.NonMusicalPaperColumn.line-break-system-details #'((Y-offset . 116))</text:p>
          </table:table-cell>
          <table:table-cell table:number-columns-repeated="108"/>
          <table:table-cell office:value-type="float" office:value="64" calcext:value-type="float">
            <text:p>64</text:p>
          </table:table-cell>
          <table:table-cell table:formula="of:=IF([$BARS.D67]=&quot;&quot;;&quot;&quot;;[$BARS.D67])" office:value-type="float" office:value="64" calcext:value-type="float">
            <text:p>64</text:p>
          </table:table-cell>
          <table:table-cell table:formula="of:=IF([$BARS.E67]=&quot;&quot;;&quot;&quot;;[$BARS.E67])" office:value-type="float" office:value="64" calcext:value-type="float">
            <text:p>64</text:p>
          </table:table-cell>
          <table:table-cell table:formula="of:=IF([$BARS.F67]=&quot;&quot;;&quot;&quot;;[$BARS.F67])" office:value-type="float" office:value="64" calcext:value-type="float">
            <text:p>64</text:p>
          </table:table-cell>
          <table:table-cell table:formula="of:=IF([$BARS.G67]=&quot;&quot;;&quot;&quot;;[$BARS.G67])" office:value-type="float" office:value="64" calcext:value-type="float">
            <text:p>64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OR(SMALL([.$R$4:.$R$79];[.A87]));&quot;&quot;;SMALL([.$R$4:.$R$79];[.A87]))" office:value-type="float" office:value="10" calcext:value-type="float">
            <text:p>10</text:p>
          </table:table-cell>
          <table:table-cell table:formula="of:=IF([.B87]=&quot;&quot;;&quot;&quot;;IF(OR([.D86]=&quot;pb&quot;;[.D86]=&quot;b&quot;;[.D86]=&quot;&quot;);[.B87]-[.B86];[.B87]-[.B86]-1))" office:value-type="float" office:value="5" calcext:value-type="float">
            <text:p>5</text:p>
          </table:table-cell>
          <table:table-cell table:formula="of:=IF([.B87]=&quot;&quot;;&quot;&quot;;IF(ISNUMBER(MATCH([.B87];[.$R$4:.$R$11];0));&quot;&quot;;INDEX([.$S$23:.$S$79];MATCH([.B87];[.$R$23:.$R$79];0))))" office:value-type="string" office:string-value="b" calcext:value-type="string">
            <text:p>b</text:p>
          </table:table-cell>
          <table:table-cell table:formula="of:=IF([.B87]=&quot;&quot;;&quot;&quot;;IF([.B86]&lt;[.$R$4];INDEX([.$S$4:.$S$11];MATCH([.B86];[.$R$4:.$R$11];-1));INDEX([.$S$4:.$S$11];MATCH([.B86];[.$R$4:.$R$11];1))))" office:value-type="string" office:string-value="s2." calcext:value-type="string">
            <text:p>s2.</text:p>
          </table:table-cell>
          <table:table-cell table:formula="of:=IF([.D87]=&quot;b&quot;;&quot;\break&quot;;IF([.D87]=&quot;pb&quot;;&quot;\pageBreak&quot;;&quot;&quot;))" office:value-type="string" office:string-value="\break" calcext:value-type="string">
            <text:p>\break</text:p>
          </table:table-cell>
          <table:table-cell table:formula="of:=IF(ISERROR(MATCH([.B87];[.$R$24:.$R$79];0));&quot;&quot;;IF(INDEX([.$T$24:.$T$79];MATCH([.B87];[.$R$24:.$R$79];0))=&quot;&quot;;&quot;&quot;;&quot;\grace {&quot;&amp;INDEX([.$T$24:.$T$79];MATCH([.B87];[.$R$24:.$R$79];0))&amp;&quot;}&quot;))">
            <text:p/>
          </table:table-cell>
          <table:table-cell/>
          <table:table-cell table:formula="of:=IF([.B87]=&quot;&quot;;&quot;&quot;;IF([.$M$17]=&quot;Y&quot;;IF([.C87]=0;&quot; &quot;&amp;[.F87];IF(OR([.D87]=&quot;b&quot;;[.D87]=&quot;pb&quot;);[.E87]&amp;&quot;*&quot;&amp;[.C87]&amp;&quot; &quot;&amp;[.F87]&amp;&quot; &quot;&amp;[.G87];[.E87]&amp;&quot;*&quot;&amp;[.C87]&amp;&quot; &quot;&amp;SUBSTITUTE(SUBSTITUTE([.D87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24]=&quot;&quot;;&quot;&quot;;&quot;\overrideProperty Score.NonMusicalPaperColumn.line-break-system-details #'((Y-offset . &quot;&amp;[.V24]&amp;&quot;))&quot;)" office:value-type="string" office:string-value="\overrideProperty Score.NonMusicalPaperColumn.line-break-system-details #'((Y-offset . 128))" calcext:value-type="string">
            <text:p>\overrideProperty Score.NonMusicalPaperColumn.line-break-system-details #'((Y-offset . 128))</text:p>
          </table:table-cell>
          <table:table-cell table:number-columns-repeated="108"/>
          <table:table-cell office:value-type="float" office:value="65" calcext:value-type="float">
            <text:p>65</text:p>
          </table:table-cell>
          <table:table-cell table:formula="of:=IF([$BARS.D68]=&quot;&quot;;&quot;&quot;;[$BARS.D68])" office:value-type="float" office:value="65" calcext:value-type="float">
            <text:p>65</text:p>
          </table:table-cell>
          <table:table-cell table:formula="of:=IF([$BARS.E68]=&quot;&quot;;&quot;&quot;;[$BARS.E68])" office:value-type="float" office:value="65" calcext:value-type="float">
            <text:p>65</text:p>
          </table:table-cell>
          <table:table-cell table:formula="of:=IF([$BARS.F68]=&quot;&quot;;&quot;&quot;;[$BARS.F68])" office:value-type="float" office:value="65" calcext:value-type="float">
            <text:p>65</text:p>
          </table:table-cell>
          <table:table-cell table:formula="of:=IF([$BARS.G68]=&quot;&quot;;&quot;&quot;;[$BARS.G68])" office:value-type="float" office:value="65" calcext:value-type="float">
            <text:p>65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OR(SMALL([.$R$4:.$R$79];[.A88]));&quot;&quot;;SMALL([.$R$4:.$R$79];[.A88]))" office:value-type="float" office:value="17" calcext:value-type="float">
            <text:p>17</text:p>
          </table:table-cell>
          <table:table-cell table:formula="of:=IF([.B88]=&quot;&quot;;&quot;&quot;;IF(OR([.D87]=&quot;pb&quot;;[.D87]=&quot;b&quot;;[.D87]=&quot;&quot;);[.B88]-[.B87];[.B88]-[.B87]-1))" office:value-type="float" office:value="7" calcext:value-type="float">
            <text:p>7</text:p>
          </table:table-cell>
          <table:table-cell table:formula="of:=IF([.B88]=&quot;&quot;;&quot;&quot;;IF(ISNUMBER(MATCH([.B88];[.$R$4:.$R$11];0));&quot;&quot;;INDEX([.$S$23:.$S$79];MATCH([.B88];[.$R$23:.$R$79];0))))" office:value-type="string" office:string-value="b" calcext:value-type="string">
            <text:p>b</text:p>
          </table:table-cell>
          <table:table-cell table:formula="of:=IF([.B88]=&quot;&quot;;&quot;&quot;;IF([.B87]&lt;[.$R$4];INDEX([.$S$4:.$S$11];MATCH([.B87];[.$R$4:.$R$11];-1));INDEX([.$S$4:.$S$11];MATCH([.B87];[.$R$4:.$R$11];1))))" office:value-type="string" office:string-value="s2." calcext:value-type="string">
            <text:p>s2.</text:p>
          </table:table-cell>
          <table:table-cell table:formula="of:=IF([.D88]=&quot;b&quot;;&quot;\break&quot;;IF([.D88]=&quot;pb&quot;;&quot;\pageBreak&quot;;&quot;&quot;))" office:value-type="string" office:string-value="\break" calcext:value-type="string">
            <text:p>\break</text:p>
          </table:table-cell>
          <table:table-cell table:formula="of:=IF(ISERROR(MATCH([.B88];[.$R$24:.$R$79];0));&quot;&quot;;IF(INDEX([.$T$24:.$T$79];MATCH([.B88];[.$R$24:.$R$79];0))=&quot;&quot;;&quot;&quot;;&quot;\grace {&quot;&amp;INDEX([.$T$24:.$T$79];MATCH([.B88];[.$R$24:.$R$79];0))&amp;&quot;}&quot;))">
            <text:p/>
          </table:table-cell>
          <table:table-cell/>
          <table:table-cell table:formula="of:=IF([.B88]=&quot;&quot;;&quot;&quot;;IF([.$M$17]=&quot;Y&quot;;IF([.C88]=0;&quot; &quot;&amp;[.F88];IF(OR([.D88]=&quot;b&quot;;[.D88]=&quot;pb&quot;);[.E88]&amp;&quot;*&quot;&amp;[.C88]&amp;&quot; &quot;&amp;[.F88]&amp;&quot; &quot;&amp;[.G88];[.E88]&amp;&quot;*&quot;&amp;[.C88]&amp;&quot; &quot;&amp;SUBSTITUTE(SUBSTITUTE([.D88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V25]=&quot;&quot;;&quot;&quot;;&quot;\overrideProperty Score.NonMusicalPaperColumn.line-break-system-details #'((Y-offset . &quot;&amp;[.V25]&amp;&quot;))&quot;)" office:value-type="string" office:string-value="\overrideProperty Score.NonMusicalPaperColumn.line-break-system-details #'((Y-offset . 137.2))" calcext:value-type="string">
            <text:p>\overrideProperty Score.NonMusicalPaperColumn.line-break-system-details #'((Y-offset . 137.2))</text:p>
          </table:table-cell>
          <table:table-cell table:number-columns-repeated="108"/>
          <table:table-cell office:value-type="float" office:value="66" calcext:value-type="float">
            <text:p>66</text:p>
          </table:table-cell>
          <table:table-cell table:formula="of:=IF([$BARS.D69]=&quot;&quot;;&quot;&quot;;[$BARS.D69])" office:value-type="float" office:value="66" calcext:value-type="float">
            <text:p>66</text:p>
          </table:table-cell>
          <table:table-cell table:formula="of:=IF([$BARS.E69]=&quot;&quot;;&quot;&quot;;[$BARS.E69])" office:value-type="float" office:value="66" calcext:value-type="float">
            <text:p>66</text:p>
          </table:table-cell>
          <table:table-cell table:formula="of:=IF([$BARS.F69]=&quot;&quot;;&quot;&quot;;[$BARS.F69])" office:value-type="float" office:value="66" calcext:value-type="float">
            <text:p>66</text:p>
          </table:table-cell>
          <table:table-cell table:formula="of:=IF([$BARS.G69]=&quot;&quot;;&quot;&quot;;[$BARS.G69])" office:value-type="float" office:value="66" calcext:value-type="float">
            <text:p>66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OR(SMALL([.$R$4:.$R$79];[.A89]));&quot;&quot;;SMALL([.$R$4:.$R$79];[.A89]))" office:value-type="float" office:value="22" calcext:value-type="float">
            <text:p>22</text:p>
          </table:table-cell>
          <table:table-cell table:formula="of:=IF([.B89]=&quot;&quot;;&quot;&quot;;IF(OR([.D88]=&quot;pb&quot;;[.D88]=&quot;b&quot;;[.D88]=&quot;&quot;);[.B89]-[.B88];[.B89]-[.B88]-1))" office:value-type="float" office:value="5" calcext:value-type="float">
            <text:p>5</text:p>
          </table:table-cell>
          <table:table-cell table:formula="of:=IF([.B89]=&quot;&quot;;&quot;&quot;;IF(ISNUMBER(MATCH([.B89];[.$R$4:.$R$11];0));&quot;&quot;;INDEX([.$S$23:.$S$79];MATCH([.B89];[.$R$23:.$R$79];0))))" office:value-type="string" office:string-value="pb" calcext:value-type="string">
            <text:p>pb</text:p>
          </table:table-cell>
          <table:table-cell table:formula="of:=IF([.B89]=&quot;&quot;;&quot;&quot;;IF([.B88]&lt;[.$R$4];INDEX([.$S$4:.$S$11];MATCH([.B88];[.$R$4:.$R$11];-1));INDEX([.$S$4:.$S$11];MATCH([.B88];[.$R$4:.$R$11];1))))" office:value-type="string" office:string-value="s2." calcext:value-type="string">
            <text:p>s2.</text:p>
          </table:table-cell>
          <table:table-cell table:formula="of:=IF([.D89]=&quot;b&quot;;&quot;\break&quot;;IF([.D89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89];[.$R$24:.$R$79];0));&quot;&quot;;IF(INDEX([.$T$24:.$T$79];MATCH([.B89];[.$R$24:.$R$79];0))=&quot;&quot;;&quot;&quot;;&quot;\grace {&quot;&amp;INDEX([.$T$24:.$T$79];MATCH([.B89];[.$R$24:.$R$79];0))&amp;&quot;}&quot;))">
            <text:p/>
          </table:table-cell>
          <table:table-cell/>
          <table:table-cell table:formula="of:=IF([.B89]=&quot;&quot;;&quot;&quot;;IF([.$M$17]=&quot;Y&quot;;IF([.C89]=0;&quot; &quot;&amp;[.F89];IF(OR([.D89]=&quot;b&quot;;[.D89]=&quot;pb&quot;);[.E89]&amp;&quot;*&quot;&amp;[.C89]&amp;&quot; &quot;&amp;[.F89]&amp;&quot; &quot;&amp;[.G89];[.E89]&amp;&quot;*&quot;&amp;[.C89]&amp;&quot; &quot;&amp;SUBSTITUTE(SUBSTITUTE([.D89];&quot;-pb-&quot;;&quot; \bar &quot;&quot;&quot;&quot; \pageBreak &quot;);&quot;-b-&quot;;&quot; \bar &quot;&quot;&quot;&quot; \break &quot;)));&quot;&quot;))" office:value-type="string" office:string-value="s2.*5 \pageBreak " calcext:value-type="string">
            <text:p>s2.*5 \pageBreak </text:p>
          </table:table-cell>
          <table:table-cell table:formula="of:=IF([.V26]=&quot;&quot;;&quot;&quot;;&quot;\overrideProperty Score.NonMusicalPaperColumn.line-break-system-details #'((Y-offset . &quot;&amp;[.V26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8"/>
          <table:table-cell office:value-type="float" office:value="67" calcext:value-type="float">
            <text:p>67</text:p>
          </table:table-cell>
          <table:table-cell table:formula="of:=IF([$BARS.D70]=&quot;&quot;;&quot;&quot;;[$BARS.D70])" office:value-type="float" office:value="67" calcext:value-type="float">
            <text:p>67</text:p>
          </table:table-cell>
          <table:table-cell table:formula="of:=IF([$BARS.E70]=&quot;&quot;;&quot;&quot;;[$BARS.E70])" office:value-type="float" office:value="67" calcext:value-type="float">
            <text:p>67</text:p>
          </table:table-cell>
          <table:table-cell table:formula="of:=IF([$BARS.F70]=&quot;&quot;;&quot;&quot;;[$BARS.F70])" office:value-type="float" office:value="67" calcext:value-type="float">
            <text:p>67</text:p>
          </table:table-cell>
          <table:table-cell table:formula="of:=IF([$BARS.G70]=&quot;&quot;;&quot;&quot;;[$BARS.G70])" office:value-type="float" office:value="67" calcext:value-type="float">
            <text:p>67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OR(SMALL([.$R$4:.$R$79];[.A90]));&quot;&quot;;SMALL([.$R$4:.$R$79];[.A90]))" office:value-type="float" office:value="27" calcext:value-type="float">
            <text:p>27</text:p>
          </table:table-cell>
          <table:table-cell table:formula="of:=IF([.B90]=&quot;&quot;;&quot;&quot;;IF(OR([.D89]=&quot;pb&quot;;[.D89]=&quot;b&quot;;[.D89]=&quot;&quot;);[.B90]-[.B89];[.B90]-[.B89]-1))" office:value-type="float" office:value="5" calcext:value-type="float">
            <text:p>5</text:p>
          </table:table-cell>
          <table:table-cell table:formula="of:=IF([.B90]=&quot;&quot;;&quot;&quot;;IF(ISNUMBER(MATCH([.B90];[.$R$4:.$R$11];0));&quot;&quot;;INDEX([.$S$23:.$S$79];MATCH([.B90];[.$R$23:.$R$79];0))))" office:value-type="string" office:string-value="b" calcext:value-type="string">
            <text:p>b</text:p>
          </table:table-cell>
          <table:table-cell table:formula="of:=IF([.B90]=&quot;&quot;;&quot;&quot;;IF([.B89]&lt;[.$R$4];INDEX([.$S$4:.$S$11];MATCH([.B89];[.$R$4:.$R$11];-1));INDEX([.$S$4:.$S$11];MATCH([.B89];[.$R$4:.$R$11];1))))" office:value-type="string" office:string-value="s2." calcext:value-type="string">
            <text:p>s2.</text:p>
          </table:table-cell>
          <table:table-cell table:formula="of:=IF([.D90]=&quot;b&quot;;&quot;\break&quot;;IF([.D90]=&quot;pb&quot;;&quot;\pageBreak&quot;;&quot;&quot;))" office:value-type="string" office:string-value="\break" calcext:value-type="string">
            <text:p>\break</text:p>
          </table:table-cell>
          <table:table-cell table:formula="of:=IF(ISERROR(MATCH([.B90];[.$R$24:.$R$79];0));&quot;&quot;;IF(INDEX([.$T$24:.$T$79];MATCH([.B90];[.$R$24:.$R$79];0))=&quot;&quot;;&quot;&quot;;&quot;\grace {&quot;&amp;INDEX([.$T$24:.$T$79];MATCH([.B90];[.$R$24:.$R$79];0))&amp;&quot;}&quot;))">
            <text:p/>
          </table:table-cell>
          <table:table-cell/>
          <table:table-cell table:formula="of:=IF([.B90]=&quot;&quot;;&quot;&quot;;IF([.$M$17]=&quot;Y&quot;;IF([.C90]=0;&quot; &quot;&amp;[.F90];IF(OR([.D90]=&quot;b&quot;;[.D90]=&quot;pb&quot;);[.E90]&amp;&quot;*&quot;&amp;[.C90]&amp;&quot; &quot;&amp;[.F90]&amp;&quot; &quot;&amp;[.G90];[.E90]&amp;&quot;*&quot;&amp;[.C90]&amp;&quot; &quot;&amp;SUBSTITUTE(SUBSTITUTE([.D90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27]=&quot;&quot;;&quot;&quot;;&quot;\overrideProperty Score.NonMusicalPaperColumn.line-break-system-details #'((Y-offset . &quot;&amp;[.V27]&amp;&quot;))&quot;)" office:value-type="string" office:string-value="\overrideProperty Score.NonMusicalPaperColumn.line-break-system-details #'((Y-offset . 5))" calcext:value-type="string">
            <text:p>\overrideProperty Score.NonMusicalPaperColumn.line-break-system-details #'((Y-offset . 5))</text:p>
          </table:table-cell>
          <table:table-cell table:number-columns-repeated="108"/>
          <table:table-cell office:value-type="float" office:value="68" calcext:value-type="float">
            <text:p>68</text:p>
          </table:table-cell>
          <table:table-cell table:formula="of:=IF([$BARS.D71]=&quot;&quot;;&quot;&quot;;[$BARS.D71])" office:value-type="float" office:value="68" calcext:value-type="float">
            <text:p>68</text:p>
          </table:table-cell>
          <table:table-cell table:formula="of:=IF([$BARS.E71]=&quot;&quot;;&quot;&quot;;[$BARS.E71])" office:value-type="float" office:value="68" calcext:value-type="float">
            <text:p>68</text:p>
          </table:table-cell>
          <table:table-cell table:formula="of:=IF([$BARS.F71]=&quot;&quot;;&quot;&quot;;[$BARS.F71])" office:value-type="float" office:value="68" calcext:value-type="float">
            <text:p>68</text:p>
          </table:table-cell>
          <table:table-cell table:formula="of:=IF([$BARS.G71]=&quot;&quot;;&quot;&quot;;[$BARS.G71])" office:value-type="float" office:value="68" calcext:value-type="float">
            <text:p>68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OR(SMALL([.$R$4:.$R$79];[.A91]));&quot;&quot;;SMALL([.$R$4:.$R$79];[.A91]))" office:value-type="float" office:value="32" calcext:value-type="float">
            <text:p>32</text:p>
          </table:table-cell>
          <table:table-cell table:formula="of:=IF([.B91]=&quot;&quot;;&quot;&quot;;IF(OR([.D90]=&quot;pb&quot;;[.D90]=&quot;b&quot;;[.D90]=&quot;&quot;);[.B91]-[.B90];[.B91]-[.B90]-1))" office:value-type="float" office:value="5" calcext:value-type="float">
            <text:p>5</text:p>
          </table:table-cell>
          <table:table-cell table:formula="of:=IF([.B91]=&quot;&quot;;&quot;&quot;;IF(ISNUMBER(MATCH([.B91];[.$R$4:.$R$11];0));&quot;&quot;;INDEX([.$S$23:.$S$79];MATCH([.B91];[.$R$23:.$R$79];0))))" office:value-type="string" office:string-value="b" calcext:value-type="string">
            <text:p>b</text:p>
          </table:table-cell>
          <table:table-cell table:formula="of:=IF([.B91]=&quot;&quot;;&quot;&quot;;IF([.B90]&lt;[.$R$4];INDEX([.$S$4:.$S$11];MATCH([.B90];[.$R$4:.$R$11];-1));INDEX([.$S$4:.$S$11];MATCH([.B90];[.$R$4:.$R$11];1))))" office:value-type="string" office:string-value="s2." calcext:value-type="string">
            <text:p>s2.</text:p>
          </table:table-cell>
          <table:table-cell table:formula="of:=IF([.D91]=&quot;b&quot;;&quot;\break&quot;;IF([.D91]=&quot;pb&quot;;&quot;\pageBreak&quot;;&quot;&quot;))" office:value-type="string" office:string-value="\break" calcext:value-type="string">
            <text:p>\break</text:p>
          </table:table-cell>
          <table:table-cell table:formula="of:=IF(ISERROR(MATCH([.B91];[.$R$24:.$R$79];0));&quot;&quot;;IF(INDEX([.$T$24:.$T$79];MATCH([.B91];[.$R$24:.$R$79];0))=&quot;&quot;;&quot;&quot;;&quot;\grace {&quot;&amp;INDEX([.$T$24:.$T$79];MATCH([.B91];[.$R$24:.$R$79];0))&amp;&quot;}&quot;))">
            <text:p/>
          </table:table-cell>
          <table:table-cell/>
          <table:table-cell table:formula="of:=IF([.B91]=&quot;&quot;;&quot;&quot;;IF([.$M$17]=&quot;Y&quot;;IF([.C91]=0;&quot; &quot;&amp;[.F91];IF(OR([.D91]=&quot;b&quot;;[.D91]=&quot;pb&quot;);[.E91]&amp;&quot;*&quot;&amp;[.C91]&amp;&quot; &quot;&amp;[.F91]&amp;&quot; &quot;&amp;[.G91];[.E91]&amp;&quot;*&quot;&amp;[.C91]&amp;&quot; &quot;&amp;SUBSTITUTE(SUBSTITUTE([.D91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28]=&quot;&quot;;&quot;&quot;;&quot;\overrideProperty Score.NonMusicalPaperColumn.line-break-system-details #'((Y-offset . &quot;&amp;[.V28]&amp;&quot;))&quot;)" office:value-type="string" office:string-value="\overrideProperty Score.NonMusicalPaperColumn.line-break-system-details #'((Y-offset . 15.5))" calcext:value-type="string">
            <text:p>\overrideProperty Score.NonMusicalPaperColumn.line-break-system-details #'((Y-offset . 15.5))</text:p>
          </table:table-cell>
          <table:table-cell table:number-columns-repeated="108"/>
          <table:table-cell office:value-type="float" office:value="69" calcext:value-type="float">
            <text:p>69</text:p>
          </table:table-cell>
          <table:table-cell table:formula="of:=IF([$BARS.D72]=&quot;&quot;;&quot;&quot;;[$BARS.D72])" office:value-type="float" office:value="69" calcext:value-type="float">
            <text:p>69</text:p>
          </table:table-cell>
          <table:table-cell table:formula="of:=IF([$BARS.E72]=&quot;&quot;;&quot;&quot;;[$BARS.E72])" office:value-type="float" office:value="69" calcext:value-type="float">
            <text:p>69</text:p>
          </table:table-cell>
          <table:table-cell table:formula="of:=IF([$BARS.F72]=&quot;&quot;;&quot;&quot;;[$BARS.F72])" office:value-type="float" office:value="69" calcext:value-type="float">
            <text:p>69</text:p>
          </table:table-cell>
          <table:table-cell table:formula="of:=IF([$BARS.G72]=&quot;&quot;;&quot;&quot;;[$BARS.G72])" office:value-type="float" office:value="69" calcext:value-type="float">
            <text:p>69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OR(SMALL([.$R$4:.$R$79];[.A92]));&quot;&quot;;SMALL([.$R$4:.$R$79];[.A92]))" office:value-type="float" office:value="37" calcext:value-type="float">
            <text:p>37</text:p>
          </table:table-cell>
          <table:table-cell table:formula="of:=IF([.B92]=&quot;&quot;;&quot;&quot;;IF(OR([.D91]=&quot;pb&quot;;[.D91]=&quot;b&quot;;[.D91]=&quot;&quot;);[.B92]-[.B91];[.B92]-[.B91]-1))" office:value-type="float" office:value="5" calcext:value-type="float">
            <text:p>5</text:p>
          </table:table-cell>
          <table:table-cell table:formula="of:=IF([.B92]=&quot;&quot;;&quot;&quot;;IF(ISNUMBER(MATCH([.B92];[.$R$4:.$R$11];0));&quot;&quot;;INDEX([.$S$23:.$S$79];MATCH([.B92];[.$R$23:.$R$79];0))))" office:value-type="string" office:string-value="b" calcext:value-type="string">
            <text:p>b</text:p>
          </table:table-cell>
          <table:table-cell table:formula="of:=IF([.B92]=&quot;&quot;;&quot;&quot;;IF([.B91]&lt;[.$R$4];INDEX([.$S$4:.$S$11];MATCH([.B91];[.$R$4:.$R$11];-1));INDEX([.$S$4:.$S$11];MATCH([.B91];[.$R$4:.$R$11];1))))" office:value-type="string" office:string-value="s2." calcext:value-type="string">
            <text:p>s2.</text:p>
          </table:table-cell>
          <table:table-cell table:formula="of:=IF([.D92]=&quot;b&quot;;&quot;\break&quot;;IF([.D92]=&quot;pb&quot;;&quot;\pageBreak&quot;;&quot;&quot;))" office:value-type="string" office:string-value="\break" calcext:value-type="string">
            <text:p>\break</text:p>
          </table:table-cell>
          <table:table-cell table:formula="of:=IF(ISERROR(MATCH([.B92];[.$R$24:.$R$79];0));&quot;&quot;;IF(INDEX([.$T$24:.$T$79];MATCH([.B92];[.$R$24:.$R$79];0))=&quot;&quot;;&quot;&quot;;&quot;\grace {&quot;&amp;INDEX([.$T$24:.$T$79];MATCH([.B92];[.$R$24:.$R$79];0))&amp;&quot;}&quot;))">
            <text:p/>
          </table:table-cell>
          <table:table-cell/>
          <table:table-cell table:formula="of:=IF([.B92]=&quot;&quot;;&quot;&quot;;IF([.$M$17]=&quot;Y&quot;;IF([.C92]=0;&quot; &quot;&amp;[.F92];IF(OR([.D92]=&quot;b&quot;;[.D92]=&quot;pb&quot;);[.E92]&amp;&quot;*&quot;&amp;[.C92]&amp;&quot; &quot;&amp;[.F92]&amp;&quot; &quot;&amp;[.G92];[.E92]&amp;&quot;*&quot;&amp;[.C92]&amp;&quot; &quot;&amp;SUBSTITUTE(SUBSTITUTE([.D92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29]=&quot;&quot;;&quot;&quot;;&quot;\overrideProperty Score.NonMusicalPaperColumn.line-break-system-details #'((Y-offset . &quot;&amp;[.V29]&amp;&quot;))&quot;)" office:value-type="string" office:string-value="\overrideProperty Score.NonMusicalPaperColumn.line-break-system-details #'((Y-offset . 27))" calcext:value-type="string">
            <text:p>\overrideProperty Score.NonMusicalPaperColumn.line-break-system-details #'((Y-offset . 27))</text:p>
          </table:table-cell>
          <table:table-cell table:number-columns-repeated="108"/>
          <table:table-cell office:value-type="float" office:value="70" calcext:value-type="float">
            <text:p>70</text:p>
          </table:table-cell>
          <table:table-cell table:formula="of:=IF([$BARS.D73]=&quot;&quot;;&quot;&quot;;[$BARS.D73])" office:value-type="float" office:value="70" calcext:value-type="float">
            <text:p>70</text:p>
          </table:table-cell>
          <table:table-cell table:formula="of:=IF([$BARS.E73]=&quot;&quot;;&quot;&quot;;[$BARS.E73])" office:value-type="float" office:value="70" calcext:value-type="float">
            <text:p>70</text:p>
          </table:table-cell>
          <table:table-cell table:formula="of:=IF([$BARS.F73]=&quot;&quot;;&quot;&quot;;[$BARS.F73])" office:value-type="float" office:value="70" calcext:value-type="float">
            <text:p>70</text:p>
          </table:table-cell>
          <table:table-cell table:formula="of:=IF([$BARS.G73]=&quot;&quot;;&quot;&quot;;[$BARS.G73])" office:value-type="float" office:value="70" calcext:value-type="float">
            <text:p>70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OR(SMALL([.$R$4:.$R$79];[.A93]));&quot;&quot;;SMALL([.$R$4:.$R$79];[.A93]))" office:value-type="float" office:value="43" calcext:value-type="float">
            <text:p>43</text:p>
          </table:table-cell>
          <table:table-cell table:formula="of:=IF([.B93]=&quot;&quot;;&quot;&quot;;IF(OR([.D92]=&quot;pb&quot;;[.D92]=&quot;b&quot;;[.D92]=&quot;&quot;);[.B93]-[.B92];[.B93]-[.B92]-1))" office:value-type="float" office:value="6" calcext:value-type="float">
            <text:p>6</text:p>
          </table:table-cell>
          <table:table-cell table:formula="of:=IF([.B93]=&quot;&quot;;&quot;&quot;;IF(ISNUMBER(MATCH([.B93];[.$R$4:.$R$11];0));&quot;&quot;;INDEX([.$S$23:.$S$79];MATCH([.B93];[.$R$23:.$R$79];0))))" office:value-type="string" office:string-value="b" calcext:value-type="string">
            <text:p>b</text:p>
          </table:table-cell>
          <table:table-cell table:formula="of:=IF([.B93]=&quot;&quot;;&quot;&quot;;IF([.B92]&lt;[.$R$4];INDEX([.$S$4:.$S$11];MATCH([.B92];[.$R$4:.$R$11];-1));INDEX([.$S$4:.$S$11];MATCH([.B92];[.$R$4:.$R$11];1))))" office:value-type="string" office:string-value="s2." calcext:value-type="string">
            <text:p>s2.</text:p>
          </table:table-cell>
          <table:table-cell table:formula="of:=IF([.D93]=&quot;b&quot;;&quot;\break&quot;;IF([.D93]=&quot;pb&quot;;&quot;\pageBreak&quot;;&quot;&quot;))" office:value-type="string" office:string-value="\break" calcext:value-type="string">
            <text:p>\break</text:p>
          </table:table-cell>
          <table:table-cell table:formula="of:=IF(ISERROR(MATCH([.B93];[.$R$24:.$R$79];0));&quot;&quot;;IF(INDEX([.$T$24:.$T$79];MATCH([.B93];[.$R$24:.$R$79];0))=&quot;&quot;;&quot;&quot;;&quot;\grace {&quot;&amp;INDEX([.$T$24:.$T$79];MATCH([.B93];[.$R$24:.$R$79];0))&amp;&quot;}&quot;))">
            <text:p/>
          </table:table-cell>
          <table:table-cell/>
          <table:table-cell table:formula="of:=IF([.B93]=&quot;&quot;;&quot;&quot;;IF([.$M$17]=&quot;Y&quot;;IF([.C93]=0;&quot; &quot;&amp;[.F93];IF(OR([.D93]=&quot;b&quot;;[.D93]=&quot;pb&quot;);[.E93]&amp;&quot;*&quot;&amp;[.C93]&amp;&quot; &quot;&amp;[.F93]&amp;&quot; &quot;&amp;[.G93];[.E93]&amp;&quot;*&quot;&amp;[.C93]&amp;&quot; &quot;&amp;SUBSTITUTE(SUBSTITUTE([.D93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V30]=&quot;&quot;;&quot;&quot;;&quot;\overrideProperty Score.NonMusicalPaperColumn.line-break-system-details #'((Y-offset . &quot;&amp;[.V30]&amp;&quot;))&quot;)" office:value-type="string" office:string-value="\overrideProperty Score.NonMusicalPaperColumn.line-break-system-details #'((Y-offset . 38))" calcext:value-type="string">
            <text:p>\overrideProperty Score.NonMusicalPaperColumn.line-break-system-details #'((Y-offset . 38))</text:p>
          </table:table-cell>
          <table:table-cell table:number-columns-repeated="108"/>
          <table:table-cell office:value-type="float" office:value="71" calcext:value-type="float">
            <text:p>71</text:p>
          </table:table-cell>
          <table:table-cell table:formula="of:=IF([$BARS.D74]=&quot;&quot;;&quot;&quot;;[$BARS.D74])" office:value-type="float" office:value="71" calcext:value-type="float">
            <text:p>71</text:p>
          </table:table-cell>
          <table:table-cell table:formula="of:=IF([$BARS.E74]=&quot;&quot;;&quot;&quot;;[$BARS.E74])" office:value-type="float" office:value="71" calcext:value-type="float">
            <text:p>71</text:p>
          </table:table-cell>
          <table:table-cell table:formula="of:=IF([$BARS.F74]=&quot;&quot;;&quot;&quot;;[$BARS.F74])" office:value-type="float" office:value="71" calcext:value-type="float">
            <text:p>71</text:p>
          </table:table-cell>
          <table:table-cell table:formula="of:=IF([$BARS.G74]=&quot;&quot;;&quot;&quot;;[$BARS.G74])" office:value-type="float" office:value="71" calcext:value-type="float">
            <text:p>71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OR(SMALL([.$R$4:.$R$79];[.A94]));&quot;&quot;;SMALL([.$R$4:.$R$79];[.A94]))" office:value-type="float" office:value="47" calcext:value-type="float">
            <text:p>47</text:p>
          </table:table-cell>
          <table:table-cell table:formula="of:=IF([.B94]=&quot;&quot;;&quot;&quot;;IF(OR([.D93]=&quot;pb&quot;;[.D93]=&quot;b&quot;;[.D93]=&quot;&quot;);[.B94]-[.B93];[.B94]-[.B93]-1))" office:value-type="float" office:value="4" calcext:value-type="float">
            <text:p>4</text:p>
          </table:table-cell>
          <table:table-cell table:formula="of:=IF([.B94]=&quot;&quot;;&quot;&quot;;IF(ISNUMBER(MATCH([.B94];[.$R$4:.$R$11];0));&quot;&quot;;INDEX([.$S$23:.$S$79];MATCH([.B94];[.$R$23:.$R$79];0))))" office:value-type="string" office:string-value="b" calcext:value-type="string">
            <text:p>b</text:p>
          </table:table-cell>
          <table:table-cell table:formula="of:=IF([.B94]=&quot;&quot;;&quot;&quot;;IF([.B93]&lt;[.$R$4];INDEX([.$S$4:.$S$11];MATCH([.B93];[.$R$4:.$R$11];-1));INDEX([.$S$4:.$S$11];MATCH([.B93];[.$R$4:.$R$11];1))))" office:value-type="string" office:string-value="s2." calcext:value-type="string">
            <text:p>s2.</text:p>
          </table:table-cell>
          <table:table-cell table:formula="of:=IF([.D94]=&quot;b&quot;;&quot;\break&quot;;IF([.D94]=&quot;pb&quot;;&quot;\pageBreak&quot;;&quot;&quot;))" office:value-type="string" office:string-value="\break" calcext:value-type="string">
            <text:p>\break</text:p>
          </table:table-cell>
          <table:table-cell table:formula="of:=IF(ISERROR(MATCH([.B94];[.$R$24:.$R$79];0));&quot;&quot;;IF(INDEX([.$T$24:.$T$79];MATCH([.B94];[.$R$24:.$R$79];0))=&quot;&quot;;&quot;&quot;;&quot;\grace {&quot;&amp;INDEX([.$T$24:.$T$79];MATCH([.B94];[.$R$24:.$R$79];0))&amp;&quot;}&quot;))">
            <text:p/>
          </table:table-cell>
          <table:table-cell/>
          <table:table-cell table:formula="of:=IF([.B94]=&quot;&quot;;&quot;&quot;;IF([.$M$17]=&quot;Y&quot;;IF([.C94]=0;&quot; &quot;&amp;[.F94];IF(OR([.D94]=&quot;b&quot;;[.D94]=&quot;pb&quot;);[.E94]&amp;&quot;*&quot;&amp;[.C94]&amp;&quot; &quot;&amp;[.F94]&amp;&quot; &quot;&amp;[.G94];[.E94]&amp;&quot;*&quot;&amp;[.C94]&amp;&quot; &quot;&amp;SUBSTITUTE(SUBSTITUTE([.D94];&quot;-pb-&quot;;&quot; \bar &quot;&quot;&quot;&quot; \pageBreak &quot;);&quot;-b-&quot;;&quot; \bar &quot;&quot;&quot;&quot; \break &quot;)));&quot;&quot;))" office:value-type="string" office:string-value="s2.*4 \break " calcext:value-type="string">
            <text:p>s2.*4 \break </text:p>
          </table:table-cell>
          <table:table-cell table:formula="of:=IF([.V31]=&quot;&quot;;&quot;&quot;;&quot;\overrideProperty Score.NonMusicalPaperColumn.line-break-system-details #'((Y-offset . &quot;&amp;[.V31]&amp;&quot;))&quot;)" office:value-type="string" office:string-value="\overrideProperty Score.NonMusicalPaperColumn.line-break-system-details #'((Y-offset . 47.5))" calcext:value-type="string">
            <text:p>\overrideProperty Score.NonMusicalPaperColumn.line-break-system-details #'((Y-offset . 47.5))</text:p>
          </table:table-cell>
          <table:table-cell table:number-columns-repeated="108"/>
          <table:table-cell office:value-type="float" office:value="72" calcext:value-type="float">
            <text:p>72</text:p>
          </table:table-cell>
          <table:table-cell table:formula="of:=IF([$BARS.D75]=&quot;&quot;;&quot;&quot;;[$BARS.D75])" office:value-type="float" office:value="72" calcext:value-type="float">
            <text:p>72</text:p>
          </table:table-cell>
          <table:table-cell table:formula="of:=IF([$BARS.E75]=&quot;&quot;;&quot;&quot;;[$BARS.E75])" office:value-type="float" office:value="72" calcext:value-type="float">
            <text:p>72</text:p>
          </table:table-cell>
          <table:table-cell table:formula="of:=IF([$BARS.F75]=&quot;&quot;;&quot;&quot;;[$BARS.F75])" office:value-type="float" office:value="72" calcext:value-type="float">
            <text:p>72</text:p>
          </table:table-cell>
          <table:table-cell table:formula="of:=IF([$BARS.G75]=&quot;&quot;;&quot;&quot;;[$BARS.G75])" office:value-type="float" office:value="72" calcext:value-type="float">
            <text:p>72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OR(SMALL([.$R$4:.$R$79];[.A95]));&quot;&quot;;SMALL([.$R$4:.$R$79];[.A95]))" office:value-type="float" office:value="52" calcext:value-type="float">
            <text:p>52</text:p>
          </table:table-cell>
          <table:table-cell table:formula="of:=IF([.B95]=&quot;&quot;;&quot;&quot;;IF(OR([.D94]=&quot;pb&quot;;[.D94]=&quot;b&quot;;[.D94]=&quot;&quot;);[.B95]-[.B94];[.B95]-[.B94]-1))" office:value-type="float" office:value="5" calcext:value-type="float">
            <text:p>5</text:p>
          </table:table-cell>
          <table:table-cell table:formula="of:=IF([.B95]=&quot;&quot;;&quot;&quot;;IF(ISNUMBER(MATCH([.B95];[.$R$4:.$R$11];0));&quot;&quot;;INDEX([.$S$23:.$S$79];MATCH([.B95];[.$R$23:.$R$79];0))))" office:value-type="string" office:string-value="b" calcext:value-type="string">
            <text:p>b</text:p>
          </table:table-cell>
          <table:table-cell table:formula="of:=IF([.B95]=&quot;&quot;;&quot;&quot;;IF([.B94]&lt;[.$R$4];INDEX([.$S$4:.$S$11];MATCH([.B94];[.$R$4:.$R$11];-1));INDEX([.$S$4:.$S$11];MATCH([.B94];[.$R$4:.$R$11];1))))" office:value-type="string" office:string-value="s2." calcext:value-type="string">
            <text:p>s2.</text:p>
          </table:table-cell>
          <table:table-cell table:formula="of:=IF([.D95]=&quot;b&quot;;&quot;\break&quot;;IF([.D95]=&quot;pb&quot;;&quot;\pageBreak&quot;;&quot;&quot;))" office:value-type="string" office:string-value="\break" calcext:value-type="string">
            <text:p>\break</text:p>
          </table:table-cell>
          <table:table-cell table:formula="of:=IF(ISERROR(MATCH([.B95];[.$R$24:.$R$79];0));&quot;&quot;;IF(INDEX([.$T$24:.$T$79];MATCH([.B95];[.$R$24:.$R$79];0))=&quot;&quot;;&quot;&quot;;&quot;\grace {&quot;&amp;INDEX([.$T$24:.$T$79];MATCH([.B95];[.$R$24:.$R$79];0))&amp;&quot;}&quot;))">
            <text:p/>
          </table:table-cell>
          <table:table-cell/>
          <table:table-cell table:formula="of:=IF([.B95]=&quot;&quot;;&quot;&quot;;IF([.$M$17]=&quot;Y&quot;;IF([.C95]=0;&quot; &quot;&amp;[.F95];IF(OR([.D95]=&quot;b&quot;;[.D95]=&quot;pb&quot;);[.E95]&amp;&quot;*&quot;&amp;[.C95]&amp;&quot; &quot;&amp;[.F95]&amp;&quot; &quot;&amp;[.G95];[.E95]&amp;&quot;*&quot;&amp;[.C95]&amp;&quot; &quot;&amp;SUBSTITUTE(SUBSTITUTE([.D95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32]=&quot;&quot;;&quot;&quot;;&quot;\overrideProperty Score.NonMusicalPaperColumn.line-break-system-details #'((Y-offset . &quot;&amp;[.V32]&amp;&quot;))&quot;)" office:value-type="string" office:string-value="\overrideProperty Score.NonMusicalPaperColumn.line-break-system-details #'((Y-offset . 59.5))" calcext:value-type="string">
            <text:p>\overrideProperty Score.NonMusicalPaperColumn.line-break-system-details #'((Y-offset . 59.5))</text:p>
          </table:table-cell>
          <table:table-cell table:number-columns-repeated="108"/>
          <table:table-cell office:value-type="float" office:value="73" calcext:value-type="float">
            <text:p>73</text:p>
          </table:table-cell>
          <table:table-cell table:formula="of:=IF([$BARS.D76]=&quot;&quot;;&quot;&quot;;[$BARS.D76])" office:value-type="float" office:value="73" calcext:value-type="float">
            <text:p>73</text:p>
          </table:table-cell>
          <table:table-cell table:formula="of:=IF([$BARS.E76]=&quot;&quot;;&quot;&quot;;[$BARS.E76])" office:value-type="float" office:value="73" calcext:value-type="float">
            <text:p>73</text:p>
          </table:table-cell>
          <table:table-cell table:formula="of:=IF([$BARS.F76]=&quot;&quot;;&quot;&quot;;[$BARS.F76])" office:value-type="float" office:value="73" calcext:value-type="float">
            <text:p>73</text:p>
          </table:table-cell>
          <table:table-cell table:formula="of:=IF([$BARS.G76]=&quot;&quot;;&quot;&quot;;[$BARS.G76])" office:value-type="float" office:value="73" calcext:value-type="float">
            <text:p>73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OR(SMALL([.$R$4:.$R$79];[.A96]));&quot;&quot;;SMALL([.$R$4:.$R$79];[.A96]))" office:value-type="float" office:value="57" calcext:value-type="float">
            <text:p>57</text:p>
          </table:table-cell>
          <table:table-cell table:formula="of:=IF([.B96]=&quot;&quot;;&quot;&quot;;IF(OR([.D95]=&quot;pb&quot;;[.D95]=&quot;b&quot;;[.D95]=&quot;&quot;);[.B96]-[.B95];[.B96]-[.B95]-1))" office:value-type="float" office:value="5" calcext:value-type="float">
            <text:p>5</text:p>
          </table:table-cell>
          <table:table-cell table:formula="of:=IF([.B96]=&quot;&quot;;&quot;&quot;;IF(ISNUMBER(MATCH([.B96];[.$R$4:.$R$11];0));&quot;&quot;;INDEX([.$S$23:.$S$79];MATCH([.B96];[.$R$23:.$R$79];0))))" office:value-type="string" office:string-value="b" calcext:value-type="string">
            <text:p>b</text:p>
          </table:table-cell>
          <table:table-cell table:formula="of:=IF([.B96]=&quot;&quot;;&quot;&quot;;IF([.B95]&lt;[.$R$4];INDEX([.$S$4:.$S$11];MATCH([.B95];[.$R$4:.$R$11];-1));INDEX([.$S$4:.$S$11];MATCH([.B95];[.$R$4:.$R$11];1))))" office:value-type="string" office:string-value="s2." calcext:value-type="string">
            <text:p>s2.</text:p>
          </table:table-cell>
          <table:table-cell table:formula="of:=IF([.D96]=&quot;b&quot;;&quot;\break&quot;;IF([.D96]=&quot;pb&quot;;&quot;\pageBreak&quot;;&quot;&quot;))" office:value-type="string" office:string-value="\break" calcext:value-type="string">
            <text:p>\break</text:p>
          </table:table-cell>
          <table:table-cell table:formula="of:=IF(ISERROR(MATCH([.B96];[.$R$24:.$R$79];0));&quot;&quot;;IF(INDEX([.$T$24:.$T$79];MATCH([.B96];[.$R$24:.$R$79];0))=&quot;&quot;;&quot;&quot;;&quot;\grace {&quot;&amp;INDEX([.$T$24:.$T$79];MATCH([.B96];[.$R$24:.$R$79];0))&amp;&quot;}&quot;))">
            <text:p/>
          </table:table-cell>
          <table:table-cell/>
          <table:table-cell table:formula="of:=IF([.B96]=&quot;&quot;;&quot;&quot;;IF([.$M$17]=&quot;Y&quot;;IF([.C96]=0;&quot; &quot;&amp;[.F96];IF(OR([.D96]=&quot;b&quot;;[.D96]=&quot;pb&quot;);[.E96]&amp;&quot;*&quot;&amp;[.C96]&amp;&quot; &quot;&amp;[.F96]&amp;&quot; &quot;&amp;[.G96];[.E96]&amp;&quot;*&quot;&amp;[.C96]&amp;&quot; &quot;&amp;SUBSTITUTE(SUBSTITUTE([.D96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33]=&quot;&quot;;&quot;&quot;;&quot;\overrideProperty Score.NonMusicalPaperColumn.line-break-system-details #'((Y-offset . &quot;&amp;[.V33]&amp;&quot;))&quot;)" office:value-type="string" office:string-value="\overrideProperty Score.NonMusicalPaperColumn.line-break-system-details #'((Y-offset . 71.5))" calcext:value-type="string">
            <text:p>\overrideProperty Score.NonMusicalPaperColumn.line-break-system-details #'((Y-offset . 71.5))</text:p>
          </table:table-cell>
          <table:table-cell table:number-columns-repeated="108"/>
          <table:table-cell office:value-type="float" office:value="74" calcext:value-type="float">
            <text:p>74</text:p>
          </table:table-cell>
          <table:table-cell table:formula="of:=IF([$BARS.D77]=&quot;&quot;;&quot;&quot;;[$BARS.D77])" office:value-type="float" office:value="74" calcext:value-type="float">
            <text:p>74</text:p>
          </table:table-cell>
          <table:table-cell table:formula="of:=IF([$BARS.E77]=&quot;&quot;;&quot;&quot;;[$BARS.E77])" office:value-type="float" office:value="74" calcext:value-type="float">
            <text:p>74</text:p>
          </table:table-cell>
          <table:table-cell table:formula="of:=IF([$BARS.F77]=&quot;&quot;;&quot;&quot;;[$BARS.F77])" office:value-type="float" office:value="74" calcext:value-type="float">
            <text:p>74</text:p>
          </table:table-cell>
          <table:table-cell table:formula="of:=IF([$BARS.G77]=&quot;&quot;;&quot;&quot;;[$BARS.G77])" office:value-type="float" office:value="74" calcext:value-type="float">
            <text:p>74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OR(SMALL([.$R$4:.$R$79];[.A97]));&quot;&quot;;SMALL([.$R$4:.$R$79];[.A97]))" office:value-type="float" office:value="62" calcext:value-type="float">
            <text:p>62</text:p>
          </table:table-cell>
          <table:table-cell table:formula="of:=IF([.B97]=&quot;&quot;;&quot;&quot;;IF(OR([.D96]=&quot;pb&quot;;[.D96]=&quot;b&quot;;[.D96]=&quot;&quot;);[.B97]-[.B96];[.B97]-[.B96]-1))" office:value-type="float" office:value="5" calcext:value-type="float">
            <text:p>5</text:p>
          </table:table-cell>
          <table:table-cell table:formula="of:=IF([.B97]=&quot;&quot;;&quot;&quot;;IF(ISNUMBER(MATCH([.B97];[.$R$4:.$R$11];0));&quot;&quot;;INDEX([.$S$23:.$S$79];MATCH([.B97];[.$R$23:.$R$79];0))))" office:value-type="string" office:string-value="b" calcext:value-type="string">
            <text:p>b</text:p>
          </table:table-cell>
          <table:table-cell table:formula="of:=IF([.B97]=&quot;&quot;;&quot;&quot;;IF([.B96]&lt;[.$R$4];INDEX([.$S$4:.$S$11];MATCH([.B96];[.$R$4:.$R$11];-1));INDEX([.$S$4:.$S$11];MATCH([.B96];[.$R$4:.$R$11];1))))" office:value-type="string" office:string-value="s2." calcext:value-type="string">
            <text:p>s2.</text:p>
          </table:table-cell>
          <table:table-cell table:formula="of:=IF([.D97]=&quot;b&quot;;&quot;\break&quot;;IF([.D97]=&quot;pb&quot;;&quot;\pageBreak&quot;;&quot;&quot;))" office:value-type="string" office:string-value="\break" calcext:value-type="string">
            <text:p>\break</text:p>
          </table:table-cell>
          <table:table-cell table:formula="of:=IF(ISERROR(MATCH([.B97];[.$R$24:.$R$79];0));&quot;&quot;;IF(INDEX([.$T$24:.$T$79];MATCH([.B97];[.$R$24:.$R$79];0))=&quot;&quot;;&quot;&quot;;&quot;\grace {&quot;&amp;INDEX([.$T$24:.$T$79];MATCH([.B97];[.$R$24:.$R$79];0))&amp;&quot;}&quot;))">
            <text:p/>
          </table:table-cell>
          <table:table-cell/>
          <table:table-cell table:formula="of:=IF([.B97]=&quot;&quot;;&quot;&quot;;IF([.$M$17]=&quot;Y&quot;;IF([.C97]=0;&quot; &quot;&amp;[.F97];IF(OR([.D97]=&quot;b&quot;;[.D97]=&quot;pb&quot;);[.E97]&amp;&quot;*&quot;&amp;[.C97]&amp;&quot; &quot;&amp;[.F97]&amp;&quot; &quot;&amp;[.G97];[.E97]&amp;&quot;*&quot;&amp;[.C97]&amp;&quot; &quot;&amp;SUBSTITUTE(SUBSTITUTE([.D97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34]=&quot;&quot;;&quot;&quot;;&quot;\overrideProperty Score.NonMusicalPaperColumn.line-break-system-details #'((Y-offset . &quot;&amp;[.V34]&amp;&quot;))&quot;)" office:value-type="string" office:string-value="\overrideProperty Score.NonMusicalPaperColumn.line-break-system-details #'((Y-offset . 82))" calcext:value-type="string">
            <text:p>\overrideProperty Score.NonMusicalPaperColumn.line-break-system-details #'((Y-offset . 82))</text:p>
          </table:table-cell>
          <table:table-cell table:number-columns-repeated="108"/>
          <table:table-cell office:value-type="float" office:value="75" calcext:value-type="float">
            <text:p>75</text:p>
          </table:table-cell>
          <table:table-cell table:formula="of:=IF([$BARS.D78]=&quot;&quot;;&quot;&quot;;[$BARS.D78])" office:value-type="float" office:value="75" calcext:value-type="float">
            <text:p>75</text:p>
          </table:table-cell>
          <table:table-cell table:formula="of:=IF([$BARS.E78]=&quot;&quot;;&quot;&quot;;[$BARS.E78])" office:value-type="float" office:value="75" calcext:value-type="float">
            <text:p>75</text:p>
          </table:table-cell>
          <table:table-cell table:formula="of:=IF([$BARS.F78]=&quot;&quot;;&quot;&quot;;[$BARS.F78])" office:value-type="float" office:value="75" calcext:value-type="float">
            <text:p>75</text:p>
          </table:table-cell>
          <table:table-cell table:formula="of:=IF([$BARS.G78]=&quot;&quot;;&quot;&quot;;[$BARS.G78])" office:value-type="float" office:value="75" calcext:value-type="float">
            <text:p>75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OR(SMALL([.$R$4:.$R$79];[.A98]));&quot;&quot;;SMALL([.$R$4:.$R$79];[.A98]))" office:value-type="float" office:value="66" calcext:value-type="float">
            <text:p>66</text:p>
          </table:table-cell>
          <table:table-cell table:formula="of:=IF([.B98]=&quot;&quot;;&quot;&quot;;IF(OR([.D97]=&quot;pb&quot;;[.D97]=&quot;b&quot;;[.D97]=&quot;&quot;);[.B98]-[.B97];[.B98]-[.B97]-1))" office:value-type="float" office:value="4" calcext:value-type="float">
            <text:p>4</text:p>
          </table:table-cell>
          <table:table-cell table:formula="of:=IF([.B98]=&quot;&quot;;&quot;&quot;;IF(ISNUMBER(MATCH([.B98];[.$R$4:.$R$11];0));&quot;&quot;;INDEX([.$S$23:.$S$79];MATCH([.B98];[.$R$23:.$R$79];0))))" office:value-type="string" office:string-value="b" calcext:value-type="string">
            <text:p>b</text:p>
          </table:table-cell>
          <table:table-cell table:formula="of:=IF([.B98]=&quot;&quot;;&quot;&quot;;IF([.B97]&lt;[.$R$4];INDEX([.$S$4:.$S$11];MATCH([.B97];[.$R$4:.$R$11];-1));INDEX([.$S$4:.$S$11];MATCH([.B97];[.$R$4:.$R$11];1))))" office:value-type="string" office:string-value="s2." calcext:value-type="string">
            <text:p>s2.</text:p>
          </table:table-cell>
          <table:table-cell table:formula="of:=IF([.D98]=&quot;b&quot;;&quot;\break&quot;;IF([.D98]=&quot;pb&quot;;&quot;\pageBreak&quot;;&quot;&quot;))" office:value-type="string" office:string-value="\break" calcext:value-type="string">
            <text:p>\break</text:p>
          </table:table-cell>
          <table:table-cell table:formula="of:=IF(ISERROR(MATCH([.B98];[.$R$24:.$R$79];0));&quot;&quot;;IF(INDEX([.$T$24:.$T$79];MATCH([.B98];[.$R$24:.$R$79];0))=&quot;&quot;;&quot;&quot;;&quot;\grace {&quot;&amp;INDEX([.$T$24:.$T$79];MATCH([.B98];[.$R$24:.$R$79];0))&amp;&quot;}&quot;))">
            <text:p/>
          </table:table-cell>
          <table:table-cell/>
          <table:table-cell table:formula="of:=IF([.B98]=&quot;&quot;;&quot;&quot;;IF([.$M$17]=&quot;Y&quot;;IF([.C98]=0;&quot; &quot;&amp;[.F98];IF(OR([.D98]=&quot;b&quot;;[.D98]=&quot;pb&quot;);[.E98]&amp;&quot;*&quot;&amp;[.C98]&amp;&quot; &quot;&amp;[.F98]&amp;&quot; &quot;&amp;[.G98];[.E98]&amp;&quot;*&quot;&amp;[.C98]&amp;&quot; &quot;&amp;SUBSTITUTE(SUBSTITUTE([.D98];&quot;-pb-&quot;;&quot; \bar &quot;&quot;&quot;&quot; \pageBreak &quot;);&quot;-b-&quot;;&quot; \bar &quot;&quot;&quot;&quot; \break &quot;)));&quot;&quot;))" office:value-type="string" office:string-value="s2.*4 \break " calcext:value-type="string">
            <text:p>s2.*4 \break </text:p>
          </table:table-cell>
          <table:table-cell table:formula="of:=IF([.V35]=&quot;&quot;;&quot;&quot;;&quot;\overrideProperty Score.NonMusicalPaperColumn.line-break-system-details #'((Y-offset . &quot;&amp;[.V35]&amp;&quot;))&quot;)" office:value-type="string" office:string-value="\overrideProperty Score.NonMusicalPaperColumn.line-break-system-details #'((Y-offset . 91.5))" calcext:value-type="string">
            <text:p>\overrideProperty Score.NonMusicalPaperColumn.line-break-system-details #'((Y-offset . 91.5))</text:p>
          </table:table-cell>
          <table:table-cell table:number-columns-repeated="108"/>
          <table:table-cell office:value-type="float" office:value="76" calcext:value-type="float">
            <text:p>76</text:p>
          </table:table-cell>
          <table:table-cell table:formula="of:=IF([$BARS.D79]=&quot;&quot;;&quot;&quot;;[$BARS.D79])" office:value-type="float" office:value="76" calcext:value-type="float">
            <text:p>76</text:p>
          </table:table-cell>
          <table:table-cell table:formula="of:=IF([$BARS.E79]=&quot;&quot;;&quot;&quot;;[$BARS.E79])" office:value-type="float" office:value="76" calcext:value-type="float">
            <text:p>76</text:p>
          </table:table-cell>
          <table:table-cell table:formula="of:=IF([$BARS.F79]=&quot;&quot;;&quot;&quot;;[$BARS.F79])" office:value-type="float" office:value="76" calcext:value-type="float">
            <text:p>76</text:p>
          </table:table-cell>
          <table:table-cell table:formula="of:=IF([$BARS.G79]=&quot;&quot;;&quot;&quot;;[$BARS.G79])" office:value-type="float" office:value="76" calcext:value-type="float">
            <text:p>76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OR(SMALL([.$R$4:.$R$79];[.A99]));&quot;&quot;;SMALL([.$R$4:.$R$79];[.A99]))" office:value-type="float" office:value="71" calcext:value-type="float">
            <text:p>71</text:p>
          </table:table-cell>
          <table:table-cell table:formula="of:=IF([.B99]=&quot;&quot;;&quot;&quot;;IF(OR([.D98]=&quot;pb&quot;;[.D98]=&quot;b&quot;;[.D98]=&quot;&quot;);[.B99]-[.B98];[.B99]-[.B98]-1))" office:value-type="float" office:value="5" calcext:value-type="float">
            <text:p>5</text:p>
          </table:table-cell>
          <table:table-cell table:formula="of:=IF([.B99]=&quot;&quot;;&quot;&quot;;IF(ISNUMBER(MATCH([.B99];[.$R$4:.$R$11];0));&quot;&quot;;INDEX([.$S$23:.$S$79];MATCH([.B99];[.$R$23:.$R$79];0))))" office:value-type="string" office:string-value="b" calcext:value-type="string">
            <text:p>b</text:p>
          </table:table-cell>
          <table:table-cell table:formula="of:=IF([.B99]=&quot;&quot;;&quot;&quot;;IF([.B98]&lt;[.$R$4];INDEX([.$S$4:.$S$11];MATCH([.B98];[.$R$4:.$R$11];-1));INDEX([.$S$4:.$S$11];MATCH([.B98];[.$R$4:.$R$11];1))))" office:value-type="string" office:string-value="s2." calcext:value-type="string">
            <text:p>s2.</text:p>
          </table:table-cell>
          <table:table-cell table:formula="of:=IF([.D99]=&quot;b&quot;;&quot;\break&quot;;IF([.D99]=&quot;pb&quot;;&quot;\pageBreak&quot;;&quot;&quot;))" office:value-type="string" office:string-value="\break" calcext:value-type="string">
            <text:p>\break</text:p>
          </table:table-cell>
          <table:table-cell table:formula="of:=IF(ISERROR(MATCH([.B99];[.$R$24:.$R$79];0));&quot;&quot;;IF(INDEX([.$T$24:.$T$79];MATCH([.B99];[.$R$24:.$R$79];0))=&quot;&quot;;&quot;&quot;;&quot;\grace {&quot;&amp;INDEX([.$T$24:.$T$79];MATCH([.B99];[.$R$24:.$R$79];0))&amp;&quot;}&quot;))">
            <text:p/>
          </table:table-cell>
          <table:table-cell/>
          <table:table-cell table:formula="of:=IF([.B99]=&quot;&quot;;&quot;&quot;;IF([.$M$17]=&quot;Y&quot;;IF([.C99]=0;&quot; &quot;&amp;[.F99];IF(OR([.D99]=&quot;b&quot;;[.D99]=&quot;pb&quot;);[.E99]&amp;&quot;*&quot;&amp;[.C99]&amp;&quot; &quot;&amp;[.F99]&amp;&quot; &quot;&amp;[.G99];[.E99]&amp;&quot;*&quot;&amp;[.C99]&amp;&quot; &quot;&amp;SUBSTITUTE(SUBSTITUTE([.D99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36]=&quot;&quot;;&quot;&quot;;&quot;\overrideProperty Score.NonMusicalPaperColumn.line-break-system-details #'((Y-offset . &quot;&amp;[.V36]&amp;&quot;))&quot;)" office:value-type="string" office:string-value="\overrideProperty Score.NonMusicalPaperColumn.line-break-system-details #'((Y-offset . 103))" calcext:value-type="string">
            <text:p>\overrideProperty Score.NonMusicalPaperColumn.line-break-system-details #'((Y-offset . 103))</text:p>
          </table:table-cell>
          <table:table-cell table:number-columns-repeated="108"/>
          <table:table-cell office:value-type="float" office:value="77" calcext:value-type="float">
            <text:p>77</text:p>
          </table:table-cell>
          <table:table-cell table:formula="of:=IF([$BARS.D80]=&quot;&quot;;&quot;&quot;;[$BARS.D80])" office:value-type="float" office:value="77" calcext:value-type="float">
            <text:p>77</text:p>
          </table:table-cell>
          <table:table-cell table:formula="of:=IF([$BARS.E80]=&quot;&quot;;&quot;&quot;;[$BARS.E80])" office:value-type="float" office:value="77" calcext:value-type="float">
            <text:p>77</text:p>
          </table:table-cell>
          <table:table-cell table:formula="of:=IF([$BARS.F80]=&quot;&quot;;&quot;&quot;;[$BARS.F80])" office:value-type="float" office:value="77" calcext:value-type="float">
            <text:p>77</text:p>
          </table:table-cell>
          <table:table-cell table:formula="of:=IF([$BARS.G80]=&quot;&quot;;&quot;&quot;;[$BARS.G80])" office:value-type="float" office:value="77" calcext:value-type="float">
            <text:p>77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R$4:.$R$79];[.A100]));&quot;&quot;;SMALL([.$R$4:.$R$79];[.A100]))" office:value-type="float" office:value="76" calcext:value-type="float">
            <text:p>76</text:p>
          </table:table-cell>
          <table:table-cell table:style-name="ce5" table:formula="of:=IF([.B100]=&quot;&quot;;&quot;&quot;;IF(OR([.D99]=&quot;pb&quot;;[.D99]=&quot;b&quot;;[.D99]=&quot;&quot;);[.B100]-[.B99];[.B100]-[.B99]-1))" office:value-type="float" office:value="5" calcext:value-type="float">
            <text:p>5</text:p>
          </table:table-cell>
          <table:table-cell table:formula="of:=IF([.B100]=&quot;&quot;;&quot;&quot;;IF(ISNUMBER(MATCH([.B100];[.$R$4:.$R$11];0));&quot;&quot;;INDEX([.$S$23:.$S$79];MATCH([.B100];[.$R$23:.$R$79];0))))" office:value-type="string" office:string-value="b" calcext:value-type="string">
            <text:p>b</text:p>
          </table:table-cell>
          <table:table-cell table:formula="of:=IF([.B100]=&quot;&quot;;&quot;&quot;;IF([.B99]&lt;[.$R$4];INDEX([.$S$4:.$S$11];MATCH([.B99];[.$R$4:.$R$11];-1));INDEX([.$S$4:.$S$11];MATCH([.B99];[.$R$4:.$R$11];1))))" office:value-type="string" office:string-value="s2." calcext:value-type="string">
            <text:p>s2.</text:p>
          </table:table-cell>
          <table:table-cell table:formula="of:=IF([.D100]=&quot;b&quot;;&quot;\break&quot;;IF([.D100]=&quot;pb&quot;;&quot;\pageBreak&quot;;&quot;&quot;))" office:value-type="string" office:string-value="\break" calcext:value-type="string">
            <text:p>\break</text:p>
          </table:table-cell>
          <table:table-cell table:formula="of:=IF(ISERROR(MATCH([.B100];[.$R$24:.$R$79];0));&quot;&quot;;IF(INDEX([.$T$24:.$T$79];MATCH([.B100];[.$R$24:.$R$79];0))=&quot;&quot;;&quot;&quot;;&quot;\grace {&quot;&amp;INDEX([.$T$24:.$T$79];MATCH([.B100];[.$R$24:.$R$79];0))&amp;&quot;}&quot;))">
            <text:p/>
          </table:table-cell>
          <table:table-cell/>
          <table:table-cell table:formula="of:=IF([.B100]=&quot;&quot;;&quot;&quot;;IF([.$M$17]=&quot;Y&quot;;IF([.C100]=0;&quot; &quot;&amp;[.F100];IF(OR([.D100]=&quot;b&quot;;[.D100]=&quot;pb&quot;);[.E100]&amp;&quot;*&quot;&amp;[.C100]&amp;&quot; &quot;&amp;[.F100]&amp;&quot; &quot;&amp;[.G100];[.E100]&amp;&quot;*&quot;&amp;[.C100]&amp;&quot; &quot;&amp;SUBSTITUTE(SUBSTITUTE([.D100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37]=&quot;&quot;;&quot;&quot;;&quot;\overrideProperty Score.NonMusicalPaperColumn.line-break-system-details #'((Y-offset . &quot;&amp;[.V37]&amp;&quot;))&quot;)" office:value-type="string" office:string-value="\overrideProperty Score.NonMusicalPaperColumn.line-break-system-details #'((Y-offset . 115))" calcext:value-type="string">
            <text:p>\overrideProperty Score.NonMusicalPaperColumn.line-break-system-details #'((Y-offset . 115))</text:p>
          </table:table-cell>
          <table:table-cell table:number-columns-repeated="108"/>
          <table:table-cell office:value-type="float" office:value="78" calcext:value-type="float">
            <text:p>78</text:p>
          </table:table-cell>
          <table:table-cell table:formula="of:=IF([$BARS.D81]=&quot;&quot;;&quot;&quot;;[$BARS.D81])" office:value-type="float" office:value="78" calcext:value-type="float">
            <text:p>78</text:p>
          </table:table-cell>
          <table:table-cell table:formula="of:=IF([$BARS.E81]=&quot;&quot;;&quot;&quot;;[$BARS.E81])" office:value-type="float" office:value="78" calcext:value-type="float">
            <text:p>78</text:p>
          </table:table-cell>
          <table:table-cell table:formula="of:=IF([$BARS.F81]=&quot;&quot;;&quot;&quot;;[$BARS.F81])" office:value-type="float" office:value="78" calcext:value-type="float">
            <text:p>78</text:p>
          </table:table-cell>
          <table:table-cell table:formula="of:=IF([$BARS.G81]=&quot;&quot;;&quot;&quot;;[$BARS.G81])" office:value-type="float" office:value="78" calcext:value-type="float">
            <text:p>78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R$4:.$R$79];[.A101]));&quot;&quot;;SMALL([.$R$4:.$R$79];[.A101]))" office:value-type="float" office:value="81" calcext:value-type="float">
            <text:p>81</text:p>
          </table:table-cell>
          <table:table-cell table:style-name="ce5" table:formula="of:=IF([.B101]=&quot;&quot;;&quot;&quot;;IF(OR([.D100]=&quot;pb&quot;;[.D100]=&quot;b&quot;;[.D100]=&quot;&quot;);[.B101]-[.B100];[.B101]-[.B100]-1))" office:value-type="float" office:value="5" calcext:value-type="float">
            <text:p>5</text:p>
          </table:table-cell>
          <table:table-cell table:formula="of:=IF([.B101]=&quot;&quot;;&quot;&quot;;IF(ISNUMBER(MATCH([.B101];[.$R$4:.$R$11];0));&quot;&quot;;INDEX([.$S$23:.$S$79];MATCH([.B101];[.$R$23:.$R$79];0))))" office:value-type="string" office:string-value="b" calcext:value-type="string">
            <text:p>b</text:p>
          </table:table-cell>
          <table:table-cell table:formula="of:=IF([.B101]=&quot;&quot;;&quot;&quot;;IF([.B100]&lt;[.$R$4];INDEX([.$S$4:.$S$11];MATCH([.B100];[.$R$4:.$R$11];-1));INDEX([.$S$4:.$S$11];MATCH([.B100];[.$R$4:.$R$11];1))))" office:value-type="string" office:string-value="s2." calcext:value-type="string">
            <text:p>s2.</text:p>
          </table:table-cell>
          <table:table-cell table:formula="of:=IF([.D101]=&quot;b&quot;;&quot;\break&quot;;IF([.D101]=&quot;pb&quot;;&quot;\pageBreak&quot;;&quot;&quot;))" office:value-type="string" office:string-value="\break" calcext:value-type="string">
            <text:p>\break</text:p>
          </table:table-cell>
          <table:table-cell table:formula="of:=IF(ISERROR(MATCH([.B101];[.$R$24:.$R$79];0));&quot;&quot;;IF(INDEX([.$T$24:.$T$79];MATCH([.B101];[.$R$24:.$R$79];0))=&quot;&quot;;&quot;&quot;;&quot;\grace {&quot;&amp;INDEX([.$T$24:.$T$79];MATCH([.B101];[.$R$24:.$R$79];0))&amp;&quot;}&quot;))">
            <text:p/>
          </table:table-cell>
          <table:table-cell/>
          <table:table-cell table:formula="of:=IF([.B101]=&quot;&quot;;&quot;&quot;;IF([.$M$17]=&quot;Y&quot;;IF([.C101]=0;&quot; &quot;&amp;[.F101];IF(OR([.D101]=&quot;b&quot;;[.D101]=&quot;pb&quot;);[.E101]&amp;&quot;*&quot;&amp;[.C101]&amp;&quot; &quot;&amp;[.F101]&amp;&quot; &quot;&amp;[.G101];[.E101]&amp;&quot;*&quot;&amp;[.C101]&amp;&quot; &quot;&amp;SUBSTITUTE(SUBSTITUTE([.D101];&quot;-pb-&quot;;&quot; \bar &quot;&quot;&quot;&quot; \pageBreak &quot;);&quot;-b-&quot;;&quot; \bar &quot;&quot;&quot;&quot; \break &quot;)));&quot;&quot;))" office:value-type="string" office:string-value="s2.*5 \break " calcext:value-type="string">
            <text:p>s2.*5 \break </text:p>
          </table:table-cell>
          <table:table-cell table:formula="of:=IF([.V38]=&quot;&quot;;&quot;&quot;;&quot;\overrideProperty Score.NonMusicalPaperColumn.line-break-system-details #'((Y-offset . &quot;&amp;[.V38]&amp;&quot;))&quot;)" office:value-type="string" office:string-value="\overrideProperty Score.NonMusicalPaperColumn.line-break-system-details #'((Y-offset . 125))" calcext:value-type="string">
            <text:p>\overrideProperty Score.NonMusicalPaperColumn.line-break-system-details #'((Y-offset . 125))</text:p>
          </table:table-cell>
          <table:table-cell table:number-columns-repeated="108"/>
          <table:table-cell office:value-type="float" office:value="79" calcext:value-type="float">
            <text:p>79</text:p>
          </table:table-cell>
          <table:table-cell table:formula="of:=IF([$BARS.D82]=&quot;&quot;;&quot;&quot;;[$BARS.D82])" office:value-type="float" office:value="79" calcext:value-type="float">
            <text:p>79</text:p>
          </table:table-cell>
          <table:table-cell table:formula="of:=IF([$BARS.E82]=&quot;&quot;;&quot;&quot;;[$BARS.E82])" office:value-type="float" office:value="79" calcext:value-type="float">
            <text:p>79</text:p>
          </table:table-cell>
          <table:table-cell table:formula="of:=IF([$BARS.F82]=&quot;&quot;;&quot;&quot;;[$BARS.F82])" office:value-type="float" office:value="79" calcext:value-type="float">
            <text:p>79</text:p>
          </table:table-cell>
          <table:table-cell table:formula="of:=IF([$BARS.G82]=&quot;&quot;;&quot;&quot;;[$BARS.G82])" office:value-type="float" office:value="79" calcext:value-type="float">
            <text:p>79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R$4:.$R$79];[.A102]));&quot;&quot;;SMALL([.$R$4:.$R$79];[.A102]))" office:value-type="float" office:value="88" calcext:value-type="float">
            <text:p>88</text:p>
          </table:table-cell>
          <table:table-cell table:style-name="ce5" table:formula="of:=IF([.B102]=&quot;&quot;;&quot;&quot;;IF(OR([.D101]=&quot;pb&quot;;[.D101]=&quot;b&quot;;[.D101]=&quot;&quot;);[.B102]-[.B101];[.B102]-[.B101]-1))" office:value-type="float" office:value="7" calcext:value-type="float">
            <text:p>7</text:p>
          </table:table-cell>
          <table:table-cell table:formula="of:=IF([.B102]=&quot;&quot;;&quot;&quot;;IF(ISNUMBER(MATCH([.B102];[.$R$4:.$R$11];0));&quot;&quot;;INDEX([.$S$23:.$S$79];MATCH([.B102];[.$R$23:.$R$79];0))))" office:value-type="string" office:string-value="b" calcext:value-type="string">
            <text:p>b</text:p>
          </table:table-cell>
          <table:table-cell table:formula="of:=IF([.B102]=&quot;&quot;;&quot;&quot;;IF([.B101]&lt;[.$R$4];INDEX([.$S$4:.$S$11];MATCH([.B101];[.$R$4:.$R$11];-1));INDEX([.$S$4:.$S$11];MATCH([.B101];[.$R$4:.$R$11];1))))" office:value-type="string" office:string-value="s2." calcext:value-type="string">
            <text:p>s2.</text:p>
          </table:table-cell>
          <table:table-cell table:formula="of:=IF([.D102]=&quot;b&quot;;&quot;\break&quot;;IF([.D102]=&quot;pb&quot;;&quot;\pageBreak&quot;;&quot;&quot;))" office:value-type="string" office:string-value="\break" calcext:value-type="string">
            <text:p>\break</text:p>
          </table:table-cell>
          <table:table-cell table:formula="of:=IF(ISERROR(MATCH([.B102];[.$R$24:.$R$79];0));&quot;&quot;;IF(INDEX([.$T$24:.$T$79];MATCH([.B102];[.$R$24:.$R$79];0))=&quot;&quot;;&quot;&quot;;&quot;\grace {&quot;&amp;INDEX([.$T$24:.$T$79];MATCH([.B102];[.$R$24:.$R$79];0))&amp;&quot;}&quot;))">
            <text:p/>
          </table:table-cell>
          <table:table-cell/>
          <table:table-cell table:formula="of:=IF([.B102]=&quot;&quot;;&quot;&quot;;IF([.$M$17]=&quot;Y&quot;;IF([.C102]=0;&quot; &quot;&amp;[.F102];IF(OR([.D102]=&quot;b&quot;;[.D102]=&quot;pb&quot;);[.E102]&amp;&quot;*&quot;&amp;[.C102]&amp;&quot; &quot;&amp;[.F102]&amp;&quot; &quot;&amp;[.G102];[.E102]&amp;&quot;*&quot;&amp;[.C102]&amp;&quot; &quot;&amp;SUBSTITUTE(SUBSTITUTE([.D102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V39]=&quot;&quot;;&quot;&quot;;&quot;\overrideProperty Score.NonMusicalPaperColumn.line-break-system-details #'((Y-offset . &quot;&amp;[.V39]&amp;&quot;))&quot;)" office:value-type="string" office:string-value="\overrideProperty Score.NonMusicalPaperColumn.line-break-system-details #'((Y-offset . 134))" calcext:value-type="string">
            <text:p>\overrideProperty Score.NonMusicalPaperColumn.line-break-system-details #'((Y-offset . 134))</text:p>
          </table:table-cell>
          <table:table-cell table:number-columns-repeated="108"/>
          <table:table-cell office:value-type="float" office:value="80" calcext:value-type="float">
            <text:p>80</text:p>
          </table:table-cell>
          <table:table-cell table:formula="of:=IF([$BARS.D83]=&quot;&quot;;&quot;&quot;;[$BARS.D83])" office:value-type="float" office:value="80" calcext:value-type="float">
            <text:p>80</text:p>
          </table:table-cell>
          <table:table-cell table:formula="of:=IF([$BARS.E83]=&quot;&quot;;&quot;&quot;;[$BARS.E83])" office:value-type="float" office:value="80" calcext:value-type="float">
            <text:p>80</text:p>
          </table:table-cell>
          <table:table-cell table:formula="of:=IF([$BARS.F83]=&quot;&quot;;&quot;&quot;;[$BARS.F83])" office:value-type="float" office:value="80" calcext:value-type="float">
            <text:p>80</text:p>
          </table:table-cell>
          <table:table-cell table:formula="of:=IF([$BARS.G83]=&quot;&quot;;&quot;&quot;;[$BARS.G83])" office:value-type="float" office:value="80" calcext:value-type="float">
            <text:p>80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R$4:.$R$79];[.A103]));&quot;&quot;;SMALL([.$R$4:.$R$79];[.A103]))" office:value-type="float" office:value="98" calcext:value-type="float">
            <text:p>98</text:p>
          </table:table-cell>
          <table:table-cell table:style-name="ce5" table:formula="of:=IF([.B103]=&quot;&quot;;&quot;&quot;;IF(OR([.D102]=&quot;pb&quot;;[.D102]=&quot;b&quot;;[.D102]=&quot;&quot;);[.B103]-[.B102];[.B103]-[.B102]-1))" office:value-type="float" office:value="10" calcext:value-type="float">
            <text:p>10</text:p>
          </table:table-cell>
          <table:table-cell table:formula="of:=IF([.B103]=&quot;&quot;;&quot;&quot;;IF(ISNUMBER(MATCH([.B103];[.$R$4:.$R$11];0));&quot;&quot;;INDEX([.$S$23:.$S$79];MATCH([.B103];[.$R$23:.$R$79];0))))">
            <text:p/>
          </table:table-cell>
          <table:table-cell table:formula="of:=IF([.B103]=&quot;&quot;;&quot;&quot;;IF([.B102]&lt;[.$R$4];INDEX([.$S$4:.$S$11];MATCH([.B102];[.$R$4:.$R$11];-1));INDEX([.$S$4:.$S$11];MATCH([.B102];[.$R$4:.$R$11];1))))" office:value-type="string" office:string-value="s2." calcext:value-type="string">
            <text:p>s2.</text:p>
          </table:table-cell>
          <table:table-cell table:formula="of:=IF([.D103]=&quot;b&quot;;&quot;\break&quot;;IF([.D103]=&quot;pb&quot;;&quot;\pageBreak&quot;;&quot;&quot;))">
            <text:p/>
          </table:table-cell>
          <table:table-cell table:formula="of:=IF(ISERROR(MATCH([.B103];[.$R$24:.$R$79];0));&quot;&quot;;IF(INDEX([.$T$24:.$T$79];MATCH([.B103];[.$R$24:.$R$79];0))=&quot;&quot;;&quot;&quot;;&quot;\grace {&quot;&amp;INDEX([.$T$24:.$T$79];MATCH([.B103];[.$R$24:.$R$79];0))&amp;&quot;}&quot;))">
            <text:p/>
          </table:table-cell>
          <table:table-cell/>
          <table:table-cell table:formula="of:=IF([.B103]=&quot;&quot;;&quot;&quot;;IF([.$M$17]=&quot;Y&quot;;IF([.C103]=0;&quot; &quot;&amp;[.F103];IF(OR([.D103]=&quot;b&quot;;[.D103]=&quot;pb&quot;);[.E103]&amp;&quot;*&quot;&amp;[.C103]&amp;&quot; &quot;&amp;[.F103]&amp;&quot; &quot;&amp;[.G103];[.E103]&amp;&quot;*&quot;&amp;[.C103]&amp;&quot; &quot;&amp;SUBSTITUTE(SUBSTITUTE([.D103];&quot;-pb-&quot;;&quot; \bar &quot;&quot;&quot;&quot; \pageBreak &quot;);&quot;-b-&quot;;&quot; \bar &quot;&quot;&quot;&quot; \break &quot;)));&quot;&quot;))" office:value-type="string" office:string-value="s2.*10 " calcext:value-type="string">
            <text:p>s2.*10 </text:p>
          </table:table-cell>
          <table:table-cell table:formula="of:=IF([.V40]=&quot;&quot;;&quot;&quot;;&quot;\overrideProperty Score.NonMusicalPaperColumn.line-break-system-details #'((Y-offset . &quot;&amp;[.V40]&amp;&quot;))&quot;)" office:value-type="string" office:string-value="\overrideProperty Score.NonMusicalPaperColumn.line-break-system-details #'((Y-offset . 148))" calcext:value-type="string">
            <text:p>\overrideProperty Score.NonMusicalPaperColumn.line-break-system-details #'((Y-offset . 148))</text:p>
          </table:table-cell>
          <table:table-cell table:number-columns-repeated="108"/>
          <table:table-cell office:value-type="float" office:value="81" calcext:value-type="float">
            <text:p>81</text:p>
          </table:table-cell>
          <table:table-cell table:formula="of:=IF([$BARS.D84]=&quot;&quot;;&quot;&quot;;[$BARS.D84])" office:value-type="float" office:value="81" calcext:value-type="float">
            <text:p>81</text:p>
          </table:table-cell>
          <table:table-cell table:formula="of:=IF([$BARS.E84]=&quot;&quot;;&quot;&quot;;[$BARS.E84])" office:value-type="float" office:value="81" calcext:value-type="float">
            <text:p>81</text:p>
          </table:table-cell>
          <table:table-cell table:formula="of:=IF([$BARS.F84]=&quot;&quot;;&quot;&quot;;[$BARS.F84])" office:value-type="float" office:value="81" calcext:value-type="float">
            <text:p>81</text:p>
          </table:table-cell>
          <table:table-cell table:formula="of:=IF([$BARS.G84]=&quot;&quot;;&quot;&quot;;[$BARS.G84])" office:value-type="float" office:value="81" calcext:value-type="float">
            <text:p>81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R$4:.$R$79];[.A104]));&quot;&quot;;SMALL([.$R$4:.$R$79];[.A104]))">
            <text:p/>
          </table:table-cell>
          <table:table-cell table:style-name="ce5" table:formula="of:=IF([.B104]=&quot;&quot;;&quot;&quot;;IF(OR([.D103]=&quot;pb&quot;;[.D103]=&quot;b&quot;;[.D103]=&quot;&quot;);[.B104]-[.B103];[.B104]-[.B103]-1))">
            <text:p/>
          </table:table-cell>
          <table:table-cell table:formula="of:=IF([.B104]=&quot;&quot;;&quot;&quot;;IF(ISNUMBER(MATCH([.B104];[.$R$4:.$R$11];0));&quot;&quot;;INDEX([.$S$23:.$S$79];MATCH([.B104];[.$R$23:.$R$79];0))))">
            <text:p/>
          </table:table-cell>
          <table:table-cell table:formula="of:=IF([.B104]=&quot;&quot;;&quot;&quot;;IF([.B103]&lt;[.$R$4];INDEX([.$S$4:.$S$11];MATCH([.B103];[.$R$4:.$R$11];-1));INDEX([.$S$4:.$S$11];MATCH([.B103];[.$R$4:.$R$11];1))))">
            <text:p/>
          </table:table-cell>
          <table:table-cell table:formula="of:=IF([.D104]=&quot;b&quot;;&quot;\break&quot;;IF([.D104]=&quot;pb&quot;;&quot;\pageBreak&quot;;&quot;&quot;))">
            <text:p/>
          </table:table-cell>
          <table:table-cell table:formula="of:=IF(ISERROR(MATCH([.B104];[.$R$24:.$R$79];0));&quot;&quot;;IF(INDEX([.$T$24:.$T$79];MATCH([.B104];[.$R$24:.$R$79];0))=&quot;&quot;;&quot;&quot;;&quot;\grace {&quot;&amp;INDEX([.$T$24:.$T$79];MATCH([.B104];[.$R$24:.$R$79];0))&amp;&quot;}&quot;))">
            <text:p/>
          </table:table-cell>
          <table:table-cell/>
          <table:table-cell table:formula="of:=IF([.B104]=&quot;&quot;;&quot;&quot;;IF([.$M$17]=&quot;Y&quot;;IF([.C104]=0;&quot; &quot;&amp;[.F104];IF(OR([.D104]=&quot;b&quot;;[.D104]=&quot;pb&quot;);[.E104]&amp;&quot;*&quot;&amp;[.C104]&amp;&quot; &quot;&amp;[.F104]&amp;&quot; &quot;&amp;[.G104];[.E104]&amp;&quot;*&quot;&amp;[.C104]&amp;&quot; &quot;&amp;SUBSTITUTE(SUBSTITUTE([.D104];&quot;-pb-&quot;;&quot; \bar &quot;&quot;&quot;&quot; \pageBreak &quot;);&quot;-b-&quot;;&quot; \bar &quot;&quot;&quot;&quot; \break &quot;)));&quot;&quot;))">
            <text:p/>
          </table:table-cell>
          <table:table-cell table:formula="of:=IF([.V41]=&quot;&quot;;&quot;&quot;;&quot;\overrideProperty Score.NonMusicalPaperColumn.line-break-system-details #'((Y-offset . &quot;&amp;[.V41]&amp;&quot;))&quot;)">
            <text:p/>
          </table:table-cell>
          <table:table-cell table:number-columns-repeated="108"/>
          <table:table-cell office:value-type="float" office:value="82" calcext:value-type="float">
            <text:p>82</text:p>
          </table:table-cell>
          <table:table-cell table:formula="of:=IF([$BARS.D85]=&quot;&quot;;&quot;&quot;;[$BARS.D85])" office:value-type="float" office:value="82" calcext:value-type="float">
            <text:p>82</text:p>
          </table:table-cell>
          <table:table-cell table:formula="of:=IF([$BARS.E85]=&quot;&quot;;&quot;&quot;;[$BARS.E85])" office:value-type="float" office:value="82" calcext:value-type="float">
            <text:p>82</text:p>
          </table:table-cell>
          <table:table-cell table:formula="of:=IF([$BARS.F85]=&quot;&quot;;&quot;&quot;;[$BARS.F85])" office:value-type="float" office:value="82" calcext:value-type="float">
            <text:p>82</text:p>
          </table:table-cell>
          <table:table-cell table:formula="of:=IF([$BARS.G85]=&quot;&quot;;&quot;&quot;;[$BARS.G85])" office:value-type="float" office:value="82" calcext:value-type="float">
            <text:p>82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R$4:.$R$79];[.A105]));&quot;&quot;;SMALL([.$R$4:.$R$79];[.A105]))">
            <text:p/>
          </table:table-cell>
          <table:table-cell table:style-name="ce5" table:formula="of:=IF([.B105]=&quot;&quot;;&quot;&quot;;IF(OR([.D104]=&quot;pb&quot;;[.D104]=&quot;b&quot;;[.D104]=&quot;&quot;);[.B105]-[.B104];[.B105]-[.B104]-1))">
            <text:p/>
          </table:table-cell>
          <table:table-cell table:formula="of:=IF([.B105]=&quot;&quot;;&quot;&quot;;IF(ISNUMBER(MATCH([.B105];[.$R$4:.$R$11];0));&quot;&quot;;INDEX([.$S$23:.$S$79];MATCH([.B105];[.$R$23:.$R$79];0))))">
            <text:p/>
          </table:table-cell>
          <table:table-cell table:formula="of:=IF([.B105]=&quot;&quot;;&quot;&quot;;IF([.B104]&lt;[.$R$4];INDEX([.$S$4:.$S$11];MATCH([.B104];[.$R$4:.$R$11];-1));INDEX([.$S$4:.$S$11];MATCH([.B104];[.$R$4:.$R$11];1))))">
            <text:p/>
          </table:table-cell>
          <table:table-cell table:formula="of:=IF([.D105]=&quot;b&quot;;&quot;\break&quot;;IF([.D105]=&quot;pb&quot;;&quot;\pageBreak&quot;;&quot;&quot;))">
            <text:p/>
          </table:table-cell>
          <table:table-cell table:formula="of:=IF(ISERROR(MATCH([.B105];[.$R$24:.$R$79];0));&quot;&quot;;IF(INDEX([.$T$24:.$T$79];MATCH([.B105];[.$R$24:.$R$79];0))=&quot;&quot;;&quot;&quot;;&quot;\grace {&quot;&amp;INDEX([.$T$24:.$T$79];MATCH([.B105];[.$R$24:.$R$79];0))&amp;&quot;}&quot;))">
            <text:p/>
          </table:table-cell>
          <table:table-cell/>
          <table:table-cell table:formula="of:=IF([.B105]=&quot;&quot;;&quot;&quot;;IF([.$M$17]=&quot;Y&quot;;IF([.C105]=0;&quot; &quot;&amp;[.F105];IF(OR([.D105]=&quot;b&quot;;[.D105]=&quot;pb&quot;);[.E105]&amp;&quot;*&quot;&amp;[.C105]&amp;&quot; &quot;&amp;[.F105]&amp;&quot; &quot;&amp;[.G105];[.E105]&amp;&quot;*&quot;&amp;[.C105]&amp;&quot; &quot;&amp;SUBSTITUTE(SUBSTITUTE([.D105];&quot;-pb-&quot;;&quot; \bar &quot;&quot;&quot;&quot; \pageBreak &quot;);&quot;-b-&quot;;&quot; \bar &quot;&quot;&quot;&quot; \break &quot;)));&quot;&quot;))">
            <text:p/>
          </table:table-cell>
          <table:table-cell table:formula="of:=IF([.V42]=&quot;&quot;;&quot;&quot;;&quot;\overrideProperty Score.NonMusicalPaperColumn.line-break-system-details #'((Y-offset . &quot;&amp;[.V42]&amp;&quot;))&quot;)">
            <text:p/>
          </table:table-cell>
          <table:table-cell table:number-columns-repeated="108"/>
          <table:table-cell office:value-type="float" office:value="83" calcext:value-type="float">
            <text:p>83</text:p>
          </table:table-cell>
          <table:table-cell table:formula="of:=IF([$BARS.D86]=&quot;&quot;;&quot;&quot;;[$BARS.D86])" office:value-type="float" office:value="83" calcext:value-type="float">
            <text:p>83</text:p>
          </table:table-cell>
          <table:table-cell table:formula="of:=IF([$BARS.E86]=&quot;&quot;;&quot;&quot;;[$BARS.E86])" office:value-type="float" office:value="83" calcext:value-type="float">
            <text:p>83</text:p>
          </table:table-cell>
          <table:table-cell table:formula="of:=IF([$BARS.F86]=&quot;&quot;;&quot;&quot;;[$BARS.F86])" office:value-type="float" office:value="83" calcext:value-type="float">
            <text:p>83</text:p>
          </table:table-cell>
          <table:table-cell table:formula="of:=IF([$BARS.G86]=&quot;&quot;;&quot;&quot;;[$BARS.G86])" office:value-type="float" office:value="83" calcext:value-type="float">
            <text:p>83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R$4:.$R$79];[.A106]));&quot;&quot;;SMALL([.$R$4:.$R$79];[.A106]))">
            <text:p/>
          </table:table-cell>
          <table:table-cell table:style-name="ce5" table:formula="of:=IF([.B106]=&quot;&quot;;&quot;&quot;;IF(OR([.D105]=&quot;pb&quot;;[.D105]=&quot;b&quot;;[.D105]=&quot;&quot;);[.B106]-[.B105];[.B106]-[.B105]-1))">
            <text:p/>
          </table:table-cell>
          <table:table-cell table:formula="of:=IF([.B106]=&quot;&quot;;&quot;&quot;;IF(ISNUMBER(MATCH([.B106];[.$R$4:.$R$11];0));&quot;&quot;;INDEX([.$S$23:.$S$79];MATCH([.B106];[.$R$23:.$R$79];0))))">
            <text:p/>
          </table:table-cell>
          <table:table-cell table:formula="of:=IF([.B106]=&quot;&quot;;&quot;&quot;;IF([.B105]&lt;[.$R$4];INDEX([.$S$4:.$S$11];MATCH([.B105];[.$R$4:.$R$11];-1));INDEX([.$S$4:.$S$11];MATCH([.B105];[.$R$4:.$R$11];1))))">
            <text:p/>
          </table:table-cell>
          <table:table-cell table:formula="of:=IF([.D106]=&quot;b&quot;;&quot;\break&quot;;IF([.D106]=&quot;pb&quot;;&quot;\pageBreak&quot;;&quot;&quot;))">
            <text:p/>
          </table:table-cell>
          <table:table-cell table:formula="of:=IF(ISERROR(MATCH([.B106];[.$R$24:.$R$79];0));&quot;&quot;;IF(INDEX([.$T$24:.$T$79];MATCH([.B106];[.$R$24:.$R$79];0))=&quot;&quot;;&quot;&quot;;&quot;\grace {&quot;&amp;INDEX([.$T$24:.$T$79];MATCH([.B106];[.$R$24:.$R$79];0))&amp;&quot;}&quot;))">
            <text:p/>
          </table:table-cell>
          <table:table-cell/>
          <table:table-cell table:formula="of:=IF([.B106]=&quot;&quot;;&quot;&quot;;IF([.$M$17]=&quot;Y&quot;;IF([.C106]=0;&quot; &quot;&amp;[.F106];IF(OR([.D106]=&quot;b&quot;;[.D106]=&quot;pb&quot;);[.E106]&amp;&quot;*&quot;&amp;[.C106]&amp;&quot; &quot;&amp;[.F106]&amp;&quot; &quot;&amp;[.G106];[.E106]&amp;&quot;*&quot;&amp;[.C106]&amp;&quot; &quot;&amp;SUBSTITUTE(SUBSTITUTE([.D106];&quot;-pb-&quot;;&quot; \bar &quot;&quot;&quot;&quot; \pageBreak &quot;);&quot;-b-&quot;;&quot; \bar &quot;&quot;&quot;&quot; \break &quot;)));&quot;&quot;))">
            <text:p/>
          </table:table-cell>
          <table:table-cell table:formula="of:=IF([.V43]=&quot;&quot;;&quot;&quot;;&quot;\overrideProperty Score.NonMusicalPaperColumn.line-break-system-details #'((Y-offset . &quot;&amp;[.V43]&amp;&quot;))&quot;)">
            <text:p/>
          </table:table-cell>
          <table:table-cell table:number-columns-repeated="108"/>
          <table:table-cell office:value-type="float" office:value="84" calcext:value-type="float">
            <text:p>84</text:p>
          </table:table-cell>
          <table:table-cell table:formula="of:=IF([$BARS.D87]=&quot;&quot;;&quot;&quot;;[$BARS.D87])" office:value-type="float" office:value="84" calcext:value-type="float">
            <text:p>84</text:p>
          </table:table-cell>
          <table:table-cell table:formula="of:=IF([$BARS.E87]=&quot;&quot;;&quot;&quot;;[$BARS.E87])" office:value-type="float" office:value="84" calcext:value-type="float">
            <text:p>84</text:p>
          </table:table-cell>
          <table:table-cell table:formula="of:=IF([$BARS.F87]=&quot;&quot;;&quot;&quot;;[$BARS.F87])" office:value-type="float" office:value="84" calcext:value-type="float">
            <text:p>84</text:p>
          </table:table-cell>
          <table:table-cell table:formula="of:=IF([$BARS.G87]=&quot;&quot;;&quot;&quot;;[$BARS.G87])" office:value-type="float" office:value="84" calcext:value-type="float">
            <text:p>84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OR(SMALL([.$R$4:.$R$79];[.A107]));&quot;&quot;;SMALL([.$R$4:.$R$79];[.A107]))">
            <text:p/>
          </table:table-cell>
          <table:table-cell table:formula="of:=IF([.B107]=&quot;&quot;;&quot;&quot;;IF(OR([.D106]=&quot;pb&quot;;[.D106]=&quot;b&quot;;[.D106]=&quot;&quot;);[.B107]-[.B106];[.B107]-[.B106]-1))">
            <text:p/>
          </table:table-cell>
          <table:table-cell table:formula="of:=IF([.B107]=&quot;&quot;;&quot;&quot;;IF(ISNUMBER(MATCH([.B107];[.$R$4:.$R$11];0));&quot;&quot;;INDEX([.$S$23:.$S$79];MATCH([.B107];[.$R$23:.$R$79];0))))">
            <text:p/>
          </table:table-cell>
          <table:table-cell table:formula="of:=IF([.B107]=&quot;&quot;;&quot;&quot;;IF([.B106]&lt;[.$R$4];INDEX([.$S$4:.$S$11];MATCH([.B106];[.$R$4:.$R$11];-1));INDEX([.$S$4:.$S$11];MATCH([.B106];[.$R$4:.$R$11];1))))">
            <text:p/>
          </table:table-cell>
          <table:table-cell table:formula="of:=IF([.D107]=&quot;b&quot;;&quot;\break&quot;;IF([.D107]=&quot;pb&quot;;&quot;\pageBreak&quot;;&quot;&quot;))">
            <text:p/>
          </table:table-cell>
          <table:table-cell table:formula="of:=IF(ISERROR(MATCH([.B107];[.$R$24:.$R$79];0));&quot;&quot;;IF(INDEX([.$T$24:.$T$79];MATCH([.B107];[.$R$24:.$R$79];0))=&quot;&quot;;&quot;&quot;;&quot;\grace {&quot;&amp;INDEX([.$T$24:.$T$79];MATCH([.B107];[.$R$24:.$R$79];0))&amp;&quot;}&quot;))">
            <text:p/>
          </table:table-cell>
          <table:table-cell/>
          <table:table-cell table:formula="of:=IF([.B107]=&quot;&quot;;&quot;&quot;;IF([.$M$17]=&quot;Y&quot;;IF([.C107]=0;&quot; &quot;&amp;[.F107];IF(OR([.D107]=&quot;b&quot;;[.D107]=&quot;pb&quot;);[.E107]&amp;&quot;*&quot;&amp;[.C107]&amp;&quot; &quot;&amp;[.F107]&amp;&quot; &quot;&amp;[.G107];[.E107]&amp;&quot;*&quot;&amp;[.C107]&amp;&quot; &quot;&amp;SUBSTITUTE(SUBSTITUTE([.D107];&quot;-pb-&quot;;&quot; \bar &quot;&quot;&quot;&quot; \pageBreak &quot;);&quot;-b-&quot;;&quot; \bar &quot;&quot;&quot;&quot; \break &quot;)));&quot;&quot;))">
            <text:p/>
          </table:table-cell>
          <table:table-cell table:formula="of:=IF([.V44]=&quot;&quot;;&quot;&quot;;&quot;\overrideProperty Score.NonMusicalPaperColumn.line-break-system-details #'((Y-offset . &quot;&amp;[.V44]&amp;&quot;))&quot;)">
            <text:p/>
          </table:table-cell>
          <table:table-cell table:number-columns-repeated="108"/>
          <table:table-cell office:value-type="float" office:value="85" calcext:value-type="float">
            <text:p>85</text:p>
          </table:table-cell>
          <table:table-cell table:formula="of:=IF([$BARS.D88]=&quot;&quot;;&quot;&quot;;[$BARS.D88])" office:value-type="float" office:value="85" calcext:value-type="float">
            <text:p>85</text:p>
          </table:table-cell>
          <table:table-cell table:formula="of:=IF([$BARS.E88]=&quot;&quot;;&quot;&quot;;[$BARS.E88])" office:value-type="float" office:value="85" calcext:value-type="float">
            <text:p>85</text:p>
          </table:table-cell>
          <table:table-cell table:formula="of:=IF([$BARS.F88]=&quot;&quot;;&quot;&quot;;[$BARS.F88])" office:value-type="float" office:value="85" calcext:value-type="float">
            <text:p>85</text:p>
          </table:table-cell>
          <table:table-cell table:formula="of:=IF([$BARS.G88]=&quot;&quot;;&quot;&quot;;[$BARS.G88])" office:value-type="float" office:value="85" calcext:value-type="float">
            <text:p>85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OR(SMALL([.$R$4:.$R$79];[.A108]));&quot;&quot;;SMALL([.$R$4:.$R$79];[.A108]))">
            <text:p/>
          </table:table-cell>
          <table:table-cell table:formula="of:=IF([.B108]=&quot;&quot;;&quot;&quot;;IF(OR([.D107]=&quot;pb&quot;;[.D107]=&quot;b&quot;;[.D107]=&quot;&quot;);[.B108]-[.B107];[.B108]-[.B107]-1))">
            <text:p/>
          </table:table-cell>
          <table:table-cell table:formula="of:=IF([.B108]=&quot;&quot;;&quot;&quot;;IF(ISNUMBER(MATCH([.B108];[.$R$4:.$R$11];0));&quot;&quot;;INDEX([.$S$23:.$S$79];MATCH([.B108];[.$R$23:.$R$79];0))))">
            <text:p/>
          </table:table-cell>
          <table:table-cell table:formula="of:=IF([.B108]=&quot;&quot;;&quot;&quot;;IF([.B107]&lt;[.$R$4];INDEX([.$S$4:.$S$11];MATCH([.B107];[.$R$4:.$R$11];-1));INDEX([.$S$4:.$S$11];MATCH([.B107];[.$R$4:.$R$11];1))))">
            <text:p/>
          </table:table-cell>
          <table:table-cell table:formula="of:=IF([.D108]=&quot;b&quot;;&quot;\break&quot;;IF([.D108]=&quot;pb&quot;;&quot;\pageBreak&quot;;&quot;&quot;))">
            <text:p/>
          </table:table-cell>
          <table:table-cell table:formula="of:=IF(ISERROR(MATCH([.B108];[.$R$24:.$R$79];0));&quot;&quot;;IF(INDEX([.$T$24:.$T$79];MATCH([.B108];[.$R$24:.$R$79];0))=&quot;&quot;;&quot;&quot;;&quot;\grace {&quot;&amp;INDEX([.$T$24:.$T$79];MATCH([.B108];[.$R$24:.$R$79];0))&amp;&quot;}&quot;))">
            <text:p/>
          </table:table-cell>
          <table:table-cell/>
          <table:table-cell table:formula="of:=IF([.B108]=&quot;&quot;;&quot;&quot;;IF([.$M$17]=&quot;Y&quot;;IF([.C108]=0;&quot; &quot;&amp;[.F108];IF(OR([.D108]=&quot;b&quot;;[.D108]=&quot;pb&quot;);[.E108]&amp;&quot;*&quot;&amp;[.C108]&amp;&quot; &quot;&amp;[.F108]&amp;&quot; &quot;&amp;[.G108];[.E108]&amp;&quot;*&quot;&amp;[.C108]&amp;&quot; &quot;&amp;SUBSTITUTE(SUBSTITUTE([.D108];&quot;-pb-&quot;;&quot; \bar &quot;&quot;&quot;&quot; \pageBreak &quot;);&quot;-b-&quot;;&quot; \bar &quot;&quot;&quot;&quot; \break &quot;)));&quot;&quot;))">
            <text:p/>
          </table:table-cell>
          <table:table-cell table:formula="of:=IF([.V45]=&quot;&quot;;&quot;&quot;;&quot;\overrideProperty Score.NonMusicalPaperColumn.line-break-system-details #'((Y-offset . &quot;&amp;[.V45]&amp;&quot;))&quot;)">
            <text:p/>
          </table:table-cell>
          <table:table-cell table:number-columns-repeated="108"/>
          <table:table-cell office:value-type="float" office:value="86" calcext:value-type="float">
            <text:p>86</text:p>
          </table:table-cell>
          <table:table-cell table:formula="of:=IF([$BARS.D89]=&quot;&quot;;&quot;&quot;;[$BARS.D89])" office:value-type="float" office:value="86" calcext:value-type="float">
            <text:p>86</text:p>
          </table:table-cell>
          <table:table-cell table:formula="of:=IF([$BARS.E89]=&quot;&quot;;&quot;&quot;;[$BARS.E89])" office:value-type="float" office:value="86" calcext:value-type="float">
            <text:p>86</text:p>
          </table:table-cell>
          <table:table-cell table:formula="of:=IF([$BARS.F89]=&quot;&quot;;&quot;&quot;;[$BARS.F89])" office:value-type="float" office:value="86" calcext:value-type="float">
            <text:p>86</text:p>
          </table:table-cell>
          <table:table-cell table:formula="of:=IF([$BARS.G89]=&quot;&quot;;&quot;&quot;;[$BARS.G89])" office:value-type="float" office:value="86" calcext:value-type="float">
            <text:p>86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OR(SMALL([.$R$4:.$R$79];[.A109]));&quot;&quot;;SMALL([.$R$4:.$R$79];[.A109]))">
            <text:p/>
          </table:table-cell>
          <table:table-cell table:formula="of:=IF([.B109]=&quot;&quot;;&quot;&quot;;IF(OR([.D108]=&quot;pb&quot;;[.D108]=&quot;b&quot;;[.D108]=&quot;&quot;);[.B109]-[.B108];[.B109]-[.B108]-1))">
            <text:p/>
          </table:table-cell>
          <table:table-cell table:formula="of:=IF([.B109]=&quot;&quot;;&quot;&quot;;IF(ISNUMBER(MATCH([.B109];[.$R$4:.$R$11];0));&quot;&quot;;INDEX([.$S$23:.$S$79];MATCH([.B109];[.$R$23:.$R$79];0))))">
            <text:p/>
          </table:table-cell>
          <table:table-cell table:formula="of:=IF([.B109]=&quot;&quot;;&quot;&quot;;IF([.B108]&lt;[.$R$4];INDEX([.$S$4:.$S$11];MATCH([.B108];[.$R$4:.$R$11];-1));INDEX([.$S$4:.$S$11];MATCH([.B108];[.$R$4:.$R$11];1))))">
            <text:p/>
          </table:table-cell>
          <table:table-cell table:formula="of:=IF([.D109]=&quot;b&quot;;&quot;\break&quot;;IF([.D109]=&quot;pb&quot;;&quot;\pageBreak&quot;;&quot;&quot;))">
            <text:p/>
          </table:table-cell>
          <table:table-cell table:formula="of:=IF(ISERROR(MATCH([.B109];[.$R$24:.$R$79];0));&quot;&quot;;IF(INDEX([.$T$24:.$T$79];MATCH([.B109];[.$R$24:.$R$79];0))=&quot;&quot;;&quot;&quot;;&quot;\grace {&quot;&amp;INDEX([.$T$24:.$T$79];MATCH([.B109];[.$R$24:.$R$79];0))&amp;&quot;}&quot;))">
            <text:p/>
          </table:table-cell>
          <table:table-cell/>
          <table:table-cell table:formula="of:=IF([.B109]=&quot;&quot;;&quot;&quot;;IF([.$M$17]=&quot;Y&quot;;IF([.C109]=0;&quot; &quot;&amp;[.F109];IF(OR([.D109]=&quot;b&quot;;[.D109]=&quot;pb&quot;);[.E109]&amp;&quot;*&quot;&amp;[.C109]&amp;&quot; &quot;&amp;[.F109]&amp;&quot; &quot;&amp;[.G109];[.E109]&amp;&quot;*&quot;&amp;[.C109]&amp;&quot; &quot;&amp;SUBSTITUTE(SUBSTITUTE([.D109];&quot;-pb-&quot;;&quot; \bar &quot;&quot;&quot;&quot; \pageBreak &quot;);&quot;-b-&quot;;&quot; \bar &quot;&quot;&quot;&quot; \break &quot;)));&quot;&quot;))">
            <text:p/>
          </table:table-cell>
          <table:table-cell table:formula="of:=IF([.V46]=&quot;&quot;;&quot;&quot;;&quot;\overrideProperty Score.NonMusicalPaperColumn.line-break-system-details #'((Y-offset . &quot;&amp;[.V46]&amp;&quot;))&quot;)">
            <text:p/>
          </table:table-cell>
          <table:table-cell table:number-columns-repeated="108"/>
          <table:table-cell office:value-type="float" office:value="87" calcext:value-type="float">
            <text:p>87</text:p>
          </table:table-cell>
          <table:table-cell table:formula="of:=IF([$BARS.D90]=&quot;&quot;;&quot;&quot;;[$BARS.D90])" office:value-type="float" office:value="87" calcext:value-type="float">
            <text:p>87</text:p>
          </table:table-cell>
          <table:table-cell table:formula="of:=IF([$BARS.E90]=&quot;&quot;;&quot;&quot;;[$BARS.E90])" office:value-type="float" office:value="87" calcext:value-type="float">
            <text:p>87</text:p>
          </table:table-cell>
          <table:table-cell table:formula="of:=IF([$BARS.F90]=&quot;&quot;;&quot;&quot;;[$BARS.F90])" office:value-type="float" office:value="87" calcext:value-type="float">
            <text:p>87</text:p>
          </table:table-cell>
          <table:table-cell table:formula="of:=IF([$BARS.G90]=&quot;&quot;;&quot;&quot;;[$BARS.G90])" office:value-type="float" office:value="87" calcext:value-type="float">
            <text:p>87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OR(SMALL([.$R$4:.$R$79];[.A110]));&quot;&quot;;SMALL([.$R$4:.$R$79];[.A110]))">
            <text:p/>
          </table:table-cell>
          <table:table-cell table:formula="of:=IF([.B110]=&quot;&quot;;&quot;&quot;;IF(OR([.D109]=&quot;pb&quot;;[.D109]=&quot;b&quot;;[.D109]=&quot;&quot;);[.B110]-[.B109];[.B110]-[.B109]-1))">
            <text:p/>
          </table:table-cell>
          <table:table-cell table:formula="of:=IF([.B110]=&quot;&quot;;&quot;&quot;;IF(ISNUMBER(MATCH([.B110];[.$R$4:.$R$11];0));&quot;&quot;;INDEX([.$S$23:.$S$79];MATCH([.B110];[.$R$23:.$R$79];0))))">
            <text:p/>
          </table:table-cell>
          <table:table-cell table:formula="of:=IF([.B110]=&quot;&quot;;&quot;&quot;;IF([.B109]&lt;[.$R$4];INDEX([.$S$4:.$S$11];MATCH([.B109];[.$R$4:.$R$11];-1));INDEX([.$S$4:.$S$11];MATCH([.B109];[.$R$4:.$R$11];1))))">
            <text:p/>
          </table:table-cell>
          <table:table-cell table:formula="of:=IF([.D110]=&quot;b&quot;;&quot;\break&quot;;IF([.D110]=&quot;pb&quot;;&quot;\pageBreak&quot;;&quot;&quot;))">
            <text:p/>
          </table:table-cell>
          <table:table-cell table:formula="of:=IF(ISERROR(MATCH([.B110];[.$R$24:.$R$79];0));&quot;&quot;;IF(INDEX([.$T$24:.$T$79];MATCH([.B110];[.$R$24:.$R$79];0))=&quot;&quot;;&quot;&quot;;&quot;\grace {&quot;&amp;INDEX([.$T$24:.$T$79];MATCH([.B110];[.$R$24:.$R$79];0))&amp;&quot;}&quot;))">
            <text:p/>
          </table:table-cell>
          <table:table-cell/>
          <table:table-cell table:formula="of:=IF([.B110]=&quot;&quot;;&quot;&quot;;IF([.$M$17]=&quot;Y&quot;;IF([.C110]=0;&quot; &quot;&amp;[.F110];IF(OR([.D110]=&quot;b&quot;;[.D110]=&quot;pb&quot;);[.E110]&amp;&quot;*&quot;&amp;[.C110]&amp;&quot; &quot;&amp;[.F110]&amp;&quot; &quot;&amp;[.G110];[.E110]&amp;&quot;*&quot;&amp;[.C110]&amp;&quot; &quot;&amp;SUBSTITUTE(SUBSTITUTE([.D110];&quot;-pb-&quot;;&quot; \bar &quot;&quot;&quot;&quot; \pageBreak &quot;);&quot;-b-&quot;;&quot; \bar &quot;&quot;&quot;&quot; \break &quot;)));&quot;&quot;))">
            <text:p/>
          </table:table-cell>
          <table:table-cell table:formula="of:=IF([.V47]=&quot;&quot;;&quot;&quot;;&quot;\overrideProperty Score.NonMusicalPaperColumn.line-break-system-details #'((Y-offset . &quot;&amp;[.V47]&amp;&quot;))&quot;)">
            <text:p/>
          </table:table-cell>
          <table:table-cell table:number-columns-repeated="108"/>
          <table:table-cell office:value-type="float" office:value="88" calcext:value-type="float">
            <text:p>88</text:p>
          </table:table-cell>
          <table:table-cell table:formula="of:=IF([$BARS.D91]=&quot;&quot;;&quot;&quot;;[$BARS.D91])" office:value-type="float" office:value="88" calcext:value-type="float">
            <text:p>88</text:p>
          </table:table-cell>
          <table:table-cell table:formula="of:=IF([$BARS.E91]=&quot;&quot;;&quot;&quot;;[$BARS.E91])" office:value-type="float" office:value="88" calcext:value-type="float">
            <text:p>88</text:p>
          </table:table-cell>
          <table:table-cell table:formula="of:=IF([$BARS.F91]=&quot;&quot;;&quot;&quot;;[$BARS.F91])" office:value-type="float" office:value="88" calcext:value-type="float">
            <text:p>88</text:p>
          </table:table-cell>
          <table:table-cell table:formula="of:=IF([$BARS.G91]=&quot;&quot;;&quot;&quot;;[$BARS.G91])" office:value-type="float" office:value="88" calcext:value-type="float">
            <text:p>88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OR(SMALL([.$R$4:.$R$79];[.A111]));&quot;&quot;;SMALL([.$R$4:.$R$79];[.A111]))">
            <text:p/>
          </table:table-cell>
          <table:table-cell table:formula="of:=IF([.B111]=&quot;&quot;;&quot;&quot;;IF(OR([.D110]=&quot;pb&quot;;[.D110]=&quot;b&quot;;[.D110]=&quot;&quot;);[.B111]-[.B110];[.B111]-[.B110]-1))">
            <text:p/>
          </table:table-cell>
          <table:table-cell table:formula="of:=IF([.B111]=&quot;&quot;;&quot;&quot;;IF(ISNUMBER(MATCH([.B111];[.$R$4:.$R$11];0));&quot;&quot;;INDEX([.$S$23:.$S$79];MATCH([.B111];[.$R$23:.$R$79];0))))">
            <text:p/>
          </table:table-cell>
          <table:table-cell table:formula="of:=IF([.B111]=&quot;&quot;;&quot;&quot;;IF([.B110]&lt;[.$R$4];INDEX([.$S$4:.$S$11];MATCH([.B110];[.$R$4:.$R$11];-1));INDEX([.$S$4:.$S$11];MATCH([.B110];[.$R$4:.$R$11];1))))">
            <text:p/>
          </table:table-cell>
          <table:table-cell table:formula="of:=IF([.D111]=&quot;b&quot;;&quot;\break&quot;;IF([.D111]=&quot;pb&quot;;&quot;\pageBreak&quot;;&quot;&quot;))">
            <text:p/>
          </table:table-cell>
          <table:table-cell table:formula="of:=IF(ISERROR(MATCH([.B111];[.$R$24:.$R$79];0));&quot;&quot;;IF(INDEX([.$T$24:.$T$79];MATCH([.B111];[.$R$24:.$R$79];0))=&quot;&quot;;&quot;&quot;;&quot;\grace {&quot;&amp;INDEX([.$T$24:.$T$79];MATCH([.B111];[.$R$24:.$R$79];0))&amp;&quot;}&quot;))">
            <text:p/>
          </table:table-cell>
          <table:table-cell/>
          <table:table-cell table:formula="of:=IF([.B111]=&quot;&quot;;&quot;&quot;;IF([.$M$17]=&quot;Y&quot;;IF([.C111]=0;&quot; &quot;&amp;[.F111];IF(OR([.D111]=&quot;b&quot;;[.D111]=&quot;pb&quot;);[.E111]&amp;&quot;*&quot;&amp;[.C111]&amp;&quot; &quot;&amp;[.F111]&amp;&quot; &quot;&amp;[.G111];[.E111]&amp;&quot;*&quot;&amp;[.C111]&amp;&quot; &quot;&amp;SUBSTITUTE(SUBSTITUTE([.D111];&quot;-pb-&quot;;&quot; \bar &quot;&quot;&quot;&quot; \pageBreak &quot;);&quot;-b-&quot;;&quot; \bar &quot;&quot;&quot;&quot; \break &quot;)));&quot;&quot;))">
            <text:p/>
          </table:table-cell>
          <table:table-cell table:formula="of:=IF([.V48]=&quot;&quot;;&quot;&quot;;&quot;\overrideProperty Score.NonMusicalPaperColumn.line-break-system-details #'((Y-offset . &quot;&amp;[.V48]&amp;&quot;))&quot;)">
            <text:p/>
          </table:table-cell>
          <table:table-cell table:number-columns-repeated="108"/>
          <table:table-cell office:value-type="float" office:value="89" calcext:value-type="float">
            <text:p>89</text:p>
          </table:table-cell>
          <table:table-cell table:formula="of:=IF([$BARS.D92]=&quot;&quot;;&quot;&quot;;[$BARS.D92])" office:value-type="float" office:value="89" calcext:value-type="float">
            <text:p>89</text:p>
          </table:table-cell>
          <table:table-cell table:formula="of:=IF([$BARS.E92]=&quot;&quot;;&quot;&quot;;[$BARS.E92])" office:value-type="float" office:value="89" calcext:value-type="float">
            <text:p>89</text:p>
          </table:table-cell>
          <table:table-cell table:formula="of:=IF([$BARS.F92]=&quot;&quot;;&quot;&quot;;[$BARS.F92])" office:value-type="float" office:value="89" calcext:value-type="float">
            <text:p>89</text:p>
          </table:table-cell>
          <table:table-cell table:formula="of:=IF([$BARS.G92]=&quot;&quot;;&quot;&quot;;[$BARS.G92])" office:value-type="float" office:value="89" calcext:value-type="float">
            <text:p>89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OR(SMALL([.$R$4:.$R$79];[.A112]));&quot;&quot;;SMALL([.$R$4:.$R$79];[.A112]))">
            <text:p/>
          </table:table-cell>
          <table:table-cell table:formula="of:=IF([.B112]=&quot;&quot;;&quot;&quot;;IF(OR([.D111]=&quot;pb&quot;;[.D111]=&quot;b&quot;;[.D111]=&quot;&quot;);[.B112]-[.B111];[.B112]-[.B111]-1))">
            <text:p/>
          </table:table-cell>
          <table:table-cell table:formula="of:=IF([.B112]=&quot;&quot;;&quot;&quot;;IF(ISNUMBER(MATCH([.B112];[.$R$4:.$R$11];0));&quot;&quot;;INDEX([.$S$23:.$S$79];MATCH([.B112];[.$R$23:.$R$79];0))))">
            <text:p/>
          </table:table-cell>
          <table:table-cell table:formula="of:=IF([.B112]=&quot;&quot;;&quot;&quot;;IF([.B111]&lt;[.$R$4];INDEX([.$S$4:.$S$11];MATCH([.B111];[.$R$4:.$R$11];-1));INDEX([.$S$4:.$S$11];MATCH([.B111];[.$R$4:.$R$11];1))))">
            <text:p/>
          </table:table-cell>
          <table:table-cell table:formula="of:=IF([.D112]=&quot;b&quot;;&quot;\break&quot;;IF([.D112]=&quot;pb&quot;;&quot;\pageBreak&quot;;&quot;&quot;))">
            <text:p/>
          </table:table-cell>
          <table:table-cell table:formula="of:=IF(ISERROR(MATCH([.B112];[.$R$24:.$R$79];0));&quot;&quot;;IF(INDEX([.$T$24:.$T$79];MATCH([.B112];[.$R$24:.$R$79];0))=&quot;&quot;;&quot;&quot;;&quot;\grace {&quot;&amp;INDEX([.$T$24:.$T$79];MATCH([.B112];[.$R$24:.$R$79];0))&amp;&quot;}&quot;))">
            <text:p/>
          </table:table-cell>
          <table:table-cell/>
          <table:table-cell table:formula="of:=IF([.B112]=&quot;&quot;;&quot;&quot;;IF([.$M$17]=&quot;Y&quot;;IF([.C112]=0;&quot; &quot;&amp;[.F112];IF(OR([.D112]=&quot;b&quot;;[.D112]=&quot;pb&quot;);[.E112]&amp;&quot;*&quot;&amp;[.C112]&amp;&quot; &quot;&amp;[.F112]&amp;&quot; &quot;&amp;[.G112];[.E112]&amp;&quot;*&quot;&amp;[.C112]&amp;&quot; &quot;&amp;SUBSTITUTE(SUBSTITUTE([.D112];&quot;-pb-&quot;;&quot; \bar &quot;&quot;&quot;&quot; \pageBreak &quot;);&quot;-b-&quot;;&quot; \bar &quot;&quot;&quot;&quot; \break &quot;)));&quot;&quot;))">
            <text:p/>
          </table:table-cell>
          <table:table-cell table:formula="of:=IF([.V49]=&quot;&quot;;&quot;&quot;;&quot;\overrideProperty Score.NonMusicalPaperColumn.line-break-system-details #'((Y-offset . &quot;&amp;[.V49]&amp;&quot;))&quot;)">
            <text:p/>
          </table:table-cell>
          <table:table-cell table:number-columns-repeated="108"/>
          <table:table-cell office:value-type="float" office:value="90" calcext:value-type="float">
            <text:p>90</text:p>
          </table:table-cell>
          <table:table-cell table:formula="of:=IF([$BARS.D93]=&quot;&quot;;&quot;&quot;;[$BARS.D93])" office:value-type="float" office:value="90" calcext:value-type="float">
            <text:p>90</text:p>
          </table:table-cell>
          <table:table-cell table:formula="of:=IF([$BARS.E93]=&quot;&quot;;&quot;&quot;;[$BARS.E93])" office:value-type="float" office:value="90" calcext:value-type="float">
            <text:p>90</text:p>
          </table:table-cell>
          <table:table-cell table:formula="of:=IF([$BARS.F93]=&quot;&quot;;&quot;&quot;;[$BARS.F93])" office:value-type="float" office:value="90" calcext:value-type="float">
            <text:p>90</text:p>
          </table:table-cell>
          <table:table-cell table:formula="of:=IF([$BARS.G93]=&quot;&quot;;&quot;&quot;;[$BARS.G93])" office:value-type="float" office:value="90" calcext:value-type="float">
            <text:p>90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OR(SMALL([.$R$4:.$R$79];[.A113]));&quot;&quot;;SMALL([.$R$4:.$R$79];[.A113]))">
            <text:p/>
          </table:table-cell>
          <table:table-cell table:formula="of:=IF([.B113]=&quot;&quot;;&quot;&quot;;IF(OR([.D112]=&quot;pb&quot;;[.D112]=&quot;b&quot;;[.D112]=&quot;&quot;);[.B113]-[.B112];[.B113]-[.B112]-1))">
            <text:p/>
          </table:table-cell>
          <table:table-cell table:formula="of:=IF([.B113]=&quot;&quot;;&quot;&quot;;IF(ISNUMBER(MATCH([.B113];[.$R$4:.$R$11];0));&quot;&quot;;INDEX([.$S$23:.$S$79];MATCH([.B113];[.$R$23:.$R$79];0))))">
            <text:p/>
          </table:table-cell>
          <table:table-cell table:formula="of:=IF([.B113]=&quot;&quot;;&quot;&quot;;IF([.B112]&lt;[.$R$4];INDEX([.$S$4:.$S$11];MATCH([.B112];[.$R$4:.$R$11];-1));INDEX([.$S$4:.$S$11];MATCH([.B112];[.$R$4:.$R$11];1))))">
            <text:p/>
          </table:table-cell>
          <table:table-cell table:formula="of:=IF([.D113]=&quot;b&quot;;&quot;\break&quot;;IF([.D113]=&quot;pb&quot;;&quot;\pageBreak&quot;;&quot;&quot;))">
            <text:p/>
          </table:table-cell>
          <table:table-cell table:formula="of:=IF(ISERROR(MATCH([.B113];[.$R$24:.$R$79];0));&quot;&quot;;IF(INDEX([.$T$24:.$T$79];MATCH([.B113];[.$R$24:.$R$79];0))=&quot;&quot;;&quot;&quot;;&quot;\grace {&quot;&amp;INDEX([.$T$24:.$T$79];MATCH([.B113];[.$R$24:.$R$79];0))&amp;&quot;}&quot;))">
            <text:p/>
          </table:table-cell>
          <table:table-cell/>
          <table:table-cell table:formula="of:=IF([.B113]=&quot;&quot;;&quot;&quot;;IF([.$M$17]=&quot;Y&quot;;IF([.C113]=0;&quot; &quot;&amp;[.F113];IF(OR([.D113]=&quot;b&quot;;[.D113]=&quot;pb&quot;);[.E113]&amp;&quot;*&quot;&amp;[.C113]&amp;&quot; &quot;&amp;[.F113]&amp;&quot; &quot;&amp;[.G113];[.E113]&amp;&quot;*&quot;&amp;[.C113]&amp;&quot; &quot;&amp;SUBSTITUTE(SUBSTITUTE([.D113];&quot;-pb-&quot;;&quot; \bar &quot;&quot;&quot;&quot; \pageBreak &quot;);&quot;-b-&quot;;&quot; \bar &quot;&quot;&quot;&quot; \break &quot;)));&quot;&quot;))">
            <text:p/>
          </table:table-cell>
          <table:table-cell table:formula="of:=IF([.V50]=&quot;&quot;;&quot;&quot;;&quot;\overrideProperty Score.NonMusicalPaperColumn.line-break-system-details #'((Y-offset . &quot;&amp;[.V50]&amp;&quot;))&quot;)">
            <text:p/>
          </table:table-cell>
          <table:table-cell table:number-columns-repeated="108"/>
          <table:table-cell office:value-type="float" office:value="91" calcext:value-type="float">
            <text:p>91</text:p>
          </table:table-cell>
          <table:table-cell table:formula="of:=IF([$BARS.D94]=&quot;&quot;;&quot;&quot;;[$BARS.D94])" office:value-type="float" office:value="91" calcext:value-type="float">
            <text:p>91</text:p>
          </table:table-cell>
          <table:table-cell table:formula="of:=IF([$BARS.E94]=&quot;&quot;;&quot;&quot;;[$BARS.E94])" office:value-type="float" office:value="91" calcext:value-type="float">
            <text:p>91</text:p>
          </table:table-cell>
          <table:table-cell table:formula="of:=IF([$BARS.F94]=&quot;&quot;;&quot;&quot;;[$BARS.F94])" office:value-type="float" office:value="91" calcext:value-type="float">
            <text:p>91</text:p>
          </table:table-cell>
          <table:table-cell table:formula="of:=IF([$BARS.G94]=&quot;&quot;;&quot;&quot;;[$BARS.G94])" office:value-type="float" office:value="91" calcext:value-type="float">
            <text:p>91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OR(SMALL([.$R$4:.$R$79];[.A114]));&quot;&quot;;SMALL([.$R$4:.$R$79];[.A114]))">
            <text:p/>
          </table:table-cell>
          <table:table-cell table:formula="of:=IF([.B114]=&quot;&quot;;&quot;&quot;;IF(OR([.D113]=&quot;pb&quot;;[.D113]=&quot;b&quot;;[.D113]=&quot;&quot;);[.B114]-[.B113];[.B114]-[.B113]-1))">
            <text:p/>
          </table:table-cell>
          <table:table-cell table:formula="of:=IF([.B114]=&quot;&quot;;&quot;&quot;;IF(ISNUMBER(MATCH([.B114];[.$R$4:.$R$11];0));&quot;&quot;;INDEX([.$S$23:.$S$79];MATCH([.B114];[.$R$23:.$R$79];0))))">
            <text:p/>
          </table:table-cell>
          <table:table-cell table:formula="of:=IF([.B114]=&quot;&quot;;&quot;&quot;;IF([.B113]&lt;[.$R$4];INDEX([.$S$4:.$S$11];MATCH([.B113];[.$R$4:.$R$11];-1));INDEX([.$S$4:.$S$11];MATCH([.B113];[.$R$4:.$R$11];1))))">
            <text:p/>
          </table:table-cell>
          <table:table-cell table:formula="of:=IF([.D114]=&quot;b&quot;;&quot;\break&quot;;IF([.D114]=&quot;pb&quot;;&quot;\pageBreak&quot;;&quot;&quot;))">
            <text:p/>
          </table:table-cell>
          <table:table-cell table:formula="of:=IF(ISERROR(MATCH([.B114];[.$R$24:.$R$79];0));&quot;&quot;;IF(INDEX([.$T$24:.$T$79];MATCH([.B114];[.$R$24:.$R$79];0))=&quot;&quot;;&quot;&quot;;&quot;\grace {&quot;&amp;INDEX([.$T$24:.$T$79];MATCH([.B114];[.$R$24:.$R$79];0))&amp;&quot;}&quot;))">
            <text:p/>
          </table:table-cell>
          <table:table-cell/>
          <table:table-cell table:formula="of:=IF([.B114]=&quot;&quot;;&quot;&quot;;IF([.$M$17]=&quot;Y&quot;;IF([.C114]=0;&quot; &quot;&amp;[.F114];IF(OR([.D114]=&quot;b&quot;;[.D114]=&quot;pb&quot;);[.E114]&amp;&quot;*&quot;&amp;[.C114]&amp;&quot; &quot;&amp;[.F114]&amp;&quot; &quot;&amp;[.G114];[.E114]&amp;&quot;*&quot;&amp;[.C114]&amp;&quot; &quot;&amp;SUBSTITUTE(SUBSTITUTE([.D114];&quot;-pb-&quot;;&quot; \bar &quot;&quot;&quot;&quot; \pageBreak &quot;);&quot;-b-&quot;;&quot; \bar &quot;&quot;&quot;&quot; \break &quot;)));&quot;&quot;))">
            <text:p/>
          </table:table-cell>
          <table:table-cell table:formula="of:=IF([.V51]=&quot;&quot;;&quot;&quot;;&quot;\overrideProperty Score.NonMusicalPaperColumn.line-break-system-details #'((Y-offset . &quot;&amp;[.V51]&amp;&quot;))&quot;)">
            <text:p/>
          </table:table-cell>
          <table:table-cell table:number-columns-repeated="108"/>
          <table:table-cell office:value-type="float" office:value="92" calcext:value-type="float">
            <text:p>92</text:p>
          </table:table-cell>
          <table:table-cell table:formula="of:=IF([$BARS.D95]=&quot;&quot;;&quot;&quot;;[$BARS.D95])" office:value-type="float" office:value="92" calcext:value-type="float">
            <text:p>92</text:p>
          </table:table-cell>
          <table:table-cell table:formula="of:=IF([$BARS.E95]=&quot;&quot;;&quot;&quot;;[$BARS.E95])" office:value-type="float" office:value="92" calcext:value-type="float">
            <text:p>92</text:p>
          </table:table-cell>
          <table:table-cell table:formula="of:=IF([$BARS.F95]=&quot;&quot;;&quot;&quot;;[$BARS.F95])" office:value-type="float" office:value="92" calcext:value-type="float">
            <text:p>92</text:p>
          </table:table-cell>
          <table:table-cell table:formula="of:=IF([$BARS.G95]=&quot;&quot;;&quot;&quot;;[$BARS.G95])" office:value-type="float" office:value="92" calcext:value-type="float">
            <text:p>92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OR(SMALL([.$R$4:.$R$79];[.A115]));&quot;&quot;;SMALL([.$R$4:.$R$79];[.A115]))">
            <text:p/>
          </table:table-cell>
          <table:table-cell table:formula="of:=IF([.B115]=&quot;&quot;;&quot;&quot;;IF(OR([.D114]=&quot;pb&quot;;[.D114]=&quot;b&quot;;[.D114]=&quot;&quot;);[.B115]-[.B114];[.B115]-[.B114]-1))">
            <text:p/>
          </table:table-cell>
          <table:table-cell table:formula="of:=IF([.B115]=&quot;&quot;;&quot;&quot;;IF(ISNUMBER(MATCH([.B115];[.$R$4:.$R$11];0));&quot;&quot;;INDEX([.$S$23:.$S$79];MATCH([.B115];[.$R$23:.$R$79];0))))">
            <text:p/>
          </table:table-cell>
          <table:table-cell table:formula="of:=IF([.B115]=&quot;&quot;;&quot;&quot;;IF([.B114]&lt;[.$R$4];INDEX([.$S$4:.$S$11];MATCH([.B114];[.$R$4:.$R$11];-1));INDEX([.$S$4:.$S$11];MATCH([.B114];[.$R$4:.$R$11];1))))">
            <text:p/>
          </table:table-cell>
          <table:table-cell table:formula="of:=IF([.D115]=&quot;b&quot;;&quot;\break&quot;;IF([.D115]=&quot;pb&quot;;&quot;\pageBreak&quot;;&quot;&quot;))">
            <text:p/>
          </table:table-cell>
          <table:table-cell table:formula="of:=IF(ISERROR(MATCH([.B115];[.$R$24:.$R$79];0));&quot;&quot;;IF(INDEX([.$T$24:.$T$79];MATCH([.B115];[.$R$24:.$R$79];0))=&quot;&quot;;&quot;&quot;;&quot;\grace {&quot;&amp;INDEX([.$T$24:.$T$79];MATCH([.B115];[.$R$24:.$R$79];0))&amp;&quot;}&quot;))">
            <text:p/>
          </table:table-cell>
          <table:table-cell/>
          <table:table-cell table:formula="of:=IF([.B115]=&quot;&quot;;&quot;&quot;;IF([.$M$17]=&quot;Y&quot;;IF([.C115]=0;&quot; &quot;&amp;[.F115];IF(OR([.D115]=&quot;b&quot;;[.D115]=&quot;pb&quot;);[.E115]&amp;&quot;*&quot;&amp;[.C115]&amp;&quot; &quot;&amp;[.F115]&amp;&quot; &quot;&amp;[.G115];[.E115]&amp;&quot;*&quot;&amp;[.C115]&amp;&quot; &quot;&amp;SUBSTITUTE(SUBSTITUTE([.D115];&quot;-pb-&quot;;&quot; \bar &quot;&quot;&quot;&quot; \pageBreak &quot;);&quot;-b-&quot;;&quot; \bar &quot;&quot;&quot;&quot; \break &quot;)));&quot;&quot;))">
            <text:p/>
          </table:table-cell>
          <table:table-cell table:formula="of:=IF([.V52]=&quot;&quot;;&quot;&quot;;&quot;\overrideProperty Score.NonMusicalPaperColumn.line-break-system-details #'((Y-offset . &quot;&amp;[.V52]&amp;&quot;))&quot;)">
            <text:p/>
          </table:table-cell>
          <table:table-cell table:number-columns-repeated="108"/>
          <table:table-cell office:value-type="float" office:value="93" calcext:value-type="float">
            <text:p>93</text:p>
          </table:table-cell>
          <table:table-cell table:formula="of:=IF([$BARS.D96]=&quot;&quot;;&quot;&quot;;[$BARS.D96])" office:value-type="float" office:value="93" calcext:value-type="float">
            <text:p>93</text:p>
          </table:table-cell>
          <table:table-cell table:formula="of:=IF([$BARS.E96]=&quot;&quot;;&quot;&quot;;[$BARS.E96])" office:value-type="float" office:value="93" calcext:value-type="float">
            <text:p>93</text:p>
          </table:table-cell>
          <table:table-cell table:formula="of:=IF([$BARS.F96]=&quot;&quot;;&quot;&quot;;[$BARS.F96])" office:value-type="float" office:value="93" calcext:value-type="float">
            <text:p>93</text:p>
          </table:table-cell>
          <table:table-cell table:formula="of:=IF([$BARS.G96]=&quot;&quot;;&quot;&quot;;[$BARS.G96])" office:value-type="float" office:value="93" calcext:value-type="float">
            <text:p>93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OR(SMALL([.$R$4:.$R$79];[.A116]));&quot;&quot;;SMALL([.$R$4:.$R$79];[.A116]))">
            <text:p/>
          </table:table-cell>
          <table:table-cell table:formula="of:=IF([.B116]=&quot;&quot;;&quot;&quot;;IF(OR([.D115]=&quot;pb&quot;;[.D115]=&quot;b&quot;;[.D115]=&quot;&quot;);[.B116]-[.B115];[.B116]-[.B115]-1))">
            <text:p/>
          </table:table-cell>
          <table:table-cell table:formula="of:=IF([.B116]=&quot;&quot;;&quot;&quot;;IF(ISNUMBER(MATCH([.B116];[.$R$4:.$R$11];0));&quot;&quot;;INDEX([.$S$23:.$S$79];MATCH([.B116];[.$R$23:.$R$79];0))))">
            <text:p/>
          </table:table-cell>
          <table:table-cell table:formula="of:=IF([.B116]=&quot;&quot;;&quot;&quot;;IF([.B115]&lt;[.$R$4];INDEX([.$S$4:.$S$11];MATCH([.B115];[.$R$4:.$R$11];-1));INDEX([.$S$4:.$S$11];MATCH([.B115];[.$R$4:.$R$11];1))))">
            <text:p/>
          </table:table-cell>
          <table:table-cell table:formula="of:=IF([.D116]=&quot;b&quot;;&quot;\break&quot;;IF([.D116]=&quot;pb&quot;;&quot;\pageBreak&quot;;&quot;&quot;))">
            <text:p/>
          </table:table-cell>
          <table:table-cell table:formula="of:=IF(ISERROR(MATCH([.B116];[.$R$24:.$R$79];0));&quot;&quot;;IF(INDEX([.$T$24:.$T$79];MATCH([.B116];[.$R$24:.$R$79];0))=&quot;&quot;;&quot;&quot;;&quot;\grace {&quot;&amp;INDEX([.$T$24:.$T$79];MATCH([.B116];[.$R$24:.$R$79];0))&amp;&quot;}&quot;))">
            <text:p/>
          </table:table-cell>
          <table:table-cell/>
          <table:table-cell table:formula="of:=IF([.B116]=&quot;&quot;;&quot;&quot;;IF([.$M$17]=&quot;Y&quot;;IF([.C116]=0;&quot; &quot;&amp;[.F116];IF(OR([.D116]=&quot;b&quot;;[.D116]=&quot;pb&quot;);[.E116]&amp;&quot;*&quot;&amp;[.C116]&amp;&quot; &quot;&amp;[.F116]&amp;&quot; &quot;&amp;[.G116];[.E116]&amp;&quot;*&quot;&amp;[.C116]&amp;&quot; &quot;&amp;SUBSTITUTE(SUBSTITUTE([.D116];&quot;-pb-&quot;;&quot; \bar &quot;&quot;&quot;&quot; \pageBreak &quot;);&quot;-b-&quot;;&quot; \bar &quot;&quot;&quot;&quot; \break &quot;)));&quot;&quot;))">
            <text:p/>
          </table:table-cell>
          <table:table-cell table:formula="of:=IF([.V53]=&quot;&quot;;&quot;&quot;;&quot;\overrideProperty Score.NonMusicalPaperColumn.line-break-system-details #'((Y-offset . &quot;&amp;[.V53]&amp;&quot;))&quot;)">
            <text:p/>
          </table:table-cell>
          <table:table-cell table:number-columns-repeated="108"/>
          <table:table-cell office:value-type="float" office:value="94" calcext:value-type="float">
            <text:p>94</text:p>
          </table:table-cell>
          <table:table-cell table:formula="of:=IF([$BARS.D97]=&quot;&quot;;&quot;&quot;;[$BARS.D97])" office:value-type="float" office:value="94" calcext:value-type="float">
            <text:p>94</text:p>
          </table:table-cell>
          <table:table-cell table:formula="of:=IF([$BARS.E97]=&quot;&quot;;&quot;&quot;;[$BARS.E97])" office:value-type="float" office:value="94" calcext:value-type="float">
            <text:p>94</text:p>
          </table:table-cell>
          <table:table-cell table:formula="of:=IF([$BARS.F97]=&quot;&quot;;&quot;&quot;;[$BARS.F97])" office:value-type="float" office:value="94" calcext:value-type="float">
            <text:p>94</text:p>
          </table:table-cell>
          <table:table-cell table:formula="of:=IF([$BARS.G97]=&quot;&quot;;&quot;&quot;;[$BARS.G97])" office:value-type="float" office:value="94" calcext:value-type="float">
            <text:p>94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OR(SMALL([.$R$4:.$R$79];[.A117]));&quot;&quot;;SMALL([.$R$4:.$R$79];[.A117]))">
            <text:p/>
          </table:table-cell>
          <table:table-cell table:formula="of:=IF([.B117]=&quot;&quot;;&quot;&quot;;IF(OR([.D116]=&quot;pb&quot;;[.D116]=&quot;b&quot;;[.D116]=&quot;&quot;);[.B117]-[.B116];[.B117]-[.B116]-1))">
            <text:p/>
          </table:table-cell>
          <table:table-cell table:formula="of:=IF([.B117]=&quot;&quot;;&quot;&quot;;IF(ISNUMBER(MATCH([.B117];[.$R$4:.$R$11];0));&quot;&quot;;INDEX([.$S$23:.$S$79];MATCH([.B117];[.$R$23:.$R$79];0))))">
            <text:p/>
          </table:table-cell>
          <table:table-cell table:formula="of:=IF([.B117]=&quot;&quot;;&quot;&quot;;IF([.B116]&lt;[.$R$4];INDEX([.$S$4:.$S$11];MATCH([.B116];[.$R$4:.$R$11];-1));INDEX([.$S$4:.$S$11];MATCH([.B116];[.$R$4:.$R$11];1))))">
            <text:p/>
          </table:table-cell>
          <table:table-cell table:formula="of:=IF([.D117]=&quot;b&quot;;&quot;\break&quot;;IF([.D117]=&quot;pb&quot;;&quot;\pageBreak&quot;;&quot;&quot;))">
            <text:p/>
          </table:table-cell>
          <table:table-cell table:formula="of:=IF(ISERROR(MATCH([.B117];[.$R$24:.$R$79];0));&quot;&quot;;IF(INDEX([.$T$24:.$T$79];MATCH([.B117];[.$R$24:.$R$79];0))=&quot;&quot;;&quot;&quot;;&quot;\grace {&quot;&amp;INDEX([.$T$24:.$T$79];MATCH([.B117];[.$R$24:.$R$79];0))&amp;&quot;}&quot;))">
            <text:p/>
          </table:table-cell>
          <table:table-cell/>
          <table:table-cell table:formula="of:=IF([.B117]=&quot;&quot;;&quot;&quot;;IF([.$M$17]=&quot;Y&quot;;IF([.C117]=0;&quot; &quot;&amp;[.F117];IF(OR([.D117]=&quot;b&quot;;[.D117]=&quot;pb&quot;);[.E117]&amp;&quot;*&quot;&amp;[.C117]&amp;&quot; &quot;&amp;[.F117]&amp;&quot; &quot;&amp;[.G117];[.E117]&amp;&quot;*&quot;&amp;[.C117]&amp;&quot; &quot;&amp;SUBSTITUTE(SUBSTITUTE([.D117];&quot;-pb-&quot;;&quot; \bar &quot;&quot;&quot;&quot; \pageBreak &quot;);&quot;-b-&quot;;&quot; \bar &quot;&quot;&quot;&quot; \break &quot;)));&quot;&quot;))">
            <text:p/>
          </table:table-cell>
          <table:table-cell table:formula="of:=IF([.V54]=&quot;&quot;;&quot;&quot;;&quot;\overrideProperty Score.NonMusicalPaperColumn.line-break-system-details #'((Y-offset . &quot;&amp;[.V54]&amp;&quot;))&quot;)">
            <text:p/>
          </table:table-cell>
          <table:table-cell table:number-columns-repeated="108"/>
          <table:table-cell office:value-type="float" office:value="95" calcext:value-type="float">
            <text:p>95</text:p>
          </table:table-cell>
          <table:table-cell table:formula="of:=IF([$BARS.D98]=&quot;&quot;;&quot;&quot;;[$BARS.D98])" office:value-type="float" office:value="95" calcext:value-type="float">
            <text:p>95</text:p>
          </table:table-cell>
          <table:table-cell table:formula="of:=IF([$BARS.E98]=&quot;&quot;;&quot;&quot;;[$BARS.E98])" office:value-type="float" office:value="95" calcext:value-type="float">
            <text:p>95</text:p>
          </table:table-cell>
          <table:table-cell table:formula="of:=IF([$BARS.F98]=&quot;&quot;;&quot;&quot;;[$BARS.F98])" office:value-type="float" office:value="95" calcext:value-type="float">
            <text:p>95</text:p>
          </table:table-cell>
          <table:table-cell table:formula="of:=IF([$BARS.G98]=&quot;&quot;;&quot;&quot;;[$BARS.G98])" office:value-type="float" office:value="95" calcext:value-type="float">
            <text:p>95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OR(SMALL([.$R$4:.$R$79];[.A118]));&quot;&quot;;SMALL([.$R$4:.$R$79];[.A118]))">
            <text:p/>
          </table:table-cell>
          <table:table-cell table:formula="of:=IF([.B118]=&quot;&quot;;&quot;&quot;;IF(OR([.D117]=&quot;pb&quot;;[.D117]=&quot;b&quot;;[.D117]=&quot;&quot;);[.B118]-[.B117];[.B118]-[.B117]-1))">
            <text:p/>
          </table:table-cell>
          <table:table-cell table:formula="of:=IF([.B118]=&quot;&quot;;&quot;&quot;;IF(ISNUMBER(MATCH([.B118];[.$R$4:.$R$11];0));&quot;&quot;;INDEX([.$S$23:.$S$79];MATCH([.B118];[.$R$23:.$R$79];0))))">
            <text:p/>
          </table:table-cell>
          <table:table-cell table:formula="of:=IF([.B118]=&quot;&quot;;&quot;&quot;;IF([.B117]&lt;[.$R$4];INDEX([.$S$4:.$S$11];MATCH([.B117];[.$R$4:.$R$11];-1));INDEX([.$S$4:.$S$11];MATCH([.B117];[.$R$4:.$R$11];1))))">
            <text:p/>
          </table:table-cell>
          <table:table-cell table:formula="of:=IF([.D118]=&quot;b&quot;;&quot;\break&quot;;IF([.D118]=&quot;pb&quot;;&quot;\pageBreak&quot;;&quot;&quot;))">
            <text:p/>
          </table:table-cell>
          <table:table-cell table:formula="of:=IF(ISERROR(MATCH([.B118];[.$R$24:.$R$79];0));&quot;&quot;;IF(INDEX([.$T$24:.$T$79];MATCH([.B118];[.$R$24:.$R$79];0))=&quot;&quot;;&quot;&quot;;&quot;\grace {&quot;&amp;INDEX([.$T$24:.$T$79];MATCH([.B118];[.$R$24:.$R$79];0))&amp;&quot;}&quot;))">
            <text:p/>
          </table:table-cell>
          <table:table-cell/>
          <table:table-cell table:formula="of:=IF([.B118]=&quot;&quot;;&quot;&quot;;IF([.$M$17]=&quot;Y&quot;;IF([.C118]=0;&quot; &quot;&amp;[.F118];IF(OR([.D118]=&quot;b&quot;;[.D118]=&quot;pb&quot;);[.E118]&amp;&quot;*&quot;&amp;[.C118]&amp;&quot; &quot;&amp;[.F118]&amp;&quot; &quot;&amp;[.G118];[.E118]&amp;&quot;*&quot;&amp;[.C118]&amp;&quot; &quot;&amp;SUBSTITUTE(SUBSTITUTE([.D118];&quot;-pb-&quot;;&quot; \bar &quot;&quot;&quot;&quot; \pageBreak &quot;);&quot;-b-&quot;;&quot; \bar &quot;&quot;&quot;&quot; \break &quot;)));&quot;&quot;))">
            <text:p/>
          </table:table-cell>
          <table:table-cell table:formula="of:=IF([.V55]=&quot;&quot;;&quot;&quot;;&quot;\overrideProperty Score.NonMusicalPaperColumn.line-break-system-details #'((Y-offset . &quot;&amp;[.V55]&amp;&quot;))&quot;)">
            <text:p/>
          </table:table-cell>
          <table:table-cell table:number-columns-repeated="108"/>
          <table:table-cell office:value-type="float" office:value="96" calcext:value-type="float">
            <text:p>96</text:p>
          </table:table-cell>
          <table:table-cell table:formula="of:=IF([$BARS.D99]=&quot;&quot;;&quot;&quot;;[$BARS.D99])" office:value-type="float" office:value="96" calcext:value-type="float">
            <text:p>96</text:p>
          </table:table-cell>
          <table:table-cell table:formula="of:=IF([$BARS.E99]=&quot;&quot;;&quot;&quot;;[$BARS.E99])" office:value-type="float" office:value="96" calcext:value-type="float">
            <text:p>96</text:p>
          </table:table-cell>
          <table:table-cell table:formula="of:=IF([$BARS.F99]=&quot;&quot;;&quot;&quot;;[$BARS.F99])" office:value-type="float" office:value="96" calcext:value-type="float">
            <text:p>96</text:p>
          </table:table-cell>
          <table:table-cell table:formula="of:=IF([$BARS.G99]=&quot;&quot;;&quot;&quot;;[$BARS.G99])" office:value-type="float" office:value="96" calcext:value-type="float">
            <text:p>96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OR(SMALL([.$R$4:.$R$79];[.A119]));&quot;&quot;;SMALL([.$R$4:.$R$79];[.A119]))">
            <text:p/>
          </table:table-cell>
          <table:table-cell table:formula="of:=IF([.B119]=&quot;&quot;;&quot;&quot;;IF(OR([.D118]=&quot;pb&quot;;[.D118]=&quot;b&quot;;[.D118]=&quot;&quot;);[.B119]-[.B118];[.B119]-[.B118]-1))">
            <text:p/>
          </table:table-cell>
          <table:table-cell table:formula="of:=IF([.B119]=&quot;&quot;;&quot;&quot;;IF(ISNUMBER(MATCH([.B119];[.$R$4:.$R$11];0));&quot;&quot;;INDEX([.$S$23:.$S$79];MATCH([.B119];[.$R$23:.$R$79];0))))">
            <text:p/>
          </table:table-cell>
          <table:table-cell table:formula="of:=IF([.B119]=&quot;&quot;;&quot;&quot;;IF([.B118]&lt;[.$R$4];INDEX([.$S$4:.$S$11];MATCH([.B118];[.$R$4:.$R$11];-1));INDEX([.$S$4:.$S$11];MATCH([.B118];[.$R$4:.$R$11];1))))">
            <text:p/>
          </table:table-cell>
          <table:table-cell table:formula="of:=IF([.D119]=&quot;b&quot;;&quot;\break&quot;;IF([.D119]=&quot;pb&quot;;&quot;\pageBreak&quot;;&quot;&quot;))">
            <text:p/>
          </table:table-cell>
          <table:table-cell table:formula="of:=IF(ISERROR(MATCH([.B119];[.$R$24:.$R$79];0));&quot;&quot;;IF(INDEX([.$T$24:.$T$79];MATCH([.B119];[.$R$24:.$R$79];0))=&quot;&quot;;&quot;&quot;;&quot;\grace {&quot;&amp;INDEX([.$T$24:.$T$79];MATCH([.B119];[.$R$24:.$R$79];0))&amp;&quot;}&quot;))">
            <text:p/>
          </table:table-cell>
          <table:table-cell/>
          <table:table-cell table:formula="of:=IF([.B119]=&quot;&quot;;&quot;&quot;;IF([.$M$17]=&quot;Y&quot;;IF([.C119]=0;&quot; &quot;&amp;[.F119];IF(OR([.D119]=&quot;b&quot;;[.D119]=&quot;pb&quot;);[.E119]&amp;&quot;*&quot;&amp;[.C119]&amp;&quot; &quot;&amp;[.F119]&amp;&quot; &quot;&amp;[.G119];[.E119]&amp;&quot;*&quot;&amp;[.C119]&amp;&quot; &quot;&amp;SUBSTITUTE(SUBSTITUTE([.D119];&quot;-pb-&quot;;&quot; \bar &quot;&quot;&quot;&quot; \pageBreak &quot;);&quot;-b-&quot;;&quot; \bar &quot;&quot;&quot;&quot; \break &quot;)));&quot;&quot;))">
            <text:p/>
          </table:table-cell>
          <table:table-cell table:formula="of:=IF([.V56]=&quot;&quot;;&quot;&quot;;&quot;\overrideProperty Score.NonMusicalPaperColumn.line-break-system-details #'((Y-offset . &quot;&amp;[.V56]&amp;&quot;))&quot;)">
            <text:p/>
          </table:table-cell>
          <table:table-cell table:number-columns-repeated="108"/>
          <table:table-cell office:value-type="float" office:value="97" calcext:value-type="float">
            <text:p>97</text:p>
          </table:table-cell>
          <table:table-cell table:formula="of:=IF([$BARS.D100]=&quot;&quot;;&quot;&quot;;[$BARS.D100])" office:value-type="float" office:value="97" calcext:value-type="float">
            <text:p>97</text:p>
          </table:table-cell>
          <table:table-cell table:formula="of:=IF([$BARS.E100]=&quot;&quot;;&quot;&quot;;[$BARS.E100])" office:value-type="float" office:value="97" calcext:value-type="float">
            <text:p>97</text:p>
          </table:table-cell>
          <table:table-cell table:formula="of:=IF([$BARS.F100]=&quot;&quot;;&quot;&quot;;[$BARS.F100])" office:value-type="float" office:value="97" calcext:value-type="float">
            <text:p>97</text:p>
          </table:table-cell>
          <table:table-cell table:formula="of:=IF([$BARS.G100]=&quot;&quot;;&quot;&quot;;[$BARS.G100])" office:value-type="float" office:value="97" calcext:value-type="float">
            <text:p>97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OR(SMALL([.$R$4:.$R$79];[.A120]));&quot;&quot;;SMALL([.$R$4:.$R$79];[.A120]))">
            <text:p/>
          </table:table-cell>
          <table:table-cell table:formula="of:=IF([.B120]=&quot;&quot;;&quot;&quot;;IF(OR([.D119]=&quot;pb&quot;;[.D119]=&quot;b&quot;;[.D119]=&quot;&quot;);[.B120]-[.B119];[.B120]-[.B119]-1))">
            <text:p/>
          </table:table-cell>
          <table:table-cell table:formula="of:=IF([.B120]=&quot;&quot;;&quot;&quot;;IF(ISNUMBER(MATCH([.B120];[.$R$4:.$R$11];0));&quot;&quot;;INDEX([.$S$23:.$S$79];MATCH([.B120];[.$R$23:.$R$79];0))))">
            <text:p/>
          </table:table-cell>
          <table:table-cell table:formula="of:=IF([.B120]=&quot;&quot;;&quot;&quot;;IF([.B119]&lt;[.$R$4];INDEX([.$S$4:.$S$11];MATCH([.B119];[.$R$4:.$R$11];-1));INDEX([.$S$4:.$S$11];MATCH([.B119];[.$R$4:.$R$11];1))))">
            <text:p/>
          </table:table-cell>
          <table:table-cell table:formula="of:=IF([.D120]=&quot;b&quot;;&quot;\break&quot;;IF([.D120]=&quot;pb&quot;;&quot;\pageBreak&quot;;&quot;&quot;))">
            <text:p/>
          </table:table-cell>
          <table:table-cell table:formula="of:=IF(ISERROR(MATCH([.B120];[.$R$24:.$R$79];0));&quot;&quot;;IF(INDEX([.$T$24:.$T$79];MATCH([.B120];[.$R$24:.$R$79];0))=&quot;&quot;;&quot;&quot;;&quot;\grace {&quot;&amp;INDEX([.$T$24:.$T$79];MATCH([.B120];[.$R$24:.$R$79];0))&amp;&quot;}&quot;))">
            <text:p/>
          </table:table-cell>
          <table:table-cell/>
          <table:table-cell table:formula="of:=IF([.B120]=&quot;&quot;;&quot;&quot;;IF([.$M$17]=&quot;Y&quot;;IF([.C120]=0;&quot; &quot;&amp;[.F120];IF(OR([.D120]=&quot;b&quot;;[.D120]=&quot;pb&quot;);[.E120]&amp;&quot;*&quot;&amp;[.C120]&amp;&quot; &quot;&amp;[.F120]&amp;&quot; &quot;&amp;[.G120];[.E120]&amp;&quot;*&quot;&amp;[.C120]&amp;&quot; &quot;&amp;SUBSTITUTE(SUBSTITUTE([.D120];&quot;-pb-&quot;;&quot; \bar &quot;&quot;&quot;&quot; \pageBreak &quot;);&quot;-b-&quot;;&quot; \bar &quot;&quot;&quot;&quot; \break &quot;)));&quot;&quot;))">
            <text:p/>
          </table:table-cell>
          <table:table-cell table:formula="of:=IF([.V57]=&quot;&quot;;&quot;&quot;;&quot;\overrideProperty Score.NonMusicalPaperColumn.line-break-system-details #'((Y-offset . &quot;&amp;[.V57]&amp;&quot;))&quot;)">
            <text:p/>
          </table:table-cell>
          <table:table-cell table:number-columns-repeated="108"/>
          <table:table-cell office:value-type="float" office:value="98" calcext:value-type="float">
            <text:p>98</text:p>
          </table:table-cell>
          <table:table-cell table:formula="of:=IF([$BARS.D101]=&quot;&quot;;&quot;&quot;;[$BARS.D101])" office:value-type="float" office:value="98" calcext:value-type="float">
            <text:p>98</text:p>
          </table:table-cell>
          <table:table-cell table:formula="of:=IF([$BARS.E101]=&quot;&quot;;&quot;&quot;;[$BARS.E101])" office:value-type="float" office:value="98" calcext:value-type="float">
            <text:p>98</text:p>
          </table:table-cell>
          <table:table-cell table:formula="of:=IF([$BARS.F101]=&quot;&quot;;&quot;&quot;;[$BARS.F101])" office:value-type="float" office:value="98" calcext:value-type="float">
            <text:p>98</text:p>
          </table:table-cell>
          <table:table-cell table:formula="of:=IF([$BARS.G101]=&quot;&quot;;&quot;&quot;;[$BARS.G101])" office:value-type="float" office:value="98" calcext:value-type="float">
            <text:p>98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OR(SMALL([.$R$4:.$R$79];[.A121]));&quot;&quot;;SMALL([.$R$4:.$R$79];[.A121]))">
            <text:p/>
          </table:table-cell>
          <table:table-cell table:formula="of:=IF([.B121]=&quot;&quot;;&quot;&quot;;IF(OR([.D120]=&quot;pb&quot;;[.D120]=&quot;b&quot;;[.D120]=&quot;&quot;);[.B121]-[.B120];[.B121]-[.B120]-1))">
            <text:p/>
          </table:table-cell>
          <table:table-cell table:formula="of:=IF([.B121]=&quot;&quot;;&quot;&quot;;IF(ISNUMBER(MATCH([.B121];[.$R$4:.$R$11];0));&quot;&quot;;INDEX([.$S$23:.$S$79];MATCH([.B121];[.$R$23:.$R$79];0))))">
            <text:p/>
          </table:table-cell>
          <table:table-cell table:formula="of:=IF([.B121]=&quot;&quot;;&quot;&quot;;IF([.B120]&lt;[.$R$4];INDEX([.$S$4:.$S$11];MATCH([.B120];[.$R$4:.$R$11];-1));INDEX([.$S$4:.$S$11];MATCH([.B120];[.$R$4:.$R$11];1))))">
            <text:p/>
          </table:table-cell>
          <table:table-cell table:formula="of:=IF([.D121]=&quot;b&quot;;&quot;\break&quot;;IF([.D121]=&quot;pb&quot;;&quot;\pageBreak&quot;;&quot;&quot;))">
            <text:p/>
          </table:table-cell>
          <table:table-cell table:formula="of:=IF(ISERROR(MATCH([.B121];[.$R$24:.$R$79];0));&quot;&quot;;IF(INDEX([.$T$24:.$T$79];MATCH([.B121];[.$R$24:.$R$79];0))=&quot;&quot;;&quot;&quot;;&quot;\grace {&quot;&amp;INDEX([.$T$24:.$T$79];MATCH([.B121];[.$R$24:.$R$79];0))&amp;&quot;}&quot;))">
            <text:p/>
          </table:table-cell>
          <table:table-cell/>
          <table:table-cell table:formula="of:=IF([.B121]=&quot;&quot;;&quot;&quot;;IF([.$M$17]=&quot;Y&quot;;IF([.C121]=0;&quot; &quot;&amp;[.F121];IF(OR([.D121]=&quot;b&quot;;[.D121]=&quot;pb&quot;);[.E121]&amp;&quot;*&quot;&amp;[.C121]&amp;&quot; &quot;&amp;[.F121]&amp;&quot; &quot;&amp;[.G121];[.E121]&amp;&quot;*&quot;&amp;[.C121]&amp;&quot; &quot;&amp;SUBSTITUTE(SUBSTITUTE([.D121];&quot;-pb-&quot;;&quot; \bar &quot;&quot;&quot;&quot; \pageBreak &quot;);&quot;-b-&quot;;&quot; \bar &quot;&quot;&quot;&quot; \break &quot;)));&quot;&quot;))">
            <text:p/>
          </table:table-cell>
          <table:table-cell table:formula="of:=IF([.V58]=&quot;&quot;;&quot;&quot;;&quot;\overrideProperty Score.NonMusicalPaperColumn.line-break-system-details #'((Y-offset . &quot;&amp;[.V58]&amp;&quot;))&quot;)">
            <text:p/>
          </table:table-cell>
          <table:table-cell table:number-columns-repeated="108"/>
          <table:table-cell office:value-type="float" office:value="99" calcext:value-type="float">
            <text:p>99</text:p>
          </table:table-cell>
          <table:table-cell table:formula="of:=IF([$BARS.D102]=&quot;&quot;;&quot;&quot;;[$BARS.D102])" office:value-type="float" office:value="99" calcext:value-type="float">
            <text:p>99</text:p>
          </table:table-cell>
          <table:table-cell table:formula="of:=IF([$BARS.E102]=&quot;&quot;;&quot;&quot;;[$BARS.E102])">
            <text:p/>
          </table:table-cell>
          <table:table-cell table:formula="of:=IF([$BARS.F102]=&quot;&quot;;&quot;&quot;;[$BARS.F102])" office:value-type="float" office:value="99" calcext:value-type="float">
            <text:p>99</text:p>
          </table:table-cell>
          <table:table-cell table:formula="of:=IF([$BARS.G102]=&quot;&quot;;&quot;&quot;;[$BARS.G102])" office:value-type="float" office:value="99" calcext:value-type="float">
            <text:p>99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OR(SMALL([.$R$4:.$R$79];[.A122]));&quot;&quot;;SMALL([.$R$4:.$R$79];[.A122]))">
            <text:p/>
          </table:table-cell>
          <table:table-cell table:formula="of:=IF([.B122]=&quot;&quot;;&quot;&quot;;IF(OR([.D121]=&quot;pb&quot;;[.D121]=&quot;b&quot;;[.D121]=&quot;&quot;);[.B122]-[.B121];[.B122]-[.B121]-1))">
            <text:p/>
          </table:table-cell>
          <table:table-cell table:formula="of:=IF([.B122]=&quot;&quot;;&quot;&quot;;IF(ISNUMBER(MATCH([.B122];[.$R$4:.$R$11];0));&quot;&quot;;INDEX([.$S$23:.$S$79];MATCH([.B122];[.$R$23:.$R$79];0))))">
            <text:p/>
          </table:table-cell>
          <table:table-cell table:formula="of:=IF([.B122]=&quot;&quot;;&quot;&quot;;IF([.B121]&lt;[.$R$4];INDEX([.$S$4:.$S$11];MATCH([.B121];[.$R$4:.$R$11];-1));INDEX([.$S$4:.$S$11];MATCH([.B121];[.$R$4:.$R$11];1))))">
            <text:p/>
          </table:table-cell>
          <table:table-cell table:formula="of:=IF([.D122]=&quot;b&quot;;&quot;\break&quot;;IF([.D122]=&quot;pb&quot;;&quot;\pageBreak&quot;;&quot;&quot;))">
            <text:p/>
          </table:table-cell>
          <table:table-cell table:formula="of:=IF(ISERROR(MATCH([.B122];[.$R$24:.$R$79];0));&quot;&quot;;IF(INDEX([.$T$24:.$T$79];MATCH([.B122];[.$R$24:.$R$79];0))=&quot;&quot;;&quot;&quot;;&quot;\grace {&quot;&amp;INDEX([.$T$24:.$T$79];MATCH([.B122];[.$R$24:.$R$79];0))&amp;&quot;}&quot;))">
            <text:p/>
          </table:table-cell>
          <table:table-cell/>
          <table:table-cell table:formula="of:=IF([.B122]=&quot;&quot;;&quot;&quot;;IF([.$M$17]=&quot;Y&quot;;IF([.C122]=0;&quot; &quot;&amp;[.F122];IF(OR([.D122]=&quot;b&quot;;[.D122]=&quot;pb&quot;);[.E122]&amp;&quot;*&quot;&amp;[.C122]&amp;&quot; &quot;&amp;[.F122]&amp;&quot; &quot;&amp;[.G122];[.E122]&amp;&quot;*&quot;&amp;[.C122]&amp;&quot; &quot;&amp;SUBSTITUTE(SUBSTITUTE([.D122];&quot;-pb-&quot;;&quot; \bar &quot;&quot;&quot;&quot; \pageBreak &quot;);&quot;-b-&quot;;&quot; \bar &quot;&quot;&quot;&quot; \break &quot;)));&quot;&quot;))">
            <text:p/>
          </table:table-cell>
          <table:table-cell table:formula="of:=IF([.V59]=&quot;&quot;;&quot;&quot;;&quot;\overrideProperty Score.NonMusicalPaperColumn.line-break-system-details #'((Y-offset . &quot;&amp;[.V59]&amp;&quot;))&quot;)">
            <text:p/>
          </table:table-cell>
          <table:table-cell table:number-columns-repeated="108"/>
          <table:table-cell office:value-type="float" office:value="100" calcext:value-type="float">
            <text:p>100</text:p>
          </table:table-cell>
          <table:table-cell table:formula="of:=IF([$BARS.D103]=&quot;&quot;;&quot;&quot;;[$BARS.D103])" office:value-type="float" office:value="100" calcext:value-type="float">
            <text:p>100</text:p>
          </table:table-cell>
          <table:table-cell table:formula="of:=IF([$BARS.E103]=&quot;&quot;;&quot;&quot;;[$BARS.E103])">
            <text:p/>
          </table:table-cell>
          <table:table-cell table:formula="of:=IF([$BARS.F103]=&quot;&quot;;&quot;&quot;;[$BARS.F103])" office:value-type="float" office:value="100" calcext:value-type="float">
            <text:p>100</text:p>
          </table:table-cell>
          <table:table-cell table:formula="of:=IF([$BARS.G103]=&quot;&quot;;&quot;&quot;;[$BARS.G103])" office:value-type="float" office:value="100" calcext:value-type="float">
            <text:p>100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OR(SMALL([.$R$4:.$R$79];[.A123]));&quot;&quot;;SMALL([.$R$4:.$R$79];[.A123]))">
            <text:p/>
          </table:table-cell>
          <table:table-cell table:formula="of:=IF([.B123]=&quot;&quot;;&quot;&quot;;IF(OR([.D122]=&quot;pb&quot;;[.D122]=&quot;b&quot;;[.D122]=&quot;&quot;);[.B123]-[.B122];[.B123]-[.B122]-1))">
            <text:p/>
          </table:table-cell>
          <table:table-cell table:formula="of:=IF([.B123]=&quot;&quot;;&quot;&quot;;IF(ISNUMBER(MATCH([.B123];[.$R$4:.$R$11];0));&quot;&quot;;INDEX([.$S$23:.$S$79];MATCH([.B123];[.$R$23:.$R$79];0))))">
            <text:p/>
          </table:table-cell>
          <table:table-cell table:formula="of:=IF([.B123]=&quot;&quot;;&quot;&quot;;IF([.B122]&lt;[.$R$4];INDEX([.$S$4:.$S$11];MATCH([.B122];[.$R$4:.$R$11];-1));INDEX([.$S$4:.$S$11];MATCH([.B122];[.$R$4:.$R$11];1))))">
            <text:p/>
          </table:table-cell>
          <table:table-cell table:formula="of:=IF([.D123]=&quot;b&quot;;&quot;\break&quot;;IF([.D123]=&quot;pb&quot;;&quot;\pageBreak&quot;;&quot;&quot;))">
            <text:p/>
          </table:table-cell>
          <table:table-cell table:formula="of:=IF(ISERROR(MATCH([.B123];[.$R$24:.$R$79];0));&quot;&quot;;IF(INDEX([.$T$24:.$T$79];MATCH([.B123];[.$R$24:.$R$79];0))=&quot;&quot;;&quot;&quot;;&quot;\grace {&quot;&amp;INDEX([.$T$24:.$T$79];MATCH([.B123];[.$R$24:.$R$79];0))&amp;&quot;}&quot;))">
            <text:p/>
          </table:table-cell>
          <table:table-cell/>
          <table:table-cell table:formula="of:=IF([.B123]=&quot;&quot;;&quot;&quot;;IF([.$M$17]=&quot;Y&quot;;IF([.C123]=0;&quot; &quot;&amp;[.F123];IF(OR([.D123]=&quot;b&quot;;[.D123]=&quot;pb&quot;);[.E123]&amp;&quot;*&quot;&amp;[.C123]&amp;&quot; &quot;&amp;[.F123]&amp;&quot; &quot;&amp;[.G123];[.E123]&amp;&quot;*&quot;&amp;[.C123]&amp;&quot; &quot;&amp;SUBSTITUTE(SUBSTITUTE([.D123];&quot;-pb-&quot;;&quot; \bar &quot;&quot;&quot;&quot; \pageBreak &quot;);&quot;-b-&quot;;&quot; \bar &quot;&quot;&quot;&quot; \break &quot;)));&quot;&quot;))">
            <text:p/>
          </table:table-cell>
          <table:table-cell table:formula="of:=IF([.V60]=&quot;&quot;;&quot;&quot;;&quot;\overrideProperty Score.NonMusicalPaperColumn.line-break-system-details #'((Y-offset . &quot;&amp;[.V60]&amp;&quot;))&quot;)">
            <text:p/>
          </table:table-cell>
          <table:table-cell table:number-columns-repeated="108"/>
          <table:table-cell office:value-type="float" office:value="101" calcext:value-type="float">
            <text:p>101</text:p>
          </table:table-cell>
          <table:table-cell table:formula="of:=IF([$BARS.D104]=&quot;&quot;;&quot;&quot;;[$BARS.D104])" office:value-type="float" office:value="101" calcext:value-type="float">
            <text:p>101</text:p>
          </table:table-cell>
          <table:table-cell table:formula="of:=IF([$BARS.E104]=&quot;&quot;;&quot;&quot;;[$BARS.E104])">
            <text:p/>
          </table:table-cell>
          <table:table-cell table:formula="of:=IF([$BARS.F104]=&quot;&quot;;&quot;&quot;;[$BARS.F104])" office:value-type="float" office:value="101" calcext:value-type="float">
            <text:p>101</text:p>
          </table:table-cell>
          <table:table-cell table:formula="of:=IF([$BARS.G104]=&quot;&quot;;&quot;&quot;;[$BARS.G104])" office:value-type="float" office:value="101" calcext:value-type="float">
            <text:p>101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OR(SMALL([.$R$4:.$R$79];[.A124]));&quot;&quot;;SMALL([.$R$4:.$R$79];[.A124]))">
            <text:p/>
          </table:table-cell>
          <table:table-cell table:formula="of:=IF([.B124]=&quot;&quot;;&quot;&quot;;IF(OR([.D123]=&quot;pb&quot;;[.D123]=&quot;b&quot;;[.D123]=&quot;&quot;);[.B124]-[.B123];[.B124]-[.B123]-1))">
            <text:p/>
          </table:table-cell>
          <table:table-cell table:formula="of:=IF([.B124]=&quot;&quot;;&quot;&quot;;IF(ISNUMBER(MATCH([.B124];[.$R$4:.$R$11];0));&quot;&quot;;INDEX([.$S$23:.$S$79];MATCH([.B124];[.$R$23:.$R$79];0))))">
            <text:p/>
          </table:table-cell>
          <table:table-cell table:formula="of:=IF([.B124]=&quot;&quot;;&quot;&quot;;IF([.B123]&lt;[.$R$4];INDEX([.$S$4:.$S$11];MATCH([.B123];[.$R$4:.$R$11];-1));INDEX([.$S$4:.$S$11];MATCH([.B123];[.$R$4:.$R$11];1))))">
            <text:p/>
          </table:table-cell>
          <table:table-cell table:formula="of:=IF([.D124]=&quot;b&quot;;&quot;\break&quot;;IF([.D124]=&quot;pb&quot;;&quot;\pageBreak&quot;;&quot;&quot;))">
            <text:p/>
          </table:table-cell>
          <table:table-cell table:formula="of:=IF(ISERROR(MATCH([.B124];[.$R$24:.$R$79];0));&quot;&quot;;IF(INDEX([.$T$24:.$T$79];MATCH([.B124];[.$R$24:.$R$79];0))=&quot;&quot;;&quot;&quot;;&quot;\grace {&quot;&amp;INDEX([.$T$24:.$T$79];MATCH([.B124];[.$R$24:.$R$79];0))&amp;&quot;}&quot;))">
            <text:p/>
          </table:table-cell>
          <table:table-cell/>
          <table:table-cell table:formula="of:=IF([.B124]=&quot;&quot;;&quot;&quot;;IF([.$M$17]=&quot;Y&quot;;IF([.C124]=0;&quot; &quot;&amp;[.F124];IF(OR([.D124]=&quot;b&quot;;[.D124]=&quot;pb&quot;);[.E124]&amp;&quot;*&quot;&amp;[.C124]&amp;&quot; &quot;&amp;[.F124]&amp;&quot; &quot;&amp;[.G124];[.E124]&amp;&quot;*&quot;&amp;[.C124]&amp;&quot; &quot;&amp;SUBSTITUTE(SUBSTITUTE([.D124];&quot;-pb-&quot;;&quot; \bar &quot;&quot;&quot;&quot; \pageBreak &quot;);&quot;-b-&quot;;&quot; \bar &quot;&quot;&quot;&quot; \break &quot;)));&quot;&quot;))">
            <text:p/>
          </table:table-cell>
          <table:table-cell table:formula="of:=IF([.V61]=&quot;&quot;;&quot;&quot;;&quot;\overrideProperty Score.NonMusicalPaperColumn.line-break-system-details #'((Y-offset . &quot;&amp;[.V61]&amp;&quot;))&quot;)">
            <text:p/>
          </table:table-cell>
          <table:table-cell table:number-columns-repeated="108"/>
          <table:table-cell office:value-type="float" office:value="102" calcext:value-type="float">
            <text:p>102</text:p>
          </table:table-cell>
          <table:table-cell table:formula="of:=IF([$BARS.D105]=&quot;&quot;;&quot;&quot;;[$BARS.D105])" office:value-type="float" office:value="102" calcext:value-type="float">
            <text:p>102</text:p>
          </table:table-cell>
          <table:table-cell table:formula="of:=IF([$BARS.E105]=&quot;&quot;;&quot;&quot;;[$BARS.E105])">
            <text:p/>
          </table:table-cell>
          <table:table-cell table:formula="of:=IF([$BARS.F105]=&quot;&quot;;&quot;&quot;;[$BARS.F105])" office:value-type="float" office:value="102" calcext:value-type="float">
            <text:p>102</text:p>
          </table:table-cell>
          <table:table-cell table:formula="of:=IF([$BARS.G105]=&quot;&quot;;&quot;&quot;;[$BARS.G105])" office:value-type="float" office:value="102" calcext:value-type="float">
            <text:p>102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OR(SMALL([.$R$4:.$R$79];[.A125]));&quot;&quot;;SMALL([.$R$4:.$R$79];[.A125]))">
            <text:p/>
          </table:table-cell>
          <table:table-cell table:formula="of:=IF([.B125]=&quot;&quot;;&quot;&quot;;IF(OR([.D124]=&quot;pb&quot;;[.D124]=&quot;b&quot;;[.D124]=&quot;&quot;);[.B125]-[.B124];[.B125]-[.B124]-1))">
            <text:p/>
          </table:table-cell>
          <table:table-cell table:formula="of:=IF([.B125]=&quot;&quot;;&quot;&quot;;IF(ISNUMBER(MATCH([.B125];[.$R$4:.$R$11];0));&quot;&quot;;INDEX([.$S$23:.$S$79];MATCH([.B125];[.$R$23:.$R$79];0))))">
            <text:p/>
          </table:table-cell>
          <table:table-cell table:formula="of:=IF([.B125]=&quot;&quot;;&quot;&quot;;IF([.B124]&lt;[.$R$4];INDEX([.$S$4:.$S$11];MATCH([.B124];[.$R$4:.$R$11];-1));INDEX([.$S$4:.$S$11];MATCH([.B124];[.$R$4:.$R$11];1))))">
            <text:p/>
          </table:table-cell>
          <table:table-cell table:formula="of:=IF([.D125]=&quot;b&quot;;&quot;\break&quot;;IF([.D125]=&quot;pb&quot;;&quot;\pageBreak&quot;;&quot;&quot;))">
            <text:p/>
          </table:table-cell>
          <table:table-cell table:formula="of:=IF(ISERROR(MATCH([.B125];[.$R$24:.$R$79];0));&quot;&quot;;IF(INDEX([.$T$24:.$T$79];MATCH([.B125];[.$R$24:.$R$79];0))=&quot;&quot;;&quot;&quot;;&quot;\grace {&quot;&amp;INDEX([.$T$24:.$T$79];MATCH([.B125];[.$R$24:.$R$79];0))&amp;&quot;}&quot;))">
            <text:p/>
          </table:table-cell>
          <table:table-cell/>
          <table:table-cell table:formula="of:=IF([.B125]=&quot;&quot;;&quot;&quot;;IF([.$M$17]=&quot;Y&quot;;IF([.C125]=0;&quot; &quot;&amp;[.F125];IF(OR([.D125]=&quot;b&quot;;[.D125]=&quot;pb&quot;);[.E125]&amp;&quot;*&quot;&amp;[.C125]&amp;&quot; &quot;&amp;[.F125]&amp;&quot; &quot;&amp;[.G125];[.E125]&amp;&quot;*&quot;&amp;[.C125]&amp;&quot; &quot;&amp;SUBSTITUTE(SUBSTITUTE([.D125];&quot;-pb-&quot;;&quot; \bar &quot;&quot;&quot;&quot; \pageBreak &quot;);&quot;-b-&quot;;&quot; \bar &quot;&quot;&quot;&quot; \break &quot;)));&quot;&quot;))">
            <text:p/>
          </table:table-cell>
          <table:table-cell table:formula="of:=IF([.V62]=&quot;&quot;;&quot;&quot;;&quot;\overrideProperty Score.NonMusicalPaperColumn.line-break-system-details #'((Y-offset . &quot;&amp;[.V62]&amp;&quot;))&quot;)">
            <text:p/>
          </table:table-cell>
          <table:table-cell table:number-columns-repeated="108"/>
          <table:table-cell office:value-type="float" office:value="103" calcext:value-type="float">
            <text:p>103</text:p>
          </table:table-cell>
          <table:table-cell table:formula="of:=IF([$BARS.D106]=&quot;&quot;;&quot;&quot;;[$BARS.D106])" office:value-type="float" office:value="103" calcext:value-type="float">
            <text:p>103</text:p>
          </table:table-cell>
          <table:table-cell table:formula="of:=IF([$BARS.E106]=&quot;&quot;;&quot;&quot;;[$BARS.E106])">
            <text:p/>
          </table:table-cell>
          <table:table-cell table:formula="of:=IF([$BARS.F106]=&quot;&quot;;&quot;&quot;;[$BARS.F106])" office:value-type="float" office:value="103" calcext:value-type="float">
            <text:p>103</text:p>
          </table:table-cell>
          <table:table-cell table:formula="of:=IF([$BARS.G106]=&quot;&quot;;&quot;&quot;;[$BARS.G106])" office:value-type="float" office:value="103" calcext:value-type="float">
            <text:p>103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OR(SMALL([.$R$4:.$R$79];[.A126]));&quot;&quot;;SMALL([.$R$4:.$R$79];[.A126]))">
            <text:p/>
          </table:table-cell>
          <table:table-cell table:formula="of:=IF([.B126]=&quot;&quot;;&quot;&quot;;IF(OR([.D125]=&quot;pb&quot;;[.D125]=&quot;b&quot;;[.D125]=&quot;&quot;);[.B126]-[.B125];[.B126]-[.B125]-1))">
            <text:p/>
          </table:table-cell>
          <table:table-cell table:formula="of:=IF([.B126]=&quot;&quot;;&quot;&quot;;IF(ISNUMBER(MATCH([.B126];[.$R$4:.$R$11];0));&quot;&quot;;INDEX([.$S$23:.$S$79];MATCH([.B126];[.$R$23:.$R$79];0))))">
            <text:p/>
          </table:table-cell>
          <table:table-cell table:formula="of:=IF([.B126]=&quot;&quot;;&quot;&quot;;IF([.B125]&lt;[.$R$4];INDEX([.$S$4:.$S$11];MATCH([.B125];[.$R$4:.$R$11];-1));INDEX([.$S$4:.$S$11];MATCH([.B125];[.$R$4:.$R$11];1))))">
            <text:p/>
          </table:table-cell>
          <table:table-cell table:formula="of:=IF([.D126]=&quot;b&quot;;&quot;\break&quot;;IF([.D126]=&quot;pb&quot;;&quot;\pageBreak&quot;;&quot;&quot;))">
            <text:p/>
          </table:table-cell>
          <table:table-cell table:formula="of:=IF(ISERROR(MATCH([.B126];[.$R$24:.$R$79];0));&quot;&quot;;IF(INDEX([.$T$24:.$T$79];MATCH([.B126];[.$R$24:.$R$79];0))=&quot;&quot;;&quot;&quot;;&quot;\grace {&quot;&amp;INDEX([.$T$24:.$T$79];MATCH([.B126];[.$R$24:.$R$79];0))&amp;&quot;}&quot;))">
            <text:p/>
          </table:table-cell>
          <table:table-cell/>
          <table:table-cell table:formula="of:=IF([.B126]=&quot;&quot;;&quot;&quot;;IF([.$M$17]=&quot;Y&quot;;IF([.C126]=0;&quot; &quot;&amp;[.F126];IF(OR([.D126]=&quot;b&quot;;[.D126]=&quot;pb&quot;);[.E126]&amp;&quot;*&quot;&amp;[.C126]&amp;&quot; &quot;&amp;[.F126]&amp;&quot; &quot;&amp;[.G126];[.E126]&amp;&quot;*&quot;&amp;[.C126]&amp;&quot; &quot;&amp;SUBSTITUTE(SUBSTITUTE([.D126];&quot;-pb-&quot;;&quot; \bar &quot;&quot;&quot;&quot; \pageBreak &quot;);&quot;-b-&quot;;&quot; \bar &quot;&quot;&quot;&quot; \break &quot;)));&quot;&quot;))">
            <text:p/>
          </table:table-cell>
          <table:table-cell table:formula="of:=IF([.V63]=&quot;&quot;;&quot;&quot;;&quot;\overrideProperty Score.NonMusicalPaperColumn.line-break-system-details #'((Y-offset . &quot;&amp;[.V63]&amp;&quot;))&quot;)">
            <text:p/>
          </table:table-cell>
          <table:table-cell table:number-columns-repeated="108"/>
          <table:table-cell office:value-type="float" office:value="104" calcext:value-type="float">
            <text:p>104</text:p>
          </table:table-cell>
          <table:table-cell table:formula="of:=IF([$BARS.D107]=&quot;&quot;;&quot;&quot;;[$BARS.D107])" office:value-type="float" office:value="104" calcext:value-type="float">
            <text:p>104</text:p>
          </table:table-cell>
          <table:table-cell table:formula="of:=IF([$BARS.E107]=&quot;&quot;;&quot;&quot;;[$BARS.E107])">
            <text:p/>
          </table:table-cell>
          <table:table-cell table:formula="of:=IF([$BARS.F107]=&quot;&quot;;&quot;&quot;;[$BARS.F107])" office:value-type="float" office:value="104" calcext:value-type="float">
            <text:p>104</text:p>
          </table:table-cell>
          <table:table-cell table:formula="of:=IF([$BARS.G107]=&quot;&quot;;&quot;&quot;;[$BARS.G107])" office:value-type="float" office:value="104" calcext:value-type="float">
            <text:p>104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R$4:.$R$79];[.A127]));&quot;&quot;;SMALL([.$R$4:.$R$79];[.A127]))">
            <text:p/>
          </table:table-cell>
          <table:table-cell table:formula="of:=IF([.B127]=&quot;&quot;;&quot;&quot;;IF(OR([.D126]=&quot;pb&quot;;[.D126]=&quot;b&quot;;[.D126]=&quot;&quot;);[.B127]-[.B126];[.B127]-[.B126]-1))">
            <text:p/>
          </table:table-cell>
          <table:table-cell table:formula="of:=IF([.B127]=&quot;&quot;;&quot;&quot;;IF(ISNUMBER(MATCH([.B127];[.$R$4:.$R$11];0));&quot;&quot;;INDEX([.$S$23:.$S$79];MATCH([.B127];[.$R$23:.$R$79];0))))">
            <text:p/>
          </table:table-cell>
          <table:table-cell table:formula="of:=IF([.B127]=&quot;&quot;;&quot;&quot;;IF([.B126]&lt;[.$R$4];INDEX([.$S$4:.$S$11];MATCH([.B126];[.$R$4:.$R$11];-1));INDEX([.$S$4:.$S$11];MATCH([.B126];[.$R$4:.$R$11];1))))">
            <text:p/>
          </table:table-cell>
          <table:table-cell table:formula="of:=IF([.D127]=&quot;b&quot;;&quot;\break&quot;;IF([.D127]=&quot;pb&quot;;&quot;\pageBreak&quot;;&quot;&quot;))">
            <text:p/>
          </table:table-cell>
          <table:table-cell table:formula="of:=IF(ISERROR(MATCH([.B127];[.$R$24:.$R$79];0));&quot;&quot;;IF(INDEX([.$T$24:.$T$79];MATCH([.B127];[.$R$24:.$R$79];0))=&quot;&quot;;&quot;&quot;;&quot;\grace {&quot;&amp;INDEX([.$T$24:.$T$79];MATCH([.B127];[.$R$24:.$R$79];0))&amp;&quot;}&quot;))">
            <text:p/>
          </table:table-cell>
          <table:table-cell/>
          <table:table-cell table:formula="of:=IF([.B127]=&quot;&quot;;&quot;&quot;;IF([.$M$17]=&quot;Y&quot;;IF([.C127]=0;&quot; &quot;&amp;[.F127];IF(OR([.D127]=&quot;b&quot;;[.D127]=&quot;pb&quot;);[.E127]&amp;&quot;*&quot;&amp;[.C127]&amp;&quot; &quot;&amp;[.F127]&amp;&quot; &quot;&amp;[.G127];[.E127]&amp;&quot;*&quot;&amp;[.C127]&amp;&quot; &quot;&amp;SUBSTITUTE(SUBSTITUTE([.D127];&quot;-pb-&quot;;&quot; \bar &quot;&quot;&quot;&quot; \pageBreak &quot;);&quot;-b-&quot;;&quot; \bar &quot;&quot;&quot;&quot; \break &quot;)));&quot;&quot;))">
            <text:p/>
          </table:table-cell>
          <table:table-cell table:formula="of:=IF([.V64]=&quot;&quot;;&quot;&quot;;&quot;\overrideProperty Score.NonMusicalPaperColumn.line-break-system-details #'((Y-offset . &quot;&amp;[.V64]&amp;&quot;))&quot;)">
            <text:p/>
          </table:table-cell>
          <table:table-cell table:number-columns-repeated="108"/>
          <table:table-cell office:value-type="float" office:value="105" calcext:value-type="float">
            <text:p>105</text:p>
          </table:table-cell>
          <table:table-cell table:formula="of:=IF([$BARS.D108]=&quot;&quot;;&quot;&quot;;[$BARS.D108])" office:value-type="float" office:value="105" calcext:value-type="float">
            <text:p>105</text:p>
          </table:table-cell>
          <table:table-cell table:formula="of:=IF([$BARS.E108]=&quot;&quot;;&quot;&quot;;[$BARS.E108])">
            <text:p/>
          </table:table-cell>
          <table:table-cell table:formula="of:=IF([$BARS.F108]=&quot;&quot;;&quot;&quot;;[$BARS.F108])" office:value-type="float" office:value="105" calcext:value-type="float">
            <text:p>105</text:p>
          </table:table-cell>
          <table:table-cell table:formula="of:=IF([$BARS.G108]=&quot;&quot;;&quot;&quot;;[$BARS.G108])" office:value-type="float" office:value="105" calcext:value-type="float">
            <text:p>105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R$4:.$R$79];[.A128]));&quot;&quot;;SMALL([.$R$4:.$R$79];[.A128]))">
            <text:p/>
          </table:table-cell>
          <table:table-cell table:formula="of:=IF([.B128]=&quot;&quot;;&quot;&quot;;IF(OR([.D127]=&quot;pb&quot;;[.D127]=&quot;b&quot;;[.D127]=&quot;&quot;);[.B128]-[.B127];[.B128]-[.B127]-1))">
            <text:p/>
          </table:table-cell>
          <table:table-cell table:formula="of:=IF([.B128]=&quot;&quot;;&quot;&quot;;IF(ISNUMBER(MATCH([.B128];[.$R$4:.$R$11];0));&quot;&quot;;INDEX([.$S$23:.$S$79];MATCH([.B128];[.$R$23:.$R$79];0))))">
            <text:p/>
          </table:table-cell>
          <table:table-cell table:formula="of:=IF([.B128]=&quot;&quot;;&quot;&quot;;IF([.B127]&lt;[.$R$4];INDEX([.$S$4:.$S$11];MATCH([.B127];[.$R$4:.$R$11];-1));INDEX([.$S$4:.$S$11];MATCH([.B127];[.$R$4:.$R$11];1))))">
            <text:p/>
          </table:table-cell>
          <table:table-cell table:formula="of:=IF([.D128]=&quot;b&quot;;&quot;\break&quot;;IF([.D128]=&quot;pb&quot;;&quot;\pageBreak&quot;;&quot;&quot;))">
            <text:p/>
          </table:table-cell>
          <table:table-cell table:formula="of:=IF(ISERROR(MATCH([.B128];[.$R$24:.$R$79];0));&quot;&quot;;IF(INDEX([.$T$24:.$T$79];MATCH([.B128];[.$R$24:.$R$79];0))=&quot;&quot;;&quot;&quot;;&quot;\grace {&quot;&amp;INDEX([.$T$24:.$T$79];MATCH([.B128];[.$R$24:.$R$79];0))&amp;&quot;}&quot;))">
            <text:p/>
          </table:table-cell>
          <table:table-cell/>
          <table:table-cell table:formula="of:=IF([.B128]=&quot;&quot;;&quot;&quot;;IF([.$M$17]=&quot;Y&quot;;IF([.C128]=0;&quot; &quot;&amp;[.F128];IF(OR([.D128]=&quot;b&quot;;[.D128]=&quot;pb&quot;);[.E128]&amp;&quot;*&quot;&amp;[.C128]&amp;&quot; &quot;&amp;[.F128]&amp;&quot; &quot;&amp;[.G128];[.E128]&amp;&quot;*&quot;&amp;[.C128]&amp;&quot; &quot;&amp;SUBSTITUTE(SUBSTITUTE([.D128];&quot;-pb-&quot;;&quot; \bar &quot;&quot;&quot;&quot; \pageBreak &quot;);&quot;-b-&quot;;&quot; \bar &quot;&quot;&quot;&quot; \break &quot;)));&quot;&quot;))">
            <text:p/>
          </table:table-cell>
          <table:table-cell table:formula="of:=IF([.V65]=&quot;&quot;;&quot;&quot;;&quot;\overrideProperty Score.NonMusicalPaperColumn.line-break-system-details #'((Y-offset . &quot;&amp;[.V65]&amp;&quot;))&quot;)">
            <text:p/>
          </table:table-cell>
          <table:table-cell table:number-columns-repeated="108"/>
          <table:table-cell office:value-type="float" office:value="106" calcext:value-type="float">
            <text:p>106</text:p>
          </table:table-cell>
          <table:table-cell table:formula="of:=IF([$BARS.D109]=&quot;&quot;;&quot;&quot;;[$BARS.D109])" office:value-type="float" office:value="106" calcext:value-type="float">
            <text:p>106</text:p>
          </table:table-cell>
          <table:table-cell table:formula="of:=IF([$BARS.E109]=&quot;&quot;;&quot;&quot;;[$BARS.E109])">
            <text:p/>
          </table:table-cell>
          <table:table-cell table:formula="of:=IF([$BARS.F109]=&quot;&quot;;&quot;&quot;;[$BARS.F109])" office:value-type="float" office:value="106" calcext:value-type="float">
            <text:p>106</text:p>
          </table:table-cell>
          <table:table-cell table:formula="of:=IF([$BARS.G109]=&quot;&quot;;&quot;&quot;;[$BARS.G109])" office:value-type="float" office:value="106" calcext:value-type="float">
            <text:p>106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R$4:.$R$79];[.A129]));&quot;&quot;;SMALL([.$R$4:.$R$79];[.A129]))">
            <text:p/>
          </table:table-cell>
          <table:table-cell table:formula="of:=IF([.B129]=&quot;&quot;;&quot;&quot;;IF(OR([.D128]=&quot;pb&quot;;[.D128]=&quot;b&quot;;[.D128]=&quot;&quot;);[.B129]-[.B128];[.B129]-[.B128]-1))">
            <text:p/>
          </table:table-cell>
          <table:table-cell table:formula="of:=IF([.B129]=&quot;&quot;;&quot;&quot;;IF(ISNUMBER(MATCH([.B129];[.$R$4:.$R$11];0));&quot;&quot;;INDEX([.$S$23:.$S$79];MATCH([.B129];[.$R$23:.$R$79];0))))">
            <text:p/>
          </table:table-cell>
          <table:table-cell table:formula="of:=IF([.B129]=&quot;&quot;;&quot;&quot;;IF([.B128]&lt;[.$R$4];INDEX([.$S$4:.$S$11];MATCH([.B128];[.$R$4:.$R$11];-1));INDEX([.$S$4:.$S$11];MATCH([.B128];[.$R$4:.$R$11];1))))">
            <text:p/>
          </table:table-cell>
          <table:table-cell table:formula="of:=IF([.D129]=&quot;b&quot;;&quot;\break&quot;;IF([.D129]=&quot;pb&quot;;&quot;\pageBreak&quot;;&quot;&quot;))">
            <text:p/>
          </table:table-cell>
          <table:table-cell table:formula="of:=IF(ISERROR(MATCH([.B129];[.$R$24:.$R$79];0));&quot;&quot;;IF(INDEX([.$T$24:.$T$79];MATCH([.B129];[.$R$24:.$R$79];0))=&quot;&quot;;&quot;&quot;;&quot;\grace {&quot;&amp;INDEX([.$T$24:.$T$79];MATCH([.B129];[.$R$24:.$R$79];0))&amp;&quot;}&quot;))">
            <text:p/>
          </table:table-cell>
          <table:table-cell/>
          <table:table-cell table:formula="of:=IF([.B129]=&quot;&quot;;&quot;&quot;;IF([.$M$17]=&quot;Y&quot;;IF([.C129]=0;&quot; &quot;&amp;[.F129];IF(OR([.D129]=&quot;b&quot;;[.D129]=&quot;pb&quot;);[.E129]&amp;&quot;*&quot;&amp;[.C129]&amp;&quot; &quot;&amp;[.F129]&amp;&quot; &quot;&amp;[.G129];[.E129]&amp;&quot;*&quot;&amp;[.C129]&amp;&quot; &quot;&amp;SUBSTITUTE(SUBSTITUTE([.D129];&quot;-pb-&quot;;&quot; \bar &quot;&quot;&quot;&quot; \pageBreak &quot;);&quot;-b-&quot;;&quot; \bar &quot;&quot;&quot;&quot; \break &quot;)));&quot;&quot;))">
            <text:p/>
          </table:table-cell>
          <table:table-cell table:formula="of:=IF([.V66]=&quot;&quot;;&quot;&quot;;&quot;\overrideProperty Score.NonMusicalPaperColumn.line-break-system-details #'((Y-offset . &quot;&amp;[.V66]&amp;&quot;))&quot;)">
            <text:p/>
          </table:table-cell>
          <table:table-cell table:number-columns-repeated="108"/>
          <table:table-cell office:value-type="float" office:value="107" calcext:value-type="float">
            <text:p>107</text:p>
          </table:table-cell>
          <table:table-cell table:formula="of:=IF([$BARS.D110]=&quot;&quot;;&quot;&quot;;[$BARS.D110])" office:value-type="float" office:value="107" calcext:value-type="float">
            <text:p>107</text:p>
          </table:table-cell>
          <table:table-cell table:formula="of:=IF([$BARS.E110]=&quot;&quot;;&quot;&quot;;[$BARS.E110])">
            <text:p/>
          </table:table-cell>
          <table:table-cell table:formula="of:=IF([$BARS.F110]=&quot;&quot;;&quot;&quot;;[$BARS.F110])" office:value-type="float" office:value="107" calcext:value-type="float">
            <text:p>107</text:p>
          </table:table-cell>
          <table:table-cell table:formula="of:=IF([$BARS.G110]=&quot;&quot;;&quot;&quot;;[$BARS.G110])" office:value-type="float" office:value="107" calcext:value-type="float">
            <text:p>107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R$4:.$R$79];[.A130]));&quot;&quot;;SMALL([.$R$4:.$R$79];[.A130]))">
            <text:p/>
          </table:table-cell>
          <table:table-cell table:formula="of:=IF([.B130]=&quot;&quot;;&quot;&quot;;IF(OR([.D129]=&quot;pb&quot;;[.D129]=&quot;b&quot;;[.D129]=&quot;&quot;);[.B130]-[.B129];[.B130]-[.B129]-1))">
            <text:p/>
          </table:table-cell>
          <table:table-cell table:formula="of:=IF([.B130]=&quot;&quot;;&quot;&quot;;IF(ISNUMBER(MATCH([.B130];[.$R$4:.$R$11];0));&quot;&quot;;INDEX([.$S$23:.$S$79];MATCH([.B130];[.$R$23:.$R$79];0))))">
            <text:p/>
          </table:table-cell>
          <table:table-cell table:formula="of:=IF([.B130]=&quot;&quot;;&quot;&quot;;IF([.B129]&lt;[.$R$4];INDEX([.$S$4:.$S$11];MATCH([.B129];[.$R$4:.$R$11];-1));INDEX([.$S$4:.$S$11];MATCH([.B129];[.$R$4:.$R$11];1))))">
            <text:p/>
          </table:table-cell>
          <table:table-cell table:formula="of:=IF([.D130]=&quot;b&quot;;&quot;\break&quot;;IF([.D130]=&quot;pb&quot;;&quot;\pageBreak&quot;;&quot;&quot;))">
            <text:p/>
          </table:table-cell>
          <table:table-cell table:formula="of:=IF(ISERROR(MATCH([.B130];[.$R$24:.$R$79];0));&quot;&quot;;IF(INDEX([.$T$24:.$T$79];MATCH([.B130];[.$R$24:.$R$79];0))=&quot;&quot;;&quot;&quot;;&quot;\grace {&quot;&amp;INDEX([.$T$24:.$T$79];MATCH([.B130];[.$R$24:.$R$79];0))&amp;&quot;}&quot;))">
            <text:p/>
          </table:table-cell>
          <table:table-cell/>
          <table:table-cell table:formula="of:=IF([.B130]=&quot;&quot;;&quot;&quot;;IF([.$M$17]=&quot;Y&quot;;IF([.C130]=0;&quot; &quot;&amp;[.F130];IF(OR([.D130]=&quot;b&quot;;[.D130]=&quot;pb&quot;);[.E130]&amp;&quot;*&quot;&amp;[.C130]&amp;&quot; &quot;&amp;[.F130]&amp;&quot; &quot;&amp;[.G130];[.E130]&amp;&quot;*&quot;&amp;[.C130]&amp;&quot; &quot;&amp;SUBSTITUTE(SUBSTITUTE([.D130];&quot;-pb-&quot;;&quot; \bar &quot;&quot;&quot;&quot; \pageBreak &quot;);&quot;-b-&quot;;&quot; \bar &quot;&quot;&quot;&quot; \break &quot;)));&quot;&quot;))">
            <text:p/>
          </table:table-cell>
          <table:table-cell table:formula="of:=IF([.V67]=&quot;&quot;;&quot;&quot;;&quot;\overrideProperty Score.NonMusicalPaperColumn.line-break-system-details #'((Y-offset . &quot;&amp;[.V67]&amp;&quot;))&quot;)">
            <text:p/>
          </table:table-cell>
          <table:table-cell table:number-columns-repeated="108"/>
          <table:table-cell office:value-type="float" office:value="108" calcext:value-type="float">
            <text:p>108</text:p>
          </table:table-cell>
          <table:table-cell table:formula="of:=IF([$BARS.D111]=&quot;&quot;;&quot;&quot;;[$BARS.D111])" office:value-type="float" office:value="108" calcext:value-type="float">
            <text:p>108</text:p>
          </table:table-cell>
          <table:table-cell table:formula="of:=IF([$BARS.E111]=&quot;&quot;;&quot;&quot;;[$BARS.E111])">
            <text:p/>
          </table:table-cell>
          <table:table-cell table:formula="of:=IF([$BARS.F111]=&quot;&quot;;&quot;&quot;;[$BARS.F111])" office:value-type="float" office:value="108" calcext:value-type="float">
            <text:p>108</text:p>
          </table:table-cell>
          <table:table-cell table:formula="of:=IF([$BARS.G111]=&quot;&quot;;&quot;&quot;;[$BARS.G111])" office:value-type="float" office:value="108" calcext:value-type="float">
            <text:p>108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R$4:.$R$79];[.A131]));&quot;&quot;;SMALL([.$R$4:.$R$79];[.A131]))">
            <text:p/>
          </table:table-cell>
          <table:table-cell table:formula="of:=IF([.B131]=&quot;&quot;;&quot;&quot;;IF(OR([.D130]=&quot;pb&quot;;[.D130]=&quot;b&quot;;[.D130]=&quot;&quot;);[.B131]-[.B130];[.B131]-[.B130]-1))">
            <text:p/>
          </table:table-cell>
          <table:table-cell table:formula="of:=IF([.B131]=&quot;&quot;;&quot;&quot;;IF(ISNUMBER(MATCH([.B131];[.$R$4:.$R$11];0));&quot;&quot;;INDEX([.$S$23:.$S$79];MATCH([.B131];[.$R$23:.$R$79];0))))">
            <text:p/>
          </table:table-cell>
          <table:table-cell table:formula="of:=IF([.B131]=&quot;&quot;;&quot;&quot;;IF([.B130]&lt;[.$R$4];INDEX([.$S$4:.$S$11];MATCH([.B130];[.$R$4:.$R$11];-1));INDEX([.$S$4:.$S$11];MATCH([.B130];[.$R$4:.$R$11];1))))">
            <text:p/>
          </table:table-cell>
          <table:table-cell table:formula="of:=IF([.D131]=&quot;b&quot;;&quot;\break&quot;;IF([.D131]=&quot;pb&quot;;&quot;\pageBreak&quot;;&quot;&quot;))">
            <text:p/>
          </table:table-cell>
          <table:table-cell table:formula="of:=IF(ISERROR(MATCH([.B131];[.$R$24:.$R$79];0));&quot;&quot;;IF(INDEX([.$T$24:.$T$79];MATCH([.B131];[.$R$24:.$R$79];0))=&quot;&quot;;&quot;&quot;;&quot;\grace {&quot;&amp;INDEX([.$T$24:.$T$79];MATCH([.B131];[.$R$24:.$R$79];0))&amp;&quot;}&quot;))">
            <text:p/>
          </table:table-cell>
          <table:table-cell/>
          <table:table-cell table:formula="of:=IF([.B131]=&quot;&quot;;&quot;&quot;;IF([.$M$17]=&quot;Y&quot;;IF([.C131]=0;&quot; &quot;&amp;[.F131];IF(OR([.D131]=&quot;b&quot;;[.D131]=&quot;pb&quot;);[.E131]&amp;&quot;*&quot;&amp;[.C131]&amp;&quot; &quot;&amp;[.F131]&amp;&quot; &quot;&amp;[.G131];[.E131]&amp;&quot;*&quot;&amp;[.C131]&amp;&quot; &quot;&amp;SUBSTITUTE(SUBSTITUTE([.D131];&quot;-pb-&quot;;&quot; \bar &quot;&quot;&quot;&quot; \pageBreak &quot;);&quot;-b-&quot;;&quot; \bar &quot;&quot;&quot;&quot; \break &quot;)));&quot;&quot;))">
            <text:p/>
          </table:table-cell>
          <table:table-cell table:formula="of:=IF([.V68]=&quot;&quot;;&quot;&quot;;&quot;\overrideProperty Score.NonMusicalPaperColumn.line-break-system-details #'((Y-offset . &quot;&amp;[.V68]&amp;&quot;))&quot;)">
            <text:p/>
          </table:table-cell>
          <table:table-cell table:number-columns-repeated="108"/>
          <table:table-cell office:value-type="float" office:value="109" calcext:value-type="float">
            <text:p>109</text:p>
          </table:table-cell>
          <table:table-cell table:formula="of:=IF([$BARS.D112]=&quot;&quot;;&quot;&quot;;[$BARS.D112])" office:value-type="float" office:value="109" calcext:value-type="float">
            <text:p>109</text:p>
          </table:table-cell>
          <table:table-cell table:formula="of:=IF([$BARS.E112]=&quot;&quot;;&quot;&quot;;[$BARS.E112])">
            <text:p/>
          </table:table-cell>
          <table:table-cell table:formula="of:=IF([$BARS.F112]=&quot;&quot;;&quot;&quot;;[$BARS.F112])" office:value-type="float" office:value="109" calcext:value-type="float">
            <text:p>109</text:p>
          </table:table-cell>
          <table:table-cell table:formula="of:=IF([$BARS.G112]=&quot;&quot;;&quot;&quot;;[$BARS.G112])" office:value-type="float" office:value="109" calcext:value-type="float">
            <text:p>109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R$4:.$R$79];[.A132]));&quot;&quot;;SMALL([.$R$4:.$R$79];[.A132]))">
            <text:p/>
          </table:table-cell>
          <table:table-cell table:formula="of:=IF([.B132]=&quot;&quot;;&quot;&quot;;IF(OR([.D131]=&quot;pb&quot;;[.D131]=&quot;b&quot;;[.D131]=&quot;&quot;);[.B132]-[.B131];[.B132]-[.B131]-1))">
            <text:p/>
          </table:table-cell>
          <table:table-cell table:formula="of:=IF([.B132]=&quot;&quot;;&quot;&quot;;IF(ISNUMBER(MATCH([.B132];[.$R$4:.$R$11];0));&quot;&quot;;INDEX([.$S$23:.$S$79];MATCH([.B132];[.$R$23:.$R$79];0))))">
            <text:p/>
          </table:table-cell>
          <table:table-cell table:formula="of:=IF([.B132]=&quot;&quot;;&quot;&quot;;IF([.B131]&lt;[.$R$4];INDEX([.$S$4:.$S$11];MATCH([.B131];[.$R$4:.$R$11];-1));INDEX([.$S$4:.$S$11];MATCH([.B131];[.$R$4:.$R$11];1))))">
            <text:p/>
          </table:table-cell>
          <table:table-cell table:formula="of:=IF([.D132]=&quot;b&quot;;&quot;\break&quot;;IF([.D132]=&quot;pb&quot;;&quot;\pageBreak&quot;;&quot;&quot;))">
            <text:p/>
          </table:table-cell>
          <table:table-cell table:formula="of:=IF(ISERROR(MATCH([.B132];[.$R$24:.$R$79];0));&quot;&quot;;IF(INDEX([.$T$24:.$T$79];MATCH([.B132];[.$R$24:.$R$79];0))=&quot;&quot;;&quot;&quot;;&quot;\grace {&quot;&amp;INDEX([.$T$24:.$T$79];MATCH([.B132];[.$R$24:.$R$79];0))&amp;&quot;}&quot;))">
            <text:p/>
          </table:table-cell>
          <table:table-cell/>
          <table:table-cell table:formula="of:=IF([.B132]=&quot;&quot;;&quot;&quot;;IF([.$M$17]=&quot;Y&quot;;IF([.C132]=0;&quot; &quot;&amp;[.F132];IF(OR([.D132]=&quot;b&quot;;[.D132]=&quot;pb&quot;);[.E132]&amp;&quot;*&quot;&amp;[.C132]&amp;&quot; &quot;&amp;[.F132]&amp;&quot; &quot;&amp;[.G132];[.E132]&amp;&quot;*&quot;&amp;[.C132]&amp;&quot; &quot;&amp;SUBSTITUTE(SUBSTITUTE([.D132];&quot;-pb-&quot;;&quot; \bar &quot;&quot;&quot;&quot; \pageBreak &quot;);&quot;-b-&quot;;&quot; \bar &quot;&quot;&quot;&quot; \break &quot;)));&quot;&quot;))">
            <text:p/>
          </table:table-cell>
          <table:table-cell table:formula="of:=IF([.V69]=&quot;&quot;;&quot;&quot;;&quot;\overrideProperty Score.NonMusicalPaperColumn.line-break-system-details #'((Y-offset . &quot;&amp;[.V69]&amp;&quot;))&quot;)">
            <text:p/>
          </table:table-cell>
          <table:table-cell table:number-columns-repeated="108"/>
          <table:table-cell office:value-type="float" office:value="110" calcext:value-type="float">
            <text:p>110</text:p>
          </table:table-cell>
          <table:table-cell table:formula="of:=IF([$BARS.D113]=&quot;&quot;;&quot;&quot;;[$BARS.D113])" office:value-type="float" office:value="110" calcext:value-type="float">
            <text:p>110</text:p>
          </table:table-cell>
          <table:table-cell table:formula="of:=IF([$BARS.E113]=&quot;&quot;;&quot;&quot;;[$BARS.E113])">
            <text:p/>
          </table:table-cell>
          <table:table-cell table:formula="of:=IF([$BARS.F113]=&quot;&quot;;&quot;&quot;;[$BARS.F113])" office:value-type="float" office:value="110" calcext:value-type="float">
            <text:p>110</text:p>
          </table:table-cell>
          <table:table-cell table:formula="of:=IF([$BARS.G113]=&quot;&quot;;&quot;&quot;;[$BARS.G113])" office:value-type="float" office:value="110" calcext:value-type="float">
            <text:p>110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R$4:.$R$79];[.A133]));&quot;&quot;;SMALL([.$R$4:.$R$79];[.A133]))">
            <text:p/>
          </table:table-cell>
          <table:table-cell table:formula="of:=IF([.B133]=&quot;&quot;;&quot;&quot;;IF(OR([.D132]=&quot;pb&quot;;[.D132]=&quot;b&quot;;[.D132]=&quot;&quot;);[.B133]-[.B132];[.B133]-[.B132]-1))">
            <text:p/>
          </table:table-cell>
          <table:table-cell table:formula="of:=IF([.B133]=&quot;&quot;;&quot;&quot;;IF(ISNUMBER(MATCH([.B133];[.$R$4:.$R$11];0));&quot;&quot;;INDEX([.$S$23:.$S$79];MATCH([.B133];[.$R$23:.$R$79];0))))">
            <text:p/>
          </table:table-cell>
          <table:table-cell table:formula="of:=IF([.B133]=&quot;&quot;;&quot;&quot;;IF([.B132]&lt;[.$R$4];INDEX([.$S$4:.$S$11];MATCH([.B132];[.$R$4:.$R$11];-1));INDEX([.$S$4:.$S$11];MATCH([.B132];[.$R$4:.$R$11];1))))">
            <text:p/>
          </table:table-cell>
          <table:table-cell table:formula="of:=IF([.D133]=&quot;b&quot;;&quot;\break&quot;;IF([.D133]=&quot;pb&quot;;&quot;\pageBreak&quot;;&quot;&quot;))">
            <text:p/>
          </table:table-cell>
          <table:table-cell table:formula="of:=IF(ISERROR(MATCH([.B133];[.$R$24:.$R$79];0));&quot;&quot;;IF(INDEX([.$T$24:.$T$79];MATCH([.B133];[.$R$24:.$R$79];0))=&quot;&quot;;&quot;&quot;;&quot;\grace {&quot;&amp;INDEX([.$T$24:.$T$79];MATCH([.B133];[.$R$24:.$R$79];0))&amp;&quot;}&quot;))">
            <text:p/>
          </table:table-cell>
          <table:table-cell/>
          <table:table-cell table:formula="of:=IF([.B133]=&quot;&quot;;&quot;&quot;;IF([.$M$17]=&quot;Y&quot;;IF([.C133]=0;&quot; &quot;&amp;[.F133];IF(OR([.D133]=&quot;b&quot;;[.D133]=&quot;pb&quot;);[.E133]&amp;&quot;*&quot;&amp;[.C133]&amp;&quot; &quot;&amp;[.F133]&amp;&quot; &quot;&amp;[.G133];[.E133]&amp;&quot;*&quot;&amp;[.C133]&amp;&quot; &quot;&amp;SUBSTITUTE(SUBSTITUTE([.D133];&quot;-pb-&quot;;&quot; \bar &quot;&quot;&quot;&quot; \pageBreak &quot;);&quot;-b-&quot;;&quot; \bar &quot;&quot;&quot;&quot; \break &quot;)));&quot;&quot;))">
            <text:p/>
          </table:table-cell>
          <table:table-cell table:formula="of:=IF([.V70]=&quot;&quot;;&quot;&quot;;&quot;\overrideProperty Score.NonMusicalPaperColumn.line-break-system-details #'((Y-offset . &quot;&amp;[.V70]&amp;&quot;))&quot;)">
            <text:p/>
          </table:table-cell>
          <table:table-cell table:number-columns-repeated="108"/>
          <table:table-cell office:value-type="float" office:value="111" calcext:value-type="float">
            <text:p>111</text:p>
          </table:table-cell>
          <table:table-cell table:formula="of:=IF([$BARS.D114]=&quot;&quot;;&quot;&quot;;[$BARS.D114])" office:value-type="float" office:value="111" calcext:value-type="float">
            <text:p>111</text:p>
          </table:table-cell>
          <table:table-cell table:formula="of:=IF([$BARS.E114]=&quot;&quot;;&quot;&quot;;[$BARS.E114])">
            <text:p/>
          </table:table-cell>
          <table:table-cell table:formula="of:=IF([$BARS.F114]=&quot;&quot;;&quot;&quot;;[$BARS.F114])" office:value-type="float" office:value="111" calcext:value-type="float">
            <text:p>111</text:p>
          </table:table-cell>
          <table:table-cell table:formula="of:=IF([$BARS.G114]=&quot;&quot;;&quot;&quot;;[$BARS.G114])" office:value-type="float" office:value="111" calcext:value-type="float">
            <text:p>111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R$4:.$R$79];[.A134]));&quot;&quot;;SMALL([.$R$4:.$R$79];[.A134]))">
            <text:p/>
          </table:table-cell>
          <table:table-cell table:formula="of:=IF([.B134]=&quot;&quot;;&quot;&quot;;IF(OR([.D133]=&quot;pb&quot;;[.D133]=&quot;b&quot;;[.D133]=&quot;&quot;);[.B134]-[.B133];[.B134]-[.B133]-1))">
            <text:p/>
          </table:table-cell>
          <table:table-cell table:formula="of:=IF([.B134]=&quot;&quot;;&quot;&quot;;IF(ISNUMBER(MATCH([.B134];[.$R$4:.$R$11];0));&quot;&quot;;INDEX([.$S$23:.$S$79];MATCH([.B134];[.$R$23:.$R$79];0))))">
            <text:p/>
          </table:table-cell>
          <table:table-cell table:formula="of:=IF([.B134]=&quot;&quot;;&quot;&quot;;IF([.B133]&lt;[.$R$4];INDEX([.$S$4:.$S$11];MATCH([.B133];[.$R$4:.$R$11];-1));INDEX([.$S$4:.$S$11];MATCH([.B133];[.$R$4:.$R$11];1))))">
            <text:p/>
          </table:table-cell>
          <table:table-cell table:formula="of:=IF([.D134]=&quot;b&quot;;&quot;\break&quot;;IF([.D134]=&quot;pb&quot;;&quot;\pageBreak&quot;;&quot;&quot;))">
            <text:p/>
          </table:table-cell>
          <table:table-cell table:formula="of:=IF(ISERROR(MATCH([.B134];[.$R$24:.$R$79];0));&quot;&quot;;IF(INDEX([.$T$24:.$T$79];MATCH([.B134];[.$R$24:.$R$79];0))=&quot;&quot;;&quot;&quot;;&quot;\grace {&quot;&amp;INDEX([.$T$24:.$T$79];MATCH([.B134];[.$R$24:.$R$79];0))&amp;&quot;}&quot;))">
            <text:p/>
          </table:table-cell>
          <table:table-cell/>
          <table:table-cell table:formula="of:=IF([.B134]=&quot;&quot;;&quot;&quot;;IF([.$M$17]=&quot;Y&quot;;IF([.C134]=0;&quot; &quot;&amp;[.F134];IF(OR([.D134]=&quot;b&quot;;[.D134]=&quot;pb&quot;);[.E134]&amp;&quot;*&quot;&amp;[.C134]&amp;&quot; &quot;&amp;[.F134]&amp;&quot; &quot;&amp;[.G134];[.E134]&amp;&quot;*&quot;&amp;[.C134]&amp;&quot; &quot;&amp;SUBSTITUTE(SUBSTITUTE([.D134];&quot;-pb-&quot;;&quot; \bar &quot;&quot;&quot;&quot; \pageBreak &quot;);&quot;-b-&quot;;&quot; \bar &quot;&quot;&quot;&quot; \break &quot;)));&quot;&quot;))">
            <text:p/>
          </table:table-cell>
          <table:table-cell table:formula="of:=IF([.V71]=&quot;&quot;;&quot;&quot;;&quot;\overrideProperty Score.NonMusicalPaperColumn.line-break-system-details #'((Y-offset . &quot;&amp;[.V71]&amp;&quot;))&quot;)">
            <text:p/>
          </table:table-cell>
          <table:table-cell table:number-columns-repeated="108"/>
          <table:table-cell office:value-type="float" office:value="112" calcext:value-type="float">
            <text:p>112</text:p>
          </table:table-cell>
          <table:table-cell table:formula="of:=IF([$BARS.D115]=&quot;&quot;;&quot;&quot;;[$BARS.D115])" office:value-type="float" office:value="112" calcext:value-type="float">
            <text:p>112</text:p>
          </table:table-cell>
          <table:table-cell table:formula="of:=IF([$BARS.E115]=&quot;&quot;;&quot;&quot;;[$BARS.E115])">
            <text:p/>
          </table:table-cell>
          <table:table-cell table:formula="of:=IF([$BARS.F115]=&quot;&quot;;&quot;&quot;;[$BARS.F115])" office:value-type="float" office:value="112" calcext:value-type="float">
            <text:p>112</text:p>
          </table:table-cell>
          <table:table-cell table:formula="of:=IF([$BARS.G115]=&quot;&quot;;&quot;&quot;;[$BARS.G115])" office:value-type="float" office:value="112" calcext:value-type="float">
            <text:p>112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R$4:.$R$79];[.A135]));&quot;&quot;;SMALL([.$R$4:.$R$79];[.A135]))">
            <text:p/>
          </table:table-cell>
          <table:table-cell table:formula="of:=IF([.B135]=&quot;&quot;;&quot;&quot;;IF(OR([.D134]=&quot;pb&quot;;[.D134]=&quot;b&quot;;[.D134]=&quot;&quot;);[.B135]-[.B134];[.B135]-[.B134]-1))">
            <text:p/>
          </table:table-cell>
          <table:table-cell table:formula="of:=IF([.B135]=&quot;&quot;;&quot;&quot;;IF(ISNUMBER(MATCH([.B135];[.$R$4:.$R$11];0));&quot;&quot;;INDEX([.$S$23:.$S$79];MATCH([.B135];[.$R$23:.$R$79];0))))">
            <text:p/>
          </table:table-cell>
          <table:table-cell table:formula="of:=IF([.B135]=&quot;&quot;;&quot;&quot;;IF([.B134]&lt;[.$R$4];INDEX([.$S$4:.$S$11];MATCH([.B134];[.$R$4:.$R$11];-1));INDEX([.$S$4:.$S$11];MATCH([.B134];[.$R$4:.$R$11];1))))">
            <text:p/>
          </table:table-cell>
          <table:table-cell table:formula="of:=IF([.D135]=&quot;b&quot;;&quot;\break&quot;;IF([.D135]=&quot;pb&quot;;&quot;\pageBreak&quot;;&quot;&quot;))">
            <text:p/>
          </table:table-cell>
          <table:table-cell table:formula="of:=IF(ISERROR(MATCH([.B135];[.$R$24:.$R$79];0));&quot;&quot;;IF(INDEX([.$T$24:.$T$79];MATCH([.B135];[.$R$24:.$R$79];0))=&quot;&quot;;&quot;&quot;;&quot;\grace {&quot;&amp;INDEX([.$T$24:.$T$79];MATCH([.B135];[.$R$24:.$R$79];0))&amp;&quot;}&quot;))">
            <text:p/>
          </table:table-cell>
          <table:table-cell/>
          <table:table-cell table:formula="of:=IF([.B135]=&quot;&quot;;&quot;&quot;;IF([.$M$17]=&quot;Y&quot;;IF([.C135]=0;&quot; &quot;&amp;[.F135];IF(OR([.D135]=&quot;b&quot;;[.D135]=&quot;pb&quot;);[.E135]&amp;&quot;*&quot;&amp;[.C135]&amp;&quot; &quot;&amp;[.F135]&amp;&quot; &quot;&amp;[.G135];[.E135]&amp;&quot;*&quot;&amp;[.C135]&amp;&quot; &quot;&amp;SUBSTITUTE(SUBSTITUTE([.D135];&quot;-pb-&quot;;&quot; \bar &quot;&quot;&quot;&quot; \pageBreak &quot;);&quot;-b-&quot;;&quot; \bar &quot;&quot;&quot;&quot; \break &quot;)));&quot;&quot;))">
            <text:p/>
          </table:table-cell>
          <table:table-cell table:formula="of:=IF([.V72]=&quot;&quot;;&quot;&quot;;&quot;\overrideProperty Score.NonMusicalPaperColumn.line-break-system-details #'((Y-offset . &quot;&amp;[.V72]&amp;&quot;))&quot;)">
            <text:p/>
          </table:table-cell>
          <table:table-cell table:number-columns-repeated="108"/>
          <table:table-cell office:value-type="float" office:value="113" calcext:value-type="float">
            <text:p>113</text:p>
          </table:table-cell>
          <table:table-cell table:formula="of:=IF([$BARS.D116]=&quot;&quot;;&quot;&quot;;[$BARS.D116])" office:value-type="float" office:value="113" calcext:value-type="float">
            <text:p>113</text:p>
          </table:table-cell>
          <table:table-cell table:formula="of:=IF([$BARS.E116]=&quot;&quot;;&quot;&quot;;[$BARS.E116])">
            <text:p/>
          </table:table-cell>
          <table:table-cell table:formula="of:=IF([$BARS.F116]=&quot;&quot;;&quot;&quot;;[$BARS.F116])" office:value-type="float" office:value="113" calcext:value-type="float">
            <text:p>113</text:p>
          </table:table-cell>
          <table:table-cell table:formula="of:=IF([$BARS.G116]=&quot;&quot;;&quot;&quot;;[$BARS.G116])" office:value-type="float" office:value="113" calcext:value-type="float">
            <text:p>113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R$4:.$R$79];[.A136]));&quot;&quot;;SMALL([.$R$4:.$R$79];[.A136]))">
            <text:p/>
          </table:table-cell>
          <table:table-cell table:formula="of:=IF([.B136]=&quot;&quot;;&quot;&quot;;IF(OR([.D135]=&quot;pb&quot;;[.D135]=&quot;b&quot;;[.D135]=&quot;&quot;);[.B136]-[.B135];[.B136]-[.B135]-1))">
            <text:p/>
          </table:table-cell>
          <table:table-cell table:formula="of:=IF([.B136]=&quot;&quot;;&quot;&quot;;IF(ISNUMBER(MATCH([.B136];[.$R$4:.$R$11];0));&quot;&quot;;INDEX([.$S$23:.$S$79];MATCH([.B136];[.$R$23:.$R$79];0))))">
            <text:p/>
          </table:table-cell>
          <table:table-cell table:formula="of:=IF([.B136]=&quot;&quot;;&quot;&quot;;IF([.B135]&lt;[.$R$4];INDEX([.$S$4:.$S$11];MATCH([.B135];[.$R$4:.$R$11];-1));INDEX([.$S$4:.$S$11];MATCH([.B135];[.$R$4:.$R$11];1))))">
            <text:p/>
          </table:table-cell>
          <table:table-cell table:formula="of:=IF([.D136]=&quot;b&quot;;&quot;\break&quot;;IF([.D136]=&quot;pb&quot;;&quot;\pageBreak&quot;;&quot;&quot;))">
            <text:p/>
          </table:table-cell>
          <table:table-cell table:formula="of:=IF(ISERROR(MATCH([.B136];[.$R$24:.$R$79];0));&quot;&quot;;IF(INDEX([.$T$24:.$T$79];MATCH([.B136];[.$R$24:.$R$79];0))=&quot;&quot;;&quot;&quot;;&quot;\grace {&quot;&amp;INDEX([.$T$24:.$T$79];MATCH([.B136];[.$R$24:.$R$79];0))&amp;&quot;}&quot;))">
            <text:p/>
          </table:table-cell>
          <table:table-cell/>
          <table:table-cell table:formula="of:=IF([.B136]=&quot;&quot;;&quot;&quot;;IF([.$M$17]=&quot;Y&quot;;IF([.C136]=0;&quot; &quot;&amp;[.F136];IF(OR([.D136]=&quot;b&quot;;[.D136]=&quot;pb&quot;);[.E136]&amp;&quot;*&quot;&amp;[.C136]&amp;&quot; &quot;&amp;[.F136]&amp;&quot; &quot;&amp;[.G136];[.E136]&amp;&quot;*&quot;&amp;[.C136]&amp;&quot; &quot;&amp;SUBSTITUTE(SUBSTITUTE([.D136];&quot;-pb-&quot;;&quot; \bar &quot;&quot;&quot;&quot; \pageBreak &quot;);&quot;-b-&quot;;&quot; \bar &quot;&quot;&quot;&quot; \break &quot;)));&quot;&quot;))">
            <text:p/>
          </table:table-cell>
          <table:table-cell table:formula="of:=IF([.V73]=&quot;&quot;;&quot;&quot;;&quot;\overrideProperty Score.NonMusicalPaperColumn.line-break-system-details #'((Y-offset . &quot;&amp;[.V73]&amp;&quot;))&quot;)">
            <text:p/>
          </table:table-cell>
          <table:table-cell table:number-columns-repeated="108"/>
          <table:table-cell office:value-type="float" office:value="114" calcext:value-type="float">
            <text:p>114</text:p>
          </table:table-cell>
          <table:table-cell table:formula="of:=IF([$BARS.D117]=&quot;&quot;;&quot;&quot;;[$BARS.D117])" office:value-type="float" office:value="114" calcext:value-type="float">
            <text:p>114</text:p>
          </table:table-cell>
          <table:table-cell table:formula="of:=IF([$BARS.E117]=&quot;&quot;;&quot;&quot;;[$BARS.E117])">
            <text:p/>
          </table:table-cell>
          <table:table-cell table:formula="of:=IF([$BARS.F117]=&quot;&quot;;&quot;&quot;;[$BARS.F117])" office:value-type="float" office:value="114" calcext:value-type="float">
            <text:p>114</text:p>
          </table:table-cell>
          <table:table-cell table:formula="of:=IF([$BARS.G117]=&quot;&quot;;&quot;&quot;;[$BARS.G117])" office:value-type="float" office:value="114" calcext:value-type="float">
            <text:p>114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R$4:.$R$79];[.A137]));&quot;&quot;;SMALL([.$R$4:.$R$79];[.A137]))">
            <text:p/>
          </table:table-cell>
          <table:table-cell table:formula="of:=IF([.B137]=&quot;&quot;;&quot;&quot;;IF(OR([.D136]=&quot;pb&quot;;[.D136]=&quot;b&quot;;[.D136]=&quot;&quot;);[.B137]-[.B136];[.B137]-[.B136]-1))">
            <text:p/>
          </table:table-cell>
          <table:table-cell table:formula="of:=IF([.B137]=&quot;&quot;;&quot;&quot;;IF(ISNUMBER(MATCH([.B137];[.$R$4:.$R$11];0));&quot;&quot;;INDEX([.$S$23:.$S$79];MATCH([.B137];[.$R$23:.$R$79];0))))">
            <text:p/>
          </table:table-cell>
          <table:table-cell table:formula="of:=IF([.B137]=&quot;&quot;;&quot;&quot;;IF([.B136]&lt;[.$R$4];INDEX([.$S$4:.$S$11];MATCH([.B136];[.$R$4:.$R$11];-1));INDEX([.$S$4:.$S$11];MATCH([.B136];[.$R$4:.$R$11];1))))">
            <text:p/>
          </table:table-cell>
          <table:table-cell table:formula="of:=IF([.D137]=&quot;b&quot;;&quot;\break&quot;;IF([.D137]=&quot;pb&quot;;&quot;\pageBreak&quot;;&quot;&quot;))">
            <text:p/>
          </table:table-cell>
          <table:table-cell table:formula="of:=IF(ISERROR(MATCH([.B137];[.$R$24:.$R$79];0));&quot;&quot;;IF(INDEX([.$T$24:.$T$79];MATCH([.B137];[.$R$24:.$R$79];0))=&quot;&quot;;&quot;&quot;;&quot;\grace {&quot;&amp;INDEX([.$T$24:.$T$79];MATCH([.B137];[.$R$24:.$R$79];0))&amp;&quot;}&quot;))">
            <text:p/>
          </table:table-cell>
          <table:table-cell/>
          <table:table-cell table:formula="of:=IF([.B137]=&quot;&quot;;&quot;&quot;;IF([.$M$17]=&quot;Y&quot;;IF([.C137]=0;&quot; &quot;&amp;[.F137];IF(OR([.D137]=&quot;b&quot;;[.D137]=&quot;pb&quot;);[.E137]&amp;&quot;*&quot;&amp;[.C137]&amp;&quot; &quot;&amp;[.F137]&amp;&quot; &quot;&amp;[.G137];[.E137]&amp;&quot;*&quot;&amp;[.C137]&amp;&quot; &quot;&amp;SUBSTITUTE(SUBSTITUTE([.D137];&quot;-pb-&quot;;&quot; \bar &quot;&quot;&quot;&quot; \pageBreak &quot;);&quot;-b-&quot;;&quot; \bar &quot;&quot;&quot;&quot; \break &quot;)));&quot;&quot;))">
            <text:p/>
          </table:table-cell>
          <table:table-cell table:formula="of:=IF([.V74]=&quot;&quot;;&quot;&quot;;&quot;\overrideProperty Score.NonMusicalPaperColumn.line-break-system-details #'((Y-offset . &quot;&amp;[.V74]&amp;&quot;))&quot;)">
            <text:p/>
          </table:table-cell>
          <table:table-cell table:number-columns-repeated="108"/>
          <table:table-cell office:value-type="float" office:value="115" calcext:value-type="float">
            <text:p>115</text:p>
          </table:table-cell>
          <table:table-cell table:formula="of:=IF([$BARS.D118]=&quot;&quot;;&quot;&quot;;[$BARS.D118])" office:value-type="float" office:value="115" calcext:value-type="float">
            <text:p>115</text:p>
          </table:table-cell>
          <table:table-cell table:formula="of:=IF([$BARS.E118]=&quot;&quot;;&quot;&quot;;[$BARS.E118])">
            <text:p/>
          </table:table-cell>
          <table:table-cell table:formula="of:=IF([$BARS.F118]=&quot;&quot;;&quot;&quot;;[$BARS.F118])" office:value-type="float" office:value="115" calcext:value-type="float">
            <text:p>115</text:p>
          </table:table-cell>
          <table:table-cell table:formula="of:=IF([$BARS.G118]=&quot;&quot;;&quot;&quot;;[$BARS.G118])" office:value-type="float" office:value="115" calcext:value-type="float">
            <text:p>115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R$4:.$R$79];[.A138]));&quot;&quot;;SMALL([.$R$4:.$R$79];[.A138]))">
            <text:p/>
          </table:table-cell>
          <table:table-cell table:formula="of:=IF([.B138]=&quot;&quot;;&quot;&quot;;IF(OR([.D137]=&quot;pb&quot;;[.D137]=&quot;b&quot;;[.D137]=&quot;&quot;);[.B138]-[.B137];[.B138]-[.B137]-1))">
            <text:p/>
          </table:table-cell>
          <table:table-cell table:formula="of:=IF([.B138]=&quot;&quot;;&quot;&quot;;IF(ISNUMBER(MATCH([.B138];[.$R$4:.$R$11];0));&quot;&quot;;INDEX([.$S$23:.$S$79];MATCH([.B138];[.$R$23:.$R$79];0))))">
            <text:p/>
          </table:table-cell>
          <table:table-cell table:formula="of:=IF([.B138]=&quot;&quot;;&quot;&quot;;IF([.B137]&lt;[.$R$4];INDEX([.$S$4:.$S$11];MATCH([.B137];[.$R$4:.$R$11];-1));INDEX([.$S$4:.$S$11];MATCH([.B137];[.$R$4:.$R$11];1))))">
            <text:p/>
          </table:table-cell>
          <table:table-cell table:formula="of:=IF([.D138]=&quot;b&quot;;&quot;\break&quot;;IF([.D138]=&quot;pb&quot;;&quot;\pageBreak&quot;;&quot;&quot;))">
            <text:p/>
          </table:table-cell>
          <table:table-cell table:formula="of:=IF(ISERROR(MATCH([.B138];[.$R$24:.$R$79];0));&quot;&quot;;IF(INDEX([.$T$24:.$T$79];MATCH([.B138];[.$R$24:.$R$79];0))=&quot;&quot;;&quot;&quot;;&quot;\grace {&quot;&amp;INDEX([.$T$24:.$T$79];MATCH([.B138];[.$R$24:.$R$79];0))&amp;&quot;}&quot;))">
            <text:p/>
          </table:table-cell>
          <table:table-cell/>
          <table:table-cell table:formula="of:=IF([.B138]=&quot;&quot;;&quot;&quot;;IF([.$M$17]=&quot;Y&quot;;IF([.C138]=0;&quot; &quot;&amp;[.F138];IF(OR([.D138]=&quot;b&quot;;[.D138]=&quot;pb&quot;);[.E138]&amp;&quot;*&quot;&amp;[.C138]&amp;&quot; &quot;&amp;[.F138]&amp;&quot; &quot;&amp;[.G138];[.E138]&amp;&quot;*&quot;&amp;[.C138]&amp;&quot; &quot;&amp;SUBSTITUTE(SUBSTITUTE([.D138];&quot;-pb-&quot;;&quot; \bar &quot;&quot;&quot;&quot; \pageBreak &quot;);&quot;-b-&quot;;&quot; \bar &quot;&quot;&quot;&quot; \break &quot;)));&quot;&quot;))">
            <text:p/>
          </table:table-cell>
          <table:table-cell table:formula="of:=IF([.V75]=&quot;&quot;;&quot;&quot;;&quot;\overrideProperty Score.NonMusicalPaperColumn.line-break-system-details #'((Y-offset . &quot;&amp;[.V75]&amp;&quot;))&quot;)">
            <text:p/>
          </table:table-cell>
          <table:table-cell table:number-columns-repeated="108"/>
          <table:table-cell office:value-type="float" office:value="116" calcext:value-type="float">
            <text:p>116</text:p>
          </table:table-cell>
          <table:table-cell table:formula="of:=IF([$BARS.D119]=&quot;&quot;;&quot;&quot;;[$BARS.D119])" office:value-type="float" office:value="116" calcext:value-type="float">
            <text:p>116</text:p>
          </table:table-cell>
          <table:table-cell table:formula="of:=IF([$BARS.E119]=&quot;&quot;;&quot;&quot;;[$BARS.E119])">
            <text:p/>
          </table:table-cell>
          <table:table-cell table:formula="of:=IF([$BARS.F119]=&quot;&quot;;&quot;&quot;;[$BARS.F119])" office:value-type="float" office:value="116" calcext:value-type="float">
            <text:p>116</text:p>
          </table:table-cell>
          <table:table-cell table:formula="of:=IF([$BARS.G119]=&quot;&quot;;&quot;&quot;;[$BARS.G119])" office:value-type="float" office:value="116" calcext:value-type="float">
            <text:p>116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R$4:.$R$79];[.A139]));&quot;&quot;;SMALL([.$R$4:.$R$79];[.A139]))">
            <text:p/>
          </table:table-cell>
          <table:table-cell table:formula="of:=IF([.B139]=&quot;&quot;;&quot;&quot;;IF(OR([.D138]=&quot;pb&quot;;[.D138]=&quot;b&quot;;[.D138]=&quot;&quot;);[.B139]-[.B138];[.B139]-[.B138]-1))">
            <text:p/>
          </table:table-cell>
          <table:table-cell table:formula="of:=IF([.B139]=&quot;&quot;;&quot;&quot;;IF(ISNUMBER(MATCH([.B139];[.$R$4:.$R$11];0));&quot;&quot;;INDEX([.$S$23:.$S$79];MATCH([.B139];[.$R$23:.$R$79];0))))">
            <text:p/>
          </table:table-cell>
          <table:table-cell table:formula="of:=IF([.B139]=&quot;&quot;;&quot;&quot;;IF([.B138]&lt;[.$R$4];INDEX([.$S$4:.$S$11];MATCH([.B138];[.$R$4:.$R$11];-1));INDEX([.$S$4:.$S$11];MATCH([.B138];[.$R$4:.$R$11];1))))">
            <text:p/>
          </table:table-cell>
          <table:table-cell table:formula="of:=IF([.D139]=&quot;b&quot;;&quot;\break&quot;;IF([.D139]=&quot;pb&quot;;&quot;\pageBreak&quot;;&quot;&quot;))">
            <text:p/>
          </table:table-cell>
          <table:table-cell table:formula="of:=IF(ISERROR(MATCH([.B139];[.$R$24:.$R$79];0));&quot;&quot;;IF(INDEX([.$T$24:.$T$79];MATCH([.B139];[.$R$24:.$R$79];0))=&quot;&quot;;&quot;&quot;;&quot;\grace {&quot;&amp;INDEX([.$T$24:.$T$79];MATCH([.B139];[.$R$24:.$R$79];0))&amp;&quot;}&quot;))">
            <text:p/>
          </table:table-cell>
          <table:table-cell/>
          <table:table-cell table:formula="of:=IF([.B139]=&quot;&quot;;&quot;&quot;;IF([.$M$17]=&quot;Y&quot;;IF([.C139]=0;&quot; &quot;&amp;[.F139];IF(OR([.D139]=&quot;b&quot;;[.D139]=&quot;pb&quot;);[.E139]&amp;&quot;*&quot;&amp;[.C139]&amp;&quot; &quot;&amp;[.F139]&amp;&quot; &quot;&amp;[.G139];[.E139]&amp;&quot;*&quot;&amp;[.C139]&amp;&quot; &quot;&amp;SUBSTITUTE(SUBSTITUTE([.D139];&quot;-pb-&quot;;&quot; \bar &quot;&quot;&quot;&quot; \pageBreak &quot;);&quot;-b-&quot;;&quot; \bar &quot;&quot;&quot;&quot; \break &quot;)));&quot;&quot;))">
            <text:p/>
          </table:table-cell>
          <table:table-cell table:formula="of:=IF([.V76]=&quot;&quot;;&quot;&quot;;&quot;\overrideProperty Score.NonMusicalPaperColumn.line-break-system-details #'((Y-offset . &quot;&amp;[.V76]&amp;&quot;))&quot;)">
            <text:p/>
          </table:table-cell>
          <table:table-cell table:number-columns-repeated="108"/>
          <table:table-cell office:value-type="float" office:value="117" calcext:value-type="float">
            <text:p>117</text:p>
          </table:table-cell>
          <table:table-cell table:formula="of:=IF([$BARS.D120]=&quot;&quot;;&quot;&quot;;[$BARS.D120])" office:value-type="float" office:value="117" calcext:value-type="float">
            <text:p>117</text:p>
          </table:table-cell>
          <table:table-cell table:formula="of:=IF([$BARS.E120]=&quot;&quot;;&quot;&quot;;[$BARS.E120])">
            <text:p/>
          </table:table-cell>
          <table:table-cell table:formula="of:=IF([$BARS.F120]=&quot;&quot;;&quot;&quot;;[$BARS.F120])" office:value-type="float" office:value="117" calcext:value-type="float">
            <text:p>117</text:p>
          </table:table-cell>
          <table:table-cell table:formula="of:=IF([$BARS.G120]=&quot;&quot;;&quot;&quot;;[$BARS.G120])" office:value-type="float" office:value="117" calcext:value-type="float">
            <text:p>117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R$4:.$R$79];[.A140]));&quot;&quot;;SMALL([.$R$4:.$R$79];[.A140]))">
            <text:p/>
          </table:table-cell>
          <table:table-cell table:formula="of:=IF([.B140]=&quot;&quot;;&quot;&quot;;IF(OR([.D139]=&quot;pb&quot;;[.D139]=&quot;b&quot;;[.D139]=&quot;&quot;);[.B140]-[.B139];[.B140]-[.B139]-1))">
            <text:p/>
          </table:table-cell>
          <table:table-cell table:formula="of:=IF([.B140]=&quot;&quot;;&quot;&quot;;IF(ISNUMBER(MATCH([.B140];[.$R$4:.$R$11];0));&quot;&quot;;INDEX([.$S$23:.$S$79];MATCH([.B140];[.$R$23:.$R$79];0))))">
            <text:p/>
          </table:table-cell>
          <table:table-cell table:formula="of:=IF([.B140]=&quot;&quot;;&quot;&quot;;IF([.B139]&lt;[.$R$4];INDEX([.$S$4:.$S$11];MATCH([.B139];[.$R$4:.$R$11];-1));INDEX([.$S$4:.$S$11];MATCH([.B139];[.$R$4:.$R$11];1))))">
            <text:p/>
          </table:table-cell>
          <table:table-cell table:formula="of:=IF([.D140]=&quot;b&quot;;&quot;\break&quot;;IF([.D140]=&quot;pb&quot;;&quot;\pageBreak&quot;;&quot;&quot;))">
            <text:p/>
          </table:table-cell>
          <table:table-cell table:formula="of:=IF(ISERROR(MATCH([.B140];[.$R$24:.$R$79];0));&quot;&quot;;IF(INDEX([.$T$24:.$T$79];MATCH([.B140];[.$R$24:.$R$79];0))=&quot;&quot;;&quot;&quot;;&quot;\grace {&quot;&amp;INDEX([.$T$24:.$T$79];MATCH([.B140];[.$R$24:.$R$79];0))&amp;&quot;}&quot;))">
            <text:p/>
          </table:table-cell>
          <table:table-cell/>
          <table:table-cell table:formula="of:=IF([.B140]=&quot;&quot;;&quot;&quot;;IF([.$M$17]=&quot;Y&quot;;IF([.C140]=0;&quot; &quot;&amp;[.F140];IF(OR([.D140]=&quot;b&quot;;[.D140]=&quot;pb&quot;);[.E140]&amp;&quot;*&quot;&amp;[.C140]&amp;&quot; &quot;&amp;[.F140]&amp;&quot; &quot;&amp;[.G140];[.E140]&amp;&quot;*&quot;&amp;[.C140]&amp;&quot; &quot;&amp;SUBSTITUTE(SUBSTITUTE([.D140];&quot;-pb-&quot;;&quot; \bar &quot;&quot;&quot;&quot; \pageBreak &quot;);&quot;-b-&quot;;&quot; \bar &quot;&quot;&quot;&quot; \break &quot;)));&quot;&quot;))">
            <text:p/>
          </table:table-cell>
          <table:table-cell table:formula="of:=IF([.V77]=&quot;&quot;;&quot;&quot;;&quot;\overrideProperty Score.NonMusicalPaperColumn.line-break-system-details #'((Y-offset . &quot;&amp;[.V77]&amp;&quot;))&quot;)">
            <text:p/>
          </table:table-cell>
          <table:table-cell table:number-columns-repeated="108"/>
          <table:table-cell office:value-type="float" office:value="118" calcext:value-type="float">
            <text:p>118</text:p>
          </table:table-cell>
          <table:table-cell table:formula="of:=IF([$BARS.D121]=&quot;&quot;;&quot;&quot;;[$BARS.D121])" office:value-type="float" office:value="118" calcext:value-type="float">
            <text:p>118</text:p>
          </table:table-cell>
          <table:table-cell table:formula="of:=IF([$BARS.E121]=&quot;&quot;;&quot;&quot;;[$BARS.E121])">
            <text:p/>
          </table:table-cell>
          <table:table-cell table:formula="of:=IF([$BARS.F121]=&quot;&quot;;&quot;&quot;;[$BARS.F121])" office:value-type="float" office:value="118" calcext:value-type="float">
            <text:p>118</text:p>
          </table:table-cell>
          <table:table-cell table:formula="of:=IF([$BARS.G121]=&quot;&quot;;&quot;&quot;;[$BARS.G121])" office:value-type="float" office:value="118" calcext:value-type="float">
            <text:p>11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19" calcext:value-type="float">
            <text:p>119</text:p>
          </table:table-cell>
          <table:table-cell table:formula="of:=IF([$BARS.D122]=&quot;&quot;;&quot;&quot;;[$BARS.D122])" office:value-type="float" office:value="119" calcext:value-type="float">
            <text:p>119</text:p>
          </table:table-cell>
          <table:table-cell table:formula="of:=IF([$BARS.E122]=&quot;&quot;;&quot;&quot;;[$BARS.E122])">
            <text:p/>
          </table:table-cell>
          <table:table-cell table:formula="of:=IF([$BARS.F122]=&quot;&quot;;&quot;&quot;;[$BARS.F122])" office:value-type="float" office:value="119" calcext:value-type="float">
            <text:p>119</text:p>
          </table:table-cell>
          <table:table-cell table:formula="of:=IF([$BARS.G122]=&quot;&quot;;&quot;&quot;;[$BARS.G122])" office:value-type="float" office:value="119" calcext:value-type="float">
            <text:p>11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20" calcext:value-type="float">
            <text:p>120</text:p>
          </table:table-cell>
          <table:table-cell table:formula="of:=IF([$BARS.D123]=&quot;&quot;;&quot;&quot;;[$BARS.D123])" office:value-type="float" office:value="120" calcext:value-type="float">
            <text:p>120</text:p>
          </table:table-cell>
          <table:table-cell table:formula="of:=IF([$BARS.E123]=&quot;&quot;;&quot;&quot;;[$BARS.E123])">
            <text:p/>
          </table:table-cell>
          <table:table-cell table:formula="of:=IF([$BARS.F123]=&quot;&quot;;&quot;&quot;;[$BARS.F123])" office:value-type="float" office:value="120" calcext:value-type="float">
            <text:p>120</text:p>
          </table:table-cell>
          <table:table-cell table:formula="of:=IF([$BARS.G123]=&quot;&quot;;&quot;&quot;;[$BARS.G123])" office:value-type="float" office:value="120" calcext:value-type="float">
            <text:p>120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II</text:p>
          </table:table-cell>
          <table:table-cell table:number-columns-repeated="7"/>
          <table:table-cell table:style-name="Default"/>
          <table:table-cell table:number-columns-repeated="109"/>
          <table:table-cell office:value-type="float" office:value="121" calcext:value-type="float">
            <text:p>121</text:p>
          </table:table-cell>
          <table:table-cell table:formula="of:=IF([$BARS.D124]=&quot;&quot;;&quot;&quot;;[$BARS.D124])" office:value-type="float" office:value="121" calcext:value-type="float">
            <text:p>121</text:p>
          </table:table-cell>
          <table:table-cell table:formula="of:=IF([$BARS.E124]=&quot;&quot;;&quot;&quot;;[$BARS.E124])">
            <text:p/>
          </table:table-cell>
          <table:table-cell table:formula="of:=IF([$BARS.F124]=&quot;&quot;;&quot;&quot;;[$BARS.F124])" office:value-type="float" office:value="121" calcext:value-type="float">
            <text:p>121</text:p>
          </table:table-cell>
          <table:table-cell table:formula="of:=IF([$BARS.G124]=&quot;&quot;;&quot;&quot;;[$BARS.G124])" office:value-type="float" office:value="121" calcext:value-type="float">
            <text:p>12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8]&amp;&quot; = {&quot;" office:value-type="string" office:string-value="formatViolaMvtIII = {" calcext:value-type="string">
            <text:p>formatViolaMvtIII = {</text:p>
          </table:table-cell>
          <table:table-cell table:number-columns-repeated="109"/>
          <table:table-cell office:value-type="float" office:value="122" calcext:value-type="float">
            <text:p>122</text:p>
          </table:table-cell>
          <table:table-cell table:formula="of:=IF([$BARS.D125]=&quot;&quot;;&quot;&quot;;[$BARS.D125])" office:value-type="float" office:value="122" calcext:value-type="float">
            <text:p>122</text:p>
          </table:table-cell>
          <table:table-cell table:formula="of:=IF([$BARS.E125]=&quot;&quot;;&quot;&quot;;[$BARS.E125])">
            <text:p/>
          </table:table-cell>
          <table:table-cell table:formula="of:=IF([$BARS.F125]=&quot;&quot;;&quot;&quot;;[$BARS.F125])" office:value-type="float" office:value="122" calcext:value-type="float">
            <text:p>122</text:p>
          </table:table-cell>
          <table:table-cell table:formula="of:=IF([$BARS.G125]=&quot;&quot;;&quot;&quot;;[$BARS.G125])" office:value-type="float" office:value="122" calcext:value-type="float">
            <text:p>122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W$4:.$W$79];[.A145]));&quot;&quot;;SMALL([.$W$4:.$W$79];[.A145]))" office:value-type="float" office:value="0" calcext:value-type="float">
            <text:p>0</text:p>
          </table:table-cell>
          <table:table-cell table:number-columns-repeated="6"/>
          <table:table-cell table:style-name="ce3" table:formula="of:=IF([.M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9"/>
          <table:table-cell office:value-type="float" office:value="123" calcext:value-type="float">
            <text:p>123</text:p>
          </table:table-cell>
          <table:table-cell table:formula="of:=IF([$BARS.D126]=&quot;&quot;;&quot;&quot;;[$BARS.D126])" office:value-type="float" office:value="123" calcext:value-type="float">
            <text:p>123</text:p>
          </table:table-cell>
          <table:table-cell table:formula="of:=IF([$BARS.E126]=&quot;&quot;;&quot;&quot;;[$BARS.E126])">
            <text:p/>
          </table:table-cell>
          <table:table-cell table:formula="of:=IF([$BARS.F126]=&quot;&quot;;&quot;&quot;;[$BARS.F126])" office:value-type="float" office:value="123" calcext:value-type="float">
            <text:p>123</text:p>
          </table:table-cell>
          <table:table-cell table:formula="of:=IF([$BARS.G126]=&quot;&quot;;&quot;&quot;;[$BARS.G126])" office:value-type="float" office:value="123" calcext:value-type="float">
            <text:p>123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W$4:.$W$79];[.A146]));&quot;&quot;;SMALL([.$W$4:.$W$79];[.A146]))" office:value-type="float" office:value="1" calcext:value-type="float">
            <text:p>1</text:p>
          </table:table-cell>
          <table:table-cell table:formula="of:=IF([.B146]=&quot;&quot;;&quot;&quot;;IF(OR([.D145]=&quot;pb&quot;;[.D145]=&quot;b&quot;;[.D145]=&quot;&quot;);[.B146]-[.B145];[.B146]-[.B145]-1))" office:value-type="float" office:value="1" calcext:value-type="float">
            <text:p>1</text:p>
          </table:table-cell>
          <table:table-cell table:formula="of:=IF([.B146]=&quot;&quot;;&quot;&quot;;IF(ISNUMBER(MATCH([.B146];[.$W$4:.$W$11];0));&quot;&quot;;INDEX([.$X$23:.$X$79];MATCH([.B146];[.$W$23:.$W$79];0))))">
            <text:p/>
          </table:table-cell>
          <table:table-cell table:formula="of:=IF([.B146]=&quot;&quot;;&quot;&quot;;IF([.B145]&lt;[.$W$4];INDEX([.$X$4:.$X$11];MATCH([.B145];[.$W$4:.$W$11];-1));INDEX([.$X$4:.$X$11];MATCH([.B145];[.$W$4:.$W$11];1))))" office:value-type="string" office:string-value="s2." calcext:value-type="string">
            <text:p>s2.</text:p>
          </table:table-cell>
          <table:table-cell table:number-columns-repeated="3"/>
          <table:table-cell table:style-name="ce3" table:formula="of:=IF([.M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9"/>
          <table:table-cell office:value-type="float" office:value="124" calcext:value-type="float">
            <text:p>124</text:p>
          </table:table-cell>
          <table:table-cell table:formula="of:=IF([$BARS.D127]=&quot;&quot;;&quot;&quot;;[$BARS.D127])" office:value-type="float" office:value="124" calcext:value-type="float">
            <text:p>124</text:p>
          </table:table-cell>
          <table:table-cell table:formula="of:=IF([$BARS.E127]=&quot;&quot;;&quot;&quot;;[$BARS.E127])">
            <text:p/>
          </table:table-cell>
          <table:table-cell table:formula="of:=IF([$BARS.F127]=&quot;&quot;;&quot;&quot;;[$BARS.F127])" office:value-type="float" office:value="124" calcext:value-type="float">
            <text:p>124</text:p>
          </table:table-cell>
          <table:table-cell table:formula="of:=IF([$BARS.G127]=&quot;&quot;;&quot;&quot;;[$BARS.G127])" office:value-type="float" office:value="124" calcext:value-type="float">
            <text:p>124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OR(SMALL([.$W$4:.$W$79];[.A147]));&quot;&quot;;SMALL([.$W$4:.$W$79];[.A147]))" office:value-type="float" office:value="12" calcext:value-type="float">
            <text:p>12</text:p>
          </table:table-cell>
          <table:table-cell table:formula="of:=IF([.B147]=&quot;&quot;;&quot;&quot;;IF(OR([.D146]=&quot;pb&quot;;[.D146]=&quot;b&quot;;[.D146]=&quot;&quot;);[.B147]-[.B146];[.B147]-[.B146]-1))" office:value-type="float" office:value="11" calcext:value-type="float">
            <text:p>11</text:p>
          </table:table-cell>
          <table:table-cell table:formula="of:=IF([.B147]=&quot;&quot;;&quot;&quot;;IF(ISNUMBER(MATCH([.B147];[.$W$4:.$W$11];0));&quot;&quot;;INDEX([.$X$23:.$X$79];MATCH([.B147];[.$W$23:.$W$79];0))))" office:value-type="string" office:string-value="b" calcext:value-type="string">
            <text:p>b</text:p>
          </table:table-cell>
          <table:table-cell table:formula="of:=IF([.B147]=&quot;&quot;;&quot;&quot;;IF([.B146]&lt;[.$W$4];INDEX([.$X$4:.$X$11];MATCH([.B146];[.$W$4:.$W$11];-1));INDEX([.$X$4:.$X$11];MATCH([.B146];[.$W$4:.$W$11];1))))" office:value-type="string" office:string-value="s2." calcext:value-type="string">
            <text:p>s2.</text:p>
          </table:table-cell>
          <table:table-cell table:formula="of:=IF([.D147]=&quot;b&quot;;&quot;\break&quot;;IF([.D147]=&quot;pb&quot;;&quot;\pageBreak&quot;;&quot;&quot;))" office:value-type="string" office:string-value="\break" calcext:value-type="string">
            <text:p>\break</text:p>
          </table:table-cell>
          <table:table-cell table:formula="of:=IF(ISERROR(MATCH([.B147];[.$W$24:.$W$79];0));&quot;&quot;;IF(INDEX([.$Y$24:.$Y$79];MATCH([.B147];[.$W$24:.$W$79];0))=&quot;&quot;;&quot;&quot;;&quot;\grace {&quot;&amp;INDEX([.$Y$24:.$Y$79];MATCH([.B147];[.$W$24:.$W$79];0))&amp;&quot;}&quot;))">
            <text:p/>
          </table:table-cell>
          <table:table-cell/>
          <table:table-cell table:formula="of:=IF([.B147]=&quot;&quot;;&quot;&quot;;IF([.$M$18]=&quot;Y&quot;;IF([.D146]=&quot;p&quot;;&quot;\partial &quot;&amp;SUBSTITUTE([.Y23];&quot;s&quot;;&quot;&quot;)&amp;&quot; &quot;&amp;[.Y23]&amp;&quot; &quot;;&quot;&quot;)&amp;IF([.C147]=0;&quot; &quot;&amp;[.F147];[.E147]&amp;&quot;*&quot;&amp;[.C147]&amp;&quot; &quot;&amp;[.F147]&amp;&quot; &quot;&amp;[.G147]);&quot;&quot;))" office:value-type="string" office:string-value="s2.*11 \break " calcext:value-type="string">
            <text:p>s2.*11 \break </text:p>
          </table:table-cell>
          <table:table-cell table:formula="of:=IF([.AA23]=&quot;&quot;;&quot;&quot;;&quot;\overrideProperty Score.NonMusicalPaperColumn.line-break-system-details #'((Y-offset . &quot;&amp;[.AA23]&amp;&quot;))&quot;)">
            <text:p/>
          </table:table-cell>
          <table:table-cell table:number-columns-repeated="108"/>
          <table:table-cell office:value-type="float" office:value="125" calcext:value-type="float">
            <text:p>125</text:p>
          </table:table-cell>
          <table:table-cell table:formula="of:=IF([$BARS.D128]=&quot;&quot;;&quot;&quot;;[$BARS.D128])" office:value-type="float" office:value="125" calcext:value-type="float">
            <text:p>125</text:p>
          </table:table-cell>
          <table:table-cell table:formula="of:=IF([$BARS.E128]=&quot;&quot;;&quot;&quot;;[$BARS.E128])">
            <text:p/>
          </table:table-cell>
          <table:table-cell table:formula="of:=IF([$BARS.F128]=&quot;&quot;;&quot;&quot;;[$BARS.F128])" office:value-type="float" office:value="125" calcext:value-type="float">
            <text:p>125</text:p>
          </table:table-cell>
          <table:table-cell table:formula="of:=IF([$BARS.G128]=&quot;&quot;;&quot;&quot;;[$BARS.G128])" office:value-type="float" office:value="125" calcext:value-type="float">
            <text:p>125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IF(ISERROR(SMALL([.$W$4:.$W$79];[.A148]));&quot;&quot;;SMALL([.$W$4:.$W$79];[.A148]))" office:value-type="float" office:value="21" calcext:value-type="float">
            <text:p>21</text:p>
          </table:table-cell>
          <table:table-cell table:style-name="ce5" table:formula="of:=IF([.B148]=&quot;&quot;;&quot;&quot;;IF(OR([.D147]=&quot;pb&quot;;[.D147]=&quot;b&quot;;[.D147]=&quot;&quot;);[.B148]-[.B147];[.B148]-[.B147]-1))" office:value-type="float" office:value="9" calcext:value-type="float">
            <text:p>9</text:p>
          </table:table-cell>
          <table:table-cell table:formula="of:=IF([.B148]=&quot;&quot;;&quot;&quot;;IF(ISNUMBER(MATCH([.B148];[.$W$4:.$W$11];0));&quot;&quot;;INDEX([.$X$23:.$X$79];MATCH([.B148];[.$W$23:.$W$79];0))))" office:value-type="string" office:string-value="b" calcext:value-type="string">
            <text:p>b</text:p>
          </table:table-cell>
          <table:table-cell table:formula="of:=IF([.B148]=&quot;&quot;;&quot;&quot;;IF([.B147]&lt;[.$W$4];INDEX([.$X$4:.$X$11];MATCH([.B147];[.$W$4:.$W$11];-1));INDEX([.$X$4:.$X$11];MATCH([.B147];[.$W$4:.$W$11];1))))" office:value-type="string" office:string-value="s2." calcext:value-type="string">
            <text:p>s2.</text:p>
          </table:table-cell>
          <table:table-cell table:formula="of:=IF([.D148]=&quot;b&quot;;&quot;\break&quot;;IF([.D148]=&quot;pb&quot;;&quot;\pageBreak&quot;;&quot;&quot;))" office:value-type="string" office:string-value="\break" calcext:value-type="string">
            <text:p>\break</text:p>
          </table:table-cell>
          <table:table-cell table:formula="of:=IF(ISERROR(MATCH([.B148];[.$W$24:.$W$79];0));&quot;&quot;;IF(INDEX([.$Y$24:.$Y$79];MATCH([.B148];[.$W$24:.$W$79];0))=&quot;&quot;;&quot;&quot;;&quot;\grace {&quot;&amp;INDEX([.$Y$24:.$Y$79];MATCH([.B148];[.$W$24:.$W$79];0))&amp;&quot;}&quot;))">
            <text:p/>
          </table:table-cell>
          <table:table-cell/>
          <table:table-cell table:formula="of:=IF([.B148]=&quot;&quot;;&quot;&quot;;IF([.$M$18]=&quot;Y&quot;;IF([.C148]=0;&quot; &quot;&amp;[.F148];IF(OR([.D148]=&quot;b&quot;;[.D148]=&quot;pb&quot;);[.E148]&amp;&quot;*&quot;&amp;[.C148]&amp;&quot; &quot;&amp;[.F148]&amp;&quot; &quot;&amp;[.G148];[.E148]&amp;&quot;*&quot;&amp;[.C148]&amp;&quot; &quot;&amp;SUBSTITUTE(SUBSTITUTE([.D148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24]=&quot;&quot;;&quot;&quot;;&quot;\overrideProperty Score.NonMusicalPaperColumn.line-break-system-details #'((Y-offset . &quot;&amp;[.AA24]&amp;&quot;))&quot;)">
            <text:p/>
          </table:table-cell>
          <table:table-cell table:number-columns-repeated="108"/>
          <table:table-cell office:value-type="float" office:value="126" calcext:value-type="float">
            <text:p>126</text:p>
          </table:table-cell>
          <table:table-cell table:formula="of:=IF([$BARS.D129]=&quot;&quot;;&quot;&quot;;[$BARS.D129])" office:value-type="float" office:value="126" calcext:value-type="float">
            <text:p>126</text:p>
          </table:table-cell>
          <table:table-cell table:formula="of:=IF([$BARS.E129]=&quot;&quot;;&quot;&quot;;[$BARS.E129])">
            <text:p/>
          </table:table-cell>
          <table:table-cell table:formula="of:=IF([$BARS.F129]=&quot;&quot;;&quot;&quot;;[$BARS.F129])" office:value-type="float" office:value="126" calcext:value-type="float">
            <text:p>126</text:p>
          </table:table-cell>
          <table:table-cell table:formula="of:=IF([$BARS.G129]=&quot;&quot;;&quot;&quot;;[$BARS.G129])" office:value-type="float" office:value="126" calcext:value-type="float">
            <text:p>126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IF(ISERROR(SMALL([.$W$4:.$W$79];[.A149]));&quot;&quot;;SMALL([.$W$4:.$W$79];[.A149]))" office:value-type="float" office:value="27" calcext:value-type="float">
            <text:p>27</text:p>
          </table:table-cell>
          <table:table-cell table:style-name="ce5" table:formula="of:=IF([.B149]=&quot;&quot;;&quot;&quot;;IF(OR([.D148]=&quot;pb&quot;;[.D148]=&quot;b&quot;;[.D148]=&quot;&quot;);[.B149]-[.B148];[.B149]-[.B148]-1))" office:value-type="float" office:value="6" calcext:value-type="float">
            <text:p>6</text:p>
          </table:table-cell>
          <table:table-cell table:formula="of:=IF([.B149]=&quot;&quot;;&quot;&quot;;IF(ISNUMBER(MATCH([.B149];[.$W$4:.$W$11];0));&quot;&quot;;INDEX([.$X$23:.$X$79];MATCH([.B149];[.$W$23:.$W$79];0))))" office:value-type="string" office:string-value="b" calcext:value-type="string">
            <text:p>b</text:p>
          </table:table-cell>
          <table:table-cell table:formula="of:=IF([.B149]=&quot;&quot;;&quot;&quot;;IF([.B148]&lt;[.$W$4];INDEX([.$X$4:.$X$11];MATCH([.B148];[.$W$4:.$W$11];-1));INDEX([.$X$4:.$X$11];MATCH([.B148];[.$W$4:.$W$11];1))))" office:value-type="string" office:string-value="s2." calcext:value-type="string">
            <text:p>s2.</text:p>
          </table:table-cell>
          <table:table-cell table:formula="of:=IF([.D149]=&quot;b&quot;;&quot;\break&quot;;IF([.D149]=&quot;pb&quot;;&quot;\pageBreak&quot;;&quot;&quot;))" office:value-type="string" office:string-value="\break" calcext:value-type="string">
            <text:p>\break</text:p>
          </table:table-cell>
          <table:table-cell table:formula="of:=IF(ISERROR(MATCH([.B149];[.$W$24:.$W$79];0));&quot;&quot;;IF(INDEX([.$Y$24:.$Y$79];MATCH([.B149];[.$W$24:.$W$79];0))=&quot;&quot;;&quot;&quot;;&quot;\grace {&quot;&amp;INDEX([.$Y$24:.$Y$79];MATCH([.B149];[.$W$24:.$W$79];0))&amp;&quot;}&quot;))">
            <text:p/>
          </table:table-cell>
          <table:table-cell/>
          <table:table-cell table:formula="of:=IF([.B149]=&quot;&quot;;&quot;&quot;;IF([.$M$18]=&quot;Y&quot;;IF([.C149]=0;&quot; &quot;&amp;[.F149];IF(OR([.D149]=&quot;b&quot;;[.D149]=&quot;pb&quot;);[.E149]&amp;&quot;*&quot;&amp;[.C149]&amp;&quot; &quot;&amp;[.F149]&amp;&quot; &quot;&amp;[.G149];[.E149]&amp;&quot;*&quot;&amp;[.C149]&amp;&quot; &quot;&amp;SUBSTITUTE(SUBSTITUTE([.D149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25]=&quot;&quot;;&quot;&quot;;&quot;\overrideProperty Score.NonMusicalPaperColumn.line-break-system-details #'((Y-offset . &quot;&amp;[.AA25]&amp;&quot;))&quot;)">
            <text:p/>
          </table:table-cell>
          <table:table-cell table:number-columns-repeated="108"/>
          <table:table-cell office:value-type="float" office:value="127" calcext:value-type="float">
            <text:p>127</text:p>
          </table:table-cell>
          <table:table-cell table:formula="of:=IF([$BARS.D130]=&quot;&quot;;&quot;&quot;;[$BARS.D130])" office:value-type="float" office:value="127" calcext:value-type="float">
            <text:p>127</text:p>
          </table:table-cell>
          <table:table-cell table:formula="of:=IF([$BARS.E130]=&quot;&quot;;&quot;&quot;;[$BARS.E130])">
            <text:p/>
          </table:table-cell>
          <table:table-cell table:formula="of:=IF([$BARS.F130]=&quot;&quot;;&quot;&quot;;[$BARS.F130])" office:value-type="float" office:value="127" calcext:value-type="float">
            <text:p>127</text:p>
          </table:table-cell>
          <table:table-cell table:formula="of:=IF([$BARS.G130]=&quot;&quot;;&quot;&quot;;[$BARS.G130])" office:value-type="float" office:value="127" calcext:value-type="float">
            <text:p>127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IF(ISERROR(SMALL([.$W$4:.$W$79];[.A150]));&quot;&quot;;SMALL([.$W$4:.$W$79];[.A150]))" office:value-type="float" office:value="34" calcext:value-type="float">
            <text:p>34</text:p>
          </table:table-cell>
          <table:table-cell table:style-name="ce5" table:formula="of:=IF([.B150]=&quot;&quot;;&quot;&quot;;IF(OR([.D149]=&quot;pb&quot;;[.D149]=&quot;b&quot;;[.D149]=&quot;&quot;);[.B150]-[.B149];[.B150]-[.B149]-1))" office:value-type="float" office:value="7" calcext:value-type="float">
            <text:p>7</text:p>
          </table:table-cell>
          <table:table-cell table:formula="of:=IF([.B150]=&quot;&quot;;&quot;&quot;;IF(ISNUMBER(MATCH([.B150];[.$W$4:.$W$11];0));&quot;&quot;;INDEX([.$X$23:.$X$79];MATCH([.B150];[.$W$23:.$W$79];0))))" office:value-type="string" office:string-value="b" calcext:value-type="string">
            <text:p>b</text:p>
          </table:table-cell>
          <table:table-cell table:formula="of:=IF([.B150]=&quot;&quot;;&quot;&quot;;IF([.B149]&lt;[.$W$4];INDEX([.$X$4:.$X$11];MATCH([.B149];[.$W$4:.$W$11];-1));INDEX([.$X$4:.$X$11];MATCH([.B149];[.$W$4:.$W$11];1))))" office:value-type="string" office:string-value="s2." calcext:value-type="string">
            <text:p>s2.</text:p>
          </table:table-cell>
          <table:table-cell table:formula="of:=IF([.D150]=&quot;b&quot;;&quot;\break&quot;;IF([.D150]=&quot;pb&quot;;&quot;\pageBreak&quot;;&quot;&quot;))" office:value-type="string" office:string-value="\break" calcext:value-type="string">
            <text:p>\break</text:p>
          </table:table-cell>
          <table:table-cell table:formula="of:=IF(ISERROR(MATCH([.B150];[.$W$24:.$W$79];0));&quot;&quot;;IF(INDEX([.$Y$24:.$Y$79];MATCH([.B150];[.$W$24:.$W$79];0))=&quot;&quot;;&quot;&quot;;&quot;\grace {&quot;&amp;INDEX([.$Y$24:.$Y$79];MATCH([.B150];[.$W$24:.$W$79];0))&amp;&quot;}&quot;))">
            <text:p/>
          </table:table-cell>
          <table:table-cell/>
          <table:table-cell table:formula="of:=IF([.B150]=&quot;&quot;;&quot;&quot;;IF([.$M$18]=&quot;Y&quot;;IF([.C150]=0;&quot; &quot;&amp;[.F150];IF(OR([.D150]=&quot;b&quot;;[.D150]=&quot;pb&quot;);[.E150]&amp;&quot;*&quot;&amp;[.C150]&amp;&quot; &quot;&amp;[.F150]&amp;&quot; &quot;&amp;[.G150];[.E150]&amp;&quot;*&quot;&amp;[.C150]&amp;&quot; &quot;&amp;SUBSTITUTE(SUBSTITUTE([.D150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26]=&quot;&quot;;&quot;&quot;;&quot;\overrideProperty Score.NonMusicalPaperColumn.line-break-system-details #'((Y-offset . &quot;&amp;[.AA26]&amp;&quot;))&quot;)">
            <text:p/>
          </table:table-cell>
          <table:table-cell table:number-columns-repeated="108"/>
          <table:table-cell office:value-type="float" office:value="128" calcext:value-type="float">
            <text:p>128</text:p>
          </table:table-cell>
          <table:table-cell table:formula="of:=IF([$BARS.D131]=&quot;&quot;;&quot;&quot;;[$BARS.D131])" office:value-type="float" office:value="128" calcext:value-type="float">
            <text:p>128</text:p>
          </table:table-cell>
          <table:table-cell table:formula="of:=IF([$BARS.E131]=&quot;&quot;;&quot;&quot;;[$BARS.E131])">
            <text:p/>
          </table:table-cell>
          <table:table-cell table:formula="of:=IF([$BARS.F131]=&quot;&quot;;&quot;&quot;;[$BARS.F131])" office:value-type="float" office:value="128" calcext:value-type="float">
            <text:p>128</text:p>
          </table:table-cell>
          <table:table-cell table:formula="of:=IF([$BARS.G131]=&quot;&quot;;&quot;&quot;;[$BARS.G131])" office:value-type="float" office:value="128" calcext:value-type="float">
            <text:p>128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IF(ISERROR(SMALL([.$W$4:.$W$79];[.A151]));&quot;&quot;;SMALL([.$W$4:.$W$79];[.A151]))" office:value-type="float" office:value="40" calcext:value-type="float">
            <text:p>40</text:p>
          </table:table-cell>
          <table:table-cell table:style-name="ce5" table:formula="of:=IF([.B151]=&quot;&quot;;&quot;&quot;;IF(OR([.D150]=&quot;pb&quot;;[.D150]=&quot;b&quot;;[.D150]=&quot;&quot;);[.B151]-[.B150];[.B151]-[.B150]-1))" office:value-type="float" office:value="6" calcext:value-type="float">
            <text:p>6</text:p>
          </table:table-cell>
          <table:table-cell table:formula="of:=IF([.B151]=&quot;&quot;;&quot;&quot;;IF(ISNUMBER(MATCH([.B151];[.$W$4:.$W$11];0));&quot;&quot;;INDEX([.$X$23:.$X$79];MATCH([.B151];[.$W$23:.$W$79];0))))" office:value-type="string" office:string-value="b" calcext:value-type="string">
            <text:p>b</text:p>
          </table:table-cell>
          <table:table-cell table:formula="of:=IF([.B151]=&quot;&quot;;&quot;&quot;;IF([.B150]&lt;[.$W$4];INDEX([.$X$4:.$X$11];MATCH([.B150];[.$W$4:.$W$11];-1));INDEX([.$X$4:.$X$11];MATCH([.B150];[.$W$4:.$W$11];1))))" office:value-type="string" office:string-value="s2." calcext:value-type="string">
            <text:p>s2.</text:p>
          </table:table-cell>
          <table:table-cell table:formula="of:=IF([.D151]=&quot;b&quot;;&quot;\break&quot;;IF([.D151]=&quot;pb&quot;;&quot;\pageBreak&quot;;&quot;&quot;))" office:value-type="string" office:string-value="\break" calcext:value-type="string">
            <text:p>\break</text:p>
          </table:table-cell>
          <table:table-cell table:formula="of:=IF(ISERROR(MATCH([.B151];[.$W$24:.$W$79];0));&quot;&quot;;IF(INDEX([.$Y$24:.$Y$79];MATCH([.B151];[.$W$24:.$W$79];0))=&quot;&quot;;&quot;&quot;;&quot;\grace {&quot;&amp;INDEX([.$Y$24:.$Y$79];MATCH([.B151];[.$W$24:.$W$79];0))&amp;&quot;}&quot;))">
            <text:p/>
          </table:table-cell>
          <table:table-cell/>
          <table:table-cell table:formula="of:=IF([.B151]=&quot;&quot;;&quot;&quot;;IF([.$M$18]=&quot;Y&quot;;IF([.C151]=0;&quot; &quot;&amp;[.F151];IF(OR([.D151]=&quot;b&quot;;[.D151]=&quot;pb&quot;);[.E151]&amp;&quot;*&quot;&amp;[.C151]&amp;&quot; &quot;&amp;[.F151]&amp;&quot; &quot;&amp;[.G151];[.E151]&amp;&quot;*&quot;&amp;[.C151]&amp;&quot; &quot;&amp;SUBSTITUTE(SUBSTITUTE([.D151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27]=&quot;&quot;;&quot;&quot;;&quot;\overrideProperty Score.NonMusicalPaperColumn.line-break-system-details #'((Y-offset . &quot;&amp;[.AA27]&amp;&quot;))&quot;)">
            <text:p/>
          </table:table-cell>
          <table:table-cell table:number-columns-repeated="108"/>
          <table:table-cell office:value-type="float" office:value="129" calcext:value-type="float">
            <text:p>129</text:p>
          </table:table-cell>
          <table:table-cell table:formula="of:=IF([$BARS.D132]=&quot;&quot;;&quot;&quot;;[$BARS.D132])" office:value-type="float" office:value="129" calcext:value-type="float">
            <text:p>129</text:p>
          </table:table-cell>
          <table:table-cell table:formula="of:=IF([$BARS.E132]=&quot;&quot;;&quot;&quot;;[$BARS.E132])">
            <text:p/>
          </table:table-cell>
          <table:table-cell table:formula="of:=IF([$BARS.F132]=&quot;&quot;;&quot;&quot;;[$BARS.F132])" office:value-type="float" office:value="129" calcext:value-type="float">
            <text:p>129</text:p>
          </table:table-cell>
          <table:table-cell table:formula="of:=IF([$BARS.G132]=&quot;&quot;;&quot;&quot;;[$BARS.G132])" office:value-type="float" office:value="129" calcext:value-type="float">
            <text:p>129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IF(ISERROR(SMALL([.$W$4:.$W$79];[.A152]));&quot;&quot;;SMALL([.$W$4:.$W$79];[.A152]))" office:value-type="float" office:value="49" calcext:value-type="float">
            <text:p>49</text:p>
          </table:table-cell>
          <table:table-cell table:style-name="ce5" table:formula="of:=IF([.B152]=&quot;&quot;;&quot;&quot;;IF(OR([.D151]=&quot;pb&quot;;[.D151]=&quot;b&quot;;[.D151]=&quot;&quot;);[.B152]-[.B151];[.B152]-[.B151]-1))" office:value-type="float" office:value="9" calcext:value-type="float">
            <text:p>9</text:p>
          </table:table-cell>
          <table:table-cell table:formula="of:=IF([.B152]=&quot;&quot;;&quot;&quot;;IF(ISNUMBER(MATCH([.B152];[.$W$4:.$W$11];0));&quot;&quot;;INDEX([.$X$23:.$X$79];MATCH([.B152];[.$W$23:.$W$79];0))))" office:value-type="string" office:string-value="b" calcext:value-type="string">
            <text:p>b</text:p>
          </table:table-cell>
          <table:table-cell table:formula="of:=IF([.B152]=&quot;&quot;;&quot;&quot;;IF([.B151]&lt;[.$W$4];INDEX([.$X$4:.$X$11];MATCH([.B151];[.$W$4:.$W$11];-1));INDEX([.$X$4:.$X$11];MATCH([.B151];[.$W$4:.$W$11];1))))" office:value-type="string" office:string-value="s2." calcext:value-type="string">
            <text:p>s2.</text:p>
          </table:table-cell>
          <table:table-cell table:formula="of:=IF([.D152]=&quot;b&quot;;&quot;\break&quot;;IF([.D152]=&quot;pb&quot;;&quot;\pageBreak&quot;;&quot;&quot;))" office:value-type="string" office:string-value="\break" calcext:value-type="string">
            <text:p>\break</text:p>
          </table:table-cell>
          <table:table-cell table:formula="of:=IF(ISERROR(MATCH([.B152];[.$W$24:.$W$79];0));&quot;&quot;;IF(INDEX([.$Y$24:.$Y$79];MATCH([.B152];[.$W$24:.$W$79];0))=&quot;&quot;;&quot;&quot;;&quot;\grace {&quot;&amp;INDEX([.$Y$24:.$Y$79];MATCH([.B152];[.$W$24:.$W$79];0))&amp;&quot;}&quot;))">
            <text:p/>
          </table:table-cell>
          <table:table-cell/>
          <table:table-cell table:formula="of:=IF([.B152]=&quot;&quot;;&quot;&quot;;IF([.$M$18]=&quot;Y&quot;;IF([.C152]=0;&quot; &quot;&amp;[.F152];IF(OR([.D152]=&quot;b&quot;;[.D152]=&quot;pb&quot;);[.E152]&amp;&quot;*&quot;&amp;[.C152]&amp;&quot; &quot;&amp;[.F152]&amp;&quot; &quot;&amp;[.G152];[.E152]&amp;&quot;*&quot;&amp;[.C152]&amp;&quot; &quot;&amp;SUBSTITUTE(SUBSTITUTE([.D152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28]=&quot;&quot;;&quot;&quot;;&quot;\overrideProperty Score.NonMusicalPaperColumn.line-break-system-details #'((Y-offset . &quot;&amp;[.AA28]&amp;&quot;))&quot;)">
            <text:p/>
          </table:table-cell>
          <table:table-cell table:number-columns-repeated="108"/>
          <table:table-cell office:value-type="float" office:value="130" calcext:value-type="float">
            <text:p>130</text:p>
          </table:table-cell>
          <table:table-cell table:formula="of:=IF([$BARS.D133]=&quot;&quot;;&quot;&quot;;[$BARS.D133])" office:value-type="float" office:value="130" calcext:value-type="float">
            <text:p>130</text:p>
          </table:table-cell>
          <table:table-cell table:formula="of:=IF([$BARS.E133]=&quot;&quot;;&quot;&quot;;[$BARS.E133])">
            <text:p/>
          </table:table-cell>
          <table:table-cell table:formula="of:=IF([$BARS.F133]=&quot;&quot;;&quot;&quot;;[$BARS.F133])" office:value-type="float" office:value="130" calcext:value-type="float">
            <text:p>130</text:p>
          </table:table-cell>
          <table:table-cell table:formula="of:=IF([$BARS.G133]=&quot;&quot;;&quot;&quot;;[$BARS.G133])" office:value-type="float" office:value="130" calcext:value-type="float">
            <text:p>130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IF(ISERROR(SMALL([.$W$4:.$W$79];[.A153]));&quot;&quot;;SMALL([.$W$4:.$W$79];[.A153]))" office:value-type="float" office:value="64" calcext:value-type="float">
            <text:p>64</text:p>
          </table:table-cell>
          <table:table-cell table:style-name="ce5" table:formula="of:=IF([.B153]=&quot;&quot;;&quot;&quot;;IF(OR([.D152]=&quot;pb&quot;;[.D152]=&quot;b&quot;;[.D152]=&quot;&quot;);[.B153]-[.B152];[.B153]-[.B152]-1))" office:value-type="float" office:value="15" calcext:value-type="float">
            <text:p>15</text:p>
          </table:table-cell>
          <table:table-cell table:formula="of:=IF([.B153]=&quot;&quot;;&quot;&quot;;IF(ISNUMBER(MATCH([.B153];[.$W$4:.$W$11];0));&quot;&quot;;INDEX([.$X$23:.$X$79];MATCH([.B153];[.$W$23:.$W$79];0))))" office:value-type="string" office:string-value="b" calcext:value-type="string">
            <text:p>b</text:p>
          </table:table-cell>
          <table:table-cell table:formula="of:=IF([.B153]=&quot;&quot;;&quot;&quot;;IF([.B152]&lt;[.$W$4];INDEX([.$X$4:.$X$11];MATCH([.B152];[.$W$4:.$W$11];-1));INDEX([.$X$4:.$X$11];MATCH([.B152];[.$W$4:.$W$11];1))))" office:value-type="string" office:string-value="s2." calcext:value-type="string">
            <text:p>s2.</text:p>
          </table:table-cell>
          <table:table-cell table:formula="of:=IF([.D153]=&quot;b&quot;;&quot;\break&quot;;IF([.D153]=&quot;pb&quot;;&quot;\pageBreak&quot;;&quot;&quot;))" office:value-type="string" office:string-value="\break" calcext:value-type="string">
            <text:p>\break</text:p>
          </table:table-cell>
          <table:table-cell table:formula="of:=IF(ISERROR(MATCH([.B153];[.$W$24:.$W$79];0));&quot;&quot;;IF(INDEX([.$Y$24:.$Y$79];MATCH([.B153];[.$W$24:.$W$79];0))=&quot;&quot;;&quot;&quot;;&quot;\grace {&quot;&amp;INDEX([.$Y$24:.$Y$79];MATCH([.B153];[.$W$24:.$W$79];0))&amp;&quot;}&quot;))">
            <text:p/>
          </table:table-cell>
          <table:table-cell/>
          <table:table-cell table:formula="of:=IF([.B153]=&quot;&quot;;&quot;&quot;;IF([.$M$18]=&quot;Y&quot;;IF([.C153]=0;&quot; &quot;&amp;[.F153];IF(OR([.D153]=&quot;b&quot;;[.D153]=&quot;pb&quot;);[.E153]&amp;&quot;*&quot;&amp;[.C153]&amp;&quot; &quot;&amp;[.F153]&amp;&quot; &quot;&amp;[.G153];[.E153]&amp;&quot;*&quot;&amp;[.C153]&amp;&quot; &quot;&amp;SUBSTITUTE(SUBSTITUTE([.D153];&quot;-pb-&quot;;&quot; \bar &quot;&quot;&quot;&quot; \pageBreak &quot;);&quot;-b-&quot;;&quot; \bar &quot;&quot;&quot;&quot; \break &quot;)));&quot;&quot;))" office:value-type="string" office:string-value="s2.*15 \break " calcext:value-type="string">
            <text:p>s2.*15 \break </text:p>
          </table:table-cell>
          <table:table-cell table:formula="of:=IF([.AA29]=&quot;&quot;;&quot;&quot;;&quot;\overrideProperty Score.NonMusicalPaperColumn.line-break-system-details #'((Y-offset . &quot;&amp;[.AA29]&amp;&quot;))&quot;)">
            <text:p/>
          </table:table-cell>
          <table:table-cell table:number-columns-repeated="108"/>
          <table:table-cell office:value-type="float" office:value="131" calcext:value-type="float">
            <text:p>131</text:p>
          </table:table-cell>
          <table:table-cell table:formula="of:=IF([$BARS.D134]=&quot;&quot;;&quot;&quot;;[$BARS.D134])" office:value-type="float" office:value="131" calcext:value-type="float">
            <text:p>131</text:p>
          </table:table-cell>
          <table:table-cell table:formula="of:=IF([$BARS.E134]=&quot;&quot;;&quot;&quot;;[$BARS.E134])">
            <text:p/>
          </table:table-cell>
          <table:table-cell table:formula="of:=IF([$BARS.F134]=&quot;&quot;;&quot;&quot;;[$BARS.F134])" office:value-type="float" office:value="131" calcext:value-type="float">
            <text:p>131</text:p>
          </table:table-cell>
          <table:table-cell table:formula="of:=IF([$BARS.G134]=&quot;&quot;;&quot;&quot;;[$BARS.G134])" office:value-type="float" office:value="131" calcext:value-type="float">
            <text:p>131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IF(ISERROR(SMALL([.$W$4:.$W$79];[.A154]));&quot;&quot;;SMALL([.$W$4:.$W$79];[.A154]))" office:value-type="float" office:value="72" calcext:value-type="float">
            <text:p>72</text:p>
          </table:table-cell>
          <table:table-cell table:style-name="ce5" table:formula="of:=IF([.B154]=&quot;&quot;;&quot;&quot;;IF(OR([.D153]=&quot;pb&quot;;[.D153]=&quot;b&quot;;[.D153]=&quot;&quot;);[.B154]-[.B153];[.B154]-[.B153]-1))" office:value-type="float" office:value="8" calcext:value-type="float">
            <text:p>8</text:p>
          </table:table-cell>
          <table:table-cell table:formula="of:=IF([.B154]=&quot;&quot;;&quot;&quot;;IF(ISNUMBER(MATCH([.B154];[.$W$4:.$W$11];0));&quot;&quot;;INDEX([.$X$23:.$X$79];MATCH([.B154];[.$W$23:.$W$79];0))))" office:value-type="string" office:string-value="b" calcext:value-type="string">
            <text:p>b</text:p>
          </table:table-cell>
          <table:table-cell table:formula="of:=IF([.B154]=&quot;&quot;;&quot;&quot;;IF([.B153]&lt;[.$W$4];INDEX([.$X$4:.$X$11];MATCH([.B153];[.$W$4:.$W$11];-1));INDEX([.$X$4:.$X$11];MATCH([.B153];[.$W$4:.$W$11];1))))" office:value-type="string" office:string-value="s2." calcext:value-type="string">
            <text:p>s2.</text:p>
          </table:table-cell>
          <table:table-cell table:formula="of:=IF([.D154]=&quot;b&quot;;&quot;\break&quot;;IF([.D154]=&quot;pb&quot;;&quot;\pageBreak&quot;;&quot;&quot;))" office:value-type="string" office:string-value="\break" calcext:value-type="string">
            <text:p>\break</text:p>
          </table:table-cell>
          <table:table-cell table:formula="of:=IF(ISERROR(MATCH([.B154];[.$W$24:.$W$79];0));&quot;&quot;;IF(INDEX([.$Y$24:.$Y$79];MATCH([.B154];[.$W$24:.$W$79];0))=&quot;&quot;;&quot;&quot;;&quot;\grace {&quot;&amp;INDEX([.$Y$24:.$Y$79];MATCH([.B154];[.$W$24:.$W$79];0))&amp;&quot;}&quot;))">
            <text:p/>
          </table:table-cell>
          <table:table-cell/>
          <table:table-cell table:formula="of:=IF([.B154]=&quot;&quot;;&quot;&quot;;IF([.$M$18]=&quot;Y&quot;;IF([.C154]=0;&quot; &quot;&amp;[.F154];IF(OR([.D154]=&quot;b&quot;;[.D154]=&quot;pb&quot;);[.E154]&amp;&quot;*&quot;&amp;[.C154]&amp;&quot; &quot;&amp;[.F154]&amp;&quot; &quot;&amp;[.G154];[.E154]&amp;&quot;*&quot;&amp;[.C154]&amp;&quot; &quot;&amp;SUBSTITUTE(SUBSTITUTE([.D154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30]=&quot;&quot;;&quot;&quot;;&quot;\overrideProperty Score.NonMusicalPaperColumn.line-break-system-details #'((Y-offset . &quot;&amp;[.AA30]&amp;&quot;))&quot;)">
            <text:p/>
          </table:table-cell>
          <table:table-cell table:number-columns-repeated="108"/>
          <table:table-cell office:value-type="float" office:value="132" calcext:value-type="float">
            <text:p>132</text:p>
          </table:table-cell>
          <table:table-cell table:formula="of:=IF([$BARS.D135]=&quot;&quot;;&quot;&quot;;[$BARS.D135])" office:value-type="float" office:value="132" calcext:value-type="float">
            <text:p>132</text:p>
          </table:table-cell>
          <table:table-cell table:formula="of:=IF([$BARS.E135]=&quot;&quot;;&quot;&quot;;[$BARS.E135])">
            <text:p/>
          </table:table-cell>
          <table:table-cell table:formula="of:=IF([$BARS.F135]=&quot;&quot;;&quot;&quot;;[$BARS.F135])" office:value-type="float" office:value="132" calcext:value-type="float">
            <text:p>132</text:p>
          </table:table-cell>
          <table:table-cell table:formula="of:=IF([$BARS.G135]=&quot;&quot;;&quot;&quot;;[$BARS.G135])" office:value-type="float" office:value="132" calcext:value-type="float">
            <text:p>132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IF(ISERROR(SMALL([.$W$4:.$W$79];[.A155]));&quot;&quot;;SMALL([.$W$4:.$W$79];[.A155]))" office:value-type="float" office:value="80" calcext:value-type="float">
            <text:p>80</text:p>
          </table:table-cell>
          <table:table-cell table:style-name="ce5" table:formula="of:=IF([.B155]=&quot;&quot;;&quot;&quot;;IF(OR([.D154]=&quot;pb&quot;;[.D154]=&quot;b&quot;;[.D154]=&quot;&quot;);[.B155]-[.B154];[.B155]-[.B154]-1))" office:value-type="float" office:value="8" calcext:value-type="float">
            <text:p>8</text:p>
          </table:table-cell>
          <table:table-cell table:formula="of:=IF([.B155]=&quot;&quot;;&quot;&quot;;IF(ISNUMBER(MATCH([.B155];[.$W$4:.$W$11];0));&quot;&quot;;INDEX([.$X$23:.$X$79];MATCH([.B155];[.$W$23:.$W$79];0))))" office:value-type="string" office:string-value="b" calcext:value-type="string">
            <text:p>b</text:p>
          </table:table-cell>
          <table:table-cell table:formula="of:=IF([.B155]=&quot;&quot;;&quot;&quot;;IF([.B154]&lt;[.$W$4];INDEX([.$X$4:.$X$11];MATCH([.B154];[.$W$4:.$W$11];-1));INDEX([.$X$4:.$X$11];MATCH([.B154];[.$W$4:.$W$11];1))))" office:value-type="string" office:string-value="s2." calcext:value-type="string">
            <text:p>s2.</text:p>
          </table:table-cell>
          <table:table-cell table:formula="of:=IF([.D155]=&quot;b&quot;;&quot;\break&quot;;IF([.D155]=&quot;pb&quot;;&quot;\pageBreak&quot;;&quot;&quot;))" office:value-type="string" office:string-value="\break" calcext:value-type="string">
            <text:p>\break</text:p>
          </table:table-cell>
          <table:table-cell table:formula="of:=IF(ISERROR(MATCH([.B155];[.$W$24:.$W$79];0));&quot;&quot;;IF(INDEX([.$Y$24:.$Y$79];MATCH([.B155];[.$W$24:.$W$79];0))=&quot;&quot;;&quot;&quot;;&quot;\grace {&quot;&amp;INDEX([.$Y$24:.$Y$79];MATCH([.B155];[.$W$24:.$W$79];0))&amp;&quot;}&quot;))">
            <text:p/>
          </table:table-cell>
          <table:table-cell/>
          <table:table-cell table:formula="of:=IF([.B155]=&quot;&quot;;&quot;&quot;;IF([.$M$18]=&quot;Y&quot;;IF([.C155]=0;&quot; &quot;&amp;[.F155];IF(OR([.D155]=&quot;b&quot;;[.D155]=&quot;pb&quot;);[.E155]&amp;&quot;*&quot;&amp;[.C155]&amp;&quot; &quot;&amp;[.F155]&amp;&quot; &quot;&amp;[.G155];[.E155]&amp;&quot;*&quot;&amp;[.C155]&amp;&quot; &quot;&amp;SUBSTITUTE(SUBSTITUTE([.D155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31]=&quot;&quot;;&quot;&quot;;&quot;\overrideProperty Score.NonMusicalPaperColumn.line-break-system-details #'((Y-offset . &quot;&amp;[.AA31]&amp;&quot;))&quot;)">
            <text:p/>
          </table:table-cell>
          <table:table-cell table:number-columns-repeated="108"/>
          <table:table-cell office:value-type="float" office:value="133" calcext:value-type="float">
            <text:p>133</text:p>
          </table:table-cell>
          <table:table-cell table:formula="of:=IF([$BARS.D136]=&quot;&quot;;&quot;&quot;;[$BARS.D136])" office:value-type="float" office:value="133" calcext:value-type="float">
            <text:p>133</text:p>
          </table:table-cell>
          <table:table-cell table:formula="of:=IF([$BARS.E136]=&quot;&quot;;&quot;&quot;;[$BARS.E136])">
            <text:p/>
          </table:table-cell>
          <table:table-cell table:formula="of:=IF([$BARS.F136]=&quot;&quot;;&quot;&quot;;[$BARS.F136])" office:value-type="float" office:value="133" calcext:value-type="float">
            <text:p>133</text:p>
          </table:table-cell>
          <table:table-cell table:formula="of:=IF([$BARS.G136]=&quot;&quot;;&quot;&quot;;[$BARS.G136])" office:value-type="float" office:value="133" calcext:value-type="float">
            <text:p>133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formula="of:=IF(ISERROR(SMALL([.$W$4:.$W$79];[.A156]));&quot;&quot;;SMALL([.$W$4:.$W$79];[.A156]))" office:value-type="float" office:value="86" calcext:value-type="float">
            <text:p>86</text:p>
          </table:table-cell>
          <table:table-cell table:style-name="ce5" table:formula="of:=IF([.B156]=&quot;&quot;;&quot;&quot;;IF(OR([.D155]=&quot;pb&quot;;[.D155]=&quot;b&quot;;[.D155]=&quot;&quot;);[.B156]-[.B155];[.B156]-[.B155]-1))" office:value-type="float" office:value="6" calcext:value-type="float">
            <text:p>6</text:p>
          </table:table-cell>
          <table:table-cell table:formula="of:=IF([.B156]=&quot;&quot;;&quot;&quot;;IF(ISNUMBER(MATCH([.B156];[.$W$4:.$W$11];0));&quot;&quot;;INDEX([.$X$23:.$X$79];MATCH([.B156];[.$W$23:.$W$79];0))))" office:value-type="string" office:string-value="b" calcext:value-type="string">
            <text:p>b</text:p>
          </table:table-cell>
          <table:table-cell table:formula="of:=IF([.B156]=&quot;&quot;;&quot;&quot;;IF([.B155]&lt;[.$W$4];INDEX([.$X$4:.$X$11];MATCH([.B155];[.$W$4:.$W$11];-1));INDEX([.$X$4:.$X$11];MATCH([.B155];[.$W$4:.$W$11];1))))" office:value-type="string" office:string-value="s2." calcext:value-type="string">
            <text:p>s2.</text:p>
          </table:table-cell>
          <table:table-cell table:formula="of:=IF([.D156]=&quot;b&quot;;&quot;\break&quot;;IF([.D156]=&quot;pb&quot;;&quot;\pageBreak&quot;;&quot;&quot;))" office:value-type="string" office:string-value="\break" calcext:value-type="string">
            <text:p>\break</text:p>
          </table:table-cell>
          <table:table-cell table:formula="of:=IF(ISERROR(MATCH([.B156];[.$W$24:.$W$79];0));&quot;&quot;;IF(INDEX([.$Y$24:.$Y$79];MATCH([.B156];[.$W$24:.$W$79];0))=&quot;&quot;;&quot;&quot;;&quot;\grace {&quot;&amp;INDEX([.$Y$24:.$Y$79];MATCH([.B156];[.$W$24:.$W$79];0))&amp;&quot;}&quot;))">
            <text:p/>
          </table:table-cell>
          <table:table-cell/>
          <table:table-cell table:formula="of:=IF([.B156]=&quot;&quot;;&quot;&quot;;IF([.$M$18]=&quot;Y&quot;;IF([.C156]=0;&quot; &quot;&amp;[.F156];IF(OR([.D156]=&quot;b&quot;;[.D156]=&quot;pb&quot;);[.E156]&amp;&quot;*&quot;&amp;[.C156]&amp;&quot; &quot;&amp;[.F156]&amp;&quot; &quot;&amp;[.G156];[.E156]&amp;&quot;*&quot;&amp;[.C156]&amp;&quot; &quot;&amp;SUBSTITUTE(SUBSTITUTE([.D156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32]=&quot;&quot;;&quot;&quot;;&quot;\overrideProperty Score.NonMusicalPaperColumn.line-break-system-details #'((Y-offset . &quot;&amp;[.AA32]&amp;&quot;))&quot;)">
            <text:p/>
          </table:table-cell>
          <table:table-cell table:number-columns-repeated="108"/>
          <table:table-cell office:value-type="float" office:value="134" calcext:value-type="float">
            <text:p>134</text:p>
          </table:table-cell>
          <table:table-cell table:formula="of:=IF([$BARS.D137]=&quot;&quot;;&quot;&quot;;[$BARS.D137])" office:value-type="float" office:value="134" calcext:value-type="float">
            <text:p>134</text:p>
          </table:table-cell>
          <table:table-cell table:formula="of:=IF([$BARS.E137]=&quot;&quot;;&quot;&quot;;[$BARS.E137])">
            <text:p/>
          </table:table-cell>
          <table:table-cell table:formula="of:=IF([$BARS.F137]=&quot;&quot;;&quot;&quot;;[$BARS.F137])" office:value-type="float" office:value="134" calcext:value-type="float">
            <text:p>134</text:p>
          </table:table-cell>
          <table:table-cell table:formula="of:=IF([$BARS.G137]=&quot;&quot;;&quot;&quot;;[$BARS.G137])" office:value-type="float" office:value="134" calcext:value-type="float">
            <text:p>134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IF(ISERROR(SMALL([.$W$4:.$W$79];[.A157]));&quot;&quot;;SMALL([.$W$4:.$W$79];[.A157]))" office:value-type="float" office:value="92" calcext:value-type="float">
            <text:p>92</text:p>
          </table:table-cell>
          <table:table-cell table:style-name="ce5" table:formula="of:=IF([.B157]=&quot;&quot;;&quot;&quot;;IF(OR([.D156]=&quot;pb&quot;;[.D156]=&quot;b&quot;;[.D156]=&quot;&quot;);[.B157]-[.B156];[.B157]-[.B156]-1))" office:value-type="float" office:value="6" calcext:value-type="float">
            <text:p>6</text:p>
          </table:table-cell>
          <table:table-cell table:formula="of:=IF([.B157]=&quot;&quot;;&quot;&quot;;IF(ISNUMBER(MATCH([.B157];[.$W$4:.$W$11];0));&quot;&quot;;INDEX([.$X$23:.$X$79];MATCH([.B157];[.$W$23:.$W$79];0))))" office:value-type="string" office:string-value="b" calcext:value-type="string">
            <text:p>b</text:p>
          </table:table-cell>
          <table:table-cell table:formula="of:=IF([.B157]=&quot;&quot;;&quot;&quot;;IF([.B156]&lt;[.$W$4];INDEX([.$X$4:.$X$11];MATCH([.B156];[.$W$4:.$W$11];-1));INDEX([.$X$4:.$X$11];MATCH([.B156];[.$W$4:.$W$11];1))))" office:value-type="string" office:string-value="s2." calcext:value-type="string">
            <text:p>s2.</text:p>
          </table:table-cell>
          <table:table-cell table:formula="of:=IF([.D157]=&quot;b&quot;;&quot;\break&quot;;IF([.D157]=&quot;pb&quot;;&quot;\pageBreak&quot;;&quot;&quot;))" office:value-type="string" office:string-value="\break" calcext:value-type="string">
            <text:p>\break</text:p>
          </table:table-cell>
          <table:table-cell table:formula="of:=IF(ISERROR(MATCH([.B157];[.$W$24:.$W$79];0));&quot;&quot;;IF(INDEX([.$Y$24:.$Y$79];MATCH([.B157];[.$W$24:.$W$79];0))=&quot;&quot;;&quot;&quot;;&quot;\grace {&quot;&amp;INDEX([.$Y$24:.$Y$79];MATCH([.B157];[.$W$24:.$W$79];0))&amp;&quot;}&quot;))">
            <text:p/>
          </table:table-cell>
          <table:table-cell/>
          <table:table-cell table:formula="of:=IF([.B157]=&quot;&quot;;&quot;&quot;;IF([.$M$18]=&quot;Y&quot;;IF([.C157]=0;&quot; &quot;&amp;[.F157];IF(OR([.D157]=&quot;b&quot;;[.D157]=&quot;pb&quot;);[.E157]&amp;&quot;*&quot;&amp;[.C157]&amp;&quot; &quot;&amp;[.F157]&amp;&quot; &quot;&amp;[.G157];[.E157]&amp;&quot;*&quot;&amp;[.C157]&amp;&quot; &quot;&amp;SUBSTITUTE(SUBSTITUTE([.D157];&quot;-pb-&quot;;&quot; \bar &quot;&quot;&quot;&quot; \pageBreak &quot;);&quot;-b-&quot;;&quot; \bar &quot;&quot;&quot;&quot; \break &quot;)));&quot;&quot;))" office:value-type="string" office:string-value="s2.*6 \break " calcext:value-type="string">
            <text:p>s2.*6 \break </text:p>
          </table:table-cell>
          <table:table-cell table:formula="of:=IF([.AA33]=&quot;&quot;;&quot;&quot;;&quot;\overrideProperty Score.NonMusicalPaperColumn.line-break-system-details #'((Y-offset . &quot;&amp;[.AA33]&amp;&quot;))&quot;)">
            <text:p/>
          </table:table-cell>
          <table:table-cell table:number-columns-repeated="108"/>
          <table:table-cell office:value-type="float" office:value="135" calcext:value-type="float">
            <text:p>135</text:p>
          </table:table-cell>
          <table:table-cell table:formula="of:=IF([$BARS.D138]=&quot;&quot;;&quot;&quot;;[$BARS.D138])" office:value-type="float" office:value="135" calcext:value-type="float">
            <text:p>135</text:p>
          </table:table-cell>
          <table:table-cell table:formula="of:=IF([$BARS.E138]=&quot;&quot;;&quot;&quot;;[$BARS.E138])">
            <text:p/>
          </table:table-cell>
          <table:table-cell table:formula="of:=IF([$BARS.F138]=&quot;&quot;;&quot;&quot;;[$BARS.F138])" office:value-type="float" office:value="135" calcext:value-type="float">
            <text:p>135</text:p>
          </table:table-cell>
          <table:table-cell table:formula="of:=IF([$BARS.G138]=&quot;&quot;;&quot;&quot;;[$BARS.G138])" office:value-type="float" office:value="135" calcext:value-type="float">
            <text:p>135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IF(ISERROR(SMALL([.$W$4:.$W$79];[.A158]));&quot;&quot;;SMALL([.$W$4:.$W$79];[.A158]))" office:value-type="float" office:value="100" calcext:value-type="float">
            <text:p>100</text:p>
          </table:table-cell>
          <table:table-cell table:style-name="ce5" table:formula="of:=IF([.B158]=&quot;&quot;;&quot;&quot;;IF(OR([.D157]=&quot;pb&quot;;[.D157]=&quot;b&quot;;[.D157]=&quot;&quot;);[.B158]-[.B157];[.B158]-[.B157]-1))" office:value-type="float" office:value="8" calcext:value-type="float">
            <text:p>8</text:p>
          </table:table-cell>
          <table:table-cell table:formula="of:=IF([.B158]=&quot;&quot;;&quot;&quot;;IF(ISNUMBER(MATCH([.B158];[.$W$4:.$W$11];0));&quot;&quot;;INDEX([.$X$23:.$X$79];MATCH([.B158];[.$W$23:.$W$79];0))))" office:value-type="string" office:string-value="pb" calcext:value-type="string">
            <text:p>pb</text:p>
          </table:table-cell>
          <table:table-cell table:formula="of:=IF([.B158]=&quot;&quot;;&quot;&quot;;IF([.B157]&lt;[.$W$4];INDEX([.$X$4:.$X$11];MATCH([.B157];[.$W$4:.$W$11];-1));INDEX([.$X$4:.$X$11];MATCH([.B157];[.$W$4:.$W$11];1))))" office:value-type="string" office:string-value="s2." calcext:value-type="string">
            <text:p>s2.</text:p>
          </table:table-cell>
          <table:table-cell table:formula="of:=IF([.D158]=&quot;b&quot;;&quot;\break&quot;;IF([.D158]=&quot;pb&quot;;&quot;\pageBreak&quot;;&quot;&quot;))" office:value-type="string" office:string-value="\pageBreak" calcext:value-type="string">
            <text:p>\pageBreak</text:p>
          </table:table-cell>
          <table:table-cell table:formula="of:=IF(ISERROR(MATCH([.B158];[.$W$24:.$W$79];0));&quot;&quot;;IF(INDEX([.$Y$24:.$Y$79];MATCH([.B158];[.$W$24:.$W$79];0))=&quot;&quot;;&quot;&quot;;&quot;\grace {&quot;&amp;INDEX([.$Y$24:.$Y$79];MATCH([.B158];[.$W$24:.$W$79];0))&amp;&quot;}&quot;))">
            <text:p/>
          </table:table-cell>
          <table:table-cell/>
          <table:table-cell table:formula="of:=IF([.B158]=&quot;&quot;;&quot;&quot;;IF([.$M$18]=&quot;Y&quot;;IF([.C158]=0;&quot; &quot;&amp;[.F158];IF(OR([.D158]=&quot;b&quot;;[.D158]=&quot;pb&quot;);[.E158]&amp;&quot;*&quot;&amp;[.C158]&amp;&quot; &quot;&amp;[.F158]&amp;&quot; &quot;&amp;[.G158];[.E158]&amp;&quot;*&quot;&amp;[.C158]&amp;&quot; &quot;&amp;SUBSTITUTE(SUBSTITUTE([.D158];&quot;-pb-&quot;;&quot; \bar &quot;&quot;&quot;&quot; \pageBreak &quot;);&quot;-b-&quot;;&quot; \bar &quot;&quot;&quot;&quot; \break &quot;)));&quot;&quot;))" office:value-type="string" office:string-value="s2.*8 \pageBreak " calcext:value-type="string">
            <text:p>s2.*8 \pageBreak </text:p>
          </table:table-cell>
          <table:table-cell table:formula="of:=IF([.AA34]=&quot;&quot;;&quot;&quot;;&quot;\overrideProperty Score.NonMusicalPaperColumn.line-break-system-details #'((Y-offset . &quot;&amp;[.AA34]&amp;&quot;))&quot;)">
            <text:p/>
          </table:table-cell>
          <table:table-cell table:number-columns-repeated="108"/>
          <table:table-cell office:value-type="float" office:value="136" calcext:value-type="float">
            <text:p>136</text:p>
          </table:table-cell>
          <table:table-cell table:formula="of:=IF([$BARS.D139]=&quot;&quot;;&quot;&quot;;[$BARS.D139])" office:value-type="float" office:value="136" calcext:value-type="float">
            <text:p>136</text:p>
          </table:table-cell>
          <table:table-cell table:formula="of:=IF([$BARS.E139]=&quot;&quot;;&quot;&quot;;[$BARS.E139])">
            <text:p/>
          </table:table-cell>
          <table:table-cell table:formula="of:=IF([$BARS.F139]=&quot;&quot;;&quot;&quot;;[$BARS.F139])" office:value-type="float" office:value="136" calcext:value-type="float">
            <text:p>136</text:p>
          </table:table-cell>
          <table:table-cell table:formula="of:=IF([$BARS.G139]=&quot;&quot;;&quot;&quot;;[$BARS.G139])" office:value-type="float" office:value="136" calcext:value-type="float">
            <text:p>136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W$4:.$W$79];[.A159]));&quot;&quot;;SMALL([.$W$4:.$W$79];[.A159]))" office:value-type="float" office:value="109" calcext:value-type="float">
            <text:p>109</text:p>
          </table:table-cell>
          <table:table-cell table:style-name="ce5" table:formula="of:=IF([.B159]=&quot;&quot;;&quot;&quot;;IF(OR([.D158]=&quot;pb&quot;;[.D158]=&quot;b&quot;;[.D158]=&quot;&quot;);[.B159]-[.B158];[.B159]-[.B158]-1))" office:value-type="float" office:value="9" calcext:value-type="float">
            <text:p>9</text:p>
          </table:table-cell>
          <table:table-cell table:formula="of:=IF([.B159]=&quot;&quot;;&quot;&quot;;IF(ISNUMBER(MATCH([.B159];[.$W$4:.$W$11];0));&quot;&quot;;INDEX([.$X$23:.$X$79];MATCH([.B159];[.$W$23:.$W$79];0))))" office:value-type="string" office:string-value="b" calcext:value-type="string">
            <text:p>b</text:p>
          </table:table-cell>
          <table:table-cell table:formula="of:=IF([.B159]=&quot;&quot;;&quot;&quot;;IF([.B158]&lt;[.$W$4];INDEX([.$X$4:.$X$11];MATCH([.B158];[.$W$4:.$W$11];-1));INDEX([.$X$4:.$X$11];MATCH([.B158];[.$W$4:.$W$11];1))))" office:value-type="string" office:string-value="s2." calcext:value-type="string">
            <text:p>s2.</text:p>
          </table:table-cell>
          <table:table-cell table:formula="of:=IF([.D159]=&quot;b&quot;;&quot;\break&quot;;IF([.D159]=&quot;pb&quot;;&quot;\pageBreak&quot;;&quot;&quot;))" office:value-type="string" office:string-value="\break" calcext:value-type="string">
            <text:p>\break</text:p>
          </table:table-cell>
          <table:table-cell table:formula="of:=IF(ISERROR(MATCH([.B159];[.$W$24:.$W$79];0));&quot;&quot;;IF(INDEX([.$Y$24:.$Y$79];MATCH([.B159];[.$W$24:.$W$79];0))=&quot;&quot;;&quot;&quot;;&quot;\grace {&quot;&amp;INDEX([.$Y$24:.$Y$79];MATCH([.B159];[.$W$24:.$W$79];0))&amp;&quot;}&quot;))">
            <text:p/>
          </table:table-cell>
          <table:table-cell/>
          <table:table-cell table:formula="of:=IF([.B159]=&quot;&quot;;&quot;&quot;;IF([.$M$18]=&quot;Y&quot;;IF([.C159]=0;&quot; &quot;&amp;[.F159];IF(OR([.D159]=&quot;b&quot;;[.D159]=&quot;pb&quot;);[.E159]&amp;&quot;*&quot;&amp;[.C159]&amp;&quot; &quot;&amp;[.F159]&amp;&quot; &quot;&amp;[.G159];[.E159]&amp;&quot;*&quot;&amp;[.C159]&amp;&quot; &quot;&amp;SUBSTITUTE(SUBSTITUTE([.D159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35]=&quot;&quot;;&quot;&quot;;&quot;\overrideProperty Score.NonMusicalPaperColumn.line-break-system-details #'((Y-offset . &quot;&amp;[.AA35]&amp;&quot;))&quot;)">
            <text:p/>
          </table:table-cell>
          <table:table-cell table:number-columns-repeated="108"/>
          <table:table-cell office:value-type="float" office:value="137" calcext:value-type="float">
            <text:p>137</text:p>
          </table:table-cell>
          <table:table-cell table:formula="of:=IF([$BARS.D140]=&quot;&quot;;&quot;&quot;;[$BARS.D140])" office:value-type="float" office:value="137" calcext:value-type="float">
            <text:p>137</text:p>
          </table:table-cell>
          <table:table-cell table:formula="of:=IF([$BARS.E140]=&quot;&quot;;&quot;&quot;;[$BARS.E140])">
            <text:p/>
          </table:table-cell>
          <table:table-cell table:formula="of:=IF([$BARS.F140]=&quot;&quot;;&quot;&quot;;[$BARS.F140])" office:value-type="float" office:value="137" calcext:value-type="float">
            <text:p>137</text:p>
          </table:table-cell>
          <table:table-cell table:formula="of:=IF([$BARS.G140]=&quot;&quot;;&quot;&quot;;[$BARS.G140])" office:value-type="float" office:value="137" calcext:value-type="float">
            <text:p>137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W$4:.$W$79];[.A160]));&quot;&quot;;SMALL([.$W$4:.$W$79];[.A160]))" office:value-type="float" office:value="118" calcext:value-type="float">
            <text:p>118</text:p>
          </table:table-cell>
          <table:table-cell table:style-name="ce5" table:formula="of:=IF([.B160]=&quot;&quot;;&quot;&quot;;IF(OR([.D159]=&quot;pb&quot;;[.D159]=&quot;b&quot;;[.D159]=&quot;&quot;);[.B160]-[.B159];[.B160]-[.B159]-1))" office:value-type="float" office:value="9" calcext:value-type="float">
            <text:p>9</text:p>
          </table:table-cell>
          <table:table-cell table:formula="of:=IF([.B160]=&quot;&quot;;&quot;&quot;;IF(ISNUMBER(MATCH([.B160];[.$W$4:.$W$11];0));&quot;&quot;;INDEX([.$X$23:.$X$79];MATCH([.B160];[.$W$23:.$W$79];0))))" office:value-type="string" office:string-value="b" calcext:value-type="string">
            <text:p>b</text:p>
          </table:table-cell>
          <table:table-cell table:formula="of:=IF([.B160]=&quot;&quot;;&quot;&quot;;IF([.B159]&lt;[.$W$4];INDEX([.$X$4:.$X$11];MATCH([.B159];[.$W$4:.$W$11];-1));INDEX([.$X$4:.$X$11];MATCH([.B159];[.$W$4:.$W$11];1))))" office:value-type="string" office:string-value="s2." calcext:value-type="string">
            <text:p>s2.</text:p>
          </table:table-cell>
          <table:table-cell table:formula="of:=IF([.D160]=&quot;b&quot;;&quot;\break&quot;;IF([.D160]=&quot;pb&quot;;&quot;\pageBreak&quot;;&quot;&quot;))" office:value-type="string" office:string-value="\break" calcext:value-type="string">
            <text:p>\break</text:p>
          </table:table-cell>
          <table:table-cell table:formula="of:=IF(ISERROR(MATCH([.B160];[.$W$24:.$W$79];0));&quot;&quot;;IF(INDEX([.$Y$24:.$Y$79];MATCH([.B160];[.$W$24:.$W$79];0))=&quot;&quot;;&quot;&quot;;&quot;\grace {&quot;&amp;INDEX([.$Y$24:.$Y$79];MATCH([.B160];[.$W$24:.$W$79];0))&amp;&quot;}&quot;))">
            <text:p/>
          </table:table-cell>
          <table:table-cell/>
          <table:table-cell table:formula="of:=IF([.B160]=&quot;&quot;;&quot;&quot;;IF([.$M$18]=&quot;Y&quot;;IF([.C160]=0;&quot; &quot;&amp;[.F160];IF(OR([.D160]=&quot;b&quot;;[.D160]=&quot;pb&quot;);[.E160]&amp;&quot;*&quot;&amp;[.C160]&amp;&quot; &quot;&amp;[.F160]&amp;&quot; &quot;&amp;[.G160];[.E160]&amp;&quot;*&quot;&amp;[.C160]&amp;&quot; &quot;&amp;SUBSTITUTE(SUBSTITUTE([.D160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36]=&quot;&quot;;&quot;&quot;;&quot;\overrideProperty Score.NonMusicalPaperColumn.line-break-system-details #'((Y-offset . &quot;&amp;[.AA36]&amp;&quot;))&quot;)">
            <text:p/>
          </table:table-cell>
          <table:table-cell table:number-columns-repeated="108"/>
          <table:table-cell office:value-type="float" office:value="138" calcext:value-type="float">
            <text:p>138</text:p>
          </table:table-cell>
          <table:table-cell table:formula="of:=IF([$BARS.D141]=&quot;&quot;;&quot;&quot;;[$BARS.D141])" office:value-type="float" office:value="138" calcext:value-type="float">
            <text:p>138</text:p>
          </table:table-cell>
          <table:table-cell table:formula="of:=IF([$BARS.E141]=&quot;&quot;;&quot;&quot;;[$BARS.E141])">
            <text:p/>
          </table:table-cell>
          <table:table-cell table:formula="of:=IF([$BARS.F141]=&quot;&quot;;&quot;&quot;;[$BARS.F141])" office:value-type="float" office:value="138" calcext:value-type="float">
            <text:p>138</text:p>
          </table:table-cell>
          <table:table-cell table:formula="of:=IF([$BARS.G141]=&quot;&quot;;&quot;&quot;;[$BARS.G141])" office:value-type="float" office:value="138" calcext:value-type="float">
            <text:p>138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W$4:.$W$79];[.A161]));&quot;&quot;;SMALL([.$W$4:.$W$79];[.A161]))" office:value-type="float" office:value="125" calcext:value-type="float">
            <text:p>125</text:p>
          </table:table-cell>
          <table:table-cell table:style-name="ce5" table:formula="of:=IF([.B161]=&quot;&quot;;&quot;&quot;;IF(OR([.D160]=&quot;pb&quot;;[.D160]=&quot;b&quot;;[.D160]=&quot;&quot;);[.B161]-[.B160];[.B161]-[.B160]-1))" office:value-type="float" office:value="7" calcext:value-type="float">
            <text:p>7</text:p>
          </table:table-cell>
          <table:table-cell table:formula="of:=IF([.B161]=&quot;&quot;;&quot;&quot;;IF(ISNUMBER(MATCH([.B161];[.$W$4:.$W$11];0));&quot;&quot;;INDEX([.$X$23:.$X$79];MATCH([.B161];[.$W$23:.$W$79];0))))" office:value-type="string" office:string-value="b" calcext:value-type="string">
            <text:p>b</text:p>
          </table:table-cell>
          <table:table-cell table:formula="of:=IF([.B161]=&quot;&quot;;&quot;&quot;;IF([.B160]&lt;[.$W$4];INDEX([.$X$4:.$X$11];MATCH([.B160];[.$W$4:.$W$11];-1));INDEX([.$X$4:.$X$11];MATCH([.B160];[.$W$4:.$W$11];1))))" office:value-type="string" office:string-value="s2." calcext:value-type="string">
            <text:p>s2.</text:p>
          </table:table-cell>
          <table:table-cell table:formula="of:=IF([.D161]=&quot;b&quot;;&quot;\break&quot;;IF([.D161]=&quot;pb&quot;;&quot;\pageBreak&quot;;&quot;&quot;))" office:value-type="string" office:string-value="\break" calcext:value-type="string">
            <text:p>\break</text:p>
          </table:table-cell>
          <table:table-cell table:formula="of:=IF(ISERROR(MATCH([.B161];[.$W$24:.$W$79];0));&quot;&quot;;IF(INDEX([.$Y$24:.$Y$79];MATCH([.B161];[.$W$24:.$W$79];0))=&quot;&quot;;&quot;&quot;;&quot;\grace {&quot;&amp;INDEX([.$Y$24:.$Y$79];MATCH([.B161];[.$W$24:.$W$79];0))&amp;&quot;}&quot;))">
            <text:p/>
          </table:table-cell>
          <table:table-cell/>
          <table:table-cell table:formula="of:=IF([.B161]=&quot;&quot;;&quot;&quot;;IF([.$M$18]=&quot;Y&quot;;IF([.C161]=0;&quot; &quot;&amp;[.F161];IF(OR([.D161]=&quot;b&quot;;[.D161]=&quot;pb&quot;);[.E161]&amp;&quot;*&quot;&amp;[.C161]&amp;&quot; &quot;&amp;[.F161]&amp;&quot; &quot;&amp;[.G161];[.E161]&amp;&quot;*&quot;&amp;[.C161]&amp;&quot; &quot;&amp;SUBSTITUTE(SUBSTITUTE([.D161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7]=&quot;&quot;;&quot;&quot;;&quot;\overrideProperty Score.NonMusicalPaperColumn.line-break-system-details #'((Y-offset . &quot;&amp;[.AA37]&amp;&quot;))&quot;)">
            <text:p/>
          </table:table-cell>
          <table:table-cell table:number-columns-repeated="108"/>
          <table:table-cell office:value-type="float" office:value="139" calcext:value-type="float">
            <text:p>139</text:p>
          </table:table-cell>
          <table:table-cell table:formula="of:=IF([$BARS.D142]=&quot;&quot;;&quot;&quot;;[$BARS.D142])" office:value-type="float" office:value="139" calcext:value-type="float">
            <text:p>139</text:p>
          </table:table-cell>
          <table:table-cell table:formula="of:=IF([$BARS.E142]=&quot;&quot;;&quot;&quot;;[$BARS.E142])">
            <text:p/>
          </table:table-cell>
          <table:table-cell table:formula="of:=IF([$BARS.F142]=&quot;&quot;;&quot;&quot;;[$BARS.F142])" office:value-type="float" office:value="139" calcext:value-type="float">
            <text:p>139</text:p>
          </table:table-cell>
          <table:table-cell table:formula="of:=IF([$BARS.G142]=&quot;&quot;;&quot;&quot;;[$BARS.G142])" office:value-type="float" office:value="139" calcext:value-type="float">
            <text:p>139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W$4:.$W$79];[.A162]));&quot;&quot;;SMALL([.$W$4:.$W$79];[.A162]))" office:value-type="float" office:value="132" calcext:value-type="float">
            <text:p>132</text:p>
          </table:table-cell>
          <table:table-cell table:style-name="ce5" table:formula="of:=IF([.B162]=&quot;&quot;;&quot;&quot;;IF(OR([.D161]=&quot;pb&quot;;[.D161]=&quot;b&quot;;[.D161]=&quot;&quot;);[.B162]-[.B161];[.B162]-[.B161]-1))" office:value-type="float" office:value="7" calcext:value-type="float">
            <text:p>7</text:p>
          </table:table-cell>
          <table:table-cell table:formula="of:=IF([.B162]=&quot;&quot;;&quot;&quot;;IF(ISNUMBER(MATCH([.B162];[.$W$4:.$W$11];0));&quot;&quot;;INDEX([.$X$23:.$X$79];MATCH([.B162];[.$W$23:.$W$79];0))))" office:value-type="string" office:string-value="b" calcext:value-type="string">
            <text:p>b</text:p>
          </table:table-cell>
          <table:table-cell table:formula="of:=IF([.B162]=&quot;&quot;;&quot;&quot;;IF([.B161]&lt;[.$W$4];INDEX([.$X$4:.$X$11];MATCH([.B161];[.$W$4:.$W$11];-1));INDEX([.$X$4:.$X$11];MATCH([.B161];[.$W$4:.$W$11];1))))" office:value-type="string" office:string-value="s2." calcext:value-type="string">
            <text:p>s2.</text:p>
          </table:table-cell>
          <table:table-cell table:formula="of:=IF([.D162]=&quot;b&quot;;&quot;\break&quot;;IF([.D162]=&quot;pb&quot;;&quot;\pageBreak&quot;;&quot;&quot;))" office:value-type="string" office:string-value="\break" calcext:value-type="string">
            <text:p>\break</text:p>
          </table:table-cell>
          <table:table-cell table:formula="of:=IF(ISERROR(MATCH([.B162];[.$W$24:.$W$79];0));&quot;&quot;;IF(INDEX([.$Y$24:.$Y$79];MATCH([.B162];[.$W$24:.$W$79];0))=&quot;&quot;;&quot;&quot;;&quot;\grace {&quot;&amp;INDEX([.$Y$24:.$Y$79];MATCH([.B162];[.$W$24:.$W$79];0))&amp;&quot;}&quot;))">
            <text:p/>
          </table:table-cell>
          <table:table-cell/>
          <table:table-cell table:formula="of:=IF([.B162]=&quot;&quot;;&quot;&quot;;IF([.$M$18]=&quot;Y&quot;;IF([.C162]=0;&quot; &quot;&amp;[.F162];IF(OR([.D162]=&quot;b&quot;;[.D162]=&quot;pb&quot;);[.E162]&amp;&quot;*&quot;&amp;[.C162]&amp;&quot; &quot;&amp;[.F162]&amp;&quot; &quot;&amp;[.G162];[.E162]&amp;&quot;*&quot;&amp;[.C162]&amp;&quot; &quot;&amp;SUBSTITUTE(SUBSTITUTE([.D162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8]=&quot;&quot;;&quot;&quot;;&quot;\overrideProperty Score.NonMusicalPaperColumn.line-break-system-details #'((Y-offset . &quot;&amp;[.AA38]&amp;&quot;))&quot;)">
            <text:p/>
          </table:table-cell>
          <table:table-cell table:number-columns-repeated="108"/>
          <table:table-cell office:value-type="float" office:value="140" calcext:value-type="float">
            <text:p>140</text:p>
          </table:table-cell>
          <table:table-cell table:formula="of:=IF([$BARS.D143]=&quot;&quot;;&quot;&quot;;[$BARS.D143])" office:value-type="float" office:value="140" calcext:value-type="float">
            <text:p>140</text:p>
          </table:table-cell>
          <table:table-cell table:formula="of:=IF([$BARS.E143]=&quot;&quot;;&quot;&quot;;[$BARS.E143])">
            <text:p/>
          </table:table-cell>
          <table:table-cell table:formula="of:=IF([$BARS.F143]=&quot;&quot;;&quot;&quot;;[$BARS.F143])" office:value-type="float" office:value="140" calcext:value-type="float">
            <text:p>140</text:p>
          </table:table-cell>
          <table:table-cell table:formula="of:=IF([$BARS.G143]=&quot;&quot;;&quot;&quot;;[$BARS.G143])" office:value-type="float" office:value="140" calcext:value-type="float">
            <text:p>140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W$4:.$W$79];[.A163]));&quot;&quot;;SMALL([.$W$4:.$W$79];[.A163]))" office:value-type="float" office:value="139" calcext:value-type="float">
            <text:p>139</text:p>
          </table:table-cell>
          <table:table-cell table:style-name="ce5" table:formula="of:=IF([.B163]=&quot;&quot;;&quot;&quot;;IF(OR([.D162]=&quot;pb&quot;;[.D162]=&quot;b&quot;;[.D162]=&quot;&quot;);[.B163]-[.B162];[.B163]-[.B162]-1))" office:value-type="float" office:value="7" calcext:value-type="float">
            <text:p>7</text:p>
          </table:table-cell>
          <table:table-cell table:formula="of:=IF([.B163]=&quot;&quot;;&quot;&quot;;IF(ISNUMBER(MATCH([.B163];[.$W$4:.$W$11];0));&quot;&quot;;INDEX([.$X$23:.$X$79];MATCH([.B163];[.$W$23:.$W$79];0))))" office:value-type="string" office:string-value="b" calcext:value-type="string">
            <text:p>b</text:p>
          </table:table-cell>
          <table:table-cell table:formula="of:=IF([.B163]=&quot;&quot;;&quot;&quot;;IF([.B162]&lt;[.$W$4];INDEX([.$X$4:.$X$11];MATCH([.B162];[.$W$4:.$W$11];-1));INDEX([.$X$4:.$X$11];MATCH([.B162];[.$W$4:.$W$11];1))))" office:value-type="string" office:string-value="s2." calcext:value-type="string">
            <text:p>s2.</text:p>
          </table:table-cell>
          <table:table-cell table:formula="of:=IF([.D163]=&quot;b&quot;;&quot;\break&quot;;IF([.D163]=&quot;pb&quot;;&quot;\pageBreak&quot;;&quot;&quot;))" office:value-type="string" office:string-value="\break" calcext:value-type="string">
            <text:p>\break</text:p>
          </table:table-cell>
          <table:table-cell table:formula="of:=IF(ISERROR(MATCH([.B163];[.$W$24:.$W$79];0));&quot;&quot;;IF(INDEX([.$Y$24:.$Y$79];MATCH([.B163];[.$W$24:.$W$79];0))=&quot;&quot;;&quot;&quot;;&quot;\grace {&quot;&amp;INDEX([.$Y$24:.$Y$79];MATCH([.B163];[.$W$24:.$W$79];0))&amp;&quot;}&quot;))">
            <text:p/>
          </table:table-cell>
          <table:table-cell/>
          <table:table-cell table:formula="of:=IF([.B163]=&quot;&quot;;&quot;&quot;;IF([.$M$18]=&quot;Y&quot;;IF([.C163]=0;&quot; &quot;&amp;[.F163];IF(OR([.D163]=&quot;b&quot;;[.D163]=&quot;pb&quot;);[.E163]&amp;&quot;*&quot;&amp;[.C163]&amp;&quot; &quot;&amp;[.F163]&amp;&quot; &quot;&amp;[.G163];[.E163]&amp;&quot;*&quot;&amp;[.C163]&amp;&quot; &quot;&amp;SUBSTITUTE(SUBSTITUTE([.D163];&quot;-pb-&quot;;&quot; \bar &quot;&quot;&quot;&quot; \pageBreak &quot;);&quot;-b-&quot;;&quot; \bar &quot;&quot;&quot;&quot; \break &quot;)));&quot;&quot;))" office:value-type="string" office:string-value="s2.*7 \break " calcext:value-type="string">
            <text:p>s2.*7 \break </text:p>
          </table:table-cell>
          <table:table-cell table:formula="of:=IF([.AA39]=&quot;&quot;;&quot;&quot;;&quot;\overrideProperty Score.NonMusicalPaperColumn.line-break-system-details #'((Y-offset . &quot;&amp;[.AA39]&amp;&quot;))&quot;)">
            <text:p/>
          </table:table-cell>
          <table:table-cell table:number-columns-repeated="108"/>
          <table:table-cell office:value-type="float" office:value="141" calcext:value-type="float">
            <text:p>141</text:p>
          </table:table-cell>
          <table:table-cell table:formula="of:=IF([$BARS.D144]=&quot;&quot;;&quot;&quot;;[$BARS.D144])" office:value-type="float" office:value="141" calcext:value-type="float">
            <text:p>141</text:p>
          </table:table-cell>
          <table:table-cell table:formula="of:=IF([$BARS.E144]=&quot;&quot;;&quot;&quot;;[$BARS.E144])">
            <text:p/>
          </table:table-cell>
          <table:table-cell table:formula="of:=IF([$BARS.F144]=&quot;&quot;;&quot;&quot;;[$BARS.F144])" office:value-type="float" office:value="141" calcext:value-type="float">
            <text:p>141</text:p>
          </table:table-cell>
          <table:table-cell table:formula="of:=IF([$BARS.G144]=&quot;&quot;;&quot;&quot;;[$BARS.G144])" office:value-type="float" office:value="141" calcext:value-type="float">
            <text:p>141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W$4:.$W$79];[.A164]));&quot;&quot;;SMALL([.$W$4:.$W$79];[.A164]))" office:value-type="float" office:value="147" calcext:value-type="float">
            <text:p>147</text:p>
          </table:table-cell>
          <table:table-cell table:style-name="ce5" table:formula="of:=IF([.B164]=&quot;&quot;;&quot;&quot;;IF(OR([.D163]=&quot;pb&quot;;[.D163]=&quot;b&quot;;[.D163]=&quot;&quot;);[.B164]-[.B163];[.B164]-[.B163]-1))" office:value-type="float" office:value="8" calcext:value-type="float">
            <text:p>8</text:p>
          </table:table-cell>
          <table:table-cell table:formula="of:=IF([.B164]=&quot;&quot;;&quot;&quot;;IF(ISNUMBER(MATCH([.B164];[.$W$4:.$W$11];0));&quot;&quot;;INDEX([.$X$23:.$X$79];MATCH([.B164];[.$W$23:.$W$79];0))))" office:value-type="string" office:string-value="b" calcext:value-type="string">
            <text:p>b</text:p>
          </table:table-cell>
          <table:table-cell table:formula="of:=IF([.B164]=&quot;&quot;;&quot;&quot;;IF([.B163]&lt;[.$W$4];INDEX([.$X$4:.$X$11];MATCH([.B163];[.$W$4:.$W$11];-1));INDEX([.$X$4:.$X$11];MATCH([.B163];[.$W$4:.$W$11];1))))" office:value-type="string" office:string-value="s2." calcext:value-type="string">
            <text:p>s2.</text:p>
          </table:table-cell>
          <table:table-cell table:formula="of:=IF([.D164]=&quot;b&quot;;&quot;\break&quot;;IF([.D164]=&quot;pb&quot;;&quot;\pageBreak&quot;;&quot;&quot;))" office:value-type="string" office:string-value="\break" calcext:value-type="string">
            <text:p>\break</text:p>
          </table:table-cell>
          <table:table-cell table:formula="of:=IF(ISERROR(MATCH([.B164];[.$W$24:.$W$79];0));&quot;&quot;;IF(INDEX([.$Y$24:.$Y$79];MATCH([.B164];[.$W$24:.$W$79];0))=&quot;&quot;;&quot;&quot;;&quot;\grace {&quot;&amp;INDEX([.$Y$24:.$Y$79];MATCH([.B164];[.$W$24:.$W$79];0))&amp;&quot;}&quot;))">
            <text:p/>
          </table:table-cell>
          <table:table-cell/>
          <table:table-cell table:formula="of:=IF([.B164]=&quot;&quot;;&quot;&quot;;IF([.$M$18]=&quot;Y&quot;;IF([.C164]=0;&quot; &quot;&amp;[.F164];IF(OR([.D164]=&quot;b&quot;;[.D164]=&quot;pb&quot;);[.E164]&amp;&quot;*&quot;&amp;[.C164]&amp;&quot; &quot;&amp;[.F164]&amp;&quot; &quot;&amp;[.G164];[.E164]&amp;&quot;*&quot;&amp;[.C164]&amp;&quot; &quot;&amp;SUBSTITUTE(SUBSTITUTE([.D164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40]=&quot;&quot;;&quot;&quot;;&quot;\overrideProperty Score.NonMusicalPaperColumn.line-break-system-details #'((Y-offset . &quot;&amp;[.AA40]&amp;&quot;))&quot;)">
            <text:p/>
          </table:table-cell>
          <table:table-cell table:number-columns-repeated="108"/>
          <table:table-cell office:value-type="float" office:value="142" calcext:value-type="float">
            <text:p>142</text:p>
          </table:table-cell>
          <table:table-cell table:formula="of:=IF([$BARS.D145]=&quot;&quot;;&quot;&quot;;[$BARS.D145])" office:value-type="float" office:value="142" calcext:value-type="float">
            <text:p>142</text:p>
          </table:table-cell>
          <table:table-cell table:formula="of:=IF([$BARS.E145]=&quot;&quot;;&quot;&quot;;[$BARS.E145])">
            <text:p/>
          </table:table-cell>
          <table:table-cell table:formula="of:=IF([$BARS.F145]=&quot;&quot;;&quot;&quot;;[$BARS.F145])" office:value-type="float" office:value="142" calcext:value-type="float">
            <text:p>142</text:p>
          </table:table-cell>
          <table:table-cell table:formula="of:=IF([$BARS.G145]=&quot;&quot;;&quot;&quot;;[$BARS.G145])" office:value-type="float" office:value="142" calcext:value-type="float">
            <text:p>142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W$4:.$W$79];[.A165]));&quot;&quot;;SMALL([.$W$4:.$W$79];[.A165]))" office:value-type="float" office:value="156" calcext:value-type="float">
            <text:p>156</text:p>
          </table:table-cell>
          <table:table-cell table:style-name="ce5" table:formula="of:=IF([.B165]=&quot;&quot;;&quot;&quot;;IF(OR([.D164]=&quot;pb&quot;;[.D164]=&quot;b&quot;;[.D164]=&quot;&quot;);[.B165]-[.B164];[.B165]-[.B164]-1))" office:value-type="float" office:value="9" calcext:value-type="float">
            <text:p>9</text:p>
          </table:table-cell>
          <table:table-cell table:formula="of:=IF([.B165]=&quot;&quot;;&quot;&quot;;IF(ISNUMBER(MATCH([.B165];[.$W$4:.$W$11];0));&quot;&quot;;INDEX([.$X$23:.$X$79];MATCH([.B165];[.$W$23:.$W$79];0))))" office:value-type="string" office:string-value="b" calcext:value-type="string">
            <text:p>b</text:p>
          </table:table-cell>
          <table:table-cell table:formula="of:=IF([.B165]=&quot;&quot;;&quot;&quot;;IF([.B164]&lt;[.$W$4];INDEX([.$X$4:.$X$11];MATCH([.B164];[.$W$4:.$W$11];-1));INDEX([.$X$4:.$X$11];MATCH([.B164];[.$W$4:.$W$11];1))))" office:value-type="string" office:string-value="s2." calcext:value-type="string">
            <text:p>s2.</text:p>
          </table:table-cell>
          <table:table-cell table:formula="of:=IF([.D165]=&quot;b&quot;;&quot;\break&quot;;IF([.D165]=&quot;pb&quot;;&quot;\pageBreak&quot;;&quot;&quot;))" office:value-type="string" office:string-value="\break" calcext:value-type="string">
            <text:p>\break</text:p>
          </table:table-cell>
          <table:table-cell table:formula="of:=IF(ISERROR(MATCH([.B165];[.$W$24:.$W$79];0));&quot;&quot;;IF(INDEX([.$Y$24:.$Y$79];MATCH([.B165];[.$W$24:.$W$79];0))=&quot;&quot;;&quot;&quot;;&quot;\grace {&quot;&amp;INDEX([.$Y$24:.$Y$79];MATCH([.B165];[.$W$24:.$W$79];0))&amp;&quot;}&quot;))">
            <text:p/>
          </table:table-cell>
          <table:table-cell/>
          <table:table-cell table:formula="of:=IF([.B165]=&quot;&quot;;&quot;&quot;;IF([.$M$18]=&quot;Y&quot;;IF([.C165]=0;&quot; &quot;&amp;[.F165];IF(OR([.D165]=&quot;b&quot;;[.D165]=&quot;pb&quot;);[.E165]&amp;&quot;*&quot;&amp;[.C165]&amp;&quot; &quot;&amp;[.F165]&amp;&quot; &quot;&amp;[.G165];[.E165]&amp;&quot;*&quot;&amp;[.C165]&amp;&quot; &quot;&amp;SUBSTITUTE(SUBSTITUTE([.D165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41]=&quot;&quot;;&quot;&quot;;&quot;\overrideProperty Score.NonMusicalPaperColumn.line-break-system-details #'((Y-offset . &quot;&amp;[.AA41]&amp;&quot;))&quot;)">
            <text:p/>
          </table:table-cell>
          <table:table-cell table:number-columns-repeated="108"/>
          <table:table-cell office:value-type="float" office:value="143" calcext:value-type="float">
            <text:p>143</text:p>
          </table:table-cell>
          <table:table-cell table:formula="of:=IF([$BARS.D146]=&quot;&quot;;&quot;&quot;;[$BARS.D146])" office:value-type="float" office:value="143" calcext:value-type="float">
            <text:p>143</text:p>
          </table:table-cell>
          <table:table-cell table:formula="of:=IF([$BARS.E146]=&quot;&quot;;&quot;&quot;;[$BARS.E146])">
            <text:p/>
          </table:table-cell>
          <table:table-cell table:formula="of:=IF([$BARS.F146]=&quot;&quot;;&quot;&quot;;[$BARS.F146])" office:value-type="float" office:value="143" calcext:value-type="float">
            <text:p>143</text:p>
          </table:table-cell>
          <table:table-cell table:formula="of:=IF([$BARS.G146]=&quot;&quot;;&quot;&quot;;[$BARS.G146])" office:value-type="float" office:value="143" calcext:value-type="float">
            <text:p>143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W$4:.$W$79];[.A166]));&quot;&quot;;SMALL([.$W$4:.$W$79];[.A166]))" office:value-type="float" office:value="164" calcext:value-type="float">
            <text:p>164</text:p>
          </table:table-cell>
          <table:table-cell table:style-name="ce5" table:formula="of:=IF([.B166]=&quot;&quot;;&quot;&quot;;IF(OR([.D165]=&quot;pb&quot;;[.D165]=&quot;b&quot;;[.D165]=&quot;&quot;);[.B166]-[.B165];[.B166]-[.B165]-1))" office:value-type="float" office:value="8" calcext:value-type="float">
            <text:p>8</text:p>
          </table:table-cell>
          <table:table-cell table:formula="of:=IF([.B166]=&quot;&quot;;&quot;&quot;;IF(ISNUMBER(MATCH([.B166];[.$W$4:.$W$11];0));&quot;&quot;;INDEX([.$X$23:.$X$79];MATCH([.B166];[.$W$23:.$W$79];0))))" office:value-type="string" office:string-value="b" calcext:value-type="string">
            <text:p>b</text:p>
          </table:table-cell>
          <table:table-cell table:formula="of:=IF([.B166]=&quot;&quot;;&quot;&quot;;IF([.B165]&lt;[.$W$4];INDEX([.$X$4:.$X$11];MATCH([.B165];[.$W$4:.$W$11];-1));INDEX([.$X$4:.$X$11];MATCH([.B165];[.$W$4:.$W$11];1))))" office:value-type="string" office:string-value="s2." calcext:value-type="string">
            <text:p>s2.</text:p>
          </table:table-cell>
          <table:table-cell table:formula="of:=IF([.D166]=&quot;b&quot;;&quot;\break&quot;;IF([.D166]=&quot;pb&quot;;&quot;\pageBreak&quot;;&quot;&quot;))" office:value-type="string" office:string-value="\break" calcext:value-type="string">
            <text:p>\break</text:p>
          </table:table-cell>
          <table:table-cell table:formula="of:=IF(ISERROR(MATCH([.B166];[.$W$24:.$W$79];0));&quot;&quot;;IF(INDEX([.$Y$24:.$Y$79];MATCH([.B166];[.$W$24:.$W$79];0))=&quot;&quot;;&quot;&quot;;&quot;\grace {&quot;&amp;INDEX([.$Y$24:.$Y$79];MATCH([.B166];[.$W$24:.$W$79];0))&amp;&quot;}&quot;))">
            <text:p/>
          </table:table-cell>
          <table:table-cell/>
          <table:table-cell table:formula="of:=IF([.B166]=&quot;&quot;;&quot;&quot;;IF([.$M$18]=&quot;Y&quot;;IF([.C166]=0;&quot; &quot;&amp;[.F166];IF(OR([.D166]=&quot;b&quot;;[.D166]=&quot;pb&quot;);[.E166]&amp;&quot;*&quot;&amp;[.C166]&amp;&quot; &quot;&amp;[.F166]&amp;&quot; &quot;&amp;[.G166];[.E166]&amp;&quot;*&quot;&amp;[.C166]&amp;&quot; &quot;&amp;SUBSTITUTE(SUBSTITUTE([.D166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42]=&quot;&quot;;&quot;&quot;;&quot;\overrideProperty Score.NonMusicalPaperColumn.line-break-system-details #'((Y-offset . &quot;&amp;[.AA42]&amp;&quot;))&quot;)">
            <text:p/>
          </table:table-cell>
          <table:table-cell table:number-columns-repeated="108"/>
          <table:table-cell office:value-type="float" office:value="144" calcext:value-type="float">
            <text:p>144</text:p>
          </table:table-cell>
          <table:table-cell table:formula="of:=IF([$BARS.D147]=&quot;&quot;;&quot;&quot;;[$BARS.D147])" office:value-type="float" office:value="144" calcext:value-type="float">
            <text:p>144</text:p>
          </table:table-cell>
          <table:table-cell table:formula="of:=IF([$BARS.E147]=&quot;&quot;;&quot;&quot;;[$BARS.E147])">
            <text:p/>
          </table:table-cell>
          <table:table-cell table:formula="of:=IF([$BARS.F147]=&quot;&quot;;&quot;&quot;;[$BARS.F147])" office:value-type="float" office:value="144" calcext:value-type="float">
            <text:p>144</text:p>
          </table:table-cell>
          <table:table-cell table:formula="of:=IF([$BARS.G147]=&quot;&quot;;&quot;&quot;;[$BARS.G147])" office:value-type="float" office:value="144" calcext:value-type="float">
            <text:p>144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W$4:.$W$79];[.A167]));&quot;&quot;;SMALL([.$W$4:.$W$79];[.A167]))" office:value-type="float" office:value="172" calcext:value-type="float">
            <text:p>172</text:p>
          </table:table-cell>
          <table:table-cell table:style-name="ce5" table:formula="of:=IF([.B167]=&quot;&quot;;&quot;&quot;;IF(OR([.D166]=&quot;pb&quot;;[.D166]=&quot;b&quot;;[.D166]=&quot;&quot;);[.B167]-[.B166];[.B167]-[.B166]-1))" office:value-type="float" office:value="8" calcext:value-type="float">
            <text:p>8</text:p>
          </table:table-cell>
          <table:table-cell table:formula="of:=IF([.B167]=&quot;&quot;;&quot;&quot;;IF(ISNUMBER(MATCH([.B167];[.$W$4:.$W$11];0));&quot;&quot;;INDEX([.$X$23:.$X$79];MATCH([.B167];[.$W$23:.$W$79];0))))" office:value-type="string" office:string-value="b" calcext:value-type="string">
            <text:p>b</text:p>
          </table:table-cell>
          <table:table-cell table:formula="of:=IF([.B167]=&quot;&quot;;&quot;&quot;;IF([.B166]&lt;[.$W$4];INDEX([.$X$4:.$X$11];MATCH([.B166];[.$W$4:.$W$11];-1));INDEX([.$X$4:.$X$11];MATCH([.B166];[.$W$4:.$W$11];1))))" office:value-type="string" office:string-value="s2." calcext:value-type="string">
            <text:p>s2.</text:p>
          </table:table-cell>
          <table:table-cell table:formula="of:=IF([.D167]=&quot;b&quot;;&quot;\break&quot;;IF([.D167]=&quot;pb&quot;;&quot;\pageBreak&quot;;&quot;&quot;))" office:value-type="string" office:string-value="\break" calcext:value-type="string">
            <text:p>\break</text:p>
          </table:table-cell>
          <table:table-cell table:formula="of:=IF(ISERROR(MATCH([.B167];[.$W$24:.$W$79];0));&quot;&quot;;IF(INDEX([.$Y$24:.$Y$79];MATCH([.B167];[.$W$24:.$W$79];0))=&quot;&quot;;&quot;&quot;;&quot;\grace {&quot;&amp;INDEX([.$Y$24:.$Y$79];MATCH([.B167];[.$W$24:.$W$79];0))&amp;&quot;}&quot;))">
            <text:p/>
          </table:table-cell>
          <table:table-cell/>
          <table:table-cell table:formula="of:=IF([.B167]=&quot;&quot;;&quot;&quot;;IF([.$M$18]=&quot;Y&quot;;IF([.C167]=0;&quot; &quot;&amp;[.F167];IF(OR([.D167]=&quot;b&quot;;[.D167]=&quot;pb&quot;);[.E167]&amp;&quot;*&quot;&amp;[.C167]&amp;&quot; &quot;&amp;[.F167]&amp;&quot; &quot;&amp;[.G167];[.E167]&amp;&quot;*&quot;&amp;[.C167]&amp;&quot; &quot;&amp;SUBSTITUTE(SUBSTITUTE([.D167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43]=&quot;&quot;;&quot;&quot;;&quot;\overrideProperty Score.NonMusicalPaperColumn.line-break-system-details #'((Y-offset . &quot;&amp;[.AA43]&amp;&quot;))&quot;)">
            <text:p/>
          </table:table-cell>
          <table:table-cell table:number-columns-repeated="108"/>
          <table:table-cell office:value-type="float" office:value="145" calcext:value-type="float">
            <text:p>145</text:p>
          </table:table-cell>
          <table:table-cell table:formula="of:=IF([$BARS.D148]=&quot;&quot;;&quot;&quot;;[$BARS.D148])" office:value-type="float" office:value="145" calcext:value-type="float">
            <text:p>145</text:p>
          </table:table-cell>
          <table:table-cell table:formula="of:=IF([$BARS.E148]=&quot;&quot;;&quot;&quot;;[$BARS.E148])">
            <text:p/>
          </table:table-cell>
          <table:table-cell table:formula="of:=IF([$BARS.F148]=&quot;&quot;;&quot;&quot;;[$BARS.F148])" office:value-type="float" office:value="145" calcext:value-type="float">
            <text:p>145</text:p>
          </table:table-cell>
          <table:table-cell table:formula="of:=IF([$BARS.G148]=&quot;&quot;;&quot;&quot;;[$BARS.G148])" office:value-type="float" office:value="145" calcext:value-type="float">
            <text:p>145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W$4:.$W$79];[.A168]));&quot;&quot;;SMALL([.$W$4:.$W$79];[.A168]))" office:value-type="float" office:value="180" calcext:value-type="float">
            <text:p>180</text:p>
          </table:table-cell>
          <table:table-cell table:style-name="ce5" table:formula="of:=IF([.B168]=&quot;&quot;;&quot;&quot;;IF(OR([.D167]=&quot;pb&quot;;[.D167]=&quot;b&quot;;[.D167]=&quot;&quot;);[.B168]-[.B167];[.B168]-[.B167]-1))" office:value-type="float" office:value="8" calcext:value-type="float">
            <text:p>8</text:p>
          </table:table-cell>
          <table:table-cell table:formula="of:=IF([.B168]=&quot;&quot;;&quot;&quot;;IF(ISNUMBER(MATCH([.B168];[.$W$4:.$W$11];0));&quot;&quot;;INDEX([.$X$23:.$X$79];MATCH([.B168];[.$W$23:.$W$79];0))))" office:value-type="string" office:string-value="b" calcext:value-type="string">
            <text:p>b</text:p>
          </table:table-cell>
          <table:table-cell table:formula="of:=IF([.B168]=&quot;&quot;;&quot;&quot;;IF([.B167]&lt;[.$W$4];INDEX([.$X$4:.$X$11];MATCH([.B167];[.$W$4:.$W$11];-1));INDEX([.$X$4:.$X$11];MATCH([.B167];[.$W$4:.$W$11];1))))" office:value-type="string" office:string-value="s2." calcext:value-type="string">
            <text:p>s2.</text:p>
          </table:table-cell>
          <table:table-cell table:formula="of:=IF([.D168]=&quot;b&quot;;&quot;\break&quot;;IF([.D168]=&quot;pb&quot;;&quot;\pageBreak&quot;;&quot;&quot;))" office:value-type="string" office:string-value="\break" calcext:value-type="string">
            <text:p>\break</text:p>
          </table:table-cell>
          <table:table-cell table:formula="of:=IF(ISERROR(MATCH([.B168];[.$W$24:.$W$79];0));&quot;&quot;;IF(INDEX([.$Y$24:.$Y$79];MATCH([.B168];[.$W$24:.$W$79];0))=&quot;&quot;;&quot;&quot;;&quot;\grace {&quot;&amp;INDEX([.$Y$24:.$Y$79];MATCH([.B168];[.$W$24:.$W$79];0))&amp;&quot;}&quot;))">
            <text:p/>
          </table:table-cell>
          <table:table-cell/>
          <table:table-cell table:formula="of:=IF([.B168]=&quot;&quot;;&quot;&quot;;IF([.$M$18]=&quot;Y&quot;;IF([.C168]=0;&quot; &quot;&amp;[.F168];IF(OR([.D168]=&quot;b&quot;;[.D168]=&quot;pb&quot;);[.E168]&amp;&quot;*&quot;&amp;[.C168]&amp;&quot; &quot;&amp;[.F168]&amp;&quot; &quot;&amp;[.G168];[.E168]&amp;&quot;*&quot;&amp;[.C168]&amp;&quot; &quot;&amp;SUBSTITUTE(SUBSTITUTE([.D168];&quot;-pb-&quot;;&quot; \bar &quot;&quot;&quot;&quot; \pageBreak &quot;);&quot;-b-&quot;;&quot; \bar &quot;&quot;&quot;&quot; \break &quot;)));&quot;&quot;))" office:value-type="string" office:string-value="s2.*8 \break " calcext:value-type="string">
            <text:p>s2.*8 \break </text:p>
          </table:table-cell>
          <table:table-cell table:formula="of:=IF([.AA44]=&quot;&quot;;&quot;&quot;;&quot;\overrideProperty Score.NonMusicalPaperColumn.line-break-system-details #'((Y-offset . &quot;&amp;[.AA44]&amp;&quot;))&quot;)">
            <text:p/>
          </table:table-cell>
          <table:table-cell table:number-columns-repeated="108"/>
          <table:table-cell office:value-type="float" office:value="146" calcext:value-type="float">
            <text:p>146</text:p>
          </table:table-cell>
          <table:table-cell table:formula="of:=IF([$BARS.D149]=&quot;&quot;;&quot;&quot;;[$BARS.D149])" office:value-type="float" office:value="146" calcext:value-type="float">
            <text:p>146</text:p>
          </table:table-cell>
          <table:table-cell table:formula="of:=IF([$BARS.E149]=&quot;&quot;;&quot;&quot;;[$BARS.E149])">
            <text:p/>
          </table:table-cell>
          <table:table-cell table:formula="of:=IF([$BARS.F149]=&quot;&quot;;&quot;&quot;;[$BARS.F149])" office:value-type="float" office:value="146" calcext:value-type="float">
            <text:p>146</text:p>
          </table:table-cell>
          <table:table-cell table:formula="of:=IF([$BARS.G149]=&quot;&quot;;&quot;&quot;;[$BARS.G149])" office:value-type="float" office:value="146" calcext:value-type="float">
            <text:p>146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W$4:.$W$79];[.A169]));&quot;&quot;;SMALL([.$W$4:.$W$79];[.A169]))" office:value-type="float" office:value="189" calcext:value-type="float">
            <text:p>189</text:p>
          </table:table-cell>
          <table:table-cell table:style-name="ce5" table:formula="of:=IF([.B169]=&quot;&quot;;&quot;&quot;;IF(OR([.D168]=&quot;pb&quot;;[.D168]=&quot;b&quot;;[.D168]=&quot;&quot;);[.B169]-[.B168];[.B169]-[.B168]-1))" office:value-type="float" office:value="9" calcext:value-type="float">
            <text:p>9</text:p>
          </table:table-cell>
          <table:table-cell table:formula="of:=IF([.B169]=&quot;&quot;;&quot;&quot;;IF(ISNUMBER(MATCH([.B169];[.$W$4:.$W$11];0));&quot;&quot;;INDEX([.$X$23:.$X$79];MATCH([.B169];[.$W$23:.$W$79];0))))" office:value-type="string" office:string-value="b" calcext:value-type="string">
            <text:p>b</text:p>
          </table:table-cell>
          <table:table-cell table:formula="of:=IF([.B169]=&quot;&quot;;&quot;&quot;;IF([.B168]&lt;[.$W$4];INDEX([.$X$4:.$X$11];MATCH([.B168];[.$W$4:.$W$11];-1));INDEX([.$X$4:.$X$11];MATCH([.B168];[.$W$4:.$W$11];1))))" office:value-type="string" office:string-value="s2." calcext:value-type="string">
            <text:p>s2.</text:p>
          </table:table-cell>
          <table:table-cell table:formula="of:=IF([.D169]=&quot;b&quot;;&quot;\break&quot;;IF([.D169]=&quot;pb&quot;;&quot;\pageBreak&quot;;&quot;&quot;))" office:value-type="string" office:string-value="\break" calcext:value-type="string">
            <text:p>\break</text:p>
          </table:table-cell>
          <table:table-cell table:formula="of:=IF(ISERROR(MATCH([.B169];[.$W$24:.$W$79];0));&quot;&quot;;IF(INDEX([.$Y$24:.$Y$79];MATCH([.B169];[.$W$24:.$W$79];0))=&quot;&quot;;&quot;&quot;;&quot;\grace {&quot;&amp;INDEX([.$Y$24:.$Y$79];MATCH([.B169];[.$W$24:.$W$79];0))&amp;&quot;}&quot;))">
            <text:p/>
          </table:table-cell>
          <table:table-cell/>
          <table:table-cell table:formula="of:=IF([.B169]=&quot;&quot;;&quot;&quot;;IF([.$M$18]=&quot;Y&quot;;IF([.C169]=0;&quot; &quot;&amp;[.F169];IF(OR([.D169]=&quot;b&quot;;[.D169]=&quot;pb&quot;);[.E169]&amp;&quot;*&quot;&amp;[.C169]&amp;&quot; &quot;&amp;[.F169]&amp;&quot; &quot;&amp;[.G169];[.E169]&amp;&quot;*&quot;&amp;[.C169]&amp;&quot; &quot;&amp;SUBSTITUTE(SUBSTITUTE([.D169];&quot;-pb-&quot;;&quot; \bar &quot;&quot;&quot;&quot; \pageBreak &quot;);&quot;-b-&quot;;&quot; \bar &quot;&quot;&quot;&quot; \break &quot;)));&quot;&quot;))" office:value-type="string" office:string-value="s2.*9 \break " calcext:value-type="string">
            <text:p>s2.*9 \break </text:p>
          </table:table-cell>
          <table:table-cell table:formula="of:=IF([.AA45]=&quot;&quot;;&quot;&quot;;&quot;\overrideProperty Score.NonMusicalPaperColumn.line-break-system-details #'((Y-offset . &quot;&amp;[.AA45]&amp;&quot;))&quot;)">
            <text:p/>
          </table:table-cell>
          <table:table-cell table:number-columns-repeated="108"/>
          <table:table-cell office:value-type="float" office:value="147" calcext:value-type="float">
            <text:p>147</text:p>
          </table:table-cell>
          <table:table-cell table:formula="of:=IF([$BARS.D150]=&quot;&quot;;&quot;&quot;;[$BARS.D150])" office:value-type="float" office:value="147" calcext:value-type="float">
            <text:p>147</text:p>
          </table:table-cell>
          <table:table-cell table:formula="of:=IF([$BARS.E150]=&quot;&quot;;&quot;&quot;;[$BARS.E150])">
            <text:p/>
          </table:table-cell>
          <table:table-cell table:formula="of:=IF([$BARS.F150]=&quot;&quot;;&quot;&quot;;[$BARS.F150])" office:value-type="float" office:value="147" calcext:value-type="float">
            <text:p>147</text:p>
          </table:table-cell>
          <table:table-cell table:formula="of:=IF([$BARS.G150]=&quot;&quot;;&quot;&quot;;[$BARS.G150])" office:value-type="float" office:value="147" calcext:value-type="float">
            <text:p>147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W$4:.$W$79];[.A170]));&quot;&quot;;SMALL([.$W$4:.$W$79];[.A170]))" office:value-type="float" office:value="197" calcext:value-type="float">
            <text:p>197</text:p>
          </table:table-cell>
          <table:table-cell table:style-name="ce5" table:formula="of:=IF([.B170]=&quot;&quot;;&quot;&quot;;IF(OR([.D169]=&quot;pb&quot;;[.D169]=&quot;b&quot;;[.D169]=&quot;&quot;);[.B170]-[.B169];[.B170]-[.B169]-1))" office:value-type="float" office:value="8" calcext:value-type="float">
            <text:p>8</text:p>
          </table:table-cell>
          <table:table-cell table:formula="of:=IF([.B170]=&quot;&quot;;&quot;&quot;;IF(ISNUMBER(MATCH([.B170];[.$W$4:.$W$11];0));&quot;&quot;;INDEX([.$X$23:.$X$79];MATCH([.B170];[.$W$23:.$W$79];0))))">
            <text:p/>
          </table:table-cell>
          <table:table-cell table:formula="of:=IF([.B170]=&quot;&quot;;&quot;&quot;;IF([.B169]&lt;[.$W$4];INDEX([.$X$4:.$X$11];MATCH([.B169];[.$W$4:.$W$11];-1));INDEX([.$X$4:.$X$11];MATCH([.B169];[.$W$4:.$W$11];1))))" office:value-type="string" office:string-value="s2." calcext:value-type="string">
            <text:p>s2.</text:p>
          </table:table-cell>
          <table:table-cell table:formula="of:=IF([.D170]=&quot;b&quot;;&quot;\break&quot;;IF([.D170]=&quot;pb&quot;;&quot;\pageBreak&quot;;&quot;&quot;))">
            <text:p/>
          </table:table-cell>
          <table:table-cell table:formula="of:=IF(ISERROR(MATCH([.B170];[.$W$24:.$W$79];0));&quot;&quot;;IF(INDEX([.$Y$24:.$Y$79];MATCH([.B170];[.$W$24:.$W$79];0))=&quot;&quot;;&quot;&quot;;&quot;\grace {&quot;&amp;INDEX([.$Y$24:.$Y$79];MATCH([.B170];[.$W$24:.$W$79];0))&amp;&quot;}&quot;))">
            <text:p/>
          </table:table-cell>
          <table:table-cell/>
          <table:table-cell table:formula="of:=IF([.B170]=&quot;&quot;;&quot;&quot;;IF([.$M$18]=&quot;Y&quot;;IF([.C170]=0;&quot; &quot;&amp;[.F170];IF(OR([.D170]=&quot;b&quot;;[.D170]=&quot;pb&quot;);[.E170]&amp;&quot;*&quot;&amp;[.C170]&amp;&quot; &quot;&amp;[.F170]&amp;&quot; &quot;&amp;[.G170];[.E170]&amp;&quot;*&quot;&amp;[.C170]&amp;&quot; &quot;&amp;SUBSTITUTE(SUBSTITUTE([.D170];&quot;-pb-&quot;;&quot; \bar &quot;&quot;&quot;&quot; \pageBreak &quot;);&quot;-b-&quot;;&quot; \bar &quot;&quot;&quot;&quot; \break &quot;)));&quot;&quot;))" office:value-type="string" office:string-value="s2.*8 " calcext:value-type="string">
            <text:p>s2.*8 </text:p>
          </table:table-cell>
          <table:table-cell table:formula="of:=IF([.AA46]=&quot;&quot;;&quot;&quot;;&quot;\overrideProperty Score.NonMusicalPaperColumn.line-break-system-details #'((Y-offset . &quot;&amp;[.AA46]&amp;&quot;))&quot;)">
            <text:p/>
          </table:table-cell>
          <table:table-cell table:number-columns-repeated="108"/>
          <table:table-cell office:value-type="float" office:value="148" calcext:value-type="float">
            <text:p>148</text:p>
          </table:table-cell>
          <table:table-cell table:formula="of:=IF([$BARS.D151]=&quot;&quot;;&quot;&quot;;[$BARS.D151])" office:value-type="float" office:value="148" calcext:value-type="float">
            <text:p>148</text:p>
          </table:table-cell>
          <table:table-cell table:formula="of:=IF([$BARS.E151]=&quot;&quot;;&quot;&quot;;[$BARS.E151])">
            <text:p/>
          </table:table-cell>
          <table:table-cell table:formula="of:=IF([$BARS.F151]=&quot;&quot;;&quot;&quot;;[$BARS.F151])" office:value-type="float" office:value="148" calcext:value-type="float">
            <text:p>148</text:p>
          </table:table-cell>
          <table:table-cell table:formula="of:=IF([$BARS.G151]=&quot;&quot;;&quot;&quot;;[$BARS.G151])" office:value-type="float" office:value="148" calcext:value-type="float">
            <text:p>148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OR(SMALL([.$W$4:.$W$79];[.A171]));&quot;&quot;;SMALL([.$W$4:.$W$79];[.A171]))">
            <text:p/>
          </table:table-cell>
          <table:table-cell table:formula="of:=IF([.B171]=&quot;&quot;;&quot;&quot;;IF(OR([.D170]=&quot;pb&quot;;[.D170]=&quot;b&quot;;[.D170]=&quot;&quot;);[.B171]-[.B170];[.B171]-[.B170]-1))">
            <text:p/>
          </table:table-cell>
          <table:table-cell table:formula="of:=IF([.B171]=&quot;&quot;;&quot;&quot;;IF(ISNUMBER(MATCH([.B171];[.$W$4:.$W$11];0));&quot;&quot;;INDEX([.$X$23:.$X$79];MATCH([.B171];[.$W$23:.$W$79];0))))">
            <text:p/>
          </table:table-cell>
          <table:table-cell table:formula="of:=IF([.B171]=&quot;&quot;;&quot;&quot;;IF([.B170]&lt;[.$W$4];INDEX([.$X$4:.$X$11];MATCH([.B170];[.$W$4:.$W$11];-1));INDEX([.$X$4:.$X$11];MATCH([.B170];[.$W$4:.$W$11];1))))">
            <text:p/>
          </table:table-cell>
          <table:table-cell table:formula="of:=IF([.D171]=&quot;b&quot;;&quot;\break&quot;;IF([.D171]=&quot;pb&quot;;&quot;\pageBreak&quot;;&quot;&quot;))">
            <text:p/>
          </table:table-cell>
          <table:table-cell table:formula="of:=IF(ISERROR(MATCH([.B171];[.$W$24:.$W$79];0));&quot;&quot;;IF(INDEX([.$Y$24:.$Y$79];MATCH([.B171];[.$W$24:.$W$79];0))=&quot;&quot;;&quot;&quot;;&quot;\grace {&quot;&amp;INDEX([.$Y$24:.$Y$79];MATCH([.B171];[.$W$24:.$W$79];0))&amp;&quot;}&quot;))">
            <text:p/>
          </table:table-cell>
          <table:table-cell/>
          <table:table-cell table:formula="of:=IF([.B171]=&quot;&quot;;&quot;&quot;;IF([.$M$18]=&quot;Y&quot;;IF([.C171]=0;&quot; &quot;&amp;[.F171];IF(OR([.D171]=&quot;b&quot;;[.D171]=&quot;pb&quot;);[.E171]&amp;&quot;*&quot;&amp;[.C171]&amp;&quot; &quot;&amp;[.F171]&amp;&quot; &quot;&amp;[.G171];[.E171]&amp;&quot;*&quot;&amp;[.C171]&amp;&quot; &quot;&amp;SUBSTITUTE(SUBSTITUTE([.D171];&quot;-pb-&quot;;&quot; \bar &quot;&quot;&quot;&quot; \pageBreak &quot;);&quot;-b-&quot;;&quot; \bar &quot;&quot;&quot;&quot; \break &quot;)));&quot;&quot;))">
            <text:p/>
          </table:table-cell>
          <table:table-cell table:formula="of:=IF([.AA47]=&quot;&quot;;&quot;&quot;;&quot;\overrideProperty Score.NonMusicalPaperColumn.line-break-system-details #'((Y-offset . &quot;&amp;[.AA47]&amp;&quot;))&quot;)">
            <text:p/>
          </table:table-cell>
          <table:table-cell table:number-columns-repeated="108"/>
          <table:table-cell office:value-type="float" office:value="149" calcext:value-type="float">
            <text:p>149</text:p>
          </table:table-cell>
          <table:table-cell table:formula="of:=IF([$BARS.D152]=&quot;&quot;;&quot;&quot;;[$BARS.D152])" office:value-type="float" office:value="149" calcext:value-type="float">
            <text:p>149</text:p>
          </table:table-cell>
          <table:table-cell table:formula="of:=IF([$BARS.E152]=&quot;&quot;;&quot;&quot;;[$BARS.E152])">
            <text:p/>
          </table:table-cell>
          <table:table-cell table:formula="of:=IF([$BARS.F152]=&quot;&quot;;&quot;&quot;;[$BARS.F152])" office:value-type="float" office:value="149" calcext:value-type="float">
            <text:p>149</text:p>
          </table:table-cell>
          <table:table-cell table:formula="of:=IF([$BARS.G152]=&quot;&quot;;&quot;&quot;;[$BARS.G152])" office:value-type="float" office:value="149" calcext:value-type="float">
            <text:p>149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OR(SMALL([.$W$4:.$W$79];[.A172]));&quot;&quot;;SMALL([.$W$4:.$W$79];[.A172]))">
            <text:p/>
          </table:table-cell>
          <table:table-cell table:formula="of:=IF([.B172]=&quot;&quot;;&quot;&quot;;IF(OR([.D171]=&quot;pb&quot;;[.D171]=&quot;b&quot;;[.D171]=&quot;&quot;);[.B172]-[.B171];[.B172]-[.B171]-1))">
            <text:p/>
          </table:table-cell>
          <table:table-cell table:formula="of:=IF([.B172]=&quot;&quot;;&quot;&quot;;IF(ISNUMBER(MATCH([.B172];[.$W$4:.$W$11];0));&quot;&quot;;INDEX([.$X$23:.$X$79];MATCH([.B172];[.$W$23:.$W$79];0))))">
            <text:p/>
          </table:table-cell>
          <table:table-cell table:formula="of:=IF([.B172]=&quot;&quot;;&quot;&quot;;IF([.B171]&lt;[.$W$4];INDEX([.$X$4:.$X$11];MATCH([.B171];[.$W$4:.$W$11];-1));INDEX([.$X$4:.$X$11];MATCH([.B171];[.$W$4:.$W$11];1))))">
            <text:p/>
          </table:table-cell>
          <table:table-cell table:formula="of:=IF([.D172]=&quot;b&quot;;&quot;\break&quot;;IF([.D172]=&quot;pb&quot;;&quot;\pageBreak&quot;;&quot;&quot;))">
            <text:p/>
          </table:table-cell>
          <table:table-cell table:formula="of:=IF(ISERROR(MATCH([.B172];[.$W$24:.$W$79];0));&quot;&quot;;IF(INDEX([.$Y$24:.$Y$79];MATCH([.B172];[.$W$24:.$W$79];0))=&quot;&quot;;&quot;&quot;;&quot;\grace {&quot;&amp;INDEX([.$Y$24:.$Y$79];MATCH([.B172];[.$W$24:.$W$79];0))&amp;&quot;}&quot;))">
            <text:p/>
          </table:table-cell>
          <table:table-cell/>
          <table:table-cell table:formula="of:=IF([.B172]=&quot;&quot;;&quot;&quot;;IF([.$M$18]=&quot;Y&quot;;IF([.C172]=0;&quot; &quot;&amp;[.F172];IF(OR([.D172]=&quot;b&quot;;[.D172]=&quot;pb&quot;);[.E172]&amp;&quot;*&quot;&amp;[.C172]&amp;&quot; &quot;&amp;[.F172]&amp;&quot; &quot;&amp;[.G172];[.E172]&amp;&quot;*&quot;&amp;[.C172]&amp;&quot; &quot;&amp;SUBSTITUTE(SUBSTITUTE([.D172];&quot;-pb-&quot;;&quot; \bar &quot;&quot;&quot;&quot; \pageBreak &quot;);&quot;-b-&quot;;&quot; \bar &quot;&quot;&quot;&quot; \break &quot;)));&quot;&quot;))">
            <text:p/>
          </table:table-cell>
          <table:table-cell table:formula="of:=IF([.AA48]=&quot;&quot;;&quot;&quot;;&quot;\overrideProperty Score.NonMusicalPaperColumn.line-break-system-details #'((Y-offset . &quot;&amp;[.AA48]&amp;&quot;))&quot;)">
            <text:p/>
          </table:table-cell>
          <table:table-cell table:number-columns-repeated="108"/>
          <table:table-cell office:value-type="float" office:value="150" calcext:value-type="float">
            <text:p>150</text:p>
          </table:table-cell>
          <table:table-cell table:formula="of:=IF([$BARS.D153]=&quot;&quot;;&quot;&quot;;[$BARS.D153])" office:value-type="float" office:value="150" calcext:value-type="float">
            <text:p>150</text:p>
          </table:table-cell>
          <table:table-cell table:formula="of:=IF([$BARS.E153]=&quot;&quot;;&quot;&quot;;[$BARS.E153])">
            <text:p/>
          </table:table-cell>
          <table:table-cell table:formula="of:=IF([$BARS.F153]=&quot;&quot;;&quot;&quot;;[$BARS.F153])" office:value-type="float" office:value="150" calcext:value-type="float">
            <text:p>150</text:p>
          </table:table-cell>
          <table:table-cell table:formula="of:=IF([$BARS.G153]=&quot;&quot;;&quot;&quot;;[$BARS.G153])" office:value-type="float" office:value="150" calcext:value-type="float">
            <text:p>150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OR(SMALL([.$W$4:.$W$79];[.A173]));&quot;&quot;;SMALL([.$W$4:.$W$79];[.A173]))">
            <text:p/>
          </table:table-cell>
          <table:table-cell table:formula="of:=IF([.B173]=&quot;&quot;;&quot;&quot;;IF(OR([.D172]=&quot;pb&quot;;[.D172]=&quot;b&quot;;[.D172]=&quot;&quot;);[.B173]-[.B172];[.B173]-[.B172]-1))">
            <text:p/>
          </table:table-cell>
          <table:table-cell table:formula="of:=IF([.B173]=&quot;&quot;;&quot;&quot;;IF(ISNUMBER(MATCH([.B173];[.$W$4:.$W$11];0));&quot;&quot;;INDEX([.$X$23:.$X$79];MATCH([.B173];[.$W$23:.$W$79];0))))">
            <text:p/>
          </table:table-cell>
          <table:table-cell table:formula="of:=IF([.B173]=&quot;&quot;;&quot;&quot;;IF([.B172]&lt;[.$W$4];INDEX([.$X$4:.$X$11];MATCH([.B172];[.$W$4:.$W$11];-1));INDEX([.$X$4:.$X$11];MATCH([.B172];[.$W$4:.$W$11];1))))">
            <text:p/>
          </table:table-cell>
          <table:table-cell table:formula="of:=IF([.D173]=&quot;b&quot;;&quot;\break&quot;;IF([.D173]=&quot;pb&quot;;&quot;\pageBreak&quot;;&quot;&quot;))">
            <text:p/>
          </table:table-cell>
          <table:table-cell table:formula="of:=IF(ISERROR(MATCH([.B173];[.$W$24:.$W$79];0));&quot;&quot;;IF(INDEX([.$Y$24:.$Y$79];MATCH([.B173];[.$W$24:.$W$79];0))=&quot;&quot;;&quot;&quot;;&quot;\grace {&quot;&amp;INDEX([.$Y$24:.$Y$79];MATCH([.B173];[.$W$24:.$W$79];0))&amp;&quot;}&quot;))">
            <text:p/>
          </table:table-cell>
          <table:table-cell/>
          <table:table-cell table:formula="of:=IF([.B173]=&quot;&quot;;&quot;&quot;;IF([.$M$18]=&quot;Y&quot;;IF([.C173]=0;&quot; &quot;&amp;[.F173];IF(OR([.D173]=&quot;b&quot;;[.D173]=&quot;pb&quot;);[.E173]&amp;&quot;*&quot;&amp;[.C173]&amp;&quot; &quot;&amp;[.F173]&amp;&quot; &quot;&amp;[.G173];[.E173]&amp;&quot;*&quot;&amp;[.C173]&amp;&quot; &quot;&amp;SUBSTITUTE(SUBSTITUTE([.D173];&quot;-pb-&quot;;&quot; \bar &quot;&quot;&quot;&quot; \pageBreak &quot;);&quot;-b-&quot;;&quot; \bar &quot;&quot;&quot;&quot; \break &quot;)));&quot;&quot;))">
            <text:p/>
          </table:table-cell>
          <table:table-cell table:formula="of:=IF([.AA49]=&quot;&quot;;&quot;&quot;;&quot;\overrideProperty Score.NonMusicalPaperColumn.line-break-system-details #'((Y-offset . &quot;&amp;[.AA49]&amp;&quot;))&quot;)">
            <text:p/>
          </table:table-cell>
          <table:table-cell table:number-columns-repeated="108"/>
          <table:table-cell office:value-type="float" office:value="151" calcext:value-type="float">
            <text:p>151</text:p>
          </table:table-cell>
          <table:table-cell table:formula="of:=IF([$BARS.D154]=&quot;&quot;;&quot;&quot;;[$BARS.D154])" office:value-type="float" office:value="151" calcext:value-type="float">
            <text:p>151</text:p>
          </table:table-cell>
          <table:table-cell table:formula="of:=IF([$BARS.E154]=&quot;&quot;;&quot;&quot;;[$BARS.E154])">
            <text:p/>
          </table:table-cell>
          <table:table-cell table:formula="of:=IF([$BARS.F154]=&quot;&quot;;&quot;&quot;;[$BARS.F154])" office:value-type="float" office:value="151" calcext:value-type="float">
            <text:p>151</text:p>
          </table:table-cell>
          <table:table-cell table:formula="of:=IF([$BARS.G154]=&quot;&quot;;&quot;&quot;;[$BARS.G154])" office:value-type="float" office:value="151" calcext:value-type="float">
            <text:p>151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OR(SMALL([.$W$4:.$W$79];[.A174]));&quot;&quot;;SMALL([.$W$4:.$W$79];[.A174]))">
            <text:p/>
          </table:table-cell>
          <table:table-cell table:formula="of:=IF([.B174]=&quot;&quot;;&quot;&quot;;IF(OR([.D173]=&quot;pb&quot;;[.D173]=&quot;b&quot;;[.D173]=&quot;&quot;);[.B174]-[.B173];[.B174]-[.B173]-1))">
            <text:p/>
          </table:table-cell>
          <table:table-cell table:formula="of:=IF([.B174]=&quot;&quot;;&quot;&quot;;IF(ISNUMBER(MATCH([.B174];[.$W$4:.$W$11];0));&quot;&quot;;INDEX([.$X$23:.$X$79];MATCH([.B174];[.$W$23:.$W$79];0))))">
            <text:p/>
          </table:table-cell>
          <table:table-cell table:formula="of:=IF([.B174]=&quot;&quot;;&quot;&quot;;IF([.B173]&lt;[.$W$4];INDEX([.$X$4:.$X$11];MATCH([.B173];[.$W$4:.$W$11];-1));INDEX([.$X$4:.$X$11];MATCH([.B173];[.$W$4:.$W$11];1))))">
            <text:p/>
          </table:table-cell>
          <table:table-cell table:formula="of:=IF([.D174]=&quot;b&quot;;&quot;\break&quot;;IF([.D174]=&quot;pb&quot;;&quot;\pageBreak&quot;;&quot;&quot;))">
            <text:p/>
          </table:table-cell>
          <table:table-cell table:formula="of:=IF(ISERROR(MATCH([.B174];[.$W$24:.$W$79];0));&quot;&quot;;IF(INDEX([.$Y$24:.$Y$79];MATCH([.B174];[.$W$24:.$W$79];0))=&quot;&quot;;&quot;&quot;;&quot;\grace {&quot;&amp;INDEX([.$Y$24:.$Y$79];MATCH([.B174];[.$W$24:.$W$79];0))&amp;&quot;}&quot;))">
            <text:p/>
          </table:table-cell>
          <table:table-cell/>
          <table:table-cell table:formula="of:=IF([.B174]=&quot;&quot;;&quot;&quot;;IF([.$M$18]=&quot;Y&quot;;IF([.C174]=0;&quot; &quot;&amp;[.F174];IF(OR([.D174]=&quot;b&quot;;[.D174]=&quot;pb&quot;);[.E174]&amp;&quot;*&quot;&amp;[.C174]&amp;&quot; &quot;&amp;[.F174]&amp;&quot; &quot;&amp;[.G174];[.E174]&amp;&quot;*&quot;&amp;[.C174]&amp;&quot; &quot;&amp;SUBSTITUTE(SUBSTITUTE([.D174];&quot;-pb-&quot;;&quot; \bar &quot;&quot;&quot;&quot; \pageBreak &quot;);&quot;-b-&quot;;&quot; \bar &quot;&quot;&quot;&quot; \break &quot;)));&quot;&quot;))">
            <text:p/>
          </table:table-cell>
          <table:table-cell table:formula="of:=IF([.AA50]=&quot;&quot;;&quot;&quot;;&quot;\overrideProperty Score.NonMusicalPaperColumn.line-break-system-details #'((Y-offset . &quot;&amp;[.AA50]&amp;&quot;))&quot;)">
            <text:p/>
          </table:table-cell>
          <table:table-cell table:number-columns-repeated="108"/>
          <table:table-cell office:value-type="float" office:value="152" calcext:value-type="float">
            <text:p>152</text:p>
          </table:table-cell>
          <table:table-cell table:formula="of:=IF([$BARS.D155]=&quot;&quot;;&quot;&quot;;[$BARS.D155])" office:value-type="float" office:value="152" calcext:value-type="float">
            <text:p>152</text:p>
          </table:table-cell>
          <table:table-cell table:formula="of:=IF([$BARS.E155]=&quot;&quot;;&quot;&quot;;[$BARS.E155])">
            <text:p/>
          </table:table-cell>
          <table:table-cell table:formula="of:=IF([$BARS.F155]=&quot;&quot;;&quot;&quot;;[$BARS.F155])" office:value-type="float" office:value="152" calcext:value-type="float">
            <text:p>152</text:p>
          </table:table-cell>
          <table:table-cell table:formula="of:=IF([$BARS.G155]=&quot;&quot;;&quot;&quot;;[$BARS.G155])" office:value-type="float" office:value="152" calcext:value-type="float">
            <text:p>152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OR(SMALL([.$W$4:.$W$79];[.A175]));&quot;&quot;;SMALL([.$W$4:.$W$79];[.A175]))">
            <text:p/>
          </table:table-cell>
          <table:table-cell table:formula="of:=IF([.B175]=&quot;&quot;;&quot;&quot;;IF(OR([.D174]=&quot;pb&quot;;[.D174]=&quot;b&quot;;[.D174]=&quot;&quot;);[.B175]-[.B174];[.B175]-[.B174]-1))">
            <text:p/>
          </table:table-cell>
          <table:table-cell table:formula="of:=IF([.B175]=&quot;&quot;;&quot;&quot;;IF(ISNUMBER(MATCH([.B175];[.$W$4:.$W$11];0));&quot;&quot;;INDEX([.$X$23:.$X$79];MATCH([.B175];[.$W$23:.$W$79];0))))">
            <text:p/>
          </table:table-cell>
          <table:table-cell table:formula="of:=IF([.B175]=&quot;&quot;;&quot;&quot;;IF([.B174]&lt;[.$W$4];INDEX([.$X$4:.$X$11];MATCH([.B174];[.$W$4:.$W$11];-1));INDEX([.$X$4:.$X$11];MATCH([.B174];[.$W$4:.$W$11];1))))">
            <text:p/>
          </table:table-cell>
          <table:table-cell table:formula="of:=IF([.D175]=&quot;b&quot;;&quot;\break&quot;;IF([.D175]=&quot;pb&quot;;&quot;\pageBreak&quot;;&quot;&quot;))">
            <text:p/>
          </table:table-cell>
          <table:table-cell table:formula="of:=IF(ISERROR(MATCH([.B175];[.$W$24:.$W$79];0));&quot;&quot;;IF(INDEX([.$Y$24:.$Y$79];MATCH([.B175];[.$W$24:.$W$79];0))=&quot;&quot;;&quot;&quot;;&quot;\grace {&quot;&amp;INDEX([.$Y$24:.$Y$79];MATCH([.B175];[.$W$24:.$W$79];0))&amp;&quot;}&quot;))">
            <text:p/>
          </table:table-cell>
          <table:table-cell/>
          <table:table-cell table:formula="of:=IF([.B175]=&quot;&quot;;&quot;&quot;;IF([.$M$18]=&quot;Y&quot;;IF([.C175]=0;&quot; &quot;&amp;[.F175];IF(OR([.D175]=&quot;b&quot;;[.D175]=&quot;pb&quot;);[.E175]&amp;&quot;*&quot;&amp;[.C175]&amp;&quot; &quot;&amp;[.F175]&amp;&quot; &quot;&amp;[.G175];[.E175]&amp;&quot;*&quot;&amp;[.C175]&amp;&quot; &quot;&amp;SUBSTITUTE(SUBSTITUTE([.D175];&quot;-pb-&quot;;&quot; \bar &quot;&quot;&quot;&quot; \pageBreak &quot;);&quot;-b-&quot;;&quot; \bar &quot;&quot;&quot;&quot; \break &quot;)));&quot;&quot;))">
            <text:p/>
          </table:table-cell>
          <table:table-cell table:formula="of:=IF([.AA51]=&quot;&quot;;&quot;&quot;;&quot;\overrideProperty Score.NonMusicalPaperColumn.line-break-system-details #'((Y-offset . &quot;&amp;[.AA51]&amp;&quot;))&quot;)">
            <text:p/>
          </table:table-cell>
          <table:table-cell table:number-columns-repeated="108"/>
          <table:table-cell office:value-type="float" office:value="153" calcext:value-type="float">
            <text:p>153</text:p>
          </table:table-cell>
          <table:table-cell table:formula="of:=IF([$BARS.D156]=&quot;&quot;;&quot;&quot;;[$BARS.D156])" office:value-type="float" office:value="153" calcext:value-type="float">
            <text:p>153</text:p>
          </table:table-cell>
          <table:table-cell table:formula="of:=IF([$BARS.E156]=&quot;&quot;;&quot;&quot;;[$BARS.E156])">
            <text:p/>
          </table:table-cell>
          <table:table-cell table:formula="of:=IF([$BARS.F156]=&quot;&quot;;&quot;&quot;;[$BARS.F156])" office:value-type="float" office:value="153" calcext:value-type="float">
            <text:p>153</text:p>
          </table:table-cell>
          <table:table-cell table:formula="of:=IF([$BARS.G156]=&quot;&quot;;&quot;&quot;;[$BARS.G156])" office:value-type="float" office:value="153" calcext:value-type="float">
            <text:p>153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OR(SMALL([.$W$4:.$W$79];[.A176]));&quot;&quot;;SMALL([.$W$4:.$W$79];[.A176]))">
            <text:p/>
          </table:table-cell>
          <table:table-cell table:formula="of:=IF([.B176]=&quot;&quot;;&quot;&quot;;IF(OR([.D175]=&quot;pb&quot;;[.D175]=&quot;b&quot;;[.D175]=&quot;&quot;);[.B176]-[.B175];[.B176]-[.B175]-1))">
            <text:p/>
          </table:table-cell>
          <table:table-cell table:formula="of:=IF([.B176]=&quot;&quot;;&quot;&quot;;IF(ISNUMBER(MATCH([.B176];[.$W$4:.$W$11];0));&quot;&quot;;INDEX([.$X$23:.$X$79];MATCH([.B176];[.$W$23:.$W$79];0))))">
            <text:p/>
          </table:table-cell>
          <table:table-cell table:formula="of:=IF([.B176]=&quot;&quot;;&quot;&quot;;IF([.B175]&lt;[.$W$4];INDEX([.$X$4:.$X$11];MATCH([.B175];[.$W$4:.$W$11];-1));INDEX([.$X$4:.$X$11];MATCH([.B175];[.$W$4:.$W$11];1))))">
            <text:p/>
          </table:table-cell>
          <table:table-cell table:formula="of:=IF([.D176]=&quot;b&quot;;&quot;\break&quot;;IF([.D176]=&quot;pb&quot;;&quot;\pageBreak&quot;;&quot;&quot;))">
            <text:p/>
          </table:table-cell>
          <table:table-cell table:formula="of:=IF(ISERROR(MATCH([.B176];[.$W$24:.$W$79];0));&quot;&quot;;IF(INDEX([.$Y$24:.$Y$79];MATCH([.B176];[.$W$24:.$W$79];0))=&quot;&quot;;&quot;&quot;;&quot;\grace {&quot;&amp;INDEX([.$Y$24:.$Y$79];MATCH([.B176];[.$W$24:.$W$79];0))&amp;&quot;}&quot;))">
            <text:p/>
          </table:table-cell>
          <table:table-cell/>
          <table:table-cell table:formula="of:=IF([.B176]=&quot;&quot;;&quot;&quot;;IF([.$M$18]=&quot;Y&quot;;IF([.C176]=0;&quot; &quot;&amp;[.F176];IF(OR([.D176]=&quot;b&quot;;[.D176]=&quot;pb&quot;);[.E176]&amp;&quot;*&quot;&amp;[.C176]&amp;&quot; &quot;&amp;[.F176]&amp;&quot; &quot;&amp;[.G176];[.E176]&amp;&quot;*&quot;&amp;[.C176]&amp;&quot; &quot;&amp;SUBSTITUTE(SUBSTITUTE([.D176];&quot;-pb-&quot;;&quot; \bar &quot;&quot;&quot;&quot; \pageBreak &quot;);&quot;-b-&quot;;&quot; \bar &quot;&quot;&quot;&quot; \break &quot;)));&quot;&quot;))">
            <text:p/>
          </table:table-cell>
          <table:table-cell table:formula="of:=IF([.AA52]=&quot;&quot;;&quot;&quot;;&quot;\overrideProperty Score.NonMusicalPaperColumn.line-break-system-details #'((Y-offset . &quot;&amp;[.AA52]&amp;&quot;))&quot;)">
            <text:p/>
          </table:table-cell>
          <table:table-cell table:number-columns-repeated="108"/>
          <table:table-cell office:value-type="float" office:value="154" calcext:value-type="float">
            <text:p>154</text:p>
          </table:table-cell>
          <table:table-cell table:formula="of:=IF([$BARS.D157]=&quot;&quot;;&quot;&quot;;[$BARS.D157])" office:value-type="float" office:value="154" calcext:value-type="float">
            <text:p>154</text:p>
          </table:table-cell>
          <table:table-cell table:formula="of:=IF([$BARS.E157]=&quot;&quot;;&quot;&quot;;[$BARS.E157])">
            <text:p/>
          </table:table-cell>
          <table:table-cell table:formula="of:=IF([$BARS.F157]=&quot;&quot;;&quot;&quot;;[$BARS.F157])" office:value-type="float" office:value="154" calcext:value-type="float">
            <text:p>154</text:p>
          </table:table-cell>
          <table:table-cell table:formula="of:=IF([$BARS.G157]=&quot;&quot;;&quot;&quot;;[$BARS.G157])" office:value-type="float" office:value="154" calcext:value-type="float">
            <text:p>154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OR(SMALL([.$W$4:.$W$79];[.A177]));&quot;&quot;;SMALL([.$W$4:.$W$79];[.A177]))">
            <text:p/>
          </table:table-cell>
          <table:table-cell table:formula="of:=IF([.B177]=&quot;&quot;;&quot;&quot;;IF(OR([.D176]=&quot;pb&quot;;[.D176]=&quot;b&quot;;[.D176]=&quot;&quot;);[.B177]-[.B176];[.B177]-[.B176]-1))">
            <text:p/>
          </table:table-cell>
          <table:table-cell table:formula="of:=IF([.B177]=&quot;&quot;;&quot;&quot;;IF(ISNUMBER(MATCH([.B177];[.$W$4:.$W$11];0));&quot;&quot;;INDEX([.$X$23:.$X$79];MATCH([.B177];[.$W$23:.$W$79];0))))">
            <text:p/>
          </table:table-cell>
          <table:table-cell table:formula="of:=IF([.B177]=&quot;&quot;;&quot;&quot;;IF([.B176]&lt;[.$W$4];INDEX([.$X$4:.$X$11];MATCH([.B176];[.$W$4:.$W$11];-1));INDEX([.$X$4:.$X$11];MATCH([.B176];[.$W$4:.$W$11];1))))">
            <text:p/>
          </table:table-cell>
          <table:table-cell table:formula="of:=IF([.D177]=&quot;b&quot;;&quot;\break&quot;;IF([.D177]=&quot;pb&quot;;&quot;\pageBreak&quot;;&quot;&quot;))">
            <text:p/>
          </table:table-cell>
          <table:table-cell table:formula="of:=IF(ISERROR(MATCH([.B177];[.$W$24:.$W$79];0));&quot;&quot;;IF(INDEX([.$Y$24:.$Y$79];MATCH([.B177];[.$W$24:.$W$79];0))=&quot;&quot;;&quot;&quot;;&quot;\grace {&quot;&amp;INDEX([.$Y$24:.$Y$79];MATCH([.B177];[.$W$24:.$W$79];0))&amp;&quot;}&quot;))">
            <text:p/>
          </table:table-cell>
          <table:table-cell/>
          <table:table-cell table:formula="of:=IF([.B177]=&quot;&quot;;&quot;&quot;;IF([.$M$18]=&quot;Y&quot;;IF([.C177]=0;&quot; &quot;&amp;[.F177];IF(OR([.D177]=&quot;b&quot;;[.D177]=&quot;pb&quot;);[.E177]&amp;&quot;*&quot;&amp;[.C177]&amp;&quot; &quot;&amp;[.F177]&amp;&quot; &quot;&amp;[.G177];[.E177]&amp;&quot;*&quot;&amp;[.C177]&amp;&quot; &quot;&amp;SUBSTITUTE(SUBSTITUTE([.D177];&quot;-pb-&quot;;&quot; \bar &quot;&quot;&quot;&quot; \pageBreak &quot;);&quot;-b-&quot;;&quot; \bar &quot;&quot;&quot;&quot; \break &quot;)));&quot;&quot;))">
            <text:p/>
          </table:table-cell>
          <table:table-cell table:formula="of:=IF([.AA53]=&quot;&quot;;&quot;&quot;;&quot;\overrideProperty Score.NonMusicalPaperColumn.line-break-system-details #'((Y-offset . &quot;&amp;[.AA53]&amp;&quot;))&quot;)">
            <text:p/>
          </table:table-cell>
          <table:table-cell table:number-columns-repeated="108"/>
          <table:table-cell office:value-type="float" office:value="155" calcext:value-type="float">
            <text:p>155</text:p>
          </table:table-cell>
          <table:table-cell table:formula="of:=IF([$BARS.D158]=&quot;&quot;;&quot;&quot;;[$BARS.D158])" office:value-type="float" office:value="155" calcext:value-type="float">
            <text:p>155</text:p>
          </table:table-cell>
          <table:table-cell table:formula="of:=IF([$BARS.E158]=&quot;&quot;;&quot;&quot;;[$BARS.E158])">
            <text:p/>
          </table:table-cell>
          <table:table-cell table:formula="of:=IF([$BARS.F158]=&quot;&quot;;&quot;&quot;;[$BARS.F158])" office:value-type="float" office:value="155" calcext:value-type="float">
            <text:p>155</text:p>
          </table:table-cell>
          <table:table-cell table:formula="of:=IF([$BARS.G158]=&quot;&quot;;&quot;&quot;;[$BARS.G158])" office:value-type="float" office:value="155" calcext:value-type="float">
            <text:p>155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OR(SMALL([.$W$4:.$W$79];[.A178]));&quot;&quot;;SMALL([.$W$4:.$W$79];[.A178]))">
            <text:p/>
          </table:table-cell>
          <table:table-cell table:formula="of:=IF([.B178]=&quot;&quot;;&quot;&quot;;IF(OR([.D177]=&quot;pb&quot;;[.D177]=&quot;b&quot;;[.D177]=&quot;&quot;);[.B178]-[.B177];[.B178]-[.B177]-1))">
            <text:p/>
          </table:table-cell>
          <table:table-cell table:formula="of:=IF([.B178]=&quot;&quot;;&quot;&quot;;IF(ISNUMBER(MATCH([.B178];[.$W$4:.$W$11];0));&quot;&quot;;INDEX([.$X$23:.$X$79];MATCH([.B178];[.$W$23:.$W$79];0))))">
            <text:p/>
          </table:table-cell>
          <table:table-cell table:formula="of:=IF([.B178]=&quot;&quot;;&quot;&quot;;IF([.B177]&lt;[.$W$4];INDEX([.$X$4:.$X$11];MATCH([.B177];[.$W$4:.$W$11];-1));INDEX([.$X$4:.$X$11];MATCH([.B177];[.$W$4:.$W$11];1))))">
            <text:p/>
          </table:table-cell>
          <table:table-cell table:formula="of:=IF([.D178]=&quot;b&quot;;&quot;\break&quot;;IF([.D178]=&quot;pb&quot;;&quot;\pageBreak&quot;;&quot;&quot;))">
            <text:p/>
          </table:table-cell>
          <table:table-cell table:formula="of:=IF(ISERROR(MATCH([.B178];[.$W$24:.$W$79];0));&quot;&quot;;IF(INDEX([.$Y$24:.$Y$79];MATCH([.B178];[.$W$24:.$W$79];0))=&quot;&quot;;&quot;&quot;;&quot;\grace {&quot;&amp;INDEX([.$Y$24:.$Y$79];MATCH([.B178];[.$W$24:.$W$79];0))&amp;&quot;}&quot;))">
            <text:p/>
          </table:table-cell>
          <table:table-cell/>
          <table:table-cell table:formula="of:=IF([.B178]=&quot;&quot;;&quot;&quot;;IF([.$M$18]=&quot;Y&quot;;IF([.C178]=0;&quot; &quot;&amp;[.F178];IF(OR([.D178]=&quot;b&quot;;[.D178]=&quot;pb&quot;);[.E178]&amp;&quot;*&quot;&amp;[.C178]&amp;&quot; &quot;&amp;[.F178]&amp;&quot; &quot;&amp;[.G178];[.E178]&amp;&quot;*&quot;&amp;[.C178]&amp;&quot; &quot;&amp;SUBSTITUTE(SUBSTITUTE([.D178];&quot;-pb-&quot;;&quot; \bar &quot;&quot;&quot;&quot; \pageBreak &quot;);&quot;-b-&quot;;&quot; \bar &quot;&quot;&quot;&quot; \break &quot;)));&quot;&quot;))">
            <text:p/>
          </table:table-cell>
          <table:table-cell table:formula="of:=IF([.AA54]=&quot;&quot;;&quot;&quot;;&quot;\overrideProperty Score.NonMusicalPaperColumn.line-break-system-details #'((Y-offset . &quot;&amp;[.AA54]&amp;&quot;))&quot;)">
            <text:p/>
          </table:table-cell>
          <table:table-cell table:number-columns-repeated="108"/>
          <table:table-cell office:value-type="float" office:value="156" calcext:value-type="float">
            <text:p>156</text:p>
          </table:table-cell>
          <table:table-cell table:formula="of:=IF([$BARS.D159]=&quot;&quot;;&quot;&quot;;[$BARS.D159])" office:value-type="float" office:value="156" calcext:value-type="float">
            <text:p>156</text:p>
          </table:table-cell>
          <table:table-cell table:formula="of:=IF([$BARS.E159]=&quot;&quot;;&quot;&quot;;[$BARS.E159])">
            <text:p/>
          </table:table-cell>
          <table:table-cell table:formula="of:=IF([$BARS.F159]=&quot;&quot;;&quot;&quot;;[$BARS.F159])" office:value-type="float" office:value="156" calcext:value-type="float">
            <text:p>156</text:p>
          </table:table-cell>
          <table:table-cell table:formula="of:=IF([$BARS.G159]=&quot;&quot;;&quot;&quot;;[$BARS.G159])" office:value-type="float" office:value="156" calcext:value-type="float">
            <text:p>156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OR(SMALL([.$W$4:.$W$79];[.A179]));&quot;&quot;;SMALL([.$W$4:.$W$79];[.A179]))">
            <text:p/>
          </table:table-cell>
          <table:table-cell table:formula="of:=IF([.B179]=&quot;&quot;;&quot;&quot;;IF(OR([.D178]=&quot;pb&quot;;[.D178]=&quot;b&quot;;[.D178]=&quot;&quot;);[.B179]-[.B178];[.B179]-[.B178]-1))">
            <text:p/>
          </table:table-cell>
          <table:table-cell table:formula="of:=IF([.B179]=&quot;&quot;;&quot;&quot;;IF(ISNUMBER(MATCH([.B179];[.$W$4:.$W$11];0));&quot;&quot;;INDEX([.$X$23:.$X$79];MATCH([.B179];[.$W$23:.$W$79];0))))">
            <text:p/>
          </table:table-cell>
          <table:table-cell table:formula="of:=IF([.B179]=&quot;&quot;;&quot;&quot;;IF([.B178]&lt;[.$W$4];INDEX([.$X$4:.$X$11];MATCH([.B178];[.$W$4:.$W$11];-1));INDEX([.$X$4:.$X$11];MATCH([.B178];[.$W$4:.$W$11];1))))">
            <text:p/>
          </table:table-cell>
          <table:table-cell table:formula="of:=IF([.D179]=&quot;b&quot;;&quot;\break&quot;;IF([.D179]=&quot;pb&quot;;&quot;\pageBreak&quot;;&quot;&quot;))">
            <text:p/>
          </table:table-cell>
          <table:table-cell table:formula="of:=IF(ISERROR(MATCH([.B179];[.$W$24:.$W$79];0));&quot;&quot;;IF(INDEX([.$Y$24:.$Y$79];MATCH([.B179];[.$W$24:.$W$79];0))=&quot;&quot;;&quot;&quot;;&quot;\grace {&quot;&amp;INDEX([.$Y$24:.$Y$79];MATCH([.B179];[.$W$24:.$W$79];0))&amp;&quot;}&quot;))">
            <text:p/>
          </table:table-cell>
          <table:table-cell/>
          <table:table-cell table:formula="of:=IF([.B179]=&quot;&quot;;&quot;&quot;;IF([.$M$18]=&quot;Y&quot;;IF([.C179]=0;&quot; &quot;&amp;[.F179];IF(OR([.D179]=&quot;b&quot;;[.D179]=&quot;pb&quot;);[.E179]&amp;&quot;*&quot;&amp;[.C179]&amp;&quot; &quot;&amp;[.F179]&amp;&quot; &quot;&amp;[.G179];[.E179]&amp;&quot;*&quot;&amp;[.C179]&amp;&quot; &quot;&amp;SUBSTITUTE(SUBSTITUTE([.D179];&quot;-pb-&quot;;&quot; \bar &quot;&quot;&quot;&quot; \pageBreak &quot;);&quot;-b-&quot;;&quot; \bar &quot;&quot;&quot;&quot; \break &quot;)));&quot;&quot;))">
            <text:p/>
          </table:table-cell>
          <table:table-cell table:formula="of:=IF([.AA55]=&quot;&quot;;&quot;&quot;;&quot;\overrideProperty Score.NonMusicalPaperColumn.line-break-system-details #'((Y-offset . &quot;&amp;[.AA55]&amp;&quot;))&quot;)">
            <text:p/>
          </table:table-cell>
          <table:table-cell table:number-columns-repeated="108"/>
          <table:table-cell office:value-type="float" office:value="157" calcext:value-type="float">
            <text:p>157</text:p>
          </table:table-cell>
          <table:table-cell table:formula="of:=IF([$BARS.D160]=&quot;&quot;;&quot;&quot;;[$BARS.D160])" office:value-type="float" office:value="157" calcext:value-type="float">
            <text:p>157</text:p>
          </table:table-cell>
          <table:table-cell table:formula="of:=IF([$BARS.E160]=&quot;&quot;;&quot;&quot;;[$BARS.E160])">
            <text:p/>
          </table:table-cell>
          <table:table-cell table:formula="of:=IF([$BARS.F160]=&quot;&quot;;&quot;&quot;;[$BARS.F160])" office:value-type="float" office:value="157" calcext:value-type="float">
            <text:p>157</text:p>
          </table:table-cell>
          <table:table-cell table:formula="of:=IF([$BARS.G160]=&quot;&quot;;&quot;&quot;;[$BARS.G160])" office:value-type="float" office:value="157" calcext:value-type="float">
            <text:p>157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OR(SMALL([.$W$4:.$W$79];[.A180]));&quot;&quot;;SMALL([.$W$4:.$W$79];[.A180]))">
            <text:p/>
          </table:table-cell>
          <table:table-cell table:formula="of:=IF([.B180]=&quot;&quot;;&quot;&quot;;IF(OR([.D179]=&quot;pb&quot;;[.D179]=&quot;b&quot;;[.D179]=&quot;&quot;);[.B180]-[.B179];[.B180]-[.B179]-1))">
            <text:p/>
          </table:table-cell>
          <table:table-cell table:formula="of:=IF([.B180]=&quot;&quot;;&quot;&quot;;IF(ISNUMBER(MATCH([.B180];[.$W$4:.$W$11];0));&quot;&quot;;INDEX([.$X$23:.$X$79];MATCH([.B180];[.$W$23:.$W$79];0))))">
            <text:p/>
          </table:table-cell>
          <table:table-cell table:formula="of:=IF([.B180]=&quot;&quot;;&quot;&quot;;IF([.B179]&lt;[.$W$4];INDEX([.$X$4:.$X$11];MATCH([.B179];[.$W$4:.$W$11];-1));INDEX([.$X$4:.$X$11];MATCH([.B179];[.$W$4:.$W$11];1))))">
            <text:p/>
          </table:table-cell>
          <table:table-cell table:formula="of:=IF([.D180]=&quot;b&quot;;&quot;\break&quot;;IF([.D180]=&quot;pb&quot;;&quot;\pageBreak&quot;;&quot;&quot;))">
            <text:p/>
          </table:table-cell>
          <table:table-cell table:formula="of:=IF(ISERROR(MATCH([.B180];[.$W$24:.$W$79];0));&quot;&quot;;IF(INDEX([.$Y$24:.$Y$79];MATCH([.B180];[.$W$24:.$W$79];0))=&quot;&quot;;&quot;&quot;;&quot;\grace {&quot;&amp;INDEX([.$Y$24:.$Y$79];MATCH([.B180];[.$W$24:.$W$79];0))&amp;&quot;}&quot;))">
            <text:p/>
          </table:table-cell>
          <table:table-cell/>
          <table:table-cell table:formula="of:=IF([.B180]=&quot;&quot;;&quot;&quot;;IF([.$M$18]=&quot;Y&quot;;IF([.C180]=0;&quot; &quot;&amp;[.F180];IF(OR([.D180]=&quot;b&quot;;[.D180]=&quot;pb&quot;);[.E180]&amp;&quot;*&quot;&amp;[.C180]&amp;&quot; &quot;&amp;[.F180]&amp;&quot; &quot;&amp;[.G180];[.E180]&amp;&quot;*&quot;&amp;[.C180]&amp;&quot; &quot;&amp;SUBSTITUTE(SUBSTITUTE([.D180];&quot;-pb-&quot;;&quot; \bar &quot;&quot;&quot;&quot; \pageBreak &quot;);&quot;-b-&quot;;&quot; \bar &quot;&quot;&quot;&quot; \break &quot;)));&quot;&quot;))">
            <text:p/>
          </table:table-cell>
          <table:table-cell table:formula="of:=IF([.AA56]=&quot;&quot;;&quot;&quot;;&quot;\overrideProperty Score.NonMusicalPaperColumn.line-break-system-details #'((Y-offset . &quot;&amp;[.AA56]&amp;&quot;))&quot;)">
            <text:p/>
          </table:table-cell>
          <table:table-cell table:number-columns-repeated="108"/>
          <table:table-cell office:value-type="float" office:value="158" calcext:value-type="float">
            <text:p>158</text:p>
          </table:table-cell>
          <table:table-cell table:formula="of:=IF([$BARS.D161]=&quot;&quot;;&quot;&quot;;[$BARS.D161])" office:value-type="float" office:value="158" calcext:value-type="float">
            <text:p>158</text:p>
          </table:table-cell>
          <table:table-cell table:formula="of:=IF([$BARS.E161]=&quot;&quot;;&quot;&quot;;[$BARS.E161])">
            <text:p/>
          </table:table-cell>
          <table:table-cell table:formula="of:=IF([$BARS.F161]=&quot;&quot;;&quot;&quot;;[$BARS.F161])" office:value-type="float" office:value="158" calcext:value-type="float">
            <text:p>158</text:p>
          </table:table-cell>
          <table:table-cell table:formula="of:=IF([$BARS.G161]=&quot;&quot;;&quot;&quot;;[$BARS.G161])" office:value-type="float" office:value="158" calcext:value-type="float">
            <text:p>158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OR(SMALL([.$W$4:.$W$79];[.A181]));&quot;&quot;;SMALL([.$W$4:.$W$79];[.A181]))">
            <text:p/>
          </table:table-cell>
          <table:table-cell table:formula="of:=IF([.B181]=&quot;&quot;;&quot;&quot;;IF(OR([.D180]=&quot;pb&quot;;[.D180]=&quot;b&quot;;[.D180]=&quot;&quot;);[.B181]-[.B180];[.B181]-[.B180]-1))">
            <text:p/>
          </table:table-cell>
          <table:table-cell table:formula="of:=IF([.B181]=&quot;&quot;;&quot;&quot;;IF(ISNUMBER(MATCH([.B181];[.$W$4:.$W$11];0));&quot;&quot;;INDEX([.$X$23:.$X$79];MATCH([.B181];[.$W$23:.$W$79];0))))">
            <text:p/>
          </table:table-cell>
          <table:table-cell table:formula="of:=IF([.B181]=&quot;&quot;;&quot;&quot;;IF([.B180]&lt;[.$W$4];INDEX([.$X$4:.$X$11];MATCH([.B180];[.$W$4:.$W$11];-1));INDEX([.$X$4:.$X$11];MATCH([.B180];[.$W$4:.$W$11];1))))">
            <text:p/>
          </table:table-cell>
          <table:table-cell table:formula="of:=IF([.D181]=&quot;b&quot;;&quot;\break&quot;;IF([.D181]=&quot;pb&quot;;&quot;\pageBreak&quot;;&quot;&quot;))">
            <text:p/>
          </table:table-cell>
          <table:table-cell table:formula="of:=IF(ISERROR(MATCH([.B181];[.$W$24:.$W$79];0));&quot;&quot;;IF(INDEX([.$Y$24:.$Y$79];MATCH([.B181];[.$W$24:.$W$79];0))=&quot;&quot;;&quot;&quot;;&quot;\grace {&quot;&amp;INDEX([.$Y$24:.$Y$79];MATCH([.B181];[.$W$24:.$W$79];0))&amp;&quot;}&quot;))">
            <text:p/>
          </table:table-cell>
          <table:table-cell/>
          <table:table-cell table:formula="of:=IF([.B181]=&quot;&quot;;&quot;&quot;;IF([.$M$18]=&quot;Y&quot;;IF([.C181]=0;&quot; &quot;&amp;[.F181];IF(OR([.D181]=&quot;b&quot;;[.D181]=&quot;pb&quot;);[.E181]&amp;&quot;*&quot;&amp;[.C181]&amp;&quot; &quot;&amp;[.F181]&amp;&quot; &quot;&amp;[.G181];[.E181]&amp;&quot;*&quot;&amp;[.C181]&amp;&quot; &quot;&amp;SUBSTITUTE(SUBSTITUTE([.D181];&quot;-pb-&quot;;&quot; \bar &quot;&quot;&quot;&quot; \pageBreak &quot;);&quot;-b-&quot;;&quot; \bar &quot;&quot;&quot;&quot; \break &quot;)));&quot;&quot;))">
            <text:p/>
          </table:table-cell>
          <table:table-cell table:formula="of:=IF([.AA57]=&quot;&quot;;&quot;&quot;;&quot;\overrideProperty Score.NonMusicalPaperColumn.line-break-system-details #'((Y-offset . &quot;&amp;[.AA57]&amp;&quot;))&quot;)">
            <text:p/>
          </table:table-cell>
          <table:table-cell table:number-columns-repeated="108"/>
          <table:table-cell office:value-type="float" office:value="159" calcext:value-type="float">
            <text:p>159</text:p>
          </table:table-cell>
          <table:table-cell table:formula="of:=IF([$BARS.D162]=&quot;&quot;;&quot;&quot;;[$BARS.D162])" office:value-type="float" office:value="159" calcext:value-type="float">
            <text:p>159</text:p>
          </table:table-cell>
          <table:table-cell table:formula="of:=IF([$BARS.E162]=&quot;&quot;;&quot;&quot;;[$BARS.E162])">
            <text:p/>
          </table:table-cell>
          <table:table-cell table:formula="of:=IF([$BARS.F162]=&quot;&quot;;&quot;&quot;;[$BARS.F162])" office:value-type="float" office:value="159" calcext:value-type="float">
            <text:p>159</text:p>
          </table:table-cell>
          <table:table-cell table:formula="of:=IF([$BARS.G162]=&quot;&quot;;&quot;&quot;;[$BARS.G162])" office:value-type="float" office:value="159" calcext:value-type="float">
            <text:p>159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OR(SMALL([.$W$4:.$W$79];[.A182]));&quot;&quot;;SMALL([.$W$4:.$W$79];[.A182]))">
            <text:p/>
          </table:table-cell>
          <table:table-cell table:formula="of:=IF([.B182]=&quot;&quot;;&quot;&quot;;IF(OR([.D181]=&quot;pb&quot;;[.D181]=&quot;b&quot;;[.D181]=&quot;&quot;);[.B182]-[.B181];[.B182]-[.B181]-1))">
            <text:p/>
          </table:table-cell>
          <table:table-cell table:formula="of:=IF([.B182]=&quot;&quot;;&quot;&quot;;IF(ISNUMBER(MATCH([.B182];[.$W$4:.$W$11];0));&quot;&quot;;INDEX([.$X$23:.$X$79];MATCH([.B182];[.$W$23:.$W$79];0))))">
            <text:p/>
          </table:table-cell>
          <table:table-cell table:formula="of:=IF([.B182]=&quot;&quot;;&quot;&quot;;IF([.B181]&lt;[.$W$4];INDEX([.$X$4:.$X$11];MATCH([.B181];[.$W$4:.$W$11];-1));INDEX([.$X$4:.$X$11];MATCH([.B181];[.$W$4:.$W$11];1))))">
            <text:p/>
          </table:table-cell>
          <table:table-cell table:formula="of:=IF([.D182]=&quot;b&quot;;&quot;\break&quot;;IF([.D182]=&quot;pb&quot;;&quot;\pageBreak&quot;;&quot;&quot;))">
            <text:p/>
          </table:table-cell>
          <table:table-cell table:formula="of:=IF(ISERROR(MATCH([.B182];[.$W$24:.$W$79];0));&quot;&quot;;IF(INDEX([.$Y$24:.$Y$79];MATCH([.B182];[.$W$24:.$W$79];0))=&quot;&quot;;&quot;&quot;;&quot;\grace {&quot;&amp;INDEX([.$Y$24:.$Y$79];MATCH([.B182];[.$W$24:.$W$79];0))&amp;&quot;}&quot;))">
            <text:p/>
          </table:table-cell>
          <table:table-cell/>
          <table:table-cell table:formula="of:=IF([.B182]=&quot;&quot;;&quot;&quot;;IF([.$M$18]=&quot;Y&quot;;IF([.C182]=0;&quot; &quot;&amp;[.F182];IF(OR([.D182]=&quot;b&quot;;[.D182]=&quot;pb&quot;);[.E182]&amp;&quot;*&quot;&amp;[.C182]&amp;&quot; &quot;&amp;[.F182]&amp;&quot; &quot;&amp;[.G182];[.E182]&amp;&quot;*&quot;&amp;[.C182]&amp;&quot; &quot;&amp;SUBSTITUTE(SUBSTITUTE([.D182];&quot;-pb-&quot;;&quot; \bar &quot;&quot;&quot;&quot; \pageBreak &quot;);&quot;-b-&quot;;&quot; \bar &quot;&quot;&quot;&quot; \break &quot;)));&quot;&quot;))">
            <text:p/>
          </table:table-cell>
          <table:table-cell table:formula="of:=IF([.AA58]=&quot;&quot;;&quot;&quot;;&quot;\overrideProperty Score.NonMusicalPaperColumn.line-break-system-details #'((Y-offset . &quot;&amp;[.AA58]&amp;&quot;))&quot;)">
            <text:p/>
          </table:table-cell>
          <table:table-cell table:number-columns-repeated="108"/>
          <table:table-cell office:value-type="float" office:value="160" calcext:value-type="float">
            <text:p>160</text:p>
          </table:table-cell>
          <table:table-cell table:formula="of:=IF([$BARS.D163]=&quot;&quot;;&quot;&quot;;[$BARS.D163])" office:value-type="float" office:value="160" calcext:value-type="float">
            <text:p>160</text:p>
          </table:table-cell>
          <table:table-cell table:formula="of:=IF([$BARS.E163]=&quot;&quot;;&quot;&quot;;[$BARS.E163])">
            <text:p/>
          </table:table-cell>
          <table:table-cell table:formula="of:=IF([$BARS.F163]=&quot;&quot;;&quot;&quot;;[$BARS.F163])" office:value-type="float" office:value="160" calcext:value-type="float">
            <text:p>160</text:p>
          </table:table-cell>
          <table:table-cell table:formula="of:=IF([$BARS.G163]=&quot;&quot;;&quot;&quot;;[$BARS.G163])" office:value-type="float" office:value="160" calcext:value-type="float">
            <text:p>160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OR(SMALL([.$W$4:.$W$79];[.A183]));&quot;&quot;;SMALL([.$W$4:.$W$79];[.A183]))">
            <text:p/>
          </table:table-cell>
          <table:table-cell table:formula="of:=IF([.B183]=&quot;&quot;;&quot;&quot;;IF(OR([.D182]=&quot;pb&quot;;[.D182]=&quot;b&quot;;[.D182]=&quot;&quot;);[.B183]-[.B182];[.B183]-[.B182]-1))">
            <text:p/>
          </table:table-cell>
          <table:table-cell table:formula="of:=IF([.B183]=&quot;&quot;;&quot;&quot;;IF(ISNUMBER(MATCH([.B183];[.$W$4:.$W$11];0));&quot;&quot;;INDEX([.$X$23:.$X$79];MATCH([.B183];[.$W$23:.$W$79];0))))">
            <text:p/>
          </table:table-cell>
          <table:table-cell table:formula="of:=IF([.B183]=&quot;&quot;;&quot;&quot;;IF([.B182]&lt;[.$W$4];INDEX([.$X$4:.$X$11];MATCH([.B182];[.$W$4:.$W$11];-1));INDEX([.$X$4:.$X$11];MATCH([.B182];[.$W$4:.$W$11];1))))">
            <text:p/>
          </table:table-cell>
          <table:table-cell table:formula="of:=IF([.D183]=&quot;b&quot;;&quot;\break&quot;;IF([.D183]=&quot;pb&quot;;&quot;\pageBreak&quot;;&quot;&quot;))">
            <text:p/>
          </table:table-cell>
          <table:table-cell table:formula="of:=IF(ISERROR(MATCH([.B183];[.$W$24:.$W$79];0));&quot;&quot;;IF(INDEX([.$Y$24:.$Y$79];MATCH([.B183];[.$W$24:.$W$79];0))=&quot;&quot;;&quot;&quot;;&quot;\grace {&quot;&amp;INDEX([.$Y$24:.$Y$79];MATCH([.B183];[.$W$24:.$W$79];0))&amp;&quot;}&quot;))">
            <text:p/>
          </table:table-cell>
          <table:table-cell/>
          <table:table-cell table:formula="of:=IF([.B183]=&quot;&quot;;&quot;&quot;;IF([.$M$18]=&quot;Y&quot;;IF([.C183]=0;&quot; &quot;&amp;[.F183];IF(OR([.D183]=&quot;b&quot;;[.D183]=&quot;pb&quot;);[.E183]&amp;&quot;*&quot;&amp;[.C183]&amp;&quot; &quot;&amp;[.F183]&amp;&quot; &quot;&amp;[.G183];[.E183]&amp;&quot;*&quot;&amp;[.C183]&amp;&quot; &quot;&amp;SUBSTITUTE(SUBSTITUTE([.D183];&quot;-pb-&quot;;&quot; \bar &quot;&quot;&quot;&quot; \pageBreak &quot;);&quot;-b-&quot;;&quot; \bar &quot;&quot;&quot;&quot; \break &quot;)));&quot;&quot;))">
            <text:p/>
          </table:table-cell>
          <table:table-cell table:formula="of:=IF([.AA59]=&quot;&quot;;&quot;&quot;;&quot;\overrideProperty Score.NonMusicalPaperColumn.line-break-system-details #'((Y-offset . &quot;&amp;[.AA59]&amp;&quot;))&quot;)">
            <text:p/>
          </table:table-cell>
          <table:table-cell table:number-columns-repeated="108"/>
          <table:table-cell office:value-type="float" office:value="161" calcext:value-type="float">
            <text:p>161</text:p>
          </table:table-cell>
          <table:table-cell table:formula="of:=IF([$BARS.D164]=&quot;&quot;;&quot;&quot;;[$BARS.D164])" office:value-type="float" office:value="161" calcext:value-type="float">
            <text:p>161</text:p>
          </table:table-cell>
          <table:table-cell table:formula="of:=IF([$BARS.E164]=&quot;&quot;;&quot;&quot;;[$BARS.E164])">
            <text:p/>
          </table:table-cell>
          <table:table-cell table:formula="of:=IF([$BARS.F164]=&quot;&quot;;&quot;&quot;;[$BARS.F164])" office:value-type="float" office:value="161" calcext:value-type="float">
            <text:p>161</text:p>
          </table:table-cell>
          <table:table-cell table:formula="of:=IF([$BARS.G164]=&quot;&quot;;&quot;&quot;;[$BARS.G164])" office:value-type="float" office:value="161" calcext:value-type="float">
            <text:p>161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OR(SMALL([.$W$4:.$W$79];[.A184]));&quot;&quot;;SMALL([.$W$4:.$W$79];[.A184]))">
            <text:p/>
          </table:table-cell>
          <table:table-cell table:formula="of:=IF([.B184]=&quot;&quot;;&quot;&quot;;IF(OR([.D183]=&quot;pb&quot;;[.D183]=&quot;b&quot;;[.D183]=&quot;&quot;);[.B184]-[.B183];[.B184]-[.B183]-1))">
            <text:p/>
          </table:table-cell>
          <table:table-cell table:formula="of:=IF([.B184]=&quot;&quot;;&quot;&quot;;IF(ISNUMBER(MATCH([.B184];[.$W$4:.$W$11];0));&quot;&quot;;INDEX([.$X$23:.$X$79];MATCH([.B184];[.$W$23:.$W$79];0))))">
            <text:p/>
          </table:table-cell>
          <table:table-cell table:formula="of:=IF([.B184]=&quot;&quot;;&quot;&quot;;IF([.B183]&lt;[.$W$4];INDEX([.$X$4:.$X$11];MATCH([.B183];[.$W$4:.$W$11];-1));INDEX([.$X$4:.$X$11];MATCH([.B183];[.$W$4:.$W$11];1))))">
            <text:p/>
          </table:table-cell>
          <table:table-cell table:formula="of:=IF([.D184]=&quot;b&quot;;&quot;\break&quot;;IF([.D184]=&quot;pb&quot;;&quot;\pageBreak&quot;;&quot;&quot;))">
            <text:p/>
          </table:table-cell>
          <table:table-cell table:formula="of:=IF(ISERROR(MATCH([.B184];[.$W$24:.$W$79];0));&quot;&quot;;IF(INDEX([.$Y$24:.$Y$79];MATCH([.B184];[.$W$24:.$W$79];0))=&quot;&quot;;&quot;&quot;;&quot;\grace {&quot;&amp;INDEX([.$Y$24:.$Y$79];MATCH([.B184];[.$W$24:.$W$79];0))&amp;&quot;}&quot;))">
            <text:p/>
          </table:table-cell>
          <table:table-cell/>
          <table:table-cell table:formula="of:=IF([.B184]=&quot;&quot;;&quot;&quot;;IF([.$M$18]=&quot;Y&quot;;IF([.C184]=0;&quot; &quot;&amp;[.F184];IF(OR([.D184]=&quot;b&quot;;[.D184]=&quot;pb&quot;);[.E184]&amp;&quot;*&quot;&amp;[.C184]&amp;&quot; &quot;&amp;[.F184]&amp;&quot; &quot;&amp;[.G184];[.E184]&amp;&quot;*&quot;&amp;[.C184]&amp;&quot; &quot;&amp;SUBSTITUTE(SUBSTITUTE([.D184];&quot;-pb-&quot;;&quot; \bar &quot;&quot;&quot;&quot; \pageBreak &quot;);&quot;-b-&quot;;&quot; \bar &quot;&quot;&quot;&quot; \break &quot;)));&quot;&quot;))">
            <text:p/>
          </table:table-cell>
          <table:table-cell table:formula="of:=IF([.AA60]=&quot;&quot;;&quot;&quot;;&quot;\overrideProperty Score.NonMusicalPaperColumn.line-break-system-details #'((Y-offset . &quot;&amp;[.AA60]&amp;&quot;))&quot;)">
            <text:p/>
          </table:table-cell>
          <table:table-cell table:number-columns-repeated="108"/>
          <table:table-cell office:value-type="float" office:value="162" calcext:value-type="float">
            <text:p>162</text:p>
          </table:table-cell>
          <table:table-cell table:formula="of:=IF([$BARS.D165]=&quot;&quot;;&quot;&quot;;[$BARS.D165])" office:value-type="float" office:value="162" calcext:value-type="float">
            <text:p>162</text:p>
          </table:table-cell>
          <table:table-cell table:formula="of:=IF([$BARS.E165]=&quot;&quot;;&quot;&quot;;[$BARS.E165])">
            <text:p/>
          </table:table-cell>
          <table:table-cell table:formula="of:=IF([$BARS.F165]=&quot;&quot;;&quot;&quot;;[$BARS.F165])" office:value-type="float" office:value="162" calcext:value-type="float">
            <text:p>162</text:p>
          </table:table-cell>
          <table:table-cell table:formula="of:=IF([$BARS.G165]=&quot;&quot;;&quot;&quot;;[$BARS.G165])" office:value-type="float" office:value="162" calcext:value-type="float">
            <text:p>162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OR(SMALL([.$W$4:.$W$79];[.A185]));&quot;&quot;;SMALL([.$W$4:.$W$79];[.A185]))">
            <text:p/>
          </table:table-cell>
          <table:table-cell table:formula="of:=IF([.B185]=&quot;&quot;;&quot;&quot;;IF(OR([.D184]=&quot;pb&quot;;[.D184]=&quot;b&quot;;[.D184]=&quot;&quot;);[.B185]-[.B184];[.B185]-[.B184]-1))">
            <text:p/>
          </table:table-cell>
          <table:table-cell table:formula="of:=IF([.B185]=&quot;&quot;;&quot;&quot;;IF(ISNUMBER(MATCH([.B185];[.$W$4:.$W$11];0));&quot;&quot;;INDEX([.$X$23:.$X$79];MATCH([.B185];[.$W$23:.$W$79];0))))">
            <text:p/>
          </table:table-cell>
          <table:table-cell table:formula="of:=IF([.B185]=&quot;&quot;;&quot;&quot;;IF([.B184]&lt;[.$W$4];INDEX([.$X$4:.$X$11];MATCH([.B184];[.$W$4:.$W$11];-1));INDEX([.$X$4:.$X$11];MATCH([.B184];[.$W$4:.$W$11];1))))">
            <text:p/>
          </table:table-cell>
          <table:table-cell table:formula="of:=IF([.D185]=&quot;b&quot;;&quot;\break&quot;;IF([.D185]=&quot;pb&quot;;&quot;\pageBreak&quot;;&quot;&quot;))">
            <text:p/>
          </table:table-cell>
          <table:table-cell table:formula="of:=IF(ISERROR(MATCH([.B185];[.$W$24:.$W$79];0));&quot;&quot;;IF(INDEX([.$Y$24:.$Y$79];MATCH([.B185];[.$W$24:.$W$79];0))=&quot;&quot;;&quot;&quot;;&quot;\grace {&quot;&amp;INDEX([.$Y$24:.$Y$79];MATCH([.B185];[.$W$24:.$W$79];0))&amp;&quot;}&quot;))">
            <text:p/>
          </table:table-cell>
          <table:table-cell/>
          <table:table-cell table:formula="of:=IF([.B185]=&quot;&quot;;&quot;&quot;;IF([.$M$18]=&quot;Y&quot;;IF([.C185]=0;&quot; &quot;&amp;[.F185];IF(OR([.D185]=&quot;b&quot;;[.D185]=&quot;pb&quot;);[.E185]&amp;&quot;*&quot;&amp;[.C185]&amp;&quot; &quot;&amp;[.F185]&amp;&quot; &quot;&amp;[.G185];[.E185]&amp;&quot;*&quot;&amp;[.C185]&amp;&quot; &quot;&amp;SUBSTITUTE(SUBSTITUTE([.D185];&quot;-pb-&quot;;&quot; \bar &quot;&quot;&quot;&quot; \pageBreak &quot;);&quot;-b-&quot;;&quot; \bar &quot;&quot;&quot;&quot; \break &quot;)));&quot;&quot;))">
            <text:p/>
          </table:table-cell>
          <table:table-cell table:formula="of:=IF([.AA61]=&quot;&quot;;&quot;&quot;;&quot;\overrideProperty Score.NonMusicalPaperColumn.line-break-system-details #'((Y-offset . &quot;&amp;[.AA61]&amp;&quot;))&quot;)">
            <text:p/>
          </table:table-cell>
          <table:table-cell table:number-columns-repeated="108"/>
          <table:table-cell office:value-type="float" office:value="163" calcext:value-type="float">
            <text:p>163</text:p>
          </table:table-cell>
          <table:table-cell table:formula="of:=IF([$BARS.D166]=&quot;&quot;;&quot;&quot;;[$BARS.D166])" office:value-type="float" office:value="163" calcext:value-type="float">
            <text:p>163</text:p>
          </table:table-cell>
          <table:table-cell table:formula="of:=IF([$BARS.E166]=&quot;&quot;;&quot;&quot;;[$BARS.E166])">
            <text:p/>
          </table:table-cell>
          <table:table-cell table:formula="of:=IF([$BARS.F166]=&quot;&quot;;&quot;&quot;;[$BARS.F166])" office:value-type="float" office:value="163" calcext:value-type="float">
            <text:p>163</text:p>
          </table:table-cell>
          <table:table-cell table:formula="of:=IF([$BARS.G166]=&quot;&quot;;&quot;&quot;;[$BARS.G166])" office:value-type="float" office:value="163" calcext:value-type="float">
            <text:p>163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OR(SMALL([.$W$4:.$W$79];[.A186]));&quot;&quot;;SMALL([.$W$4:.$W$79];[.A186]))">
            <text:p/>
          </table:table-cell>
          <table:table-cell table:formula="of:=IF([.B186]=&quot;&quot;;&quot;&quot;;IF(OR([.D185]=&quot;pb&quot;;[.D185]=&quot;b&quot;;[.D185]=&quot;&quot;);[.B186]-[.B185];[.B186]-[.B185]-1))">
            <text:p/>
          </table:table-cell>
          <table:table-cell table:formula="of:=IF([.B186]=&quot;&quot;;&quot;&quot;;IF(ISNUMBER(MATCH([.B186];[.$W$4:.$W$11];0));&quot;&quot;;INDEX([.$X$23:.$X$79];MATCH([.B186];[.$W$23:.$W$79];0))))">
            <text:p/>
          </table:table-cell>
          <table:table-cell table:formula="of:=IF([.B186]=&quot;&quot;;&quot;&quot;;IF([.B185]&lt;[.$W$4];INDEX([.$X$4:.$X$11];MATCH([.B185];[.$W$4:.$W$11];-1));INDEX([.$X$4:.$X$11];MATCH([.B185];[.$W$4:.$W$11];1))))">
            <text:p/>
          </table:table-cell>
          <table:table-cell table:formula="of:=IF([.D186]=&quot;b&quot;;&quot;\break&quot;;IF([.D186]=&quot;pb&quot;;&quot;\pageBreak&quot;;&quot;&quot;))">
            <text:p/>
          </table:table-cell>
          <table:table-cell table:formula="of:=IF(ISERROR(MATCH([.B186];[.$W$24:.$W$79];0));&quot;&quot;;IF(INDEX([.$Y$24:.$Y$79];MATCH([.B186];[.$W$24:.$W$79];0))=&quot;&quot;;&quot;&quot;;&quot;\grace {&quot;&amp;INDEX([.$Y$24:.$Y$79];MATCH([.B186];[.$W$24:.$W$79];0))&amp;&quot;}&quot;))">
            <text:p/>
          </table:table-cell>
          <table:table-cell/>
          <table:table-cell table:formula="of:=IF([.B186]=&quot;&quot;;&quot;&quot;;IF([.$M$18]=&quot;Y&quot;;IF([.C186]=0;&quot; &quot;&amp;[.F186];IF(OR([.D186]=&quot;b&quot;;[.D186]=&quot;pb&quot;);[.E186]&amp;&quot;*&quot;&amp;[.C186]&amp;&quot; &quot;&amp;[.F186]&amp;&quot; &quot;&amp;[.G186];[.E186]&amp;&quot;*&quot;&amp;[.C186]&amp;&quot; &quot;&amp;SUBSTITUTE(SUBSTITUTE([.D186];&quot;-pb-&quot;;&quot; \bar &quot;&quot;&quot;&quot; \pageBreak &quot;);&quot;-b-&quot;;&quot; \bar &quot;&quot;&quot;&quot; \break &quot;)));&quot;&quot;))">
            <text:p/>
          </table:table-cell>
          <table:table-cell table:formula="of:=IF([.AA62]=&quot;&quot;;&quot;&quot;;&quot;\overrideProperty Score.NonMusicalPaperColumn.line-break-system-details #'((Y-offset . &quot;&amp;[.AA62]&amp;&quot;))&quot;)">
            <text:p/>
          </table:table-cell>
          <table:table-cell table:number-columns-repeated="108"/>
          <table:table-cell office:value-type="float" office:value="164" calcext:value-type="float">
            <text:p>164</text:p>
          </table:table-cell>
          <table:table-cell table:formula="of:=IF([$BARS.D167]=&quot;&quot;;&quot;&quot;;[$BARS.D167])" office:value-type="float" office:value="164" calcext:value-type="float">
            <text:p>164</text:p>
          </table:table-cell>
          <table:table-cell table:formula="of:=IF([$BARS.E167]=&quot;&quot;;&quot;&quot;;[$BARS.E167])">
            <text:p/>
          </table:table-cell>
          <table:table-cell table:formula="of:=IF([$BARS.F167]=&quot;&quot;;&quot;&quot;;[$BARS.F167])" office:value-type="float" office:value="164" calcext:value-type="float">
            <text:p>164</text:p>
          </table:table-cell>
          <table:table-cell table:formula="of:=IF([$BARS.G167]=&quot;&quot;;&quot;&quot;;[$BARS.G167])" office:value-type="float" office:value="164" calcext:value-type="float">
            <text:p>164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OR(SMALL([.$W$4:.$W$79];[.A187]));&quot;&quot;;SMALL([.$W$4:.$W$79];[.A187]))">
            <text:p/>
          </table:table-cell>
          <table:table-cell table:formula="of:=IF([.B187]=&quot;&quot;;&quot;&quot;;IF(OR([.D186]=&quot;pb&quot;;[.D186]=&quot;b&quot;;[.D186]=&quot;&quot;);[.B187]-[.B186];[.B187]-[.B186]-1))">
            <text:p/>
          </table:table-cell>
          <table:table-cell table:formula="of:=IF([.B187]=&quot;&quot;;&quot;&quot;;IF(ISNUMBER(MATCH([.B187];[.$W$4:.$W$11];0));&quot;&quot;;INDEX([.$X$23:.$X$79];MATCH([.B187];[.$W$23:.$W$79];0))))">
            <text:p/>
          </table:table-cell>
          <table:table-cell table:formula="of:=IF([.B187]=&quot;&quot;;&quot;&quot;;IF([.B186]&lt;[.$W$4];INDEX([.$X$4:.$X$11];MATCH([.B186];[.$W$4:.$W$11];-1));INDEX([.$X$4:.$X$11];MATCH([.B186];[.$W$4:.$W$11];1))))">
            <text:p/>
          </table:table-cell>
          <table:table-cell table:formula="of:=IF([.D187]=&quot;b&quot;;&quot;\break&quot;;IF([.D187]=&quot;pb&quot;;&quot;\pageBreak&quot;;&quot;&quot;))">
            <text:p/>
          </table:table-cell>
          <table:table-cell table:formula="of:=IF(ISERROR(MATCH([.B187];[.$W$24:.$W$79];0));&quot;&quot;;IF(INDEX([.$Y$24:.$Y$79];MATCH([.B187];[.$W$24:.$W$79];0))=&quot;&quot;;&quot;&quot;;&quot;\grace {&quot;&amp;INDEX([.$Y$24:.$Y$79];MATCH([.B187];[.$W$24:.$W$79];0))&amp;&quot;}&quot;))">
            <text:p/>
          </table:table-cell>
          <table:table-cell/>
          <table:table-cell table:formula="of:=IF([.B187]=&quot;&quot;;&quot;&quot;;IF([.$M$18]=&quot;Y&quot;;IF([.C187]=0;&quot; &quot;&amp;[.F187];IF(OR([.D187]=&quot;b&quot;;[.D187]=&quot;pb&quot;);[.E187]&amp;&quot;*&quot;&amp;[.C187]&amp;&quot; &quot;&amp;[.F187]&amp;&quot; &quot;&amp;[.G187];[.E187]&amp;&quot;*&quot;&amp;[.C187]&amp;&quot; &quot;&amp;SUBSTITUTE(SUBSTITUTE([.D187];&quot;-pb-&quot;;&quot; \bar &quot;&quot;&quot;&quot; \pageBreak &quot;);&quot;-b-&quot;;&quot; \bar &quot;&quot;&quot;&quot; \break &quot;)));&quot;&quot;))">
            <text:p/>
          </table:table-cell>
          <table:table-cell table:formula="of:=IF([.AA63]=&quot;&quot;;&quot;&quot;;&quot;\overrideProperty Score.NonMusicalPaperColumn.line-break-system-details #'((Y-offset . &quot;&amp;[.AA63]&amp;&quot;))&quot;)">
            <text:p/>
          </table:table-cell>
          <table:table-cell table:number-columns-repeated="108"/>
          <table:table-cell office:value-type="float" office:value="165" calcext:value-type="float">
            <text:p>165</text:p>
          </table:table-cell>
          <table:table-cell table:formula="of:=IF([$BARS.D168]=&quot;&quot;;&quot;&quot;;[$BARS.D168])" office:value-type="float" office:value="165" calcext:value-type="float">
            <text:p>165</text:p>
          </table:table-cell>
          <table:table-cell table:formula="of:=IF([$BARS.E168]=&quot;&quot;;&quot;&quot;;[$BARS.E168])">
            <text:p/>
          </table:table-cell>
          <table:table-cell table:formula="of:=IF([$BARS.F168]=&quot;&quot;;&quot;&quot;;[$BARS.F168])" office:value-type="float" office:value="165" calcext:value-type="float">
            <text:p>165</text:p>
          </table:table-cell>
          <table:table-cell table:formula="of:=IF([$BARS.G168]=&quot;&quot;;&quot;&quot;;[$BARS.G168])" office:value-type="float" office:value="165" calcext:value-type="float">
            <text:p>165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OR(SMALL([.$W$4:.$W$79];[.A188]));&quot;&quot;;SMALL([.$W$4:.$W$79];[.A188]))">
            <text:p/>
          </table:table-cell>
          <table:table-cell table:formula="of:=IF([.B188]=&quot;&quot;;&quot;&quot;;IF(OR([.D187]=&quot;pb&quot;;[.D187]=&quot;b&quot;;[.D187]=&quot;&quot;);[.B188]-[.B187];[.B188]-[.B187]-1))">
            <text:p/>
          </table:table-cell>
          <table:table-cell table:formula="of:=IF([.B188]=&quot;&quot;;&quot;&quot;;IF(ISNUMBER(MATCH([.B188];[.$W$4:.$W$11];0));&quot;&quot;;INDEX([.$X$23:.$X$79];MATCH([.B188];[.$W$23:.$W$79];0))))">
            <text:p/>
          </table:table-cell>
          <table:table-cell table:formula="of:=IF([.B188]=&quot;&quot;;&quot;&quot;;IF([.B187]&lt;[.$W$4];INDEX([.$X$4:.$X$11];MATCH([.B187];[.$W$4:.$W$11];-1));INDEX([.$X$4:.$X$11];MATCH([.B187];[.$W$4:.$W$11];1))))">
            <text:p/>
          </table:table-cell>
          <table:table-cell table:formula="of:=IF([.D188]=&quot;b&quot;;&quot;\break&quot;;IF([.D188]=&quot;pb&quot;;&quot;\pageBreak&quot;;&quot;&quot;))">
            <text:p/>
          </table:table-cell>
          <table:table-cell table:formula="of:=IF(ISERROR(MATCH([.B188];[.$W$24:.$W$79];0));&quot;&quot;;IF(INDEX([.$Y$24:.$Y$79];MATCH([.B188];[.$W$24:.$W$79];0))=&quot;&quot;;&quot;&quot;;&quot;\grace {&quot;&amp;INDEX([.$Y$24:.$Y$79];MATCH([.B188];[.$W$24:.$W$79];0))&amp;&quot;}&quot;))">
            <text:p/>
          </table:table-cell>
          <table:table-cell/>
          <table:table-cell table:formula="of:=IF([.B188]=&quot;&quot;;&quot;&quot;;IF([.$M$18]=&quot;Y&quot;;IF([.C188]=0;&quot; &quot;&amp;[.F188];IF(OR([.D188]=&quot;b&quot;;[.D188]=&quot;pb&quot;);[.E188]&amp;&quot;*&quot;&amp;[.C188]&amp;&quot; &quot;&amp;[.F188]&amp;&quot; &quot;&amp;[.G188];[.E188]&amp;&quot;*&quot;&amp;[.C188]&amp;&quot; &quot;&amp;SUBSTITUTE(SUBSTITUTE([.D188];&quot;-pb-&quot;;&quot; \bar &quot;&quot;&quot;&quot; \pageBreak &quot;);&quot;-b-&quot;;&quot; \bar &quot;&quot;&quot;&quot; \break &quot;)));&quot;&quot;))">
            <text:p/>
          </table:table-cell>
          <table:table-cell table:formula="of:=IF([.AA64]=&quot;&quot;;&quot;&quot;;&quot;\overrideProperty Score.NonMusicalPaperColumn.line-break-system-details #'((Y-offset . &quot;&amp;[.AA64]&amp;&quot;))&quot;)">
            <text:p/>
          </table:table-cell>
          <table:table-cell table:number-columns-repeated="108"/>
          <table:table-cell office:value-type="float" office:value="166" calcext:value-type="float">
            <text:p>166</text:p>
          </table:table-cell>
          <table:table-cell table:formula="of:=IF([$BARS.D169]=&quot;&quot;;&quot;&quot;;[$BARS.D169])" office:value-type="float" office:value="166" calcext:value-type="float">
            <text:p>166</text:p>
          </table:table-cell>
          <table:table-cell table:formula="of:=IF([$BARS.E169]=&quot;&quot;;&quot;&quot;;[$BARS.E169])">
            <text:p/>
          </table:table-cell>
          <table:table-cell table:formula="of:=IF([$BARS.F169]=&quot;&quot;;&quot;&quot;;[$BARS.F169])" office:value-type="float" office:value="166" calcext:value-type="float">
            <text:p>166</text:p>
          </table:table-cell>
          <table:table-cell table:formula="of:=IF([$BARS.G169]=&quot;&quot;;&quot;&quot;;[$BARS.G169])" office:value-type="float" office:value="166" calcext:value-type="float">
            <text:p>166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OR(SMALL([.$W$4:.$W$79];[.A189]));&quot;&quot;;SMALL([.$W$4:.$W$79];[.A189]))">
            <text:p/>
          </table:table-cell>
          <table:table-cell table:formula="of:=IF([.B189]=&quot;&quot;;&quot;&quot;;IF(OR([.D188]=&quot;pb&quot;;[.D188]=&quot;b&quot;;[.D188]=&quot;&quot;);[.B189]-[.B188];[.B189]-[.B188]-1))">
            <text:p/>
          </table:table-cell>
          <table:table-cell table:formula="of:=IF([.B189]=&quot;&quot;;&quot;&quot;;IF(ISNUMBER(MATCH([.B189];[.$W$4:.$W$11];0));&quot;&quot;;INDEX([.$X$23:.$X$79];MATCH([.B189];[.$W$23:.$W$79];0))))">
            <text:p/>
          </table:table-cell>
          <table:table-cell table:formula="of:=IF([.B189]=&quot;&quot;;&quot;&quot;;IF([.B188]&lt;[.$W$4];INDEX([.$X$4:.$X$11];MATCH([.B188];[.$W$4:.$W$11];-1));INDEX([.$X$4:.$X$11];MATCH([.B188];[.$W$4:.$W$11];1))))">
            <text:p/>
          </table:table-cell>
          <table:table-cell table:formula="of:=IF([.D189]=&quot;b&quot;;&quot;\break&quot;;IF([.D189]=&quot;pb&quot;;&quot;\pageBreak&quot;;&quot;&quot;))">
            <text:p/>
          </table:table-cell>
          <table:table-cell table:formula="of:=IF(ISERROR(MATCH([.B189];[.$W$24:.$W$79];0));&quot;&quot;;IF(INDEX([.$Y$24:.$Y$79];MATCH([.B189];[.$W$24:.$W$79];0))=&quot;&quot;;&quot;&quot;;&quot;\grace {&quot;&amp;INDEX([.$Y$24:.$Y$79];MATCH([.B189];[.$W$24:.$W$79];0))&amp;&quot;}&quot;))">
            <text:p/>
          </table:table-cell>
          <table:table-cell/>
          <table:table-cell table:formula="of:=IF([.B189]=&quot;&quot;;&quot;&quot;;IF([.$M$18]=&quot;Y&quot;;IF([.C189]=0;&quot; &quot;&amp;[.F189];IF(OR([.D189]=&quot;b&quot;;[.D189]=&quot;pb&quot;);[.E189]&amp;&quot;*&quot;&amp;[.C189]&amp;&quot; &quot;&amp;[.F189]&amp;&quot; &quot;&amp;[.G189];[.E189]&amp;&quot;*&quot;&amp;[.C189]&amp;&quot; &quot;&amp;SUBSTITUTE(SUBSTITUTE([.D189];&quot;-pb-&quot;;&quot; \bar &quot;&quot;&quot;&quot; \pageBreak &quot;);&quot;-b-&quot;;&quot; \bar &quot;&quot;&quot;&quot; \break &quot;)));&quot;&quot;))">
            <text:p/>
          </table:table-cell>
          <table:table-cell table:formula="of:=IF([.AA65]=&quot;&quot;;&quot;&quot;;&quot;\overrideProperty Score.NonMusicalPaperColumn.line-break-system-details #'((Y-offset . &quot;&amp;[.AA65]&amp;&quot;))&quot;)">
            <text:p/>
          </table:table-cell>
          <table:table-cell table:number-columns-repeated="108"/>
          <table:table-cell office:value-type="float" office:value="167" calcext:value-type="float">
            <text:p>167</text:p>
          </table:table-cell>
          <table:table-cell table:formula="of:=IF([$BARS.D170]=&quot;&quot;;&quot;&quot;;[$BARS.D170])" office:value-type="float" office:value="167" calcext:value-type="float">
            <text:p>167</text:p>
          </table:table-cell>
          <table:table-cell table:formula="of:=IF([$BARS.E170]=&quot;&quot;;&quot;&quot;;[$BARS.E170])">
            <text:p/>
          </table:table-cell>
          <table:table-cell table:formula="of:=IF([$BARS.F170]=&quot;&quot;;&quot;&quot;;[$BARS.F170])" office:value-type="float" office:value="167" calcext:value-type="float">
            <text:p>167</text:p>
          </table:table-cell>
          <table:table-cell table:formula="of:=IF([$BARS.G170]=&quot;&quot;;&quot;&quot;;[$BARS.G170])" office:value-type="float" office:value="167" calcext:value-type="float">
            <text:p>167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OR(SMALL([.$W$4:.$W$79];[.A190]));&quot;&quot;;SMALL([.$W$4:.$W$79];[.A190]))">
            <text:p/>
          </table:table-cell>
          <table:table-cell table:formula="of:=IF([.B190]=&quot;&quot;;&quot;&quot;;IF(OR([.D189]=&quot;pb&quot;;[.D189]=&quot;b&quot;;[.D189]=&quot;&quot;);[.B190]-[.B189];[.B190]-[.B189]-1))">
            <text:p/>
          </table:table-cell>
          <table:table-cell table:formula="of:=IF([.B190]=&quot;&quot;;&quot;&quot;;IF(ISNUMBER(MATCH([.B190];[.$W$4:.$W$11];0));&quot;&quot;;INDEX([.$X$23:.$X$79];MATCH([.B190];[.$W$23:.$W$79];0))))">
            <text:p/>
          </table:table-cell>
          <table:table-cell table:formula="of:=IF([.B190]=&quot;&quot;;&quot;&quot;;IF([.B189]&lt;[.$W$4];INDEX([.$X$4:.$X$11];MATCH([.B189];[.$W$4:.$W$11];-1));INDEX([.$X$4:.$X$11];MATCH([.B189];[.$W$4:.$W$11];1))))">
            <text:p/>
          </table:table-cell>
          <table:table-cell table:formula="of:=IF([.D190]=&quot;b&quot;;&quot;\break&quot;;IF([.D190]=&quot;pb&quot;;&quot;\pageBreak&quot;;&quot;&quot;))">
            <text:p/>
          </table:table-cell>
          <table:table-cell table:formula="of:=IF(ISERROR(MATCH([.B190];[.$W$24:.$W$79];0));&quot;&quot;;IF(INDEX([.$Y$24:.$Y$79];MATCH([.B190];[.$W$24:.$W$79];0))=&quot;&quot;;&quot;&quot;;&quot;\grace {&quot;&amp;INDEX([.$Y$24:.$Y$79];MATCH([.B190];[.$W$24:.$W$79];0))&amp;&quot;}&quot;))">
            <text:p/>
          </table:table-cell>
          <table:table-cell/>
          <table:table-cell table:formula="of:=IF([.B190]=&quot;&quot;;&quot;&quot;;IF([.$M$18]=&quot;Y&quot;;IF([.C190]=0;&quot; &quot;&amp;[.F190];IF(OR([.D190]=&quot;b&quot;;[.D190]=&quot;pb&quot;);[.E190]&amp;&quot;*&quot;&amp;[.C190]&amp;&quot; &quot;&amp;[.F190]&amp;&quot; &quot;&amp;[.G190];[.E190]&amp;&quot;*&quot;&amp;[.C190]&amp;&quot; &quot;&amp;SUBSTITUTE(SUBSTITUTE([.D190];&quot;-pb-&quot;;&quot; \bar &quot;&quot;&quot;&quot; \pageBreak &quot;);&quot;-b-&quot;;&quot; \bar &quot;&quot;&quot;&quot; \break &quot;)));&quot;&quot;))">
            <text:p/>
          </table:table-cell>
          <table:table-cell table:formula="of:=IF([.AA66]=&quot;&quot;;&quot;&quot;;&quot;\overrideProperty Score.NonMusicalPaperColumn.line-break-system-details #'((Y-offset . &quot;&amp;[.AA66]&amp;&quot;))&quot;)">
            <text:p/>
          </table:table-cell>
          <table:table-cell table:number-columns-repeated="108"/>
          <table:table-cell office:value-type="float" office:value="168" calcext:value-type="float">
            <text:p>168</text:p>
          </table:table-cell>
          <table:table-cell table:formula="of:=IF([$BARS.D171]=&quot;&quot;;&quot;&quot;;[$BARS.D171])" office:value-type="float" office:value="168" calcext:value-type="float">
            <text:p>168</text:p>
          </table:table-cell>
          <table:table-cell table:formula="of:=IF([$BARS.E171]=&quot;&quot;;&quot;&quot;;[$BARS.E171])">
            <text:p/>
          </table:table-cell>
          <table:table-cell table:formula="of:=IF([$BARS.F171]=&quot;&quot;;&quot;&quot;;[$BARS.F171])" office:value-type="float" office:value="168" calcext:value-type="float">
            <text:p>168</text:p>
          </table:table-cell>
          <table:table-cell table:formula="of:=IF([$BARS.G171]=&quot;&quot;;&quot;&quot;;[$BARS.G171])" office:value-type="float" office:value="168" calcext:value-type="float">
            <text:p>168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OR(SMALL([.$W$4:.$W$79];[.A191]));&quot;&quot;;SMALL([.$W$4:.$W$79];[.A191]))">
            <text:p/>
          </table:table-cell>
          <table:table-cell table:formula="of:=IF([.B191]=&quot;&quot;;&quot;&quot;;IF(OR([.D190]=&quot;pb&quot;;[.D190]=&quot;b&quot;;[.D190]=&quot;&quot;);[.B191]-[.B190];[.B191]-[.B190]-1))">
            <text:p/>
          </table:table-cell>
          <table:table-cell table:formula="of:=IF([.B191]=&quot;&quot;;&quot;&quot;;IF(ISNUMBER(MATCH([.B191];[.$W$4:.$W$11];0));&quot;&quot;;INDEX([.$X$23:.$X$79];MATCH([.B191];[.$W$23:.$W$79];0))))">
            <text:p/>
          </table:table-cell>
          <table:table-cell table:formula="of:=IF([.B191]=&quot;&quot;;&quot;&quot;;IF([.B190]&lt;[.$W$4];INDEX([.$X$4:.$X$11];MATCH([.B190];[.$W$4:.$W$11];-1));INDEX([.$X$4:.$X$11];MATCH([.B190];[.$W$4:.$W$11];1))))">
            <text:p/>
          </table:table-cell>
          <table:table-cell table:formula="of:=IF([.D191]=&quot;b&quot;;&quot;\break&quot;;IF([.D191]=&quot;pb&quot;;&quot;\pageBreak&quot;;&quot;&quot;))">
            <text:p/>
          </table:table-cell>
          <table:table-cell table:formula="of:=IF(ISERROR(MATCH([.B191];[.$W$24:.$W$79];0));&quot;&quot;;IF(INDEX([.$Y$24:.$Y$79];MATCH([.B191];[.$W$24:.$W$79];0))=&quot;&quot;;&quot;&quot;;&quot;\grace {&quot;&amp;INDEX([.$Y$24:.$Y$79];MATCH([.B191];[.$W$24:.$W$79];0))&amp;&quot;}&quot;))">
            <text:p/>
          </table:table-cell>
          <table:table-cell/>
          <table:table-cell table:formula="of:=IF([.B191]=&quot;&quot;;&quot;&quot;;IF([.$M$18]=&quot;Y&quot;;IF([.C191]=0;&quot; &quot;&amp;[.F191];IF(OR([.D191]=&quot;b&quot;;[.D191]=&quot;pb&quot;);[.E191]&amp;&quot;*&quot;&amp;[.C191]&amp;&quot; &quot;&amp;[.F191]&amp;&quot; &quot;&amp;[.G191];[.E191]&amp;&quot;*&quot;&amp;[.C191]&amp;&quot; &quot;&amp;SUBSTITUTE(SUBSTITUTE([.D191];&quot;-pb-&quot;;&quot; \bar &quot;&quot;&quot;&quot; \pageBreak &quot;);&quot;-b-&quot;;&quot; \bar &quot;&quot;&quot;&quot; \break &quot;)));&quot;&quot;))">
            <text:p/>
          </table:table-cell>
          <table:table-cell table:formula="of:=IF([.AA67]=&quot;&quot;;&quot;&quot;;&quot;\overrideProperty Score.NonMusicalPaperColumn.line-break-system-details #'((Y-offset . &quot;&amp;[.AA67]&amp;&quot;))&quot;)">
            <text:p/>
          </table:table-cell>
          <table:table-cell table:number-columns-repeated="108"/>
          <table:table-cell office:value-type="float" office:value="169" calcext:value-type="float">
            <text:p>169</text:p>
          </table:table-cell>
          <table:table-cell table:formula="of:=IF([$BARS.D172]=&quot;&quot;;&quot;&quot;;[$BARS.D172])" office:value-type="float" office:value="169" calcext:value-type="float">
            <text:p>169</text:p>
          </table:table-cell>
          <table:table-cell table:formula="of:=IF([$BARS.E172]=&quot;&quot;;&quot;&quot;;[$BARS.E172])">
            <text:p/>
          </table:table-cell>
          <table:table-cell table:formula="of:=IF([$BARS.F172]=&quot;&quot;;&quot;&quot;;[$BARS.F172])" office:value-type="float" office:value="169" calcext:value-type="float">
            <text:p>169</text:p>
          </table:table-cell>
          <table:table-cell table:formula="of:=IF([$BARS.G172]=&quot;&quot;;&quot;&quot;;[$BARS.G172])" office:value-type="float" office:value="169" calcext:value-type="float">
            <text:p>169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OR(SMALL([.$W$4:.$W$79];[.A192]));&quot;&quot;;SMALL([.$W$4:.$W$79];[.A192]))">
            <text:p/>
          </table:table-cell>
          <table:table-cell table:formula="of:=IF([.B192]=&quot;&quot;;&quot;&quot;;IF(OR([.D191]=&quot;pb&quot;;[.D191]=&quot;b&quot;;[.D191]=&quot;&quot;);[.B192]-[.B191];[.B192]-[.B191]-1))">
            <text:p/>
          </table:table-cell>
          <table:table-cell table:formula="of:=IF([.B192]=&quot;&quot;;&quot;&quot;;IF(ISNUMBER(MATCH([.B192];[.$W$4:.$W$11];0));&quot;&quot;;INDEX([.$X$23:.$X$79];MATCH([.B192];[.$W$23:.$W$79];0))))">
            <text:p/>
          </table:table-cell>
          <table:table-cell table:formula="of:=IF([.B192]=&quot;&quot;;&quot;&quot;;IF([.B191]&lt;[.$W$4];INDEX([.$X$4:.$X$11];MATCH([.B191];[.$W$4:.$W$11];-1));INDEX([.$X$4:.$X$11];MATCH([.B191];[.$W$4:.$W$11];1))))">
            <text:p/>
          </table:table-cell>
          <table:table-cell table:formula="of:=IF([.D192]=&quot;b&quot;;&quot;\break&quot;;IF([.D192]=&quot;pb&quot;;&quot;\pageBreak&quot;;&quot;&quot;))">
            <text:p/>
          </table:table-cell>
          <table:table-cell table:formula="of:=IF(ISERROR(MATCH([.B192];[.$W$24:.$W$79];0));&quot;&quot;;IF(INDEX([.$Y$24:.$Y$79];MATCH([.B192];[.$W$24:.$W$79];0))=&quot;&quot;;&quot;&quot;;&quot;\grace {&quot;&amp;INDEX([.$Y$24:.$Y$79];MATCH([.B192];[.$W$24:.$W$79];0))&amp;&quot;}&quot;))">
            <text:p/>
          </table:table-cell>
          <table:table-cell/>
          <table:table-cell table:formula="of:=IF([.B192]=&quot;&quot;;&quot;&quot;;IF([.$M$18]=&quot;Y&quot;;IF([.C192]=0;&quot; &quot;&amp;[.F192];IF(OR([.D192]=&quot;b&quot;;[.D192]=&quot;pb&quot;);[.E192]&amp;&quot;*&quot;&amp;[.C192]&amp;&quot; &quot;&amp;[.F192]&amp;&quot; &quot;&amp;[.G192];[.E192]&amp;&quot;*&quot;&amp;[.C192]&amp;&quot; &quot;&amp;SUBSTITUTE(SUBSTITUTE([.D192];&quot;-pb-&quot;;&quot; \bar &quot;&quot;&quot;&quot; \pageBreak &quot;);&quot;-b-&quot;;&quot; \bar &quot;&quot;&quot;&quot; \break &quot;)));&quot;&quot;))">
            <text:p/>
          </table:table-cell>
          <table:table-cell table:formula="of:=IF([.AA68]=&quot;&quot;;&quot;&quot;;&quot;\overrideProperty Score.NonMusicalPaperColumn.line-break-system-details #'((Y-offset . &quot;&amp;[.AA68]&amp;&quot;))&quot;)">
            <text:p/>
          </table:table-cell>
          <table:table-cell table:number-columns-repeated="108"/>
          <table:table-cell office:value-type="float" office:value="170" calcext:value-type="float">
            <text:p>170</text:p>
          </table:table-cell>
          <table:table-cell table:formula="of:=IF([$BARS.D173]=&quot;&quot;;&quot;&quot;;[$BARS.D173])" office:value-type="float" office:value="170" calcext:value-type="float">
            <text:p>170</text:p>
          </table:table-cell>
          <table:table-cell table:formula="of:=IF([$BARS.E173]=&quot;&quot;;&quot;&quot;;[$BARS.E173])">
            <text:p/>
          </table:table-cell>
          <table:table-cell table:formula="of:=IF([$BARS.F173]=&quot;&quot;;&quot;&quot;;[$BARS.F173])" office:value-type="float" office:value="170" calcext:value-type="float">
            <text:p>170</text:p>
          </table:table-cell>
          <table:table-cell table:formula="of:=IF([$BARS.G173]=&quot;&quot;;&quot;&quot;;[$BARS.G173])" office:value-type="float" office:value="170" calcext:value-type="float">
            <text:p>170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OR(SMALL([.$W$4:.$W$79];[.A193]));&quot;&quot;;SMALL([.$W$4:.$W$79];[.A193]))">
            <text:p/>
          </table:table-cell>
          <table:table-cell table:formula="of:=IF([.B193]=&quot;&quot;;&quot;&quot;;IF(OR([.D192]=&quot;pb&quot;;[.D192]=&quot;b&quot;;[.D192]=&quot;&quot;);[.B193]-[.B192];[.B193]-[.B192]-1))">
            <text:p/>
          </table:table-cell>
          <table:table-cell table:formula="of:=IF([.B193]=&quot;&quot;;&quot;&quot;;IF(ISNUMBER(MATCH([.B193];[.$W$4:.$W$11];0));&quot;&quot;;INDEX([.$X$23:.$X$79];MATCH([.B193];[.$W$23:.$W$79];0))))">
            <text:p/>
          </table:table-cell>
          <table:table-cell table:formula="of:=IF([.B193]=&quot;&quot;;&quot;&quot;;IF([.B192]&lt;[.$W$4];INDEX([.$X$4:.$X$11];MATCH([.B192];[.$W$4:.$W$11];-1));INDEX([.$X$4:.$X$11];MATCH([.B192];[.$W$4:.$W$11];1))))">
            <text:p/>
          </table:table-cell>
          <table:table-cell table:formula="of:=IF([.D193]=&quot;b&quot;;&quot;\break&quot;;IF([.D193]=&quot;pb&quot;;&quot;\pageBreak&quot;;&quot;&quot;))">
            <text:p/>
          </table:table-cell>
          <table:table-cell table:formula="of:=IF(ISERROR(MATCH([.B193];[.$W$24:.$W$79];0));&quot;&quot;;IF(INDEX([.$Y$24:.$Y$79];MATCH([.B193];[.$W$24:.$W$79];0))=&quot;&quot;;&quot;&quot;;&quot;\grace {&quot;&amp;INDEX([.$Y$24:.$Y$79];MATCH([.B193];[.$W$24:.$W$79];0))&amp;&quot;}&quot;))">
            <text:p/>
          </table:table-cell>
          <table:table-cell/>
          <table:table-cell table:formula="of:=IF([.B193]=&quot;&quot;;&quot;&quot;;IF([.$M$18]=&quot;Y&quot;;IF([.C193]=0;&quot; &quot;&amp;[.F193];IF(OR([.D193]=&quot;b&quot;;[.D193]=&quot;pb&quot;);[.E193]&amp;&quot;*&quot;&amp;[.C193]&amp;&quot; &quot;&amp;[.F193]&amp;&quot; &quot;&amp;[.G193];[.E193]&amp;&quot;*&quot;&amp;[.C193]&amp;&quot; &quot;&amp;SUBSTITUTE(SUBSTITUTE([.D193];&quot;-pb-&quot;;&quot; \bar &quot;&quot;&quot;&quot; \pageBreak &quot;);&quot;-b-&quot;;&quot; \bar &quot;&quot;&quot;&quot; \break &quot;)));&quot;&quot;))">
            <text:p/>
          </table:table-cell>
          <table:table-cell table:formula="of:=IF([.AA69]=&quot;&quot;;&quot;&quot;;&quot;\overrideProperty Score.NonMusicalPaperColumn.line-break-system-details #'((Y-offset . &quot;&amp;[.AA69]&amp;&quot;))&quot;)">
            <text:p/>
          </table:table-cell>
          <table:table-cell table:number-columns-repeated="108"/>
          <table:table-cell office:value-type="float" office:value="171" calcext:value-type="float">
            <text:p>171</text:p>
          </table:table-cell>
          <table:table-cell table:formula="of:=IF([$BARS.D174]=&quot;&quot;;&quot;&quot;;[$BARS.D174])" office:value-type="float" office:value="171" calcext:value-type="float">
            <text:p>171</text:p>
          </table:table-cell>
          <table:table-cell table:formula="of:=IF([$BARS.E174]=&quot;&quot;;&quot;&quot;;[$BARS.E174])">
            <text:p/>
          </table:table-cell>
          <table:table-cell table:formula="of:=IF([$BARS.F174]=&quot;&quot;;&quot;&quot;;[$BARS.F174])" office:value-type="float" office:value="171" calcext:value-type="float">
            <text:p>171</text:p>
          </table:table-cell>
          <table:table-cell table:formula="of:=IF([$BARS.G174]=&quot;&quot;;&quot;&quot;;[$BARS.G174])" office:value-type="float" office:value="171" calcext:value-type="float">
            <text:p>171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OR(SMALL([.$W$4:.$W$79];[.A194]));&quot;&quot;;SMALL([.$W$4:.$W$79];[.A194]))">
            <text:p/>
          </table:table-cell>
          <table:table-cell table:formula="of:=IF([.B194]=&quot;&quot;;&quot;&quot;;IF(OR([.D193]=&quot;pb&quot;;[.D193]=&quot;b&quot;;[.D193]=&quot;&quot;);[.B194]-[.B193];[.B194]-[.B193]-1))">
            <text:p/>
          </table:table-cell>
          <table:table-cell table:formula="of:=IF([.B194]=&quot;&quot;;&quot;&quot;;IF(ISNUMBER(MATCH([.B194];[.$W$4:.$W$11];0));&quot;&quot;;INDEX([.$X$23:.$X$79];MATCH([.B194];[.$W$23:.$W$79];0))))">
            <text:p/>
          </table:table-cell>
          <table:table-cell table:formula="of:=IF([.B194]=&quot;&quot;;&quot;&quot;;IF([.B193]&lt;[.$W$4];INDEX([.$X$4:.$X$11];MATCH([.B193];[.$W$4:.$W$11];-1));INDEX([.$X$4:.$X$11];MATCH([.B193];[.$W$4:.$W$11];1))))">
            <text:p/>
          </table:table-cell>
          <table:table-cell table:formula="of:=IF([.D194]=&quot;b&quot;;&quot;\break&quot;;IF([.D194]=&quot;pb&quot;;&quot;\pageBreak&quot;;&quot;&quot;))">
            <text:p/>
          </table:table-cell>
          <table:table-cell table:formula="of:=IF(ISERROR(MATCH([.B194];[.$W$24:.$W$79];0));&quot;&quot;;IF(INDEX([.$Y$24:.$Y$79];MATCH([.B194];[.$W$24:.$W$79];0))=&quot;&quot;;&quot;&quot;;&quot;\grace {&quot;&amp;INDEX([.$Y$24:.$Y$79];MATCH([.B194];[.$W$24:.$W$79];0))&amp;&quot;}&quot;))">
            <text:p/>
          </table:table-cell>
          <table:table-cell/>
          <table:table-cell table:formula="of:=IF([.B194]=&quot;&quot;;&quot;&quot;;IF([.$M$18]=&quot;Y&quot;;IF([.C194]=0;&quot; &quot;&amp;[.F194];IF(OR([.D194]=&quot;b&quot;;[.D194]=&quot;pb&quot;);[.E194]&amp;&quot;*&quot;&amp;[.C194]&amp;&quot; &quot;&amp;[.F194]&amp;&quot; &quot;&amp;[.G194];[.E194]&amp;&quot;*&quot;&amp;[.C194]&amp;&quot; &quot;&amp;SUBSTITUTE(SUBSTITUTE([.D194];&quot;-pb-&quot;;&quot; \bar &quot;&quot;&quot;&quot; \pageBreak &quot;);&quot;-b-&quot;;&quot; \bar &quot;&quot;&quot;&quot; \break &quot;)));&quot;&quot;))">
            <text:p/>
          </table:table-cell>
          <table:table-cell table:formula="of:=IF([.AA70]=&quot;&quot;;&quot;&quot;;&quot;\overrideProperty Score.NonMusicalPaperColumn.line-break-system-details #'((Y-offset . &quot;&amp;[.AA70]&amp;&quot;))&quot;)">
            <text:p/>
          </table:table-cell>
          <table:table-cell table:number-columns-repeated="108"/>
          <table:table-cell office:value-type="float" office:value="172" calcext:value-type="float">
            <text:p>172</text:p>
          </table:table-cell>
          <table:table-cell table:formula="of:=IF([$BARS.D175]=&quot;&quot;;&quot;&quot;;[$BARS.D175])" office:value-type="float" office:value="172" calcext:value-type="float">
            <text:p>172</text:p>
          </table:table-cell>
          <table:table-cell table:formula="of:=IF([$BARS.E175]=&quot;&quot;;&quot;&quot;;[$BARS.E175])">
            <text:p/>
          </table:table-cell>
          <table:table-cell table:formula="of:=IF([$BARS.F175]=&quot;&quot;;&quot;&quot;;[$BARS.F175])" office:value-type="float" office:value="172" calcext:value-type="float">
            <text:p>172</text:p>
          </table:table-cell>
          <table:table-cell table:formula="of:=IF([$BARS.G175]=&quot;&quot;;&quot;&quot;;[$BARS.G175])" office:value-type="float" office:value="172" calcext:value-type="float">
            <text:p>172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W$4:.$W$79];[.A195]));&quot;&quot;;SMALL([.$W$4:.$W$79];[.A195]))">
            <text:p/>
          </table:table-cell>
          <table:table-cell table:formula="of:=IF([.B195]=&quot;&quot;;&quot;&quot;;IF(OR([.D194]=&quot;pb&quot;;[.D194]=&quot;b&quot;;[.D194]=&quot;&quot;);[.B195]-[.B194];[.B195]-[.B194]-1))">
            <text:p/>
          </table:table-cell>
          <table:table-cell table:formula="of:=IF([.B195]=&quot;&quot;;&quot;&quot;;IF(ISNUMBER(MATCH([.B195];[.$W$4:.$W$11];0));&quot;&quot;;INDEX([.$X$23:.$X$79];MATCH([.B195];[.$W$23:.$W$79];0))))">
            <text:p/>
          </table:table-cell>
          <table:table-cell table:formula="of:=IF([.B195]=&quot;&quot;;&quot;&quot;;IF([.B194]&lt;[.$W$4];INDEX([.$X$4:.$X$11];MATCH([.B194];[.$W$4:.$W$11];-1));INDEX([.$X$4:.$X$11];MATCH([.B194];[.$W$4:.$W$11];1))))">
            <text:p/>
          </table:table-cell>
          <table:table-cell table:formula="of:=IF([.D195]=&quot;b&quot;;&quot;\break&quot;;IF([.D195]=&quot;pb&quot;;&quot;\pageBreak&quot;;&quot;&quot;))">
            <text:p/>
          </table:table-cell>
          <table:table-cell table:formula="of:=IF(ISERROR(MATCH([.B195];[.$W$24:.$W$79];0));&quot;&quot;;IF(INDEX([.$Y$24:.$Y$79];MATCH([.B195];[.$W$24:.$W$79];0))=&quot;&quot;;&quot;&quot;;&quot;\grace {&quot;&amp;INDEX([.$Y$24:.$Y$79];MATCH([.B195];[.$W$24:.$W$79];0))&amp;&quot;}&quot;))">
            <text:p/>
          </table:table-cell>
          <table:table-cell/>
          <table:table-cell table:formula="of:=IF([.B195]=&quot;&quot;;&quot;&quot;;IF([.$M$18]=&quot;Y&quot;;IF([.C195]=0;&quot; &quot;&amp;[.F195];IF(OR([.D195]=&quot;b&quot;;[.D195]=&quot;pb&quot;);[.E195]&amp;&quot;*&quot;&amp;[.C195]&amp;&quot; &quot;&amp;[.F195]&amp;&quot; &quot;&amp;[.G195];[.E195]&amp;&quot;*&quot;&amp;[.C195]&amp;&quot; &quot;&amp;SUBSTITUTE(SUBSTITUTE([.D195];&quot;-pb-&quot;;&quot; \bar &quot;&quot;&quot;&quot; \pageBreak &quot;);&quot;-b-&quot;;&quot; \bar &quot;&quot;&quot;&quot; \break &quot;)));&quot;&quot;))">
            <text:p/>
          </table:table-cell>
          <table:table-cell table:formula="of:=IF([.AA71]=&quot;&quot;;&quot;&quot;;&quot;\overrideProperty Score.NonMusicalPaperColumn.line-break-system-details #'((Y-offset . &quot;&amp;[.AA71]&amp;&quot;))&quot;)">
            <text:p/>
          </table:table-cell>
          <table:table-cell table:number-columns-repeated="108"/>
          <table:table-cell office:value-type="float" office:value="173" calcext:value-type="float">
            <text:p>173</text:p>
          </table:table-cell>
          <table:table-cell table:formula="of:=IF([$BARS.D176]=&quot;&quot;;&quot;&quot;;[$BARS.D176])" office:value-type="float" office:value="173" calcext:value-type="float">
            <text:p>173</text:p>
          </table:table-cell>
          <table:table-cell table:formula="of:=IF([$BARS.E176]=&quot;&quot;;&quot;&quot;;[$BARS.E176])">
            <text:p/>
          </table:table-cell>
          <table:table-cell table:formula="of:=IF([$BARS.F176]=&quot;&quot;;&quot;&quot;;[$BARS.F176])" office:value-type="float" office:value="173" calcext:value-type="float">
            <text:p>173</text:p>
          </table:table-cell>
          <table:table-cell table:formula="of:=IF([$BARS.G176]=&quot;&quot;;&quot;&quot;;[$BARS.G176])" office:value-type="float" office:value="173" calcext:value-type="float">
            <text:p>173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W$4:.$W$79];[.A196]));&quot;&quot;;SMALL([.$W$4:.$W$79];[.A196]))">
            <text:p/>
          </table:table-cell>
          <table:table-cell table:formula="of:=IF([.B196]=&quot;&quot;;&quot;&quot;;IF(OR([.D195]=&quot;pb&quot;;[.D195]=&quot;b&quot;;[.D195]=&quot;&quot;);[.B196]-[.B195];[.B196]-[.B195]-1))">
            <text:p/>
          </table:table-cell>
          <table:table-cell table:formula="of:=IF([.B196]=&quot;&quot;;&quot;&quot;;IF(ISNUMBER(MATCH([.B196];[.$W$4:.$W$11];0));&quot;&quot;;INDEX([.$X$23:.$X$79];MATCH([.B196];[.$W$23:.$W$79];0))))">
            <text:p/>
          </table:table-cell>
          <table:table-cell table:formula="of:=IF([.B196]=&quot;&quot;;&quot;&quot;;IF([.B195]&lt;[.$W$4];INDEX([.$X$4:.$X$11];MATCH([.B195];[.$W$4:.$W$11];-1));INDEX([.$X$4:.$X$11];MATCH([.B195];[.$W$4:.$W$11];1))))">
            <text:p/>
          </table:table-cell>
          <table:table-cell table:formula="of:=IF([.D196]=&quot;b&quot;;&quot;\break&quot;;IF([.D196]=&quot;pb&quot;;&quot;\pageBreak&quot;;&quot;&quot;))">
            <text:p/>
          </table:table-cell>
          <table:table-cell table:formula="of:=IF(ISERROR(MATCH([.B196];[.$W$24:.$W$79];0));&quot;&quot;;IF(INDEX([.$Y$24:.$Y$79];MATCH([.B196];[.$W$24:.$W$79];0))=&quot;&quot;;&quot;&quot;;&quot;\grace {&quot;&amp;INDEX([.$Y$24:.$Y$79];MATCH([.B196];[.$W$24:.$W$79];0))&amp;&quot;}&quot;))">
            <text:p/>
          </table:table-cell>
          <table:table-cell/>
          <table:table-cell table:formula="of:=IF([.B196]=&quot;&quot;;&quot;&quot;;IF([.$M$18]=&quot;Y&quot;;IF([.C196]=0;&quot; &quot;&amp;[.F196];IF(OR([.D196]=&quot;b&quot;;[.D196]=&quot;pb&quot;);[.E196]&amp;&quot;*&quot;&amp;[.C196]&amp;&quot; &quot;&amp;[.F196]&amp;&quot; &quot;&amp;[.G196];[.E196]&amp;&quot;*&quot;&amp;[.C196]&amp;&quot; &quot;&amp;SUBSTITUTE(SUBSTITUTE([.D196];&quot;-pb-&quot;;&quot; \bar &quot;&quot;&quot;&quot; \pageBreak &quot;);&quot;-b-&quot;;&quot; \bar &quot;&quot;&quot;&quot; \break &quot;)));&quot;&quot;))">
            <text:p/>
          </table:table-cell>
          <table:table-cell table:formula="of:=IF([.AA72]=&quot;&quot;;&quot;&quot;;&quot;\overrideProperty Score.NonMusicalPaperColumn.line-break-system-details #'((Y-offset . &quot;&amp;[.AA72]&amp;&quot;))&quot;)">
            <text:p/>
          </table:table-cell>
          <table:table-cell table:number-columns-repeated="108"/>
          <table:table-cell office:value-type="float" office:value="174" calcext:value-type="float">
            <text:p>174</text:p>
          </table:table-cell>
          <table:table-cell table:formula="of:=IF([$BARS.D177]=&quot;&quot;;&quot;&quot;;[$BARS.D177])" office:value-type="float" office:value="174" calcext:value-type="float">
            <text:p>174</text:p>
          </table:table-cell>
          <table:table-cell table:formula="of:=IF([$BARS.E177]=&quot;&quot;;&quot;&quot;;[$BARS.E177])">
            <text:p/>
          </table:table-cell>
          <table:table-cell table:formula="of:=IF([$BARS.F177]=&quot;&quot;;&quot;&quot;;[$BARS.F177])" office:value-type="float" office:value="174" calcext:value-type="float">
            <text:p>174</text:p>
          </table:table-cell>
          <table:table-cell table:formula="of:=IF([$BARS.G177]=&quot;&quot;;&quot;&quot;;[$BARS.G177])" office:value-type="float" office:value="174" calcext:value-type="float">
            <text:p>174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W$4:.$W$79];[.A197]));&quot;&quot;;SMALL([.$W$4:.$W$79];[.A197]))">
            <text:p/>
          </table:table-cell>
          <table:table-cell table:formula="of:=IF([.B197]=&quot;&quot;;&quot;&quot;;IF(OR([.D196]=&quot;pb&quot;;[.D196]=&quot;b&quot;;[.D196]=&quot;&quot;);[.B197]-[.B196];[.B197]-[.B196]-1))">
            <text:p/>
          </table:table-cell>
          <table:table-cell table:formula="of:=IF([.B197]=&quot;&quot;;&quot;&quot;;IF(ISNUMBER(MATCH([.B197];[.$W$4:.$W$11];0));&quot;&quot;;INDEX([.$X$23:.$X$79];MATCH([.B197];[.$W$23:.$W$79];0))))">
            <text:p/>
          </table:table-cell>
          <table:table-cell table:formula="of:=IF([.B197]=&quot;&quot;;&quot;&quot;;IF([.B196]&lt;[.$W$4];INDEX([.$X$4:.$X$11];MATCH([.B196];[.$W$4:.$W$11];-1));INDEX([.$X$4:.$X$11];MATCH([.B196];[.$W$4:.$W$11];1))))">
            <text:p/>
          </table:table-cell>
          <table:table-cell table:formula="of:=IF([.D197]=&quot;b&quot;;&quot;\break&quot;;IF([.D197]=&quot;pb&quot;;&quot;\pageBreak&quot;;&quot;&quot;))">
            <text:p/>
          </table:table-cell>
          <table:table-cell table:formula="of:=IF(ISERROR(MATCH([.B197];[.$W$24:.$W$79];0));&quot;&quot;;IF(INDEX([.$Y$24:.$Y$79];MATCH([.B197];[.$W$24:.$W$79];0))=&quot;&quot;;&quot;&quot;;&quot;\grace {&quot;&amp;INDEX([.$Y$24:.$Y$79];MATCH([.B197];[.$W$24:.$W$79];0))&amp;&quot;}&quot;))">
            <text:p/>
          </table:table-cell>
          <table:table-cell/>
          <table:table-cell table:formula="of:=IF([.B197]=&quot;&quot;;&quot;&quot;;IF([.$M$18]=&quot;Y&quot;;IF([.C197]=0;&quot; &quot;&amp;[.F197];IF(OR([.D197]=&quot;b&quot;;[.D197]=&quot;pb&quot;);[.E197]&amp;&quot;*&quot;&amp;[.C197]&amp;&quot; &quot;&amp;[.F197]&amp;&quot; &quot;&amp;[.G197];[.E197]&amp;&quot;*&quot;&amp;[.C197]&amp;&quot; &quot;&amp;SUBSTITUTE(SUBSTITUTE([.D197];&quot;-pb-&quot;;&quot; \bar &quot;&quot;&quot;&quot; \pageBreak &quot;);&quot;-b-&quot;;&quot; \bar &quot;&quot;&quot;&quot; \break &quot;)));&quot;&quot;))">
            <text:p/>
          </table:table-cell>
          <table:table-cell table:formula="of:=IF([.AA73]=&quot;&quot;;&quot;&quot;;&quot;\overrideProperty Score.NonMusicalPaperColumn.line-break-system-details #'((Y-offset . &quot;&amp;[.AA73]&amp;&quot;))&quot;)">
            <text:p/>
          </table:table-cell>
          <table:table-cell table:number-columns-repeated="108"/>
          <table:table-cell office:value-type="float" office:value="175" calcext:value-type="float">
            <text:p>175</text:p>
          </table:table-cell>
          <table:table-cell table:formula="of:=IF([$BARS.D178]=&quot;&quot;;&quot;&quot;;[$BARS.D178])" office:value-type="float" office:value="175" calcext:value-type="float">
            <text:p>175</text:p>
          </table:table-cell>
          <table:table-cell table:formula="of:=IF([$BARS.E178]=&quot;&quot;;&quot;&quot;;[$BARS.E178])">
            <text:p/>
          </table:table-cell>
          <table:table-cell table:formula="of:=IF([$BARS.F178]=&quot;&quot;;&quot;&quot;;[$BARS.F178])" office:value-type="float" office:value="175" calcext:value-type="float">
            <text:p>175</text:p>
          </table:table-cell>
          <table:table-cell table:formula="of:=IF([$BARS.G178]=&quot;&quot;;&quot;&quot;;[$BARS.G178])" office:value-type="float" office:value="175" calcext:value-type="float">
            <text:p>175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W$4:.$W$79];[.A198]));&quot;&quot;;SMALL([.$W$4:.$W$79];[.A198]))">
            <text:p/>
          </table:table-cell>
          <table:table-cell table:formula="of:=IF([.B198]=&quot;&quot;;&quot;&quot;;IF(OR([.D197]=&quot;pb&quot;;[.D197]=&quot;b&quot;;[.D197]=&quot;&quot;);[.B198]-[.B197];[.B198]-[.B197]-1))">
            <text:p/>
          </table:table-cell>
          <table:table-cell table:formula="of:=IF([.B198]=&quot;&quot;;&quot;&quot;;IF(ISNUMBER(MATCH([.B198];[.$W$4:.$W$11];0));&quot;&quot;;INDEX([.$X$23:.$X$79];MATCH([.B198];[.$W$23:.$W$79];0))))">
            <text:p/>
          </table:table-cell>
          <table:table-cell table:formula="of:=IF([.B198]=&quot;&quot;;&quot;&quot;;IF([.B197]&lt;[.$W$4];INDEX([.$X$4:.$X$11];MATCH([.B197];[.$W$4:.$W$11];-1));INDEX([.$X$4:.$X$11];MATCH([.B197];[.$W$4:.$W$11];1))))">
            <text:p/>
          </table:table-cell>
          <table:table-cell table:formula="of:=IF([.D198]=&quot;b&quot;;&quot;\break&quot;;IF([.D198]=&quot;pb&quot;;&quot;\pageBreak&quot;;&quot;&quot;))">
            <text:p/>
          </table:table-cell>
          <table:table-cell table:formula="of:=IF(ISERROR(MATCH([.B198];[.$W$24:.$W$79];0));&quot;&quot;;IF(INDEX([.$Y$24:.$Y$79];MATCH([.B198];[.$W$24:.$W$79];0))=&quot;&quot;;&quot;&quot;;&quot;\grace {&quot;&amp;INDEX([.$Y$24:.$Y$79];MATCH([.B198];[.$W$24:.$W$79];0))&amp;&quot;}&quot;))">
            <text:p/>
          </table:table-cell>
          <table:table-cell/>
          <table:table-cell table:formula="of:=IF([.B198]=&quot;&quot;;&quot;&quot;;IF([.$M$18]=&quot;Y&quot;;IF([.C198]=0;&quot; &quot;&amp;[.F198];IF(OR([.D198]=&quot;b&quot;;[.D198]=&quot;pb&quot;);[.E198]&amp;&quot;*&quot;&amp;[.C198]&amp;&quot; &quot;&amp;[.F198]&amp;&quot; &quot;&amp;[.G198];[.E198]&amp;&quot;*&quot;&amp;[.C198]&amp;&quot; &quot;&amp;SUBSTITUTE(SUBSTITUTE([.D198];&quot;-pb-&quot;;&quot; \bar &quot;&quot;&quot;&quot; \pageBreak &quot;);&quot;-b-&quot;;&quot; \bar &quot;&quot;&quot;&quot; \break &quot;)));&quot;&quot;))">
            <text:p/>
          </table:table-cell>
          <table:table-cell table:formula="of:=IF([.AA74]=&quot;&quot;;&quot;&quot;;&quot;\overrideProperty Score.NonMusicalPaperColumn.line-break-system-details #'((Y-offset . &quot;&amp;[.AA74]&amp;&quot;))&quot;)">
            <text:p/>
          </table:table-cell>
          <table:table-cell table:number-columns-repeated="108"/>
          <table:table-cell office:value-type="float" office:value="176" calcext:value-type="float">
            <text:p>176</text:p>
          </table:table-cell>
          <table:table-cell table:formula="of:=IF([$BARS.D179]=&quot;&quot;;&quot;&quot;;[$BARS.D179])" office:value-type="float" office:value="176" calcext:value-type="float">
            <text:p>176</text:p>
          </table:table-cell>
          <table:table-cell table:formula="of:=IF([$BARS.E179]=&quot;&quot;;&quot;&quot;;[$BARS.E179])">
            <text:p/>
          </table:table-cell>
          <table:table-cell table:formula="of:=IF([$BARS.F179]=&quot;&quot;;&quot;&quot;;[$BARS.F179])" office:value-type="float" office:value="176" calcext:value-type="float">
            <text:p>176</text:p>
          </table:table-cell>
          <table:table-cell table:formula="of:=IF([$BARS.G179]=&quot;&quot;;&quot;&quot;;[$BARS.G179])" office:value-type="float" office:value="176" calcext:value-type="float">
            <text:p>176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W$4:.$W$79];[.A199]));&quot;&quot;;SMALL([.$W$4:.$W$79];[.A199]))">
            <text:p/>
          </table:table-cell>
          <table:table-cell table:formula="of:=IF([.B199]=&quot;&quot;;&quot;&quot;;IF(OR([.D198]=&quot;pb&quot;;[.D198]=&quot;b&quot;;[.D198]=&quot;&quot;);[.B199]-[.B198];[.B199]-[.B198]-1))">
            <text:p/>
          </table:table-cell>
          <table:table-cell table:formula="of:=IF([.B199]=&quot;&quot;;&quot;&quot;;IF(ISNUMBER(MATCH([.B199];[.$W$4:.$W$11];0));&quot;&quot;;INDEX([.$X$23:.$X$79];MATCH([.B199];[.$W$23:.$W$79];0))))">
            <text:p/>
          </table:table-cell>
          <table:table-cell table:formula="of:=IF([.B199]=&quot;&quot;;&quot;&quot;;IF([.B198]&lt;[.$W$4];INDEX([.$X$4:.$X$11];MATCH([.B198];[.$W$4:.$W$11];-1));INDEX([.$X$4:.$X$11];MATCH([.B198];[.$W$4:.$W$11];1))))">
            <text:p/>
          </table:table-cell>
          <table:table-cell table:formula="of:=IF([.D199]=&quot;b&quot;;&quot;\break&quot;;IF([.D199]=&quot;pb&quot;;&quot;\pageBreak&quot;;&quot;&quot;))">
            <text:p/>
          </table:table-cell>
          <table:table-cell table:formula="of:=IF(ISERROR(MATCH([.B199];[.$W$24:.$W$79];0));&quot;&quot;;IF(INDEX([.$Y$24:.$Y$79];MATCH([.B199];[.$W$24:.$W$79];0))=&quot;&quot;;&quot;&quot;;&quot;\grace {&quot;&amp;INDEX([.$Y$24:.$Y$79];MATCH([.B199];[.$W$24:.$W$79];0))&amp;&quot;}&quot;))">
            <text:p/>
          </table:table-cell>
          <table:table-cell/>
          <table:table-cell table:formula="of:=IF([.B199]=&quot;&quot;;&quot;&quot;;IF([.$M$18]=&quot;Y&quot;;IF([.C199]=0;&quot; &quot;&amp;[.F199];IF(OR([.D199]=&quot;b&quot;;[.D199]=&quot;pb&quot;);[.E199]&amp;&quot;*&quot;&amp;[.C199]&amp;&quot; &quot;&amp;[.F199]&amp;&quot; &quot;&amp;[.G199];[.E199]&amp;&quot;*&quot;&amp;[.C199]&amp;&quot; &quot;&amp;SUBSTITUTE(SUBSTITUTE([.D199];&quot;-pb-&quot;;&quot; \bar &quot;&quot;&quot;&quot; \pageBreak &quot;);&quot;-b-&quot;;&quot; \bar &quot;&quot;&quot;&quot; \break &quot;)));&quot;&quot;))">
            <text:p/>
          </table:table-cell>
          <table:table-cell table:formula="of:=IF([.AA75]=&quot;&quot;;&quot;&quot;;&quot;\overrideProperty Score.NonMusicalPaperColumn.line-break-system-details #'((Y-offset . &quot;&amp;[.AA75]&amp;&quot;))&quot;)">
            <text:p/>
          </table:table-cell>
          <table:table-cell table:number-columns-repeated="108"/>
          <table:table-cell office:value-type="float" office:value="177" calcext:value-type="float">
            <text:p>177</text:p>
          </table:table-cell>
          <table:table-cell table:formula="of:=IF([$BARS.D180]=&quot;&quot;;&quot;&quot;;[$BARS.D180])" office:value-type="float" office:value="177" calcext:value-type="float">
            <text:p>177</text:p>
          </table:table-cell>
          <table:table-cell table:formula="of:=IF([$BARS.E180]=&quot;&quot;;&quot;&quot;;[$BARS.E180])">
            <text:p/>
          </table:table-cell>
          <table:table-cell table:formula="of:=IF([$BARS.F180]=&quot;&quot;;&quot;&quot;;[$BARS.F180])" office:value-type="float" office:value="177" calcext:value-type="float">
            <text:p>177</text:p>
          </table:table-cell>
          <table:table-cell table:formula="of:=IF([$BARS.G180]=&quot;&quot;;&quot;&quot;;[$BARS.G180])" office:value-type="float" office:value="177" calcext:value-type="float">
            <text:p>177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W$4:.$W$79];[.A200]));&quot;&quot;;SMALL([.$W$4:.$W$79];[.A200]))">
            <text:p/>
          </table:table-cell>
          <table:table-cell table:formula="of:=IF([.B200]=&quot;&quot;;&quot;&quot;;IF(OR([.D199]=&quot;pb&quot;;[.D199]=&quot;b&quot;;[.D199]=&quot;&quot;);[.B200]-[.B199];[.B200]-[.B199]-1))">
            <text:p/>
          </table:table-cell>
          <table:table-cell table:formula="of:=IF([.B200]=&quot;&quot;;&quot;&quot;;IF(ISNUMBER(MATCH([.B200];[.$W$4:.$W$11];0));&quot;&quot;;INDEX([.$X$23:.$X$79];MATCH([.B200];[.$W$23:.$W$79];0))))">
            <text:p/>
          </table:table-cell>
          <table:table-cell table:formula="of:=IF([.B200]=&quot;&quot;;&quot;&quot;;IF([.B199]&lt;[.$W$4];INDEX([.$X$4:.$X$11];MATCH([.B199];[.$W$4:.$W$11];-1));INDEX([.$X$4:.$X$11];MATCH([.B199];[.$W$4:.$W$11];1))))">
            <text:p/>
          </table:table-cell>
          <table:table-cell table:formula="of:=IF([.D200]=&quot;b&quot;;&quot;\break&quot;;IF([.D200]=&quot;pb&quot;;&quot;\pageBreak&quot;;&quot;&quot;))">
            <text:p/>
          </table:table-cell>
          <table:table-cell table:formula="of:=IF(ISERROR(MATCH([.B200];[.$W$24:.$W$79];0));&quot;&quot;;IF(INDEX([.$Y$24:.$Y$79];MATCH([.B200];[.$W$24:.$W$79];0))=&quot;&quot;;&quot;&quot;;&quot;\grace {&quot;&amp;INDEX([.$Y$24:.$Y$79];MATCH([.B200];[.$W$24:.$W$79];0))&amp;&quot;}&quot;))">
            <text:p/>
          </table:table-cell>
          <table:table-cell/>
          <table:table-cell table:formula="of:=IF([.B200]=&quot;&quot;;&quot;&quot;;IF([.$M$18]=&quot;Y&quot;;IF([.C200]=0;&quot; &quot;&amp;[.F200];IF(OR([.D200]=&quot;b&quot;;[.D200]=&quot;pb&quot;);[.E200]&amp;&quot;*&quot;&amp;[.C200]&amp;&quot; &quot;&amp;[.F200]&amp;&quot; &quot;&amp;[.G200];[.E200]&amp;&quot;*&quot;&amp;[.C200]&amp;&quot; &quot;&amp;SUBSTITUTE(SUBSTITUTE([.D200];&quot;-pb-&quot;;&quot; \bar &quot;&quot;&quot;&quot; \pageBreak &quot;);&quot;-b-&quot;;&quot; \bar &quot;&quot;&quot;&quot; \break &quot;)));&quot;&quot;))">
            <text:p/>
          </table:table-cell>
          <table:table-cell table:formula="of:=IF([.AA76]=&quot;&quot;;&quot;&quot;;&quot;\overrideProperty Score.NonMusicalPaperColumn.line-break-system-details #'((Y-offset . &quot;&amp;[.AA76]&amp;&quot;))&quot;)">
            <text:p/>
          </table:table-cell>
          <table:table-cell table:number-columns-repeated="108"/>
          <table:table-cell office:value-type="float" office:value="178" calcext:value-type="float">
            <text:p>178</text:p>
          </table:table-cell>
          <table:table-cell table:formula="of:=IF([$BARS.D181]=&quot;&quot;;&quot;&quot;;[$BARS.D181])" office:value-type="float" office:value="178" calcext:value-type="float">
            <text:p>178</text:p>
          </table:table-cell>
          <table:table-cell table:formula="of:=IF([$BARS.E181]=&quot;&quot;;&quot;&quot;;[$BARS.E181])">
            <text:p/>
          </table:table-cell>
          <table:table-cell table:formula="of:=IF([$BARS.F181]=&quot;&quot;;&quot;&quot;;[$BARS.F181])" office:value-type="float" office:value="178" calcext:value-type="float">
            <text:p>178</text:p>
          </table:table-cell>
          <table:table-cell table:formula="of:=IF([$BARS.G181]=&quot;&quot;;&quot;&quot;;[$BARS.G181])" office:value-type="float" office:value="178" calcext:value-type="float">
            <text:p>178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W$4:.$W$79];[.A201]));&quot;&quot;;SMALL([.$W$4:.$W$79];[.A201]))">
            <text:p/>
          </table:table-cell>
          <table:table-cell table:formula="of:=IF([.B201]=&quot;&quot;;&quot;&quot;;IF(OR([.D200]=&quot;pb&quot;;[.D200]=&quot;b&quot;;[.D200]=&quot;&quot;);[.B201]-[.B200];[.B201]-[.B200]-1))">
            <text:p/>
          </table:table-cell>
          <table:table-cell table:formula="of:=IF([.B201]=&quot;&quot;;&quot;&quot;;IF(ISNUMBER(MATCH([.B201];[.$W$4:.$W$11];0));&quot;&quot;;INDEX([.$X$23:.$X$79];MATCH([.B201];[.$W$23:.$W$79];0))))">
            <text:p/>
          </table:table-cell>
          <table:table-cell table:formula="of:=IF([.B201]=&quot;&quot;;&quot;&quot;;IF([.B200]&lt;[.$W$4];INDEX([.$X$4:.$X$11];MATCH([.B200];[.$W$4:.$W$11];-1));INDEX([.$X$4:.$X$11];MATCH([.B200];[.$W$4:.$W$11];1))))">
            <text:p/>
          </table:table-cell>
          <table:table-cell table:formula="of:=IF([.D201]=&quot;b&quot;;&quot;\break&quot;;IF([.D201]=&quot;pb&quot;;&quot;\pageBreak&quot;;&quot;&quot;))">
            <text:p/>
          </table:table-cell>
          <table:table-cell table:formula="of:=IF(ISERROR(MATCH([.B201];[.$W$24:.$W$79];0));&quot;&quot;;IF(INDEX([.$Y$24:.$Y$79];MATCH([.B201];[.$W$24:.$W$79];0))=&quot;&quot;;&quot;&quot;;&quot;\grace {&quot;&amp;INDEX([.$Y$24:.$Y$79];MATCH([.B201];[.$W$24:.$W$79];0))&amp;&quot;}&quot;))">
            <text:p/>
          </table:table-cell>
          <table:table-cell/>
          <table:table-cell table:formula="of:=IF([.B201]=&quot;&quot;;&quot;&quot;;IF([.$M$18]=&quot;Y&quot;;IF([.C201]=0;&quot; &quot;&amp;[.F201];IF(OR([.D201]=&quot;b&quot;;[.D201]=&quot;pb&quot;);[.E201]&amp;&quot;*&quot;&amp;[.C201]&amp;&quot; &quot;&amp;[.F201]&amp;&quot; &quot;&amp;[.G201];[.E201]&amp;&quot;*&quot;&amp;[.C201]&amp;&quot; &quot;&amp;SUBSTITUTE(SUBSTITUTE([.D201];&quot;-pb-&quot;;&quot; \bar &quot;&quot;&quot;&quot; \pageBreak &quot;);&quot;-b-&quot;;&quot; \bar &quot;&quot;&quot;&quot; \break &quot;)));&quot;&quot;))">
            <text:p/>
          </table:table-cell>
          <table:table-cell table:formula="of:=IF([.AA77]=&quot;&quot;;&quot;&quot;;&quot;\overrideProperty Score.NonMusicalPaperColumn.line-break-system-details #'((Y-offset . &quot;&amp;[.AA77]&amp;&quot;))&quot;)">
            <text:p/>
          </table:table-cell>
          <table:table-cell table:number-columns-repeated="108"/>
          <table:table-cell office:value-type="float" office:value="179" calcext:value-type="float">
            <text:p>179</text:p>
          </table:table-cell>
          <table:table-cell table:formula="of:=IF([$BARS.D182]=&quot;&quot;;&quot;&quot;;[$BARS.D182])" office:value-type="float" office:value="179" calcext:value-type="float">
            <text:p>179</text:p>
          </table:table-cell>
          <table:table-cell table:formula="of:=IF([$BARS.E182]=&quot;&quot;;&quot;&quot;;[$BARS.E182])">
            <text:p/>
          </table:table-cell>
          <table:table-cell table:formula="of:=IF([$BARS.F182]=&quot;&quot;;&quot;&quot;;[$BARS.F182])" office:value-type="float" office:value="179" calcext:value-type="float">
            <text:p>179</text:p>
          </table:table-cell>
          <table:table-cell table:formula="of:=IF([$BARS.G182]=&quot;&quot;;&quot;&quot;;[$BARS.G182])" office:value-type="float" office:value="179" calcext:value-type="float">
            <text:p>1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80" calcext:value-type="float">
            <text:p>180</text:p>
          </table:table-cell>
          <table:table-cell table:formula="of:=IF([$BARS.D183]=&quot;&quot;;&quot;&quot;;[$BARS.D183])">
            <text:p/>
          </table:table-cell>
          <table:table-cell table:formula="of:=IF([$BARS.E183]=&quot;&quot;;&quot;&quot;;[$BARS.E183])">
            <text:p/>
          </table:table-cell>
          <table:table-cell table:formula="of:=IF([$BARS.F183]=&quot;&quot;;&quot;&quot;;[$BARS.F183])" office:value-type="float" office:value="180" calcext:value-type="float">
            <text:p>180</text:p>
          </table:table-cell>
          <table:table-cell table:formula="of:=IF([$BARS.G183]=&quot;&quot;;&quot;&quot;;[$BARS.G183])" office:value-type="float" office:value="180" calcext:value-type="float">
            <text:p>1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181" calcext:value-type="float">
            <text:p>181</text:p>
          </table:table-cell>
          <table:table-cell table:formula="of:=IF([$BARS.D184]=&quot;&quot;;&quot;&quot;;[$BARS.D184])">
            <text:p/>
          </table:table-cell>
          <table:table-cell table:formula="of:=IF([$BARS.E184]=&quot;&quot;;&quot;&quot;;[$BARS.E184])">
            <text:p/>
          </table:table-cell>
          <table:table-cell table:formula="of:=IF([$BARS.F184]=&quot;&quot;;&quot;&quot;;[$BARS.F184])" office:value-type="float" office:value="181" calcext:value-type="float">
            <text:p>181</text:p>
          </table:table-cell>
          <table:table-cell table:formula="of:=IF([$BARS.G184]=&quot;&quot;;&quot;&quot;;[$BARS.G184])" office:value-type="float" office:value="181" calcext:value-type="float">
            <text:p>181</text:p>
          </table:table-cell>
          <table:table-cell table:number-columns-repeated="136"/>
        </table:table-row>
        <table:table-row table:style-name="ro1">
          <table:table-cell office:value-type="string" calcext:value-type="string">
            <text:p>Mvt IV</text:p>
          </table:table-cell>
          <table:table-cell table:number-columns-repeated="7"/>
          <table:table-cell table:style-name="Default"/>
          <table:table-cell table:number-columns-repeated="109"/>
          <table:table-cell office:value-type="float" office:value="182" calcext:value-type="float">
            <text:p>182</text:p>
          </table:table-cell>
          <table:table-cell table:formula="of:=IF([$BARS.D185]=&quot;&quot;;&quot;&quot;;[$BARS.D185])">
            <text:p/>
          </table:table-cell>
          <table:table-cell table:formula="of:=IF([$BARS.E185]=&quot;&quot;;&quot;&quot;;[$BARS.E185])">
            <text:p/>
          </table:table-cell>
          <table:table-cell table:formula="of:=IF([$BARS.F185]=&quot;&quot;;&quot;&quot;;[$BARS.F185])" office:value-type="float" office:value="182" calcext:value-type="float">
            <text:p>182</text:p>
          </table:table-cell>
          <table:table-cell table:formula="of:=IF([$BARS.G185]=&quot;&quot;;&quot;&quot;;[$BARS.G185])" office:value-type="float" office:value="182" calcext:value-type="float">
            <text:p>1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 table:formula="of:=[.N19]&amp;&quot; = {&quot;" office:value-type="string" office:string-value="formatViolaMvtIV = {" calcext:value-type="string">
            <text:p>formatViolaMvtIV = {</text:p>
          </table:table-cell>
          <table:table-cell table:number-columns-repeated="109"/>
          <table:table-cell office:value-type="float" office:value="183" calcext:value-type="float">
            <text:p>183</text:p>
          </table:table-cell>
          <table:table-cell table:formula="of:=IF([$BARS.D186]=&quot;&quot;;&quot;&quot;;[$BARS.D186])">
            <text:p/>
          </table:table-cell>
          <table:table-cell table:formula="of:=IF([$BARS.E186]=&quot;&quot;;&quot;&quot;;[$BARS.E186])">
            <text:p/>
          </table:table-cell>
          <table:table-cell table:formula="of:=IF([$BARS.F186]=&quot;&quot;;&quot;&quot;;[$BARS.F186])" office:value-type="float" office:value="183" calcext:value-type="float">
            <text:p>183</text:p>
          </table:table-cell>
          <table:table-cell table:formula="of:=IF([$BARS.G186]=&quot;&quot;;&quot;&quot;;[$BARS.G186])" office:value-type="float" office:value="183" calcext:value-type="float">
            <text:p>183</text:p>
          </table:table-cell>
          <table:table-cell table:number-columns-repeated="1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OR(SMALL([.$AB$4:.$AB$79];[.A206]));&quot;&quot;;SMALL([.$AB$4:.$AB$79];[.A206]))" office:value-type="float" office:value="0" calcext:value-type="float">
            <text:p>0</text:p>
          </table:table-cell>
          <table:table-cell table:number-columns-repeated="6"/>
          <table:table-cell table:style-name="ce3" table:formula="of:=IF([.M19]=&quot;Y&quot;;&quot;\override Score.NonMusicalPaperColumn.line-break-permission = ##f&quot;;&quot;%\override Score.NonMusicalPaperColumn.line-break-permission = ##f&quot;)" office:value-type="string" office:string-value="%\override Score.NonMusicalPaperColumn.line-break-permission = ##f" calcext:value-type="string">
            <text:p>%\override Score.NonMusicalPaperColumn.line-break-permission = ##f</text:p>
          </table:table-cell>
          <table:table-cell table:number-columns-repeated="109"/>
          <table:table-cell office:value-type="float" office:value="184" calcext:value-type="float">
            <text:p>184</text:p>
          </table:table-cell>
          <table:table-cell table:formula="of:=IF([$BARS.D187]=&quot;&quot;;&quot;&quot;;[$BARS.D187])">
            <text:p/>
          </table:table-cell>
          <table:table-cell table:formula="of:=IF([$BARS.E187]=&quot;&quot;;&quot;&quot;;[$BARS.E187])">
            <text:p/>
          </table:table-cell>
          <table:table-cell table:formula="of:=IF([$BARS.F187]=&quot;&quot;;&quot;&quot;;[$BARS.F187])" office:value-type="float" office:value="184" calcext:value-type="float">
            <text:p>184</text:p>
          </table:table-cell>
          <table:table-cell table:formula="of:=IF([$BARS.G187]=&quot;&quot;;&quot;&quot;;[$BARS.G187])" office:value-type="float" office:value="184" calcext:value-type="float">
            <text:p>184</text:p>
          </table:table-cell>
          <table:table-cell table:number-columns-repeated="13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OR(SMALL([.$AB$4:.$AB$79];[.A207]));&quot;&quot;;SMALL([.$AB$4:.$AB$79];[.A207]))" office:value-type="float" office:value="383" calcext:value-type="float">
            <text:p>383</text:p>
          </table:table-cell>
          <table:table-cell table:formula="of:=IF([.B207]=&quot;&quot;;&quot;&quot;;IF(OR([.D206]=&quot;pb&quot;;[.D206]=&quot;b&quot;;[.D206]=&quot;&quot;);[.B207]-[.B206];[.B207]-[.B206]-1))" office:value-type="float" office:value="383" calcext:value-type="float">
            <text:p>383</text:p>
          </table:table-cell>
          <table:table-cell table:formula="of:=IF([.B207]=&quot;&quot;;&quot;&quot;;IF(ISNUMBER(MATCH([.B207];[.$AB$4:.$AB$11];0));&quot;&quot;;INDEX([.$AC$23:.$AC$79];MATCH([.B207];[.$AB$23:.$AB$79];0))))">
            <text:p/>
          </table:table-cell>
          <table:table-cell table:formula="of:=IF([.B207]=&quot;&quot;;&quot;&quot;;IF([.B206]&lt;[.$AB$4];INDEX([.$AC$4:.$AC$11];MATCH([.B206];[.$AB$4:.$AB$11];-1));INDEX([.$AC$4:.$AC$11];MATCH([.B206];[.$AB$4:.$AB$11];1))))" office:value-type="string" office:string-value="s2" calcext:value-type="string">
            <text:p>s2</text:p>
          </table:table-cell>
          <table:table-cell table:number-columns-repeated="3"/>
          <table:table-cell table:style-name="ce3" table:formula="of:=IF([.M19]=&quot;Y&quot;;&quot;\override Score.NonMusicalPaperColumn.page-break-permission = ##f&quot;;&quot;%\override Score.NonMusicalPaperColumn.page-break-permission = ##f&quot;)" office:value-type="string" office:string-value="%\override Score.NonMusicalPaperColumn.page-break-permission = ##f" calcext:value-type="string">
            <text:p>%\override Score.NonMusicalPaperColumn.page-break-permission = ##f</text:p>
          </table:table-cell>
          <table:table-cell table:number-columns-repeated="109"/>
          <table:table-cell office:value-type="float" office:value="185" calcext:value-type="float">
            <text:p>185</text:p>
          </table:table-cell>
          <table:table-cell table:formula="of:=IF([$BARS.D188]=&quot;&quot;;&quot;&quot;;[$BARS.D188])">
            <text:p/>
          </table:table-cell>
          <table:table-cell table:formula="of:=IF([$BARS.E188]=&quot;&quot;;&quot;&quot;;[$BARS.E188])">
            <text:p/>
          </table:table-cell>
          <table:table-cell table:formula="of:=IF([$BARS.F188]=&quot;&quot;;&quot;&quot;;[$BARS.F188])" office:value-type="float" office:value="185" calcext:value-type="float">
            <text:p>185</text:p>
          </table:table-cell>
          <table:table-cell table:formula="of:=IF([$BARS.G188]=&quot;&quot;;&quot;&quot;;[$BARS.G188])" office:value-type="float" office:value="185" calcext:value-type="float">
            <text:p>185</text:p>
          </table:table-cell>
          <table:table-cell table:number-columns-repeated="13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table:formula="of:=IF(ISERROR(SMALL([.$AB$4:.$AB$79];[.A208]));&quot;&quot;;SMALL([.$AB$4:.$AB$79];[.A208]))">
            <text:p/>
          </table:table-cell>
          <table:table-cell table:style-name="ce5" table:formula="of:=IF([.B208]=&quot;&quot;;&quot;&quot;;IF(OR([.D207]=&quot;pb&quot;;[.D207]=&quot;b&quot;;[.D207]=&quot;&quot;);[.B208]-[.B207];[.B208]-[.B207]-1))">
            <text:p/>
          </table:table-cell>
          <table:table-cell table:formula="of:=IF([.B208]=&quot;&quot;;&quot;&quot;;IF(ISNUMBER(MATCH([.B208];[.$AB$4:.$AB$11];0));&quot;&quot;;INDEX([.$AC$23:.$AC$79];MATCH([.B208];[.$AB$23:.$AB$79];0))))">
            <text:p/>
          </table:table-cell>
          <table:table-cell table:formula="of:=IF([.B208]=&quot;&quot;;&quot;&quot;;IF([.B207]&lt;[.$AB$4];INDEX([.$AC$4:.$AC$11];MATCH([.B207];[.$AB$4:.$AB$11];-1));INDEX([.$AC$4:.$AC$11];MATCH([.B207];[.$AB$4:.$AB$11];1))))">
            <text:p/>
          </table:table-cell>
          <table:table-cell table:formula="of:=IF([.D208]=&quot;b&quot;;&quot;\break&quot;;IF([.D208]=&quot;pb&quot;;&quot;\pageBreak&quot;;&quot;&quot;))">
            <text:p/>
          </table:table-cell>
          <table:table-cell table:formula="of:=IF(ISERROR(MATCH([.B208];[.$AB$24:.$AB$79];0));&quot;&quot;;IF(INDEX([.$AD$24:.$AD$79];MATCH([.B208];[.$AB$24:.$AB$79];0))=&quot;&quot;;&quot;&quot;;&quot;\grace {&quot;&amp;INDEX([.$AD$24:.$AD$79];MATCH([.B208];[.$AB$24:.$AB$79];0))&amp;&quot;}&quot;))">
            <text:p/>
          </table:table-cell>
          <table:table-cell/>
          <table:table-cell table:formula="of:=IF([.B208]=&quot;&quot;;&quot;&quot;;IF([.$M$19]=&quot;Y&quot;;IF([.D207]=&quot;p&quot;;&quot;\partial &quot;&amp;SUBSTITUTE([.AD23];&quot;s&quot;;&quot;&quot;)&amp;&quot; &quot;&amp;[.AD23]&amp;&quot; &quot;;&quot;&quot;)&amp;IF([.C208]=0;&quot; &quot;&amp;[.F208];[.E208]&amp;&quot;*&quot;&amp;[.C208]&amp;&quot; &quot;&amp;[.F208]&amp;&quot; &quot;&amp;[.G208]);&quot;&quot;))">
            <text:p/>
          </table:table-cell>
          <table:table-cell table:formula="of:=IF([.AF23]=&quot;&quot;;&quot;&quot;;&quot;\overrideProperty Score.NonMusicalPaperColumn.line-break-system-details #'((Y-offset . &quot;&amp;[.AF23]&amp;&quot;))&quot;)">
            <text:p/>
          </table:table-cell>
          <table:table-cell table:number-columns-repeated="108"/>
          <table:table-cell office:value-type="float" office:value="186" calcext:value-type="float">
            <text:p>186</text:p>
          </table:table-cell>
          <table:table-cell table:formula="of:=IF([$BARS.D189]=&quot;&quot;;&quot;&quot;;[$BARS.D189])">
            <text:p/>
          </table:table-cell>
          <table:table-cell table:formula="of:=IF([$BARS.E189]=&quot;&quot;;&quot;&quot;;[$BARS.E189])">
            <text:p/>
          </table:table-cell>
          <table:table-cell table:formula="of:=IF([$BARS.F189]=&quot;&quot;;&quot;&quot;;[$BARS.F189])" office:value-type="float" office:value="186" calcext:value-type="float">
            <text:p>186</text:p>
          </table:table-cell>
          <table:table-cell table:formula="of:=IF([$BARS.G189]=&quot;&quot;;&quot;&quot;;[$BARS.G189])" office:value-type="float" office:value="186" calcext:value-type="float">
            <text:p>186</text:p>
          </table:table-cell>
          <table:table-cell table:number-columns-repeated="13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table:formula="of:=IF(ISERROR(SMALL([.$AB$4:.$AB$79];[.A209]));&quot;&quot;;SMALL([.$AB$4:.$AB$79];[.A209]))">
            <text:p/>
          </table:table-cell>
          <table:table-cell table:style-name="ce5" table:formula="of:=IF([.B209]=&quot;&quot;;&quot;&quot;;IF(OR([.D208]=&quot;pb&quot;;[.D208]=&quot;b&quot;;[.D208]=&quot;&quot;);[.B209]-[.B208];[.B209]-[.B208]-1))">
            <text:p/>
          </table:table-cell>
          <table:table-cell table:formula="of:=IF([.B209]=&quot;&quot;;&quot;&quot;;IF(ISNUMBER(MATCH([.B209];[.$AB$4:.$AB$11];0));&quot;&quot;;INDEX([.$AC$23:.$AC$79];MATCH([.B209];[.$AB$23:.$AB$79];0))))">
            <text:p/>
          </table:table-cell>
          <table:table-cell table:formula="of:=IF([.B209]=&quot;&quot;;&quot;&quot;;IF([.B208]&lt;[.$AB$4];INDEX([.$AC$4:.$AC$11];MATCH([.B208];[.$AB$4:.$AB$11];-1));INDEX([.$AC$4:.$AC$11];MATCH([.B208];[.$AB$4:.$AB$11];1))))">
            <text:p/>
          </table:table-cell>
          <table:table-cell table:formula="of:=IF([.D209]=&quot;b&quot;;&quot;\break&quot;;IF([.D209]=&quot;pb&quot;;&quot;\pageBreak&quot;;&quot;&quot;))">
            <text:p/>
          </table:table-cell>
          <table:table-cell table:formula="of:=IF(ISERROR(MATCH([.B209];[.$AB$24:.$AB$79];0));&quot;&quot;;IF(INDEX([.$AD$24:.$AD$79];MATCH([.B209];[.$AB$24:.$AB$79];0))=&quot;&quot;;&quot;&quot;;&quot;\grace {&quot;&amp;INDEX([.$AD$24:.$AD$79];MATCH([.B209];[.$AB$24:.$AB$79];0))&amp;&quot;}&quot;))">
            <text:p/>
          </table:table-cell>
          <table:table-cell/>
          <table:table-cell table:formula="of:=IF([.B209]=&quot;&quot;;&quot;&quot;;IF([.$M$19]=&quot;Y&quot;;IF([.C209]=0;&quot; &quot;&amp;[.F209];IF(OR([.D209]=&quot;b&quot;;[.D209]=&quot;pb&quot;);[.E209]&amp;&quot;*&quot;&amp;[.C209]&amp;&quot; &quot;&amp;[.F209]&amp;&quot; &quot;&amp;[.G209];[.E209]&amp;&quot;*&quot;&amp;[.C209]&amp;&quot; &quot;&amp;SUBSTITUTE(SUBSTITUTE([.D209];&quot;-pb-&quot;;&quot; \bar &quot;&quot;&quot;&quot; \pageBreak &quot;);&quot;-b-&quot;;&quot; \bar &quot;&quot;&quot;&quot; \break &quot;)));&quot;&quot;))">
            <text:p/>
          </table:table-cell>
          <table:table-cell table:formula="of:=IF([.AF24]=&quot;&quot;;&quot;&quot;;&quot;\overrideProperty Score.NonMusicalPaperColumn.line-break-system-details #'((Y-offset . &quot;&amp;[.AF24]&amp;&quot;))&quot;)">
            <text:p/>
          </table:table-cell>
          <table:table-cell table:number-columns-repeated="108"/>
          <table:table-cell office:value-type="float" office:value="187" calcext:value-type="float">
            <text:p>187</text:p>
          </table:table-cell>
          <table:table-cell table:formula="of:=IF([$BARS.D190]=&quot;&quot;;&quot;&quot;;[$BARS.D190])">
            <text:p/>
          </table:table-cell>
          <table:table-cell table:formula="of:=IF([$BARS.E190]=&quot;&quot;;&quot;&quot;;[$BARS.E190])">
            <text:p/>
          </table:table-cell>
          <table:table-cell table:formula="of:=IF([$BARS.F190]=&quot;&quot;;&quot;&quot;;[$BARS.F190])" office:value-type="float" office:value="187" calcext:value-type="float">
            <text:p>187</text:p>
          </table:table-cell>
          <table:table-cell table:formula="of:=IF([$BARS.G190]=&quot;&quot;;&quot;&quot;;[$BARS.G190])" office:value-type="float" office:value="187" calcext:value-type="float">
            <text:p>187</text:p>
          </table:table-cell>
          <table:table-cell table:number-columns-repeated="13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table:formula="of:=IF(ISERROR(SMALL([.$AB$4:.$AB$79];[.A210]));&quot;&quot;;SMALL([.$AB$4:.$AB$79];[.A210]))">
            <text:p/>
          </table:table-cell>
          <table:table-cell table:style-name="ce5" table:formula="of:=IF([.B210]=&quot;&quot;;&quot;&quot;;IF(OR([.D209]=&quot;pb&quot;;[.D209]=&quot;b&quot;;[.D209]=&quot;&quot;);[.B210]-[.B209];[.B210]-[.B209]-1))">
            <text:p/>
          </table:table-cell>
          <table:table-cell table:formula="of:=IF([.B210]=&quot;&quot;;&quot;&quot;;IF(ISNUMBER(MATCH([.B210];[.$AB$4:.$AB$11];0));&quot;&quot;;INDEX([.$AC$23:.$AC$79];MATCH([.B210];[.$AB$23:.$AB$79];0))))">
            <text:p/>
          </table:table-cell>
          <table:table-cell table:formula="of:=IF([.B210]=&quot;&quot;;&quot;&quot;;IF([.B209]&lt;[.$AB$4];INDEX([.$AC$4:.$AC$11];MATCH([.B209];[.$AB$4:.$AB$11];-1));INDEX([.$AC$4:.$AC$11];MATCH([.B209];[.$AB$4:.$AB$11];1))))">
            <text:p/>
          </table:table-cell>
          <table:table-cell table:formula="of:=IF([.D210]=&quot;b&quot;;&quot;\break&quot;;IF([.D210]=&quot;pb&quot;;&quot;\pageBreak&quot;;&quot;&quot;))">
            <text:p/>
          </table:table-cell>
          <table:table-cell table:formula="of:=IF(ISERROR(MATCH([.B210];[.$AB$24:.$AB$79];0));&quot;&quot;;IF(INDEX([.$AD$24:.$AD$79];MATCH([.B210];[.$AB$24:.$AB$79];0))=&quot;&quot;;&quot;&quot;;&quot;\grace {&quot;&amp;INDEX([.$AD$24:.$AD$79];MATCH([.B210];[.$AB$24:.$AB$79];0))&amp;&quot;}&quot;))">
            <text:p/>
          </table:table-cell>
          <table:table-cell/>
          <table:table-cell table:formula="of:=IF([.B210]=&quot;&quot;;&quot;&quot;;IF([.$M$19]=&quot;Y&quot;;IF([.C210]=0;&quot; &quot;&amp;[.F210];IF(OR([.D210]=&quot;b&quot;;[.D210]=&quot;pb&quot;);[.E210]&amp;&quot;*&quot;&amp;[.C210]&amp;&quot; &quot;&amp;[.F210]&amp;&quot; &quot;&amp;[.G210];[.E210]&amp;&quot;*&quot;&amp;[.C210]&amp;&quot; &quot;&amp;SUBSTITUTE(SUBSTITUTE([.D210];&quot;-pb-&quot;;&quot; \bar &quot;&quot;&quot;&quot; \pageBreak &quot;);&quot;-b-&quot;;&quot; \bar &quot;&quot;&quot;&quot; \break &quot;)));&quot;&quot;))">
            <text:p/>
          </table:table-cell>
          <table:table-cell table:formula="of:=IF([.AF25]=&quot;&quot;;&quot;&quot;;&quot;\overrideProperty Score.NonMusicalPaperColumn.line-break-system-details #'((Y-offset . &quot;&amp;[.AF25]&amp;&quot;))&quot;)">
            <text:p/>
          </table:table-cell>
          <table:table-cell table:number-columns-repeated="108"/>
          <table:table-cell office:value-type="float" office:value="188" calcext:value-type="float">
            <text:p>188</text:p>
          </table:table-cell>
          <table:table-cell table:formula="of:=IF([$BARS.D191]=&quot;&quot;;&quot;&quot;;[$BARS.D191])">
            <text:p/>
          </table:table-cell>
          <table:table-cell table:formula="of:=IF([$BARS.E191]=&quot;&quot;;&quot;&quot;;[$BARS.E191])">
            <text:p/>
          </table:table-cell>
          <table:table-cell table:formula="of:=IF([$BARS.F191]=&quot;&quot;;&quot;&quot;;[$BARS.F191])" office:value-type="float" office:value="188" calcext:value-type="float">
            <text:p>188</text:p>
          </table:table-cell>
          <table:table-cell table:formula="of:=IF([$BARS.G191]=&quot;&quot;;&quot;&quot;;[$BARS.G191])" office:value-type="float" office:value="188" calcext:value-type="float">
            <text:p>188</text:p>
          </table:table-cell>
          <table:table-cell table:number-columns-repeated="13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formula="of:=IF(ISERROR(SMALL([.$AB$4:.$AB$79];[.A211]));&quot;&quot;;SMALL([.$AB$4:.$AB$79];[.A211]))">
            <text:p/>
          </table:table-cell>
          <table:table-cell table:style-name="ce5" table:formula="of:=IF([.B211]=&quot;&quot;;&quot;&quot;;IF(OR([.D210]=&quot;pb&quot;;[.D210]=&quot;b&quot;;[.D210]=&quot;&quot;);[.B211]-[.B210];[.B211]-[.B210]-1))">
            <text:p/>
          </table:table-cell>
          <table:table-cell table:formula="of:=IF([.B211]=&quot;&quot;;&quot;&quot;;IF(ISNUMBER(MATCH([.B211];[.$AB$4:.$AB$11];0));&quot;&quot;;INDEX([.$AC$23:.$AC$79];MATCH([.B211];[.$AB$23:.$AB$79];0))))">
            <text:p/>
          </table:table-cell>
          <table:table-cell table:formula="of:=IF([.B211]=&quot;&quot;;&quot;&quot;;IF([.B210]&lt;[.$AB$4];INDEX([.$AC$4:.$AC$11];MATCH([.B210];[.$AB$4:.$AB$11];-1));INDEX([.$AC$4:.$AC$11];MATCH([.B210];[.$AB$4:.$AB$11];1))))">
            <text:p/>
          </table:table-cell>
          <table:table-cell table:formula="of:=IF([.D211]=&quot;b&quot;;&quot;\break&quot;;IF([.D211]=&quot;pb&quot;;&quot;\pageBreak&quot;;&quot;&quot;))">
            <text:p/>
          </table:table-cell>
          <table:table-cell table:formula="of:=IF(ISERROR(MATCH([.B211];[.$AB$24:.$AB$79];0));&quot;&quot;;IF(INDEX([.$AD$24:.$AD$79];MATCH([.B211];[.$AB$24:.$AB$79];0))=&quot;&quot;;&quot;&quot;;&quot;\grace {&quot;&amp;INDEX([.$AD$24:.$AD$79];MATCH([.B211];[.$AB$24:.$AB$79];0))&amp;&quot;}&quot;))">
            <text:p/>
          </table:table-cell>
          <table:table-cell/>
          <table:table-cell table:formula="of:=IF([.B211]=&quot;&quot;;&quot;&quot;;IF([.$M$19]=&quot;Y&quot;;IF([.C211]=0;&quot; &quot;&amp;[.F211];IF(OR([.D211]=&quot;b&quot;;[.D211]=&quot;pb&quot;);[.E211]&amp;&quot;*&quot;&amp;[.C211]&amp;&quot; &quot;&amp;[.F211]&amp;&quot; &quot;&amp;[.G211];[.E211]&amp;&quot;*&quot;&amp;[.C211]&amp;&quot; &quot;&amp;SUBSTITUTE(SUBSTITUTE([.D211];&quot;-pb-&quot;;&quot; \bar &quot;&quot;&quot;&quot; \pageBreak &quot;);&quot;-b-&quot;;&quot; \bar &quot;&quot;&quot;&quot; \break &quot;)));&quot;&quot;))">
            <text:p/>
          </table:table-cell>
          <table:table-cell table:formula="of:=IF([.AF26]=&quot;&quot;;&quot;&quot;;&quot;\overrideProperty Score.NonMusicalPaperColumn.line-break-system-details #'((Y-offset . &quot;&amp;[.AF26]&amp;&quot;))&quot;)">
            <text:p/>
          </table:table-cell>
          <table:table-cell table:number-columns-repeated="108"/>
          <table:table-cell office:value-type="float" office:value="189" calcext:value-type="float">
            <text:p>189</text:p>
          </table:table-cell>
          <table:table-cell table:formula="of:=IF([$BARS.D192]=&quot;&quot;;&quot;&quot;;[$BARS.D192])">
            <text:p/>
          </table:table-cell>
          <table:table-cell table:formula="of:=IF([$BARS.E192]=&quot;&quot;;&quot;&quot;;[$BARS.E192])">
            <text:p/>
          </table:table-cell>
          <table:table-cell table:formula="of:=IF([$BARS.F192]=&quot;&quot;;&quot;&quot;;[$BARS.F192])" office:value-type="float" office:value="189" calcext:value-type="float">
            <text:p>189</text:p>
          </table:table-cell>
          <table:table-cell table:formula="of:=IF([$BARS.G192]=&quot;&quot;;&quot;&quot;;[$BARS.G192])" office:value-type="float" office:value="189" calcext:value-type="float">
            <text:p>189</text:p>
          </table:table-cell>
          <table:table-cell table:number-columns-repeated="13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formula="of:=IF(ISERROR(SMALL([.$AB$4:.$AB$79];[.A212]));&quot;&quot;;SMALL([.$AB$4:.$AB$79];[.A212]))">
            <text:p/>
          </table:table-cell>
          <table:table-cell table:style-name="ce5" table:formula="of:=IF([.B212]=&quot;&quot;;&quot;&quot;;IF(OR([.D211]=&quot;pb&quot;;[.D211]=&quot;b&quot;;[.D211]=&quot;&quot;);[.B212]-[.B211];[.B212]-[.B211]-1))">
            <text:p/>
          </table:table-cell>
          <table:table-cell table:formula="of:=IF([.B212]=&quot;&quot;;&quot;&quot;;IF(ISNUMBER(MATCH([.B212];[.$AB$4:.$AB$11];0));&quot;&quot;;INDEX([.$AC$23:.$AC$79];MATCH([.B212];[.$AB$23:.$AB$79];0))))">
            <text:p/>
          </table:table-cell>
          <table:table-cell table:formula="of:=IF([.B212]=&quot;&quot;;&quot;&quot;;IF([.B211]&lt;[.$AB$4];INDEX([.$AC$4:.$AC$11];MATCH([.B211];[.$AB$4:.$AB$11];-1));INDEX([.$AC$4:.$AC$11];MATCH([.B211];[.$AB$4:.$AB$11];1))))">
            <text:p/>
          </table:table-cell>
          <table:table-cell table:formula="of:=IF([.D212]=&quot;b&quot;;&quot;\break&quot;;IF([.D212]=&quot;pb&quot;;&quot;\pageBreak&quot;;&quot;&quot;))">
            <text:p/>
          </table:table-cell>
          <table:table-cell table:formula="of:=IF(ISERROR(MATCH([.B212];[.$AB$24:.$AB$79];0));&quot;&quot;;IF(INDEX([.$AD$24:.$AD$79];MATCH([.B212];[.$AB$24:.$AB$79];0))=&quot;&quot;;&quot;&quot;;&quot;\grace {&quot;&amp;INDEX([.$AD$24:.$AD$79];MATCH([.B212];[.$AB$24:.$AB$79];0))&amp;&quot;}&quot;))">
            <text:p/>
          </table:table-cell>
          <table:table-cell/>
          <table:table-cell table:formula="of:=IF([.B212]=&quot;&quot;;&quot;&quot;;IF([.$M$19]=&quot;Y&quot;;IF([.C212]=0;&quot; &quot;&amp;[.F212];IF(OR([.D212]=&quot;b&quot;;[.D212]=&quot;pb&quot;);[.E212]&amp;&quot;*&quot;&amp;[.C212]&amp;&quot; &quot;&amp;[.F212]&amp;&quot; &quot;&amp;[.G212];[.E212]&amp;&quot;*&quot;&amp;[.C212]&amp;&quot; &quot;&amp;SUBSTITUTE(SUBSTITUTE([.D212];&quot;-pb-&quot;;&quot; \bar &quot;&quot;&quot;&quot; \pageBreak &quot;);&quot;-b-&quot;;&quot; \bar &quot;&quot;&quot;&quot; \break &quot;)));&quot;&quot;))">
            <text:p/>
          </table:table-cell>
          <table:table-cell table:formula="of:=IF([.AF27]=&quot;&quot;;&quot;&quot;;&quot;\overrideProperty Score.NonMusicalPaperColumn.line-break-system-details #'((Y-offset . &quot;&amp;[.AF27]&amp;&quot;))&quot;)">
            <text:p/>
          </table:table-cell>
          <table:table-cell table:number-columns-repeated="108"/>
          <table:table-cell office:value-type="float" office:value="190" calcext:value-type="float">
            <text:p>190</text:p>
          </table:table-cell>
          <table:table-cell table:formula="of:=IF([$BARS.D193]=&quot;&quot;;&quot;&quot;;[$BARS.D193])">
            <text:p/>
          </table:table-cell>
          <table:table-cell table:formula="of:=IF([$BARS.E193]=&quot;&quot;;&quot;&quot;;[$BARS.E193])">
            <text:p/>
          </table:table-cell>
          <table:table-cell table:formula="of:=IF([$BARS.F193]=&quot;&quot;;&quot;&quot;;[$BARS.F193])" office:value-type="float" office:value="190" calcext:value-type="float">
            <text:p>190</text:p>
          </table:table-cell>
          <table:table-cell table:formula="of:=IF([$BARS.G193]=&quot;&quot;;&quot;&quot;;[$BARS.G193])" office:value-type="float" office:value="190" calcext:value-type="float">
            <text:p>190</text:p>
          </table:table-cell>
          <table:table-cell table:number-columns-repeated="13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formula="of:=IF(ISERROR(SMALL([.$AB$4:.$AB$79];[.A213]));&quot;&quot;;SMALL([.$AB$4:.$AB$79];[.A213]))">
            <text:p/>
          </table:table-cell>
          <table:table-cell table:style-name="ce5" table:formula="of:=IF([.B213]=&quot;&quot;;&quot;&quot;;IF(OR([.D212]=&quot;pb&quot;;[.D212]=&quot;b&quot;;[.D212]=&quot;&quot;);[.B213]-[.B212];[.B213]-[.B212]-1))">
            <text:p/>
          </table:table-cell>
          <table:table-cell table:formula="of:=IF([.B213]=&quot;&quot;;&quot;&quot;;IF(ISNUMBER(MATCH([.B213];[.$AB$4:.$AB$11];0));&quot;&quot;;INDEX([.$AC$23:.$AC$79];MATCH([.B213];[.$AB$23:.$AB$79];0))))">
            <text:p/>
          </table:table-cell>
          <table:table-cell table:formula="of:=IF([.B213]=&quot;&quot;;&quot;&quot;;IF([.B212]&lt;[.$AB$4];INDEX([.$AC$4:.$AC$11];MATCH([.B212];[.$AB$4:.$AB$11];-1));INDEX([.$AC$4:.$AC$11];MATCH([.B212];[.$AB$4:.$AB$11];1))))">
            <text:p/>
          </table:table-cell>
          <table:table-cell table:formula="of:=IF([.D213]=&quot;b&quot;;&quot;\break&quot;;IF([.D213]=&quot;pb&quot;;&quot;\pageBreak&quot;;&quot;&quot;))">
            <text:p/>
          </table:table-cell>
          <table:table-cell table:formula="of:=IF(ISERROR(MATCH([.B213];[.$AB$24:.$AB$79];0));&quot;&quot;;IF(INDEX([.$AD$24:.$AD$79];MATCH([.B213];[.$AB$24:.$AB$79];0))=&quot;&quot;;&quot;&quot;;&quot;\grace {&quot;&amp;INDEX([.$AD$24:.$AD$79];MATCH([.B213];[.$AB$24:.$AB$79];0))&amp;&quot;}&quot;))">
            <text:p/>
          </table:table-cell>
          <table:table-cell/>
          <table:table-cell table:formula="of:=IF([.B213]=&quot;&quot;;&quot;&quot;;IF([.$M$19]=&quot;Y&quot;;IF([.C213]=0;&quot; &quot;&amp;[.F213];IF(OR([.D213]=&quot;b&quot;;[.D213]=&quot;pb&quot;);[.E213]&amp;&quot;*&quot;&amp;[.C213]&amp;&quot; &quot;&amp;[.F213]&amp;&quot; &quot;&amp;[.G213];[.E213]&amp;&quot;*&quot;&amp;[.C213]&amp;&quot; &quot;&amp;SUBSTITUTE(SUBSTITUTE([.D213];&quot;-pb-&quot;;&quot; \bar &quot;&quot;&quot;&quot; \pageBreak &quot;);&quot;-b-&quot;;&quot; \bar &quot;&quot;&quot;&quot; \break &quot;)));&quot;&quot;))">
            <text:p/>
          </table:table-cell>
          <table:table-cell table:formula="of:=IF([.AF28]=&quot;&quot;;&quot;&quot;;&quot;\overrideProperty Score.NonMusicalPaperColumn.line-break-system-details #'((Y-offset . &quot;&amp;[.AF28]&amp;&quot;))&quot;)">
            <text:p/>
          </table:table-cell>
          <table:table-cell table:number-columns-repeated="108"/>
          <table:table-cell office:value-type="float" office:value="191" calcext:value-type="float">
            <text:p>191</text:p>
          </table:table-cell>
          <table:table-cell table:formula="of:=IF([$BARS.D194]=&quot;&quot;;&quot;&quot;;[$BARS.D194])">
            <text:p/>
          </table:table-cell>
          <table:table-cell table:formula="of:=IF([$BARS.E194]=&quot;&quot;;&quot;&quot;;[$BARS.E194])">
            <text:p/>
          </table:table-cell>
          <table:table-cell table:formula="of:=IF([$BARS.F194]=&quot;&quot;;&quot;&quot;;[$BARS.F194])" office:value-type="float" office:value="191" calcext:value-type="float">
            <text:p>191</text:p>
          </table:table-cell>
          <table:table-cell table:formula="of:=IF([$BARS.G194]=&quot;&quot;;&quot;&quot;;[$BARS.G194])" office:value-type="float" office:value="191" calcext:value-type="float">
            <text:p>191</text:p>
          </table:table-cell>
          <table:table-cell table:number-columns-repeated="13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formula="of:=IF(ISERROR(SMALL([.$AB$4:.$AB$79];[.A214]));&quot;&quot;;SMALL([.$AB$4:.$AB$79];[.A214]))">
            <text:p/>
          </table:table-cell>
          <table:table-cell table:style-name="ce5" table:formula="of:=IF([.B214]=&quot;&quot;;&quot;&quot;;IF(OR([.D213]=&quot;pb&quot;;[.D213]=&quot;b&quot;;[.D213]=&quot;&quot;);[.B214]-[.B213];[.B214]-[.B213]-1))">
            <text:p/>
          </table:table-cell>
          <table:table-cell table:formula="of:=IF([.B214]=&quot;&quot;;&quot;&quot;;IF(ISNUMBER(MATCH([.B214];[.$AB$4:.$AB$11];0));&quot;&quot;;INDEX([.$AC$23:.$AC$79];MATCH([.B214];[.$AB$23:.$AB$79];0))))">
            <text:p/>
          </table:table-cell>
          <table:table-cell table:formula="of:=IF([.B214]=&quot;&quot;;&quot;&quot;;IF([.B213]&lt;[.$AB$4];INDEX([.$AC$4:.$AC$11];MATCH([.B213];[.$AB$4:.$AB$11];-1));INDEX([.$AC$4:.$AC$11];MATCH([.B213];[.$AB$4:.$AB$11];1))))">
            <text:p/>
          </table:table-cell>
          <table:table-cell table:formula="of:=IF([.D214]=&quot;b&quot;;&quot;\break&quot;;IF([.D214]=&quot;pb&quot;;&quot;\pageBreak&quot;;&quot;&quot;))">
            <text:p/>
          </table:table-cell>
          <table:table-cell table:formula="of:=IF(ISERROR(MATCH([.B214];[.$AB$24:.$AB$79];0));&quot;&quot;;IF(INDEX([.$AD$24:.$AD$79];MATCH([.B214];[.$AB$24:.$AB$79];0))=&quot;&quot;;&quot;&quot;;&quot;\grace {&quot;&amp;INDEX([.$AD$24:.$AD$79];MATCH([.B214];[.$AB$24:.$AB$79];0))&amp;&quot;}&quot;))">
            <text:p/>
          </table:table-cell>
          <table:table-cell/>
          <table:table-cell table:formula="of:=IF([.B214]=&quot;&quot;;&quot;&quot;;IF([.$M$19]=&quot;Y&quot;;IF([.C214]=0;&quot; &quot;&amp;[.F214];IF(OR([.D214]=&quot;b&quot;;[.D214]=&quot;pb&quot;);[.E214]&amp;&quot;*&quot;&amp;[.C214]&amp;&quot; &quot;&amp;[.F214]&amp;&quot; &quot;&amp;[.G214];[.E214]&amp;&quot;*&quot;&amp;[.C214]&amp;&quot; &quot;&amp;SUBSTITUTE(SUBSTITUTE([.D214];&quot;-pb-&quot;;&quot; \bar &quot;&quot;&quot;&quot; \pageBreak &quot;);&quot;-b-&quot;;&quot; \bar &quot;&quot;&quot;&quot; \break &quot;)));&quot;&quot;))">
            <text:p/>
          </table:table-cell>
          <table:table-cell table:formula="of:=IF([.AF29]=&quot;&quot;;&quot;&quot;;&quot;\overrideProperty Score.NonMusicalPaperColumn.line-break-system-details #'((Y-offset . &quot;&amp;[.AF29]&amp;&quot;))&quot;)">
            <text:p/>
          </table:table-cell>
          <table:table-cell table:number-columns-repeated="108"/>
          <table:table-cell office:value-type="float" office:value="192" calcext:value-type="float">
            <text:p>192</text:p>
          </table:table-cell>
          <table:table-cell table:formula="of:=IF([$BARS.D195]=&quot;&quot;;&quot;&quot;;[$BARS.D195])">
            <text:p/>
          </table:table-cell>
          <table:table-cell table:formula="of:=IF([$BARS.E195]=&quot;&quot;;&quot;&quot;;[$BARS.E195])">
            <text:p/>
          </table:table-cell>
          <table:table-cell table:formula="of:=IF([$BARS.F195]=&quot;&quot;;&quot;&quot;;[$BARS.F195])" office:value-type="float" office:value="192" calcext:value-type="float">
            <text:p>192</text:p>
          </table:table-cell>
          <table:table-cell table:formula="of:=IF([$BARS.G195]=&quot;&quot;;&quot;&quot;;[$BARS.G195])" office:value-type="float" office:value="192" calcext:value-type="float">
            <text:p>192</text:p>
          </table:table-cell>
          <table:table-cell table:number-columns-repeated="13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table:formula="of:=IF(ISERROR(SMALL([.$AB$4:.$AB$79];[.A215]));&quot;&quot;;SMALL([.$AB$4:.$AB$79];[.A215]))">
            <text:p/>
          </table:table-cell>
          <table:table-cell table:style-name="ce5" table:formula="of:=IF([.B215]=&quot;&quot;;&quot;&quot;;IF(OR([.D214]=&quot;pb&quot;;[.D214]=&quot;b&quot;;[.D214]=&quot;&quot;);[.B215]-[.B214];[.B215]-[.B214]-1))">
            <text:p/>
          </table:table-cell>
          <table:table-cell table:formula="of:=IF([.B215]=&quot;&quot;;&quot;&quot;;IF(ISNUMBER(MATCH([.B215];[.$AB$4:.$AB$11];0));&quot;&quot;;INDEX([.$AC$23:.$AC$79];MATCH([.B215];[.$AB$23:.$AB$79];0))))">
            <text:p/>
          </table:table-cell>
          <table:table-cell table:formula="of:=IF([.B215]=&quot;&quot;;&quot;&quot;;IF([.B214]&lt;[.$AB$4];INDEX([.$AC$4:.$AC$11];MATCH([.B214];[.$AB$4:.$AB$11];-1));INDEX([.$AC$4:.$AC$11];MATCH([.B214];[.$AB$4:.$AB$11];1))))">
            <text:p/>
          </table:table-cell>
          <table:table-cell table:formula="of:=IF([.D215]=&quot;b&quot;;&quot;\break&quot;;IF([.D215]=&quot;pb&quot;;&quot;\pageBreak&quot;;&quot;&quot;))">
            <text:p/>
          </table:table-cell>
          <table:table-cell table:formula="of:=IF(ISERROR(MATCH([.B215];[.$AB$24:.$AB$79];0));&quot;&quot;;IF(INDEX([.$AD$24:.$AD$79];MATCH([.B215];[.$AB$24:.$AB$79];0))=&quot;&quot;;&quot;&quot;;&quot;\grace {&quot;&amp;INDEX([.$AD$24:.$AD$79];MATCH([.B215];[.$AB$24:.$AB$79];0))&amp;&quot;}&quot;))">
            <text:p/>
          </table:table-cell>
          <table:table-cell/>
          <table:table-cell table:formula="of:=IF([.B215]=&quot;&quot;;&quot;&quot;;IF([.$M$19]=&quot;Y&quot;;IF([.C215]=0;&quot; &quot;&amp;[.F215];IF(OR([.D215]=&quot;b&quot;;[.D215]=&quot;pb&quot;);[.E215]&amp;&quot;*&quot;&amp;[.C215]&amp;&quot; &quot;&amp;[.F215]&amp;&quot; &quot;&amp;[.G215];[.E215]&amp;&quot;*&quot;&amp;[.C215]&amp;&quot; &quot;&amp;SUBSTITUTE(SUBSTITUTE([.D215];&quot;-pb-&quot;;&quot; \bar &quot;&quot;&quot;&quot; \pageBreak &quot;);&quot;-b-&quot;;&quot; \bar &quot;&quot;&quot;&quot; \break &quot;)));&quot;&quot;))">
            <text:p/>
          </table:table-cell>
          <table:table-cell table:formula="of:=IF([.AF30]=&quot;&quot;;&quot;&quot;;&quot;\overrideProperty Score.NonMusicalPaperColumn.line-break-system-details #'((Y-offset . &quot;&amp;[.AF30]&amp;&quot;))&quot;)">
            <text:p/>
          </table:table-cell>
          <table:table-cell table:number-columns-repeated="108"/>
          <table:table-cell office:value-type="float" office:value="193" calcext:value-type="float">
            <text:p>193</text:p>
          </table:table-cell>
          <table:table-cell table:formula="of:=IF([$BARS.D196]=&quot;&quot;;&quot;&quot;;[$BARS.D196])">
            <text:p/>
          </table:table-cell>
          <table:table-cell table:formula="of:=IF([$BARS.E196]=&quot;&quot;;&quot;&quot;;[$BARS.E196])">
            <text:p/>
          </table:table-cell>
          <table:table-cell table:formula="of:=IF([$BARS.F196]=&quot;&quot;;&quot;&quot;;[$BARS.F196])" office:value-type="float" office:value="193" calcext:value-type="float">
            <text:p>193</text:p>
          </table:table-cell>
          <table:table-cell table:formula="of:=IF([$BARS.G196]=&quot;&quot;;&quot;&quot;;[$BARS.G196])" office:value-type="float" office:value="193" calcext:value-type="float">
            <text:p>193</text:p>
          </table:table-cell>
          <table:table-cell table:number-columns-repeated="13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table:formula="of:=IF(ISERROR(SMALL([.$AB$4:.$AB$79];[.A216]));&quot;&quot;;SMALL([.$AB$4:.$AB$79];[.A216]))">
            <text:p/>
          </table:table-cell>
          <table:table-cell table:style-name="ce5" table:formula="of:=IF([.B216]=&quot;&quot;;&quot;&quot;;IF(OR([.D215]=&quot;pb&quot;;[.D215]=&quot;b&quot;;[.D215]=&quot;&quot;);[.B216]-[.B215];[.B216]-[.B215]-1))">
            <text:p/>
          </table:table-cell>
          <table:table-cell table:formula="of:=IF([.B216]=&quot;&quot;;&quot;&quot;;IF(ISNUMBER(MATCH([.B216];[.$AB$4:.$AB$11];0));&quot;&quot;;INDEX([.$AC$23:.$AC$79];MATCH([.B216];[.$AB$23:.$AB$79];0))))">
            <text:p/>
          </table:table-cell>
          <table:table-cell table:formula="of:=IF([.B216]=&quot;&quot;;&quot;&quot;;IF([.B215]&lt;[.$AB$4];INDEX([.$AC$4:.$AC$11];MATCH([.B215];[.$AB$4:.$AB$11];-1));INDEX([.$AC$4:.$AC$11];MATCH([.B215];[.$AB$4:.$AB$11];1))))">
            <text:p/>
          </table:table-cell>
          <table:table-cell table:formula="of:=IF([.D216]=&quot;b&quot;;&quot;\break&quot;;IF([.D216]=&quot;pb&quot;;&quot;\pageBreak&quot;;&quot;&quot;))">
            <text:p/>
          </table:table-cell>
          <table:table-cell table:formula="of:=IF(ISERROR(MATCH([.B216];[.$AB$24:.$AB$79];0));&quot;&quot;;IF(INDEX([.$AD$24:.$AD$79];MATCH([.B216];[.$AB$24:.$AB$79];0))=&quot;&quot;;&quot;&quot;;&quot;\grace {&quot;&amp;INDEX([.$AD$24:.$AD$79];MATCH([.B216];[.$AB$24:.$AB$79];0))&amp;&quot;}&quot;))">
            <text:p/>
          </table:table-cell>
          <table:table-cell/>
          <table:table-cell table:formula="of:=IF([.B216]=&quot;&quot;;&quot;&quot;;IF([.$M$19]=&quot;Y&quot;;IF([.C216]=0;&quot; &quot;&amp;[.F216];IF(OR([.D216]=&quot;b&quot;;[.D216]=&quot;pb&quot;);[.E216]&amp;&quot;*&quot;&amp;[.C216]&amp;&quot; &quot;&amp;[.F216]&amp;&quot; &quot;&amp;[.G216];[.E216]&amp;&quot;*&quot;&amp;[.C216]&amp;&quot; &quot;&amp;SUBSTITUTE(SUBSTITUTE([.D216];&quot;-pb-&quot;;&quot; \bar &quot;&quot;&quot;&quot; \pageBreak &quot;);&quot;-b-&quot;;&quot; \bar &quot;&quot;&quot;&quot; \break &quot;)));&quot;&quot;))">
            <text:p/>
          </table:table-cell>
          <table:table-cell table:formula="of:=IF([.AF31]=&quot;&quot;;&quot;&quot;;&quot;\overrideProperty Score.NonMusicalPaperColumn.line-break-system-details #'((Y-offset . &quot;&amp;[.AF31]&amp;&quot;))&quot;)">
            <text:p/>
          </table:table-cell>
          <table:table-cell table:number-columns-repeated="108"/>
          <table:table-cell office:value-type="float" office:value="194" calcext:value-type="float">
            <text:p>194</text:p>
          </table:table-cell>
          <table:table-cell table:formula="of:=IF([$BARS.D197]=&quot;&quot;;&quot;&quot;;[$BARS.D197])">
            <text:p/>
          </table:table-cell>
          <table:table-cell table:formula="of:=IF([$BARS.E197]=&quot;&quot;;&quot;&quot;;[$BARS.E197])">
            <text:p/>
          </table:table-cell>
          <table:table-cell table:formula="of:=IF([$BARS.F197]=&quot;&quot;;&quot;&quot;;[$BARS.F197])" office:value-type="float" office:value="194" calcext:value-type="float">
            <text:p>194</text:p>
          </table:table-cell>
          <table:table-cell table:formula="of:=IF([$BARS.G197]=&quot;&quot;;&quot;&quot;;[$BARS.G197])" office:value-type="float" office:value="194" calcext:value-type="float">
            <text:p>194</text:p>
          </table:table-cell>
          <table:table-cell table:number-columns-repeated="13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table:formula="of:=IF(ISERROR(SMALL([.$AB$4:.$AB$79];[.A217]));&quot;&quot;;SMALL([.$AB$4:.$AB$79];[.A217]))">
            <text:p/>
          </table:table-cell>
          <table:table-cell table:style-name="ce5" table:formula="of:=IF([.B217]=&quot;&quot;;&quot;&quot;;IF(OR([.D216]=&quot;pb&quot;;[.D216]=&quot;b&quot;;[.D216]=&quot;&quot;);[.B217]-[.B216];[.B217]-[.B216]-1))">
            <text:p/>
          </table:table-cell>
          <table:table-cell table:formula="of:=IF([.B217]=&quot;&quot;;&quot;&quot;;IF(ISNUMBER(MATCH([.B217];[.$AB$4:.$AB$11];0));&quot;&quot;;INDEX([.$AC$23:.$AC$79];MATCH([.B217];[.$AB$23:.$AB$79];0))))">
            <text:p/>
          </table:table-cell>
          <table:table-cell table:formula="of:=IF([.B217]=&quot;&quot;;&quot;&quot;;IF([.B216]&lt;[.$AB$4];INDEX([.$AC$4:.$AC$11];MATCH([.B216];[.$AB$4:.$AB$11];-1));INDEX([.$AC$4:.$AC$11];MATCH([.B216];[.$AB$4:.$AB$11];1))))">
            <text:p/>
          </table:table-cell>
          <table:table-cell table:formula="of:=IF([.D217]=&quot;b&quot;;&quot;\break&quot;;IF([.D217]=&quot;pb&quot;;&quot;\pageBreak&quot;;&quot;&quot;))">
            <text:p/>
          </table:table-cell>
          <table:table-cell table:formula="of:=IF(ISERROR(MATCH([.B217];[.$AB$24:.$AB$79];0));&quot;&quot;;IF(INDEX([.$AD$24:.$AD$79];MATCH([.B217];[.$AB$24:.$AB$79];0))=&quot;&quot;;&quot;&quot;;&quot;\grace {&quot;&amp;INDEX([.$AD$24:.$AD$79];MATCH([.B217];[.$AB$24:.$AB$79];0))&amp;&quot;}&quot;))">
            <text:p/>
          </table:table-cell>
          <table:table-cell/>
          <table:table-cell table:formula="of:=IF([.B217]=&quot;&quot;;&quot;&quot;;IF([.$M$19]=&quot;Y&quot;;IF([.C217]=0;&quot; &quot;&amp;[.F217];IF(OR([.D217]=&quot;b&quot;;[.D217]=&quot;pb&quot;);[.E217]&amp;&quot;*&quot;&amp;[.C217]&amp;&quot; &quot;&amp;[.F217]&amp;&quot; &quot;&amp;[.G217];[.E217]&amp;&quot;*&quot;&amp;[.C217]&amp;&quot; &quot;&amp;SUBSTITUTE(SUBSTITUTE([.D217];&quot;-pb-&quot;;&quot; \bar &quot;&quot;&quot;&quot; \pageBreak &quot;);&quot;-b-&quot;;&quot; \bar &quot;&quot;&quot;&quot; \break &quot;)));&quot;&quot;))">
            <text:p/>
          </table:table-cell>
          <table:table-cell table:formula="of:=IF([.AF32]=&quot;&quot;;&quot;&quot;;&quot;\overrideProperty Score.NonMusicalPaperColumn.line-break-system-details #'((Y-offset . &quot;&amp;[.AF32]&amp;&quot;))&quot;)">
            <text:p/>
          </table:table-cell>
          <table:table-cell table:number-columns-repeated="108"/>
          <table:table-cell office:value-type="float" office:value="195" calcext:value-type="float">
            <text:p>195</text:p>
          </table:table-cell>
          <table:table-cell table:formula="of:=IF([$BARS.D198]=&quot;&quot;;&quot;&quot;;[$BARS.D198])">
            <text:p/>
          </table:table-cell>
          <table:table-cell table:formula="of:=IF([$BARS.E198]=&quot;&quot;;&quot;&quot;;[$BARS.E198])">
            <text:p/>
          </table:table-cell>
          <table:table-cell table:formula="of:=IF([$BARS.F198]=&quot;&quot;;&quot;&quot;;[$BARS.F198])" office:value-type="float" office:value="195" calcext:value-type="float">
            <text:p>195</text:p>
          </table:table-cell>
          <table:table-cell table:formula="of:=IF([$BARS.G198]=&quot;&quot;;&quot;&quot;;[$BARS.G198])" office:value-type="float" office:value="195" calcext:value-type="float">
            <text:p>195</text:p>
          </table:table-cell>
          <table:table-cell table:number-columns-repeated="13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table:formula="of:=IF(ISERROR(SMALL([.$AB$4:.$AB$79];[.A218]));&quot;&quot;;SMALL([.$AB$4:.$AB$79];[.A218]))">
            <text:p/>
          </table:table-cell>
          <table:table-cell table:style-name="ce5" table:formula="of:=IF([.B218]=&quot;&quot;;&quot;&quot;;IF(OR([.D217]=&quot;pb&quot;;[.D217]=&quot;b&quot;;[.D217]=&quot;&quot;);[.B218]-[.B217];[.B218]-[.B217]-1))">
            <text:p/>
          </table:table-cell>
          <table:table-cell table:formula="of:=IF([.B218]=&quot;&quot;;&quot;&quot;;IF(ISNUMBER(MATCH([.B218];[.$AB$4:.$AB$11];0));&quot;&quot;;INDEX([.$AC$23:.$AC$79];MATCH([.B218];[.$AB$23:.$AB$79];0))))">
            <text:p/>
          </table:table-cell>
          <table:table-cell table:formula="of:=IF([.B218]=&quot;&quot;;&quot;&quot;;IF([.B217]&lt;[.$AB$4];INDEX([.$AC$4:.$AC$11];MATCH([.B217];[.$AB$4:.$AB$11];-1));INDEX([.$AC$4:.$AC$11];MATCH([.B217];[.$AB$4:.$AB$11];1))))">
            <text:p/>
          </table:table-cell>
          <table:table-cell table:formula="of:=IF([.D218]=&quot;b&quot;;&quot;\break&quot;;IF([.D218]=&quot;pb&quot;;&quot;\pageBreak&quot;;&quot;&quot;))">
            <text:p/>
          </table:table-cell>
          <table:table-cell table:formula="of:=IF(ISERROR(MATCH([.B218];[.$AB$24:.$AB$79];0));&quot;&quot;;IF(INDEX([.$AD$24:.$AD$79];MATCH([.B218];[.$AB$24:.$AB$79];0))=&quot;&quot;;&quot;&quot;;&quot;\grace {&quot;&amp;INDEX([.$AD$24:.$AD$79];MATCH([.B218];[.$AB$24:.$AB$79];0))&amp;&quot;}&quot;))">
            <text:p/>
          </table:table-cell>
          <table:table-cell/>
          <table:table-cell table:formula="of:=IF([.B218]=&quot;&quot;;&quot;&quot;;IF([.$M$19]=&quot;Y&quot;;IF([.C218]=0;&quot; &quot;&amp;[.F218];IF(OR([.D218]=&quot;b&quot;;[.D218]=&quot;pb&quot;);[.E218]&amp;&quot;*&quot;&amp;[.C218]&amp;&quot; &quot;&amp;[.F218]&amp;&quot; &quot;&amp;[.G218];[.E218]&amp;&quot;*&quot;&amp;[.C218]&amp;&quot; &quot;&amp;SUBSTITUTE(SUBSTITUTE([.D218];&quot;-pb-&quot;;&quot; \bar &quot;&quot;&quot;&quot; \pageBreak &quot;);&quot;-b-&quot;;&quot; \bar &quot;&quot;&quot;&quot; \break &quot;)));&quot;&quot;))">
            <text:p/>
          </table:table-cell>
          <table:table-cell table:formula="of:=IF([.AF33]=&quot;&quot;;&quot;&quot;;&quot;\overrideProperty Score.NonMusicalPaperColumn.line-break-system-details #'((Y-offset . &quot;&amp;[.AF33]&amp;&quot;))&quot;)">
            <text:p/>
          </table:table-cell>
          <table:table-cell table:number-columns-repeated="108"/>
          <table:table-cell office:value-type="float" office:value="196" calcext:value-type="float">
            <text:p>196</text:p>
          </table:table-cell>
          <table:table-cell table:formula="of:=IF([$BARS.D199]=&quot;&quot;;&quot;&quot;;[$BARS.D199])">
            <text:p/>
          </table:table-cell>
          <table:table-cell table:formula="of:=IF([$BARS.E199]=&quot;&quot;;&quot;&quot;;[$BARS.E199])">
            <text:p/>
          </table:table-cell>
          <table:table-cell table:formula="of:=IF([$BARS.F199]=&quot;&quot;;&quot;&quot;;[$BARS.F199])" office:value-type="float" office:value="196" calcext:value-type="float">
            <text:p>196</text:p>
          </table:table-cell>
          <table:table-cell table:formula="of:=IF([$BARS.G199]=&quot;&quot;;&quot;&quot;;[$BARS.G199])" office:value-type="float" office:value="196" calcext:value-type="float">
            <text:p>196</text:p>
          </table:table-cell>
          <table:table-cell table:number-columns-repeated="13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table:formula="of:=IF(ISERROR(SMALL([.$AB$4:.$AB$79];[.A219]));&quot;&quot;;SMALL([.$AB$4:.$AB$79];[.A219]))">
            <text:p/>
          </table:table-cell>
          <table:table-cell table:style-name="ce5" table:formula="of:=IF([.B219]=&quot;&quot;;&quot;&quot;;IF(OR([.D218]=&quot;pb&quot;;[.D218]=&quot;b&quot;;[.D218]=&quot;&quot;);[.B219]-[.B218];[.B219]-[.B218]-1))">
            <text:p/>
          </table:table-cell>
          <table:table-cell table:formula="of:=IF([.B219]=&quot;&quot;;&quot;&quot;;IF(ISNUMBER(MATCH([.B219];[.$AB$4:.$AB$11];0));&quot;&quot;;INDEX([.$AC$23:.$AC$79];MATCH([.B219];[.$AB$23:.$AB$79];0))))">
            <text:p/>
          </table:table-cell>
          <table:table-cell table:formula="of:=IF([.B219]=&quot;&quot;;&quot;&quot;;IF([.B218]&lt;[.$AB$4];INDEX([.$AC$4:.$AC$11];MATCH([.B218];[.$AB$4:.$AB$11];-1));INDEX([.$AC$4:.$AC$11];MATCH([.B218];[.$AB$4:.$AB$11];1))))">
            <text:p/>
          </table:table-cell>
          <table:table-cell table:formula="of:=IF([.D219]=&quot;b&quot;;&quot;\break&quot;;IF([.D219]=&quot;pb&quot;;&quot;\pageBreak&quot;;&quot;&quot;))">
            <text:p/>
          </table:table-cell>
          <table:table-cell table:formula="of:=IF(ISERROR(MATCH([.B219];[.$AB$24:.$AB$79];0));&quot;&quot;;IF(INDEX([.$AD$24:.$AD$79];MATCH([.B219];[.$AB$24:.$AB$79];0))=&quot;&quot;;&quot;&quot;;&quot;\grace {&quot;&amp;INDEX([.$AD$24:.$AD$79];MATCH([.B219];[.$AB$24:.$AB$79];0))&amp;&quot;}&quot;))">
            <text:p/>
          </table:table-cell>
          <table:table-cell/>
          <table:table-cell table:formula="of:=IF([.B219]=&quot;&quot;;&quot;&quot;;IF([.$M$19]=&quot;Y&quot;;IF([.C219]=0;&quot; &quot;&amp;[.F219];IF(OR([.D219]=&quot;b&quot;;[.D219]=&quot;pb&quot;);[.E219]&amp;&quot;*&quot;&amp;[.C219]&amp;&quot; &quot;&amp;[.F219]&amp;&quot; &quot;&amp;[.G219];[.E219]&amp;&quot;*&quot;&amp;[.C219]&amp;&quot; &quot;&amp;SUBSTITUTE(SUBSTITUTE([.D219];&quot;-pb-&quot;;&quot; \bar &quot;&quot;&quot;&quot; \pageBreak &quot;);&quot;-b-&quot;;&quot; \bar &quot;&quot;&quot;&quot; \break &quot;)));&quot;&quot;))">
            <text:p/>
          </table:table-cell>
          <table:table-cell table:formula="of:=IF([.AF34]=&quot;&quot;;&quot;&quot;;&quot;\overrideProperty Score.NonMusicalPaperColumn.line-break-system-details #'((Y-offset . &quot;&amp;[.AF34]&amp;&quot;))&quot;)">
            <text:p/>
          </table:table-cell>
          <table:table-cell table:number-columns-repeated="108"/>
          <table:table-cell office:value-type="float" office:value="197" calcext:value-type="float">
            <text:p>197</text:p>
          </table:table-cell>
          <table:table-cell table:formula="of:=IF([$BARS.D200]=&quot;&quot;;&quot;&quot;;[$BARS.D200])">
            <text:p/>
          </table:table-cell>
          <table:table-cell table:formula="of:=IF([$BARS.E200]=&quot;&quot;;&quot;&quot;;[$BARS.E200])">
            <text:p/>
          </table:table-cell>
          <table:table-cell table:formula="of:=IF([$BARS.F200]=&quot;&quot;;&quot;&quot;;[$BARS.F200])" office:value-type="float" office:value="197" calcext:value-type="float">
            <text:p>197</text:p>
          </table:table-cell>
          <table:table-cell table:formula="of:=IF([$BARS.G200]=&quot;&quot;;&quot;&quot;;[$BARS.G200])" office:value-type="float" office:value="197" calcext:value-type="float">
            <text:p>197</text:p>
          </table:table-cell>
          <table:table-cell table:number-columns-repeated="13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table:formula="of:=IF(ISERROR(SMALL([.$AB$4:.$AB$79];[.A220]));&quot;&quot;;SMALL([.$AB$4:.$AB$79];[.A220]))">
            <text:p/>
          </table:table-cell>
          <table:table-cell table:style-name="ce5" table:formula="of:=IF([.B220]=&quot;&quot;;&quot;&quot;;IF(OR([.D219]=&quot;pb&quot;;[.D219]=&quot;b&quot;;[.D219]=&quot;&quot;);[.B220]-[.B219];[.B220]-[.B219]-1))">
            <text:p/>
          </table:table-cell>
          <table:table-cell table:formula="of:=IF([.B220]=&quot;&quot;;&quot;&quot;;IF(ISNUMBER(MATCH([.B220];[.$AB$4:.$AB$11];0));&quot;&quot;;INDEX([.$AC$23:.$AC$79];MATCH([.B220];[.$AB$23:.$AB$79];0))))">
            <text:p/>
          </table:table-cell>
          <table:table-cell table:formula="of:=IF([.B220]=&quot;&quot;;&quot;&quot;;IF([.B219]&lt;[.$AB$4];INDEX([.$AC$4:.$AC$11];MATCH([.B219];[.$AB$4:.$AB$11];-1));INDEX([.$AC$4:.$AC$11];MATCH([.B219];[.$AB$4:.$AB$11];1))))">
            <text:p/>
          </table:table-cell>
          <table:table-cell table:formula="of:=IF([.D220]=&quot;b&quot;;&quot;\break&quot;;IF([.D220]=&quot;pb&quot;;&quot;\pageBreak&quot;;&quot;&quot;))">
            <text:p/>
          </table:table-cell>
          <table:table-cell table:formula="of:=IF(ISERROR(MATCH([.B220];[.$AB$24:.$AB$79];0));&quot;&quot;;IF(INDEX([.$AD$24:.$AD$79];MATCH([.B220];[.$AB$24:.$AB$79];0))=&quot;&quot;;&quot;&quot;;&quot;\grace {&quot;&amp;INDEX([.$AD$24:.$AD$79];MATCH([.B220];[.$AB$24:.$AB$79];0))&amp;&quot;}&quot;))">
            <text:p/>
          </table:table-cell>
          <table:table-cell/>
          <table:table-cell table:formula="of:=IF([.B220]=&quot;&quot;;&quot;&quot;;IF([.$M$19]=&quot;Y&quot;;IF([.C220]=0;&quot; &quot;&amp;[.F220];IF(OR([.D220]=&quot;b&quot;;[.D220]=&quot;pb&quot;);[.E220]&amp;&quot;*&quot;&amp;[.C220]&amp;&quot; &quot;&amp;[.F220]&amp;&quot; &quot;&amp;[.G220];[.E220]&amp;&quot;*&quot;&amp;[.C220]&amp;&quot; &quot;&amp;SUBSTITUTE(SUBSTITUTE([.D220];&quot;-pb-&quot;;&quot; \bar &quot;&quot;&quot;&quot; \pageBreak &quot;);&quot;-b-&quot;;&quot; \bar &quot;&quot;&quot;&quot; \break &quot;)));&quot;&quot;))">
            <text:p/>
          </table:table-cell>
          <table:table-cell table:formula="of:=IF([.AF35]=&quot;&quot;;&quot;&quot;;&quot;\overrideProperty Score.NonMusicalPaperColumn.line-break-system-details #'((Y-offset . &quot;&amp;[.AF35]&amp;&quot;))&quot;)">
            <text:p/>
          </table:table-cell>
          <table:table-cell table:number-columns-repeated="108"/>
          <table:table-cell office:value-type="float" office:value="198" calcext:value-type="float">
            <text:p>198</text:p>
          </table:table-cell>
          <table:table-cell table:formula="of:=IF([$BARS.D201]=&quot;&quot;;&quot;&quot;;[$BARS.D201])">
            <text:p/>
          </table:table-cell>
          <table:table-cell table:formula="of:=IF([$BARS.E201]=&quot;&quot;;&quot;&quot;;[$BARS.E201])">
            <text:p/>
          </table:table-cell>
          <table:table-cell table:formula="of:=IF([$BARS.F201]=&quot;&quot;;&quot;&quot;;[$BARS.F201])">
            <text:p/>
          </table:table-cell>
          <table:table-cell table:formula="of:=IF([$BARS.G201]=&quot;&quot;;&quot;&quot;;[$BARS.G201])" office:value-type="float" office:value="198" calcext:value-type="float">
            <text:p>198</text:p>
          </table:table-cell>
          <table:table-cell table:number-columns-repeated="13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table:formula="of:=IF(ISERROR(SMALL([.$AB$4:.$AB$79];[.A221]));&quot;&quot;;SMALL([.$AB$4:.$AB$79];[.A221]))">
            <text:p/>
          </table:table-cell>
          <table:table-cell table:style-name="ce5" table:formula="of:=IF([.B221]=&quot;&quot;;&quot;&quot;;IF(OR([.D220]=&quot;pb&quot;;[.D220]=&quot;b&quot;;[.D220]=&quot;&quot;);[.B221]-[.B220];[.B221]-[.B220]-1))">
            <text:p/>
          </table:table-cell>
          <table:table-cell table:formula="of:=IF([.B221]=&quot;&quot;;&quot;&quot;;IF(ISNUMBER(MATCH([.B221];[.$AB$4:.$AB$11];0));&quot;&quot;;INDEX([.$AC$23:.$AC$79];MATCH([.B221];[.$AB$23:.$AB$79];0))))">
            <text:p/>
          </table:table-cell>
          <table:table-cell table:formula="of:=IF([.B221]=&quot;&quot;;&quot;&quot;;IF([.B220]&lt;[.$AB$4];INDEX([.$AC$4:.$AC$11];MATCH([.B220];[.$AB$4:.$AB$11];-1));INDEX([.$AC$4:.$AC$11];MATCH([.B220];[.$AB$4:.$AB$11];1))))">
            <text:p/>
          </table:table-cell>
          <table:table-cell table:formula="of:=IF([.D221]=&quot;b&quot;;&quot;\break&quot;;IF([.D221]=&quot;pb&quot;;&quot;\pageBreak&quot;;&quot;&quot;))">
            <text:p/>
          </table:table-cell>
          <table:table-cell table:formula="of:=IF(ISERROR(MATCH([.B221];[.$AB$24:.$AB$79];0));&quot;&quot;;IF(INDEX([.$AD$24:.$AD$79];MATCH([.B221];[.$AB$24:.$AB$79];0))=&quot;&quot;;&quot;&quot;;&quot;\grace {&quot;&amp;INDEX([.$AD$24:.$AD$79];MATCH([.B221];[.$AB$24:.$AB$79];0))&amp;&quot;}&quot;))">
            <text:p/>
          </table:table-cell>
          <table:table-cell/>
          <table:table-cell table:formula="of:=IF([.B221]=&quot;&quot;;&quot;&quot;;IF([.$M$19]=&quot;Y&quot;;IF([.C221]=0;&quot; &quot;&amp;[.F221];IF(OR([.D221]=&quot;b&quot;;[.D221]=&quot;pb&quot;);[.E221]&amp;&quot;*&quot;&amp;[.C221]&amp;&quot; &quot;&amp;[.F221]&amp;&quot; &quot;&amp;[.G221];[.E221]&amp;&quot;*&quot;&amp;[.C221]&amp;&quot; &quot;&amp;SUBSTITUTE(SUBSTITUTE([.D221];&quot;-pb-&quot;;&quot; \bar &quot;&quot;&quot;&quot; \pageBreak &quot;);&quot;-b-&quot;;&quot; \bar &quot;&quot;&quot;&quot; \break &quot;)));&quot;&quot;))">
            <text:p/>
          </table:table-cell>
          <table:table-cell table:formula="of:=IF([.AF36]=&quot;&quot;;&quot;&quot;;&quot;\overrideProperty Score.NonMusicalPaperColumn.line-break-system-details #'((Y-offset . &quot;&amp;[.AF36]&amp;&quot;))&quot;)">
            <text:p/>
          </table:table-cell>
          <table:table-cell table:number-columns-repeated="108"/>
          <table:table-cell office:value-type="float" office:value="199" calcext:value-type="float">
            <text:p>199</text:p>
          </table:table-cell>
          <table:table-cell table:formula="of:=IF([$BARS.D202]=&quot;&quot;;&quot;&quot;;[$BARS.D202])">
            <text:p/>
          </table:table-cell>
          <table:table-cell table:formula="of:=IF([$BARS.E202]=&quot;&quot;;&quot;&quot;;[$BARS.E202])">
            <text:p/>
          </table:table-cell>
          <table:table-cell table:formula="of:=IF([$BARS.F202]=&quot;&quot;;&quot;&quot;;[$BARS.F202])">
            <text:p/>
          </table:table-cell>
          <table:table-cell table:formula="of:=IF([$BARS.G202]=&quot;&quot;;&quot;&quot;;[$BARS.G202])" office:value-type="float" office:value="199" calcext:value-type="float">
            <text:p>199</text:p>
          </table:table-cell>
          <table:table-cell table:number-columns-repeated="13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table:formula="of:=IF(ISERROR(SMALL([.$AB$4:.$AB$79];[.A222]));&quot;&quot;;SMALL([.$AB$4:.$AB$79];[.A222]))">
            <text:p/>
          </table:table-cell>
          <table:table-cell table:style-name="ce5" table:formula="of:=IF([.B222]=&quot;&quot;;&quot;&quot;;IF(OR([.D221]=&quot;pb&quot;;[.D221]=&quot;b&quot;;[.D221]=&quot;&quot;);[.B222]-[.B221];[.B222]-[.B221]-1))">
            <text:p/>
          </table:table-cell>
          <table:table-cell table:formula="of:=IF([.B222]=&quot;&quot;;&quot;&quot;;IF(ISNUMBER(MATCH([.B222];[.$AB$4:.$AB$11];0));&quot;&quot;;INDEX([.$AC$23:.$AC$79];MATCH([.B222];[.$AB$23:.$AB$79];0))))">
            <text:p/>
          </table:table-cell>
          <table:table-cell table:formula="of:=IF([.B222]=&quot;&quot;;&quot;&quot;;IF([.B221]&lt;[.$AB$4];INDEX([.$AC$4:.$AC$11];MATCH([.B221];[.$AB$4:.$AB$11];-1));INDEX([.$AC$4:.$AC$11];MATCH([.B221];[.$AB$4:.$AB$11];1))))">
            <text:p/>
          </table:table-cell>
          <table:table-cell table:formula="of:=IF([.D222]=&quot;b&quot;;&quot;\break&quot;;IF([.D222]=&quot;pb&quot;;&quot;\pageBreak&quot;;&quot;&quot;))">
            <text:p/>
          </table:table-cell>
          <table:table-cell table:formula="of:=IF(ISERROR(MATCH([.B222];[.$AB$24:.$AB$79];0));&quot;&quot;;IF(INDEX([.$AD$24:.$AD$79];MATCH([.B222];[.$AB$24:.$AB$79];0))=&quot;&quot;;&quot;&quot;;&quot;\grace {&quot;&amp;INDEX([.$AD$24:.$AD$79];MATCH([.B222];[.$AB$24:.$AB$79];0))&amp;&quot;}&quot;))">
            <text:p/>
          </table:table-cell>
          <table:table-cell/>
          <table:table-cell table:formula="of:=IF([.B222]=&quot;&quot;;&quot;&quot;;IF([.$M$19]=&quot;Y&quot;;IF([.C222]=0;&quot; &quot;&amp;[.F222];IF(OR([.D222]=&quot;b&quot;;[.D222]=&quot;pb&quot;);[.E222]&amp;&quot;*&quot;&amp;[.C222]&amp;&quot; &quot;&amp;[.F222]&amp;&quot; &quot;&amp;[.G222];[.E222]&amp;&quot;*&quot;&amp;[.C222]&amp;&quot; &quot;&amp;SUBSTITUTE(SUBSTITUTE([.D222];&quot;-pb-&quot;;&quot; \bar &quot;&quot;&quot;&quot; \pageBreak &quot;);&quot;-b-&quot;;&quot; \bar &quot;&quot;&quot;&quot; \break &quot;)));&quot;&quot;))">
            <text:p/>
          </table:table-cell>
          <table:table-cell table:formula="of:=IF([.AF37]=&quot;&quot;;&quot;&quot;;&quot;\overrideProperty Score.NonMusicalPaperColumn.line-break-system-details #'((Y-offset . &quot;&amp;[.AF37]&amp;&quot;))&quot;)">
            <text:p/>
          </table:table-cell>
          <table:table-cell table:number-columns-repeated="108"/>
          <table:table-cell office:value-type="float" office:value="200" calcext:value-type="float">
            <text:p>200</text:p>
          </table:table-cell>
          <table:table-cell table:formula="of:=IF([$BARS.D203]=&quot;&quot;;&quot;&quot;;[$BARS.D203])">
            <text:p/>
          </table:table-cell>
          <table:table-cell table:formula="of:=IF([$BARS.E203]=&quot;&quot;;&quot;&quot;;[$BARS.E203])">
            <text:p/>
          </table:table-cell>
          <table:table-cell table:formula="of:=IF([$BARS.F203]=&quot;&quot;;&quot;&quot;;[$BARS.F203])">
            <text:p/>
          </table:table-cell>
          <table:table-cell table:formula="of:=IF([$BARS.G203]=&quot;&quot;;&quot;&quot;;[$BARS.G203])" office:value-type="float" office:value="200" calcext:value-type="float">
            <text:p>200</text:p>
          </table:table-cell>
          <table:table-cell table:number-columns-repeated="13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table:formula="of:=IF(ISERROR(SMALL([.$AB$4:.$AB$79];[.A223]));&quot;&quot;;SMALL([.$AB$4:.$AB$79];[.A223]))">
            <text:p/>
          </table:table-cell>
          <table:table-cell table:style-name="ce5" table:formula="of:=IF([.B223]=&quot;&quot;;&quot;&quot;;IF(OR([.D222]=&quot;pb&quot;;[.D222]=&quot;b&quot;;[.D222]=&quot;&quot;);[.B223]-[.B222];[.B223]-[.B222]-1))">
            <text:p/>
          </table:table-cell>
          <table:table-cell table:formula="of:=IF([.B223]=&quot;&quot;;&quot;&quot;;IF(ISNUMBER(MATCH([.B223];[.$AB$4:.$AB$11];0));&quot;&quot;;INDEX([.$AC$23:.$AC$79];MATCH([.B223];[.$AB$23:.$AB$79];0))))">
            <text:p/>
          </table:table-cell>
          <table:table-cell table:formula="of:=IF([.B223]=&quot;&quot;;&quot;&quot;;IF([.B222]&lt;[.$AB$4];INDEX([.$AC$4:.$AC$11];MATCH([.B222];[.$AB$4:.$AB$11];-1));INDEX([.$AC$4:.$AC$11];MATCH([.B222];[.$AB$4:.$AB$11];1))))">
            <text:p/>
          </table:table-cell>
          <table:table-cell table:formula="of:=IF([.D223]=&quot;b&quot;;&quot;\break&quot;;IF([.D223]=&quot;pb&quot;;&quot;\pageBreak&quot;;&quot;&quot;))">
            <text:p/>
          </table:table-cell>
          <table:table-cell table:formula="of:=IF(ISERROR(MATCH([.B223];[.$AB$24:.$AB$79];0));&quot;&quot;;IF(INDEX([.$AD$24:.$AD$79];MATCH([.B223];[.$AB$24:.$AB$79];0))=&quot;&quot;;&quot;&quot;;&quot;\grace {&quot;&amp;INDEX([.$AD$24:.$AD$79];MATCH([.B223];[.$AB$24:.$AB$79];0))&amp;&quot;}&quot;))">
            <text:p/>
          </table:table-cell>
          <table:table-cell/>
          <table:table-cell table:formula="of:=IF([.B223]=&quot;&quot;;&quot;&quot;;IF([.$M$19]=&quot;Y&quot;;IF([.C223]=0;&quot; &quot;&amp;[.F223];IF(OR([.D223]=&quot;b&quot;;[.D223]=&quot;pb&quot;);[.E223]&amp;&quot;*&quot;&amp;[.C223]&amp;&quot; &quot;&amp;[.F223]&amp;&quot; &quot;&amp;[.G223];[.E223]&amp;&quot;*&quot;&amp;[.C223]&amp;&quot; &quot;&amp;SUBSTITUTE(SUBSTITUTE([.D223];&quot;-pb-&quot;;&quot; \bar &quot;&quot;&quot;&quot; \pageBreak &quot;);&quot;-b-&quot;;&quot; \bar &quot;&quot;&quot;&quot; \break &quot;)));&quot;&quot;))">
            <text:p/>
          </table:table-cell>
          <table:table-cell table:formula="of:=IF([.AF38]=&quot;&quot;;&quot;&quot;;&quot;\overrideProperty Score.NonMusicalPaperColumn.line-break-system-details #'((Y-offset . &quot;&amp;[.AF38]&amp;&quot;))&quot;)">
            <text:p/>
          </table:table-cell>
          <table:table-cell table:number-columns-repeated="108"/>
          <table:table-cell office:value-type="float" office:value="201" calcext:value-type="float">
            <text:p>201</text:p>
          </table:table-cell>
          <table:table-cell table:formula="of:=IF([$BARS.D204]=&quot;&quot;;&quot;&quot;;[$BARS.D204])">
            <text:p/>
          </table:table-cell>
          <table:table-cell table:formula="of:=IF([$BARS.E204]=&quot;&quot;;&quot;&quot;;[$BARS.E204])">
            <text:p/>
          </table:table-cell>
          <table:table-cell table:formula="of:=IF([$BARS.F204]=&quot;&quot;;&quot;&quot;;[$BARS.F204])">
            <text:p/>
          </table:table-cell>
          <table:table-cell table:formula="of:=IF([$BARS.G204]=&quot;&quot;;&quot;&quot;;[$BARS.G204])" office:value-type="float" office:value="201" calcext:value-type="float">
            <text:p>201</text:p>
          </table:table-cell>
          <table:table-cell table:number-columns-repeated="13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table:formula="of:=IF(ISERROR(SMALL([.$AB$4:.$AB$79];[.A224]));&quot;&quot;;SMALL([.$AB$4:.$AB$79];[.A224]))">
            <text:p/>
          </table:table-cell>
          <table:table-cell table:style-name="ce5" table:formula="of:=IF([.B224]=&quot;&quot;;&quot;&quot;;IF(OR([.D223]=&quot;pb&quot;;[.D223]=&quot;b&quot;;[.D223]=&quot;&quot;);[.B224]-[.B223];[.B224]-[.B223]-1))">
            <text:p/>
          </table:table-cell>
          <table:table-cell table:formula="of:=IF([.B224]=&quot;&quot;;&quot;&quot;;IF(ISNUMBER(MATCH([.B224];[.$AB$4:.$AB$11];0));&quot;&quot;;INDEX([.$AC$23:.$AC$79];MATCH([.B224];[.$AB$23:.$AB$79];0))))">
            <text:p/>
          </table:table-cell>
          <table:table-cell table:formula="of:=IF([.B224]=&quot;&quot;;&quot;&quot;;IF([.B223]&lt;[.$AB$4];INDEX([.$AC$4:.$AC$11];MATCH([.B223];[.$AB$4:.$AB$11];-1));INDEX([.$AC$4:.$AC$11];MATCH([.B223];[.$AB$4:.$AB$11];1))))">
            <text:p/>
          </table:table-cell>
          <table:table-cell table:formula="of:=IF([.D224]=&quot;b&quot;;&quot;\break&quot;;IF([.D224]=&quot;pb&quot;;&quot;\pageBreak&quot;;&quot;&quot;))">
            <text:p/>
          </table:table-cell>
          <table:table-cell table:formula="of:=IF(ISERROR(MATCH([.B224];[.$AB$24:.$AB$79];0));&quot;&quot;;IF(INDEX([.$AD$24:.$AD$79];MATCH([.B224];[.$AB$24:.$AB$79];0))=&quot;&quot;;&quot;&quot;;&quot;\grace {&quot;&amp;INDEX([.$AD$24:.$AD$79];MATCH([.B224];[.$AB$24:.$AB$79];0))&amp;&quot;}&quot;))">
            <text:p/>
          </table:table-cell>
          <table:table-cell/>
          <table:table-cell table:formula="of:=IF([.B224]=&quot;&quot;;&quot;&quot;;IF([.$M$19]=&quot;Y&quot;;IF([.C224]=0;&quot; &quot;&amp;[.F224];IF(OR([.D224]=&quot;b&quot;;[.D224]=&quot;pb&quot;);[.E224]&amp;&quot;*&quot;&amp;[.C224]&amp;&quot; &quot;&amp;[.F224]&amp;&quot; &quot;&amp;[.G224];[.E224]&amp;&quot;*&quot;&amp;[.C224]&amp;&quot; &quot;&amp;SUBSTITUTE(SUBSTITUTE([.D224];&quot;-pb-&quot;;&quot; \bar &quot;&quot;&quot;&quot; \pageBreak &quot;);&quot;-b-&quot;;&quot; \bar &quot;&quot;&quot;&quot; \break &quot;)));&quot;&quot;))">
            <text:p/>
          </table:table-cell>
          <table:table-cell table:formula="of:=IF([.AF39]=&quot;&quot;;&quot;&quot;;&quot;\overrideProperty Score.NonMusicalPaperColumn.line-break-system-details #'((Y-offset . &quot;&amp;[.AF39]&amp;&quot;))&quot;)">
            <text:p/>
          </table:table-cell>
          <table:table-cell table:number-columns-repeated="108"/>
          <table:table-cell office:value-type="float" office:value="202" calcext:value-type="float">
            <text:p>202</text:p>
          </table:table-cell>
          <table:table-cell table:formula="of:=IF([$BARS.D205]=&quot;&quot;;&quot;&quot;;[$BARS.D205])">
            <text:p/>
          </table:table-cell>
          <table:table-cell table:formula="of:=IF([$BARS.E205]=&quot;&quot;;&quot;&quot;;[$BARS.E205])">
            <text:p/>
          </table:table-cell>
          <table:table-cell table:formula="of:=IF([$BARS.F205]=&quot;&quot;;&quot;&quot;;[$BARS.F205])">
            <text:p/>
          </table:table-cell>
          <table:table-cell table:formula="of:=IF([$BARS.G205]=&quot;&quot;;&quot;&quot;;[$BARS.G205])" office:value-type="float" office:value="202" calcext:value-type="float">
            <text:p>202</text:p>
          </table:table-cell>
          <table:table-cell table:number-columns-repeated="13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table:formula="of:=IF(ISERROR(SMALL([.$AB$4:.$AB$79];[.A225]));&quot;&quot;;SMALL([.$AB$4:.$AB$79];[.A225]))">
            <text:p/>
          </table:table-cell>
          <table:table-cell table:style-name="ce5" table:formula="of:=IF([.B225]=&quot;&quot;;&quot;&quot;;IF(OR([.D224]=&quot;pb&quot;;[.D224]=&quot;b&quot;;[.D224]=&quot;&quot;);[.B225]-[.B224];[.B225]-[.B224]-1))">
            <text:p/>
          </table:table-cell>
          <table:table-cell table:formula="of:=IF([.B225]=&quot;&quot;;&quot;&quot;;IF(ISNUMBER(MATCH([.B225];[.$AB$4:.$AB$11];0));&quot;&quot;;INDEX([.$AC$23:.$AC$79];MATCH([.B225];[.$AB$23:.$AB$79];0))))">
            <text:p/>
          </table:table-cell>
          <table:table-cell table:formula="of:=IF([.B225]=&quot;&quot;;&quot;&quot;;IF([.B224]&lt;[.$AB$4];INDEX([.$AC$4:.$AC$11];MATCH([.B224];[.$AB$4:.$AB$11];-1));INDEX([.$AC$4:.$AC$11];MATCH([.B224];[.$AB$4:.$AB$11];1))))">
            <text:p/>
          </table:table-cell>
          <table:table-cell table:formula="of:=IF([.D225]=&quot;b&quot;;&quot;\break&quot;;IF([.D225]=&quot;pb&quot;;&quot;\pageBreak&quot;;&quot;&quot;))">
            <text:p/>
          </table:table-cell>
          <table:table-cell table:formula="of:=IF(ISERROR(MATCH([.B225];[.$AB$24:.$AB$79];0));&quot;&quot;;IF(INDEX([.$AD$24:.$AD$79];MATCH([.B225];[.$AB$24:.$AB$79];0))=&quot;&quot;;&quot;&quot;;&quot;\grace {&quot;&amp;INDEX([.$AD$24:.$AD$79];MATCH([.B225];[.$AB$24:.$AB$79];0))&amp;&quot;}&quot;))">
            <text:p/>
          </table:table-cell>
          <table:table-cell/>
          <table:table-cell table:formula="of:=IF([.B225]=&quot;&quot;;&quot;&quot;;IF([.$M$19]=&quot;Y&quot;;IF([.C225]=0;&quot; &quot;&amp;[.F225];IF(OR([.D225]=&quot;b&quot;;[.D225]=&quot;pb&quot;);[.E225]&amp;&quot;*&quot;&amp;[.C225]&amp;&quot; &quot;&amp;[.F225]&amp;&quot; &quot;&amp;[.G225];[.E225]&amp;&quot;*&quot;&amp;[.C225]&amp;&quot; &quot;&amp;SUBSTITUTE(SUBSTITUTE([.D225];&quot;-pb-&quot;;&quot; \bar &quot;&quot;&quot;&quot; \pageBreak &quot;);&quot;-b-&quot;;&quot; \bar &quot;&quot;&quot;&quot; \break &quot;)));&quot;&quot;))">
            <text:p/>
          </table:table-cell>
          <table:table-cell table:formula="of:=IF([.AF40]=&quot;&quot;;&quot;&quot;;&quot;\overrideProperty Score.NonMusicalPaperColumn.line-break-system-details #'((Y-offset . &quot;&amp;[.AF40]&amp;&quot;))&quot;)">
            <text:p/>
          </table:table-cell>
          <table:table-cell table:number-columns-repeated="108"/>
          <table:table-cell office:value-type="float" office:value="203" calcext:value-type="float">
            <text:p>203</text:p>
          </table:table-cell>
          <table:table-cell table:formula="of:=IF([$BARS.D206]=&quot;&quot;;&quot;&quot;;[$BARS.D206])">
            <text:p/>
          </table:table-cell>
          <table:table-cell table:formula="of:=IF([$BARS.E206]=&quot;&quot;;&quot;&quot;;[$BARS.E206])">
            <text:p/>
          </table:table-cell>
          <table:table-cell table:formula="of:=IF([$BARS.F206]=&quot;&quot;;&quot;&quot;;[$BARS.F206])">
            <text:p/>
          </table:table-cell>
          <table:table-cell table:formula="of:=IF([$BARS.G206]=&quot;&quot;;&quot;&quot;;[$BARS.G206])" office:value-type="float" office:value="203" calcext:value-type="float">
            <text:p>203</text:p>
          </table:table-cell>
          <table:table-cell table:number-columns-repeated="13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table:formula="of:=IF(ISERROR(SMALL([.$AB$4:.$AB$79];[.A226]));&quot;&quot;;SMALL([.$AB$4:.$AB$79];[.A226]))">
            <text:p/>
          </table:table-cell>
          <table:table-cell table:style-name="ce5" table:formula="of:=IF([.B226]=&quot;&quot;;&quot;&quot;;IF(OR([.D225]=&quot;pb&quot;;[.D225]=&quot;b&quot;;[.D225]=&quot;&quot;);[.B226]-[.B225];[.B226]-[.B225]-1))">
            <text:p/>
          </table:table-cell>
          <table:table-cell table:formula="of:=IF([.B226]=&quot;&quot;;&quot;&quot;;IF(ISNUMBER(MATCH([.B226];[.$AB$4:.$AB$11];0));&quot;&quot;;INDEX([.$AC$23:.$AC$79];MATCH([.B226];[.$AB$23:.$AB$79];0))))">
            <text:p/>
          </table:table-cell>
          <table:table-cell table:formula="of:=IF([.B226]=&quot;&quot;;&quot;&quot;;IF([.B225]&lt;[.$AB$4];INDEX([.$AC$4:.$AC$11];MATCH([.B225];[.$AB$4:.$AB$11];-1));INDEX([.$AC$4:.$AC$11];MATCH([.B225];[.$AB$4:.$AB$11];1))))">
            <text:p/>
          </table:table-cell>
          <table:table-cell table:formula="of:=IF([.D226]=&quot;b&quot;;&quot;\break&quot;;IF([.D226]=&quot;pb&quot;;&quot;\pageBreak&quot;;&quot;&quot;))">
            <text:p/>
          </table:table-cell>
          <table:table-cell table:formula="of:=IF(ISERROR(MATCH([.B226];[.$AB$24:.$AB$79];0));&quot;&quot;;IF(INDEX([.$AD$24:.$AD$79];MATCH([.B226];[.$AB$24:.$AB$79];0))=&quot;&quot;;&quot;&quot;;&quot;\grace {&quot;&amp;INDEX([.$AD$24:.$AD$79];MATCH([.B226];[.$AB$24:.$AB$79];0))&amp;&quot;}&quot;))">
            <text:p/>
          </table:table-cell>
          <table:table-cell/>
          <table:table-cell table:formula="of:=IF([.B226]=&quot;&quot;;&quot;&quot;;IF([.$M$19]=&quot;Y&quot;;IF([.C226]=0;&quot; &quot;&amp;[.F226];IF(OR([.D226]=&quot;b&quot;;[.D226]=&quot;pb&quot;);[.E226]&amp;&quot;*&quot;&amp;[.C226]&amp;&quot; &quot;&amp;[.F226]&amp;&quot; &quot;&amp;[.G226];[.E226]&amp;&quot;*&quot;&amp;[.C226]&amp;&quot; &quot;&amp;SUBSTITUTE(SUBSTITUTE([.D226];&quot;-pb-&quot;;&quot; \bar &quot;&quot;&quot;&quot; \pageBreak &quot;);&quot;-b-&quot;;&quot; \bar &quot;&quot;&quot;&quot; \break &quot;)));&quot;&quot;))">
            <text:p/>
          </table:table-cell>
          <table:table-cell table:formula="of:=IF([.AF41]=&quot;&quot;;&quot;&quot;;&quot;\overrideProperty Score.NonMusicalPaperColumn.line-break-system-details #'((Y-offset . &quot;&amp;[.AF41]&amp;&quot;))&quot;)">
            <text:p/>
          </table:table-cell>
          <table:table-cell table:number-columns-repeated="108"/>
          <table:table-cell office:value-type="float" office:value="204" calcext:value-type="float">
            <text:p>204</text:p>
          </table:table-cell>
          <table:table-cell table:formula="of:=IF([$BARS.D207]=&quot;&quot;;&quot;&quot;;[$BARS.D207])">
            <text:p/>
          </table:table-cell>
          <table:table-cell table:formula="of:=IF([$BARS.E207]=&quot;&quot;;&quot;&quot;;[$BARS.E207])">
            <text:p/>
          </table:table-cell>
          <table:table-cell table:formula="of:=IF([$BARS.F207]=&quot;&quot;;&quot;&quot;;[$BARS.F207])">
            <text:p/>
          </table:table-cell>
          <table:table-cell table:formula="of:=IF([$BARS.G207]=&quot;&quot;;&quot;&quot;;[$BARS.G207])" office:value-type="float" office:value="204" calcext:value-type="float">
            <text:p>204</text:p>
          </table:table-cell>
          <table:table-cell table:number-columns-repeated="13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table:formula="of:=IF(ISERROR(SMALL([.$AB$4:.$AB$79];[.A227]));&quot;&quot;;SMALL([.$AB$4:.$AB$79];[.A227]))">
            <text:p/>
          </table:table-cell>
          <table:table-cell table:style-name="ce5" table:formula="of:=IF([.B227]=&quot;&quot;;&quot;&quot;;IF(OR([.D226]=&quot;pb&quot;;[.D226]=&quot;b&quot;;[.D226]=&quot;&quot;);[.B227]-[.B226];[.B227]-[.B226]-1))">
            <text:p/>
          </table:table-cell>
          <table:table-cell table:formula="of:=IF([.B227]=&quot;&quot;;&quot;&quot;;IF(ISNUMBER(MATCH([.B227];[.$AB$4:.$AB$11];0));&quot;&quot;;INDEX([.$AC$23:.$AC$79];MATCH([.B227];[.$AB$23:.$AB$79];0))))">
            <text:p/>
          </table:table-cell>
          <table:table-cell table:formula="of:=IF([.B227]=&quot;&quot;;&quot;&quot;;IF([.B226]&lt;[.$AB$4];INDEX([.$AC$4:.$AC$11];MATCH([.B226];[.$AB$4:.$AB$11];-1));INDEX([.$AC$4:.$AC$11];MATCH([.B226];[.$AB$4:.$AB$11];1))))">
            <text:p/>
          </table:table-cell>
          <table:table-cell table:formula="of:=IF([.D227]=&quot;b&quot;;&quot;\break&quot;;IF([.D227]=&quot;pb&quot;;&quot;\pageBreak&quot;;&quot;&quot;))">
            <text:p/>
          </table:table-cell>
          <table:table-cell table:formula="of:=IF(ISERROR(MATCH([.B227];[.$AB$24:.$AB$79];0));&quot;&quot;;IF(INDEX([.$AD$24:.$AD$79];MATCH([.B227];[.$AB$24:.$AB$79];0))=&quot;&quot;;&quot;&quot;;&quot;\grace {&quot;&amp;INDEX([.$AD$24:.$AD$79];MATCH([.B227];[.$AB$24:.$AB$79];0))&amp;&quot;}&quot;))">
            <text:p/>
          </table:table-cell>
          <table:table-cell/>
          <table:table-cell table:formula="of:=IF([.B227]=&quot;&quot;;&quot;&quot;;IF([.$M$19]=&quot;Y&quot;;IF([.C227]=0;&quot; &quot;&amp;[.F227];IF(OR([.D227]=&quot;b&quot;;[.D227]=&quot;pb&quot;);[.E227]&amp;&quot;*&quot;&amp;[.C227]&amp;&quot; &quot;&amp;[.F227]&amp;&quot; &quot;&amp;[.G227];[.E227]&amp;&quot;*&quot;&amp;[.C227]&amp;&quot; &quot;&amp;SUBSTITUTE(SUBSTITUTE([.D227];&quot;-pb-&quot;;&quot; \bar &quot;&quot;&quot;&quot; \pageBreak &quot;);&quot;-b-&quot;;&quot; \bar &quot;&quot;&quot;&quot; \break &quot;)));&quot;&quot;))">
            <text:p/>
          </table:table-cell>
          <table:table-cell table:formula="of:=IF([.AF42]=&quot;&quot;;&quot;&quot;;&quot;\overrideProperty Score.NonMusicalPaperColumn.line-break-system-details #'((Y-offset . &quot;&amp;[.AF42]&amp;&quot;))&quot;)">
            <text:p/>
          </table:table-cell>
          <table:table-cell table:number-columns-repeated="108"/>
          <table:table-cell office:value-type="float" office:value="205" calcext:value-type="float">
            <text:p>205</text:p>
          </table:table-cell>
          <table:table-cell table:formula="of:=IF([$BARS.D208]=&quot;&quot;;&quot;&quot;;[$BARS.D208])">
            <text:p/>
          </table:table-cell>
          <table:table-cell table:formula="of:=IF([$BARS.E208]=&quot;&quot;;&quot;&quot;;[$BARS.E208])">
            <text:p/>
          </table:table-cell>
          <table:table-cell table:formula="of:=IF([$BARS.F208]=&quot;&quot;;&quot;&quot;;[$BARS.F208])">
            <text:p/>
          </table:table-cell>
          <table:table-cell table:formula="of:=IF([$BARS.G208]=&quot;&quot;;&quot;&quot;;[$BARS.G208])" office:value-type="float" office:value="205" calcext:value-type="float">
            <text:p>205</text:p>
          </table:table-cell>
          <table:table-cell table:number-columns-repeated="13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table:formula="of:=IF(ISERROR(SMALL([.$AB$4:.$AB$79];[.A228]));&quot;&quot;;SMALL([.$AB$4:.$AB$79];[.A228]))">
            <text:p/>
          </table:table-cell>
          <table:table-cell table:style-name="ce5" table:formula="of:=IF([.B228]=&quot;&quot;;&quot;&quot;;IF(OR([.D227]=&quot;pb&quot;;[.D227]=&quot;b&quot;;[.D227]=&quot;&quot;);[.B228]-[.B227];[.B228]-[.B227]-1))">
            <text:p/>
          </table:table-cell>
          <table:table-cell table:formula="of:=IF([.B228]=&quot;&quot;;&quot;&quot;;IF(ISNUMBER(MATCH([.B228];[.$AB$4:.$AB$11];0));&quot;&quot;;INDEX([.$AC$23:.$AC$79];MATCH([.B228];[.$AB$23:.$AB$79];0))))">
            <text:p/>
          </table:table-cell>
          <table:table-cell table:formula="of:=IF([.B228]=&quot;&quot;;&quot;&quot;;IF([.B227]&lt;[.$AB$4];INDEX([.$AC$4:.$AC$11];MATCH([.B227];[.$AB$4:.$AB$11];-1));INDEX([.$AC$4:.$AC$11];MATCH([.B227];[.$AB$4:.$AB$11];1))))">
            <text:p/>
          </table:table-cell>
          <table:table-cell table:formula="of:=IF([.D228]=&quot;b&quot;;&quot;\break&quot;;IF([.D228]=&quot;pb&quot;;&quot;\pageBreak&quot;;&quot;&quot;))">
            <text:p/>
          </table:table-cell>
          <table:table-cell table:formula="of:=IF(ISERROR(MATCH([.B228];[.$AB$24:.$AB$79];0));&quot;&quot;;IF(INDEX([.$AD$24:.$AD$79];MATCH([.B228];[.$AB$24:.$AB$79];0))=&quot;&quot;;&quot;&quot;;&quot;\grace {&quot;&amp;INDEX([.$AD$24:.$AD$79];MATCH([.B228];[.$AB$24:.$AB$79];0))&amp;&quot;}&quot;))">
            <text:p/>
          </table:table-cell>
          <table:table-cell/>
          <table:table-cell table:formula="of:=IF([.B228]=&quot;&quot;;&quot;&quot;;IF([.$M$19]=&quot;Y&quot;;IF([.C228]=0;&quot; &quot;&amp;[.F228];IF(OR([.D228]=&quot;b&quot;;[.D228]=&quot;pb&quot;);[.E228]&amp;&quot;*&quot;&amp;[.C228]&amp;&quot; &quot;&amp;[.F228]&amp;&quot; &quot;&amp;[.G228];[.E228]&amp;&quot;*&quot;&amp;[.C228]&amp;&quot; &quot;&amp;SUBSTITUTE(SUBSTITUTE([.D228];&quot;-pb-&quot;;&quot; \bar &quot;&quot;&quot;&quot; \pageBreak &quot;);&quot;-b-&quot;;&quot; \bar &quot;&quot;&quot;&quot; \break &quot;)));&quot;&quot;))">
            <text:p/>
          </table:table-cell>
          <table:table-cell table:formula="of:=IF([.AF43]=&quot;&quot;;&quot;&quot;;&quot;\overrideProperty Score.NonMusicalPaperColumn.line-break-system-details #'((Y-offset . &quot;&amp;[.AF43]&amp;&quot;))&quot;)">
            <text:p/>
          </table:table-cell>
          <table:table-cell table:number-columns-repeated="108"/>
          <table:table-cell office:value-type="float" office:value="206" calcext:value-type="float">
            <text:p>206</text:p>
          </table:table-cell>
          <table:table-cell table:formula="of:=IF([$BARS.D209]=&quot;&quot;;&quot;&quot;;[$BARS.D209])">
            <text:p/>
          </table:table-cell>
          <table:table-cell table:formula="of:=IF([$BARS.E209]=&quot;&quot;;&quot;&quot;;[$BARS.E209])">
            <text:p/>
          </table:table-cell>
          <table:table-cell table:formula="of:=IF([$BARS.F209]=&quot;&quot;;&quot;&quot;;[$BARS.F209])">
            <text:p/>
          </table:table-cell>
          <table:table-cell table:formula="of:=IF([$BARS.G209]=&quot;&quot;;&quot;&quot;;[$BARS.G209])" office:value-type="float" office:value="206" calcext:value-type="float">
            <text:p>206</text:p>
          </table:table-cell>
          <table:table-cell table:number-columns-repeated="13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table:formula="of:=IF(ISERROR(SMALL([.$AB$4:.$AB$79];[.A229]));&quot;&quot;;SMALL([.$AB$4:.$AB$79];[.A229]))">
            <text:p/>
          </table:table-cell>
          <table:table-cell table:style-name="ce5" table:formula="of:=IF([.B229]=&quot;&quot;;&quot;&quot;;IF(OR([.D228]=&quot;pb&quot;;[.D228]=&quot;b&quot;;[.D228]=&quot;&quot;);[.B229]-[.B228];[.B229]-[.B228]-1))">
            <text:p/>
          </table:table-cell>
          <table:table-cell table:formula="of:=IF([.B229]=&quot;&quot;;&quot;&quot;;IF(ISNUMBER(MATCH([.B229];[.$AB$4:.$AB$11];0));&quot;&quot;;INDEX([.$AC$23:.$AC$79];MATCH([.B229];[.$AB$23:.$AB$79];0))))">
            <text:p/>
          </table:table-cell>
          <table:table-cell table:formula="of:=IF([.B229]=&quot;&quot;;&quot;&quot;;IF([.B228]&lt;[.$AB$4];INDEX([.$AC$4:.$AC$11];MATCH([.B228];[.$AB$4:.$AB$11];-1));INDEX([.$AC$4:.$AC$11];MATCH([.B228];[.$AB$4:.$AB$11];1))))">
            <text:p/>
          </table:table-cell>
          <table:table-cell table:formula="of:=IF([.D229]=&quot;b&quot;;&quot;\break&quot;;IF([.D229]=&quot;pb&quot;;&quot;\pageBreak&quot;;&quot;&quot;))">
            <text:p/>
          </table:table-cell>
          <table:table-cell table:formula="of:=IF(ISERROR(MATCH([.B229];[.$AB$24:.$AB$79];0));&quot;&quot;;IF(INDEX([.$AD$24:.$AD$79];MATCH([.B229];[.$AB$24:.$AB$79];0))=&quot;&quot;;&quot;&quot;;&quot;\grace {&quot;&amp;INDEX([.$AD$24:.$AD$79];MATCH([.B229];[.$AB$24:.$AB$79];0))&amp;&quot;}&quot;))">
            <text:p/>
          </table:table-cell>
          <table:table-cell/>
          <table:table-cell table:formula="of:=IF([.B229]=&quot;&quot;;&quot;&quot;;IF([.$M$19]=&quot;Y&quot;;IF([.C229]=0;&quot; &quot;&amp;[.F229];IF(OR([.D229]=&quot;b&quot;;[.D229]=&quot;pb&quot;);[.E229]&amp;&quot;*&quot;&amp;[.C229]&amp;&quot; &quot;&amp;[.F229]&amp;&quot; &quot;&amp;[.G229];[.E229]&amp;&quot;*&quot;&amp;[.C229]&amp;&quot; &quot;&amp;SUBSTITUTE(SUBSTITUTE([.D229];&quot;-pb-&quot;;&quot; \bar &quot;&quot;&quot;&quot; \pageBreak &quot;);&quot;-b-&quot;;&quot; \bar &quot;&quot;&quot;&quot; \break &quot;)));&quot;&quot;))">
            <text:p/>
          </table:table-cell>
          <table:table-cell table:formula="of:=IF([.AF44]=&quot;&quot;;&quot;&quot;;&quot;\overrideProperty Score.NonMusicalPaperColumn.line-break-system-details #'((Y-offset . &quot;&amp;[.AF44]&amp;&quot;))&quot;)">
            <text:p/>
          </table:table-cell>
          <table:table-cell table:number-columns-repeated="108"/>
          <table:table-cell office:value-type="float" office:value="207" calcext:value-type="float">
            <text:p>207</text:p>
          </table:table-cell>
          <table:table-cell table:formula="of:=IF([$BARS.D210]=&quot;&quot;;&quot;&quot;;[$BARS.D210])">
            <text:p/>
          </table:table-cell>
          <table:table-cell table:formula="of:=IF([$BARS.E210]=&quot;&quot;;&quot;&quot;;[$BARS.E210])">
            <text:p/>
          </table:table-cell>
          <table:table-cell table:formula="of:=IF([$BARS.F210]=&quot;&quot;;&quot;&quot;;[$BARS.F210])">
            <text:p/>
          </table:table-cell>
          <table:table-cell table:formula="of:=IF([$BARS.G210]=&quot;&quot;;&quot;&quot;;[$BARS.G210])" office:value-type="float" office:value="207" calcext:value-type="float">
            <text:p>207</text:p>
          </table:table-cell>
          <table:table-cell table:number-columns-repeated="13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table:formula="of:=IF(ISERROR(SMALL([.$AB$4:.$AB$79];[.A230]));&quot;&quot;;SMALL([.$AB$4:.$AB$79];[.A230]))">
            <text:p/>
          </table:table-cell>
          <table:table-cell table:style-name="ce5" table:formula="of:=IF([.B230]=&quot;&quot;;&quot;&quot;;IF(OR([.D229]=&quot;pb&quot;;[.D229]=&quot;b&quot;;[.D229]=&quot;&quot;);[.B230]-[.B229];[.B230]-[.B229]-1))">
            <text:p/>
          </table:table-cell>
          <table:table-cell table:formula="of:=IF([.B230]=&quot;&quot;;&quot;&quot;;IF(ISNUMBER(MATCH([.B230];[.$AB$4:.$AB$11];0));&quot;&quot;;INDEX([.$AC$23:.$AC$79];MATCH([.B230];[.$AB$23:.$AB$79];0))))">
            <text:p/>
          </table:table-cell>
          <table:table-cell table:formula="of:=IF([.B230]=&quot;&quot;;&quot;&quot;;IF([.B229]&lt;[.$AB$4];INDEX([.$AC$4:.$AC$11];MATCH([.B229];[.$AB$4:.$AB$11];-1));INDEX([.$AC$4:.$AC$11];MATCH([.B229];[.$AB$4:.$AB$11];1))))">
            <text:p/>
          </table:table-cell>
          <table:table-cell table:formula="of:=IF([.D230]=&quot;b&quot;;&quot;\break&quot;;IF([.D230]=&quot;pb&quot;;&quot;\pageBreak&quot;;&quot;&quot;))">
            <text:p/>
          </table:table-cell>
          <table:table-cell table:formula="of:=IF(ISERROR(MATCH([.B230];[.$AB$24:.$AB$79];0));&quot;&quot;;IF(INDEX([.$AD$24:.$AD$79];MATCH([.B230];[.$AB$24:.$AB$79];0))=&quot;&quot;;&quot;&quot;;&quot;\grace {&quot;&amp;INDEX([.$AD$24:.$AD$79];MATCH([.B230];[.$AB$24:.$AB$79];0))&amp;&quot;}&quot;))">
            <text:p/>
          </table:table-cell>
          <table:table-cell/>
          <table:table-cell table:formula="of:=IF([.B230]=&quot;&quot;;&quot;&quot;;IF([.$M$19]=&quot;Y&quot;;IF([.C230]=0;&quot; &quot;&amp;[.F230];IF(OR([.D230]=&quot;b&quot;;[.D230]=&quot;pb&quot;);[.E230]&amp;&quot;*&quot;&amp;[.C230]&amp;&quot; &quot;&amp;[.F230]&amp;&quot; &quot;&amp;[.G230];[.E230]&amp;&quot;*&quot;&amp;[.C230]&amp;&quot; &quot;&amp;SUBSTITUTE(SUBSTITUTE([.D230];&quot;-pb-&quot;;&quot; \bar &quot;&quot;&quot;&quot; \pageBreak &quot;);&quot;-b-&quot;;&quot; \bar &quot;&quot;&quot;&quot; \break &quot;)));&quot;&quot;))">
            <text:p/>
          </table:table-cell>
          <table:table-cell table:formula="of:=IF([.AF45]=&quot;&quot;;&quot;&quot;;&quot;\overrideProperty Score.NonMusicalPaperColumn.line-break-system-details #'((Y-offset . &quot;&amp;[.AF45]&amp;&quot;))&quot;)">
            <text:p/>
          </table:table-cell>
          <table:table-cell table:number-columns-repeated="108"/>
          <table:table-cell office:value-type="float" office:value="208" calcext:value-type="float">
            <text:p>208</text:p>
          </table:table-cell>
          <table:table-cell table:formula="of:=IF([$BARS.D211]=&quot;&quot;;&quot;&quot;;[$BARS.D211])">
            <text:p/>
          </table:table-cell>
          <table:table-cell table:formula="of:=IF([$BARS.E211]=&quot;&quot;;&quot;&quot;;[$BARS.E211])">
            <text:p/>
          </table:table-cell>
          <table:table-cell table:formula="of:=IF([$BARS.F211]=&quot;&quot;;&quot;&quot;;[$BARS.F211])">
            <text:p/>
          </table:table-cell>
          <table:table-cell table:formula="of:=IF([$BARS.G211]=&quot;&quot;;&quot;&quot;;[$BARS.G211])" office:value-type="float" office:value="208" calcext:value-type="float">
            <text:p>208</text:p>
          </table:table-cell>
          <table:table-cell table:number-columns-repeated="13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table:formula="of:=IF(ISERROR(SMALL([.$AB$4:.$AB$79];[.A231]));&quot;&quot;;SMALL([.$AB$4:.$AB$79];[.A231]))">
            <text:p/>
          </table:table-cell>
          <table:table-cell table:style-name="ce5" table:formula="of:=IF([.B231]=&quot;&quot;;&quot;&quot;;IF(OR([.D230]=&quot;pb&quot;;[.D230]=&quot;b&quot;;[.D230]=&quot;&quot;);[.B231]-[.B230];[.B231]-[.B230]-1))">
            <text:p/>
          </table:table-cell>
          <table:table-cell table:formula="of:=IF([.B231]=&quot;&quot;;&quot;&quot;;IF(ISNUMBER(MATCH([.B231];[.$AB$4:.$AB$11];0));&quot;&quot;;INDEX([.$AC$23:.$AC$79];MATCH([.B231];[.$AB$23:.$AB$79];0))))">
            <text:p/>
          </table:table-cell>
          <table:table-cell table:formula="of:=IF([.B231]=&quot;&quot;;&quot;&quot;;IF([.B230]&lt;[.$AB$4];INDEX([.$AC$4:.$AC$11];MATCH([.B230];[.$AB$4:.$AB$11];-1));INDEX([.$AC$4:.$AC$11];MATCH([.B230];[.$AB$4:.$AB$11];1))))">
            <text:p/>
          </table:table-cell>
          <table:table-cell table:formula="of:=IF([.D231]=&quot;b&quot;;&quot;\break&quot;;IF([.D231]=&quot;pb&quot;;&quot;\pageBreak&quot;;&quot;&quot;))">
            <text:p/>
          </table:table-cell>
          <table:table-cell table:formula="of:=IF(ISERROR(MATCH([.B231];[.$AB$24:.$AB$79];0));&quot;&quot;;IF(INDEX([.$AD$24:.$AD$79];MATCH([.B231];[.$AB$24:.$AB$79];0))=&quot;&quot;;&quot;&quot;;&quot;\grace {&quot;&amp;INDEX([.$AD$24:.$AD$79];MATCH([.B231];[.$AB$24:.$AB$79];0))&amp;&quot;}&quot;))">
            <text:p/>
          </table:table-cell>
          <table:table-cell/>
          <table:table-cell table:formula="of:=IF([.B231]=&quot;&quot;;&quot;&quot;;IF([.$M$19]=&quot;Y&quot;;IF([.C231]=0;&quot; &quot;&amp;[.F231];IF(OR([.D231]=&quot;b&quot;;[.D231]=&quot;pb&quot;);[.E231]&amp;&quot;*&quot;&amp;[.C231]&amp;&quot; &quot;&amp;[.F231]&amp;&quot; &quot;&amp;[.G231];[.E231]&amp;&quot;*&quot;&amp;[.C231]&amp;&quot; &quot;&amp;SUBSTITUTE(SUBSTITUTE([.D231];&quot;-pb-&quot;;&quot; \bar &quot;&quot;&quot;&quot; \pageBreak &quot;);&quot;-b-&quot;;&quot; \bar &quot;&quot;&quot;&quot; \break &quot;)));&quot;&quot;))">
            <text:p/>
          </table:table-cell>
          <table:table-cell table:formula="of:=IF([.AF46]=&quot;&quot;;&quot;&quot;;&quot;\overrideProperty Score.NonMusicalPaperColumn.line-break-system-details #'((Y-offset . &quot;&amp;[.AF46]&amp;&quot;))&quot;)">
            <text:p/>
          </table:table-cell>
          <table:table-cell table:number-columns-repeated="108"/>
          <table:table-cell office:value-type="float" office:value="209" calcext:value-type="float">
            <text:p>209</text:p>
          </table:table-cell>
          <table:table-cell table:formula="of:=IF([$BARS.D212]=&quot;&quot;;&quot;&quot;;[$BARS.D212])">
            <text:p/>
          </table:table-cell>
          <table:table-cell table:formula="of:=IF([$BARS.E212]=&quot;&quot;;&quot;&quot;;[$BARS.E212])">
            <text:p/>
          </table:table-cell>
          <table:table-cell table:formula="of:=IF([$BARS.F212]=&quot;&quot;;&quot;&quot;;[$BARS.F212])">
            <text:p/>
          </table:table-cell>
          <table:table-cell table:formula="of:=IF([$BARS.G212]=&quot;&quot;;&quot;&quot;;[$BARS.G212])" office:value-type="float" office:value="209" calcext:value-type="float">
            <text:p>209</text:p>
          </table:table-cell>
          <table:table-cell table:number-columns-repeated="13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table:formula="of:=IF(ISERROR(SMALL([.$AB$4:.$AB$79];[.A232]));&quot;&quot;;SMALL([.$AB$4:.$AB$79];[.A232]))">
            <text:p/>
          </table:table-cell>
          <table:table-cell table:style-name="ce5" table:formula="of:=IF([.B232]=&quot;&quot;;&quot;&quot;;IF(OR([.D231]=&quot;pb&quot;;[.D231]=&quot;b&quot;;[.D231]=&quot;&quot;);[.B232]-[.B231];[.B232]-[.B231]-1))">
            <text:p/>
          </table:table-cell>
          <table:table-cell table:formula="of:=IF([.B232]=&quot;&quot;;&quot;&quot;;IF(ISNUMBER(MATCH([.B232];[.$AB$4:.$AB$11];0));&quot;&quot;;INDEX([.$AC$23:.$AC$79];MATCH([.B232];[.$AB$23:.$AB$79];0))))">
            <text:p/>
          </table:table-cell>
          <table:table-cell table:formula="of:=IF([.B232]=&quot;&quot;;&quot;&quot;;IF([.B231]&lt;[.$AB$4];INDEX([.$AC$4:.$AC$11];MATCH([.B231];[.$AB$4:.$AB$11];-1));INDEX([.$AC$4:.$AC$11];MATCH([.B231];[.$AB$4:.$AB$11];1))))">
            <text:p/>
          </table:table-cell>
          <table:table-cell table:formula="of:=IF([.D232]=&quot;b&quot;;&quot;\break&quot;;IF([.D232]=&quot;pb&quot;;&quot;\pageBreak&quot;;&quot;&quot;))">
            <text:p/>
          </table:table-cell>
          <table:table-cell table:formula="of:=IF(ISERROR(MATCH([.B232];[.$AB$24:.$AB$79];0));&quot;&quot;;IF(INDEX([.$AD$24:.$AD$79];MATCH([.B232];[.$AB$24:.$AB$79];0))=&quot;&quot;;&quot;&quot;;&quot;\grace {&quot;&amp;INDEX([.$AD$24:.$AD$79];MATCH([.B232];[.$AB$24:.$AB$79];0))&amp;&quot;}&quot;))">
            <text:p/>
          </table:table-cell>
          <table:table-cell/>
          <table:table-cell table:formula="of:=IF([.B232]=&quot;&quot;;&quot;&quot;;IF([.$M$19]=&quot;Y&quot;;IF([.C232]=0;&quot; &quot;&amp;[.F232];IF(OR([.D232]=&quot;b&quot;;[.D232]=&quot;pb&quot;);[.E232]&amp;&quot;*&quot;&amp;[.C232]&amp;&quot; &quot;&amp;[.F232]&amp;&quot; &quot;&amp;[.G232];[.E232]&amp;&quot;*&quot;&amp;[.C232]&amp;&quot; &quot;&amp;SUBSTITUTE(SUBSTITUTE([.D232];&quot;-pb-&quot;;&quot; \bar &quot;&quot;&quot;&quot; \pageBreak &quot;);&quot;-b-&quot;;&quot; \bar &quot;&quot;&quot;&quot; \break &quot;)));&quot;&quot;))">
            <text:p/>
          </table:table-cell>
          <table:table-cell table:formula="of:=IF([.AF47]=&quot;&quot;;&quot;&quot;;&quot;\overrideProperty Score.NonMusicalPaperColumn.line-break-system-details #'((Y-offset . &quot;&amp;[.AF47]&amp;&quot;))&quot;)">
            <text:p/>
          </table:table-cell>
          <table:table-cell table:number-columns-repeated="108"/>
          <table:table-cell office:value-type="float" office:value="210" calcext:value-type="float">
            <text:p>210</text:p>
          </table:table-cell>
          <table:table-cell table:formula="of:=IF([$BARS.D213]=&quot;&quot;;&quot;&quot;;[$BARS.D213])">
            <text:p/>
          </table:table-cell>
          <table:table-cell table:formula="of:=IF([$BARS.E213]=&quot;&quot;;&quot;&quot;;[$BARS.E213])">
            <text:p/>
          </table:table-cell>
          <table:table-cell table:formula="of:=IF([$BARS.F213]=&quot;&quot;;&quot;&quot;;[$BARS.F213])">
            <text:p/>
          </table:table-cell>
          <table:table-cell table:formula="of:=IF([$BARS.G213]=&quot;&quot;;&quot;&quot;;[$BARS.G213])" office:value-type="float" office:value="210" calcext:value-type="float">
            <text:p>210</text:p>
          </table:table-cell>
          <table:table-cell table:number-columns-repeated="13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table:formula="of:=IF(ISERROR(SMALL([.$AB$4:.$AB$79];[.A233]));&quot;&quot;;SMALL([.$AB$4:.$AB$79];[.A233]))">
            <text:p/>
          </table:table-cell>
          <table:table-cell table:style-name="ce5" table:formula="of:=IF([.B233]=&quot;&quot;;&quot;&quot;;IF(OR([.D232]=&quot;pb&quot;;[.D232]=&quot;b&quot;;[.D232]=&quot;&quot;);[.B233]-[.B232];[.B233]-[.B232]-1))">
            <text:p/>
          </table:table-cell>
          <table:table-cell table:formula="of:=IF([.B233]=&quot;&quot;;&quot;&quot;;IF(ISNUMBER(MATCH([.B233];[.$AB$4:.$AB$11];0));&quot;&quot;;INDEX([.$AC$23:.$AC$79];MATCH([.B233];[.$AB$23:.$AB$79];0))))">
            <text:p/>
          </table:table-cell>
          <table:table-cell table:formula="of:=IF([.B233]=&quot;&quot;;&quot;&quot;;IF([.B232]&lt;[.$AB$4];INDEX([.$AC$4:.$AC$11];MATCH([.B232];[.$AB$4:.$AB$11];-1));INDEX([.$AC$4:.$AC$11];MATCH([.B232];[.$AB$4:.$AB$11];1))))">
            <text:p/>
          </table:table-cell>
          <table:table-cell table:formula="of:=IF([.D233]=&quot;b&quot;;&quot;\break&quot;;IF([.D233]=&quot;pb&quot;;&quot;\pageBreak&quot;;&quot;&quot;))">
            <text:p/>
          </table:table-cell>
          <table:table-cell table:formula="of:=IF(ISERROR(MATCH([.B233];[.$AB$24:.$AB$79];0));&quot;&quot;;IF(INDEX([.$AD$24:.$AD$79];MATCH([.B233];[.$AB$24:.$AB$79];0))=&quot;&quot;;&quot;&quot;;&quot;\grace {&quot;&amp;INDEX([.$AD$24:.$AD$79];MATCH([.B233];[.$AB$24:.$AB$79];0))&amp;&quot;}&quot;))">
            <text:p/>
          </table:table-cell>
          <table:table-cell/>
          <table:table-cell table:formula="of:=IF([.B233]=&quot;&quot;;&quot;&quot;;IF([.$M$19]=&quot;Y&quot;;IF([.C233]=0;&quot; &quot;&amp;[.F233];IF(OR([.D233]=&quot;b&quot;;[.D233]=&quot;pb&quot;);[.E233]&amp;&quot;*&quot;&amp;[.C233]&amp;&quot; &quot;&amp;[.F233]&amp;&quot; &quot;&amp;[.G233];[.E233]&amp;&quot;*&quot;&amp;[.C233]&amp;&quot; &quot;&amp;SUBSTITUTE(SUBSTITUTE([.D233];&quot;-pb-&quot;;&quot; \bar &quot;&quot;&quot;&quot; \pageBreak &quot;);&quot;-b-&quot;;&quot; \bar &quot;&quot;&quot;&quot; \break &quot;)));&quot;&quot;))">
            <text:p/>
          </table:table-cell>
          <table:table-cell table:formula="of:=IF([.AF48]=&quot;&quot;;&quot;&quot;;&quot;\overrideProperty Score.NonMusicalPaperColumn.line-break-system-details #'((Y-offset . &quot;&amp;[.AF48]&amp;&quot;))&quot;)">
            <text:p/>
          </table:table-cell>
          <table:table-cell table:number-columns-repeated="108"/>
          <table:table-cell office:value-type="float" office:value="211" calcext:value-type="float">
            <text:p>211</text:p>
          </table:table-cell>
          <table:table-cell table:formula="of:=IF([$BARS.D214]=&quot;&quot;;&quot;&quot;;[$BARS.D214])">
            <text:p/>
          </table:table-cell>
          <table:table-cell table:formula="of:=IF([$BARS.E214]=&quot;&quot;;&quot;&quot;;[$BARS.E214])">
            <text:p/>
          </table:table-cell>
          <table:table-cell table:formula="of:=IF([$BARS.F214]=&quot;&quot;;&quot;&quot;;[$BARS.F214])">
            <text:p/>
          </table:table-cell>
          <table:table-cell table:formula="of:=IF([$BARS.G214]=&quot;&quot;;&quot;&quot;;[$BARS.G214])" office:value-type="float" office:value="211" calcext:value-type="float">
            <text:p>211</text:p>
          </table:table-cell>
          <table:table-cell table:number-columns-repeated="13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table:formula="of:=IF(ISERROR(SMALL([.$AB$4:.$AB$79];[.A234]));&quot;&quot;;SMALL([.$AB$4:.$AB$79];[.A234]))">
            <text:p/>
          </table:table-cell>
          <table:table-cell table:style-name="ce5" table:formula="of:=IF([.B234]=&quot;&quot;;&quot;&quot;;IF(OR([.D233]=&quot;pb&quot;;[.D233]=&quot;b&quot;;[.D233]=&quot;&quot;);[.B234]-[.B233];[.B234]-[.B233]-1))">
            <text:p/>
          </table:table-cell>
          <table:table-cell table:formula="of:=IF([.B234]=&quot;&quot;;&quot;&quot;;IF(ISNUMBER(MATCH([.B234];[.$AB$4:.$AB$11];0));&quot;&quot;;INDEX([.$AC$23:.$AC$79];MATCH([.B234];[.$AB$23:.$AB$79];0))))">
            <text:p/>
          </table:table-cell>
          <table:table-cell table:formula="of:=IF([.B234]=&quot;&quot;;&quot;&quot;;IF([.B233]&lt;[.$AB$4];INDEX([.$AC$4:.$AC$11];MATCH([.B233];[.$AB$4:.$AB$11];-1));INDEX([.$AC$4:.$AC$11];MATCH([.B233];[.$AB$4:.$AB$11];1))))">
            <text:p/>
          </table:table-cell>
          <table:table-cell table:formula="of:=IF([.D234]=&quot;b&quot;;&quot;\break&quot;;IF([.D234]=&quot;pb&quot;;&quot;\pageBreak&quot;;&quot;&quot;))">
            <text:p/>
          </table:table-cell>
          <table:table-cell table:formula="of:=IF(ISERROR(MATCH([.B234];[.$AB$24:.$AB$79];0));&quot;&quot;;IF(INDEX([.$AD$24:.$AD$79];MATCH([.B234];[.$AB$24:.$AB$79];0))=&quot;&quot;;&quot;&quot;;&quot;\grace {&quot;&amp;INDEX([.$AD$24:.$AD$79];MATCH([.B234];[.$AB$24:.$AB$79];0))&amp;&quot;}&quot;))">
            <text:p/>
          </table:table-cell>
          <table:table-cell/>
          <table:table-cell table:formula="of:=IF([.B234]=&quot;&quot;;&quot;&quot;;IF([.$M$19]=&quot;Y&quot;;IF([.C234]=0;&quot; &quot;&amp;[.F234];IF(OR([.D234]=&quot;b&quot;;[.D234]=&quot;pb&quot;);[.E234]&amp;&quot;*&quot;&amp;[.C234]&amp;&quot; &quot;&amp;[.F234]&amp;&quot; &quot;&amp;[.G234];[.E234]&amp;&quot;*&quot;&amp;[.C234]&amp;&quot; &quot;&amp;SUBSTITUTE(SUBSTITUTE([.D234];&quot;-pb-&quot;;&quot; \bar &quot;&quot;&quot;&quot; \pageBreak &quot;);&quot;-b-&quot;;&quot; \bar &quot;&quot;&quot;&quot; \break &quot;)));&quot;&quot;))">
            <text:p/>
          </table:table-cell>
          <table:table-cell table:formula="of:=IF([.AF49]=&quot;&quot;;&quot;&quot;;&quot;\overrideProperty Score.NonMusicalPaperColumn.line-break-system-details #'((Y-offset . &quot;&amp;[.AF49]&amp;&quot;))&quot;)">
            <text:p/>
          </table:table-cell>
          <table:table-cell table:number-columns-repeated="108"/>
          <table:table-cell office:value-type="float" office:value="212" calcext:value-type="float">
            <text:p>212</text:p>
          </table:table-cell>
          <table:table-cell table:formula="of:=IF([$BARS.D215]=&quot;&quot;;&quot;&quot;;[$BARS.D215])">
            <text:p/>
          </table:table-cell>
          <table:table-cell table:formula="of:=IF([$BARS.E215]=&quot;&quot;;&quot;&quot;;[$BARS.E215])">
            <text:p/>
          </table:table-cell>
          <table:table-cell table:formula="of:=IF([$BARS.F215]=&quot;&quot;;&quot;&quot;;[$BARS.F215])">
            <text:p/>
          </table:table-cell>
          <table:table-cell table:formula="of:=IF([$BARS.G215]=&quot;&quot;;&quot;&quot;;[$BARS.G215])" office:value-type="float" office:value="212" calcext:value-type="float">
            <text:p>212</text:p>
          </table:table-cell>
          <table:table-cell table:number-columns-repeated="13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table:formula="of:=IF(ISERROR(SMALL([.$AB$4:.$AB$79];[.A235]));&quot;&quot;;SMALL([.$AB$4:.$AB$79];[.A235]))">
            <text:p/>
          </table:table-cell>
          <table:table-cell table:style-name="ce5" table:formula="of:=IF([.B235]=&quot;&quot;;&quot;&quot;;IF(OR([.D234]=&quot;pb&quot;;[.D234]=&quot;b&quot;;[.D234]=&quot;&quot;);[.B235]-[.B234];[.B235]-[.B234]-1))">
            <text:p/>
          </table:table-cell>
          <table:table-cell table:formula="of:=IF([.B235]=&quot;&quot;;&quot;&quot;;IF(ISNUMBER(MATCH([.B235];[.$AB$4:.$AB$11];0));&quot;&quot;;INDEX([.$AC$23:.$AC$79];MATCH([.B235];[.$AB$23:.$AB$79];0))))">
            <text:p/>
          </table:table-cell>
          <table:table-cell table:formula="of:=IF([.B235]=&quot;&quot;;&quot;&quot;;IF([.B234]&lt;[.$AB$4];INDEX([.$AC$4:.$AC$11];MATCH([.B234];[.$AB$4:.$AB$11];-1));INDEX([.$AC$4:.$AC$11];MATCH([.B234];[.$AB$4:.$AB$11];1))))">
            <text:p/>
          </table:table-cell>
          <table:table-cell table:formula="of:=IF([.D235]=&quot;b&quot;;&quot;\break&quot;;IF([.D235]=&quot;pb&quot;;&quot;\pageBreak&quot;;&quot;&quot;))">
            <text:p/>
          </table:table-cell>
          <table:table-cell table:formula="of:=IF(ISERROR(MATCH([.B235];[.$AB$24:.$AB$79];0));&quot;&quot;;IF(INDEX([.$AD$24:.$AD$79];MATCH([.B235];[.$AB$24:.$AB$79];0))=&quot;&quot;;&quot;&quot;;&quot;\grace {&quot;&amp;INDEX([.$AD$24:.$AD$79];MATCH([.B235];[.$AB$24:.$AB$79];0))&amp;&quot;}&quot;))">
            <text:p/>
          </table:table-cell>
          <table:table-cell/>
          <table:table-cell table:formula="of:=IF([.B235]=&quot;&quot;;&quot;&quot;;IF([.$M$19]=&quot;Y&quot;;IF([.C235]=0;&quot; &quot;&amp;[.F235];IF(OR([.D235]=&quot;b&quot;;[.D235]=&quot;pb&quot;);[.E235]&amp;&quot;*&quot;&amp;[.C235]&amp;&quot; &quot;&amp;[.F235]&amp;&quot; &quot;&amp;[.G235];[.E235]&amp;&quot;*&quot;&amp;[.C235]&amp;&quot; &quot;&amp;SUBSTITUTE(SUBSTITUTE([.D235];&quot;-pb-&quot;;&quot; \bar &quot;&quot;&quot;&quot; \pageBreak &quot;);&quot;-b-&quot;;&quot; \bar &quot;&quot;&quot;&quot; \break &quot;)));&quot;&quot;))">
            <text:p/>
          </table:table-cell>
          <table:table-cell table:formula="of:=IF([.AF50]=&quot;&quot;;&quot;&quot;;&quot;\overrideProperty Score.NonMusicalPaperColumn.line-break-system-details #'((Y-offset . &quot;&amp;[.AF50]&amp;&quot;))&quot;)">
            <text:p/>
          </table:table-cell>
          <table:table-cell table:number-columns-repeated="108"/>
          <table:table-cell office:value-type="float" office:value="213" calcext:value-type="float">
            <text:p>213</text:p>
          </table:table-cell>
          <table:table-cell table:formula="of:=IF([$BARS.D216]=&quot;&quot;;&quot;&quot;;[$BARS.D216])">
            <text:p/>
          </table:table-cell>
          <table:table-cell table:formula="of:=IF([$BARS.E216]=&quot;&quot;;&quot;&quot;;[$BARS.E216])">
            <text:p/>
          </table:table-cell>
          <table:table-cell table:formula="of:=IF([$BARS.F216]=&quot;&quot;;&quot;&quot;;[$BARS.F216])">
            <text:p/>
          </table:table-cell>
          <table:table-cell table:formula="of:=IF([$BARS.G216]=&quot;&quot;;&quot;&quot;;[$BARS.G216])" office:value-type="float" office:value="213" calcext:value-type="float">
            <text:p>213</text:p>
          </table:table-cell>
          <table:table-cell table:number-columns-repeated="13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table:formula="of:=IF(ISERROR(SMALL([.$AB$4:.$AB$79];[.A236]));&quot;&quot;;SMALL([.$AB$4:.$AB$79];[.A236]))">
            <text:p/>
          </table:table-cell>
          <table:table-cell table:style-name="ce5" table:formula="of:=IF([.B236]=&quot;&quot;;&quot;&quot;;IF(OR([.D235]=&quot;pb&quot;;[.D235]=&quot;b&quot;;[.D235]=&quot;&quot;);[.B236]-[.B235];[.B236]-[.B235]-1))">
            <text:p/>
          </table:table-cell>
          <table:table-cell table:formula="of:=IF([.B236]=&quot;&quot;;&quot;&quot;;IF(ISNUMBER(MATCH([.B236];[.$AB$4:.$AB$11];0));&quot;&quot;;INDEX([.$AC$23:.$AC$79];MATCH([.B236];[.$AB$23:.$AB$79];0))))">
            <text:p/>
          </table:table-cell>
          <table:table-cell table:formula="of:=IF([.B236]=&quot;&quot;;&quot;&quot;;IF([.B235]&lt;[.$AB$4];INDEX([.$AC$4:.$AC$11];MATCH([.B235];[.$AB$4:.$AB$11];-1));INDEX([.$AC$4:.$AC$11];MATCH([.B235];[.$AB$4:.$AB$11];1))))">
            <text:p/>
          </table:table-cell>
          <table:table-cell table:formula="of:=IF([.D236]=&quot;b&quot;;&quot;\break&quot;;IF([.D236]=&quot;pb&quot;;&quot;\pageBreak&quot;;&quot;&quot;))">
            <text:p/>
          </table:table-cell>
          <table:table-cell table:formula="of:=IF(ISERROR(MATCH([.B236];[.$AB$24:.$AB$79];0));&quot;&quot;;IF(INDEX([.$AD$24:.$AD$79];MATCH([.B236];[.$AB$24:.$AB$79];0))=&quot;&quot;;&quot;&quot;;&quot;\grace {&quot;&amp;INDEX([.$AD$24:.$AD$79];MATCH([.B236];[.$AB$24:.$AB$79];0))&amp;&quot;}&quot;))">
            <text:p/>
          </table:table-cell>
          <table:table-cell/>
          <table:table-cell table:formula="of:=IF([.B236]=&quot;&quot;;&quot;&quot;;IF([.$M$19]=&quot;Y&quot;;IF([.C236]=0;&quot; &quot;&amp;[.F236];IF(OR([.D236]=&quot;b&quot;;[.D236]=&quot;pb&quot;);[.E236]&amp;&quot;*&quot;&amp;[.C236]&amp;&quot; &quot;&amp;[.F236]&amp;&quot; &quot;&amp;[.G236];[.E236]&amp;&quot;*&quot;&amp;[.C236]&amp;&quot; &quot;&amp;SUBSTITUTE(SUBSTITUTE([.D236];&quot;-pb-&quot;;&quot; \bar &quot;&quot;&quot;&quot; \pageBreak &quot;);&quot;-b-&quot;;&quot; \bar &quot;&quot;&quot;&quot; \break &quot;)));&quot;&quot;))">
            <text:p/>
          </table:table-cell>
          <table:table-cell table:formula="of:=IF([.AF51]=&quot;&quot;;&quot;&quot;;&quot;\overrideProperty Score.NonMusicalPaperColumn.line-break-system-details #'((Y-offset . &quot;&amp;[.AF51]&amp;&quot;))&quot;)">
            <text:p/>
          </table:table-cell>
          <table:table-cell table:number-columns-repeated="108"/>
          <table:table-cell office:value-type="float" office:value="214" calcext:value-type="float">
            <text:p>214</text:p>
          </table:table-cell>
          <table:table-cell table:formula="of:=IF([$BARS.D217]=&quot;&quot;;&quot;&quot;;[$BARS.D217])">
            <text:p/>
          </table:table-cell>
          <table:table-cell table:formula="of:=IF([$BARS.E217]=&quot;&quot;;&quot;&quot;;[$BARS.E217])">
            <text:p/>
          </table:table-cell>
          <table:table-cell table:formula="of:=IF([$BARS.F217]=&quot;&quot;;&quot;&quot;;[$BARS.F217])">
            <text:p/>
          </table:table-cell>
          <table:table-cell table:formula="of:=IF([$BARS.G217]=&quot;&quot;;&quot;&quot;;[$BARS.G217])" office:value-type="float" office:value="214" calcext:value-type="float">
            <text:p>214</text:p>
          </table:table-cell>
          <table:table-cell table:number-columns-repeated="13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table:formula="of:=IF(ISERROR(SMALL([.$AB$4:.$AB$79];[.A237]));&quot;&quot;;SMALL([.$AB$4:.$AB$79];[.A237]))">
            <text:p/>
          </table:table-cell>
          <table:table-cell table:style-name="ce5" table:formula="of:=IF([.B237]=&quot;&quot;;&quot;&quot;;IF(OR([.D236]=&quot;pb&quot;;[.D236]=&quot;b&quot;;[.D236]=&quot;&quot;);[.B237]-[.B236];[.B237]-[.B236]-1))">
            <text:p/>
          </table:table-cell>
          <table:table-cell table:formula="of:=IF([.B237]=&quot;&quot;;&quot;&quot;;IF(ISNUMBER(MATCH([.B237];[.$AB$4:.$AB$11];0));&quot;&quot;;INDEX([.$AC$23:.$AC$79];MATCH([.B237];[.$AB$23:.$AB$79];0))))">
            <text:p/>
          </table:table-cell>
          <table:table-cell table:formula="of:=IF([.B237]=&quot;&quot;;&quot;&quot;;IF([.B236]&lt;[.$AB$4];INDEX([.$AC$4:.$AC$11];MATCH([.B236];[.$AB$4:.$AB$11];-1));INDEX([.$AC$4:.$AC$11];MATCH([.B236];[.$AB$4:.$AB$11];1))))">
            <text:p/>
          </table:table-cell>
          <table:table-cell table:formula="of:=IF([.D237]=&quot;b&quot;;&quot;\break&quot;;IF([.D237]=&quot;pb&quot;;&quot;\pageBreak&quot;;&quot;&quot;))">
            <text:p/>
          </table:table-cell>
          <table:table-cell table:formula="of:=IF(ISERROR(MATCH([.B237];[.$AB$24:.$AB$79];0));&quot;&quot;;IF(INDEX([.$AD$24:.$AD$79];MATCH([.B237];[.$AB$24:.$AB$79];0))=&quot;&quot;;&quot;&quot;;&quot;\grace {&quot;&amp;INDEX([.$AD$24:.$AD$79];MATCH([.B237];[.$AB$24:.$AB$79];0))&amp;&quot;}&quot;))">
            <text:p/>
          </table:table-cell>
          <table:table-cell/>
          <table:table-cell table:formula="of:=IF([.B237]=&quot;&quot;;&quot;&quot;;IF([.$M$19]=&quot;Y&quot;;IF([.C237]=0;&quot; &quot;&amp;[.F237];IF(OR([.D237]=&quot;b&quot;;[.D237]=&quot;pb&quot;);[.E237]&amp;&quot;*&quot;&amp;[.C237]&amp;&quot; &quot;&amp;[.F237]&amp;&quot; &quot;&amp;[.G237];[.E237]&amp;&quot;*&quot;&amp;[.C237]&amp;&quot; &quot;&amp;SUBSTITUTE(SUBSTITUTE([.D237];&quot;-pb-&quot;;&quot; \bar &quot;&quot;&quot;&quot; \pageBreak &quot;);&quot;-b-&quot;;&quot; \bar &quot;&quot;&quot;&quot; \break &quot;)));&quot;&quot;))">
            <text:p/>
          </table:table-cell>
          <table:table-cell table:formula="of:=IF([.AF52]=&quot;&quot;;&quot;&quot;;&quot;\overrideProperty Score.NonMusicalPaperColumn.line-break-system-details #'((Y-offset . &quot;&amp;[.AF52]&amp;&quot;))&quot;)">
            <text:p/>
          </table:table-cell>
          <table:table-cell table:number-columns-repeated="108"/>
          <table:table-cell office:value-type="float" office:value="215" calcext:value-type="float">
            <text:p>215</text:p>
          </table:table-cell>
          <table:table-cell table:formula="of:=IF([$BARS.D218]=&quot;&quot;;&quot;&quot;;[$BARS.D218])">
            <text:p/>
          </table:table-cell>
          <table:table-cell table:formula="of:=IF([$BARS.E218]=&quot;&quot;;&quot;&quot;;[$BARS.E218])">
            <text:p/>
          </table:table-cell>
          <table:table-cell table:formula="of:=IF([$BARS.F218]=&quot;&quot;;&quot;&quot;;[$BARS.F218])">
            <text:p/>
          </table:table-cell>
          <table:table-cell table:formula="of:=IF([$BARS.G218]=&quot;&quot;;&quot;&quot;;[$BARS.G218])" office:value-type="float" office:value="215" calcext:value-type="float">
            <text:p>215</text:p>
          </table:table-cell>
          <table:table-cell table:number-columns-repeated="13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table:formula="of:=IF(ISERROR(SMALL([.$AB$4:.$AB$79];[.A238]));&quot;&quot;;SMALL([.$AB$4:.$AB$79];[.A238]))">
            <text:p/>
          </table:table-cell>
          <table:table-cell table:style-name="ce5" table:formula="of:=IF([.B238]=&quot;&quot;;&quot;&quot;;IF(OR([.D237]=&quot;pb&quot;;[.D237]=&quot;b&quot;;[.D237]=&quot;&quot;);[.B238]-[.B237];[.B238]-[.B237]-1))">
            <text:p/>
          </table:table-cell>
          <table:table-cell table:formula="of:=IF([.B238]=&quot;&quot;;&quot;&quot;;IF(ISNUMBER(MATCH([.B238];[.$AB$4:.$AB$11];0));&quot;&quot;;INDEX([.$AC$23:.$AC$79];MATCH([.B238];[.$AB$23:.$AB$79];0))))">
            <text:p/>
          </table:table-cell>
          <table:table-cell table:formula="of:=IF([.B238]=&quot;&quot;;&quot;&quot;;IF([.B237]&lt;[.$AB$4];INDEX([.$AC$4:.$AC$11];MATCH([.B237];[.$AB$4:.$AB$11];-1));INDEX([.$AC$4:.$AC$11];MATCH([.B237];[.$AB$4:.$AB$11];1))))">
            <text:p/>
          </table:table-cell>
          <table:table-cell table:formula="of:=IF([.D238]=&quot;b&quot;;&quot;\break&quot;;IF([.D238]=&quot;pb&quot;;&quot;\pageBreak&quot;;&quot;&quot;))">
            <text:p/>
          </table:table-cell>
          <table:table-cell table:formula="of:=IF(ISERROR(MATCH([.B238];[.$AB$24:.$AB$79];0));&quot;&quot;;IF(INDEX([.$AD$24:.$AD$79];MATCH([.B238];[.$AB$24:.$AB$79];0))=&quot;&quot;;&quot;&quot;;&quot;\grace {&quot;&amp;INDEX([.$AD$24:.$AD$79];MATCH([.B238];[.$AB$24:.$AB$79];0))&amp;&quot;}&quot;))">
            <text:p/>
          </table:table-cell>
          <table:table-cell/>
          <table:table-cell table:formula="of:=IF([.B238]=&quot;&quot;;&quot;&quot;;IF([.$M$19]=&quot;Y&quot;;IF([.C238]=0;&quot; &quot;&amp;[.F238];IF(OR([.D238]=&quot;b&quot;;[.D238]=&quot;pb&quot;);[.E238]&amp;&quot;*&quot;&amp;[.C238]&amp;&quot; &quot;&amp;[.F238]&amp;&quot; &quot;&amp;[.G238];[.E238]&amp;&quot;*&quot;&amp;[.C238]&amp;&quot; &quot;&amp;SUBSTITUTE(SUBSTITUTE([.D238];&quot;-pb-&quot;;&quot; \bar &quot;&quot;&quot;&quot; \pageBreak &quot;);&quot;-b-&quot;;&quot; \bar &quot;&quot;&quot;&quot; \break &quot;)));&quot;&quot;))">
            <text:p/>
          </table:table-cell>
          <table:table-cell table:formula="of:=IF([.AF53]=&quot;&quot;;&quot;&quot;;&quot;\overrideProperty Score.NonMusicalPaperColumn.line-break-system-details #'((Y-offset . &quot;&amp;[.AF53]&amp;&quot;))&quot;)">
            <text:p/>
          </table:table-cell>
          <table:table-cell table:number-columns-repeated="108"/>
          <table:table-cell office:value-type="float" office:value="216" calcext:value-type="float">
            <text:p>216</text:p>
          </table:table-cell>
          <table:table-cell table:formula="of:=IF([$BARS.D219]=&quot;&quot;;&quot;&quot;;[$BARS.D219])">
            <text:p/>
          </table:table-cell>
          <table:table-cell table:formula="of:=IF([$BARS.E219]=&quot;&quot;;&quot;&quot;;[$BARS.E219])">
            <text:p/>
          </table:table-cell>
          <table:table-cell table:formula="of:=IF([$BARS.F219]=&quot;&quot;;&quot;&quot;;[$BARS.F219])">
            <text:p/>
          </table:table-cell>
          <table:table-cell table:formula="of:=IF([$BARS.G219]=&quot;&quot;;&quot;&quot;;[$BARS.G219])" office:value-type="float" office:value="216" calcext:value-type="float">
            <text:p>216</text:p>
          </table:table-cell>
          <table:table-cell table:number-columns-repeated="13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table:formula="of:=IF(ISERROR(SMALL([.$AB$4:.$AB$79];[.A239]));&quot;&quot;;SMALL([.$AB$4:.$AB$79];[.A239]))">
            <text:p/>
          </table:table-cell>
          <table:table-cell table:style-name="ce5" table:formula="of:=IF([.B239]=&quot;&quot;;&quot;&quot;;IF(OR([.D238]=&quot;pb&quot;;[.D238]=&quot;b&quot;;[.D238]=&quot;&quot;);[.B239]-[.B238];[.B239]-[.B238]-1))">
            <text:p/>
          </table:table-cell>
          <table:table-cell table:formula="of:=IF([.B239]=&quot;&quot;;&quot;&quot;;IF(ISNUMBER(MATCH([.B239];[.$AB$4:.$AB$11];0));&quot;&quot;;INDEX([.$AC$23:.$AC$79];MATCH([.B239];[.$AB$23:.$AB$79];0))))">
            <text:p/>
          </table:table-cell>
          <table:table-cell table:formula="of:=IF([.B239]=&quot;&quot;;&quot;&quot;;IF([.B238]&lt;[.$AB$4];INDEX([.$AC$4:.$AC$11];MATCH([.B238];[.$AB$4:.$AB$11];-1));INDEX([.$AC$4:.$AC$11];MATCH([.B238];[.$AB$4:.$AB$11];1))))">
            <text:p/>
          </table:table-cell>
          <table:table-cell table:formula="of:=IF([.D239]=&quot;b&quot;;&quot;\break&quot;;IF([.D239]=&quot;pb&quot;;&quot;\pageBreak&quot;;&quot;&quot;))">
            <text:p/>
          </table:table-cell>
          <table:table-cell table:formula="of:=IF(ISERROR(MATCH([.B239];[.$AB$24:.$AB$79];0));&quot;&quot;;IF(INDEX([.$AD$24:.$AD$79];MATCH([.B239];[.$AB$24:.$AB$79];0))=&quot;&quot;;&quot;&quot;;&quot;\grace {&quot;&amp;INDEX([.$AD$24:.$AD$79];MATCH([.B239];[.$AB$24:.$AB$79];0))&amp;&quot;}&quot;))">
            <text:p/>
          </table:table-cell>
          <table:table-cell/>
          <table:table-cell table:formula="of:=IF([.B239]=&quot;&quot;;&quot;&quot;;IF([.$M$19]=&quot;Y&quot;;IF([.C239]=0;&quot; &quot;&amp;[.F239];IF(OR([.D239]=&quot;b&quot;;[.D239]=&quot;pb&quot;);[.E239]&amp;&quot;*&quot;&amp;[.C239]&amp;&quot; &quot;&amp;[.F239]&amp;&quot; &quot;&amp;[.G239];[.E239]&amp;&quot;*&quot;&amp;[.C239]&amp;&quot; &quot;&amp;SUBSTITUTE(SUBSTITUTE([.D239];&quot;-pb-&quot;;&quot; \bar &quot;&quot;&quot;&quot; \pageBreak &quot;);&quot;-b-&quot;;&quot; \bar &quot;&quot;&quot;&quot; \break &quot;)));&quot;&quot;))">
            <text:p/>
          </table:table-cell>
          <table:table-cell table:formula="of:=IF([.AF54]=&quot;&quot;;&quot;&quot;;&quot;\overrideProperty Score.NonMusicalPaperColumn.line-break-system-details #'((Y-offset . &quot;&amp;[.AF54]&amp;&quot;))&quot;)">
            <text:p/>
          </table:table-cell>
          <table:table-cell table:number-columns-repeated="108"/>
          <table:table-cell office:value-type="float" office:value="217" calcext:value-type="float">
            <text:p>217</text:p>
          </table:table-cell>
          <table:table-cell table:formula="of:=IF([$BARS.D220]=&quot;&quot;;&quot;&quot;;[$BARS.D220])">
            <text:p/>
          </table:table-cell>
          <table:table-cell table:formula="of:=IF([$BARS.E220]=&quot;&quot;;&quot;&quot;;[$BARS.E220])">
            <text:p/>
          </table:table-cell>
          <table:table-cell table:formula="of:=IF([$BARS.F220]=&quot;&quot;;&quot;&quot;;[$BARS.F220])">
            <text:p/>
          </table:table-cell>
          <table:table-cell table:formula="of:=IF([$BARS.G220]=&quot;&quot;;&quot;&quot;;[$BARS.G220])" office:value-type="float" office:value="217" calcext:value-type="float">
            <text:p>217</text:p>
          </table:table-cell>
          <table:table-cell table:number-columns-repeated="13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table:formula="of:=IF(ISERROR(SMALL([.$AB$4:.$AB$79];[.A240]));&quot;&quot;;SMALL([.$AB$4:.$AB$79];[.A240]))">
            <text:p/>
          </table:table-cell>
          <table:table-cell table:style-name="ce5" table:formula="of:=IF([.B240]=&quot;&quot;;&quot;&quot;;IF(OR([.D239]=&quot;pb&quot;;[.D239]=&quot;b&quot;;[.D239]=&quot;&quot;);[.B240]-[.B239];[.B240]-[.B239]-1))">
            <text:p/>
          </table:table-cell>
          <table:table-cell table:formula="of:=IF([.B240]=&quot;&quot;;&quot;&quot;;IF(ISNUMBER(MATCH([.B240];[.$AB$4:.$AB$11];0));&quot;&quot;;INDEX([.$AC$23:.$AC$79];MATCH([.B240];[.$AB$23:.$AB$79];0))))">
            <text:p/>
          </table:table-cell>
          <table:table-cell table:formula="of:=IF([.B240]=&quot;&quot;;&quot;&quot;;IF([.B239]&lt;[.$AB$4];INDEX([.$AC$4:.$AC$11];MATCH([.B239];[.$AB$4:.$AB$11];-1));INDEX([.$AC$4:.$AC$11];MATCH([.B239];[.$AB$4:.$AB$11];1))))">
            <text:p/>
          </table:table-cell>
          <table:table-cell table:formula="of:=IF([.D240]=&quot;b&quot;;&quot;\break&quot;;IF([.D240]=&quot;pb&quot;;&quot;\pageBreak&quot;;&quot;&quot;))">
            <text:p/>
          </table:table-cell>
          <table:table-cell table:formula="of:=IF(ISERROR(MATCH([.B240];[.$AB$24:.$AB$79];0));&quot;&quot;;IF(INDEX([.$AD$24:.$AD$79];MATCH([.B240];[.$AB$24:.$AB$79];0))=&quot;&quot;;&quot;&quot;;&quot;\grace {&quot;&amp;INDEX([.$AD$24:.$AD$79];MATCH([.B240];[.$AB$24:.$AB$79];0))&amp;&quot;}&quot;))">
            <text:p/>
          </table:table-cell>
          <table:table-cell/>
          <table:table-cell table:formula="of:=IF([.B240]=&quot;&quot;;&quot;&quot;;IF([.$M$19]=&quot;Y&quot;;IF([.C240]=0;&quot; &quot;&amp;[.F240];IF(OR([.D240]=&quot;b&quot;;[.D240]=&quot;pb&quot;);[.E240]&amp;&quot;*&quot;&amp;[.C240]&amp;&quot; &quot;&amp;[.F240]&amp;&quot; &quot;&amp;[.G240];[.E240]&amp;&quot;*&quot;&amp;[.C240]&amp;&quot; &quot;&amp;SUBSTITUTE(SUBSTITUTE([.D240];&quot;-pb-&quot;;&quot; \bar &quot;&quot;&quot;&quot; \pageBreak &quot;);&quot;-b-&quot;;&quot; \bar &quot;&quot;&quot;&quot; \break &quot;)));&quot;&quot;))">
            <text:p/>
          </table:table-cell>
          <table:table-cell table:formula="of:=IF([.AF55]=&quot;&quot;;&quot;&quot;;&quot;\overrideProperty Score.NonMusicalPaperColumn.line-break-system-details #'((Y-offset . &quot;&amp;[.AF55]&amp;&quot;))&quot;)">
            <text:p/>
          </table:table-cell>
          <table:table-cell table:number-columns-repeated="108"/>
          <table:table-cell office:value-type="float" office:value="218" calcext:value-type="float">
            <text:p>218</text:p>
          </table:table-cell>
          <table:table-cell table:formula="of:=IF([$BARS.D221]=&quot;&quot;;&quot;&quot;;[$BARS.D221])">
            <text:p/>
          </table:table-cell>
          <table:table-cell table:formula="of:=IF([$BARS.E221]=&quot;&quot;;&quot;&quot;;[$BARS.E221])">
            <text:p/>
          </table:table-cell>
          <table:table-cell table:formula="of:=IF([$BARS.F221]=&quot;&quot;;&quot;&quot;;[$BARS.F221])">
            <text:p/>
          </table:table-cell>
          <table:table-cell table:formula="of:=IF([$BARS.G221]=&quot;&quot;;&quot;&quot;;[$BARS.G221])" office:value-type="float" office:value="218" calcext:value-type="float">
            <text:p>218</text:p>
          </table:table-cell>
          <table:table-cell table:number-columns-repeated="13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table:formula="of:=IF(ISERROR(SMALL([.$AB$4:.$AB$79];[.A241]));&quot;&quot;;SMALL([.$AB$4:.$AB$79];[.A241]))">
            <text:p/>
          </table:table-cell>
          <table:table-cell table:style-name="ce5" table:formula="of:=IF([.B241]=&quot;&quot;;&quot;&quot;;IF(OR([.D240]=&quot;pb&quot;;[.D240]=&quot;b&quot;;[.D240]=&quot;&quot;);[.B241]-[.B240];[.B241]-[.B240]-1))">
            <text:p/>
          </table:table-cell>
          <table:table-cell table:formula="of:=IF([.B241]=&quot;&quot;;&quot;&quot;;IF(ISNUMBER(MATCH([.B241];[.$AB$4:.$AB$11];0));&quot;&quot;;INDEX([.$AC$23:.$AC$79];MATCH([.B241];[.$AB$23:.$AB$79];0))))">
            <text:p/>
          </table:table-cell>
          <table:table-cell table:formula="of:=IF([.B241]=&quot;&quot;;&quot;&quot;;IF([.B240]&lt;[.$AB$4];INDEX([.$AC$4:.$AC$11];MATCH([.B240];[.$AB$4:.$AB$11];-1));INDEX([.$AC$4:.$AC$11];MATCH([.B240];[.$AB$4:.$AB$11];1))))">
            <text:p/>
          </table:table-cell>
          <table:table-cell table:formula="of:=IF([.D241]=&quot;b&quot;;&quot;\break&quot;;IF([.D241]=&quot;pb&quot;;&quot;\pageBreak&quot;;&quot;&quot;))">
            <text:p/>
          </table:table-cell>
          <table:table-cell table:formula="of:=IF(ISERROR(MATCH([.B241];[.$AB$24:.$AB$79];0));&quot;&quot;;IF(INDEX([.$AD$24:.$AD$79];MATCH([.B241];[.$AB$24:.$AB$79];0))=&quot;&quot;;&quot;&quot;;&quot;\grace {&quot;&amp;INDEX([.$AD$24:.$AD$79];MATCH([.B241];[.$AB$24:.$AB$79];0))&amp;&quot;}&quot;))">
            <text:p/>
          </table:table-cell>
          <table:table-cell/>
          <table:table-cell table:formula="of:=IF([.B241]=&quot;&quot;;&quot;&quot;;IF([.$M$19]=&quot;Y&quot;;IF([.C241]=0;&quot; &quot;&amp;[.F241];IF(OR([.D241]=&quot;b&quot;;[.D241]=&quot;pb&quot;);[.E241]&amp;&quot;*&quot;&amp;[.C241]&amp;&quot; &quot;&amp;[.F241]&amp;&quot; &quot;&amp;[.G241];[.E241]&amp;&quot;*&quot;&amp;[.C241]&amp;&quot; &quot;&amp;SUBSTITUTE(SUBSTITUTE([.D241];&quot;-pb-&quot;;&quot; \bar &quot;&quot;&quot;&quot; \pageBreak &quot;);&quot;-b-&quot;;&quot; \bar &quot;&quot;&quot;&quot; \break &quot;)));&quot;&quot;))">
            <text:p/>
          </table:table-cell>
          <table:table-cell table:formula="of:=IF([.AF56]=&quot;&quot;;&quot;&quot;;&quot;\overrideProperty Score.NonMusicalPaperColumn.line-break-system-details #'((Y-offset . &quot;&amp;[.AF56]&amp;&quot;))&quot;)">
            <text:p/>
          </table:table-cell>
          <table:table-cell table:number-columns-repeated="108"/>
          <table:table-cell office:value-type="float" office:value="219" calcext:value-type="float">
            <text:p>219</text:p>
          </table:table-cell>
          <table:table-cell table:formula="of:=IF([$BARS.D222]=&quot;&quot;;&quot;&quot;;[$BARS.D222])">
            <text:p/>
          </table:table-cell>
          <table:table-cell table:formula="of:=IF([$BARS.E222]=&quot;&quot;;&quot;&quot;;[$BARS.E222])">
            <text:p/>
          </table:table-cell>
          <table:table-cell table:formula="of:=IF([$BARS.F222]=&quot;&quot;;&quot;&quot;;[$BARS.F222])">
            <text:p/>
          </table:table-cell>
          <table:table-cell table:formula="of:=IF([$BARS.G222]=&quot;&quot;;&quot;&quot;;[$BARS.G222])" office:value-type="float" office:value="219" calcext:value-type="float">
            <text:p>219</text:p>
          </table:table-cell>
          <table:table-cell table:number-columns-repeated="13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table:formula="of:=IF(ISERROR(SMALL([.$AB$4:.$AB$79];[.A242]));&quot;&quot;;SMALL([.$AB$4:.$AB$79];[.A242]))">
            <text:p/>
          </table:table-cell>
          <table:table-cell table:style-name="ce5" table:formula="of:=IF([.B242]=&quot;&quot;;&quot;&quot;;IF(OR([.D241]=&quot;pb&quot;;[.D241]=&quot;b&quot;;[.D241]=&quot;&quot;);[.B242]-[.B241];[.B242]-[.B241]-1))">
            <text:p/>
          </table:table-cell>
          <table:table-cell table:formula="of:=IF([.B242]=&quot;&quot;;&quot;&quot;;IF(ISNUMBER(MATCH([.B242];[.$AB$4:.$AB$11];0));&quot;&quot;;INDEX([.$AC$23:.$AC$79];MATCH([.B242];[.$AB$23:.$AB$79];0))))">
            <text:p/>
          </table:table-cell>
          <table:table-cell table:formula="of:=IF([.B242]=&quot;&quot;;&quot;&quot;;IF([.B241]&lt;[.$AB$4];INDEX([.$AC$4:.$AC$11];MATCH([.B241];[.$AB$4:.$AB$11];-1));INDEX([.$AC$4:.$AC$11];MATCH([.B241];[.$AB$4:.$AB$11];1))))">
            <text:p/>
          </table:table-cell>
          <table:table-cell table:formula="of:=IF([.D242]=&quot;b&quot;;&quot;\break&quot;;IF([.D242]=&quot;pb&quot;;&quot;\pageBreak&quot;;&quot;&quot;))">
            <text:p/>
          </table:table-cell>
          <table:table-cell table:formula="of:=IF(ISERROR(MATCH([.B242];[.$AB$24:.$AB$79];0));&quot;&quot;;IF(INDEX([.$AD$24:.$AD$79];MATCH([.B242];[.$AB$24:.$AB$79];0))=&quot;&quot;;&quot;&quot;;&quot;\grace {&quot;&amp;INDEX([.$AD$24:.$AD$79];MATCH([.B242];[.$AB$24:.$AB$79];0))&amp;&quot;}&quot;))">
            <text:p/>
          </table:table-cell>
          <table:table-cell/>
          <table:table-cell table:formula="of:=IF([.B242]=&quot;&quot;;&quot;&quot;;IF([.$M$19]=&quot;Y&quot;;IF([.C242]=0;&quot; &quot;&amp;[.F242];IF(OR([.D242]=&quot;b&quot;;[.D242]=&quot;pb&quot;);[.E242]&amp;&quot;*&quot;&amp;[.C242]&amp;&quot; &quot;&amp;[.F242]&amp;&quot; &quot;&amp;[.G242];[.E242]&amp;&quot;*&quot;&amp;[.C242]&amp;&quot; &quot;&amp;SUBSTITUTE(SUBSTITUTE([.D242];&quot;-pb-&quot;;&quot; \bar &quot;&quot;&quot;&quot; \pageBreak &quot;);&quot;-b-&quot;;&quot; \bar &quot;&quot;&quot;&quot; \break &quot;)));&quot;&quot;))">
            <text:p/>
          </table:table-cell>
          <table:table-cell table:formula="of:=IF([.AF57]=&quot;&quot;;&quot;&quot;;&quot;\overrideProperty Score.NonMusicalPaperColumn.line-break-system-details #'((Y-offset . &quot;&amp;[.AF57]&amp;&quot;))&quot;)">
            <text:p/>
          </table:table-cell>
          <table:table-cell table:number-columns-repeated="108"/>
          <table:table-cell office:value-type="float" office:value="220" calcext:value-type="float">
            <text:p>220</text:p>
          </table:table-cell>
          <table:table-cell table:formula="of:=IF([$BARS.D223]=&quot;&quot;;&quot;&quot;;[$BARS.D223])">
            <text:p/>
          </table:table-cell>
          <table:table-cell table:formula="of:=IF([$BARS.E223]=&quot;&quot;;&quot;&quot;;[$BARS.E223])">
            <text:p/>
          </table:table-cell>
          <table:table-cell table:formula="of:=IF([$BARS.F223]=&quot;&quot;;&quot;&quot;;[$BARS.F223])">
            <text:p/>
          </table:table-cell>
          <table:table-cell table:formula="of:=IF([$BARS.G223]=&quot;&quot;;&quot;&quot;;[$BARS.G223])" office:value-type="float" office:value="220" calcext:value-type="float">
            <text:p>220</text:p>
          </table:table-cell>
          <table:table-cell table:number-columns-repeated="13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table:formula="of:=IF(ISERROR(SMALL([.$AB$4:.$AB$79];[.A243]));&quot;&quot;;SMALL([.$AB$4:.$AB$79];[.A243]))">
            <text:p/>
          </table:table-cell>
          <table:table-cell table:style-name="ce5" table:formula="of:=IF([.B243]=&quot;&quot;;&quot;&quot;;IF(OR([.D242]=&quot;pb&quot;;[.D242]=&quot;b&quot;;[.D242]=&quot;&quot;);[.B243]-[.B242];[.B243]-[.B242]-1))">
            <text:p/>
          </table:table-cell>
          <table:table-cell table:formula="of:=IF([.B243]=&quot;&quot;;&quot;&quot;;IF(ISNUMBER(MATCH([.B243];[.$AB$4:.$AB$11];0));&quot;&quot;;INDEX([.$AC$23:.$AC$79];MATCH([.B243];[.$AB$23:.$AB$79];0))))">
            <text:p/>
          </table:table-cell>
          <table:table-cell table:formula="of:=IF([.B243]=&quot;&quot;;&quot;&quot;;IF([.B242]&lt;[.$AB$4];INDEX([.$AC$4:.$AC$11];MATCH([.B242];[.$AB$4:.$AB$11];-1));INDEX([.$AC$4:.$AC$11];MATCH([.B242];[.$AB$4:.$AB$11];1))))">
            <text:p/>
          </table:table-cell>
          <table:table-cell table:formula="of:=IF([.D243]=&quot;b&quot;;&quot;\break&quot;;IF([.D243]=&quot;pb&quot;;&quot;\pageBreak&quot;;&quot;&quot;))">
            <text:p/>
          </table:table-cell>
          <table:table-cell table:formula="of:=IF(ISERROR(MATCH([.B243];[.$AB$24:.$AB$79];0));&quot;&quot;;IF(INDEX([.$AD$24:.$AD$79];MATCH([.B243];[.$AB$24:.$AB$79];0))=&quot;&quot;;&quot;&quot;;&quot;\grace {&quot;&amp;INDEX([.$AD$24:.$AD$79];MATCH([.B243];[.$AB$24:.$AB$79];0))&amp;&quot;}&quot;))">
            <text:p/>
          </table:table-cell>
          <table:table-cell/>
          <table:table-cell table:formula="of:=IF([.B243]=&quot;&quot;;&quot;&quot;;IF([.$M$19]=&quot;Y&quot;;IF([.C243]=0;&quot; &quot;&amp;[.F243];IF(OR([.D243]=&quot;b&quot;;[.D243]=&quot;pb&quot;);[.E243]&amp;&quot;*&quot;&amp;[.C243]&amp;&quot; &quot;&amp;[.F243]&amp;&quot; &quot;&amp;[.G243];[.E243]&amp;&quot;*&quot;&amp;[.C243]&amp;&quot; &quot;&amp;SUBSTITUTE(SUBSTITUTE([.D243];&quot;-pb-&quot;;&quot; \bar &quot;&quot;&quot;&quot; \pageBreak &quot;);&quot;-b-&quot;;&quot; \bar &quot;&quot;&quot;&quot; \break &quot;)));&quot;&quot;))">
            <text:p/>
          </table:table-cell>
          <table:table-cell table:formula="of:=IF([.AF58]=&quot;&quot;;&quot;&quot;;&quot;\overrideProperty Score.NonMusicalPaperColumn.line-break-system-details #'((Y-offset . &quot;&amp;[.AF58]&amp;&quot;))&quot;)">
            <text:p/>
          </table:table-cell>
          <table:table-cell table:number-columns-repeated="108"/>
          <table:table-cell office:value-type="float" office:value="221" calcext:value-type="float">
            <text:p>221</text:p>
          </table:table-cell>
          <table:table-cell table:formula="of:=IF([$BARS.D224]=&quot;&quot;;&quot;&quot;;[$BARS.D224])">
            <text:p/>
          </table:table-cell>
          <table:table-cell table:formula="of:=IF([$BARS.E224]=&quot;&quot;;&quot;&quot;;[$BARS.E224])">
            <text:p/>
          </table:table-cell>
          <table:table-cell table:formula="of:=IF([$BARS.F224]=&quot;&quot;;&quot;&quot;;[$BARS.F224])">
            <text:p/>
          </table:table-cell>
          <table:table-cell table:formula="of:=IF([$BARS.G224]=&quot;&quot;;&quot;&quot;;[$BARS.G224])" office:value-type="float" office:value="221" calcext:value-type="float">
            <text:p>221</text:p>
          </table:table-cell>
          <table:table-cell table:number-columns-repeated="13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table:formula="of:=IF(ISERROR(SMALL([.$AB$4:.$AB$79];[.A244]));&quot;&quot;;SMALL([.$AB$4:.$AB$79];[.A244]))">
            <text:p/>
          </table:table-cell>
          <table:table-cell table:style-name="ce5" table:formula="of:=IF([.B244]=&quot;&quot;;&quot;&quot;;IF(OR([.D243]=&quot;pb&quot;;[.D243]=&quot;b&quot;;[.D243]=&quot;&quot;);[.B244]-[.B243];[.B244]-[.B243]-1))">
            <text:p/>
          </table:table-cell>
          <table:table-cell table:formula="of:=IF([.B244]=&quot;&quot;;&quot;&quot;;IF(ISNUMBER(MATCH([.B244];[.$AB$4:.$AB$11];0));&quot;&quot;;INDEX([.$AC$23:.$AC$79];MATCH([.B244];[.$AB$23:.$AB$79];0))))">
            <text:p/>
          </table:table-cell>
          <table:table-cell table:formula="of:=IF([.B244]=&quot;&quot;;&quot;&quot;;IF([.B243]&lt;[.$AB$4];INDEX([.$AC$4:.$AC$11];MATCH([.B243];[.$AB$4:.$AB$11];-1));INDEX([.$AC$4:.$AC$11];MATCH([.B243];[.$AB$4:.$AB$11];1))))">
            <text:p/>
          </table:table-cell>
          <table:table-cell table:formula="of:=IF([.D244]=&quot;b&quot;;&quot;\break&quot;;IF([.D244]=&quot;pb&quot;;&quot;\pageBreak&quot;;&quot;&quot;))">
            <text:p/>
          </table:table-cell>
          <table:table-cell table:formula="of:=IF(ISERROR(MATCH([.B244];[.$AB$24:.$AB$79];0));&quot;&quot;;IF(INDEX([.$AD$24:.$AD$79];MATCH([.B244];[.$AB$24:.$AB$79];0))=&quot;&quot;;&quot;&quot;;&quot;\grace {&quot;&amp;INDEX([.$AD$24:.$AD$79];MATCH([.B244];[.$AB$24:.$AB$79];0))&amp;&quot;}&quot;))">
            <text:p/>
          </table:table-cell>
          <table:table-cell/>
          <table:table-cell table:formula="of:=IF([.B244]=&quot;&quot;;&quot;&quot;;IF([.$M$19]=&quot;Y&quot;;IF([.C244]=0;&quot; &quot;&amp;[.F244];IF(OR([.D244]=&quot;b&quot;;[.D244]=&quot;pb&quot;);[.E244]&amp;&quot;*&quot;&amp;[.C244]&amp;&quot; &quot;&amp;[.F244]&amp;&quot; &quot;&amp;[.G244];[.E244]&amp;&quot;*&quot;&amp;[.C244]&amp;&quot; &quot;&amp;SUBSTITUTE(SUBSTITUTE([.D244];&quot;-pb-&quot;;&quot; \bar &quot;&quot;&quot;&quot; \pageBreak &quot;);&quot;-b-&quot;;&quot; \bar &quot;&quot;&quot;&quot; \break &quot;)));&quot;&quot;))">
            <text:p/>
          </table:table-cell>
          <table:table-cell table:formula="of:=IF([.AF59]=&quot;&quot;;&quot;&quot;;&quot;\overrideProperty Score.NonMusicalPaperColumn.line-break-system-details #'((Y-offset . &quot;&amp;[.AF59]&amp;&quot;))&quot;)">
            <text:p/>
          </table:table-cell>
          <table:table-cell table:number-columns-repeated="108"/>
          <table:table-cell office:value-type="float" office:value="222" calcext:value-type="float">
            <text:p>222</text:p>
          </table:table-cell>
          <table:table-cell table:formula="of:=IF([$BARS.D225]=&quot;&quot;;&quot;&quot;;[$BARS.D225])">
            <text:p/>
          </table:table-cell>
          <table:table-cell table:formula="of:=IF([$BARS.E225]=&quot;&quot;;&quot;&quot;;[$BARS.E225])">
            <text:p/>
          </table:table-cell>
          <table:table-cell table:formula="of:=IF([$BARS.F225]=&quot;&quot;;&quot;&quot;;[$BARS.F225])">
            <text:p/>
          </table:table-cell>
          <table:table-cell table:formula="of:=IF([$BARS.G225]=&quot;&quot;;&quot;&quot;;[$BARS.G225])" office:value-type="float" office:value="222" calcext:value-type="float">
            <text:p>222</text:p>
          </table:table-cell>
          <table:table-cell table:number-columns-repeated="13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table:formula="of:=IF(ISERROR(SMALL([.$AB$4:.$AB$79];[.A245]));&quot;&quot;;SMALL([.$AB$4:.$AB$79];[.A245]))">
            <text:p/>
          </table:table-cell>
          <table:table-cell table:style-name="ce5" table:formula="of:=IF([.B245]=&quot;&quot;;&quot;&quot;;IF(OR([.D244]=&quot;pb&quot;;[.D244]=&quot;b&quot;;[.D244]=&quot;&quot;);[.B245]-[.B244];[.B245]-[.B244]-1))">
            <text:p/>
          </table:table-cell>
          <table:table-cell table:formula="of:=IF([.B245]=&quot;&quot;;&quot;&quot;;IF(ISNUMBER(MATCH([.B245];[.$AB$4:.$AB$11];0));&quot;&quot;;INDEX([.$AC$23:.$AC$79];MATCH([.B245];[.$AB$23:.$AB$79];0))))">
            <text:p/>
          </table:table-cell>
          <table:table-cell table:formula="of:=IF([.B245]=&quot;&quot;;&quot;&quot;;IF([.B244]&lt;[.$AB$4];INDEX([.$AC$4:.$AC$11];MATCH([.B244];[.$AB$4:.$AB$11];-1));INDEX([.$AC$4:.$AC$11];MATCH([.B244];[.$AB$4:.$AB$11];1))))">
            <text:p/>
          </table:table-cell>
          <table:table-cell table:formula="of:=IF([.D245]=&quot;b&quot;;&quot;\break&quot;;IF([.D245]=&quot;pb&quot;;&quot;\pageBreak&quot;;&quot;&quot;))">
            <text:p/>
          </table:table-cell>
          <table:table-cell table:formula="of:=IF(ISERROR(MATCH([.B245];[.$AB$24:.$AB$79];0));&quot;&quot;;IF(INDEX([.$AD$24:.$AD$79];MATCH([.B245];[.$AB$24:.$AB$79];0))=&quot;&quot;;&quot;&quot;;&quot;\grace {&quot;&amp;INDEX([.$AD$24:.$AD$79];MATCH([.B245];[.$AB$24:.$AB$79];0))&amp;&quot;}&quot;))">
            <text:p/>
          </table:table-cell>
          <table:table-cell/>
          <table:table-cell table:formula="of:=IF([.B245]=&quot;&quot;;&quot;&quot;;IF([.$M$19]=&quot;Y&quot;;IF([.C245]=0;&quot; &quot;&amp;[.F245];IF(OR([.D245]=&quot;b&quot;;[.D245]=&quot;pb&quot;);[.E245]&amp;&quot;*&quot;&amp;[.C245]&amp;&quot; &quot;&amp;[.F245]&amp;&quot; &quot;&amp;[.G245];[.E245]&amp;&quot;*&quot;&amp;[.C245]&amp;&quot; &quot;&amp;SUBSTITUTE(SUBSTITUTE([.D245];&quot;-pb-&quot;;&quot; \bar &quot;&quot;&quot;&quot; \pageBreak &quot;);&quot;-b-&quot;;&quot; \bar &quot;&quot;&quot;&quot; \break &quot;)));&quot;&quot;))">
            <text:p/>
          </table:table-cell>
          <table:table-cell table:formula="of:=IF([.AF60]=&quot;&quot;;&quot;&quot;;&quot;\overrideProperty Score.NonMusicalPaperColumn.line-break-system-details #'((Y-offset . &quot;&amp;[.AF60]&amp;&quot;))&quot;)">
            <text:p/>
          </table:table-cell>
          <table:table-cell table:number-columns-repeated="108"/>
          <table:table-cell office:value-type="float" office:value="223" calcext:value-type="float">
            <text:p>223</text:p>
          </table:table-cell>
          <table:table-cell table:formula="of:=IF([$BARS.D226]=&quot;&quot;;&quot;&quot;;[$BARS.D226])">
            <text:p/>
          </table:table-cell>
          <table:table-cell table:formula="of:=IF([$BARS.E226]=&quot;&quot;;&quot;&quot;;[$BARS.E226])">
            <text:p/>
          </table:table-cell>
          <table:table-cell table:formula="of:=IF([$BARS.F226]=&quot;&quot;;&quot;&quot;;[$BARS.F226])">
            <text:p/>
          </table:table-cell>
          <table:table-cell table:formula="of:=IF([$BARS.G226]=&quot;&quot;;&quot;&quot;;[$BARS.G226])" office:value-type="float" office:value="223" calcext:value-type="float">
            <text:p>223</text:p>
          </table:table-cell>
          <table:table-cell table:number-columns-repeated="13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table:formula="of:=IF(ISERROR(SMALL([.$AB$4:.$AB$79];[.A246]));&quot;&quot;;SMALL([.$AB$4:.$AB$79];[.A246]))">
            <text:p/>
          </table:table-cell>
          <table:table-cell table:style-name="ce5" table:formula="of:=IF([.B246]=&quot;&quot;;&quot;&quot;;IF(OR([.D245]=&quot;pb&quot;;[.D245]=&quot;b&quot;;[.D245]=&quot;&quot;);[.B246]-[.B245];[.B246]-[.B245]-1))">
            <text:p/>
          </table:table-cell>
          <table:table-cell table:formula="of:=IF([.B246]=&quot;&quot;;&quot;&quot;;IF(ISNUMBER(MATCH([.B246];[.$AB$4:.$AB$11];0));&quot;&quot;;INDEX([.$AC$23:.$AC$79];MATCH([.B246];[.$AB$23:.$AB$79];0))))">
            <text:p/>
          </table:table-cell>
          <table:table-cell table:formula="of:=IF([.B246]=&quot;&quot;;&quot;&quot;;IF([.B245]&lt;[.$AB$4];INDEX([.$AC$4:.$AC$11];MATCH([.B245];[.$AB$4:.$AB$11];-1));INDEX([.$AC$4:.$AC$11];MATCH([.B245];[.$AB$4:.$AB$11];1))))">
            <text:p/>
          </table:table-cell>
          <table:table-cell table:formula="of:=IF([.D246]=&quot;b&quot;;&quot;\break&quot;;IF([.D246]=&quot;pb&quot;;&quot;\pageBreak&quot;;&quot;&quot;))">
            <text:p/>
          </table:table-cell>
          <table:table-cell table:formula="of:=IF(ISERROR(MATCH([.B246];[.$AB$24:.$AB$79];0));&quot;&quot;;IF(INDEX([.$AD$24:.$AD$79];MATCH([.B246];[.$AB$24:.$AB$79];0))=&quot;&quot;;&quot;&quot;;&quot;\grace {&quot;&amp;INDEX([.$AD$24:.$AD$79];MATCH([.B246];[.$AB$24:.$AB$79];0))&amp;&quot;}&quot;))">
            <text:p/>
          </table:table-cell>
          <table:table-cell/>
          <table:table-cell table:formula="of:=IF([.B246]=&quot;&quot;;&quot;&quot;;IF([.$M$19]=&quot;Y&quot;;IF([.C246]=0;&quot; &quot;&amp;[.F246];IF(OR([.D246]=&quot;b&quot;;[.D246]=&quot;pb&quot;);[.E246]&amp;&quot;*&quot;&amp;[.C246]&amp;&quot; &quot;&amp;[.F246]&amp;&quot; &quot;&amp;[.G246];[.E246]&amp;&quot;*&quot;&amp;[.C246]&amp;&quot; &quot;&amp;SUBSTITUTE(SUBSTITUTE([.D246];&quot;-pb-&quot;;&quot; \bar &quot;&quot;&quot;&quot; \pageBreak &quot;);&quot;-b-&quot;;&quot; \bar &quot;&quot;&quot;&quot; \break &quot;)));&quot;&quot;))">
            <text:p/>
          </table:table-cell>
          <table:table-cell table:formula="of:=IF([.AF61]=&quot;&quot;;&quot;&quot;;&quot;\overrideProperty Score.NonMusicalPaperColumn.line-break-system-details #'((Y-offset . &quot;&amp;[.AF61]&amp;&quot;))&quot;)">
            <text:p/>
          </table:table-cell>
          <table:table-cell table:number-columns-repeated="108"/>
          <table:table-cell office:value-type="float" office:value="224" calcext:value-type="float">
            <text:p>224</text:p>
          </table:table-cell>
          <table:table-cell table:formula="of:=IF([$BARS.D227]=&quot;&quot;;&quot;&quot;;[$BARS.D227])">
            <text:p/>
          </table:table-cell>
          <table:table-cell table:formula="of:=IF([$BARS.E227]=&quot;&quot;;&quot;&quot;;[$BARS.E227])">
            <text:p/>
          </table:table-cell>
          <table:table-cell table:formula="of:=IF([$BARS.F227]=&quot;&quot;;&quot;&quot;;[$BARS.F227])">
            <text:p/>
          </table:table-cell>
          <table:table-cell table:formula="of:=IF([$BARS.G227]=&quot;&quot;;&quot;&quot;;[$BARS.G227])" office:value-type="float" office:value="224" calcext:value-type="float">
            <text:p>224</text:p>
          </table:table-cell>
          <table:table-cell table:number-columns-repeated="13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table:formula="of:=IF(ISERROR(SMALL([.$AB$4:.$AB$79];[.A247]));&quot;&quot;;SMALL([.$AB$4:.$AB$79];[.A247]))">
            <text:p/>
          </table:table-cell>
          <table:table-cell table:style-name="ce5" table:formula="of:=IF([.B247]=&quot;&quot;;&quot;&quot;;IF(OR([.D246]=&quot;pb&quot;;[.D246]=&quot;b&quot;;[.D246]=&quot;&quot;);[.B247]-[.B246];[.B247]-[.B246]-1))">
            <text:p/>
          </table:table-cell>
          <table:table-cell table:formula="of:=IF([.B247]=&quot;&quot;;&quot;&quot;;IF(ISNUMBER(MATCH([.B247];[.$AB$4:.$AB$11];0));&quot;&quot;;INDEX([.$AC$23:.$AC$79];MATCH([.B247];[.$AB$23:.$AB$79];0))))">
            <text:p/>
          </table:table-cell>
          <table:table-cell table:formula="of:=IF([.B247]=&quot;&quot;;&quot;&quot;;IF([.B246]&lt;[.$AB$4];INDEX([.$AC$4:.$AC$11];MATCH([.B246];[.$AB$4:.$AB$11];-1));INDEX([.$AC$4:.$AC$11];MATCH([.B246];[.$AB$4:.$AB$11];1))))">
            <text:p/>
          </table:table-cell>
          <table:table-cell table:formula="of:=IF([.D247]=&quot;b&quot;;&quot;\break&quot;;IF([.D247]=&quot;pb&quot;;&quot;\pageBreak&quot;;&quot;&quot;))">
            <text:p/>
          </table:table-cell>
          <table:table-cell table:formula="of:=IF(ISERROR(MATCH([.B247];[.$AB$24:.$AB$79];0));&quot;&quot;;IF(INDEX([.$AD$24:.$AD$79];MATCH([.B247];[.$AB$24:.$AB$79];0))=&quot;&quot;;&quot;&quot;;&quot;\grace {&quot;&amp;INDEX([.$AD$24:.$AD$79];MATCH([.B247];[.$AB$24:.$AB$79];0))&amp;&quot;}&quot;))">
            <text:p/>
          </table:table-cell>
          <table:table-cell/>
          <table:table-cell table:formula="of:=IF([.B247]=&quot;&quot;;&quot;&quot;;IF([.$M$19]=&quot;Y&quot;;IF([.C247]=0;&quot; &quot;&amp;[.F247];IF(OR([.D247]=&quot;b&quot;;[.D247]=&quot;pb&quot;);[.E247]&amp;&quot;*&quot;&amp;[.C247]&amp;&quot; &quot;&amp;[.F247]&amp;&quot; &quot;&amp;[.G247];[.E247]&amp;&quot;*&quot;&amp;[.C247]&amp;&quot; &quot;&amp;SUBSTITUTE(SUBSTITUTE([.D247];&quot;-pb-&quot;;&quot; \bar &quot;&quot;&quot;&quot; \pageBreak &quot;);&quot;-b-&quot;;&quot; \bar &quot;&quot;&quot;&quot; \break &quot;)));&quot;&quot;))">
            <text:p/>
          </table:table-cell>
          <table:table-cell table:formula="of:=IF([.AF62]=&quot;&quot;;&quot;&quot;;&quot;\overrideProperty Score.NonMusicalPaperColumn.line-break-system-details #'((Y-offset . &quot;&amp;[.AF62]&amp;&quot;))&quot;)">
            <text:p/>
          </table:table-cell>
          <table:table-cell table:number-columns-repeated="108"/>
          <table:table-cell office:value-type="float" office:value="225" calcext:value-type="float">
            <text:p>225</text:p>
          </table:table-cell>
          <table:table-cell table:formula="of:=IF([$BARS.D228]=&quot;&quot;;&quot;&quot;;[$BARS.D228])">
            <text:p/>
          </table:table-cell>
          <table:table-cell table:formula="of:=IF([$BARS.E228]=&quot;&quot;;&quot;&quot;;[$BARS.E228])">
            <text:p/>
          </table:table-cell>
          <table:table-cell table:formula="of:=IF([$BARS.F228]=&quot;&quot;;&quot;&quot;;[$BARS.F228])">
            <text:p/>
          </table:table-cell>
          <table:table-cell table:formula="of:=IF([$BARS.G228]=&quot;&quot;;&quot;&quot;;[$BARS.G228])" office:value-type="float" office:value="225" calcext:value-type="float">
            <text:p>225</text:p>
          </table:table-cell>
          <table:table-cell table:number-columns-repeated="136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table:formula="of:=IF(ISERROR(SMALL([.$AB$4:.$AB$79];[.A248]));&quot;&quot;;SMALL([.$AB$4:.$AB$79];[.A248]))">
            <text:p/>
          </table:table-cell>
          <table:table-cell table:style-name="ce5" table:formula="of:=IF([.B248]=&quot;&quot;;&quot;&quot;;IF(OR([.D247]=&quot;pb&quot;;[.D247]=&quot;b&quot;;[.D247]=&quot;&quot;);[.B248]-[.B247];[.B248]-[.B247]-1))">
            <text:p/>
          </table:table-cell>
          <table:table-cell table:formula="of:=IF([.B248]=&quot;&quot;;&quot;&quot;;IF(ISNUMBER(MATCH([.B248];[.$AB$4:.$AB$11];0));&quot;&quot;;INDEX([.$AC$23:.$AC$79];MATCH([.B248];[.$AB$23:.$AB$79];0))))">
            <text:p/>
          </table:table-cell>
          <table:table-cell table:formula="of:=IF([.B248]=&quot;&quot;;&quot;&quot;;IF([.B247]&lt;[.$AB$4];INDEX([.$AC$4:.$AC$11];MATCH([.B247];[.$AB$4:.$AB$11];-1));INDEX([.$AC$4:.$AC$11];MATCH([.B247];[.$AB$4:.$AB$11];1))))">
            <text:p/>
          </table:table-cell>
          <table:table-cell table:formula="of:=IF([.D248]=&quot;b&quot;;&quot;\break&quot;;IF([.D248]=&quot;pb&quot;;&quot;\pageBreak&quot;;&quot;&quot;))">
            <text:p/>
          </table:table-cell>
          <table:table-cell table:formula="of:=IF(ISERROR(MATCH([.B248];[.$AB$24:.$AB$79];0));&quot;&quot;;IF(INDEX([.$AD$24:.$AD$79];MATCH([.B248];[.$AB$24:.$AB$79];0))=&quot;&quot;;&quot;&quot;;&quot;\grace {&quot;&amp;INDEX([.$AD$24:.$AD$79];MATCH([.B248];[.$AB$24:.$AB$79];0))&amp;&quot;}&quot;))">
            <text:p/>
          </table:table-cell>
          <table:table-cell/>
          <table:table-cell table:formula="of:=IF([.B248]=&quot;&quot;;&quot;&quot;;IF([.$M$19]=&quot;Y&quot;;IF([.C248]=0;&quot; &quot;&amp;[.F248];IF(OR([.D248]=&quot;b&quot;;[.D248]=&quot;pb&quot;);[.E248]&amp;&quot;*&quot;&amp;[.C248]&amp;&quot; &quot;&amp;[.F248]&amp;&quot; &quot;&amp;[.G248];[.E248]&amp;&quot;*&quot;&amp;[.C248]&amp;&quot; &quot;&amp;SUBSTITUTE(SUBSTITUTE([.D248];&quot;-pb-&quot;;&quot; \bar &quot;&quot;&quot;&quot; \pageBreak &quot;);&quot;-b-&quot;;&quot; \bar &quot;&quot;&quot;&quot; \break &quot;)));&quot;&quot;))">
            <text:p/>
          </table:table-cell>
          <table:table-cell table:formula="of:=IF([.AF63]=&quot;&quot;;&quot;&quot;;&quot;\overrideProperty Score.NonMusicalPaperColumn.line-break-system-details #'((Y-offset . &quot;&amp;[.AF63]&amp;&quot;))&quot;)">
            <text:p/>
          </table:table-cell>
          <table:table-cell table:number-columns-repeated="108"/>
          <table:table-cell office:value-type="float" office:value="226" calcext:value-type="float">
            <text:p>226</text:p>
          </table:table-cell>
          <table:table-cell table:formula="of:=IF([$BARS.D229]=&quot;&quot;;&quot;&quot;;[$BARS.D229])">
            <text:p/>
          </table:table-cell>
          <table:table-cell table:formula="of:=IF([$BARS.E229]=&quot;&quot;;&quot;&quot;;[$BARS.E229])">
            <text:p/>
          </table:table-cell>
          <table:table-cell table:formula="of:=IF([$BARS.F229]=&quot;&quot;;&quot;&quot;;[$BARS.F229])">
            <text:p/>
          </table:table-cell>
          <table:table-cell table:formula="of:=IF([$BARS.G229]=&quot;&quot;;&quot;&quot;;[$BARS.G229])" office:value-type="float" office:value="226" calcext:value-type="float">
            <text:p>226</text:p>
          </table:table-cell>
          <table:table-cell table:number-columns-repeated="13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table:formula="of:=IF(ISERROR(SMALL([.$AB$4:.$AB$79];[.A249]));&quot;&quot;;SMALL([.$AB$4:.$AB$79];[.A249]))">
            <text:p/>
          </table:table-cell>
          <table:table-cell table:style-name="ce5" table:formula="of:=IF([.B249]=&quot;&quot;;&quot;&quot;;IF(OR([.D248]=&quot;pb&quot;;[.D248]=&quot;b&quot;;[.D248]=&quot;&quot;);[.B249]-[.B248];[.B249]-[.B248]-1))">
            <text:p/>
          </table:table-cell>
          <table:table-cell table:formula="of:=IF([.B249]=&quot;&quot;;&quot;&quot;;IF(ISNUMBER(MATCH([.B249];[.$AB$4:.$AB$11];0));&quot;&quot;;INDEX([.$AC$23:.$AC$79];MATCH([.B249];[.$AB$23:.$AB$79];0))))">
            <text:p/>
          </table:table-cell>
          <table:table-cell table:formula="of:=IF([.B249]=&quot;&quot;;&quot;&quot;;IF([.B248]&lt;[.$AB$4];INDEX([.$AC$4:.$AC$11];MATCH([.B248];[.$AB$4:.$AB$11];-1));INDEX([.$AC$4:.$AC$11];MATCH([.B248];[.$AB$4:.$AB$11];1))))">
            <text:p/>
          </table:table-cell>
          <table:table-cell table:formula="of:=IF([.D249]=&quot;b&quot;;&quot;\break&quot;;IF([.D249]=&quot;pb&quot;;&quot;\pageBreak&quot;;&quot;&quot;))">
            <text:p/>
          </table:table-cell>
          <table:table-cell table:formula="of:=IF(ISERROR(MATCH([.B249];[.$AB$24:.$AB$79];0));&quot;&quot;;IF(INDEX([.$AD$24:.$AD$79];MATCH([.B249];[.$AB$24:.$AB$79];0))=&quot;&quot;;&quot;&quot;;&quot;\grace {&quot;&amp;INDEX([.$AD$24:.$AD$79];MATCH([.B249];[.$AB$24:.$AB$79];0))&amp;&quot;}&quot;))">
            <text:p/>
          </table:table-cell>
          <table:table-cell/>
          <table:table-cell table:formula="of:=IF([.B249]=&quot;&quot;;&quot;&quot;;IF([.$M$19]=&quot;Y&quot;;IF([.C249]=0;&quot; &quot;&amp;[.F249];IF(OR([.D249]=&quot;b&quot;;[.D249]=&quot;pb&quot;);[.E249]&amp;&quot;*&quot;&amp;[.C249]&amp;&quot; &quot;&amp;[.F249]&amp;&quot; &quot;&amp;[.G249];[.E249]&amp;&quot;*&quot;&amp;[.C249]&amp;&quot; &quot;&amp;SUBSTITUTE(SUBSTITUTE([.D249];&quot;-pb-&quot;;&quot; \bar &quot;&quot;&quot;&quot; \pageBreak &quot;);&quot;-b-&quot;;&quot; \bar &quot;&quot;&quot;&quot; \break &quot;)));&quot;&quot;))">
            <text:p/>
          </table:table-cell>
          <table:table-cell table:formula="of:=IF([.AF64]=&quot;&quot;;&quot;&quot;;&quot;\overrideProperty Score.NonMusicalPaperColumn.line-break-system-details #'((Y-offset . &quot;&amp;[.AF64]&amp;&quot;))&quot;)">
            <text:p/>
          </table:table-cell>
          <table:table-cell table:number-columns-repeated="108"/>
          <table:table-cell office:value-type="float" office:value="227" calcext:value-type="float">
            <text:p>227</text:p>
          </table:table-cell>
          <table:table-cell table:formula="of:=IF([$BARS.D230]=&quot;&quot;;&quot;&quot;;[$BARS.D230])">
            <text:p/>
          </table:table-cell>
          <table:table-cell table:formula="of:=IF([$BARS.E230]=&quot;&quot;;&quot;&quot;;[$BARS.E230])">
            <text:p/>
          </table:table-cell>
          <table:table-cell table:formula="of:=IF([$BARS.F230]=&quot;&quot;;&quot;&quot;;[$BARS.F230])">
            <text:p/>
          </table:table-cell>
          <table:table-cell table:formula="of:=IF([$BARS.G230]=&quot;&quot;;&quot;&quot;;[$BARS.G230])" office:value-type="float" office:value="227" calcext:value-type="float">
            <text:p>227</text:p>
          </table:table-cell>
          <table:table-cell table:number-columns-repeated="13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table:formula="of:=IF(ISERROR(SMALL([.$AB$4:.$AB$79];[.A250]));&quot;&quot;;SMALL([.$AB$4:.$AB$79];[.A250]))">
            <text:p/>
          </table:table-cell>
          <table:table-cell table:style-name="ce5" table:formula="of:=IF([.B250]=&quot;&quot;;&quot;&quot;;IF(OR([.D249]=&quot;pb&quot;;[.D249]=&quot;b&quot;;[.D249]=&quot;&quot;);[.B250]-[.B249];[.B250]-[.B249]-1))">
            <text:p/>
          </table:table-cell>
          <table:table-cell table:formula="of:=IF([.B250]=&quot;&quot;;&quot;&quot;;IF(ISNUMBER(MATCH([.B250];[.$AB$4:.$AB$11];0));&quot;&quot;;INDEX([.$AC$23:.$AC$79];MATCH([.B250];[.$AB$23:.$AB$79];0))))">
            <text:p/>
          </table:table-cell>
          <table:table-cell table:formula="of:=IF([.B250]=&quot;&quot;;&quot;&quot;;IF([.B249]&lt;[.$AB$4];INDEX([.$AC$4:.$AC$11];MATCH([.B249];[.$AB$4:.$AB$11];-1));INDEX([.$AC$4:.$AC$11];MATCH([.B249];[.$AB$4:.$AB$11];1))))">
            <text:p/>
          </table:table-cell>
          <table:table-cell table:formula="of:=IF([.D250]=&quot;b&quot;;&quot;\break&quot;;IF([.D250]=&quot;pb&quot;;&quot;\pageBreak&quot;;&quot;&quot;))">
            <text:p/>
          </table:table-cell>
          <table:table-cell table:formula="of:=IF(ISERROR(MATCH([.B250];[.$AB$24:.$AB$79];0));&quot;&quot;;IF(INDEX([.$AD$24:.$AD$79];MATCH([.B250];[.$AB$24:.$AB$79];0))=&quot;&quot;;&quot;&quot;;&quot;\grace {&quot;&amp;INDEX([.$AD$24:.$AD$79];MATCH([.B250];[.$AB$24:.$AB$79];0))&amp;&quot;}&quot;))">
            <text:p/>
          </table:table-cell>
          <table:table-cell/>
          <table:table-cell table:formula="of:=IF([.B250]=&quot;&quot;;&quot;&quot;;IF([.$M$19]=&quot;Y&quot;;IF([.C250]=0;&quot; &quot;&amp;[.F250];IF(OR([.D250]=&quot;b&quot;;[.D250]=&quot;pb&quot;);[.E250]&amp;&quot;*&quot;&amp;[.C250]&amp;&quot; &quot;&amp;[.F250]&amp;&quot; &quot;&amp;[.G250];[.E250]&amp;&quot;*&quot;&amp;[.C250]&amp;&quot; &quot;&amp;SUBSTITUTE(SUBSTITUTE([.D250];&quot;-pb-&quot;;&quot; \bar &quot;&quot;&quot;&quot; \pageBreak &quot;);&quot;-b-&quot;;&quot; \bar &quot;&quot;&quot;&quot; \break &quot;)));&quot;&quot;))">
            <text:p/>
          </table:table-cell>
          <table:table-cell table:formula="of:=IF([.AF65]=&quot;&quot;;&quot;&quot;;&quot;\overrideProperty Score.NonMusicalPaperColumn.line-break-system-details #'((Y-offset . &quot;&amp;[.AF65]&amp;&quot;))&quot;)">
            <text:p/>
          </table:table-cell>
          <table:table-cell table:number-columns-repeated="108"/>
          <table:table-cell office:value-type="float" office:value="228" calcext:value-type="float">
            <text:p>228</text:p>
          </table:table-cell>
          <table:table-cell table:formula="of:=IF([$BARS.D231]=&quot;&quot;;&quot;&quot;;[$BARS.D231])">
            <text:p/>
          </table:table-cell>
          <table:table-cell table:formula="of:=IF([$BARS.E231]=&quot;&quot;;&quot;&quot;;[$BARS.E231])">
            <text:p/>
          </table:table-cell>
          <table:table-cell table:formula="of:=IF([$BARS.F231]=&quot;&quot;;&quot;&quot;;[$BARS.F231])">
            <text:p/>
          </table:table-cell>
          <table:table-cell table:formula="of:=IF([$BARS.G231]=&quot;&quot;;&quot;&quot;;[$BARS.G231])" office:value-type="float" office:value="228" calcext:value-type="float">
            <text:p>228</text:p>
          </table:table-cell>
          <table:table-cell table:number-columns-repeated="13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table:formula="of:=IF(ISERROR(SMALL([.$AB$4:.$AB$79];[.A251]));&quot;&quot;;SMALL([.$AB$4:.$AB$79];[.A251]))">
            <text:p/>
          </table:table-cell>
          <table:table-cell table:style-name="ce5" table:formula="of:=IF([.B251]=&quot;&quot;;&quot;&quot;;IF(OR([.D250]=&quot;pb&quot;;[.D250]=&quot;b&quot;;[.D250]=&quot;&quot;);[.B251]-[.B250];[.B251]-[.B250]-1))">
            <text:p/>
          </table:table-cell>
          <table:table-cell table:formula="of:=IF([.B251]=&quot;&quot;;&quot;&quot;;IF(ISNUMBER(MATCH([.B251];[.$AB$4:.$AB$11];0));&quot;&quot;;INDEX([.$AC$23:.$AC$79];MATCH([.B251];[.$AB$23:.$AB$79];0))))">
            <text:p/>
          </table:table-cell>
          <table:table-cell table:formula="of:=IF([.B251]=&quot;&quot;;&quot;&quot;;IF([.B250]&lt;[.$AB$4];INDEX([.$AC$4:.$AC$11];MATCH([.B250];[.$AB$4:.$AB$11];-1));INDEX([.$AC$4:.$AC$11];MATCH([.B250];[.$AB$4:.$AB$11];1))))">
            <text:p/>
          </table:table-cell>
          <table:table-cell table:formula="of:=IF([.D251]=&quot;b&quot;;&quot;\break&quot;;IF([.D251]=&quot;pb&quot;;&quot;\pageBreak&quot;;&quot;&quot;))">
            <text:p/>
          </table:table-cell>
          <table:table-cell table:formula="of:=IF(ISERROR(MATCH([.B251];[.$AB$24:.$AB$79];0));&quot;&quot;;IF(INDEX([.$AD$24:.$AD$79];MATCH([.B251];[.$AB$24:.$AB$79];0))=&quot;&quot;;&quot;&quot;;&quot;\grace {&quot;&amp;INDEX([.$AD$24:.$AD$79];MATCH([.B251];[.$AB$24:.$AB$79];0))&amp;&quot;}&quot;))">
            <text:p/>
          </table:table-cell>
          <table:table-cell/>
          <table:table-cell table:formula="of:=IF([.B251]=&quot;&quot;;&quot;&quot;;IF([.$M$19]=&quot;Y&quot;;IF([.C251]=0;&quot; &quot;&amp;[.F251];IF(OR([.D251]=&quot;b&quot;;[.D251]=&quot;pb&quot;);[.E251]&amp;&quot;*&quot;&amp;[.C251]&amp;&quot; &quot;&amp;[.F251]&amp;&quot; &quot;&amp;[.G251];[.E251]&amp;&quot;*&quot;&amp;[.C251]&amp;&quot; &quot;&amp;SUBSTITUTE(SUBSTITUTE([.D251];&quot;-pb-&quot;;&quot; \bar &quot;&quot;&quot;&quot; \pageBreak &quot;);&quot;-b-&quot;;&quot; \bar &quot;&quot;&quot;&quot; \break &quot;)));&quot;&quot;))">
            <text:p/>
          </table:table-cell>
          <table:table-cell table:formula="of:=IF([.AF66]=&quot;&quot;;&quot;&quot;;&quot;\overrideProperty Score.NonMusicalPaperColumn.line-break-system-details #'((Y-offset . &quot;&amp;[.AF66]&amp;&quot;))&quot;)">
            <text:p/>
          </table:table-cell>
          <table:table-cell table:number-columns-repeated="108"/>
          <table:table-cell office:value-type="float" office:value="229" calcext:value-type="float">
            <text:p>229</text:p>
          </table:table-cell>
          <table:table-cell table:formula="of:=IF([$BARS.D232]=&quot;&quot;;&quot;&quot;;[$BARS.D232])">
            <text:p/>
          </table:table-cell>
          <table:table-cell table:formula="of:=IF([$BARS.E232]=&quot;&quot;;&quot;&quot;;[$BARS.E232])">
            <text:p/>
          </table:table-cell>
          <table:table-cell table:formula="of:=IF([$BARS.F232]=&quot;&quot;;&quot;&quot;;[$BARS.F232])">
            <text:p/>
          </table:table-cell>
          <table:table-cell table:formula="of:=IF([$BARS.G232]=&quot;&quot;;&quot;&quot;;[$BARS.G232])" office:value-type="float" office:value="229" calcext:value-type="float">
            <text:p>229</text:p>
          </table:table-cell>
          <table:table-cell table:number-columns-repeated="13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table:formula="of:=IF(ISERROR(SMALL([.$AB$4:.$AB$79];[.A252]));&quot;&quot;;SMALL([.$AB$4:.$AB$79];[.A252]))">
            <text:p/>
          </table:table-cell>
          <table:table-cell table:style-name="ce5" table:formula="of:=IF([.B252]=&quot;&quot;;&quot;&quot;;IF(OR([.D251]=&quot;pb&quot;;[.D251]=&quot;b&quot;;[.D251]=&quot;&quot;);[.B252]-[.B251];[.B252]-[.B251]-1))">
            <text:p/>
          </table:table-cell>
          <table:table-cell table:formula="of:=IF([.B252]=&quot;&quot;;&quot;&quot;;IF(ISNUMBER(MATCH([.B252];[.$AB$4:.$AB$11];0));&quot;&quot;;INDEX([.$AC$23:.$AC$79];MATCH([.B252];[.$AB$23:.$AB$79];0))))">
            <text:p/>
          </table:table-cell>
          <table:table-cell table:formula="of:=IF([.B252]=&quot;&quot;;&quot;&quot;;IF([.B251]&lt;[.$AB$4];INDEX([.$AC$4:.$AC$11];MATCH([.B251];[.$AB$4:.$AB$11];-1));INDEX([.$AC$4:.$AC$11];MATCH([.B251];[.$AB$4:.$AB$11];1))))">
            <text:p/>
          </table:table-cell>
          <table:table-cell table:formula="of:=IF([.D252]=&quot;b&quot;;&quot;\break&quot;;IF([.D252]=&quot;pb&quot;;&quot;\pageBreak&quot;;&quot;&quot;))">
            <text:p/>
          </table:table-cell>
          <table:table-cell table:formula="of:=IF(ISERROR(MATCH([.B252];[.$AB$24:.$AB$79];0));&quot;&quot;;IF(INDEX([.$AD$24:.$AD$79];MATCH([.B252];[.$AB$24:.$AB$79];0))=&quot;&quot;;&quot;&quot;;&quot;\grace {&quot;&amp;INDEX([.$AD$24:.$AD$79];MATCH([.B252];[.$AB$24:.$AB$79];0))&amp;&quot;}&quot;))">
            <text:p/>
          </table:table-cell>
          <table:table-cell/>
          <table:table-cell table:formula="of:=IF([.B252]=&quot;&quot;;&quot;&quot;;IF([.$M$19]=&quot;Y&quot;;IF([.C252]=0;&quot; &quot;&amp;[.F252];IF(OR([.D252]=&quot;b&quot;;[.D252]=&quot;pb&quot;);[.E252]&amp;&quot;*&quot;&amp;[.C252]&amp;&quot; &quot;&amp;[.F252]&amp;&quot; &quot;&amp;[.G252];[.E252]&amp;&quot;*&quot;&amp;[.C252]&amp;&quot; &quot;&amp;SUBSTITUTE(SUBSTITUTE([.D252];&quot;-pb-&quot;;&quot; \bar &quot;&quot;&quot;&quot; \pageBreak &quot;);&quot;-b-&quot;;&quot; \bar &quot;&quot;&quot;&quot; \break &quot;)));&quot;&quot;))">
            <text:p/>
          </table:table-cell>
          <table:table-cell table:formula="of:=IF([.AF67]=&quot;&quot;;&quot;&quot;;&quot;\overrideProperty Score.NonMusicalPaperColumn.line-break-system-details #'((Y-offset . &quot;&amp;[.AF67]&amp;&quot;))&quot;)">
            <text:p/>
          </table:table-cell>
          <table:table-cell table:number-columns-repeated="108"/>
          <table:table-cell office:value-type="float" office:value="230" calcext:value-type="float">
            <text:p>230</text:p>
          </table:table-cell>
          <table:table-cell table:formula="of:=IF([$BARS.D233]=&quot;&quot;;&quot;&quot;;[$BARS.D233])">
            <text:p/>
          </table:table-cell>
          <table:table-cell table:formula="of:=IF([$BARS.E233]=&quot;&quot;;&quot;&quot;;[$BARS.E233])">
            <text:p/>
          </table:table-cell>
          <table:table-cell table:formula="of:=IF([$BARS.F233]=&quot;&quot;;&quot;&quot;;[$BARS.F233])">
            <text:p/>
          </table:table-cell>
          <table:table-cell table:formula="of:=IF([$BARS.G233]=&quot;&quot;;&quot;&quot;;[$BARS.G233])" office:value-type="float" office:value="230" calcext:value-type="float">
            <text:p>230</text:p>
          </table:table-cell>
          <table:table-cell table:number-columns-repeated="136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table:formula="of:=IF(ISERROR(SMALL([.$AB$4:.$AB$79];[.A253]));&quot;&quot;;SMALL([.$AB$4:.$AB$79];[.A253]))">
            <text:p/>
          </table:table-cell>
          <table:table-cell table:style-name="ce5" table:formula="of:=IF([.B253]=&quot;&quot;;&quot;&quot;;IF(OR([.D252]=&quot;pb&quot;;[.D252]=&quot;b&quot;;[.D252]=&quot;&quot;);[.B253]-[.B252];[.B253]-[.B252]-1))">
            <text:p/>
          </table:table-cell>
          <table:table-cell table:formula="of:=IF([.B253]=&quot;&quot;;&quot;&quot;;IF(ISNUMBER(MATCH([.B253];[.$AB$4:.$AB$11];0));&quot;&quot;;INDEX([.$AC$23:.$AC$79];MATCH([.B253];[.$AB$23:.$AB$79];0))))">
            <text:p/>
          </table:table-cell>
          <table:table-cell table:formula="of:=IF([.B253]=&quot;&quot;;&quot;&quot;;IF([.B252]&lt;[.$AB$4];INDEX([.$AC$4:.$AC$11];MATCH([.B252];[.$AB$4:.$AB$11];-1));INDEX([.$AC$4:.$AC$11];MATCH([.B252];[.$AB$4:.$AB$11];1))))">
            <text:p/>
          </table:table-cell>
          <table:table-cell table:formula="of:=IF([.D253]=&quot;b&quot;;&quot;\break&quot;;IF([.D253]=&quot;pb&quot;;&quot;\pageBreak&quot;;&quot;&quot;))">
            <text:p/>
          </table:table-cell>
          <table:table-cell table:formula="of:=IF(ISERROR(MATCH([.B253];[.$AB$24:.$AB$79];0));&quot;&quot;;IF(INDEX([.$AD$24:.$AD$79];MATCH([.B253];[.$AB$24:.$AB$79];0))=&quot;&quot;;&quot;&quot;;&quot;\grace {&quot;&amp;INDEX([.$AD$24:.$AD$79];MATCH([.B253];[.$AB$24:.$AB$79];0))&amp;&quot;}&quot;))">
            <text:p/>
          </table:table-cell>
          <table:table-cell/>
          <table:table-cell table:formula="of:=IF([.B253]=&quot;&quot;;&quot;&quot;;IF([.$M$19]=&quot;Y&quot;;IF([.C253]=0;&quot; &quot;&amp;[.F253];IF(OR([.D253]=&quot;b&quot;;[.D253]=&quot;pb&quot;);[.E253]&amp;&quot;*&quot;&amp;[.C253]&amp;&quot; &quot;&amp;[.F253]&amp;&quot; &quot;&amp;[.G253];[.E253]&amp;&quot;*&quot;&amp;[.C253]&amp;&quot; &quot;&amp;SUBSTITUTE(SUBSTITUTE([.D253];&quot;-pb-&quot;;&quot; \bar &quot;&quot;&quot;&quot; \pageBreak &quot;);&quot;-b-&quot;;&quot; \bar &quot;&quot;&quot;&quot; \break &quot;)));&quot;&quot;))">
            <text:p/>
          </table:table-cell>
          <table:table-cell table:formula="of:=IF([.AF68]=&quot;&quot;;&quot;&quot;;&quot;\overrideProperty Score.NonMusicalPaperColumn.line-break-system-details #'((Y-offset . &quot;&amp;[.AF68]&amp;&quot;))&quot;)">
            <text:p/>
          </table:table-cell>
          <table:table-cell table:number-columns-repeated="108"/>
          <table:table-cell office:value-type="float" office:value="231" calcext:value-type="float">
            <text:p>231</text:p>
          </table:table-cell>
          <table:table-cell table:formula="of:=IF([$BARS.D234]=&quot;&quot;;&quot;&quot;;[$BARS.D234])">
            <text:p/>
          </table:table-cell>
          <table:table-cell table:formula="of:=IF([$BARS.E234]=&quot;&quot;;&quot;&quot;;[$BARS.E234])">
            <text:p/>
          </table:table-cell>
          <table:table-cell table:formula="of:=IF([$BARS.F234]=&quot;&quot;;&quot;&quot;;[$BARS.F234])">
            <text:p/>
          </table:table-cell>
          <table:table-cell table:formula="of:=IF([$BARS.G234]=&quot;&quot;;&quot;&quot;;[$BARS.G234])" office:value-type="float" office:value="231" calcext:value-type="float">
            <text:p>231</text:p>
          </table:table-cell>
          <table:table-cell table:number-columns-repeated="13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table:formula="of:=IF(ISERROR(SMALL([.$AB$4:.$AB$79];[.A254]));&quot;&quot;;SMALL([.$AB$4:.$AB$79];[.A254]))">
            <text:p/>
          </table:table-cell>
          <table:table-cell table:style-name="ce5" table:formula="of:=IF([.B254]=&quot;&quot;;&quot;&quot;;IF(OR([.D253]=&quot;pb&quot;;[.D253]=&quot;b&quot;;[.D253]=&quot;&quot;);[.B254]-[.B253];[.B254]-[.B253]-1))">
            <text:p/>
          </table:table-cell>
          <table:table-cell table:formula="of:=IF([.B254]=&quot;&quot;;&quot;&quot;;IF(ISNUMBER(MATCH([.B254];[.$AB$4:.$AB$11];0));&quot;&quot;;INDEX([.$AC$23:.$AC$79];MATCH([.B254];[.$AB$23:.$AB$79];0))))">
            <text:p/>
          </table:table-cell>
          <table:table-cell table:formula="of:=IF([.B254]=&quot;&quot;;&quot;&quot;;IF([.B253]&lt;[.$AB$4];INDEX([.$AC$4:.$AC$11];MATCH([.B253];[.$AB$4:.$AB$11];-1));INDEX([.$AC$4:.$AC$11];MATCH([.B253];[.$AB$4:.$AB$11];1))))">
            <text:p/>
          </table:table-cell>
          <table:table-cell table:formula="of:=IF([.D254]=&quot;b&quot;;&quot;\break&quot;;IF([.D254]=&quot;pb&quot;;&quot;\pageBreak&quot;;&quot;&quot;))">
            <text:p/>
          </table:table-cell>
          <table:table-cell table:formula="of:=IF(ISERROR(MATCH([.B254];[.$AB$24:.$AB$79];0));&quot;&quot;;IF(INDEX([.$AD$24:.$AD$79];MATCH([.B254];[.$AB$24:.$AB$79];0))=&quot;&quot;;&quot;&quot;;&quot;\grace {&quot;&amp;INDEX([.$AD$24:.$AD$79];MATCH([.B254];[.$AB$24:.$AB$79];0))&amp;&quot;}&quot;))">
            <text:p/>
          </table:table-cell>
          <table:table-cell/>
          <table:table-cell table:formula="of:=IF([.B254]=&quot;&quot;;&quot;&quot;;IF([.$M$19]=&quot;Y&quot;;IF([.C254]=0;&quot; &quot;&amp;[.F254];IF(OR([.D254]=&quot;b&quot;;[.D254]=&quot;pb&quot;);[.E254]&amp;&quot;*&quot;&amp;[.C254]&amp;&quot; &quot;&amp;[.F254]&amp;&quot; &quot;&amp;[.G254];[.E254]&amp;&quot;*&quot;&amp;[.C254]&amp;&quot; &quot;&amp;SUBSTITUTE(SUBSTITUTE([.D254];&quot;-pb-&quot;;&quot; \bar &quot;&quot;&quot;&quot; \pageBreak &quot;);&quot;-b-&quot;;&quot; \bar &quot;&quot;&quot;&quot; \break &quot;)));&quot;&quot;))">
            <text:p/>
          </table:table-cell>
          <table:table-cell table:formula="of:=IF([.AF69]=&quot;&quot;;&quot;&quot;;&quot;\overrideProperty Score.NonMusicalPaperColumn.line-break-system-details #'((Y-offset . &quot;&amp;[.AF69]&amp;&quot;))&quot;)">
            <text:p/>
          </table:table-cell>
          <table:table-cell table:number-columns-repeated="108"/>
          <table:table-cell office:value-type="float" office:value="232" calcext:value-type="float">
            <text:p>232</text:p>
          </table:table-cell>
          <table:table-cell table:formula="of:=IF([$BARS.D235]=&quot;&quot;;&quot;&quot;;[$BARS.D235])">
            <text:p/>
          </table:table-cell>
          <table:table-cell table:formula="of:=IF([$BARS.E235]=&quot;&quot;;&quot;&quot;;[$BARS.E235])">
            <text:p/>
          </table:table-cell>
          <table:table-cell table:formula="of:=IF([$BARS.F235]=&quot;&quot;;&quot;&quot;;[$BARS.F235])">
            <text:p/>
          </table:table-cell>
          <table:table-cell table:formula="of:=IF([$BARS.G235]=&quot;&quot;;&quot;&quot;;[$BARS.G235])" office:value-type="float" office:value="232" calcext:value-type="float">
            <text:p>232</text:p>
          </table:table-cell>
          <table:table-cell table:number-columns-repeated="13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table:formula="of:=IF(ISERROR(SMALL([.$AB$4:.$AB$79];[.A255]));&quot;&quot;;SMALL([.$AB$4:.$AB$79];[.A255]))">
            <text:p/>
          </table:table-cell>
          <table:table-cell table:style-name="ce5" table:formula="of:=IF([.B255]=&quot;&quot;;&quot;&quot;;IF(OR([.D254]=&quot;pb&quot;;[.D254]=&quot;b&quot;;[.D254]=&quot;&quot;);[.B255]-[.B254];[.B255]-[.B254]-1))">
            <text:p/>
          </table:table-cell>
          <table:table-cell table:formula="of:=IF([.B255]=&quot;&quot;;&quot;&quot;;IF(ISNUMBER(MATCH([.B255];[.$AB$4:.$AB$11];0));&quot;&quot;;INDEX([.$AC$23:.$AC$79];MATCH([.B255];[.$AB$23:.$AB$79];0))))">
            <text:p/>
          </table:table-cell>
          <table:table-cell table:formula="of:=IF([.B255]=&quot;&quot;;&quot;&quot;;IF([.B254]&lt;[.$AB$4];INDEX([.$AC$4:.$AC$11];MATCH([.B254];[.$AB$4:.$AB$11];-1));INDEX([.$AC$4:.$AC$11];MATCH([.B254];[.$AB$4:.$AB$11];1))))">
            <text:p/>
          </table:table-cell>
          <table:table-cell table:formula="of:=IF([.D255]=&quot;b&quot;;&quot;\break&quot;;IF([.D255]=&quot;pb&quot;;&quot;\pageBreak&quot;;&quot;&quot;))">
            <text:p/>
          </table:table-cell>
          <table:table-cell table:formula="of:=IF(ISERROR(MATCH([.B255];[.$AB$24:.$AB$79];0));&quot;&quot;;IF(INDEX([.$AD$24:.$AD$79];MATCH([.B255];[.$AB$24:.$AB$79];0))=&quot;&quot;;&quot;&quot;;&quot;\grace {&quot;&amp;INDEX([.$AD$24:.$AD$79];MATCH([.B255];[.$AB$24:.$AB$79];0))&amp;&quot;}&quot;))">
            <text:p/>
          </table:table-cell>
          <table:table-cell/>
          <table:table-cell table:formula="of:=IF([.B255]=&quot;&quot;;&quot;&quot;;IF([.$M$19]=&quot;Y&quot;;IF([.C255]=0;&quot; &quot;&amp;[.F255];IF(OR([.D255]=&quot;b&quot;;[.D255]=&quot;pb&quot;);[.E255]&amp;&quot;*&quot;&amp;[.C255]&amp;&quot; &quot;&amp;[.F255]&amp;&quot; &quot;&amp;[.G255];[.E255]&amp;&quot;*&quot;&amp;[.C255]&amp;&quot; &quot;&amp;SUBSTITUTE(SUBSTITUTE([.D255];&quot;-pb-&quot;;&quot; \bar &quot;&quot;&quot;&quot; \pageBreak &quot;);&quot;-b-&quot;;&quot; \bar &quot;&quot;&quot;&quot; \break &quot;)));&quot;&quot;))">
            <text:p/>
          </table:table-cell>
          <table:table-cell table:formula="of:=IF([.AF70]=&quot;&quot;;&quot;&quot;;&quot;\overrideProperty Score.NonMusicalPaperColumn.line-break-system-details #'((Y-offset . &quot;&amp;[.AF70]&amp;&quot;))&quot;)">
            <text:p/>
          </table:table-cell>
          <table:table-cell table:number-columns-repeated="108"/>
          <table:table-cell office:value-type="float" office:value="233" calcext:value-type="float">
            <text:p>233</text:p>
          </table:table-cell>
          <table:table-cell table:formula="of:=IF([$BARS.D236]=&quot;&quot;;&quot;&quot;;[$BARS.D236])">
            <text:p/>
          </table:table-cell>
          <table:table-cell table:formula="of:=IF([$BARS.E236]=&quot;&quot;;&quot;&quot;;[$BARS.E236])">
            <text:p/>
          </table:table-cell>
          <table:table-cell table:formula="of:=IF([$BARS.F236]=&quot;&quot;;&quot;&quot;;[$BARS.F236])">
            <text:p/>
          </table:table-cell>
          <table:table-cell table:formula="of:=IF([$BARS.G236]=&quot;&quot;;&quot;&quot;;[$BARS.G236])" office:value-type="float" office:value="233" calcext:value-type="float">
            <text:p>233</text:p>
          </table:table-cell>
          <table:table-cell table:number-columns-repeated="13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OR(SMALL([.$AB$4:.$AB$79];[.A256]));&quot;&quot;;SMALL([.$AB$4:.$AB$79];[.A256]))">
            <text:p/>
          </table:table-cell>
          <table:table-cell table:formula="of:=IF([.B256]=&quot;&quot;;&quot;&quot;;IF(OR([.D255]=&quot;pb&quot;;[.D255]=&quot;b&quot;;[.D255]=&quot;&quot;);[.B256]-[.B255];[.B256]-[.B255]-1))">
            <text:p/>
          </table:table-cell>
          <table:table-cell table:formula="of:=IF([.B256]=&quot;&quot;;&quot;&quot;;IF(ISNUMBER(MATCH([.B256];[.$AB$4:.$AB$11];0));&quot;&quot;;INDEX([.$AC$23:.$AC$79];MATCH([.B256];[.$AB$23:.$AB$79];0))))">
            <text:p/>
          </table:table-cell>
          <table:table-cell table:formula="of:=IF([.B256]=&quot;&quot;;&quot;&quot;;IF([.B255]&lt;[.$AB$4];INDEX([.$AC$4:.$AC$11];MATCH([.B255];[.$AB$4:.$AB$11];-1));INDEX([.$AC$4:.$AC$11];MATCH([.B255];[.$AB$4:.$AB$11];1))))">
            <text:p/>
          </table:table-cell>
          <table:table-cell table:formula="of:=IF([.D256]=&quot;b&quot;;&quot;\break&quot;;IF([.D256]=&quot;pb&quot;;&quot;\pageBreak&quot;;&quot;&quot;))">
            <text:p/>
          </table:table-cell>
          <table:table-cell table:formula="of:=IF(ISERROR(MATCH([.B256];[.$AB$24:.$AB$79];0));&quot;&quot;;IF(INDEX([.$AD$24:.$AD$79];MATCH([.B256];[.$AB$24:.$AB$79];0))=&quot;&quot;;&quot;&quot;;&quot;\grace {&quot;&amp;INDEX([.$AD$24:.$AD$79];MATCH([.B256];[.$AB$24:.$AB$79];0))&amp;&quot;}&quot;))">
            <text:p/>
          </table:table-cell>
          <table:table-cell/>
          <table:table-cell table:formula="of:=IF([.B256]=&quot;&quot;;&quot;&quot;;IF([.$M$19]=&quot;Y&quot;;IF([.C256]=0;&quot; &quot;&amp;[.F256];IF(OR([.D256]=&quot;b&quot;;[.D256]=&quot;pb&quot;);[.E256]&amp;&quot;*&quot;&amp;[.C256]&amp;&quot; &quot;&amp;[.F256]&amp;&quot; &quot;&amp;[.G256];[.E256]&amp;&quot;*&quot;&amp;[.C256]&amp;&quot; &quot;&amp;SUBSTITUTE(SUBSTITUTE([.D256];&quot;-pb-&quot;;&quot; \bar &quot;&quot;&quot;&quot; \pageBreak &quot;);&quot;-b-&quot;;&quot; \bar &quot;&quot;&quot;&quot; \break &quot;)));&quot;&quot;))">
            <text:p/>
          </table:table-cell>
          <table:table-cell table:formula="of:=IF([.AF71]=&quot;&quot;;&quot;&quot;;&quot;\overrideProperty Score.NonMusicalPaperColumn.line-break-system-details #'((Y-offset . &quot;&amp;[.AF71]&amp;&quot;))&quot;)">
            <text:p/>
          </table:table-cell>
          <table:table-cell table:number-columns-repeated="108"/>
          <table:table-cell office:value-type="float" office:value="234" calcext:value-type="float">
            <text:p>234</text:p>
          </table:table-cell>
          <table:table-cell table:formula="of:=IF([$BARS.D237]=&quot;&quot;;&quot;&quot;;[$BARS.D237])">
            <text:p/>
          </table:table-cell>
          <table:table-cell table:formula="of:=IF([$BARS.E237]=&quot;&quot;;&quot;&quot;;[$BARS.E237])">
            <text:p/>
          </table:table-cell>
          <table:table-cell table:formula="of:=IF([$BARS.F237]=&quot;&quot;;&quot;&quot;;[$BARS.F237])">
            <text:p/>
          </table:table-cell>
          <table:table-cell table:formula="of:=IF([$BARS.G237]=&quot;&quot;;&quot;&quot;;[$BARS.G237])" office:value-type="float" office:value="234" calcext:value-type="float">
            <text:p>234</text:p>
          </table:table-cell>
          <table:table-cell table:number-columns-repeated="13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OR(SMALL([.$AB$4:.$AB$79];[.A257]));&quot;&quot;;SMALL([.$AB$4:.$AB$79];[.A257]))">
            <text:p/>
          </table:table-cell>
          <table:table-cell table:formula="of:=IF([.B257]=&quot;&quot;;&quot;&quot;;IF(OR([.D256]=&quot;pb&quot;;[.D256]=&quot;b&quot;;[.D256]=&quot;&quot;);[.B257]-[.B256];[.B257]-[.B256]-1))">
            <text:p/>
          </table:table-cell>
          <table:table-cell table:formula="of:=IF([.B257]=&quot;&quot;;&quot;&quot;;IF(ISNUMBER(MATCH([.B257];[.$AB$4:.$AB$11];0));&quot;&quot;;INDEX([.$AC$23:.$AC$79];MATCH([.B257];[.$AB$23:.$AB$79];0))))">
            <text:p/>
          </table:table-cell>
          <table:table-cell table:formula="of:=IF([.B257]=&quot;&quot;;&quot;&quot;;IF([.B256]&lt;[.$AB$4];INDEX([.$AC$4:.$AC$11];MATCH([.B256];[.$AB$4:.$AB$11];-1));INDEX([.$AC$4:.$AC$11];MATCH([.B256];[.$AB$4:.$AB$11];1))))">
            <text:p/>
          </table:table-cell>
          <table:table-cell table:formula="of:=IF([.D257]=&quot;b&quot;;&quot;\break&quot;;IF([.D257]=&quot;pb&quot;;&quot;\pageBreak&quot;;&quot;&quot;))">
            <text:p/>
          </table:table-cell>
          <table:table-cell table:formula="of:=IF(ISERROR(MATCH([.B257];[.$AB$24:.$AB$79];0));&quot;&quot;;IF(INDEX([.$AD$24:.$AD$79];MATCH([.B257];[.$AB$24:.$AB$79];0))=&quot;&quot;;&quot;&quot;;&quot;\grace {&quot;&amp;INDEX([.$AD$24:.$AD$79];MATCH([.B257];[.$AB$24:.$AB$79];0))&amp;&quot;}&quot;))">
            <text:p/>
          </table:table-cell>
          <table:table-cell/>
          <table:table-cell table:formula="of:=IF([.B257]=&quot;&quot;;&quot;&quot;;IF([.$M$19]=&quot;Y&quot;;IF([.C257]=0;&quot; &quot;&amp;[.F257];IF(OR([.D257]=&quot;b&quot;;[.D257]=&quot;pb&quot;);[.E257]&amp;&quot;*&quot;&amp;[.C257]&amp;&quot; &quot;&amp;[.F257]&amp;&quot; &quot;&amp;[.G257];[.E257]&amp;&quot;*&quot;&amp;[.C257]&amp;&quot; &quot;&amp;SUBSTITUTE(SUBSTITUTE([.D257];&quot;-pb-&quot;;&quot; \bar &quot;&quot;&quot;&quot; \pageBreak &quot;);&quot;-b-&quot;;&quot; \bar &quot;&quot;&quot;&quot; \break &quot;)));&quot;&quot;))">
            <text:p/>
          </table:table-cell>
          <table:table-cell table:formula="of:=IF([.AF72]=&quot;&quot;;&quot;&quot;;&quot;\overrideProperty Score.NonMusicalPaperColumn.line-break-system-details #'((Y-offset . &quot;&amp;[.AF72]&amp;&quot;))&quot;)">
            <text:p/>
          </table:table-cell>
          <table:table-cell table:number-columns-repeated="108"/>
          <table:table-cell office:value-type="float" office:value="235" calcext:value-type="float">
            <text:p>235</text:p>
          </table:table-cell>
          <table:table-cell table:formula="of:=IF([$BARS.D238]=&quot;&quot;;&quot;&quot;;[$BARS.D238])">
            <text:p/>
          </table:table-cell>
          <table:table-cell table:formula="of:=IF([$BARS.E238]=&quot;&quot;;&quot;&quot;;[$BARS.E238])">
            <text:p/>
          </table:table-cell>
          <table:table-cell table:formula="of:=IF([$BARS.F238]=&quot;&quot;;&quot;&quot;;[$BARS.F238])">
            <text:p/>
          </table:table-cell>
          <table:table-cell table:formula="of:=IF([$BARS.G238]=&quot;&quot;;&quot;&quot;;[$BARS.G238])" office:value-type="float" office:value="235" calcext:value-type="float">
            <text:p>235</text:p>
          </table:table-cell>
          <table:table-cell table:number-columns-repeated="13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OR(SMALL([.$AB$4:.$AB$79];[.A258]));&quot;&quot;;SMALL([.$AB$4:.$AB$79];[.A258]))">
            <text:p/>
          </table:table-cell>
          <table:table-cell table:formula="of:=IF([.B258]=&quot;&quot;;&quot;&quot;;IF(OR([.D257]=&quot;pb&quot;;[.D257]=&quot;b&quot;;[.D257]=&quot;&quot;);[.B258]-[.B257];[.B258]-[.B257]-1))">
            <text:p/>
          </table:table-cell>
          <table:table-cell table:formula="of:=IF([.B258]=&quot;&quot;;&quot;&quot;;IF(ISNUMBER(MATCH([.B258];[.$AB$4:.$AB$11];0));&quot;&quot;;INDEX([.$AC$23:.$AC$79];MATCH([.B258];[.$AB$23:.$AB$79];0))))">
            <text:p/>
          </table:table-cell>
          <table:table-cell table:formula="of:=IF([.B258]=&quot;&quot;;&quot;&quot;;IF([.B257]&lt;[.$AB$4];INDEX([.$AC$4:.$AC$11];MATCH([.B257];[.$AB$4:.$AB$11];-1));INDEX([.$AC$4:.$AC$11];MATCH([.B257];[.$AB$4:.$AB$11];1))))">
            <text:p/>
          </table:table-cell>
          <table:table-cell table:formula="of:=IF([.D258]=&quot;b&quot;;&quot;\break&quot;;IF([.D258]=&quot;pb&quot;;&quot;\pageBreak&quot;;&quot;&quot;))">
            <text:p/>
          </table:table-cell>
          <table:table-cell table:formula="of:=IF(ISERROR(MATCH([.B258];[.$AB$24:.$AB$79];0));&quot;&quot;;IF(INDEX([.$AD$24:.$AD$79];MATCH([.B258];[.$AB$24:.$AB$79];0))=&quot;&quot;;&quot;&quot;;&quot;\grace {&quot;&amp;INDEX([.$AD$24:.$AD$79];MATCH([.B258];[.$AB$24:.$AB$79];0))&amp;&quot;}&quot;))">
            <text:p/>
          </table:table-cell>
          <table:table-cell/>
          <table:table-cell table:formula="of:=IF([.B258]=&quot;&quot;;&quot;&quot;;IF([.$M$19]=&quot;Y&quot;;IF([.C258]=0;&quot; &quot;&amp;[.F258];IF(OR([.D258]=&quot;b&quot;;[.D258]=&quot;pb&quot;);[.E258]&amp;&quot;*&quot;&amp;[.C258]&amp;&quot; &quot;&amp;[.F258]&amp;&quot; &quot;&amp;[.G258];[.E258]&amp;&quot;*&quot;&amp;[.C258]&amp;&quot; &quot;&amp;SUBSTITUTE(SUBSTITUTE([.D258];&quot;-pb-&quot;;&quot; \bar &quot;&quot;&quot;&quot; \pageBreak &quot;);&quot;-b-&quot;;&quot; \bar &quot;&quot;&quot;&quot; \break &quot;)));&quot;&quot;))">
            <text:p/>
          </table:table-cell>
          <table:table-cell table:formula="of:=IF([.AF73]=&quot;&quot;;&quot;&quot;;&quot;\overrideProperty Score.NonMusicalPaperColumn.line-break-system-details #'((Y-offset . &quot;&amp;[.AF73]&amp;&quot;))&quot;)">
            <text:p/>
          </table:table-cell>
          <table:table-cell table:number-columns-repeated="108"/>
          <table:table-cell office:value-type="float" office:value="236" calcext:value-type="float">
            <text:p>236</text:p>
          </table:table-cell>
          <table:table-cell table:formula="of:=IF([$BARS.D239]=&quot;&quot;;&quot;&quot;;[$BARS.D239])">
            <text:p/>
          </table:table-cell>
          <table:table-cell table:formula="of:=IF([$BARS.E239]=&quot;&quot;;&quot;&quot;;[$BARS.E239])">
            <text:p/>
          </table:table-cell>
          <table:table-cell table:formula="of:=IF([$BARS.F239]=&quot;&quot;;&quot;&quot;;[$BARS.F239])">
            <text:p/>
          </table:table-cell>
          <table:table-cell table:formula="of:=IF([$BARS.G239]=&quot;&quot;;&quot;&quot;;[$BARS.G239])" office:value-type="float" office:value="236" calcext:value-type="float">
            <text:p>236</text:p>
          </table:table-cell>
          <table:table-cell table:number-columns-repeated="13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OR(SMALL([.$AB$4:.$AB$79];[.A259]));&quot;&quot;;SMALL([.$AB$4:.$AB$79];[.A259]))">
            <text:p/>
          </table:table-cell>
          <table:table-cell table:formula="of:=IF([.B259]=&quot;&quot;;&quot;&quot;;IF(OR([.D258]=&quot;pb&quot;;[.D258]=&quot;b&quot;;[.D258]=&quot;&quot;);[.B259]-[.B258];[.B259]-[.B258]-1))">
            <text:p/>
          </table:table-cell>
          <table:table-cell table:formula="of:=IF([.B259]=&quot;&quot;;&quot;&quot;;IF(ISNUMBER(MATCH([.B259];[.$AB$4:.$AB$11];0));&quot;&quot;;INDEX([.$AC$23:.$AC$79];MATCH([.B259];[.$AB$23:.$AB$79];0))))">
            <text:p/>
          </table:table-cell>
          <table:table-cell table:formula="of:=IF([.B259]=&quot;&quot;;&quot;&quot;;IF([.B258]&lt;[.$AB$4];INDEX([.$AC$4:.$AC$11];MATCH([.B258];[.$AB$4:.$AB$11];-1));INDEX([.$AC$4:.$AC$11];MATCH([.B258];[.$AB$4:.$AB$11];1))))">
            <text:p/>
          </table:table-cell>
          <table:table-cell table:formula="of:=IF([.D259]=&quot;b&quot;;&quot;\break&quot;;IF([.D259]=&quot;pb&quot;;&quot;\pageBreak&quot;;&quot;&quot;))">
            <text:p/>
          </table:table-cell>
          <table:table-cell table:formula="of:=IF(ISERROR(MATCH([.B259];[.$AB$24:.$AB$79];0));&quot;&quot;;IF(INDEX([.$AD$24:.$AD$79];MATCH([.B259];[.$AB$24:.$AB$79];0))=&quot;&quot;;&quot;&quot;;&quot;\grace {&quot;&amp;INDEX([.$AD$24:.$AD$79];MATCH([.B259];[.$AB$24:.$AB$79];0))&amp;&quot;}&quot;))">
            <text:p/>
          </table:table-cell>
          <table:table-cell/>
          <table:table-cell table:formula="of:=IF([.B259]=&quot;&quot;;&quot;&quot;;IF([.$M$19]=&quot;Y&quot;;IF([.C259]=0;&quot; &quot;&amp;[.F259];IF(OR([.D259]=&quot;b&quot;;[.D259]=&quot;pb&quot;);[.E259]&amp;&quot;*&quot;&amp;[.C259]&amp;&quot; &quot;&amp;[.F259]&amp;&quot; &quot;&amp;[.G259];[.E259]&amp;&quot;*&quot;&amp;[.C259]&amp;&quot; &quot;&amp;SUBSTITUTE(SUBSTITUTE([.D259];&quot;-pb-&quot;;&quot; \bar &quot;&quot;&quot;&quot; \pageBreak &quot;);&quot;-b-&quot;;&quot; \bar &quot;&quot;&quot;&quot; \break &quot;)));&quot;&quot;))">
            <text:p/>
          </table:table-cell>
          <table:table-cell table:formula="of:=IF([.AF74]=&quot;&quot;;&quot;&quot;;&quot;\overrideProperty Score.NonMusicalPaperColumn.line-break-system-details #'((Y-offset . &quot;&amp;[.AF74]&amp;&quot;))&quot;)">
            <text:p/>
          </table:table-cell>
          <table:table-cell table:number-columns-repeated="108"/>
          <table:table-cell office:value-type="float" office:value="237" calcext:value-type="float">
            <text:p>237</text:p>
          </table:table-cell>
          <table:table-cell table:formula="of:=IF([$BARS.D240]=&quot;&quot;;&quot;&quot;;[$BARS.D240])">
            <text:p/>
          </table:table-cell>
          <table:table-cell table:formula="of:=IF([$BARS.E240]=&quot;&quot;;&quot;&quot;;[$BARS.E240])">
            <text:p/>
          </table:table-cell>
          <table:table-cell table:formula="of:=IF([$BARS.F240]=&quot;&quot;;&quot;&quot;;[$BARS.F240])">
            <text:p/>
          </table:table-cell>
          <table:table-cell table:formula="of:=IF([$BARS.G240]=&quot;&quot;;&quot;&quot;;[$BARS.G240])" office:value-type="float" office:value="237" calcext:value-type="float">
            <text:p>237</text:p>
          </table:table-cell>
          <table:table-cell table:number-columns-repeated="13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OR(SMALL([.$AB$4:.$AB$79];[.A260]));&quot;&quot;;SMALL([.$AB$4:.$AB$79];[.A260]))">
            <text:p/>
          </table:table-cell>
          <table:table-cell table:formula="of:=IF([.B260]=&quot;&quot;;&quot;&quot;;IF(OR([.D259]=&quot;pb&quot;;[.D259]=&quot;b&quot;;[.D259]=&quot;&quot;);[.B260]-[.B259];[.B260]-[.B259]-1))">
            <text:p/>
          </table:table-cell>
          <table:table-cell table:formula="of:=IF([.B260]=&quot;&quot;;&quot;&quot;;IF(ISNUMBER(MATCH([.B260];[.$AB$4:.$AB$11];0));&quot;&quot;;INDEX([.$AC$23:.$AC$79];MATCH([.B260];[.$AB$23:.$AB$79];0))))">
            <text:p/>
          </table:table-cell>
          <table:table-cell table:formula="of:=IF([.B260]=&quot;&quot;;&quot;&quot;;IF([.B259]&lt;[.$AB$4];INDEX([.$AC$4:.$AC$11];MATCH([.B259];[.$AB$4:.$AB$11];-1));INDEX([.$AC$4:.$AC$11];MATCH([.B259];[.$AB$4:.$AB$11];1))))">
            <text:p/>
          </table:table-cell>
          <table:table-cell table:formula="of:=IF([.D260]=&quot;b&quot;;&quot;\break&quot;;IF([.D260]=&quot;pb&quot;;&quot;\pageBreak&quot;;&quot;&quot;))">
            <text:p/>
          </table:table-cell>
          <table:table-cell table:formula="of:=IF(ISERROR(MATCH([.B260];[.$AB$24:.$AB$79];0));&quot;&quot;;IF(INDEX([.$AD$24:.$AD$79];MATCH([.B260];[.$AB$24:.$AB$79];0))=&quot;&quot;;&quot;&quot;;&quot;\grace {&quot;&amp;INDEX([.$AD$24:.$AD$79];MATCH([.B260];[.$AB$24:.$AB$79];0))&amp;&quot;}&quot;))">
            <text:p/>
          </table:table-cell>
          <table:table-cell/>
          <table:table-cell table:formula="of:=IF([.B260]=&quot;&quot;;&quot;&quot;;IF([.$M$19]=&quot;Y&quot;;IF([.C260]=0;&quot; &quot;&amp;[.F260];IF(OR([.D260]=&quot;b&quot;;[.D260]=&quot;pb&quot;);[.E260]&amp;&quot;*&quot;&amp;[.C260]&amp;&quot; &quot;&amp;[.F260]&amp;&quot; &quot;&amp;[.G260];[.E260]&amp;&quot;*&quot;&amp;[.C260]&amp;&quot; &quot;&amp;SUBSTITUTE(SUBSTITUTE([.D260];&quot;-pb-&quot;;&quot; \bar &quot;&quot;&quot;&quot; \pageBreak &quot;);&quot;-b-&quot;;&quot; \bar &quot;&quot;&quot;&quot; \break &quot;)));&quot;&quot;))">
            <text:p/>
          </table:table-cell>
          <table:table-cell table:formula="of:=IF([.AF75]=&quot;&quot;;&quot;&quot;;&quot;\overrideProperty Score.NonMusicalPaperColumn.line-break-system-details #'((Y-offset . &quot;&amp;[.AF75]&amp;&quot;))&quot;)">
            <text:p/>
          </table:table-cell>
          <table:table-cell table:number-columns-repeated="108"/>
          <table:table-cell office:value-type="float" office:value="238" calcext:value-type="float">
            <text:p>238</text:p>
          </table:table-cell>
          <table:table-cell table:formula="of:=IF([$BARS.D241]=&quot;&quot;;&quot;&quot;;[$BARS.D241])">
            <text:p/>
          </table:table-cell>
          <table:table-cell table:formula="of:=IF([$BARS.E241]=&quot;&quot;;&quot;&quot;;[$BARS.E241])">
            <text:p/>
          </table:table-cell>
          <table:table-cell table:formula="of:=IF([$BARS.F241]=&quot;&quot;;&quot;&quot;;[$BARS.F241])">
            <text:p/>
          </table:table-cell>
          <table:table-cell table:formula="of:=IF([$BARS.G241]=&quot;&quot;;&quot;&quot;;[$BARS.G241])" office:value-type="float" office:value="238" calcext:value-type="float">
            <text:p>238</text:p>
          </table:table-cell>
          <table:table-cell table:number-columns-repeated="13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OR(SMALL([.$AB$4:.$AB$79];[.A261]));&quot;&quot;;SMALL([.$AB$4:.$AB$79];[.A261]))">
            <text:p/>
          </table:table-cell>
          <table:table-cell table:formula="of:=IF([.B261]=&quot;&quot;;&quot;&quot;;IF(OR([.D260]=&quot;pb&quot;;[.D260]=&quot;b&quot;;[.D260]=&quot;&quot;);[.B261]-[.B260];[.B261]-[.B260]-1))">
            <text:p/>
          </table:table-cell>
          <table:table-cell table:formula="of:=IF([.B261]=&quot;&quot;;&quot;&quot;;IF(ISNUMBER(MATCH([.B261];[.$AB$4:.$AB$11];0));&quot;&quot;;INDEX([.$AC$23:.$AC$79];MATCH([.B261];[.$AB$23:.$AB$79];0))))">
            <text:p/>
          </table:table-cell>
          <table:table-cell table:formula="of:=IF([.B261]=&quot;&quot;;&quot;&quot;;IF([.B260]&lt;[.$AB$4];INDEX([.$AC$4:.$AC$11];MATCH([.B260];[.$AB$4:.$AB$11];-1));INDEX([.$AC$4:.$AC$11];MATCH([.B260];[.$AB$4:.$AB$11];1))))">
            <text:p/>
          </table:table-cell>
          <table:table-cell table:formula="of:=IF([.D261]=&quot;b&quot;;&quot;\break&quot;;IF([.D261]=&quot;pb&quot;;&quot;\pageBreak&quot;;&quot;&quot;))">
            <text:p/>
          </table:table-cell>
          <table:table-cell table:formula="of:=IF(ISERROR(MATCH([.B261];[.$AB$24:.$AB$79];0));&quot;&quot;;IF(INDEX([.$AD$24:.$AD$79];MATCH([.B261];[.$AB$24:.$AB$79];0))=&quot;&quot;;&quot;&quot;;&quot;\grace {&quot;&amp;INDEX([.$AD$24:.$AD$79];MATCH([.B261];[.$AB$24:.$AB$79];0))&amp;&quot;}&quot;))">
            <text:p/>
          </table:table-cell>
          <table:table-cell/>
          <table:table-cell table:formula="of:=IF([.B261]=&quot;&quot;;&quot;&quot;;IF([.$M$19]=&quot;Y&quot;;IF([.C261]=0;&quot; &quot;&amp;[.F261];IF(OR([.D261]=&quot;b&quot;;[.D261]=&quot;pb&quot;);[.E261]&amp;&quot;*&quot;&amp;[.C261]&amp;&quot; &quot;&amp;[.F261]&amp;&quot; &quot;&amp;[.G261];[.E261]&amp;&quot;*&quot;&amp;[.C261]&amp;&quot; &quot;&amp;SUBSTITUTE(SUBSTITUTE([.D261];&quot;-pb-&quot;;&quot; \bar &quot;&quot;&quot;&quot; \pageBreak &quot;);&quot;-b-&quot;;&quot; \bar &quot;&quot;&quot;&quot; \break &quot;)));&quot;&quot;))">
            <text:p/>
          </table:table-cell>
          <table:table-cell table:formula="of:=IF([.AF76]=&quot;&quot;;&quot;&quot;;&quot;\overrideProperty Score.NonMusicalPaperColumn.line-break-system-details #'((Y-offset . &quot;&amp;[.AF76]&amp;&quot;))&quot;)">
            <text:p/>
          </table:table-cell>
          <table:table-cell table:number-columns-repeated="108"/>
          <table:table-cell office:value-type="float" office:value="239" calcext:value-type="float">
            <text:p>239</text:p>
          </table:table-cell>
          <table:table-cell table:formula="of:=IF([$BARS.D242]=&quot;&quot;;&quot;&quot;;[$BARS.D242])">
            <text:p/>
          </table:table-cell>
          <table:table-cell table:formula="of:=IF([$BARS.E242]=&quot;&quot;;&quot;&quot;;[$BARS.E242])">
            <text:p/>
          </table:table-cell>
          <table:table-cell table:formula="of:=IF([$BARS.F242]=&quot;&quot;;&quot;&quot;;[$BARS.F242])">
            <text:p/>
          </table:table-cell>
          <table:table-cell table:formula="of:=IF([$BARS.G242]=&quot;&quot;;&quot;&quot;;[$BARS.G242])" office:value-type="float" office:value="239" calcext:value-type="float">
            <text:p>239</text:p>
          </table:table-cell>
          <table:table-cell table:number-columns-repeated="13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OR(SMALL([.$AB$4:.$AB$79];[.A262]));&quot;&quot;;SMALL([.$AB$4:.$AB$79];[.A262]))">
            <text:p/>
          </table:table-cell>
          <table:table-cell table:formula="of:=IF([.B262]=&quot;&quot;;&quot;&quot;;IF(OR([.D261]=&quot;pb&quot;;[.D261]=&quot;b&quot;;[.D261]=&quot;&quot;);[.B262]-[.B261];[.B262]-[.B261]-1))">
            <text:p/>
          </table:table-cell>
          <table:table-cell table:formula="of:=IF([.B262]=&quot;&quot;;&quot;&quot;;IF(ISNUMBER(MATCH([.B262];[.$AB$4:.$AB$11];0));&quot;&quot;;INDEX([.$AC$23:.$AC$79];MATCH([.B262];[.$AB$23:.$AB$79];0))))">
            <text:p/>
          </table:table-cell>
          <table:table-cell table:formula="of:=IF([.B262]=&quot;&quot;;&quot;&quot;;IF([.B261]&lt;[.$AB$4];INDEX([.$AC$4:.$AC$11];MATCH([.B261];[.$AB$4:.$AB$11];-1));INDEX([.$AC$4:.$AC$11];MATCH([.B261];[.$AB$4:.$AB$11];1))))">
            <text:p/>
          </table:table-cell>
          <table:table-cell table:formula="of:=IF([.D262]=&quot;b&quot;;&quot;\break&quot;;IF([.D262]=&quot;pb&quot;;&quot;\pageBreak&quot;;&quot;&quot;))">
            <text:p/>
          </table:table-cell>
          <table:table-cell table:formula="of:=IF(ISERROR(MATCH([.B262];[.$AB$24:.$AB$79];0));&quot;&quot;;IF(INDEX([.$AD$24:.$AD$79];MATCH([.B262];[.$AB$24:.$AB$79];0))=&quot;&quot;;&quot;&quot;;&quot;\grace {&quot;&amp;INDEX([.$AD$24:.$AD$79];MATCH([.B262];[.$AB$24:.$AB$79];0))&amp;&quot;}&quot;))">
            <text:p/>
          </table:table-cell>
          <table:table-cell/>
          <table:table-cell table:formula="of:=IF([.B262]=&quot;&quot;;&quot;&quot;;IF([.$M$19]=&quot;Y&quot;;IF([.C262]=0;&quot; &quot;&amp;[.F262];IF(OR([.D262]=&quot;b&quot;;[.D262]=&quot;pb&quot;);[.E262]&amp;&quot;*&quot;&amp;[.C262]&amp;&quot; &quot;&amp;[.F262]&amp;&quot; &quot;&amp;[.G262];[.E262]&amp;&quot;*&quot;&amp;[.C262]&amp;&quot; &quot;&amp;SUBSTITUTE(SUBSTITUTE([.D262];&quot;-pb-&quot;;&quot; \bar &quot;&quot;&quot;&quot; \pageBreak &quot;);&quot;-b-&quot;;&quot; \bar &quot;&quot;&quot;&quot; \break &quot;)));&quot;&quot;))">
            <text:p/>
          </table:table-cell>
          <table:table-cell table:formula="of:=IF([.AF77]=&quot;&quot;;&quot;&quot;;&quot;\overrideProperty Score.NonMusicalPaperColumn.line-break-system-details #'((Y-offset . &quot;&amp;[.AF77]&amp;&quot;))&quot;)">
            <text:p/>
          </table:table-cell>
          <table:table-cell table:number-columns-repeated="108"/>
          <table:table-cell office:value-type="float" office:value="240" calcext:value-type="float">
            <text:p>240</text:p>
          </table:table-cell>
          <table:table-cell table:formula="of:=IF([$BARS.D243]=&quot;&quot;;&quot;&quot;;[$BARS.D243])">
            <text:p/>
          </table:table-cell>
          <table:table-cell table:formula="of:=IF([$BARS.E243]=&quot;&quot;;&quot;&quot;;[$BARS.E243])">
            <text:p/>
          </table:table-cell>
          <table:table-cell table:formula="of:=IF([$BARS.F243]=&quot;&quot;;&quot;&quot;;[$BARS.F243])">
            <text:p/>
          </table:table-cell>
          <table:table-cell table:formula="of:=IF([$BARS.G243]=&quot;&quot;;&quot;&quot;;[$BARS.G243])" office:value-type="float" office:value="240" calcext:value-type="float">
            <text:p>24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1" calcext:value-type="float">
            <text:p>241</text:p>
          </table:table-cell>
          <table:table-cell table:formula="of:=IF([$BARS.D244]=&quot;&quot;;&quot;&quot;;[$BARS.D244])">
            <text:p/>
          </table:table-cell>
          <table:table-cell table:formula="of:=IF([$BARS.E244]=&quot;&quot;;&quot;&quot;;[$BARS.E244])">
            <text:p/>
          </table:table-cell>
          <table:table-cell table:formula="of:=IF([$BARS.F244]=&quot;&quot;;&quot;&quot;;[$BARS.F244])">
            <text:p/>
          </table:table-cell>
          <table:table-cell table:formula="of:=IF([$BARS.G244]=&quot;&quot;;&quot;&quot;;[$BARS.G244])" office:value-type="float" office:value="241" calcext:value-type="float">
            <text:p>24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2" calcext:value-type="float">
            <text:p>242</text:p>
          </table:table-cell>
          <table:table-cell table:formula="of:=IF([$BARS.D245]=&quot;&quot;;&quot;&quot;;[$BARS.D245])">
            <text:p/>
          </table:table-cell>
          <table:table-cell table:formula="of:=IF([$BARS.E245]=&quot;&quot;;&quot;&quot;;[$BARS.E245])">
            <text:p/>
          </table:table-cell>
          <table:table-cell table:formula="of:=IF([$BARS.F245]=&quot;&quot;;&quot;&quot;;[$BARS.F245])">
            <text:p/>
          </table:table-cell>
          <table:table-cell table:formula="of:=IF([$BARS.G245]=&quot;&quot;;&quot;&quot;;[$BARS.G245])" office:value-type="float" office:value="242" calcext:value-type="float">
            <text:p>24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3" calcext:value-type="float">
            <text:p>243</text:p>
          </table:table-cell>
          <table:table-cell table:formula="of:=IF([$BARS.D246]=&quot;&quot;;&quot;&quot;;[$BARS.D246])">
            <text:p/>
          </table:table-cell>
          <table:table-cell table:formula="of:=IF([$BARS.E246]=&quot;&quot;;&quot;&quot;;[$BARS.E246])">
            <text:p/>
          </table:table-cell>
          <table:table-cell table:formula="of:=IF([$BARS.F246]=&quot;&quot;;&quot;&quot;;[$BARS.F246])">
            <text:p/>
          </table:table-cell>
          <table:table-cell table:formula="of:=IF([$BARS.G246]=&quot;&quot;;&quot;&quot;;[$BARS.G246])" office:value-type="float" office:value="243" calcext:value-type="float">
            <text:p>24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4" calcext:value-type="float">
            <text:p>244</text:p>
          </table:table-cell>
          <table:table-cell table:formula="of:=IF([$BARS.D247]=&quot;&quot;;&quot;&quot;;[$BARS.D247])">
            <text:p/>
          </table:table-cell>
          <table:table-cell table:formula="of:=IF([$BARS.E247]=&quot;&quot;;&quot;&quot;;[$BARS.E247])">
            <text:p/>
          </table:table-cell>
          <table:table-cell table:formula="of:=IF([$BARS.F247]=&quot;&quot;;&quot;&quot;;[$BARS.F247])">
            <text:p/>
          </table:table-cell>
          <table:table-cell table:formula="of:=IF([$BARS.G247]=&quot;&quot;;&quot;&quot;;[$BARS.G247])" office:value-type="float" office:value="244" calcext:value-type="float">
            <text:p>24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5" calcext:value-type="float">
            <text:p>245</text:p>
          </table:table-cell>
          <table:table-cell table:formula="of:=IF([$BARS.D248]=&quot;&quot;;&quot;&quot;;[$BARS.D248])">
            <text:p/>
          </table:table-cell>
          <table:table-cell table:formula="of:=IF([$BARS.E248]=&quot;&quot;;&quot;&quot;;[$BARS.E248])">
            <text:p/>
          </table:table-cell>
          <table:table-cell table:formula="of:=IF([$BARS.F248]=&quot;&quot;;&quot;&quot;;[$BARS.F248])">
            <text:p/>
          </table:table-cell>
          <table:table-cell table:formula="of:=IF([$BARS.G248]=&quot;&quot;;&quot;&quot;;[$BARS.G248])" office:value-type="float" office:value="245" calcext:value-type="float">
            <text:p>24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6" calcext:value-type="float">
            <text:p>246</text:p>
          </table:table-cell>
          <table:table-cell table:formula="of:=IF([$BARS.D249]=&quot;&quot;;&quot;&quot;;[$BARS.D249])">
            <text:p/>
          </table:table-cell>
          <table:table-cell table:formula="of:=IF([$BARS.E249]=&quot;&quot;;&quot;&quot;;[$BARS.E249])">
            <text:p/>
          </table:table-cell>
          <table:table-cell table:formula="of:=IF([$BARS.F249]=&quot;&quot;;&quot;&quot;;[$BARS.F249])">
            <text:p/>
          </table:table-cell>
          <table:table-cell table:formula="of:=IF([$BARS.G249]=&quot;&quot;;&quot;&quot;;[$BARS.G249])" office:value-type="float" office:value="246" calcext:value-type="float">
            <text:p>24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7" calcext:value-type="float">
            <text:p>247</text:p>
          </table:table-cell>
          <table:table-cell table:formula="of:=IF([$BARS.D250]=&quot;&quot;;&quot;&quot;;[$BARS.D250])">
            <text:p/>
          </table:table-cell>
          <table:table-cell table:formula="of:=IF([$BARS.E250]=&quot;&quot;;&quot;&quot;;[$BARS.E250])">
            <text:p/>
          </table:table-cell>
          <table:table-cell table:formula="of:=IF([$BARS.F250]=&quot;&quot;;&quot;&quot;;[$BARS.F250])">
            <text:p/>
          </table:table-cell>
          <table:table-cell table:formula="of:=IF([$BARS.G250]=&quot;&quot;;&quot;&quot;;[$BARS.G250])" office:value-type="float" office:value="247" calcext:value-type="float">
            <text:p>24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8" calcext:value-type="float">
            <text:p>248</text:p>
          </table:table-cell>
          <table:table-cell table:formula="of:=IF([$BARS.D251]=&quot;&quot;;&quot;&quot;;[$BARS.D251])">
            <text:p/>
          </table:table-cell>
          <table:table-cell table:formula="of:=IF([$BARS.E251]=&quot;&quot;;&quot;&quot;;[$BARS.E251])">
            <text:p/>
          </table:table-cell>
          <table:table-cell table:formula="of:=IF([$BARS.F251]=&quot;&quot;;&quot;&quot;;[$BARS.F251])">
            <text:p/>
          </table:table-cell>
          <table:table-cell table:formula="of:=IF([$BARS.G251]=&quot;&quot;;&quot;&quot;;[$BARS.G251])" office:value-type="float" office:value="248" calcext:value-type="float">
            <text:p>24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49" calcext:value-type="float">
            <text:p>249</text:p>
          </table:table-cell>
          <table:table-cell table:formula="of:=IF([$BARS.D252]=&quot;&quot;;&quot;&quot;;[$BARS.D252])">
            <text:p/>
          </table:table-cell>
          <table:table-cell table:formula="of:=IF([$BARS.E252]=&quot;&quot;;&quot;&quot;;[$BARS.E252])">
            <text:p/>
          </table:table-cell>
          <table:table-cell table:formula="of:=IF([$BARS.F252]=&quot;&quot;;&quot;&quot;;[$BARS.F252])">
            <text:p/>
          </table:table-cell>
          <table:table-cell table:formula="of:=IF([$BARS.G252]=&quot;&quot;;&quot;&quot;;[$BARS.G252])" office:value-type="float" office:value="249" calcext:value-type="float">
            <text:p>24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0" calcext:value-type="float">
            <text:p>250</text:p>
          </table:table-cell>
          <table:table-cell table:formula="of:=IF([$BARS.D253]=&quot;&quot;;&quot;&quot;;[$BARS.D253])">
            <text:p/>
          </table:table-cell>
          <table:table-cell table:formula="of:=IF([$BARS.E253]=&quot;&quot;;&quot;&quot;;[$BARS.E253])">
            <text:p/>
          </table:table-cell>
          <table:table-cell table:formula="of:=IF([$BARS.F253]=&quot;&quot;;&quot;&quot;;[$BARS.F253])">
            <text:p/>
          </table:table-cell>
          <table:table-cell table:formula="of:=IF([$BARS.G253]=&quot;&quot;;&quot;&quot;;[$BARS.G253])" office:value-type="float" office:value="250" calcext:value-type="float">
            <text:p>25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1" calcext:value-type="float">
            <text:p>251</text:p>
          </table:table-cell>
          <table:table-cell table:formula="of:=IF([$BARS.D254]=&quot;&quot;;&quot;&quot;;[$BARS.D254])">
            <text:p/>
          </table:table-cell>
          <table:table-cell table:formula="of:=IF([$BARS.E254]=&quot;&quot;;&quot;&quot;;[$BARS.E254])">
            <text:p/>
          </table:table-cell>
          <table:table-cell table:formula="of:=IF([$BARS.F254]=&quot;&quot;;&quot;&quot;;[$BARS.F254])">
            <text:p/>
          </table:table-cell>
          <table:table-cell table:formula="of:=IF([$BARS.G254]=&quot;&quot;;&quot;&quot;;[$BARS.G254])" office:value-type="float" office:value="251" calcext:value-type="float">
            <text:p>25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2" calcext:value-type="float">
            <text:p>252</text:p>
          </table:table-cell>
          <table:table-cell table:formula="of:=IF([$BARS.D255]=&quot;&quot;;&quot;&quot;;[$BARS.D255])">
            <text:p/>
          </table:table-cell>
          <table:table-cell table:formula="of:=IF([$BARS.E255]=&quot;&quot;;&quot;&quot;;[$BARS.E255])">
            <text:p/>
          </table:table-cell>
          <table:table-cell table:formula="of:=IF([$BARS.F255]=&quot;&quot;;&quot;&quot;;[$BARS.F255])">
            <text:p/>
          </table:table-cell>
          <table:table-cell table:formula="of:=IF([$BARS.G255]=&quot;&quot;;&quot;&quot;;[$BARS.G255])" office:value-type="float" office:value="252" calcext:value-type="float">
            <text:p>25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3" calcext:value-type="float">
            <text:p>253</text:p>
          </table:table-cell>
          <table:table-cell table:formula="of:=IF([$BARS.D256]=&quot;&quot;;&quot;&quot;;[$BARS.D256])">
            <text:p/>
          </table:table-cell>
          <table:table-cell table:formula="of:=IF([$BARS.E256]=&quot;&quot;;&quot;&quot;;[$BARS.E256])">
            <text:p/>
          </table:table-cell>
          <table:table-cell table:formula="of:=IF([$BARS.F256]=&quot;&quot;;&quot;&quot;;[$BARS.F256])">
            <text:p/>
          </table:table-cell>
          <table:table-cell table:formula="of:=IF([$BARS.G256]=&quot;&quot;;&quot;&quot;;[$BARS.G256])" office:value-type="float" office:value="253" calcext:value-type="float">
            <text:p>25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4" calcext:value-type="float">
            <text:p>254</text:p>
          </table:table-cell>
          <table:table-cell table:formula="of:=IF([$BARS.D257]=&quot;&quot;;&quot;&quot;;[$BARS.D257])">
            <text:p/>
          </table:table-cell>
          <table:table-cell table:formula="of:=IF([$BARS.E257]=&quot;&quot;;&quot;&quot;;[$BARS.E257])">
            <text:p/>
          </table:table-cell>
          <table:table-cell table:formula="of:=IF([$BARS.F257]=&quot;&quot;;&quot;&quot;;[$BARS.F257])">
            <text:p/>
          </table:table-cell>
          <table:table-cell table:formula="of:=IF([$BARS.G257]=&quot;&quot;;&quot;&quot;;[$BARS.G257])" office:value-type="float" office:value="254" calcext:value-type="float">
            <text:p>25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5" calcext:value-type="float">
            <text:p>255</text:p>
          </table:table-cell>
          <table:table-cell table:formula="of:=IF([$BARS.D258]=&quot;&quot;;&quot;&quot;;[$BARS.D258])">
            <text:p/>
          </table:table-cell>
          <table:table-cell table:formula="of:=IF([$BARS.E258]=&quot;&quot;;&quot;&quot;;[$BARS.E258])">
            <text:p/>
          </table:table-cell>
          <table:table-cell table:formula="of:=IF([$BARS.F258]=&quot;&quot;;&quot;&quot;;[$BARS.F258])">
            <text:p/>
          </table:table-cell>
          <table:table-cell table:formula="of:=IF([$BARS.G258]=&quot;&quot;;&quot;&quot;;[$BARS.G258])" office:value-type="float" office:value="255" calcext:value-type="float">
            <text:p>25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6" calcext:value-type="float">
            <text:p>256</text:p>
          </table:table-cell>
          <table:table-cell table:formula="of:=IF([$BARS.D259]=&quot;&quot;;&quot;&quot;;[$BARS.D259])">
            <text:p/>
          </table:table-cell>
          <table:table-cell table:formula="of:=IF([$BARS.E259]=&quot;&quot;;&quot;&quot;;[$BARS.E259])">
            <text:p/>
          </table:table-cell>
          <table:table-cell table:formula="of:=IF([$BARS.F259]=&quot;&quot;;&quot;&quot;;[$BARS.F259])">
            <text:p/>
          </table:table-cell>
          <table:table-cell table:formula="of:=IF([$BARS.G259]=&quot;&quot;;&quot;&quot;;[$BARS.G259])" office:value-type="float" office:value="256" calcext:value-type="float">
            <text:p>25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7" calcext:value-type="float">
            <text:p>257</text:p>
          </table:table-cell>
          <table:table-cell table:formula="of:=IF([$BARS.D260]=&quot;&quot;;&quot;&quot;;[$BARS.D260])">
            <text:p/>
          </table:table-cell>
          <table:table-cell table:formula="of:=IF([$BARS.E260]=&quot;&quot;;&quot;&quot;;[$BARS.E260])">
            <text:p/>
          </table:table-cell>
          <table:table-cell table:formula="of:=IF([$BARS.F260]=&quot;&quot;;&quot;&quot;;[$BARS.F260])">
            <text:p/>
          </table:table-cell>
          <table:table-cell table:formula="of:=IF([$BARS.G260]=&quot;&quot;;&quot;&quot;;[$BARS.G260])" office:value-type="float" office:value="257" calcext:value-type="float">
            <text:p>2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8" calcext:value-type="float">
            <text:p>258</text:p>
          </table:table-cell>
          <table:table-cell table:formula="of:=IF([$BARS.D261]=&quot;&quot;;&quot;&quot;;[$BARS.D261])">
            <text:p/>
          </table:table-cell>
          <table:table-cell table:formula="of:=IF([$BARS.E261]=&quot;&quot;;&quot;&quot;;[$BARS.E261])">
            <text:p/>
          </table:table-cell>
          <table:table-cell table:formula="of:=IF([$BARS.F261]=&quot;&quot;;&quot;&quot;;[$BARS.F261])">
            <text:p/>
          </table:table-cell>
          <table:table-cell table:formula="of:=IF([$BARS.G261]=&quot;&quot;;&quot;&quot;;[$BARS.G261])" office:value-type="float" office:value="258" calcext:value-type="float">
            <text:p>2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59" calcext:value-type="float">
            <text:p>259</text:p>
          </table:table-cell>
          <table:table-cell table:formula="of:=IF([$BARS.D262]=&quot;&quot;;&quot;&quot;;[$BARS.D262])">
            <text:p/>
          </table:table-cell>
          <table:table-cell table:formula="of:=IF([$BARS.E262]=&quot;&quot;;&quot;&quot;;[$BARS.E262])">
            <text:p/>
          </table:table-cell>
          <table:table-cell table:formula="of:=IF([$BARS.F262]=&quot;&quot;;&quot;&quot;;[$BARS.F262])">
            <text:p/>
          </table:table-cell>
          <table:table-cell table:formula="of:=IF([$BARS.G262]=&quot;&quot;;&quot;&quot;;[$BARS.G262])" office:value-type="float" office:value="259" calcext:value-type="float">
            <text:p>25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0" calcext:value-type="float">
            <text:p>260</text:p>
          </table:table-cell>
          <table:table-cell table:formula="of:=IF([$BARS.D263]=&quot;&quot;;&quot;&quot;;[$BARS.D263])">
            <text:p/>
          </table:table-cell>
          <table:table-cell table:formula="of:=IF([$BARS.E263]=&quot;&quot;;&quot;&quot;;[$BARS.E263])">
            <text:p/>
          </table:table-cell>
          <table:table-cell table:formula="of:=IF([$BARS.F263]=&quot;&quot;;&quot;&quot;;[$BARS.F263])">
            <text:p/>
          </table:table-cell>
          <table:table-cell table:formula="of:=IF([$BARS.G263]=&quot;&quot;;&quot;&quot;;[$BARS.G263])" office:value-type="float" office:value="260" calcext:value-type="float">
            <text:p>2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1" calcext:value-type="float">
            <text:p>261</text:p>
          </table:table-cell>
          <table:table-cell table:formula="of:=IF([$BARS.D264]=&quot;&quot;;&quot;&quot;;[$BARS.D264])">
            <text:p/>
          </table:table-cell>
          <table:table-cell table:formula="of:=IF([$BARS.E264]=&quot;&quot;;&quot;&quot;;[$BARS.E264])">
            <text:p/>
          </table:table-cell>
          <table:table-cell table:formula="of:=IF([$BARS.F264]=&quot;&quot;;&quot;&quot;;[$BARS.F264])">
            <text:p/>
          </table:table-cell>
          <table:table-cell table:formula="of:=IF([$BARS.G264]=&quot;&quot;;&quot;&quot;;[$BARS.G264])" office:value-type="float" office:value="261" calcext:value-type="float">
            <text:p>26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2" calcext:value-type="float">
            <text:p>262</text:p>
          </table:table-cell>
          <table:table-cell table:formula="of:=IF([$BARS.D265]=&quot;&quot;;&quot;&quot;;[$BARS.D265])">
            <text:p/>
          </table:table-cell>
          <table:table-cell table:formula="of:=IF([$BARS.E265]=&quot;&quot;;&quot;&quot;;[$BARS.E265])">
            <text:p/>
          </table:table-cell>
          <table:table-cell table:formula="of:=IF([$BARS.F265]=&quot;&quot;;&quot;&quot;;[$BARS.F265])">
            <text:p/>
          </table:table-cell>
          <table:table-cell table:formula="of:=IF([$BARS.G265]=&quot;&quot;;&quot;&quot;;[$BARS.G265])" office:value-type="float" office:value="262" calcext:value-type="float">
            <text:p>26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3" calcext:value-type="float">
            <text:p>263</text:p>
          </table:table-cell>
          <table:table-cell table:formula="of:=IF([$BARS.D266]=&quot;&quot;;&quot;&quot;;[$BARS.D266])">
            <text:p/>
          </table:table-cell>
          <table:table-cell table:formula="of:=IF([$BARS.E266]=&quot;&quot;;&quot;&quot;;[$BARS.E266])">
            <text:p/>
          </table:table-cell>
          <table:table-cell table:formula="of:=IF([$BARS.F266]=&quot;&quot;;&quot;&quot;;[$BARS.F266])">
            <text:p/>
          </table:table-cell>
          <table:table-cell table:formula="of:=IF([$BARS.G266]=&quot;&quot;;&quot;&quot;;[$BARS.G266])" office:value-type="float" office:value="263" calcext:value-type="float">
            <text:p>26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4" calcext:value-type="float">
            <text:p>264</text:p>
          </table:table-cell>
          <table:table-cell table:formula="of:=IF([$BARS.D267]=&quot;&quot;;&quot;&quot;;[$BARS.D267])">
            <text:p/>
          </table:table-cell>
          <table:table-cell table:formula="of:=IF([$BARS.E267]=&quot;&quot;;&quot;&quot;;[$BARS.E267])">
            <text:p/>
          </table:table-cell>
          <table:table-cell table:formula="of:=IF([$BARS.F267]=&quot;&quot;;&quot;&quot;;[$BARS.F267])">
            <text:p/>
          </table:table-cell>
          <table:table-cell table:formula="of:=IF([$BARS.G267]=&quot;&quot;;&quot;&quot;;[$BARS.G267])" office:value-type="float" office:value="264" calcext:value-type="float">
            <text:p>26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5" calcext:value-type="float">
            <text:p>265</text:p>
          </table:table-cell>
          <table:table-cell table:formula="of:=IF([$BARS.D268]=&quot;&quot;;&quot;&quot;;[$BARS.D268])">
            <text:p/>
          </table:table-cell>
          <table:table-cell table:formula="of:=IF([$BARS.E268]=&quot;&quot;;&quot;&quot;;[$BARS.E268])">
            <text:p/>
          </table:table-cell>
          <table:table-cell table:formula="of:=IF([$BARS.F268]=&quot;&quot;;&quot;&quot;;[$BARS.F268])">
            <text:p/>
          </table:table-cell>
          <table:table-cell table:formula="of:=IF([$BARS.G268]=&quot;&quot;;&quot;&quot;;[$BARS.G268])" office:value-type="float" office:value="265" calcext:value-type="float">
            <text:p>26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6" calcext:value-type="float">
            <text:p>266</text:p>
          </table:table-cell>
          <table:table-cell table:formula="of:=IF([$BARS.D269]=&quot;&quot;;&quot;&quot;;[$BARS.D269])">
            <text:p/>
          </table:table-cell>
          <table:table-cell table:formula="of:=IF([$BARS.E269]=&quot;&quot;;&quot;&quot;;[$BARS.E269])">
            <text:p/>
          </table:table-cell>
          <table:table-cell table:formula="of:=IF([$BARS.F269]=&quot;&quot;;&quot;&quot;;[$BARS.F269])">
            <text:p/>
          </table:table-cell>
          <table:table-cell table:formula="of:=IF([$BARS.G269]=&quot;&quot;;&quot;&quot;;[$BARS.G269])" office:value-type="float" office:value="266" calcext:value-type="float">
            <text:p>26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7" calcext:value-type="float">
            <text:p>267</text:p>
          </table:table-cell>
          <table:table-cell table:formula="of:=IF([$BARS.D270]=&quot;&quot;;&quot;&quot;;[$BARS.D270])">
            <text:p/>
          </table:table-cell>
          <table:table-cell table:formula="of:=IF([$BARS.E270]=&quot;&quot;;&quot;&quot;;[$BARS.E270])">
            <text:p/>
          </table:table-cell>
          <table:table-cell table:formula="of:=IF([$BARS.F270]=&quot;&quot;;&quot;&quot;;[$BARS.F270])">
            <text:p/>
          </table:table-cell>
          <table:table-cell table:formula="of:=IF([$BARS.G270]=&quot;&quot;;&quot;&quot;;[$BARS.G270])" office:value-type="float" office:value="267" calcext:value-type="float">
            <text:p>26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8" calcext:value-type="float">
            <text:p>268</text:p>
          </table:table-cell>
          <table:table-cell table:formula="of:=IF([$BARS.D271]=&quot;&quot;;&quot;&quot;;[$BARS.D271])">
            <text:p/>
          </table:table-cell>
          <table:table-cell table:formula="of:=IF([$BARS.E271]=&quot;&quot;;&quot;&quot;;[$BARS.E271])">
            <text:p/>
          </table:table-cell>
          <table:table-cell table:formula="of:=IF([$BARS.F271]=&quot;&quot;;&quot;&quot;;[$BARS.F271])">
            <text:p/>
          </table:table-cell>
          <table:table-cell table:formula="of:=IF([$BARS.G271]=&quot;&quot;;&quot;&quot;;[$BARS.G271])" office:value-type="float" office:value="268" calcext:value-type="float">
            <text:p>26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69" calcext:value-type="float">
            <text:p>269</text:p>
          </table:table-cell>
          <table:table-cell table:formula="of:=IF([$BARS.D272]=&quot;&quot;;&quot;&quot;;[$BARS.D272])">
            <text:p/>
          </table:table-cell>
          <table:table-cell table:formula="of:=IF([$BARS.E272]=&quot;&quot;;&quot;&quot;;[$BARS.E272])">
            <text:p/>
          </table:table-cell>
          <table:table-cell table:formula="of:=IF([$BARS.F272]=&quot;&quot;;&quot;&quot;;[$BARS.F272])">
            <text:p/>
          </table:table-cell>
          <table:table-cell table:formula="of:=IF([$BARS.G272]=&quot;&quot;;&quot;&quot;;[$BARS.G272])" office:value-type="float" office:value="269" calcext:value-type="float">
            <text:p>26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0" calcext:value-type="float">
            <text:p>270</text:p>
          </table:table-cell>
          <table:table-cell table:formula="of:=IF([$BARS.D273]=&quot;&quot;;&quot;&quot;;[$BARS.D273])">
            <text:p/>
          </table:table-cell>
          <table:table-cell table:formula="of:=IF([$BARS.E273]=&quot;&quot;;&quot;&quot;;[$BARS.E273])">
            <text:p/>
          </table:table-cell>
          <table:table-cell table:formula="of:=IF([$BARS.F273]=&quot;&quot;;&quot;&quot;;[$BARS.F273])">
            <text:p/>
          </table:table-cell>
          <table:table-cell table:formula="of:=IF([$BARS.G273]=&quot;&quot;;&quot;&quot;;[$BARS.G273])" office:value-type="float" office:value="270" calcext:value-type="float">
            <text:p>27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1" calcext:value-type="float">
            <text:p>271</text:p>
          </table:table-cell>
          <table:table-cell table:formula="of:=IF([$BARS.D274]=&quot;&quot;;&quot;&quot;;[$BARS.D274])">
            <text:p/>
          </table:table-cell>
          <table:table-cell table:formula="of:=IF([$BARS.E274]=&quot;&quot;;&quot;&quot;;[$BARS.E274])">
            <text:p/>
          </table:table-cell>
          <table:table-cell table:formula="of:=IF([$BARS.F274]=&quot;&quot;;&quot;&quot;;[$BARS.F274])">
            <text:p/>
          </table:table-cell>
          <table:table-cell table:formula="of:=IF([$BARS.G274]=&quot;&quot;;&quot;&quot;;[$BARS.G274])" office:value-type="float" office:value="271" calcext:value-type="float">
            <text:p>27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2" calcext:value-type="float">
            <text:p>272</text:p>
          </table:table-cell>
          <table:table-cell table:formula="of:=IF([$BARS.D275]=&quot;&quot;;&quot;&quot;;[$BARS.D275])">
            <text:p/>
          </table:table-cell>
          <table:table-cell table:formula="of:=IF([$BARS.E275]=&quot;&quot;;&quot;&quot;;[$BARS.E275])">
            <text:p/>
          </table:table-cell>
          <table:table-cell table:formula="of:=IF([$BARS.F275]=&quot;&quot;;&quot;&quot;;[$BARS.F275])">
            <text:p/>
          </table:table-cell>
          <table:table-cell table:formula="of:=IF([$BARS.G275]=&quot;&quot;;&quot;&quot;;[$BARS.G275])" office:value-type="float" office:value="272" calcext:value-type="float">
            <text:p>27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3" calcext:value-type="float">
            <text:p>273</text:p>
          </table:table-cell>
          <table:table-cell table:formula="of:=IF([$BARS.D276]=&quot;&quot;;&quot;&quot;;[$BARS.D276])">
            <text:p/>
          </table:table-cell>
          <table:table-cell table:formula="of:=IF([$BARS.E276]=&quot;&quot;;&quot;&quot;;[$BARS.E276])">
            <text:p/>
          </table:table-cell>
          <table:table-cell table:formula="of:=IF([$BARS.F276]=&quot;&quot;;&quot;&quot;;[$BARS.F276])">
            <text:p/>
          </table:table-cell>
          <table:table-cell table:formula="of:=IF([$BARS.G276]=&quot;&quot;;&quot;&quot;;[$BARS.G276])" office:value-type="float" office:value="273" calcext:value-type="float">
            <text:p>27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4" calcext:value-type="float">
            <text:p>274</text:p>
          </table:table-cell>
          <table:table-cell table:formula="of:=IF([$BARS.D277]=&quot;&quot;;&quot;&quot;;[$BARS.D277])">
            <text:p/>
          </table:table-cell>
          <table:table-cell table:formula="of:=IF([$BARS.E277]=&quot;&quot;;&quot;&quot;;[$BARS.E277])">
            <text:p/>
          </table:table-cell>
          <table:table-cell table:formula="of:=IF([$BARS.F277]=&quot;&quot;;&quot;&quot;;[$BARS.F277])">
            <text:p/>
          </table:table-cell>
          <table:table-cell table:formula="of:=IF([$BARS.G277]=&quot;&quot;;&quot;&quot;;[$BARS.G277])" office:value-type="float" office:value="274" calcext:value-type="float">
            <text:p>27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5" calcext:value-type="float">
            <text:p>275</text:p>
          </table:table-cell>
          <table:table-cell table:formula="of:=IF([$BARS.D278]=&quot;&quot;;&quot;&quot;;[$BARS.D278])">
            <text:p/>
          </table:table-cell>
          <table:table-cell table:formula="of:=IF([$BARS.E278]=&quot;&quot;;&quot;&quot;;[$BARS.E278])">
            <text:p/>
          </table:table-cell>
          <table:table-cell table:formula="of:=IF([$BARS.F278]=&quot;&quot;;&quot;&quot;;[$BARS.F278])">
            <text:p/>
          </table:table-cell>
          <table:table-cell table:formula="of:=IF([$BARS.G278]=&quot;&quot;;&quot;&quot;;[$BARS.G278])" office:value-type="float" office:value="275" calcext:value-type="float">
            <text:p>27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6" calcext:value-type="float">
            <text:p>276</text:p>
          </table:table-cell>
          <table:table-cell table:formula="of:=IF([$BARS.D279]=&quot;&quot;;&quot;&quot;;[$BARS.D279])">
            <text:p/>
          </table:table-cell>
          <table:table-cell table:formula="of:=IF([$BARS.E279]=&quot;&quot;;&quot;&quot;;[$BARS.E279])">
            <text:p/>
          </table:table-cell>
          <table:table-cell table:formula="of:=IF([$BARS.F279]=&quot;&quot;;&quot;&quot;;[$BARS.F279])">
            <text:p/>
          </table:table-cell>
          <table:table-cell table:formula="of:=IF([$BARS.G279]=&quot;&quot;;&quot;&quot;;[$BARS.G279])" office:value-type="float" office:value="276" calcext:value-type="float">
            <text:p>27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7" calcext:value-type="float">
            <text:p>277</text:p>
          </table:table-cell>
          <table:table-cell table:formula="of:=IF([$BARS.D280]=&quot;&quot;;&quot;&quot;;[$BARS.D280])">
            <text:p/>
          </table:table-cell>
          <table:table-cell table:formula="of:=IF([$BARS.E280]=&quot;&quot;;&quot;&quot;;[$BARS.E280])">
            <text:p/>
          </table:table-cell>
          <table:table-cell table:formula="of:=IF([$BARS.F280]=&quot;&quot;;&quot;&quot;;[$BARS.F280])">
            <text:p/>
          </table:table-cell>
          <table:table-cell table:formula="of:=IF([$BARS.G280]=&quot;&quot;;&quot;&quot;;[$BARS.G280])" office:value-type="float" office:value="277" calcext:value-type="float">
            <text:p>27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8" calcext:value-type="float">
            <text:p>278</text:p>
          </table:table-cell>
          <table:table-cell table:formula="of:=IF([$BARS.D281]=&quot;&quot;;&quot;&quot;;[$BARS.D281])">
            <text:p/>
          </table:table-cell>
          <table:table-cell table:formula="of:=IF([$BARS.E281]=&quot;&quot;;&quot;&quot;;[$BARS.E281])">
            <text:p/>
          </table:table-cell>
          <table:table-cell table:formula="of:=IF([$BARS.F281]=&quot;&quot;;&quot;&quot;;[$BARS.F281])">
            <text:p/>
          </table:table-cell>
          <table:table-cell table:formula="of:=IF([$BARS.G281]=&quot;&quot;;&quot;&quot;;[$BARS.G281])" office:value-type="float" office:value="278" calcext:value-type="float">
            <text:p>27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79" calcext:value-type="float">
            <text:p>279</text:p>
          </table:table-cell>
          <table:table-cell table:formula="of:=IF([$BARS.D282]=&quot;&quot;;&quot;&quot;;[$BARS.D282])">
            <text:p/>
          </table:table-cell>
          <table:table-cell table:formula="of:=IF([$BARS.E282]=&quot;&quot;;&quot;&quot;;[$BARS.E282])">
            <text:p/>
          </table:table-cell>
          <table:table-cell table:formula="of:=IF([$BARS.F282]=&quot;&quot;;&quot;&quot;;[$BARS.F282])">
            <text:p/>
          </table:table-cell>
          <table:table-cell table:formula="of:=IF([$BARS.G282]=&quot;&quot;;&quot;&quot;;[$BARS.G282])" office:value-type="float" office:value="279" calcext:value-type="float">
            <text:p>2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0" calcext:value-type="float">
            <text:p>280</text:p>
          </table:table-cell>
          <table:table-cell table:formula="of:=IF([$BARS.D283]=&quot;&quot;;&quot;&quot;;[$BARS.D283])">
            <text:p/>
          </table:table-cell>
          <table:table-cell table:formula="of:=IF([$BARS.E283]=&quot;&quot;;&quot;&quot;;[$BARS.E283])">
            <text:p/>
          </table:table-cell>
          <table:table-cell table:formula="of:=IF([$BARS.F283]=&quot;&quot;;&quot;&quot;;[$BARS.F283])">
            <text:p/>
          </table:table-cell>
          <table:table-cell table:formula="of:=IF([$BARS.G283]=&quot;&quot;;&quot;&quot;;[$BARS.G283])" office:value-type="float" office:value="280" calcext:value-type="float">
            <text:p>2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1" calcext:value-type="float">
            <text:p>281</text:p>
          </table:table-cell>
          <table:table-cell table:formula="of:=IF([$BARS.D284]=&quot;&quot;;&quot;&quot;;[$BARS.D284])">
            <text:p/>
          </table:table-cell>
          <table:table-cell table:formula="of:=IF([$BARS.E284]=&quot;&quot;;&quot;&quot;;[$BARS.E284])">
            <text:p/>
          </table:table-cell>
          <table:table-cell table:formula="of:=IF([$BARS.F284]=&quot;&quot;;&quot;&quot;;[$BARS.F284])">
            <text:p/>
          </table:table-cell>
          <table:table-cell table:formula="of:=IF([$BARS.G284]=&quot;&quot;;&quot;&quot;;[$BARS.G284])" office:value-type="float" office:value="281" calcext:value-type="float">
            <text:p>28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2" calcext:value-type="float">
            <text:p>282</text:p>
          </table:table-cell>
          <table:table-cell table:formula="of:=IF([$BARS.D285]=&quot;&quot;;&quot;&quot;;[$BARS.D285])">
            <text:p/>
          </table:table-cell>
          <table:table-cell table:formula="of:=IF([$BARS.E285]=&quot;&quot;;&quot;&quot;;[$BARS.E285])">
            <text:p/>
          </table:table-cell>
          <table:table-cell table:formula="of:=IF([$BARS.F285]=&quot;&quot;;&quot;&quot;;[$BARS.F285])">
            <text:p/>
          </table:table-cell>
          <table:table-cell table:formula="of:=IF([$BARS.G285]=&quot;&quot;;&quot;&quot;;[$BARS.G285])" office:value-type="float" office:value="282" calcext:value-type="float">
            <text:p>2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3" calcext:value-type="float">
            <text:p>283</text:p>
          </table:table-cell>
          <table:table-cell table:formula="of:=IF([$BARS.D286]=&quot;&quot;;&quot;&quot;;[$BARS.D286])">
            <text:p/>
          </table:table-cell>
          <table:table-cell table:formula="of:=IF([$BARS.E286]=&quot;&quot;;&quot;&quot;;[$BARS.E286])">
            <text:p/>
          </table:table-cell>
          <table:table-cell table:formula="of:=IF([$BARS.F286]=&quot;&quot;;&quot;&quot;;[$BARS.F286])">
            <text:p/>
          </table:table-cell>
          <table:table-cell table:formula="of:=IF([$BARS.G286]=&quot;&quot;;&quot;&quot;;[$BARS.G286])" office:value-type="float" office:value="283" calcext:value-type="float">
            <text:p>28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4" calcext:value-type="float">
            <text:p>284</text:p>
          </table:table-cell>
          <table:table-cell table:formula="of:=IF([$BARS.D287]=&quot;&quot;;&quot;&quot;;[$BARS.D287])">
            <text:p/>
          </table:table-cell>
          <table:table-cell table:formula="of:=IF([$BARS.E287]=&quot;&quot;;&quot;&quot;;[$BARS.E287])">
            <text:p/>
          </table:table-cell>
          <table:table-cell table:formula="of:=IF([$BARS.F287]=&quot;&quot;;&quot;&quot;;[$BARS.F287])">
            <text:p/>
          </table:table-cell>
          <table:table-cell table:formula="of:=IF([$BARS.G287]=&quot;&quot;;&quot;&quot;;[$BARS.G287])" office:value-type="float" office:value="284" calcext:value-type="float">
            <text:p>28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5" calcext:value-type="float">
            <text:p>285</text:p>
          </table:table-cell>
          <table:table-cell table:formula="of:=IF([$BARS.D288]=&quot;&quot;;&quot;&quot;;[$BARS.D288])">
            <text:p/>
          </table:table-cell>
          <table:table-cell table:formula="of:=IF([$BARS.E288]=&quot;&quot;;&quot;&quot;;[$BARS.E288])">
            <text:p/>
          </table:table-cell>
          <table:table-cell table:formula="of:=IF([$BARS.F288]=&quot;&quot;;&quot;&quot;;[$BARS.F288])">
            <text:p/>
          </table:table-cell>
          <table:table-cell table:formula="of:=IF([$BARS.G288]=&quot;&quot;;&quot;&quot;;[$BARS.G288])" office:value-type="float" office:value="285" calcext:value-type="float">
            <text:p>28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6" calcext:value-type="float">
            <text:p>286</text:p>
          </table:table-cell>
          <table:table-cell table:formula="of:=IF([$BARS.D289]=&quot;&quot;;&quot;&quot;;[$BARS.D289])">
            <text:p/>
          </table:table-cell>
          <table:table-cell table:formula="of:=IF([$BARS.E289]=&quot;&quot;;&quot;&quot;;[$BARS.E289])">
            <text:p/>
          </table:table-cell>
          <table:table-cell table:formula="of:=IF([$BARS.F289]=&quot;&quot;;&quot;&quot;;[$BARS.F289])">
            <text:p/>
          </table:table-cell>
          <table:table-cell table:formula="of:=IF([$BARS.G289]=&quot;&quot;;&quot;&quot;;[$BARS.G289])" office:value-type="float" office:value="286" calcext:value-type="float">
            <text:p>28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7" calcext:value-type="float">
            <text:p>287</text:p>
          </table:table-cell>
          <table:table-cell table:formula="of:=IF([$BARS.D290]=&quot;&quot;;&quot;&quot;;[$BARS.D290])">
            <text:p/>
          </table:table-cell>
          <table:table-cell table:formula="of:=IF([$BARS.E290]=&quot;&quot;;&quot;&quot;;[$BARS.E290])">
            <text:p/>
          </table:table-cell>
          <table:table-cell table:formula="of:=IF([$BARS.F290]=&quot;&quot;;&quot;&quot;;[$BARS.F290])">
            <text:p/>
          </table:table-cell>
          <table:table-cell table:formula="of:=IF([$BARS.G290]=&quot;&quot;;&quot;&quot;;[$BARS.G290])" office:value-type="float" office:value="287" calcext:value-type="float">
            <text:p>28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8" calcext:value-type="float">
            <text:p>288</text:p>
          </table:table-cell>
          <table:table-cell table:formula="of:=IF([$BARS.D291]=&quot;&quot;;&quot;&quot;;[$BARS.D291])">
            <text:p/>
          </table:table-cell>
          <table:table-cell table:formula="of:=IF([$BARS.E291]=&quot;&quot;;&quot;&quot;;[$BARS.E291])">
            <text:p/>
          </table:table-cell>
          <table:table-cell table:formula="of:=IF([$BARS.F291]=&quot;&quot;;&quot;&quot;;[$BARS.F291])">
            <text:p/>
          </table:table-cell>
          <table:table-cell table:formula="of:=IF([$BARS.G291]=&quot;&quot;;&quot;&quot;;[$BARS.G291])" office:value-type="float" office:value="288" calcext:value-type="float">
            <text:p>28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89" calcext:value-type="float">
            <text:p>289</text:p>
          </table:table-cell>
          <table:table-cell table:formula="of:=IF([$BARS.D292]=&quot;&quot;;&quot;&quot;;[$BARS.D292])">
            <text:p/>
          </table:table-cell>
          <table:table-cell table:formula="of:=IF([$BARS.E292]=&quot;&quot;;&quot;&quot;;[$BARS.E292])">
            <text:p/>
          </table:table-cell>
          <table:table-cell table:formula="of:=IF([$BARS.F292]=&quot;&quot;;&quot;&quot;;[$BARS.F292])">
            <text:p/>
          </table:table-cell>
          <table:table-cell table:formula="of:=IF([$BARS.G292]=&quot;&quot;;&quot;&quot;;[$BARS.G292])" office:value-type="float" office:value="289" calcext:value-type="float">
            <text:p>28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0" calcext:value-type="float">
            <text:p>290</text:p>
          </table:table-cell>
          <table:table-cell table:formula="of:=IF([$BARS.D293]=&quot;&quot;;&quot;&quot;;[$BARS.D293])">
            <text:p/>
          </table:table-cell>
          <table:table-cell table:formula="of:=IF([$BARS.E293]=&quot;&quot;;&quot;&quot;;[$BARS.E293])">
            <text:p/>
          </table:table-cell>
          <table:table-cell table:formula="of:=IF([$BARS.F293]=&quot;&quot;;&quot;&quot;;[$BARS.F293])">
            <text:p/>
          </table:table-cell>
          <table:table-cell table:formula="of:=IF([$BARS.G293]=&quot;&quot;;&quot;&quot;;[$BARS.G293])" office:value-type="float" office:value="290" calcext:value-type="float">
            <text:p>29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1" calcext:value-type="float">
            <text:p>291</text:p>
          </table:table-cell>
          <table:table-cell table:formula="of:=IF([$BARS.D294]=&quot;&quot;;&quot;&quot;;[$BARS.D294])">
            <text:p/>
          </table:table-cell>
          <table:table-cell table:formula="of:=IF([$BARS.E294]=&quot;&quot;;&quot;&quot;;[$BARS.E294])">
            <text:p/>
          </table:table-cell>
          <table:table-cell table:formula="of:=IF([$BARS.F294]=&quot;&quot;;&quot;&quot;;[$BARS.F294])">
            <text:p/>
          </table:table-cell>
          <table:table-cell table:formula="of:=IF([$BARS.G294]=&quot;&quot;;&quot;&quot;;[$BARS.G294])" office:value-type="float" office:value="291" calcext:value-type="float">
            <text:p>29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2" calcext:value-type="float">
            <text:p>292</text:p>
          </table:table-cell>
          <table:table-cell table:formula="of:=IF([$BARS.D295]=&quot;&quot;;&quot;&quot;;[$BARS.D295])">
            <text:p/>
          </table:table-cell>
          <table:table-cell table:formula="of:=IF([$BARS.E295]=&quot;&quot;;&quot;&quot;;[$BARS.E295])">
            <text:p/>
          </table:table-cell>
          <table:table-cell table:formula="of:=IF([$BARS.F295]=&quot;&quot;;&quot;&quot;;[$BARS.F295])">
            <text:p/>
          </table:table-cell>
          <table:table-cell table:formula="of:=IF([$BARS.G295]=&quot;&quot;;&quot;&quot;;[$BARS.G295])" office:value-type="float" office:value="292" calcext:value-type="float">
            <text:p>29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3" calcext:value-type="float">
            <text:p>293</text:p>
          </table:table-cell>
          <table:table-cell table:formula="of:=IF([$BARS.D296]=&quot;&quot;;&quot;&quot;;[$BARS.D296])">
            <text:p/>
          </table:table-cell>
          <table:table-cell table:formula="of:=IF([$BARS.E296]=&quot;&quot;;&quot;&quot;;[$BARS.E296])">
            <text:p/>
          </table:table-cell>
          <table:table-cell table:formula="of:=IF([$BARS.F296]=&quot;&quot;;&quot;&quot;;[$BARS.F296])">
            <text:p/>
          </table:table-cell>
          <table:table-cell table:formula="of:=IF([$BARS.G296]=&quot;&quot;;&quot;&quot;;[$BARS.G296])" office:value-type="float" office:value="293" calcext:value-type="float">
            <text:p>29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4" calcext:value-type="float">
            <text:p>294</text:p>
          </table:table-cell>
          <table:table-cell table:formula="of:=IF([$BARS.D297]=&quot;&quot;;&quot;&quot;;[$BARS.D297])">
            <text:p/>
          </table:table-cell>
          <table:table-cell table:formula="of:=IF([$BARS.E297]=&quot;&quot;;&quot;&quot;;[$BARS.E297])">
            <text:p/>
          </table:table-cell>
          <table:table-cell table:formula="of:=IF([$BARS.F297]=&quot;&quot;;&quot;&quot;;[$BARS.F297])">
            <text:p/>
          </table:table-cell>
          <table:table-cell table:formula="of:=IF([$BARS.G297]=&quot;&quot;;&quot;&quot;;[$BARS.G297])" office:value-type="float" office:value="294" calcext:value-type="float">
            <text:p>29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5" calcext:value-type="float">
            <text:p>295</text:p>
          </table:table-cell>
          <table:table-cell table:formula="of:=IF([$BARS.D298]=&quot;&quot;;&quot;&quot;;[$BARS.D298])">
            <text:p/>
          </table:table-cell>
          <table:table-cell table:formula="of:=IF([$BARS.E298]=&quot;&quot;;&quot;&quot;;[$BARS.E298])">
            <text:p/>
          </table:table-cell>
          <table:table-cell table:formula="of:=IF([$BARS.F298]=&quot;&quot;;&quot;&quot;;[$BARS.F298])">
            <text:p/>
          </table:table-cell>
          <table:table-cell table:formula="of:=IF([$BARS.G298]=&quot;&quot;;&quot;&quot;;[$BARS.G298])" office:value-type="float" office:value="295" calcext:value-type="float">
            <text:p>29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6" calcext:value-type="float">
            <text:p>296</text:p>
          </table:table-cell>
          <table:table-cell table:formula="of:=IF([$BARS.D299]=&quot;&quot;;&quot;&quot;;[$BARS.D299])">
            <text:p/>
          </table:table-cell>
          <table:table-cell table:formula="of:=IF([$BARS.E299]=&quot;&quot;;&quot;&quot;;[$BARS.E299])">
            <text:p/>
          </table:table-cell>
          <table:table-cell table:formula="of:=IF([$BARS.F299]=&quot;&quot;;&quot;&quot;;[$BARS.F299])">
            <text:p/>
          </table:table-cell>
          <table:table-cell table:formula="of:=IF([$BARS.G299]=&quot;&quot;;&quot;&quot;;[$BARS.G299])" office:value-type="float" office:value="296" calcext:value-type="float">
            <text:p>29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7" calcext:value-type="float">
            <text:p>297</text:p>
          </table:table-cell>
          <table:table-cell table:formula="of:=IF([$BARS.D300]=&quot;&quot;;&quot;&quot;;[$BARS.D300])">
            <text:p/>
          </table:table-cell>
          <table:table-cell table:formula="of:=IF([$BARS.E300]=&quot;&quot;;&quot;&quot;;[$BARS.E300])">
            <text:p/>
          </table:table-cell>
          <table:table-cell table:formula="of:=IF([$BARS.F300]=&quot;&quot;;&quot;&quot;;[$BARS.F300])">
            <text:p/>
          </table:table-cell>
          <table:table-cell table:formula="of:=IF([$BARS.G300]=&quot;&quot;;&quot;&quot;;[$BARS.G300])" office:value-type="float" office:value="297" calcext:value-type="float">
            <text:p>29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8" calcext:value-type="float">
            <text:p>298</text:p>
          </table:table-cell>
          <table:table-cell table:formula="of:=IF([$BARS.D301]=&quot;&quot;;&quot;&quot;;[$BARS.D301])">
            <text:p/>
          </table:table-cell>
          <table:table-cell table:formula="of:=IF([$BARS.E301]=&quot;&quot;;&quot;&quot;;[$BARS.E301])">
            <text:p/>
          </table:table-cell>
          <table:table-cell table:formula="of:=IF([$BARS.F301]=&quot;&quot;;&quot;&quot;;[$BARS.F301])">
            <text:p/>
          </table:table-cell>
          <table:table-cell table:formula="of:=IF([$BARS.G301]=&quot;&quot;;&quot;&quot;;[$BARS.G301])" office:value-type="float" office:value="298" calcext:value-type="float">
            <text:p>29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299" calcext:value-type="float">
            <text:p>299</text:p>
          </table:table-cell>
          <table:table-cell table:formula="of:=IF([$BARS.D302]=&quot;&quot;;&quot;&quot;;[$BARS.D302])">
            <text:p/>
          </table:table-cell>
          <table:table-cell table:formula="of:=IF([$BARS.E302]=&quot;&quot;;&quot;&quot;;[$BARS.E302])">
            <text:p/>
          </table:table-cell>
          <table:table-cell table:formula="of:=IF([$BARS.F302]=&quot;&quot;;&quot;&quot;;[$BARS.F302])">
            <text:p/>
          </table:table-cell>
          <table:table-cell table:formula="of:=IF([$BARS.G302]=&quot;&quot;;&quot;&quot;;[$BARS.G302])" office:value-type="float" office:value="299" calcext:value-type="float">
            <text:p>29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0" calcext:value-type="float">
            <text:p>300</text:p>
          </table:table-cell>
          <table:table-cell table:formula="of:=IF([$BARS.D303]=&quot;&quot;;&quot;&quot;;[$BARS.D303])">
            <text:p/>
          </table:table-cell>
          <table:table-cell table:formula="of:=IF([$BARS.E303]=&quot;&quot;;&quot;&quot;;[$BARS.E303])">
            <text:p/>
          </table:table-cell>
          <table:table-cell table:formula="of:=IF([$BARS.F303]=&quot;&quot;;&quot;&quot;;[$BARS.F303])">
            <text:p/>
          </table:table-cell>
          <table:table-cell table:formula="of:=IF([$BARS.G303]=&quot;&quot;;&quot;&quot;;[$BARS.G303])" office:value-type="float" office:value="300" calcext:value-type="float">
            <text:p>30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1" calcext:value-type="float">
            <text:p>301</text:p>
          </table:table-cell>
          <table:table-cell table:formula="of:=IF([$BARS.D304]=&quot;&quot;;&quot;&quot;;[$BARS.D304])">
            <text:p/>
          </table:table-cell>
          <table:table-cell table:formula="of:=IF([$BARS.E304]=&quot;&quot;;&quot;&quot;;[$BARS.E304])">
            <text:p/>
          </table:table-cell>
          <table:table-cell table:formula="of:=IF([$BARS.F304]=&quot;&quot;;&quot;&quot;;[$BARS.F304])">
            <text:p/>
          </table:table-cell>
          <table:table-cell table:formula="of:=IF([$BARS.G304]=&quot;&quot;;&quot;&quot;;[$BARS.G304])" office:value-type="float" office:value="301" calcext:value-type="float">
            <text:p>30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2" calcext:value-type="float">
            <text:p>302</text:p>
          </table:table-cell>
          <table:table-cell table:formula="of:=IF([$BARS.D305]=&quot;&quot;;&quot;&quot;;[$BARS.D305])">
            <text:p/>
          </table:table-cell>
          <table:table-cell table:formula="of:=IF([$BARS.E305]=&quot;&quot;;&quot;&quot;;[$BARS.E305])">
            <text:p/>
          </table:table-cell>
          <table:table-cell table:formula="of:=IF([$BARS.F305]=&quot;&quot;;&quot;&quot;;[$BARS.F305])">
            <text:p/>
          </table:table-cell>
          <table:table-cell table:formula="of:=IF([$BARS.G305]=&quot;&quot;;&quot;&quot;;[$BARS.G305])" office:value-type="float" office:value="302" calcext:value-type="float">
            <text:p>30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3" calcext:value-type="float">
            <text:p>303</text:p>
          </table:table-cell>
          <table:table-cell table:formula="of:=IF([$BARS.D306]=&quot;&quot;;&quot;&quot;;[$BARS.D306])">
            <text:p/>
          </table:table-cell>
          <table:table-cell table:formula="of:=IF([$BARS.E306]=&quot;&quot;;&quot;&quot;;[$BARS.E306])">
            <text:p/>
          </table:table-cell>
          <table:table-cell table:formula="of:=IF([$BARS.F306]=&quot;&quot;;&quot;&quot;;[$BARS.F306])">
            <text:p/>
          </table:table-cell>
          <table:table-cell table:formula="of:=IF([$BARS.G306]=&quot;&quot;;&quot;&quot;;[$BARS.G306])" office:value-type="float" office:value="303" calcext:value-type="float">
            <text:p>30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4" calcext:value-type="float">
            <text:p>304</text:p>
          </table:table-cell>
          <table:table-cell table:formula="of:=IF([$BARS.D307]=&quot;&quot;;&quot;&quot;;[$BARS.D307])">
            <text:p/>
          </table:table-cell>
          <table:table-cell table:formula="of:=IF([$BARS.E307]=&quot;&quot;;&quot;&quot;;[$BARS.E307])">
            <text:p/>
          </table:table-cell>
          <table:table-cell table:formula="of:=IF([$BARS.F307]=&quot;&quot;;&quot;&quot;;[$BARS.F307])">
            <text:p/>
          </table:table-cell>
          <table:table-cell table:formula="of:=IF([$BARS.G307]=&quot;&quot;;&quot;&quot;;[$BARS.G307])" office:value-type="float" office:value="304" calcext:value-type="float">
            <text:p>30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5" calcext:value-type="float">
            <text:p>305</text:p>
          </table:table-cell>
          <table:table-cell table:formula="of:=IF([$BARS.D308]=&quot;&quot;;&quot;&quot;;[$BARS.D308])">
            <text:p/>
          </table:table-cell>
          <table:table-cell table:formula="of:=IF([$BARS.E308]=&quot;&quot;;&quot;&quot;;[$BARS.E308])">
            <text:p/>
          </table:table-cell>
          <table:table-cell table:formula="of:=IF([$BARS.F308]=&quot;&quot;;&quot;&quot;;[$BARS.F308])">
            <text:p/>
          </table:table-cell>
          <table:table-cell table:formula="of:=IF([$BARS.G308]=&quot;&quot;;&quot;&quot;;[$BARS.G308])" office:value-type="float" office:value="305" calcext:value-type="float">
            <text:p>30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6" calcext:value-type="float">
            <text:p>306</text:p>
          </table:table-cell>
          <table:table-cell table:formula="of:=IF([$BARS.D309]=&quot;&quot;;&quot;&quot;;[$BARS.D309])">
            <text:p/>
          </table:table-cell>
          <table:table-cell table:formula="of:=IF([$BARS.E309]=&quot;&quot;;&quot;&quot;;[$BARS.E309])">
            <text:p/>
          </table:table-cell>
          <table:table-cell table:formula="of:=IF([$BARS.F309]=&quot;&quot;;&quot;&quot;;[$BARS.F309])">
            <text:p/>
          </table:table-cell>
          <table:table-cell table:formula="of:=IF([$BARS.G309]=&quot;&quot;;&quot;&quot;;[$BARS.G309])" office:value-type="float" office:value="306" calcext:value-type="float">
            <text:p>30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7" calcext:value-type="float">
            <text:p>307</text:p>
          </table:table-cell>
          <table:table-cell table:formula="of:=IF([$BARS.D310]=&quot;&quot;;&quot;&quot;;[$BARS.D310])">
            <text:p/>
          </table:table-cell>
          <table:table-cell table:formula="of:=IF([$BARS.E310]=&quot;&quot;;&quot;&quot;;[$BARS.E310])">
            <text:p/>
          </table:table-cell>
          <table:table-cell table:formula="of:=IF([$BARS.F310]=&quot;&quot;;&quot;&quot;;[$BARS.F310])">
            <text:p/>
          </table:table-cell>
          <table:table-cell table:formula="of:=IF([$BARS.G310]=&quot;&quot;;&quot;&quot;;[$BARS.G310])" office:value-type="float" office:value="307" calcext:value-type="float">
            <text:p>30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8" calcext:value-type="float">
            <text:p>308</text:p>
          </table:table-cell>
          <table:table-cell table:formula="of:=IF([$BARS.D311]=&quot;&quot;;&quot;&quot;;[$BARS.D311])">
            <text:p/>
          </table:table-cell>
          <table:table-cell table:formula="of:=IF([$BARS.E311]=&quot;&quot;;&quot;&quot;;[$BARS.E311])">
            <text:p/>
          </table:table-cell>
          <table:table-cell table:formula="of:=IF([$BARS.F311]=&quot;&quot;;&quot;&quot;;[$BARS.F311])">
            <text:p/>
          </table:table-cell>
          <table:table-cell table:formula="of:=IF([$BARS.G311]=&quot;&quot;;&quot;&quot;;[$BARS.G311])" office:value-type="float" office:value="308" calcext:value-type="float">
            <text:p>30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09" calcext:value-type="float">
            <text:p>309</text:p>
          </table:table-cell>
          <table:table-cell table:formula="of:=IF([$BARS.D312]=&quot;&quot;;&quot;&quot;;[$BARS.D312])">
            <text:p/>
          </table:table-cell>
          <table:table-cell table:formula="of:=IF([$BARS.E312]=&quot;&quot;;&quot;&quot;;[$BARS.E312])">
            <text:p/>
          </table:table-cell>
          <table:table-cell table:formula="of:=IF([$BARS.F312]=&quot;&quot;;&quot;&quot;;[$BARS.F312])">
            <text:p/>
          </table:table-cell>
          <table:table-cell table:formula="of:=IF([$BARS.G312]=&quot;&quot;;&quot;&quot;;[$BARS.G312])" office:value-type="float" office:value="309" calcext:value-type="float">
            <text:p>30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0" calcext:value-type="float">
            <text:p>310</text:p>
          </table:table-cell>
          <table:table-cell table:formula="of:=IF([$BARS.D313]=&quot;&quot;;&quot;&quot;;[$BARS.D313])">
            <text:p/>
          </table:table-cell>
          <table:table-cell table:formula="of:=IF([$BARS.E313]=&quot;&quot;;&quot;&quot;;[$BARS.E313])">
            <text:p/>
          </table:table-cell>
          <table:table-cell table:formula="of:=IF([$BARS.F313]=&quot;&quot;;&quot;&quot;;[$BARS.F313])">
            <text:p/>
          </table:table-cell>
          <table:table-cell table:formula="of:=IF([$BARS.G313]=&quot;&quot;;&quot;&quot;;[$BARS.G313])" office:value-type="float" office:value="310" calcext:value-type="float">
            <text:p>31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1" calcext:value-type="float">
            <text:p>311</text:p>
          </table:table-cell>
          <table:table-cell table:formula="of:=IF([$BARS.D314]=&quot;&quot;;&quot;&quot;;[$BARS.D314])">
            <text:p/>
          </table:table-cell>
          <table:table-cell table:formula="of:=IF([$BARS.E314]=&quot;&quot;;&quot;&quot;;[$BARS.E314])">
            <text:p/>
          </table:table-cell>
          <table:table-cell table:formula="of:=IF([$BARS.F314]=&quot;&quot;;&quot;&quot;;[$BARS.F314])">
            <text:p/>
          </table:table-cell>
          <table:table-cell table:formula="of:=IF([$BARS.G314]=&quot;&quot;;&quot;&quot;;[$BARS.G314])" office:value-type="float" office:value="311" calcext:value-type="float">
            <text:p>31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2" calcext:value-type="float">
            <text:p>312</text:p>
          </table:table-cell>
          <table:table-cell table:formula="of:=IF([$BARS.D315]=&quot;&quot;;&quot;&quot;;[$BARS.D315])">
            <text:p/>
          </table:table-cell>
          <table:table-cell table:formula="of:=IF([$BARS.E315]=&quot;&quot;;&quot;&quot;;[$BARS.E315])">
            <text:p/>
          </table:table-cell>
          <table:table-cell table:formula="of:=IF([$BARS.F315]=&quot;&quot;;&quot;&quot;;[$BARS.F315])">
            <text:p/>
          </table:table-cell>
          <table:table-cell table:formula="of:=IF([$BARS.G315]=&quot;&quot;;&quot;&quot;;[$BARS.G315])" office:value-type="float" office:value="312" calcext:value-type="float">
            <text:p>31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3" calcext:value-type="float">
            <text:p>313</text:p>
          </table:table-cell>
          <table:table-cell table:formula="of:=IF([$BARS.D316]=&quot;&quot;;&quot;&quot;;[$BARS.D316])">
            <text:p/>
          </table:table-cell>
          <table:table-cell table:formula="of:=IF([$BARS.E316]=&quot;&quot;;&quot;&quot;;[$BARS.E316])">
            <text:p/>
          </table:table-cell>
          <table:table-cell table:formula="of:=IF([$BARS.F316]=&quot;&quot;;&quot;&quot;;[$BARS.F316])">
            <text:p/>
          </table:table-cell>
          <table:table-cell table:formula="of:=IF([$BARS.G316]=&quot;&quot;;&quot;&quot;;[$BARS.G316])" office:value-type="float" office:value="313" calcext:value-type="float">
            <text:p>31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4" calcext:value-type="float">
            <text:p>314</text:p>
          </table:table-cell>
          <table:table-cell table:formula="of:=IF([$BARS.D317]=&quot;&quot;;&quot;&quot;;[$BARS.D317])">
            <text:p/>
          </table:table-cell>
          <table:table-cell table:formula="of:=IF([$BARS.E317]=&quot;&quot;;&quot;&quot;;[$BARS.E317])">
            <text:p/>
          </table:table-cell>
          <table:table-cell table:formula="of:=IF([$BARS.F317]=&quot;&quot;;&quot;&quot;;[$BARS.F317])">
            <text:p/>
          </table:table-cell>
          <table:table-cell table:formula="of:=IF([$BARS.G317]=&quot;&quot;;&quot;&quot;;[$BARS.G317])" office:value-type="float" office:value="314" calcext:value-type="float">
            <text:p>31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5" calcext:value-type="float">
            <text:p>315</text:p>
          </table:table-cell>
          <table:table-cell table:formula="of:=IF([$BARS.D318]=&quot;&quot;;&quot;&quot;;[$BARS.D318])">
            <text:p/>
          </table:table-cell>
          <table:table-cell table:formula="of:=IF([$BARS.E318]=&quot;&quot;;&quot;&quot;;[$BARS.E318])">
            <text:p/>
          </table:table-cell>
          <table:table-cell table:formula="of:=IF([$BARS.F318]=&quot;&quot;;&quot;&quot;;[$BARS.F318])">
            <text:p/>
          </table:table-cell>
          <table:table-cell table:formula="of:=IF([$BARS.G318]=&quot;&quot;;&quot;&quot;;[$BARS.G318])" office:value-type="float" office:value="315" calcext:value-type="float">
            <text:p>31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6" calcext:value-type="float">
            <text:p>316</text:p>
          </table:table-cell>
          <table:table-cell table:formula="of:=IF([$BARS.D319]=&quot;&quot;;&quot;&quot;;[$BARS.D319])">
            <text:p/>
          </table:table-cell>
          <table:table-cell table:formula="of:=IF([$BARS.E319]=&quot;&quot;;&quot;&quot;;[$BARS.E319])">
            <text:p/>
          </table:table-cell>
          <table:table-cell table:formula="of:=IF([$BARS.F319]=&quot;&quot;;&quot;&quot;;[$BARS.F319])">
            <text:p/>
          </table:table-cell>
          <table:table-cell table:formula="of:=IF([$BARS.G319]=&quot;&quot;;&quot;&quot;;[$BARS.G319])" office:value-type="float" office:value="316" calcext:value-type="float">
            <text:p>31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7" calcext:value-type="float">
            <text:p>317</text:p>
          </table:table-cell>
          <table:table-cell table:formula="of:=IF([$BARS.D320]=&quot;&quot;;&quot;&quot;;[$BARS.D320])">
            <text:p/>
          </table:table-cell>
          <table:table-cell table:formula="of:=IF([$BARS.E320]=&quot;&quot;;&quot;&quot;;[$BARS.E320])">
            <text:p/>
          </table:table-cell>
          <table:table-cell table:formula="of:=IF([$BARS.F320]=&quot;&quot;;&quot;&quot;;[$BARS.F320])">
            <text:p/>
          </table:table-cell>
          <table:table-cell table:formula="of:=IF([$BARS.G320]=&quot;&quot;;&quot;&quot;;[$BARS.G320])" office:value-type="float" office:value="317" calcext:value-type="float">
            <text:p>31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8" calcext:value-type="float">
            <text:p>318</text:p>
          </table:table-cell>
          <table:table-cell table:formula="of:=IF([$BARS.D321]=&quot;&quot;;&quot;&quot;;[$BARS.D321])">
            <text:p/>
          </table:table-cell>
          <table:table-cell table:formula="of:=IF([$BARS.E321]=&quot;&quot;;&quot;&quot;;[$BARS.E321])">
            <text:p/>
          </table:table-cell>
          <table:table-cell table:formula="of:=IF([$BARS.F321]=&quot;&quot;;&quot;&quot;;[$BARS.F321])">
            <text:p/>
          </table:table-cell>
          <table:table-cell table:formula="of:=IF([$BARS.G321]=&quot;&quot;;&quot;&quot;;[$BARS.G321])" office:value-type="float" office:value="318" calcext:value-type="float">
            <text:p>31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19" calcext:value-type="float">
            <text:p>319</text:p>
          </table:table-cell>
          <table:table-cell table:formula="of:=IF([$BARS.D322]=&quot;&quot;;&quot;&quot;;[$BARS.D322])">
            <text:p/>
          </table:table-cell>
          <table:table-cell table:formula="of:=IF([$BARS.E322]=&quot;&quot;;&quot;&quot;;[$BARS.E322])">
            <text:p/>
          </table:table-cell>
          <table:table-cell table:formula="of:=IF([$BARS.F322]=&quot;&quot;;&quot;&quot;;[$BARS.F322])">
            <text:p/>
          </table:table-cell>
          <table:table-cell table:formula="of:=IF([$BARS.G322]=&quot;&quot;;&quot;&quot;;[$BARS.G322])" office:value-type="float" office:value="319" calcext:value-type="float">
            <text:p>31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0" calcext:value-type="float">
            <text:p>320</text:p>
          </table:table-cell>
          <table:table-cell table:formula="of:=IF([$BARS.D323]=&quot;&quot;;&quot;&quot;;[$BARS.D323])">
            <text:p/>
          </table:table-cell>
          <table:table-cell table:formula="of:=IF([$BARS.E323]=&quot;&quot;;&quot;&quot;;[$BARS.E323])">
            <text:p/>
          </table:table-cell>
          <table:table-cell table:formula="of:=IF([$BARS.F323]=&quot;&quot;;&quot;&quot;;[$BARS.F323])">
            <text:p/>
          </table:table-cell>
          <table:table-cell table:formula="of:=IF([$BARS.G323]=&quot;&quot;;&quot;&quot;;[$BARS.G323])" office:value-type="float" office:value="320" calcext:value-type="float">
            <text:p>32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1" calcext:value-type="float">
            <text:p>321</text:p>
          </table:table-cell>
          <table:table-cell table:formula="of:=IF([$BARS.D324]=&quot;&quot;;&quot;&quot;;[$BARS.D324])">
            <text:p/>
          </table:table-cell>
          <table:table-cell table:formula="of:=IF([$BARS.E324]=&quot;&quot;;&quot;&quot;;[$BARS.E324])">
            <text:p/>
          </table:table-cell>
          <table:table-cell table:formula="of:=IF([$BARS.F324]=&quot;&quot;;&quot;&quot;;[$BARS.F324])">
            <text:p/>
          </table:table-cell>
          <table:table-cell table:formula="of:=IF([$BARS.G324]=&quot;&quot;;&quot;&quot;;[$BARS.G324])" office:value-type="float" office:value="321" calcext:value-type="float">
            <text:p>32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2" calcext:value-type="float">
            <text:p>322</text:p>
          </table:table-cell>
          <table:table-cell table:formula="of:=IF([$BARS.D325]=&quot;&quot;;&quot;&quot;;[$BARS.D325])">
            <text:p/>
          </table:table-cell>
          <table:table-cell table:formula="of:=IF([$BARS.E325]=&quot;&quot;;&quot;&quot;;[$BARS.E325])">
            <text:p/>
          </table:table-cell>
          <table:table-cell table:formula="of:=IF([$BARS.F325]=&quot;&quot;;&quot;&quot;;[$BARS.F325])">
            <text:p/>
          </table:table-cell>
          <table:table-cell table:formula="of:=IF([$BARS.G325]=&quot;&quot;;&quot;&quot;;[$BARS.G325])" office:value-type="float" office:value="322" calcext:value-type="float">
            <text:p>32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3" calcext:value-type="float">
            <text:p>323</text:p>
          </table:table-cell>
          <table:table-cell table:formula="of:=IF([$BARS.D326]=&quot;&quot;;&quot;&quot;;[$BARS.D326])">
            <text:p/>
          </table:table-cell>
          <table:table-cell table:formula="of:=IF([$BARS.E326]=&quot;&quot;;&quot;&quot;;[$BARS.E326])">
            <text:p/>
          </table:table-cell>
          <table:table-cell table:formula="of:=IF([$BARS.F326]=&quot;&quot;;&quot;&quot;;[$BARS.F326])">
            <text:p/>
          </table:table-cell>
          <table:table-cell table:formula="of:=IF([$BARS.G326]=&quot;&quot;;&quot;&quot;;[$BARS.G326])" office:value-type="float" office:value="323" calcext:value-type="float">
            <text:p>32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4" calcext:value-type="float">
            <text:p>324</text:p>
          </table:table-cell>
          <table:table-cell table:formula="of:=IF([$BARS.D327]=&quot;&quot;;&quot;&quot;;[$BARS.D327])">
            <text:p/>
          </table:table-cell>
          <table:table-cell table:formula="of:=IF([$BARS.E327]=&quot;&quot;;&quot;&quot;;[$BARS.E327])">
            <text:p/>
          </table:table-cell>
          <table:table-cell table:formula="of:=IF([$BARS.F327]=&quot;&quot;;&quot;&quot;;[$BARS.F327])">
            <text:p/>
          </table:table-cell>
          <table:table-cell table:formula="of:=IF([$BARS.G327]=&quot;&quot;;&quot;&quot;;[$BARS.G327])" office:value-type="float" office:value="324" calcext:value-type="float">
            <text:p>32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5" calcext:value-type="float">
            <text:p>325</text:p>
          </table:table-cell>
          <table:table-cell table:formula="of:=IF([$BARS.D328]=&quot;&quot;;&quot;&quot;;[$BARS.D328])">
            <text:p/>
          </table:table-cell>
          <table:table-cell table:formula="of:=IF([$BARS.E328]=&quot;&quot;;&quot;&quot;;[$BARS.E328])">
            <text:p/>
          </table:table-cell>
          <table:table-cell table:formula="of:=IF([$BARS.F328]=&quot;&quot;;&quot;&quot;;[$BARS.F328])">
            <text:p/>
          </table:table-cell>
          <table:table-cell table:formula="of:=IF([$BARS.G328]=&quot;&quot;;&quot;&quot;;[$BARS.G328])" office:value-type="float" office:value="325" calcext:value-type="float">
            <text:p>32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6" calcext:value-type="float">
            <text:p>326</text:p>
          </table:table-cell>
          <table:table-cell table:formula="of:=IF([$BARS.D329]=&quot;&quot;;&quot;&quot;;[$BARS.D329])">
            <text:p/>
          </table:table-cell>
          <table:table-cell table:formula="of:=IF([$BARS.E329]=&quot;&quot;;&quot;&quot;;[$BARS.E329])">
            <text:p/>
          </table:table-cell>
          <table:table-cell table:formula="of:=IF([$BARS.F329]=&quot;&quot;;&quot;&quot;;[$BARS.F329])">
            <text:p/>
          </table:table-cell>
          <table:table-cell table:formula="of:=IF([$BARS.G329]=&quot;&quot;;&quot;&quot;;[$BARS.G329])" office:value-type="float" office:value="326" calcext:value-type="float">
            <text:p>32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7" calcext:value-type="float">
            <text:p>327</text:p>
          </table:table-cell>
          <table:table-cell table:formula="of:=IF([$BARS.D330]=&quot;&quot;;&quot;&quot;;[$BARS.D330])">
            <text:p/>
          </table:table-cell>
          <table:table-cell table:formula="of:=IF([$BARS.E330]=&quot;&quot;;&quot;&quot;;[$BARS.E330])">
            <text:p/>
          </table:table-cell>
          <table:table-cell table:formula="of:=IF([$BARS.F330]=&quot;&quot;;&quot;&quot;;[$BARS.F330])">
            <text:p/>
          </table:table-cell>
          <table:table-cell table:formula="of:=IF([$BARS.G330]=&quot;&quot;;&quot;&quot;;[$BARS.G330])" office:value-type="float" office:value="327" calcext:value-type="float">
            <text:p>32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8" calcext:value-type="float">
            <text:p>328</text:p>
          </table:table-cell>
          <table:table-cell table:formula="of:=IF([$BARS.D331]=&quot;&quot;;&quot;&quot;;[$BARS.D331])">
            <text:p/>
          </table:table-cell>
          <table:table-cell table:formula="of:=IF([$BARS.E331]=&quot;&quot;;&quot;&quot;;[$BARS.E331])">
            <text:p/>
          </table:table-cell>
          <table:table-cell table:formula="of:=IF([$BARS.F331]=&quot;&quot;;&quot;&quot;;[$BARS.F331])">
            <text:p/>
          </table:table-cell>
          <table:table-cell table:formula="of:=IF([$BARS.G331]=&quot;&quot;;&quot;&quot;;[$BARS.G331])" office:value-type="float" office:value="328" calcext:value-type="float">
            <text:p>32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29" calcext:value-type="float">
            <text:p>329</text:p>
          </table:table-cell>
          <table:table-cell table:formula="of:=IF([$BARS.D332]=&quot;&quot;;&quot;&quot;;[$BARS.D332])">
            <text:p/>
          </table:table-cell>
          <table:table-cell table:formula="of:=IF([$BARS.E332]=&quot;&quot;;&quot;&quot;;[$BARS.E332])">
            <text:p/>
          </table:table-cell>
          <table:table-cell table:formula="of:=IF([$BARS.F332]=&quot;&quot;;&quot;&quot;;[$BARS.F332])">
            <text:p/>
          </table:table-cell>
          <table:table-cell table:formula="of:=IF([$BARS.G332]=&quot;&quot;;&quot;&quot;;[$BARS.G332])" office:value-type="float" office:value="329" calcext:value-type="float">
            <text:p>32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0" calcext:value-type="float">
            <text:p>330</text:p>
          </table:table-cell>
          <table:table-cell table:formula="of:=IF([$BARS.D333]=&quot;&quot;;&quot;&quot;;[$BARS.D333])">
            <text:p/>
          </table:table-cell>
          <table:table-cell table:formula="of:=IF([$BARS.E333]=&quot;&quot;;&quot;&quot;;[$BARS.E333])">
            <text:p/>
          </table:table-cell>
          <table:table-cell table:formula="of:=IF([$BARS.F333]=&quot;&quot;;&quot;&quot;;[$BARS.F333])">
            <text:p/>
          </table:table-cell>
          <table:table-cell table:formula="of:=IF([$BARS.G333]=&quot;&quot;;&quot;&quot;;[$BARS.G333])" office:value-type="float" office:value="330" calcext:value-type="float">
            <text:p>33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1" calcext:value-type="float">
            <text:p>331</text:p>
          </table:table-cell>
          <table:table-cell table:formula="of:=IF([$BARS.D334]=&quot;&quot;;&quot;&quot;;[$BARS.D334])">
            <text:p/>
          </table:table-cell>
          <table:table-cell table:formula="of:=IF([$BARS.E334]=&quot;&quot;;&quot;&quot;;[$BARS.E334])">
            <text:p/>
          </table:table-cell>
          <table:table-cell table:formula="of:=IF([$BARS.F334]=&quot;&quot;;&quot;&quot;;[$BARS.F334])">
            <text:p/>
          </table:table-cell>
          <table:table-cell table:formula="of:=IF([$BARS.G334]=&quot;&quot;;&quot;&quot;;[$BARS.G334])" office:value-type="float" office:value="331" calcext:value-type="float">
            <text:p>33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2" calcext:value-type="float">
            <text:p>332</text:p>
          </table:table-cell>
          <table:table-cell table:formula="of:=IF([$BARS.D335]=&quot;&quot;;&quot;&quot;;[$BARS.D335])">
            <text:p/>
          </table:table-cell>
          <table:table-cell table:formula="of:=IF([$BARS.E335]=&quot;&quot;;&quot;&quot;;[$BARS.E335])">
            <text:p/>
          </table:table-cell>
          <table:table-cell table:formula="of:=IF([$BARS.F335]=&quot;&quot;;&quot;&quot;;[$BARS.F335])">
            <text:p/>
          </table:table-cell>
          <table:table-cell table:formula="of:=IF([$BARS.G335]=&quot;&quot;;&quot;&quot;;[$BARS.G335])" office:value-type="float" office:value="332" calcext:value-type="float">
            <text:p>33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3" calcext:value-type="float">
            <text:p>333</text:p>
          </table:table-cell>
          <table:table-cell table:formula="of:=IF([$BARS.D336]=&quot;&quot;;&quot;&quot;;[$BARS.D336])">
            <text:p/>
          </table:table-cell>
          <table:table-cell table:formula="of:=IF([$BARS.E336]=&quot;&quot;;&quot;&quot;;[$BARS.E336])">
            <text:p/>
          </table:table-cell>
          <table:table-cell table:formula="of:=IF([$BARS.F336]=&quot;&quot;;&quot;&quot;;[$BARS.F336])">
            <text:p/>
          </table:table-cell>
          <table:table-cell table:formula="of:=IF([$BARS.G336]=&quot;&quot;;&quot;&quot;;[$BARS.G336])" office:value-type="float" office:value="333" calcext:value-type="float">
            <text:p>33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4" calcext:value-type="float">
            <text:p>334</text:p>
          </table:table-cell>
          <table:table-cell table:formula="of:=IF([$BARS.D337]=&quot;&quot;;&quot;&quot;;[$BARS.D337])">
            <text:p/>
          </table:table-cell>
          <table:table-cell table:formula="of:=IF([$BARS.E337]=&quot;&quot;;&quot;&quot;;[$BARS.E337])">
            <text:p/>
          </table:table-cell>
          <table:table-cell table:formula="of:=IF([$BARS.F337]=&quot;&quot;;&quot;&quot;;[$BARS.F337])">
            <text:p/>
          </table:table-cell>
          <table:table-cell table:formula="of:=IF([$BARS.G337]=&quot;&quot;;&quot;&quot;;[$BARS.G337])" office:value-type="float" office:value="334" calcext:value-type="float">
            <text:p>33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5" calcext:value-type="float">
            <text:p>335</text:p>
          </table:table-cell>
          <table:table-cell table:formula="of:=IF([$BARS.D338]=&quot;&quot;;&quot;&quot;;[$BARS.D338])">
            <text:p/>
          </table:table-cell>
          <table:table-cell table:formula="of:=IF([$BARS.E338]=&quot;&quot;;&quot;&quot;;[$BARS.E338])">
            <text:p/>
          </table:table-cell>
          <table:table-cell table:formula="of:=IF([$BARS.F338]=&quot;&quot;;&quot;&quot;;[$BARS.F338])">
            <text:p/>
          </table:table-cell>
          <table:table-cell table:formula="of:=IF([$BARS.G338]=&quot;&quot;;&quot;&quot;;[$BARS.G338])" office:value-type="float" office:value="335" calcext:value-type="float">
            <text:p>33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6" calcext:value-type="float">
            <text:p>336</text:p>
          </table:table-cell>
          <table:table-cell table:formula="of:=IF([$BARS.D339]=&quot;&quot;;&quot;&quot;;[$BARS.D339])">
            <text:p/>
          </table:table-cell>
          <table:table-cell table:formula="of:=IF([$BARS.E339]=&quot;&quot;;&quot;&quot;;[$BARS.E339])">
            <text:p/>
          </table:table-cell>
          <table:table-cell table:formula="of:=IF([$BARS.F339]=&quot;&quot;;&quot;&quot;;[$BARS.F339])">
            <text:p/>
          </table:table-cell>
          <table:table-cell table:formula="of:=IF([$BARS.G339]=&quot;&quot;;&quot;&quot;;[$BARS.G339])" office:value-type="float" office:value="336" calcext:value-type="float">
            <text:p>33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7" calcext:value-type="float">
            <text:p>337</text:p>
          </table:table-cell>
          <table:table-cell table:formula="of:=IF([$BARS.D340]=&quot;&quot;;&quot;&quot;;[$BARS.D340])">
            <text:p/>
          </table:table-cell>
          <table:table-cell table:formula="of:=IF([$BARS.E340]=&quot;&quot;;&quot;&quot;;[$BARS.E340])">
            <text:p/>
          </table:table-cell>
          <table:table-cell table:formula="of:=IF([$BARS.F340]=&quot;&quot;;&quot;&quot;;[$BARS.F340])">
            <text:p/>
          </table:table-cell>
          <table:table-cell table:formula="of:=IF([$BARS.G340]=&quot;&quot;;&quot;&quot;;[$BARS.G340])" office:value-type="float" office:value="337" calcext:value-type="float">
            <text:p>33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8" calcext:value-type="float">
            <text:p>338</text:p>
          </table:table-cell>
          <table:table-cell table:formula="of:=IF([$BARS.D341]=&quot;&quot;;&quot;&quot;;[$BARS.D341])">
            <text:p/>
          </table:table-cell>
          <table:table-cell table:formula="of:=IF([$BARS.E341]=&quot;&quot;;&quot;&quot;;[$BARS.E341])">
            <text:p/>
          </table:table-cell>
          <table:table-cell table:formula="of:=IF([$BARS.F341]=&quot;&quot;;&quot;&quot;;[$BARS.F341])">
            <text:p/>
          </table:table-cell>
          <table:table-cell table:formula="of:=IF([$BARS.G341]=&quot;&quot;;&quot;&quot;;[$BARS.G341])" office:value-type="float" office:value="338" calcext:value-type="float">
            <text:p>33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39" calcext:value-type="float">
            <text:p>339</text:p>
          </table:table-cell>
          <table:table-cell table:formula="of:=IF([$BARS.D342]=&quot;&quot;;&quot;&quot;;[$BARS.D342])">
            <text:p/>
          </table:table-cell>
          <table:table-cell table:formula="of:=IF([$BARS.E342]=&quot;&quot;;&quot;&quot;;[$BARS.E342])">
            <text:p/>
          </table:table-cell>
          <table:table-cell table:formula="of:=IF([$BARS.F342]=&quot;&quot;;&quot;&quot;;[$BARS.F342])">
            <text:p/>
          </table:table-cell>
          <table:table-cell table:formula="of:=IF([$BARS.G342]=&quot;&quot;;&quot;&quot;;[$BARS.G342])" office:value-type="float" office:value="339" calcext:value-type="float">
            <text:p>33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0" calcext:value-type="float">
            <text:p>340</text:p>
          </table:table-cell>
          <table:table-cell table:formula="of:=IF([$BARS.D343]=&quot;&quot;;&quot;&quot;;[$BARS.D343])">
            <text:p/>
          </table:table-cell>
          <table:table-cell table:formula="of:=IF([$BARS.E343]=&quot;&quot;;&quot;&quot;;[$BARS.E343])">
            <text:p/>
          </table:table-cell>
          <table:table-cell table:formula="of:=IF([$BARS.F343]=&quot;&quot;;&quot;&quot;;[$BARS.F343])">
            <text:p/>
          </table:table-cell>
          <table:table-cell table:formula="of:=IF([$BARS.G343]=&quot;&quot;;&quot;&quot;;[$BARS.G343])" office:value-type="float" office:value="340" calcext:value-type="float">
            <text:p>34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1" calcext:value-type="float">
            <text:p>341</text:p>
          </table:table-cell>
          <table:table-cell table:formula="of:=IF([$BARS.D344]=&quot;&quot;;&quot;&quot;;[$BARS.D344])">
            <text:p/>
          </table:table-cell>
          <table:table-cell table:formula="of:=IF([$BARS.E344]=&quot;&quot;;&quot;&quot;;[$BARS.E344])">
            <text:p/>
          </table:table-cell>
          <table:table-cell table:formula="of:=IF([$BARS.F344]=&quot;&quot;;&quot;&quot;;[$BARS.F344])">
            <text:p/>
          </table:table-cell>
          <table:table-cell table:formula="of:=IF([$BARS.G344]=&quot;&quot;;&quot;&quot;;[$BARS.G344])" office:value-type="float" office:value="341" calcext:value-type="float">
            <text:p>34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2" calcext:value-type="float">
            <text:p>342</text:p>
          </table:table-cell>
          <table:table-cell table:formula="of:=IF([$BARS.D345]=&quot;&quot;;&quot;&quot;;[$BARS.D345])">
            <text:p/>
          </table:table-cell>
          <table:table-cell table:formula="of:=IF([$BARS.E345]=&quot;&quot;;&quot;&quot;;[$BARS.E345])">
            <text:p/>
          </table:table-cell>
          <table:table-cell table:formula="of:=IF([$BARS.F345]=&quot;&quot;;&quot;&quot;;[$BARS.F345])">
            <text:p/>
          </table:table-cell>
          <table:table-cell table:formula="of:=IF([$BARS.G345]=&quot;&quot;;&quot;&quot;;[$BARS.G345])" office:value-type="float" office:value="342" calcext:value-type="float">
            <text:p>34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3" calcext:value-type="float">
            <text:p>343</text:p>
          </table:table-cell>
          <table:table-cell table:formula="of:=IF([$BARS.D346]=&quot;&quot;;&quot;&quot;;[$BARS.D346])">
            <text:p/>
          </table:table-cell>
          <table:table-cell table:formula="of:=IF([$BARS.E346]=&quot;&quot;;&quot;&quot;;[$BARS.E346])">
            <text:p/>
          </table:table-cell>
          <table:table-cell table:formula="of:=IF([$BARS.F346]=&quot;&quot;;&quot;&quot;;[$BARS.F346])">
            <text:p/>
          </table:table-cell>
          <table:table-cell table:formula="of:=IF([$BARS.G346]=&quot;&quot;;&quot;&quot;;[$BARS.G346])" office:value-type="float" office:value="343" calcext:value-type="float">
            <text:p>34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4" calcext:value-type="float">
            <text:p>344</text:p>
          </table:table-cell>
          <table:table-cell table:formula="of:=IF([$BARS.D347]=&quot;&quot;;&quot;&quot;;[$BARS.D347])">
            <text:p/>
          </table:table-cell>
          <table:table-cell table:formula="of:=IF([$BARS.E347]=&quot;&quot;;&quot;&quot;;[$BARS.E347])">
            <text:p/>
          </table:table-cell>
          <table:table-cell table:formula="of:=IF([$BARS.F347]=&quot;&quot;;&quot;&quot;;[$BARS.F347])">
            <text:p/>
          </table:table-cell>
          <table:table-cell table:formula="of:=IF([$BARS.G347]=&quot;&quot;;&quot;&quot;;[$BARS.G347])" office:value-type="float" office:value="344" calcext:value-type="float">
            <text:p>34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5" calcext:value-type="float">
            <text:p>345</text:p>
          </table:table-cell>
          <table:table-cell table:formula="of:=IF([$BARS.D348]=&quot;&quot;;&quot;&quot;;[$BARS.D348])">
            <text:p/>
          </table:table-cell>
          <table:table-cell table:formula="of:=IF([$BARS.E348]=&quot;&quot;;&quot;&quot;;[$BARS.E348])">
            <text:p/>
          </table:table-cell>
          <table:table-cell table:formula="of:=IF([$BARS.F348]=&quot;&quot;;&quot;&quot;;[$BARS.F348])">
            <text:p/>
          </table:table-cell>
          <table:table-cell table:formula="of:=IF([$BARS.G348]=&quot;&quot;;&quot;&quot;;[$BARS.G348])" office:value-type="float" office:value="345" calcext:value-type="float">
            <text:p>34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6" calcext:value-type="float">
            <text:p>346</text:p>
          </table:table-cell>
          <table:table-cell table:formula="of:=IF([$BARS.D349]=&quot;&quot;;&quot;&quot;;[$BARS.D349])">
            <text:p/>
          </table:table-cell>
          <table:table-cell table:formula="of:=IF([$BARS.E349]=&quot;&quot;;&quot;&quot;;[$BARS.E349])">
            <text:p/>
          </table:table-cell>
          <table:table-cell table:formula="of:=IF([$BARS.F349]=&quot;&quot;;&quot;&quot;;[$BARS.F349])">
            <text:p/>
          </table:table-cell>
          <table:table-cell table:formula="of:=IF([$BARS.G349]=&quot;&quot;;&quot;&quot;;[$BARS.G349])" office:value-type="float" office:value="346" calcext:value-type="float">
            <text:p>34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7" calcext:value-type="float">
            <text:p>347</text:p>
          </table:table-cell>
          <table:table-cell table:formula="of:=IF([$BARS.D350]=&quot;&quot;;&quot;&quot;;[$BARS.D350])">
            <text:p/>
          </table:table-cell>
          <table:table-cell table:formula="of:=IF([$BARS.E350]=&quot;&quot;;&quot;&quot;;[$BARS.E350])">
            <text:p/>
          </table:table-cell>
          <table:table-cell table:formula="of:=IF([$BARS.F350]=&quot;&quot;;&quot;&quot;;[$BARS.F350])">
            <text:p/>
          </table:table-cell>
          <table:table-cell table:formula="of:=IF([$BARS.G350]=&quot;&quot;;&quot;&quot;;[$BARS.G350])" office:value-type="float" office:value="347" calcext:value-type="float">
            <text:p>34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8" calcext:value-type="float">
            <text:p>348</text:p>
          </table:table-cell>
          <table:table-cell table:formula="of:=IF([$BARS.D351]=&quot;&quot;;&quot;&quot;;[$BARS.D351])">
            <text:p/>
          </table:table-cell>
          <table:table-cell table:formula="of:=IF([$BARS.E351]=&quot;&quot;;&quot;&quot;;[$BARS.E351])">
            <text:p/>
          </table:table-cell>
          <table:table-cell table:formula="of:=IF([$BARS.F351]=&quot;&quot;;&quot;&quot;;[$BARS.F351])">
            <text:p/>
          </table:table-cell>
          <table:table-cell table:formula="of:=IF([$BARS.G351]=&quot;&quot;;&quot;&quot;;[$BARS.G351])" office:value-type="float" office:value="348" calcext:value-type="float">
            <text:p>34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49" calcext:value-type="float">
            <text:p>349</text:p>
          </table:table-cell>
          <table:table-cell table:formula="of:=IF([$BARS.D352]=&quot;&quot;;&quot;&quot;;[$BARS.D352])">
            <text:p/>
          </table:table-cell>
          <table:table-cell table:formula="of:=IF([$BARS.E352]=&quot;&quot;;&quot;&quot;;[$BARS.E352])">
            <text:p/>
          </table:table-cell>
          <table:table-cell table:formula="of:=IF([$BARS.F352]=&quot;&quot;;&quot;&quot;;[$BARS.F352])">
            <text:p/>
          </table:table-cell>
          <table:table-cell table:formula="of:=IF([$BARS.G352]=&quot;&quot;;&quot;&quot;;[$BARS.G352])" office:value-type="float" office:value="349" calcext:value-type="float">
            <text:p>34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0" calcext:value-type="float">
            <text:p>350</text:p>
          </table:table-cell>
          <table:table-cell table:formula="of:=IF([$BARS.D353]=&quot;&quot;;&quot;&quot;;[$BARS.D353])">
            <text:p/>
          </table:table-cell>
          <table:table-cell table:formula="of:=IF([$BARS.E353]=&quot;&quot;;&quot;&quot;;[$BARS.E353])">
            <text:p/>
          </table:table-cell>
          <table:table-cell table:formula="of:=IF([$BARS.F353]=&quot;&quot;;&quot;&quot;;[$BARS.F353])">
            <text:p/>
          </table:table-cell>
          <table:table-cell table:formula="of:=IF([$BARS.G353]=&quot;&quot;;&quot;&quot;;[$BARS.G353])" office:value-type="float" office:value="350" calcext:value-type="float">
            <text:p>35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1" calcext:value-type="float">
            <text:p>351</text:p>
          </table:table-cell>
          <table:table-cell table:formula="of:=IF([$BARS.D354]=&quot;&quot;;&quot;&quot;;[$BARS.D354])">
            <text:p/>
          </table:table-cell>
          <table:table-cell table:formula="of:=IF([$BARS.E354]=&quot;&quot;;&quot;&quot;;[$BARS.E354])">
            <text:p/>
          </table:table-cell>
          <table:table-cell table:formula="of:=IF([$BARS.F354]=&quot;&quot;;&quot;&quot;;[$BARS.F354])">
            <text:p/>
          </table:table-cell>
          <table:table-cell table:formula="of:=IF([$BARS.G354]=&quot;&quot;;&quot;&quot;;[$BARS.G354])" office:value-type="float" office:value="351" calcext:value-type="float">
            <text:p>35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2" calcext:value-type="float">
            <text:p>352</text:p>
          </table:table-cell>
          <table:table-cell table:formula="of:=IF([$BARS.D355]=&quot;&quot;;&quot;&quot;;[$BARS.D355])">
            <text:p/>
          </table:table-cell>
          <table:table-cell table:formula="of:=IF([$BARS.E355]=&quot;&quot;;&quot;&quot;;[$BARS.E355])">
            <text:p/>
          </table:table-cell>
          <table:table-cell table:formula="of:=IF([$BARS.F355]=&quot;&quot;;&quot;&quot;;[$BARS.F355])">
            <text:p/>
          </table:table-cell>
          <table:table-cell table:formula="of:=IF([$BARS.G355]=&quot;&quot;;&quot;&quot;;[$BARS.G355])" office:value-type="float" office:value="352" calcext:value-type="float">
            <text:p>35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3" calcext:value-type="float">
            <text:p>353</text:p>
          </table:table-cell>
          <table:table-cell table:formula="of:=IF([$BARS.D356]=&quot;&quot;;&quot;&quot;;[$BARS.D356])">
            <text:p/>
          </table:table-cell>
          <table:table-cell table:formula="of:=IF([$BARS.E356]=&quot;&quot;;&quot;&quot;;[$BARS.E356])">
            <text:p/>
          </table:table-cell>
          <table:table-cell table:formula="of:=IF([$BARS.F356]=&quot;&quot;;&quot;&quot;;[$BARS.F356])">
            <text:p/>
          </table:table-cell>
          <table:table-cell table:formula="of:=IF([$BARS.G356]=&quot;&quot;;&quot;&quot;;[$BARS.G356])" office:value-type="float" office:value="353" calcext:value-type="float">
            <text:p>35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4" calcext:value-type="float">
            <text:p>354</text:p>
          </table:table-cell>
          <table:table-cell table:formula="of:=IF([$BARS.D357]=&quot;&quot;;&quot;&quot;;[$BARS.D357])">
            <text:p/>
          </table:table-cell>
          <table:table-cell table:formula="of:=IF([$BARS.E357]=&quot;&quot;;&quot;&quot;;[$BARS.E357])">
            <text:p/>
          </table:table-cell>
          <table:table-cell table:formula="of:=IF([$BARS.F357]=&quot;&quot;;&quot;&quot;;[$BARS.F357])">
            <text:p/>
          </table:table-cell>
          <table:table-cell table:formula="of:=IF([$BARS.G357]=&quot;&quot;;&quot;&quot;;[$BARS.G357])" office:value-type="float" office:value="354" calcext:value-type="float">
            <text:p>35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5" calcext:value-type="float">
            <text:p>355</text:p>
          </table:table-cell>
          <table:table-cell table:formula="of:=IF([$BARS.D358]=&quot;&quot;;&quot;&quot;;[$BARS.D358])">
            <text:p/>
          </table:table-cell>
          <table:table-cell table:formula="of:=IF([$BARS.E358]=&quot;&quot;;&quot;&quot;;[$BARS.E358])">
            <text:p/>
          </table:table-cell>
          <table:table-cell table:formula="of:=IF([$BARS.F358]=&quot;&quot;;&quot;&quot;;[$BARS.F358])">
            <text:p/>
          </table:table-cell>
          <table:table-cell table:formula="of:=IF([$BARS.G358]=&quot;&quot;;&quot;&quot;;[$BARS.G358])" office:value-type="float" office:value="355" calcext:value-type="float">
            <text:p>35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6" calcext:value-type="float">
            <text:p>356</text:p>
          </table:table-cell>
          <table:table-cell table:formula="of:=IF([$BARS.D359]=&quot;&quot;;&quot;&quot;;[$BARS.D359])">
            <text:p/>
          </table:table-cell>
          <table:table-cell table:formula="of:=IF([$BARS.E359]=&quot;&quot;;&quot;&quot;;[$BARS.E359])">
            <text:p/>
          </table:table-cell>
          <table:table-cell table:formula="of:=IF([$BARS.F359]=&quot;&quot;;&quot;&quot;;[$BARS.F359])">
            <text:p/>
          </table:table-cell>
          <table:table-cell table:formula="of:=IF([$BARS.G359]=&quot;&quot;;&quot;&quot;;[$BARS.G359])" office:value-type="float" office:value="356" calcext:value-type="float">
            <text:p>35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7" calcext:value-type="float">
            <text:p>357</text:p>
          </table:table-cell>
          <table:table-cell table:formula="of:=IF([$BARS.D360]=&quot;&quot;;&quot;&quot;;[$BARS.D360])">
            <text:p/>
          </table:table-cell>
          <table:table-cell table:formula="of:=IF([$BARS.E360]=&quot;&quot;;&quot;&quot;;[$BARS.E360])">
            <text:p/>
          </table:table-cell>
          <table:table-cell table:formula="of:=IF([$BARS.F360]=&quot;&quot;;&quot;&quot;;[$BARS.F360])">
            <text:p/>
          </table:table-cell>
          <table:table-cell table:formula="of:=IF([$BARS.G360]=&quot;&quot;;&quot;&quot;;[$BARS.G360])" office:value-type="float" office:value="357" calcext:value-type="float">
            <text:p>35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8" calcext:value-type="float">
            <text:p>358</text:p>
          </table:table-cell>
          <table:table-cell table:formula="of:=IF([$BARS.D361]=&quot;&quot;;&quot;&quot;;[$BARS.D361])">
            <text:p/>
          </table:table-cell>
          <table:table-cell table:formula="of:=IF([$BARS.E361]=&quot;&quot;;&quot;&quot;;[$BARS.E361])">
            <text:p/>
          </table:table-cell>
          <table:table-cell table:formula="of:=IF([$BARS.F361]=&quot;&quot;;&quot;&quot;;[$BARS.F361])">
            <text:p/>
          </table:table-cell>
          <table:table-cell table:formula="of:=IF([$BARS.G361]=&quot;&quot;;&quot;&quot;;[$BARS.G361])" office:value-type="float" office:value="358" calcext:value-type="float">
            <text:p>35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59" calcext:value-type="float">
            <text:p>359</text:p>
          </table:table-cell>
          <table:table-cell table:formula="of:=IF([$BARS.D362]=&quot;&quot;;&quot;&quot;;[$BARS.D362])">
            <text:p/>
          </table:table-cell>
          <table:table-cell table:formula="of:=IF([$BARS.E362]=&quot;&quot;;&quot;&quot;;[$BARS.E362])">
            <text:p/>
          </table:table-cell>
          <table:table-cell table:formula="of:=IF([$BARS.F362]=&quot;&quot;;&quot;&quot;;[$BARS.F362])">
            <text:p/>
          </table:table-cell>
          <table:table-cell table:formula="of:=IF([$BARS.G362]=&quot;&quot;;&quot;&quot;;[$BARS.G362])" office:value-type="float" office:value="359" calcext:value-type="float">
            <text:p>35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0" calcext:value-type="float">
            <text:p>360</text:p>
          </table:table-cell>
          <table:table-cell table:formula="of:=IF([$BARS.D363]=&quot;&quot;;&quot;&quot;;[$BARS.D363])">
            <text:p/>
          </table:table-cell>
          <table:table-cell table:formula="of:=IF([$BARS.E363]=&quot;&quot;;&quot;&quot;;[$BARS.E363])">
            <text:p/>
          </table:table-cell>
          <table:table-cell table:formula="of:=IF([$BARS.F363]=&quot;&quot;;&quot;&quot;;[$BARS.F363])">
            <text:p/>
          </table:table-cell>
          <table:table-cell table:formula="of:=IF([$BARS.G363]=&quot;&quot;;&quot;&quot;;[$BARS.G363])" office:value-type="float" office:value="360" calcext:value-type="float">
            <text:p>36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1" calcext:value-type="float">
            <text:p>361</text:p>
          </table:table-cell>
          <table:table-cell table:formula="of:=IF([$BARS.D364]=&quot;&quot;;&quot;&quot;;[$BARS.D364])">
            <text:p/>
          </table:table-cell>
          <table:table-cell table:formula="of:=IF([$BARS.E364]=&quot;&quot;;&quot;&quot;;[$BARS.E364])">
            <text:p/>
          </table:table-cell>
          <table:table-cell table:formula="of:=IF([$BARS.F364]=&quot;&quot;;&quot;&quot;;[$BARS.F364])">
            <text:p/>
          </table:table-cell>
          <table:table-cell table:formula="of:=IF([$BARS.G364]=&quot;&quot;;&quot;&quot;;[$BARS.G364])" office:value-type="float" office:value="361" calcext:value-type="float">
            <text:p>36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2" calcext:value-type="float">
            <text:p>362</text:p>
          </table:table-cell>
          <table:table-cell table:formula="of:=IF([$BARS.D365]=&quot;&quot;;&quot;&quot;;[$BARS.D365])">
            <text:p/>
          </table:table-cell>
          <table:table-cell table:formula="of:=IF([$BARS.E365]=&quot;&quot;;&quot;&quot;;[$BARS.E365])">
            <text:p/>
          </table:table-cell>
          <table:table-cell table:formula="of:=IF([$BARS.F365]=&quot;&quot;;&quot;&quot;;[$BARS.F365])">
            <text:p/>
          </table:table-cell>
          <table:table-cell table:formula="of:=IF([$BARS.G365]=&quot;&quot;;&quot;&quot;;[$BARS.G365])" office:value-type="float" office:value="362" calcext:value-type="float">
            <text:p>36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3" calcext:value-type="float">
            <text:p>363</text:p>
          </table:table-cell>
          <table:table-cell table:formula="of:=IF([$BARS.D366]=&quot;&quot;;&quot;&quot;;[$BARS.D366])">
            <text:p/>
          </table:table-cell>
          <table:table-cell table:formula="of:=IF([$BARS.E366]=&quot;&quot;;&quot;&quot;;[$BARS.E366])">
            <text:p/>
          </table:table-cell>
          <table:table-cell table:formula="of:=IF([$BARS.F366]=&quot;&quot;;&quot;&quot;;[$BARS.F366])">
            <text:p/>
          </table:table-cell>
          <table:table-cell table:formula="of:=IF([$BARS.G366]=&quot;&quot;;&quot;&quot;;[$BARS.G366])" office:value-type="float" office:value="363" calcext:value-type="float">
            <text:p>36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4" calcext:value-type="float">
            <text:p>364</text:p>
          </table:table-cell>
          <table:table-cell table:formula="of:=IF([$BARS.D367]=&quot;&quot;;&quot;&quot;;[$BARS.D367])">
            <text:p/>
          </table:table-cell>
          <table:table-cell table:formula="of:=IF([$BARS.E367]=&quot;&quot;;&quot;&quot;;[$BARS.E367])">
            <text:p/>
          </table:table-cell>
          <table:table-cell table:formula="of:=IF([$BARS.F367]=&quot;&quot;;&quot;&quot;;[$BARS.F367])">
            <text:p/>
          </table:table-cell>
          <table:table-cell table:formula="of:=IF([$BARS.G367]=&quot;&quot;;&quot;&quot;;[$BARS.G367])" office:value-type="float" office:value="364" calcext:value-type="float">
            <text:p>36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5" calcext:value-type="float">
            <text:p>365</text:p>
          </table:table-cell>
          <table:table-cell table:formula="of:=IF([$BARS.D368]=&quot;&quot;;&quot;&quot;;[$BARS.D368])">
            <text:p/>
          </table:table-cell>
          <table:table-cell table:formula="of:=IF([$BARS.E368]=&quot;&quot;;&quot;&quot;;[$BARS.E368])">
            <text:p/>
          </table:table-cell>
          <table:table-cell table:formula="of:=IF([$BARS.F368]=&quot;&quot;;&quot;&quot;;[$BARS.F368])">
            <text:p/>
          </table:table-cell>
          <table:table-cell table:formula="of:=IF([$BARS.G368]=&quot;&quot;;&quot;&quot;;[$BARS.G368])" office:value-type="float" office:value="365" calcext:value-type="float">
            <text:p>36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6" calcext:value-type="float">
            <text:p>366</text:p>
          </table:table-cell>
          <table:table-cell table:formula="of:=IF([$BARS.D369]=&quot;&quot;;&quot;&quot;;[$BARS.D369])">
            <text:p/>
          </table:table-cell>
          <table:table-cell table:formula="of:=IF([$BARS.E369]=&quot;&quot;;&quot;&quot;;[$BARS.E369])">
            <text:p/>
          </table:table-cell>
          <table:table-cell table:formula="of:=IF([$BARS.F369]=&quot;&quot;;&quot;&quot;;[$BARS.F369])">
            <text:p/>
          </table:table-cell>
          <table:table-cell table:formula="of:=IF([$BARS.G369]=&quot;&quot;;&quot;&quot;;[$BARS.G369])" office:value-type="float" office:value="366" calcext:value-type="float">
            <text:p>36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7" calcext:value-type="float">
            <text:p>367</text:p>
          </table:table-cell>
          <table:table-cell table:formula="of:=IF([$BARS.D370]=&quot;&quot;;&quot;&quot;;[$BARS.D370])">
            <text:p/>
          </table:table-cell>
          <table:table-cell table:formula="of:=IF([$BARS.E370]=&quot;&quot;;&quot;&quot;;[$BARS.E370])">
            <text:p/>
          </table:table-cell>
          <table:table-cell table:formula="of:=IF([$BARS.F370]=&quot;&quot;;&quot;&quot;;[$BARS.F370])">
            <text:p/>
          </table:table-cell>
          <table:table-cell table:formula="of:=IF([$BARS.G370]=&quot;&quot;;&quot;&quot;;[$BARS.G370])" office:value-type="float" office:value="367" calcext:value-type="float">
            <text:p>36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8" calcext:value-type="float">
            <text:p>368</text:p>
          </table:table-cell>
          <table:table-cell table:formula="of:=IF([$BARS.D371]=&quot;&quot;;&quot;&quot;;[$BARS.D371])">
            <text:p/>
          </table:table-cell>
          <table:table-cell table:formula="of:=IF([$BARS.E371]=&quot;&quot;;&quot;&quot;;[$BARS.E371])">
            <text:p/>
          </table:table-cell>
          <table:table-cell table:formula="of:=IF([$BARS.F371]=&quot;&quot;;&quot;&quot;;[$BARS.F371])">
            <text:p/>
          </table:table-cell>
          <table:table-cell table:formula="of:=IF([$BARS.G371]=&quot;&quot;;&quot;&quot;;[$BARS.G371])" office:value-type="float" office:value="368" calcext:value-type="float">
            <text:p>36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69" calcext:value-type="float">
            <text:p>369</text:p>
          </table:table-cell>
          <table:table-cell table:formula="of:=IF([$BARS.D372]=&quot;&quot;;&quot;&quot;;[$BARS.D372])">
            <text:p/>
          </table:table-cell>
          <table:table-cell table:formula="of:=IF([$BARS.E372]=&quot;&quot;;&quot;&quot;;[$BARS.E372])">
            <text:p/>
          </table:table-cell>
          <table:table-cell table:formula="of:=IF([$BARS.F372]=&quot;&quot;;&quot;&quot;;[$BARS.F372])">
            <text:p/>
          </table:table-cell>
          <table:table-cell table:formula="of:=IF([$BARS.G372]=&quot;&quot;;&quot;&quot;;[$BARS.G372])" office:value-type="float" office:value="369" calcext:value-type="float">
            <text:p>36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0" calcext:value-type="float">
            <text:p>370</text:p>
          </table:table-cell>
          <table:table-cell table:formula="of:=IF([$BARS.D373]=&quot;&quot;;&quot;&quot;;[$BARS.D373])">
            <text:p/>
          </table:table-cell>
          <table:table-cell table:formula="of:=IF([$BARS.E373]=&quot;&quot;;&quot;&quot;;[$BARS.E373])">
            <text:p/>
          </table:table-cell>
          <table:table-cell table:formula="of:=IF([$BARS.F373]=&quot;&quot;;&quot;&quot;;[$BARS.F373])">
            <text:p/>
          </table:table-cell>
          <table:table-cell table:formula="of:=IF([$BARS.G373]=&quot;&quot;;&quot;&quot;;[$BARS.G373])" office:value-type="float" office:value="370" calcext:value-type="float">
            <text:p>37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1" calcext:value-type="float">
            <text:p>371</text:p>
          </table:table-cell>
          <table:table-cell table:formula="of:=IF([$BARS.D374]=&quot;&quot;;&quot;&quot;;[$BARS.D374])">
            <text:p/>
          </table:table-cell>
          <table:table-cell table:formula="of:=IF([$BARS.E374]=&quot;&quot;;&quot;&quot;;[$BARS.E374])">
            <text:p/>
          </table:table-cell>
          <table:table-cell table:formula="of:=IF([$BARS.F374]=&quot;&quot;;&quot;&quot;;[$BARS.F374])">
            <text:p/>
          </table:table-cell>
          <table:table-cell table:formula="of:=IF([$BARS.G374]=&quot;&quot;;&quot;&quot;;[$BARS.G374])" office:value-type="float" office:value="371" calcext:value-type="float">
            <text:p>37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2" calcext:value-type="float">
            <text:p>372</text:p>
          </table:table-cell>
          <table:table-cell table:formula="of:=IF([$BARS.D375]=&quot;&quot;;&quot;&quot;;[$BARS.D375])">
            <text:p/>
          </table:table-cell>
          <table:table-cell table:formula="of:=IF([$BARS.E375]=&quot;&quot;;&quot;&quot;;[$BARS.E375])">
            <text:p/>
          </table:table-cell>
          <table:table-cell table:formula="of:=IF([$BARS.F375]=&quot;&quot;;&quot;&quot;;[$BARS.F375])">
            <text:p/>
          </table:table-cell>
          <table:table-cell table:formula="of:=IF([$BARS.G375]=&quot;&quot;;&quot;&quot;;[$BARS.G375])" office:value-type="float" office:value="372" calcext:value-type="float">
            <text:p>37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3" calcext:value-type="float">
            <text:p>373</text:p>
          </table:table-cell>
          <table:table-cell table:formula="of:=IF([$BARS.D376]=&quot;&quot;;&quot;&quot;;[$BARS.D376])">
            <text:p/>
          </table:table-cell>
          <table:table-cell table:formula="of:=IF([$BARS.E376]=&quot;&quot;;&quot;&quot;;[$BARS.E376])">
            <text:p/>
          </table:table-cell>
          <table:table-cell table:formula="of:=IF([$BARS.F376]=&quot;&quot;;&quot;&quot;;[$BARS.F376])">
            <text:p/>
          </table:table-cell>
          <table:table-cell table:formula="of:=IF([$BARS.G376]=&quot;&quot;;&quot;&quot;;[$BARS.G376])" office:value-type="float" office:value="373" calcext:value-type="float">
            <text:p>37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4" calcext:value-type="float">
            <text:p>374</text:p>
          </table:table-cell>
          <table:table-cell table:formula="of:=IF([$BARS.D377]=&quot;&quot;;&quot;&quot;;[$BARS.D377])">
            <text:p/>
          </table:table-cell>
          <table:table-cell table:formula="of:=IF([$BARS.E377]=&quot;&quot;;&quot;&quot;;[$BARS.E377])">
            <text:p/>
          </table:table-cell>
          <table:table-cell table:formula="of:=IF([$BARS.F377]=&quot;&quot;;&quot;&quot;;[$BARS.F377])">
            <text:p/>
          </table:table-cell>
          <table:table-cell table:formula="of:=IF([$BARS.G377]=&quot;&quot;;&quot;&quot;;[$BARS.G377])" office:value-type="float" office:value="374" calcext:value-type="float">
            <text:p>374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5" calcext:value-type="float">
            <text:p>375</text:p>
          </table:table-cell>
          <table:table-cell table:formula="of:=IF([$BARS.D378]=&quot;&quot;;&quot;&quot;;[$BARS.D378])">
            <text:p/>
          </table:table-cell>
          <table:table-cell table:formula="of:=IF([$BARS.E378]=&quot;&quot;;&quot;&quot;;[$BARS.E378])">
            <text:p/>
          </table:table-cell>
          <table:table-cell table:formula="of:=IF([$BARS.F378]=&quot;&quot;;&quot;&quot;;[$BARS.F378])">
            <text:p/>
          </table:table-cell>
          <table:table-cell table:formula="of:=IF([$BARS.G378]=&quot;&quot;;&quot;&quot;;[$BARS.G378])" office:value-type="float" office:value="375" calcext:value-type="float">
            <text:p>375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6" calcext:value-type="float">
            <text:p>376</text:p>
          </table:table-cell>
          <table:table-cell table:formula="of:=IF([$BARS.D379]=&quot;&quot;;&quot;&quot;;[$BARS.D379])">
            <text:p/>
          </table:table-cell>
          <table:table-cell table:formula="of:=IF([$BARS.E379]=&quot;&quot;;&quot;&quot;;[$BARS.E379])">
            <text:p/>
          </table:table-cell>
          <table:table-cell table:formula="of:=IF([$BARS.F379]=&quot;&quot;;&quot;&quot;;[$BARS.F379])">
            <text:p/>
          </table:table-cell>
          <table:table-cell table:formula="of:=IF([$BARS.G379]=&quot;&quot;;&quot;&quot;;[$BARS.G379])" office:value-type="float" office:value="376" calcext:value-type="float">
            <text:p>376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7" calcext:value-type="float">
            <text:p>377</text:p>
          </table:table-cell>
          <table:table-cell table:formula="of:=IF([$BARS.D380]=&quot;&quot;;&quot;&quot;;[$BARS.D380])">
            <text:p/>
          </table:table-cell>
          <table:table-cell table:formula="of:=IF([$BARS.E380]=&quot;&quot;;&quot;&quot;;[$BARS.E380])">
            <text:p/>
          </table:table-cell>
          <table:table-cell table:formula="of:=IF([$BARS.F380]=&quot;&quot;;&quot;&quot;;[$BARS.F380])">
            <text:p/>
          </table:table-cell>
          <table:table-cell table:formula="of:=IF([$BARS.G380]=&quot;&quot;;&quot;&quot;;[$BARS.G380])" office:value-type="float" office:value="377" calcext:value-type="float">
            <text:p>377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8" calcext:value-type="float">
            <text:p>378</text:p>
          </table:table-cell>
          <table:table-cell table:formula="of:=IF([$BARS.D381]=&quot;&quot;;&quot;&quot;;[$BARS.D381])">
            <text:p/>
          </table:table-cell>
          <table:table-cell table:formula="of:=IF([$BARS.E381]=&quot;&quot;;&quot;&quot;;[$BARS.E381])">
            <text:p/>
          </table:table-cell>
          <table:table-cell table:formula="of:=IF([$BARS.F381]=&quot;&quot;;&quot;&quot;;[$BARS.F381])">
            <text:p/>
          </table:table-cell>
          <table:table-cell table:formula="of:=IF([$BARS.G381]=&quot;&quot;;&quot;&quot;;[$BARS.G381])" office:value-type="float" office:value="378" calcext:value-type="float">
            <text:p>378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79" calcext:value-type="float">
            <text:p>379</text:p>
          </table:table-cell>
          <table:table-cell table:formula="of:=IF([$BARS.D382]=&quot;&quot;;&quot;&quot;;[$BARS.D382])">
            <text:p/>
          </table:table-cell>
          <table:table-cell table:formula="of:=IF([$BARS.E382]=&quot;&quot;;&quot;&quot;;[$BARS.E382])">
            <text:p/>
          </table:table-cell>
          <table:table-cell table:formula="of:=IF([$BARS.F382]=&quot;&quot;;&quot;&quot;;[$BARS.F382])">
            <text:p/>
          </table:table-cell>
          <table:table-cell table:formula="of:=IF([$BARS.G382]=&quot;&quot;;&quot;&quot;;[$BARS.G382])" office:value-type="float" office:value="379" calcext:value-type="float">
            <text:p>379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0" calcext:value-type="float">
            <text:p>380</text:p>
          </table:table-cell>
          <table:table-cell table:formula="of:=IF([$BARS.D383]=&quot;&quot;;&quot;&quot;;[$BARS.D383])">
            <text:p/>
          </table:table-cell>
          <table:table-cell table:formula="of:=IF([$BARS.E383]=&quot;&quot;;&quot;&quot;;[$BARS.E383])">
            <text:p/>
          </table:table-cell>
          <table:table-cell table:formula="of:=IF([$BARS.F383]=&quot;&quot;;&quot;&quot;;[$BARS.F383])">
            <text:p/>
          </table:table-cell>
          <table:table-cell table:formula="of:=IF([$BARS.G383]=&quot;&quot;;&quot;&quot;;[$BARS.G383])" office:value-type="float" office:value="380" calcext:value-type="float">
            <text:p>380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1" calcext:value-type="float">
            <text:p>381</text:p>
          </table:table-cell>
          <table:table-cell table:formula="of:=IF([$BARS.D384]=&quot;&quot;;&quot;&quot;;[$BARS.D384])">
            <text:p/>
          </table:table-cell>
          <table:table-cell table:formula="of:=IF([$BARS.E384]=&quot;&quot;;&quot;&quot;;[$BARS.E384])">
            <text:p/>
          </table:table-cell>
          <table:table-cell table:formula="of:=IF([$BARS.F384]=&quot;&quot;;&quot;&quot;;[$BARS.F384])">
            <text:p/>
          </table:table-cell>
          <table:table-cell table:formula="of:=IF([$BARS.G384]=&quot;&quot;;&quot;&quot;;[$BARS.G384])" office:value-type="float" office:value="381" calcext:value-type="float">
            <text:p>381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2" calcext:value-type="float">
            <text:p>382</text:p>
          </table:table-cell>
          <table:table-cell table:formula="of:=IF([$BARS.D385]=&quot;&quot;;&quot;&quot;;[$BARS.D385])">
            <text:p/>
          </table:table-cell>
          <table:table-cell table:formula="of:=IF([$BARS.E385]=&quot;&quot;;&quot;&quot;;[$BARS.E385])">
            <text:p/>
          </table:table-cell>
          <table:table-cell table:formula="of:=IF([$BARS.F385]=&quot;&quot;;&quot;&quot;;[$BARS.F385])">
            <text:p/>
          </table:table-cell>
          <table:table-cell table:formula="of:=IF([$BARS.G385]=&quot;&quot;;&quot;&quot;;[$BARS.G385])" office:value-type="float" office:value="382" calcext:value-type="float">
            <text:p>382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3" calcext:value-type="float">
            <text:p>383</text:p>
          </table:table-cell>
          <table:table-cell table:formula="of:=IF([$BARS.D386]=&quot;&quot;;&quot;&quot;;[$BARS.D386])">
            <text:p/>
          </table:table-cell>
          <table:table-cell table:formula="of:=IF([$BARS.E386]=&quot;&quot;;&quot;&quot;;[$BARS.E386])">
            <text:p/>
          </table:table-cell>
          <table:table-cell table:formula="of:=IF([$BARS.F386]=&quot;&quot;;&quot;&quot;;[$BARS.F386])">
            <text:p/>
          </table:table-cell>
          <table:table-cell table:formula="of:=IF([$BARS.G386]=&quot;&quot;;&quot;&quot;;[$BARS.G386])" office:value-type="float" office:value="383" calcext:value-type="float">
            <text:p>383</text:p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4" calcext:value-type="float">
            <text:p>384</text:p>
          </table:table-cell>
          <table:table-cell table:formula="of:=IF([$BARS.D387]=&quot;&quot;;&quot;&quot;;[$BARS.D387])">
            <text:p/>
          </table:table-cell>
          <table:table-cell table:formula="of:=IF([$BARS.E387]=&quot;&quot;;&quot;&quot;;[$BARS.E387])">
            <text:p/>
          </table:table-cell>
          <table:table-cell table:formula="of:=IF([$BARS.F387]=&quot;&quot;;&quot;&quot;;[$BARS.F387])">
            <text:p/>
          </table:table-cell>
          <table:table-cell table:formula="of:=IF([$BARS.G387]=&quot;&quot;;&quot;&quot;;[$BARS.G387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5" calcext:value-type="float">
            <text:p>385</text:p>
          </table:table-cell>
          <table:table-cell table:formula="of:=IF([$BARS.D388]=&quot;&quot;;&quot;&quot;;[$BARS.D388])">
            <text:p/>
          </table:table-cell>
          <table:table-cell table:formula="of:=IF([$BARS.E388]=&quot;&quot;;&quot;&quot;;[$BARS.E388])">
            <text:p/>
          </table:table-cell>
          <table:table-cell table:formula="of:=IF([$BARS.F388]=&quot;&quot;;&quot;&quot;;[$BARS.F388])">
            <text:p/>
          </table:table-cell>
          <table:table-cell table:formula="of:=IF([$BARS.G388]=&quot;&quot;;&quot;&quot;;[$BARS.G388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6" calcext:value-type="float">
            <text:p>386</text:p>
          </table:table-cell>
          <table:table-cell table:formula="of:=IF([$BARS.D389]=&quot;&quot;;&quot;&quot;;[$BARS.D389])">
            <text:p/>
          </table:table-cell>
          <table:table-cell table:formula="of:=IF([$BARS.E389]=&quot;&quot;;&quot;&quot;;[$BARS.E389])">
            <text:p/>
          </table:table-cell>
          <table:table-cell table:formula="of:=IF([$BARS.F389]=&quot;&quot;;&quot;&quot;;[$BARS.F389])">
            <text:p/>
          </table:table-cell>
          <table:table-cell table:formula="of:=IF([$BARS.G389]=&quot;&quot;;&quot;&quot;;[$BARS.G389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7" calcext:value-type="float">
            <text:p>387</text:p>
          </table:table-cell>
          <table:table-cell table:formula="of:=IF([$BARS.D390]=&quot;&quot;;&quot;&quot;;[$BARS.D390])">
            <text:p/>
          </table:table-cell>
          <table:table-cell table:formula="of:=IF([$BARS.E390]=&quot;&quot;;&quot;&quot;;[$BARS.E390])">
            <text:p/>
          </table:table-cell>
          <table:table-cell table:formula="of:=IF([$BARS.F390]=&quot;&quot;;&quot;&quot;;[$BARS.F390])">
            <text:p/>
          </table:table-cell>
          <table:table-cell table:formula="of:=IF([$BARS.G390]=&quot;&quot;;&quot;&quot;;[$BARS.G390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8" calcext:value-type="float">
            <text:p>388</text:p>
          </table:table-cell>
          <table:table-cell table:formula="of:=IF([$BARS.D391]=&quot;&quot;;&quot;&quot;;[$BARS.D391])">
            <text:p/>
          </table:table-cell>
          <table:table-cell table:formula="of:=IF([$BARS.E391]=&quot;&quot;;&quot;&quot;;[$BARS.E391])">
            <text:p/>
          </table:table-cell>
          <table:table-cell table:formula="of:=IF([$BARS.F391]=&quot;&quot;;&quot;&quot;;[$BARS.F391])">
            <text:p/>
          </table:table-cell>
          <table:table-cell table:formula="of:=IF([$BARS.G391]=&quot;&quot;;&quot;&quot;;[$BARS.G391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89" calcext:value-type="float">
            <text:p>389</text:p>
          </table:table-cell>
          <table:table-cell table:formula="of:=IF([$BARS.D392]=&quot;&quot;;&quot;&quot;;[$BARS.D392])">
            <text:p/>
          </table:table-cell>
          <table:table-cell table:formula="of:=IF([$BARS.E392]=&quot;&quot;;&quot;&quot;;[$BARS.E392])">
            <text:p/>
          </table:table-cell>
          <table:table-cell table:formula="of:=IF([$BARS.F392]=&quot;&quot;;&quot;&quot;;[$BARS.F392])">
            <text:p/>
          </table:table-cell>
          <table:table-cell table:formula="of:=IF([$BARS.G392]=&quot;&quot;;&quot;&quot;;[$BARS.G392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0" calcext:value-type="float">
            <text:p>390</text:p>
          </table:table-cell>
          <table:table-cell table:formula="of:=IF([$BARS.D393]=&quot;&quot;;&quot;&quot;;[$BARS.D393])">
            <text:p/>
          </table:table-cell>
          <table:table-cell table:formula="of:=IF([$BARS.E393]=&quot;&quot;;&quot;&quot;;[$BARS.E393])">
            <text:p/>
          </table:table-cell>
          <table:table-cell table:formula="of:=IF([$BARS.F393]=&quot;&quot;;&quot;&quot;;[$BARS.F393])">
            <text:p/>
          </table:table-cell>
          <table:table-cell table:formula="of:=IF([$BARS.G393]=&quot;&quot;;&quot;&quot;;[$BARS.G393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1" calcext:value-type="float">
            <text:p>391</text:p>
          </table:table-cell>
          <table:table-cell table:formula="of:=IF([$BARS.D394]=&quot;&quot;;&quot;&quot;;[$BARS.D394])">
            <text:p/>
          </table:table-cell>
          <table:table-cell table:formula="of:=IF([$BARS.E394]=&quot;&quot;;&quot;&quot;;[$BARS.E394])">
            <text:p/>
          </table:table-cell>
          <table:table-cell table:formula="of:=IF([$BARS.F394]=&quot;&quot;;&quot;&quot;;[$BARS.F394])">
            <text:p/>
          </table:table-cell>
          <table:table-cell table:formula="of:=IF([$BARS.G394]=&quot;&quot;;&quot;&quot;;[$BARS.G394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2" calcext:value-type="float">
            <text:p>392</text:p>
          </table:table-cell>
          <table:table-cell table:formula="of:=IF([$BARS.D395]=&quot;&quot;;&quot;&quot;;[$BARS.D395])">
            <text:p/>
          </table:table-cell>
          <table:table-cell table:formula="of:=IF([$BARS.E395]=&quot;&quot;;&quot;&quot;;[$BARS.E395])">
            <text:p/>
          </table:table-cell>
          <table:table-cell table:formula="of:=IF([$BARS.F395]=&quot;&quot;;&quot;&quot;;[$BARS.F395])">
            <text:p/>
          </table:table-cell>
          <table:table-cell table:formula="of:=IF([$BARS.G395]=&quot;&quot;;&quot;&quot;;[$BARS.G395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3" calcext:value-type="float">
            <text:p>393</text:p>
          </table:table-cell>
          <table:table-cell table:formula="of:=IF([$BARS.D396]=&quot;&quot;;&quot;&quot;;[$BARS.D396])">
            <text:p/>
          </table:table-cell>
          <table:table-cell table:formula="of:=IF([$BARS.E396]=&quot;&quot;;&quot;&quot;;[$BARS.E396])">
            <text:p/>
          </table:table-cell>
          <table:table-cell table:formula="of:=IF([$BARS.F396]=&quot;&quot;;&quot;&quot;;[$BARS.F396])">
            <text:p/>
          </table:table-cell>
          <table:table-cell table:formula="of:=IF([$BARS.G396]=&quot;&quot;;&quot;&quot;;[$BARS.G396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4" calcext:value-type="float">
            <text:p>394</text:p>
          </table:table-cell>
          <table:table-cell table:formula="of:=IF([$BARS.D397]=&quot;&quot;;&quot;&quot;;[$BARS.D397])">
            <text:p/>
          </table:table-cell>
          <table:table-cell table:formula="of:=IF([$BARS.E397]=&quot;&quot;;&quot;&quot;;[$BARS.E397])">
            <text:p/>
          </table:table-cell>
          <table:table-cell table:formula="of:=IF([$BARS.F397]=&quot;&quot;;&quot;&quot;;[$BARS.F397])">
            <text:p/>
          </table:table-cell>
          <table:table-cell table:formula="of:=IF([$BARS.G397]=&quot;&quot;;&quot;&quot;;[$BARS.G397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5" calcext:value-type="float">
            <text:p>395</text:p>
          </table:table-cell>
          <table:table-cell table:formula="of:=IF([$BARS.D398]=&quot;&quot;;&quot;&quot;;[$BARS.D398])">
            <text:p/>
          </table:table-cell>
          <table:table-cell table:formula="of:=IF([$BARS.E398]=&quot;&quot;;&quot;&quot;;[$BARS.E398])">
            <text:p/>
          </table:table-cell>
          <table:table-cell table:formula="of:=IF([$BARS.F398]=&quot;&quot;;&quot;&quot;;[$BARS.F398])">
            <text:p/>
          </table:table-cell>
          <table:table-cell table:formula="of:=IF([$BARS.G398]=&quot;&quot;;&quot;&quot;;[$BARS.G398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6" calcext:value-type="float">
            <text:p>396</text:p>
          </table:table-cell>
          <table:table-cell table:formula="of:=IF([$BARS.D399]=&quot;&quot;;&quot;&quot;;[$BARS.D399])">
            <text:p/>
          </table:table-cell>
          <table:table-cell table:formula="of:=IF([$BARS.E399]=&quot;&quot;;&quot;&quot;;[$BARS.E399])">
            <text:p/>
          </table:table-cell>
          <table:table-cell table:formula="of:=IF([$BARS.F399]=&quot;&quot;;&quot;&quot;;[$BARS.F399])">
            <text:p/>
          </table:table-cell>
          <table:table-cell table:formula="of:=IF([$BARS.G399]=&quot;&quot;;&quot;&quot;;[$BARS.G399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7" calcext:value-type="float">
            <text:p>397</text:p>
          </table:table-cell>
          <table:table-cell table:formula="of:=IF([$BARS.D400]=&quot;&quot;;&quot;&quot;;[$BARS.D400])">
            <text:p/>
          </table:table-cell>
          <table:table-cell table:formula="of:=IF([$BARS.E400]=&quot;&quot;;&quot;&quot;;[$BARS.E400])">
            <text:p/>
          </table:table-cell>
          <table:table-cell table:formula="of:=IF([$BARS.F400]=&quot;&quot;;&quot;&quot;;[$BARS.F400])">
            <text:p/>
          </table:table-cell>
          <table:table-cell table:formula="of:=IF([$BARS.G400]=&quot;&quot;;&quot;&quot;;[$BARS.G400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8" calcext:value-type="float">
            <text:p>398</text:p>
          </table:table-cell>
          <table:table-cell table:formula="of:=IF([$BARS.D401]=&quot;&quot;;&quot;&quot;;[$BARS.D401])">
            <text:p/>
          </table:table-cell>
          <table:table-cell table:formula="of:=IF([$BARS.E401]=&quot;&quot;;&quot;&quot;;[$BARS.E401])">
            <text:p/>
          </table:table-cell>
          <table:table-cell table:formula="of:=IF([$BARS.F401]=&quot;&quot;;&quot;&quot;;[$BARS.F401])">
            <text:p/>
          </table:table-cell>
          <table:table-cell table:formula="of:=IF([$BARS.G401]=&quot;&quot;;&quot;&quot;;[$BARS.G401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399" calcext:value-type="float">
            <text:p>399</text:p>
          </table:table-cell>
          <table:table-cell table:formula="of:=IF([$BARS.D402]=&quot;&quot;;&quot;&quot;;[$BARS.D402])">
            <text:p/>
          </table:table-cell>
          <table:table-cell table:formula="of:=IF([$BARS.E402]=&quot;&quot;;&quot;&quot;;[$BARS.E402])">
            <text:p/>
          </table:table-cell>
          <table:table-cell table:formula="of:=IF([$BARS.F402]=&quot;&quot;;&quot;&quot;;[$BARS.F402])">
            <text:p/>
          </table:table-cell>
          <table:table-cell table:formula="of:=IF([$BARS.G402]=&quot;&quot;;&quot;&quot;;[$BARS.G402])">
            <text:p/>
          </table:table-cell>
          <table:table-cell table:number-columns-repeated="136"/>
        </table:table-row>
        <table:table-row table:style-name="ro1">
          <table:table-cell table:number-columns-repeated="8"/>
          <table:table-cell table:style-name="Default"/>
          <table:table-cell table:number-columns-repeated="109"/>
          <table:table-cell office:value-type="float" office:value="400" calcext:value-type="float">
            <text:p>400</text:p>
          </table:table-cell>
          <table:table-cell table:formula="of:=IF([$BARS.D403]=&quot;&quot;;&quot;&quot;;[$BARS.D403])">
            <text:p/>
          </table:table-cell>
          <table:table-cell table:formula="of:=IF([$BARS.E403]=&quot;&quot;;&quot;&quot;;[$BARS.E403])">
            <text:p/>
          </table:table-cell>
          <table:table-cell table:formula="of:=IF([$BARS.F403]=&quot;&quot;;&quot;&quot;;[$BARS.F403])">
            <text:p/>
          </table:table-cell>
          <table:table-cell table:formula="of:=IF([$BARS.G403]=&quot;&quot;;&quot;&quot;;[$BARS.G403])">
            <text:p/>
          </table:table-cell>
          <table:table-cell table:number-columns-repeated="136"/>
        </table:table-row>
      </table:table>
      <table:table table:name="FORMAT_EXPORT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formula="of:=[$FORMAT.I22]" office:value-type="string" office:string-value="formatViolaMvtI = {" calcext:value-type="string">
            <text:p>formatViolaMvtI = {</text:p>
          </table:table-cell>
        </table:table-row>
        <table:table-row table:style-name="ro1">
          <table:table-cell table:formula="of:=[$FORMAT.I23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24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25]&amp;&quot; &quot;&amp;[$FORMAT.I25]" office:value-type="string" office:string-value="\overrideProperty Score.NonMusicalPaperColumn.line-break-system-details #'((Y-offset . 10)) s1*5 \break " calcext:value-type="string">
            <text:p>\overrideProperty Score.NonMusicalPaperColumn.line-break-system-details #'((Y-offset . 10)) s1*5 \break </text:p>
          </table:table-cell>
        </table:table-row>
        <table:table-row table:style-name="ro1">
          <table:table-cell table:formula="of:=[$FORMAT.J26]&amp;&quot; &quot;&amp;[$FORMAT.I26]" office:value-type="string" office:string-value="\overrideProperty Score.NonMusicalPaperColumn.line-break-system-details #'((Y-offset . 25.8)) s1*5 \break " calcext:value-type="string">
            <text:p>\overrideProperty Score.NonMusicalPaperColumn.line-break-system-details #'((Y-offset . 25.8)) s1*5 \break </text:p>
          </table:table-cell>
        </table:table-row>
        <table:table-row table:style-name="ro1">
          <table:table-cell table:formula="of:=[$FORMAT.J27]&amp;&quot; &quot;&amp;[$FORMAT.I27]" office:value-type="string" office:string-value="\overrideProperty Score.NonMusicalPaperColumn.line-break-system-details #'((Y-offset . 38.2)) s1*4 \break " calcext:value-type="string">
            <text:p>\overrideProperty Score.NonMusicalPaperColumn.line-break-system-details #'((Y-offset . 38.2)) s1*4 \break </text:p>
          </table:table-cell>
        </table:table-row>
        <table:table-row table:style-name="ro1">
          <table:table-cell table:formula="of:=[$FORMAT.J28]&amp;&quot; &quot;&amp;[$FORMAT.I28]" office:value-type="string" office:string-value="\overrideProperty Score.NonMusicalPaperColumn.line-break-system-details #'((Y-offset . 49.03)) s1*4 \break " calcext:value-type="string">
            <text:p>\overrideProperty Score.NonMusicalPaperColumn.line-break-system-details #'((Y-offset . 49.03)) s1*4 \break </text:p>
          </table:table-cell>
        </table:table-row>
        <table:table-row table:style-name="ro1">
          <table:table-cell table:formula="of:=[$FORMAT.J29]&amp;&quot; &quot;&amp;[$FORMAT.I29]" office:value-type="string" office:string-value="\overrideProperty Score.NonMusicalPaperColumn.line-break-system-details #'((Y-offset . 62.91)) s1*5 \break " calcext:value-type="string">
            <text:p>\overrideProperty Score.NonMusicalPaperColumn.line-break-system-details #'((Y-offset . 62.91)) s1*5 \break </text:p>
          </table:table-cell>
        </table:table-row>
        <table:table-row table:style-name="ro1">
          <table:table-cell table:formula="of:=[$FORMAT.J30]&amp;&quot; &quot;&amp;[$FORMAT.I30]" office:value-type="string" office:string-value="\overrideProperty Score.NonMusicalPaperColumn.line-break-system-details #'((Y-offset . 73.76)) s1*4 \break " calcext:value-type="string">
            <text:p>\overrideProperty Score.NonMusicalPaperColumn.line-break-system-details #'((Y-offset . 73.76)) s1*4 \break </text:p>
          </table:table-cell>
        </table:table-row>
        <table:table-row table:style-name="ro1">
          <table:table-cell table:formula="of:=[$FORMAT.J31]&amp;&quot; &quot;&amp;[$FORMAT.I31]" office:value-type="string" office:string-value="\overrideProperty Score.NonMusicalPaperColumn.line-break-system-details #'((Y-offset . 87.28)) s1*4 \break " calcext:value-type="string">
            <text:p>\overrideProperty Score.NonMusicalPaperColumn.line-break-system-details #'((Y-offset . 87.28)) s1*4 \break </text:p>
          </table:table-cell>
        </table:table-row>
        <table:table-row table:style-name="ro1">
          <table:table-cell table:formula="of:=[$FORMAT.J32]&amp;&quot; &quot;&amp;[$FORMAT.I32]" office:value-type="string" office:string-value="\overrideProperty Score.NonMusicalPaperColumn.line-break-system-details #'((Y-offset . 100.02)) s1*3 \break " calcext:value-type="string">
            <text:p>\overrideProperty Score.NonMusicalPaperColumn.line-break-system-details #'((Y-offset . 100.02)) s1*3 \break </text:p>
          </table:table-cell>
        </table:table-row>
        <table:table-row table:style-name="ro1">
          <table:table-cell table:formula="of:=[$FORMAT.J33]&amp;&quot; &quot;&amp;[$FORMAT.I33]" office:value-type="string" office:string-value="\overrideProperty Score.NonMusicalPaperColumn.line-break-system-details #'((Y-offset . 110.8)) s1*6 \break " calcext:value-type="string">
            <text:p>\overrideProperty Score.NonMusicalPaperColumn.line-break-system-details #'((Y-offset . 110.8)) s1*6 \break </text:p>
          </table:table-cell>
        </table:table-row>
        <table:table-row table:style-name="ro1">
          <table:table-cell table:formula="of:=[$FORMAT.J34]&amp;&quot; &quot;&amp;[$FORMAT.I34]" office:value-type="string" office:string-value="\overrideProperty Score.NonMusicalPaperColumn.line-break-system-details #'((Y-offset . 123.25)) s1*7 \break " calcext:value-type="string">
            <text:p>\overrideProperty Score.NonMusicalPaperColumn.line-break-system-details #'((Y-offset . 123.25)) s1*7 \break </text:p>
          </table:table-cell>
        </table:table-row>
        <table:table-row table:style-name="ro1">
          <table:table-cell table:formula="of:=[$FORMAT.J35]&amp;&quot; &quot;&amp;[$FORMAT.I35]" office:value-type="string" office:string-value="\overrideProperty Score.NonMusicalPaperColumn.line-break-system-details #'((Y-offset . 135.57)) s1*7 \break " calcext:value-type="string">
            <text:p>\overrideProperty Score.NonMusicalPaperColumn.line-break-system-details #'((Y-offset . 135.57)) s1*7 \break </text:p>
          </table:table-cell>
        </table:table-row>
        <table:table-row table:style-name="ro1">
          <table:table-cell table:formula="of:=[$FORMAT.J36]&amp;&quot; &quot;&amp;[$FORMAT.I36]" office:value-type="string" office:string-value="\overrideProperty Score.NonMusicalPaperColumn.line-break-system-details #'((Y-offset . 149.5)) s1*5 \pageBreak " calcext:value-type="string">
            <text:p>\overrideProperty Score.NonMusicalPaperColumn.line-break-system-details #'((Y-offset . 149.5)) s1*5 \pageBreak </text:p>
          </table:table-cell>
        </table:table-row>
        <table:table-row table:style-name="ro1">
          <table:table-cell table:formula="of:=[$FORMAT.J37]&amp;&quot; &quot;&amp;[$FORMAT.I37]" office:value-type="string" office:string-value="\overrideProperty Score.NonMusicalPaperColumn.line-break-system-details #'((Y-offset . 5)) s1*5 \break " calcext:value-type="string">
            <text:p>\overrideProperty Score.NonMusicalPaperColumn.line-break-system-details #'((Y-offset . 5)) s1*5 \break </text:p>
          </table:table-cell>
        </table:table-row>
        <table:table-row table:style-name="ro1">
          <table:table-cell table:formula="of:=[$FORMAT.J38]&amp;&quot; &quot;&amp;[$FORMAT.I38]" office:value-type="string" office:string-value="\overrideProperty Score.NonMusicalPaperColumn.line-break-system-details #'((Y-offset . 19.5)) s1*4 \break " calcext:value-type="string">
            <text:p>\overrideProperty Score.NonMusicalPaperColumn.line-break-system-details #'((Y-offset . 19.5)) s1*4 \break </text:p>
          </table:table-cell>
        </table:table-row>
        <table:table-row table:style-name="ro1">
          <table:table-cell table:formula="of:=[$FORMAT.J39]&amp;&quot; &quot;&amp;[$FORMAT.I39]" office:value-type="string" office:string-value="\overrideProperty Score.NonMusicalPaperColumn.line-break-system-details #'((Y-offset . 32)) s1*2 \break " calcext:value-type="string">
            <text:p>\overrideProperty Score.NonMusicalPaperColumn.line-break-system-details #'((Y-offset . 32)) s1*2 \break </text:p>
          </table:table-cell>
        </table:table-row>
        <table:table-row table:style-name="ro1">
          <table:table-cell table:formula="of:=[$FORMAT.J40]&amp;&quot; &quot;&amp;[$FORMAT.I40]" office:value-type="string" office:string-value="\overrideProperty Score.NonMusicalPaperColumn.line-break-system-details #'((Y-offset . 43.5)) s1*7 \break " calcext:value-type="string">
            <text:p>\overrideProperty Score.NonMusicalPaperColumn.line-break-system-details #'((Y-offset . 43.5)) s1*7 \break </text:p>
          </table:table-cell>
        </table:table-row>
        <table:table-row table:style-name="ro1">
          <table:table-cell table:formula="of:=[$FORMAT.J41]&amp;&quot; &quot;&amp;[$FORMAT.I41]" office:value-type="string" office:string-value="\overrideProperty Score.NonMusicalPaperColumn.line-break-system-details #'((Y-offset . 56.5)) s1*5 \break " calcext:value-type="string">
            <text:p>\overrideProperty Score.NonMusicalPaperColumn.line-break-system-details #'((Y-offset . 56.5)) s1*5 \break </text:p>
          </table:table-cell>
        </table:table-row>
        <table:table-row table:style-name="ro1">
          <table:table-cell table:formula="of:=[$FORMAT.J42]&amp;&quot; &quot;&amp;[$FORMAT.I42]" office:value-type="string" office:string-value="\overrideProperty Score.NonMusicalPaperColumn.line-break-system-details #'((Y-offset . 71)) s1*4 \break " calcext:value-type="string">
            <text:p>\overrideProperty Score.NonMusicalPaperColumn.line-break-system-details #'((Y-offset . 71)) s1*4 \break </text:p>
          </table:table-cell>
        </table:table-row>
        <table:table-row table:style-name="ro1">
          <table:table-cell table:formula="of:=[$FORMAT.J43]&amp;&quot; &quot;&amp;[$FORMAT.I43]" office:value-type="string" office:string-value="\overrideProperty Score.NonMusicalPaperColumn.line-break-system-details #'((Y-offset . 83)) s1*5 \break " calcext:value-type="string">
            <text:p>\overrideProperty Score.NonMusicalPaperColumn.line-break-system-details #'((Y-offset . 83)) s1*5 \break </text:p>
          </table:table-cell>
        </table:table-row>
        <table:table-row table:style-name="ro1">
          <table:table-cell table:formula="of:=[$FORMAT.J44]&amp;&quot; &quot;&amp;[$FORMAT.I44]" office:value-type="string" office:string-value="\overrideProperty Score.NonMusicalPaperColumn.line-break-system-details #'((Y-offset . 97)) s1*4 \break " calcext:value-type="string">
            <text:p>\overrideProperty Score.NonMusicalPaperColumn.line-break-system-details #'((Y-offset . 97)) s1*4 \break </text:p>
          </table:table-cell>
        </table:table-row>
        <table:table-row table:style-name="ro1">
          <table:table-cell table:formula="of:=[$FORMAT.J45]&amp;&quot; &quot;&amp;[$FORMAT.I45]" office:value-type="string" office:string-value="\overrideProperty Score.NonMusicalPaperColumn.line-break-system-details #'((Y-offset . 110)) s1*7 \break " calcext:value-type="string">
            <text:p>\overrideProperty Score.NonMusicalPaperColumn.line-break-system-details #'((Y-offset . 110)) s1*7 \break </text:p>
          </table:table-cell>
        </table:table-row>
        <table:table-row table:style-name="ro1">
          <table:table-cell table:formula="of:=[$FORMAT.J46]&amp;&quot; &quot;&amp;[$FORMAT.I46]" office:value-type="string" office:string-value="\overrideProperty Score.NonMusicalPaperColumn.line-break-system-details #'((Y-offset . 124)) s1*4 \break " calcext:value-type="string">
            <text:p>\overrideProperty Score.NonMusicalPaperColumn.line-break-system-details #'((Y-offset . 124)) s1*4 \break </text:p>
          </table:table-cell>
        </table:table-row>
        <table:table-row table:style-name="ro1">
          <table:table-cell table:formula="of:=[$FORMAT.J47]&amp;&quot; &quot;&amp;[$FORMAT.I47]" office:value-type="string" office:string-value="\overrideProperty Score.NonMusicalPaperColumn.line-break-system-details #'((Y-offset . 136)) s1*5 \break " calcext:value-type="string">
            <text:p>\overrideProperty Score.NonMusicalPaperColumn.line-break-system-details #'((Y-offset . 136)) s1*5 \break </text:p>
          </table:table-cell>
        </table:table-row>
        <table:table-row table:style-name="ro1">
          <table:table-cell table:formula="of:=[$FORMAT.J48]&amp;&quot; &quot;&amp;[$FORMAT.I48]" office:value-type="string" office:string-value="\overrideProperty Score.NonMusicalPaperColumn.line-break-system-details #'((Y-offset . 148)) s1*7 \pageBreak " calcext:value-type="string">
            <text:p>\overrideProperty Score.NonMusicalPaperColumn.line-break-system-details #'((Y-offset . 148)) s1*7 \pageBreak </text:p>
          </table:table-cell>
        </table:table-row>
        <table:table-row table:style-name="ro1">
          <table:table-cell table:formula="of:=[$FORMAT.J49]&amp;&quot; &quot;&amp;[$FORMAT.I49]" office:value-type="string" office:string-value="\overrideProperty Score.NonMusicalPaperColumn.line-break-system-details #'((Y-offset . 3.5)) s1*8 \break " calcext:value-type="string">
            <text:p>\overrideProperty Score.NonMusicalPaperColumn.line-break-system-details #'((Y-offset . 3.5)) s1*8 \break </text:p>
          </table:table-cell>
        </table:table-row>
        <table:table-row table:style-name="ro1">
          <table:table-cell table:formula="of:=[$FORMAT.J50]&amp;&quot; &quot;&amp;[$FORMAT.I50]" office:value-type="string" office:string-value="\overrideProperty Score.NonMusicalPaperColumn.line-break-system-details #'((Y-offset . 14)) s1*6 \break " calcext:value-type="string">
            <text:p>\overrideProperty Score.NonMusicalPaperColumn.line-break-system-details #'((Y-offset . 14)) s1*6 \break </text:p>
          </table:table-cell>
        </table:table-row>
        <table:table-row table:style-name="ro1">
          <table:table-cell table:formula="of:=[$FORMAT.J51]&amp;&quot; &quot;&amp;[$FORMAT.I51]" office:value-type="string" office:string-value="\overrideProperty Score.NonMusicalPaperColumn.line-break-system-details #'((Y-offset . 26.5)) s1*5 \break " calcext:value-type="string">
            <text:p>\overrideProperty Score.NonMusicalPaperColumn.line-break-system-details #'((Y-offset . 26.5)) s1*5 \break </text:p>
          </table:table-cell>
        </table:table-row>
        <table:table-row table:style-name="ro1">
          <table:table-cell table:formula="of:=[$FORMAT.J52]&amp;&quot; &quot;&amp;[$FORMAT.I52]" office:value-type="string" office:string-value="\overrideProperty Score.NonMusicalPaperColumn.line-break-system-details #'((Y-offset . 36)) s1*6 \break " calcext:value-type="string">
            <text:p>\overrideProperty Score.NonMusicalPaperColumn.line-break-system-details #'((Y-offset . 36)) s1*6 \break </text:p>
          </table:table-cell>
        </table:table-row>
        <table:table-row table:style-name="ro1">
          <table:table-cell table:formula="of:=[$FORMAT.J53]&amp;&quot; &quot;&amp;[$FORMAT.I53]" office:value-type="string" office:string-value="\overrideProperty Score.NonMusicalPaperColumn.line-break-system-details #'((Y-offset . 47)) s1*4 \break " calcext:value-type="string">
            <text:p>\overrideProperty Score.NonMusicalPaperColumn.line-break-system-details #'((Y-offset . 47)) s1*4 \break </text:p>
          </table:table-cell>
        </table:table-row>
        <table:table-row table:style-name="ro1">
          <table:table-cell table:formula="of:=[$FORMAT.J54]&amp;&quot; &quot;&amp;[$FORMAT.I54]" office:value-type="string" office:string-value="\overrideProperty Score.NonMusicalPaperColumn.line-break-system-details #'((Y-offset . 57.5)) s1*8 \break " calcext:value-type="string">
            <text:p>\overrideProperty Score.NonMusicalPaperColumn.line-break-system-details #'((Y-offset . 57.5)) s1*8 \break </text:p>
          </table:table-cell>
        </table:table-row>
        <table:table-row table:style-name="ro1">
          <table:table-cell table:formula="of:=[$FORMAT.J55]&amp;&quot; &quot;&amp;[$FORMAT.I55]" office:value-type="string" office:string-value="\overrideProperty Score.NonMusicalPaperColumn.line-break-system-details #'((Y-offset . 68)) s1*7 \break " calcext:value-type="string">
            <text:p>\overrideProperty Score.NonMusicalPaperColumn.line-break-system-details #'((Y-offset . 68)) s1*7 \break </text:p>
          </table:table-cell>
        </table:table-row>
        <table:table-row table:style-name="ro1">
          <table:table-cell table:formula="of:=[$FORMAT.J56]&amp;&quot; &quot;&amp;[$FORMAT.I56]" office:value-type="string" office:string-value="\overrideProperty Score.NonMusicalPaperColumn.line-break-system-details #'((Y-offset . 78.5)) s1*5 \break " calcext:value-type="string">
            <text:p>\overrideProperty Score.NonMusicalPaperColumn.line-break-system-details #'((Y-offset . 78.5)) s1*5 \break </text:p>
          </table:table-cell>
        </table:table-row>
        <table:table-row table:style-name="ro1">
          <table:table-cell table:formula="of:=[$FORMAT.J57]&amp;&quot; &quot;&amp;[$FORMAT.I57]" office:value-type="string" office:string-value="\overrideProperty Score.NonMusicalPaperColumn.line-break-system-details #'((Y-offset . 88)) s1*6 \break " calcext:value-type="string">
            <text:p>\overrideProperty Score.NonMusicalPaperColumn.line-break-system-details #'((Y-offset . 88)) s1*6 \break </text:p>
          </table:table-cell>
        </table:table-row>
        <table:table-row table:style-name="ro1">
          <table:table-cell table:formula="of:=[$FORMAT.J58]&amp;&quot; &quot;&amp;[$FORMAT.I58]" office:value-type="string" office:string-value="\overrideProperty Score.NonMusicalPaperColumn.line-break-system-details #'((Y-offset . 99.5)) s1*5 " calcext:value-type="string">
            <text:p>\overrideProperty Score.NonMusicalPaperColumn.line-break-system-details #'((Y-offset . 99.5)) s1*5 </text:p>
          </table:table-cell>
        </table:table-row>
        <table:table-row table:style-name="ro1">
          <table:table-cell table:formula="of:=[$FORMAT.J59]&amp;&quot; &quot;&amp;[$FORMAT.I5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0]&amp;&quot; &quot;&amp;[$FORMAT.I6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1]&amp;&quot; &quot;&amp;[$FORMAT.I6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2]&amp;&quot; &quot;&amp;[$FORMAT.I6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3]&amp;&quot; &quot;&amp;[$FORMAT.I6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4]&amp;&quot; &quot;&amp;[$FORMAT.I6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5]&amp;&quot; &quot;&amp;[$FORMAT.I6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6]&amp;&quot; &quot;&amp;[$FORMAT.I6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7]&amp;&quot; &quot;&amp;[$FORMAT.I6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8]&amp;&quot; &quot;&amp;[$FORMAT.I6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69]&amp;&quot; &quot;&amp;[$FORMAT.I6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0]&amp;&quot; &quot;&amp;[$FORMAT.I7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1]&amp;&quot; &quot;&amp;[$FORMAT.I7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2]&amp;&quot; &quot;&amp;[$FORMAT.I7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3]&amp;&quot; &quot;&amp;[$FORMAT.I7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4]&amp;&quot; &quot;&amp;[$FORMAT.I7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5]&amp;&quot; &quot;&amp;[$FORMAT.I7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6]&amp;&quot; &quot;&amp;[$FORMAT.I7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7]&amp;&quot; &quot;&amp;[$FORMAT.I7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8]&amp;&quot; &quot;&amp;[$FORMAT.I7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79]&amp;&quot; &quot;&amp;[$FORMAT.I79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83]" office:value-type="string" office:string-value="formatViolaMvtII = {" calcext:value-type="string">
            <text:p>formatViolaMvtII = {</text:p>
          </table:table-cell>
        </table:table-row>
        <table:table-row table:style-name="ro1">
          <table:table-cell table:formula="of:=[$FORMAT.I84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85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86]&amp;&quot; &quot;&amp;[$FORMAT.I86]" office:value-type="string" office:string-value="\overrideProperty Score.NonMusicalPaperColumn.line-break-system-details #'((Y-offset . 116)) s2.*4 \break " calcext:value-type="string">
            <text:p>\overrideProperty Score.NonMusicalPaperColumn.line-break-system-details #'((Y-offset . 116)) s2.*4 \break </text:p>
          </table:table-cell>
        </table:table-row>
        <table:table-row table:style-name="ro1">
          <table:table-cell table:formula="of:=[$FORMAT.J87]&amp;&quot; &quot;&amp;[$FORMAT.I87]" office:value-type="string" office:string-value="\overrideProperty Score.NonMusicalPaperColumn.line-break-system-details #'((Y-offset . 128)) s2.*5 \break " calcext:value-type="string">
            <text:p>\overrideProperty Score.NonMusicalPaperColumn.line-break-system-details #'((Y-offset . 128)) s2.*5 \break </text:p>
          </table:table-cell>
        </table:table-row>
        <table:table-row table:style-name="ro1">
          <table:table-cell table:formula="of:=[$FORMAT.J88]&amp;&quot; &quot;&amp;[$FORMAT.I88]" office:value-type="string" office:string-value="\overrideProperty Score.NonMusicalPaperColumn.line-break-system-details #'((Y-offset . 137.2)) s2.*7 \break " calcext:value-type="string">
            <text:p>\overrideProperty Score.NonMusicalPaperColumn.line-break-system-details #'((Y-offset . 137.2)) s2.*7 \break </text:p>
          </table:table-cell>
        </table:table-row>
        <table:table-row table:style-name="ro1">
          <table:table-cell table:formula="of:=[$FORMAT.J89]&amp;&quot; &quot;&amp;[$FORMAT.I89]" office:value-type="string" office:string-value="\overrideProperty Score.NonMusicalPaperColumn.line-break-system-details #'((Y-offset . 148)) s2.*5 \pageBreak " calcext:value-type="string">
            <text:p>\overrideProperty Score.NonMusicalPaperColumn.line-break-system-details #'((Y-offset . 148)) s2.*5 \pageBreak </text:p>
          </table:table-cell>
        </table:table-row>
        <table:table-row table:style-name="ro1">
          <table:table-cell table:formula="of:=[$FORMAT.J90]&amp;&quot; &quot;&amp;[$FORMAT.I90]" office:value-type="string" office:string-value="\overrideProperty Score.NonMusicalPaperColumn.line-break-system-details #'((Y-offset . 5)) s2.*5 \break " calcext:value-type="string">
            <text:p>\overrideProperty Score.NonMusicalPaperColumn.line-break-system-details #'((Y-offset . 5)) s2.*5 \break </text:p>
          </table:table-cell>
        </table:table-row>
        <table:table-row table:style-name="ro1">
          <table:table-cell table:formula="of:=[$FORMAT.J91]&amp;&quot; &quot;&amp;[$FORMAT.I91]" office:value-type="string" office:string-value="\overrideProperty Score.NonMusicalPaperColumn.line-break-system-details #'((Y-offset . 15.5)) s2.*5 \break " calcext:value-type="string">
            <text:p>\overrideProperty Score.NonMusicalPaperColumn.line-break-system-details #'((Y-offset . 15.5)) s2.*5 \break </text:p>
          </table:table-cell>
        </table:table-row>
        <table:table-row table:style-name="ro1">
          <table:table-cell table:formula="of:=[$FORMAT.J92]&amp;&quot; &quot;&amp;[$FORMAT.I92]" office:value-type="string" office:string-value="\overrideProperty Score.NonMusicalPaperColumn.line-break-system-details #'((Y-offset . 27)) s2.*5 \break " calcext:value-type="string">
            <text:p>\overrideProperty Score.NonMusicalPaperColumn.line-break-system-details #'((Y-offset . 27)) s2.*5 \break </text:p>
          </table:table-cell>
        </table:table-row>
        <table:table-row table:style-name="ro1">
          <table:table-cell table:formula="of:=[$FORMAT.J93]&amp;&quot; &quot;&amp;[$FORMAT.I93]" office:value-type="string" office:string-value="\overrideProperty Score.NonMusicalPaperColumn.line-break-system-details #'((Y-offset . 38)) s2.*6 \break " calcext:value-type="string">
            <text:p>\overrideProperty Score.NonMusicalPaperColumn.line-break-system-details #'((Y-offset . 38)) s2.*6 \break </text:p>
          </table:table-cell>
        </table:table-row>
        <table:table-row table:style-name="ro1">
          <table:table-cell table:formula="of:=[$FORMAT.J94]&amp;&quot; &quot;&amp;[$FORMAT.I94]" office:value-type="string" office:string-value="\overrideProperty Score.NonMusicalPaperColumn.line-break-system-details #'((Y-offset . 47.5)) s2.*4 \break " calcext:value-type="string">
            <text:p>\overrideProperty Score.NonMusicalPaperColumn.line-break-system-details #'((Y-offset . 47.5)) s2.*4 \break </text:p>
          </table:table-cell>
        </table:table-row>
        <table:table-row table:style-name="ro1">
          <table:table-cell table:formula="of:=[$FORMAT.J95]&amp;&quot; &quot;&amp;[$FORMAT.I95]" office:value-type="string" office:string-value="\overrideProperty Score.NonMusicalPaperColumn.line-break-system-details #'((Y-offset . 59.5)) s2.*5 \break " calcext:value-type="string">
            <text:p>\overrideProperty Score.NonMusicalPaperColumn.line-break-system-details #'((Y-offset . 59.5)) s2.*5 \break </text:p>
          </table:table-cell>
        </table:table-row>
        <table:table-row table:style-name="ro1">
          <table:table-cell table:formula="of:=[$FORMAT.J96]&amp;&quot; &quot;&amp;[$FORMAT.I96]" office:value-type="string" office:string-value="\overrideProperty Score.NonMusicalPaperColumn.line-break-system-details #'((Y-offset . 71.5)) s2.*5 \break " calcext:value-type="string">
            <text:p>\overrideProperty Score.NonMusicalPaperColumn.line-break-system-details #'((Y-offset . 71.5)) s2.*5 \break </text:p>
          </table:table-cell>
        </table:table-row>
        <table:table-row table:style-name="ro1">
          <table:table-cell table:formula="of:=[$FORMAT.J97]&amp;&quot; &quot;&amp;[$FORMAT.I97]" office:value-type="string" office:string-value="\overrideProperty Score.NonMusicalPaperColumn.line-break-system-details #'((Y-offset . 82)) s2.*5 \break " calcext:value-type="string">
            <text:p>\overrideProperty Score.NonMusicalPaperColumn.line-break-system-details #'((Y-offset . 82)) s2.*5 \break </text:p>
          </table:table-cell>
        </table:table-row>
        <table:table-row table:style-name="ro1">
          <table:table-cell table:formula="of:=[$FORMAT.J98]&amp;&quot; &quot;&amp;[$FORMAT.I98]" office:value-type="string" office:string-value="\overrideProperty Score.NonMusicalPaperColumn.line-break-system-details #'((Y-offset . 91.5)) s2.*4 \break " calcext:value-type="string">
            <text:p>\overrideProperty Score.NonMusicalPaperColumn.line-break-system-details #'((Y-offset . 91.5)) s2.*4 \break </text:p>
          </table:table-cell>
        </table:table-row>
        <table:table-row table:style-name="ro1">
          <table:table-cell table:formula="of:=[$FORMAT.J99]&amp;&quot; &quot;&amp;[$FORMAT.I99]" office:value-type="string" office:string-value="\overrideProperty Score.NonMusicalPaperColumn.line-break-system-details #'((Y-offset . 103)) s2.*5 \break " calcext:value-type="string">
            <text:p>\overrideProperty Score.NonMusicalPaperColumn.line-break-system-details #'((Y-offset . 103)) s2.*5 \break </text:p>
          </table:table-cell>
        </table:table-row>
        <table:table-row table:style-name="ro1">
          <table:table-cell table:formula="of:=[$FORMAT.J100]&amp;&quot; &quot;&amp;[$FORMAT.I100]" office:value-type="string" office:string-value="\overrideProperty Score.NonMusicalPaperColumn.line-break-system-details #'((Y-offset . 115)) s2.*5 \break " calcext:value-type="string">
            <text:p>\overrideProperty Score.NonMusicalPaperColumn.line-break-system-details #'((Y-offset . 115)) s2.*5 \break </text:p>
          </table:table-cell>
        </table:table-row>
        <table:table-row table:style-name="ro1">
          <table:table-cell table:formula="of:=[$FORMAT.J101]&amp;&quot; &quot;&amp;[$FORMAT.I101]" office:value-type="string" office:string-value="\overrideProperty Score.NonMusicalPaperColumn.line-break-system-details #'((Y-offset . 125)) s2.*5 \break " calcext:value-type="string">
            <text:p>\overrideProperty Score.NonMusicalPaperColumn.line-break-system-details #'((Y-offset . 125)) s2.*5 \break </text:p>
          </table:table-cell>
        </table:table-row>
        <table:table-row table:style-name="ro1">
          <table:table-cell table:formula="of:=[$FORMAT.J102]&amp;&quot; &quot;&amp;[$FORMAT.I102]" office:value-type="string" office:string-value="\overrideProperty Score.NonMusicalPaperColumn.line-break-system-details #'((Y-offset . 134)) s2.*7 \break " calcext:value-type="string">
            <text:p>\overrideProperty Score.NonMusicalPaperColumn.line-break-system-details #'((Y-offset . 134)) s2.*7 \break </text:p>
          </table:table-cell>
        </table:table-row>
        <table:table-row table:style-name="ro1">
          <table:table-cell table:formula="of:=[$FORMAT.J103]&amp;&quot; &quot;&amp;[$FORMAT.I103]" office:value-type="string" office:string-value="\overrideProperty Score.NonMusicalPaperColumn.line-break-system-details #'((Y-offset . 148)) s2.*10 " calcext:value-type="string">
            <text:p>\overrideProperty Score.NonMusicalPaperColumn.line-break-system-details #'((Y-offset . 148)) s2.*10 </text:p>
          </table:table-cell>
        </table:table-row>
        <table:table-row table:style-name="ro1">
          <table:table-cell table:formula="of:=[$FORMAT.J104]&amp;&quot; &quot;&amp;[$FORMAT.I10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5]&amp;&quot; &quot;&amp;[$FORMAT.I10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6]&amp;&quot; &quot;&amp;[$FORMAT.I10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7]&amp;&quot; &quot;&amp;[$FORMAT.I10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8]&amp;&quot; &quot;&amp;[$FORMAT.I10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09]&amp;&quot; &quot;&amp;[$FORMAT.I10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0]&amp;&quot; &quot;&amp;[$FORMAT.I11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1]&amp;&quot; &quot;&amp;[$FORMAT.I11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2]&amp;&quot; &quot;&amp;[$FORMAT.I11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3]&amp;&quot; &quot;&amp;[$FORMAT.I11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4]&amp;&quot; &quot;&amp;[$FORMAT.I11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5]&amp;&quot; &quot;&amp;[$FORMAT.I11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6]&amp;&quot; &quot;&amp;[$FORMAT.I11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7]&amp;&quot; &quot;&amp;[$FORMAT.I11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8]&amp;&quot; &quot;&amp;[$FORMAT.I11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19]&amp;&quot; &quot;&amp;[$FORMAT.I11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0]&amp;&quot; &quot;&amp;[$FORMAT.I12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1]&amp;&quot; &quot;&amp;[$FORMAT.I12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2]&amp;&quot; &quot;&amp;[$FORMAT.I12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3]&amp;&quot; &quot;&amp;[$FORMAT.I12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4]&amp;&quot; &quot;&amp;[$FORMAT.I12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5]&amp;&quot; &quot;&amp;[$FORMAT.I12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6]&amp;&quot; &quot;&amp;[$FORMAT.I12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7]&amp;&quot; &quot;&amp;[$FORMAT.I12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8]&amp;&quot; &quot;&amp;[$FORMAT.I12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29]&amp;&quot; &quot;&amp;[$FORMAT.I12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0]&amp;&quot; &quot;&amp;[$FORMAT.I13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1]&amp;&quot; &quot;&amp;[$FORMAT.I13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2]&amp;&quot; &quot;&amp;[$FORMAT.I13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3]&amp;&quot; &quot;&amp;[$FORMAT.I13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4]&amp;&quot; &quot;&amp;[$FORMAT.I13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5]&amp;&quot; &quot;&amp;[$FORMAT.I13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6]&amp;&quot; &quot;&amp;[$FORMAT.I13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7]&amp;&quot; &quot;&amp;[$FORMAT.I13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8]&amp;&quot; &quot;&amp;[$FORMAT.I13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39]&amp;&quot; &quot;&amp;[$FORMAT.I13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40]&amp;&quot; &quot;&amp;[$FORMAT.I140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144]" office:value-type="string" office:string-value="formatViolaMvtIII = {" calcext:value-type="string">
            <text:p>formatViolaMvtIII = {</text:p>
          </table:table-cell>
        </table:table-row>
        <table:table-row table:style-name="ro1">
          <table:table-cell table:formula="of:=[$FORMAT.I145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FORMAT.I146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FORMAT.J147]&amp;&quot; &quot;&amp;[$FORMAT.I147]" office:value-type="string" office:string-value=" s2.*11 \break " calcext:value-type="string">
            <text:p><text:s/>s2.*11 \break </text:p>
          </table:table-cell>
        </table:table-row>
        <table:table-row table:style-name="ro1">
          <table:table-cell table:formula="of:=[$FORMAT.J148]&amp;&quot; &quot;&amp;[$FORMAT.I148]" office:value-type="string" office:string-value=" s2.*9 \break " calcext:value-type="string">
            <text:p><text:s/>s2.*9 \break </text:p>
          </table:table-cell>
        </table:table-row>
        <table:table-row table:style-name="ro1">
          <table:table-cell table:formula="of:=[$FORMAT.J149]&amp;&quot; &quot;&amp;[$FORMAT.I149]" office:value-type="string" office:string-value=" s2.*6 \break " calcext:value-type="string">
            <text:p><text:s/>s2.*6 \break </text:p>
          </table:table-cell>
        </table:table-row>
        <table:table-row table:style-name="ro1">
          <table:table-cell table:formula="of:=[$FORMAT.J150]&amp;&quot; &quot;&amp;[$FORMAT.I150]" office:value-type="string" office:string-value=" s2.*7 \break " calcext:value-type="string">
            <text:p><text:s/>s2.*7 \break </text:p>
          </table:table-cell>
        </table:table-row>
        <table:table-row table:style-name="ro1">
          <table:table-cell table:formula="of:=[$FORMAT.J151]&amp;&quot; &quot;&amp;[$FORMAT.I151]" office:value-type="string" office:string-value=" s2.*6 \break " calcext:value-type="string">
            <text:p><text:s/>s2.*6 \break </text:p>
          </table:table-cell>
        </table:table-row>
        <table:table-row table:style-name="ro1">
          <table:table-cell table:formula="of:=[$FORMAT.J152]&amp;&quot; &quot;&amp;[$FORMAT.I152]" office:value-type="string" office:string-value=" s2.*9 \break " calcext:value-type="string">
            <text:p><text:s/>s2.*9 \break </text:p>
          </table:table-cell>
        </table:table-row>
        <table:table-row table:style-name="ro1">
          <table:table-cell table:formula="of:=[$FORMAT.J153]&amp;&quot; &quot;&amp;[$FORMAT.I153]" office:value-type="string" office:string-value=" s2.*15 \break " calcext:value-type="string">
            <text:p><text:s/>s2.*15 \break </text:p>
          </table:table-cell>
        </table:table-row>
        <table:table-row table:style-name="ro1">
          <table:table-cell table:formula="of:=[$FORMAT.J154]&amp;&quot; &quot;&amp;[$FORMAT.I154]" office:value-type="string" office:string-value=" s2.*8 \break " calcext:value-type="string">
            <text:p><text:s/>s2.*8 \break </text:p>
          </table:table-cell>
        </table:table-row>
        <table:table-row table:style-name="ro1">
          <table:table-cell table:formula="of:=[$FORMAT.J155]&amp;&quot; &quot;&amp;[$FORMAT.I155]" office:value-type="string" office:string-value=" s2.*8 \break " calcext:value-type="string">
            <text:p><text:s/>s2.*8 \break </text:p>
          </table:table-cell>
        </table:table-row>
        <table:table-row table:style-name="ro1">
          <table:table-cell table:formula="of:=[$FORMAT.J156]&amp;&quot; &quot;&amp;[$FORMAT.I156]" office:value-type="string" office:string-value=" s2.*6 \break " calcext:value-type="string">
            <text:p><text:s/>s2.*6 \break </text:p>
          </table:table-cell>
        </table:table-row>
        <table:table-row table:style-name="ro1">
          <table:table-cell table:formula="of:=[$FORMAT.J157]&amp;&quot; &quot;&amp;[$FORMAT.I157]" office:value-type="string" office:string-value=" s2.*6 \break " calcext:value-type="string">
            <text:p><text:s/>s2.*6 \break </text:p>
          </table:table-cell>
        </table:table-row>
        <table:table-row table:style-name="ro1">
          <table:table-cell table:formula="of:=[$FORMAT.J158]&amp;&quot; &quot;&amp;[$FORMAT.I158]" office:value-type="string" office:string-value=" s2.*8 \pageBreak " calcext:value-type="string">
            <text:p><text:s/>s2.*8 \pageBreak </text:p>
          </table:table-cell>
        </table:table-row>
        <table:table-row table:style-name="ro1">
          <table:table-cell table:formula="of:=[$FORMAT.J159]&amp;&quot; &quot;&amp;[$FORMAT.I159]" office:value-type="string" office:string-value=" s2.*9 \break " calcext:value-type="string">
            <text:p><text:s/>s2.*9 \break </text:p>
          </table:table-cell>
        </table:table-row>
        <table:table-row table:style-name="ro1">
          <table:table-cell table:formula="of:=[$FORMAT.J160]&amp;&quot; &quot;&amp;[$FORMAT.I160]" office:value-type="string" office:string-value=" s2.*9 \break " calcext:value-type="string">
            <text:p><text:s/>s2.*9 \break </text:p>
          </table:table-cell>
        </table:table-row>
        <table:table-row table:style-name="ro1">
          <table:table-cell table:formula="of:=[$FORMAT.J161]&amp;&quot; &quot;&amp;[$FORMAT.I161]" office:value-type="string" office:string-value=" s2.*7 \break " calcext:value-type="string">
            <text:p><text:s/>s2.*7 \break </text:p>
          </table:table-cell>
        </table:table-row>
        <table:table-row table:style-name="ro1">
          <table:table-cell table:formula="of:=[$FORMAT.J162]&amp;&quot; &quot;&amp;[$FORMAT.I162]" office:value-type="string" office:string-value=" s2.*7 \break " calcext:value-type="string">
            <text:p><text:s/>s2.*7 \break </text:p>
          </table:table-cell>
        </table:table-row>
        <table:table-row table:style-name="ro1">
          <table:table-cell table:formula="of:=[$FORMAT.J163]&amp;&quot; &quot;&amp;[$FORMAT.I163]" office:value-type="string" office:string-value=" s2.*7 \break " calcext:value-type="string">
            <text:p><text:s/>s2.*7 \break </text:p>
          </table:table-cell>
        </table:table-row>
        <table:table-row table:style-name="ro1">
          <table:table-cell table:formula="of:=[$FORMAT.J164]&amp;&quot; &quot;&amp;[$FORMAT.I164]" office:value-type="string" office:string-value=" s2.*8 \break " calcext:value-type="string">
            <text:p><text:s/>s2.*8 \break </text:p>
          </table:table-cell>
        </table:table-row>
        <table:table-row table:style-name="ro1">
          <table:table-cell table:formula="of:=[$FORMAT.J165]&amp;&quot; &quot;&amp;[$FORMAT.I165]" office:value-type="string" office:string-value=" s2.*9 \break " calcext:value-type="string">
            <text:p><text:s/>s2.*9 \break </text:p>
          </table:table-cell>
        </table:table-row>
        <table:table-row table:style-name="ro1">
          <table:table-cell table:formula="of:=[$FORMAT.J166]&amp;&quot; &quot;&amp;[$FORMAT.I166]" office:value-type="string" office:string-value=" s2.*8 \break " calcext:value-type="string">
            <text:p><text:s/>s2.*8 \break </text:p>
          </table:table-cell>
        </table:table-row>
        <table:table-row table:style-name="ro1">
          <table:table-cell table:formula="of:=[$FORMAT.J167]&amp;&quot; &quot;&amp;[$FORMAT.I167]" office:value-type="string" office:string-value=" s2.*8 \break " calcext:value-type="string">
            <text:p><text:s/>s2.*8 \break </text:p>
          </table:table-cell>
        </table:table-row>
        <table:table-row table:style-name="ro1">
          <table:table-cell table:formula="of:=[$FORMAT.J168]&amp;&quot; &quot;&amp;[$FORMAT.I168]" office:value-type="string" office:string-value=" s2.*8 \break " calcext:value-type="string">
            <text:p><text:s/>s2.*8 \break </text:p>
          </table:table-cell>
        </table:table-row>
        <table:table-row table:style-name="ro1">
          <table:table-cell table:formula="of:=[$FORMAT.J169]&amp;&quot; &quot;&amp;[$FORMAT.I169]" office:value-type="string" office:string-value=" s2.*9 \break " calcext:value-type="string">
            <text:p><text:s/>s2.*9 \break </text:p>
          </table:table-cell>
        </table:table-row>
        <table:table-row table:style-name="ro1">
          <table:table-cell table:formula="of:=[$FORMAT.J170]&amp;&quot; &quot;&amp;[$FORMAT.I170]" office:value-type="string" office:string-value=" s2.*8 " calcext:value-type="string">
            <text:p><text:s/>s2.*8 </text:p>
          </table:table-cell>
        </table:table-row>
        <table:table-row table:style-name="ro1">
          <table:table-cell table:formula="of:=[$FORMAT.J171]&amp;&quot; &quot;&amp;[$FORMAT.I17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2]&amp;&quot; &quot;&amp;[$FORMAT.I17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3]&amp;&quot; &quot;&amp;[$FORMAT.I17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4]&amp;&quot; &quot;&amp;[$FORMAT.I17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5]&amp;&quot; &quot;&amp;[$FORMAT.I17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6]&amp;&quot; &quot;&amp;[$FORMAT.I17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7]&amp;&quot; &quot;&amp;[$FORMAT.I17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8]&amp;&quot; &quot;&amp;[$FORMAT.I17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79]&amp;&quot; &quot;&amp;[$FORMAT.I17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0]&amp;&quot; &quot;&amp;[$FORMAT.I18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1]&amp;&quot; &quot;&amp;[$FORMAT.I18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2]&amp;&quot; &quot;&amp;[$FORMAT.I18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3]&amp;&quot; &quot;&amp;[$FORMAT.I18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4]&amp;&quot; &quot;&amp;[$FORMAT.I18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5]&amp;&quot; &quot;&amp;[$FORMAT.I18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6]&amp;&quot; &quot;&amp;[$FORMAT.I18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7]&amp;&quot; &quot;&amp;[$FORMAT.I18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8]&amp;&quot; &quot;&amp;[$FORMAT.I18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89]&amp;&quot; &quot;&amp;[$FORMAT.I18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0]&amp;&quot; &quot;&amp;[$FORMAT.I19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1]&amp;&quot; &quot;&amp;[$FORMAT.I19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2]&amp;&quot; &quot;&amp;[$FORMAT.I19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3]&amp;&quot; &quot;&amp;[$FORMAT.I19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4]&amp;&quot; &quot;&amp;[$FORMAT.I19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5]&amp;&quot; &quot;&amp;[$FORMAT.I19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6]&amp;&quot; &quot;&amp;[$FORMAT.I19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7]&amp;&quot; &quot;&amp;[$FORMAT.I19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8]&amp;&quot; &quot;&amp;[$FORMAT.I19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199]&amp;&quot; &quot;&amp;[$FORMAT.I19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00]&amp;&quot; &quot;&amp;[$FORMAT.I20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01]&amp;&quot; &quot;&amp;[$FORMAT.I201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table:formula="of:=[$FORMAT.I205]" office:value-type="string" office:string-value="formatViolaMvtIV = {" calcext:value-type="string">
            <text:p>formatViolaMvtIV = {</text:p>
          </table:table-cell>
        </table:table-row>
        <table:table-row table:style-name="ro1">
          <table:table-cell table:formula="of:=[$FORMAT.I206]" office:value-type="string" office:string-value="%\override Score.NonMusicalPaperColumn.line-break-permission = ##f" calcext:value-type="string">
            <text:p>%\override Score.NonMusicalPaperColumn.line-break-permission = ##f</text:p>
          </table:table-cell>
        </table:table-row>
        <table:table-row table:style-name="ro1">
          <table:table-cell table:formula="of:=[$FORMAT.I207]" office:value-type="string" office:string-value="%\override Score.NonMusicalPaperColumn.page-break-permission = ##f" calcext:value-type="string">
            <text:p>%\override Score.NonMusicalPaperColumn.page-break-permission = ##f</text:p>
          </table:table-cell>
        </table:table-row>
        <table:table-row table:style-name="ro1">
          <table:table-cell table:formula="of:=[$FORMAT.J208]&amp;&quot; &quot;&amp;[$FORMAT.I20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09]&amp;&quot; &quot;&amp;[$FORMAT.I20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10]&amp;&quot; &quot;&amp;[$FORMAT.I21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11]&amp;&quot; &quot;&amp;[$FORMAT.I21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12]&amp;&quot; &quot;&amp;[$FORMAT.I21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13]&amp;&quot; &quot;&amp;[$FORMAT.I21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14]&amp;&quot; &quot;&amp;[$FORMAT.I21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15]&amp;&quot; &quot;&amp;[$FORMAT.I21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16]&amp;&quot; &quot;&amp;[$FORMAT.I21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17]&amp;&quot; &quot;&amp;[$FORMAT.I21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18]&amp;&quot; &quot;&amp;[$FORMAT.I21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19]&amp;&quot; &quot;&amp;[$FORMAT.I21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20]&amp;&quot; &quot;&amp;[$FORMAT.I22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21]&amp;&quot; &quot;&amp;[$FORMAT.I22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22]&amp;&quot; &quot;&amp;[$FORMAT.I22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23]&amp;&quot; &quot;&amp;[$FORMAT.I22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24]&amp;&quot; &quot;&amp;[$FORMAT.I22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25]&amp;&quot; &quot;&amp;[$FORMAT.I22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26]&amp;&quot; &quot;&amp;[$FORMAT.I22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27]&amp;&quot; &quot;&amp;[$FORMAT.I22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28]&amp;&quot; &quot;&amp;[$FORMAT.I22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29]&amp;&quot; &quot;&amp;[$FORMAT.I22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30]&amp;&quot; &quot;&amp;[$FORMAT.I23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31]&amp;&quot; &quot;&amp;[$FORMAT.I23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32]&amp;&quot; &quot;&amp;[$FORMAT.I23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33]&amp;&quot; &quot;&amp;[$FORMAT.I23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34]&amp;&quot; &quot;&amp;[$FORMAT.I23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35]&amp;&quot; &quot;&amp;[$FORMAT.I23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36]&amp;&quot; &quot;&amp;[$FORMAT.I23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37]&amp;&quot; &quot;&amp;[$FORMAT.I23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38]&amp;&quot; &quot;&amp;[$FORMAT.I23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39]&amp;&quot; &quot;&amp;[$FORMAT.I23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40]&amp;&quot; &quot;&amp;[$FORMAT.I24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41]&amp;&quot; &quot;&amp;[$FORMAT.I24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42]&amp;&quot; &quot;&amp;[$FORMAT.I24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43]&amp;&quot; &quot;&amp;[$FORMAT.I24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44]&amp;&quot; &quot;&amp;[$FORMAT.I24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45]&amp;&quot; &quot;&amp;[$FORMAT.I24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46]&amp;&quot; &quot;&amp;[$FORMAT.I24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47]&amp;&quot; &quot;&amp;[$FORMAT.I24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48]&amp;&quot; &quot;&amp;[$FORMAT.I24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49]&amp;&quot; &quot;&amp;[$FORMAT.I24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0]&amp;&quot; &quot;&amp;[$FORMAT.I25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1]&amp;&quot; &quot;&amp;[$FORMAT.I25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2]&amp;&quot; &quot;&amp;[$FORMAT.I252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3]&amp;&quot; &quot;&amp;[$FORMAT.I253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4]&amp;&quot; &quot;&amp;[$FORMAT.I254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5]&amp;&quot; &quot;&amp;[$FORMAT.I255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6]&amp;&quot; &quot;&amp;[$FORMAT.I256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7]&amp;&quot; &quot;&amp;[$FORMAT.I257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8]&amp;&quot; &quot;&amp;[$FORMAT.I258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59]&amp;&quot; &quot;&amp;[$FORMAT.I259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0]&amp;&quot; &quot;&amp;[$FORMAT.I260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1]&amp;&quot; &quot;&amp;[$FORMAT.I261]" office:value-type="string" office:string-value=" " calcext:value-type="string">
            <text:p><text:s/></text:p>
          </table:table-cell>
        </table:table-row>
        <table:table-row table:style-name="ro1">
          <table:table-cell table:formula="of:=[$FORMAT.J262]&amp;&quot; &quot;&amp;[$FORMAT.I262]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table table:name="SAVE" table:style-name="ta1">
        <table:table-column table:style-name="co6" table:number-columns-repeated="2" table:default-cell-style-name="Default"/>
        <table:table-column table:style-name="co6" table:default-cell-style-name="ce27"/>
        <table:table-column table:style-name="co6" table:number-columns-repeated="2" table:default-cell-style-name="ce68"/>
        <table:table-column table:style-name="co6" table:default-cell-style-name="ce35"/>
        <table:table-column table:style-name="co6" table:default-cell-style-name="ce27"/>
        <table:table-column table:style-name="co6" table:number-columns-repeated="2" table:default-cell-style-name="ce71"/>
        <table:table-column table:style-name="co6" table:default-cell-style-name="ce35"/>
        <table:table-column table:style-name="co6" table:number-columns-repeated="128" table:default-cell-style-name="Default"/>
        <table:table-row table:style-name="ro1" table:number-rows-repeated="5">
          <table:table-cell table:number-columns-repeated="2"/>
          <table:table-cell table:style-name="Default" table:number-columns-repeated="8"/>
          <table:table-cell table:number-columns-repeated="128"/>
        </table:table-row>
        <table:table-row table:style-name="ro1">
          <table:table-cell table:number-columns-repeated="2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style-name="ce26" office:value-type="float" office:value="1" calcext:value-type="float">
            <text:p>1</text:p>
          </table:table-cell>
          <table:table-cell table:style-name="ce67" table:number-columns-repeated="2"/>
          <table:table-cell table:style-name="ce34"/>
          <table:table-cell table:number-columns-repeated="12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p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string" calcext:value-type="string">
            <text:p>b</text:p>
          </table:table-cell>
          <table:table-cell table:number-columns-repeated="130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p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4"/>
          <table:table-cell table:number-columns-repeated="128"/>
        </table:table-row>
      </table:table>
      <table:table table:name="Y-OFFSE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79"/>
        <table:table-column table:style-name="co1" table:default-cell-style-name="ce80"/>
        <table:table-column table:style-name="co1" table:default-cell-style-name="ce81"/>
        <table:table-column table:style-name="co1" table:default-cell-style-name="ce80"/>
        <table:table-column table:style-name="co1" table:default-cell-style-name="ce82"/>
        <table:table-row table:style-name="ro1" table:number-rows-repeated="5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formula="of:=AVERAGE([.C11:.C26])" office:value-type="float" office:value="4.37090909090909" calcext:value-type="float">
            <text:p>4.37090909090909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Extra-dist</text:p>
          </table:table-cell>
          <table:table-cell table:style-name="Default"/>
          <table:table-cell table:style-name="Default" office:value-type="string" calcext:value-type="string">
            <text:p>position</text:p>
          </table:table-cell>
          <table:table-cell table:style-name="Default" office:value-type="string" calcext:value-type="string">
            <text:p>offset cumulé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57" calcext:value-type="float">
            <text:p>2.57</text:p>
          </table:table-cell>
          <table:table-cell table:formula="of:=IF([.C11]=&quot;&quot;;&quot;&quot;;[.C11]-[.$C$6])" office:value-type="float" office:value="-1.80090909090909" calcext:value-type="float">
            <text:p>-1.80</text:p>
          </table:table-cell>
          <table:table-cell office:value-type="float" office:value="24" calcext:value-type="float">
            <text:p>24.00</text:p>
          </table:table-cell>
          <table:table-cell table:formula="of:=[.D11]" office:value-type="float" office:value="-1.80090909090909" calcext:value-type="float">
            <text:p>-1.80</text:p>
          </table:table-cell>
          <table:table-cell table:formula="of:=IF([.F11]=&quot;&quot;;&quot;&quot;;ROUND([.E11]-[.F11];2))" office:value-type="float" office:value="25.8" calcext:value-type="float">
            <text:p>25.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47" calcext:value-type="float">
            <text:p>4.47</text:p>
          </table:table-cell>
          <table:table-cell table:formula="of:=IF([.C12]=&quot;&quot;;&quot;&quot;;[.C12]-[.$C$6])" office:value-type="float" office:value="0.0990909090909087" calcext:value-type="float">
            <text:p>0.10</text:p>
          </table:table-cell>
          <table:table-cell office:value-type="float" office:value="36.5" calcext:value-type="float">
            <text:p>36.50</text:p>
          </table:table-cell>
          <table:table-cell table:formula="of:=IF(OR(ISERROR([.F11]);[.D12]=&quot;&quot;);&quot;&quot;;[.F11]+[.D12])" office:value-type="float" office:value="-1.70181818181818" calcext:value-type="float">
            <text:p>-1.70</text:p>
          </table:table-cell>
          <table:table-cell table:formula="of:=IF([.F12]=&quot;&quot;;&quot;&quot;;ROUND([.E12]-[.F12];2))" office:value-type="float" office:value="38.2" calcext:value-type="float">
            <text:p>38.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69" calcext:value-type="float">
            <text:p>4.69</text:p>
          </table:table-cell>
          <table:table-cell table:formula="of:=IF([.C13]=&quot;&quot;;&quot;&quot;;[.C13]-[.$C$6])" office:value-type="float" office:value="0.319090909090909" calcext:value-type="float">
            <text:p>0.32</text:p>
          </table:table-cell>
          <table:table-cell office:value-type="float" office:value="47.65" calcext:value-type="float">
            <text:p>47.65</text:p>
          </table:table-cell>
          <table:table-cell table:formula="of:=IF(OR(ISERROR([.F12]);[.D13]=&quot;&quot;);&quot;&quot;;[.F12]+[.D13])" office:value-type="float" office:value="-1.38272727272727" calcext:value-type="float">
            <text:p>-1.38</text:p>
          </table:table-cell>
          <table:table-cell table:formula="of:=IF([.F13]=&quot;&quot;;&quot;&quot;;ROUND([.E13]-[.F13];2))" office:value-type="float" office:value="49.03" calcext:value-type="float">
            <text:p>49.0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34" calcext:value-type="float">
            <text:p>4.34</text:p>
          </table:table-cell>
          <table:table-cell table:formula="of:=IF([.C14]=&quot;&quot;;&quot;&quot;;[.C14]-[.$C$6])" office:value-type="float" office:value="-0.0309090909090912" calcext:value-type="float">
            <text:p>-0.03</text:p>
          </table:table-cell>
          <table:table-cell office:value-type="float" office:value="61.5" calcext:value-type="float">
            <text:p>61.50</text:p>
          </table:table-cell>
          <table:table-cell table:formula="of:=IF(OR(ISERROR([.F13]);[.D14]=&quot;&quot;);&quot;&quot;;[.F13]+[.D14])" office:value-type="float" office:value="-1.41363636363636" calcext:value-type="float">
            <text:p>-1.41</text:p>
          </table:table-cell>
          <table:table-cell table:formula="of:=IF([.F14]=&quot;&quot;;&quot;&quot;;ROUND([.E14]-[.F14];2))" office:value-type="float" office:value="62.91" calcext:value-type="float">
            <text:p>62.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table:formula="of:=IF([.C15]=&quot;&quot;;&quot;&quot;;[.C15]-[.$C$6])" office:value-type="float" office:value="0.399090909090908" calcext:value-type="float">
            <text:p>0.40</text:p>
          </table:table-cell>
          <table:table-cell office:value-type="float" office:value="72.75" calcext:value-type="float">
            <text:p>72.75</text:p>
          </table:table-cell>
          <table:table-cell table:formula="of:=IF(OR(ISERROR([.F14]);[.D15]=&quot;&quot;);&quot;&quot;;[.F14]+[.D15])" office:value-type="float" office:value="-1.01454545454546" calcext:value-type="float">
            <text:p>-1.01</text:p>
          </table:table-cell>
          <table:table-cell table:formula="of:=IF([.F15]=&quot;&quot;;&quot;&quot;;ROUND([.E15]-[.F15];2))" office:value-type="float" office:value="73.76" calcext:value-type="float">
            <text:p>73.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0</text:p>
          </table:table-cell>
          <table:table-cell table:formula="of:=IF([.C16]=&quot;&quot;;&quot;&quot;;[.C16]-[.$C$6])" office:value-type="float" office:value="-0.970909090909091" calcext:value-type="float">
            <text:p>-0.97</text:p>
          </table:table-cell>
          <table:table-cell office:value-type="float" office:value="85.3" calcext:value-type="float">
            <text:p>85.30</text:p>
          </table:table-cell>
          <table:table-cell table:formula="of:=IF(OR(ISERROR([.F15]);[.D16]=&quot;&quot;);&quot;&quot;;[.F15]+[.D16])" office:value-type="float" office:value="-1.98545454545455" calcext:value-type="float">
            <text:p>-1.99</text:p>
          </table:table-cell>
          <table:table-cell table:formula="of:=IF([.F16]=&quot;&quot;;&quot;&quot;;ROUND([.E16]-[.F16];2))" office:value-type="float" office:value="87.29" calcext:value-type="float">
            <text:p>87.2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.13" calcext:value-type="float">
            <text:p>5.13</text:p>
          </table:table-cell>
          <table:table-cell table:formula="of:=IF([.C17]=&quot;&quot;;&quot;&quot;;[.C17]-[.$C$6])" office:value-type="float" office:value="0.759090909090909" calcext:value-type="float">
            <text:p>0.76</text:p>
          </table:table-cell>
          <table:table-cell office:value-type="float" office:value="98.8" calcext:value-type="float">
            <text:p>98.80</text:p>
          </table:table-cell>
          <table:table-cell table:formula="of:=IF(OR(ISERROR([.F16]);[.D17]=&quot;&quot;);&quot;&quot;;[.F16]+[.D17])" office:value-type="float" office:value="-1.22636363636364" calcext:value-type="float">
            <text:p>-1.23</text:p>
          </table:table-cell>
          <table:table-cell table:formula="of:=IF([.F17]=&quot;&quot;;&quot;&quot;;ROUND([.E17]-[.F17];2))" office:value-type="float" office:value="100.03" calcext:value-type="float">
            <text:p>100.0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16" calcext:value-type="float">
            <text:p>5.16</text:p>
          </table:table-cell>
          <table:table-cell table:formula="of:=IF([.C18]=&quot;&quot;;&quot;&quot;;[.C18]-[.$C$6])" office:value-type="float" office:value="0.789090909090909" calcext:value-type="float">
            <text:p>0.79</text:p>
          </table:table-cell>
          <table:table-cell office:value-type="float" office:value="110.4" calcext:value-type="float">
            <text:p>110.40</text:p>
          </table:table-cell>
          <table:table-cell table:formula="of:=IF(OR(ISERROR([.F17]);[.D18]=&quot;&quot;);&quot;&quot;;[.F17]+[.D18])" office:value-type="float" office:value="-0.437272727272729" calcext:value-type="float">
            <text:p>-0.44</text:p>
          </table:table-cell>
          <table:table-cell table:formula="of:=IF([.F18]=&quot;&quot;;&quot;&quot;;ROUND([.E18]-[.F18];2))" office:value-type="float" office:value="110.84" calcext:value-type="float">
            <text:p>110.8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0</text:p>
          </table:table-cell>
          <table:table-cell table:formula="of:=IF([.C19]=&quot;&quot;;&quot;&quot;;[.C19]-[.$C$6])" office:value-type="float" office:value="0.129090909090909" calcext:value-type="float">
            <text:p>0.13</text:p>
          </table:table-cell>
          <table:table-cell office:value-type="float" office:value="122.95" calcext:value-type="float">
            <text:p>122.95</text:p>
          </table:table-cell>
          <table:table-cell table:formula="of:=IF(OR(ISERROR([.F18]);[.D19]=&quot;&quot;);&quot;&quot;;[.F18]+[.D19])" office:value-type="float" office:value="-0.30818181818182" calcext:value-type="float">
            <text:p>-0.31</text:p>
          </table:table-cell>
          <table:table-cell table:formula="of:=IF([.F19]=&quot;&quot;;&quot;&quot;;ROUND([.E19]-[.F19];2))" office:value-type="float" office:value="123.26" calcext:value-type="float">
            <text:p>123.2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0</text:p>
          </table:table-cell>
          <table:table-cell table:formula="of:=IF([.C20]=&quot;&quot;;&quot;&quot;;[.C20]-[.$C$6])" office:value-type="float" office:value="0.229090909090909" calcext:value-type="float">
            <text:p>0.23</text:p>
          </table:table-cell>
          <table:table-cell office:value-type="float" office:value="135.5" calcext:value-type="float">
            <text:p>135.50</text:p>
          </table:table-cell>
          <table:table-cell table:formula="of:=IF(OR(ISERROR([.F19]);[.D20]=&quot;&quot;);&quot;&quot;;[.F19]+[.D20])" office:value-type="float" office:value="-0.0790909090909118" calcext:value-type="float">
            <text:p>-0.08</text:p>
          </table:table-cell>
          <table:table-cell table:formula="of:=IF([.F20]=&quot;&quot;;&quot;&quot;;ROUND([.E20]-[.F20];2))" office:value-type="float" office:value="135.58" calcext:value-type="float">
            <text:p>135.5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.45" calcext:value-type="float">
            <text:p>4.45</text:p>
          </table:table-cell>
          <table:table-cell table:formula="of:=IF([.C21]=&quot;&quot;;&quot;&quot;;[.C21]-[.$C$6])" office:value-type="float" office:value="0.0790909090909091" calcext:value-type="float">
            <text:p>0.08</text:p>
          </table:table-cell>
          <table:table-cell office:value-type="float" office:value="149.5" calcext:value-type="float">
            <text:p>149.50</text:p>
          </table:table-cell>
          <table:table-cell table:formula="of:=IF(OR(ISERROR([.F20]);[.D21]=&quot;&quot;);&quot;&quot;;[.F20]+[.D21])" office:value-type="float" office:value="-2.66453525910038E-015" calcext:value-type="float">
            <text:p>0.00</text:p>
          </table:table-cell>
          <table:table-cell table:formula="of:=IF([.F21]=&quot;&quot;;&quot;&quot;;ROUND([.E21]-[.F21];2))" office:value-type="float" office:value="149.5" calcext:value-type="float">
            <text:p>149.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formula="of:=IF([.C22]=&quot;&quot;;&quot;&quot;;[.C22]-[.$C$6])">
            <text:p/>
          </table:table-cell>
          <table:table-cell table:style-name="ce68"/>
          <table:table-cell table:style-name="ce1" table:formula="of:=IF(OR(ISERROR([.F21]);[.D22]=&quot;&quot;);&quot;&quot;;[.F21]+[.D22])">
            <text:p/>
          </table:table-cell>
          <table:table-cell table:formula="of:=IF([.F22]=&quot;&quot;;&quot;&quot;;ROUND([.E22]-[.F22];2))">
            <text:p/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formula="of:=IF([.C23]=&quot;&quot;;&quot;&quot;;[.C23]-[.$C$6])">
            <text:p/>
          </table:table-cell>
          <table:table-cell table:style-name="ce68"/>
          <table:table-cell table:style-name="ce1" table:formula="of:=IF(OR(ISERROR([.F22]);[.D23]=&quot;&quot;);&quot;&quot;;[.F22]+[.D23])">
            <text:p/>
          </table:table-cell>
          <table:table-cell table:formula="of:=IF([.F23]=&quot;&quot;;&quot;&quot;;ROUND([.E23]-[.F23];2))">
            <text:p/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formula="of:=IF([.C24]=&quot;&quot;;&quot;&quot;;[.C24]-[.$C$6])">
            <text:p/>
          </table:table-cell>
          <table:table-cell table:style-name="ce68"/>
          <table:table-cell table:style-name="ce1" table:formula="of:=IF(OR(ISERROR([.F23]);[.D24]=&quot;&quot;);&quot;&quot;;[.F23]+[.D24])">
            <text:p/>
          </table:table-cell>
          <table:table-cell table:formula="of:=IF([.F24]=&quot;&quot;;&quot;&quot;;ROUND([.E24]-[.F24];2))">
            <text:p/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formula="of:=IF([.C25]=&quot;&quot;;&quot;&quot;;[.C25]-[.$C$6])">
            <text:p/>
          </table:table-cell>
          <table:table-cell table:style-name="ce68"/>
          <table:table-cell table:style-name="ce1" table:formula="of:=IF(OR(ISERROR([.F24]);[.D25]=&quot;&quot;);&quot;&quot;;[.F24]+[.D25])">
            <text:p/>
          </table:table-cell>
          <table:table-cell table:formula="of:=IF([.F25]=&quot;&quot;;&quot;&quot;;ROUND([.E25]-[.F25];2))">
            <text:p/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formula="of:=IF([.C26]=&quot;&quot;;&quot;&quot;;[.C26]-[.$C$6])">
            <text:p/>
          </table:table-cell>
          <table:table-cell table:style-name="ce68"/>
          <table:table-cell table:style-name="ce1" table:formula="of:=IF(OR(ISERROR([.F25]);[.D26]=&quot;&quot;);&quot;&quot;;[.F25]+[.D26])">
            <text:p/>
          </table:table-cell>
          <table:table-cell table:formula="of:=IF([.F26]=&quot;&quot;;&quot;&quot;;ROUND([.E26]-[.F26];2)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2" number:min-decimal-places="2" number:min-integer-digits="0"/>
    </number:number-style>
    <number:number-style style:name="N134">
      <number:number number:decimal-places="6" number:min-decimal-places="6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7">
      <number:number number:decimal-places="16" number:min-decimal-places="16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number:currency-style style:name="N119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number-style style:name="N11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07:03:40.790981085</meta:creation-date>
    <dc:date>2022-07-15T21:04:50.705483980</dc:date>
    <meta:editing-duration>P2DT8H46M45S</meta:editing-duration>
    <meta:editing-cycles>163</meta:editing-cycles>
    <meta:generator>LibreOffice/7.3.4.2$Linux_X86_64 LibreOffice_project/30$Build-2</meta:generator>
    <meta:document-statistic meta:table-count="5" meta:cell-count="8268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01-Piatti/ToolPartFormatting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 *****  BASIC  *****

Sub BtnExport
' D'après https://forum.openoffice.org/fr/forum/viewtopic.php?p=351949#p351949
'
'Déclaration du tableau des résultats
Dim aResult() As Variant

'Feuille 1 (index = 0)
oDoc = ThisComponent
oFeuil = oDoc.Sheets(2)

'on récupère sous forme de tableau les cellules ayant un contenu (ici chaine ou valeur num ou date ou commentaire ou formule)
With com.sun.star.sheet.CellFlags
oCellsNonVides = oFeuil.queryContentCells(.STRING + .VALUE + .DATETIME + .ANNOTATION + .FORMULA)
End With

'on redimensionne le tableau des résultats à la dimension voulue
ReDim Preserve aResult(UBound(oCellsNonVides.Data))



'on crée une énumération des éléments du tableau
FeuilleExport = oCellsNonVides.createEnumeration

'on récupère tous les éléments pour les mémoriser dans le tableau des résultats 
	
While FeuilleExport.hasMoreElements()
  LaLigne = FeuilleExport.nextElement()
  for i = 0 to UBound(LaLigne.DataArray)
  	aResult(t) = LaLigne.DataArray(i)
  	t=t+1
  next i
Wend


'récupère le dossier où le fichier Fruits est enregistré 
 sURLFolder= replace(ThisComponent.url,ThisComponent.title,"")
'enregistre le fichier texte dans le même dossier où le fichier Fruits est enregistré (modifier "nom" dans la ligne de
'code du bas) par ce que vous voulez

   sFileName = sURLFolder &amp; "/00-Common/AmericanQuartet_Format_temp.ily"
   
'Ouvre ce fichier texte pour ensuite coller les informations
   n = FreeFile()
   Open sFileName For Output As #n
   
'Ecris les données dans une seule colonne
   For i = 0 To UBound(aResult)
   Print #n, aResult(i)(0)

   Next
'Ferme le fichier texte
   Close #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